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Sans Serif" svg:font-family="'Microsoft Sans Serif'"/>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officeooo:rsid="00300ba6" officeooo:paragraph-rsid="00300ba6" style:font-size-asian="1pt" style:font-size-complex="1pt"/>
    </style:style>
    <style:style style:name="P3" style:family="paragraph" style:parent-style-name="Základný_20_text_20__28_2_29_" style:master-page-name="">
      <style:paragraph-properties fo:margin-left="0in" fo:margin-right="0in" fo:line-height="150%" fo:text-align="start" style:justify-single-word="false" fo:text-indent="0in" style:auto-text-indent="false" style:page-number="auto"/>
    </style:style>
    <style:style style:name="P4" style:family="paragraph" style:parent-style-name="Základný_20_text_20__28_3_29_" style:master-page-name="">
      <style:paragraph-properties fo:margin-left="0in" fo:margin-right="0in" fo:line-height="150%" fo:text-align="start" style:justify-single-word="false" fo:text-indent="0in" style:auto-text-indent="false" style:page-number="auto"/>
    </style:style>
    <style:style style:name="P5" style:family="paragraph" style:parent-style-name="Základný_20_text" style:master-page-name="">
      <style:paragraph-properties fo:margin-left="0in" fo:margin-right="0in" fo:line-height="150%" fo:text-align="start" style:justify-single-word="false" fo:text-indent="0in" style:auto-text-indent="false" style:page-number="auto"/>
    </style:style>
    <style:style style:name="P6" style:family="paragraph" style:parent-style-name="Hlavička_20_alebo_20_päta" style:master-page-name="">
      <style:paragraph-properties fo:margin-left="0in" fo:margin-right="0in" fo:line-height="150%" fo:text-align="start" style:justify-single-word="false" fo:text-indent="0in" style:auto-text-indent="false" style:page-number="auto"/>
    </style:style>
    <style:style style:name="P7" style:family="paragraph" style:parent-style-name="Základný_20_text_20__28_2_29_">
      <style:paragraph-properties fo:margin-left="0in" fo:margin-right="0in" fo:line-height="150%" fo:text-align="start" style:justify-single-word="false" fo:text-indent="0in" style:auto-text-indent="false"/>
    </style:style>
    <style:style style:name="P8" style:family="paragraph" style:parent-style-name="Základný_20_text">
      <style:paragraph-properties fo:margin-left="0in" fo:margin-right="0in" fo:line-height="150%" fo:text-align="start" style:justify-single-word="false" fo:text-indent="0in" style:auto-text-indent="false"/>
    </style:style>
    <style:style style:name="P9" style:family="paragraph" style:parent-style-name="Základný_20_text_20__28_2_29_" style:master-page-name="">
      <style:paragraph-properties fo:margin-left="0in" fo:margin-right="0in" fo:line-height="150%" fo:text-align="start" style:justify-single-word="false" fo:text-indent="0in" style:auto-text-indent="false" style:page-number="auto"/>
      <style:text-properties officeooo:paragraph-rsid="0027f536"/>
    </style:style>
    <style:style style:name="P10" style:family="paragraph" style:parent-style-name="Základný_20_text_20__28_2_29_">
      <style:paragraph-properties fo:margin-left="0in" fo:margin-right="0in" fo:line-height="150%" fo:text-align="start" style:justify-single-word="false" fo:text-indent="0in" style:auto-text-indent="false"/>
      <style:text-properties officeooo:paragraph-rsid="0027f536"/>
    </style:style>
    <style:style style:name="P1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27f536"/>
    </style:style>
    <style:style style:name="P12"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1dcb07"/>
    </style:style>
    <style:style style:name="P13" style:family="paragraph" style:parent-style-name="Základný_20_text">
      <style:paragraph-properties fo:margin-left="0in" fo:margin-right="0in" fo:line-height="150%" fo:text-align="start" style:justify-single-word="false" fo:text-indent="0in" style:auto-text-indent="false"/>
      <style:text-properties officeooo:paragraph-rsid="001dcb07"/>
    </style:style>
    <style:style style:name="P14"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1ee9aa"/>
    </style:style>
    <style:style style:name="P15"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1ee9aa"/>
    </style:style>
    <style:style style:name="P16"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30f3ee"/>
    </style:style>
    <style:style style:name="P17" style:family="paragraph" style:parent-style-name="Základný_20_text">
      <style:paragraph-properties fo:margin-left="0in" fo:margin-right="0in" fo:line-height="150%" fo:text-align="start" style:justify-single-word="false" fo:text-indent="0in" style:auto-text-indent="false"/>
      <style:text-properties officeooo:paragraph-rsid="0030f3ee"/>
    </style:style>
    <style:style style:name="P18"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0f3ee"/>
    </style:style>
    <style:style style:name="P19"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40910b"/>
    </style:style>
    <style:style style:name="P20" style:family="paragraph" style:parent-style-name="Základný_20_text">
      <style:paragraph-properties fo:margin-left="0in" fo:margin-right="0in" fo:line-height="150%" fo:text-align="start" style:justify-single-word="false" fo:text-indent="0in" style:auto-text-indent="false"/>
      <style:text-properties officeooo:paragraph-rsid="0040910b"/>
    </style:style>
    <style:style style:name="P2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0910b"/>
    </style:style>
    <style:style style:name="P22"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45e446"/>
    </style:style>
    <style:style style:name="P23"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5e446"/>
    </style:style>
    <style:style style:name="P24" style:family="paragraph" style:parent-style-name="Základný_20_text">
      <style:paragraph-properties fo:margin-left="0in" fo:margin-right="0in" fo:line-height="150%" fo:text-align="start" style:justify-single-word="false" fo:text-indent="0.25in" style:auto-text-indent="false"/>
      <style:text-properties officeooo:paragraph-rsid="0045e446"/>
    </style:style>
    <style:style style:name="P25" style:family="paragraph" style:parent-style-name="Základný_20_text_20__28_2_29_" style:master-page-name="">
      <style:paragraph-properties fo:margin-left="0in" fo:margin-right="0in" fo:line-height="150%" fo:text-align="start" style:justify-single-word="false" fo:text-indent="0.25in" style:auto-text-indent="false" style:page-number="auto"/>
    </style:style>
    <style:style style:name="P26" style:family="paragraph" style:parent-style-name="Základný_20_text" style:master-page-name="">
      <style:paragraph-properties fo:margin-left="0in" fo:margin-right="0in" fo:line-height="150%" fo:text-align="start" style:justify-single-word="false" fo:text-indent="0.25in" style:auto-text-indent="false" style:page-number="auto"/>
    </style:style>
    <style:style style:name="P27" style:family="paragraph" style:parent-style-name="Základný_20_text">
      <style:paragraph-properties fo:margin-left="0in" fo:margin-right="0in" fo:line-height="150%" fo:text-align="start" style:justify-single-word="false" fo:text-indent="0.25in" style:auto-text-indent="false"/>
    </style:style>
    <style:style style:name="P28"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1dfe30"/>
    </style:style>
    <style:style style:name="P29"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23205f"/>
    </style:style>
    <style:style style:name="P30"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2ea349"/>
    </style:style>
    <style:style style:name="P3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75e7a"/>
    </style:style>
    <style:style style:name="P32"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84963"/>
    </style:style>
    <style:style style:name="P33"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a06cb"/>
    </style:style>
    <style:style style:name="P34"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c3012"/>
    </style:style>
    <style:style style:name="P35" style:family="paragraph" style:parent-style-name="Základný_20_text">
      <style:paragraph-properties fo:margin-left="0in" fo:margin-right="0in" fo:line-height="150%" fo:text-align="start" style:justify-single-word="false" fo:text-indent="0.25in" style:auto-text-indent="false"/>
      <style:text-properties officeooo:paragraph-rsid="003c3012"/>
    </style:style>
    <style:style style:name="P36"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2666d"/>
    </style:style>
    <style:style style:name="P37"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388ff"/>
    </style:style>
    <style:style style:name="P38"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6d3f7"/>
    </style:style>
    <style:style style:name="P39"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b7125"/>
    </style:style>
    <style:style style:name="P40" style:family="paragraph" style:parent-style-name="Základný_20_text_20__28_2_29_" style:master-page-name="">
      <style:paragraph-properties fo:margin-left="0in" fo:margin-right="0in" fo:line-height="150%" fo:text-align="start" style:justify-single-word="false" fo:text-indent="0.25in" style:auto-text-indent="false" style:page-number="auto"/>
      <style:text-properties officeooo:paragraph-rsid="00510835"/>
    </style:style>
    <style:style style:name="P4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510835"/>
    </style:style>
    <style:style style:name="P42"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de839"/>
    </style:style>
    <style:style style:name="P43"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51d854"/>
    </style:style>
    <style:style style:name="P44"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53376f"/>
    </style:style>
    <style:style style:name="P45"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541f75"/>
    </style:style>
    <style:style style:name="P46" style:family="paragraph" style:parent-style-name="Title" style:master-page-name="PageStyle0">
      <style:paragraph-properties style:page-number="auto"/>
    </style:style>
    <style:style style:name="T1" style:family="text">
      <style:text-properties fo:color="#000000" loext:opacity="100%" style:font-name="Arial1" fo:font-size="14pt" fo:background-color="#80ffff" loext:char-shading-value="0" style:font-size-asian="14pt" style:font-size-complex="14pt"/>
    </style:style>
    <style:style style:name="T2" style:family="text">
      <style:text-properties fo:color="#000000" loext:opacity="100%" style:font-name="Arial1" fo:font-size="14pt" officeooo:rsid="001dcb07" fo:background-color="#80ffff" loext:char-shading-value="0" style:font-size-asian="14pt" style:font-size-complex="14pt"/>
    </style:style>
    <style:style style:name="T3" style:family="text">
      <style:text-properties fo:color="#000000" loext:opacity="100%" style:font-name="Arial1" fo:font-size="14pt" officeooo:rsid="001dfe30" fo:background-color="#80ffff" loext:char-shading-value="0" style:font-size-asian="14pt" style:font-size-complex="14pt"/>
    </style:style>
    <style:style style:name="T4" style:family="text">
      <style:text-properties fo:color="#000000" loext:opacity="100%" style:font-name="Arial1" fo:font-size="14pt" officeooo:rsid="001ee9aa" fo:background-color="#80ffff" loext:char-shading-value="0" style:font-size-asian="14pt" style:font-size-complex="14pt"/>
    </style:style>
    <style:style style:name="T5" style:family="text">
      <style:text-properties fo:color="#000000" loext:opacity="100%" style:font-name="Arial1" fo:font-size="14pt" officeooo:rsid="0023205f" fo:background-color="#80ffff" loext:char-shading-value="0" style:font-size-asian="14pt" style:font-size-complex="14pt"/>
    </style:style>
    <style:style style:name="T6" style:family="text">
      <style:text-properties fo:color="#000000" loext:opacity="100%" style:font-name="Arial1" fo:font-size="14pt" officeooo:rsid="0024192a" fo:background-color="#80ffff" loext:char-shading-value="0" style:font-size-asian="14pt" style:font-size-complex="14pt"/>
    </style:style>
    <style:style style:name="T7" style:family="text">
      <style:text-properties fo:color="#000000" loext:opacity="100%" style:font-name="Arial1" fo:font-size="14pt" officeooo:rsid="002528a7" fo:background-color="#80ffff" loext:char-shading-value="0" style:font-size-asian="14pt" style:font-size-complex="14pt"/>
    </style:style>
    <style:style style:name="T8" style:family="text">
      <style:text-properties fo:color="#000000" loext:opacity="100%" style:font-name="Arial1" fo:font-size="14pt" officeooo:rsid="0027f536" fo:background-color="#80ffff" loext:char-shading-value="0" style:font-size-asian="14pt" style:font-size-complex="14pt"/>
    </style:style>
    <style:style style:name="T9" style:family="text">
      <style:text-properties fo:color="#000000" loext:opacity="100%" style:font-name="Arial1" fo:font-size="14pt" officeooo:rsid="002ea349" fo:background-color="#80ffff" loext:char-shading-value="0" style:font-size-asian="14pt" style:font-size-complex="14pt"/>
    </style:style>
    <style:style style:name="T10" style:family="text">
      <style:text-properties fo:color="#000000" loext:opacity="100%" style:font-name="Arial1" fo:font-size="14pt" officeooo:rsid="00300ba6" fo:background-color="#80ffff" loext:char-shading-value="0" style:font-size-asian="14pt" style:font-size-complex="14pt"/>
    </style:style>
    <style:style style:name="T11" style:family="text">
      <style:text-properties fo:color="#000000" loext:opacity="100%" style:font-name="Arial1" fo:font-size="14pt" officeooo:rsid="0030f3ee" fo:background-color="#80ffff" loext:char-shading-value="0" style:font-size-asian="14pt" style:font-size-complex="14pt"/>
    </style:style>
    <style:style style:name="T12" style:family="text">
      <style:text-properties fo:color="#000000" loext:opacity="100%" style:font-name="Arial1" fo:font-size="14pt" officeooo:rsid="0032b4eb" fo:background-color="#80ffff" loext:char-shading-value="0" style:font-size-asian="14pt" style:font-size-complex="14pt"/>
    </style:style>
    <style:style style:name="T13" style:family="text">
      <style:text-properties fo:color="#000000" loext:opacity="100%" style:font-name="Arial1" fo:font-size="14pt" officeooo:rsid="00375e7a" fo:background-color="#80ffff" loext:char-shading-value="0" style:font-size-asian="14pt" style:font-size-complex="14pt"/>
    </style:style>
    <style:style style:name="T14" style:family="text">
      <style:text-properties fo:color="#000000" loext:opacity="100%" style:font-name="Arial1" fo:font-size="14pt" officeooo:rsid="00384963" fo:background-color="#80ffff" loext:char-shading-value="0" style:font-size-asian="14pt" style:font-size-complex="14pt"/>
    </style:style>
    <style:style style:name="T15" style:family="text">
      <style:text-properties fo:color="#000000" loext:opacity="100%" style:font-name="Arial1" fo:font-size="14pt" officeooo:rsid="0038fbe3" fo:background-color="#80ffff" loext:char-shading-value="0" style:font-size-asian="14pt" style:font-size-complex="14pt"/>
    </style:style>
    <style:style style:name="T16" style:family="text">
      <style:text-properties fo:color="#000000" loext:opacity="100%" style:font-name="Arial1" fo:font-size="14pt" officeooo:rsid="003934bd" fo:background-color="#80ffff" loext:char-shading-value="0" style:font-size-asian="14pt" style:font-size-complex="14pt"/>
    </style:style>
    <style:style style:name="T17" style:family="text">
      <style:text-properties fo:color="#000000" loext:opacity="100%" style:font-name="Arial1" fo:font-size="14pt" officeooo:rsid="003a06cb" fo:background-color="#80ffff" loext:char-shading-value="0" style:font-size-asian="14pt" style:font-size-complex="14pt"/>
    </style:style>
    <style:style style:name="T18" style:family="text">
      <style:text-properties fo:color="#000000" loext:opacity="100%" style:font-name="Arial1" fo:font-size="14pt" officeooo:rsid="003b2720" fo:background-color="#80ffff" loext:char-shading-value="0" style:font-size-asian="14pt" style:font-size-complex="14pt"/>
    </style:style>
    <style:style style:name="T19" style:family="text">
      <style:text-properties fo:color="#000000" loext:opacity="100%" style:font-name="Arial1" fo:font-size="14pt" officeooo:rsid="003c3012" fo:background-color="#80ffff" loext:char-shading-value="0" style:font-size-asian="14pt" style:font-size-complex="14pt"/>
    </style:style>
    <style:style style:name="T20" style:family="text">
      <style:text-properties fo:color="#000000" loext:opacity="100%" style:font-name="Arial1" fo:font-size="14pt" officeooo:rsid="0040910b" fo:background-color="#80ffff" loext:char-shading-value="0" style:font-size-asian="14pt" style:font-size-complex="14pt"/>
    </style:style>
    <style:style style:name="T21" style:family="text">
      <style:text-properties fo:color="#000000" loext:opacity="100%" style:font-name="Arial1" fo:font-size="14pt" officeooo:rsid="0042666d" fo:background-color="#80ffff" loext:char-shading-value="0" style:font-size-asian="14pt" style:font-size-complex="14pt"/>
    </style:style>
    <style:style style:name="T22" style:family="text">
      <style:text-properties fo:color="#000000" loext:opacity="100%" style:font-name="Arial1" fo:font-size="14pt" officeooo:rsid="0042acc7" fo:background-color="#80ffff" loext:char-shading-value="0" style:font-size-asian="14pt" style:font-size-complex="14pt"/>
    </style:style>
    <style:style style:name="T23" style:family="text">
      <style:text-properties fo:color="#000000" loext:opacity="100%" style:font-name="Arial1" fo:font-size="14pt" officeooo:rsid="004388ff" fo:background-color="#80ffff" loext:char-shading-value="0" style:font-size-asian="14pt" style:font-size-complex="14pt"/>
    </style:style>
    <style:style style:name="T24" style:family="text">
      <style:text-properties fo:color="#000000" loext:opacity="100%" style:font-name="Arial1" fo:font-size="14pt" officeooo:rsid="0043f1d0" fo:background-color="#80ffff" loext:char-shading-value="0" style:font-size-asian="14pt" style:font-size-complex="14pt"/>
    </style:style>
    <style:style style:name="T25" style:family="text">
      <style:text-properties fo:color="#000000" loext:opacity="100%" style:font-name="Arial1" fo:font-size="14pt" officeooo:rsid="0045e446" fo:background-color="#80ffff" loext:char-shading-value="0" style:font-size-asian="14pt" style:font-size-complex="14pt"/>
    </style:style>
    <style:style style:name="T26" style:family="text">
      <style:text-properties fo:color="#000000" loext:opacity="100%" style:font-name="Arial1" fo:font-size="14pt" officeooo:rsid="0046d3f7" fo:background-color="#80ffff" loext:char-shading-value="0" style:font-size-asian="14pt" style:font-size-complex="14pt"/>
    </style:style>
    <style:style style:name="T27" style:family="text">
      <style:text-properties fo:color="#000000" loext:opacity="100%" style:font-name="Arial1" fo:font-size="14pt" officeooo:rsid="00484269" fo:background-color="#80ffff" loext:char-shading-value="0" style:font-size-asian="14pt" style:font-size-complex="14pt"/>
    </style:style>
    <style:style style:name="T28" style:family="text">
      <style:text-properties fo:color="#000000" loext:opacity="100%" style:font-name="Arial1" fo:font-size="14pt" officeooo:rsid="0048c177" fo:background-color="#80ffff" loext:char-shading-value="0" style:font-size-asian="14pt" style:font-size-complex="14pt"/>
    </style:style>
    <style:style style:name="T29" style:family="text">
      <style:text-properties fo:color="#000000" loext:opacity="100%" style:font-name="Arial1" fo:font-size="14pt" officeooo:rsid="00493bf4" fo:background-color="#80ffff" loext:char-shading-value="0" style:font-size-asian="14pt" style:font-size-complex="14pt"/>
    </style:style>
    <style:style style:name="T30" style:family="text">
      <style:text-properties fo:color="#000000" loext:opacity="100%" style:font-name="Arial1" fo:font-size="14pt" officeooo:rsid="004b7125" fo:background-color="#80ffff" loext:char-shading-value="0" style:font-size-asian="14pt" style:font-size-complex="14pt"/>
    </style:style>
    <style:style style:name="T31" style:family="text">
      <style:text-properties fo:color="#000000" loext:opacity="100%" style:font-name="Arial1" fo:font-size="14pt" officeooo:rsid="004de839" fo:background-color="#80ffff" loext:char-shading-value="0" style:font-size-asian="14pt" style:font-size-complex="14pt"/>
    </style:style>
    <style:style style:name="T32" style:family="text">
      <style:text-properties fo:color="#000000" loext:opacity="100%" style:font-name="Arial1" fo:font-size="14pt" officeooo:rsid="004f7011" fo:background-color="#80ffff" loext:char-shading-value="0" style:font-size-asian="14pt" style:font-size-complex="14pt"/>
    </style:style>
    <style:style style:name="T33" style:family="text">
      <style:text-properties fo:color="#000000" loext:opacity="100%" style:font-name="Arial1" fo:font-size="14pt" officeooo:rsid="00510835" fo:background-color="#80ffff" loext:char-shading-value="0" style:font-size-asian="14pt" style:font-size-complex="14pt"/>
    </style:style>
    <style:style style:name="T34" style:family="text">
      <style:text-properties fo:color="#000000" loext:opacity="100%" style:font-name="Arial1" fo:font-size="14pt" officeooo:rsid="0051d854" fo:background-color="#80ffff" loext:char-shading-value="0" style:font-size-asian="14pt" style:font-size-complex="14pt"/>
    </style:style>
    <style:style style:name="T35" style:family="text">
      <style:text-properties fo:color="#000000" loext:opacity="100%" style:font-name="Arial1" fo:font-size="14pt" officeooo:rsid="0053376f" fo:background-color="#80ffff" loext:char-shading-value="0" style:font-size-asian="14pt" style:font-size-complex="14pt"/>
    </style:style>
    <style:style style:name="T36" style:family="text">
      <style:text-properties fo:color="#000000" loext:opacity="100%" style:font-name="Arial1" fo:font-size="14pt" officeooo:rsid="00541647" fo:background-color="#80ffff" loext:char-shading-value="0" style:font-size-asian="14pt" style:font-size-complex="14pt"/>
    </style:style>
    <style:style style:name="T37" style:family="text">
      <style:text-properties fo:color="#000000" loext:opacity="100%" style:font-name="Arial1" fo:font-size="14pt" officeooo:rsid="00541f75" fo:background-color="#80ffff" loext:char-shading-value="0" style:font-size-asian="14pt" style:font-size-complex="14pt"/>
    </style:style>
    <style:style style:name="T38" style:family="text">
      <style:text-properties fo:color="#000000" loext:opacity="100%" style:font-name="Arial1" fo:font-size="14pt" officeooo:rsid="005553f4" fo:background-color="#80ffff" loext:char-shading-value="0" style:font-size-asian="14pt" style:font-size-complex="14pt"/>
    </style:style>
    <style:style style:name="T39" style:family="text">
      <style:text-properties fo:color="#000000" loext:opacity="100%" style:font-name="Arial1" fo:font-size="14pt" fo:font-weight="normal" fo:background-color="#80ffff" loext:char-shading-value="0" style:font-size-asian="14pt" style:font-weight-asian="normal" style:font-size-complex="14pt" style:font-weight-complex="normal"/>
    </style:style>
    <style:style style:name="T40" style:family="text">
      <style:text-properties fo:color="#000000" loext:opacity="100%" style:font-name="Arial" fo:font-size="14pt" officeooo:rsid="0029e062" fo:background-color="#80ffff" loext:char-shading-value="0" style:font-name-asian="Microsoft Sans Serif" style:font-size-asian="14pt" style:font-name-complex="Microsoft Sans Serif" style:font-size-complex="14pt"/>
    </style:style>
    <style:style style:name="T41" style:family="text">
      <style:text-properties fo:color="#000000" loext:opacity="100%" style:font-name="Arial" fo:font-size="14pt" officeooo:rsid="004f7011" fo:background-color="#80ffff" loext:char-shading-value="0" style:font-name-asian="Arial" style:font-size-asian="14pt" style:font-name-complex="Arial" style:font-size-complex="14pt"/>
    </style:style>
    <style:style style:name="T42" style:family="text">
      <style:text-properties style:font-name="Arial1" fo:font-size="14pt" style:font-size-asian="14pt" style:font-size-complex="14pt"/>
    </style:style>
    <style:style style:name="T43" style:family="text">
      <style:text-properties style:font-name="Arial1" fo:font-size="14pt" officeooo:rsid="001dcb07" style:font-size-asian="14pt" style:font-size-complex="14pt"/>
    </style:style>
    <style:style style:name="T44" style:family="text">
      <style:text-properties style:font-name="Arial1" fo:font-size="14pt" officeooo:rsid="001dfe30" style:font-size-asian="14pt" style:font-size-complex="14pt"/>
    </style:style>
    <style:style style:name="T45" style:family="text">
      <style:text-properties style:font-name="Arial1" fo:font-size="14pt" officeooo:rsid="001ee9aa" style:font-size-asian="14pt" style:font-size-complex="14pt"/>
    </style:style>
    <style:style style:name="T46" style:family="text">
      <style:text-properties style:font-name="Arial1" fo:font-size="14pt" officeooo:rsid="0023205f" style:font-size-asian="14pt" style:font-size-complex="14pt"/>
    </style:style>
    <style:style style:name="T47" style:family="text">
      <style:text-properties style:font-name="Arial1" fo:font-size="14pt" officeooo:rsid="0024192a" style:font-size-asian="14pt" style:font-size-complex="14pt"/>
    </style:style>
    <style:style style:name="T48" style:family="text">
      <style:text-properties style:font-name="Arial1" fo:font-size="14pt" officeooo:rsid="002528a7" style:font-size-asian="14pt" style:font-size-complex="14pt"/>
    </style:style>
    <style:style style:name="T49" style:family="text">
      <style:text-properties style:font-name="Arial1" fo:font-size="14pt" officeooo:rsid="0027f536" style:font-size-asian="14pt" style:font-size-complex="14pt"/>
    </style:style>
    <style:style style:name="T50" style:family="text">
      <style:text-properties style:font-name="Arial1" fo:font-size="14pt" officeooo:rsid="002ea349" style:font-size-asian="14pt" style:font-size-complex="14pt"/>
    </style:style>
    <style:style style:name="T51" style:family="text">
      <style:text-properties style:font-name="Arial1" fo:font-size="14pt" officeooo:rsid="00300ba6" style:font-size-asian="14pt" style:font-size-complex="14pt"/>
    </style:style>
    <style:style style:name="T52" style:family="text">
      <style:text-properties style:font-name="Arial1" fo:font-size="14pt" officeooo:rsid="0030f3ee" style:font-size-asian="14pt" style:font-size-complex="14pt"/>
    </style:style>
    <style:style style:name="T53" style:family="text">
      <style:text-properties style:font-name="Arial1" fo:font-size="14pt" officeooo:rsid="0032b4eb" style:font-size-asian="14pt" style:font-size-complex="14pt"/>
    </style:style>
    <style:style style:name="T54" style:family="text">
      <style:text-properties style:font-name="Arial1" fo:font-size="14pt" officeooo:rsid="00375e7a" style:font-size-asian="14pt" style:font-size-complex="14pt"/>
    </style:style>
    <style:style style:name="T55" style:family="text">
      <style:text-properties style:font-name="Arial1" fo:font-size="14pt" officeooo:rsid="00384963" style:font-size-asian="14pt" style:font-size-complex="14pt"/>
    </style:style>
    <style:style style:name="T56" style:family="text">
      <style:text-properties style:font-name="Arial1" fo:font-size="14pt" officeooo:rsid="0038fbe3" style:font-size-asian="14pt" style:font-size-complex="14pt"/>
    </style:style>
    <style:style style:name="T57" style:family="text">
      <style:text-properties style:font-name="Arial1" fo:font-size="14pt" officeooo:rsid="003934bd" style:font-size-asian="14pt" style:font-size-complex="14pt"/>
    </style:style>
    <style:style style:name="T58" style:family="text">
      <style:text-properties style:font-name="Arial1" fo:font-size="14pt" officeooo:rsid="003a06cb" style:font-size-asian="14pt" style:font-size-complex="14pt"/>
    </style:style>
    <style:style style:name="T59" style:family="text">
      <style:text-properties style:font-name="Arial1" fo:font-size="14pt" officeooo:rsid="003b2720" style:font-size-asian="14pt" style:font-size-complex="14pt"/>
    </style:style>
    <style:style style:name="T60" style:family="text">
      <style:text-properties style:font-name="Arial1" fo:font-size="14pt" officeooo:rsid="003c3012" style:font-size-asian="14pt" style:font-size-complex="14pt"/>
    </style:style>
    <style:style style:name="T61" style:family="text">
      <style:text-properties style:font-name="Arial1" fo:font-size="14pt" officeooo:rsid="003d6d21" style:font-size-asian="14pt" style:font-size-complex="14pt"/>
    </style:style>
    <style:style style:name="T62" style:family="text">
      <style:text-properties style:font-name="Arial1" fo:font-size="14pt" officeooo:rsid="0040910b" style:font-size-asian="14pt" style:font-size-complex="14pt"/>
    </style:style>
    <style:style style:name="T63" style:family="text">
      <style:text-properties style:font-name="Arial1" fo:font-size="14pt" officeooo:rsid="0042666d" style:font-size-asian="14pt" style:font-size-complex="14pt"/>
    </style:style>
    <style:style style:name="T64" style:family="text">
      <style:text-properties style:font-name="Arial1" fo:font-size="14pt" officeooo:rsid="0042acc7" style:font-size-asian="14pt" style:font-size-complex="14pt"/>
    </style:style>
    <style:style style:name="T65" style:family="text">
      <style:text-properties style:font-name="Arial1" fo:font-size="14pt" officeooo:rsid="004388ff" style:font-size-asian="14pt" style:font-size-complex="14pt"/>
    </style:style>
    <style:style style:name="T66" style:family="text">
      <style:text-properties style:font-name="Arial1" fo:font-size="14pt" officeooo:rsid="0043f1d0" style:font-size-asian="14pt" style:font-size-complex="14pt"/>
    </style:style>
    <style:style style:name="T67" style:family="text">
      <style:text-properties style:font-name="Arial1" fo:font-size="14pt" officeooo:rsid="0045e446" style:font-size-asian="14pt" style:font-size-complex="14pt"/>
    </style:style>
    <style:style style:name="T68" style:family="text">
      <style:text-properties style:font-name="Arial1" fo:font-size="14pt" officeooo:rsid="0046d3f7" style:font-size-asian="14pt" style:font-size-complex="14pt"/>
    </style:style>
    <style:style style:name="T69" style:family="text">
      <style:text-properties style:font-name="Arial1" fo:font-size="14pt" officeooo:rsid="00484269" style:font-size-asian="14pt" style:font-size-complex="14pt"/>
    </style:style>
    <style:style style:name="T70" style:family="text">
      <style:text-properties style:font-name="Arial1" fo:font-size="14pt" officeooo:rsid="0048c177" style:font-size-asian="14pt" style:font-size-complex="14pt"/>
    </style:style>
    <style:style style:name="T71" style:family="text">
      <style:text-properties style:font-name="Arial1" fo:font-size="14pt" officeooo:rsid="00493bf4" style:font-size-asian="14pt" style:font-size-complex="14pt"/>
    </style:style>
    <style:style style:name="T72" style:family="text">
      <style:text-properties style:font-name="Arial1" fo:font-size="14pt" officeooo:rsid="004b7125" style:font-size-asian="14pt" style:font-size-complex="14pt"/>
    </style:style>
    <style:style style:name="T73" style:family="text">
      <style:text-properties style:font-name="Arial1" fo:font-size="14pt" officeooo:rsid="004de839" style:font-size-asian="14pt" style:font-size-complex="14pt"/>
    </style:style>
    <style:style style:name="T74" style:family="text">
      <style:text-properties style:font-name="Arial1" fo:font-size="14pt" officeooo:rsid="004f7011" style:font-size-asian="14pt" style:font-size-complex="14pt"/>
    </style:style>
    <style:style style:name="T75" style:family="text">
      <style:text-properties style:font-name="Arial1" fo:font-size="14pt" officeooo:rsid="00510835" style:font-size-asian="14pt" style:font-size-complex="14pt"/>
    </style:style>
    <style:style style:name="T76" style:family="text">
      <style:text-properties style:font-name="Arial1" fo:font-size="14pt" officeooo:rsid="0051d854" style:font-size-asian="14pt" style:font-size-complex="14pt"/>
    </style:style>
    <style:style style:name="T77" style:family="text">
      <style:text-properties style:font-name="Arial1" fo:font-size="14pt" officeooo:rsid="0053376f" style:font-size-asian="14pt" style:font-size-complex="14pt"/>
    </style:style>
    <style:style style:name="T78" style:family="text">
      <style:text-properties style:font-name="Arial1" fo:font-size="14pt" officeooo:rsid="005553f4" style:font-size-asian="14pt" style:font-size-complex="14pt"/>
    </style:style>
    <style:style style:name="T79" style:family="text">
      <style:text-properties style:font-name="Arial1" fo:font-size="14pt" fo:language="en" fo:country="US" officeooo:rsid="001dfe30" style:font-size-asian="14pt" style:font-size-complex="14pt"/>
    </style:style>
    <style:style style:name="T80" style:family="text">
      <style:text-properties style:font-name="Arial1" fo:font-size="14pt" fo:background-color="#80ffff" loext:char-shading-value="0" style:font-size-asian="14pt" style:font-size-complex="14pt"/>
    </style:style>
    <style:style style:name="T81" style:family="text">
      <style:text-properties style:font-name="Arial1" fo:font-size="14pt" officeooo:rsid="002ea349" fo:background-color="#80ffff" loext:char-shading-value="0" style:font-size-asian="14pt" style:font-size-complex="14pt"/>
    </style:style>
    <style:style style:name="T82" style:family="text">
      <style:text-properties style:font-name="Arial1" fo:font-size="14pt" officeooo:rsid="0053376f" fo:background-color="#80ffff" loext:char-shading-value="0" style:font-size-asian="14pt" style:font-size-complex="14pt"/>
    </style:style>
    <style:style style:name="T83" style:family="text">
      <style:text-properties style:font-name="Arial1" fo:font-size="14pt" fo:font-weight="bold" style:font-size-asian="14pt" style:font-weight-asian="bold" style:font-size-complex="14pt" style:font-weight-complex="bold"/>
    </style:style>
    <style:style style:name="T84" style:family="text">
      <style:text-properties style:font-name="Arial1" fo:font-size="14pt" fo:font-weight="normal" style:font-size-asian="14pt" style:font-weight-asian="normal" style:font-size-complex="14pt" style:font-weight-complex="normal"/>
    </style:style>
    <style:style style:name="T85" style:family="text">
      <style:text-properties fo:font-weight="normal" style:font-weight-asian="normal" style:font-weight-complex="normal"/>
    </style:style>
    <style:style style:name="Sect1" style:family="section">
      <style:section-properties fo:margin-left="0.25in" fo:margin-right="4.1591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46"><text:bookmark-start text:name="bookmark0"/><text:span text:style-name="CharStyle6"><text:span text:style-name="T39">Jozef</text:span></text:span><text:span text:style-name="CharStyle6"><text:span text:style-name="T84"> </text:span></text:span><text:span text:style-name="CharStyle6"><text:span text:style-name="T39">Mak</text:span></text:span><text:bookmark-end text:name="bookmark0"/></text:p>
        <text:p text:style-name="P4"><text:span text:style-name="CharStyle10"><text:span text:style-name="T42"/></text:span></text:p>
        <text:h text:style-name="Heading_20_1" text:outline-level="1"><text:span text:style-name="CharStyle15"><text:span text:style-name="T39">1</text:span></text:span><text:span text:style-name="CharStyle15"><text:span text:style-name="T84">.</text:span></text:span></text:h>
        <text:p text:style-name="P8"><text:span text:style-name="CharStyle15"><text:span text:style-name="T42"/></text:span></text:p>
        <text:p text:style-name="P26"><text:span text:style-name="CharStyle15"><text:span text:style-name="T42">Zelený svit ovíjal svoje vlákna okolo drevených srubov a šindoľových striech. Oblôčik materi Jozefa Maka vydychoval ustaté, zomdlené, žlté svetlo a chladná hmla sa čudovala, tichšie si líhala na zem pod týmto oblokom. Vetra a ľudí nebolo, o tomto čase ne</text:span></text:span><text:span text:style-name="CharStyle15"><text:span text:style-name="T43">š</text:span></text:span><text:span text:style-name="CharStyle15"><text:span text:style-name="T42">tekali ani psi. Ani robotov nebudí bieda tak zavčasu, nie vtedy, keď sa začne spretrhávať noc. Ozrutné vrchy okolo chalúp zdaly sa ozrutnejšími, v čiernej, jednofarebnej ploche visely nad dedinou, zblízka sa skláňaly, azda celkom na vrcholce smrečkov, čo tu</text:span></text:span><text:span text:style-name="CharStyle15"><text:span text:style-name="T1"> </text:span></text:span><text:span text:style-name="CharStyle15"><text:span text:style-name="T42">i tam vyrastaly zo dvorov, úzkych záhrad. Tenké, štíhle smrečky, uplašené, neisté, sťa nezvaní hostia na chudobnej hostine.</text:span></text:span></text:p>
        <text:p text:style-name="P26"><text:span text:style-name="CharStyle15"><text:span text:style-name="T42">Iba hviezdy sa výrazne chvely nad vlhkým štítom strechy, hoci mal</text:span></text:span><text:span text:style-name="CharStyle15"><text:span text:style-name="T2">y</text:span></text:span><text:span text:style-name="CharStyle15"><text:span text:style-name="T42"> len také svetlo, ako oblôčik na chalupe vdovy po Jánovi Makov</text:span></text:span><text:span text:style-name="CharStyle15"><text:span text:style-name="T43">i</text:span></text:span><text:span text:style-name="CharStyle15"><text:span text:style-name="T42">.</text:span></text:span></text:p>
        <text:p text:style-name="P26"><text:span text:style-name="CharStyle15"><text:span text:style-name="T42">A keď nad Hudákovom rozknísal sa ospalý vietor a keď sa pobral ponad dolinu k východu, vtedy zabolelo materino lono naposledy a narodil sa Jozef Mak.</text:span></text:span></text:p>
        <text:p text:style-name="P26"><text:span text:style-name="CharStyle15"><text:span text:style-name="T42">Jozef Mak, obyčajný človek, mili</text:span></text:span><text:span text:style-name="CharStyle15"><text:span text:style-name="T2">o</text:span></text:span><text:span text:style-name="CharStyle15"><text:span text:style-name="T42">n, koho nečaká na svete nik, a nik ho spomínať nebude, keď sa zo života vráti</text:span></text:span><text:span text:style-name="CharStyle15"><text:span text:style-name="T1">.</text:span></text:span></text:p>
        <text:p text:style-name="P26"><text:span text:style-name="CharStyle15"><text:span text:style-name="T42">Jozef Mak: mili</text:span></text:span><text:span text:style-name="CharStyle15"><text:span text:style-name="T2">o</text:span></text:span><text:span text:style-name="CharStyle15"><text:span text:style-name="T42">n</text:span></text:span><text:span text:style-name="CharStyle15"><text:span text:style-name="T1">.</text:span></text:span><text:span text:style-name="CharStyle15"><text:span text:style-name="T42"> Čo sa spomína len ako ľudstvo a nikdy nie ako človek</text:span></text:span><text:span text:style-name="CharStyle15"><text:span text:style-name="T1">.</text:span></text:span></text:p>
        <text:p text:style-name="P26"><text:span text:style-name="CharStyle15"><text:span text:style-name="T43">A</text:span></text:span><text:span text:style-name="CharStyle15"><text:span text:style-name="T42"> ženy okolo materi boly ospalé, ani toľko nepovedaly, či je pr</text:span></text:span><text:span text:style-name="CharStyle15"><text:span text:style-name="T1">i</text:span></text:span><text:span text:style-name="CharStyle15"><text:span text:style-name="T42">šlé dieťa hodné alebo slabé, hoci sa toľko i v</text:span></text:span><text:span text:style-name="CharStyle15"><text:span text:style-name="T1"> </text:span></text:span><text:span text:style-name="CharStyle15"><text:span text:style-name="T42">najhorších prípadoch povie. No, i ľudskí ľudia sú zavše neľudskí a že im Makova mater v tú chvíľu neodpúšťala, bolo preto, lebo nevedela, </text:span></text:span><text:soft-page-break/><text:span text:style-name="CharStyle15"><text:span text:style-name="T42">že je chvíľa veľkej borby, keď je nie noc, ani ráno, iba čas najtuhšieho a najsladšieho spánku, keď u</text:span></text:span><text:span text:style-name="CharStyle15"><text:span text:style-name="T2">m</text:span></text:span><text:span text:style-name="CharStyle15"><text:span text:style-name="T42">dlieva i sila, i dobrota, i hriech, i rozkoš.</text:span></text:span></text:p>
        <text:p text:style-name="P26"><text:span text:style-name="CharStyle15"><text:span text:style-name="T42">Neodpúšťala, lebo ani boľavé lono neodplašilo hrôzu s hrudi, oba ťažké prsníky zavalily sa priam na srdce, a mater sa bála otvoriť ústa na otázku, či je nový život životom, alebo len nesúca príťaž, o akej aj materi škoda rozprávať</text:span></text:span><text:span text:style-name="CharStyle15"><text:span text:style-name="T1">.</text:span></text:span><text:span text:style-name="CharStyle15"><text:span text:style-name="T42"> Plakaly jej kútiky úst, oči visely na hrade, kde nebohý muž tvrdo zarúbal sekerou:</text:span></text:span></text:p>
        <text:p text:style-name="P12"><text:span text:style-name="CharStyle18"><text:span text:style-name="T42">ZBOŽ</text:span></text:span><text:span text:style-name="CharStyle18"><text:span text:style-name="T43">ei POMOCi V</text:span></text:span><text:span text:style-name="CharStyle18"><text:span text:style-name="T42">ibu</text:span></text:span><text:span text:style-name="CharStyle18"><text:span text:style-name="T1">DO</text:span></text:span><text:span text:style-name="CharStyle18"><text:span text:style-name="T42">VA</text:span></text:span><text:span text:style-name="CharStyle18"><text:span text:style-name="T1">L</text:span></text:span><text:span text:style-name="CharStyle18"><text:span text:style-name="T42"> </text:span></text:span><text:span text:style-name="CharStyle19"><text:span text:style-name="T2">DOM </text:span></text:span><text:span text:style-name="CharStyle18"><text:span text:style-name="T42">Te</text:span></text:span><text:span text:style-name="CharStyle18"><text:span text:style-name="T1">n</text:span></text:span><text:span text:style-name="CharStyle18"><text:span text:style-name="T2">TO</text:span></text:span><text:span text:style-name="CharStyle18"><text:span text:style-name="T42"> M</text:span></text:span><text:span text:style-name="CharStyle18"><text:span text:style-name="T1">Ak </text:span></text:span><text:span text:style-name="CharStyle18"><text:span text:style-name="T42">JANO roku p</text:span></text:span><text:span text:style-name="CharStyle18"><text:span text:style-name="T2">A</text:span></text:span><text:span text:style-name="CharStyle18"><text:span text:style-name="T42">N</text:span></text:span><text:span text:style-name="CharStyle18"><text:span text:style-name="T1">e</text:span></text:span><text:span text:style-name="CharStyle18"><text:span text:style-name="T42"> 1862 A</text:span></text:span><text:span text:style-name="CharStyle18"><text:span text:style-name="T1">V</text:span></text:span><text:span text:style-name="CharStyle18"><text:span text:style-name="T42">ku</text:span></text:span><text:span text:style-name="CharStyle18"><text:span text:style-name="T1">S</text:span></text:span><text:span text:style-name="CharStyle18"><text:span text:style-name="T42">TA </text:span></text:span><text:span text:style-name="CharStyle18"><text:span text:style-name="T1">3</text:span></text:span><text:span text:style-name="CharStyle18"><text:span text:style-name="T42"> ho</text:span></text:span></text:p>
        <text:p text:style-name="P13"><text:span text:style-name="CharStyle18"><text:span text:style-name="T42">A ona teraz v tomto dome porodila chlapca, čo nemohol byť ani Jano, nemal byť ani Mak. Nuž nesľubovala mu nič a chystala sa dávať mu iba toľko, koľko si vynútilo lono a prsníky. Ani nepozrela na ospalé ženy, ne</text:span></text:span><text:span text:style-name="CharStyle15"><text:span text:style-name="T42">chala ich driemať, iba synovi pošepla </text:span></text:span><text:span text:style-name="CharStyle15"><text:span text:style-name="T1">v</text:span></text:span><text:span text:style-name="CharStyle15"><text:span text:style-name="T42">edľa seba, synovi bezmennému a bezvládnemu, že lampu treba zahasiť, lebo vonku rozmohol sa svit.</text:span></text:span></text:p>
        <text:p text:style-name="P26"><text:span text:style-name="CharStyle15"><text:span text:style-name="T42">Vtedy sa vytiahol zpod šopy neveľký, uzimený chlapec, zastal si na podstení, skrížil si ruky na prsiach, dlaňami prikryl si plecia. Pomyslel si:</text:span></text:span></text:p>
        <text:p text:style-name="P26"><text:span text:style-name="CharStyle15"><text:span text:style-name="T42">—</text:span></text:span><text:span text:style-name="CharStyle15"><text:span text:style-name="T1"> </text:span></text:span><text:span text:style-name="CharStyle15"><text:span text:style-name="T42">Mater už v chyži nestene, ticho je, iste už porodila... Budeme mať hanbu mater i</text:span></text:span><text:span text:style-name="CharStyle15"><text:span text:style-name="T1"> </text:span></text:span><text:span text:style-name="CharStyle15"><text:span text:style-name="T42">ja. Ako len porodila?... Koho by som sa spýtal?</text:span></text:span></text:p>
        <text:p text:style-name="P26"><text:span text:style-name="CharStyle15"><text:span text:style-name="T42">Toto bol syn Jána Maka a preto mohol byť i Jánom i Makom. Teraz ťažká zodpovednosť svalila sa naň so strechy, preto sa schúlil pod samú stenu, položil si tvár na kolená a niečoho sa bál, až pokým nezačal driemať znova.</text:span></text:span></text:p>
        <text:p text:style-name="P5"><text:span text:style-name="CharStyle15"><text:span text:style-name="T42"/></text:span></text:p>
        <text:h text:style-name="Heading_20_1" text:outline-level="1"><text:soft-page-break/><text:span text:style-name="CharStyle15"><text:span text:style-name="T85">2.</text:span></text:span></text:h>
        <text:p text:style-name="P26"><text:span text:style-name="CharStyle15"><text:span text:style-name="T42"/></text:span></text:p>
        <text:p text:style-name="P27"><text:span text:style-name="CharStyle15"><text:span text:style-name="T42">Rosa nepadala, tá neprikr</text:span></text:span><text:span text:style-name="CharStyle15"><text:span text:style-name="T1">yl</text:span></text:span><text:span text:style-name="CharStyle15"><text:span text:style-name="T42">a Jána Maka, ale zo zelenej, riedkej hmly vynorila sa biela postava, čo v prachu nezanechávala stopy, nemala váhy, mohla vojsť do hociktorého dvorca a nemusely sa otvárať ani vrátka, lebo postava nemala ani tela, iba ruky krvavé, prebodnuté dlane a oči rozumné a dobrotivé. Prst milostivý a ľahúčky, čo nepocítil na hlave ani spiaci Ján Mak, syn a brat od úsvitu, iba že vtedy počul vánok vetra a rozumel mu v spánku.</text:span></text:span></text:p>
        <text:p text:style-name="P26"><text:span text:style-name="CharStyle15"><text:span text:style-name="T42">— Spíš? Spi. Ale nikdy sa nikoho neopýtaš, ako matky rodia.</text:span></text:span></text:p>
        <text:p text:style-name="P26"><text:span text:style-name="CharStyle15"><text:span text:style-name="T42">Jano Mak spal a hosť vošiel do domu cez pritvorené dvere. Už odo dverí privrel materine oči a nazrel cez ruční</text:span></text:span><text:span text:style-name="CharStyle15"><text:span text:style-name="T2">č</text:span></text:span><text:span text:style-name="CharStyle15"><text:span text:style-name="T42">ek, ktorým bol syn prikrytý.</text:span></text:span></text:p>
        <text:p text:style-name="P26"><text:span text:style-name="CharStyle15"><text:span text:style-name="T42">— Tu si, Jozef Mak? Tu. Neskoro som sa dostal k tebe na návštevu. Nemám už nič. Od večera chodím medzi tichými ľuďmi a všade niečo prosili odo mňa, do svitania neostalo mi nič. Všetko som rozdal, čo som mal. Ale, Jozef Mak, narodil si sa a nik ťa nečakal okrem ma</text:span></text:span><text:span text:style-name="CharStyle15"><text:span text:style-name="T1">te</text:span></text:span><text:span text:style-name="CharStyle15"><text:span text:style-name="T42">rinho strachu, nik ťa nevítal, neobdarúval, nuž dám ti aspoň to, čo ešte mám. Dávam ti ukrižované ruky, t</text:span></text:span><text:span text:style-name="CharStyle15"><text:span text:style-name="T1">i</text:span></text:span><text:span text:style-name="CharStyle15"><text:span text:style-name="T42">e mi ostaly</text:span></text:span><text:span text:style-name="CharStyle15"><text:span text:style-name="T1"> </text:span></text:span><text:span text:style-name="CharStyle15"><text:span text:style-name="T42">z tejto noci. Vezmi si ich a nehľadaj k nim ústa ani potom, keď budeš ľuďom rozumieť, a keď ťa budú chcieť nahovoriť, aby si si ústa od niekoho požadoval.</text:span></text:span></text:p>
        <text:p text:style-name="P26"><text:span text:style-name="CharStyle15"><text:span text:style-name="T42">Vtedy Jozef Mak zastenal na vankúši.</text:span></text:span></text:p>
        <text:p text:style-name="P26"><text:span text:style-name="CharStyle15"><text:span text:style-name="T42">Zastenal v radosti, že mu niekto niečo daroval, ináč nebol by mal v tomto živote ničoho. Ale mater ho nepočula, v ten čas snívalo sa jej práve o tom, že ju príchod druhého syna veľmi unavil. I zľakla sa únavy, ako by únava bola štrbinou na </text:span></text:span><text:soft-page-break/><text:span text:style-name="CharStyle15"><text:span text:style-name="T42">povinnosti, lebo mater preto rodí, aby vychovala človeka. A keď na chvíľu otvorila oči, zazrela kus mihotavej bielej hmly, i prežehnala sa ťažkým krížom a usmievala sa v čudnom sne tak blažene, že jej i slzy vyvieraly zpod mihalníc.</text:span></text:span></text:p>
        <text:p text:style-name="P5"><text:span text:style-name="CharStyle15"><text:span text:style-name="T42"/></text:span></text:p>
        <text:h text:style-name="Heading_20_1" text:outline-level="1"><text:span text:style-name="CharStyle15"><text:span text:style-name="T85">3.</text:span></text:span></text:h>
        <text:p text:style-name="P26"><text:span text:style-name="CharStyle15"><text:span text:style-name="T42"/></text:span></text:p>
        <text:p text:style-name="P27"><text:span text:style-name="CharStyle15"><text:span text:style-name="T42">Biela postava zastavila sa na tomto konci druhý raz až na tretiu noc.</text:span></text:span></text:p>
        <text:p text:style-name="P26"><text:span text:style-name="CharStyle15"><text:span text:style-name="T42">Ani vtedy nenahla sa do Makovie obloka.</text:span></text:span></text:p>
        <text:p text:style-name="P26"><text:span text:style-name="CharStyle15"><text:span text:style-name="T42">Iba tam, kde v treťom dome povyše bývala Hana Meľ</text:span></text:span><text:span text:style-name="CharStyle15"><text:span text:style-name="T2">o</text:span></text:span><text:span text:style-name="CharStyle15"><text:span text:style-name="T42">šová, pomalá, ospalá a ľahkomyseľná ženská, čo si statočne nikdy neriadila dom, rodila deti a nikdy nedbala o ne, lebo i tak dobre rástly, zdĺhavo sa usmievala a čepce si druhým dala vyšívať. Túto noc dostala Hana rozkaz:</text:span></text:span></text:p>
        <text:p text:style-name="P26"><text:span text:style-name="CharStyle15"><text:span text:style-name="T1">—</text:span></text:span><text:span text:style-name="CharStyle15"><text:span text:style-name="T42"> Keď bude ráno, pozri do obloka Makovie a uvidíš, darmo sa tam narodil chlapec, ešte ani dosiaľ nemajú misu v obloku.</text:span></text:span></text:p>
        <text:p text:style-name="P26"><text:span text:style-name="CharStyle15"><text:span text:style-name="T42">Nuž Hana </text:span></text:span><text:span text:style-name="CharStyle15"><text:span text:style-name="T1">Me</text:span></text:span><text:span text:style-name="CharStyle15"><text:span text:style-name="T42">ľošová sa na svitaní dlho a lenivo preťahovala a keď pozrela von oblokom, zhíkla:</text:span></text:span></text:p>
        <text:p text:style-name="P26"><text:span text:style-name="CharStyle15"><text:span text:style-name="T42">— Jezu, u Makov narodil sa chlapec, už tomu tretí deň a ani dosia</text:span></text:span><text:span text:style-name="CharStyle15"><text:span text:style-name="T43">ľ</text:span></text:span><text:span text:style-name="CharStyle15"><text:span text:style-name="T42"> nemajú misu v obloku!</text:span></text:span></text:p>
        <text:p text:style-name="P26"><text:span text:style-name="CharStyle15"><text:span text:style-name="T42">A zopakovala to v dome všetkým, skoro zabudla kravu vyhnať na pašu a prázdnu misu nosila po komore, po dvore a stajni, až napokon dožula krajec chleba a naplnila misu krúpami. Krúpy tri razy odsypala, aby ich mnoho nedarovala, ale bola ľahkomyseľná a napokon jednak dosypala i to, čo predošle nedožičila.</text:span></text:span></text:p>
        <text:p text:style-name="P26"><text:soft-page-break/><text:span text:style-name="CharStyle15"><text:span text:style-name="T42">V krúpoch mal by stáť v prostriedku oštiepok, okolo červené jablká a kraj by mal byť</text:span></text:span><text:span text:style-name="CharStyle17"><text:span text:style-name="T42"> </text:span></text:span><text:span text:style-name="CharStyle15"><text:span text:style-name="T42">obložený bielymi vajc</text:span></text:span><text:span text:style-name="CharStyle15"><text:span text:style-name="T43">í</text:span></text:span><text:span text:style-name="CharStyle15"><text:span text:style-name="T1">.</text:span></text:span><text:span text:style-name="CharStyle15"><text:span text:style-name="T42"> Lenže Hana Meľošovie bola neporiadna osoba, a keď pobadala, že </text:span></text:span><text:span text:style-name="CharStyle15"><text:span text:style-name="T1">n</text:span></text:span><text:span text:style-name="CharStyle15"><text:span text:style-name="T42">emá oštiepok, ani jablká, usmiala sa ľahkomyseľne a zaniesla misu, v ktorej boly iba krúpy a va</text:span></text:span><text:span text:style-name="CharStyle15"><text:span text:style-name="T1">jc</text:span></text:span><text:span text:style-name="CharStyle15"><text:span text:style-name="T42">ia. Iná žena nedala by sa vysmiať, nevykonala by pol</text:span></text:span><text:span text:style-name="CharStyle15"><text:span text:style-name="T1">ov</text:span></text:span><text:span text:style-name="CharStyle15"><text:span text:style-name="T42">i</text:span></text:span><text:span text:style-name="CharStyle15"><text:span text:style-name="T2">č</text:span></text:span><text:span text:style-name="CharStyle15"><text:span text:style-name="T42">até dobrodenie, radšej nech by Makovka skapala.</text:span></text:span></text:p>
        <text:p text:style-name="P26"><text:span text:style-name="CharStyle15"><text:span text:style-name="T42">Večer sa pochválila mužovi:</text:span></text:span></text:p>
        <text:p text:style-name="P26"><text:span text:style-name="CharStyle15"><text:span text:style-name="T42">—</text:span></text:span><text:span text:style-name="CharStyle15"><text:span text:style-name="T1"> </text:span></text:span><text:span text:style-name="CharStyle15"><text:span text:style-name="T42">Makovci sú ako kostolná myš... Ľudia Makovku vysmievajú, že sa prespala a dosiaľ nik nenasypal decku krúpy do kúpeľa, nuž som sa ponúkla za krstnú mater. Už som aj misu zaniesla... akurát popŕchalo. </text:span></text:span><text:span text:style-name="CharStyle15"><text:span text:style-name="T2">Č</text:span></text:span><text:span text:style-name="CharStyle15"><text:span text:style-name="T42">o? Ak nebude dažďa, zemiaky sa</text:span></text:span><text:span text:style-name="CharStyle15"><text:span text:style-name="T1"> </text:span></text:span><text:span text:style-name="CharStyle15"><text:span text:style-name="T42">nám</text:span></text:span><text:span text:style-name="CharStyle15"><text:span text:style-name="T1"> </text:span></text:span><text:span text:style-name="CharStyle15"><text:span text:style-name="T42">nenapravi</text:span></text:span><text:span text:style-name="CharStyle15"><text:span text:style-name="T1">a</text:span></text:span><text:span text:style-name="CharStyle15"><text:span text:style-name="T42">... A Makovkin chlapec je dosť biedny a hovorila som, aby sme ho na Jozefa pokrstili.</text:span></text:span></text:p>
        <text:p text:style-name="P26"><text:span text:style-name="CharStyle15"><text:span text:style-name="T42">Muž, Meľoš, v polotme opakom dlane pretrel si ústa, nepovedal nič a len tak bez slova sa pobral spať na šopu, kde bolo čerstvé seno. Hane nepovedal ani inakšieho slova, nuž Hana sa iba po prah pobrala za ním a tam zlenivela, lebo jej prišlo na um, že na šop je mrchavý rebrík. Dvihla ruky ponad hlavu, pretiahla sa, prehla sa v drieku a vracala sa rovno do postele.</text:span></text:span></text:p>
        <text:p text:style-name="P26"><text:span text:style-name="CharStyle15"><text:span text:style-name="T42">Uplašila sa až pod perinou a zhíkla:</text:span></text:span></text:p>
        <text:p text:style-name="P26"><text:span text:style-name="CharStyle15"><text:span text:style-name="T42">— Jezu, pri krste sme zabudli na chlieb!... Akože sme to krstili? Nepoložili sme pod stôl chlieb, baba nevzala chlapca, nepoložila chlapča na chlieb a my, ženy z rodiny, nerozbehly sme sa, ktorá si dieťa prvá uchyt</text:span></text:span><text:span text:style-name="CharStyle15"><text:span text:style-name="T2">í!</text:span></text:span><text:span text:style-name="CharStyle15"><text:span text:style-name="T42">... Ktože takto dieťa vychová? Na mňa, na krstnú mater bude zle a </text:span></text:span><text:span text:style-name="CharStyle15"><text:span text:style-name="T1">v</text:span></text:span><text:span text:style-name="CharStyle15"><text:span text:style-name="T42">eru som mohla niekde vypožičať nový peceň a dopriať krstnému trochu šťastia. Môže ma kliať, ak dorastie.</text:span></text:span></text:p>
        <text:p text:style-name="P26"><text:soft-page-break/><text:span text:style-name="CharStyle15"><text:span text:style-name="T42">Tu zívla Hana Meľošová a v duchu sľubovala Makovke, upečie jej koláč na jeseň, keď bude v dome nové zrno.</text:span></text:span></text:p>
        <text:p text:style-name="P5"><text:span text:style-name="CharStyle15"><text:span text:style-name="T42"/></text:span></text:p>
        <text:h text:style-name="Heading_20_1" text:outline-level="1"><text:span text:style-name="CharStyle15"><text:span text:style-name="T85">4.</text:span></text:span></text:h>
        <text:p text:style-name="P26"><text:span text:style-name="CharStyle15"><text:span text:style-name="T42"/></text:span></text:p>
        <text:p text:style-name="P27"><text:span text:style-name="CharStyle15"><text:span text:style-name="T42">Jano, syn, čo mal v Makovskom dome právo, vyše roka nosieval Jozefa Maka na chrbte. Mocný chlapec bol v siedmom roku a mocnel aj od ťarchy, ktorej nemohol sa zbaviť, lebo mater musela sa obracať za chlebom. Oslabol iba niekedy a vtedy sa hodil na zem aj s plachtičkou, v ktorej bol zavitý brat.</text:span></text:span></text:p>
        <text:p text:style-name="P26"><text:span text:style-name="CharStyle15"><text:span text:style-name="T42">Plakal. Slzy mu kvapkaly na zem a tak slabol ešte väčšmi. Začal sa v ňom chvieť boľavý hnev, hrýzol zem a vypľúval piesok a hlinu. Napokon sa schúlil a spevavo nariekal, všeličo </text:span></text:span><text:span text:style-name="CharStyle15"><text:span text:style-name="T1">vykrikoval.</text:span></text:span><text:span text:style-name="CharStyle15"><text:span text:style-name="T42"> Ak dobehly ženy, ak ho ľutovaly a nadávaly na mater, tak prestal nariekať, ale ak si ho nevšimol nik, tak sa mu v náreku a hneve uľavilo, až zasa zmocnel: tackal sa s plachtičkou ďalej a usmieval sa na obe oči.</text:span></text:span></text:p>
        <text:p text:style-name="P26"><text:span text:style-name="CharStyle15"><text:span text:style-name="T42">Ak sa mu do žiaľu zamiešaly iné deti, ak mu pomohly, vtedy sa falošne pretvaroval, udobril sa naoko a zbil z detí všetky, ktoré zvládal.</text:span></text:span></text:p>
        <text:p text:style-name="P26"><text:span text:style-name="CharStyle15"><text:span text:style-name="T42">A zavše, keď bola mať najustatejšia, z okopávačky zpod Hudákova sama niesla obo</text:span></text:span><text:span text:style-name="CharStyle15"><text:span text:style-name="T1">ch </text:span></text:span><text:span text:style-name="CharStyle15"><text:span text:style-name="T42">chlapcov: Jana na chrbte spiaceho a Jozefa na prsiach natešeného, lebo ten všade usnul, iba na materinom ramene nie, lebo tam bolo dobre</text:span></text:span><text:span text:style-name="CharStyle15"><text:span text:style-name="T1">.</text:span></text:span></text:p>
        <text:p text:style-name="P26"><text:span text:style-name="CharStyle15"><text:span text:style-name="T42">Krstná mater, Hana </text:span></text:span><text:span text:style-name="CharStyle15"><text:span text:style-name="T1">Me</text:span></text:span><text:span text:style-name="CharStyle15"><text:span text:style-name="T42">ľošová, sa vždy naširoko a hlúpo usmiala, keď</text:span></text:span><text:span text:style-name="CharStyle15"><text:span text:style-name="T1"> </text:span></text:span><text:span text:style-name="CharStyle15"><text:span text:style-name="T42">ich postretla alebo vošla k nim do chalupy.</text:span></text:span></text:p>
        <text:p text:style-name="P26"><text:span text:style-name="CharStyle15"><text:span text:style-name="T42">— </text:span></text:span><text:span text:style-name="CharStyle15"><text:span text:style-name="T1">V</text:span></text:span><text:span text:style-name="CharStyle15"><text:span text:style-name="T42">eď vám je dobr</text:span></text:span><text:span text:style-name="CharStyle15"><text:span text:style-name="T1">e</text:span></text:span><text:span text:style-name="CharStyle15"><text:span text:style-name="T42">.</text:span></text:span><text:span text:style-name="CharStyle15"><text:span text:style-name="T1">.</text:span></text:span><text:span text:style-name="CharStyle15"><text:span text:style-name="T42">. Zemiaky vám vždy vytrvajú do nových, ľa</text:span></text:span><text:span text:style-name="CharStyle15"><text:span text:style-name="T1">ľ</text:span></text:span><text:span text:style-name="CharStyle15"><text:span text:style-name="T42">a, kapusty mi </text:span></text:span><text:soft-page-break/><text:span text:style-name="CharStyle15"><text:span text:style-name="T42">hockedy požičiate a bieda vás naozaj ani nebije. Nás bije aj otec, ha-ha, zavše obracia dom hore nohami, musíme utekať z chalupy, a o tebe, kmotra, súsedy už dávno zabudly, že si sa prespala, iba máš pokoj a muž ti nebeží do truhly ako môj. Hľa, minulú nedeľu zasa mi vyvrátil truhlu a všetky čepce mi sekerou </text:span></text:span><text:span text:style-name="CharStyle15"><text:span text:style-name="T1">ro</text:span></text:span><text:span text:style-name="CharStyle15"><text:span text:style-name="T42">zrúbal. Či o tom vieš? </text:span></text:span><text:span text:style-name="CharStyle15"><text:span text:style-name="T1">— N</text:span></text:span><text:span text:style-name="CharStyle15"><text:span text:style-name="T42">o, tuto Jano ti je na dobrej pomoci, krstného mi varuje, na chlapa ho vychová, a Jožo ho má rád. — Jožko, či máš Jana rád?</text:span></text:span></text:p>
        <text:p text:style-name="P26"><text:span text:style-name="CharStyle15"><text:span text:style-name="T42">Jozef Mak sa uškrnul a darmo ho brat mlátil po celých šesť rokov, mal si brata rád, lebo mu rozprával o strigách, o má</text:span></text:span><text:span text:style-name="CharStyle15"><text:span text:style-name="T1">to</text:span></text:span><text:span text:style-name="CharStyle15"><text:span text:style-name="T42">hách, o žene, čo mala d</text:span></text:span><text:span text:style-name="CharStyle15"><text:span text:style-name="T1">v</text:span></text:span><text:span text:style-name="CharStyle15"><text:span text:style-name="T42">e srdcia a nemohla umrieť, až pokým ju na chotári za Teplicou neupálili. I zato ho mal rád, že bol Jano obor, že bol mocný a že sa smial, keď si zaťal do nohy. I zato, že si v jede rozdriapal raz košeľu, keď ho samopašní parobci priviazali o Babeľov plot.</text:span></text:span></text:p>
        <text:p text:style-name="P26"><text:span text:style-name="CharStyle15"><text:span text:style-name="T42">Div mu oči nevyskočily od lásky </text:span></text:span><text:span text:style-name="CharStyle15"><text:span text:style-name="T1">a</text:span></text:span><text:span text:style-name="CharStyle15"><text:span text:style-name="T42"> údivu, keď Jano raz pri potoku začal dlhú reč, že tu je čas a treba medzi chlapci vyberať, kto bude súci za Jánošíka. Treba to vraj vedieť, lebo Jánošík vždy musí byť na svete. Dnes je Rozoslanie apoštolov, poludni</text:span></text:span><text:span text:style-name="CharStyle15"><text:span text:style-name="T43">c</text:span></text:span><text:span text:style-name="CharStyle15"><text:span text:style-name="T42">e nemajú moci a Jánošíkove frajerky neviditeľné chodia okolo parobkov. Ak sa dajedon dá na skúšku, ovijú ho neviditeľným opaskom a potom bude mať sily aj za sedemdesiatsedem chlapov.</text:span></text:span></text:p>
        <text:p text:style-name="P26"><text:span text:style-name="CharStyle15"><text:span text:style-name="T42">—</text:span></text:span><text:span text:style-name="CharStyle15"><text:span text:style-name="T1"> </text:span></text:span><text:span text:style-name="CharStyle15"><text:span text:style-name="T42">Len chytro zhot</text:span></text:span><text:span text:style-name="CharStyle15"><text:span text:style-name="T1">ujt</text:span></text:span><text:span text:style-name="CharStyle15"><text:span text:style-name="T42">e vatru a uvidíme</text:span></text:span><text:span text:style-name="CharStyle15"><text:span text:style-name="T1">!</text:span></text:span><text:span text:style-name="CharStyle15"><text:span text:style-name="T42"> </text:span></text:span><text:span text:style-name="CharStyle15"><text:span text:style-name="T1">— </text:span></text:span><text:span text:style-name="CharStyle15"><text:span text:style-name="T42">rozkazoval </text:span></text:span><text:span text:style-name="CharStyle15"><text:span text:style-name="T1">Já</text:span></text:span><text:span text:style-name="CharStyle15"><text:span text:style-name="T42">n Mak a chlapci rozložili vatru, prikladali dreva a Jozef prikladal najusilovnejšie. Prechodil ho sladký mráz, keď Jano vyberal z potoka ploský kameň-žabicu a keď kameň na rásoške nad vatrou prihrieval. Zavše Jozef ani nepobadal, že mu vietor mece do očú dym, aj keď</text:span></text:span><text:span text:style-name="CharStyle15"><text:span text:style-name="T1"> </text:span></text:span><text:span text:style-name="CharStyle15"><text:span text:style-name="T42">pobadal, len si trochu pretrel oči päsťami, prihol sa k zemi, ale nezuteka</text:span></text:span><text:span text:style-name="CharStyle15"><text:span text:style-name="T2">l.</text:span></text:span><text:span text:style-name="CharStyle15"><text:span text:style-name="T42"> Zdalo sa </text:span></text:span><text:soft-page-break/><text:span text:style-name="CharStyle15"><text:span text:style-name="T42">mu, nesmie sa hnúť, lebo zavše naozaj vidí čosi bieleho vo vláknach belasého a žltého dymu, čosi, čo sa podobá na Jánošíkove krásne frajerky.</text:span></text:span></text:p>
        <text:p text:style-name="P26"><text:span text:style-name="CharStyle15"><text:span text:style-name="T42">A stŕpol, keď teraz nik nechcel byť Jánošíkom</text:span></text:span><text:span text:style-name="CharStyle15"><text:span text:style-name="T1">.</text:span></text:span></text:p>
        <text:p text:style-name="P26"><text:span text:style-name="CharStyle15"><text:span text:style-name="T42">Nik si nechcel dať položiť žeravý kameň na holé brucho.</text:span></text:span></text:p>
        <text:p text:style-name="P26"><text:span text:style-name="CharStyle15"><text:span text:style-name="T42">Ani Joťko Hiriačok nie, hoci ten</text:span></text:span><text:span text:style-name="CharStyle15"><text:span text:style-name="T1"> </text:span></text:span><text:span text:style-name="CharStyle15"><text:span text:style-name="T42">bol sprostý, duševný mrzák, zajakával sa a večne kýval hlavou. Ale Jánošíkom nechcel</text:span></text:span><text:span text:style-name="CharStyle15"><text:span text:style-name="T1"> </text:span></text:span><text:span text:style-name="CharStyle15"><text:span text:style-name="T42">byť, —</text:span></text:span><text:span text:style-name="CharStyle15"><text:span text:style-name="T1"> </text:span></text:span><text:span text:style-name="CharStyle15"><text:span text:style-name="T42">ani Jožko Mak mu to nedoprial pre krivé ústa a sprostú tvár, — no Jano Mak zažmurkal na ostatných chlapcov, a tí hneď prevalili Hiriačka, svliekli ho do naha a rehotali sa tak nahlas, že Joťkov krik nebolo ani počuť.</text:span></text:span></text:p>
        <text:p text:style-name="P26"><text:span text:style-name="CharStyle15"><text:span text:style-name="T42">Jožko Mak rozhrabúval dym pred očami, oči vyvaľoval, čo ho tak sklamal Ján Mak, ktorý by i sprostého Hiriačka prijal za Jánošíka, Hiriačka, čo má krivé ústa. Hah</text:span></text:span><text:span text:style-name="CharStyle15"><text:span text:style-name="T1">oj!</text:span></text:span><text:span text:style-name="CharStyle15"><text:span text:style-name="T42">... I počul rev úbožiaka, chrchľavý rev, čo ho upomínal na predvianočný mráz, keď u súsedov zakáľali, a videl bratovu tvár, aká bola diabolsky rozchechtaná, keď s rásošiek sosúval žeravý kameň na Hiriačk</text:span></text:span><text:span text:style-name="CharStyle15"><text:span text:style-name="T1">ov</text:span></text:span><text:span text:style-name="CharStyle15"><text:span text:style-name="T42">o bledé brucho. A keď sa rozbehol, videl Hir</text:span></text:span><text:span text:style-name="CharStyle15"><text:span text:style-name="T1">i</text:span></text:span><text:span text:style-name="CharStyle15"><text:span text:style-name="T42">ačkove krivé ústa plné žltých slín, nuž sa mu zatmilo pred očami, zatriasol sa mu škrek až v samom žalúdku, </text:span></text:span><text:span text:style-name="CharStyle15"><text:span text:style-name="T1">zj</text:span></text:span><text:span text:style-name="CharStyle15"><text:span text:style-name="T42">a</text:span></text:span><text:span text:style-name="CharStyle15"><text:span text:style-name="T1">jč</text:span></text:span><text:span text:style-name="CharStyle15"><text:span text:style-name="T42">al a nejako sa mu i Janova </text:span></text:span><text:span text:style-name="CharStyle15"><text:span text:style-name="T1">rá</text:span></text:span><text:span text:style-name="CharStyle15"><text:span text:style-name="T42">soška dostala do rúk a tou zatínal obra-brata, ktorého mal rád. Potom utekal, ako vedel, neobzeral sa, kto uteká za</text:span></text:span><text:span text:style-name="CharStyle15"><text:span text:style-name="T1"> </text:span></text:span><text:span text:style-name="CharStyle15"><text:span text:style-name="T42">ním, utekal, pokým stačil a keď nevládal, schúlil si hlavu do piesku na chodníčku a skučať vládal iba trošku pod údermi, čo nasledovaly.</text:span></text:span></text:p>
        <text:p text:style-name="P26"><text:span text:style-name="CharStyle15"><text:span text:style-name="T42">Hrabáčky sa sbehly a tie ho zratovaly.</text:span></text:span></text:p>
        <text:p text:style-name="P26"><text:span text:style-name="CharStyle15"><text:span text:style-name="T42">V</text:span></text:span><text:span text:style-name="CharStyle15"><text:span text:style-name="T1">yt</text:span></text:span><text:span text:style-name="CharStyle15"><text:span text:style-name="T42">iahly ho z piesku, utieraly mu slzy</text:span></text:span><text:span text:style-name="CharStyle15"><text:span text:style-name="T1"> </text:span></text:span><text:span text:style-name="CharStyle15"><text:span text:style-name="T42">a krvou premoknutú hlavu, no, keď sa mu pominula</text:span></text:span><text:span text:style-name="CharStyle15"><text:span text:style-name="T1"> </text:span></text:span><text:span text:style-name="CharStyle15"><text:span text:style-name="T42">hmla zpred očú tak, že mohol vidieť, veľmi sa sklamal.</text:span></text:span></text:p>
        <text:p text:style-name="P26"><text:soft-page-break/><text:span text:style-name="CharStyle15"><text:span text:style-name="T42">Myslel si, že ho tak zbil brat a teraz videl, že to bol zajakavý Hiriačok.</text:span></text:span></text:p>
        <text:p text:style-name="P26"><text:span text:style-name="CharStyle15"><text:span text:style-name="T42">Hej, tam sedel neďaleko neho, reval, stískal si červenú hrču na bledom bruchu a sekal zubami žlté sliny.</text:span></text:span></text:p>
        <text:p text:style-name="P26"><text:span text:style-name="CharStyle15"><text:span text:style-name="T1">— Z</text:span></text:span><text:span text:style-name="CharStyle15"><text:span text:style-name="T42">abi</text:span></text:span><text:span text:style-name="CharStyle15"><text:span text:style-name="T1">je</text:span></text:span><text:span text:style-name="CharStyle15"><text:span text:style-name="T42">m ťa, počkaj! Zabi</text:span></text:span><text:span text:style-name="CharStyle15"><text:span text:style-name="T1">je</text:span></text:span><text:span text:style-name="CharStyle15"><text:span text:style-name="T42">m! — </text:span></text:span><text:span text:style-name="CharStyle15"><text:span text:style-name="T1">k</text:span></text:span><text:span text:style-name="CharStyle15"><text:span text:style-name="T42">ričal biedny Jožko, päsťou bil do povetria, prskal, a to bolo všetko také hrozné, Jožko Mak nevedel vyrieknuť, že na ňom nijakej viny niet. Ba schúlil sa zas a rozbehol sa domov uplašený a tichý, sťa by hriech bol z neho pošie</text:span></text:span><text:span text:style-name="CharStyle15"><text:span text:style-name="T2">l.</text:span></text:span></text:p>
        <text:p text:style-name="P26"><text:span text:style-name="CharStyle15"><text:span text:style-name="T42">Doma mali hŕbku nového šindo</text:span></text:span><text:span text:style-name="CharStyle15"><text:span text:style-name="T1">ľ</text:span></text:span><text:span text:style-name="CharStyle15"><text:span text:style-name="T42">a pod šopou, za hŕbku sa utiahol Jozef Mak, tam tichúčko </text:span></text:span><text:span text:style-name="CharStyle15"><text:span text:style-name="T1">st</text:span></text:span><text:span text:style-name="CharStyle15"><text:span text:style-name="T42">ŕ</text:span></text:span><text:span text:style-name="CharStyle15"><text:span text:style-name="T1">pa</text:span></text:span><text:span text:style-name="CharStyle15"><text:span text:style-name="T42">l, tam sa bál a tam si opakoval:</text:span></text:span></text:p>
        <text:p text:style-name="P26"><text:span text:style-name="CharStyle15"><text:span text:style-name="T42">—</text:span></text:span><text:span text:style-name="CharStyle15"><text:span text:style-name="T1"> </text:span></text:span><text:span text:style-name="CharStyle15"><text:span text:style-name="T42">Ešte raz mi bude bitka... až príde Jano, bude ma biť... Jednou rukou ma chytí za kr</text:span></text:span><text:span text:style-name="CharStyle15"><text:span text:style-name="T1">k</text:span></text:span><text:span text:style-name="CharStyle15"><text:span text:style-name="T42">...</text:span></text:span></text:p>
        <text:p text:style-name="P26"><text:span text:style-name="CharStyle15"><text:span text:style-name="T42">— Jožko</text:span></text:span><text:span text:style-name="CharStyle15"><text:span text:style-name="T1">!</text:span></text:span><text:span text:style-name="CharStyle15"><text:span text:style-name="T42"> — počul Janov hlas nad sebou.</text:span></text:span></text:p>
        <text:p text:style-name="P26"><text:span text:style-name="CharStyle15"><text:span text:style-name="T42">Ale sa nehol.</text:span></text:span></text:p>
        <text:p text:style-name="P26"><text:span text:style-name="CharStyle15"><text:span text:style-name="T42">— Jožko, poď von, neboj sa, nič ti nevykonám. Iba Hiriačka ešte dnes niekde pochytíme... Či ťa veľmi bil?</text:span></text:span></text:p>
        <text:p text:style-name="P26"><text:span text:style-name="CharStyle15"><text:span text:style-name="T42">Ale Jožo nešiel a keď vyšiel, tak sa zasa strašne sklamal, lebo brat-obor nechytil ho hneď za krk.</text:span></text:span></text:p>
        <text:p text:style-name="P26"><text:span text:style-name="CharStyle15"><text:span text:style-name="T42">— Teraz len zazerá, ale ma dobre ulapí, keď ma ulapí, — myslel si Jožko a zavše mu strach zatajil i dych.</text:span></text:span></text:p>
        <text:p text:style-name="P26"><text:span text:style-name="CharStyle15"><text:span text:style-name="T42">No sklamanie sa zväčšovalo a biely chlapec Jozef Mak podvečer skoro plačky chodil okolo Jana Maka a skoro nahlas vyvolával:</text:span></text:span></text:p>
        <text:p text:style-name="P26"><text:span text:style-name="CharStyle15"><text:span text:style-name="T42">— Veď ma</text:span></text:span><text:span text:style-name="CharStyle15"><text:span text:style-name="T1"> </text:span></text:span><text:span text:style-name="CharStyle15"><text:span text:style-name="T42">musí zbiť</text:span></text:span><text:span text:style-name="CharStyle15"><text:span text:style-name="T1">!</text:span></text:span><text:span text:style-name="CharStyle15"><text:span text:style-name="T42"> Kedyže ma zbi</text:span></text:span><text:span text:style-name="CharStyle15"><text:span text:style-name="T1">je?</text:span></text:span><text:span text:style-name="CharStyle15"><text:span text:style-name="T42"> Veď ma musí zbiť!</text:span></text:span></text:p>
        <text:p text:style-name="P26"><text:soft-page-break/><text:span text:style-name="CharStyle15"><text:span text:style-name="T42">Keďže ho Jano Mak nezbil, strpklo v ňom čosi, prestal brata milovať, na druhý deň prestal mu pomáhať pri štiepaní pníkov na šind</text:span></text:span><text:span text:style-name="CharStyle15"><text:span text:style-name="T1">e</text:span></text:span><text:span text:style-name="CharStyle15"><text:span text:style-name="T42">ľ a nevyzradil sa mu nikdy, že sa Hiriačkovi musí zďaleka vyhýbať, lebo Hiriačok hneď dvíha päsť, len čo ho uvidí.</text:span></text:span></text:p>
        <text:p text:style-name="P26"><text:span text:style-name="CharStyle15"><text:span text:style-name="T42">Iba s materou pustil sa raz do reč</text:span></text:span><text:span text:style-name="CharStyle15"><text:span text:style-name="T43">i.</text:span></text:span></text:p>
        <text:p text:style-name="P26"><text:span text:style-name="CharStyle15"><text:span text:style-name="T42">— Mamo, videli ste Jánošíka?</text:span></text:span></text:p>
        <text:p text:style-name="P26"><text:span text:style-name="CharStyle15"><text:span text:style-name="T42">— Nie, — znela krátka a neúčastná odpoveď.</text:span></text:span></text:p>
        <text:p text:style-name="P26"><text:span text:style-name="CharStyle15"><text:span text:style-name="T42">—</text:span></text:span><text:span text:style-name="CharStyle15"><text:span text:style-name="T1"> </text:span></text:span><text:span text:style-name="CharStyle15"><text:span text:style-name="T42">Ale ja si myslím, sprostý Hiriačok by nemohol byť Jánošíkom.</text:span></text:span></text:p>
        <text:p text:style-name="P26"><text:span text:style-name="CharStyle15"><text:span text:style-name="T42">—</text:span></text:span><text:span text:style-name="CharStyle15"><text:span text:style-name="T1"> </text:span></text:span><text:span text:style-name="CharStyle15"><text:span text:style-name="T42">Uhm.</text:span></text:span></text:p>
        <text:p text:style-name="P26"><text:span text:style-name="CharStyle15"><text:span text:style-name="T42">— A... náš Jano je nadarmo taký mocný, ani ten by nebol súci. Na Rozoslanie apoštolov nemotaly sa poludni</text:span></text:span><text:span text:style-name="CharStyle15"><text:span text:style-name="T2">c</text:span></text:span><text:span text:style-name="CharStyle15"><text:span text:style-name="T42">e po lúkach s kosákmi, tak tam chodily Jánošíkove fra</text:span></text:span><text:span text:style-name="CharStyle15"><text:span text:style-name="T1">je</text:span></text:span><text:span text:style-name="CharStyle15"><text:span text:style-name="T42">rky. Ja som ich vide</text:span></text:span><text:span text:style-name="CharStyle15"><text:span text:style-name="T2">l.</text:span></text:span><text:span text:style-name="CharStyle15"><text:span text:style-name="T42"> Také mal</text:span></text:span><text:span text:style-name="CharStyle15"><text:span text:style-name="T2">y</text:span></text:span><text:span text:style-name="CharStyle15"><text:span text:style-name="T42"> šaty ako z kostola a každá mala hviezdicu na čele.</text:span></text:span></text:p>
        <text:p text:style-name="P26"><text:span text:style-name="CharStyle15"><text:span text:style-name="T42">—</text:span></text:span><text:span text:style-name="CharStyle15"><text:span text:style-name="T1"> </text:span></text:span><text:span text:style-name="CharStyle15"><text:span text:style-name="T2">Č</text:span></text:span><text:span text:style-name="CharStyle15"><text:span text:style-name="T42">o to táraš, Jož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hnevala sa mať a chcela mu zatarasiť sen akousi kôrkou.</text:span></text:span></text:p>
        <text:p text:style-name="P26"><text:span text:style-name="CharStyle15"><text:span text:style-name="T42">Lenže Jožko Mak nezahryzol do kôrky, usmieval sa i ďalej a zašiel do tretieho domu ku krstnej materi, čo bola ľahkomyseľná: počúvala Jožovu rozprávku o pannách, uznala mu, že videl hmlu za slnečného poludnia, smiala sa, utrela mu nos a netrápila sa veľmi, že sa jej za ten čas, pokým ho počúvala, rozvarily zemiaky.</text:span></text:span></text:p>
        <text:p text:style-name="P12"><text:span text:style-name="CharStyle15"><text:span text:style-name="T42"/></text:span></text:p>
        <text:h text:style-name="Heading_20_1" text:outline-level="1"><text:span text:style-name="CharStyle15"><text:span text:style-name="T85">5.</text:span></text:span></text:h>
        <text:p text:style-name="P26"><text:span text:style-name="CharStyle15"><text:span text:style-name="T42"/></text:span></text:p>
        <text:p text:style-name="P27"><text:span text:style-name="CharStyle15"><text:span text:style-name="T42">Jano Mak chodieval do vrchov stínať horu.</text:span></text:span></text:p>
        <text:p text:style-name="P26"><text:soft-page-break/><text:span text:style-name="CharStyle15"><text:span text:style-name="T42">Mal široké plecia a široké dlane, a zato ho chlapi zavčasu p</text:span></text:span><text:span text:style-name="CharStyle15"><text:span text:style-name="T1">oj</text:span></text:span><text:span text:style-name="CharStyle15"><text:span text:style-name="T42">ali za Ginduru. Onedlho nebolo ho rozoznať od ostatných rubárov, jeho sekera vyrovnala sa ostatným a keď v nedeľu prišiel do dediny, vtedy sa </text:span></text:span><text:span text:style-name="CharStyle15"><text:span text:style-name="T2">o</text:span></text:span><text:span text:style-name="CharStyle15"><text:span text:style-name="T42">pi</text:span></text:span><text:span text:style-name="CharStyle15"><text:span text:style-name="T43">l.</text:span></text:span><text:span text:style-name="CharStyle15"><text:span text:style-name="T42"> Zmútily sa mu oči, a keď mal odchodiť, vykrikoval na dvore, Jozefa Maka mykal za golier košele, čo mu nocou vyšila mať.</text:span></text:span></text:p>
        <text:p text:style-name="P26"><text:span text:style-name="CharStyle15"><text:span text:style-name="T42">—</text:span></text:span><text:span text:style-name="CharStyle15"><text:span text:style-name="T1"> </text:span></text:span><text:span text:style-name="CharStyle15"><text:span text:style-name="T42">Žerieš, Jožk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rskal sliny do bratovej tvári, čiernou, zasmolenou päsťou mu chodil okolo hlavy.</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Jožko, Jožko, veď sa dlho už z môjho nenažerieš!...</text:span></text:span></text:p>
        <text:p text:style-name="P26"><text:span text:style-name="CharStyle15"><text:span text:style-name="T42">Zato sa Jozef Mak bál jesť, iba kosil do úmoru, hoc mu i krátke kosisko bolo vysoké a veľmi ani nedočiahol pohladiť</text:span></text:span><text:span text:style-name="CharStyle15"><text:span text:style-name="T1"> </text:span></text:span><text:span text:style-name="CharStyle15"><text:span text:style-name="T42">osličkou bl</text:span></text:span><text:span text:style-name="CharStyle15"><text:span text:style-name="T1">ý</text:span></text:span><text:span text:style-name="CharStyle15"><text:span text:style-name="T42">skavé ostrie.</text:span></text:span></text:p>
        <text:p text:style-name="P26"><text:span text:style-name="CharStyle15"><text:span text:style-name="T42">Vláčil haluzie a ukradnuté, prekryté pne, aby bola plná šopa dreva do zimy a chodieval do kostola obzerať voskového svätého Jána a voskovú Pannu Mariu.</text:span></text:span><text:span text:style-name="CharStyle15"><text:span text:style-name="T1"> </text:span></text:span><text:span text:style-name="CharStyle15"><text:span text:style-name="T2">V</text:span></text:span><text:span text:style-name="CharStyle15"><text:span text:style-name="T42">o</text:span></text:span><text:span text:style-name="CharStyle15"><text:span text:style-name="T1">ľ</text:span></text:span><text:span text:style-name="CharStyle15"><text:span text:style-name="T42">akedy, keď ho mater prvý raz sem doviedla, veľmi sa rozkričal, mater dlaňou mu musela prichytiť ústa a utekať s ním von. Naľakal sa Panny M</text:span></text:span><text:span text:style-name="CharStyle15"><text:span text:style-name="T2">a</text:span></text:span><text:span text:style-name="CharStyle15"><text:span text:style-name="T42">rie. Na vosku nedržala dobre farba, dá</text:span></text:span><text:span text:style-name="CharStyle15"><text:span text:style-name="T43">v</text:span></text:span><text:span text:style-name="CharStyle15"><text:span text:style-name="T42">no sa popukala a na jednom z tuhočervených líc celé kúsky odfŕkaly a pla</text:span></text:span><text:span text:style-name="CharStyle15"><text:span text:style-name="T1">š</text:span></text:span><text:span text:style-name="CharStyle15"><text:span text:style-name="T42">ily Jozefa Maka. Zdalo sa </text:span></text:span><text:span text:style-name="CharStyle15"><text:span text:style-name="T1">m</text:span></text:span><text:span text:style-name="CharStyle15"><text:span text:style-name="T42">u</text:span></text:span><text:span text:style-name="CharStyle15"><text:span text:style-name="T1">,</text:span></text:span><text:span text:style-name="CharStyle15"><text:span text:style-name="T42"> že Panna Maria má deravé líca, zato sa jej bál a z voskového úsmevu Panny tiekla naň nesmierna hrôza. Veľmi dlho trvalo, pokým sa naučil do kostola chodiť a </text:span></text:span><text:span text:style-name="CharStyle15"><text:span text:style-name="T43">č</text:span></text:span><text:span text:style-name="CharStyle15"><text:span text:style-name="T42">o raz šiel, potom nocami celý týždeň chodila za ním usmievavá vosková Panna Maria a vždy sa mu rovnako meravo postavila do sna a ani raz mu slovíčka neprehovorila. Ale že toľko zázračného počul o láske a utrpení M</text:span></text:span><text:span text:style-name="CharStyle15"><text:span text:style-name="T2">a</text:span></text:span><text:span text:style-name="CharStyle15"><text:span text:style-name="T42">rie, napokon začal na sochu privykať, ba žiadalo sa mu voskov</text:span></text:span><text:span text:style-name="CharStyle15"><text:span text:style-name="T1">ej</text:span></text:span><text:span text:style-name="CharStyle15"><text:span text:style-name="T42"> hrôzy, zavše aj okrem nedele vkradol sa do kostola a dlho sa díval na nehybný úsmev deravých líc.</text:span></text:span></text:p>
        <text:p text:style-name="P26"><text:soft-page-break/><text:span text:style-name="CharStyle15"><text:span text:style-name="T42">A keď sa s M</text:span></text:span><text:span text:style-name="CharStyle15"><text:span text:style-name="T2">a</text:span></text:span><text:span text:style-name="CharStyle15"><text:span text:style-name="T42">riou celkom spriatelil, vtedy pobadal, že sa mu mať neraz podobá na voskovú sochu.</text:span></text:span></text:p>
        <text:p text:style-name="P26"><text:span text:style-name="CharStyle15"><text:span text:style-name="T42">Načisto sa z neho vytratila krv, keď si to prvý raz uvedomil, ba potom po celé týždne neprizrel sa ani na matku, ani na sochu najsvätejšej ženy. Iba aj sám obledol, ak mohol, nosil trávu v plachtičke aj miesto materi, vytratil sa z chyže, keď sa modlila.</text:span></text:span></text:p>
        <text:p text:style-name="P26"><text:span text:style-name="CharStyle15"><text:span text:style-name="T42">Zosmutnel, ustal, a parobci ho večer okrikovali:</text:span></text:span></text:p>
        <text:p text:style-name="P26"><text:span text:style-name="CharStyle15"><text:span text:style-name="T42">— Jožko-kýška, či ti už da</text:span></text:span><text:span text:style-name="CharStyle15"><text:span text:style-name="T1">je</text:span></text:span><text:span text:style-name="CharStyle15"><text:span text:style-name="T42">dna povedala, že ťa chce?</text:span></text:span></text:p>
        <text:p text:style-name="P26"><text:span text:style-name="CharStyle15"><text:span text:style-name="T42">Ono Jožko nebol kýška-mlieko, ale materin syn a priateľ Panny M</text:span></text:span><text:span text:style-name="CharStyle15"><text:span text:style-name="T2">a</text:span></text:span><text:span text:style-name="CharStyle15"><text:span text:style-name="T42">rie.</text:span></text:span></text:p>
        <text:p text:style-name="P5"><text:span text:style-name="CharStyle15"><text:span text:style-name="T42"/></text:span></text:p>
        <text:h text:style-name="Heading_20_1" text:outline-level="1"><text:span text:style-name="CharStyle15"><text:span text:style-name="T85">6.</text:span></text:span></text:h>
        <text:p text:style-name="P26"><text:span text:style-name="CharStyle15"><text:span text:style-name="T42"/></text:span></text:p>
        <text:p text:style-name="P27"><text:span text:style-name="CharStyle15"><text:span text:style-name="T42">V deň Božieho tela raz prihodil sa v dome div. Mater nechala ho spať a keď ho zobudila, štedro ho kŕmila čerstvým posúchom.</text:span></text:span></text:p>
        <text:p text:style-name="P26"><text:span text:style-name="CharStyle15"><text:span text:style-name="T42">Toľko mu ho dožičila, skoro zhíkol a skoro ju takto pokarhal:</text:span></text:span></text:p>
        <text:p text:style-name="P26"><text:span text:style-name="CharStyle15"><text:span text:style-name="T42">—</text:span></text:span><text:span text:style-name="CharStyle15"><text:span text:style-name="T1"> </text:span></text:span><text:span text:style-name="CharStyle15"><text:span text:style-name="T42">Mamo, nože mi nedávajte toľko! Ak Jano uvid</text:span></text:span><text:span text:style-name="CharStyle15"><text:span text:style-name="T1">í</text:span></text:span><text:span text:style-name="CharStyle15"><text:span text:style-name="T42">... Veď on váľa horu.</text:span></text:span></text:p>
        <text:p text:style-name="P26"><text:span text:style-name="CharStyle15"><text:span text:style-name="T42">Skoro tak rozprával a jednak ho trpko poplašila, keď mu vyzradila, že dnes príde na skoncovačku Augustín Kubanda. Príde sa dohovoriť, a po odpoludňajších modlitbách musí ísť s ním, aby aj on vedel, koľko z ktorého domu budú vyháňať na pašu na hole, aby aj on videl, či je nie daktorá jalovica krivá.</text:span></text:span></text:p>
        <text:p text:style-name="P26"><text:span text:style-name="CharStyle15"><text:span text:style-name="T42">— Lepšie ti tam bude. Jožko, ako doma, — hovorila mať. — Aj doma by si mal kde spávať, ale načo ti má Jano vykrikovať každú nedeľu, že je chalupa po otcovi </text:span></text:span><text:soft-page-break/><text:span text:style-name="CharStyle15"><text:span text:style-name="T42">iba jeho... </text:span></text:span><text:span text:style-name="CharStyle15"><text:span text:style-name="T43">V</text:span></text:span><text:span text:style-name="CharStyle15"><text:span text:style-name="T1">eď</text:span></text:span><text:span text:style-name="CharStyle15"><text:span text:style-name="T42"> </text:span></text:span><text:span text:style-name="CharStyle15"><text:span text:style-name="T2">j</text:span></text:span><text:span text:style-name="CharStyle15"><text:span text:style-name="T42">e Jano nie zlý, veď to vieš, len ho ľudia naprávajú na zlé reči a keby sa neop</text:span></text:span><text:span text:style-name="CharStyle15"><text:span text:style-name="T2">í</text:span></text:span><text:span text:style-name="CharStyle15"><text:span text:style-name="T42">j</text:span></text:span><text:span text:style-name="CharStyle15"><text:span text:style-name="T43">a</text:span></text:span><text:span text:style-name="CharStyle15"><text:span text:style-name="T42">l, nedbala by som na to. Vidíš, takto i v boží deň nikdy nemáme pokoja. Veď vieš, hovorila som mu: z chalupy ti nik </text:span></text:span><text:span text:style-name="CharStyle15"><text:span text:style-name="T1">neodhryzne</text:span></text:span><text:span text:style-name="CharStyle15"><text:span text:style-name="T42"> a kde ti ide zarobený groš, to lepšie porátaš ako</text:span></text:span><text:span text:style-name="CharStyle15"><text:span text:style-name="T1"> </text:span></text:span><text:span text:style-name="CharStyle15"><text:span text:style-name="T2">j</text:span></text:span><text:span text:style-name="CharStyle15"><text:span text:style-name="T42">a. A takto až do jesene budeš mať pokoj. Naješ sa, niečo zarobíš, a keď vám jalovina privykne na pašu, ľahkú robotu budete mať vy pastieri. Nech Jano nezaklín</text:span></text:span><text:span text:style-name="CharStyle15"><text:span text:style-name="T1">a</text:span></text:span><text:span text:style-name="CharStyle15"><text:span text:style-name="T42">... Ale Jano je nie zlý, veď ti nehovorím iba ja, ve</text:span></text:span><text:span text:style-name="CharStyle15"><text:span text:style-name="T43">ď</text:span></text:span><text:span text:style-name="CharStyle15"><text:span text:style-name="T42"> ti </text:span></text:span><text:span text:style-name="CharStyle15"><text:span text:style-name="T1">t</text:span></text:span><text:span text:style-name="CharStyle15"><text:span text:style-name="T42">o hovoria aj ľudia. A Kubandu len dobre počúvaj, však je ani Kubanda nie zlý, a veď je na svete mnoho ľudí dobrých. Dám ti aj Makov kož</text:span></text:span><text:span text:style-name="CharStyle15"><text:span text:style-name="T2">u</text:span></text:span><text:span text:style-name="CharStyle15"><text:span text:style-name="T42">šok, mám ho odložený, jed</text:span></text:span><text:span text:style-name="CharStyle15"><text:span text:style-name="T1">o</text:span></text:span><text:span text:style-name="CharStyle15"><text:span text:style-name="T42">n starý, a len sa v noci dobre prikrývaj a dnes na poludnie choď ku krstnej materi, odober sa pekne, a večer sa vždy podívaj, od ktorej strany idú oblaky a na druhú stranu si ľahni za stadlo, nebude ti tak duť. Chalupa je Janova, to je pravda </text:span></text:span><text:span text:style-name="CharStyle15"><text:span text:style-name="T1">a</text:span></text:span><text:span text:style-name="CharStyle15"><text:span text:style-name="T42">... Nezabudni sa v chráme božom odobrať od Panny M</text:span></text:span><text:span text:style-name="CharStyle15"><text:span text:style-name="T2">a</text:span></text:span><text:span text:style-name="CharStyle15"><text:span text:style-name="T42">rie a pred kostolom odtrhni chĺpok trávy — len aby ťa trhať nik nevidel, ani zeleň aby ti v hrsti nik nezazrel</text:span></text:span><text:span text:style-name="CharStyle15"><text:span text:style-name="T1">i </text:span></text:span><text:span text:style-name="CharStyle15"><text:span text:style-name="T42">—</text:span></text:span><text:span text:style-name="CharStyle15"><text:span text:style-name="T1"> </text:span></text:span><text:span text:style-name="CharStyle15"><text:span text:style-name="T42">a polož chĺpok pred Bohorodičku. Aj sám sa len potom prizri. Ak nebude v chĺpku suchá b</text:span></text:span><text:span text:style-name="CharStyle15"><text:span text:style-name="T1">yľ</text:span></text:span><text:span text:style-name="CharStyle15"><text:span text:style-name="T42">ka, nemusíš sa báť na holiach, nič zlého sa ti nestane. Na Dolinkách bozkaj kríž, to bude posledn</text:span></text:span><text:span text:style-name="CharStyle15"><text:span text:style-name="T1">ý</text:span></text:span><text:span text:style-name="CharStyle15"><text:span text:style-name="T42">...</text:span></text:span></text:p>
        <text:p text:style-name="P26"><text:span text:style-name="CharStyle15"><text:span text:style-name="T42">Jozef Mak neprehltol viac ani kúsok posúcha, hoci nebol ešte najedený. Ani materine slová nepočul všetky, zdalo sa mu zavše, nie mater, ale Jano mu stojí nad hlavou, zavše ho pochytí za krk, zavše ho pritisne a vykrikuje:</text:span></text:span></text:p>
        <text:p text:style-name="P26"><text:span text:style-name="CharStyle15"><text:span text:style-name="T42">— Jožko, žerieš? V mojom dome žerieš?</text:span></text:span></text:p>
        <text:p text:style-name="P26"><text:span text:style-name="CharStyle15"><text:span text:style-name="T42">Jednak akosi podvedome zapamätal si všetko, čo mu mať prikazovala, všetko vykonal podľa jej rozkazu, iba ho rmútilo, že mu mať nekázala odobrať sa od Jana a </text:span></text:span><text:soft-page-break/><text:span text:style-name="CharStyle15"><text:span text:style-name="T42">že mu to ani samému neprišlo na um. I zdalo sa mu to chybou a preto sa pozabudol, kríž v Dolinkách bozkal iba letmo a keď to tak neúctiv</text:span></text:span><text:span text:style-name="CharStyle15"><text:span text:style-name="T43">e</text:span></text:span><text:span text:style-name="CharStyle15"><text:span text:style-name="T1"> </text:span></text:span><text:span text:style-name="CharStyle15"><text:span text:style-name="T42">vykonal, nuž pobadal, že kríž je celkom obyčajné drevo. Vyvalil oči a vtedy sa mu i plechový Kristus zdal iba plechovým.</text:span></text:span></text:p>
        <text:p text:style-name="P26"><text:span text:style-name="CharStyle15"><text:span text:style-name="T42">Ale nemal času o tom hútať.</text:span></text:span></text:p>
        <text:p text:style-name="P26"><text:span text:style-name="CharStyle15"><text:span text:style-name="T42">Zaháňal jalovice, pozeral hore na vrchy a dolu do hlbokých a ďalekých dolín, objímal zrakom oblaky, čo sa otieraly o končiare Orlovej a Kráľovej hole a keď došli k </text:span></text:span><text:span text:style-name="CharStyle15"><text:span text:style-name="T2">s</text:span></text:span><text:span text:style-name="CharStyle15"><text:span text:style-name="T42">t</text:span></text:span><text:span text:style-name="CharStyle15"><text:span text:style-name="T2">a</text:span></text:span><text:span text:style-name="CharStyle15"><text:span text:style-name="T42">d</text:span></text:span><text:span text:style-name="CharStyle15"><text:span text:style-name="T2">l</text:span></text:span><text:span text:style-name="CharStyle15"><text:span text:style-name="T42">om, oplieskaným vetrom a dažďom, keď jalovina skrotla od únavy, keď Augustín Kubanda povedal: „Tu sme z Boha pomoci!“</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tedy </text:span></text:span><text:span text:style-name="CharStyle15"><text:span text:style-name="T1">s</text:span></text:span><text:span text:style-name="CharStyle15"><text:span text:style-name="T42">a aj on prekrižoval, ale materina dúška rozvoňala sa mu až po žilách, zato sa rozkročil, mocne rozhodil ramenami a prvý raz pleskol bičom z dobrej vôle.</text:span></text:span></text:p>
        <text:p text:style-name="P26"><text:span text:style-name="CharStyle15"><text:span text:style-name="T42">Grúne mu odpovedaly.</text:span></text:span></text:p>
        <text:p text:style-name="P5"><text:span text:style-name="CharStyle15"><text:span text:style-name="T42"/></text:span></text:p>
        <text:h text:style-name="Heading_20_1" text:outline-level="1"><text:span text:style-name="CharStyle15"><text:span text:style-name="T85">7.</text:span></text:span></text:h>
        <text:p text:style-name="P26"><text:span text:style-name="CharStyle15"><text:span text:style-name="T42"/></text:span></text:p>
        <text:p text:style-name="P27"><text:span text:style-name="CharStyle15"><text:span text:style-name="T42">Do dolín plazila sa</text:span></text:span><text:span text:style-name="CharStyle15"><text:span text:style-name="T1"> </text:span></text:span><text:span text:style-name="CharStyle15"><text:span text:style-name="T42">noc, z hlbín vyvierala tma sťa zo studieň, belasela a ponad ňu</text:span></text:span><text:span text:style-name="CharStyle15"><text:span text:style-name="T1"> </text:span></text:span><text:span text:style-name="CharStyle15"><text:span text:style-name="T42">na západných hrebeňoch prelievalo sa roztopené zlato. Potom prišli neviditeľní ohromní pavúci a sivkastou pavučinou zasnovali noc do dolín. Na oblohe, ktorá je tu na holiach oveľa ozrutnejšia, zažmurkaly božie lampy a Jozef Mak sa zabudol prizrieť, od ktorej strany sa</text:span></text:span><text:span text:style-name="CharStyle15"><text:span text:style-name="T1"> </text:span></text:span><text:span text:style-name="CharStyle15"><text:span text:style-name="T42">nesú oblaky a ľahol si ta, kde mu Augustín Kubanda rozkázal.</text:span></text:span></text:p>
        <text:p text:style-name="P26"><text:span text:style-name="CharStyle15"><text:span text:style-name="T42">Hneď spozoroval všetky zázračné vecí, </text:span></text:span><text:span text:style-name="CharStyle15"><text:span text:style-name="T1">j</text:span></text:span><text:span text:style-name="CharStyle15"><text:span text:style-name="T42">asne videl, ako sa drevo z borovíc na </text:span></text:span><text:soft-page-break/><text:span text:style-name="CharStyle15"><text:span text:style-name="T42">vatre rozprskáva na iskry, ako sa iskry nesú dohora, vysoko, až dolietnu na oblohu a tam svietia, aby božích lámp bolo ešte viac.</text:span></text:span></text:p>
        <text:p text:style-name="P26"><text:span text:style-name="CharStyle15"><text:span text:style-name="T42">— Načo by mi</text:span></text:span><text:span text:style-name="CharStyle15"><text:span text:style-name="T1"> </text:span></text:span><text:span text:style-name="CharStyle15"><text:span text:style-name="T42">bol dom? — rozosmiala sa razom Jožova myseľ. </text:span></text:span><text:span text:style-name="CharStyle15"><text:span text:style-name="T1">—</text:span></text:span><text:span text:style-name="CharStyle15"><text:span text:style-name="T42"> Načo?... Nech si Jano má! Každý človek má, ale nech si má, mne je nie treba. </text:span></text:span><text:span text:style-name="CharStyle15"><text:span text:style-name="T1">Te</text:span></text:span><text:span text:style-name="CharStyle15"><text:span text:style-name="T42">nto môj </text:span></text:span><text:span text:style-name="CharStyle15"><text:span text:style-name="T1">je</text:span></text:span><text:span text:style-name="CharStyle15"><text:span text:style-name="T42"> i tak najkrajší. Dobre mi mať hovorila, že mi tu bude dobre.</text:span></text:span></text:p>
        <text:p text:style-name="P26"><text:span text:style-name="CharStyle15"><text:span text:style-name="T1">I</text:span></text:span><text:span text:style-name="CharStyle15"><text:span text:style-name="T42"> dobre bolo Jozefovi Makov</text:span></text:span><text:span text:style-name="CharStyle15"><text:span text:style-name="T3">i</text:span></text:span><text:span text:style-name="CharStyle15"><text:span text:style-name="T42">, Augustína Ku</text:span></text:span><text:span text:style-name="CharStyle15"><text:span text:style-name="T1">b</text:span></text:span><text:span text:style-name="CharStyle15"><text:span text:style-name="T3">an</text:span></text:span><text:span text:style-name="CharStyle15"><text:span text:style-name="T42">du vzal si za otca a po niekoľko rokov iba to čakal, aby čím skôr prišiel čas vyháňania jaloviny. Čakal na vatru, čo rodila hviezdy a taká vatra nemohla byť inde, iba na holiach </text:span></text:span><text:span text:style-name="CharStyle15"><text:span text:style-name="T1">Vá</text:span></text:span><text:span text:style-name="CharStyle15"><text:span text:style-name="T42">peni</text:span></text:span><text:span text:style-name="CharStyle15"><text:span text:style-name="T3">c</text:span></text:span><text:span text:style-name="CharStyle15"><text:span text:style-name="T42">e.</text:span></text:span></text:p>
        <text:p text:style-name="P26"><text:span text:style-name="CharStyle15"><text:span text:style-name="T44">Č</text:span></text:span><text:span text:style-name="CharStyle15"><text:span text:style-name="T42">akal po roky, vždy sa dlho díval na červené jazyky, sťa by bol cítil, že raz vyrastie mu pred očami zázrak taký, čo nikdy nezabudne.</text:span></text:span></text:p>
        <text:p text:style-name="P26"><text:span text:style-name="CharStyle15"><text:span text:style-name="T42">Tak aj bolo.</text:span></text:span></text:p>
        <text:p text:style-name="P26"><text:span text:style-name="CharStyle15"><text:span text:style-name="T42">Raz iskry celú oblohu zasypaly žeravým svitom a nadarmo si v</text:span></text:span><text:span text:style-name="CharStyle15"><text:span text:style-name="T1">yt</text:span></text:span><text:span text:style-name="CharStyle15"><text:span text:style-name="T42">ieral z očú sen, i potom, keď sa celkom prebral, i potom bolo tak ako predošle: ružová noc sa ukazovala nad hrebeňom. Páčil sa</text:span></text:span><text:span text:style-name="CharStyle15"><text:span text:style-name="T1"> </text:span></text:span><text:span text:style-name="CharStyle15"><text:span text:style-name="T42">mu zázrak, no o chvíľu všetko pokazil Augustín Kubanda</text:span></text:span><text:span text:style-name="CharStyle15"><text:span text:style-name="T1">.</text:span></text:span></text:p>
        <text:p text:style-name="P26"><text:span text:style-name="CharStyle15"><text:span text:style-name="T42">Jozef Mak</text:span></text:span><text:span text:style-name="CharStyle15"><text:span text:style-name="T1"> </text:span></text:span><text:span text:style-name="CharStyle15"><text:span text:style-name="T42">si myslel</text:span></text:span><text:span text:style-name="CharStyle15"><text:span text:style-name="T1"> </text:span></text:span><text:span text:style-name="CharStyle15"><text:span text:style-name="T42">o</text:span></text:span><text:span text:style-name="CharStyle15"><text:span text:style-name="T1"> </text:span></text:span><text:span text:style-name="CharStyle15"><text:span text:style-name="T42">ňom, že spí, lebo darmo bol tu jeho pomocníkom po niekoľko rokov, ešte nevedel, aký je pastierov spánok. A Kubanda teraz nečakane chytro sa zviechal, pochytil najbližší kameň a niesol ho na vatru.</text:span></text:span></text:p>
        <text:p text:style-name="P26"><text:span text:style-name="CharStyle15"><text:span text:style-name="T42">—</text:span></text:span><text:span text:style-name="CharStyle15"><text:span text:style-name="T1"> </text:span></text:span><text:span text:style-name="CharStyle15"><text:span text:style-name="T42">Jožko, vstávaj! Metaj chytro kamene na oheň! — rozkazoval Kubanda</text:span></text:span><text:span text:style-name="CharStyle15"><text:span text:style-name="T1">.</text:span></text:span><text:span text:style-name="CharStyle15"><text:span text:style-name="T42"> Rozkazoval tak rezko, Jozef Mak nestačil uvažovať, iba poslúchať a bol si istý, kameňami pridúšajú žiaru, ktorá jeho mohla klamať, ale Kubanda ju zná, že je nedobrá.</text:span></text:span></text:p>
        <text:p text:style-name="P26"><text:soft-page-break/><text:span text:style-name="CharStyle15"><text:span text:style-name="T42">— Jožk</text:span></text:span><text:span text:style-name="CharStyle15"><text:span text:style-name="T1">o!</text:span></text:span><text:span text:style-name="CharStyle15"><text:span text:style-name="T42"> — triasol sa starý pastier, v tom jedinom slove ako by bol </text:span></text:span><text:span text:style-name="CharStyle15"><text:span text:style-name="T1">zjajk</text:span></text:span><text:span text:style-name="CharStyle15"><text:span text:style-name="T42">ol, zastenal, hodil sa hneď vedľa Jozefa Maka na kolená a zalomil ruky na modlitbu.</text:span></text:span></text:p>
        <text:p text:style-name="P26"><text:span text:style-name="CharStyle15"><text:span text:style-name="T42">— Zlá je chvíľa, — šepol a potom sa preľakol i Jozef, lebo ružovosť nad hrebeňom nemizla, ba ako by jej pribúdalo, sťa by živá, osievala sa nad skrpatenými smrečkami.</text:span></text:span></text:p>
        <text:p text:style-name="P26"><text:span text:style-name="CharStyle15"><text:span text:style-name="T42">Jozef sa prizeral najprv uplašený, potom ako jastrab, až na</text:span></text:span><text:span text:style-name="CharStyle15"><text:span text:style-name="T1">po</text:span></text:span><text:span text:style-name="CharStyle15"><text:span text:style-name="T42">kon sklonilo mu hlavu a mlčky sa spustil na zem vedľa Kubandu.</text:span></text:span></text:p>
        <text:p text:style-name="P5"><text:span text:style-name="CharStyle15"><text:span text:style-name="T42"/></text:span></text:p>
        <text:h text:style-name="Heading_20_1" text:outline-level="1"><text:span text:style-name="CharStyle15"><text:span text:style-name="T85">8.</text:span></text:span></text:h>
        <text:p text:style-name="P26"><text:span text:style-name="CharStyle15"><text:span text:style-name="T42"/></text:span></text:p>
        <text:p text:style-name="P27"><text:span text:style-name="CharStyle15"><text:span text:style-name="T42">Dlho nepreriekli slova.</text:span></text:span></text:p>
        <text:p text:style-name="P26"><text:span text:style-name="CharStyle15"><text:span text:style-name="T42">Azda i hodinu-dve. Potom sa prvý ozval starec:</text:span></text:span></text:p>
        <text:p text:style-name="P26"><text:span text:style-name="CharStyle15"><text:span text:style-name="T42">— Tak, Jožko, ktorý pôjdeme? Ty, či ja?...</text:span></text:span></text:p>
        <text:p text:style-name="P26"><text:span text:style-name="CharStyle15"><text:span text:style-name="T42">Neodpovedal mu hneď, musel najprv hútať.</text:span></text:span></text:p>
        <text:p text:style-name="P26"><text:span text:style-name="CharStyle15"><text:span text:style-name="T42">—</text:span></text:span><text:span text:style-name="CharStyle15"><text:span text:style-name="T1"> </text:span></text:span><text:span text:style-name="CharStyle15"><text:span text:style-name="T42">Statok ochránim, choďte len radšej vy. Vy máte do</text:span></text:span><text:span text:style-name="CharStyle15"><text:span text:style-name="T1">m</text:span></text:span><text:span text:style-name="CharStyle15"><text:span text:style-name="T42">...</text:span></text:span></text:p>
        <text:p text:style-name="P26"><text:span text:style-name="CharStyle15"><text:span text:style-name="T42">— Akož</text:span></text:span><text:span text:style-name="CharStyle15"><text:span text:style-name="T1">e</text:span></text:span><text:span text:style-name="CharStyle15"><text:span text:style-name="T42">... má</text:span></text:span><text:span text:style-name="CharStyle15"><text:span text:style-name="T1">m</text:span></text:span><text:span text:style-name="CharStyle15"><text:span text:style-name="T42">... ak mám. Pô</text:span></text:span><text:span text:style-name="CharStyle15"><text:span text:style-name="T1">jd</text:span></text:span><text:span text:style-name="CharStyle15"><text:span text:style-name="T42">em</text:span></text:span><text:span text:style-name="CharStyle15"><text:span text:style-name="T1">.</text:span></text:span><text:span text:style-name="CharStyle15"><text:span text:style-name="T42"> Prečkám božiu hodinu a potom sa poberiem</text:span></text:span><text:span text:style-name="CharStyle15"><text:span text:style-name="T1">.</text:span></text:span><text:span text:style-name="CharStyle15"><text:span text:style-name="T42"> Zavaruješ, ako budeš vedieť.</text:span></text:span></text:p>
        <text:p text:style-name="P26"><text:span text:style-name="CharStyle15"><text:span text:style-name="T42">Nahmatal si Kubanda aj kapsu na cestu, aj si ju prevesil, ale keď mal vstať, rozkýval hlavou záporne a nevstal.</text:span></text:span></text:p>
        <text:p text:style-name="P26"><text:span text:style-name="CharStyle15"><text:span text:style-name="T42">—</text:span></text:span><text:span text:style-name="CharStyle15"><text:span text:style-name="T1"> </text:span></text:span><text:span text:style-name="CharStyle15"><text:span text:style-name="T42">Lepšie bude tebe ísť, Jožko. Ty nemáš do</text:span></text:span><text:span text:style-name="CharStyle15"><text:span text:style-name="T1">m</text:span></text:span><text:span text:style-name="CharStyle15"><text:span text:style-name="T42">... a chytrejšie sa vrátiš ako ja. Choď.</text:span></text:span></text:p>
        <text:p text:style-name="P26"><text:span text:style-name="CharStyle15"><text:span text:style-name="T42">Jozef Mak šie</text:span></text:span><text:span text:style-name="CharStyle15"><text:span text:style-name="T3">l.</text:span></text:span><text:span text:style-name="CharStyle15"><text:span text:style-name="T42"> Rezko ráňal rosu dolu grúňami a práve sa začínalo ráno, keď sa </text:span></text:span><text:soft-page-break/><text:span text:style-name="CharStyle15"><text:span text:style-name="T42">blížil k dedine.</text:span></text:span></text:p>
        <text:p text:style-name="P26"><text:span text:style-name="CharStyle15"><text:span text:style-name="T42">Sťa by ho bol niekto viedol, hneď si našiel mater.</text:span></text:span></text:p>
        <text:p text:style-name="P26"><text:span text:style-name="CharStyle15"><text:span text:style-name="T42">Sedela pri Teplici pri neveľkom uzlíčku dvoch-troch páskovaných vankúšov, tvárou obrátená k dedine. Tupo, neprítomn</text:span></text:span><text:span text:style-name="CharStyle15"><text:span text:style-name="T3">e</text:span></text:span><text:span text:style-name="CharStyle15"><text:span text:style-name="T42"> hľadela do ozrutnej vatry, v ktorej umieraly chalupy a nedesila sa už čiernych prstov, na ktoré sa premieňaly obhorené hrady, čo sa lámaly a sosýpaly na hŕbu, aby sa onedlho obrátily na popol.</text:span></text:span></text:p>
        <text:p text:style-name="P26"><text:span text:style-name="CharStyle15"><text:span text:style-name="T42">— Dravčok, Rusnák, Bošeľa, Oravkin, Hančin, Latinák a náš... Janov je už tam... Už celý dolný koniec v popole. Do rána bude aj Kuband</text:span></text:span><text:span text:style-name="CharStyle15"><text:span text:style-name="T1">ov</text:span></text:span><text:span text:style-name="CharStyle15"><text:span text:style-name="T42">, ta sa nesú plamene, ak sa pod kostolom nepretrhnú, — hútal Jozef Mak, keď mlčky pristupoval k materi a keď nevedel, čo jej má na príchode povedať.</text:span></text:span></text:p>
        <text:p text:style-name="P26"><text:span text:style-name="CharStyle15"><text:span text:style-name="T42">Akože?</text:span></text:span></text:p>
        <text:p text:style-name="P26"><text:span text:style-name="CharStyle15"><text:span text:style-name="T42">Keď sa jej prizrel, túto noc odfŕkala jej s líc všetka farba a ostal iba holý a žltý vosk.</text:span></text:span></text:p>
        <text:p text:style-name="P26"><text:span text:style-name="CharStyle15"><text:span text:style-name="T42">Ale ani toto nebol pre Jozefa Maka taký zjav, ako keď o polpoludní postretol Jána Maka, keď ho videl doráňaného, ufúľaného a shrbeného od únavy. Prišlo mu ho nekonečne ľúto, sťa by mu brat bol povedal:</text:span></text:span></text:p>
        <text:p text:style-name="P26"><text:span text:style-name="CharStyle15"><text:span text:style-name="T42">— Vidíš, Jožko, už sme rovní. Ostala mi hŕba popola, ale čo si</text:span></text:span><text:span text:style-name="CharStyle15"><text:span text:style-name="T1"> </text:span></text:span><text:span text:style-name="CharStyle15"><text:span text:style-name="T42">s popolom počnem? Ak máš nohy, pobehaj trochu po poliach, hľadaj materine dve kozy, azda ich aj n</text:span></text:span><text:span text:style-name="CharStyle15"><text:span text:style-name="T1">ájd</text:span></text:span><text:span text:style-name="CharStyle15"><text:span text:style-name="T42">eš.</text:span></text:span></text:p>
        <text:p text:style-name="P26"><text:span text:style-name="CharStyle15"><text:span text:style-name="T42">Azda mu to Jano Mak naozaj povedal, no pobral sa i preto, lebo neďaleko sa roznariekala jeho krstná mať, Hana Meľošová, akosi neobyčajne prenikavo zapišťala, čo s</text:span></text:span><text:span text:style-name="CharStyle15"><text:span text:style-name="T1">a m</text:span></text:span><text:span text:style-name="CharStyle15"><text:span text:style-name="T42">u zdalo neznesiteľným. Za takú pokladal chvíľu, kedy nepristane </text:span></text:span><text:soft-page-break/><text:span text:style-name="CharStyle15"><text:span text:style-name="T42">nijaký plač.</text:span></text:span></text:p>
        <text:p text:style-name="P5"><text:span text:style-name="CharStyle15"><text:span text:style-name="T42"/></text:span></text:p>
        <text:h text:style-name="Heading_20_1" text:outline-level="1"><text:span text:style-name="CharStyle15"><text:span text:style-name="T85">9.</text:span></text:span></text:h>
        <text:p text:style-name="P26"><text:span text:style-name="CharStyle15"><text:span text:style-name="T42"/></text:span></text:p>
        <text:p text:style-name="P27"><text:span text:style-name="CharStyle15"><text:span text:style-name="T42">Pravda je, Cigán Imro ušiel od oviec.</text:span></text:span></text:p>
        <text:p text:style-name="P26"><text:span text:style-name="CharStyle15"><text:span text:style-name="T42">Nechal tam baču, nechal plácu, nechal tam aj dlhý, otrhaný kabát, čo si v dažďoch obliekal a čo mu visel až po samú zem, a u baču ostal mu iba hriech, lebo bača nadával, päsťou zatínal a sľuboval, na jeseň, keď sa dostane do dediny, na smrť zbije Imra.</text:span></text:span></text:p>
        <text:p text:style-name="P26"><text:span text:style-name="CharStyle15"><text:span text:style-name="T42">A ostala tam po Imrovi pieseň pre Jozefa Maka.</text:span></text:span></text:p>
        <text:p text:style-name="P26"><text:span text:style-name="CharStyle15"><text:span text:style-name="T42">Okolo Jamy zavše stretly sa ovce s jal</text:span></text:span><text:span text:style-name="CharStyle15"><text:span text:style-name="T1">ov</text:span></text:span><text:span text:style-name="CharStyle15"><text:span text:style-name="T42">inou a stretli sa dvaja speváci: Jozef Mak a Cigán Imro. Mak nemal nijakého hlasu do spevu, nemal ho ani Imro, ale si spievali zavše, lebo obaja radi mali piesne</text:span></text:span><text:span text:style-name="CharStyle15"><text:span text:style-name="T1">.</text:span></text:span><text:span text:style-name="CharStyle15"><text:span text:style-name="T42"> Lenže popod dedinu začali vraj stavať železnicu a prišiel chýr až na salaš a pod stadlá, že okolo potokov chodia veselí ľudia a Imrova nepokojná krv sa pohla, pohnala ho od tichého kŕdľa</text:span></text:span><text:span text:style-name="CharStyle15"><text:span text:style-name="T1">.</text:span></text:span><text:span text:style-name="CharStyle15"><text:span text:style-name="T42"> Jozefovi vyzradil, že vie, kde má strýc do handár zakrútené husle a tie že pô</text:span></text:span><text:span text:style-name="CharStyle15"><text:span text:style-name="T1">jd</text:span></text:span><text:span text:style-name="CharStyle15"><text:span text:style-name="T42">e ukradnúť. Azda sa zavše ani nenaje, ale pôjde po husle.</text:span></text:span></text:p>
        <text:p text:style-name="P26"><text:span text:style-name="CharStyle15"><text:span text:style-name="T42">Šiel a Jozefovi bolo smutno.</text:span></text:span></text:p>
        <text:p text:style-name="P26"><text:span text:style-name="CharStyle15"><text:span text:style-name="T42">Nevedel, čo mu je, až sa mu raz nečakane otvorily ústa a začal si ticho nôtiť:</text:span></text:span></text:p>
        <text:p text:style-name="P3"><text:span text:style-name="CharStyle10"><text:span text:style-name="T42"/></text:span></text:p>
        <text:p text:style-name="P7"><text:span text:style-name="CharStyle10"><text:span text:style-name="T79">&lt;lang UND&gt;</text:span></text:span><text:span text:style-name="CharStyle10"><text:span text:style-name="T42">Cha</text:span></text:span><text:span text:style-name="CharStyle10"><text:span text:style-name="T1"> </text:span></text:span><text:span text:style-name="CharStyle10"><text:span text:style-name="T42">j</text:span></text:span><text:span text:style-name="CharStyle10"><text:span text:style-name="T1"> </text:span></text:span><text:span text:style-name="CharStyle10"><text:span text:style-name="T42">e, čhaje barikaňi thov tro pindro p</text:span></text:span><text:span text:style-name="CharStyle10"><text:span text:style-name="T1">á</text:span></text:span><text:span text:style-name="CharStyle10"><text:span text:style-name="T42">li braďik, p</text:span></text:span><text:span text:style-name="CharStyle10"><text:span text:style-name="T1">ál</text:span></text:span><text:span text:style-name="CharStyle10"><text:span text:style-name="T42">i bra</text:span></text:span><text:span text:style-name="CharStyle10"><text:span text:style-name="T1">ďí</text:span></text:span><text:span text:style-name="CharStyle10"><text:span text:style-name="T42">k. Daj nachajam, daj na- pijom, daj hoslar me, daj matijom, la bara bokhatar a bara trušatar </text:span></text:span><text:soft-page-break/><text:span text:style-name="CharStyle10"><text:span text:style-name="T42">mro šero mam dukha</text:span></text:span><text:span text:style-name="CharStyle10"><text:span text:style-name="T1">l</text:span></text:span><text:span text:style-name="CharStyle10"><text:span text:style-name="T42">...</text:span></text:span><text:span text:style-name="CharStyle10"><text:span text:style-name="T79">&lt;/lang&gt;</text:span></text:span></text:p>
        <text:p text:style-name="P26"><text:span text:style-name="CharStyle15"><text:span text:style-name="T42">Ale nie za Ci</text:span></text:span><text:span text:style-name="CharStyle15"><text:span text:style-name="T1">g</text:span></text:span><text:span text:style-name="CharStyle15"><text:span text:style-name="T42">ánom Imrom mu bolo smutno.</text:span></text:span></text:p>
        <text:p text:style-name="P26"><text:span text:style-name="CharStyle15"><text:span text:style-name="T42">Myslel na krstnú mater, Hanu Meľošovú, aká je statočná už od tých čias, ako si po požiari vystavila novú chalupu a jeho mater pojala do nej, aby mala kde bývať, lebo syn Jano, čo bol v práve, nechcel dvíhať nový srub. Jemu netreba a mater nech sa stará. Ľahkomyseľná Hana Meľošová pojala v jeseň i jeho do dvora, voviedla ho do stajni a škľabila sa lenivo:</text:span></text:span></text:p>
        <text:p text:style-name="P26"><text:span text:style-name="CharStyle15"><text:span text:style-name="T42">— Jožko, ak chceš, tu môžeš spávať, veď tu miesta veľa. Postavili sme stajeň pre dve kravy, ale my nikdy nebudeme mať druhú kravu, nuž sa tu môžeš vyvaľovať.</text:span></text:span></text:p>
        <text:p text:style-name="P26"><text:span text:style-name="CharStyle15"><text:span text:style-name="T42">Kde by sa bol inde podel?</text:span></text:span></text:p>
        <text:p text:style-name="P26"><text:span text:style-name="CharStyle15"><text:span text:style-name="T42">Dobre mu tam bolo a ráno vždy Maruša otvárala dvere.</text:span></text:span></text:p>
        <text:p text:style-name="P26"><text:span text:style-name="CharStyle15"><text:span text:style-name="T42">Doniesla dnu teplú zimu, keď otvorila dverce, zatriasla sa v rannom mraze, zadubkala a zasmiala sa vždy rovnako bezvýznamn</text:span></text:span><text:span text:style-name="CharStyle15"><text:span text:style-name="T3">e</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Jožko, veď ti je tu dobre. Vonku praští šindoľ od mrazu.</text:span></text:span></text:p>
        <text:p text:style-name="P26"><text:span text:style-name="CharStyle15"><text:span text:style-name="T42">— No, dobre. Podojím ti, ak chceš, aj nachovám, aj napojím. A či moja mater i tejto noci nariekala?</text:span></text:span></text:p>
        <text:p text:style-name="P26"><text:span text:style-name="CharStyle15"><text:span text:style-name="T42">— Či nariekala? Akože máme vedieť? Spali sme, ale iste nariekala, veď vždy narieka. Naša mať jej hovorí, čo má nariekať, keď má svojich zemiakov a chleba a dreva si ty nahotovil pre celý dom. Ale to jej vari choroba pomáha do plaču.</text:span></text:span></text:p>
        <text:p text:style-name="P28"><text:span text:style-name="CharStyle15"><text:span text:style-name="T42">— Hej.</text:span></text:span></text:p>
        <text:p text:style-name="P26"><text:span text:style-name="CharStyle15"><text:span text:style-name="T42">— Ani náš otec </text:span></text:span><text:span text:style-name="CharStyle15"><text:span text:style-name="T1">je</text:span></text:span><text:span text:style-name="CharStyle15"><text:span text:style-name="T42">j slova nepovie, i keď je opitý, veď sa niekedy aj z vašej kaše najeme. Iba teba si chváli, že si jej dobrý syn.</text:span></text:span></text:p>
        <text:p text:style-name="P26"><text:soft-page-break/><text:span text:style-name="CharStyle15"><text:span text:style-name="T42">Jozef Mak vždy mlčal pri takýchto rečiach, dojil, choval a napájal a Maruša chodila okolo neho. Keď sa zasmiala, teplá para vlnila sa j</text:span></text:span><text:span text:style-name="CharStyle15"><text:span text:style-name="T1">ej</text:span></text:span><text:span text:style-name="CharStyle15"><text:span text:style-name="T42"> z úst. Neraz oviala i Jozefa Maka a keď boly veľké mrazy, dala sa nahovoriť, aby jej veľmi neziably bosé </text:span></text:span><text:span text:style-name="CharStyle15"><text:span text:style-name="T1">n</text:span></text:span><text:span text:style-name="CharStyle15"><text:span text:style-name="T42">ohy, dala sa prikryť kožuchom a pokrovcom na Jozefovom lôžku. Jozef Mak si ticho hvízdal, pokým dojil a pokým sa díval na Marušu.</text:span></text:span></text:p>
        <text:p text:style-name="P26"><text:span text:style-name="CharStyle15"><text:span text:style-name="T42">Myslel si:</text:span></text:span></text:p>
        <text:p text:style-name="P26"><text:span text:style-name="CharStyle15"><text:span text:style-name="T42">— Mám dom a Maruša býva v ňom</text:span></text:span><text:span text:style-name="CharStyle15"><text:span text:style-name="T1">.</text:span></text:span><text:span text:style-name="CharStyle15"><text:span text:style-name="T42"> Mám teplý dom a Maruši sa v ňom dobre býva</text:span></text:span><text:span text:style-name="CharStyle15"><text:span text:style-name="T1">.</text:span></text:span></text:p>
        <text:p text:style-name="P26"><text:span text:style-name="CharStyle15"><text:span text:style-name="T42">— Áno, v poslednú </text:span></text:span><text:span text:style-name="CharStyle15"><text:span text:style-name="T1">j</text:span></text:span><text:span text:style-name="CharStyle15"><text:span text:style-name="T42">ar mal už istotu: keby raz Marušu objal, neskríkla by, iba by jej smiech v hrdle zaklokotal a to by len on sám počul a nik iný. Parobok bol ako jedľa, to dávno priznal i starý Kubanda a dievky v jeseň a cez zimu, veď ho nadarmo nevtiahly na muziku. Nejedna Maruši Me</text:span></text:span><text:span text:style-name="CharStyle15"><text:span text:style-name="T1">ľ</text:span></text:span><text:span text:style-name="CharStyle15"><text:span text:style-name="T42">o</text:span></text:span><text:span text:style-name="CharStyle15"><text:span text:style-name="T44">š</text:span></text:span><text:span text:style-name="CharStyle15"><text:span text:style-name="T42">ovej závidí... Prečo by nevedel? </text:span></text:span><text:span text:style-name="CharStyle15"><text:span text:style-name="T3">A</text:span></text:span><text:span text:style-name="CharStyle15"><text:span text:style-name="T42"> Maruša ho ako počúva, keď jej začne rozprávať. Ozaj odkiaľ to chodí, že vie Maruši toľko rozprávať?</text:span></text:span></text:p>
        <text:p text:style-name="P3"><text:span text:style-name="CharStyle10"><text:span text:style-name="T42">Čhaje, šhaje, barikaň</text:span></text:span><text:span text:style-name="CharStyle10"><text:span text:style-name="T1">i</text:span></text:span><text:span text:style-name="CharStyle10"><text:span text:style-name="T42">...</text:span></text:span></text:p>
        <text:p text:style-name="P26"><text:span text:style-name="CharStyle15"><text:span text:style-name="T42">Hanblivo húdol roztrateným jedliam pieseň o dievčati, čo nieslo vodu a treba ho zastaviť, pýtať si trochu vody. Pieseň, čo bola dobrá, lebo jej jednak nerozumel ani sám a pokorujúca, lebo pochodila od Imra.</text:span></text:span></text:p>
        <text:p text:style-name="P3"><text:span text:style-name="CharStyle10"><text:span text:style-name="T1">.</text:span></text:span><text:span text:style-name="CharStyle10"><text:span text:style-name="T42">..barikaňi thov </text:span></text:span><text:span text:style-name="CharStyle10"><text:span text:style-name="T1">t</text:span></text:span><text:span text:style-name="CharStyle10"><text:span text:style-name="T42">ro pindro...</text:span></text:span></text:p>
        <text:p text:style-name="P26"><text:span text:style-name="CharStyle15"><text:span text:style-name="T42">Pozabúdal sa a spieval si sebe a začínal byť človekom pastier Jozef Mak.</text:span></text:span></text:p>
        <text:p text:style-name="P5"><text:span text:style-name="CharStyle15"><text:span text:style-name="T42"/></text:span></text:p>
        <text:h text:style-name="Heading_20_1" text:outline-level="1"><text:soft-page-break/><text:span text:style-name="CharStyle15"><text:span text:style-name="T85">10.</text:span></text:span></text:h>
        <text:p text:style-name="P3"><text:span text:style-name="CharStyle10"><text:span text:style-name="T79">&lt;lang UND&gt;</text:span></text:span><text:span text:style-name="CharStyle10"><text:span text:style-name="T42">...bara bokhaťar a bara ťruša</text:span></text:span><text:span text:style-name="CharStyle10"><text:span text:style-name="T1">t</text:span></text:span><text:span text:style-name="CharStyle10"><text:span text:style-name="T42">ar mro šero mam duk</text:span></text:span><text:span text:style-name="CharStyle10"><text:span text:style-name="T1">h</text:span></text:span><text:span text:style-name="CharStyle10"><text:span text:style-name="T42">a</text:span></text:span><text:span text:style-name="CharStyle10"><text:span text:style-name="T1">l</text:span></text:span><text:span text:style-name="CharStyle10"><text:span text:style-name="T42">...</text:span></text:span><text:span text:style-name="CharStyle10"><text:span text:style-name="T79">&lt;/lang&gt;</text:span></text:span></text:p>
        <text:p text:style-name="P26"><text:span text:style-name="CharStyle15"><text:span text:style-name="T42">Rozpínal sa v ňom vzdor nevedomky, ba slepo a jedovat</text:span></text:span><text:span text:style-name="CharStyle15"><text:span text:style-name="T3">e</text:span></text:span><text:span text:style-name="CharStyle15"><text:span text:style-name="T42">, zašiel ku kolibe, kde vysedúval starý Kubanda a postavil sa pred ním ako peň.</text:span></text:span></text:p>
        <text:p text:style-name="P26"><text:span text:style-name="CharStyle15"><text:span text:style-name="T42">—</text:span></text:span><text:span text:style-name="CharStyle15"><text:span text:style-name="T1"> </text:span></text:span><text:span text:style-name="CharStyle15"><text:span text:style-name="T42">Čo si dobehol, Jožko?</text:span></text:span></text:p>
        <text:p text:style-name="P26"><text:span text:style-name="CharStyle15"><text:span text:style-name="T42">Jozef Mak vošiel do koliby po sekeru, ba i kabanicu si hodil na plecia.</text:span></text:span></text:p>
        <text:p text:style-name="P26"><text:span text:style-name="CharStyle15"><text:span text:style-name="T42">— Vari ti je zima?</text:span></text:span></text:p>
        <text:p text:style-name="P26"><text:span text:style-name="CharStyle15"><text:span text:style-name="T42">— Nie mi je, strýc, ale chcem kabanicu mať na sebe, aby mi tu neosta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búchal obuchom sekery na kôl, ktorý sa mu pod obuch podplieto</text:span></text:span><text:span text:style-name="CharStyle15"><text:span text:style-name="T44">l.</text:span></text:span><text:span text:style-name="CharStyle15"><text:span text:style-name="T42"> </text:span></text:span><text:span text:style-name="CharStyle15"><text:span text:style-name="T1">—</text:span></text:span><text:span text:style-name="CharStyle15"><text:span text:style-name="T42"> Aby mi tu neostala, keď som celé leto za ňu slúžil. Ej, strýc, nech vás hrom pobije, ale ste ma po roky tak vyplácali za službu, ako ste sami c</text:span></text:span><text:span text:style-name="CharStyle15"><text:span text:style-name="T1">h</text:span></text:span><text:span text:style-name="CharStyle15"><text:span text:style-name="T42">celi</text:span></text:span><text:span text:style-name="CharStyle15"><text:span text:style-name="T1">.</text:span></text:span><text:span text:style-name="CharStyle15"><text:span text:style-name="T42"> </text:span></text:span><text:span text:style-name="CharStyle15"><text:span text:style-name="T3">A</text:span></text:span><text:span text:style-name="CharStyle15"><text:span text:style-name="T42">j</text:span></text:span><text:span text:style-name="CharStyle15"><text:span text:style-name="T1"> </text:span></text:span><text:span text:style-name="CharStyle15"><text:span text:style-name="T42">žobrákovi by sa bolo </text:span></text:span><text:span text:style-name="CharStyle15"><text:span text:style-name="T1">vi</text:span></text:span><text:span text:style-name="CharStyle15"><text:span text:style-name="T42">ac u</text:span></text:span><text:span text:style-name="CharStyle15"><text:span text:style-name="T1">š</text:span></text:span><text:span text:style-name="CharStyle15"><text:span text:style-name="T42">l</text:span></text:span><text:span text:style-name="CharStyle15"><text:span text:style-name="T1">o,</text:span></text:span><text:span text:style-name="CharStyle15"><text:span text:style-name="T42"> keby bol deň po deň pýtal, ale za mňa sa nemal kto</text:span></text:span><text:span text:style-name="CharStyle15"><text:span text:style-name="T1"> </text:span></text:span><text:span text:style-name="CharStyle15"><text:span text:style-name="T42">p</text:span></text:span><text:span text:style-name="CharStyle15"><text:span text:style-name="T44">r</text:span></text:span><text:span text:style-name="CharStyle15"><text:span text:style-name="T42">i</text:span></text:span><text:span text:style-name="CharStyle15"><text:span text:style-name="T3">h</text:span></text:span><text:span text:style-name="CharStyle15"><text:span text:style-name="T42">ovoriť a s materou ste tak skončili, ako ste chceli. Boh vám odplať.</text:span></text:span></text:p>
        <text:p text:style-name="P26"><text:span text:style-name="CharStyle15"><text:span text:style-name="T1">—</text:span></text:span><text:span text:style-name="CharStyle15"><text:span text:style-name="T42"> Jožko, čo sa ti robí?</text:span></text:span></text:p>
        <text:p text:style-name="P26"><text:span text:style-name="CharStyle15"><text:span text:style-name="T42">— Rozum mi ide a bodaj by aj vám prišiel. Vy sedíte pred kolibou vlani, predvlani a ja sháňam, — tresol zavše aj ostrým do kola, až sa kôl začal párať. — Či ste mi dali toľko pecňov, koľko mi patrí od gazdov</text:span></text:span><text:span text:style-name="CharStyle15"><text:span text:style-name="T1">!</text:span></text:span><text:span text:style-name="CharStyle15"><text:span text:style-name="T42"> Hen pred troma rokmi už pred Kračúňom ste povedali, že mám všetku slaninu vydelenú a ja som jej veru mnoho nepojedol. Nuž tak, strýc, teraz mi to chodí po rozume a taká mi je vôľa, že sa mi chce sekeru hádzať do jaloviny. Len ju radšej požeňte, lebo ak mi bude v ceste dolu grúňo</text:span></text:span><text:span text:style-name="CharStyle15"><text:span text:style-name="T1">m</text:span></text:span><text:span text:style-name="CharStyle15"><text:span text:style-name="T42">...</text:span></text:span></text:p>
        <text:p text:style-name="P26"><text:span text:style-name="CharStyle15"><text:span text:style-name="T42">— Jožko!</text:span></text:span></text:p>
        <text:p text:style-name="P26"><text:soft-page-break/><text:span text:style-name="CharStyle15"><text:span text:style-name="T42">Pomykal Jožko zaťatú sekeru, a kôl zapra</text:span></text:span><text:span text:style-name="CharStyle15"><text:span text:style-name="T44">š</text:span></text:span><text:span text:style-name="CharStyle15"><text:span text:style-name="T42">ťal, rozdvojil sa a</text:span></text:span><text:span text:style-name="CharStyle15"><text:span text:style-name="T1">ž</text:span></text:span><text:span text:style-name="CharStyle15"><text:span text:style-name="T42"> po samú zem. Mykol plecom Jožko, zvrtol sa a š</text:span></text:span><text:span text:style-name="CharStyle15"><text:span text:style-name="T1">i</text:span></text:span><text:span text:style-name="CharStyle15"><text:span text:style-name="T42">el.</text:span></text:span></text:p>
        <text:p text:style-name="P26"><text:span text:style-name="CharStyle15"><text:span text:style-name="T42">Ani sa viac neobzre</text:span></text:span><text:span text:style-name="CharStyle15"><text:span text:style-name="T1">l.</text:span></text:span></text:p>
        <text:p text:style-name="P26"><text:span text:style-name="CharStyle15"><text:span text:style-name="T42">Jalovina asi sama zacítila, že sa Mak hnevá, že má dnes ozrutnú silu v žilách, nuž sama sa odstupovala; kamenčie ďaleko odfrkovalo, ak sa dostalo pod Jozefov krok a voda v jarčekoch sa rozstrekúvala pod Jozefovou podošvou.</text:span></text:span></text:p>
        <text:p text:style-name="P26"><text:span text:style-name="CharStyle15"><text:span text:style-name="T42">— Jožkoo</text:span></text:span><text:span text:style-name="CharStyle15"><text:span text:style-name="T1">ó!</text:span></text:span><text:span text:style-name="CharStyle15"><text:span text:style-name="T42">...</text:span></text:span></text:p>
        <text:p text:style-name="P26"><text:span text:style-name="CharStyle15"><text:span text:style-name="T42">Hora odpovedala, ale Jožko nie.</text:span></text:span></text:p>
        <text:p text:style-name="P5"><text:span text:style-name="CharStyle15"><text:span text:style-name="T42"/></text:span></text:p>
        <text:h text:style-name="Heading_20_1" text:outline-level="1"><text:span text:style-name="CharStyle15"><text:span text:style-name="T85">11.</text:span></text:span></text:h>
        <text:p text:style-name="P26"><text:span text:style-name="CharStyle15"><text:span text:style-name="T42"/></text:span></text:p>
        <text:p text:style-name="P27"><text:span text:style-name="CharStyle15"><text:span text:style-name="T42">Jožko nehľadal chodník, kráčal len tak,</text:span></text:span><text:span text:style-name="CharStyle15"><text:span text:style-name="T1"> </text:span></text:span><text:span text:style-name="CharStyle15"><text:span text:style-name="T42">ale našiel konopisko, kde Maruša vytrhávala matornie steblá. Nehanbil sa, že bolo naokolo mnoho žien, šiel rovno za Marušou a zdalo sa mu: červená Maruša priam tu vyrástla z mäkkej zelene a keď išiel krajom, volala naň teplo a prívetivo. Sadol si na úzku brázdu vedľa nej a ut</text:span></text:span><text:span text:style-name="CharStyle15"><text:span text:style-name="T1">r</text:span></text:span><text:span text:style-name="CharStyle15"><text:span text:style-name="T42">el si s čela pot.</text:span></text:span></text:p>
        <text:p text:style-name="P26"><text:span text:style-name="CharStyle15"><text:span text:style-name="T42">— </text:span></text:span><text:span text:style-name="CharStyle15"><text:span text:style-name="T3">Č</text:span></text:span><text:span text:style-name="CharStyle15"><text:span text:style-name="T42">o si prišiel? — spýtala sa Maruša.</text:span></text:span></text:p>
        <text:p text:style-name="P26"><text:span text:style-name="CharStyle15"><text:span text:style-name="T42">— Len t</text:span></text:span><text:span text:style-name="CharStyle15"><text:span text:style-name="T1">a</text:span></text:span><text:span text:style-name="CharStyle15"><text:span text:style-name="T42">k.</text:span></text:span></text:p>
        <text:p text:style-name="P26"><text:span text:style-name="CharStyle15"><text:span text:style-name="T42">— Po soľ?</text:span></text:span></text:p>
        <text:p text:style-name="P26"><text:span text:style-name="CharStyle15"><text:span text:style-name="T42">— Nie. Už ne</text:span></text:span><text:span text:style-name="CharStyle15"><text:span text:style-name="T1">pa</text:span></text:span><text:span text:style-name="CharStyle15"><text:span text:style-name="T42">siem. Vraj stava</text:span></text:span><text:span text:style-name="CharStyle15"><text:span text:style-name="T1">jú</text:span></text:span><text:span text:style-name="CharStyle15"><text:span text:style-name="T42"> železnicu a berú robotníkov.</text:span></text:span></text:p>
        <text:p text:style-name="P26"><text:span text:style-name="CharStyle15"><text:span text:style-name="T42">—</text:span></text:span><text:span text:style-name="CharStyle15"><text:span text:style-name="T1"> </text:span></text:span><text:span text:style-name="CharStyle15"><text:span text:style-name="T42">Železnicu? Nehovor. Nič nerobia, iba trávu kazia</text:span></text:span><text:span text:style-name="CharStyle15"><text:span text:style-name="T1"> </text:span></text:span><text:span text:style-name="CharStyle15"><text:span text:style-name="T42">a</text:span></text:span><text:span text:style-name="CharStyle15"><text:span text:style-name="T1"> </text:span></text:span><text:span text:style-name="CharStyle15"><text:span text:style-name="T42">koly bijú</text:span></text:span><text:span text:style-name="CharStyle15"><text:span text:style-name="T1"> </text:span></text:span><text:span text:style-name="CharStyle15"><text:span text:style-name="T42">po lúkach. Chlapi sa hnevajú, ale keď pomerajú, tak ju budú stavať.</text:span></text:span></text:p>
        <text:p text:style-name="P26"><text:soft-page-break/><text:span text:style-name="CharStyle15"><text:span text:style-name="T42">— N</text:span></text:span><text:span text:style-name="CharStyle15"><text:span text:style-name="T1">o</text:span></text:span><text:span text:style-name="CharStyle15"><text:span text:style-name="T42">... tak ma Juro oklamal. Tak čo budem robiť?</text:span></text:span></text:p>
        <text:p text:style-name="P26"><text:span text:style-name="CharStyle15"><text:span text:style-name="T42">Toto posledné nechcel povedať a zato Maruša ani nedopočula, čo povedal. Trhala konope i tie, čo nemala, a on sa jej díval na ruky, ale nevidel, čo robia a čo robia zle. Iba mu po chvíli krv udrela do tvári, lebo sa pob</text:span></text:span><text:span text:style-name="CharStyle15"><text:span text:style-name="T3">a</text:span></text:span><text:span text:style-name="CharStyle15"><text:span text:style-name="T42">dal, že chlap nemá čo hľadať na konopisku.</text:span></text:span></text:p>
        <text:p text:style-name="P26"><text:span text:style-name="CharStyle15"><text:span text:style-name="T42">— Maruška, nepovedz materi ani tvojej, ani mojej, že som tu. Veď n</text:span></text:span><text:span text:style-name="CharStyle15"><text:span text:style-name="T1">i</text:span></text:span><text:span text:style-name="CharStyle15"><text:span text:style-name="T42">ečo budem robiť a večer prídem k vrátkam za stajňo</text:span></text:span><text:span text:style-name="CharStyle15"><text:span text:style-name="T1">u</text:span></text:span><text:span text:style-name="CharStyle15"><text:span text:style-name="T42">...</text:span></text:span></text:p>
        <text:p text:style-name="P5"><text:span text:style-name="CharStyle15"><text:span text:style-name="T42"/></text:span></text:p>
        <text:h text:style-name="Heading_20_1" text:outline-level="1"><text:span text:style-name="CharStyle15"><text:span text:style-name="T85">12.</text:span></text:span></text:h>
        <text:p text:style-name="P26"><text:span text:style-name="CharStyle15"><text:span text:style-name="T42"/></text:span></text:p>
        <text:p text:style-name="P27"><text:span text:style-name="CharStyle15"><text:span text:style-name="T42">Do večera hrozne vyhladol Jozef Mak.</text:span></text:span></text:p>
        <text:p text:style-name="P26"><text:span text:style-name="CharStyle15"><text:span text:style-name="T42">Nebol západ ďaleko, ale prázdna chvíľa ho vyhladovela, pokým ležal pod horou a neraz bol v pokušení: nemal by sa hanbiť a mal by o</text:span></text:span><text:span text:style-name="CharStyle15"><text:span text:style-name="T1">bje</text:span></text:span><text:span text:style-name="CharStyle15"><text:span text:style-name="T42">dať čučoriedia a jahody. Miesto toho ľahol si na brucho pri Teplici a po tri razy pil vodu. Ba tak ho trápil hlad, keď išiel ku vrátkam, azda by nebol ani dbal, keby ho Maruša bola zradila, keby ho za vrátkami čakala mať.</text:span></text:span></text:p>
        <text:p text:style-name="P26"><text:span text:style-name="CharStyle15"><text:span text:style-name="T42">Tá by i potme uhádla, čo mu chýba.</text:span></text:span></text:p>
        <text:p text:style-name="P26"><text:span text:style-name="CharStyle15"><text:span text:style-name="T42">Ale Maruša hneď takto začínala:</text:span></text:span></text:p>
        <text:p text:style-name="P26"><text:span text:style-name="CharStyle15"><text:span text:style-name="T42">— Obzerať sa nemusíš, v dome všetci spia, nikomu som o tebe nehovorila. Len poď, hen za tŕn</text:span></text:span><text:span text:style-name="CharStyle15"><text:span text:style-name="T3">i</text:span></text:span><text:span text:style-name="CharStyle15"><text:span text:style-name="T42">m Švošovie kosili dnes ďatelinu, môžeme si posedieť.</text:span></text:span></text:p>
        <text:p text:style-name="P26"><text:span text:style-name="CharStyle15"><text:span text:style-name="T42">Jozef Mak nepočul, čo Maruša hovorí, iba</text:span></text:span><text:span text:style-name="CharStyle17"><text:span text:style-name="T42"> </text:span></text:span><text:span text:style-name="CharStyle15"><text:span text:style-name="T42">to, čo vydychuje a keď chcela vykroči</text:span></text:span><text:span text:style-name="CharStyle15"><text:span text:style-name="T3">ť</text:span></text:span><text:span text:style-name="CharStyle15"><text:span text:style-name="T42">, tak ju zdržal okolo pása. Mocne a horúco. Vypadla mu i sekera a ústa mu neprišly </text:span></text:span><text:soft-page-break/><text:span text:style-name="CharStyle15"><text:span text:style-name="T42">a</text:span></text:span><text:span text:style-name="CharStyle15"><text:span text:style-name="T1">n</text:span></text:span><text:span text:style-name="CharStyle15"><text:span text:style-name="T42">i na um. Zoprel krk, aby mu bol ako z ocele, aby sa Maruška musela tuho napínať, keď ho okolo krku objíma, aby sa musela tuho pritúliť, keď chce oprieť líce o líce.</text:span></text:span></text:p>
        <text:p text:style-name="P26"><text:span text:style-name="CharStyle15"><text:span text:style-name="T42">—</text:span></text:span><text:span text:style-name="CharStyle15"><text:span text:style-name="T1"> </text:span></text:span><text:span text:style-name="CharStyle15"><text:span text:style-name="T42">Jožko!..</text:span></text:span><text:span text:style-name="CharStyle15"><text:span text:style-name="T1">.</text:span></text:span></text:p>
        <text:p text:style-name="P26"><text:span text:style-name="CharStyle15"><text:span text:style-name="T42">Keď ho oslovila, úsmevom zastonala okolo nich teplá noc.</text:span></text:span></text:p>
        <text:p text:style-name="P26"><text:span text:style-name="CharStyle15"><text:span text:style-name="T42">— Nič zato, že ma Imro oklamal, Maruška, ale ja by som už aj tak bol prišiel... už sa mi chcelo ísť... a ja som aj vedel, že ma Imro klame.</text:span></text:span></text:p>
        <text:p text:style-name="P26"><text:span text:style-name="CharStyle15"><text:span text:style-name="T42">Pohli sa krížom cez konopiská ako jedon a zaľúbili sa túto noc.</text:span></text:span></text:p>
        <text:p text:style-name="P26"><text:span text:style-name="CharStyle15"><text:span text:style-name="T42">Keď ponad vrchy začal prichodiť deň, iba vtedy sa otriasla krásna Maruška a krásny Jozef Mak, lebo Maruša pobadala, že cez konope vpísali čiernu cestu.</text:span></text:span></text:p>
        <text:p text:style-name="P26"><text:span text:style-name="CharStyle15"><text:span text:style-name="T42">Začala utekať od neho.</text:span></text:span></text:p>
        <text:p text:style-name="P26"><text:span text:style-name="CharStyle15"><text:span text:style-name="T42">Ale o chvíľočku vrátila sa pošepnúť mu:</text:span></text:span></text:p>
        <text:p text:style-name="P26"><text:span text:style-name="CharStyle15"><text:span text:style-name="T42">— Poď ešte k vrátkam, mám tam batôžt</text:span></text:span><text:span text:style-name="CharStyle15"><text:span text:style-name="T1">e</text:span></text:span><text:span text:style-name="CharStyle15"><text:span text:style-name="T42">k pre teba a večer mi vypadol, ani neviem, kde bude.</text:span></text:span></text:p>
        <text:p text:style-name="P26"><text:span text:style-name="CharStyle15"><text:span text:style-name="T42">Jozef Mak šiel a spolu nahmatali i stratenú sekeru a Maruškin batôžt</text:span></text:span><text:span text:style-name="CharStyle15"><text:span text:style-name="T1">e</text:span></text:span><text:span text:style-name="CharStyle15"><text:span text:style-name="T42">k s chlebom</text:span></text:span><text:span text:style-name="CharStyle15"><text:span text:style-name="T1">.</text:span></text:span></text:p>
        <text:p text:style-name="P26"><text:span text:style-name="CharStyle15"><text:span text:style-name="T42">Keď sa lúčili, v Maruši prebudil sa i posledný kútik ženskosti a plakala, keď objímala Jozefa Maka.</text:span></text:span></text:p>
        <text:p text:style-name="P5"><text:span text:style-name="CharStyle15"><text:span text:style-name="T42"/></text:span></text:p>
        <text:h text:style-name="Heading_20_1" text:outline-level="1"><text:span text:style-name="CharStyle15"><text:span text:style-name="T85">13.</text:span></text:span></text:h>
        <text:p text:style-name="P26"><text:span text:style-name="CharStyle15"><text:span text:style-name="T42"/></text:span></text:p>
        <text:p text:style-name="P27"><text:span text:style-name="CharStyle15"><text:span text:style-name="T42">V Nihove natrafil ráno na salaš a chcel tu spať, ale valasi ho najprv nakŕmili.</text:span></text:span></text:p>
        <text:p text:style-name="P26"><text:soft-page-break/><text:span text:style-name="CharStyle15"><text:span text:style-name="T42">—</text:span></text:span><text:span text:style-name="CharStyle15"><text:span text:style-name="T1"> </text:span></text:span><text:span text:style-name="CharStyle15"><text:span text:style-name="T42">Nestínajú tu dakde chlapi? — dozvedal sa, keď si dlaňou pretrel ústa.</text:span></text:span></text:p>
        <text:p text:style-name="P26"><text:span text:style-name="CharStyle15"><text:span text:style-name="T42">—</text:span></text:span><text:span text:style-name="CharStyle15"><text:span text:style-name="T1"> </text:span></text:span><text:span text:style-name="CharStyle15"><text:span text:style-name="T42">Veď všade stínajú, len počúvaj.</text:span></text:span></text:p>
        <text:p text:style-name="P26"><text:span text:style-name="CharStyle15"><text:span text:style-name="T42">Jozef Mak počúval, až pokým nepočul stínať horu a potom šiel za hlasom. Natrafil na známych, dobre sa mu vodilo, lenže ho sekera najprv nemilosrdne strhala; nevedel ani jedávať, iba spať. No, chlapi boli po robote vždy veselí, dlho sedávali okolo vatry, nedali pokoja ani jemu a neraz musel zutekať, nocovať niekde pod borovicou, čo nebola dobrá vec, lebo sem zas bolo počuť veselých furmanov, čo svážali čierne železné chleby dolu Hronom a biele chleby žitné hore Hronom. Spievali čudné pesničky. Áno, spev prichodil s tých strán, kde nocovala Maruša, slabá a dobrá Maruša, čo má telo niekde také ako mach, ako zelený mach, čo sa dá prihladiť dlaňou.</text:span></text:span></text:p>
        <text:p text:style-name="P26"><text:span text:style-name="CharStyle15"><text:span text:style-name="T42">Marušin chlieb mal ešte i teraz v kolibe schovaný, nezedený, za svedka prichystaný, že je Maruša i taká dobrá ako mater.</text:span></text:span></text:p>
        <text:p text:style-name="P26"><text:span text:style-name="CharStyle15"><text:span text:style-name="T42">Ale prišly chladnejšie noci a vietor vháňal aj rubár</text:span></text:span><text:span text:style-name="CharStyle15"><text:span text:style-name="T1">ov</text:span></text:span><text:span text:style-name="CharStyle15"><text:span text:style-name="T42">, aj oheň do koliby a vohna</text:span></text:span><text:span text:style-name="CharStyle15"><text:span text:style-name="T1">li</text:span></text:span><text:span text:style-name="CharStyle15"><text:span text:style-name="T42"> jeho. Tu musel počúvať rozprávky, pri ktorých najprv chlapi vykrikovali a potom usínali. O Jánošíkových pokladoch v Machnatej rozprávali, </text:span></text:span><text:span text:style-name="CharStyle15"><text:span text:style-name="T1">o</text:span></text:span><text:span text:style-name="CharStyle15"><text:span text:style-name="T42"> striebre a zlate a nikdy nie o Jánošíkových bielych fra</text:span></text:span><text:span text:style-name="CharStyle15"><text:span text:style-name="T1">je</text:span></text:span><text:span text:style-name="CharStyle15"><text:span text:style-name="T42">rkách, čoho sa mu najviac žiadalo, iba o jednej, o čie</text:span></text:span><text:span text:style-name="CharStyle15"><text:span text:style-name="T44">rn</text:span></text:span><text:span text:style-name="CharStyle15"><text:span text:style-name="T42">obalogskej, ktorá bola z mäsa a krvi, ktorá i porodila a bála sa prijať od Jánošíka povojník pre dieťa. Obyčajná pravda, čo má svedka, lebo v tej chalupe žije dopoly rozťatá hrada, kde oprel Jánošík svoju valašku a kde sa prisahal, že k uplakanej frajerke iba potom príde, keď sa rozťatá hrada sra</text:span></text:span><text:span text:style-name="CharStyle15"><text:span text:style-name="T1">sti</text:span></text:span><text:span text:style-name="CharStyle15"><text:span text:style-name="T42">e.</text:span></text:span></text:p>
        <text:p text:style-name="P26"><text:span text:style-name="CharStyle15"><text:span text:style-name="T42">Chlapi zavše pob</text:span></text:span><text:span text:style-name="CharStyle15"><text:span text:style-name="T3">a</text:span></text:span><text:span text:style-name="CharStyle15"><text:span text:style-name="T42">dali, že nemá niektoré rozprávky rád, zavčasu zdriemne a </text:span></text:span><text:soft-page-break/><text:span text:style-name="CharStyle15"><text:span text:style-name="T42">popeľuchom ho prezvali,</text:span></text:span></text:p>
        <text:p text:style-name="P26"><text:span text:style-name="CharStyle15"><text:span text:style-name="T42">Ba raz, keď</text:span></text:span><text:span text:style-name="CharStyle15"><text:span text:style-name="T1"> </text:span></text:span><text:span text:style-name="CharStyle15"><text:span text:style-name="T42">ich zm</text:span></text:span><text:span text:style-name="CharStyle15"><text:span text:style-name="T3">l</text:span></text:span><text:span text:style-name="CharStyle15"><text:span text:style-name="T42">knutie rozhnevalo, </text:span></text:span><text:span text:style-name="CharStyle15"><text:span text:style-name="T1">hlasnejšie</text:span></text:span><text:span text:style-name="CharStyle15"><text:span text:style-name="T42"> sa rozrehotali a diabolská myšlienka prišla im na um:</text:span></text:span></text:p>
        <text:p text:style-name="P26"><text:span text:style-name="CharStyle15"><text:span text:style-name="T42">— Jožo, rozprávať. Už sa každý vyrozprával a ty si budeš zadarmo u nás brucho pásť?</text:span></text:span></text:p>
        <text:p text:style-name="P26"><text:span text:style-name="CharStyle15"><text:span text:style-name="T42">Nikdy si nepomyslel Jožo Mak, či je ťažšie svá</text:span></text:span><text:span text:style-name="CharStyle15"><text:span text:style-name="T1">ľ</text:span></text:span><text:span text:style-name="CharStyle15"><text:span text:style-name="T42">ať borovicu, vysokú ako veža, a či ťažšie chlapom rozprávať, ale teraz to razom uhádol a razom mu vyvstal pot na čele pred nemožnou úlohou</text:span></text:span><text:span text:style-name="CharStyle15"><text:span text:style-name="T1">.</text:span></text:span></text:p>
        <text:p text:style-name="P26"><text:span text:style-name="CharStyle15"><text:span text:style-name="T42">No rubári sú takto stvorení: za</text:span></text:span><text:span text:style-name="CharStyle15"><text:span text:style-name="T3">t</text:span></text:span><text:span text:style-name="CharStyle15"><text:span text:style-name="T42">ínajú, až pokým dych stačí, robia, pokým rameno vládze, pijú po čiernu zem, spievajú po oblohu, keď sa bijú, bijú sa do úmoru, keď rozdávajú, rozdávajú všetko a keď žartujú, žartujú dokonale.</text:span></text:span></text:p>
        <text:p text:style-name="P26"><text:span text:style-name="CharStyle15"><text:span text:style-name="T42">Ani Jožo Mak nemal sa spierať, a že sa spieral, pochytili ho tvrdí chlapi za nohy a hlavu, a v drieku vystieral sa potom sám, lebo ho cez vatru začali prekladať.</text:span></text:span></text:p>
        <text:p text:style-name="P26"><text:span text:style-name="CharStyle15"><text:span text:style-name="T42">— Budeš rozprávať, pope</text:span></text:span><text:span text:style-name="CharStyle15"><text:span text:style-name="T1">ľ</text:span></text:span><text:span text:style-name="CharStyle15"><text:span text:style-name="T42">uch</text:span></text:span><text:span text:style-name="CharStyle15"><text:span text:style-name="T1">!</text:span></text:span></text:p>
        <text:p text:style-name="P26"><text:span text:style-name="CharStyle15"><text:span text:style-name="T42">Aj iný by bol zaťal zuby a sľuboval, ako to vykonal Jožo Mak. Veď mu nohy ani nepopustili, pokým nezačal.</text:span></text:span></text:p>
        <text:p text:style-name="P5"><text:span text:style-name="CharStyle15"><text:span text:style-name="T42"/></text:span></text:p>
        <text:h text:style-name="Heading_20_1" text:outline-level="1"><text:span text:style-name="CharStyle15"><text:span text:style-name="T85">14.</text:span></text:span></text:h>
        <text:p text:style-name="P26"><text:span text:style-name="CharStyle15"><text:span text:style-name="T42"/></text:span></text:p>
        <text:p text:style-name="P27"><text:span text:style-name="CharStyle15"><text:span text:style-name="T42">Keď Jožo Mak zat</text:span></text:span><text:span text:style-name="CharStyle15"><text:span text:style-name="T1">íc</text:span></text:span><text:span text:style-name="CharStyle15"><text:span text:style-name="T42">hol, neozval sa nik.</text:span></text:span></text:p>
        <text:p text:style-name="P26"><text:span text:style-name="CharStyle15"><text:span text:style-name="T42">Zdržal trochu dych, aby sa presvedčil, či rubári počúvali a či ich dobre uspal, ale nič nemohol zistiť, lebo mu teplá červeň chodila po tvári a musel si ju ohmatať.</text:span></text:span></text:p>
        <text:p text:style-name="P26"><text:soft-page-break/><text:span text:style-name="CharStyle15"><text:span text:style-name="T42">A potom vyvalil oči do tmy, lebo sa čudoval, čo to všetko porozprával, a tuho rozmýšľal, či túto rozprávku už počul od niekoho, a ak ju počul, od koho to mohlo byť.</text:span></text:span></text:p>
        <text:p text:style-name="P26"><text:span text:style-name="CharStyle15"><text:span text:style-name="T42">Najhoršie bolo, že sa mu nik neprihovoril, a zaliala ho podivná hanba, lebo si domýšľal, že sú chlapi i teraz takí, ako vo dne, a že zaraz uhádnu, ako myslel v rozprávke na Marušu, hoci sám si musí rozhútať, či naozaj na ňu myslel. A ráno včaššie sa vychytil lúpať kôru s j</text:span></text:span><text:span text:style-name="CharStyle15"><text:span text:style-name="T1">e</text:span></text:span><text:span text:style-name="CharStyle15"><text:span text:style-name="T42">dlíc, ako by sa chcel usilovať, a rád bol, že ostatní rubári sa škriepia pri ohňoch, dlho prežúvajú slaninu a pomaly si napchávajú do fajok. Povyvaľované stromy z rána ako by dostávaly trochu starej miazgy, zvlhnú a nerady, keď človek po nich šliape, vypnú sa brvná na klzké a rady pokazia ľudskú nohu</text:span></text:span><text:span text:style-name="CharStyle15"><text:span text:style-name="T1">.</text:span></text:span><text:span text:style-name="CharStyle15"><text:span text:style-name="T42"> Ale na mŕtvych stromoch nie je</text:span></text:span><text:span text:style-name="CharStyle15"><text:span text:style-name="T1"> </text:span></text:span><text:span text:style-name="CharStyle15"><text:span text:style-name="T42">to opravdivá miazga, iba hýrivá rosa, čo rovnako sadá na živé a neživé veci, nuž márnivosť je to neslýchaná, a Jozef Mak pozabudol na klzké telá jedlí, keď sa mu prihovoril Gregor Biaľoš.</text:span></text:span></text:p>
        <text:p text:style-name="P26"><text:span text:style-name="CharStyle15"><text:span text:style-name="T42">Gregor Biaľoš mal znak na ľavom líci, pamiatku z kame</text:span></text:span><text:span text:style-name="CharStyle15"><text:span text:style-name="T1">ň</text:span></text:span><text:span text:style-name="CharStyle15"><text:span text:style-name="T42">olomu, kde ho zasiahla kamenná troska, dynamitom rozprasknutá, a keď sa teraz usmial alebo rozhovoril, nuž hviezdica sa mu spravila z vrások na líci a nebolo príjemné dívať sa na neho, iba tomu, kto privykol. Jozef Mak nemohol privyknúť, i teraz díval sa radšej inde, keď mu Biaľoš začal hovoriť:</text:span></text:span></text:p>
        <text:p text:style-name="P26"><text:span text:style-name="CharStyle15"><text:span text:style-name="T42">— Potvora si, Jožo. Večer si nás uspal ako v mlieku. Veď sa už odteraz len schystaj, lebo sa budeš mať, ako si sa nemal. Nebudeš ty mať pokoja večer ani raz... Potvora si!</text:span></text:span></text:p>
        <text:p text:style-name="P26"><text:span text:style-name="CharStyle15"><text:span text:style-name="T42">A Makovi sa vtedy skĺzla noha, vletel medzi dve brvna, zasekol sa mu pravý </text:span></text:span><text:soft-page-break/><text:span text:style-name="CharStyle15"><text:span text:style-name="T42">členok, i cítil, že ho v ňom pichlo.</text:span></text:span></text:p>
        <text:p text:style-name="P26"><text:span text:style-name="CharStyle15"><text:span text:style-name="T42">A Gregor Biaľoš ho ťažko vytiahol.</text:span></text:span></text:p>
        <text:p text:style-name="P5"><text:span text:style-name="CharStyle15"><text:span text:style-name="T42">— </text:span></text:span><text:span text:style-name="CharStyle15"><text:span text:style-name="T44">Č</text:span></text:span><text:span text:style-name="CharStyle15"><text:span text:style-name="T42">o sa trepeš medzi rubárov, keď si sa ešte ani kráčať nenaučil!</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ykrikovali chlapi, keď prišli jesť, lebo sám darmo zbledol, nemohol na pravej nohe stáť, ani kľačiacky nemohol olupovať kôru a musel sedieť pred kolibou.</text:span></text:span></text:p>
        <text:p text:style-name="P26"><text:span text:style-name="CharStyle15"><text:span text:style-name="T42">— Panský členok máš, Jožo, chytro ťa čer</text:span></text:span><text:span text:style-name="CharStyle15"><text:span text:style-name="T44">t</text:span></text:span><text:span text:style-name="CharStyle15"><text:span text:style-name="T42"> vezme! — hovorili.</text:span></text:span></text:p>
        <text:p text:style-name="P26"><text:span text:style-name="CharStyle15"><text:span text:style-name="T42">— Sekera ťa potiahla, Jožo, lebo to sa nauč, sekera je iba chlapovi do ruky.</text:span></text:span></text:p>
        <text:p text:style-name="P26"><text:span text:style-name="CharStyle15"><text:span text:style-name="T42">— Frajerku by si si mal n</text:span></text:span><text:span text:style-name="CharStyle15"><text:span text:style-name="T1">á</text:span></text:span><text:span text:style-name="CharStyle15"><text:span text:style-name="T42">jsť v zakázanom, potom by si vedel po klzkom skácať.</text:span></text:span></text:p>
        <text:p text:style-name="P26"><text:span text:style-name="CharStyle15"><text:span text:style-name="T42">— He-h</text:span></text:span><text:span text:style-name="CharStyle15"><text:span text:style-name="T1">e</text:span></text:span><text:span text:style-name="CharStyle15"><text:span text:style-name="T42">...</text:span></text:span></text:p>
        <text:p text:style-name="P26"><text:span text:style-name="CharStyle15"><text:span text:style-name="T42">— Kto ho vie, či niekde nebol, keď si zabudol oči pretrieť.</text:span></text:span></text:p>
        <text:p text:style-name="P26"><text:span text:style-name="CharStyle15"><text:span text:style-name="T42">— Mnoho zdochýňaš, Jožo.</text:span></text:span></text:p>
        <text:p text:style-name="P26"><text:span text:style-name="CharStyle15"><text:span text:style-name="T42">Nuž Jozef Mak sa len obzeral, počúval posmešky a všetky surové poznámky a nikdy si dosiaľ nemyslel, že ho rubári majú tak radi. Pravdaže, Gregor s pošarpaným lícom neľutoval ani octu, všetok mu vylial do vody, aby si vymočil a obkrútil členok.</text:span></text:span></text:p>
        <text:p text:style-name="P26"><text:span text:style-name="CharStyle15"><text:span text:style-name="T42">—</text:span></text:span><text:span text:style-name="CharStyle15"><text:span text:style-name="T1"> </text:span></text:span><text:span text:style-name="CharStyle15"><text:span text:style-name="T42">Budeme ťa vari vliecť v sobotu? </text:span></text:span><text:span text:style-name="CharStyle15"><text:span text:style-name="T44">Č</text:span></text:span><text:span text:style-name="CharStyle15"><text:span text:style-name="T42">o? </text:span></text:span><text:span text:style-name="CharStyle15"><text:span text:style-name="T1">— </text:span></text:span><text:span text:style-name="CharStyle15"><text:span text:style-name="T42">dochodili večer chlapi</text:span></text:span><text:span text:style-name="CharStyle15"><text:span text:style-name="T1"> </text:span></text:span><text:span text:style-name="CharStyle15"><text:span text:style-name="T42">a</text:span></text:span><text:span text:style-name="CharStyle15"><text:span text:style-name="T1"> </text:span></text:span><text:span text:style-name="CharStyle15"><text:span text:style-name="T42">okrikovali ho, že mohol nachystať uhlíkov, aby sa mohlo variť.</text:span></text:span></text:p>
        <text:p text:style-name="P26"><text:span text:style-name="CharStyle15"><text:span text:style-name="T42">Zasa ho posmeškovali a verili sa, že ho v sobotu neponesú, čo by ich priam prosil. A medzi posmeškami a nadávkami po kúskoch radili mu všetci, čo vedeli, i muselo sa mu uľaviť. Muselo sa mu i preto, lebo sa soboty bál, ak by ozaj sám nevládal a chlapi by ho nechali ležať v kolibe. Veď mu to sľubovali celý deň, i večer ho iba tak tvrdo okríkli:</text:span></text:span></text:p>
        <text:p text:style-name="P26"><text:span text:style-name="CharStyle15"><text:span text:style-name="T42">—</text:span></text:span><text:span text:style-name="CharStyle15"><text:span text:style-name="T1"> </text:span></text:span><text:span text:style-name="CharStyle15"><text:span text:style-name="T42">Jožo, aspoň rozprávaj, keď si celý deň nič nerobil.</text:span></text:span></text:p>
        <text:p text:style-name="P26"><text:soft-page-break/><text:span text:style-name="CharStyle15"><text:span text:style-name="T42">Vtedy sa mu uľavilo najopravdive</text:span></text:span><text:span text:style-name="CharStyle15"><text:span text:style-name="T1">jš</text:span></text:span><text:span text:style-name="CharStyle15"><text:span text:style-name="T42">ie, ba</text:span></text:span><text:span text:style-name="CharStyle17"><text:span text:style-name="T42"> </text:span></text:span><text:span text:style-name="CharStyle15"><text:span text:style-name="T42">ako by mu bolo mihlo umom, že čakal na toto vyzvanie celý deň</text:span></text:span><text:span text:style-name="CharStyle15"><text:span text:style-name="T1">.</text:span></text:span></text:p>
        <text:p text:style-name="P26"><text:span text:style-name="CharStyle15"><text:span text:style-name="T1">I</text:span></text:span><text:span text:style-name="CharStyle15"><text:span text:style-name="T42"> rozprával Jozef Mak, ale nikdy nie to, čo si za dňa navymýšľal.</text:span></text:span></text:p>
        <text:p text:style-name="P26"><text:span text:style-name="CharStyle15"><text:span text:style-name="T42">V sobotu nemuseli ho vliecť, stackal sa sám do dolín, a zakaždým, keď ho rozbolel členok, zaťal zuby a vyhovoril sa na niečo inšie, ako by bolesť bola hanba. A mal s</text:span></text:span><text:span text:style-name="CharStyle15"><text:span text:style-name="T1"> </text:span></text:span><text:span text:style-name="CharStyle15"><text:span text:style-name="T42">ním trpezlivosť iba Gregor Bia</text:span></text:span><text:span text:style-name="CharStyle15"><text:span text:style-name="T1">ľ</text:span></text:span><text:span text:style-name="CharStyle15"><text:span text:style-name="T42">oš, on ho nenechal, hoci bola polnoc, keď vošli do dediny. Keď sa nahli do obloka krčmy, niektorí chlapi boli už aj opití, tí, čo sa najväčšmi ponáhľali, nuž potešil sa Jozef Mak, že neprišiel celkom neskoro. Zatackal sa pred vráta krstnej matere a azda aj nahlas sa usmieval:</text:span></text:span></text:p>
        <text:p text:style-name="P26"><text:span text:style-name="CharStyle15"><text:span text:style-name="T42">—</text:span></text:span><text:span text:style-name="CharStyle15"><text:span text:style-name="T1"> </text:span></text:span><text:span text:style-name="CharStyle15"><text:span text:style-name="T42">Maruška, veď som tu...</text:span></text:span></text:p>
        <text:p text:style-name="P26"><text:span text:style-name="CharStyle15"><text:span text:style-name="T42">A potom ho udrel do pŕs pohrebný spev, čo sa práve vtedy ťahavo začal vyvaľovať z chalupy, a udrelo ho i svetlo v oblôčkoch, lebo si uvedomil, že by ho tam teraz nemalo byť.</text:span></text:span></text:p>
        <text:p text:style-name="P26"><text:span text:style-name="CharStyle15"><text:span text:style-name="T42">Stál chvíľu stŕpnutý a nepoložil ruku na závoru.</text:span></text:span></text:p>
        <text:p text:style-name="P26"><text:span text:style-name="CharStyle15"><text:span text:style-name="T42">—</text:span></text:span><text:span text:style-name="CharStyle15"><text:span text:style-name="T1"> </text:span></text:span><text:span text:style-name="CharStyle15"><text:span text:style-name="T42">Umrela mi ma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bledol Jozef Mak a ešte trochu postál, pokým sa prežehnal.</text:span></text:span></text:p>
        <text:p text:style-name="P26"><text:span text:style-name="CharStyle15"><text:span text:style-name="T42">—</text:span></text:span><text:span text:style-name="CharStyle15"><text:span text:style-name="T1"> </text:span></text:span><text:span text:style-name="CharStyle15"><text:span text:style-name="T42">Umrela mi mať, a mne sa ani nezasnilo</text:span></text:span><text:span text:style-name="CharStyle15"><text:span text:style-name="T1">! </text:span></text:span><text:span text:style-name="CharStyle15"><text:span text:style-name="T42">— opakoval si úzkym podstením, a skoro spadol s nôh, keď vošiel do kuchyne a videl mater pri ohnisku sedieť bielu, nehybnú, so širokými očami a akúsi neurčitú v žmurkavom svetle.</text:span></text:span></text:p>
        <text:p text:style-name="P26"><text:span text:style-name="CharStyle15"><text:span text:style-name="T42">Zasekol sa mu krok na prahu, ale spev neustával, ani mater mu nemizla zpred očí, ba čosi mu i hovorila. Áno, zdvihla ruku, otváraly sa jej ústa, vstala.</text:span></text:span></text:p>
        <text:p text:style-name="P26"><text:span text:style-name="CharStyle15"><text:span text:style-name="T42">— Kdeže toľko chodíš, Jožk</text:span></text:span><text:span text:style-name="CharStyle15"><text:span text:style-name="T1">o</text:span></text:span><text:span text:style-name="CharStyle15"><text:span text:style-name="T42">... už som ťa aj v krčme pozerala, ale, chvalabohu, tam som ťa nevidela.</text:span></text:span></text:p>
        <text:p text:style-name="P26"><text:soft-page-break/><text:span text:style-name="CharStyle15"><text:span text:style-name="T42">V kuchyni sedel okrem nej iba Meľoš s ovisnutou hlavou, ako by ju nevládal držať na väzoch, a keď podvihol oči, mal ich červené a zmútené.</text:span></text:span></text:p>
        <text:p text:style-name="P26"><text:span text:style-name="CharStyle15"><text:span text:style-name="T42">— Umrela mi, umrela, — opálal hlavou Meľoš a dlaňou udieral si pomaly kolená. — Len ju pozri, Jožko, ako mi umrela, — druhou dlaňou utieral si ústa, ako keď ho vídal Mak opitého.</text:span></text:span></text:p>
        <text:p text:style-name="P26"><text:span text:style-name="CharStyle15"><text:span text:style-name="T1">—</text:span></text:span><text:span text:style-name="CharStyle15"><text:span text:style-name="T42"> Krstná mať ti um</text:span></text:span><text:span text:style-name="CharStyle15"><text:span text:style-name="T1">re</text:span></text:span><text:span text:style-name="CharStyle15"><text:span text:style-name="T42">la, Jožko, — povedala vtedy Makova mať, a to tak, ako by sa bola spytovala: Kde sa teraz podejeme?</text:span></text:span></text:p>
        <text:p text:style-name="P26"><text:span text:style-name="CharStyle15"><text:span text:style-name="T42">Jozef jej nerozumel, lebo ako by sa jej bol bál, že žije.</text:span></text:span></text:p>
        <text:p text:style-name="P5"><text:span text:style-name="CharStyle15"><text:span text:style-name="T42"/></text:span></text:p>
        <text:h text:style-name="Heading_20_1" text:outline-level="1"><text:span text:style-name="CharStyle15"><text:span text:style-name="T85">15.</text:span></text:span></text:h>
        <text:p text:style-name="P26"><text:span text:style-name="CharStyle15"><text:span text:style-name="T42"/></text:span></text:p>
        <text:p text:style-name="P27"><text:span text:style-name="CharStyle15"><text:span text:style-name="T42">Ráno zamračený Meľoš a Jozef Mak začali robiť truhlu. Meľoš sa opálal, ani pílku, ani kladivo nemohol poriadne chytiť do ruky, Jozefa v noci zasa rozbolel členok, nuž vysedúvali často, a vtedy Jozef mlčal a Meloš sa roztápal:</text:span></text:span></text:p>
        <text:p text:style-name="P26"><text:span text:style-name="CharStyle15"><text:span text:style-name="T42">— Umrela mi, a predvčerom bola ešte hrabať, a </text:span></text:span><text:span text:style-name="CharStyle15"><text:span text:style-name="T1">j</text:span></text:span><text:span text:style-name="CharStyle15"><text:span text:style-name="T42">a som robil ešte hriech, že večer a</text:span></text:span><text:span text:style-name="CharStyle15"><text:span text:style-name="T1">n</text:span></text:span><text:span text:style-name="CharStyle15"><text:span text:style-name="T42">i ona, ani Maruša nenap</text:span></text:span><text:span text:style-name="CharStyle15"><text:span text:style-name="T1">oji</text:span></text:span><text:span text:style-name="CharStyle15"><text:span text:style-name="T42">ly kravu, a hádam ju aj na</text:span></text:span><text:span text:style-name="CharStyle15"><text:span text:style-name="T1">p</text:span></text:span><text:span text:style-name="CharStyle15"><text:span text:style-name="T42">oj</text:span></text:span><text:span text:style-name="CharStyle15"><text:span text:style-name="T1">i</text:span></text:span><text:span text:style-name="CharStyle15"><text:span text:style-name="T42">l</text:span></text:span><text:span text:style-name="CharStyle15"><text:span text:style-name="T3">y</text:span></text:span><text:span text:style-name="CharStyle15"><text:span text:style-name="T42">. Ej, keby si len vedel, aká dobrá stvora bola, a čože už teraz budeme robiť?</text:span></text:span></text:p>
        <text:p text:style-name="P26"><text:span text:style-name="CharStyle15"><text:span text:style-name="T1">I</text:span></text:span><text:span text:style-name="CharStyle15"><text:span text:style-name="T42"> roz</text:span></text:span><text:span text:style-name="CharStyle15"><text:span text:style-name="T44">ľ</text:span></text:span><text:span text:style-name="CharStyle15"><text:span text:style-name="T3">ú</text:span></text:span><text:span text:style-name="CharStyle15"><text:span text:style-name="T42">tostil sa Meľoš, ako vždy, keď bol triezvy, a onedlho nechal Joža samého.</text:span></text:span></text:p>
        <text:p text:style-name="P26"><text:span text:style-name="CharStyle15"><text:span text:style-name="T42">Prišla mu pomáhať mater a Maruša</text:span></text:span><text:span text:style-name="CharStyle15"><text:span text:style-name="T1">.</text:span></text:span><text:span text:style-name="CharStyle15"><text:span text:style-name="T42"> Cho-dily okolo neho, podávaly mu dosky, pridržiavaly, keď pílil a hobloval, a keď sa celý spotil, išly hľadať Meľoša a doviedly Joťka Hiriačka, vysokého chlapa, čo je ináč taký teraz, ako za detstva, iba sily má mnoho, a do kostola nechodí, lebo sa mu umývať ani v nedeľu nechce a z domácich </text:span></text:span><text:soft-page-break/><text:span text:style-name="CharStyle15"><text:span text:style-name="T42">ho nik na to neprinúti, lebo keď sa rozzúri, všetci musia zutekať</text:span></text:span><text:span text:style-name="CharStyle15"><text:span text:style-name="T1">.</text:span></text:span><text:span text:style-name="CharStyle15"><text:span text:style-name="T42"> No pomáhať prišiel vďačne, ešte vo vrátkach si sňal klobúk a s bázňou chytal sa dosák.</text:span></text:span></text:p>
        <text:p text:style-name="P26"><text:span text:style-name="CharStyle15"><text:span text:style-name="T42">Nehovoril Hiriačok nič, až kedysi v</text:span></text:span><text:span text:style-name="CharStyle15"><text:span text:style-name="T1"> </text:span></text:span><text:span text:style-name="CharStyle15"><text:span text:style-name="T42">pol odpoludní pohladkal dlaňou jednu z ohoblovaných dosák a usmial sa na pol ústa.</text:span></text:span></text:p>
        <text:p text:style-name="P26"><text:span text:style-name="CharStyle15"><text:span text:style-name="T1">— </text:span></text:span><text:span text:style-name="CharStyle15"><text:span text:style-name="T3">A</text:span></text:span><text:span text:style-name="CharStyle15"><text:span text:style-name="T42">a-aký si</text:span></text:span><text:span text:style-name="CharStyle15"><text:span text:style-name="T1"> </text:span></text:span><text:span text:style-name="CharStyle15"><text:span text:style-name="T42">ty mm-</text:span></text:span><text:span text:style-name="CharStyle15"><text:span text:style-name="T1">maj</text:span></text:span><text:span text:style-name="CharStyle15"><text:span text:style-name="T42">ster, Jožk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ovoril,—</text:span></text:span><text:span text:style-name="CharStyle15"><text:span text:style-name="T1"> </text:span></text:span><text:span text:style-name="CharStyle15"><text:span text:style-name="T42">kk-keby si chcel, spravil by si si aj chch-cha</text:span></text:span><text:span text:style-name="CharStyle15"><text:span text:style-name="T1">l</text:span></text:span><text:span text:style-name="CharStyle15"><text:span text:style-name="T42">upu</text:span></text:span><text:span text:style-name="CharStyle15"><text:span text:style-name="T1">.</text:span></text:span></text:p>
        <text:p text:style-name="P26"><text:span text:style-name="CharStyle15"><text:span text:style-name="T42">Jozef Mak pozabudol na boľavý členok, zvrtol sa prudšie a zadíval sa na Hiriačka, ako by Hiriačok vôbec nebol hlúpy. Neďaleko stála Maruša, zadíval sa i na ňu, a darmo mala utrápenú tvár, zdalo sa</text:span></text:span><text:span text:style-name="CharStyle15"><text:span text:style-name="T1"> </text:span></text:span><text:span text:style-name="CharStyle15"><text:span text:style-name="T42">mu, že sa</text:span></text:span><text:span text:style-name="CharStyle15"><text:span text:style-name="T1"> </text:span></text:span><text:span text:style-name="CharStyle15"><text:span text:style-name="T42">naň usmiala dôverčivo a že sa im dnes prvý raz stretly oči v láske, pre ktorú nebol čas.</text:span></text:span></text:p>
        <text:p text:style-name="P5"><text:span text:style-name="CharStyle15"><text:span text:style-name="T42"/></text:span></text:p>
        <text:h text:style-name="Heading_20_1" text:outline-level="1"><text:span text:style-name="CharStyle15"><text:span text:style-name="T85">16.</text:span></text:span></text:h>
        <text:p text:style-name="P26"><text:span text:style-name="CharStyle15"><text:span text:style-name="T42"/></text:span></text:p>
        <text:p text:style-name="P27"><text:span text:style-name="CharStyle15"><text:span text:style-name="T42">Večer, keď kládli krstnú mater do truhly, prišiel na Joze</text:span></text:span><text:span text:style-name="CharStyle15"><text:span text:style-name="T1">fa</text:span></text:span><text:span text:style-name="CharStyle15"><text:span text:style-name="T42"> Maka veľký smútok a hanba.</text:span></text:span></text:p>
        <text:p text:style-name="P26"><text:span text:style-name="CharStyle15"><text:span text:style-name="T42">Po Hiriačkovom povzbudení prišla na</text:span></text:span><text:span text:style-name="CharStyle15"><text:span text:style-name="T44">ň</text:span></text:span><text:span text:style-name="CharStyle15"><text:span text:style-name="T42"> mocná myšlienka:</text:span></text:span></text:p>
        <text:p text:style-name="P26"><text:span text:style-name="CharStyle15"><text:span text:style-name="T42">— Chalupu si postavím! Na Janovom diele rastie tráva, Jano stav</text:span></text:span><text:span text:style-name="CharStyle15"><text:span text:style-name="T44">ä</text:span></text:span><text:span text:style-name="CharStyle15"><text:span text:style-name="T42">ť </text:span></text:span><text:span text:style-name="CharStyle15"><text:span text:style-name="T3">n</text:span></text:span><text:span text:style-name="CharStyle15"><text:span text:style-name="T42">e</text:span></text:span><text:span text:style-name="CharStyle15"><text:span text:style-name="T1">b</text:span></text:span><text:span text:style-name="CharStyle15"><text:span text:style-name="T42">ude</text:span></text:span><text:span text:style-name="CharStyle15"><text:span text:style-name="T1">, </text:span></text:span><text:span text:style-name="CharStyle15"><text:span text:style-name="T42">ani nechyrova</text:span></text:span><text:span text:style-name="CharStyle15"><text:span text:style-name="T1">ť o</text:span></text:span><text:span text:style-name="CharStyle15"><text:span text:style-name="T42"> ňom, kde </text:span></text:span><text:span text:style-name="CharStyle15"><text:span text:style-name="T3">j</text:span></text:span><text:span text:style-name="CharStyle15"><text:span text:style-name="T42">e, a mne ľudia pomôžu..</text:span></text:span><text:span text:style-name="CharStyle15"><text:span text:style-name="T1">. </text:span></text:span><text:span text:style-name="CharStyle15"><text:span text:style-name="T42">Ľudia si vždy pomôžu, i nám by dávno boli, ale nemal kto začať. Hrady nechám dlhšie, vyrezávané spravím a nad vrátkami je pekná strieška, keď je. Do zimy niečo zarobím, v zime, keď záprahy budú na stajni stáť, pomôžu mi ľudia. Chalupu postavím...</text:span></text:span></text:p>
        <text:p text:style-name="P26"><text:span text:style-name="CharStyle15"><text:span text:style-name="T42">Omakával truhlu, každý roh zno</text:span></text:span><text:span text:style-name="CharStyle15"><text:span text:style-name="T1">v</text:span></text:span><text:span text:style-name="CharStyle15"><text:span text:style-name="T42">a a znova pohladkal, kde-tu ešte šuchol </text:span></text:span><text:soft-page-break/><text:span text:style-name="CharStyle15"><text:span text:style-name="T42">hoblíkom a len tak naprázdno počúval Meľoša, krstného otca, ako opakuje, že mu umrela Meľoška, skoro nevedomky prijal skleničku, čo mu Meľoš podal, a nezbadal, že tie ostatné, čo nechcel, vypil Meľoš sám. Iba kedy-tedy prijalo mu ucho slovo, keď Meľoš chválil robotu a udieral ho po pleci ťažkou rukou.</text:span></text:span></text:p>
        <text:p text:style-name="P26"><text:span text:style-name="CharStyle15"><text:span text:style-name="T42">— Ako sa ti odvďačím, Jožko, keď si mi už toľko pomohol, a prisahať sa ti nemusím, že ťa mám v dome rád. Ty si spravil nový válov, keď predošlý bol vysoký, a plot by na</text:span></text:span><text:span text:style-name="CharStyle17"><text:span text:style-name="T42"> </text:span></text:span><text:span text:style-name="CharStyle15"><text:span text:style-name="T42">záhrade tvoja krstná mater nikdy nebola mala, keby nie te</text:span></text:span><text:span text:style-name="CharStyle15"><text:span text:style-name="T1">b</text:span></text:span><text:span text:style-name="CharStyle15"><text:span text:style-name="T42">a. Aj v hrobe ťa bude chváliť, Jožk</text:span></text:span><text:span text:style-name="CharStyle15"><text:span text:style-name="T1">o</text:span></text:span><text:span text:style-name="CharStyle15"><text:span text:style-name="T42">.</text:span></text:span><text:span text:style-name="CharStyle15"><text:span text:style-name="T1">.</text:span></text:span><text:span text:style-name="CharStyle15"><text:span text:style-name="T42">. Vidíš, ako nám naraz umrela, a bola zdravá, a to miesto tvojej matere umrela, lebo tej je na umretie už koľký čas, a tá ti neumre, ani keď bude mať sto rokov, a čo zdravá nikdy nebude mať. Napi sa, Jožko</text:span></text:span><text:span text:style-name="CharStyle15"><text:span text:style-name="T1">!... </text:span></text:span><text:span text:style-name="CharStyle15"><text:span text:style-name="T42">Veď ťa krstná mater rada mala a rada bude ležať v tvojej truhle.</text:span></text:span></text:p>
        <text:p text:style-name="P26"><text:span text:style-name="CharStyle15"><text:span text:style-name="T42">—</text:span></text:span><text:span text:style-name="CharStyle15"><text:span text:style-name="T1"> </text:span></text:span><text:span text:style-name="CharStyle15"><text:span text:style-name="T42">Postavím si chalupu,</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myslel si vtedy Jozef Mak.</text:span></text:span></text:p>
        <text:p text:style-name="P26"><text:span text:style-name="CharStyle15"><text:span text:style-name="T42">A ťažká mu bola myšlienka, lebo ju nemal komu povedať. Maruši nebolo by dôstojné, lebo stavať chalupu je veľká vec. Ani materi nie, hodila by iba rukou, lebo jemu stavať chalupu je bláznivá myšlienka, a mala by žiť krstná mater, Hana Meľošová, tá by ho vypočúvala, nech by rozprával akékoľvek bláznovstvá. Hlúpo by sa rozosmiala, schvaľovala by ľahkomyseľne a povedala by mu:</text:span></text:span></text:p>
        <text:p text:style-name="P26"><text:span text:style-name="CharStyle15"><text:span text:style-name="T42">— Veď ja viem, ako bude. Veľkú chyžu vystavíš, tri obloky na chyži také, čo sa nebudeš zohýňať. Veď ti len bude sveta žiť</text:span></text:span><text:span text:style-name="CharStyle15"><text:span text:style-name="T1">!</text:span></text:span><text:span text:style-name="CharStyle15"><text:span text:style-name="T42"> I ja ti pôjdem mach sbierať a krstný otec nachystá ti aj desať viazaníc šindoľa, keď bude triezvy. I smrek zasadíš pred obloky, už začínajú zasa smreky sadiť, aj maštaľ si postavíš, ojoj, budeš ty mať časom aj kravu...</text:span></text:span></text:p>
        <text:p text:style-name="P26"><text:soft-page-break/><text:span text:style-name="CharStyle15"><text:span text:style-name="T42">Lenže krstná mater bola na doske vystretá, ženy ju ospevovaly, už ju položia aj do truhly, a nič nepovedala Jozefovi Mako</text:span></text:span><text:span text:style-name="CharStyle15"><text:span text:style-name="T1">v</text:span></text:span><text:span text:style-name="CharStyle15"><text:span text:style-name="T3">i</text:span></text:span><text:span text:style-name="CharStyle15"><text:span text:style-name="T42">, iba veľkú výčitku zpod </text:span></text:span><text:span text:style-name="CharStyle15"><text:span text:style-name="T1">po</text:span></text:span><text:span text:style-name="CharStyle15"><text:span text:style-name="T42">loprivretých v</text:span></text:span><text:span text:style-name="CharStyle15"><text:span text:style-name="T44">í</text:span></text:span><text:span text:style-name="CharStyle15"><text:span text:style-name="T42">čok a tajnú hrozbu </text:span></text:span><text:span text:style-name="CharStyle15"><text:span text:style-name="T1">otrč</text:span></text:span><text:span text:style-name="CharStyle15"><text:span text:style-name="T42">eným, skľaveným ukazovákom. Ba i hanbu dopustila na svojho krstného, lebo sa na dlhšiu vystrela, a keď ju mali uložiť, truhla bola krátka.</text:span></text:span></text:p>
        <text:p text:style-name="P26"><text:span text:style-name="CharStyle15"><text:span text:style-name="T42">Vosková krstná mať dívala sa vtedy iba na Jozefa.</text:span></text:span></text:p>
        <text:p text:style-name="P26"><text:span text:style-name="CharStyle15"><text:span text:style-name="T42">— Jožko, a akú si mi chyžu nachystal</text:span></text:span><text:span text:style-name="CharStyle15"><text:span text:style-name="T1">!</text:span></text:span><text:span text:style-name="CharStyle15"><text:span text:style-name="T42"> Ja som ťa pritúlila, a ty mi ani v jame nedopraješ.</text:span></text:span></text:p>
        <text:p text:style-name="P26"><text:span text:style-name="CharStyle15"><text:span text:style-name="T42">Bolo</text:span></text:span><text:span text:style-name="CharStyle15"><text:span text:style-name="T1"> </text:span></text:span><text:span text:style-name="CharStyle15"><text:span text:style-name="T42">mu</text:span></text:span><text:span text:style-name="CharStyle15"><text:span text:style-name="T1"> </text:span></text:span><text:span text:style-name="CharStyle15"><text:span text:style-name="T42">ľúto a oťažkavel</text:span></text:span><text:span text:style-name="CharStyle15"><text:span text:style-name="T1"> </text:span></text:span><text:span text:style-name="CharStyle15"><text:span text:style-name="T42">mu krok, keď Hanu Meľošovú lámali do truhly. Azda by v dome ani nebol vydržal, ale Me</text:span></text:span><text:span text:style-name="CharStyle15"><text:span text:style-name="T1">ľ</text:span></text:span><text:span text:style-name="CharStyle15"><text:span text:style-name="T42">oš hľadel naň červenými očami a</text:span></text:span><text:span text:style-name="CharStyle15"><text:span text:style-name="T1"> </text:span></text:span><text:span text:style-name="CharStyle15"><text:span text:style-name="T42">ako by sa mu chcelo dvíhať </text:span></text:span><text:span text:style-name="CharStyle15"><text:span text:style-name="T1">pä</text:span></text:span><text:span text:style-name="CharStyle15"><text:span text:style-name="T42">sť.</text:span></text:span></text:p>
        <text:p text:style-name="P26"><text:span text:style-name="CharStyle15"><text:span text:style-name="T42">— Darmožráč si, Jožo, nemáš svedomia ani za mak. Len aby som ťa z chalupy zaraz vyvliekol... Vidíte, ľudia, človek ho raz potrebu</text:span></text:span><text:span text:style-name="CharStyle15"><text:span text:style-name="T1">je</text:span></text:span><text:span text:style-name="CharStyle15"><text:span text:style-name="T42">, a čo vykoná! Hana, Hana, veď sa ti len bude ležať, mala si koho na krste držať, aby ho hrom pobil!... Keby som čo nehľadel, chytil by ho za hrtan. Pliaga si, Jožo, veď ťa dobrý poriadok ani na svet nevykoti! Darmožráč akurátny.</text:span></text:span></text:p>
        <text:p text:style-name="P26"><text:span text:style-name="CharStyle15"><text:span text:style-name="T42">Keď hovoril, ruky mal už bezvládne a len sa mu tak motaly vo vzduchu, iba zavše si stihol opakom dlane utrieť ústa</text:span></text:span><text:span text:style-name="CharStyle15"><text:span text:style-name="T1">,</text:span></text:span><text:span text:style-name="CharStyle15"><text:span text:style-name="T42"> červené oči, zaliate teraz i jedom, klipkaly mu ako prasaťu a brada sa mu triasla. Taký bol ako inokedy v takomto stave, a to čiastočne miernilo Makov žiaľ.</text:span></text:span></text:p>
        <text:p text:style-name="P26"><text:span text:style-name="CharStyle15"><text:span text:style-name="T42">A že bola nedeľa, mnoho sveta sa naschodilo, tesno bolo v chyži, a zdalo sa mu, že ho ľudia držia za ramená a lakte, aby Meľošovi nič neodpovedal, ani toľko:</text:span></text:span></text:p>
        <text:p text:style-name="P26"><text:span text:style-name="CharStyle15"><text:span text:style-name="T42">—</text:span></text:span><text:span text:style-name="CharStyle15"><text:span text:style-name="T1"> </text:span></text:span><text:span text:style-name="CharStyle15"><text:span text:style-name="T42">Veď ste mieru brali vy, krstný otec!</text:span></text:span></text:p>
        <text:p text:style-name="P26"><text:soft-page-break/><text:span text:style-name="CharStyle15"><text:span text:style-name="T42">Ktosi ho pojal vtedy za ruku a vytiahol ho z chyže do tmy pod úzku šopu a mlčky zavesil sa mu okolo hrdla</text:span></text:span><text:span text:style-name="CharStyle15"><text:span text:style-name="T1">.</text:span></text:span></text:p>
        <text:p text:style-name="P26"><text:span text:style-name="CharStyle15"><text:span text:style-name="T42">Jozef Mak zaťal zuby a prižmúril oči, hoci tmy bolo dosť i tak.</text:span></text:span></text:p>
        <text:p text:style-name="P26"><text:span text:style-name="CharStyle15"><text:span text:style-name="T42">— Maruš</text:span></text:span><text:span text:style-name="CharStyle15"><text:span text:style-name="T1">a</text:span></text:span><text:span text:style-name="CharStyle15"><text:span text:style-name="T42">...</text:span></text:span></text:p>
        <text:p text:style-name="P26"><text:span text:style-name="CharStyle15"><text:span text:style-name="T42">Nuž Maruša pritúlila sa tuhšie, pridúšala si plač na jeho pleci, lenže nedalo je</text:span></text:span><text:span text:style-name="CharStyle15"><text:span text:style-name="T1">j</text:span></text:span><text:span text:style-name="CharStyle15"><text:span text:style-name="T42"> pridusiť je</text:span></text:span><text:span text:style-name="CharStyle15"><text:span text:style-name="T1">j</text:span></text:span><text:span text:style-name="CharStyle15"><text:span text:style-name="T42"> ho celkom a hlboko vovŕtal sa žiaľ i do Jozefovho srdca. Pozabudol ju i objať, i zadržať, keď odchodila, a iba potom, neskoro, keď</text:span></text:span><text:span text:style-name="CharStyle15"><text:span text:style-name="T1"> </text:span></text:span><text:span text:style-name="CharStyle15"><text:span text:style-name="T42">jej dávno nebolo, zvolal ticho do tmy:</text:span></text:span></text:p>
        <text:p text:style-name="P26"><text:span text:style-name="CharStyle15"><text:span text:style-name="T42">— Marušk</text:span></text:span><text:span text:style-name="CharStyle15"><text:span text:style-name="T1">a.</text:span></text:span><text:span text:style-name="CharStyle15"><text:span text:style-name="T42">..</text:span></text:span></text:p>
        <text:p text:style-name="P5"><text:span text:style-name="CharStyle15"><text:span text:style-name="T42"/></text:span></text:p>
        <text:h text:style-name="Heading_20_1" text:outline-level="1"><text:span text:style-name="CharStyle15"><text:span text:style-name="T85">17.</text:span></text:span></text:h>
        <text:p text:style-name="P26"><text:span text:style-name="CharStyle15"><text:span text:style-name="T42"/></text:span></text:p>
        <text:p text:style-name="P27"><text:span text:style-name="CharStyle15"><text:span text:style-name="T42">Ráno, ešte rosa nebola ani suchá, </text:span></text:span><text:span text:style-name="CharStyle15"><text:span text:style-name="T44">v</text:span></text:span><text:span text:style-name="CharStyle15"><text:span text:style-name="T1">y</text:span></text:span><text:span text:style-name="CharStyle15"><text:span text:style-name="T42">niesli Hanu Meľošovú do cintorína. Keby bola o de</text:span></text:span><text:span text:style-name="CharStyle15"><text:span text:style-name="T1">ň </text:span></text:span><text:span text:style-name="CharStyle15"><text:span text:style-name="T42">skôr umrela, boli by ju vo dne pochovávali, lebo v nedeľu stačia ľudia vo dne pochovávať, ale v pondelok je robota, nuž robota je prvšia i pred smrťou. Pre boľavý členok Jozef Mak nemohol niesť truhlu, lebo i tak naprázdno iba pomaly mohol vyjsť na vŕšok, zle sa mu kráčalo dohora, aj sa trochu omeškal, ale pri novom rove ostal posledný.</text:span></text:span></text:p>
        <text:p text:style-name="P26"><text:span text:style-name="CharStyle15"><text:span text:style-name="T42">Neostal tam úmyselne, iba tak náhodou. Zahútal sa, nuž tam zbudol, a keď zbadal, že naokolo nikoho niet, nedbal.</text:span></text:span></text:p>
        <text:p text:style-name="P26"><text:span text:style-name="CharStyle15"><text:span text:style-name="T42">— </text:span></text:span><text:span text:style-name="CharStyle15"><text:span text:style-name="T1">Č</text:span></text:span><text:span text:style-name="CharStyle15"><text:span text:style-name="T42">ože by som sa do </text:span></text:span><text:span text:style-name="CharStyle15"><text:span text:style-name="T1">Me</text:span></text:span><text:span text:style-name="CharStyle15"><text:span text:style-name="T42">ľoš</text:span></text:span><text:span text:style-name="CharStyle15"><text:span text:style-name="T1">ov</text:span></text:span><text:span text:style-name="CharStyle15"><text:span text:style-name="T42"> vracal? — myslel si. </text:span></text:span><text:span text:style-name="CharStyle15"><text:span text:style-name="T1">—</text:span></text:span><text:span text:style-name="CharStyle15"><text:span text:style-name="T42"> Me</text:span></text:span><text:span text:style-name="CharStyle15"><text:span text:style-name="T1">ľ</text:span></text:span><text:span text:style-name="CharStyle15"><text:span text:style-name="T42">oš bude hostiť a sám sa</text:span></text:span><text:span text:style-name="CharStyle15"><text:span text:style-name="T1"> </text:span></text:span><text:span text:style-name="CharStyle15"><text:span text:style-name="T42">prvý opije. Ľudia budú utekať od neho, mater mi dnes v dome ani neobstojí a na </text:span></text:span><text:soft-page-break/><text:span text:style-name="CharStyle15"><text:span text:style-name="T42">Marušu sa nemusím dívať, aký bude mať žiaľ.</text:span></text:span></text:p>
        <text:p text:style-name="P26"><text:span text:style-name="CharStyle15"><text:span text:style-name="T42">I vychytil sa rovno z cintorína na cestu. Brondovie dievčatko poslal si po vrecko za materou, u Žida vzal chleba a slaniny a šiel za rubármi.</text:span></text:span></text:p>
        <text:p text:style-name="P26"><text:span text:style-name="CharStyle15"><text:span text:style-name="T42">— </text:span></text:span><text:span text:style-name="CharStyle15"><text:span text:style-name="T44">Č</text:span></text:span><text:span text:style-name="CharStyle15"><text:span text:style-name="T42">ože by som sa vracal?...</text:span></text:span></text:p>
        <text:p text:style-name="P26"><text:span text:style-name="CharStyle15"><text:span text:style-name="T42">Za môstkom nad Teplicou vyvalil oči, lebo tu čakala ho mať.</text:span></text:span></text:p>
        <text:p text:style-name="P26"><text:span text:style-name="CharStyle15"><text:span text:style-name="T42">— Ideš, Jožko?</text:span></text:span></text:p>
        <text:p text:style-name="P26"><text:span text:style-name="CharStyle15"><text:span text:style-name="T42">—</text:span></text:span><text:span text:style-name="CharStyle15"><text:span text:style-name="T1"> </text:span></text:span><text:span text:style-name="CharStyle15"><text:span text:style-name="T42">Načo sa vracať?</text:span></text:span></text:p>
        <text:p text:style-name="P26"><text:span text:style-name="CharStyle15"><text:span text:style-name="T42">— Len choď, veď ja vydržím. Kdeže by som sa inde podela? Ani </text:span></text:span><text:span text:style-name="CharStyle15"><text:span text:style-name="T1">t</text:span></text:span><text:span text:style-name="CharStyle15"><text:span text:style-name="T42">y by si nemal na zimu miesta.</text:span></text:span></text:p>
        <text:p text:style-name="P26"><text:span text:style-name="CharStyle15"><text:span text:style-name="T1">—</text:span></text:span><text:span text:style-name="CharStyle15"><text:span text:style-name="T42"> Ja?</text:span></text:span></text:p>
        <text:p text:style-name="P26"><text:span text:style-name="CharStyle15"><text:span text:style-name="T1">—</text:span></text:span><text:span text:style-name="CharStyle15"><text:span text:style-name="T42"> Akože... Ťažšie </text:span></text:span><text:span text:style-name="CharStyle15"><text:span text:style-name="T44">b</text:span></text:span><text:span text:style-name="CharStyle15"><text:span text:style-name="T42">ude bez krstnej mat</text:span></text:span><text:span text:style-name="CharStyle23"><text:span text:style-name="T1">e</text:span></text:span><text:span text:style-name="CharStyle15"><text:span text:style-name="T42">re, ale ja všetko vydržím.</text:span></text:span><text:span text:style-name="CharStyle15"><text:span text:style-name="T1"> </text:span></text:span><text:span text:style-name="CharStyle15"><text:span text:style-name="T42">Maruša ma z domu nevyženie.</text:span></text:span></text:p>
        <text:p text:style-name="P26"><text:span text:style-name="CharStyle15"><text:span text:style-name="T1">—</text:span></text:span><text:span text:style-name="CharStyle15"><text:span text:style-name="T42"> Nie, — </text:span></text:span><text:span text:style-name="CharStyle15"><text:span text:style-name="T1">po</text:span></text:span><text:span text:style-name="CharStyle15"><text:span text:style-name="T42">vedal tupo Jozef Mak</text:span></text:span><text:span text:style-name="CharStyle15"><text:span text:style-name="T1">.</text:span></text:span></text:p>
        <text:p text:style-name="P26"><text:span text:style-name="CharStyle15"><text:span text:style-name="T42">— Každú sobotu nemusíš domov prísť, veď sa ja i za teba pomodlím, a, aby si vedel, na fare som ti z tvojich odložila sedem a pol zla</text:span></text:span><text:span text:style-name="CharStyle15"><text:span text:style-name="T3">t</text:span></text:span><text:span text:style-name="CharStyle15"><text:span text:style-name="T42">ovky. Pán farár nikomu nepovedia, ale ty vedz.</text:span></text:span></text:p>
        <text:p text:style-name="P26"><text:span text:style-name="CharStyle15"><text:span text:style-name="T42">Zadíval sa na ňu Jozef Mak, ako by sa zahútal, či toľko vôbec zarobil na rúbaní, potom si chytro pritiahol klobúk hlbšie na oči, lebo sa mu kosti pod očnými jamkami začaly triasť. Zdvihol sekeru, ako by chcel ísť; a op</text:span></text:span><text:span text:style-name="CharStyle15"><text:span text:style-name="T1">ä</text:span></text:span><text:span text:style-name="CharStyle15"><text:span text:style-name="T42">ť ju pustil na zem.</text:span></text:span></text:p>
        <text:p text:style-name="P14"><text:span text:style-name="CharStyle15"><text:span text:style-name="T80">— </text:span></text:span><text:span text:style-name="CharStyle15"><text:span text:style-name="T1">Mamo,</text:span></text:span><text:span text:style-name="CharStyle15"><text:span text:style-name="T42"> hladovať vám nik neprikazuje</text:span></text:span><text:span text:style-name="CharStyle15"><text:span text:style-name="T1">!</text:span></text:span></text:p>
        <text:p text:style-name="P26"><text:span text:style-name="CharStyle15"><text:span text:style-name="T42">— A či ja hladu</text:span></text:span><text:span text:style-name="CharStyle15"><text:span text:style-name="T1">je</text:span></text:span><text:span text:style-name="CharStyle15"><text:span text:style-name="T42">m? </text:span></text:span><text:span text:style-name="CharStyle15"><text:span text:style-name="T1">”</text:span></text:span></text:p>
        <text:p text:style-name="P15"><text:span text:style-name="CharStyle15"><text:span text:style-name="T42">— Veď...</text:span></text:span></text:p>
        <text:p text:style-name="P26"><text:soft-page-break/><text:span text:style-name="CharStyle15"><text:span text:style-name="T42">—</text:span></text:span><text:span text:style-name="CharStyle15"><text:span text:style-name="T1"> </text:span></text:span><text:span text:style-name="CharStyle15"><text:span text:style-name="T42">Ba ešte v</text:span></text:span><text:span text:style-name="CharStyle15"><text:span text:style-name="T1">i</text:span></text:span><text:span text:style-name="CharStyle15"><text:span text:style-name="T42">ac jem, ako inokedy, ako by ma choroba opúšťala a chce sa mi viac jesť. Zemiaky som ohrnula ako nič, ba už mám aj u ľudí odrobenô. Len sa ty o mňa netráp. Oho, ja všetko vydržím. Dobre, že ty ideš, ale ja ti toľko vydržím, Jožko</text:span></text:span><text:span text:style-name="CharStyle15"><text:span text:style-name="T1">!</text:span></text:span><text:span text:style-name="CharStyle15"><text:span text:style-name="T42">...</text:span></text:span></text:p>
        <text:p text:style-name="P26"><text:span text:style-name="CharStyle15"><text:span text:style-name="T42">Keď to povedala, veľmi presviedčave </text:span></text:span><text:span text:style-name="CharStyle15"><text:span text:style-name="T1">n</text:span></text:span><text:span text:style-name="CharStyle15"><text:span text:style-name="T42">apuchly jej slová, hlas silno zazvonil, ako zadávna, keď sa nepodobala na voskovú Pannu. Istota jej zvonila v hlase, že sľub je nie prázdny, a keby ju nebol an</text:span></text:span><text:span text:style-name="CharStyle15"><text:span text:style-name="T1">i</text:span></text:span><text:span text:style-name="CharStyle15"><text:span text:style-name="T42"> počul, iba videl, iba sa jej díval teraz do očí i tak by jej bol veril.</text:span></text:span></text:p>
        <text:p text:style-name="P26"><text:span text:style-name="CharStyle15"><text:span text:style-name="T42">— Oho, mo</text:span></text:span><text:span text:style-name="CharStyle15"><text:span text:style-name="T1">ja</text:span></text:span><text:span text:style-name="CharStyle15"><text:span text:style-name="T42"> mať viac vydrží ako hovädo! —</text:span></text:span><text:span text:style-name="CharStyle15"><text:span text:style-name="T1"> </text:span></text:span><text:span text:style-name="CharStyle15"><text:span text:style-name="T42">hovoril si s trpkou istotou i Jozef Mak a potom sa skoro ani nelúčil, tak šiel chodníkom a ťahal nohy, ako sa dalo, aby mater veľmi nevidela kuľhavosť.</text:span></text:span></text:p>
        <text:p text:style-name="P26"><text:span text:style-name="CharStyle15"><text:span text:style-name="T42">Už bol na kuse, keď sa Makovka poobzerala a zavolala tak nejako divne, aby to počul len on:</text:span></text:span></text:p>
        <text:p text:style-name="P26"><text:span text:style-name="CharStyle15"><text:span text:style-name="T42">—</text:span></text:span><text:span text:style-name="CharStyle15"><text:span text:style-name="T1"> </text:span></text:span><text:span text:style-name="CharStyle15"><text:span text:style-name="T42">Jožko!</text:span></text:span></text:p>
        <text:p text:style-name="P26"><text:span text:style-name="CharStyle15"><text:span text:style-name="T42">—</text:span></text:span><text:span text:style-name="CharStyle15"><text:span text:style-name="T1"> </text:span></text:span><text:span text:style-name="CharStyle15"><text:span text:style-name="T42">No?</text:span></text:span></text:p>
        <text:p text:style-name="P26"><text:span text:style-name="CharStyle15"><text:span text:style-name="T42">—</text:span></text:span><text:span text:style-name="CharStyle15"><text:span text:style-name="T1"> </text:span></text:span><text:span text:style-name="CharStyle15"><text:span text:style-name="T42">Medzi rubármi je vari aj Gregor Bia</text:span></text:span><text:span text:style-name="CharStyle15"><text:span text:style-name="T1">ľ</text:span></text:span><text:span text:style-name="CharStyle15"><text:span text:style-name="T42">oš?</text:span></text:span></text:p>
        <text:p text:style-name="P26"><text:span text:style-name="CharStyle15"><text:span text:style-name="T42">Jozef Mak bol rád, že sú ďaleko od seba, a jednako i takto odvrátil trochu hlavu a prvá myšlienka mu bola, že sa teraz mater iste začervenala.</text:span></text:span></text:p>
        <text:p text:style-name="P26"><text:span text:style-name="CharStyle15"><text:span text:style-name="T42">Začervenal sa tuho i sám.</text:span></text:span></text:p>
        <text:p text:style-name="P26"><text:span text:style-name="CharStyle15"><text:span text:style-name="T42">—</text:span></text:span><text:span text:style-name="CharStyle15"><text:span text:style-name="T1"> </text:span></text:span><text:span text:style-name="CharStyle15"><text:span text:style-name="T42">J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dpovedal až potom.</text:span></text:span></text:p>
        <text:p text:style-name="P26"><text:span text:style-name="CharStyle15"><text:span text:style-name="T42">— On je majster vo všetkom... ak budeš niečo potrebovať, len mu povedz.</text:span></text:span></text:p>
        <text:p text:style-name="P26"><text:span text:style-name="CharStyle15"><text:span text:style-name="T42">Zasa ostalo trochu ticho.</text:span></text:span></text:p>
        <text:p text:style-name="P26"><text:span text:style-name="CharStyle15"><text:span text:style-name="T42">— Dobre, — kývol jej Mak.</text:span></text:span></text:p>
        <text:p text:style-name="P26"><text:soft-page-break/><text:span text:style-name="CharStyle15"><text:span text:style-name="T42">Zapýril sa ešte raz a viac sa ani neobzrel, iba zasa dával pozor na členok, aby kráčal rovne</text:span></text:span><text:span text:style-name="CharStyle15"><text:span text:style-name="T1">jš</text:span></text:span><text:span text:style-name="CharStyle15"><text:span text:style-name="T42">ie, až pokým nez</text:span></text:span><text:span text:style-name="CharStyle15"><text:span text:style-name="T45">a</text:span></text:span><text:span text:style-name="CharStyle15"><text:span text:style-name="T1">jd</text:span></text:span><text:span text:style-name="CharStyle15"><text:span text:style-name="T42">e aspoň poza prvé smrečky. Za ten čas sa celý upo</text:span></text:span><text:span text:style-name="CharStyle15"><text:span text:style-name="T1">t</text:span></text:span><text:span text:style-name="CharStyle15"><text:span text:style-name="T42">il, aj ustal, ale keď sa zastavil, najprv dlho hútal, či ho noha nebude väčšmi bolieť, keď si sadne.</text:span></text:span></text:p>
        <text:p text:style-name="P26"><text:span text:style-name="CharStyle15"><text:span text:style-name="T42">Sadol si však a zasa chvíľu rozmýšľal o Gregorovi Biaľošovi, ba tu si i zaumienil, ani sa mu neprihovorí, keď príde na rúbanisko. I v kolibe n</text:span></text:span><text:span text:style-name="CharStyle15"><text:span text:style-name="T4">a</text:span></text:span><text:span text:style-name="CharStyle15"><text:span text:style-name="T42">jde si iné miesto, nebude vedľa Biaľoša spávať, a ak sa mu inde trafí, tak sa raz v</text:span></text:span><text:span text:style-name="CharStyle15"><text:span text:style-name="T4">y</text:span></text:span><text:span text:style-name="CharStyle15"><text:span text:style-name="T42">bere inde rúbať.</text:span></text:span></text:p>
        <text:p text:style-name="P26"><text:span text:style-name="CharStyle15"><text:span text:style-name="T42">Ale keď sa nad Studničkou vyspal tej noci a keď sa ráno dovliekol na rúbanisko, prvé, čo videl Jozef Mak, bolo</text:span></text:span><text:span text:style-name="CharStyle15"><text:span text:style-name="T1"> </text:span></text:span><text:span text:style-name="CharStyle15"><text:span text:style-name="T42">pošarpané líce Gregora Biaľoša.</text:span></text:span></text:p>
        <text:p text:style-name="P26"><text:span text:style-name="CharStyle15"><text:span text:style-name="T42">— Kieho diabla tu hľadáš, Jožo? </text:span></text:span><text:span text:style-name="CharStyle15"><text:span text:style-name="T1">— </text:span></text:span><text:span text:style-name="CharStyle15"><text:span text:style-name="T42">okríkol ho Biaľoš.</text:span></text:span></text:p>
        <text:p text:style-name="P26"><text:span text:style-name="CharStyle15"><text:span text:style-name="T42">Neodpovedal mu.</text:span></text:span></text:p>
        <text:p text:style-name="P26"><text:span text:style-name="CharStyle15"><text:span text:style-name="T1">—</text:span></text:span><text:span text:style-name="CharStyle15"><text:span text:style-name="T42"> Kedy si išiel z domu? </text:span></text:span><text:span text:style-name="CharStyle15"><text:span text:style-name="T1">—</text:span></text:span><text:span text:style-name="CharStyle15"><text:span text:style-name="T42"> pokračoval surovo Biaľoš.</text:span></text:span></text:p>
        <text:p text:style-name="P26"><text:span text:style-name="CharStyle15"><text:span text:style-name="T1">—</text:span></text:span><text:span text:style-name="CharStyle15"><text:span text:style-name="T42"> Večer bolo, </text:span></text:span><text:span text:style-name="CharStyle15"><text:span text:style-name="T1">—</text:span></text:span><text:span text:style-name="CharStyle15"><text:span text:style-name="T42"> luhal Mak </text:span></text:span><text:span text:style-name="CharStyle15"><text:span text:style-name="T1">a</text:span></text:span><text:span text:style-name="CharStyle15"><text:span text:style-name="T42"> sadol si </text:span></text:span><text:span text:style-name="CharStyle15"><text:span text:style-name="T1">n</text:span></text:span><text:span text:style-name="CharStyle15"><text:span text:style-name="T42">a brvno.</text:span></text:span></text:p>
        <text:p text:style-name="P26"><text:span text:style-name="CharStyle15"><text:span text:style-name="T1">— </text:span></text:span><text:span text:style-name="CharStyle15"><text:span text:style-name="T42">Veď sa len tak vlečieš!</text:span></text:span></text:p>
        <text:p text:style-name="P26"><text:span text:style-name="CharStyle15"><text:span text:style-name="T42">— Už je lepšie... a dačo spravím...</text:span></text:span></text:p>
        <text:p text:style-name="P26"><text:span text:style-name="CharStyle15"><text:span text:style-name="T42">— Nič nespravíš! Zdochýnať budeš, a to si mohol </text:span></text:span><text:span text:style-name="CharStyle15"><text:span text:style-name="T4">i </text:span></text:span><text:span text:style-name="CharStyle15"><text:span text:style-name="T42">doma.</text:span></text:span></text:p>
        <text:p text:style-name="P26"><text:span text:style-name="CharStyle15"><text:span text:style-name="T42">Hlboko zaťal sekeru Biaľoš do sviežeho brvna a vedľa ostria sekery vysiaklo z dreva trochu beľavej, hustej peny.</text:span></text:span></text:p>
        <text:p text:style-name="P26"><text:span text:style-name="CharStyle15"><text:span text:style-name="T1">—</text:span></text:span><text:span text:style-name="CharStyle15"><text:span text:style-name="T42"> Choď ku kolibe a hen povedz Oravkinovi, aby k ohňu nechodil, ty nám povaríš. </text:span></text:span><text:span text:style-name="CharStyle15"><text:span text:style-name="T1">A</text:span></text:span><text:span text:style-name="CharStyle15"><text:span text:style-name="T42"> hej, dačo musíš robiť, keď ťa parom dovia</text:span></text:span><text:span text:style-name="CharStyle15"><text:span text:style-name="T1">l</text:span></text:span><text:span text:style-name="CharStyle15"><text:span text:style-name="T42">...</text:span></text:span></text:p>
        <text:p text:style-name="P26"><text:span text:style-name="CharStyle15"><text:span text:style-name="T42">— Ve</text:span></text:span><text:span text:style-name="CharStyle15"><text:span text:style-name="T1">ď</text:span></text:span><text:span text:style-name="CharStyle15"><text:span text:style-name="T42">...</text:span></text:span></text:p>
        <text:p text:style-name="P26"><text:span text:style-name="CharStyle15"><text:span text:style-name="T42">Chvíľu sa naň díval, ako vymykáva sekeru z brvna a púšťa sa do kôry, ktorá </text:span></text:span><text:soft-page-break/><text:span text:style-name="CharStyle15"><text:span text:style-name="T42">zavše až zdĺhavo srkala, ako by ju bolelo, </text:span></text:span><text:span text:style-name="CharStyle15"><text:span text:style-name="T45">ž</text:span></text:span><text:span text:style-name="CharStyle15"><text:span text:style-name="T42">e ju olupuje s bieleho tela. </text:span></text:span><text:span text:style-name="CharStyle15"><text:span text:style-name="T1">I</text:span></text:span><text:span text:style-name="CharStyle15"><text:span text:style-name="T42"> rozváňala. Rosa v noci roztopila všetky vô</text:span></text:span><text:span text:style-name="CharStyle15"><text:span text:style-name="T1">n</text:span></text:span><text:span text:style-name="CharStyle15"><text:span text:style-name="T42">e a vo vlhkom vzduchu bolo ich teraz mnoho. Iba teraz to pobadal Jozef Mak. Cestou mal iné trápenia a voňavá hora zaujala ho až teraz, ke</text:span></text:span><text:span text:style-name="CharStyle15"><text:span text:style-name="T1">ď</text:span></text:span><text:span text:style-name="CharStyle15"><text:span text:style-name="T42"> sa svalila s neho najťažšia starosť, či sa sem vôbec dovlečie. Naširoko roztváral nosné dierky, s pôžitkom znášal, ako mu ide ranný chlad dolu chrbtom, keď opre vrece a keď sa mu od chrbta o du</text:span></text:span><text:span text:style-name="CharStyle15"><text:span text:style-name="T1">je</text:span></text:span><text:span text:style-name="CharStyle15"><text:span text:style-name="T42">.</text:span></text:span></text:p>
        <text:p text:style-name="P26"><text:span text:style-name="CharStyle15"><text:span text:style-name="T42">A nemýlilo ho ani Biaľošovo pošarpané líce.</text:span></text:span></text:p>
        <text:p text:style-name="P26"><text:span text:style-name="CharStyle15"><text:span text:style-name="T42">Akosi zahanbený stál tu Jozef Mak a vedel, že celkom tak vykoná, ako mu Biaľoš nakázal, ba nebude sa snažiť, ani aby mu vyhol, ani aby ho nenávidel.</text:span></text:span></text:p>
        <text:p text:style-name="P5"><text:span text:style-name="CharStyle15"><text:span text:style-name="T42"/></text:span></text:p>
        <text:h text:style-name="Heading_20_1" text:outline-level="1"><text:span text:style-name="CharStyle15"><text:span text:style-name="T85">18.</text:span></text:span></text:h>
        <text:p text:style-name="P26"><text:span text:style-name="CharStyle15"><text:span text:style-name="T42"/></text:span></text:p>
        <text:p text:style-name="P27"><text:span text:style-name="CharStyle15"><text:span text:style-name="T42">Členok sa mu zahojil, ale variť neprestával. Stal sa sluhom všetkých, musel trpelive načúvať, komu navaril málo a komu veľa, no posluhoval, ako vedel, veče</text:span></text:span><text:span text:style-name="CharStyle15"><text:span text:style-name="T1">r </text:span></text:span><text:span text:style-name="CharStyle15"><text:span text:style-name="T42">detskosťami uspával drsných chlapov, o palácoch im rozprával a o duchoch, a keď mal času, vtedy staval chalupu.</text:span></text:span></text:p>
        <text:p text:style-name="P26"><text:span text:style-name="CharStyle15"><text:span text:style-name="T42">Ešte nie z brván, iba tak z hmly.</text:span></text:span></text:p>
        <text:p text:style-name="P26"><text:span text:style-name="CharStyle15"><text:span text:style-name="T42">Rád by sa bol s niekým poradil, ale ostatní chlapi by ho boli vysmiali a Biaľoš nerád rozprával. Azda vedel, že má ošklivé ústa, nuž radšej čušal, a Jozef Mak </text:span></text:span><text:span text:style-name="CharStyle15"><text:span text:style-name="T1">n</text:span></text:span><text:span text:style-name="CharStyle15"><text:span text:style-name="T42">emal sa koho radiť.</text:span></text:span></text:p>
        <text:p text:style-name="P26"><text:span text:style-name="CharStyle15"><text:span text:style-name="T42">Staval chalupu iba sám.</text:span></text:span></text:p>
        <text:p text:style-name="P26"><text:span text:style-name="CharStyle15"><text:span text:style-name="T42">Zavše ju postavil do posledného klinca. Potom smelo otvoril vrátka Meľoš</text:span></text:span><text:span text:style-name="CharStyle15"><text:span text:style-name="T1">ov</text:span></text:span><text:span text:style-name="CharStyle15"><text:span text:style-name="T42">ie, — </text:span></text:span><text:soft-page-break/><text:span text:style-name="CharStyle15"><text:span text:style-name="T42">len tak zhrmotaly, — vošiel dnu, Marušu pojal za ruku a zdrsnil si naschvál hlas, aby mu nebol veľmi poddajný, keď volal:</text:span></text:span></text:p>
        <text:p text:style-name="P14"><text:span text:style-name="CharStyle15"><text:span text:style-name="T42">— Maruša, poď, chalupu mám prikrytú a</text:span></text:span><text:span text:style-name="CharStyle17"><text:span text:style-name="T42"> </text:span></text:span><text:span text:style-name="CharStyle15"><text:span text:style-name="T42">niečo budeme i jesť. Neboj sa ničoho, už budem mať len jednu starosť, a to bude materin pohreb. Ale ani toho sa neboj, kňaz dočká, nežiada hneď zaplatiť.</text:span></text:span></text:p>
        <text:p text:style-name="P26"><text:span text:style-name="CharStyle15"><text:span text:style-name="T42">Nuž a Maruša šla</text:span></text:span><text:span text:style-name="CharStyle15"><text:span text:style-name="T1">.</text:span></text:span></text:p>
        <text:p text:style-name="P26"><text:span text:style-name="CharStyle15"><text:span text:style-name="T42">Ale vždy vtedy mu prišlo na um niečo nemilého, na príklad, kde by mali vyhodenú starú pec, ktorú by si mohol </text:span></text:span><text:span text:style-name="CharStyle15"><text:span text:style-name="T1">po</text:span></text:span><text:span text:style-name="CharStyle15"><text:span text:style-name="T42">plátať, a nikdy sa nemohol rozpamätať, či by starú pec počul od niekoho spomínať.</text:span></text:span></text:p>
        <text:p text:style-name="P26"><text:span text:style-name="CharStyle15"><text:span text:style-name="T42">A v sobotu sa trochu porú</text:span></text:span><text:span text:style-name="CharStyle15"><text:span text:style-name="T4">c</text:span></text:span><text:span text:style-name="CharStyle15"><text:span text:style-name="T42">ala i hmla.</text:span></text:span></text:p>
        <text:p text:style-name="P26"><text:span text:style-name="CharStyle15"><text:span text:style-name="T42">Chlapi sa chystali domov, nuž chalupa mu zmizla, neostalo z nej nič, iba Maruša, i </text:span></text:span><text:span text:style-name="CharStyle15"><text:span text:style-name="T45">t</text:span></text:span><text:span text:style-name="CharStyle15"><text:span text:style-name="T1">á</text:span></text:span><text:span text:style-name="CharStyle15"><text:span text:style-name="T42"> </text:span></text:span><text:span text:style-name="CharStyle15"><text:span text:style-name="T4">s</text:span></text:span><text:span text:style-name="CharStyle15"><text:span text:style-name="T42">a trpko usmievala a chlapi ho nevolali, iba nemilosrdne chválili:</text:span></text:span></text:p>
        <text:p text:style-name="P26"><text:span text:style-name="CharStyle15"><text:span text:style-name="T42">— Múdry si, Jožo, aspoň nám píly a sekery zavartuješ a nemusíme všetko vláčiť hore-dolu.</text:span></text:span></text:p>
        <text:p text:style-name="P26"><text:span text:style-name="CharStyle15"><text:span text:style-name="T42">I ponáhľali sa preč.</text:span></text:span></text:p>
        <text:p text:style-name="P26"><text:span text:style-name="CharStyle15"><text:span text:style-name="T42">Iba Biaľoš raz zaostal, dlho sa babral s uzlami vreca, hoci bolo prázdne.</text:span></text:span></text:p>
        <text:p text:style-name="P15"><text:span text:style-name="CharStyle15"><text:span text:style-name="T42">— Jožo, a čo sa ti lení domov ísť?</text:span></text:span></text:p>
        <text:p text:style-name="P26"><text:span text:style-name="CharStyle15"><text:span text:style-name="T42">— Veď sa mi nelení.</text:span></text:span></text:p>
        <text:p text:style-name="P26"><text:span text:style-name="CharStyle15"><text:span text:style-name="T42">— No?</text:span></text:span></text:p>
        <text:p text:style-name="P26"><text:span text:style-name="CharStyle15"><text:span text:style-name="T42">—</text:span></text:span><text:span text:style-name="CharStyle15"><text:span text:style-name="T1"> </text:span></text:span><text:span text:style-name="CharStyle15"><text:span text:style-name="T42">Veď viete... Krstný otec Meľoš je zap</text:span></text:span><text:span text:style-name="CharStyle15"><text:span text:style-name="T1">i</text:span></text:span><text:span text:style-name="CharStyle15"><text:span text:style-name="T42">erčivý človek, nuž čo mu mám v dome zavadzať a pred oči chodiť. Aj tu mi je dobre. Na zimu sa, hádam, ch</text:span></text:span><text:span text:style-name="CharStyle15"><text:span text:style-name="T1">yt</text:span></text:span><text:span text:style-name="CharStyle15"><text:span text:style-name="T42">ím chalupu stavať... ľudia azda pomôžu.</text:span></text:span></text:p>
        <text:p text:style-name="P26"><text:soft-page-break/><text:span text:style-name="CharStyle15"><text:span text:style-name="T42">Zahanbil sa pod Biaľošovým pohľadom </text:span></text:span><text:span text:style-name="CharStyle15"><text:span text:style-name="T45">a </text:span></text:span><text:span text:style-name="CharStyle15"><text:span text:style-name="T42">nemohol si napochytre rozhútať, ako sa osmelil o chalupe Biaľošovi rozprávať. Videl, Biaľošove ruky sa zastavily na uzloch a škvrna na líci mu stuhla.</text:span></text:span></text:p>
        <text:p text:style-name="P26"><text:span text:style-name="CharStyle15"><text:span text:style-name="T42">—</text:span></text:span><text:span text:style-name="CharStyle15"><text:span text:style-name="T1"> </text:span></text:span><text:span text:style-name="CharStyle15"><text:span text:style-name="T42">N</text:span></text:span><text:span text:style-name="CharStyle15"><text:span text:style-name="T1">i</text:span></text:span><text:span text:style-name="CharStyle15"><text:span text:style-name="T42">ečo mi </text:span></text:span><text:span text:style-name="CharStyle15"><text:span text:style-name="T1">po</text:span></text:span><text:span text:style-name="CharStyle15"><text:span text:style-name="T42">vie, — stŕ</text:span></text:span><text:span text:style-name="CharStyle15"><text:span text:style-name="T1">po</text:span></text:span><text:span text:style-name="CharStyle15"><text:span text:style-name="T42">l Jozef Mak a začal s nohavice soškrabúvať</text:span></text:span><text:span text:style-name="CharStyle15"><text:span text:style-name="T1"> </text:span></text:span><text:span text:style-name="CharStyle15"><text:span text:style-name="T42">nožíkom jedličnú smolu.</text:span></text:span></text:p>
        <text:p text:style-name="P26"><text:span text:style-name="CharStyle15"><text:span text:style-name="T42">— Nuž len sa chyť, Jož</text:span></text:span><text:span text:style-name="CharStyle15"><text:span text:style-name="T1">o</text:span></text:span><text:span text:style-name="CharStyle15"><text:span text:style-name="T42">... Ľudia ti pomôžu, ale ja ti nič nepomôžem.</text:span></text:span></text:p>
        <text:p text:style-name="P26"><text:span text:style-name="CharStyle15"><text:span text:style-name="T42">Tu sa zas suchý Gregor Biaľoš zahanbil a chytrejšie si hodil vrece na plecia, ako chcel.</text:span></text:span></text:p>
        <text:p text:style-name="P26"><text:span text:style-name="CharStyle15"><text:span text:style-name="T42">Iba z hory, keď ho nebolo vidno, zakričal:</text:span></text:span></text:p>
        <text:p text:style-name="P26"><text:span text:style-name="CharStyle15"><text:span text:style-name="T42">—</text:span></text:span><text:span text:style-name="CharStyle15"><text:span text:style-name="T1"> </text:span></text:span><text:span text:style-name="CharStyle15"><text:span text:style-name="T42">Jožo</text:span></text:span><text:span text:style-name="CharStyle15"><text:span text:style-name="T1">!</text:span></text:span><text:span text:style-name="CharStyle15"><text:span text:style-name="T42"> Kázal si si niekomu chleba doniesť?!</text:span></text:span></text:p>
        <text:p text:style-name="P26"><text:span text:style-name="CharStyle15"><text:span text:style-name="T42">— Hej! — odpovedal Mak, ľahol si do trávy a myslel i ďalej na Biaľoša.</text:span></text:span></text:p>
        <text:p text:style-name="P26"><text:span text:style-name="CharStyle15"><text:span text:style-name="T42">Tak myslel, ako vždy myslieval na ľudí.</text:span></text:span></text:p>
        <text:p text:style-name="P26"><text:span text:style-name="CharStyle15"><text:span text:style-name="T42">—</text:span></text:span><text:span text:style-name="CharStyle15"><text:span text:style-name="T1"> </text:span></text:span><text:span text:style-name="CharStyle15"><text:span text:style-name="T42">Pomohol by mi, istá vec, ale nemôže. Doma má svojich dosť, čo by mu povedali?... Keby mi prišiel jedno brvno položiť, odohnal by som ho </text:span></text:span><text:span text:style-name="CharStyle15"><text:span text:style-name="T1">i</text:span></text:span><text:span text:style-name="CharStyle15"><text:span text:style-name="T42"> sám. Ale on by chcel. Veď sa na</text:span></text:span><text:span text:style-name="CharStyle15"><text:span text:style-name="T1">jd</text:span></text:span><text:span text:style-name="CharStyle15"><text:span text:style-name="T42">ú ešte ľudia...</text:span></text:span></text:p>
        <text:p text:style-name="P26"><text:span text:style-name="CharStyle15"><text:span text:style-name="T42">Pomaly padaly mu v</text:span></text:span><text:span text:style-name="CharStyle15"><text:span text:style-name="T45">í</text:span></text:span><text:span text:style-name="CharStyle15"><text:span text:style-name="T42">čka, nie od spánku, ale od chmár, čo mu sadaly </text:span></text:span><text:span text:style-name="CharStyle15"><text:span text:style-name="T1">na</text:span></text:span><text:span text:style-name="CharStyle15"><text:span text:style-name="T42"> čelo, v ktorých sa mu kabonila celá tvár, od trpkosti, čo sa mu po celom vnútri rozlievala, hoci tuho chcel brániť Gregora Biaľoša, že je dosť ľudský a pomohol by mu, keby pre svet mohol.</text:span></text:span></text:p>
        <text:p text:style-name="P26"><text:span text:style-name="CharStyle15"><text:span text:style-name="T42">—</text:span></text:span><text:span text:style-name="CharStyle15"><text:span text:style-name="T1"> </text:span></text:span><text:span text:style-name="CharStyle15"><text:span text:style-name="T42">Má dosť svojich, </text:span></text:span><text:span text:style-name="CharStyle15"><text:span text:style-name="T1">— </text:span></text:span><text:span text:style-name="CharStyle15"><text:span text:style-name="T42">opakoval si, ako by</text:span></text:span><text:span text:style-name="CharStyle17"><text:span text:style-name="T42"> </text:span></text:span><text:span text:style-name="CharStyle15"><text:span text:style-name="T42">sa chcel upokojiť, a to priznáva</text:span></text:span><text:span text:style-name="CharStyle15"><text:span text:style-name="T45">ni</text:span></text:span><text:span text:style-name="CharStyle15"><text:span text:style-name="T42">e bolo jednako len drobným jedom, otravovalo ho, napokon jednako zmračila sa mu tvár v opovržení.</text:span></text:span></text:p>
        <text:p text:style-name="P5"><text:soft-page-break/><text:span text:style-name="CharStyle15"><text:span text:style-name="T42"/></text:span></text:p>
        <text:h text:style-name="Heading_20_1" text:outline-level="1"><text:span text:style-name="CharStyle15"><text:span text:style-name="T85">19.</text:span></text:span></text:h>
        <text:p text:style-name="P26"><text:span text:style-name="CharStyle15"><text:span text:style-name="T42"/></text:span></text:p>
        <text:p text:style-name="P27"><text:span text:style-name="CharStyle15"><text:span text:style-name="T42">Vyskočil Jozef Mak, zahľadel sa do koliby, ale sekery a píly nezmizly, tam sa škľabily po kútoch a držaly ho v moci.</text:span></text:span></text:p>
        <text:p text:style-name="P26"><text:span text:style-name="CharStyle15"><text:span text:style-name="T42">Keby tu nebolo bývalo sekier, alebo keby ich nebolo bývalo tak mnoho, nebol by sa zdržal, pod večer bol by ušiel, lebo ho Maruša veľmi volala.</text:span></text:span></text:p>
        <text:p text:style-name="P26"><text:span text:style-name="CharStyle15"><text:span text:style-name="T42">—</text:span></text:span><text:span text:style-name="CharStyle15"><text:span text:style-name="T1"> </text:span></text:span><text:span text:style-name="CharStyle15"><text:span text:style-name="T42">Mater by nemusela ani vedieť, že som tam, len keby som bol Maruši povedal, aby vrátka za šopkou nechala otvorené. Či som sprostý!</text:span></text:span></text:p>
        <text:p text:style-name="P26"><text:span text:style-name="CharStyle15"><text:span text:style-name="T42">A opatroval vatru, hoci ju nepotreboval, ale vatru mal rád i dnes; potom sa díval na hviezdy, hoci s t</text:span></text:span><text:span text:style-name="CharStyle15"><text:span text:style-name="T5">y</text:span></text:span><text:span text:style-name="CharStyle15"><text:span text:style-name="T42">mi nebol teraz v takom priateľstve, ako kedysi na Kubandovej jame. Potom čakal medveďa, či príde i dnes, ako chodieval často dívať sa do ohňa, preto zavše ponoril zrak do tmy, čo ležala na zemi, a zazrel hodne skôr, ako inokedy, dva plamienky, i uspokojil sa, pomaly prikladal na oheň čečinu, aby plameň vyšľahol vysoko, aby zazrel trochu i obrysy medveďa a nielen svietivé oči.</text:span></text:span></text:p>
        <text:p text:style-name="P26"><text:span text:style-name="CharStyle15"><text:span text:style-name="T42">Bavil sa takto veľmi dlho, prichodila mu zábavka, ako by sa s medveďom rozprával, lenže medveď nekonečnú mal trpelivosť a Jozefa Maka skôr prevládal sen, ako sa hra mohla dokončiť.</text:span></text:span></text:p>
        <text:p text:style-name="P26"><text:span text:style-name="CharStyle15"><text:span text:style-name="T42">Do rána nedeľa vtiahla aj do hory. Sviatočná tichosť rozložila sa po všetkom naokolo. Nenadávali chlapi, furmani v doline nevykrikovali, i zvonce stád sa kdesi stratily, i sln</text:span></text:span><text:span text:style-name="CharStyle15"><text:span text:style-name="T46">c</text:span></text:span><text:span text:style-name="CharStyle15"><text:span text:style-name="T42">e sa tichšie kĺzalo po zažltnutej tráve a Jozef Mak mal zdanie, že i sám dnešný deň prišiel nehlučno, ani prebudiť ho nechcel a nechal ho spať pridlho. Nuž </text:span></text:span><text:soft-page-break/><text:span text:style-name="CharStyle15"><text:span text:style-name="T42">ako by bol niečo zameškal, schytil krhlu a pobral sa po vodu pod rúbanisko.</text:span></text:span></text:p>
        <text:p text:style-name="P26"><text:span text:style-name="CharStyle15"><text:span text:style-name="T42">Tam našiel Marušu.</text:span></text:span></text:p>
        <text:p text:style-name="P26"><text:span text:style-name="CharStyle15"><text:span text:style-name="T42">Ružová červeň stuhla jej na tvári, keď pribehol k nej, a nemohla sa naozaj ani usmiať, ako nemohol sa jej prihovoriť napochytre ani Jozef Mak. Nepodali si ani ruky, iba nehybne stáli dlhú chvíľu a dívali sa na seba a obom ten istý lahodný vetrík ovieval tvár, čo vial s hrebeňov vrchov a takto sa prevaľoval z doliny do doliny, akoby iba z lenivosti. Zružovelá Maruša napokon začala si uhladzovať ručník a ten pohyb uvoľnil i Jozefa Maka, chytil ju za rameno, vzal s</text:span></text:span><text:span text:style-name="CharStyle15"><text:span text:style-name="T1">i</text:span></text:span><text:span text:style-name="CharStyle15"><text:span text:style-name="T42"> ju do náručia a zavše opakoval:</text:span></text:span></text:p>
        <text:p text:style-name="P26"><text:span text:style-name="CharStyle15"><text:span text:style-name="T42">—</text:span></text:span><text:span text:style-name="CharStyle15"><text:span text:style-name="T1"> </text:span></text:span><text:span text:style-name="CharStyle15"><text:span text:style-name="T42">Maruška, aká si ty... aká si ty!....</text:span></text:span></text:p>
        <text:p text:style-name="P26"><text:span text:style-name="CharStyle15"><text:span text:style-name="T42">Ako sa jeho reč mala končiť, nevedel ani sám, ale Maruša to vycítila a opadal s nej</text:span></text:span><text:span text:style-name="CharStyle17"><text:span text:style-name="T42"> </text:span></text:span><text:span text:style-name="CharStyle15"><text:span text:style-name="T42">rumenec i strojenosť veľmi chytro. Zažaly sa im iba oči a vrátila sa im prostá, obyčajná reč.</text:span></text:span></text:p>
        <text:p text:style-name="P26"><text:span text:style-name="CharStyle15"><text:span text:style-name="T1">—</text:span></text:span><text:span text:style-name="CharStyle15"><text:span text:style-name="T42"> Doma som sa na maliny vybrala, — priznala sa Maruša prosto a dobromyseľne.</text:span></text:span></text:p>
        <text:p text:style-name="P26"><text:span text:style-name="CharStyle15"><text:span text:style-name="T42">Jozef Mak kývol, na znak, že si toľko i sám domyslel, keď zazrel plachtičku a v nej krhlu, podvedome hneď inam obrátil reči, aby Maruša nespomínala to, čo nechala doma</text:span></text:span><text:span text:style-name="CharStyle15"><text:span text:style-name="T1"> </text:span></text:span><text:span text:style-name="CharStyle15"><text:span text:style-name="T42">ona a čo on. Len toľko chcel, aby im ostala iba osamotená, tichá, široká a slnečná nedeľa, a veľmi </text:span></text:span><text:span text:style-name="CharStyle15"><text:span text:style-name="T1">t</text:span></text:span><text:span text:style-name="CharStyle15"><text:span text:style-name="T42">o chcel, nuž ostala im taká. Nesrúbané jedle osievaly sa ako majestátne organy, ticho im čosi húdly ponad hlavu a nehybné chrbty vrchov a kopcov vydychovaly tajomný a nekonečný pokoj.</text:span></text:span></text:p>
        <text:p text:style-name="P26"><text:span text:style-name="CharStyle15"><text:span text:style-name="T42">Široké tiene čečiny zvaly ich do svojho domu a potom ich nebadane iba</text:span></text:span><text:span text:style-name="CharStyle15"><text:span text:style-name="T1"> </text:span></text:span><text:soft-page-break/><text:span text:style-name="CharStyle15"><text:span text:style-name="T42">obdarúvaly rozdýchanou vôňou, ale ináč nemiešaly sa medzi nic</text:span></text:span><text:span text:style-name="CharStyle15"><text:span text:style-name="T46">h</text:span></text:span><text:span text:style-name="CharStyle15"><text:span text:style-name="T42">.</text:span></text:span></text:p>
        <text:p text:style-name="P26"><text:span text:style-name="CharStyle15"><text:span text:style-name="T42">Maruša sedela pri samom Jozefovi, a keď sa jej zažiadalo, prosto položila mu ruku na plece, ovinula mu rameno okolo hrdla a neľakala sa ničoho, ani ohňa, čo rástol na Makovej tvári.</text:span></text:span></text:p>
        <text:p text:style-name="P26"><text:span text:style-name="CharStyle15"><text:span text:style-name="T42">— Nečakal si ma?</text:span></text:span></text:p>
        <text:p text:style-name="P26"><text:span text:style-name="CharStyle15"><text:span text:style-name="T42">—</text:span></text:span><text:span text:style-name="CharStyle15"><text:span text:style-name="T1"> </text:span></text:span><text:span text:style-name="CharStyle15"><text:span text:style-name="T42">Nie.</text:span></text:span></text:p>
        <text:p text:style-name="P26"><text:span text:style-name="CharStyle15"><text:span text:style-name="T42">—</text:span></text:span><text:span text:style-name="CharStyle15"><text:span text:style-name="T1"> </text:span></text:span><text:span text:style-name="CharStyle15"><text:span text:style-name="T42">Ani trošku?</text:span></text:span></text:p>
        <text:p text:style-name="P26"><text:span text:style-name="CharStyle15"><text:span text:style-name="T42">— Celkom nie.</text:span></text:span></text:p>
        <text:p text:style-name="P26"><text:span text:style-name="CharStyle15"><text:span text:style-name="T42">Maruša sa ticho usmiala, ako sa usmievala dnešná nedeľa, a ani krásou nepodobala sa na seba, taká bola, akú ju len Jozef Mak mohol vidieť.</text:span></text:span></text:p>
        <text:p text:style-name="P26"><text:span text:style-name="CharStyle15"><text:span text:style-name="T42">—</text:span></text:span><text:span text:style-name="CharStyle15"><text:span text:style-name="T1"> </text:span></text:span><text:span text:style-name="CharStyle15"><text:span text:style-name="T42">Len si myslel na mňa, Jožko?</text:span></text:span></text:p>
        <text:p text:style-name="P26"><text:span text:style-name="CharStyle15"><text:span text:style-name="T42">—</text:span></text:span><text:span text:style-name="CharStyle15"><text:span text:style-name="T1"> </text:span></text:span><text:span text:style-name="CharStyle15"><text:span text:style-name="T42">Len.</text:span></text:span></text:p>
        <text:p text:style-name="P26"><text:span text:style-name="CharStyle15"><text:span text:style-name="T42">—</text:span></text:span><text:span text:style-name="CharStyle15"><text:span text:style-name="T1"> </text:span></text:span><text:span text:style-name="CharStyle15"><text:span text:style-name="T42">Veľmi zavčasu som sa zobudila.</text:span></text:span></text:p>
        <text:p text:style-name="P26"><text:span text:style-name="CharStyle15"><text:span text:style-name="T42">— A ja som veľmi neskoro zaspal.</text:span></text:span></text:p>
        <text:p text:style-name="P26"><text:span text:style-name="CharStyle15"><text:span text:style-name="T42">Vtedy sa obloha, na ktorej viselo sln</text:span></text:span><text:span text:style-name="CharStyle15"><text:span text:style-name="T5">c</text:span></text:span><text:span text:style-name="CharStyle15"><text:span text:style-name="T42">e, chytrejšie začala obracať nad nimi, utekala, lebo tak je súdené, aby takáto nedeľa bola krátka.</text:span></text:span></text:p>
        <text:p text:style-name="P26"><text:span text:style-name="CharStyle15"><text:span text:style-name="T42">— Jožko, a teraz som ti taká, že sa ma nič </text:span></text:span><text:span text:style-name="CharStyle15"><text:span text:style-name="T5">n</text:span></text:span><text:span text:style-name="CharStyle15"><text:span text:style-name="T42">e</text:span></text:span><text:span text:style-name="CharStyle15"><text:span text:style-name="T46">dotkne, i </text:span></text:span><text:span text:style-name="CharStyle15"><text:span text:style-name="T1">t</text:span></text:span><text:span text:style-name="CharStyle23"><text:span text:style-name="T42">o najhoršie by som zniesla, lebo si myslím, že toho najhoršieho ani </text:span></text:span><text:span text:style-name="CharStyle23"><text:span text:style-name="T46">ni</text:span></text:span><text:span text:style-name="CharStyle23"><text:span text:style-name="T42">et.</text:span></text:span></text:p>
        <text:p text:style-name="P26"><text:span text:style-name="CharStyle15"><text:span text:style-name="T1">—</text:span></text:span><text:span text:style-name="CharStyle15"><text:span text:style-name="T42"> </text:span></text:span><text:span text:style-name="CharStyle15"><text:span text:style-name="T46">A</text:span></text:span><text:span text:style-name="CharStyle15"><text:span text:style-name="T42"> ja začnem tejto zimy stavať chalupu, a už naisto viem, že dosť vystavím, lebo mi ľudia pomôžu. N</text:span></text:span><text:span text:style-name="CharStyle15"><text:span text:style-name="T5">a</text:span></text:span><text:span text:style-name="CharStyle15"><text:span text:style-name="T42">jde sa takých dosť.</text:span></text:span></text:p>
        <text:p text:style-name="P26"><text:span text:style-name="CharStyle15"><text:span text:style-name="T42">— Ve</text:span></text:span><text:span text:style-name="CharStyle15"><text:span text:style-name="T1">ď</text:span></text:span><text:span text:style-name="CharStyle15"><text:span text:style-name="T42">... Veď nemusí byť ani veľká. Dosť je malých a spracú sa ľudia.</text:span></text:span></text:p>
        <text:p text:style-name="P26"><text:span text:style-name="CharStyle15"><text:span text:style-name="T42">— Tak som si rozhúta</text:span></text:span><text:span text:style-name="CharStyle15"><text:span text:style-name="T1">l</text:span></text:span><text:span text:style-name="CharStyle15"><text:span text:style-name="T42"> i ja.</text:span></text:span></text:p>
        <text:p text:style-name="P26"><text:soft-page-break/><text:span text:style-name="CharStyle15"><text:span text:style-name="T42">A obloha čo raz tuhšie utekala s jasom.</text:span></text:span></text:p>
        <text:p text:style-name="P26"><text:span text:style-name="CharStyle15"><text:span text:style-name="T42">Kto by ju bol pozoroval?</text:span></text:span></text:p>
        <text:p text:style-name="P26"><text:span text:style-name="CharStyle15"><text:span text:style-name="T42">Neďaleko voňala bláznivá zem </text:span></text:span><text:span text:style-name="CharStyle15"><text:span text:style-name="T1">ja</text:span></text:span><text:span text:style-name="CharStyle15"><text:span text:style-name="T42">hodoviskom. Vlani mala tu vysokú úrodu, vežové jedle, ale úrodu ľudia sošliapali, nuž toho roku rodila tu jahody, a tie už dozrely, nuž aby aspoň niečo dávala, na červeno zhrdzavela jahodové listy a rozváňala jahodoviskom.</text:span></text:span></text:p>
        <text:p text:style-name="P26"><text:span text:style-name="CharStyle15"><text:span text:style-name="T42">A Maruša túlila sa k milému.</text:span></text:span></text:p>
        <text:p text:style-name="P26"><text:span text:style-name="CharStyle15"><text:span text:style-name="T42">Okrásneli zas, zasa tak, ako ľudské oko nevidí, lebo sa takto nikomu neukážu, veď sa ani sami nevidia</text:span></text:span><text:span text:style-name="CharStyle15"><text:span text:style-name="T1">.</text:span></text:span></text:p>
        <text:p text:style-name="P26"><text:span text:style-name="CharStyle15"><text:span text:style-name="T42">Radi sa mali.</text:span></text:span></text:p>
        <text:p text:style-name="P26"><text:span text:style-name="CharStyle15"><text:span text:style-name="T42">—</text:span></text:span><text:span text:style-name="CharStyle15"><text:span text:style-name="T1"> </text:span></text:span><text:span text:style-name="CharStyle15"><text:span text:style-name="T42">Jožko, doniesla som ti košeľ</text:span></text:span><text:span text:style-name="CharStyle15"><text:span text:style-name="T1">u</text:span></text:span><text:span text:style-name="CharStyle15"><text:span text:style-name="T42">... nov</text:span></text:span><text:span text:style-name="CharStyle15"><text:span text:style-name="T1">ú</text:span></text:span><text:span text:style-name="CharStyle15"><text:span text:style-name="T42">... Dnes je nedeľa, aby si vedel.</text:span></text:span></text:p>
        <text:p text:style-name="P26"><text:span text:style-name="CharStyle15"><text:span text:style-name="T42">Nuž Jozef Mak sa díva na kus plátna, postriekaného červenými, žltými, belasými a ešte s</text:span></text:span><text:span text:style-name="CharStyle15"><text:span text:style-name="T5">t</text:span></text:span><text:span text:style-name="CharStyle15"><text:span text:style-name="T42">orakými bavlnami, a hneď je nemotorný, nevie, čo tu treba robiť.</text:span></text:span></text:p>
        <text:p text:style-name="P26"><text:span text:style-name="CharStyle15"><text:span text:style-name="T42">— Aká si t</text:span></text:span><text:span text:style-name="CharStyle15"><text:span text:style-name="T1">y</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Obleč si ju.</text:span></text:span></text:p>
        <text:p text:style-name="P26"><text:span text:style-name="CharStyle15"><text:span text:style-name="T42">— Áno, — povie, ale ešte vždy nevie, čo má konať, až kedysi rozviaže tkaničku na hrdle tej, čo má oblečenú.</text:span></text:span></text:p>
        <text:p text:style-name="P26"><text:span text:style-name="CharStyle15"><text:span text:style-name="T42">Hej, stiahne so seba robotu a hneď sa začervená. Pred Marušou sa červenal. Nezbadal, iba ak podvedome cítil, že Marušine teplé oči behajú mu teraz po nahých pleciach, laskajú svaly na ramenách a širokých prsiach, ale sa začervenal trochu. A Marušin zrak sa kúpal v sile, čo je v ľuďoch tá istá, ako v zemi, len v zemi častejšie starne, ale i častejšie mladne, omamuje a rodí.</text:span></text:span></text:p>
        <text:p text:style-name="P26"><text:soft-page-break/><text:span text:style-name="CharStyle15"><text:span text:style-name="T42">—</text:span></text:span><text:span text:style-name="CharStyle15"><text:span text:style-name="T1"> </text:span></text:span><text:span text:style-name="CharStyle15"><text:span text:style-name="T42">Tu si pošarbaný, Jožko,— hladí Maruša ľavú stranu pŕs a dlaň si nevie viac sňať s mäkkej hladkosti mladého tela.</text:span></text:span></text:p>
        <text:p text:style-name="P26"><text:span text:style-name="CharStyle15"><text:span text:style-name="T42">— Podstavec ma uderil.</text:span></text:span></text:p>
        <text:p text:style-name="P26"><text:span text:style-name="CharStyle15"><text:span text:style-name="T42">— Bolí?</text:span></text:span></text:p>
        <text:p text:style-name="P26"><text:span text:style-name="CharStyle15"><text:span text:style-name="T42">— Nie.</text:span></text:span></text:p>
        <text:p text:style-name="P26"><text:span text:style-name="CharStyle15"><text:span text:style-name="T42">— Jožko, Jožko!...</text:span></text:span></text:p>
        <text:p text:style-name="P26"><text:span text:style-name="CharStyle15"><text:span text:style-name="T42">Zbláznilo sa sln</text:span></text:span><text:span text:style-name="CharStyle15"><text:span text:style-name="T5">c</text:span></text:span><text:span text:style-name="CharStyle15"><text:span text:style-name="T42">e, že tak uteká?</text:span></text:span></text:p>
        <text:p text:style-name="P26"><text:span text:style-name="CharStyle15"><text:span text:style-name="T42">Prečo sa teraz sem nedíva!?</text:span></text:span></text:p>
        <text:p text:style-name="P5"><text:span text:style-name="CharStyle15"><text:span text:style-name="T42"/></text:span></text:p>
        <text:h text:style-name="Heading_20_1" text:outline-level="1"><text:span text:style-name="CharStyle15"><text:span text:style-name="T84">20</text:span></text:span><text:span text:style-name="CharStyle15"><text:span text:style-name="T39">.</text:span></text:span></text:h>
        <text:p text:style-name="P26"><text:span text:style-name="CharStyle15"><text:span text:style-name="T42"/></text:span></text:p>
        <text:p text:style-name="P27"><text:span text:style-name="CharStyle15"><text:span text:style-name="T42">Večer, keď vyzliekal sviatočnú košeľu, Jozef Mak bol vážny ako svätec a usmieval sa veľmi zdržanlivo. Pomaly zakrúcal plátno, aby mu bol sviatok aj inokedy, ľahúčko kýval hlavou, sťa by si bol myslel:</text:span></text:span></text:p>
        <text:p text:style-name="P26"><text:span text:style-name="CharStyle15"><text:span text:style-name="T42">—</text:span></text:span><text:span text:style-name="CharStyle15"><text:span text:style-name="T1"> </text:span></text:span><text:span text:style-name="CharStyle15"><text:span text:style-name="T42">Vyzliekol som nedeľu, hľa, a nik nebude vedieť, že som ju mal, iba ja a Maruša. Keby niekto vedel, nič by sa nestalo, ale takto je najlepšie a nepovedal by som nikomu, ani keby ma išiel zabiť. Či mi nebolo lepšie tu ostať? Či je nie vždy tak na</text:span></text:span><text:span text:style-name="CharStyle15"><text:span text:style-name="T1">jl</text:span></text:span><text:span text:style-name="CharStyle15"><text:span text:style-name="T42">epšie, ako samo príde!...</text:span></text:span></text:p>
        <text:p text:style-name="P26"><text:span text:style-name="CharStyle15"><text:span text:style-name="T42">I nadul pľúca a zplna sa rozmumlal v ak</text:span></text:span><text:span text:style-name="CharStyle15"><text:span text:style-name="T1">ejs</text:span></text:span><text:span text:style-name="CharStyle15"><text:span text:style-name="T42">i neurčitej piesni.</text:span></text:span></text:p>
        <text:p text:style-name="P26"><text:span text:style-name="CharStyle15"><text:span text:style-name="T42">—</text:span></text:span><text:span text:style-name="CharStyle15"><text:span text:style-name="T1"> </text:span></text:span><text:span text:style-name="CharStyle15"><text:span text:style-name="T42">Spievaš si, Jožko?</text:span></text:span></text:p>
        <text:p text:style-name="P26"><text:span text:style-name="CharStyle15"><text:span text:style-name="T42">Jozef Mak sa zvrtol a veľmi mu bolo nepríjemné,—</text:span></text:span><text:span text:style-name="CharStyle15"><text:span text:style-name="T1"> </text:span></text:span><text:span text:style-name="CharStyle15"><text:span text:style-name="T42">čo ani neutajil,</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že vidí pred sebou pošarpané líce Biaľošovo a zhúžvané je, ako by sa chcelo smiať.</text:span></text:span></text:p>
        <text:p text:style-name="P26"><text:soft-page-break/><text:span text:style-name="CharStyle15"><text:span text:style-name="T42">Ani sa ho nespýtal, čo tu hľadá tak zavčasu, keď ostatní chlapi prídu iba ráno.</text:span></text:span></text:p>
        <text:p text:style-name="P26"><text:span text:style-name="CharStyle15"><text:span text:style-name="T42">A Bia</text:span></text:span><text:span text:style-name="CharStyle15"><text:span text:style-name="T1">ľ</text:span></text:span><text:span text:style-name="CharStyle15"><text:span text:style-name="T42">oš nečakal mnoho rečí, nepotreboval ich ani sám, hodil vrece do koliby a sadol si neďaleko popola. Veľmi zdĺhavo začal shľadúvať mechúr s tabakom, vytiahol ho a začal si napchávať fajku.</text:span></text:span></text:p>
        <text:p text:style-name="P26"><text:span text:style-name="CharStyle15"><text:span text:style-name="T42">—</text:span></text:span><text:span text:style-name="CharStyle15"><text:span text:style-name="T1"> </text:span></text:span><text:span text:style-name="CharStyle15"><text:span text:style-name="T42">Nebolo ti smutno?</text:span></text:span></text:p>
        <text:p text:style-name="P26"><text:span text:style-name="CharStyle15"><text:span text:style-name="T42">—</text:span></text:span><text:span text:style-name="CharStyle15"><text:span text:style-name="T1"> </text:span></text:span><text:span text:style-name="CharStyle15"><text:span text:style-name="T42">Mne?</text:span></text:span></text:p>
        <text:p text:style-name="P26"><text:span text:style-name="CharStyle15"><text:span text:style-name="T1">—</text:span></text:span><text:span text:style-name="CharStyle15"><text:span text:style-name="T42"> Keď si bol sám</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Myslel som si, že som u Kubandu, iba jalovina mi chýbala. A</text:span></text:span><text:span text:style-name="CharStyle15"><text:span text:style-name="T1">j</text:span></text:span><text:span text:style-name="CharStyle15"><text:span text:style-name="T42"> z ostatných chlapov ide niekto?</text:span></text:span></text:p>
        <text:p text:style-name="P26"><text:span text:style-name="CharStyle15"><text:span text:style-name="T42">—</text:span></text:span><text:span text:style-name="CharStyle15"><text:span text:style-name="T1"> </text:span></text:span><text:span text:style-name="CharStyle15"><text:span text:style-name="T42">Neviem. Sotva.</text:span></text:span></text:p>
        <text:p text:style-name="P26"><text:span text:style-name="CharStyle15"><text:span text:style-name="T42">—</text:span></text:span><text:span text:style-name="CharStyle15"><text:span text:style-name="T1"> </text:span></text:span><text:span text:style-name="CharStyle15"><text:span text:style-name="T42">Ráno chodievate.</text:span></text:span></text:p>
        <text:p text:style-name="P26"><text:span text:style-name="CharStyle15"><text:span text:style-name="T42">— Nemal som čo robiť</text:span></text:span><text:span text:style-name="CharStyle15"><text:span text:style-name="T1">!</text:span></text:span><text:span text:style-name="CharStyle15"><text:span text:style-name="T42">... V krčme sedieť?</text:span></text:span></text:p>
        <text:p text:style-name="P26"><text:span text:style-name="CharStyle15"><text:span text:style-name="T42">—</text:span></text:span><text:span text:style-name="CharStyle15"><text:span text:style-name="T1"> </text:span></text:span><text:span text:style-name="CharStyle15"><text:span text:style-name="T42">Uhm.</text:span></text:span></text:p>
        <text:p text:style-name="P26"><text:span text:style-name="CharStyle15"><text:span text:style-name="T42">—</text:span></text:span><text:span text:style-name="CharStyle15"><text:span text:style-name="T1"> </text:span></text:span><text:span text:style-name="CharStyle15"><text:span text:style-name="T42">Vo vreci mám čerstvý kabáč, choď si odlomiť, a</text:span></text:span><text:span text:style-name="CharStyle15"><text:span text:style-name="T1">k</text:span></text:span><text:span text:style-name="CharStyle15"><text:span text:style-name="T42"> chceš.</text:span></text:span></text:p>
        <text:p text:style-name="P26"><text:span text:style-name="CharStyle15"><text:span text:style-name="T42">Jozef Mak chvíľu ako by bol rozmýšľal, ale potom rozkýval hlavou.</text:span></text:span></text:p>
        <text:p text:style-name="P26"><text:span text:style-name="CharStyle15"><text:span text:style-name="T42">— Nechcem.</text:span></text:span></text:p>
        <text:p text:style-name="P26"><text:span text:style-name="CharStyle15"><text:span text:style-name="T42">—</text:span></text:span><text:span text:style-name="CharStyle15"><text:span text:style-name="T1"> </text:span></text:span><text:span text:style-name="CharStyle15"><text:span text:style-name="T42">Tak fľašku tam n</text:span></text:span><text:span text:style-name="CharStyle15"><text:span text:style-name="T1">á</text:span></text:span><text:span text:style-name="CharStyle15"><text:span text:style-name="T42">jdi.</text:span></text:span></text:p>
        <text:p text:style-name="P26"><text:span text:style-name="CharStyle15"><text:span text:style-name="T42">— Nechce sa mi piť.</text:span></text:span></text:p>
        <text:p text:style-name="P26"><text:span text:style-name="CharStyle15"><text:span text:style-name="T42">— Tak si sa</text:span></text:span><text:span text:style-name="CharStyle15"><text:span text:style-name="T1"> </text:span></text:span><text:span text:style-name="CharStyle15"><text:span text:style-name="T42">mal dobre, keď sa ti nič nechce.</text:span></text:span></text:p>
        <text:p text:style-name="P29"><text:span text:style-name="CharStyle15"><text:span text:style-name="T42">— No...</text:span></text:span></text:p>
        <text:p text:style-name="P26"><text:span text:style-name="CharStyle15"><text:span text:style-name="T42">— Ale mne sa chce, tak mne podaj fľašu.</text:span></text:span></text:p>
        <text:p text:style-name="P26"><text:span text:style-name="CharStyle15"><text:span text:style-name="T42">Mak sa zviechal, neochotne sa chytil obracať Biaľošovo vrece, no vykutal fľašku, i </text:span></text:span><text:soft-page-break/><text:span text:style-name="CharStyle15"><text:span text:style-name="T42">mlčky rozriedil lieh vodou, i</text:span></text:span><text:span text:style-name="CharStyle15"><text:span text:style-name="T1"> </text:span></text:span><text:span text:style-name="CharStyle15"><text:span text:style-name="T42">napil sa prvý, keď mu Biaľoš kývol hlavou, čo bolo núkaním. I zmraštil tvár, keď sňal s úst fľašku a pomaly dlaňou utrel si ústa.</text:span></text:span></text:p>
        <text:p text:style-name="P26"><text:span text:style-name="CharStyle15"><text:span text:style-name="T1">Z</text:span></text:span><text:span text:style-name="CharStyle15"><text:span text:style-name="T42"> nových, ale nejasných príčin chcel sa Biaľoš</text:span></text:span><text:span text:style-name="CharStyle15"><text:span text:style-name="T1">ov</text:span></text:span><text:span text:style-name="CharStyle15"><text:span text:style-name="T42">i vyhnúť a začal íverie sbierať na popol, ukladať drobné haluzie a odchodiť po drevo, hoci i pod rukou mal ho dosť. Ale ani takto nevedel sa zbaviť myšlienok, že </text:span></text:span><text:span text:style-name="CharStyle15"><text:span text:style-name="T46">s</text:span></text:span><text:span text:style-name="CharStyle15"><text:span text:style-name="T42">a mu Biaľoš natíska a že úmyselne prišiel teraz večer, a nie preto, že </text:span></text:span><text:span text:style-name="CharStyle15"><text:span text:style-name="T1">je</text:span></text:span><text:span text:style-name="CharStyle15"><text:span text:style-name="T42"> mlčanlivý a nerád má ľudí, ani chlap</text:span></text:span><text:span text:style-name="CharStyle15"><text:span text:style-name="T1">ov</text:span></text:span><text:span text:style-name="CharStyle15"><text:span text:style-name="T42">-rubá</text:span></text:span><text:span text:style-name="CharStyle15"><text:span text:style-name="T1">rov</text:span></text:span><text:span text:style-name="CharStyle15"><text:span text:style-name="T42">, ani svoj dom a rodinu, ani žart, ani reč, iba ak robotu tuhú, rubársku.</text:span></text:span></text:p>
        <text:p text:style-name="P26"><text:span text:style-name="CharStyle15"><text:span text:style-name="T42">— Jožo, ty si ako tráva: vyrástol by si hocikde a za robotu budú ťa mať radi hocikde, —</text:span></text:span><text:span text:style-name="CharStyle15"><text:span text:style-name="T1"> </text:span></text:span><text:span text:style-name="CharStyle15"><text:span text:style-name="T42">povedal raz Biaľoš nečakane a prežúval akúsi kôrku.</text:span></text:span></text:p>
        <text:p text:style-name="P26"><text:span text:style-name="CharStyle15"><text:span text:style-name="T42">— </text:span></text:span><text:span text:style-name="CharStyle15"><text:span text:style-name="T46">Č</text:span></text:span><text:span text:style-name="CharStyle15"><text:span text:style-name="T42">o mi máte také veci v</text:span></text:span><text:span text:style-name="CharStyle15"><text:span text:style-name="T1">yvráv</text:span></text:span><text:span text:style-name="CharStyle15"><text:span text:style-name="T42">a</text:span></text:span><text:span text:style-name="CharStyle15"><text:span text:style-name="T1">ť!</text:span></text:span><text:span text:style-name="CharStyle15"><text:span text:style-name="T42"> — chcel povedať Jozef Mak, ale zamlčal si myšlienku.</text:span></text:span></text:p>
        <text:p text:style-name="P26"><text:span text:style-name="CharStyle15"><text:span text:style-name="T42">A zasa pili.</text:span></text:span></text:p>
        <text:p text:style-name="P26"><text:span text:style-name="CharStyle15"><text:span text:style-name="T42">Nie mnoho, len tak ako by z nudy, ba Jozefovi sa zdalo, Biaľoš vždy vtedy mu podá fľašku, keď sa jemu chce ísť ľahnúť.</text:span></text:span></text:p>
        <text:p text:style-name="P26"><text:span text:style-name="CharStyle15"><text:span text:style-name="T42">A dívali sa do vatry.</text:span></text:span></text:p>
        <text:p text:style-name="P26"><text:span text:style-name="CharStyle15"><text:span text:style-name="T42">Prskala zavše, plamene sa kývaly sem i ta, mihotavé svetlo behalo po nich, znetvorovalo ich každú chvíľu, čo sa zdalo zavše takým, ako by sa aj oni kývali.</text:span></text:span></text:p>
        <text:p text:style-name="P26"><text:span text:style-name="CharStyle15"><text:span text:style-name="T42">Biaľoš sa raz zasa nečakane ozval.</text:span></text:span></text:p>
        <text:p text:style-name="P26"><text:span text:style-name="CharStyle15"><text:span text:style-name="T42">— Dnes som ju nevidel, ale minulú nedeľu som sa jej prizeral, a veľmi sa m</text:span></text:span><text:span text:style-name="CharStyle15"><text:span text:style-name="T1">i</text:span></text:span><text:span text:style-name="CharStyle15"><text:span text:style-name="T42"> zdala Maruša Meľošovie.</text:span></text:span></text:p>
        <text:p text:style-name="P26"><text:span text:style-name="CharStyle15"><text:span text:style-name="T42">Jozef Mak sa strhol, podvihol hlavu.</text:span></text:span></text:p>
        <text:p text:style-name="P26"><text:span text:style-name="CharStyle15"><text:span text:style-name="T42">— Šumná stvora a robotná. Robieva za celý Meľošovský dom. Súca žena ti </text:span></text:span><text:soft-page-break/><text:span text:style-name="CharStyle15"><text:span text:style-name="T42">bude.</text:span></text:span></text:p>
        <text:p text:style-name="P26"><text:span text:style-name="CharStyle15"><text:span text:style-name="T42">—</text:span></text:span><text:span text:style-name="CharStyle15"><text:span text:style-name="T1"> </text:span></text:span><text:span text:style-name="CharStyle15"><text:span text:style-name="T42">A čož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spurno vypľul slovo Jozef Mak, ba nechcel prekážať ani tým, čo sa m</text:span></text:span><text:span text:style-name="CharStyle15"><text:span text:style-name="T46">u </text:span></text:span><text:span text:style-name="CharStyle15"><text:span text:style-name="T42">v hrdle zasekly, lebo ho celého premrvil nečakaný a neodôvodnený </text:span></text:span><text:span text:style-name="CharStyle15"><text:span text:style-name="T1">j</text:span></text:span><text:span text:style-name="CharStyle15"><text:span text:style-name="T42">ed</text:span></text:span><text:span text:style-name="CharStyle15"><text:span text:style-name="T1">.</text:span></text:span><text:span text:style-name="CharStyle15"><text:span text:style-name="T42"> Hotový bol zahatať, aby sa mu ktokoľvek miešal do veci, čo si chcel mať pre seba, a od Biaľoša zdalo sa mu to celkom príkre</text:span></text:span><text:span text:style-name="CharStyle15"><text:span text:style-name="T1">.</text:span></text:span></text:p>
        <text:p text:style-name="P26"><text:span text:style-name="CharStyle15"><text:span text:style-name="T42">Lenže Biaľoš ako by nebol počul ani svoje ani </text:span></text:span><text:span text:style-name="CharStyle15"><text:span text:style-name="T1">je</text:span></text:span><text:span text:style-name="CharStyle15"><text:span text:style-name="T42">ho slová, dvíhal sa na kolená.</text:span></text:span></text:p>
        <text:p text:style-name="P26"><text:span text:style-name="CharStyle15"><text:span text:style-name="T42">—</text:span></text:span><text:span text:style-name="CharStyle15"><text:span text:style-name="T1"> </text:span></text:span><text:span text:style-name="CharStyle15"><text:span text:style-name="T42">Poďme spať, Jožo!</text:span></text:span></text:p>
        <text:p text:style-name="P26"><text:span text:style-name="CharStyle15"><text:span text:style-name="T42">Jozef Mak nešiel za ním, ba práve teraz sa mu zdalo, že sa mu vôbec nechce spať a čo takto ležiačky dočiahol, všetko pohádzal na oheň.</text:span></text:span></text:p>
        <text:p text:style-name="P5"><text:span text:style-name="CharStyle15"><text:span text:style-name="T42"/></text:span></text:p>
        <text:h text:style-name="Heading_20_1" text:outline-level="1"><text:span text:style-name="CharStyle15"><text:span text:style-name="T85">21.</text:span></text:span></text:h>
        <text:p text:style-name="P26"><text:span text:style-name="CharStyle15"><text:span text:style-name="T42"/></text:span></text:p>
        <text:p text:style-name="P27"><text:span text:style-name="CharStyle15"><text:span text:style-name="T42">Ráno bol rád, že ich je tu zasa mnoho.</text:span></text:span></text:p>
        <text:p text:style-name="P26"><text:span text:style-name="CharStyle15"><text:span text:style-name="T42">Chlapi boli síce iba takí, ako bývali vždy s pondelka: nevrlí, drsní a mlčanliví, ale Jozef nechcel od nich viac, iba aby tu bo</text:span></text:span><text:span text:style-name="CharStyle15"><text:span text:style-name="T46">li</text:span></text:span><text:span text:style-name="CharStyle15"><text:span text:style-name="T42">. Zavše pozrel jednou stranou, zavše druhou a privykol už dávno, neobzerať sa, keď vykrikujú pred posledným podrezaním stromu, ani na nádavky, keď strom nepadol dobre.</text:span></text:span></text:p>
        <text:p text:style-name="P26"><text:span text:style-name="CharStyle15"><text:span text:style-name="T42">Nuž nevšímal si v skutočnosti ničoho.</text:span></text:span></text:p>
        <text:p text:style-name="P26"><text:span text:style-name="CharStyle15"><text:span text:style-name="T42">Obloha a vrchy boly také ako včera, keď bol sviatok, tak iba oblohu a slnce púšťal do seba.</text:span></text:span></text:p>
        <text:p text:style-name="P26"><text:span text:style-name="CharStyle15"><text:span text:style-name="T42">Neskoro pobadal, že chlapi s druhého konca čosi dovliekli pred kolibu, i stoja tam v hlúčku, a že sa a</text:span></text:span><text:span text:style-name="CharStyle15"><text:span text:style-name="T1">j</text:span></text:span><text:span text:style-name="CharStyle15"><text:span text:style-name="T42"> ostatné sekery zastavily, nezvonia, lebo chlapi hľadia hore ku </text:span></text:span><text:soft-page-break/><text:span text:style-name="CharStyle15"><text:span text:style-name="T42">kolibe, ako by niečo očakávali.</text:span></text:span></text:p>
        <text:p text:style-name="P26"><text:span text:style-name="CharStyle15"><text:span text:style-name="T42">A potom nízky rubár pri kolibe položil si dlane nad ústa a zahúkal:</text:span></text:span></text:p>
        <text:p text:style-name="P26"><text:span text:style-name="CharStyle15"><text:span text:style-name="T42">— Hahoj</text:span></text:span><text:span text:style-name="CharStyle15"><text:span text:style-name="T1">!</text:span></text:span><text:span text:style-name="CharStyle15"><text:span text:style-name="T42">...</text:span></text:span></text:p>
        <text:p text:style-name="P26"><text:span text:style-name="CharStyle15"><text:span text:style-name="T42">Hora a doliny mu odpovedaly, zastavené sekery mu odpovedaly, posadily sa na ramená rubárov a Jozef Mak videl, ako sa z chlapov pohol proti kolibe tu jedon, tu druhý, napokon všetci, i ten, čo stál vedľa neho, hoc mu nik nepovedal, kde a po čo ide.</text:span></text:span></text:p>
        <text:p text:style-name="P26"><text:span text:style-name="CharStyle15"><text:span text:style-name="T42">Pohol sa i Jozef Mak.</text:span></text:span></text:p>
        <text:p text:style-name="P26"><text:span text:style-name="CharStyle15"><text:span text:style-name="T42">A tak zazrel na zodratej pažiti pred kolibou zakrvaveného Gregora Biaľoša, zakrvaveného na celom tele: na rukách, prsiach, bruchu, i kolenách. Iba tvár mal čistejšiu ako inokedy, žltšiu, že rana na líci väčšmi sa odrážala a obe vĺčka mal nehybné, napolo privreté, iba v kútikoch pri bielkoch akoby mu bol niekto po kvapke krvi nakvapkal. Z nosných dierok už zaschly dva červené pramienky ako i z jedného kútika úst. Tenký Litera vyhrabával zem z vyvrátenej dlani.</text:span></text:span></text:p>
        <text:p text:style-name="P26"><text:span text:style-name="CharStyle15"><text:span text:style-name="T42">Jozef Mak sa zatriasol celý.</text:span></text:span></text:p>
        <text:p text:style-name="P26"><text:span text:style-name="CharStyle15"><text:span text:style-name="T42">Prehol sa komusi cez plece, díval sa chvíľu na Biaľošove nehybné prsia, potom pobehal mu zrak po tvárach rubárov.</text:span></text:span></text:p>
        <text:p text:style-name="P26"><text:span text:style-name="CharStyle15"><text:span text:style-name="T42">Vysoký, tenký chlap stál vedľa Jozefa Maka, všimol si ho a chcel práve povedať:</text:span></text:span></text:p>
        <text:p text:style-name="P26"><text:span text:style-name="CharStyle15"><text:span text:style-name="T42">— Jožo, dorazilo t</text:span></text:span><text:span text:style-name="CharStyle15"><text:span text:style-name="T1">i</text:span></text:span><text:span text:style-name="CharStyle15"><text:span text:style-name="T42"> otca</text:span></text:span><text:span text:style-name="CharStyle20"><text:span text:style-name="T1">.</text:span></text:span></text:p>
        <text:p text:style-name="P26"><text:span text:style-name="CharStyle15"><text:span text:style-name="T42">Ale v poslednú chvíľu </text:span></text:span><text:span text:style-name="CharStyle15"><text:span text:style-name="T1">poo</text:span></text:span><text:span text:style-name="CharStyle15"><text:span text:style-name="T42">páľalo sa mu</text:span></text:span><text:span text:style-name="CharStyle17"><text:span text:style-name="T42"> </text:span></text:span><text:span text:style-name="CharStyle15"><text:span text:style-name="T42">tenké hrdlo nad Makovou hlavou, a povedal iba toľko:</text:span></text:span></text:p>
        <text:p text:style-name="P26"><text:span text:style-name="CharStyle15"><text:span text:style-name="T42">—</text:span></text:span><text:span text:style-name="CharStyle15"><text:span text:style-name="T1"> </text:span></text:span><text:span text:style-name="CharStyle15"><text:span text:style-name="T42">No, Jožo, jedným úderom dorazilo t</text:span></text:span><text:span text:style-name="CharStyle15"><text:span text:style-name="T1">i </text:span></text:span><text:span text:style-name="CharStyle15"><text:span text:style-name="T42">Bia</text:span></text:span><text:span text:style-name="CharStyle15"><text:span text:style-name="T1">ľ</text:span></text:span><text:span text:style-name="CharStyle15"><text:span text:style-name="T42">oša.</text:span></text:span></text:p>
        <text:p text:style-name="P26"><text:soft-page-break/><text:span text:style-name="CharStyle15"><text:span text:style-name="T42">Jozef Mak bol ešte hluchý, nepočul, čo mu súsed hovor</text:span></text:span><text:span text:style-name="CharStyle15"><text:span text:style-name="T1">í.</text:span></text:span></text:p>
        <text:p text:style-name="P5"><text:span text:style-name="CharStyle15"><text:span text:style-name="T42"/></text:span></text:p>
        <text:h text:style-name="Heading_20_1" text:outline-level="1"><text:span text:style-name="CharStyle15"><text:span text:style-name="T85">22.</text:span></text:span></text:h>
        <text:p text:style-name="P26"><text:span text:style-name="CharStyle15"><text:span text:style-name="T42"/></text:span></text:p>
        <text:p text:style-name="P27"><text:span text:style-name="CharStyle15"><text:span text:style-name="T42">Keď si chlapi posadali sem i ta, keď začali hovoriť obyčajné reči a jesť, trochu sa spamätal i Jozef Mak. Nevedel hneď tak ľahostajne rozprávať, ako ostatní rubári, i jesť sa mu nijako nežiadalo, ale sa premáhal a nasilu kládol jedlo do úst.</text:span></text:span></text:p>
        <text:p text:style-name="P26"><text:span text:style-name="CharStyle15"><text:span text:style-name="T42">Pri tom počúval chlapov.</text:span></text:span></text:p>
        <text:p text:style-name="P26"><text:span text:style-name="CharStyle15"><text:span text:style-name="T1">—</text:span></text:span><text:span text:style-name="CharStyle15"><text:span text:style-name="T42"> Hneď ho ponesieme, či ako?</text:span></text:span></text:p>
        <text:p text:style-name="P26"><text:span text:style-name="CharStyle15"><text:span text:style-name="T42">—</text:span></text:span><text:span text:style-name="CharStyle15"><text:span text:style-name="T1"> </text:span></text:span><text:span text:style-name="CharStyle15"><text:span text:style-name="T42">Príde horár, povie.</text:span></text:span></text:p>
        <text:p text:style-name="P26"><text:span text:style-name="CharStyle15"><text:span text:style-name="T42">— </text:span></text:span><text:span text:style-name="CharStyle15"><text:span text:style-name="T46">Č</text:span></text:span><text:span text:style-name="CharStyle15"><text:span text:style-name="T42">ože povie? Hrom by ich pobil, aby mali niekomu strhúvať, ak ho ponesie.</text:span></text:span></text:p>
        <text:p text:style-name="P26"><text:span text:style-name="CharStyle15"><text:span text:style-name="T42">— Ktože ho vie?</text:span></text:span></text:p>
        <text:p text:style-name="P26"><text:span text:style-name="CharStyle15"><text:span text:style-name="T42">—</text:span></text:span><text:span text:style-name="CharStyle15"><text:span text:style-name="T1"> </text:span></text:span><text:span text:style-name="CharStyle15"><text:span text:style-name="T42">Ja viem. Pred štyrmi rokmi, zpod Fabove</text:span></text:span><text:span text:style-name="CharStyle15"><text:span text:style-name="T46">j</text:span></text:span><text:span text:style-name="CharStyle15"><text:span text:style-name="T42"> niesli sme </text:span></text:span><text:span text:style-name="CharStyle15"><text:span text:style-name="T5">Č</text:span></text:span><text:span text:style-name="CharStyle15"><text:span text:style-name="T42">íčka a škriepiť sme sa museli pri výplate zato, že nás bolo šesť.</text:span></text:span></text:p>
        <text:p text:style-name="P26"><text:span text:style-name="CharStyle15"><text:span text:style-name="T42">— Hrom ich pobi</text:span></text:span><text:span text:style-name="CharStyle15"><text:span text:style-name="T1">l!</text:span></text:span><text:span text:style-name="CharStyle15"><text:span text:style-name="T42">...</text:span></text:span></text:p>
        <text:p text:style-name="P26"><text:span text:style-name="CharStyle15"><text:span text:style-name="T42">— </text:span></text:span><text:span text:style-name="CharStyle15"><text:span text:style-name="T46">Č</text:span></text:span><text:span text:style-name="CharStyle15"><text:span text:style-name="T42">o? Vraj štyria mohli byť dosť.</text:span></text:span></text:p>
        <text:p text:style-name="P26"><text:span text:style-name="CharStyle15"><text:span text:style-name="T42">—</text:span></text:span><text:span text:style-name="CharStyle15"><text:span text:style-name="T1"> </text:span></text:span><text:span text:style-name="CharStyle15"><text:span text:style-name="T42">Veď ho iba do doliny treba sniesť.</text:span></text:span></text:p>
        <text:p text:style-name="P26"><text:span text:style-name="CharStyle15"><text:span text:style-name="T42">— Aha, keď sú furmani už preč. A kedy dostriehneš na ceste prázdny voz?</text:span></text:span></text:p>
        <text:p text:style-name="P26"><text:span text:style-name="CharStyle15"><text:span text:style-name="T42">— Prikryte ho nieč</text:span></text:span><text:span text:style-name="CharStyle15"><text:span text:style-name="T5">i</text:span></text:span><text:span text:style-name="CharStyle15"><text:span text:style-name="T42">m!</text:span></text:span></text:p>
        <text:p text:style-name="P26"><text:span text:style-name="CharStyle15"><text:span text:style-name="T42">— A hej, treba... Voľakde má halenu a vrece. Jožo, nevieš?</text:span></text:span></text:p>
        <text:p text:style-name="P26"><text:span text:style-name="CharStyle15"><text:span text:style-name="T42">Joža ako by posotilo, spravil krok, ale sa hneď zastavil.</text:span></text:span></text:p>
        <text:p text:style-name="P26"><text:span text:style-name="CharStyle15"><text:span text:style-name="T42">— Tak viem, ako vy.</text:span></text:span></text:p>
        <text:p text:style-name="P26"><text:soft-page-break/><text:span text:style-name="CharStyle15"><text:span text:style-name="T42">A ktosi vyhrabal Biaľošovu kabanicu a hodil mu ju na tvár. Ešte dve-tri smreč</text:span></text:span><text:span text:style-name="CharStyle15"><text:span text:style-name="T1">ie</text:span></text:span><text:span text:style-name="CharStyle15"><text:span text:style-name="T42"> haluzi a Jozefovi odľahlo, keď pozrel v tú stranu, nebelela sa mu pred očami mŕtva otcova tvár.</text:span></text:span></text:p>
        <text:p text:style-name="P26"><text:span text:style-name="CharStyle15"><text:span text:style-name="T42">Potom niektorí siahli zasa za svojimi nástrojami a začali sa rubári roztrácať, ako by sa</text:span></text:span><text:span text:style-name="CharStyle15"><text:span text:style-name="T1"> </text:span></text:span><text:span text:style-name="CharStyle15"><text:span text:style-name="T42">nič nebolo stalo. I Jozef Mak vychytil svoju sekeru, lebo sa akosi naľakal, že tu zbudne, chcel ísť, ba sa i zavčasu pohol, a jednak zbudol a ostatným bol, čo odchádzal za robotou.</text:span></text:span></text:p>
        <text:p text:style-name="P26"><text:span text:style-name="CharStyle15"><text:span text:style-name="T42">Ba akosi ho prekvapilo, že nemyslel na všetko, a na nosidlá mysleli iní chlapi, spravili ich iní, ani nevedel, kto, iba zrazu tam sa našly pri kolibe, shlobnuté z dvoch bielych žrdiek, sviazané motúzom a čečiny.</text:span></text:span></text:p>
        <text:p text:style-name="P26"><text:span text:style-name="CharStyle15"><text:span text:style-name="T42">Ale Jozef Mak si jednak opakoval:</text:span></text:span></text:p>
        <text:p text:style-name="P26"><text:span text:style-name="CharStyle15"><text:span text:style-name="T42">—</text:span></text:span><text:span text:style-name="CharStyle15"><text:span text:style-name="T1"> </text:span></text:span><text:span text:style-name="CharStyle15"><text:span text:style-name="T42">Nebude ho mať kto niesť a ja som bol včera neinakší, lani shovárať sa mi s ním nechcelo. Všetci sme rovnakí. Večer som mu neprestajne grobianil, i spali sme každý v druhom kúte. A či mi mohol povedať, že mi je...?</text:span></text:span></text:p>
        <text:p text:style-name="P26"><text:span text:style-name="CharStyle15"><text:span text:style-name="T42">Nedokončil si myšlienku, ale pri nosidlách zasa zbudol, keď ich niesol dolu strminami,</text:span></text:span><text:span text:style-name="CharStyle17"><text:span text:style-name="T42"> </text:span></text:span><text:span text:style-name="CharStyle15"><text:span text:style-name="T42">zasa v duchu nadával na ľudí, pomaly vymeril sa s Gregorom Biaľošom, ba keď oddychovali vyše dediny, domyslel si razom všetko a takto si povedal:</text:span></text:span></text:p>
        <text:p text:style-name="P26"><text:span text:style-name="CharStyle15"><text:span text:style-name="T1">—</text:span></text:span><text:span text:style-name="CharStyle15"><text:span text:style-name="T42"> Veď by som ho bol nenávidel vždy, i teraz, len by som ho bol v živote čo len raz </text:span></text:span><text:span text:style-name="CharStyle15"><text:span text:style-name="T46">v</text:span></text:span><text:span text:style-name="CharStyle15"><text:span text:style-name="T42">idel, že sa s materou rozpráva. Ale to som nikdy nevide</text:span></text:span><text:span text:style-name="CharStyle15"><text:span text:style-name="T1">l.</text:span></text:span><text:span text:style-name="CharStyle15"><text:span text:style-name="T42">..</text:span></text:span></text:p>
        <text:p text:style-name="P26"><text:span text:style-name="CharStyle15"><text:span text:style-name="T42">Upokojil sa však nadarmo, lebo keď ho u Meľošov uvítala mať, znova prišiel naň zmätok a nežiadalo sa mu ísť do svetla.</text:span></text:span></text:p>
        <text:p text:style-name="P26"><text:span text:style-name="CharStyle15"><text:span text:style-name="T42">— </text:span></text:span><text:span text:style-name="CharStyle15"><text:span text:style-name="T5">Č</text:span></text:span><text:span text:style-name="CharStyle15"><text:span text:style-name="T42">o si prišiel, Jožo? — dívala sa</text:span></text:span><text:span text:style-name="CharStyle15"><text:span text:style-name="T1"> </text:span></text:span><text:span text:style-name="CharStyle15"><text:span text:style-name="T42">naň hneď vo dverách mater</text:span></text:span><text:span text:style-name="CharStyle15"><text:span text:style-name="T1">.</text:span></text:span></text:p>
        <text:p text:style-name="P26"><text:soft-page-break/><text:span text:style-name="CharStyle15"><text:span text:style-name="T42">—</text:span></text:span><text:span text:style-name="CharStyle15"><text:span text:style-name="T1"> </text:span></text:span><text:span text:style-name="CharStyle15"><text:span text:style-name="T5">Č</text:span></text:span><text:span text:style-name="CharStyle15"><text:span text:style-name="T42">o?... Aha, aj krpec sa mi jedon rozchodí, — ťahal sa do tône a obzeral si krpec, ako by ho tu mal vidieť najlepšie.</text:span></text:span></text:p>
        <text:p text:style-name="P26"><text:span text:style-name="CharStyle15"><text:span text:style-name="T42">— Zato si prišiel?</text:span></text:span></text:p>
        <text:p text:style-name="P26"><text:span text:style-name="CharStyle15"><text:span text:style-name="T42">—</text:span></text:span><text:span text:style-name="CharStyle15"><text:span text:style-name="T1"> </text:span></text:span><text:span text:style-name="CharStyle15"><text:span text:style-name="T42">Aj Bia</text:span></text:span><text:span text:style-name="CharStyle15"><text:span text:style-name="T1">ľ</text:span></text:span><text:span text:style-name="CharStyle15"><text:span text:style-name="T42">oša, Gregora Bia</text:span></text:span><text:span text:style-name="CharStyle15"><text:span text:style-name="T1">l</text:span></text:span><text:span text:style-name="CharStyle15"><text:span text:style-name="T42">oša sme doniesli, strom ho prigniavi</text:span></text:span><text:span text:style-name="CharStyle15"><text:span text:style-name="T5">l.</text:span></text:span><text:span text:style-name="CharStyle15"><text:span text:style-name="T42"> Zaraz bol mŕtvy.</text:span></text:span></text:p>
        <text:p text:style-name="P26"><text:span text:style-name="CharStyle15"><text:span text:style-name="T42">Zdalo sa mu, mater trochu trhlo, a trochu sa jej zachvel ustatý zrak.</text:span></text:span></text:p>
        <text:p text:style-name="P26"><text:span text:style-name="CharStyle15"><text:span text:style-name="T42">I nechal ju na prahu stáť a sám sa ponáhľal do chyže, hoci nerád chodieval k stolu, kde sedával krstný otec, Meľoš. Zazrel ho i teraz, aj oči mal také, ako inokedy mával, a najradšej by sa bol hneď na prahu obrátil.</text:span></text:span></text:p>
        <text:p text:style-name="P26"><text:span text:style-name="CharStyle15"><text:span text:style-name="T42">—</text:span></text:span><text:span text:style-name="CharStyle15"><text:span text:style-name="T1"> </text:span></text:span><text:span text:style-name="CharStyle15"><text:span text:style-name="T42">Načo čakať, pokým ma bude vyháňať? —</text:span></text:span><text:span text:style-name="CharStyle15"><text:span text:style-name="T1"> </text:span></text:span><text:span text:style-name="CharStyle15"><text:span text:style-name="T42">myslel si Jozef Mak, no vrátiť sa nedalo, nuž iba zneochotnely mu nohy a ticho chcel odložiť klobúk na lavicu. Ani hneď nepobadal, že medzi prítomnými Maruši niet. Malá lampa nad stolom žmurkala, iba kde-tu hodila kus svetla, ledva sa daly Meľošove dorastajúce deti rozpoznať, ktoré je ktoré.</text:span></text:span></text:p>
        <text:p text:style-name="P26"><text:span text:style-name="CharStyle15"><text:span text:style-name="T42">—</text:span></text:span><text:span text:style-name="CharStyle15"><text:span text:style-name="T1"> </text:span></text:span><text:span text:style-name="CharStyle15"><text:span text:style-name="T42">Aha, Jož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ykríkol jedon z chlapcov a Meľoš hneď dvihol hlavu. Jozef Mak videl, ako mu ostaly pootvorené ústa, ale potom ho Meľoš prekvapil.</text:span></text:span></text:p>
        <text:p text:style-name="P26"><text:span text:style-name="CharStyle15"><text:span text:style-name="T42">Takto ho vítal:</text:span></text:span></text:p>
        <text:p text:style-name="P26"><text:span text:style-name="CharStyle15"><text:span text:style-name="T42">— Ty si, Jožko?</text:span></text:span></text:p>
        <text:p text:style-name="P26"><text:span text:style-name="CharStyle15"><text:span text:style-name="T42">Áno, tak.</text:span></text:span></text:p>
        <text:p text:style-name="P26"><text:span text:style-name="CharStyle15"><text:span text:style-name="T42">Nikdy dosia</text:span></text:span><text:span text:style-name="CharStyle15"><text:span text:style-name="T46">ľ</text:span></text:span><text:span text:style-name="CharStyle15"><text:span text:style-name="T42"> ho statočne neoslovil, nikdy, okrem vtedy, keď niečo chcel,</text:span></text:span><text:span text:style-name="CharStyle15"><text:span text:style-name="T1"> </text:span></text:span><text:span text:style-name="CharStyle15"><text:span text:style-name="T42">a Jozefa Maka vítanie nepotešilo. Kyslota chyže obliala ho teraz citeľne, celkom ho podráždilo, že sa sem dostal a nemotorne sa začal kývať konča jednej lavici.</text:span></text:span></text:p>
        <text:p text:style-name="P26"><text:span text:style-name="CharStyle15"><text:span text:style-name="T42">—</text:span></text:span><text:span text:style-name="CharStyle15"><text:span text:style-name="T1"> </text:span></text:span><text:span text:style-name="CharStyle15"><text:span text:style-name="T42">Kde si sa tu vzal, dávno si tu nebol!... —</text:span></text:span><text:span text:style-name="CharStyle15"><text:span text:style-name="T1"> </text:span></text:span><text:span text:style-name="CharStyle15"><text:span text:style-name="T42">prihováral sa ďalej Meľoš, a Jozef </text:span></text:span><text:soft-page-break/><text:span text:style-name="CharStyle15"><text:span text:style-name="T42">Mak</text:span></text:span><text:span text:style-name="CharStyle15"><text:span text:style-name="T1"> </text:span></text:span><text:span text:style-name="CharStyle15"><text:span text:style-name="T42">až s hrôzou zisťoval, že Meľoš nie je dnes ani opitý a jednak je sladký ako opité ženy.</text:span></text:span></text:p>
        <text:p text:style-name="P26"><text:span text:style-name="CharStyle15"><text:span text:style-name="T42">— Nie j</text:span></text:span><text:span text:style-name="CharStyle15"><text:span text:style-name="T5">e</text:span></text:span><text:span text:style-name="CharStyle15"><text:span text:style-name="T42"> d</text:span></text:span><text:span text:style-name="CharStyle15"><text:span text:style-name="T46">ačo</text:span></text:span><text:span text:style-name="CharStyle15"><text:span text:style-name="T42"> dobre, — pomyslel si Mak, — lepšie by bolo, keby klial.</text:span></text:span></text:p>
        <text:p text:style-name="P26"><text:span text:style-name="CharStyle15"><text:span text:style-name="T42">Ale darmo si lámal hlavu, nevedel Jozef Mak uhádnuť, čo by Meľoš chcel, lebo nič nespomínal, iba sa chcel čo najčastejšie Jozefovi prihovárať, ba i do krčmy chcel poslať, vari uctiť Jozefa, nuž musel si Mak častejšie opakovať.</text:span></text:span></text:p>
        <text:p text:style-name="P26"><text:span text:style-name="CharStyle15"><text:span text:style-name="T42">— Dačo je veľmi zl</text:span></text:span><text:span text:style-name="CharStyle15"><text:span text:style-name="T1">e</text:span></text:span><text:span text:style-name="CharStyle15"><text:span text:style-name="T42">...</text:span></text:span></text:p>
        <text:p text:style-name="P26"><text:span text:style-name="CharStyle15"><text:span text:style-name="T46">A</text:span></text:span><text:span text:style-name="CharStyle15"><text:span text:style-name="T42"> mrzelo ho ešte </text:span></text:span><text:span text:style-name="CharStyle15"><text:span text:style-name="T1">i</text:span></text:span><text:span text:style-name="CharStyle15"><text:span text:style-name="T42"> to, že tu Marušu nik nespomínal, sám sa dozvedať na ňu nechcel, hoci by sa tomu nik nebol divil, až napokon zutekal Meľošovi a šiel hľadať mater.</text:span></text:span></text:p>
        <text:p text:style-name="P26"><text:span text:style-name="CharStyle15"><text:span text:style-name="T42">Sedela na prahu trpká a suchá, ako vždy.</text:span></text:span></text:p>
        <text:p text:style-name="P26"><text:span text:style-name="CharStyle15"><text:span text:style-name="T42">Nebola inakšia ani o vlas.</text:span></text:span></text:p>
        <text:p text:style-name="P26"><text:span text:style-name="CharStyle15"><text:span text:style-name="T42">Nad súsednou šíndoľovou strechou tisol sa dohora temný </text:span></text:span><text:span text:style-name="CharStyle15"><text:span text:style-name="T1">ja</text:span></text:span><text:span text:style-name="CharStyle15"><text:span text:style-name="T42">s, predzvesť mesiaca, a do záhrady padaly hranaté tie</text:span></text:span><text:span text:style-name="CharStyle15"><text:span text:style-name="T1">n</text:span></text:span><text:span text:style-name="CharStyle15"><text:span text:style-name="T42">e po</text:span></text:span><text:span text:style-name="CharStyle15"><text:span text:style-name="T1">kr</text:span></text:span><text:span text:style-name="CharStyle15"><text:span text:style-name="T5">í</text:span></text:span><text:span text:style-name="CharStyle15"><text:span text:style-name="T42">vanej strechy. Odkiaľsi prichodily potrhané hlasy a smiech, a na druhom rade dráždil niekto psa.</text:span></text:span></text:p>
        <text:p text:style-name="P26"><text:span text:style-name="CharStyle15"><text:span text:style-name="T42">Oprel sa Jozef o zárub a díval sa na štít strechy, ako sa dívala i mater na zeleno-žlté svetlo. V duchu chystal si otázku, ba už sa chcel na Marušu i popýtať, ale ozvala sa</text:span></text:span><text:span text:style-name="CharStyle15"><text:span text:style-name="T1"> </text:span></text:span><text:span text:style-name="CharStyle15"><text:span text:style-name="T42">mať zasa tak sucho a nejasno, ako vždy.</text:span></text:span></text:p>
        <text:p text:style-name="P26"><text:span text:style-name="CharStyle15"><text:span text:style-name="T42">—</text:span></text:span><text:span text:style-name="CharStyle15"><text:span text:style-name="T1"> </text:span></text:span><text:span text:style-name="CharStyle15"><text:span text:style-name="T42">Zajtra bude zasa čas. Dobre tak. Maruša šla do horárov na Prielazky sušiť a budú mať súci čas. Nech len majú, treba ľudo</text:span></text:span><text:span text:style-name="CharStyle15"><text:span text:style-name="T1">m</text:span></text:span><text:span text:style-name="CharStyle15"><text:span text:style-name="T42">...</text:span></text:span></text:p>
        <text:p text:style-name="P26"><text:span text:style-name="CharStyle15"><text:span text:style-name="T42">Vtedy v</text:span></text:span><text:span text:style-name="CharStyle15"><text:span text:style-name="T1">rz</text:span></text:span><text:span text:style-name="CharStyle15"><text:span text:style-name="T42">ly dvere, a hneď im stál za chrbtom Meľoš.</text:span></text:span></text:p>
        <text:p text:style-name="P26"><text:span text:style-name="CharStyle15"><text:span text:style-name="T42">Jozef sa mu vystúpil z dvier, myslel si, ide na dvor, ale Meľoš posadil sa na prah </text:span></text:span><text:soft-page-break/><text:span text:style-name="CharStyle15"><text:span text:style-name="T42">do druhého kúta a hneď takto začínal:</text:span></text:span></text:p>
        <text:p text:style-name="P26"><text:span text:style-name="CharStyle15"><text:span text:style-name="T42">—</text:span></text:span><text:span text:style-name="CharStyle15"><text:span text:style-name="T1"> </text:span></text:span><text:span text:style-name="CharStyle15"><text:span text:style-name="T42">Nuž ako skonal Biaľoš? Ako rubár, ako rubár. Ba hej, u Biaľoša vždy bolo nešťastie, raz od Panny M</text:span></text:span><text:span text:style-name="CharStyle15"><text:span text:style-name="T5">a</text:span></text:span><text:span text:style-name="CharStyle15"><text:span text:style-name="T42">rie až po Dušičky vylihoval na nohu, i kameň ho mal zabiť a strom ho zabil. Taký chlap! Súci bol. Už ho aspoň žena nebude kliať. Či sa ho dosť nenakliala</text:span></text:span><text:span text:style-name="CharStyle15"><text:span text:style-name="T1">, </text:span></text:span><text:span text:style-name="CharStyle15"><text:span text:style-name="T42">a koľkú dobrotu mala pri ňom. Spolu by sme boli v</text:span></text:span><text:span text:style-name="CharStyle15"><text:span text:style-name="T1">oj</text:span></text:span><text:span text:style-name="CharStyle15"><text:span text:style-name="T42">ančili, keby nás boli vzali. Vtedy málo brali. No, a už je na božom súde. Koľko si mohol ešte požiť, čo?</text:span></text:span></text:p>
        <text:p text:style-name="P26"><text:span text:style-name="CharStyle15"><text:span text:style-name="T42">Ani Jozef Mak, ani jeho mať nepovedali slova a Meľoš neprestával hovoriť ani tak. Spomínal všeličo, zavše sa zasa vrátil k Biaľoš</text:span></text:span><text:span text:style-name="CharStyle15"><text:span text:style-name="T1">ov</text:span></text:span><text:span text:style-name="CharStyle15"><text:span text:style-name="T42">i, opakoval</text:span></text:span><text:span text:style-name="CharStyle15"><text:span text:style-name="T1"> </text:span></text:span><text:span text:style-name="CharStyle15"><text:span text:style-name="T42">nejednu vec a opieral sa alebo o kolená alebo o zárub. Mesačné svetlo padalo mu na tvár a na vlasy, čiernu jamu mu robilo do úst.</text:span></text:span></text:p>
        <text:p text:style-name="P26"><text:span text:style-name="CharStyle15"><text:span text:style-name="T42">Odvrátila sa Makovka, odvrátil sa i Jozef, ale odísť sa mu nechcelo, lebo badal, mater sedí na prahu tuho, ako by čakala, pokým sa mesiac vznesie vysoko. Zavše si pomaly stierala svetlo s chudých líc a pozrela na syna.</text:span></text:span></text:p>
        <text:p text:style-name="P26"><text:span text:style-name="CharStyle15"><text:span text:style-name="T42">Meľoš neprestával v rozprávaní a keď sa mu tu i tam minu</text:span></text:span><text:span text:style-name="CharStyle15"><text:span text:style-name="T1">l</text:span></text:span><text:span text:style-name="CharStyle15"><text:span text:style-name="T5">y</text:span></text:span><text:span text:style-name="CharStyle15"><text:span text:style-name="T42"> reči, znova spomínal Biaľoša a znova nadával na zápach konopn</text:span></text:span><text:span text:style-name="CharStyle15"><text:span text:style-name="T1">ís</text:span></text:span><text:span text:style-name="CharStyle15"><text:span text:style-name="T42">k, ktorý donášal sem nebadateľný severný vánok.</text:span></text:span></text:p>
        <text:p text:style-name="P26"><text:span text:style-name="CharStyle15"><text:span text:style-name="T42">—</text:span></text:span><text:span text:style-name="CharStyle15"><text:span text:style-name="T1"> </text:span></text:span><text:span text:style-name="CharStyle15"><text:span text:style-name="T42">Mamo, krpce by ste mi mohli nejaké n</text:span></text:span><text:span text:style-name="CharStyle15"><text:span text:style-name="T1">á</text:span></text:span><text:span text:style-name="CharStyle15"><text:span text:style-name="T42">js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retrhol ho raz Jozef Mak, a Meľo</text:span></text:span><text:span text:style-name="CharStyle15"><text:span text:style-name="T1">š</text:span></text:span><text:span text:style-name="CharStyle15"><text:span text:style-name="T42">ov hlas ožil, ako by sa mu do pľúc natislo inakšieho vzduchu.</text:span></text:span></text:p>
        <text:p text:style-name="P26"><text:span text:style-name="CharStyle15"><text:span text:style-name="T42">— Nemáš krpce? Ono sa to derie, pravdaže. V robote človek rozmyká, pravdaže, na rúbani sa derú, ani čo by ich niekto aj v noci obhrýzal. Eva, nože mu skoč do komory, mám ja tam jedny, na jar sú plátané. Len ty skoč, Eva!...</text:span></text:span></text:p>
        <text:p text:style-name="P26"><text:soft-page-break/><text:span text:style-name="CharStyle15"><text:span text:style-name="T42">Ale Makovka sa nehla, a Jozef Mak začal spomínať inšie a to, že i svoje má niekde, a Meľošova nečakaná štedrota zasa na užšie mu stisla obočie</text:span></text:span><text:span text:style-name="CharStyle15"><text:span text:style-name="T1">.</text:span></text:span><text:span text:style-name="CharStyle15"><text:span text:style-name="T42"> Dlho nevydržal, zrazu sa vychytil a rozbehol do stajne, kde vždy bolo dosť handár, na ktorých sa dalo spať</text:span></text:span><text:span text:style-name="CharStyle15"><text:span text:style-name="T1">.</text:span></text:span></text:p>
        <text:p text:style-name="P26"><text:span text:style-name="CharStyle15"><text:span text:style-name="T42">— Aký je Meľoš</text:span></text:span><text:span text:style-name="CharStyle15"><text:span text:style-name="T1">.</text:span></text:span><text:span text:style-name="CharStyle15"><text:span text:style-name="T42"> Ošklivý je, — hovoril si a horeznačky otvorenými očami načúval, ako pomaly usína dedina.</text:span></text:span></text:p>
        <text:p text:style-name="P26"><text:span text:style-name="CharStyle15"><text:span text:style-name="T42">Cez odchýlené dvere ťahal sa do stajne úzky pás mesačného svitu, prevliekal sa po rebrách drevenej steny a naraz sa strácal ako by v širokých ústach tmy. Keď krava ohnala sa chvostom, šibla práve do mesačného pása, a vtedy ako by sa pás celý bol rozkýval. Zďaleka, azda priam z druhého konca dediny, zaskočily k nemu rozsekané hlasy harmoniky, a zavše šuchlo sa k nemu ponad prah trochu vône novej rosy.</text:span></text:span></text:p>
        <text:p text:style-name="P26"><text:span text:style-name="CharStyle15"><text:span text:style-name="T42">V dome stíchlo všetko, Meľoš dávno prestal hovoriť, azda už kdesi chrápal, iba materin krok ako by zavše ešte počul.</text:span></text:span></text:p>
        <text:p text:style-name="P26"><text:span text:style-name="CharStyle15"><text:span text:style-name="T42">Hej</text:span></text:span><text:span text:style-name="CharStyle15"><text:span text:style-name="T1">.</text:span></text:span></text:p>
        <text:p text:style-name="P26"><text:span text:style-name="CharStyle15"><text:span text:style-name="T42">A keď prišla k nemu, nuž ju skoro nezbadal</text:span></text:span><text:span text:style-name="CharStyle15"><text:span text:style-name="T1">.</text:span></text:span></text:p>
        <text:p text:style-name="P26"><text:span text:style-name="CharStyle15"><text:span text:style-name="T42">— Neplaš sa pre mňa, Jožko, — začínala hneď konča dosák, na ktorých ležal</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eplaš sa ty pre mňa, ja som ti už privyknutá a všetko vydržím.</text:span></text:span><text:span text:style-name="CharStyle15"><text:span text:style-name="T1">..</text:span></text:span><text:span text:style-name="CharStyle15"><text:span text:style-name="T42"> Ja som ti už ako kameň, mňa sa nič nechytí a lepšie je, keď neschodíš s rúbania. Oj, lepšie</text:span></text:span><text:span text:style-name="CharStyle15"><text:span text:style-name="T1">.</text:span></text:span><text:span text:style-name="CharStyle15"><text:span text:style-name="T42"> Ale Meľoš je nie zlý, veď s</text:span></text:span><text:span text:style-name="CharStyle15"><text:span text:style-name="T5">á</text:span></text:span><text:span text:style-name="CharStyle15"><text:span text:style-name="T42">m vidíš, a keď mu fľaša rozum obráti, to si nesmieš pripúšťať. </text:span></text:span><text:span text:style-name="CharStyle15"><text:span text:style-name="T1">Oj</text:span></text:span><text:span text:style-name="CharStyle15"><text:span text:style-name="T42">oj! Veď si krásne zarobíš do zimy, a ja všetko pretrpím i keby som trpieť musela. Ale veď v dome je nikto nie zlý, a krpce ti do nedele nejaké n</text:span></text:span><text:span text:style-name="CharStyle15"><text:span text:style-name="T5">a</text:span></text:span><text:span text:style-name="CharStyle15"><text:span text:style-name="T42">jdem, aj ti ich </text:span></text:span><text:soft-page-break/><text:span text:style-name="CharStyle15"><text:span text:style-name="T42">od Literu pošlem a iste ich budeš na pondelok mať. Aj si viac oddýchneš, keď si tam...</text:span></text:span></text:p>
        <text:p text:style-name="P26"><text:span text:style-name="CharStyle15"><text:span text:style-name="T42">Jozef Mak pomaly spustil nohy s dosák a zakýval sa v celom hornom tele a tak si prisviedčal i hlavou i srdcom:</text:span></text:span></text:p>
        <text:p text:style-name="P26"><text:span text:style-name="CharStyle15"><text:span text:style-name="T42">— Mater ma vyháňa najväčšmi... Keď ma druhý nie, vtedy ma mater. Veď ja sa nebudem natískať, ale či ma mater musí vyháňať? Aby som sa svetu neukázal na oči.</text:span></text:span><text:span text:style-name="CharStyle15"><text:span text:style-name="T1">..</text:span></text:span><text:span text:style-name="CharStyle15"><text:span text:style-name="T42"> Mater, há, a načo ste ma na svet doniesli? Z</text:span></text:span><text:span text:style-name="CharStyle15"><text:span text:style-name="T1">av</text:span></text:span><text:span text:style-name="CharStyle15"><text:span text:style-name="T42">adziam vám? Načo ma nechcete do domu púšťať, keď ja ani sám nechcem prísť? Či vám to mám povedať?</text:span></text:span></text:p>
        <text:p text:style-name="P26"><text:span text:style-name="CharStyle15"><text:span text:style-name="T42">Nepovedal však Jozef Mak ani slova, iba odpľul a mlčky prevalil sa na dosky</text:span></text:span><text:span text:style-name="CharStyle15"><text:span text:style-name="T1">.</text:span></text:span></text:p>
        <text:p text:style-name="P26"><text:span text:style-name="CharStyle15"><text:span text:style-name="T42">Pod líca naliala sa mu krv ako vždy, keď sa zahanbil pred sebou</text:span></text:span><text:span text:style-name="CharStyle15"><text:span text:style-name="T1">.</text:span></text:span><text:span text:style-name="CharStyle15"><text:span text:style-name="T42"> Teraz sa stalo tak preto, lebo prišlo mu na um, že niesol Bia</text:span></text:span><text:span text:style-name="CharStyle15"><text:span text:style-name="T1">ľ</text:span></text:span><text:span text:style-name="CharStyle15"><text:span text:style-name="T42">oša a zaraz sa mu to zdalo ponížením. Uvedomil si, že nemalo sa tak stať: až sa ľudia preberú z hrôzy, budú sa mu smiať. Vychytil ho nečakaný hnev, že ho mater hneď pri prvom slove neokríkla, nenaučila, čo sa patrí</text:span></text:span><text:span text:style-name="CharStyle15"><text:span text:style-name="T1">.</text:span></text:span><text:span text:style-name="CharStyle17"><text:span text:style-name="T80"> </text:span></text:span><text:span text:style-name="CharStyle15"><text:span text:style-name="T42">Zrazu znenávidel v ne</text:span></text:span><text:span text:style-name="CharStyle15"><text:span text:style-name="T1">j</text:span></text:span><text:span text:style-name="CharStyle15"><text:span text:style-name="T42"> i chorobu, suchotu, nekonečnú poddajnosť, slabosť i silu, čo</text:span></text:span><text:span text:style-name="CharStyle15"><text:span text:style-name="T1"> </text:span></text:span><text:span text:style-name="CharStyle15"><text:span text:style-name="T42">viac unesie ako kôň, večnú pokoru, i lásku materinskú, i </text:span></text:span><text:span text:style-name="CharStyle15"><text:span text:style-name="T46">n</text:span></text:span><text:span text:style-name="CharStyle15"><text:span text:style-name="T1">ár</text:span></text:span><text:span text:style-name="CharStyle15"><text:span text:style-name="T42">ek</text:span></text:span><text:span text:style-name="CharStyle15"><text:span text:style-name="T1">,</text:span></text:span><text:span text:style-name="CharStyle15"><text:span text:style-name="T42"> i jej hriech, i se</text:span></text:span><text:span text:style-name="CharStyle15"><text:span text:style-name="T1">b</text:span></text:span><text:span text:style-name="CharStyle15"><text:span text:style-name="T42">a.</text:span></text:span></text:p>
        <text:p text:style-name="P26"><text:span text:style-name="CharStyle15"><text:span text:style-name="T42">A vo všetkom tom nebolo ni</text:span></text:span><text:span text:style-name="CharStyle15"><text:span text:style-name="T1">ja</text:span></text:span><text:span text:style-name="CharStyle15"><text:span text:style-name="T42">kého zla, lebo Jozef Mak v skutočnosti mrzel sa iba na Pr</text:span></text:span><text:span text:style-name="CharStyle15"><text:span text:style-name="T1">i</text:span></text:span><text:span text:style-name="CharStyle15"><text:span text:style-name="T42">elazky, kde dnes i </text:span></text:span><text:span text:style-name="CharStyle15"><text:span text:style-name="T1">z</text:span></text:span><text:span text:style-name="CharStyle15"><text:span text:style-name="T42">ajtra Maruša bude sušiť seno a nebude vedieť, že tu ležal a myslel na ňu ako vo sne i keď mal oči roztvorené</text:span></text:span><text:span text:style-name="CharStyle15"><text:span text:style-name="T1">.</text:span></text:span></text:p>
        <text:p text:style-name="P5"><text:span text:style-name="CharStyle15"><text:span text:style-name="T42"/></text:span></text:p>
        <text:h text:style-name="Heading_20_1" text:outline-level="1"><text:span text:style-name="CharStyle15"><text:span text:style-name="T85">23.</text:span></text:span></text:h>
        <text:p text:style-name="P26"><text:span text:style-name="CharStyle15"><text:span text:style-name="T42"/></text:span></text:p>
        <text:p text:style-name="P27"><text:soft-page-break/><text:span text:style-name="CharStyle15"><text:span text:style-name="T42">Ešte pred svitaním ušie</text:span></text:span><text:span text:style-name="CharStyle15"><text:span text:style-name="T5">l.</text:span></text:span></text:p>
        <text:p text:style-name="P26"><text:span text:style-name="CharStyle15"><text:span text:style-name="T42">Dusil ho celý dom, s nikým sa nechcel stretnúť, a keď ho chlad zobudil, vyskočil a vracal sa do hory. Vyše dediny bol zasa taký ako vždy býval, akosi hanblivo otŕčal tvár rannej vlahe a dlho sa borcoval so svojimi myšlienkami, až ho napokon zmohly a uznával si vinu:</text:span></text:span></text:p>
        <text:p text:style-name="P26"><text:span text:style-name="CharStyle15"><text:span text:style-name="T42">— Zaklial som si mater tejto noci... A či som musel? Azda ma naozaj ani nevyháňala, iba niečo musí byť zle, veľmi zle... Však sa ja viac nevrátim. Či musím?</text:span></text:span></text:p>
        <text:p text:style-name="P26"><text:span text:style-name="CharStyle15"><text:span text:style-name="T42">Oprel krok o prvý briežok, a krok mu bol tu strmší ako na rovnom chodníku, sťa by sa mu tu lepšie chodilo. O chvíľu zmizol pomedzi nízke kríčky mladej bučiny, ba hneď bol i vo vysokej hore, čoho si aj všimol, lebo ako by bol vošiel do inej chyže ozrutnej chalupy-doliny. Zavalila ho studená hora a často sa mu zatrblie</text:span></text:span><text:span text:style-name="CharStyle15"><text:span text:style-name="T6">t</text:span></text:span><text:span text:style-name="CharStyle15"><text:span text:style-name="T42">aly kvapky uplakanej rosy, keď sa rozkolembaly na konároch v rodiacom sa vetre a rodiacom sa dni. Vtáctvo sa vari navzájom budilo, čosi si povrávalo, azda zavše aj o Jozefovi Makovi, že si trúfa rušať hore chodníkom, hoci Makov krok bol tichý, lebo ospalá bola ešte zem, vlhká a nedunela mu na nej chôdza. Tu i tu zasypal ho strieborný prach neviditeľnej hmly rannej, a </text:span></text:span><text:span text:style-name="CharStyle15"><text:span text:style-name="T1">ro</text:span></text:span><text:span text:style-name="CharStyle15"><text:span text:style-name="T42">zvoňaný vzduch lial sa mu do pľúc až po samé dno.</text:span></text:span></text:p>
        <text:p text:style-name="P26"><text:span text:style-name="CharStyle15"><text:span text:style-name="T42">Na </text:span></text:span><text:span text:style-name="CharStyle15"><text:span text:style-name="T1">je</text:span></text:span><text:span text:style-name="CharStyle15"><text:span text:style-name="T42">dnej čistine poplašila sa srna so srnčaťom, hneď aj zmizla, a Makovi narovnalo sa trochu čelo, zastal na chvíľu a </text:span></text:span><text:span text:style-name="CharStyle15"><text:span text:style-name="T1">po</text:span></text:span><text:span text:style-name="CharStyle15"><text:span text:style-name="T42">myslel si:</text:span></text:span></text:p>
        <text:p text:style-name="P26"><text:span text:style-name="CharStyle15"><text:span text:style-name="T42">—</text:span></text:span><text:span text:style-name="CharStyle15"><text:span text:style-name="T1"> </text:span></text:span><text:span text:style-name="CharStyle15"><text:span text:style-name="T42">Zameškala si, neskoro ideš k potoku! Načo ta ideš, keď hneď bude deň</text:span></text:span><text:span text:style-name="CharStyle15"><text:span text:style-name="T1">!</text:span></text:span><text:span text:style-name="CharStyle15"><text:span text:style-name="T42">...</text:span></text:span></text:p>
        <text:p text:style-name="P26"><text:span text:style-name="CharStyle15"><text:span text:style-name="T42">Rád mal srny, pokladal ich vždy za dobré znamenie, a preto, keď vyšiel na prvý kopec, odrazu sa polohlasne rozosmial a povedal si:</text:span></text:span></text:p>
        <text:p text:style-name="P26"><text:soft-page-break/><text:span text:style-name="CharStyle15"><text:span text:style-name="T42">—</text:span></text:span><text:span text:style-name="CharStyle15"><text:span text:style-name="T1"> </text:span></text:span><text:span text:style-name="CharStyle15"><text:span text:style-name="T42">Ako bude Marušu mrzieť, keď sa dopoču</text:span></text:span><text:span text:style-name="CharStyle15"><text:span text:style-name="T1">je</text:span></text:span><text:span text:style-name="CharStyle15"><text:span text:style-name="T42">, že som bol v dedine, a ona nebola doma... Však mi o tom povie!</text:span></text:span></text:p>
        <text:p text:style-name="P26"><text:span text:style-name="CharStyle15"><text:span text:style-name="T42">I rozosmial sa aj nahlas, lebo mu bolo dobre vedieť, že Maruša teraz asi vstáva veselá, ale doma sa čosi dozvie, čo ju bude mrzieť.</text:span></text:span></text:p>
        <text:p text:style-name="P5"><text:span text:style-name="CharStyle15"><text:span text:style-name="T42"/></text:span></text:p>
        <text:h text:style-name="Heading_20_1" text:outline-level="1"><text:span text:style-name="CharStyle15"><text:span text:style-name="T85">24.</text:span></text:span></text:h>
        <text:p text:style-name="P26"><text:span text:style-name="CharStyle15"><text:span text:style-name="T42"/></text:span></text:p>
        <text:p text:style-name="P27"><text:span text:style-name="CharStyle15"><text:span text:style-name="T42">A Maruša ozaj v ten čas stávala na Prielazkách, ale sa neusmievala. Nebola smutná, ale nemala príčiny, aby sa usmiala novému dňu. Zimomravejších zavčasu prebúdzala zima, zavše odznelo slovo-dve, hoci ospalé ešte, ale duté a hlboké, čo ľahko spretrhalo sen. Zobudila sa, skrčila ešte plecia, ako by sa chcela schúliť do seba a neotvorila oč</text:span></text:span><text:span text:style-name="CharStyle15"><text:span text:style-name="T47">i.</text:span></text:span><text:span text:style-name="CharStyle15"><text:span text:style-name="T1"> </text:span></text:span><text:span text:style-name="CharStyle15"><text:span text:style-name="T42">Makovka </text:span></text:span><text:span text:style-name="CharStyle15"><text:span text:style-name="T1">j</text:span></text:span><text:span text:style-name="CharStyle15"><text:span text:style-name="T42">ej prišla na um, lebo i večer na ňu myslela, hoci opakovala si v mysli iba to, čo večer.</text:span></text:span></text:p>
        <text:p text:style-name="P26"><text:span text:style-name="CharStyle15"><text:span text:style-name="T42">— Nepovedala mi, ale ma ťažko púšťala z domu. Bezo mňa jej je horšie, i bude ma čakať, kedy sa vrátim. Či sa len obráni?....</text:span></text:span></text:p>
        <text:p text:style-name="P26"><text:span text:style-name="CharStyle15"><text:span text:style-name="T42">Tu trochu hlbšie sa jej sklzly obrvy na pritvorené v</text:span></text:span><text:span text:style-name="CharStyle15"><text:span text:style-name="T47">í</text:span></text:span><text:span text:style-name="CharStyle15"><text:span text:style-name="T42">čka, sťa by ju </text:span></text:span><text:span text:style-name="CharStyle15"><text:span text:style-name="T1">bo</text:span></text:span><text:span text:style-name="CharStyle15"><text:span text:style-name="T42">ly zabolely a pery sa jej poplašily, stiahly sa na užšie, ale domyslela si celkom, čo si započala.</text:span></text:span></text:p>
        <text:p text:style-name="P26"><text:span text:style-name="CharStyle15"><text:span text:style-name="T42">—</text:span></text:span><text:span text:style-name="CharStyle15"><text:span text:style-name="T1"> </text:span></text:span><text:span text:style-name="CharStyle15"><text:span text:style-name="T42">Náš otec je ošklivý... Zavše by som ho rozmykala, taký je ošklivý. Koľko nás </text:span></text:span><text:span text:style-name="CharStyle15"><text:span text:style-name="T1">je</text:span></text:span><text:span text:style-name="CharStyle15"><text:span text:style-name="T42"> v dome a všetci sme pri materi navykli nestarať </text:span></text:span><text:span text:style-name="CharStyle15"><text:span text:style-name="T1">s</text:span></text:span><text:span text:style-name="CharStyle15"><text:span text:style-name="T42">a, čo otec vyčí</text:span></text:span><text:span text:style-name="CharStyle15"><text:span text:style-name="T1">ň</text:span></text:span><text:span text:style-name="CharStyle15"><text:span text:style-name="T42">a, a teraz je najhoršie. Oj, mater, mamo, či sa v hrobe neobraciate?</text:span></text:span></text:p>
        <text:p text:style-name="P26"><text:span text:style-name="CharStyle15"><text:span text:style-name="T42">Lebo keď Hana Meľošová napochytre umrela, osprostel celý dom, a nik sa v ňom viac nevyznal tak, ako ona. Me</text:span></text:span><text:span text:style-name="CharStyle15"><text:span text:style-name="T1">ľo</text:span></text:span><text:span text:style-name="CharStyle15"><text:span text:style-name="T42">š</text:span></text:span><text:span text:style-name="CharStyle15"><text:span text:style-name="T1">ov</text:span></text:span><text:span text:style-name="CharStyle15"><text:span text:style-name="T42">i deň čo deň väčšmi začaly červenieť oči, </text:span></text:span><text:soft-page-break/><text:span text:style-name="CharStyle15"><text:span text:style-name="T42">predkladal, že mu je za Hanou veľký žiaľ a opíjal sa častejšie ako predtým. Tvrdil, nemôže spávať, Hana chodieva ho budiť každú noc, lebo vraj pre Makovie nepodarka nemá v hrobe pokoja: truhla </text:span></text:span><text:span text:style-name="CharStyle15"><text:span text:style-name="T1">ju</text:span></text:span><text:span text:style-name="CharStyle15"><text:span text:style-name="T42"> omína a on vraj musí raz vyjsť na cintorín a vyhrabať Hanu. Hej, takú bude mať vraj raz robotu, lebo ako by mal ináč pokoja. A Joža Maka musí zahrdúsiť. Nuž často sa prihodilo, že si sadal na prah, nadával, sliny mu z úst prskaly a ruky hrozily, a Makovka nesmela sa mu ukázať na oči.</text:span></text:span></text:p>
        <text:p text:style-name="P26"><text:span text:style-name="CharStyle15"><text:span text:style-name="T42">—</text:span></text:span><text:span text:style-name="CharStyle15"><text:span text:style-name="T1"> </text:span></text:span><text:span text:style-name="CharStyle15"><text:span text:style-name="T42">Zdochýňaš, Eva, ale to sa len pretvaru</text:span></text:span><text:span text:style-name="CharStyle15"><text:span text:style-name="T1">je</text:span></text:span><text:span text:style-name="CharStyle15"><text:span text:style-name="T42">š, — vykrikoval, i keď Evy Makovky nikde nebolo, a keď mu prišla na um len tak z ničoho. — Nie ti je ani čert, ale to len tak, aby si sa mohla poľahky požívať. Myslíš si, že som sprostý? A veď nikdy nič poriadneho v tebe nebolo, ľa</text:span></text:span><text:span text:style-name="CharStyle15"><text:span text:style-name="T47">ľ</text:span></text:span><text:span text:style-name="CharStyle15"><text:span text:style-name="T42">a, iba Biaľošov keby si mala za plnú posteľ. Ej, ty!...</text:span></text:span></text:p>
        <text:p text:style-name="P26"><text:span text:style-name="CharStyle15"><text:span text:style-name="T42">Maruša zavše nevládala počúvať, ušla, alebo ak bol otec prislabý, vovliekla ho do kuchyne, sotila do kúta a zatínala zuby. Odprosovala Makovku, keď sa odtratila, išla ju hľadať, zavše iba nariekala pred Makovkou od zlosti a zavše sa hnevala i na ňu, lebo od istého času suchá Makovka iba prikyvovala hlavou a opakovala i </text:span></text:span><text:span text:style-name="CharStyle15"><text:span text:style-name="T6">v</text:span></text:span><text:span text:style-name="CharStyle15"><text:span text:style-name="T42">o tri razy:</text:span></text:span></text:p>
        <text:p text:style-name="P26"><text:span text:style-name="CharStyle15"><text:span text:style-name="T42">— Netráp sa ty, Maruša, pre mňa, dobre je vtedy, keď ot</text:span></text:span><text:span text:style-name="CharStyle15"><text:span text:style-name="T1">e</text:span></text:span><text:span text:style-name="CharStyle15"><text:span text:style-name="T42">c nadáva.</text:span></text:span></text:p>
        <text:p text:style-name="P26"><text:span text:style-name="CharStyle15"><text:span text:style-name="T42">A hej, potom začala tomu rozumieť.</text:span></text:span></text:p>
        <text:p text:style-name="P26"><text:span text:style-name="CharStyle15"><text:span text:style-name="T42">Zahanbila sa Maruša na celom tele, keď zbadala, ako veci sto</text:span></text:span><text:span text:style-name="CharStyle15"><text:span text:style-name="T1">ja</text:span></text:span><text:span text:style-name="CharStyle15"><text:span text:style-name="T42">. Podlomený svit v</text:span></text:span><text:span text:style-name="CharStyle15"><text:span text:style-name="T1"> </text:span></text:span><text:span text:style-name="CharStyle15"><text:span text:style-name="T42">Makovkiných očiach ju celú ubil, nezmohla sa povedať ani slova, iba nepozrela viac na otca,</text:span></text:span><text:span text:style-name="CharStyle17"><text:span text:style-name="T42"> </text:span></text:span><text:span text:style-name="CharStyle15"><text:span text:style-name="T42">ba zavše odháňala od seba i samé tušenie, lenže </text:span></text:span><text:span text:style-name="CharStyle15"><text:span text:style-name="T1">t</text:span></text:span><text:span text:style-name="CharStyle15"><text:span text:style-name="T42">o nadarmo. Neradila sa s Makovkou, ale rada bola, keď Makovka sa raz pridružila k nej spávať v neveľkej šopke a namyslela si, že tak to malo byť už dávno.</text:span></text:span></text:p>
        <text:p text:style-name="P26"><text:span text:style-name="CharStyle15"><text:span text:style-name="T42">A hej, potom otec prestal piť, prestal nadávať, a keď obedovali, zavše neobyčajne </text:span></text:span><text:soft-page-break/><text:span text:style-name="CharStyle15"><text:span text:style-name="T42">vykríkol:</text:span></text:span></text:p>
        <text:p text:style-name="P26"><text:span text:style-name="CharStyle15"><text:span text:style-name="T42">—</text:span></text:span><text:span text:style-name="CharStyle15"><text:span text:style-name="T1"> </text:span></text:span><text:span text:style-name="CharStyle15"><text:span text:style-name="T42">Eva, a kdeže si? Teba človek nevidí pri stole... Však sa len môžeš s nami poriadne najesť! Aj by sa človek poradil, a teba niet. Maruša, akože sa to staráš o tetku?</text:span></text:span></text:p>
        <text:p text:style-name="P26"><text:span text:style-name="CharStyle15"><text:span text:style-name="T42">Ale onedlho i tomu porozumela.</text:span></text:span></text:p>
        <text:p text:style-name="P26"><text:span text:style-name="CharStyle15"><text:span text:style-name="T42">Raz sa prebudila a nemohla Makovku nahmatať vedľa seba.</text:span></text:span></text:p>
        <text:p text:style-name="P26"><text:span text:style-name="CharStyle15"><text:span text:style-name="T42">— Kdeže sa podela? — tisla si namáhavo otázku do rozospalých myšlienok, a čosi ju nútilo, aby ostala sedieť a čakať. Sedela dlho, jazda i driemala medzitým, ale šuchot za šopkou na tej strane, čo bola do poľa, jednak zbadala, a prebehol ju mráz.</text:span></text:span></text:p>
        <text:p text:style-name="P26"><text:span text:style-name="CharStyle15"><text:span text:style-name="T42">Štvornožky pritiahla sa k dvierkam, strhla sa trochu zas, keď našla dvierka iba prichýlené, ale zároveň vošla do nej istota, i postavila sa na rovné nohy. Vyšla na záhumnie rozochvená. Vyšla z tmy, tak jej tu bola iba polotma, videla, kde sa černejú brázdy v konopiskách a kde zadné </text:span></text:span><text:span text:style-name="CharStyle15"><text:span text:style-name="T1">pod</text:span></text:span><text:span text:style-name="CharStyle15"><text:span text:style-name="T42">strešia chalúp. Studený chodník nepobadala, ale ako by naisto, pustila sa dolu popri chalupách a hneď poniže súsedných chlievcov našla Makovku. Makovka vzlykala.</text:span></text:span></text:p>
        <text:p text:style-name="P26"><text:span text:style-name="CharStyle15"><text:span text:style-name="T42">— </text:span></text:span><text:span text:style-name="CharStyle15"><text:span text:style-name="T47">Č</text:span></text:span><text:span text:style-name="CharStyle15"><text:span text:style-name="T42">o tu robíte, pre Boha? — chytala ju Maruša, pološeptom hovorila, ale nebola by vedela povedať príčinu, prečo tak rozpráva.</text:span></text:span></text:p>
        <text:p text:style-name="P26"><text:span text:style-name="CharStyle15"><text:span text:style-name="T42">Makovka ju chytila, ako by išla spadnúť, iba vzlykať prestala.</text:span></text:span></text:p>
        <text:p text:style-name="P26"><text:span text:style-name="CharStyle15"><text:span text:style-name="T42">— </text:span></text:span><text:span text:style-name="CharStyle15"><text:span text:style-name="T47">Č</text:span></text:span><text:span text:style-name="CharStyle15"><text:span text:style-name="T42">o tu robíte?</text:span></text:span></text:p>
        <text:p text:style-name="P26"><text:span text:style-name="CharStyle15"><text:span text:style-name="T42">— Ču</text:span></text:span><text:span text:style-name="CharStyle15"><text:span text:style-name="T1">š</text:span></text:span><text:span text:style-name="CharStyle15"><text:span text:style-name="T42">.</text:span></text:span><text:span text:style-name="CharStyle15"><text:span text:style-name="T1">.</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Akože?</text:span></text:span></text:p>
        <text:p text:style-name="P26"><text:span text:style-name="CharStyle15"><text:span text:style-name="T42">— Radšej sa vráť, — šeptala Makovka, no držala ju i ďalej.</text:span></text:span></text:p>
        <text:p text:style-name="P26"><text:soft-page-break/><text:span text:style-name="CharStyle15"><text:span text:style-name="T42">—</text:span></text:span><text:span text:style-name="CharStyle15"><text:span text:style-name="T1"> </text:span></text:span><text:span text:style-name="CharStyle15"><text:span text:style-name="T42">Akože?</text:span></text:span></text:p>
        <text:p text:style-name="P26"><text:span text:style-name="CharStyle15"><text:span text:style-name="T42">—</text:span></text:span><text:span text:style-name="CharStyle15"><text:span text:style-name="T1"> </text:span></text:span><text:span text:style-name="CharStyle15"><text:span text:style-name="T42">Čuš...</text:span></text:span><text:span text:style-name="CharStyle15"><text:span text:style-name="T1">!</text:span></text:span><text:span text:style-name="CharStyle15"><text:span text:style-name="T42"> Ešte je kdesi vo dvore. Nešiel ani na pov</text:span></text:span><text:span text:style-name="CharStyle15"><text:span text:style-name="T6">a</text:span></text:span><text:span text:style-name="CharStyle15"><text:span text:style-name="T42">l, ani do chyže.</text:span></text:span></text:p>
        <text:p text:style-name="P26"><text:span text:style-name="CharStyle15"><text:span text:style-name="T42">—</text:span></text:span><text:span text:style-name="CharStyle15"><text:span text:style-name="T1"> </text:span></text:span><text:span text:style-name="CharStyle15"><text:span text:style-name="T42">Otec?...</text:span></text:span></text:p>
        <text:p text:style-name="P26"><text:span text:style-name="CharStyle15"><text:span text:style-name="T42">Makovka neodpovedala, neodporovala, ani neprisvedčila. Maruši i tak začaly sa triasť nohy. Hoci sa tu knísaly iba ako tiene, sklopila Maruša oči, sťa by ju Makovka bola čistou hanbou zaliala, srdce jej začalo žalostne biť, a hej, hanbila sa v polotme, sťa by celý svet tu stál</text:span></text:span><text:span text:style-name="CharStyle15"><text:span text:style-name="T1"> </text:span></text:span><text:span text:style-name="CharStyle15"><text:span text:style-name="T42">na konopiskách a ukazoval prstom na ošklivého otca. Zabudla si ústa pootvorené, o máčik tuhšie chytila Makovku, sťa by ju odprosovala, i dlho nevedela nič povedať, iba zopakovať zbytočnú otázku:</text:span></text:span></text:p>
        <text:p text:style-name="P26"><text:span text:style-name="CharStyle15"><text:span text:style-name="T42">— Otec?...</text:span></text:span></text:p>
        <text:p text:style-name="P26"><text:span text:style-name="CharStyle15"><text:span text:style-name="T42">A nečakala už odpoveď.</text:span></text:span></text:p>
        <text:p text:style-name="P26"><text:span text:style-name="CharStyle15"><text:span text:style-name="T42">— Choď si ľahnúť, ja počkám ešte chvíľu.</text:span></text:span></text:p>
        <text:p text:style-name="P26"><text:span text:style-name="CharStyle15"><text:span text:style-name="T42">Nuž poslúchla, vrátila </text:span></text:span><text:span text:style-name="CharStyle15"><text:span text:style-name="T1">s</text:span></text:span><text:span text:style-name="CharStyle15"><text:span text:style-name="T42">a do šopy, sadla si na lôžko a nehybná sa dívala na doštenú stenu, rozdelenú po špárach temným svetlom noc</text:span></text:span><text:span text:style-name="CharStyle15"><text:span text:style-name="T6">i.</text:span></text:span><text:span text:style-name="CharStyle15"><text:span text:style-name="T42"> Špáry boly neuveriteľne pravidelné, Maruša dívala sa na ne dlho, dlho a bezradne</text:span></text:span><text:span text:style-name="CharStyle15"><text:span text:style-name="T1">.</text:span></text:span><text:span text:style-name="CharStyle15"><text:span text:style-name="T42"> Zavše stisla zuby a dvihla si p</text:span></text:span><text:span text:style-name="CharStyle15"><text:span text:style-name="T6">ä</text:span></text:span><text:span text:style-name="CharStyle15"><text:span text:style-name="T42">ste na sluchy, pritisla ich tuho, ale tem</text:span></text:span><text:span text:style-name="CharStyle15"><text:span text:style-name="T1">n</text:span></text:span><text:span text:style-name="CharStyle15"><text:span text:style-name="T42">é špáry vždy rovnako sa je</text:span></text:span><text:span text:style-name="CharStyle15"><text:span text:style-name="T1">j</text:span></text:span><text:span text:style-name="CharStyle15"><text:span text:style-name="T42"> písaly pred oči a nič jej neporadily.</text:span></text:span></text:p>
        <text:p text:style-name="P26"><text:span text:style-name="CharStyle15"><text:span text:style-name="T42">I zdvihla sa napokon ako z ťažkého sna, tackavo sa postavila, spravila krok-dva, až sa celkom rozchodila a vyšla do dvora</text:span></text:span><text:span text:style-name="CharStyle15"><text:span text:style-name="T1">.</text:span></text:span></text:p>
        <text:p text:style-name="P26"><text:span text:style-name="CharStyle15"><text:span text:style-name="T42">Najprv poprechodila dvor len tak neurčite sťa by bez cieľa, ale čím ďalej, tým väčšmi v </text:span></text:span><text:span text:style-name="CharStyle15"><text:span text:style-name="T1">n</text:span></text:span><text:span text:style-name="CharStyle15"><text:span text:style-name="T42">ej tvrdlo povedomie nevyhýbať sa ničomu, a čo raz strmšie začala obchodiť kúty, čo raz hlučnejšie chodila podstením, tu </text:span></text:span><text:span text:style-name="CharStyle15"><text:span text:style-name="T47">i </text:span></text:span><text:span text:style-name="CharStyle15"><text:span text:style-name="T1">tu p</text:span></text:span><text:span text:style-name="CharStyle15"><text:span text:style-name="T42">evno pristúpila doštené </text:span></text:span><text:soft-page-break/><text:span text:style-name="CharStyle15"><text:span text:style-name="T42">sch</text:span></text:span><text:span text:style-name="CharStyle15"><text:span text:style-name="T1">o</text:span></text:span><text:span text:style-name="CharStyle15"><text:span text:style-name="T42">dky, aby čo najväčšmi zavŕzgaly, často niečim zhrmotala sťa by naschvál, a nazrela všade</text:span></text:span><text:span text:style-name="CharStyle15"><text:span text:style-name="T1">.</text:span></text:span></text:p>
        <text:p text:style-name="P26"><text:span text:style-name="CharStyle15"><text:span text:style-name="T42">— Otec, kde st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yslovila celkom zreteľne, ale neozval sa nik, iba keď bola raz pri chlievcoch, počula, ako ktosi polohlasno zaklial vo dvore, sch</text:span></text:span><text:span text:style-name="CharStyle15"><text:span text:style-name="T6">ô</text:span></text:span><text:span text:style-name="CharStyle15"><text:span text:style-name="T42">dky vrzgly, a dvere na chalupe tiež</text:span></text:span><text:span text:style-name="CharStyle15"><text:span text:style-name="T1">.</text:span></text:span></text:p>
        <text:p text:style-name="P5"><text:span text:style-name="CharStyle15"><text:span text:style-name="T42"/></text:span></text:p>
        <text:h text:style-name="Heading_20_1" text:outline-level="1"><text:span text:style-name="CharStyle15"><text:span text:style-name="T84">25</text:span></text:span><text:span text:style-name="CharStyle15"><text:span text:style-name="T39">.</text:span></text:span></text:h>
        <text:p text:style-name="P26"><text:span text:style-name="CharStyle15"><text:span text:style-name="T42"/></text:span></text:p>
        <text:p text:style-name="P27"><text:span text:style-name="CharStyle15"><text:span text:style-name="T42">— Poďte spať! — zavolala vtedy raz do konopísk a nebola by viacej volala, taká bola rozhodná, ale Makovka bola už v šopke. Zavrela Maruša vchod aj odo dvora a mlčky si ľahla.</text:span></text:span></text:p>
        <text:p text:style-name="P26"><text:span text:style-name="CharStyle15"><text:span text:style-name="T42">Spať jej nedalo, lenže sa neprezradila, ležala nehybná a m</text:span></text:span><text:span text:style-name="CharStyle15"><text:span text:style-name="T6">ĺ</text:span></text:span><text:span text:style-name="CharStyle15"><text:span text:style-name="T42">kva, rozmotávala v duchu všetky posledné udalosti, a zato sa jej tým väčšmi pl</text:span></text:span><text:span text:style-name="CharStyle15"><text:span text:style-name="T1">i</text:span></text:span><text:span text:style-name="CharStyle15"><text:span text:style-name="T42">etly, a vracala sa určite iba k jednej veci:</text:span></text:span></text:p>
        <text:p text:style-name="P26"><text:span text:style-name="CharStyle15"><text:span text:style-name="T42">—</text:span></text:span><text:span text:style-name="CharStyle15"><text:span text:style-name="T1"> </text:span></text:span><text:span text:style-name="CharStyle15"><text:span text:style-name="T42">Otec ušiel predo mnou, nedočkal ma, hanbil sa, alebo sa bá</text:span></text:span><text:span text:style-name="CharStyle15"><text:span text:style-name="T1">l</text:span></text:span><text:span text:style-name="CharStyle15"><text:span text:style-name="T42">...</text:span></text:span></text:p>
        <text:p text:style-name="P26"><text:span text:style-name="CharStyle15"><text:span text:style-name="T42">A zato vstala ráno pevná ako oceľ, pevná ako mater domu, rozhodná a nezdržanlivá, prísna a vedomá si sily, že celá chalupa sosypala sa jej do hrsti, a musí ju niesť. Hlasná vošla do chyže a prvého otca Meľoša potriasla za plece.</text:span></text:span></text:p>
        <text:p text:style-name="P26"><text:span text:style-name="CharStyle15"><text:span text:style-name="T42">— Otec, choďte do Plevov, či by nám nešli sviesť hŕby zpoza Hájn</text:span></text:span><text:span text:style-name="CharStyle15"><text:span text:style-name="T1">i</text:span></text:span><text:span text:style-name="CharStyle15"><text:span text:style-name="T42">ce. Ale hneď</text:span></text:span><text:span text:style-name="CharStyle15"><text:span text:style-name="T1">.</text:span></text:span></text:p>
        <text:p text:style-name="P26"><text:span text:style-name="CharStyle15"><text:span text:style-name="T42">Meľoš vypleštil oči, zažmurkal, utrel si ústa, aj ich otvoril, ale zachuchval sa mu hlas, a iba bokom pozrel na dievku, ba i tak mu hneď inde utiekol zrak.</text:span></text:span></text:p>
        <text:p text:style-name="P26"><text:span text:style-name="CharStyle15"><text:span text:style-name="T42">—</text:span></text:span><text:span text:style-name="CharStyle15"><text:span text:style-name="T1"> </text:span></text:span><text:span text:style-name="CharStyle15"><text:span text:style-name="T42">Veď chytro, Plevovci nebudú doma sedieť a na vás čakať!</text:span></text:span></text:p>
        <text:p text:style-name="P26"><text:soft-page-break/><text:span text:style-name="CharStyle15"><text:span text:style-name="T42">Drsno hádzala slová, Meľoš nestačil si túto noc zopakovať a podľahol dievkinej rozhodnosti.</text:span></text:span></text:p>
        <text:p text:style-name="P26"><text:span text:style-name="CharStyle15"><text:span text:style-name="T42">—</text:span></text:span><text:span text:style-name="CharStyle15"><text:span text:style-name="T1"> </text:span></text:span><text:span text:style-name="CharStyle15"><text:span text:style-name="T42">Však pôjdem</text:span></text:span><text:span text:style-name="CharStyle15"><text:span text:style-name="T1">.</text:span></text:span><text:span text:style-name="CharStyle15"><text:span text:style-name="T42"> A čo?</text:span></text:span><text:span text:style-name="CharStyle15"><text:span text:style-name="T1">.</text:span></text:span><text:span text:style-name="CharStyle15"><text:span text:style-name="T42">..</text:span></text:span></text:p>
        <text:p text:style-name="P26"><text:span text:style-name="CharStyle15"><text:span text:style-name="T42">V otázke chcel mať spurnosť, lenže mu ušla zpod jazyka; habkavé bolo Meľošovo zapieranie hneď na začiatku</text:span></text:span><text:span text:style-name="CharStyle15"><text:span text:style-name="T1">.</text:span></text:span></text:p>
        <text:p text:style-name="P26"><text:span text:style-name="CharStyle15"><text:span text:style-name="T42">— </text:span></text:span><text:span text:style-name="CharStyle15"><text:span text:style-name="T47">A</text:span></text:span><text:span text:style-name="CharStyle15"><text:span text:style-name="T42"> nech sa Plevovci nevyhovárajú, už rok sú nám d</text:span></text:span><text:span text:style-name="CharStyle15"><text:span text:style-name="T6">l</text:span></text:span><text:span text:style-name="CharStyle15"><text:span text:style-name="T42">žni fúru, aby ste im povedali.</text:span></text:span></text:p>
        <text:p text:style-name="P26"><text:span text:style-name="CharStyle15"><text:span text:style-name="T42">— Veď...</text:span></text:span></text:p>
        <text:p text:style-name="P26"><text:span text:style-name="CharStyle15"><text:span text:style-name="T42">A zasa najradšej bol by zaklial, bol by nejako zaprel naozaj do svo</text:span></text:span><text:span text:style-name="CharStyle15"><text:span text:style-name="T1">je</text:span></text:span><text:span text:style-name="CharStyle15"><text:span text:style-name="T42">j dievky, ale Maruša nečakala, bola už v kuchyni a Makovke rozkazovala:</text:span></text:span></text:p>
        <text:p text:style-name="P26"><text:span text:style-name="CharStyle15"><text:span text:style-name="T42">— Pôjdete za Hájnicu rozhodiť naše</text:span></text:span><text:span text:style-name="CharStyle15"><text:span text:style-name="T1"> </text:span></text:span><text:span text:style-name="CharStyle15"><text:span text:style-name="T42">hŕbky, azda sa presušia, pokým Plevovci prídu. Chleba si odkrojte poriadne, aby som vám ho posielať nemusela, i tvarohu dosť; nečakajte, aby vás človek večne vynuk</text:span></text:span><text:span text:style-name="CharStyle15"><text:span text:style-name="T1">ov</text:span></text:span><text:span text:style-name="CharStyle15"><text:span text:style-name="T42">al, veď kto robí, nech j</text:span></text:span><text:span text:style-name="CharStyle15"><text:span text:style-name="T1">e!</text:span></text:span></text:p>
        <text:p text:style-name="P26"><text:span text:style-name="CharStyle15"><text:span text:style-name="T42">Makovka oprela na ňu prekvapené oči, ale bez slova sa obrátila a hlboko zak</text:span></text:span><text:span text:style-name="CharStyle15"><text:span text:style-name="T1">roji</text:span></text:span><text:span text:style-name="CharStyle15"><text:span text:style-name="T42">la do chleba, lebo Maruša ostala stáť na prostriedku kuchyne a dívala sa jej na ruky.</text:span></text:span></text:p>
        <text:p text:style-name="P26"><text:span text:style-name="CharStyle15"><text:span text:style-name="T42">Maruša dívala sa prismelo aj na otca po celý deň, nevyhla mu ani raz, ostro ho okríkla, keď si nebral na Hájnicu vidly. Meľoš sa i zvrtol, ale vždy vytušil, že Maruša hľadá iba príležitosť, aby mu čosi tvrdého povedala, čo nebude môcť odraziť, nuž zakaždým sa v ňom niečo zháčilo, iba odpľul a šiel ďalej.</text:span></text:span></text:p>
        <text:p text:style-name="P26"><text:span text:style-name="CharStyle15"><text:span text:style-name="T42">I vládla Maruša u Meľo</text:span></text:span><text:span text:style-name="CharStyle15"><text:span text:style-name="T6">š</text:span></text:span><text:span text:style-name="CharStyle15"><text:span text:style-name="T42">ov, i vstávala a líhala vo večnom tŕpnutí, lebo vedela, že vláda dlho nevytrvá, a horšie bude všetko, ako bolo.</text:span></text:span></text:p>
        <text:p text:style-name="P26"><text:span text:style-name="CharStyle15"><text:span text:style-name="T42">Iba zavše, keď nebolo okolo nej človeka, ovisly jej ramená, zadívala sa do letnej </text:span></text:span><text:soft-page-break/><text:span text:style-name="CharStyle15"><text:span text:style-name="T42">obl</text:span></text:span><text:span text:style-name="CharStyle15"><text:span text:style-name="T47">o</text:span></text:span><text:span text:style-name="CharStyle15"><text:span text:style-name="T42">hy, zm</text:span></text:span><text:span text:style-name="CharStyle15"><text:span text:style-name="T1">ä</text:span></text:span><text:span text:style-name="CharStyle15"><text:span text:style-name="T42">kly jej oči, líca a pery, a usmiala sa čomusi v sebe a okolo seba, čomu nikdy nedávala meno, ba nebola by slova ani našla, keby ho bola chcela pomenovať.</text:span></text:span></text:p>
        <text:p text:style-name="P5"><text:span text:style-name="CharStyle15"><text:span text:style-name="T42"/></text:span></text:p>
        <text:h text:style-name="Heading_20_1" text:outline-level="1"><text:span text:style-name="CharStyle15"><text:span text:style-name="T85">26.</text:span></text:span></text:h>
        <text:p text:style-name="P26"><text:span text:style-name="CharStyle15"><text:span text:style-name="T42"/></text:span></text:p>
        <text:p text:style-name="P27"><text:span text:style-name="CharStyle15"><text:span text:style-name="T42">Keď bola Maruša slabá, vtedy vykradla sa na povalu šopky, načúvala najprv na všetky strany, sťa by to muselo byť, potom vytiahla zpod hrady handry a dala sa Jozefovi košeľu vyšívať. Dlhé riasy sa jej predĺžily pri robote, hlboko zaclonily zrenice a pokoj v nich, ktorý sa j</text:span></text:span><text:span text:style-name="CharStyle15"><text:span text:style-name="T1">ej</text:span></text:span><text:span text:style-name="CharStyle15"><text:span text:style-name="T42"> v zraku pri robote zakaždým rozhostil. Pra</text:span></text:span><text:span text:style-name="CharStyle15"><text:span text:style-name="T7">c</text:span></text:span><text:span text:style-name="CharStyle15"><text:span text:style-name="T42">ovávala pilne, plná akéhosi tajomstva a bola by sa v takýchto chvíľach vyrovnala hoci aj s celým svetom. Iba zavše </text:span></text:span><text:span text:style-name="CharStyle15"><text:span text:style-name="T1">j</text:span></text:span><text:span text:style-name="CharStyle15"><text:span text:style-name="T42">ej klesly ruky do lona, ako by radosti mnoho mala v sebe, a v prežívaní bolo by treba zavše s</text:span></text:span><text:span text:style-name="CharStyle15"><text:span text:style-name="T1">i</text:span></text:span><text:span text:style-name="CharStyle15"><text:span text:style-name="T42"> oddýchnuť.</text:span></text:span></text:p>
        <text:p text:style-name="P5"><text:span text:style-name="CharStyle15"><text:span text:style-name="T42">Takto sedela tu raz, keď do šopky vošla Makovka.</text:span></text:span></text:p>
        <text:p text:style-name="P26"><text:span text:style-name="CharStyle15"><text:span text:style-name="T42">Maruša oprela si hlavu o doštenú stenu, zadívala sa na Makovku shora a mala v túto chvíľu Makovku veľmi rada. Preblesklo jej hlavou všetko, čo všetko Makovka znáša a všetko znáša za Jozefa, za jej, Marušinho Jozefa, aby mal v dedine trochu miesta z milosti, lebo je všade </text:span></text:span><text:span text:style-name="CharStyle15"><text:span text:style-name="T7">t</text:span></text:span><text:span text:style-name="CharStyle15"><text:span text:style-name="T42">esno, vo všetkých chalupách je tesno a nikde nepotrebujú cudziu Makovku a cudzieho </text:span></text:span><text:span text:style-name="CharStyle15"><text:span text:style-name="T1">Jo</text:span></text:span><text:span text:style-name="CharStyle15"><text:span text:style-name="T42">zefa Maka. Všade sa</text:span></text:span><text:span text:style-name="CharStyle17"><text:span text:style-name="T42"> </text:span></text:span><text:span text:style-name="CharStyle15"><text:span text:style-name="T42">boja chorého človeka a o Makovke ktosi rozchýril, že dlho bude ležať, pokým raz umre</text:span></text:span><text:span text:style-name="CharStyle15"><text:span text:style-name="T1">.</text:span></text:span></text:p>
        <text:p text:style-name="P26"><text:span text:style-name="CharStyle15"><text:span text:style-name="T1">A</text:span></text:span><text:span text:style-name="CharStyle15"><text:span text:style-name="T42"> mala Maruša Makovku rada, lebo o svojej biede nikdy nerozprávala Jozefovi, synovi.</text:span></text:span></text:p>
        <text:p text:style-name="P26"><text:soft-page-break/><text:span text:style-name="CharStyle15"><text:span text:style-name="T42">Tu však zhrmotaly dver</text:span></text:span><text:span text:style-name="CharStyle15"><text:span text:style-name="T7">c</text:span></text:span><text:span text:style-name="CharStyle15"><text:span text:style-name="T42">e odo dvorca a vošiel do šopky i Meľoš.</text:span></text:span></text:p>
        <text:p text:style-name="P26"><text:span text:style-name="CharStyle15"><text:span text:style-name="T42">— Tu si, Eva?... — </text:span></text:span><text:span text:style-name="CharStyle15"><text:span text:style-name="T1">z</text:span></text:span><text:span text:style-name="CharStyle15"><text:span text:style-name="T42">ačal akosi rozpačit</text:span></text:span><text:span text:style-name="CharStyle15"><text:span text:style-name="T7">e</text:span></text:span><text:span text:style-name="CharStyle15"><text:span text:style-name="T42">, zastal a začal pozerať po kútoch ako by niečo hľadal, iba kedy-tedy hodil okom na Makovku, i to len tak popod obrvy. Makovka sa pohla, azda chcela od</text:span></text:span><text:span text:style-name="CharStyle15"><text:span text:style-name="T1">í</text:span></text:span><text:span text:style-name="CharStyle15"><text:span text:style-name="T42">sť, ale Meľoš sa strhol a postavil sa medzi ňu a dvere.</text:span></text:span></text:p>
        <text:p text:style-name="P26"><text:span text:style-name="CharStyle15"><text:span text:style-name="T42">Po pravde nestalo sa nič, ale Maruši všetka krv vbehla do tvári, hlava jej </text:span></text:span><text:span text:style-name="CharStyle15"><text:span text:style-name="T7">o</text:span></text:span><text:span text:style-name="CharStyle15"><text:span text:style-name="T42">ťarbavela, sama sa jej tisla o dosky, nevedela si ju zdvihnúť, ani zrak inde obrátiť.</text:span></text:span></text:p>
        <text:p text:style-name="P26"><text:span text:style-name="CharStyle15"><text:span text:style-name="T42">— Eva a čože?... — zachripel Meľošo</text:span></text:span><text:span text:style-name="CharStyle15"><text:span text:style-name="T1">v h</text:span></text:span><text:span text:style-name="CharStyle15"><text:span text:style-name="T42">las, lebo ho chcel stíšiť.</text:span></text:span><text:span text:style-name="CharStyle15"><text:span text:style-name="T1">—</text:span></text:span><text:span text:style-name="CharStyle15"><text:span text:style-name="T42"> ...čože chodíš okolo mňa iba na sto honov? Nuž a či som ja taký?... Posledný?... Či som ti už nič dobrého nevykonal?</text:span></text:span></text:p>
        <text:p text:style-name="P26"><text:span text:style-name="CharStyle15"><text:span text:style-name="T42">Prikročil k nej celkom nečakane, až sa teraz Makovka zakolísala.</text:span></text:span></text:p>
        <text:p text:style-name="P26"><text:span text:style-name="CharStyle15"><text:span text:style-name="T42">—</text:span></text:span><text:span text:style-name="CharStyle15"><text:span text:style-name="T1"> </text:span></text:span><text:span text:style-name="CharStyle15"><text:span text:style-name="T42">Len ma tak obchádzaš na sto honov a zato, že ti ešte lepšie chcem. N</text:span></text:span><text:span text:style-name="CharStyle15"><text:span text:style-name="T1">o</text:span></text:span><text:span text:style-name="CharStyle15"><text:span text:style-name="T42">... </text:span></text:span><text:span text:style-name="CharStyle15"><text:span text:style-name="T1">a</text:span></text:span><text:span text:style-name="CharStyle15"><text:span text:style-name="T42">... veď som ti už všelijaké slovo povedal... a...</text:span></text:span></text:p>
        <text:p text:style-name="P26"><text:span text:style-name="CharStyle15"><text:span text:style-name="T42">Teraz naozaj stíšil hlas, alebo ho iba Maruša nepočula. Videla otcovu ruku, ako sa načiahla, ako sa pod ňou zatriasla suchá Makovka, nuž ju vtom čosi šľahlo cez oči a uši, odšuchla sa od dosák, spravila dva-tri kroky ako mačka a zasa ostala stáť.</text:span></text:span></text:p>
        <text:p text:style-name="P26"><text:span text:style-name="CharStyle15"><text:span text:style-name="T42">Počula ešte akúsi vravu, Makovka čosi hovorila, ale nepočúvala, nedalo </text:span></text:span><text:span text:style-name="CharStyle15"><text:span text:style-name="T1">je</text:span></text:span><text:span text:style-name="CharStyle15"><text:span text:style-name="T42">j, lebo ju pochytila ošklivosť: videla v duchu pred sebou obe zúverené tváre, i otcovu i Makovkinu a otcove červené oči ako by sa boly v túto chvíľu zaslinily i zapálily väčšmi, Makovka ohlúp</text:span></text:span><text:span text:style-name="CharStyle15"><text:span text:style-name="T48">l</text:span></text:span><text:span text:style-name="CharStyle15"><text:span text:style-name="T42">a, až si Maruša zrazu začala o nej takto šepkať:</text:span></text:span></text:p>
        <text:p text:style-name="P26"><text:span text:style-name="CharStyle15"><text:span text:style-name="T42">— Stene, sten</text:span></text:span><text:span text:style-name="CharStyle15"><text:span text:style-name="T1">e</text:span></text:span><text:span text:style-name="CharStyle15"><text:span text:style-name="T42">... ako sten</text:span></text:span><text:span text:style-name="CharStyle15"><text:span text:style-name="T1">e.</text:span></text:span><text:span text:style-name="CharStyle15"><text:span text:style-name="T42">.</text:span></text:span><text:span text:style-name="CharStyle15"><text:span text:style-name="T1">.</text:span></text:span></text:p>
        <text:p text:style-name="P26"><text:span text:style-name="CharStyle15"><text:span text:style-name="T42">A osprostela aj Maruša.</text:span></text:span></text:p>
        <text:p text:style-name="P26"><text:soft-page-break/><text:span text:style-name="CharStyle15"><text:span text:style-name="T42">Ohlušil ju neveľký šum zdola, lebo si domyslela, ako otec objíma Makovku.</text:span></text:span></text:p>
        <text:p text:style-name="P26"><text:span text:style-name="CharStyle15"><text:span text:style-name="T42">Pohla sa Maruša zas, pohla sa ako slepá, a možno iba náhodou posotila dosku, čo bola opretá o hradu. Doska zhrmotala, potom tupo pleskla na zaprášenú povalu.</text:span></text:span></text:p>
        <text:p text:style-name="P26"><text:span text:style-name="CharStyle15"><text:span text:style-name="T42">Maruša sa zachvela, sťa by jej ktosi nožom preoral srdce, zasa ju zavalil hnus, ale napokon zvíťazil jed, čo patril Makovke tak ako otcovi. Jed r</text:span></text:span><text:span text:style-name="CharStyle15"><text:span text:style-name="T1">o</text:span></text:span><text:span text:style-name="CharStyle15"><text:span text:style-name="T42">zpaľ</text:span></text:span><text:span text:style-name="CharStyle15"><text:span text:style-name="T1">ov</text:span></text:span><text:span text:style-name="CharStyle15"><text:span text:style-name="T42">al jej líca, mykal jej ramená, nevedomky vychytávala drúčiky, čo s</text:span></text:span><text:span text:style-name="CharStyle15"><text:span text:style-name="T48">a</text:span></text:span><text:span text:style-name="CharStyle15"><text:span text:style-name="T1"> </text:span></text:span><text:span text:style-name="CharStyle15"><text:span text:style-name="T42">tu sušily, búchala a st</text:span></text:span><text:span text:style-name="CharStyle15"><text:span text:style-name="T1">í</text:span></text:span><text:span text:style-name="CharStyle15"><text:span text:style-name="T42">skala zuby, lebo cítila, že plač je hneď na konci jedu.</text:span></text:span></text:p>
        <text:p text:style-name="P26"><text:span text:style-name="CharStyle15"><text:span text:style-name="T42">— Nijakej hanby, nijakej! </text:span></text:span><text:span text:style-name="CharStyle15"><text:span text:style-name="T1">—</text:span></text:span><text:span text:style-name="CharStyle15"><text:span text:style-name="T42"> pišťalo v Marušinej hrudi, </text:span></text:span><text:span text:style-name="CharStyle15"><text:span text:style-name="T1">— </text:span></text:span><text:span text:style-name="CharStyle15"><text:span text:style-name="T42">oh</text:span></text:span><text:span text:style-name="CharStyle15"><text:span text:style-name="T1">ó !</text:span></text:span><text:span text:style-name="CharStyle15"><text:span text:style-name="T42">.</text:span></text:span><text:span text:style-name="CharStyle15"><text:span text:style-name="T1">.</text:span></text:span><text:span text:style-name="CharStyle15"><text:span text:style-name="T42">. Prečo Makovka nekričí? Prečo n</text:span></text:span><text:span text:style-name="CharStyle15"><text:span text:style-name="T1">ev</text:span></text:span><text:span text:style-name="CharStyle15"><text:span text:style-name="T42">ykríkla?...</text:span></text:span></text:p>
        <text:p text:style-name="P26"><text:span text:style-name="CharStyle15"><text:span text:style-name="T42">A nesmie</text:span></text:span><text:span text:style-name="CharStyle15"><text:span text:style-name="T48">rn</text:span></text:span><text:span text:style-name="CharStyle15"><text:span text:style-name="T42">e sa Maruša hanbila, keď schodila s povaly, nechcela sa s nikým stretnúť, ani sa s nikým nestretla, ale otec, Meľoš, opil sa toho dňa znova a opil sa len preto, aby mohol Marušu zbiť.</text:span></text:span></text:p>
        <text:p text:style-name="P26"><text:span text:style-name="CharStyle15"><text:span text:style-name="T42">Do rána Makovka zmizla, a Maruša mala robotu veľkú, pokým ju našla v dvoroch na hornom konci, kde hľadala prístrešie, ba</text:span></text:span><text:span text:style-name="CharStyle15"><text:span text:style-name="T1"> </text:span></text:span><text:span text:style-name="CharStyle15"><text:span text:style-name="T42">i plakať musela, pokým ju nahovorila vracať sa do domu. Ale pozrely si ešte kedy-tedy do očí a bolo ako bolo, i keď nebolo najlepšie.</text:span></text:span></text:p>
        <text:p text:style-name="P26"><text:span text:style-name="CharStyle15"><text:span text:style-name="T42">Ale keď sa Maruša vrátila z Prielazkov, pozrela do Makovkiných ustatých očí iba raz a potom sa znenazdania začervenala, odbehla do komory, kde bola tma, a tam si polohlasne prehrýzala slová:</text:span></text:span></text:p>
        <text:p text:style-name="P26"><text:span text:style-name="CharStyle15"><text:span text:style-name="T42">—</text:span></text:span><text:span text:style-name="CharStyle15"><text:span text:style-name="T1"> </text:span></text:span><text:span text:style-name="CharStyle15"><text:span text:style-name="T42">Neubránila sa, nie</text:span></text:span><text:span text:style-name="CharStyle15"><text:span text:style-name="T1">!</text:span></text:span><text:span text:style-name="CharStyle15"><text:span text:style-name="T42">... Bož</text:span></text:span><text:span text:style-name="CharStyle15"><text:span text:style-name="T1">íč</text:span></text:span><text:span text:style-name="CharStyle15"><text:span text:style-name="T42">ku!...</text:span></text:span></text:p>
        <text:p text:style-name="P5"><text:span text:style-name="CharStyle15"><text:span text:style-name="T42"/></text:span></text:p>
        <text:h text:style-name="Heading_20_1" text:outline-level="1"><text:soft-page-break/><text:span text:style-name="CharStyle15"><text:span text:style-name="T85">27.</text:span></text:span></text:h>
        <text:p text:style-name="P26"><text:span text:style-name="CharStyle15"><text:span text:style-name="T42"/></text:span></text:p>
        <text:p text:style-name="P27"><text:span text:style-name="CharStyle15"><text:span text:style-name="T42">Cesty, čo vedú s vrchov, hoci sú hlboko vryté do tvrdej prsti, nevyhrabali ľudia. Na jar, keď vrchy začnú striasať sneh, poplašené mrazy sa upotia a zákerne vlížu sa do tvrdých úbočí, pomstia sa na úteku, zahryznú do kameňa a hliny, a ľudia si namyslia o takýchto štrbinách, že sú to cesty. Tadeto pachtia sa hore, keď idú dačo na bralách brať, a tadeto sa trmácajú, lomia, keď snášajú, čo nabrali. Na okraji úvozov je tŕnie, čoho sa v úzkostiach neraz lapajú, a pod tŕnim úzučký pásik hliny, pásik, čo je ničí, lebo ak urodí chlp trávy, tak každá koza si ho môže odtrhnúť, a každá žena si ho môže vykosiť, aby mala čo do válova vysypať.</text:span></text:span></text:p>
        <text:p text:style-name="P26"><text:span text:style-name="CharStyle15"><text:span text:style-name="T42">Ale dobrý-</text:span></text:span><text:span text:style-name="CharStyle15"><text:span text:style-name="T1">v</text:span></text:span><text:span text:style-name="CharStyle15"><text:span text:style-name="T42">ďačný pásik, ohó, vďačnejš</text:span></text:span><text:span text:style-name="CharStyle15"><text:span text:style-name="T7">í</text:span></text:span><text:span text:style-name="CharStyle15"><text:span text:style-name="T42">, ako čo majú „boháči“ na deväť krokov šírky a dvacaťosem dĺžky. A d</text:span></text:span><text:span text:style-name="CharStyle15"><text:span text:style-name="T1">n</text:span></text:span><text:span text:style-name="CharStyle15"><text:span text:style-name="T42">o úvozu je pohostinná posteľ: tu sa najpohodlnejšie a najdlhšie vyvaľuje blato a tu umiera posledný špinavý sneh. Sneh naváľa sa sem rád i keď je čistý, naváľa sa ho mnoho, veď čo mu do toho, že ho toľké množstvo bude na veľkú prekážku Jozefovi Makovi, keď bude sťahovať brvná?</text:span></text:span></text:p>
        <text:p text:style-name="P26"><text:span text:style-name="CharStyle15"><text:span text:style-name="T1">—</text:span></text:span><text:span text:style-name="CharStyle15"><text:span text:style-name="T42"> Jožo, ale si ty sprostý! Ký čert ti posvietil s</text:span></text:span><text:span text:style-name="CharStyle15"><text:span text:style-name="T48">t</text:span></text:span><text:span text:style-name="CharStyle15"><text:span text:style-name="T1">re</text:span></text:span><text:span text:style-name="CharStyle15"><text:span text:style-name="T42">pať sa do úvozu s ťarchou? Veď si </text:span></text:span><text:span text:style-name="CharStyle15"><text:span text:style-name="T1">v</text:span></text:span><text:span text:style-name="CharStyle15"><text:span text:style-name="T42">edel, že tu bude nakydaného snehu vyše chlapa</text:span></text:span><text:span text:style-name="CharStyle15"><text:span text:style-name="T1">!</text:span></text:span><text:span text:style-name="CharStyle15"><text:span text:style-name="T42"> Hrom aby ťa zabil hneď tu</text:span></text:span><text:span text:style-name="CharStyle15"><text:span text:style-name="T1"> </text:span></text:span><text:span text:style-name="CharStyle15"><text:span text:style-name="T42">na mieste!</text:span></text:span></text:p>
        <text:p text:style-name="P26"><text:span text:style-name="CharStyle15"><text:span text:style-name="T42">Jožo Mak neodpovie ani slova.</text:span></text:span></text:p>
        <text:p text:style-name="P26"><text:span text:style-name="CharStyle15"><text:span text:style-name="T42">Leží vedľa brvna a rozmýšľa, kde má nohu. Dychčí, s čela stekajú mu celé potoky potu do očí, nuž mnoho ani nevidí ešte, vydychuje celé oblaky teplej pary, ktorá potom sadá na baranicu a mrzne. Už má Mak celý predok baranice biely.</text:span></text:span></text:p>
        <text:p text:style-name="P26"><text:soft-page-break/><text:span text:style-name="CharStyle15"><text:span text:style-name="T42">— Doráňaš mi statok, znivočíš, a hovoril som ti doma dobre, že čas je nie súci sťahovať kláty!</text:span></text:span></text:p>
        <text:p text:style-name="P26"><text:span text:style-name="CharStyle15"><text:span text:style-name="T42">Jozef Mak sa nehne, ešte nič nehovorí, iba päsť si hlbšie ponorí do snehu, sťa by bolo v ňom teplejšie, a pomaly zmeráva strašnú</text:span></text:span><text:span text:style-name="CharStyle17"><text:span text:style-name="T42"> </text:span></text:span><text:span text:style-name="CharStyle15"><text:span text:style-name="T1">ú</text:span></text:span><text:span text:style-name="CharStyle15"><text:span text:style-name="T42">navu, ktorú chcel zmôcť, ale teraz, keď ho sem hodilo pod brvno, sekla sa v ňom ustatosť, neuveriteľne mocne ho drží v pazúroch, že sa nemôže ani vystrieť</text:span></text:span><text:span text:style-name="CharStyle15"><text:span text:style-name="T1">.</text:span></text:span></text:p>
        <text:p text:style-name="P26"><text:span text:style-name="CharStyle15"><text:span text:style-name="T42">— A či si celý, Jož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p</text:span></text:span><text:span text:style-name="CharStyle15"><text:span text:style-name="T1">ytuje</text:span></text:span><text:span text:style-name="CharStyle15"><text:span text:style-name="T42"> sa mu nad hlavou chlap, čo je majetný, lebo má hen toho chudého koňa, čo sa prvý hodil do boku úvozu a teraz prská zavše, mece hlavou, lebo sa mu sneh tiská až do nozdier.</text:span></text:span></text:p>
        <text:p text:style-name="P26"><text:span text:style-name="CharStyle15"><text:span text:style-name="T42">Počuje slová Jozef Mak, a vďačnosť nezabila v ňom ani únava, nuž odpovedá:</text:span></text:span></text:p>
        <text:p text:style-name="P26"><text:span text:style-name="CharStyle15"><text:span text:style-name="T42">—</text:span></text:span><text:span text:style-name="CharStyle15"><text:span text:style-name="T1"> </text:span></text:span><text:span text:style-name="CharStyle15"><text:span text:style-name="T42">Ešte neviem, ako je, neviem, kde mám pravú nohu. Ale ma drevo neudrelo. Ani koňa neudrelo. Len mi za chrbtom trochu odhrabt</text:span></text:span><text:span text:style-name="CharStyle15"><text:span text:style-name="T1">e</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Parom ťa páral, Jož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adáva chlap, čo má koňa-majetok, húpa do snehu, a uvažuje ešte chvíľu, koho ratovať prv: koňa alebo Jozefa Maka. A nie je to dobre, lebo na Jozefa zasa sa valí hrozná únava, telo mu tŕpne, pot na čele sa schladí, ostáva z neho lepkavá špina na očiach, lícach, koža okolo úst bledne, a špina je čo raz černe</text:span></text:span><text:span text:style-name="CharStyle15"><text:span text:style-name="T1">jš</text:span></text:span><text:span text:style-name="CharStyle15"><text:span text:style-name="T42">ia, dolu chrbtom ide mu akási studená dlaň, napuchnuté žily, sťa by sa na olovo premieňaly, ťažšie sú čo raz, i hlava ako by mala centy, a už-už by najradšej iba toľko zavolal spoločníkovi: „Odhrabte trochu, ale len toľko, čo ma jama prikry</text:span></text:span><text:span text:style-name="CharStyle15"><text:span text:style-name="T1">je!</text:span></text:span><text:span text:style-name="CharStyle15"><text:span text:style-name="T42">...“ — </text:span></text:span><text:span text:style-name="CharStyle15"><text:span text:style-name="T1">A</text:span></text:span><text:span text:style-name="CharStyle15"><text:span text:style-name="T42">lebo takto: „Z</text:span></text:span><text:span text:style-name="CharStyle15"><text:span text:style-name="T48">a</text:span></text:span><text:span text:style-name="CharStyle15"><text:span text:style-name="T42">bite ma, zabite! Však je toto ťažká, preťažká robota, vidím, už ju nezvládzem a keď si nepostavím chalupu, tak načo som na svete?“ Ale čo? Takto bolo včera, ani zajtra nebude ináč. Tma mu bude pred očami, keď sa </text:span></text:span><text:soft-page-break/><text:span text:style-name="CharStyle15"><text:span text:style-name="T42">vyvlečie zpod brvna, bude sa vliecť závozím ako dolámaný, spretrhaný pes, no jednak sa vyvlečie a v Meľošovie maštali bude zdochýnať na doskách, bude sa biť, biť s únavou, bude chrápať a keď sa prebudí, jednak si ľahšiu myšlienku pomyslí:</text:span></text:span></text:p>
        <text:p text:style-name="P26"><text:span text:style-name="CharStyle15"><text:span text:style-name="T42">—</text:span></text:span><text:span text:style-name="CharStyle15"><text:span text:style-name="T1"> </text:span></text:span><text:span text:style-name="CharStyle15"><text:span text:style-name="T7">Č</text:span></text:span><text:span text:style-name="CharStyle15"><text:span text:style-name="T42">ože už teraz?</text:span></text:span><text:span text:style-name="CharStyle15"><text:span text:style-name="T1">.</text:span></text:span><text:span text:style-name="CharStyle15"><text:span text:style-name="T42">.. Keď sa roztopí sneh, ľahko poprosím hocikoho: Poď mi odviezť dva-tri kláty, veď sú iba tu v závozí za dedinou.— </text:span></text:span><text:span text:style-name="CharStyle15"><text:span text:style-name="T1">A</text:span></text:span><text:span text:style-name="CharStyle15"><text:span text:style-name="T42"> ľudia už nebudú veľmi nadávať, vďačnejšie pôjdu a ja nezdochnem. Či nebude tak?....</text:span></text:span></text:p>
        <text:p text:style-name="P5"><text:span text:style-name="CharStyle15"><text:span text:style-name="T42"/></text:span></text:p>
        <text:h text:style-name="Heading_20_1" text:outline-level="1"><text:span text:style-name="CharStyle15"><text:span text:style-name="T85">28.</text:span></text:span></text:h>
        <text:p text:style-name="P26"><text:span text:style-name="CharStyle15"><text:span text:style-name="T42"/></text:span></text:p>
        <text:p text:style-name="P27"><text:span text:style-name="CharStyle15"><text:span text:style-name="T42">Aj na malú chalupu treba mnoho brván. A brvná sú ťažké. Zavše cicajú ľudské špiky, zavše zožerú človeka celkom. Jozefa Maka zmorily iba do poly. Doráňaly ho, vycivel, zbledol, ale Maruša si zavše prikľakla k nemu na maštaľných doskách, vracala mu stratenú polovicu, lebo mu zahladila vlasy na čele a povedala:</text:span></text:span></text:p>
        <text:p text:style-name="P26"><text:span text:style-name="CharStyle15"><text:span text:style-name="T42">—</text:span></text:span><text:span text:style-name="CharStyle15"><text:span text:style-name="T1"> </text:span></text:span><text:span text:style-name="CharStyle15"><text:span text:style-name="T42">Jožko!...</text:span></text:span></text:p>
        <text:p text:style-name="P26"><text:span text:style-name="CharStyle15"><text:span text:style-name="T42">Viac nenavravela, lebo viac nevedela.</text:span></text:span></text:p>
        <text:p text:style-name="P26"><text:span text:style-name="CharStyle15"><text:span text:style-name="T42">Azda nevedomky vytušila, že v tom jedinom slovíčku najlepšie je poprataná veľká láska i výčitka takáto:</text:span></text:span></text:p>
        <text:p text:style-name="P26"><text:span text:style-name="CharStyle15"><text:span text:style-name="T42">—</text:span></text:span><text:span text:style-name="CharStyle15"><text:span text:style-name="T1"> </text:span></text:span><text:span text:style-name="CharStyle15"><text:span text:style-name="T42">Pri brvnách zabúdaš i na mňa, či nie? Nezabúdaj, Jožko, lebo teraz je náš čas: ja bývam v tebe, a ty vo mne, a nad nami je iba nebo, nedeľná obloha, čo nás má rada.</text:span></text:span><text:span text:style-name="CharStyle15"><text:span text:style-name="T1"> </text:span></text:span><text:span text:style-name="CharStyle15"><text:span text:style-name="T42">Radšej zabudni niekedy na klát a pomysli si na mňa</text:span></text:span><text:span text:style-name="CharStyle15"><text:span text:style-name="T1">.</text:span></text:span><text:span text:style-name="CharStyle15"><text:span text:style-name="T42"> Polož si rameno okolo môjho pása, a ja sa ti budem do očí dívať</text:span></text:span><text:span text:style-name="CharStyle15"><text:span text:style-name="T1">.</text:span></text:span><text:span text:style-name="CharStyle15"><text:span text:style-name="T42"> Nevieš, čo sa okolo teba robí, lenže ti to nepovieme, ani ja, ani mater, a keby si mal niečo vidieť, čo netreba, tak ti pricloním </text:span></text:span><text:soft-page-break/><text:span text:style-name="CharStyle15"><text:span text:style-name="T42">zrak a budeš sa dívať iba do mojich zreníc. Či nezabudneš?</text:span></text:span></text:p>
        <text:p text:style-name="P26"><text:span text:style-name="CharStyle15"><text:span text:style-name="T1">A</text:span></text:span><text:span text:style-name="CharStyle15"><text:span text:style-name="T42">le aj na malú chalupu treba mnoho pálenk</text:span></text:span><text:span text:style-name="CharStyle15"><text:span text:style-name="T1">y </text:span></text:span><text:span text:style-name="CharStyle15"><text:span text:style-name="T42">—</text:span></text:span><text:span text:style-name="CharStyle15"><text:span text:style-name="T1"> </text:span></text:span><text:span text:style-name="CharStyle15"><text:span text:style-name="T42">Jezu!</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závratne mnoho pálenky je treba, veď sám krstný otec, Meľoš, koľko jej popije, no Jozef Mak sa usmieva a stíska zuby.</text:span></text:span></text:p>
        <text:p text:style-name="P26"><text:span text:style-name="CharStyle15"><text:span text:style-name="T42">— Maruša, veď mi nezazlievaj, že zavše zabudnem na teba, ale musím vypýtať od farára aj posledné groše, chlapom treba pálenka, aj sa musím naučiť prosiť, aby mi niekde požičali. Vidíš, sám musím najtuhšie robiť, lebo chlapom, čo mi prídu pomáhať, nemôžem rozkazovať, aby sa ponáhľali.</text:span></text:span></text:p>
        <text:p text:style-name="P26"><text:span text:style-name="CharStyle15"><text:span text:style-name="T42">Tak si myslel —</text:span></text:span><text:span text:style-name="CharStyle15"><text:span text:style-name="T1"> </text:span></text:span><text:span text:style-name="CharStyle15"><text:span text:style-name="T42">azda — Jozef Mak.</text:span></text:span></text:p>
        <text:p text:style-name="P26"><text:span text:style-name="CharStyle15"><text:span text:style-name="T42">Keď chlapi postávali, stúlil hlavu, aby nevidel, aká je darovaná pomoc. Veru lepšie je pod brvnom ležať, ako dívať sa na zmalátnelé sekery a na slimákov-robotníkov.</text:span></text:span></text:p>
        <text:p text:style-name="P26"><text:span text:style-name="CharStyle15"><text:span text:style-name="T42">Oho, to sú muky</text:span></text:span><text:span text:style-name="CharStyle15"><text:span text:style-name="T1">!</text:span></text:span></text:p>
        <text:p text:style-name="P26"><text:span text:style-name="CharStyle15"><text:span text:style-name="T42">Ale Maruša </text:span></text:span><text:span text:style-name="CharStyle15"><text:span text:style-name="T7">t</text:span></text:span><text:span text:style-name="CharStyle15"><text:span text:style-name="T42">eplúčko ti dýchne do tvári:</text:span></text:span></text:p>
        <text:p text:style-name="P26"><text:span text:style-name="CharStyle15"><text:span text:style-name="T42">—</text:span></text:span><text:span text:style-name="CharStyle15"><text:span text:style-name="T1"> </text:span></text:span><text:span text:style-name="CharStyle15"><text:span text:style-name="T42">Jožko</text:span></text:span><text:span text:style-name="CharStyle15"><text:span text:style-name="T1">!</text:span></text:span><text:span text:style-name="CharStyle15"><text:span text:style-name="T42">...</text:span></text:span></text:p>
        <text:p text:style-name="P26"><text:span text:style-name="CharStyle15"><text:span text:style-name="T42">Nuž čo si zlého počneš?</text:span></text:span></text:p>
        <text:p text:style-name="P26"><text:span text:style-name="CharStyle15"><text:span text:style-name="T42">Pojmeš ju okolo pása, zavedieš na domovisko a spýtaš sa jej:</text:span></text:span></text:p>
        <text:p text:style-name="P26"><text:span text:style-name="CharStyle15"><text:span text:style-name="T42">—</text:span></text:span><text:span text:style-name="CharStyle15"><text:span text:style-name="T1"> </text:span></text:span><text:span text:style-name="CharStyle15"><text:span text:style-name="T42">Maruša, či ty ozaj veríš, že tento srub som ja nasťahoval s vrchov, že som ja postavil biely, voňavý múr?</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Lebo ja si neverím...</text:span></text:span></text:p>
        <text:p text:style-name="P26"><text:span text:style-name="CharStyle15"><text:span text:style-name="T42">Kto vie, či by Maruša uverila?</text:span></text:span></text:p>
        <text:p text:style-name="P26"><text:span text:style-name="CharStyle15"><text:span text:style-name="T42">Prídu však ľudia vážni, zastavia sa, kyvkajú hlavou, naozaj kyvkajú a hovoria mu:</text:span></text:span></text:p>
        <text:p text:style-name="P26"><text:span text:style-name="CharStyle15"><text:span text:style-name="T42">—</text:span></text:span><text:span text:style-name="CharStyle15"><text:span text:style-name="T1"> </text:span></text:span><text:span text:style-name="CharStyle15"><text:span text:style-name="T42">Jožo, súci si. Máš domec ako klietku, veru ťa robota ct</text:span></text:span><text:span text:style-name="CharStyle15"><text:span text:style-name="T1">í.</text:span></text:span><text:span text:style-name="CharStyle15"><text:span text:style-name="T42"> </text:span></text:span><text:span text:style-name="CharStyle15"><text:span text:style-name="T7">D</text:span></text:span><text:span text:style-name="CharStyle15"><text:span text:style-name="T42">o jesene sa aj </text:span></text:span><text:soft-page-break/><text:span text:style-name="CharStyle15"><text:span text:style-name="T42">vyplatíš.</text:span></text:span></text:p>
        <text:p text:style-name="P26"><text:span text:style-name="CharStyle15"><text:span text:style-name="T42">Tak musí to byť pravda.</text:span></text:span></text:p>
        <text:p text:style-name="P26"><text:span text:style-name="CharStyle15"><text:span text:style-name="T42">Ľudí klamať nemožno.</text:span></text:span></text:p>
        <text:p text:style-name="P26"><text:span text:style-name="CharStyle15"><text:span text:style-name="T42">Nuž váľa Jozef Mak vysočizné smreky, váľa </text:span></text:span><text:span text:style-name="CharStyle15"><text:span text:style-name="T1">z</text:span></text:span><text:span text:style-name="CharStyle15"><text:span text:style-name="T42">a troch chlapov po celé leto, ramená vyťahujú sa mu od roboty z kĺbov, vari ich má už dlhšie, ako ich mal, zavše sa mu večerami ani rozprávať nechce, a keď ho prinútia, nuž rozpráva o palácoch, a pred očami má vtedy nový, biely srub, čo by si klobúkom mohol prikryť.</text:span></text:span></text:p>
        <text:p text:style-name="P26"><text:span text:style-name="CharStyle15"><text:span text:style-name="T42">No hej.</text:span></text:span></text:p>
        <text:p text:style-name="P26"><text:span text:style-name="CharStyle15"><text:span text:style-name="T42">Od vatry chytia sa mu horieť aj oči. Veď pred adventom upchané budú špáry, a on vezme dláto, poobzerá sa, či sa nepríde nik dívať, a vtedy na prostrednú hradu vyseká: Tento dom vystavil Jozef Mak... I kríž vyseká. </text:span></text:span><text:span text:style-name="CharStyle15"><text:span text:style-name="T48">A</text:span></text:span><text:span text:style-name="CharStyle15"><text:span text:style-name="T42"> mater </text:span></text:span><text:span text:style-name="CharStyle15"><text:span text:style-name="T7">o</text:span></text:span><text:span text:style-name="CharStyle15"><text:span text:style-name="T42">k</text:span></text:span><text:span text:style-name="CharStyle15"><text:span text:style-name="T48">r</text:span></text:span><text:span text:style-name="CharStyle15"><text:span text:style-name="T1">í</text:span></text:span><text:span text:style-name="CharStyle15"><text:span text:style-name="T42">kne:</text:span></text:span></text:p>
        <text:p text:style-name="P26"><text:span text:style-name="CharStyle15"><text:span text:style-name="T42">—</text:span></text:span><text:span text:style-name="CharStyle15"><text:span text:style-name="T1"> </text:span></text:span><text:span text:style-name="CharStyle15"><text:span text:style-name="T42">Poďte domov bývať!.</text:span></text:span><text:span text:style-name="CharStyle15"><text:span text:style-name="T1">..</text:span></text:span><text:span text:style-name="CharStyle15"><text:span text:style-name="T42"> čo už nejdete?</text:span></text:span></text:p>
        <text:p text:style-name="P26"><text:span text:style-name="CharStyle15"><text:span text:style-name="T42">A...</text:span></text:span></text:p>
        <text:p text:style-name="P26"><text:span text:style-name="CharStyle15"><text:span text:style-name="T42">A keď </text:span></text:span><text:span text:style-name="CharStyle15"><text:span text:style-name="T1">t</text:span></text:span><text:span text:style-name="CharStyle15"><text:span text:style-name="T42">o chcel vykonať, v</text:span></text:span><text:span text:style-name="CharStyle15"><text:span text:style-name="T1">t</text:span></text:span><text:span text:style-name="CharStyle15"><text:span text:style-name="T42">edy prišiel r</text:span></text:span><text:span text:style-name="CharStyle15"><text:span text:style-name="T1">y</text:span></text:span><text:span text:style-name="CharStyle15"><text:span text:style-name="T42">chtár sám, jedom mal podliate oči, diablovina mu nadúvala ústa, pekelný úškľabok mu mykal spodnú gambu.</text:span></text:span></text:p>
        <text:p text:style-name="P26"><text:span text:style-name="CharStyle15"><text:span text:style-name="T42">Prišiel zarevať na Jozefa Maka:</text:span></text:span></text:p>
        <text:p text:style-name="P26"><text:span text:style-name="CharStyle15"><text:span text:style-name="T1">—</text:span></text:span><text:span text:style-name="CharStyle15"><text:span text:style-name="T42"> </text:span></text:span><text:span text:style-name="CharStyle15"><text:span text:style-name="T8">Č</text:span></text:span><text:span text:style-name="CharStyle15"><text:span text:style-name="T42">ože sa už neberieš, há?</text:span></text:span></text:p>
        <text:p text:style-name="P26"><text:span text:style-name="CharStyle15"><text:span text:style-name="T1">— </text:span></text:span><text:span text:style-name="CharStyle15"><text:span text:style-name="T42">Mám sa brať? A kde?</text:span></text:span></text:p>
        <text:p text:style-name="P26"><text:span text:style-name="CharStyle15"><text:span text:style-name="T42">— Vari si zabudol, že ťa na jar odasentovali?</text:span></text:span></text:p>
        <text:p text:style-name="P26"><text:span text:style-name="CharStyle15"><text:span text:style-name="T1">—</text:span></text:span><text:span text:style-name="CharStyle15"><text:span text:style-name="T42"> Čože?</text:span></text:span><text:span text:style-name="CharStyle15"><text:span text:style-name="T1">...</text:span></text:span><text:span text:style-name="CharStyle15"><text:span text:style-name="T42"> Ba</text:span></text:span><text:span text:style-name="CharStyle15"><text:span text:style-name="T1"> </text:span></text:span><text:span text:style-name="CharStyle15"><text:span text:style-name="T42">viem... ale, tuto... Veď musím strechu dohotoviť, mater nech mi doma umrie a začože ja mám vo</text:span></text:span><text:span text:style-name="CharStyle15"><text:span text:style-name="T1">je</text:span></text:span><text:span text:style-name="CharStyle15"><text:span text:style-name="T42">nčiť? </text:span></text:span><text:span text:style-name="CharStyle15"><text:span text:style-name="T49">Č</text:span></text:span><text:span text:style-name="CharStyle15"><text:span text:style-name="T42">ože so mnou chcú? O mňa sa dosia</text:span></text:span><text:span text:style-name="CharStyle15"><text:span text:style-name="T1">ľ</text:span></text:span><text:span text:style-name="CharStyle15"><text:span text:style-name="T42"> nik nestaral a j</text:span></text:span><text:span text:style-name="CharStyle15"><text:span text:style-name="T1">a</text:span></text:span><text:span text:style-name="CharStyle15"><text:span text:style-name="T42">...</text:span></text:span></text:p>
        <text:p text:style-name="P26"><text:soft-page-break/><text:span text:style-name="CharStyle15"><text:span text:style-name="T42">— Chytro, Jožo</text:span></text:span><text:span text:style-name="CharStyle15"><text:span text:style-name="T1">!</text:span></text:span><text:span text:style-name="CharStyle15"><text:span text:style-name="T42"> Vozy už stoja pred krížom. Už regrúti si začínajú sadať, vyspevujú, a ty si ako zmoknutá kvočka. Na</text:span></text:span><text:span text:style-name="CharStyle15"><text:span text:style-name="T1">!</text:span></text:span><text:span text:style-name="CharStyle15"><text:span text:style-name="T42">...</text:span></text:span></text:p>
        <text:p text:style-name="P26"><text:span text:style-name="CharStyle15"><text:span text:style-name="T1">Á</text:span></text:span><text:span text:style-name="CharStyle15"><text:span text:style-name="T42">no, vtisol mu do rúk, čo mu od obci patrilo za tri a polročnú vojenskú službu: liter pálenky a dve zlatovky. Áno, Jozef Mak držal sl</text:span></text:span><text:span text:style-name="CharStyle15"><text:span text:style-name="T8">u</text:span></text:span><text:span text:style-name="CharStyle15"><text:span text:style-name="T42">žn</text:span></text:span><text:span text:style-name="CharStyle15"><text:span text:style-name="T8">é</text:span></text:span><text:span text:style-name="CharStyle15"><text:span text:style-name="T42"> v rukách, bezradne sa díval okolo seba, ale mater a Maruša nariekaly, nuž iste všetko bola pravda, čo rychtár hovoril</text:span></text:span></text:p>
        <text:p text:style-name="P26"><text:span text:style-name="CharStyle15"><text:span text:style-name="T42">A hej, Jozefa Maka napolo odumretého vliekli na vojenskú parádu, lebo chalupa prirástla mu k životu, a teraz mu túto polovicu odštiepili.</text:span></text:span></text:p>
        <text:p text:style-name="P5"><text:span text:style-name="CharStyle15"><text:span text:style-name="T42"/></text:span></text:p>
        <text:h text:style-name="Heading_20_1" text:outline-level="1"><text:span text:style-name="CharStyle15"><text:span text:style-name="T85">29.</text:span></text:span></text:h>
        <text:p text:style-name="P26"><text:span text:style-name="CharStyle15"><text:span text:style-name="T42"/></text:span></text:p>
        <text:p text:style-name="P27"><text:span text:style-name="CharStyle15"><text:span text:style-name="T42">Jozefa Maka odviezli veľmi ďaleko. Tak ďaleko, nedá sa to ani vypovedať. Kto ho vie, koľko dní to trvalo, pokým sa dostal vo Viedni pred ozrutánsky dom-kasáreň, cez ktorú išla ulica, lebo by ju bolo treba obchádzať ako doma chotár. Dnes už niet tejto ozruty, lebo ju porú</text:span></text:span><text:span text:style-name="CharStyle15"><text:span text:style-name="T8">c</text:span></text:span><text:span text:style-name="CharStyle15"><text:span text:style-name="T42">ali, zavadzala aj samým majiteľom, ale vtedy bola taká, lebo viedeňská moc bola veľká, a mnoho mala takých služobníkov ako Jozef Mak, ktorý najprv trochu postál pred nekonečnými múrami a pred vo</text:span></text:span><text:span text:style-name="CharStyle15"><text:span text:style-name="T1">jd</text:span></text:span><text:span text:style-name="CharStyle15"><text:span text:style-name="T42">ením ticho vyriekol:</text:span></text:span></text:p>
        <text:p text:style-name="P26"><text:span text:style-name="CharStyle15"><text:span text:style-name="T42">—</text:span></text:span><text:span text:style-name="CharStyle15"><text:span text:style-name="T1"> </text:span></text:span><text:span text:style-name="CharStyle15"><text:span text:style-name="T42">Tu sa ja so sveta prepadnem...</text:span></text:span></text:p>
        <text:p text:style-name="P26"><text:span text:style-name="CharStyle15"><text:span text:style-name="T42">Lenže Makovi ináč bolo súdené, a keď ho budovisko po polštvrta roku vysotilo, nešťastnejší bol Jozef Mak ako kedykoľvek. Obzrel sa na sivé múry a sovrela, stvrdla mu päsť. Stál tu bezradný, opustený, zúverený, trpký a hlúpy. Obzrel sa na múry, rozpamätúval sa, či sú to ozaj tie</text:span></text:span><text:span text:style-name="CharStyle15"><text:span text:style-name="T1">,</text:span></text:span><text:span text:style-name="CharStyle15"><text:span text:style-name="T42"> čo pred polštvrta rokom hlavou chcel </text:span></text:span><text:soft-page-break/><text:span text:style-name="CharStyle15"><text:span text:style-name="T42">rozváľať.</text:span></text:span></text:p>
        <text:p text:style-name="P26"><text:span text:style-name="CharStyle15"><text:span text:style-name="T42">—</text:span></text:span><text:span text:style-name="CharStyle15"><text:span text:style-name="T1"> </text:span></text:span><text:span text:style-name="CharStyle15"><text:span text:style-name="T42">Vyhodili ma, no... Mňa všade vyhadzujú. Kde sa teraz podieť? Č</text:span></text:span><text:span text:style-name="CharStyle15"><text:span text:style-name="T1">i</text:span></text:span><text:span text:style-name="CharStyle15"><text:span text:style-name="T42"> ľahko tým, čo môžu ísť domov. Kdeže mne domov?...</text:span></text:span></text:p>
        <text:p text:style-name="P26"><text:span text:style-name="CharStyle15"><text:span text:style-name="T42">Tak hútal Jozef Mak.</text:span></text:span></text:p>
        <text:p text:style-name="P26"><text:span text:style-name="CharStyle15"><text:span text:style-name="T42">Pred polštvrta rokom okrikovali ho tu za múrmi v neznámej reči, </text:span></text:span><text:span text:style-name="CharStyle15"><text:span text:style-name="T8">z</text:span></text:span><text:span text:style-name="CharStyle15"><text:span text:style-name="T42"> ktorej</text:span></text:span><text:span text:style-name="CharStyle15"><text:span text:style-name="T1"> </text:span></text:span><text:span text:style-name="CharStyle15"><text:span text:style-name="T42">ani litery</text:span></text:span><text:span text:style-name="CharStyle15"><text:span text:style-name="T1"> </text:span></text:span><text:span text:style-name="CharStyle15"><text:span text:style-name="T42">nerozumel. Ale na všetko bol</text:span></text:span><text:span text:style-name="CharStyle15"><text:span text:style-name="T1">a</text:span></text:span><text:span text:style-name="CharStyle15"><text:span text:style-name="T42"> tú správa, jednak sa aj od neho dozvedeli, že je rubár, a týždne a týždne obracali ho na širočizných dvoroch, zvŕtali ho, cvičili, kliali mu mater a</text:span></text:span><text:span text:style-name="CharStyle17"><text:span text:style-name="T42"> </text:span></text:span><text:span text:style-name="CharStyle15"><text:span text:style-name="T42">otca</text:span></text:span><text:span text:style-name="CharStyle15"><text:span text:style-name="T1">.</text:span></text:span><text:span text:style-name="CharStyle15"><text:span text:style-name="T42"> Potom prišiel ohromujúci rozkaz, a Jozefovi Makovi zakrútila sa hlava</text:span></text:span><text:span text:style-name="CharStyle15"><text:span text:style-name="T1">.</text:span></text:span></text:p>
        <text:p text:style-name="P26"><text:span text:style-name="CharStyle15"><text:span text:style-name="T42">V nedeľu pretackal sa do tretieho dvora toho istého domu, a na druhom poschodí zastal si predo dvermi číslo 11.</text:span></text:span></text:p>
        <text:p text:style-name="P26"><text:span text:style-name="CharStyle15"><text:span text:style-name="T42">Stál tam dlho, a keď dakto vyšiel dvermi, nuž zavše koho-toho oslovil:</text:span></text:span></text:p>
        <text:p text:style-name="P26"><text:span text:style-name="CharStyle15"><text:span text:style-name="T42">— Či je doma Michal Matuščák?</text:span></text:span></text:p>
        <text:p text:style-name="P26"><text:span text:style-name="CharStyle15"><text:span text:style-name="T42">Niektorí mu i porozumeli a prisvedčili, nuž Jozef Mak čakal, až pokým nevyšiel aj sám Matuščák</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Tu si, Jožo?</text:span></text:span></text:p>
        <text:p text:style-name="P11"><text:span text:style-name="CharStyle15"><text:span text:style-name="T42">— Tu.</text:span></text:span></text:p>
        <text:p text:style-name="P26"><text:span text:style-name="CharStyle15"><text:span text:style-name="T42">— Dávno si tu?</text:span></text:span></text:p>
        <text:p text:style-name="P26"><text:span text:style-name="CharStyle15"><text:span text:style-name="T42">— Kdež</text:span></text:span><text:span text:style-name="CharStyle15"><text:span text:style-name="T1">e...</text:span></text:span><text:span text:style-name="CharStyle15"><text:span text:style-name="T42"> teraz idem</text:span></text:span><text:span text:style-name="CharStyle15"><text:span text:style-name="T1">.“</text:span></text:span></text:p>
        <text:p text:style-name="P26"><text:span text:style-name="CharStyle15"><text:span text:style-name="T42">Vtedy sa Trenčan Matuščák usmial na jedon fúz, vysoký a široký chlap bol ako rebrina, šuchol dlaňou na Makovo plece</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List chceš, Jožo?</text:span></text:span></text:p>
        <text:p text:style-name="P26"><text:soft-page-break/><text:span text:style-name="CharStyle15"><text:span text:style-name="T42">Jozef Mak prikývol a Matuščák písal list Makovke, aby len zašla do kostola k Panne M</text:span></text:span><text:span text:style-name="CharStyle15"><text:span text:style-name="T8">a</text:span></text:span><text:span text:style-name="CharStyle15"><text:span text:style-name="T42">rii, aby sa zaň pomodlila, lebo sa už domov nikdy nevráti. Prišiel rozkaz, pôjde</text:span></text:span><text:span text:style-name="CharStyle15"><text:span text:style-name="T1"> </text:span></text:span><text:span text:style-name="CharStyle15"><text:span text:style-name="T42">o</text:span></text:span><text:span text:style-name="CharStyle15"><text:span text:style-name="T1"> </text:span></text:span><text:span text:style-name="CharStyle15"><text:span text:style-name="T42">jedon svet ďalej, kdesi za more do Hercegoviny „festungy“ a „werky“ stavať. Kde je to, </text:span></text:span><text:span text:style-name="CharStyle15"><text:span text:style-name="T1">t</text:span></text:span><text:span text:style-name="CharStyle15"><text:span text:style-name="T42">o sám Boh vie, tu je hrozitánsky mnoho ľudí a nik nevie, aký je tam svet Boh vie, či tam bude nejaký Trenčan, čo napíše chýr, tak aj doma škoda krpce opatrovať, nech ich mater radšej predá, ako by ich mala pleseň sožrať. A doma do chalupy nech príde kňaz, darmo s posviackou čakať, pokým sa on vráti, a pod odkvap na chalupe treba ešte dve dosky pribiť, čo za dobré slovo hocktorý chlap vykoná.</text:span></text:span></text:p>
        <text:p text:style-name="P26"><text:span text:style-name="CharStyle15"><text:span text:style-name="T42">A potom už Jozef Mak spokojnejší šiel do druhého sveta. Poslúchal, lebo bol človek-milion, lebo páni, čo sú </text:span></text:span><text:span text:style-name="CharStyle15"><text:span text:style-name="T1">je</text:span></text:span><text:span text:style-name="CharStyle15"><text:span text:style-name="T42">don alebo dva, rozkazovali mu ísť „festungy“ stavať na hercegovinské bralá.</text:span></text:span></text:p>
        <text:p text:style-name="P26"><text:span text:style-name="CharStyle15"><text:span text:style-name="T42">Jozef Mak vyvaľoval oči na nekonečnú vodu, čudoval sa, čo ľudia chcú za splitskými bralami, ale poslúchal. Verne odnášal tých, čo v horúčave mreli, hľadal kaluže a tešil sa smradľavej vode. Krútil hlavou, keď mu dali štilec na vretenice, lebo nechápal, načo vretenice kántriť, keď tu majú dom, keď sú bralá iba pre vretenice, ako nechápal ani hrôzu mnohých, čo sa vreteníc ošklivili, keďže on v službe u Kubandu spriatelil sa s nimi dokonale.</text:span></text:span></text:p>
        <text:p text:style-name="P26"><text:span text:style-name="CharStyle15"><text:span text:style-name="T42">Ale poslúchal.</text:span></text:span></text:p>
        <text:p text:style-name="P26"><text:span text:style-name="CharStyle15"><text:span text:style-name="T42">Zabíjal vretenice, v horúčavách vliekol sa na vrcholce bralísk, vliekol, čo mal vliecť a verne kresal strechy na malé pevnosti. Naučil sa, že Černohorci strieľajú znamenite </text:span></text:span><text:span text:style-name="CharStyle15"><text:span text:style-name="T49">a</text:span></text:span><text:span text:style-name="CharStyle15"><text:span text:style-name="T1"> </text:span></text:span><text:span text:style-name="CharStyle15"><text:span text:style-name="T42">hocikedy, ale jednak sú ľudia a predávajú znamenitý dohán. Nuž </text:span></text:span><text:soft-page-break/><text:span text:style-name="CharStyle15"><text:span text:style-name="T42">pašoval dohán. Nevedel veľmi, že je to zakázaná vec, nuž ho nikdy neprichytili a zato mal mnoho medených peňazí. Ba </text:span></text:span><text:span text:style-name="CharStyle15"><text:span text:style-name="T8">i</text:span></text:span><text:span text:style-name="CharStyle15"><text:span text:style-name="T42"> </text:span></text:span><text:span text:style-name="CharStyle15"><text:span text:style-name="T1">t</text:span></text:span><text:span text:style-name="CharStyle15"><text:span text:style-name="T42">u </text:span></text:span><text:span text:style-name="CharStyle15"><text:span text:style-name="T1">na</text:span></text:span><text:span text:style-name="CharStyle15"><text:span text:style-name="T42">šiel is</text:span></text:span><text:span text:style-name="CharStyle15"><text:span text:style-name="T49">t</text:span></text:span><text:span text:style-name="CharStyle15"><text:span text:style-name="T42">ého Trenčana, čo písal listy domov, do dediny pod Hájnicou. „Bál som sa </text:span></text:span><text:span text:style-name="CharStyle15"><text:span text:style-name="T1">j</text:span></text:span><text:span text:style-name="CharStyle15"><text:span text:style-name="T42">a tohoto sveta, ale tu by bolo ako u nás, vrchy sú akurát také, len by smrekov bolo. Dvanásť kra</text:span></text:span><text:span text:style-name="CharStyle15"><text:span text:style-name="T1">jc</text:span></text:span><text:span text:style-name="CharStyle15"><text:span text:style-name="T42">iar</text:span></text:span><text:span text:style-name="CharStyle15"><text:span text:style-name="T1">ov</text:span></text:span><text:span text:style-name="CharStyle15"><text:span text:style-name="T42"> mi dávajú na deň, nuž len, hádam, prídem raz domov a neprídem s prázdnou rukou. Boh vás opatruj a Marušin list si vždy dám prečítať, keď dakoho n</text:span></text:span><text:span text:style-name="CharStyle15"><text:span text:style-name="T8">a</text:span></text:span><text:span text:style-name="CharStyle15"><text:span text:style-name="T42">jdem. Nech mi len pošle aj druhý.“</text:span></text:span></text:p>
        <text:p text:style-name="P26"><text:span text:style-name="CharStyle15"><text:span text:style-name="T42">Nuž nebolo na hercegovinských „werkoch“ tak najhoršie.</text:span></text:span></text:p>
        <text:p text:style-name="P26"><text:span text:style-name="CharStyle15"><text:span text:style-name="T42">Nebolo zle rok.</text:span></text:span></text:p>
        <text:p text:style-name="P26"><text:span text:style-name="CharStyle15"><text:span text:style-name="T42">Po roku prišiel čas, keď mal prísť list, keď na Jozefa Maka sadol nepokoj.</text:span></text:span></text:p>
        <text:p text:style-name="P26"><text:span text:style-name="CharStyle15"><text:span text:style-name="T1">A</text:span></text:span><text:span text:style-name="CharStyle15"><text:span text:style-name="T42"> list neprišiel.</text:span></text:span></text:p>
        <text:p text:style-name="P26"><text:span text:style-name="CharStyle15"><text:span text:style-name="T42">Trenčan ho všelijako súril, ale dedina pod Hájnicou načisto onemela pre Jozefa Maka. Čakal trpelive celý rok, ale keď sa minul rok, prestal Jozef spievať, najradšej vyvalil sa</text:span></text:span><text:span text:style-name="CharStyle15"><text:span text:style-name="T1"> </text:span></text:span><text:span text:style-name="CharStyle15"><text:span text:style-name="T42">horeznačky a díval sa na oblaky. Niekedy pre-šly celé týždne, čo sa ani jediný neukázal, lenže Jozefa to neznudilo, hľadel do oblohy vytrvale a v duchu takto písal listy na širočizný belasý papier. Písmo jeho bolo neznáme, ani adresát nebol istý, či písmo majú čítať tam hore, alebo mu majú rozumieť tu na zemi.</text:span></text:span></text:p>
        <text:p text:style-name="P26"><text:span text:style-name="CharStyle15"><text:span text:style-name="T42">A keď sa dostal dolu do doliny, do kamennej dediny, vyhľadal krčmu v najužšej uličke a vypil hrozne mnoho červeného vína.</text:span></text:span></text:p>
        <text:p text:style-name="P26"><text:span text:style-name="CharStyle15"><text:span text:style-name="T42">Aby nebol sám, pojal si vojaka, račľavého Nemca z Dolných </text:span></text:span><text:span text:style-name="CharStyle15"><text:span text:style-name="T8">R</text:span></text:span><text:span text:style-name="CharStyle15"><text:span text:style-name="T42">akús, s ktorým sa najmenej mohol dohovoriť i po nemecky a tomu potom mnoho rozprával v materčine, lebo Nemec sa zavčasu opil.</text:span></text:span></text:p>
        <text:p text:style-name="P26"><text:soft-page-break/><text:span text:style-name="CharStyle15"><text:span text:style-name="T42">—</text:span></text:span><text:span text:style-name="CharStyle15"><text:span text:style-name="T1"> </text:span></text:span><text:span text:style-name="CharStyle15"><text:span text:style-name="T42">Veď ja už viem, ako je, kamaráti... Akože mi má prísť </text:span></text:span><text:span text:style-name="CharStyle15"><text:span text:style-name="T8">li</text:span></text:span><text:span text:style-name="CharStyle15"><text:span text:style-name="T42">st? Mater mi umrela. Nik mi o tom nehovoril, ale je to isté. A čože? Kamarát, každá mater musí umrieť. Nik je nie večný. Suchá stvora bola, ale čože jej bolo umrieť? Chalupu som </text:span></text:span><text:span text:style-name="CharStyle15"><text:span text:style-name="T1">je</text:span></text:span><text:span text:style-name="CharStyle15"><text:span text:style-name="T42">j postavil, nuž</text:span></text:span><text:span text:style-name="CharStyle15"><text:span text:style-name="T1"> </text:span></text:span><text:span text:style-name="CharStyle15"><text:span text:style-name="T42">iste ťažko neumierala. — Nech jej svieti svetlo večné!</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ádaš, kde ju pochovali? Ej, za kostolom miesta dosť. Možno, i kríž jej niekto sklepo</text:span></text:span><text:span text:style-name="CharStyle15"><text:span text:style-name="T1">l</text:span></text:span><text:span text:style-name="CharStyle15"><text:span text:style-name="T42">... Kamarát, možno, lepšie </text:span></text:span><text:span text:style-name="CharStyle15"><text:span text:style-name="T1">jej</text:span></text:span><text:span text:style-name="CharStyle15"><text:span text:style-name="T42"> </text:span></text:span><text:span text:style-name="CharStyle15"><text:span text:style-name="T1">je</text:span></text:span><text:span text:style-name="CharStyle15"><text:span text:style-name="T42"> pod hlinou. Ak raz prídem domov... čo myslíš, kamarát, či sa dlho trápila? Veď ja už</text:span></text:span><text:span text:style-name="CharStyle15"><text:span text:style-name="T1"> </text:span></text:span><text:span text:style-name="CharStyle15"><text:span text:style-name="T42">o všetkom viem!</text:span></text:span></text:p>
        <text:p text:style-name="P26"><text:span text:style-name="CharStyle15"><text:span text:style-name="T42">A Jozef Mak ešte viac červeného moku nalial do seba, kamarát-Nemec ani v</text:span></text:span><text:span text:style-name="CharStyle15"><text:span text:style-name="T49">í</text:span></text:span><text:span text:style-name="CharStyle15"><text:span text:style-name="T42">čka nevládal dvíhať, rozpleštily sa mu lakte na stole, a pľul pred seba ako prasa. Jozef Mak zavše musel ho pomykať za rukáv, aby celkom neumrel.</text:span></text:span></text:p>
        <text:p text:style-name="P26"><text:span text:style-name="CharStyle15"><text:span text:style-name="T42">— Kamarát!</text:span></text:span></text:p>
        <text:p text:style-name="P26"><text:span text:style-name="CharStyle15"><text:span text:style-name="T42">Čierny krčmár vtedy vstal, poodnášal všetky krčahy, zastal si trochu nad nimi, ale za chvíľu vypľul cigaretu, zahasil svetlo a odišiel spať.</text:span></text:span></text:p>
        <text:p text:style-name="P26"><text:span text:style-name="CharStyle15"><text:span text:style-name="T42">Jozefa Maka prekvapila tma.</text:span></text:span></text:p>
        <text:p text:style-name="P26"><text:span text:style-name="CharStyle15"><text:span text:style-name="T42">Hádzal pred seba všelijaké spretrhané otázky, volal na krčmára a potom dlho </text:span></text:span><text:span text:style-name="CharStyle15"><text:span text:style-name="T1">r</text:span></text:span><text:span text:style-name="CharStyle15"><text:span text:style-name="T42">ozmý</text:span></text:span><text:span text:style-name="CharStyle15"><text:span text:style-name="T1">š</text:span></text:span><text:span text:style-name="CharStyle15"><text:span text:style-name="T42">ľal. Napokon vyvliekol Nemca do úzkej uličky, aby ho videl aspoň trošku a zasa sa začal s ním shovárať.</text:span></text:span></text:p>
        <text:p text:style-name="P26"><text:span text:style-name="CharStyle15"><text:span text:style-name="T42">— Kamarát, materi je už lepšie ako mne, mater som už na werkoch dosť oželel, al</text:span></text:span><text:span text:style-name="CharStyle15"><text:span text:style-name="T1">e</text:span></text:span><text:span text:style-name="CharStyle15"><text:span text:style-name="T42">..</text:span></text:span><text:span text:style-name="CharStyle15"><text:span text:style-name="T1">. </text:span></text:span><text:span text:style-name="CharStyle15"><text:span text:style-name="T42">či rozumieš, čo ti hovorím? Ale Maruša</text:span></text:span><text:span text:style-name="CharStyle15"><text:span text:style-name="T1">... </text:span></text:span><text:span text:style-name="CharStyle15"><text:span text:style-name="T42">Veď ja už všetko viem, ako je.</text:span></text:span></text:p>
        <text:p text:style-name="P26"><text:span text:style-name="CharStyle15"><text:span text:style-name="T42">I pohol sa uličkou, potkýnal sa, tackal, a keď sa mu začalo čkať, myslel si, že sa rozplakal. Oprel sa čelom o múr a ticho udieral päsťou na kameň.</text:span></text:span></text:p>
        <text:p text:style-name="P26"><text:span text:style-name="CharStyle15"><text:span text:style-name="T42">—</text:span></text:span><text:span text:style-name="CharStyle15"><text:span text:style-name="T1"> </text:span></text:span><text:span text:style-name="CharStyle15"><text:span text:style-name="T42">Veď ja viem, čo mi nik ani litery nenapíše</text:span></text:span><text:span text:style-name="CharStyle15"><text:span text:style-name="T1">!</text:span></text:span></text:p>
        <text:p text:style-name="P26"><text:soft-page-break/><text:span text:style-name="CharStyle15"><text:span text:style-name="T42">A chcelo sa mu ešte piť, nuž prišiel mu na um zanechaný Nemec, vrátil sa poň, nahmatal ho pred krčmou, po mnohej námahe hodil si ho na plece ako klát, potil sa, stenal pod ťarchou, klátil sa, fučal, ba až chrčal zavše, ale vliekol kamaráta a vypľúval reč:</text:span></text:span></text:p>
        <text:p text:style-name="P26"><text:span text:style-name="CharStyle15"><text:span text:style-name="T42">—</text:span></text:span><text:span text:style-name="CharStyle15"><text:span text:style-name="T1"> </text:span></text:span><text:span text:style-name="CharStyle15"><text:span text:style-name="T42">Takto je dobre, takto</text:span></text:span><text:span text:style-name="CharStyle15"><text:span text:style-name="T1">!.</text:span></text:span><text:span text:style-name="CharStyle15"><text:span text:style-name="T42">.. Jožo, nepopusť! Len ho nes, len ho nes. Ťažký je ako medveď. Žily ti praštia, dobre praštia, ale radšej tu skap, Jožo, radšej zdochni, ale ho neopusť.</text:span></text:span></text:p>
        <text:p text:style-name="P26"><text:span text:style-name="CharStyle15"><text:span text:style-name="T42">Áno, taký mocný vojak bol Jozef Mak.</text:span></text:span></text:p>
        <text:p text:style-name="P26"><text:span text:style-name="CharStyle15"><text:span text:style-name="T42">Bál sa iba času, že sa chytro minie, a odvrátil sa, keď ostatní začali spomínať, že v splitskom prístave onedlho zastane loď, čo ich </text:span></text:span><text:span text:style-name="CharStyle15"><text:span text:style-name="T1">po</text:span></text:span><text:span text:style-name="CharStyle15"><text:span text:style-name="T42">vezie. Výzva, kto chce ostať dobr</text:span></text:span><text:span text:style-name="CharStyle15"><text:span text:style-name="T1">ov</text:span></text:span><text:span text:style-name="CharStyle15"><text:span text:style-name="T42">oľne na dva mesiace, aby zaúčal nových, prišla ako dar boží.</text:span></text:span></text:p>
        <text:p text:style-name="P26"><text:span text:style-name="CharStyle15"><text:span text:style-name="T42">Ostal Jozef Mak a tí, čo museli ostať, nadávali mu, lenže nedbal. Ba keď sa dva mesiace preťah</text:span></text:span><text:span text:style-name="CharStyle15"><text:span text:style-name="T1">ov</text:span></text:span><text:span text:style-name="CharStyle15"><text:span text:style-name="T42">aly, že </text:span></text:span><text:span text:style-name="CharStyle15"><text:span text:style-name="T1">bo</text:span></text:span><text:span text:style-name="CharStyle15"><text:span text:style-name="T42">ly čoraz dlhšie, Jozef Mak si neraz myslel: niekde vedia všetko o mne a zato všetko predlžujú. Azda nepošlú ma domov nikdy.</text:span></text:span></text:p>
        <text:p text:style-name="P26"><text:span text:style-name="CharStyle15"><text:span text:style-name="T42">Tak veril, i keď prišla do Spalata jeho loď.</text:span></text:span></text:p>
        <text:p text:style-name="P26"><text:span text:style-name="CharStyle15"><text:span text:style-name="T42">Ale v ozrutnej kasárni vyhrabali mu kdesi od myší rozsekané a splesnivelé handry, musel si ich obliecť a musel ísť ošklbaný, deravý a bezradný.</text:span></text:span></text:p>
        <text:p text:style-name="P26"><text:span text:style-name="CharStyle15"><text:span text:style-name="T42">—</text:span></text:span><text:span text:style-name="CharStyle15"><text:span text:style-name="T1"> </text:span></text:span><text:span text:style-name="CharStyle15"><text:span text:style-name="T42">Jožo, čo sa obzeráš! Páni sa už o teba starali, teraz sa už nebudú, tak choď domov.</text:span></text:span></text:p>
        <text:p text:style-name="P26"><text:span text:style-name="CharStyle15"><text:span text:style-name="T42">— Akože mám ísť?</text:span></text:span></text:p>
        <text:p text:style-name="P26"><text:span text:style-name="CharStyle15"><text:span text:style-name="T42">—</text:span></text:span><text:span text:style-name="CharStyle15"><text:span text:style-name="T1"> </text:span></text:span><text:span text:style-name="CharStyle15"><text:span text:style-name="T42">Sám sa staraj. Ktože by ťa držal na pamäti, keď si nevieš rady. Páni majú veľkú moc, ale času málo, aby sa aspoň zavše zamiešali do materiných vecí a </text:span></text:span><text:soft-page-break/><text:span text:style-name="CharStyle15"><text:span text:style-name="T42">ostatných všelijakých sprostých daromníc.</text:span></text:span></text:p>
        <text:p text:style-name="P26"><text:span text:style-name="CharStyle15"><text:span text:style-name="T42">— Ale veď sa chyba vo mne stala!</text:span></text:span></text:p>
        <text:p text:style-name="P26"><text:span text:style-name="CharStyle15"><text:span text:style-name="T42">—</text:span></text:span><text:span text:style-name="CharStyle15"><text:span text:style-name="T1"> </text:span></text:span><text:span text:style-name="CharStyle15"><text:span text:style-name="T42">Jožo, čuš! Treba poslúchať, tak nech ťa čerti berú!</text:span></text:span></text:p>
        <text:p text:style-name="P26"><text:span text:style-name="CharStyle15"><text:span text:style-name="T42">Nuž Jozef Mak poslúchal, v Komárne vláčil vrecia na dunajské lo</text:span></text:span><text:span text:style-name="CharStyle15"><text:span text:style-name="T49">de</text:span></text:span><text:span text:style-name="CharStyle15"><text:span text:style-name="T42">, mnoho peňazí zarobil, či</text:span></text:span><text:span text:style-name="CharStyle15"><text:span text:style-name="T1">s</text:span></text:span><text:span text:style-name="CharStyle15"><text:span text:style-name="T42">té, strieborné peniaze, čo sa mu blyšťaly na dlani, i prizeral sa im, prikyvoval hlavou, stiahol si klobúk na oči a zadíval</text:span></text:span><text:span text:style-name="CharStyle17"><text:span text:style-name="T42"> </text:span></text:span><text:span text:style-name="CharStyle15"><text:span text:style-name="T42">sa na mastné klasy, ktoré tu rástly dovysoka, sťa by v tomto kraji väčšie mali ľudia ústa ako v dedinách pod Kráľovou hoľou a v </text:span></text:span><text:span text:style-name="CharStyle15"><text:span text:style-name="T1">he</text:span></text:span><text:span text:style-name="CharStyle15"><text:span text:style-name="T42">rcegovinských bralách. Obracal mince na dlani, sln</text:span></text:span><text:span text:style-name="CharStyle15"><text:span text:style-name="T49">c</text:span></text:span><text:span text:style-name="CharStyle15"><text:span text:style-name="T42">e skácalo po nich a Jozef si hovoril:</text:span></text:span></text:p>
        <text:p text:style-name="P26"><text:span text:style-name="CharStyle15"><text:span text:style-name="T42">— Vidíš, veď robiť viem, i bližšie som ku Hájnici ako k werku numero 7. a som človek len taký ako ostatní. I </text:span></text:span><text:span text:style-name="CharStyle15"><text:span text:style-name="T1">po</text:span></text:span><text:span text:style-name="CharStyle15"><text:span text:style-name="T42">ručeno Pánu Bohu...</text:span></text:span></text:p>
        <text:p text:style-name="P26"><text:span text:style-name="CharStyle15"><text:span text:style-name="T1">A</text:span></text:span><text:span text:style-name="CharStyle15"><text:span text:style-name="T42"> pomáhal v Ostrihome rozbíjať pltníkom plte.</text:span></text:span></text:p>
        <text:p text:style-name="P5"><text:span text:style-name="CharStyle15"><text:span text:style-name="T42"/></text:span></text:p>
        <text:h text:style-name="Heading_20_1" text:outline-level="1"><text:span text:style-name="CharStyle15"><text:span text:style-name="T85">30.</text:span></text:span></text:h>
        <text:p text:style-name="P26"><text:span text:style-name="CharStyle15"><text:span text:style-name="T42"/></text:span></text:p>
        <text:p text:style-name="P27"><text:span text:style-name="CharStyle15"><text:span text:style-name="T42">Do bohatého Brezna prišiel Jozef Mak vtedy, keď najpravdivejšia bola pieseň:</text:span></text:span></text:p>
        <text:p text:style-name="P9"><text:span text:style-name="CharStyle10"><text:span text:style-name="T42">Tašly lúke za klobúke</text:span></text:span></text:p>
        <text:p text:style-name="P10"><text:span text:style-name="CharStyle10"><text:span text:style-name="T42">a role za parazól</text:span></text:span><text:span text:style-name="CharStyle10"><text:span text:style-name="T1">e</text:span></text:span><text:span text:style-name="CharStyle10"><text:span text:style-name="T42">...</text:span></text:span></text:p>
        <text:p text:style-name="P26"><text:span text:style-name="CharStyle15"><text:span text:style-name="T42">Ale domy mal</text:span></text:span><text:span text:style-name="CharStyle15"><text:span text:style-name="T8">y</text:span></text:span><text:span text:style-name="CharStyle15"><text:span text:style-name="T42"> ešte okrúhle brány a lavičky na podstení. Jozef Mak ich rozoznával, ale nevedel, načo sú lavice v noci, i dlho sa túlal, pokým našiel jednu, čo nebola prázdna, a tak sa naučil, že lavice sú aj v noci súce pre ľud</text:span></text:span><text:span text:style-name="CharStyle15"><text:span text:style-name="T1">í.</text:span></text:span><text:span text:style-name="CharStyle15"><text:span text:style-name="T42"> Na jednej lavici kľuckal do hŕby polámaný človek-pán. Jožo sa zahútal, i sadol si vedľa neho. Sťa by </text:span></text:span><text:soft-page-break/><text:span text:style-name="CharStyle15"><text:span text:style-name="T42">sám ináč neuhádol, prizrel sa na súseda, ako to robí, potom ovesil hlavu a veril sa, že tu bude nocovať. A samopašná teplá noc štedro sypala na nich, čo mala po ruke: chladnú, drobnú rosu, temný šumot rozcválaného Hrona a výpary jedličia. </text:span></text:span><text:span text:style-name="CharStyle15"><text:span text:style-name="T8">Č</text:span></text:span><text:span text:style-name="CharStyle15"><text:span text:style-name="T42">erstvota zvlhnutého sena tisla sa Makovi do nosa, Jozef Mak sa tichúčko usmial, ako by mu išiel starodávny známy v ústrety, popustil hlavu a svalili sa do jednej hŕby človek-pán a Jozef Mak.</text:span></text:span></text:p>
        <text:p text:style-name="P26"><text:span text:style-name="CharStyle15"><text:span text:style-name="T42">A keď bol svit, nuž sa Mak naširoko rozrehotal do rannej riedkej hmly, a</text:span></text:span><text:span text:style-name="CharStyle15"><text:span text:style-name="T49">ž</text:span></text:span><text:span text:style-name="CharStyle15"><text:span text:style-name="T42"> sa mu oči vydúvaly a vykríkol:</text:span></text:span></text:p>
        <text:p text:style-name="P26"><text:span text:style-name="CharStyle15"><text:span text:style-name="T42">— Imro!</text:span></text:span></text:p>
        <text:p text:style-name="P26"><text:span text:style-name="CharStyle15"><text:span text:style-name="T42">No áno, Imro to bol, cigán Imro Harvan.</text:span></text:span></text:p>
        <text:p text:style-name="P26"><text:span text:style-name="CharStyle15"><text:span text:style-name="T42">Ani o mak sa nezmenil, lenže vyzeral inakší, lebo nemal na sebe roztrhaný dlhý kabát až po zem, čo nosieval kedysi, keď pásol ovce a spieval Makovi na Jame. Panské šaty mal teraz a panskú bielu košeľu, ale zuby cigánske a vlasy kučeravé.</text:span></text:span></text:p>
        <text:p text:style-name="P26"><text:span text:style-name="CharStyle15"><text:span text:style-name="T42">I spôsoby staré.</text:span></text:span></text:p>
        <text:p text:style-name="P26"><text:span text:style-name="CharStyle15"><text:span text:style-name="T42">— Ty si Jožo Mak, čo? — striasol sa od zimy, vyrovnal si hnáty a nečudoval sa ničomu. Vyhrnul si golier na tmavom kabáte, oprášil si nohavice veľmi hlučne, ako by mu plieskať sa po kolenách robilo pôžitok. I na Maka sa prizrel kde-tu a potom sa z ničoho nič nahlas rozosmial.</text:span></text:span></text:p>
        <text:p text:style-name="P26"><text:span text:style-name="CharStyle15"><text:span text:style-name="T42">— Ale som jej dal! — povedal. — Už</text:span></text:span><text:span text:style-name="CharStyle15"><text:span text:style-name="T1"> </text:span></text:span><text:span text:style-name="CharStyle15"><text:span text:style-name="T42">ma dva týždne dožierala, chodila za mnou ako voš, a keď večer vzala husle, zavesil som jej sláčik na krk a mykal som ju, mykal, pišťala ako sliepka a tak som ju zbil. Už jej odkedy hovorím: Nechodievaj za mnou, zle pochodíš a ona nič. Tu máš</text:span></text:span><text:span text:style-name="CharStyle15"><text:span text:style-name="T1">!</text:span></text:span><text:span text:style-name="CharStyle15"><text:span text:style-name="T42"> Teraz nezabudne, bude sa</text:span></text:span><text:span text:style-name="CharStyle17"><text:span text:style-name="T42"> </text:span></text:span><text:span text:style-name="CharStyle15"><text:span text:style-name="T42">pamätať. Ako mi </text:span></text:span><text:soft-page-break/><text:span text:style-name="CharStyle15"><text:span text:style-name="T42">len prišlo na um zavesiť </text:span></text:span><text:span text:style-name="CharStyle15"><text:span text:style-name="T1">je</text:span></text:span><text:span text:style-name="CharStyle15"><text:span text:style-name="T42">j na krk prelomený sláčik? — Potvora, husle nepopustila, lenže nech si ich má. Mal som jej dať aj po ústach, vidí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rom do toho — to som zabudol.</text:span></text:span></text:p>
        <text:p text:style-name="P26"><text:span text:style-name="CharStyle15"><text:span text:style-name="T42">Tu sa Imro celkom rozjedoval, hádzal rukami, noham</text:span></text:span><text:span text:style-name="CharStyle15"><text:span text:style-name="T1">i</text:span></text:span><text:span text:style-name="CharStyle15"><text:span text:style-name="T42"> i hlavou.</text:span></text:span></text:p>
        <text:p text:style-name="P26"><text:span text:style-name="CharStyle15"><text:span text:style-name="T42">Po pysku som jej mal dať</text:span></text:span><text:span text:style-name="CharStyle15"><text:span text:style-name="T1">!</text:span></text:span><text:span text:style-name="CharStyle15"><text:span text:style-name="T42">...</text:span></text:span></text:p>
        <text:p text:style-name="P26"><text:span text:style-name="CharStyle15"><text:span text:style-name="T42">— Komuže to, Imro?</text:span></text:span></text:p>
        <text:p text:style-name="P26"><text:span text:style-name="CharStyle15"><text:span text:style-name="T42">— </text:span></text:span><text:span text:style-name="CharStyle15"><text:span text:style-name="T49">Č</text:span></text:span><text:span text:style-name="CharStyle15"><text:span text:style-name="T1">o</text:span></text:span><text:span text:style-name="CharStyle15"><text:span text:style-name="T42">... čo tu hľadáš, Jožo?</text:span></text:span></text:p>
        <text:p text:style-name="P26"><text:span text:style-name="CharStyle15"><text:span text:style-name="T42">— S vojančiny idem. Domov.</text:span></text:span></text:p>
        <text:p text:style-name="P26"><text:span text:style-name="CharStyle15"><text:span text:style-name="T42">— Uhm. Akurát. A koho by ja mohol biť, Terezu, len Terezu. Však mi </text:span></text:span><text:span text:style-name="CharStyle15"><text:span text:style-name="T1">je</text:span></text:span><text:span text:style-name="CharStyle15"><text:span text:style-name="T42"> žena, vieš.</text:span></text:span></text:p>
        <text:p text:style-name="P26"><text:span text:style-name="CharStyle15"><text:span text:style-name="T42">— Neviem, — priznal sa Jozef Mak celkom úprimne a zbytočne, ale Imro si toho </text:span></text:span><text:span text:style-name="CharStyle15"><text:span text:style-name="T1">nevšimol.</text:span></text:span></text:p>
        <text:p text:style-name="P26"><text:span text:style-name="CharStyle15"><text:span text:style-name="T42">—</text:span></text:span><text:span text:style-name="CharStyle15"><text:span text:style-name="T1"> </text:span></text:span><text:span text:style-name="CharStyle15"><text:span text:style-name="T42">Pokým som hrával sedliakom, tak bolo dobre, lebo sedliaci málo platia, lenže teraz je tu na doline mnoho pánov, a ja som prvý muzikant. Tereza si myslí, že </text:span></text:span><text:span text:style-name="CharStyle15"><text:span text:style-name="T49">R</text:span></text:span><text:span text:style-name="CharStyle15"><text:span text:style-name="T42">óza z Hronca chodí za mnou, nuž vždy čaká pred krčmou a už je taká škaredá, čo sa neriad</text:span></text:span><text:span text:style-name="CharStyle15"><text:span text:style-name="T1">i</text:span></text:span><text:span text:style-name="CharStyle15"><text:span text:style-name="T42">. Róza chodí za barborášom a keď mi povie, že ani barboráš nemá také kučeravé vlasy, ako mám ja,</text:span></text:span><text:span text:style-name="CharStyle15"><text:span text:style-name="T1"> </text:span></text:span><text:span text:style-name="CharStyle15"><text:span text:style-name="T42">nuž čo ma do toho? Veď</text:span></text:span><text:span text:style-name="CharStyle15"><text:span text:style-name="T1"> </text:span></text:span><text:span text:style-name="CharStyle15"><text:span text:style-name="T42">čože je barboráš bezo mňa, aj to je pravda, ale Róza má aspoň žlté šaty.</text:span></text:span></text:p>
        <text:p text:style-name="P26"><text:span text:style-name="CharStyle15"><text:span text:style-name="T42">Zasa sa naširoko rozchechtal. Bolo vidieť, požíva si svoj smiech, i zopakoval ho násilne </text:span></text:span><text:span text:style-name="CharStyle15"><text:span text:style-name="T1">d</text:span></text:span><text:span text:style-name="CharStyle15"><text:span text:style-name="T42">va-tri razy.</text:span></text:span></text:p>
        <text:p text:style-name="P26"><text:span text:style-name="CharStyle15"><text:span text:style-name="T42">—</text:span></text:span><text:span text:style-name="CharStyle15"><text:span text:style-name="T1"> </text:span></text:span><text:span text:style-name="CharStyle15"><text:span text:style-name="T42">Len si mysli, ako Tereza behala</text:span></text:span><text:span text:style-name="CharStyle15"><text:span text:style-name="T1"> </text:span></text:span><text:span text:style-name="CharStyle15"><text:span text:style-name="T42">po Brezne celú túto noc, iste zaňuchala do každého kúta, ha-ha... Nemáš cigaru?</text:span></text:span></text:p>
        <text:p text:style-name="P26"><text:soft-page-break/><text:span text:style-name="CharStyle15"><text:span text:style-name="T42">— Nemám.</text:span></text:span></text:p>
        <text:p text:style-name="P26"><text:span text:style-name="CharStyle15"><text:span text:style-name="T42">—</text:span></text:span><text:span text:style-name="CharStyle15"><text:span text:style-name="T1"> </text:span></text:span><text:span text:style-name="CharStyle15"><text:span text:style-name="T42">Zato nič, keď nemáš. Nuž keď začali k nám štreku stava</text:span></text:span><text:span text:style-name="CharStyle15"><text:span text:style-name="T1">ť</text:span></text:span><text:span text:style-name="CharStyle15"><text:span text:style-name="T42">...</text:span></text:span></text:p>
        <text:p text:style-name="P26"><text:span text:style-name="CharStyle15"><text:span text:style-name="T42">— </text:span></text:span><text:span text:style-name="CharStyle15"><text:span text:style-name="T1">Č</text:span></text:span><text:span text:style-name="CharStyle15"><text:span text:style-name="T42">i ju stavajú?</text:span></text:span></text:p>
        <text:p text:style-name="P26"><text:span text:style-name="CharStyle15"><text:span text:style-name="T42">— Vari nevieš?</text:span></text:span></text:p>
        <text:p text:style-name="P26"><text:span text:style-name="CharStyle15"><text:span text:style-name="T42">— Nie.</text:span></text:span></text:p>
        <text:p text:style-name="P26"><text:span text:style-name="CharStyle15"><text:span text:style-name="T42">— Zato nič, keď nevieš. Tak keď začali železnicu stavať, hneď sa zarobilo pekne, a zamiloval som si Terezu. Peňazí ako plevy, nuž i ľudia zbadali, že som nie hocijaký človek.</text:span></text:span></text:p>
        <text:p text:style-name="P26"><text:span text:style-name="CharStyle15"><text:span text:style-name="T42">— Domov chodievaš?</text:span></text:span></text:p>
        <text:p text:style-name="P26"><text:span text:style-name="CharStyle15"><text:span text:style-name="T42">—</text:span></text:span><text:span text:style-name="CharStyle15"><text:span text:style-name="T1"> </text:span></text:span><text:span text:style-name="CharStyle15"><text:span text:style-name="T42">Čo? Kde?</text:span></text:span></text:p>
        <text:p text:style-name="P26"><text:span text:style-name="CharStyle15"><text:span text:style-name="T42">— Domov, k nám.</text:span></text:span></text:p>
        <text:p text:style-name="P26"><text:span text:style-name="CharStyle15"><text:span text:style-name="T42">— Ako ty nič nevieš o svete, Jožo! Ale zato nič. Veď ma idú roztrhať na všetky strany. Imro, hra</text:span></text:span><text:span text:style-name="CharStyle15"><text:span text:style-name="T1">j!</text:span></text:span><text:span text:style-name="CharStyle15"><text:span text:style-name="T42"> Imro,</text:span></text:span><text:span text:style-name="CharStyle15"><text:span text:style-name="T1">h</text:span></text:span><text:span text:style-name="CharStyle15"><text:span text:style-name="T42">raj! Koč posielajú pre mňa, keď chcú, aby som prišiel k nám hrať. Tereza a Róza len tak vyvaľujú oči. Tam sú pán nový krčmár u nás, pán Bánóci, a kadejakí inženieri chodia k nim, a ja hrám</text:span></text:span><text:span text:style-name="CharStyle15"><text:span text:style-name="T1">,</text:span></text:span><text:span text:style-name="CharStyle15"><text:span text:style-name="T42"> čože keď nemám husle? Teraz nabijem Terezu, a večer mi páni husle kúpia.</text:span></text:span></text:p>
        <text:p text:style-name="P26"><text:span text:style-name="CharStyle15"><text:span text:style-name="T42">— Marušu </text:span></text:span><text:span text:style-name="CharStyle15"><text:span text:style-name="T1">Me</text:span></text:span><text:span text:style-name="CharStyle15"><text:span text:style-name="T42">ľoš</text:span></text:span><text:span text:style-name="CharStyle15"><text:span text:style-name="T1">ov</text:span></text:span><text:span text:style-name="CharStyle15"><text:span text:style-name="T42">ie poznáš?</text:span></text:span></text:p>
        <text:p text:style-name="P26"><text:span text:style-name="CharStyle15"><text:span text:style-name="T42">Imro sa striasol, zasa si </text:span></text:span><text:span text:style-name="CharStyle15"><text:span text:style-name="T1">po</text:span></text:span><text:span text:style-name="CharStyle15"><text:span text:style-name="T42">naprával golier.</text:span></text:span></text:p>
        <text:p text:style-name="P26"><text:span text:style-name="CharStyle15"><text:span text:style-name="T42">—</text:span></text:span><text:span text:style-name="CharStyle15"><text:span text:style-name="T1"> </text:span></text:span><text:span text:style-name="CharStyle15"><text:span text:style-name="T42">Tú, čo umrela?</text:span></text:span></text:p>
        <text:p text:style-name="P26"><text:span text:style-name="CharStyle15"><text:span text:style-name="T42">— Umre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zachvel sa Jozef Mak.</text:span></text:span></text:p>
        <text:p text:style-name="P26"><text:span text:style-name="CharStyle15"><text:span text:style-name="T42">— Uhm, neumrela — </text:span></text:span><text:span text:style-name="CharStyle15"><text:span text:style-name="T1">a</text:span></text:span><text:span text:style-name="CharStyle15"><text:span text:style-name="T42">le zato nič</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eď sa</text:span></text:span><text:span text:style-name="CharStyle17"><text:span text:style-name="T42"> </text:span></text:span><text:span text:style-name="CharStyle15"><text:span text:style-name="T42">ti za brata vydala, tak ako by som ju nepoznal?</text:span></text:span></text:p>
        <text:p text:style-name="P26"><text:soft-page-break/><text:span text:style-name="CharStyle15"><text:span text:style-name="T42">Makov</text:span></text:span><text:span text:style-name="CharStyle15"><text:span text:style-name="T8">i</text:span></text:span><text:span text:style-name="CharStyle15"><text:span text:style-name="T42"> ostrý mráz nabehol na lícne kosti, vypleštil oči, dlho sa ani nezakýva</text:span></text:span><text:span text:style-name="CharStyle15"><text:span text:style-name="T49">l.</text:span></text:span><text:span text:style-name="CharStyle15"><text:span text:style-name="T42"> Imro mohol hovoriť, čo len chcel a koľko ch</text:span></text:span><text:span text:style-name="CharStyle15"><text:span text:style-name="T8">c</text:span></text:span><text:span text:style-name="CharStyle15"><text:span text:style-name="T42">e</text:span></text:span><text:span text:style-name="CharStyle15"><text:span text:style-name="T49">l.</text:span></text:span><text:span text:style-name="CharStyle15"><text:span text:style-name="T42"> Veď Imro ani neprestal. No na Makovom modzgu rozp</text:span></text:span><text:span text:style-name="CharStyle15"><text:span text:style-name="T1">ľ</text:span></text:span><text:span text:style-name="CharStyle15"><text:span text:style-name="T42">asol sa Janov obraz ako nečakané blato, zmútil sa mu svet, lebo všetko mal premyslené dobre, aj že sa Maruša vydala, al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ebol v tom brat Jano. To ho zakývalo a osproste</text:span></text:span><text:span text:style-name="CharStyle15"><text:span text:style-name="T8">l.</text:span></text:span></text:p>
        <text:p text:style-name="P26"><text:span text:style-name="CharStyle15"><text:span text:style-name="T42">— Imro, či sa Maruša naozaj vydala za nášho Jana?</text:span></text:span></text:p>
        <text:p text:style-name="P26"><text:span text:style-name="CharStyle15"><text:span text:style-name="T42">—</text:span></text:span><text:span text:style-name="CharStyle15"><text:span text:style-name="T1"> </text:span></text:span><text:span text:style-name="CharStyle15"><text:span text:style-name="T8">Č</text:span></text:span><text:span text:style-name="CharStyle15"><text:span text:style-name="T42">ože? </text:span></text:span><text:span text:style-name="CharStyle15"><text:span text:style-name="T1">A</text:span></text:span><text:span text:style-name="CharStyle15"><text:span text:style-name="T42"> kto im hral? Vtedy som ešte hrával sedliakom, ale som už bol prvý muzikant, a Literov parobok prebil na svadbe Janovi čelo a mňa pichol do pleca. Či neviem? Teraz je Litera u pána Bánóciho za kočiša a keď ma vezie, dávam mu obhorky. Na, keď si ma pichol! No, tak už poďme, Jožo</text:span></text:span><text:span text:style-name="CharStyle15"><text:span text:style-name="T1">!</text:span></text:span><text:span text:style-name="CharStyle15"><text:span text:style-name="T42"> Už mi je zima.</text:span></text:span></text:p>
        <text:p text:style-name="P26"><text:span text:style-name="CharStyle15"><text:span text:style-name="T42">Jozef Mak sa poobzeral, či Imro nevolá niekoho iného, ale on sa volal Jožo, i zima mu bola, </text:span></text:span><text:span text:style-name="CharStyle15"><text:span text:style-name="T1">po</text:span></text:span><text:span text:style-name="CharStyle15"><text:span text:style-name="T42">badal </text:span></text:span><text:span text:style-name="CharStyle15"><text:span text:style-name="T1">ju</text:span></text:span><text:span text:style-name="CharStyle15"><text:span text:style-name="T42"> teraz, nuž pohol sa s Imrom. Imro si za mestom vyzul topánky, vyzliekol košeľu, skrútil ju aby sa zachovala, rozprával neuveriteľne mnoho, a Jozef Mak sa ho nespúšťal, nenačúval, no čím ďalej, tým väčšmi si sťahoval klobúk na oč</text:span></text:span><text:span text:style-name="CharStyle15"><text:span text:style-name="T8">i.</text:span></text:span></text:p>
        <text:p text:style-name="P26"><text:span text:style-name="CharStyle15"><text:span text:style-name="T42">—</text:span></text:span><text:span text:style-name="CharStyle15"><text:span text:style-name="T1"> </text:span></text:span><text:span text:style-name="CharStyle15"><text:span text:style-name="T42">Každú ženu treba bi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ytiahol Imro nožík, otvoril ho a chytil ho do ruky ako šidlo. —</text:span></text:span><text:span text:style-name="CharStyle15"><text:span text:style-name="T1"> </text:span></text:span><text:span text:style-name="CharStyle15"><text:span text:style-name="T42">Tento nôž som ukázal </text:span></text:span><text:span text:style-name="CharStyle15"><text:span text:style-name="T8">R</text:span></text:span><text:span text:style-name="CharStyle15"><text:span text:style-name="T42">óze a povedal som </text:span></text:span><text:span text:style-name="CharStyle15"><text:span text:style-name="T1">je</text:span></text:span><text:span text:style-name="CharStyle15"><text:span text:style-name="T42">j, ak ma s bar</text:span></text:span><text:span text:style-name="CharStyle15"><text:span text:style-name="T1">borá</text:span></text:span><text:span text:style-name="CharStyle15"><text:span text:style-name="T42">šom oklame, tak jej beda. Na ženy len ostro, čo?</text:span></text:span></text:p>
        <text:p text:style-name="P26"><text:span text:style-name="CharStyle15"><text:span text:style-name="T42">—</text:span></text:span><text:span text:style-name="CharStyle15"><text:span text:style-name="T1"> </text:span></text:span><text:span text:style-name="CharStyle15"><text:span text:style-name="T42">Uhm.</text:span></text:span></text:p>
        <text:p text:style-name="P26"><text:span text:style-name="CharStyle15"><text:span text:style-name="T42">—</text:span></text:span><text:span text:style-name="CharStyle15"><text:span text:style-name="T1"> </text:span></text:span><text:span text:style-name="CharStyle15"><text:span text:style-name="T42">Ak budeš mať frajerku, nebude ti dobrá, pokým ju nenab</text:span></text:span><text:span text:style-name="CharStyle15"><text:span text:style-name="T1">ije</text:span></text:span><text:span text:style-name="CharStyle15"><text:span text:style-name="T42">š. Či vieš?</text:span></text:span></text:p>
        <text:p text:style-name="P26"><text:span text:style-name="CharStyle15"><text:span text:style-name="T42">—</text:span></text:span><text:span text:style-name="CharStyle15"><text:span text:style-name="T1"> </text:span></text:span><text:span text:style-name="CharStyle15"><text:span text:style-name="T42">Uhm</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Veď zato nič. Pán Bánóci všetko vedia, nedávno hovorili, že tu u nás bude </text:span></text:span><text:soft-page-break/><text:span text:style-name="CharStyle15"><text:span text:style-name="T42">teraz chleba a chleba. </text:span></text:span><text:span text:style-name="CharStyle15"><text:span text:style-name="T1">Co</text:span></text:span><text:span text:style-name="CharStyle15"><text:span text:style-name="T42">bu</text:span></text:span><text:span text:style-name="CharStyle15"><text:span text:style-name="T1">rg</text:span></text:span><text:span text:style-name="CharStyle15"><text:span text:style-name="T42"> každú svoju mašu povýši o dva štoky, a v každej dedine bude veľká píla, len by chlapov bolo dosť. To je pravda! Teraz si všelijaká háveď mäso len tak kupuje. Páni v sudoch nosia peniaze.</text:span></text:span></text:p>
        <text:p text:style-name="P26"><text:span text:style-name="CharStyle15"><text:span text:style-name="T42">Jozef Mak už dve hodiny kráčal s Imrom, díval sa na rozkopanú dolinu, na žltú hlinu a ľudí, čo sa prtili po nej ako mravce. Dobre mu padlo, že je aj dolina inakšia. Videl, slnce čo raz smelšie nazerá do doliny, Hron sa vlečie ako ustatý had, ten nik nemohol zahatať, ale dolina je jednak ako veličizný cintorín. Samá doska a samá hlina. Krik, hluk, vrava, vŕzganie.</text:span></text:span></text:p>
        <text:p text:style-name="P26"><text:span text:style-name="CharStyle15"><text:span text:style-name="T42">—</text:span></text:span><text:span text:style-name="CharStyle15"><text:span text:style-name="T1"> </text:span></text:span><text:span text:style-name="CharStyle15"><text:span text:style-name="T42">Však by si sa nevyznal, Jožo?</text:span></text:span></text:p>
        <text:p text:style-name="P26"><text:span text:style-name="CharStyle15"><text:span text:style-name="T42">— Musel by som sa dobre obzerať.</text:span></text:span></text:p>
        <text:p text:style-name="P26"><text:span text:style-name="CharStyle15"><text:span text:style-name="T42">—</text:span></text:span><text:span text:style-name="CharStyle15"><text:span text:style-name="T1"> </text:span></text:span><text:span text:style-name="CharStyle15"><text:span text:style-name="T42">Zato nič. Mašina bude hvízdať, keď sa poveziem. Pán Bánóci hovorili, že nám Coburg vystaví aj novú školu, a tá bude maďarská. Maďarul, teremtette, húzd meg, Imro!</text:span></text:span><text:span text:style-name="CharStyle17"><text:span text:style-name="T42"> </text:span></text:span><text:span text:style-name="CharStyle15"><text:span text:style-name="T42">Tak</text:span></text:span><text:span text:style-name="CharStyle15"><text:span text:style-name="T1">.</text:span></text:span><text:span text:style-name="CharStyle15"><text:span text:style-name="T42"> Starý rechtor už a</text:span></text:span><text:span text:style-name="CharStyle15"><text:span text:style-name="T1">j</text:span></text:span><text:span text:style-name="CharStyle15"><text:span text:style-name="T42"> umrel, lebo v takej škole, čo Coburg postaví, ako by mohol učiť! Csak egy kis laaaány va</text:span></text:span><text:span text:style-name="CharStyle15"><text:span text:style-name="T1">nav</text:span></text:span><text:span text:style-name="CharStyle15"><text:span text:style-name="T42">ilágooon... Tak! Jožo, či vieš, včera celú noc som musel do ucha hrať pánu slúžnemu: Csicsó néni káposztát </text:span></text:span><text:span text:style-name="CharStyle15"><text:span text:style-name="T1">f</text:span></text:span><text:span text:style-name="CharStyle15"><text:span text:style-name="T40">ő</text:span></text:span><text:span text:style-name="CharStyle15"><text:span text:style-name="T42">z... No?</text:span></text:span></text:p>
        <text:p text:style-name="P26"><text:span text:style-name="CharStyle15"><text:span text:style-name="T1">— </text:span></text:span><text:span text:style-name="CharStyle15"><text:span text:style-name="T42">Uhm</text:span></text:span><text:span text:style-name="CharStyle15"><text:span text:style-name="T1">.</text:span></text:span></text:p>
        <text:p text:style-name="P26"><text:span text:style-name="CharStyle15"><text:span text:style-name="T42">— Tak s Bohom!</text:span></text:span><text:span text:style-name="CharStyle15"><text:span text:style-name="T1"> — </text:span></text:span><text:span text:style-name="CharStyle15"><text:span text:style-name="T42">odbočil naraz</text:span></text:span><text:span text:style-name="CharStyle15"><text:span text:style-name="T1"> </text:span></text:span><text:span text:style-name="CharStyle15"><text:span text:style-name="T42">Irnro</text:span></text:span><text:span text:style-name="CharStyle15"><text:span text:style-name="T1"> </text:span></text:span><text:span text:style-name="CharStyle15"><text:span text:style-name="T42">pod hôrku a Jozef Mak sa celý poplašil.</text:span></text:span></text:p>
        <text:p text:style-name="P26"><text:span text:style-name="CharStyle15"><text:span text:style-name="T1">— </text:span></text:span><text:span text:style-name="CharStyle15"><text:span text:style-name="T42">Kde ideš, Imro?</text:span></text:span></text:p>
        <text:p text:style-name="P26"><text:span text:style-name="CharStyle15"><text:span text:style-name="T42">— Nikde. Však musím niekedy aj spať. Tu mi bude dobre, aj Tereza pôjde tadeto. Veď ju musím naučiť na móres</text:span></text:span><text:span text:style-name="CharStyle15"><text:span text:style-name="T1">!</text:span></text:span><text:span text:style-name="CharStyle15"><text:span text:style-name="T42">.</text:span></text:span><text:span text:style-name="CharStyle15"><text:span text:style-name="T1">.</text:span></text:span><text:span text:style-name="CharStyle15"><text:span text:style-name="T42">.</text:span></text:span></text:p>
        <text:p text:style-name="P5"><text:span text:style-name="CharStyle15"><text:span text:style-name="T42"/></text:span></text:p>
        <text:h text:style-name="Heading_20_1" text:outline-level="1"><text:soft-page-break/><text:span text:style-name="CharStyle15"><text:span text:style-name="T85">31.</text:span></text:span></text:h>
        <text:p text:style-name="P8"><text:span text:style-name="CharStyle15"><text:span text:style-name="T42"/></text:span></text:p>
        <text:p text:style-name="P26"><text:span text:style-name="CharStyle15"><text:span text:style-name="T42">Jozef Mak ostal sám, i hútal, nevie, ako sa dostal až sem a či sa teraz treba vrátiť, ísť kdesi nazad. Nehútal však tuho, lebo už nebolo treba, rovnako mu bolo, či sem, či ta. Jednotvárny Imrov hlas ukolembal všetko, sťa by zavše zahúdol Makovi:</text:span></text:span></text:p>
        <text:p text:style-name="P26"><text:span text:style-name="CharStyle15"><text:span text:style-name="T42">— Jožo, sprostý nemusíš byť, veď je to jednaké, či sa Maruša vydala za iného alebo za Jana.</text:span></text:span></text:p>
        <text:p text:style-name="P26"><text:span text:style-name="CharStyle15"><text:span text:style-name="T42">Nuž Jozef Mak kýval hlavou, ako by prisviedčal a kráčal ďalej.</text:span></text:span></text:p>
        <text:p text:style-name="P26"><text:span text:style-name="CharStyle15"><text:span text:style-name="T42">Na poludnie stál pred svojou chalupou a díval sa, že je už taká začernutá, ako všetky ostatné. Pod odkvap nik nepribil posledné dve dosky, no cez krížovú dieru na štíte trč</text:span></text:span><text:span text:style-name="CharStyle15"><text:span text:style-name="T50">a</text:span></text:span><text:span text:style-name="CharStyle15"><text:span text:style-name="T42">la zhrdzavená kosa ako všade inde na domoch, a niekto jednak sklepal aký-taký plot a vráta, niekto v dome býva.</text:span></text:span></text:p>
        <text:p text:style-name="P26"><text:span text:style-name="CharStyle15"><text:span text:style-name="T42">Na zarastenom dvore prevaľujú sa húsatá-oneskorky, na podstení leží nahnuté korýtko s deckom, a vo dverách na prahu sedí špatná, vychudnutá, n</text:span></text:span><text:span text:style-name="CharStyle15"><text:span text:style-name="T1">e</text:span></text:span><text:span text:style-name="CharStyle15"><text:span text:style-name="T42">ogabaná žena.</text:span></text:span></text:p>
        <text:p text:style-name="P26"><text:span text:style-name="CharStyle15"><text:span text:style-name="T42">—</text:span></text:span><text:span text:style-name="CharStyle15"><text:span text:style-name="T1"> </text:span></text:span><text:span text:style-name="CharStyle15"><text:span text:style-name="T42">Pánboh ti daj, Maruša!...</text:span></text:span></text:p>
        <text:p text:style-name="P26"><text:span text:style-name="CharStyle15"><text:span text:style-name="T42">Maruša dvihne rapavú tvár, krv jej uteká do líc, ale všade nedobehne, lebo rapaviny ostávajú biele i ďalej. Chytro položí si dlaň na ústa a vtedy začne blednúť, ale rapaviny sa zasa nehnú, ostávajú i teraz st</text:span></text:span><text:span text:style-name="CharStyle15"><text:span text:style-name="T1">ra</text:span></text:span><text:span text:style-name="CharStyle15"><text:span text:style-name="T42">kavé.</text:span></text:span></text:p>
        <text:p text:style-name="P26"><text:span text:style-name="CharStyle15"><text:span text:style-name="T42">— Vari ma nepoznáš, — chce Jozef Mak povedať, ale všetko mu zaviazne v hrdle, ostáva m</text:span></text:span><text:span text:style-name="CharStyle15"><text:span text:style-name="T9">ĺ</text:span></text:span><text:span text:style-name="CharStyle15"><text:span text:style-name="T42">kvy a nehybný ako</text:span></text:span><text:span text:style-name="CharStyle15"><text:span text:style-name="T1"> </text:span></text:span><text:span text:style-name="CharStyle15"><text:span text:style-name="T42">peň,</text:span></text:span><text:span text:style-name="CharStyle15"><text:span text:style-name="T1"> </text:span></text:span><text:span text:style-name="CharStyle15"><text:span text:style-name="T42">iba</text:span></text:span><text:span text:style-name="CharStyle15"><text:span text:style-name="T1"> </text:span></text:span><text:span text:style-name="CharStyle15"><text:span text:style-name="T42">akýsi strach mu zatrasie všetky vnútornosti.</text:span></text:span></text:p>
        <text:p text:style-name="P26"><text:soft-page-break/><text:span text:style-name="CharStyle15"><text:span text:style-name="T42">Maruša sa ani nehne.</text:span></text:span></text:p>
        <text:p text:style-name="P26"><text:span text:style-name="CharStyle15"><text:span text:style-name="T42">Až kedysi-</text:span></text:span><text:span text:style-name="CharStyle15"><text:span text:style-name="T9">č</text:span></text:span><text:span text:style-name="CharStyle15"><text:span text:style-name="T42">osi sníme si pomaly ruku s úst, položí ju zasa do lona. Vystreté obrvy pri</text:span></text:span><text:span text:style-name="CharStyle15"><text:span text:style-name="T50">c</text:span></text:span><text:span text:style-name="CharStyle15"><text:span text:style-name="T42">l</text:span></text:span><text:span text:style-name="CharStyle15"><text:span text:style-name="T9">o</text:span></text:span><text:span text:style-name="CharStyle15"><text:span text:style-name="T42">nia sa jej nad oči ako obyčajne bývajú, a ľavý kútik úst opadne jej trochu, ako ho máva inokedy.</text:span></text:span></text:p>
        <text:p text:style-name="P26"><text:span text:style-name="CharStyle15"><text:span text:style-name="T42">—</text:span></text:span><text:span text:style-name="CharStyle15"><text:span text:style-name="T1"> </text:span></text:span><text:span text:style-name="CharStyle15"><text:span text:style-name="T42">Jezu môj!</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zhučí v Makových vnútornostiach, keď sa jej prizerá takto zblízka. Rád by si odvrátil tvár, ale mu nedá, a do pŕs ho bije, bije, bije akýsi záhadný žiaľ.</text:span></text:span></text:p>
        <text:p text:style-name="P26"><text:span text:style-name="CharStyle15"><text:span text:style-name="T42">—</text:span></text:span><text:span text:style-name="CharStyle15"><text:span text:style-name="T1"> </text:span></text:span><text:span text:style-name="CharStyle15"><text:span text:style-name="T42">Tak si predsa prišiel a všetci hovorili, že neprídeš. Ale ja som Janovi vždy dobre predpovedala. Hu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le ho ideš! Huľa,huľa, huš!</text:span></text:span><text:span text:style-name="CharStyle15"><text:span text:style-name="T1">— </text:span></text:span><text:span text:style-name="CharStyle15"><text:span text:style-name="T42">rozkričala sa nenazdajky na húsatá a hádzala rukami dovysoka, pri čom sa s prahu ani nepodvihla. — Potvory. Každú chvíľu mi ujdú z dvora a musím ich sháňať.</text:span></text:span></text:p>
        <text:p text:style-name="P26"><text:span text:style-name="CharStyle15"><text:span text:style-name="T42">Nuž Jozef Mak zasa nevedel, čo povedať, hoci bol rád, že sú tu húsatá. Obzrel sa po nich, ba len že sa zdržal a nemykol rukou, aby ich zavracal.</text:span></text:span></text:p>
        <text:p text:style-name="P26"><text:span text:style-name="CharStyle15"><text:span text:style-name="T42">—</text:span></text:span><text:span text:style-name="CharStyle15"><text:span text:style-name="T1"> </text:span></text:span><text:span text:style-name="CharStyle15"><text:span text:style-name="T42">Huš, skazy! Budem vás hľadať</text:span></text:span><text:span text:style-name="CharStyle15"><text:span text:style-name="T1">!</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Ako sa máte, Maruša?</text:span></text:span></text:p>
        <text:p text:style-name="P26"><text:span text:style-name="CharStyle15"><text:span text:style-name="T42">Maruša ako by si vzdych rozplašila novým rozhadzovaním rúk, azda naschvál, azda iba náhodou a potom sa chytro a nahlas </text:span></text:span><text:span text:style-name="CharStyle15"><text:span text:style-name="T1">rozv</text:span></text:span><text:span text:style-name="CharStyle15"><text:span text:style-name="T42">ravela, sťa by sa teraz bola prebudila a náhlila by sa odčiniť, čo zameškala.</text:span></text:span></text:p>
        <text:p text:style-name="P26"><text:span text:style-name="CharStyle15"><text:span text:style-name="T42">—</text:span></text:span><text:span text:style-name="CharStyle15"><text:span text:style-name="T1"> </text:span></text:span><text:span text:style-name="CharStyle15"><text:span text:style-name="T42">Máme sa, máme. Roboty teraz hockde, Jana aj na tri miesta volajú razom. Ale máme </text:span></text:span><text:span text:style-name="CharStyle15"><text:span text:style-name="T9">d</text:span></text:span><text:span text:style-name="CharStyle15"><text:span text:style-name="T42">ievča, aha, také nie najsú</text:span></text:span><text:span text:style-name="CharStyle15"><text:span text:style-name="T9">c</text:span></text:span><text:span text:style-name="CharStyle15"><text:span text:style-name="T42">ejšie. Hovoria,</text:span></text:span><text:span text:style-name="CharStyle23"><text:span text:style-name="T1"> </text:span></text:span><text:span text:style-name="CharStyle15"><text:span text:style-name="T42">že nám umre. Ako, koľko múch naň sadá, však sú ošklivé, nestačím ich oháňať, aby trochu spalo. Hádam aj k doktorovi pôjdeme, ale ženy vravia, že mu nepomôže. Ktože ho vie? —</text:span></text:span><text:span text:style-name="CharStyle15"><text:span text:style-name="T1"> </text:span></text:span><text:span text:style-name="CharStyle15"><text:span text:style-name="T42">Huš, huš, bodaj vás! Ale vás radšej pobijem a nebudem sa zjedať! — Nuž tak sa ti</text:span></text:span><text:span text:style-name="CharStyle15"><text:span text:style-name="T1"> </text:span></text:span><text:span text:style-name="CharStyle15"><text:span text:style-name="T42">my máme.</text:span></text:span></text:p>
        <text:p text:style-name="P26"><text:soft-page-break/><text:span text:style-name="CharStyle15"><text:span text:style-name="T42">Napokon spustila hlas ako rezačka na sečku keď zastáva a umrelo jej všetko svalstvo na tvári, hrudník ako by </text:span></text:span><text:span text:style-name="CharStyle15"><text:span text:style-name="T1">je</text:span></text:span><text:span text:style-name="CharStyle15"><text:span text:style-name="T42">j bol opľasol, a tenké ruky, holé až po lakte, bezvládne zrútily sa jej zasa do lona. Tupo, neprítomn</text:span></text:span><text:span text:style-name="CharStyle15"><text:span text:style-name="T9">e</text:span></text:span><text:span text:style-name="CharStyle15"><text:span text:style-name="T42"> dívala sa na korýtko, zasadané muchami. Sťa by ich sem niekto nárokom nasosýpal.</text:span></text:span></text:p>
        <text:p text:style-name="P26"><text:span text:style-name="CharStyle15"><text:span text:style-name="T42">—</text:span></text:span><text:span text:style-name="CharStyle15"><text:span text:style-name="T1"> </text:span></text:span><text:span text:style-name="CharStyle15"><text:span text:style-name="T42">Hu</text:span></text:span><text:span text:style-name="CharStyle15"><text:span text:style-name="T1">ľ</text:span></text:span><text:span text:style-name="CharStyle15"><text:span text:style-name="T42">a, huľa!... Veď prejdi ďalej... Jožko...</text:span></text:span></text:p>
        <text:p text:style-name="P26"><text:span text:style-name="CharStyle15"><text:span text:style-name="T42">Jozef Mak šiel za ňou.</text:span></text:span></text:p>
        <text:p text:style-name="P26"><text:span text:style-name="CharStyle15"><text:span text:style-name="T42">Dusnota inokedy bola by ho ovanula príjemne, v závane bol by poznal staré rozpomienky, ale teraz nestačil na všetko myslieť. Dosť, keď toľko videl, že v izbe je tak, ako v každej inej. Medzi oblokmi stojí truhla, natretá skoro na červeno, a na nej biele litery: </text:span></text:span><text:span text:style-name="CharStyle15"><text:span text:style-name="T1">M</text:span></text:span><text:span text:style-name="CharStyle15"><text:span text:style-name="T81">E</text:span></text:span><text:span text:style-name="CharStyle15"><text:span text:style-name="T1">LOŠ</text:span></text:span><text:span text:style-name="CharStyle15"><text:span text:style-name="T42"> MA</text:span></text:span><text:span text:style-name="CharStyle15"><text:span text:style-name="T50">RU</text:span></text:span><text:span text:style-name="CharStyle15"><text:span text:style-name="T1">Š</text:span></text:span><text:span text:style-name="CharStyle15"><text:span text:style-name="T42">A</text:span></text:span><text:span text:style-name="CharStyle15"><text:span text:style-name="T1">.</text:span></text:span><text:span text:style-name="CharStyle15"><text:span text:style-name="T42"> Na truhle biela lurdská Panna Maria, ovenčená červenými papierovými kvetmi. Pod hradou obraz s rozpuknutým sklom. V kúte lavice a stôl. Pri peci posteľ, nad posteľou žrďka a na nej kožuch a handry. Na obločnej doske lampa a kladivo. Kôrka chleba, muchy, hrebeň, zhúžvaný ručník, pijačka. Na klinčeku pátričky a v kúte palica.</text:span></text:span></text:p>
        <text:p text:style-name="P26"><text:span text:style-name="CharStyle15"><text:span text:style-name="T42">— Sto rokov tu bývajú ľudia, —</text:span></text:span><text:span text:style-name="CharStyle15"><text:span text:style-name="T1"> </text:span></text:span><text:span text:style-name="CharStyle15"><text:span text:style-name="T42">hučí v Makovej hlave. Ako by veril, že je doma?</text:span></text:span></text:p>
        <text:p text:style-name="P26"><text:span text:style-name="CharStyle15"><text:span text:style-name="T42">Skoro nesmelo sníma klobúk a hľadá v obloku miesto, kde by ho položil.</text:span></text:span></text:p>
        <text:p text:style-name="P26"><text:span text:style-name="CharStyle15"><text:span text:style-name="T42">Nuž sa len díva, obzerá, hľadí.</text:span></text:span></text:p>
        <text:p text:style-name="P26"><text:span text:style-name="CharStyle15"><text:span text:style-name="T42">Keď Marušu nevidí, iba počúva, chytro obráti k nej hlavu, lebo keď ju nemá pred očami, ako by sa jej terajší hlas ponášal trochu na ten starý.</text:span></text:span></text:p>
        <text:p text:style-name="P26"><text:span text:style-name="CharStyle15"><text:span text:style-name="T42">A po dlhom čase kradmo pozre na prostrednú hradu, kde by malo byť: Dom tento vybudoval z pomoci Bož</text:span></text:span><text:span text:style-name="CharStyle15"><text:span text:style-name="T1">ej</text:span></text:span><text:span text:style-name="CharStyle15"><text:span text:style-name="T42"> Jozef Ma</text:span></text:span><text:span text:style-name="CharStyle15"><text:span text:style-name="T1">k</text:span></text:span><text:span text:style-name="CharStyle15"><text:span text:style-name="T42">.</text:span></text:span><text:span text:style-name="CharStyle15"><text:span text:style-name="T1">.</text:span></text:span><text:span text:style-name="CharStyle15"><text:span text:style-name="T42">.</text:span></text:span></text:p>
        <text:p text:style-name="P26"><text:span text:style-name="CharStyle15"><text:span text:style-name="T42">No, na hrade nieto ani najmenšieho znaku</text:span></text:span><text:span text:style-name="CharStyle15"><text:span text:style-name="T1">.</text:span></text:span></text:p>
        <text:p text:style-name="P26"><text:soft-page-break/><text:span text:style-name="CharStyle15"><text:span text:style-name="T42">Nuž akože by ho bol budoval?</text:span></text:span></text:p>
        <text:p text:style-name="P26"><text:span text:style-name="CharStyle15"><text:span text:style-name="T42">Horkýže budoval!</text:span></text:span></text:p>
        <text:p text:style-name="P26"><text:span text:style-name="CharStyle15"><text:span text:style-name="T1">—</text:span></text:span><text:span text:style-name="CharStyle15"><text:span text:style-name="T42"> Jozef Mak, neodkladaj si tu svoje handry! Parom ťa sem naháňal, že si sa tu chcel zobzerať, ale teraz ťa už môže čert vziať. Kdeže sa tu chceš rozkladať? Vidíš, všetko je plné a začerneté.</text:span></text:span></text:p>
        <text:p text:style-name="P26"><text:span text:style-name="CharStyle15"><text:span text:style-name="T42">— Veď vidím.</text:span></text:span></text:p>
        <text:p text:style-name="P26"><text:span text:style-name="CharStyle15"><text:span text:style-name="T42">—</text:span></text:span><text:span text:style-name="CharStyle15"><text:span text:style-name="T1"> </text:span></text:span><text:span text:style-name="CharStyle15"><text:span text:style-name="T42">Ak chceš, podaj Maruši ruku, však ste si ju dosiaľ nepodali, potom vys</text:span></text:span><text:span text:style-name="CharStyle15"><text:span text:style-name="T9">t</text:span></text:span><text:span text:style-name="CharStyle15"><text:span text:style-name="T42">riehni, kedy pô</text:span></text:span><text:span text:style-name="CharStyle15"><text:span text:style-name="T1">jd</text:span></text:span><text:span text:style-name="CharStyle15"><text:span text:style-name="T42">e Janova Maruša do šopky na konci dvorca a ty vtedy choď! Hore cesta, dolu cesta!</text:span></text:span></text:p>
        <text:p text:style-name="P26"><text:span text:style-name="CharStyle15"><text:span text:style-name="T42">—</text:span></text:span><text:span text:style-name="CharStyle15"><text:span text:style-name="T1"> </text:span></text:span><text:span text:style-name="CharStyle15"><text:span text:style-name="T42">Veď... Či ja hovorím, že nepôjdem?... Ale ešte tak </text:span></text:span><text:span text:style-name="CharStyle15"><text:span text:style-name="T1">a</text:span></text:span><text:span text:style-name="CharStyle15"><text:span text:style-name="T42"> t</text:span></text:span><text:span text:style-name="CharStyle15"><text:span text:style-name="T1">o</text:span></text:span><text:span text:style-name="CharStyle15"><text:span text:style-name="T42">... Na mater sa musím vypýtať.</text:span></text:span></text:p>
        <text:p text:style-name="P26"><text:span text:style-name="CharStyle15"><text:span text:style-name="T42">— </text:span></text:span><text:span text:style-name="CharStyle15"><text:span text:style-name="T50">Č</text:span></text:span><text:span text:style-name="CharStyle15"><text:span text:style-name="T42">ože sa budeš vypytovať?...</text:span></text:span></text:p>
        <text:p text:style-name="P26"><text:span text:style-name="CharStyle15"><text:span text:style-name="T42">Zpoza pece vytiahlo sa mača, vyšlo na dve piade, zastalo, predné labky vystrčilo pred seba, ako len mohlo, zadné nazad, krútilo hlavou, vyťahovalo sa, zam</text:span></text:span><text:span text:style-name="CharStyle15"><text:span text:style-name="T50">rn</text:span></text:span><text:span text:style-name="CharStyle15"><text:span text:style-name="T42">čalo.</text:span></text:span></text:p>
        <text:p text:style-name="P26"><text:span text:style-name="CharStyle15"><text:span text:style-name="T42">—</text:span></text:span><text:span text:style-name="CharStyle15"><text:span text:style-name="T1"> </text:span></text:span><text:span text:style-name="CharStyle15"><text:span text:style-name="T42">Hu</text:span></text:span><text:span text:style-name="CharStyle15"><text:span text:style-name="T1">ľ</text:span></text:span><text:span text:style-name="CharStyle15"><text:span text:style-name="T42">a, huľa</text:span></text:span><text:span text:style-name="CharStyle15"><text:span text:style-name="T1">!</text:span></text:span><text:span text:style-name="CharStyle15"><text:span text:style-name="T42"> — </text:span></text:span><text:span text:style-name="CharStyle15"><text:span text:style-name="T1">b</text:span></text:span><text:span text:style-name="CharStyle15"><text:span text:style-name="T42">olo počuť pod dvorn</text:span></text:span><text:span text:style-name="CharStyle15"><text:span text:style-name="T9">y</text:span></text:span><text:span text:style-name="CharStyle15"><text:span text:style-name="T42">m oblôčkom a Jozef Mak priklonil sa k sklu ako zlodej.</text:span></text:span></text:p>
        <text:p text:style-name="P26"><text:span text:style-name="CharStyle15"><text:span text:style-name="T42">Videl Maruša suchú, bledú a zohavenú na tvári do nepoznania. Videl ju tupú, bezcitnú, polomŕtvu, hluchú ako drevo.</text:span></text:span></text:p>
        <text:p text:style-name="P26"><text:span text:style-name="CharStyle15"><text:span text:style-name="T42">—</text:span></text:span><text:span text:style-name="CharStyle15"><text:span text:style-name="T1"> </text:span></text:span><text:span text:style-name="CharStyle15"><text:span text:style-name="T42">Ej, Jožo Mak, čo sa dívaš! Aká je, taká je, ani ťa neuvítala.</text:span></text:span></text:p>
        <text:p text:style-name="P26"><text:span text:style-name="CharStyle15"><text:span text:style-name="T42">— Nie, — priznáva Jožo cez zuby, a dusí sa mu dych.</text:span></text:span></text:p>
        <text:p text:style-name="P26"><text:span text:style-name="CharStyle15"><text:span text:style-name="T42">No oka s Maruši nesníma.</text:span></text:span></text:p>
        <text:p text:style-name="P26"><text:span text:style-name="CharStyle15"><text:span text:style-name="T42">—</text:span></text:span><text:span text:style-name="CharStyle15"><text:span text:style-name="T1"> </text:span></text:span><text:span text:style-name="CharStyle15"><text:span text:style-name="T42">Jožo, počúvni! </text:span></text:span><text:span text:style-name="CharStyle15"><text:span text:style-name="T50">Č</text:span></text:span><text:span text:style-name="CharStyle15"><text:span text:style-name="T42">o chceš ešte vidieť? O</text:span></text:span><text:span text:style-name="CharStyle15"><text:span text:style-name="T50">t</text:span></text:span><text:span text:style-name="CharStyle15"><text:span text:style-name="T42">upela tá ako kameň!</text:span></text:span></text:p>
        <text:p text:style-name="P26"><text:soft-page-break/><text:span text:style-name="CharStyle15"><text:span text:style-name="T42">Ale Mak si nevie rozkázať, tisne sa do obloka, vyvaľuje oč</text:span></text:span><text:span text:style-name="CharStyle15"><text:span text:style-name="T1">i.</text:span></text:span></text:p>
        <text:p text:style-name="P26"><text:span text:style-name="CharStyle15"><text:span text:style-name="T42">Zrazu sa zatrasie, odmykne hlavu.</text:span></text:span></text:p>
        <text:p text:style-name="P26"><text:span text:style-name="CharStyle15"><text:span text:style-name="T42">— Huľa... huľ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olala Maruša na dvore, lenže nenazdajky padl</text:span></text:span><text:span text:style-name="CharStyle15"><text:span text:style-name="T9">y</text:span></text:span><text:span text:style-name="CharStyle15"><text:span text:style-name="T42"> jej ruky, zachvela sa, zastala, ostala stáť ako stĺp, ako kôl, trochu pokývala hlavou, a dolu lícami začaly jej tiecť slzy.</text:span></text:span></text:p>
        <text:p text:style-name="P26"><text:span text:style-name="CharStyle15"><text:span text:style-name="T42">Slzy veľké ako letný dážď.</text:span></text:span></text:p>
        <text:p text:style-name="P26"><text:span text:style-name="CharStyle15"><text:span text:style-name="T42">A Jozef Mak sa schúli ako veľký vinník, kýva perami, šuchá si bradu a ťažko vydychuje do dusnoty:</text:span></text:span></text:p>
        <text:p text:style-name="P26"><text:span text:style-name="CharStyle15"><text:span text:style-name="T42">—</text:span></text:span><text:span text:style-name="CharStyle15"><text:span text:style-name="T1"> </text:span></text:span><text:span text:style-name="CharStyle15"><text:span text:style-name="T42">Jezu, Jezu! Načo som sem prišiel?</text:span></text:span></text:p>
        <text:p text:style-name="P5"><text:span text:style-name="CharStyle15"><text:span text:style-name="T42"/></text:span></text:p>
        <text:h text:style-name="Heading_20_1" text:outline-level="1"><text:span text:style-name="CharStyle15"><text:span text:style-name="T85">32.</text:span></text:span></text:h>
        <text:p text:style-name="P26"><text:span text:style-name="CharStyle15"><text:span text:style-name="T42"/></text:span></text:p>
        <text:p text:style-name="P27"><text:span text:style-name="CharStyle15"><text:span text:style-name="T42">Za stolom sedel Jozef Mak a Ján Mak.</text:span></text:span></text:p>
        <text:p text:style-name="P26"><text:span text:style-name="CharStyle15"><text:span text:style-name="T42">Pre Jozefa bol stôl veľký, lebo sa Jozef krčil za ním a pre Jana bol stôl malý a nízky, lebo Jano bol vysoký, široký chlap a lakťami zavalil stôl až do poly. Keď sa Jozef naň prizeral, zdalo sa mu, že Jano narástol, alebo chlapskejší je ako ho pred siedmimi </text:span></text:span><text:span text:style-name="CharStyle15"><text:span text:style-name="T1">ro</text:span></text:span><text:span text:style-name="CharStyle15"><text:span text:style-name="T42">kami videl, iba vlasy mu zredly nad čelom, gamby</text:span></text:span><text:span text:style-name="CharStyle17"><text:span text:style-name="T42"> </text:span></text:span><text:span text:style-name="CharStyle15"><text:span text:style-name="T42">sa mu trochu naduly a krvnat</text:span></text:span><text:span text:style-name="CharStyle15"><text:span text:style-name="T1">ejš</text:span></text:span><text:span text:style-name="CharStyle15"><text:span text:style-name="T42">iu mal tvár. Do drobných, hlboko zasadených očí sa mu svetlo malej lampy ani nedostalo, a Jozef mohol si myslieť, že Jano má v očiach mrzutosť.</text:span></text:span></text:p>
        <text:p text:style-name="P26"><text:span text:style-name="CharStyle15"><text:span text:style-name="T42">— Keď si prišiel, krivda sa ti nestane, — hovoril Jano Mak. — Ja ti nezatajím, že máš na chalupu trochu práva. Robil si, staval si, musíš aj mať. Maruša, hej</text:span></text:span><text:span text:style-name="CharStyle15"><text:span text:style-name="T1">!!</text:span></text:span></text:p>
        <text:p text:style-name="P26"><text:span text:style-name="CharStyle15"><text:span text:style-name="T42">Maruša bola kdesi na podstení, a keď Jano skríkol, ozvaly sa kroky pod oblokom </text:span></text:span><text:soft-page-break/><text:span text:style-name="CharStyle15"><text:span text:style-name="T42">a v kuchyni. Maruša vstrčila hlavu cez odchýlené dvere.</text:span></text:span></text:p>
        <text:p text:style-name="P26"><text:span text:style-name="CharStyle15"><text:span text:style-name="T42">—</text:span></text:span><text:span text:style-name="CharStyle15"><text:span text:style-name="T1"> </text:span></text:span><text:span text:style-name="CharStyle15"><text:span text:style-name="T42">No?</text:span></text:span></text:p>
        <text:p text:style-name="P26"><text:span text:style-name="CharStyle15"><text:span text:style-name="T42">— Povedz, Maruša, či som ti vždy nehovoril, že Jožkovi prepustím polovicu chalupy, keď sa vráti?</text:span></text:span></text:p>
        <text:p text:style-name="P26"><text:span text:style-name="CharStyle15"><text:span text:style-name="T42">Maruša azda prisvedčila, azda nie a zasa zmizla.</text:span></text:span></text:p>
        <text:p text:style-name="P26"><text:span text:style-name="CharStyle15"><text:span text:style-name="T42">Nevšimol si toho veľmi ani Ján, ani Jozef</text:span></text:span><text:span text:style-name="CharStyle15"><text:span text:style-name="T1">.</text:span></text:span></text:p>
        <text:p text:style-name="P26"><text:span text:style-name="CharStyle15"><text:span text:style-name="T42">— Nuž tak polovicu tu máš. Pravda, na fare máš ešte dlžobu, či si nezabudol?</text:span></text:span></text:p>
        <text:p text:style-name="P26"><text:span text:style-name="CharStyle15"><text:span text:style-name="T42">— Osemnásť zlatých.</text:span></text:span></text:p>
        <text:p text:style-name="P26"><text:span text:style-name="CharStyle15"><text:span text:style-name="T42">— Uhm, tak mi hovorila mať. </text:span></text:span><text:span text:style-name="CharStyle15"><text:span text:style-name="T1">A</text:span></text:span><text:span text:style-name="CharStyle15"><text:span text:style-name="T42"> mať som sám pochoval v najhorších časoch. Vyše štyroch zlatých som potrovil na pohreb, a groša nebolo.</text:span></text:span></text:p>
        <text:p text:style-name="P26"><text:span text:style-name="CharStyle15"><text:span text:style-name="T42">—</text:span></text:span><text:span text:style-name="CharStyle15"><text:span text:style-name="T1"> </text:span></text:span><text:span text:style-name="CharStyle15"><text:span text:style-name="T42">Kedy umreli?</text:span></text:span></text:p>
        <text:p text:style-name="P26"><text:span text:style-name="CharStyle15"><text:span text:style-name="T42">— Mať? Počkaj. Marušaá!</text:span></text:span><text:span text:style-name="CharStyle15"><text:span text:style-name="T1">.</text:span></text:span><text:span text:style-name="CharStyle15"><text:span text:style-name="T42">..</text:span></text:span></text:p>
        <text:p text:style-name="P26"><text:span text:style-name="CharStyle15"><text:span text:style-name="T42">Maruša zasa zbuchotala.</text:span></text:span></text:p>
        <text:p text:style-name="P26"><text:span text:style-name="CharStyle15"><text:span text:style-name="T42">— Kedy mi umreli mať, či vieš?</text:span></text:span></text:p>
        <text:p text:style-name="P26"><text:span text:style-name="CharStyle15"><text:span text:style-name="T42">Maruša nehútala mnoho.</text:span></text:span></text:p>
        <text:p text:style-name="P26"><text:span text:style-name="CharStyle15"><text:span text:style-name="T42">— Po Martine v ten utorok budú už štyri roky.</text:span></text:span></text:p>
        <text:p text:style-name="P26"><text:span text:style-name="CharStyle15"><text:span text:style-name="T42">— Uhm, akurát. Ja som prišiel domov po žatvách, a mater mali mať decko. Ale ho nemali a na Martina umreli. Bieda bola ukrutná, zo sveta som prišiel holý, a nemal ma kto ratovať. Ani neviem, ako sa mi žilo. Keď Maruša vyzdravela, tak som si ju vzal.</text:span></text:span></text:p>
        <text:p text:style-name="P26"><text:span text:style-name="CharStyle15"><text:span text:style-name="T42">— A či </text:span></text:span><text:span text:style-name="CharStyle15"><text:span text:style-name="T1">b</text:span></text:span><text:span text:style-name="CharStyle15"><text:span text:style-name="T42">ola chorá?</text:span></text:span></text:p>
        <text:p text:style-name="P26"><text:span text:style-name="CharStyle15"><text:span text:style-name="T42">Ján Mak pošuchol veľké päste na stole a trochu pozornejšie sa prizrel na Jozefa </text:span></text:span><text:soft-page-break/><text:span text:style-name="CharStyle15"><text:span text:style-name="T42">Maka.</text:span></text:span></text:p>
        <text:p text:style-name="P26"><text:span text:style-name="CharStyle15"><text:span text:style-name="T42">— Vari nevieš, že bola?</text:span></text:span></text:p>
        <text:p text:style-name="P26"><text:span text:style-name="CharStyle15"><text:span text:style-name="T42">— Nedozvedel sa tam človek nič.</text:span></text:span></text:p>
        <text:p text:style-name="P26"><text:span text:style-name="CharStyle15"><text:span text:style-name="T42">— Uhm, akurát. Pravdaže bola. Taká choroba chodila vtedy po ľuďoch vari od biedy, nuž aj na Marušu prišla. Orapavela, </text:span></text:span><text:span text:style-name="CharStyle15"><text:span text:style-name="T9">o</text:span></text:span><text:span text:style-name="CharStyle15"><text:span text:style-name="T42">špatnela, ale som si ju zato vzal</text:span></text:span><text:span text:style-name="CharStyle15"><text:span text:style-name="T1">,</text:span></text:span><text:span text:style-name="CharStyle15"><text:span text:style-name="T42"> čože si človek navyberá. Ale som si mohol vyberať, biedy mám s ňou dosť. Hneď má decko. Už nám jedno umrelo a toto vraj tiež nevydrží. No, bieda. A kde pôjdeš robiť?</text:span></text:span></text:p>
        <text:p text:style-name="P26"><text:span text:style-name="CharStyle15"><text:span text:style-name="T42">— Neviem. Hockde, — odpovedal Jozef Mak pomaly, neisto. Ani sa</text:span></text:span><text:span text:style-name="CharStyle15"><text:span text:style-name="T1"> </text:span></text:span><text:span text:style-name="CharStyle15"><text:span text:style-name="T42">mu nesnívalo teraz o robote, skôr cítil sa tak, ako by ho Jano v svojich ozrutných hrstiach miesil, obracal na všetky strany a páckal vždy tam, kde ani najmenej neočakával.</text:span></text:span></text:p>
        <text:p text:style-name="P26"><text:span text:style-name="CharStyle15"><text:span text:style-name="T42">—</text:span></text:span><text:span text:style-name="CharStyle15"><text:span text:style-name="T1"> </text:span></text:span><text:span text:style-name="CharStyle15"><text:span text:style-name="T42">Horkýže hockde! Do hory pôjdeš. </text:span></text:span><text:span text:style-name="CharStyle15"><text:span text:style-name="T50">Ru</text:span></text:span><text:span text:style-name="CharStyle15"><text:span text:style-name="T42">bá</text:span></text:span><text:span text:style-name="CharStyle15"><text:span text:style-name="T1">ro</text:span></text:span><text:span text:style-name="CharStyle15"><text:span text:style-name="T42">m </text:span></text:span><text:span text:style-name="CharStyle15"><text:span text:style-name="T1">je</text:span></text:span><text:span text:style-name="CharStyle15"><text:span text:style-name="T42"> teraz najlepšie</text:span></text:span><text:span text:style-name="CharStyle15"><text:span text:style-name="T1">.</text:span></text:span><text:span text:style-name="CharStyle15"><text:span text:style-name="T42"> Všetko sa hrnie na bližšiu robotu a do hory nemá k</text:span></text:span><text:span text:style-name="CharStyle15"><text:span text:style-name="T50">t</text:span></text:span><text:span text:style-name="CharStyle15"><text:span text:style-name="T42">o chodiť. Dobre platia. I ja chodím, len som teraz musel u Švábov odrábať. Ale chodím do hory. Drevo budú teraz po mašine voziť, tak im</text:span></text:span><text:span text:style-name="CharStyle15"><text:span text:style-name="T1"> </text:span></text:span><text:span text:style-name="CharStyle15"><text:span text:style-name="T42">ho veľa treba. Veď čo sa ti tu teraz robí! Zajtra ťa pr</text:span></text:span><text:span text:style-name="CharStyle15"><text:span text:style-name="T1">i</text:span></text:span><text:span text:style-name="CharStyle15"><text:span text:style-name="T42">p</text:span></text:span><text:span text:style-name="CharStyle15"><text:span text:style-name="T1">ov</text:span></text:span><text:span text:style-name="CharStyle15"><text:span text:style-name="T42">iem za rubára, čo?</text:span></text:span></text:p>
        <text:p text:style-name="P26"><text:span text:style-name="CharStyle15"><text:span text:style-name="T42">— Dobre.</text:span></text:span></text:p>
        <text:p text:style-name="P26"><text:span text:style-name="CharStyle15"><text:span text:style-name="T42">— Nového ferštra máme, mladý chlap. Nemec. Neviem veru, ako sa volá a my ho voláme Alzo, lebo to slovo ti aj sto ráz povie za chvíľu. Maruša</text:span></text:span><text:span text:style-name="CharStyle15"><text:span text:style-name="T1">!</text:span></text:span><text:span text:style-name="CharStyle15"><text:span text:style-name="T42">... Marušaá</text:span></text:span><text:span text:style-name="CharStyle15"><text:span text:style-name="T1">!!</text:span></text:span><text:span text:style-name="CharStyle15"><text:span text:style-name="T42">... Kdeže ťa čerti nosia?</text:span></text:span></text:p>
        <text:p text:style-name="P26"><text:span text:style-name="CharStyle15"><text:span text:style-name="T42">Maruša búcha na podstení, nie ani tak, ako keď sa človek ponáhľa.</text:span></text:span></text:p>
        <text:p text:style-name="P26"><text:span text:style-name="CharStyle15"><text:span text:style-name="T42">—</text:span></text:span><text:span text:style-name="CharStyle15"><text:span text:style-name="T1"> </text:span></text:span><text:span text:style-name="CharStyle15"><text:span text:style-name="T42">Marušaá!...</text:span></text:span></text:p>
        <text:p text:style-name="P26"><text:span text:style-name="CharStyle15"><text:span text:style-name="T42">—</text:span></text:span><text:span text:style-name="CharStyle15"><text:span text:style-name="T1"> </text:span></text:span><text:span text:style-name="CharStyle15"><text:span text:style-name="T42">Tak čože? Veď som tu. Hanu zobudíš...</text:span></text:span></text:p>
        <text:p text:style-name="P26"><text:span text:style-name="CharStyle15"><text:span text:style-name="T42">—</text:span></text:span><text:span text:style-name="CharStyle15"><text:span text:style-name="T1"> </text:span></text:span><text:span text:style-name="CharStyle15"><text:span text:style-name="T42">Akože zobudím? — stíšil nečakane Jano Mak, čo mu nijako nepristalo, ba </text:span></text:span><text:soft-page-break/><text:span text:style-name="CharStyle15"><text:span text:style-name="T42">zaraz bol smiešny, lebo keď pri hlasnom hovore rozprával celkom obyčajne, v tomto tichom musel sa namáhať, potkýnal sa mu jazyk a smiešne šiplal.</text:span></text:span></text:p>
        <text:p text:style-name="P26"><text:span text:style-name="CharStyle15"><text:span text:style-name="T42">— Netmoľ sa inde, tak nebudem vykrikovať a vedz, že sme sa s Jozefom podelili. Tuto</text:span></text:span><text:span text:style-name="CharStyle15"><text:span text:style-name="T1"> </text:span></text:span><text:span text:style-name="CharStyle15"><text:span text:style-name="T42">od stola až po dvere bude Jožova polovica,— vyskočil Ján Mak a preťal chyžu širokou dlaňou.</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Či vieš, Maruša?</text:span></text:span></text:p>
        <text:p text:style-name="P26"><text:span text:style-name="CharStyle15"><text:span text:style-name="T42">Maruša kývla.</text:span></text:span></text:p>
        <text:p text:style-name="P26"><text:span text:style-name="CharStyle15"><text:span text:style-name="T42">Jozef Mak ohlušený hľadel na brata, v prvú chvíľu sa mu vari zazdalo, že za Janovým seknutím dlaňou ostala na dlážke </text:span></text:span><text:span text:style-name="CharStyle15"><text:span text:style-name="T1">ja</text:span></text:span><text:span text:style-name="CharStyle15"><text:span text:style-name="T42">ma, lebo ju premeral zrakom od stola až po dvere.</text:span></text:span></text:p>
        <text:p text:style-name="P26"><text:span text:style-name="CharStyle15"><text:span text:style-name="T42">Ale prikývol aj on.</text:span></text:span></text:p>
        <text:p text:style-name="P26"><text:span text:style-name="CharStyle15"><text:span text:style-name="T42">— Tak. Už si každý vieme, na čom sme a poďme spať! — rozkazoval Ján Mak,</text:span></text:span><text:span text:style-name="CharStyle15"><text:span text:style-name="T1"> </text:span></text:span><text:span text:style-name="CharStyle15"><text:span text:style-name="T42">ešte vyššie si podvihol hlavu, zazíval, až sa tak zatriasla celá chalupa, prihol sa k vysokonohej posteli na kolená a ospal</text:span></text:span><text:span text:style-name="CharStyle15"><text:span text:style-name="T9">e</text:span></text:span><text:span text:style-name="CharStyle15"><text:span text:style-name="T42"> začal sa križovať pred modlitbou.</text:span></text:span></text:p>
        <text:p text:style-name="P26"><text:span text:style-name="CharStyle15"><text:span text:style-name="T42">Maruša mu mlčky vytiahla zpod složených rúk </text:span></text:span><text:span text:style-name="CharStyle15"><text:span text:style-name="T1">pá</text:span></text:span><text:span text:style-name="CharStyle15"><text:span text:style-name="T42">skovaný vankúš, zaniesla ho do kúta za stolom, kde bola Jozefova čiastka, a tam postlala druhému Makovi. Z obyčajného zvyku udrela aj na tento vankúš dva-tri razy dlaňami.</text:span></text:span></text:p>
        <text:p text:style-name="P26"><text:span text:style-name="CharStyle15"><text:span text:style-name="T42">Zarazila sa na chvíľu, ale hneď pohla sa rozhodne a sfúkla malú lampu.</text:span></text:span></text:p>
        <text:p text:style-name="P26"><text:span text:style-name="CharStyle15"><text:span text:style-name="T42">Jozef Mak už ležal, ale ešte dlho cítil, ako sa v temnote rozteká ostrý zápach pohorelého oleja a knôtu, lebo zostrily sa mu všetky smysly a počul, i videl, ako v chalupe dýchajú ľudia. Vycítil, ako Maruša zastala na prostriedku izby, dlho tam stála a stála, zavše zašuchotala, ako by sa vyzliekala.</text:span></text:span></text:p>
        <text:p text:style-name="P26"><text:span text:style-name="CharStyle15"><text:span text:style-name="T42">Potom si kľakla konča postele, modlila sa, alebo sa len chcela. Neuveriteľne dlho </text:span></text:span><text:soft-page-break/><text:span text:style-name="CharStyle15"><text:span text:style-name="T42">kľačala. Jozef Mak si myslel, ani nikdy viac nevstane. Dieťa s korýtkom zavesené bolo medzi dve hrady, zamrvilo sa i po tri razy, ale mater sa mu nepohla od modlitby.</text:span></text:span></text:p>
        <text:p text:style-name="P26"><text:span text:style-name="CharStyle15"><text:span text:style-name="T42">Jano Mak hrubo, zázračne zdravo a pokojne začal chrápať, a zvonku vietor začal poklep</text:span></text:span><text:span text:style-name="CharStyle15"><text:span text:style-name="T1">áv</text:span></text:span><text:span text:style-name="CharStyle15"><text:span text:style-name="T42">ať na obloky</text:span></text:span><text:span text:style-name="CharStyle15"><text:span text:style-name="T1">.</text:span></text:span></text:p>
        <text:p text:style-name="P26"><text:span text:style-name="CharStyle15"><text:span text:style-name="T42">A Maruša sa ešte nehla.</text:span></text:span></text:p>
        <text:p text:style-name="P26"><text:span text:style-name="CharStyle15"><text:span text:style-name="T42">Hlásnik prvý raz obišiel všetky kúty, už aj po druhý raz začal vytrubovať, a Maruša sa modliť neprestávala.</text:span></text:span></text:p>
        <text:p text:style-name="P26"><text:span text:style-name="CharStyle15"><text:span text:style-name="T42">Maruša bola omnoho mocnejšia ako Jozef Mak, ľahla si k mužovi, Janovi Makov</text:span></text:span><text:span text:style-name="CharStyle15"><text:span text:style-name="T9">i</text:span></text:span><text:span text:style-name="CharStyle15"><text:span text:style-name="T42"> až vtedy, keď Jozef Mak zaspa</text:span></text:span><text:span text:style-name="CharStyle15"><text:span text:style-name="T1">l.</text:span></text:span></text:p>
        <text:p text:style-name="P5"><text:span text:style-name="CharStyle15"><text:span text:style-name="T42"/></text:span></text:p>
        <text:h text:style-name="Heading_20_1" text:outline-level="1"><text:span text:style-name="CharStyle15"><text:span text:style-name="T85">33.</text:span></text:span></text:h>
        <text:p text:style-name="P26"><text:span text:style-name="CharStyle15"><text:span text:style-name="T42"/></text:span></text:p>
        <text:p text:style-name="P27"><text:span text:style-name="CharStyle15"><text:span text:style-name="T42">Na druhý deň po obede, keď ani Ján Mak, ani Jozef Mak nebol doma, čudnú vec vykonala Maruša.</text:span></text:span></text:p>
        <text:p text:style-name="P26"><text:span text:style-name="CharStyle15"><text:span text:style-name="T42">Prihla sa na korýtko, v ktorom mala dieťa, a bola nežná, ako opravdivá mater. Priložila líce o líce, v hrdle sa jej čosi uvoľnilo tak, ako by sa jej chcelo spievať. Opravdiv</text:span></text:span><text:span text:style-name="CharStyle15"><text:span text:style-name="T9">e</text:span></text:span><text:span text:style-name="CharStyle15"><text:span text:style-name="T42">, nahlas a zreteľne vyspevovať.</text:span></text:span></text:p>
        <text:p text:style-name="P3"><text:span text:style-name="CharStyle10"><text:span text:style-name="T42">Spiže mi, sp</text:span></text:span><text:span text:style-name="CharStyle10"><text:span text:style-name="T1">i!</text:span></text:span><text:span text:style-name="CharStyle10"><text:span text:style-name="T42">...</text:span></text:span></text:p>
        <text:p text:style-name="P26"><text:span text:style-name="CharStyle15"><text:span text:style-name="T42">Pred chvíľou okúpala dieťa a bola si vedomá, že vykonala dobre. Teraz vyhrabala v truhle riedku, ľahkú šatku, poodháňala muchy a prikryla si dcéru.</text:span></text:span></text:p>
        <text:p text:style-name="P26"><text:span text:style-name="CharStyle15"><text:span text:style-name="T42">—</text:span></text:span><text:span text:style-name="CharStyle15"><text:span text:style-name="T1"> </text:span></text:span><text:span text:style-name="CharStyle15"><text:span text:style-name="T42">Či som to už nemohla tak dávno vykonať?—</text:span></text:span><text:span text:style-name="CharStyle15"><text:span text:style-name="T1"> </text:span></text:span><text:span text:style-name="CharStyle15"><text:span text:style-name="T42">hovorila si celkom nahlas. Keď </text:span></text:span><text:soft-page-break/><text:span text:style-name="CharStyle15"><text:span text:style-name="T42">išla na dvor, v kuchynských dverách priam tisla sa jej na jazyk obvyklá reč: Huľa, huľa!... Ale zavčasu sa spamätala, neokríkla húsatá</text:span></text:span><text:span text:style-name="CharStyle15"><text:span text:style-name="T1">, </text:span></text:span><text:span text:style-name="CharStyle15"><text:span text:style-name="T42">iba okraje zástery pochytila, ovievala zásterou a tak hnala húsatá na druhý koniec. Potom pod šopkou navyťahovala niekoľko odpadkov z dosák a založila diery na vrátkach.</text:span></text:span></text:p>
        <text:p text:style-name="P26"><text:span text:style-name="CharStyle15"><text:span text:style-name="T42">— Aká som sprostá! Či tu doštičky včera neboly?...</text:span></text:span></text:p>
        <text:p text:style-name="P26"><text:span text:style-name="CharStyle15"><text:span text:style-name="T42">O chvíľu začervenala sa až po uši.</text:span></text:span></text:p>
        <text:p text:style-name="P26"><text:span text:style-name="CharStyle15"><text:span text:style-name="T42">Skoro sa rozbehla do chyže, a všetko, čo tam bolo, začala nosiť na dvor. Handry, obuv a lavice. Pátričky, lampu, hlavnice.</text:span></text:span></text:p>
        <text:p text:style-name="P26"><text:span text:style-name="CharStyle15"><text:span text:style-name="T42">—</text:span></text:span><text:span text:style-name="CharStyle15"><text:span text:style-name="T1"> </text:span></text:span><text:span text:style-name="CharStyle15"><text:span text:style-name="T42">Či mi netreba riadiť?... Pred Tur</text:span></text:span><text:span text:style-name="CharStyle15"><text:span text:style-name="T1">íc</text:span></text:span><text:span text:style-name="CharStyle15"><text:span text:style-name="T42">ami som nestihla, na Veľkú noc som ležal</text:span></text:span><text:span text:style-name="CharStyle15"><text:span text:style-name="T1">a</text:span></text:span><text:span text:style-name="CharStyle15"><text:span text:style-name="T42">... Riadiť mi treba.</text:span></text:span></text:p>
        <text:p text:style-name="P26"><text:span text:style-name="CharStyle15"><text:span text:style-name="T42">Rozohriala sa, rozpálila, vyvliekla stôl a</text:span></text:span><text:span text:style-name="CharStyle15"><text:span text:style-name="T1"> </text:span></text:span><text:span text:style-name="CharStyle15"><text:span text:style-name="T42">na podstení rozložila posteľ. Chystala sa ísť po vodu, aby mala čo postaviť na ohnisko.</text:span></text:span></text:p>
        <text:p text:style-name="P26"><text:span text:style-name="CharStyle15"><text:span text:style-name="T42">—</text:span></text:span><text:span text:style-name="CharStyle15"><text:span text:style-name="T1"> </text:span></text:span><text:span text:style-name="CharStyle15"><text:span text:style-name="T9">Č</text:span></text:span><text:span text:style-name="CharStyle15"><text:span text:style-name="T42">o robíš, Maruš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ahla sa do dvora cez nízke vrátka Mara Kláčová s dolného rohu.</text:span></text:span></text:p>
        <text:p text:style-name="P30"><text:span text:style-name="CharStyle15"><text:span text:style-name="T50">—</text:span></text:span><text:span text:style-name="CharStyle15"><text:span text:style-name="T9"> </text:span></text:span><text:span text:style-name="CharStyle15"><text:span text:style-name="T42">Čo?</text:span></text:span></text:p>
        <text:p text:style-name="P26"><text:span text:style-name="CharStyle15"><text:span text:style-name="T42">—</text:span></text:span><text:span text:style-name="CharStyle15"><text:span text:style-name="T1"> </text:span></text:span><text:span text:style-name="CharStyle15"><text:span text:style-name="T42">Riadiš?</text:span></text:span></text:p>
        <text:p text:style-name="P30"><text:span text:style-name="CharStyle15"><text:span text:style-name="T42">—</text:span></text:span><text:span text:style-name="CharStyle15"><text:span text:style-name="T1"> </text:span></text:span><text:span text:style-name="CharStyle15"><text:span text:style-name="T42">Aha. O Veľkej noci som ležal</text:span></text:span><text:span text:style-name="CharStyle15"><text:span text:style-name="T1">a</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Veď tak. A vraj Jozef prišiel domov, hovoria.</text:span></text:span></text:p>
        <text:p text:style-name="P26"><text:span text:style-name="CharStyle15"><text:span text:style-name="T42">—</text:span></text:span><text:span text:style-name="CharStyle15"><text:span text:style-name="T1"> </text:span></text:span><text:span text:style-name="CharStyle15"><text:span text:style-name="T42">Prišiel. Včera.</text:span></text:span></text:p>
        <text:p text:style-name="P26"><text:span text:style-name="CharStyle15"><text:span text:style-name="T42">—</text:span></text:span><text:span text:style-name="CharStyle15"><text:span text:style-name="T1"> </text:span></text:span><text:span text:style-name="CharStyle15"><text:span text:style-name="T42">No... Raz každý príde domov. A či je chlap?</text:span></text:span></text:p>
        <text:p text:style-name="P26"><text:span text:style-name="CharStyle15"><text:span text:style-name="T42">To Maruša vôbec nevedela, nuž nemohla odpovedať. Iba nechápavý zrak hodila na Kláčovku.</text:span></text:span></text:p>
        <text:p text:style-name="P26"><text:soft-page-break/><text:span text:style-name="CharStyle15"><text:span text:style-name="T42">— Či </text:span></text:span><text:span text:style-name="CharStyle15"><text:span text:style-name="T1">j</text:span></text:span><text:span text:style-name="CharStyle15"><text:span text:style-name="T42">e zdravý?</text:span></text:span></text:p>
        <text:p text:style-name="P26"><text:span text:style-name="CharStyle15"><text:span text:style-name="T42">— Prečo by nebol?</text:span></text:span></text:p>
        <text:p text:style-name="P26"><text:span text:style-name="CharStyle15"><text:span text:style-name="T42">— Veď hej, že je chlap ako svieca, hovorili.</text:span></text:span></text:p>
        <text:p text:style-name="P26"><text:span text:style-name="CharStyle15"><text:span text:style-name="T42">Ani to nevedela Maruša a bola rada, že sa Mara Kláčovie poberá ďalej.</text:span></text:span></text:p>
        <text:p text:style-name="P26"><text:span text:style-name="CharStyle15"><text:span text:style-name="T42">Mara Kláčová išla ďalej. Pretiahla si ľavým ukazovákom cez tenké pery a kyvkala hlavou, ako by sa s niek</text:span></text:span><text:span text:style-name="CharStyle15"><text:span text:style-name="T9">y</text:span></text:span><text:span text:style-name="CharStyle15"><text:span text:style-name="T42">m shovárala. Obyčajná žena bola Ma</text:span></text:span><text:span text:style-name="CharStyle15"><text:span text:style-name="T1">r</text:span></text:span><text:span text:style-name="CharStyle15"><text:span text:style-name="T42">a Kláčová, viac dobra ako zla mohol od nej očakávať svet, a nič, nič zlého si nemyslela, keď o štyri domy vyššie opýtali sa jej ľudia:</text:span></text:span></text:p>
        <text:p text:style-name="P26"><text:span text:style-name="CharStyle15"><text:span text:style-name="T42">— Čo nového, Mara?</text:span></text:span></text:p>
        <text:p text:style-name="P26"><text:span text:style-name="CharStyle15"><text:span text:style-name="T42">Ba musela chvíľu hútať, pokým vymyslela sprostosť.</text:span></text:span></text:p>
        <text:p text:style-name="P26"><text:span text:style-name="CharStyle15"><text:span text:style-name="T42">— Čo nového?... Nuž že aj krivá koza nôžkou spreberá, keď zazre starodávneho frajera.</text:span></text:span></text:p>
        <text:p text:style-name="P26"><text:span text:style-name="CharStyle15"><text:span text:style-name="T42">—</text:span></text:span><text:span text:style-name="CharStyle15"><text:span text:style-name="T1"> </text:span></text:span><text:span text:style-name="CharStyle15"><text:span text:style-name="T42">Ba? A to ako?</text:span></text:span></text:p>
        <text:p text:style-name="P26"><text:span text:style-name="CharStyle15"><text:span text:style-name="T42">— Hen Maruša sa riadi u Makov.</text:span></text:span></text:p>
        <text:p text:style-name="P26"><text:span text:style-name="CharStyle15"><text:span text:style-name="T42">Ženy sa zasmialy, azda hneď aj zabudly na Kláčovkinu novinu. Maruša nepočula slovíčka z týchto rečí, ani zo smiechu hláska, ale keď Kláčovka odišla zpred vrátok, razom opadly jej robotné ramená, sťa by ich niekto odroni</text:span></text:span><text:span text:style-name="CharStyle15"><text:span text:style-name="T9">l.</text:span></text:span></text:p>
        <text:p text:style-name="P26"><text:span text:style-name="CharStyle15"><text:span text:style-name="T42">Vošla do prázdnej chyže, motala sa z kúta do kúta, ako by niečo hľadala a silou-mocou chcela ho n</text:span></text:span><text:span text:style-name="CharStyle15"><text:span text:style-name="T9">a</text:span></text:span><text:span text:style-name="CharStyle15"><text:span text:style-name="T42">jsť, postupne spomalily sa jej pohyby, zlenively, až napokon chytila sa obločnej dosky, oprela sa celým chrbtom o stenu a zvolala nahlas do dunivej prázdnoty chyže:</text:span></text:span></text:p>
        <text:p text:style-name="P26"><text:span text:style-name="CharStyle15"><text:span text:style-name="T42">— </text:span></text:span><text:span text:style-name="CharStyle15"><text:span text:style-name="T50">Č</text:span></text:span><text:span text:style-name="CharStyle15"><text:span text:style-name="T42">o sa Kláčovka do mňa starie... čo sa starie?...</text:span></text:span></text:p>
        <text:p text:style-name="P26"><text:soft-page-break/><text:span text:style-name="CharStyle15"><text:span text:style-name="T42">Opakovala si to, opakovala, čo raz tichšie a spretrhanejšie, až ju napokon myklo, a vyrval sa z nej mocný nárek, otriasal ňou, ohýbal ju ako vietor jelšový prút, keď sa mu postaví do cesty.</text:span></text:span></text:p>
        <text:p text:style-name="P26"><text:span text:style-name="CharStyle15"><text:span text:style-name="T42">Tak bolo zato, lebo Maruša nebola vždy mocnejšia od Jozefa Maka a vôbec nie vtedy, keď bola sama.</text:span></text:span></text:p>
        <text:p text:style-name="P5"><text:span text:style-name="CharStyle15"><text:span text:style-name="T42"/></text:span></text:p>
        <text:h text:style-name="Heading_20_1" text:outline-level="1"><text:span text:style-name="CharStyle15"><text:span text:style-name="T85">34.</text:span></text:span></text:h>
        <text:p text:style-name="P26"><text:span text:style-name="CharStyle15"><text:span text:style-name="T1"/></text:span></text:p>
        <text:p text:style-name="P27"><text:span text:style-name="CharStyle15"><text:span text:style-name="T1">—</text:span></text:span><text:span text:style-name="CharStyle15"><text:span text:style-name="T42"> Jano je už nie taký, ako bol, — myslel si po prvom ráne Jozef Mak. Dosiaľ si vôbec nevedel predstaviť, že by sa Jano mohol oženiť, mať truhlu a lavicu, žiť trochu poriadne a dávať niekomu niečo, hoci by to bola žena. Ráno bol síce zasa smiešny, keď pozrel do korýtka na dieťa, lebo</text:span></text:span><text:span text:style-name="CharStyle15"><text:span text:style-name="T1"> </text:span></text:span><text:span text:style-name="CharStyle15"><text:span text:style-name="T42">mu hlava pritom vbehla medzi plecia, hlas sa mu zasa stal šipľavým. Veľkú dlaň opovážil sa iba nad korýtko dvihnúť a ničoho sa nedotknúť. Ale jednak si to o ňom pomyslel.</text:span></text:span></text:p>
        <text:p text:style-name="P26"><text:span text:style-name="CharStyle15"><text:span text:style-name="T42">Keby Jozef Mak po celý deň bol hútal o Janovi Makoví, bol by videl veci ináč. Ale takto ostala v ňom prvá myšlienka, a nezapodieval sa s ňou viacej. Poslušne šie</text:span></text:span><text:span text:style-name="CharStyle15"><text:span text:style-name="T1">l s b</text:span></text:span><text:span text:style-name="CharStyle15"><text:span text:style-name="T42">ratom k lesnému správcovi, prihlásil sa za ru-bára, videl, ako vyzerá feršter </text:span></text:span><text:span text:style-name="CharStyle15"><text:span text:style-name="T9">A</text:span></text:span><text:span text:style-name="CharStyle15"><text:span text:style-name="T42">lzo a nijako sa nečudoval, že nejdú hneď rúbať, ba sa ani nedozved</text:span></text:span><text:span text:style-name="CharStyle15"><text:span text:style-name="T1">e</text:span></text:span><text:span text:style-name="CharStyle15"><text:span text:style-name="T42">l, načo idú do Hankovej stodoly.</text:span></text:span></text:p>
        <text:p text:style-name="P26"><text:span text:style-name="CharStyle15"><text:span text:style-name="T42">Iba stodola ho trochu prekvapila.</text:span></text:span></text:p>
        <text:p text:style-name="P26"><text:span text:style-name="CharStyle15"><text:span text:style-name="T42">Ľudí bolo v nej viac, ako o mlatbe, lenže nikde nebolo ani zrna, ani slamy. Ba tu stoly, tu lavice, pod </text:span></text:span><text:span text:style-name="CharStyle15"><text:span text:style-name="T9">s</text:span></text:span><text:span text:style-name="CharStyle15"><text:span text:style-name="T42">t</text:span></text:span><text:span text:style-name="CharStyle15"><text:span text:style-name="T9">o</text:span></text:span><text:span text:style-name="CharStyle15"><text:span text:style-name="T42">lami kaluže. Vráta odložené, vyvalené, a na dvore zasa stoly </text:span></text:span><text:soft-page-break/><text:span text:style-name="CharStyle15"><text:span text:style-name="T42">a zasa lavice. Na dvornej strane stodoly kus bielej dosky a na doske neokrôchané litery: Krčma. Tu i tam sedia dvaja-tr</text:span></text:span><text:span text:style-name="CharStyle15"><text:span text:style-name="T1">aj</text:span></text:span><text:span text:style-name="CharStyle15"><text:span text:style-name="T42">a neznámi a známi ľudia. Jedni pijú, druhí jedia, poniektorí spia. Najširšie rozvalený je Im</text:span></text:span><text:span text:style-name="CharStyle15"><text:span text:style-name="T1">ro</text:span></text:span><text:span text:style-name="CharStyle15"><text:span text:style-name="T42">. Havranie vlasy rozvalené má až do pol stola; ani by sa nehly, keby ich vietor nerozduchova</text:span></text:span><text:span text:style-name="CharStyle15"><text:span text:style-name="T9">l.</text:span></text:span><text:span text:style-name="CharStyle15"><text:span text:style-name="T42"> Spí. Pri ňom sedí širokolíca Cigánka, sedí pevne ako kameň, ani prstom nekývne, až by sa Jozef Mak skoro usmia</text:span></text:span><text:span text:style-name="CharStyle15"><text:span text:style-name="T1">l.</text:span></text:span><text:span text:style-name="CharStyle15"><text:span text:style-name="T42"> Dom je múraný, dlhý a lomený. Po celej dĺžke má nízku pavlač, iba takú na jedon schodík, a v kolene pavlače na schodíku sedí starý Hanka. Taký je už iba ako tôňa chudý a vyblednutý. Kolená vo vysokých kapcoch sú mu shrbenému až po samé čelo, a na prvý pohľad sa zdá, ako by tu boly postavené iba kapce a na ne položená baranica. Sedí pokojne a nejaví nijaký záu</text:span></text:span><text:span text:style-name="CharStyle15"><text:span text:style-name="T1">je</text:span></text:span><text:span text:style-name="CharStyle15"><text:span text:style-name="T42">m, čo sa na jeho dvore robí. Nad hlavou mu vykrikuje polotučný človek, rozkazuje ženám a chlapom, čo stoja na pavlači</text:span></text:span></text:p>
        <text:p text:style-name="P26"><text:span text:style-name="CharStyle15"><text:span text:style-name="T42">Jozef Mak húta, kto by to mohol byť.</text:span></text:span></text:p>
        <text:p text:style-name="P26"><text:span text:style-name="CharStyle15"><text:span text:style-name="T42">Ale krčmár niekoľko ráz sa musí zjaviť, pokým Jozefovi príde na um:</text:span></text:span></text:p>
        <text:p text:style-name="P26"><text:span text:style-name="CharStyle15"><text:span text:style-name="T42">—</text:span></text:span><text:span text:style-name="CharStyle15"><text:span text:style-name="T1"> </text:span></text:span><text:span text:style-name="CharStyle15"><text:span text:style-name="T42">Aha, Baniar</text:span></text:span><text:span text:style-name="CharStyle15"><text:span text:style-name="T1">!</text:span></text:span></text:p>
        <text:p text:style-name="P26"><text:span text:style-name="CharStyle15"><text:span text:style-name="T42">— Ba on </text:span></text:span><text:span text:style-name="CharStyle15"><text:span text:style-name="T1">je</text:span></text:span><text:span text:style-name="CharStyle15"><text:span text:style-name="T42">, pán Bánóczi, — prisvedčí Jano Mak a klepe na stôl, aby ich tu zbadali</text:span></text:span></text:p>
        <text:p text:style-name="P26"><text:span text:style-name="CharStyle15"><text:span text:style-name="T42">— Čože takto Baniar? A ovce?</text:span></text:span></text:p>
        <text:p text:style-name="P26"><text:span text:style-name="CharStyle15"><text:span text:style-name="T42">Jano Mak hodil rukou, že to už dávno bolo. Nechcel o tom hovoriť, ba veď málokto sa už na ovce pamätal. Toľko vedeli ľudia, že kedysi bol Baniar sluhom na slúžnovskom dome, ale raz, keď mali ísť gazdovia do Banátu po ovce, vybral sa s nimi a doniesol ich o peniaze. No nik nevedel, kde sa od tých čias túlal, až pred </text:span></text:span><text:soft-page-break/><text:span text:style-name="CharStyle15"><text:span text:style-name="T42">rokom, keď sa začali ľudia s lopatami a čakanmi hrnúť do doliny, v tretej dedine odtiaľto postavil si búdu zo štyroch dosák a začal predávať chlieb. V noci ho z Brezna nosil a cez deň predával. O chvíľu predával všetko a predával po celej doline. Najaté mal vozy. Pred Vianocami prišiel k Hankovi, vyložil na stôl peniaze spočítané a čisté. Prenajal celý Hankov dom, nabil koly do zeme nízke a vyššie na lavice a na stoly. V Tisovci vyhľadal dobrú kuchárku, vzal si ju za ženu a úradnými písmami dokázal, že sa teraz volá Bánóczi. — Pán Bánóczi, — doložili mu ľudia. Hej, teraz už neskoro stačil pobadať, že pri stole sedí Ján Mak a Jozef Mak, lebo vysielal poslov na</text:span></text:span><text:span text:style-name="CharStyle17"><text:span text:style-name="T42"> </text:span></text:span><text:span text:style-name="CharStyle15"><text:span text:style-name="T42">všetky s</text:span></text:span><text:span text:style-name="CharStyle15"><text:span text:style-name="T50">t</text:span></text:span><text:span text:style-name="CharStyle15"><text:span text:style-name="T42">rany, čo budú pri robote predávať. Jozef Mak aspoň tušil, čo všetko sa tu stalo a zahútal sa nad tým.</text:span></text:span></text:p>
        <text:p text:style-name="P26"><text:span text:style-name="CharStyle15"><text:span text:style-name="T42">—</text:span></text:span><text:span text:style-name="CharStyle15"><text:span text:style-name="T1"> </text:span></text:span><text:span text:style-name="CharStyle15"><text:span text:style-name="T42">Akí mocní sú poniektorí ľudia</text:span></text:span><text:span text:style-name="CharStyle15"><text:span text:style-name="T1">.</text:span></text:span><text:span text:style-name="CharStyle15"><text:span text:style-name="T42"> Všetci sú mocnejší...</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myslel si pomaličky Jozef Mak a ako ho Ján Mak ponúkal, tak pil.</text:span></text:span></text:p>
        <text:p text:style-name="P26"><text:span text:style-name="CharStyle15"><text:span text:style-name="T42">Mnoho p</text:span></text:span><text:span text:style-name="CharStyle15"><text:span text:style-name="T9">il.</text:span></text:span></text:p>
        <text:p text:style-name="P26"><text:span text:style-name="CharStyle15"><text:span text:style-name="T42">Ján Mak pil ešte viac, o mnoho viac, ale to nepobadal. Mnoho ľudí sa tu premlelo, nejedon sa pri nich zastavil. Storakí ľudia prišli, čo pili, jedli a spali. Na mrkaní stoly ani nestačily. Miesili sa ľudia, knísali, klátili, vraveli, vraveli a Jozefovi Makov</text:span></text:span><text:span text:style-name="CharStyle15"><text:span text:style-name="T9">i</text:span></text:span><text:span text:style-name="CharStyle15"><text:span text:style-name="T42"> hučala hlava.</text:span></text:span></text:p>
        <text:p text:style-name="P26"><text:span text:style-name="CharStyle15"><text:span text:style-name="T1">—</text:span></text:span><text:span text:style-name="CharStyle15"><text:span text:style-name="T42"> Jedol som? Spal som? Spal som, </text:span></text:span><text:span text:style-name="CharStyle15"><text:span text:style-name="T1">—</text:span></text:span><text:span text:style-name="CharStyle15"><text:span text:style-name="T42"> uvedomoval si zavše Jozef Mak. Snažil sa roztvoriť oči doširoka a pozrieť na brata, čo ten a ako ten.</text:span></text:span></text:p>
        <text:p text:style-name="P26"><text:span text:style-name="CharStyle15"><text:span text:style-name="T42">Jano Mak sedel vedľa neho ako na obed, ako ráno, a on nevedel uhádnuť, čo by mu mohlo byť, lebo nenašiel teraz slova na Janov krikľavý hlas a šipľanie. Ani mu nebol smiešny. Videl, Jano pije, pi</text:span></text:span><text:span text:style-name="CharStyle15"><text:span text:style-name="T1">je</text:span></text:span><text:span text:style-name="CharStyle15"><text:span text:style-name="T42">, grgá sa mu, ale zato pi</text:span></text:span><text:span text:style-name="CharStyle15"><text:span text:style-name="T1">je</text:span></text:span><text:span text:style-name="CharStyle15"><text:span text:style-name="T42">, neprestajne rozpráva </text:span></text:span><text:soft-page-break/><text:span text:style-name="CharStyle15"><text:span text:style-name="T42">sebe</text:span></text:span><text:span text:style-name="CharStyle15"><text:span text:style-name="T1"> </text:span></text:span><text:span text:style-name="CharStyle15"><text:span text:style-name="T42">a druhým, zaslzia mu zavše malé oči, zavše roztiahnu sa mu líca, a ukáže zuby, ako by sa im chcelo smiať. Cigán Imro nespí pri plote, ale rozvalený je tu pri nich a nemá už ani kabát, iba vestu na holom tele.</text:span></text:span></text:p>
        <text:p text:style-name="P26"><text:span text:style-name="CharStyle15"><text:span text:style-name="T42">Iba Cigánka sedí na svojom mieste, otázka, či od rána a či zas.</text:span></text:span></text:p>
        <text:p text:style-name="P26"><text:span text:style-name="CharStyle15"><text:span text:style-name="T42">Jozef Mak sa rozpamät</text:span></text:span><text:span text:style-name="CharStyle15"><text:span text:style-name="T1">á</text:span></text:span><text:span text:style-name="CharStyle15"><text:span text:style-name="T42">va. Na obed hovoril bratovi:</text:span></text:span></text:p>
        <text:p text:style-name="P26"><text:span text:style-name="CharStyle15"><text:span text:style-name="T42">— Jano, poďme!</text:span></text:span></text:p>
        <text:p text:style-name="P26"><text:span text:style-name="CharStyle15"><text:span text:style-name="T42">A Jano mu niečo rozprával a nešli.</text:span></text:span></text:p>
        <text:p text:style-name="P26"><text:span text:style-name="CharStyle15"><text:span text:style-name="T42">Teraz mu hovorí zas:</text:span></text:span></text:p>
        <text:p text:style-name="P26"><text:span text:style-name="CharStyle15"><text:span text:style-name="T42">— Jano, poďme!</text:span></text:span></text:p>
        <text:p text:style-name="P26"><text:span text:style-name="CharStyle15"><text:span text:style-name="T42">— </text:span></text:span><text:span text:style-name="CharStyle15"><text:span text:style-name="T51">Č</text:span></text:span><text:span text:style-name="CharStyle15"><text:span text:style-name="T42">ož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iští ozrutný Jano.</text:span></text:span></text:p>
        <text:p text:style-name="P26"><text:span text:style-name="CharStyle15"><text:span text:style-name="T42">—</text:span></text:span><text:span text:style-name="CharStyle15"><text:span text:style-name="T1"> </text:span></text:span><text:span text:style-name="CharStyle15"><text:span text:style-name="T42">Domov poďme!</text:span></text:span></text:p>
        <text:p text:style-name="P26"><text:span text:style-name="CharStyle15"><text:span text:style-name="T42">— </text:span></text:span><text:span text:style-name="CharStyle15"><text:span text:style-name="T10">Č</text:span></text:span><text:span text:style-name="CharStyle15"><text:span text:style-name="T42">er</text:span></text:span><text:span text:style-name="CharStyle15"><text:span text:style-name="T10">t</text:span></text:span><text:span text:style-name="CharStyle15"><text:span text:style-name="T42"> pôjde! Maruša musí prísť. Však vieš, Maruša vždy príde a čože dnes nejde? Há?... Vždy príde, a keď neprišla, tak nemusíme ísť.</text:span></text:span></text:p>
        <text:p text:style-name="P26"><text:span text:style-name="CharStyle15"><text:span text:style-name="T42">—</text:span></text:span><text:span text:style-name="CharStyle15"><text:span text:style-name="T1"> </text:span></text:span><text:span text:style-name="CharStyle15"><text:span text:style-name="T42">Musíme, Jano!</text:span></text:span></text:p>
        <text:p text:style-name="P26"><text:span text:style-name="CharStyle15"><text:span text:style-name="T42">—</text:span></text:span><text:span text:style-name="CharStyle15"><text:span text:style-name="T1"> </text:span></text:span><text:span text:style-name="CharStyle15"><text:span text:style-name="T10">Č</text:span></text:span><text:span text:style-name="CharStyle15"><text:span text:style-name="T42">ože? Akurát! Nech príde, nech je tu! Však sa </text:span></text:span><text:span text:style-name="CharStyle15"><text:span text:style-name="T1">je</text:span></text:span><text:span text:style-name="CharStyle15"><text:span text:style-name="T42">j spýtam, prečo neprišla! Maruša vždy príde... Však mi je žena!</text:span></text:span></text:p>
        <text:p text:style-name="P26"><text:span text:style-name="CharStyle15"><text:span text:style-name="T42">Jozefa Maka vtedy čosi po prvý raz heglo. Zažmurkal, ba si aj pretrel oči, ako by nevidel dobre Jána Maka. V hlave sa mu motalo, prelievalo ťažké slovo ako cent Nadrapoval si modzog, chcel si silou-mocou zapamätať, čo povedal Jano Mak, ale hlava mu neprestajne hučala, myšlienky sa tratily, hoci sa hmýrily iba okolo neho, jednako zdrevenely mu plecia, nemohol ramenami hnúť, nahmatať ich, alebo prasknúť na stô</text:span></text:span><text:span text:style-name="CharStyle15"><text:span text:style-name="T51">l.</text:span></text:span></text:p>
        <text:p text:style-name="P26"><text:soft-page-break/><text:span text:style-name="CharStyle15"><text:span text:style-name="T42">Iba jediná myšlienka ho neopúšťala celkom: že treba tu niečo konať.</text:span></text:span></text:p>
        <text:p text:style-name="P26"><text:span text:style-name="CharStyle15"><text:span text:style-name="T42">Tá sa mu vovŕtala do modzgu, plazila sa sem i ta po celom človeku, všade jej bolo</text:span></text:span><text:span text:style-name="CharStyle17"><text:span text:style-name="T42"> </text:span></text:span><text:span text:style-name="CharStyle15"><text:span text:style-name="T42">dosť, sťa by sa všade húževnat</text:span></text:span><text:span text:style-name="CharStyle15"><text:span text:style-name="T51">e</text:span></text:span><text:span text:style-name="CharStyle15"><text:span text:style-name="T42"> bránila, aby bola sama jediná</text:span></text:span><text:span text:style-name="CharStyle15"><text:span text:style-name="T1">.</text:span></text:span><text:span text:style-name="CharStyle15"><text:span text:style-name="T42"> Lenže naokolo bolo mnoho ľudí, vrava hučala zo stodoly a cez dvor ako ozrutná riava a Jozefa ako by dusila, zavše podvihol hlavu, vyvalil oči, dvihol ruku.</text:span></text:span></text:p>
        <text:p text:style-name="P26"><text:span text:style-name="CharStyle15"><text:span text:style-name="T42">Ruka mu vždy však rovnako padla na holý krk cigána Imra, a Im</text:span></text:span><text:span text:style-name="CharStyle15"><text:span text:style-name="T1">ro</text:span></text:span><text:span text:style-name="CharStyle15"><text:span text:style-name="T42"> vždy rovnako vyceril zuby, ako kto je pokojný, kto nič neobyčajného nevidí okolo seba.</text:span></text:span></text:p>
        <text:p text:style-name="P26"><text:span text:style-name="CharStyle15"><text:span text:style-name="T42">To mýlilo Jozefa Maka.</text:span></text:span></text:p>
        <text:p text:style-name="P26"><text:span text:style-name="CharStyle15"><text:span text:style-name="T42">Dlho sa borcoval.</text:span></text:span></text:p>
        <text:p text:style-name="P26"><text:span text:style-name="CharStyle15"><text:span text:style-name="T42">Hádal, čo rozpráva sám a čo vravia iní. Zavše sa mu žiadalo rozkríknuť sa: Po jednom hovort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le nevládal si vec domyslieť až do samého konca, nuž mnoho ráz ju začal a nedokončil ani raz.</text:span></text:span></text:p>
        <text:p text:style-name="P26"><text:span text:style-name="CharStyle15"><text:span text:style-name="T42">Až raz Jano Mak zaklial a buchol na dosku:</text:span></text:span></text:p>
        <text:p text:style-name="P26"><text:span text:style-name="CharStyle15"><text:span text:style-name="T42">— Ancikrista jej!... Tak prečo nejde, há? Či žena nemá prísť po muža, há? Maruša musí tu byť</text:span></text:span><text:span text:style-name="CharStyle15"><text:span text:style-name="T1">!</text:span></text:span><text:span text:style-name="CharStyle15"><text:span text:style-name="T42">...</text:span></text:span></text:p>
        <text:p text:style-name="P26"><text:span text:style-name="CharStyle15"><text:span text:style-name="T42">Vtedy Jozefa Maka mocne posotilo na lavici, prehol sa, sťa by mu hlava išla odletieť, hneď ho aj hodilo napred, oťažkavel, rozduly sa mu pľúca a keď sa hodil na dosku, čo bola pod stolom, zaštrngo</text:span></text:span><text:span text:style-name="CharStyle15"><text:span text:style-name="T51">t</text:span></text:span><text:span text:style-name="CharStyle15"><text:span text:style-name="T42">alo sklo a doska zaprašťala. Pred Jozefovým zrakom rozpľasla sa Janova tvár, roztancovala sa, poskočila hore a dolu, raz ich videl na pravo tri, hneď s</text:span></text:span><text:span text:style-name="CharStyle15"><text:span text:style-name="T1">ľ</text:span></text:span><text:span text:style-name="CharStyle15"><text:span text:style-name="T42">ava i sedem a všetky boly na vlas rovnaké.</text:span></text:span></text:p>
        <text:p text:style-name="P26"><text:span text:style-name="CharStyle15"><text:span text:style-name="T42">Tancovať, hmýriť sa neprestávaly Janove hlavy.</text:span></text:span></text:p>
        <text:p text:style-name="P26"><text:span text:style-name="CharStyle15"><text:span text:style-name="T42">Keď Jozef Mak udrel fľašou medzi oči jednej, všetky hneď skrvavely a všetky </text:span></text:span><text:soft-page-break/><text:span text:style-name="CharStyle15"><text:span text:style-name="T42">rovnako rozzävené ústa rovnako chrčaly.</text:span></text:span></text:p>
        <text:p text:style-name="P26"><text:span text:style-name="CharStyle15"><text:span text:style-name="T42">Jozef chcel ich vidieť všetky a chcel sa rehotať diabolsky, ale pred oči tislo sa mu tisíc a tisíc rúk, zastrely mu celý svet, mykaly ho, socaly, teplou krvou oblievaly a nezrozumiteľne hučaly. Veru Jozef nevidel, že sa Jano </text:span></text:span><text:span text:style-name="CharStyle15"><text:span text:style-name="T1">p</text:span></text:span><text:span text:style-name="CharStyle15"><text:span text:style-name="T42">od ťažkým úderom iba trochu poknísal, ale ani len s lavice sa nesošucho</text:span></text:span><text:span text:style-name="CharStyle15"><text:span text:style-name="T10">l.</text:span></text:span></text:p>
        <text:p text:style-name="P5"><text:span text:style-name="CharStyle15"><text:span text:style-name="T42"/></text:span></text:p>
        <text:h text:style-name="Heading_20_1" text:outline-level="1"><text:span text:style-name="CharStyle15"><text:span text:style-name="T85">35.</text:span></text:span></text:h>
        <text:p text:style-name="P26"><text:span text:style-name="CharStyle15"><text:span text:style-name="T42"/></text:span></text:p>
        <text:p text:style-name="P27"><text:span text:style-name="CharStyle15"><text:span text:style-name="T42">Neskoro v noci, keď mesiac už tuho svietil do chalupy, Jozef Mak sa prebudil. Suché a boľavé mal ústa, ustaté oči, musel sa namáhať, pokým sa rozhľadel po chyži.</text:span></text:span></text:p>
        <text:p text:style-name="P26"><text:span text:style-name="CharStyle15"><text:span text:style-name="T42">A potom si myslel, že sa od včerajška nestalo nič.</text:span></text:span></text:p>
        <text:p text:style-name="P26"><text:span text:style-name="CharStyle15"><text:span text:style-name="T42">Maruša kľačala pred oblokom od ulice a modlila sa nehybne ako včera. Díval sa na</text:span></text:span><text:span text:style-name="CharStyle15"><text:span text:style-name="T1"> </text:span></text:span><text:span text:style-name="CharStyle15"><text:span text:style-name="T42">ňu najsamprv tak ako na prízrak, potom dlho a ťažko hútal, prehrabával sa v dnešných udalostiach a prisahal sa zasa dlho a ťažko, že dnes pil naposledy.</text:span></text:span></text:p>
        <text:p text:style-name="P26"><text:span text:style-name="CharStyle15"><text:span text:style-name="T42">Nechcel nič hovoriť, ale boľavé a suché ústa pohýbaly sa mu samy:</text:span></text:span></text:p>
        <text:p text:style-name="P26"><text:span text:style-name="CharStyle15"><text:span text:style-name="T42">— Maruš</text:span></text:span><text:span text:style-name="CharStyle15"><text:span text:style-name="T1">a</text:span></text:span><text:span text:style-name="CharStyle15"><text:span text:style-name="T42">...</text:span></text:span></text:p>
        <text:p text:style-name="P26"><text:span text:style-name="CharStyle15"><text:span text:style-name="T42">Maruša tíško a pokojne vstala, prišla k nemu, zastala si pri samej lavici.</text:span></text:span></text:p>
        <text:p text:style-name="P26"><text:span text:style-name="CharStyle15"><text:span text:style-name="T42">Naľakal sa Jozef Mak, prižmúril oči a nechcel ich viac otvoriť, ale cítil, že Maruša stojí vedľa neho, ani sa nehýbe, azda ani nedýcha. Pridržiaval si aj svoj dych, lenže to išlo ťažko, a v hlave neprestávalo mu hučať ani tak.</text:span></text:span></text:p>
        <text:p text:style-name="P26"><text:span text:style-name="CharStyle15"><text:span text:style-name="T42">Ba rozbolely ho všetky údy v nehybnosti, ktorú si rozkazoval, a nechcel sa hnúť, </text:span></text:span><text:soft-page-break/><text:span text:style-name="CharStyle15"><text:span text:style-name="T42">ani nič nechcel hovoriť, no ruka sa mu sama dvihla a sama hneď našla ruku Marušinu.</text:span></text:span></text:p>
        <text:p text:style-name="P26"><text:span text:style-name="CharStyle15"><text:span text:style-name="T42">—</text:span></text:span><text:span text:style-name="CharStyle15"><text:span text:style-name="T1"> </text:span></text:span><text:span text:style-name="CharStyle15"><text:span text:style-name="T42">Zabil som ho, Maruša?</text:span></text:span></text:p>
        <text:p text:style-name="P26"><text:span text:style-name="CharStyle15"><text:span text:style-name="T42">—</text:span></text:span><text:span text:style-name="CharStyle15"><text:span text:style-name="T1"> </text:span></text:span><text:span text:style-name="CharStyle15"><text:span text:style-name="T42">Koho?</text:span></text:span></text:p>
        <text:p text:style-name="P26"><text:span text:style-name="CharStyle15"><text:span text:style-name="T42">— Jana či som zabil?</text:span></text:span></text:p>
        <text:p text:style-name="P26"><text:span text:style-name="CharStyle15"><text:span text:style-name="T42">Počul nad hlavou nedobre utajený dych.</text:span></text:span></text:p>
        <text:p text:style-name="P26"><text:span text:style-name="CharStyle15"><text:span text:style-name="T42">— Či som ho?...</text:span></text:span></text:p>
        <text:p text:style-name="P26"><text:span text:style-name="CharStyle15"><text:span text:style-name="T42">—</text:span></text:span><text:span text:style-name="CharStyle15"><text:span text:style-name="T1"> </text:span></text:span><text:span text:style-name="CharStyle15"><text:span text:style-name="T42">Jana len o polnoci donesú,</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čul Jozef Mak, —</text:span></text:span><text:span text:style-name="CharStyle15"><text:span text:style-name="T1"> </text:span></text:span><text:span text:style-name="CharStyle15"><text:span text:style-name="T42">a ešte je nie polnoc.</text:span></text:span></text:p>
        <text:p text:style-name="P26"><text:span text:style-name="CharStyle15"><text:span text:style-name="T42">— Odkiaľ ho donesú, Maruša?</text:span></text:span></text:p>
        <text:p text:style-name="P26"><text:span text:style-name="CharStyle15"><text:span text:style-name="T42">—</text:span></text:span><text:span text:style-name="CharStyle15"><text:span text:style-name="T1"> </text:span></text:span><text:span text:style-name="CharStyle15"><text:span text:style-name="T42">Odkiaľ... Vždy ho o polnoci dovedú z krčmy. Už som ospalá a ešte musím čakať. Bola som v krčme, povedala som chlapom, nuž ho dovedú.</text:span></text:span></text:p>
        <text:p text:style-name="P26"><text:span text:style-name="CharStyle15"><text:span text:style-name="T42">Modzog Jozefa Maka až zaprašťal.</text:span></text:span></text:p>
        <text:p text:style-name="P26"><text:span text:style-name="CharStyle15"><text:span text:style-name="T42">Celý sa pomrvil na lavici a tuho stisol Marušinu ruku.</text:span></text:span></text:p>
        <text:p text:style-name="P26"><text:span text:style-name="CharStyle15"><text:span text:style-name="T42">Potom v chyži ostalo ticho.</text:span></text:span></text:p>
        <text:p text:style-name="P26"><text:span text:style-name="CharStyle15"><text:span text:style-name="T42">Čušaly hrady, povaly, ču</text:span></text:span><text:span text:style-name="CharStyle15"><text:span text:style-name="T1">š</text:span></text:span><text:span text:style-name="CharStyle15"><text:span text:style-name="T42">aly steny, hoci páchlo z nich vápno, azda sa tmavé fľaky všelijakých vecí aj pohýbaly, jednako všetko žilo a dýchalo tu teraz strašne bezhlučne a vzduch hustol, hustol, líhal si na človeka, dlávil, dusil. Azda priam povala sa pohla a neslyšiteľne začala sadať dolu, aby pridlávila Jozefa Maka.</text:span></text:span></text:p>
        <text:p text:style-name="P26"><text:span text:style-name="CharStyle15"><text:span text:style-name="T42">Marušu nie.</text:span></text:span></text:p>
        <text:p text:style-name="P26"><text:span text:style-name="CharStyle15"><text:span text:style-name="T42">— Podaj mi vody...</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šeptal Jozef Mak, ale keď sa pohla, uľakaný mocnejšie prichytil jej ruku, aby mu neušla.</text:span></text:span></text:p>
        <text:p text:style-name="P26"><text:span text:style-name="CharStyle15"><text:span text:style-name="T42">A čušali zas.</text:span></text:span></text:p>
        <text:p text:style-name="P26"><text:soft-page-break/><text:span text:style-name="CharStyle15"><text:span text:style-name="T42">Čušala chyža a vápno.</text:span></text:span></text:p>
        <text:p text:style-name="P26"><text:span text:style-name="CharStyle15"><text:span text:style-name="T42">I povala ostala kdesi v polceste visieť, nehýbala sa ďalej. Vonku čušala noc ako nemé strašidlo, tu dnu čupela chyža, ako ustrašené decko.</text:span></text:span></text:p>
        <text:p text:style-name="P26"><text:span text:style-name="CharStyle15"><text:span text:style-name="T42">Jozefova ruka držala ruku Marušinu.</text:span></text:span></text:p>
        <text:p text:style-name="P26"><text:span text:style-name="CharStyle15"><text:span text:style-name="T42">— Či ťa Jano sám bi</text:span></text:span><text:span text:style-name="CharStyle15"><text:span text:style-name="T1">l</text:span></text:span><text:span text:style-name="CharStyle15"><text:span text:style-name="T42"> či ťa</text:span></text:span><text:span text:style-name="CharStyle15"><text:span text:style-name="T1"> </text:span></text:span><text:span text:style-name="CharStyle15"><text:span text:style-name="T42">aj iní? — ozvala sa Maruša po dlhom mlčaní. Ale Mak jej neodpovedal, lebo nevedel naisto, iba si tak myslel, že ho bili všetci, čo tam boli. Bil ho Jano, bil ho Imro, i krčmár, i všelijakí chlapi, i ženy, celý svet. Či nie?</text:span></text:span></text:p>
        <text:p text:style-name="P26"><text:span text:style-name="CharStyle15"><text:span text:style-name="T42">— Podám ti vody, — vykĺzla sa raz po dlhočiznom mlčaní Marušina ruka a Jozef Mak nestačil ani pobadať, že si zhlboka vzdychla.</text:span></text:span></text:p>
        <text:p text:style-name="P26"><text:span text:style-name="CharStyle15"><text:span text:style-name="T42">Díval sa za ňou, ako m</text:span></text:span><text:span text:style-name="CharStyle15"><text:span text:style-name="T1">i</text:span></text:span><text:span text:style-name="CharStyle15"><text:span text:style-name="T42">zne v tme dvier, počul, ako prešla cez kuchyňu, ako vrzly vonkajšie dvere, a vedel, že na prahu sa zastavila. Sťa by videl cez múry, tak ju mal pred očami, ako tam stojí, ba vedel i to, kedy sa posadila na prah.</text:span></text:span></text:p>
        <text:p text:style-name="P26"><text:span text:style-name="CharStyle15"><text:span text:style-name="T42">A bol jej povďačný, že sa viac nevrátila.</text:span></text:span></text:p>
        <text:p text:style-name="P6"><text:span text:style-name="CharStyle17"><text:span text:style-name="T42"/></text:span></text:p>
        <text:h text:style-name="Heading_20_1" text:outline-level="1"><text:span text:style-name="CharStyle29"><text:span text:style-name="T84">36</text:span></text:span><text:span text:style-name="CharStyle29"><text:span text:style-name="T39">.</text:span></text:span></text:h>
        <text:p text:style-name="P26"><text:span text:style-name="CharStyle15"><text:span text:style-name="T42"/></text:span></text:p>
        <text:p text:style-name="P27"><text:span text:style-name="CharStyle15"><text:span text:style-name="T42">Jozef Mak a Ján Mak mlčky odchodili z domu, keď išli rubáriť.</text:span></text:span></text:p>
        <text:p text:style-name="P26"><text:span text:style-name="CharStyle15"><text:span text:style-name="T42">Jozefa Maka </text:span></text:span><text:span text:style-name="CharStyle15"><text:span text:style-name="T1">z</text:span></text:span><text:span text:style-name="CharStyle15"><text:span text:style-name="T42">a</text:span></text:span><text:span text:style-name="CharStyle15"><text:span text:style-name="T1">uj</text:span></text:span><text:span text:style-name="CharStyle15"><text:span text:style-name="T42">aly s</text:span></text:span><text:span text:style-name="CharStyle15"><text:span text:style-name="T1">t</text:span></text:span><text:span text:style-name="CharStyle15"><text:span text:style-name="T42">aré známosti, ktoré ho tu za dedinou od rokov nezmenené očakávaly. Napchávaly mu pľúca, hlavu a ústa</text:span></text:span><text:span text:style-name="CharStyle15"><text:span text:style-name="T1">. </text:span></text:span><text:span text:style-name="CharStyle15"><text:span text:style-name="T42">Jána Maka držala ešte noc, hoci nebol by vedel povedať, že sa dosť nenaspal.</text:span></text:span></text:p>
        <text:p text:style-name="P26"><text:span text:style-name="CharStyle15"><text:span text:style-name="T42">Kráčali neiste hore chodníkami: ani sa nevliekli, ani sa neponáhľali. Ráno bolo chladné a nehybné, sťa by sa vôbec nechcelo prebúdzať! I vánok, čo sa plaz</text:span></text:span><text:span text:style-name="CharStyle15"><text:span text:style-name="T1">iev</text:span></text:span><text:span text:style-name="CharStyle15"><text:span text:style-name="T42">a iba </text:span></text:span><text:soft-page-break/><text:span text:style-name="CharStyle15"><text:span text:style-name="T42">ponad trávu, i ten kdesi čupel, ani ináč nebolo nikde vidieť alebo badať živej duše. Jozefa Maka ukolísalo chladné povetrie, ustálil si, že v chalupe na lavici spávať </text:span></text:span><text:span text:style-name="CharStyle15"><text:span text:style-name="T1">je</text:span></text:span><text:span text:style-name="CharStyle15"><text:span text:style-name="T42"> až hriech, ale i hovoriť je hriech.</text:span></text:span></text:p>
        <text:p text:style-name="P26"><text:span text:style-name="CharStyle15"><text:span text:style-name="T42">Jedno však pobadal i Jozef Mak.</text:span></text:span></text:p>
        <text:p text:style-name="P26"><text:span text:style-name="CharStyle15"><text:span text:style-name="T42">Videl, čím ďalej kráčajú, tým väčšmi sa vyjasnieva Janova zamračená tvár, a u</text:span></text:span><text:span text:style-name="CharStyle15"><text:span text:style-name="T1">ž n</text:span></text:span><text:span text:style-name="CharStyle15"><text:span text:style-name="T42">ez</text:span></text:span><text:span text:style-name="CharStyle15"><text:span text:style-name="T1">ajd</text:span></text:span><text:span text:style-name="CharStyle15"><text:span text:style-name="T42">ú ďaleko, Jano sa rozhovorí, ani viac neprestane.</text:span></text:span></text:p>
        <text:p text:style-name="P26"><text:span text:style-name="CharStyle15"><text:span text:style-name="T42">Potiahol krok a chcel mu zutekať.</text:span></text:span></text:p>
        <text:p text:style-name="P26"><text:span text:style-name="CharStyle15"><text:span text:style-name="T42">Nedalo sa.</text:span></text:span></text:p>
        <text:p text:style-name="P26"><text:span text:style-name="CharStyle15"><text:span text:style-name="T42">I musel privykať Jozef Mak, že nikdy dosiaľ nepoznal Jána Maka.</text:span></text:span></text:p>
        <text:p text:style-name="P26"><text:span text:style-name="CharStyle15"><text:span text:style-name="T42">Nikdy by si nebol pomyslel, že je Jano taký veselý človek, že tu v horách, v rubárskej kolibe dostáva inú tvár, iné oči a ruky, i dlane </text:span></text:span><text:span text:style-name="CharStyle15"><text:span text:style-name="T51">i</text:span></text:span><text:span text:style-name="CharStyle15"><text:span text:style-name="T42">nakšie, reč teplejšiu, i dušu novú a širokú. Na zrenice nevinné plamienky, ako mávajú decká a na gamby smiech, ako mávajú dobrí ľudia. Rozprestrie zavše veľké, nemotorné ramená, ako by chcel objať všetky vrchy a jedliny, a</text:span></text:span><text:span text:style-name="CharStyle15"><text:span text:style-name="T1"> </text:span></text:span><text:span text:style-name="CharStyle15"><text:span text:style-name="T42">zavše</text:span></text:span><text:span text:style-name="CharStyle15"><text:span text:style-name="T1"> </text:span></text:span><text:span text:style-name="CharStyle15"><text:span text:style-name="T42">naširoko sa zasmeje nad hrncom medzi kolenami, rukávom poutiera si spotené čelo a vykríkne:</text:span></text:span></text:p>
        <text:p text:style-name="P26"><text:span text:style-name="CharStyle15"><text:span text:style-name="T42">— Poďte chlapi, ktorí ste sa ešte nenažrali, však ja už nevládzem!</text:span></text:span></text:p>
        <text:p text:style-name="P26"><text:span text:style-name="CharStyle15"><text:span text:style-name="T42">Áno, pravda to bola.</text:span></text:span></text:p>
        <text:p text:style-name="P26"><text:span text:style-name="CharStyle15"><text:span text:style-name="T42">I srnča oratoval Jano Mak.</text:span></text:span></text:p>
        <text:p text:style-name="P26"><text:span text:style-name="CharStyle15"><text:span text:style-name="T42">Chytili ho pri potoku medzi drevom, lebo malo odlomenú prednú pravú nôžku pod kolenom a zradilo sa samé, lebo žalostne bľačalo. Chlapi kládli naň veľké svoje dlane, vyťahovali nože, ale Jano Mak ho oratoval. Zhúkol nad hlavami rubárov a vzal im srnča. Odrezal kožu, na ktorej sa odlomená kosť combáľala, obviazal </text:span></text:span><text:soft-page-break/><text:span text:style-name="CharStyle15"><text:span text:style-name="T42">okyptenú nohu a začal stavať pre srnča košiar. Keď odložil sekeru, choval srnča a také láskavé slová vymýšľal preň, ako len vedel.</text:span></text:span></text:p>
        <text:p text:style-name="P26"><text:span text:style-name="CharStyle15"><text:span text:style-name="T42">Áno.</text:span></text:span></text:p>
        <text:p text:style-name="P26"><text:span text:style-name="CharStyle15"><text:span text:style-name="T42">Nelenilo sa mu trojakej vody doniesť z doliny, aby srnča mohlo piť, z ktorej chcelo, a vymýšľal podivné hist</text:span></text:span><text:span text:style-name="CharStyle15"><text:span text:style-name="T10">o</text:span></text:span><text:span text:style-name="CharStyle15"><text:span text:style-name="T42">rie z písma svätého, kde bola reč o zvieratách, ktoré sú viac hodn</text:span></text:span><text:span text:style-name="CharStyle15"><text:span text:style-name="T10">y</text:span></text:span><text:span text:style-name="CharStyle15"><text:span text:style-name="T42"> ako človek.</text:span></text:span></text:p>
        <text:p text:style-name="P26"><text:span text:style-name="CharStyle15"><text:span text:style-name="T42">Videl to dobre všetko Jozef Mak</text:span></text:span><text:span text:style-name="CharStyle15"><text:span text:style-name="T1">.</text:span></text:span></text:p>
        <text:p text:style-name="P26"><text:span text:style-name="CharStyle15"><text:span text:style-name="T42">Videl, ako sa Jano Mak rozkročuje pod pňami, oháňa sekerou za troch chlapov a</text:span></text:span><text:span text:style-name="CharStyle15"><text:span text:style-name="T1"> </text:span></text:span><text:span text:style-name="CharStyle15"><text:span text:style-name="T42">keď sa večerí, odhadzuje oceľ ako páperie, i hovorí:</text:span></text:span></text:p>
        <text:p text:style-name="P26"><text:span text:style-name="CharStyle15"><text:span text:style-name="T42">—</text:span></text:span><text:span text:style-name="CharStyle15"><text:span text:style-name="T1"> </text:span></text:span><text:span text:style-name="CharStyle15"><text:span text:style-name="T42">Chytro ušiel deň, n</text:span></text:span><text:span text:style-name="CharStyle15"><text:span text:style-name="T1">o!</text:span></text:span><text:span text:style-name="CharStyle15"><text:span text:style-name="T42">...</text:span></text:span></text:p>
        <text:p text:style-name="P26"><text:span text:style-name="CharStyle15"><text:span text:style-name="T42">Zavše musel sa naň dívať.</text:span></text:span></text:p>
        <text:p text:style-name="P26"><text:span text:style-name="CharStyle15"><text:span text:style-name="T42">A v sobotu, keď šli dolu chodníkmi, videl, ako sa Janova tvár mení na mrzut</text:span></text:span><text:span text:style-name="CharStyle15"><text:span text:style-name="T1">ú</text:span></text:span><text:span text:style-name="CharStyle15"><text:span text:style-name="T42">, ako sa mu vťahujú oči do jamôk, ako mu pomaly ustáva a klesá hlava.</text:span></text:span></text:p>
        <text:p text:style-name="P26"><text:span text:style-name="CharStyle15"><text:span text:style-name="T42">Pred Teplicou mal ju už naklonenú celkom napred, ako by sa proti vetru opieral a ledva mu rozumel Jozef Mak, keď prepúšťal slová cez zuby:</text:span></text:span></text:p>
        <text:p text:style-name="P26"><text:span text:style-name="CharStyle15"><text:span text:style-name="T42">— Musím ju nabiť</text:span></text:span><text:span text:style-name="CharStyle15"><text:span text:style-name="T1">,</text:span></text:span><text:span text:style-name="CharStyle15"><text:span text:style-name="T42"> čože si inšieho počnem?...</text:span></text:span></text:p>
        <text:p text:style-name="P26"><text:span text:style-name="CharStyle15"><text:span text:style-name="T42">—</text:span></text:span><text:span text:style-name="CharStyle15"><text:span text:style-name="T1"> </text:span></text:span><text:span text:style-name="CharStyle15"><text:span text:style-name="T42">Koho to chceš nabiť, Jano?— otváral oči Jozef Mak.</text:span></text:span></text:p>
        <text:p text:style-name="P26"><text:span text:style-name="CharStyle15"><text:span text:style-name="T42">Jano sa zastavil na chvíľočku, čudoval sa, ale neodpovedal. Zaryl hlavu do vzduchu, mykol klobúk na oči a ponáhľal sa domov.</text:span></text:span></text:p>
        <text:p text:style-name="P26"><text:span text:style-name="CharStyle15"><text:span text:style-name="T42">A nabil Marušu i teraz, i zakaždým, keď sa vracal z hôr.</text:span></text:span></text:p>
        <text:p text:style-name="P5"><text:span text:style-name="CharStyle15"><text:span text:style-name="T42"/></text:span></text:p>
        <text:h text:style-name="Heading_20_1" text:outline-level="1"><text:soft-page-break/><text:span text:style-name="CharStyle15"><text:span text:style-name="T85">37.</text:span></text:span></text:h>
        <text:p text:style-name="P26"><text:span text:style-name="CharStyle15"><text:span text:style-name="T42"/></text:span></text:p>
        <text:p text:style-name="P27"><text:span text:style-name="CharStyle15"><text:span text:style-name="T42">Dlho uvažoval o týchto veciach Jozef Mak.</text:span></text:span></text:p>
        <text:p text:style-name="P26"><text:span text:style-name="CharStyle15"><text:span text:style-name="T42">I v boží deň ostával v ru</text:span></text:span><text:span text:style-name="CharStyle15"><text:span text:style-name="T1">bárs</text:span></text:span><text:span text:style-name="CharStyle15"><text:span text:style-name="T42">k</text:span></text:span><text:span text:style-name="CharStyle15"><text:span text:style-name="T1">ej</text:span></text:span><text:span text:style-name="CharStyle15"><text:span text:style-name="T42"> kolibe, nechcelo sa mu ísť do dediny, hútal tvrdo a každé húta</text:span></text:span><text:span text:style-name="CharStyle15"><text:span text:style-name="T51">ni</text:span></text:span><text:span text:style-name="CharStyle15"><text:span text:style-name="T42">e skončil rovnako.</text:span></text:span></text:p>
        <text:p text:style-name="P26"><text:span text:style-name="CharStyle15"><text:span text:style-name="T42">— Neverím! Jano mi darmo rozpráva, a darmo mi rozpráva svet.</text:span></text:span></text:p>
        <text:p text:style-name="P26"><text:span text:style-name="CharStyle15"><text:span text:style-name="T42">Ba znova znenávidel Jana a rozhodol sa neraz, že pô</text:span></text:span><text:span text:style-name="CharStyle15"><text:span text:style-name="T1">jd</text:span></text:span><text:span text:style-name="CharStyle15"><text:span text:style-name="T42">e robiť k „červíkom“, červíkmi volal tých, čo popri Hrone rozkopávali zem, lebo nemal k nim nijakej lásky. Mnoho cudzích a všelijakých ľudí hrnulo sa hore dolinou, a Jozefovi Makovi pozdávali sa za červíkov. Za pažravých červíkov. Zažrali sa do doliny a idú ju celú z</text:span></text:span><text:span text:style-name="CharStyle15"><text:span text:style-name="T1">je</text:span></text:span><text:span text:style-name="CharStyle15"><text:span text:style-name="T42">sť.</text:span></text:span></text:p>
        <text:p text:style-name="P26"><text:span text:style-name="CharStyle15"><text:span text:style-name="T42">Nechcelo sa mu medzi nich.</text:span></text:span></text:p>
        <text:p text:style-name="P26"><text:span text:style-name="CharStyle15"><text:span text:style-name="T42">Ale zunovalo sa mu na Jana Maka hnevať, nuž zašiel raz k došteným búdam pri Hrone a ostal tam. Dostal trochu slamy pri doštenej stene, poličku na dlaň širokú a klinec pod ňou. Dostal čakan a lopatu, aby mohol rúbať zem a odmotávať ju, aby nezavadzala novému svetu, čo ide hore dolinou. I hneval sa celý týždeň na túto robotu, nedôverčivo obzeral sa po známych, ale keď zistil, že všetci známi naozaj rúbu zem, nuž robil ďalej a v sobotu otŕčal dlaň pri výplate. Potom si kúpil biely chlieb, aký v ten čas začali tu predávať a jedol ho, jedol, jedol. Nazdal sa Jozef Mak, že inej starosti nemá na tomto svete, iba jesť a že mu mnoho treba jesť.</text:span></text:span></text:p>
        <text:p text:style-name="P26"><text:span text:style-name="CharStyle15"><text:span text:style-name="T42">Jesť a dívať sa.</text:span></text:span></text:p>
        <text:p text:style-name="P26"><text:span text:style-name="CharStyle15"><text:span text:style-name="T42">Dívať sa, na príklad, na hradskú, ako sa belie na dne doliny, na belasý Hron, ako </text:span></text:span><text:soft-page-break/><text:span text:style-name="CharStyle15"><text:span text:style-name="T42">sa prepletá pomedzi skaly, vŕby a jelše. Na </text:span></text:span><text:span text:style-name="CharStyle15"><text:span text:style-name="T1">ľ</text:span></text:span><text:span text:style-name="CharStyle15"><text:span text:style-name="T42">udí, ako sa zvŕtajú okolo krátkych klasov</text:span></text:span><text:span text:style-name="CharStyle15"><text:span text:style-name="T1">.</text:span></text:span><text:span text:style-name="CharStyle15"><text:span text:style-name="T42"> Na senné vozy, čo sa kolíšu dolu stranami</text:span></text:span><text:span text:style-name="CharStyle15"><text:span text:style-name="T1">.</text:span></text:span></text:p>
        <text:p text:style-name="P26"><text:span text:style-name="CharStyle15"><text:span text:style-name="T42">Na príklad, na dievky, čo sa pochabia po lúkach, vykrikujú, húkajú, lebo vedia, že neďaleko je hŕba chlapov, mnoho parobkov, kov, i jedon parobok.</text:span></text:span></text:p>
        <text:p text:style-name="P26"><text:span text:style-name="CharStyle15"><text:span text:style-name="T42">Na robotníkov, čo nemajú ani pol chalupy, ako on, Jozef Mak, ani nijakú dedinu, ani voskovú Pannu M</text:span></text:span><text:span text:style-name="CharStyle15"><text:span text:style-name="T52">ar</text:span></text:span><text:span text:style-name="CharStyle15"><text:span text:style-name="T42">iu, ani smútok, ani nevlastného brata Jana</text:span></text:span><text:span text:style-name="CharStyle15"><text:span text:style-name="T1">.</text:span></text:span><text:span text:style-name="CharStyle15"><text:span text:style-name="T42"> </text:span></text:span><text:span text:style-name="CharStyle15"><text:span text:style-name="T52">Č</text:span></text:span><text:span text:style-name="CharStyle15"><text:span text:style-name="T42">o si vešajú klobúk na klinec pod poličkou, krájajú slaninu zavše, najmä v pondelok. </text:span></text:span><text:span text:style-name="CharStyle15"><text:span text:style-name="T11">Č</text:span></text:span><text:span text:style-name="CharStyle15"><text:span text:style-name="T42">o si v stredu požičiavajú, kľajú a smejú sa. Díval sa na nich a keď kliali, mimovoľne si prikyvoval, a keď sa smiali, usmial sa aj on.</text:span></text:span></text:p>
        <text:p text:style-name="P26"><text:span text:style-name="CharStyle15"><text:span text:style-name="T42">Čo inš</text:span></text:span><text:span text:style-name="CharStyle15"><text:span text:style-name="T1">ieho</text:span></text:span><text:span text:style-name="CharStyle15"><text:span text:style-name="T42"> mal robiť Jozef Mak?</text:span></text:span></text:p>
        <text:p text:style-name="P26"><text:span text:style-name="CharStyle15"><text:span text:style-name="T42">Nuž všetkým ľuďom a vo všetkom dával za pravdu. Ak však ľudia veľmi kliali, odš</text:span></text:span><text:span text:style-name="CharStyle15"><text:span text:style-name="T52">u</text:span></text:span><text:span text:style-name="CharStyle15"><text:span text:style-name="T42">chol sa ďalej, ak sa veľmi smiali, krútil nad nimi hlavou, lebo ani jedno nemal rád, ani jedno nechápal, ba vari sa teraz obojeho </text:span></text:span><text:span text:style-name="CharStyle15"><text:span text:style-name="T1">b</text:span></text:span><text:span text:style-name="CharStyle15"><text:span text:style-name="T42">ál.</text:span></text:span></text:p>
        <text:p text:style-name="P26"><text:span text:style-name="CharStyle15"><text:span text:style-name="T42">Ale díval sa aj na ženské, čo do doštených domov prichodily predávať všelijaké drobnosti a seba, zavše díval sa na ne lačnými očami, ale za hriešne a ošklivé pokladal i ženy, čo chodily s robotníkm</text:span></text:span><text:span text:style-name="CharStyle15"><text:span text:style-name="T1">i</text:span></text:span><text:span text:style-name="CharStyle15"><text:span text:style-name="T42"> bez domova, a keď sa díval na pytačky pána Kádára v Pohorelej, to mu nesmieme imponovalo.</text:span></text:span></text:p>
        <text:p text:style-name="P26"><text:span text:style-name="CharStyle15"><text:span text:style-name="T42">Pán Kádár bol pohorelský pán Bánóczi, len </text:span></text:span><text:span text:style-name="CharStyle15"><text:span text:style-name="T1">o</text:span></text:span><text:span text:style-name="CharStyle15"><text:span text:style-name="T42"> tom nik nevedel, či sa tak volal od na rodenia, alebo mal príčiny, aby sa tak volal iba teraz. Lenže silnejší a krvnate</text:span></text:span><text:span text:style-name="CharStyle15"><text:span text:style-name="T1">jš</text:span></text:span><text:span text:style-name="CharStyle15"><text:span text:style-name="T42">í bol, ako Bánóczi, aj obchodovať vedel lepšie, a kdekto vtedy rozprával, že robotníci, tí, čo v utorok kľajú, nanosili mu už plnú pivnicu krajciarov; na voze ich odváža do Brezna.</text:span></text:span></text:p>
        <text:p text:style-name="P26"><text:soft-page-break/><text:span text:style-name="CharStyle15"><text:span text:style-name="T42">A zato mal také hrdé pytačky.</text:span></text:span></text:p>
        <text:p text:style-name="P26"><text:span text:style-name="CharStyle15"><text:span text:style-name="T42">Zabávali sa páni, a Jozef Mak, učupený pri obloku, díval sa vyjavený. Čudoval sa najprv, že je pánov tak mnoho, — veď kde sa vzali? —</text:span></text:span><text:span text:style-name="CharStyle15"><text:span text:style-name="T1"> </text:span></text:span><text:span text:style-name="CharStyle15"><text:span text:style-name="T42">čudoval sa, kto všetko je pán, a díval sa na Imra, na prvého muzikanta. Neobdivoval na ňom košeľu, nie, ale tú chvíľu, keď sa Imro lúčil s ovcami na Jam</text:span></text:span><text:span text:style-name="CharStyle15"><text:span text:style-name="T1">e</text:span></text:span><text:span text:style-name="CharStyle15"><text:span text:style-name="T42">, keď v horách vycítil, že strýcove husle treba ukradnúť a treba ísť, lebo prídu časy, keď v Pohorelej budú i páni a budú potrebovať prvého muzikanta.</text:span></text:span></text:p>
        <text:p text:style-name="P26"><text:span text:style-name="CharStyle15"><text:span text:style-name="T42">Vytušil, že pán Kádár bude raz na svete a bude mať pytačky na tanečnej zábave. Na prostriedku bude stáť ružová, sladká a hanblivá Elena, a staviteľ Hahn okríkne Imra:</text:span></text:span></text:p>
        <text:p text:style-name="P26"><text:span text:style-name="CharStyle15"><text:span text:style-name="T42">—</text:span></text:span><text:span text:style-name="CharStyle15"><text:span text:style-name="T1"> </text:span></text:span><text:span text:style-name="CharStyle15"><text:span text:style-name="T42">Hraj, Imro, lebo chcem tancovať s Elenou, a ak mi dobre zahráš, desiatku dostaneš!</text:span></text:span></text:p>
        <text:p text:style-name="P26"><text:span text:style-name="CharStyle15"><text:span text:style-name="T42">Jozef Mak lepšie sa pritisol k stene, vyvaľoval oči na desiatku, na Hahna, na Imra, kýval hlavou a ľuďom, čo boli naokolo, hovoril:</text:span></text:span></text:p>
        <text:p text:style-name="P18"><text:span text:style-name="CharStyle15"><text:span text:style-name="T42">—</text:span></text:span><text:span text:style-name="CharStyle15"><text:span text:style-name="T1"> </text:span></text:span><text:span text:style-name="CharStyle15"><text:span text:style-name="T42">Hí, hí!...</text:span></text:span></text:p>
        <text:p text:style-name="P26"><text:span text:style-name="CharStyle15"><text:span text:style-name="T42">Áno</text:span></text:span><text:span text:style-name="CharStyle15"><text:span text:style-name="T1">.</text:span></text:span></text:p>
        <text:p text:style-name="P26"><text:span text:style-name="CharStyle15"><text:span text:style-name="T42">Vtedy pán Kádár prihol sa až k samej zemi pred krásnou Elenou, objal ju okolo nôh a vydvihol ju, postavil na </text:span></text:span><text:span text:style-name="CharStyle15"><text:span text:style-name="T1">st</text:span></text:span><text:span text:style-name="CharStyle15"><text:span text:style-name="T42">ô</text:span></text:span><text:span text:style-name="CharStyle15"><text:span text:style-name="T52">l.</text:span></text:span></text:p>
        <text:p text:style-name="P26"><text:span text:style-name="CharStyle15"><text:span text:style-name="T42">—</text:span></text:span><text:span text:style-name="CharStyle15"><text:span text:style-name="T1"> </text:span></text:span><text:span text:style-name="CharStyle15"><text:span text:style-name="T42">Počkaj, Imr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kričal, — najprv sa musíme s pánom Hahnom pojednať, či bude tancovať on, a či budem tancovať ja.</text:span></text:span></text:p>
        <text:p text:style-name="P26"><text:span text:style-name="CharStyle15"><text:span text:style-name="T42">Keď vyslovoval to „ja“, vtedy bol ešte mocne</text:span></text:span><text:span text:style-name="CharStyle15"><text:span text:style-name="T1">jš</text:span></text:span><text:span text:style-name="CharStyle15"><text:span text:style-name="T42">í a krvniat</text:span></text:span><text:span text:style-name="CharStyle15"><text:span text:style-name="T1">ejš</text:span></text:span><text:span text:style-name="CharStyle15"><text:span text:style-name="T42">í a doložil potom:</text:span></text:span></text:p>
        <text:p text:style-name="P26"><text:span text:style-name="CharStyle15"><text:span text:style-name="T42">— Ak mi dobre zahráš, Imro, dostaneš stovku!...</text:span></text:span></text:p>
        <text:p text:style-name="P26"><text:soft-page-break/><text:span text:style-name="CharStyle15"><text:span text:style-name="T42">Jozef Mak, hoci ho naokolo nepočúvali, prihováral sa ľuďom a hovoril takto:</text:span></text:span></text:p>
        <text:p text:style-name="P26"><text:span text:style-name="CharStyle15"><text:span text:style-name="T42">— Ejha, ej</text:span></text:span><text:span text:style-name="CharStyle15"><text:span text:style-name="T1">!</text:span></text:span><text:span text:style-name="CharStyle15"><text:span text:style-name="T42">...</text:span></text:span></text:p>
        <text:p text:style-name="P26"><text:span text:style-name="CharStyle15"><text:span text:style-name="T42">A díval sa bez pohoršenia, iba s veľkým obdivom, ako išla jednačka, až pokým nevyrástla na osem tisícok, pokým nezvíťazil Kádár. Na osem opravdivých tisícok, ktoré Jozef Mak videl vlastnými očami, lebo ľudí naokolo sa i dva razy opýtal, či je to pravda, či sú tisícky tisíckami, a či je on Jozef Mak pri dobrom rozume. A nepohoršoval sa tu </text:span></text:span><text:span text:style-name="CharStyle15"><text:span text:style-name="T11">n</text:span></text:span><text:span text:style-name="CharStyle15"><text:span text:style-name="T42">ik, i „pánom“ sa tak ligotaly oči ako Jozefovi Makovi, azda také isté reči hovorili ako on, ba veď i hanblivá Elena usmievala sa celkom blažene na gavaliera Kádára, hoci ho dnes večer videla prvý raz, nezvýskla, keď ju popýtal o ruku, ani keď ju zasa objal, aby ju postavil opäť na dlážku.</text:span></text:span></text:p>
        <text:p text:style-name="P26"><text:span text:style-name="CharStyle15"><text:span text:style-name="T42">Tak načo sa mal Jozef Mak zhroziť!...</text:span></text:span></text:p>
        <text:p text:style-name="P26"><text:span text:style-name="CharStyle15"><text:span text:style-name="T42">Dosť, že v doš</text:span></text:span><text:span text:style-name="CharStyle15"><text:span text:style-name="T11">t</text:span></text:span><text:span text:style-name="CharStyle15"><text:span text:style-name="T42">enom dome, keď si líhal na slamu, ešte raz pokrútil hlavou a vykríkol v duchu:</text:span></text:span></text:p>
        <text:p text:style-name="P26"><text:span text:style-name="CharStyle15"><text:span text:style-name="T42">—</text:span></text:span><text:span text:style-name="CharStyle15"><text:span text:style-name="T1"> </text:span></text:span><text:span text:style-name="CharStyle15"><text:span text:style-name="T42">Ale Imro! Imro, aká skaza! Potvora prekliata cigánska! Tristo sa mu!... Ani okom nemihol, keď mu toľký majetok hádzali! Hral, skaza, hral... Ako mohol hrať?... Díval som sa, a sláčik sa mu netriaso</text:span></text:span><text:span text:style-name="CharStyle15"><text:span text:style-name="T52">l.</text:span></text:span><text:span text:style-name="CharStyle15"><text:span text:style-name="T42"> Skaza!... Hej!... Či je len pri ňom </text:span></text:span><text:span text:style-name="CharStyle15"><text:span text:style-name="T52">R</text:span></text:span><text:span text:style-name="CharStyle15"><text:span text:style-name="T42">óza alebo Tereza, alebo ako sa tam do paroma volá! Veď od zajtrajšku nemusí Imro ani prstom kývnuť. Híh</text:span></text:span><text:span text:style-name="CharStyle15"><text:span text:style-name="T1">a!</text:span></text:span><text:span text:style-name="CharStyle15"><text:span text:style-name="T42">..</text:span></text:span><text:span text:style-name="CharStyle15"><text:span text:style-name="T1">.</text:span></text:span></text:p>
        <text:p text:style-name="P26"><text:span text:style-name="CharStyle15"><text:span text:style-name="T42">A zavesil klobúk na svoj klinec.</text:span></text:span></text:p>
        <text:p text:style-name="P26"><text:span text:style-name="CharStyle15"><text:span text:style-name="T42">Potom spal tvrdo, azda sa mu ani nesnívalo, ale ráno žiadal si vidieť bohatého Imra. Vedel, že ho dnes sotva uvidí, jednako sa mu to žiadalo, a dlho sedel nad cestou. Sviatok bol, nemal inej roboty, tak si priclonil oči klobúkom a díval sa, na čo </text:span></text:span><text:soft-page-break/><text:span text:style-name="CharStyle15"><text:span text:style-name="T42">sa mohol dívať. Nechcel ísť domov ani po modlitbu, ani po košeľu, ale ponad dolinu rozprestrely sa veľké, priezračné oblaky, strniská a lúky boly prázdne, cesta bola tichá, hoci chodili po nej ľudia i hore i dolu. A medzi mnohými nevidel známych, nuž razom sa mu zazdalo, že je v cudzom svete, že je sám a nevyzná sa tu ani vo vŕbach, ani v jedličnatých úbočiach.</text:span></text:span></text:p>
        <text:p text:style-name="P26"><text:span text:style-name="CharStyle15"><text:span text:style-name="T42">—</text:span></text:span><text:span text:style-name="CharStyle15"><text:span text:style-name="T1"> </text:span></text:span><text:span text:style-name="CharStyle15"><text:span text:style-name="T42">Veď sa sám odhadzujem od svojich! Či nie?... — súdil Jozef Mak a zašiel si po vrece do koliby.</text:span></text:span></text:p>
        <text:p text:style-name="P26"><text:span text:style-name="CharStyle15"><text:span text:style-name="T42">Nahmatal ho v polotmavom kúte, poutr</text:span></text:span><text:span text:style-name="CharStyle15"><text:span text:style-name="T1">i</text:span></text:span><text:span text:style-name="CharStyle15"><text:span text:style-name="T42">asal, aby vyzeralo pekne a keď vyzeralo pekne, vtedy mu zastaly na chvíľu ruky, a chcel sa začerve</text:span></text:span><text:span text:style-name="CharStyle15"><text:span text:style-name="T52">ň</text:span></text:span><text:span text:style-name="CharStyle15"><text:span text:style-name="T42">ať Jozef Mak.</text:span></text:span></text:p>
        <text:p text:style-name="P26"><text:span text:style-name="CharStyle15"><text:span text:style-name="T42">No na poludnie jednak opálal sa pred chalupou, ktorú kedysi stava</text:span></text:span><text:span text:style-name="CharStyle15"><text:span text:style-name="T1">l.</text:span></text:span></text:p>
        <text:p text:style-name="P26"><text:span text:style-name="CharStyle15"><text:span text:style-name="T42">Obzeral ju a zisťoval, že je predsa len nie taká očernutá, ako sú ostatné staršie, a vyplatilo by sa pribiť i tie dve dosky, čo chybujú pod odkvapom.</text:span></text:span></text:p>
        <text:p text:style-name="P26"><text:span text:style-name="CharStyle15"><text:span text:style-name="T42">Húsat nebolo teraz na dvore, ani husto vyrastený, tmavozelený myšací chvost nebol teraz zošliapaný, ale na prahu sedela ženská i teraz, i korýtko s dieťaťom ležalo vedľa nej, a hoc bolo prikryté, aby muchy nemohly dobiedzať, Jozefovi sa zdalo, že je všetko tak, ako bolo vtedy, keď po návrate prvý raz vkročil do dvora.</text:span></text:span></text:p>
        <text:p text:style-name="P26"><text:span text:style-name="CharStyle15"><text:span text:style-name="T42">I slnko tak padalo na drevenú stenu, ako vtedy.</text:span></text:span></text:p>
        <text:p text:style-name="P26"><text:span text:style-name="CharStyle15"><text:span text:style-name="T42">Len ženská na prahu bránila sa mu teraz väčšmi, ručník mala ďaleko potiahnutý nad oči a neukázala, akú má tvár.</text:span></text:span></text:p>
        <text:p text:style-name="P26"><text:span text:style-name="CharStyle15"><text:span text:style-name="T42">Jozef Mak zastal si ticho vedľa nej, oprel sa vrecom o stenu a ozval sa až potom.</text:span></text:span></text:p>
        <text:p text:style-name="P26"><text:span text:style-name="CharStyle15"><text:span text:style-name="T42">—</text:span></text:span><text:span text:style-name="CharStyle15"><text:span text:style-name="T1"> </text:span></text:span><text:span text:style-name="CharStyle15"><text:span text:style-name="T11">Č</text:span></text:span><text:span text:style-name="CharStyle15"><text:span text:style-name="T42">o robíš, J</text:span></text:span><text:span text:style-name="CharStyle15"><text:span text:style-name="T11">u</text:span></text:span><text:span text:style-name="CharStyle15"><text:span text:style-name="T42">la?</text:span></text:span></text:p>
        <text:p text:style-name="P26"><text:span text:style-name="CharStyle15"><text:span text:style-name="T42">— Prišiel si?</text:span></text:span></text:p>
        <text:p text:style-name="P18"><text:soft-page-break/><text:span text:style-name="CharStyle15"><text:span text:style-name="T42">—</text:span></text:span><text:span text:style-name="CharStyle15"><text:span text:style-name="T1"> </text:span></text:span><text:span text:style-name="CharStyle15"><text:span text:style-name="T42">No.</text:span></text:span></text:p>
        <text:p text:style-name="P26"><text:span text:style-name="CharStyle15"><text:span text:style-name="T42">—</text:span></text:span><text:span text:style-name="CharStyle15"><text:span text:style-name="T1"> </text:span></text:span><text:span text:style-name="CharStyle15"><text:span text:style-name="T42">Zriedka chodíš.</text:span></text:span></text:p>
        <text:p text:style-name="P26"><text:span text:style-name="CharStyle15"><text:span text:style-name="T42">—</text:span></text:span><text:span text:style-name="CharStyle15"><text:span text:style-name="T1"> </text:span></text:span><text:span text:style-name="CharStyle15"><text:span text:style-name="T42">A načo mám?</text:span></text:span></text:p>
        <text:p text:style-name="P26"><text:span text:style-name="CharStyle15"><text:span text:style-name="T42">— Aspoň že si ty prišiel, Jano ostal v horách. —</text:span></text:span><text:span text:style-name="CharStyle15"><text:span text:style-name="T1"> </text:span></text:span><text:span text:style-name="CharStyle15"><text:span text:style-name="T42">No?</text:span></text:span></text:p>
        <text:p text:style-name="P26"><text:span text:style-name="CharStyle15"><text:span text:style-name="T42">Tu strhla J</text:span></text:span><text:span text:style-name="CharStyle15"><text:span text:style-name="T11">u</text:span></text:span><text:span text:style-name="CharStyle15"><text:span text:style-name="T42">la ručník, ako že je dievke hanba, keď má ručník na hlave.</text:span></text:span></text:p>
        <text:p text:style-name="P26"><text:span text:style-name="CharStyle15"><text:span text:style-name="T42">Nebola omnoho kra</text:span></text:span><text:span text:style-name="CharStyle15"><text:span text:style-name="T1">jš</text:span></text:span><text:span text:style-name="CharStyle15"><text:span text:style-name="T42">ia ani takto, a umdlené, akési zatrpknuté oči musela si na chvíľu brániť dlaňou pred slnečnými lúčmi. I preto si ich musela zacloniť, aby mohla pozrieť na Jozefa Maka.</text:span></text:span></text:p>
        <text:p text:style-name="P26"><text:span text:style-name="CharStyle15"><text:span text:style-name="T42">— Neskoro si sa poho</text:span></text:span><text:span text:style-name="CharStyle15"><text:span text:style-name="T1">l</text:span></text:span><text:span text:style-name="CharStyle15"><text:span text:style-name="T42">...</text:span></text:span></text:p>
        <text:p text:style-name="P26"><text:span text:style-name="CharStyle15"><text:span text:style-name="T42">— Neskor</text:span></text:span><text:span text:style-name="CharStyle15"><text:span text:style-name="T1">o</text:span></text:span><text:span text:style-name="CharStyle15"><text:span text:style-name="T42">... A ty opatru</text:span></text:span><text:span text:style-name="CharStyle15"><text:span text:style-name="T1">je</text:span></text:span><text:span text:style-name="CharStyle15"><text:span text:style-name="T42">š, J</text:span></text:span><text:span text:style-name="CharStyle15"><text:span text:style-name="T11">u</text:span></text:span><text:span text:style-name="CharStyle15"><text:span text:style-name="T42">la?</text:span></text:span></text:p>
        <text:p text:style-name="P26"><text:span text:style-name="CharStyle15"><text:span text:style-name="T42">—</text:span></text:span><text:span text:style-name="CharStyle15"><text:span text:style-name="T1"> </text:span></text:span><text:span text:style-name="CharStyle15"><text:span text:style-name="T42">Nuž keď mám času.</text:span></text:span></text:p>
        <text:p text:style-name="P26"><text:span text:style-name="CharStyle15"><text:span text:style-name="T42">—</text:span></text:span><text:span text:style-name="CharStyle15"><text:span text:style-name="T1"> </text:span></text:span><text:span text:style-name="CharStyle15"><text:span text:style-name="T42">A Maruša?</text:span></text:span></text:p>
        <text:p text:style-name="P26"><text:span text:style-name="CharStyle15"><text:span text:style-name="T42">Najprv pozrela naň, potom ponorila znavený zrak po dvore a len za tým odpovedala.</text:span></text:span></text:p>
        <text:p text:style-name="P26"><text:span text:style-name="CharStyle15"><text:span text:style-name="T42">—</text:span></text:span><text:span text:style-name="CharStyle15"><text:span text:style-name="T1"> </text:span></text:span><text:span text:style-name="CharStyle15"><text:span text:style-name="T42">Maruša má dnes deň, nuž prišla som zavarovať.</text:span></text:span></text:p>
        <text:p text:style-name="P26"><text:span text:style-name="CharStyle15"><text:span text:style-name="T42">Jozef Mak premeral zrakom celú Julu, pomaly začal odväzovať s pliec vrece, lebo odnechcelo sa mu ísť do chalupy.</text:span></text:span></text:p>
        <text:p text:style-name="P26"><text:span text:style-name="CharStyle15"><text:span text:style-name="T42">Aj ho odviazal, postavil pod stenu, začal si utierať čelo, ako by ho mal spotené. A e</text:span></text:span><text:span text:style-name="CharStyle15"><text:span text:style-name="T1">š</text:span></text:span><text:span text:style-name="CharStyle15"><text:span text:style-name="T42">t</text:span></text:span><text:span text:style-name="CharStyle15"><text:span text:style-name="T1">e </text:span></text:span><text:span text:style-name="CharStyle15"><text:span text:style-name="T42">všeličo robil, preťahoval čas, až napokon utrápil sa celý a po dlhom mlčaní vyriekol:</text:span></text:span></text:p>
        <text:p text:style-name="P26"><text:span text:style-name="CharStyle15"><text:span text:style-name="T42">—</text:span></text:span><text:span text:style-name="CharStyle15"><text:span text:style-name="T1"> </text:span></text:span><text:span text:style-name="CharStyle15"><text:span text:style-name="T42">Nie je to dobre</text:span></text:span><text:span text:style-name="CharStyle15"><text:span text:style-name="T1">!</text:span></text:span></text:p>
        <text:p text:style-name="P26"><text:span text:style-name="CharStyle15"><text:span text:style-name="T42">J</text:span></text:span><text:span text:style-name="CharStyle15"><text:span text:style-name="T11">u</text:span></text:span><text:span text:style-name="CharStyle15"><text:span text:style-name="T42">la mu rozumela, kývla hlavou.</text:span></text:span></text:p>
        <text:p text:style-name="P26"><text:soft-page-break/><text:span text:style-name="CharStyle15"><text:span text:style-name="T42">— Nie </text:span></text:span><text:span text:style-name="CharStyle15"><text:span text:style-name="T1">je</text:span></text:span><text:span text:style-name="CharStyle15"><text:span text:style-name="T42"> veru.</text:span></text:span></text:p>
        <text:p text:style-name="P26"><text:span text:style-name="CharStyle15"><text:span text:style-name="T42">—</text:span></text:span><text:span text:style-name="CharStyle15"><text:span text:style-name="T1"> </text:span></text:span><text:span text:style-name="CharStyle15"><text:span text:style-name="T42">A či často?</text:span></text:span></text:p>
        <text:p text:style-name="P26"><text:span text:style-name="CharStyle15"><text:span text:style-name="T42">J</text:span></text:span><text:span text:style-name="CharStyle15"><text:span text:style-name="T11">u</text:span></text:span><text:span text:style-name="CharStyle15"><text:span text:style-name="T42">la pokrčila plecia, z čoho Jozef Mak málo rozumel.</text:span></text:span></text:p>
        <text:p text:style-name="P26"><text:span text:style-name="CharStyle15"><text:span text:style-name="T42">—</text:span></text:span><text:span text:style-name="CharStyle15"><text:span text:style-name="T1"> </text:span></text:span><text:span text:style-name="CharStyle15"><text:span text:style-name="T42">Ľudia najprv hovorili, že je to mrcha choroba </text:span></text:span><text:span text:style-name="CharStyle15"><text:span text:style-name="T1">a</text:span></text:span><text:span text:style-name="CharStyle15"><text:span text:style-name="T42"> možno i je. Minulý týždeň vyhútaly ženy, že ju chodí mora cicať, a zato tak slabne niekedy a nemá ani mlieka. Či vieš o more?</text:span></text:span></text:p>
        <text:p text:style-name="P26"><text:span text:style-name="CharStyle15"><text:span text:style-name="T1">—</text:span></text:span><text:span text:style-name="CharStyle15"><text:span text:style-name="T42"> Málo.</text:span></text:span></text:p>
        <text:p text:style-name="P26"><text:span text:style-name="CharStyle15"><text:span text:style-name="T1">— </text:span></text:span><text:span text:style-name="CharStyle15"><text:span text:style-name="T42">No tak že mora chodieva o polnoci za mladými ženami, všetky vnútornosti si necháva predo dvermi a vycicia ženu do poslednej kvapky. Však Marušu naozaj počuli ľudia stenať, i ja som ju počula, a minulý týždeň vykädily ženy chalupu, i nože hádzaly o polnoci do dverí.</text:span></text:span></text:p>
        <text:p text:style-name="P26"><text:span text:style-name="CharStyle15"><text:span text:style-name="T42">— Hm.</text:span></text:span></text:p>
        <text:p text:style-name="P26"><text:span text:style-name="CharStyle15"><text:span text:style-name="T42">—</text:span></text:span><text:span text:style-name="CharStyle15"><text:span text:style-name="T1"> </text:span></text:span><text:span text:style-name="CharStyle15"><text:span text:style-name="T42">Čože?... Niečo muselo byť, lebo ani jedon nôž sa nezapichol do prahu.</text:span></text:span></text:p>
        <text:p text:style-name="P26"><text:span text:style-name="CharStyle15"><text:span text:style-name="T11">A</text:span></text:span><text:span text:style-name="CharStyle15"><text:span text:style-name="T42"> o chvíľu tichšie dodala J</text:span></text:span><text:span text:style-name="CharStyle15"><text:span text:style-name="T11">u</text:span></text:span><text:span text:style-name="CharStyle15"><text:span text:style-name="T42">la:</text:span></text:span></text:p>
        <text:p text:style-name="P26"><text:span text:style-name="CharStyle15"><text:span text:style-name="T42">—</text:span></text:span><text:span text:style-name="CharStyle15"><text:span text:style-name="T1"> </text:span></text:span><text:span text:style-name="CharStyle15"><text:span text:style-name="T42">Ale nič jej to nepomohlo.</text:span></text:span></text:p>
        <text:p text:style-name="P26"><text:span text:style-name="CharStyle15"><text:span text:style-name="T42">Jozef Mak mlčky potriasol hlavou, sám nevedel, či prisviedča alebo nie a medzitým hútal, čím sa J</text:span></text:span><text:span text:style-name="CharStyle15"><text:span text:style-name="T11">u</text:span></text:span><text:span text:style-name="CharStyle15"><text:span text:style-name="T42">le prihovoriť, ak sama nezačne rozprávať.</text:span></text:span></text:p>
        <text:p text:style-name="P26"><text:span text:style-name="CharStyle15"><text:span text:style-name="T42">—</text:span></text:span><text:span text:style-name="CharStyle15"><text:span text:style-name="T1"> </text:span></text:span><text:span text:style-name="CharStyle15"><text:span text:style-name="T42">Dnu nejdeš?</text:span></text:span></text:p>
        <text:p text:style-name="P26"><text:span text:style-name="CharStyle15"><text:span text:style-name="T42">—</text:span></text:span><text:span text:style-name="CharStyle15"><text:span text:style-name="T1"> </text:span></text:span><text:span text:style-name="CharStyle15"><text:span text:style-name="T42">Ba. Ide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kosi chytro odpovedal a bez príčiny začal natriasať vrece.</text:span></text:span></text:p>
        <text:p text:style-name="P26"><text:span text:style-name="CharStyle15"><text:span text:style-name="T1">I</text:span></text:span><text:span text:style-name="CharStyle15"><text:span text:style-name="T42"> nechlapsky, okúňavo vošiel do chyže.</text:span></text:span></text:p>
        <text:p text:style-name="P5"><text:span text:style-name="CharStyle15"><text:span text:style-name="T42"/></text:span></text:p>
        <text:h text:style-name="Heading_20_1" text:outline-level="1"><text:soft-page-break/><text:span text:style-name="CharStyle15"><text:span text:style-name="T85">38.</text:span></text:span></text:h>
        <text:p text:style-name="P26"><text:span text:style-name="CharStyle15"><text:span text:style-name="T42"/></text:span></text:p>
        <text:p text:style-name="P27"><text:span text:style-name="CharStyle15"><text:span text:style-name="T42">Maruša nebola v izbe.</text:span></text:span></text:p>
        <text:p text:style-name="P26"><text:span text:style-name="CharStyle15"><text:span text:style-name="T42">Nebolo v </text:span></text:span><text:span text:style-name="CharStyle15"><text:span text:style-name="T1">i</text:span></text:span><text:span text:style-name="CharStyle15"><text:span text:style-name="T42">zbe ani ducha.</text:span></text:span></text:p>
        <text:p text:style-name="P26"><text:span text:style-name="CharStyle15"><text:span text:style-name="T42">Jozef Mak sa dlho obzeral, pokým odhodil vrece do kúta, do svojho kúta za dvere, ale potom mu odľahlo, ba zacítil aj únavu, keď sa posadil za stôl. I dí</text:span></text:span><text:span text:style-name="CharStyle15"><text:span text:style-name="T1">v</text:span></text:span><text:span text:style-name="CharStyle15"><text:span text:style-name="T42">al sa, ako prechodia ľudia popod obloky, načúval, ako hlasno sa rozprávajú, nechcelo sa mu však zvedieť, čo si hovoria, ani prečo sa smejú a prečo pokrikujú. Mrzelo ho, že prišiel domov, ba nevedel uhádnuť, načo prišiel a čo by povedal, keby sa ho na to niekto opýtal.</text:span></text:span></text:p>
        <text:p text:style-name="P26"><text:span text:style-name="CharStyle15"><text:span text:style-name="T42">—</text:span></text:span><text:span text:style-name="CharStyle15"><text:span text:style-name="T1"> </text:span></text:span><text:span text:style-name="CharStyle15"><text:span text:style-name="T42">Však sa mi ani košeľu nechce preťahovať a kde by som sa podel, keby som si ju obliekol?</text:span></text:span></text:p>
        <text:p text:style-name="P26"><text:span text:style-name="CharStyle15"><text:span text:style-name="T42">Nuž sedel a dlhá mu bola chvíľa.</text:span></text:span></text:p>
        <text:p text:style-name="P26"><text:span text:style-name="CharStyle15"><text:span text:style-name="T42">Keď sa raz zobzeral, stála pri ňom nízka J</text:span></text:span><text:span text:style-name="CharStyle15"><text:span text:style-name="T11">u</text:span></text:span><text:span text:style-name="CharStyle15"><text:span text:style-name="T42">la s utrápenými očami, s výrazom, ako by išla bedákať, </text:span></text:span><text:span text:style-name="CharStyle15"><text:span text:style-name="T52">b</text:span></text:span><text:span text:style-name="CharStyle15"><text:span text:style-name="T42">a i rukami hádzala tak, ako by ich zalamovala nad akousi hrôzou.</text:span></text:span></text:p>
        <text:p text:style-name="P26"><text:span text:style-name="CharStyle15"><text:span text:style-name="T42">— Vidíš, Jožko, ja len sedím a nepríde mi, sprostej, na um, že tebe treba vody doniesť na umytie. Prečo si mi nekázal?</text:span></text:span></text:p>
        <text:p text:style-name="P26"><text:span text:style-name="CharStyle15"><text:span text:style-name="T42">— A či ti mám kázať, J</text:span></text:span><text:span text:style-name="CharStyle15"><text:span text:style-name="T11">u</text:span></text:span><text:span text:style-name="CharStyle15"><text:span text:style-name="T42">la?</text:span></text:span></text:p>
        <text:p text:style-name="P26"><text:span text:style-name="CharStyle15"><text:span text:style-name="T42">Nuž J</text:span></text:span><text:span text:style-name="CharStyle15"><text:span text:style-name="T11">u</text:span></text:span><text:span text:style-name="CharStyle15"><text:span text:style-name="T42">la sa úprimne začudovala, že mohol by byť niekto na svete, čo by jej nerozkazoval, ba trochu pootvorené a zvedavé ostaly jej ústa, či sa Jozef Mak nevysmieva.</text:span></text:span></text:p>
        <text:p text:style-name="P26"><text:span text:style-name="CharStyle15"><text:span text:style-name="T42">Lebo taká bola J</text:span></text:span><text:span text:style-name="CharStyle15"><text:span text:style-name="T11">u</text:span></text:span><text:span text:style-name="CharStyle15"><text:span text:style-name="T42">la.</text:span></text:span></text:p>
        <text:p text:style-name="P26"><text:soft-page-break/><text:span text:style-name="CharStyle15"><text:span text:style-name="T42">Doma všetky </text:span></text:span><text:span text:style-name="CharStyle15"><text:span text:style-name="T1">t</text:span></text:span><text:span text:style-name="CharStyle15"><text:span text:style-name="T42">r</text:span></text:span><text:span text:style-name="CharStyle15"><text:span text:style-name="T52">i </text:span></text:span><text:span text:style-name="CharStyle15"><text:span text:style-name="T1">v</text:span></text:span><text:span text:style-name="CharStyle15"><text:span text:style-name="T11">y</text:span></text:span><text:span text:style-name="CharStyle15"><text:span text:style-name="T1">daté</text:span></text:span><text:span text:style-name="CharStyle15"><text:span text:style-name="T42"> sestry držal</text:span></text:span><text:span text:style-name="CharStyle15"><text:span text:style-name="T1">y ju l</text:span></text:span><text:span text:style-name="CharStyle15"><text:span text:style-name="T42">en tak na milostí, keďže mala ľavú ruku suchú od pleca až po lakeť, a ešte bola malá, keď</text:span></text:span><text:span text:style-name="CharStyle17"><text:span text:style-name="T42"> </text:span></text:span><text:span text:style-name="CharStyle15"><text:span text:style-name="T42">vyriekly nad ňou súd, že sa vydávať nikdy neb</text:span></text:span><text:span text:style-name="CharStyle15"><text:span text:style-name="T1">ud</text:span></text:span><text:span text:style-name="CharStyle15"><text:span text:style-name="T42">e a treba </text:span></text:span><text:span text:style-name="CharStyle15"><text:span text:style-name="T1">j</text:span></text:span><text:span text:style-name="CharStyle15"><text:span text:style-name="T42">u </text:span></text:span><text:span text:style-name="CharStyle15"><text:span text:style-name="T1">t</text:span></text:span><text:span text:style-name="CharStyle15"><text:span text:style-name="T42">rom uživiť nejako do smrti. Keď bola väčšia, sama sa držala </text:span></text:span><text:span text:style-name="CharStyle15"><text:span text:style-name="T1">t</text:span></text:span><text:span text:style-name="CharStyle15"><text:span text:style-name="T42">ohoto súdu, pokladala ho za samozrejmý, poslúchala všetkých, čo jej rozkazovali a rozkazovali jej mnoh</text:span></text:span><text:span text:style-name="CharStyle15"><text:span text:style-name="T52">í.</text:span></text:span><text:span text:style-name="CharStyle15"><text:span text:style-name="T42"> Varovala všetky deti troch sestár, zavše robila až za troch, ale tu bol súd, nuž </text:span></text:span><text:span text:style-name="CharStyle15"><text:span text:style-name="T11">vš</text:span></text:span><text:span text:style-name="CharStyle15"><text:span text:style-name="T42">etci, i sama verila, že vykonala roboty iba za pol zdravej ruky.</text:span></text:span></text:p>
        <text:p text:style-name="P16"><text:span text:style-name="CharStyle15"><text:span text:style-name="T1">—</text:span></text:span><text:span text:style-name="CharStyle15"><text:span text:style-name="T42"> Donesiem ti ja vody, Jožko, ak chceš.</text:span></text:span></text:p>
        <text:p text:style-name="P17"><text:span text:style-name="CharStyle15"><text:span text:style-name="T42">— Veď len done</text:span></text:span><text:span text:style-name="CharStyle15"><text:span text:style-name="T1">s</text:span></text:span><text:span text:style-name="CharStyle15"><text:span text:style-name="T42">...</text:span></text:span></text:p>
        <text:p text:style-name="P26"><text:span text:style-name="CharStyle15"><text:span text:style-name="T42">Nuž utekala J</text:span></text:span><text:span text:style-name="CharStyle15"><text:span text:style-name="T11">u</text:span></text:span><text:span text:style-name="CharStyle15"><text:span text:style-name="T42">la, čosi-kamsi bola zasa v izbe a keby nebola taká udychčaná, bola by ho odprosila, že prišla tak </text:span></text:span><text:span text:style-name="CharStyle15"><text:span text:style-name="T1">n</text:span></text:span><text:span text:style-name="CharStyle15"><text:span text:style-name="T42">eskoro.</text:span></text:span></text:p>
        <text:p text:style-name="P26"><text:span text:style-name="CharStyle15"><text:span text:style-name="T42">Lebo taká bola J</text:span></text:span><text:span text:style-name="CharStyle15"><text:span text:style-name="T11">u</text:span></text:span><text:span text:style-name="CharStyle15"><text:span text:style-name="T42">la</text:span></text:span><text:span text:style-name="CharStyle15"><text:span text:style-name="T1">.</text:span></text:span></text:p>
        <text:p text:style-name="P26"><text:span text:style-name="CharStyle15"><text:span text:style-name="T42">Keď sa Jozef Mak oriadil, naozaj zalomila rukami a uplašená dívala sa naň, ako sa uliala naň vybielená košeľa, a ako mu svietia vlasy, keď si ich mokré začes</text:span></text:span><text:span text:style-name="CharStyle15"><text:span text:style-name="T52">al.</text:span></text:span></text:p>
        <text:p text:style-name="P26"><text:span text:style-name="CharStyle15"><text:span text:style-name="T42">— Jožko, a teraz čo?</text:span></text:span></text:p>
        <text:p text:style-name="P26"><text:span text:style-name="CharStyle15"><text:span text:style-name="T42">Jozef Mak jej chcel odvrknúť, že má zasa otázku, ale nerozumel </text:span></text:span><text:span text:style-name="CharStyle15"><text:span text:style-name="T1">je</text:span></text:span><text:span text:style-name="CharStyle15"><text:span text:style-name="T42">j, čo chce, iba pozrel jej mlčky ponad hlavu.</text:span></text:span></text:p>
        <text:p text:style-name="P26"><text:span text:style-name="CharStyle15"><text:span text:style-name="T42">— Mal by si jesť a Maruša dnes ešte nevarila...</text:span></text:span></text:p>
        <text:p text:style-name="P26"><text:span text:style-name="CharStyle15"><text:span text:style-name="T42">— Už som ja </text:span></text:span><text:span text:style-name="CharStyle15"><text:span text:style-name="T1">je</text:span></text:span><text:span text:style-name="CharStyle15"><text:span text:style-name="T42">dol, len sa nestar, radšej počúvaj, Hana plače na podstení</text:span></text:span><text:span text:style-name="CharStyle15"><text:span text:style-name="T1">!</text:span></text:span></text:p>
        <text:p text:style-name="P26"><text:span text:style-name="CharStyle15"><text:span text:style-name="T42">Nízka J</text:span></text:span><text:span text:style-name="CharStyle15"><text:span text:style-name="T11">u</text:span></text:span><text:span text:style-name="CharStyle15"><text:span text:style-name="T42">la sa zvrtla a utekala von.</text:span></text:span></text:p>
        <text:p text:style-name="P26"><text:span text:style-name="CharStyle15"><text:span text:style-name="T42">A Jozef Mak o chvíľu skrotol, zastavil sa na prahu pri J</text:span></text:span><text:span text:style-name="CharStyle15"><text:span text:style-name="T11">u</text:span></text:span><text:span text:style-name="CharStyle15"><text:span text:style-name="T42">le, ba si na chvíľu i sadol, ale zadíval sa na sús</text:span></text:span><text:span text:style-name="CharStyle15"><text:span text:style-name="T1">edov</text:span></text:span><text:span text:style-name="CharStyle15"><text:span text:style-name="T42">ie čierny odkvap, a ten sa mu celý šk</text:span></text:span><text:span text:style-name="CharStyle15"><text:span text:style-name="T1">ľ</text:span></text:span><text:span text:style-name="CharStyle15"><text:span text:style-name="T42">abil do očú:</text:span></text:span></text:p>
        <text:p text:style-name="P26"><text:soft-page-break/><text:span text:style-name="CharStyle15"><text:span text:style-name="T42">—</text:span></text:span><text:span text:style-name="CharStyle15"><text:span text:style-name="T1"> </text:span></text:span><text:span text:style-name="CharStyle15"><text:span text:style-name="T42">Jozef Mak, čo sa mrzíš?... Však si sa zaprisahal, že sa mrzieť nebudeš! Len sa dobre prizri na Julu, uvidíš, aká je sprostá a dobromyseľná, nemusíš otáľať a môžeš sa jej rovno opýtať, kde je Maruša, keď jej v izbe niet. Alebo sa rozbehni sám po dome a dvore..</text:span></text:span><text:span text:style-name="CharStyle15"><text:span text:style-name="T1">.</text:span></text:span><text:span text:style-name="CharStyle15"><text:span text:style-name="T42"> Jožo, načo sa darmo prisahať? Ľahko uhádnuť, prečo si prišiel domov, nuž načo sa pretvarovať?... Choď len!</text:span></text:span></text:p>
        <text:p text:style-name="P26"><text:span text:style-name="CharStyle15"><text:span text:style-name="T42">A Jozef vstal, klátil sa, ako by hlina na pods</text:span></text:span><text:span text:style-name="CharStyle15"><text:span text:style-name="T11">t</text:span></text:span><text:span text:style-name="CharStyle15"><text:span text:style-name="T42">ení bola mokrá, a viazly by mu v nej nohy. Spravil krok-dva, obzrel sa na Julu, sťa bu ju prosil, aby ho zastavila, ale J</text:span></text:span><text:span text:style-name="CharStyle15"><text:span text:style-name="T11">u</text:span></text:span><text:span text:style-name="CharStyle15"><text:span text:style-name="T42">la mala tvár bezvýraznú, ktorá mu nekázala ísť, ani zastať.</text:span></text:span></text:p>
        <text:p text:style-name="P26"><text:span text:style-name="CharStyle15"><text:span text:style-name="T42">Nuž zahanbil sa a ďalej neotáľal.</text:span></text:span></text:p>
        <text:p text:style-name="P26"><text:span text:style-name="CharStyle15"><text:span text:style-name="T42">Našiel pod šopkou v </text:span></text:span><text:span text:style-name="CharStyle15"><text:span text:style-name="T1">o</text:span></text:span><text:span text:style-name="CharStyle15"><text:span text:style-name="T42">stružlinách na zemi Marušu, i prik</text:span></text:span><text:span text:style-name="CharStyle15"><text:span text:style-name="T1">ľ</text:span></text:span><text:span text:style-name="CharStyle15"><text:span text:style-name="T42">akol si k nej.</text:span></text:span></text:p>
        <text:p text:style-name="P26"><text:span text:style-name="CharStyle15"><text:span text:style-name="T42">Popolavá bola, ba až zelenkavá, ako by už od vekov ležala tu, ako by bola splesnivela. Vidno bolo: ramená má tak rozhodené, ako jej samy padl</text:span></text:span><text:span text:style-name="CharStyle15"><text:span text:style-name="T11">y</text:span></text:span><text:span text:style-name="CharStyle15"><text:span text:style-name="T42">, keď sa zrútila na zem. Oči a ústa dopoly otvorené a zmeravené. Mráz mu prebehol chrbtom, keď si povšimol mŕtvy, ale neprikrytý zrak, a ovalil ho tuhý zápach pálenky, ktorý vydychovala.</text:span></text:span></text:p>
        <text:p text:style-name="P26"><text:span text:style-name="CharStyle15"><text:span text:style-name="T42">Ešte nikdy nevidel otvorenými očima spať človeka a keď sa znova prizrel na sklený</text:span></text:span><text:span text:style-name="CharStyle17"><text:span text:style-name="T42"> </text:span></text:span><text:span text:style-name="CharStyle15"><text:span text:style-name="T42">zrak Marušin, pozabudol, že Maruša dýcha, že ži</text:span></text:span><text:span text:style-name="CharStyle15"><text:span text:style-name="T1">je</text:span></text:span><text:span text:style-name="CharStyle15"><text:span text:style-name="T42"> a nevdojak prihol sa le</text:span></text:span><text:span text:style-name="CharStyle15"><text:span text:style-name="T1">p</text:span></text:span><text:span text:style-name="CharStyle15"><text:span text:style-name="T42">šie.</text:span></text:span></text:p>
        <text:p text:style-name="P26"><text:span text:style-name="CharStyle15"><text:span text:style-name="T42">Zblízka sivozelenkavá tvár bola ošklive</text:span></text:span><text:span text:style-name="CharStyle15"><text:span text:style-name="T1">jš</text:span></text:span><text:span text:style-name="CharStyle15"><text:span text:style-name="T42">ia, zdala sa priezračnou, skoro takou ako riedky papier, miestami zamastený.</text:span></text:span></text:p>
        <text:p text:style-name="P26"><text:span text:style-name="CharStyle15"><text:span text:style-name="T42">Jozef Mak </text:span></text:span><text:span text:style-name="CharStyle15"><text:span text:style-name="T1">je</text:span></text:span><text:span text:style-name="CharStyle15"><text:span text:style-name="T42">dnako nemohol odvrátiť tvár.</text:span></text:span></text:p>
        <text:p text:style-name="P26"><text:span text:style-name="CharStyle15"><text:span text:style-name="T42">Pop</text:span></text:span><text:span text:style-name="CharStyle15"><text:span text:style-name="T11">l</text:span></text:span><text:span text:style-name="CharStyle15"><text:span text:style-name="T42">ašenosť, ktorá ho tu prvá polapila, pomaly ho opúšťala, ale neznáma ťažoba </text:span></text:span><text:soft-page-break/><text:span text:style-name="CharStyle15"><text:span text:style-name="T42">vovl</text:span></text:span><text:span text:style-name="CharStyle15"><text:span text:style-name="T11">i</text:span></text:span><text:span text:style-name="CharStyle15"><text:span text:style-name="T42">ekla sa mu do pŕs, spotilo sa mu čelo, stískal zuby a veľmi neskoro </text:span></text:span><text:span text:style-name="CharStyle15"><text:span text:style-name="T1">pobadal,</text:span></text:span><text:span text:style-name="CharStyle15"><text:span text:style-name="T42"> že ho rozbolely, lebo ich stískal tak tuho.</text:span></text:span></text:p>
        <text:p text:style-name="P26"><text:span text:style-name="CharStyle15"><text:span text:style-name="T42">Možno, že Jozef Mak plakal.</text:span></text:span></text:p>
        <text:p text:style-name="P5"><text:span text:style-name="CharStyle15"><text:span text:style-name="T42"/></text:span></text:p>
        <text:h text:style-name="Heading_20_1" text:outline-level="1"><text:span text:style-name="CharStyle15"><text:span text:style-name="T85">39.</text:span></text:span></text:h>
        <text:p text:style-name="P26"><text:span text:style-name="CharStyle15"><text:span text:style-name="T42"/></text:span></text:p>
        <text:p text:style-name="P27"><text:span text:style-name="CharStyle15"><text:span text:style-name="T42">Keď Mak vchodil do chalupy, J</text:span></text:span><text:span text:style-name="CharStyle15"><text:span text:style-name="T11">u</text:span></text:span><text:span text:style-name="CharStyle15"><text:span text:style-name="T42">la sa pomkla na prahu celkom prestrašená, pritisla sa</text:span></text:span><text:span text:style-name="CharStyle15"><text:span text:style-name="T1"> </text:span></text:span><text:span text:style-name="CharStyle15"><text:span text:style-name="T42">o zárub, hneď bolo jej</text:span></text:span><text:span text:style-name="CharStyle15"><text:span text:style-name="T1"> </text:span></text:span><text:span text:style-name="CharStyle15"><text:span text:style-name="T42">o polovicu menej, ba ako by mu celá chcela zmiznúť s cesty, lebo sa Jozef opálal, sťa by sa bol opil Marušiným dychom. Sťa by sa bol odučil od Maruše spať s otvorenými očami, tak sa vyvalil na lavicu a tak spa</text:span></text:span><text:span text:style-name="CharStyle15"><text:span text:style-name="T52">l.</text:span></text:span><text:span text:style-name="CharStyle15"><text:span text:style-name="T42"> V tomto spánku spurno sa díval na hrady pod povalou, zázračne triezvo hútal o všetkom, čo sa s ním stalo od tých čias, ako ho doniesla mater na svet.</text:span></text:span></text:p>
        <text:p text:style-name="P26"><text:span text:style-name="CharStyle15"><text:span text:style-name="T42">Iba prvý raz ho podráždilo do hnevu, keď J</text:span></text:span><text:span text:style-name="CharStyle15"><text:span text:style-name="T11">u</text:span></text:span><text:span text:style-name="CharStyle15"><text:span text:style-name="T42">la vošla do chyže na prstoch, lebo sa mu zdala ošklivá v nekonečnom ponížení a slúžobníctve a chcel ju opľuť a okríknuť:</text:span></text:span></text:p>
        <text:p text:style-name="P26"><text:span text:style-name="CharStyle15"><text:span text:style-name="T42">— J</text:span></text:span><text:span text:style-name="CharStyle15"><text:span text:style-name="T11">u</text:span></text:span><text:span text:style-name="CharStyle15"><text:span text:style-name="T42">la, vystri s</text:span></text:span><text:span text:style-name="CharStyle15"><text:span text:style-name="T1">a!</text:span></text:span><text:span text:style-name="CharStyle15"><text:span text:style-name="T42"> Nemotaj sa tu ako mátoha, ako by si podošvy nemala. Lebo vykračuj poriadne, aby sa chalupa triasla, alebo nech ťa parom sem neženie. Ja som nie decko, aby ma bolo treba na prstoch obchádzať. Strať sa, aby som ťa nevidel, lebo sa po druhý raz nezdržím. Nad hlavou mi visí valaška, vidíš, hodím ju do teba...</text:span></text:span></text:p>
        <text:p text:style-name="P26"><text:span text:style-name="CharStyle15"><text:span text:style-name="T42">J</text:span></text:span><text:span text:style-name="CharStyle15"><text:span text:style-name="T11">u</text:span></text:span><text:span text:style-name="CharStyle15"><text:span text:style-name="T42">la iste zacítila i tak bez reči, </text:span></text:span><text:span text:style-name="CharStyle15"><text:span text:style-name="T11">č</text:span></text:span><text:span text:style-name="CharStyle15"><text:span text:style-name="T42">o jej chcel povedať.</text:span></text:span></text:p>
        <text:p text:style-name="P26"><text:span text:style-name="CharStyle15"><text:span text:style-name="T42">Opatrnejšie išla cez izbu, i shrbila sa vari väčšmi, azda ani nedýchala.</text:span></text:span></text:p>
        <text:p text:style-name="P26"><text:span text:style-name="CharStyle15"><text:span text:style-name="T42">A pokým prišla druhý raz, Jozef Mak ďaleko bol v spaní a myšlienkach, </text:span></text:span><text:soft-page-break/><text:span text:style-name="CharStyle15"><text:span text:style-name="T42">pozabudol si všimnúť valašku i Julin krok. Iba na to dbal, aby sa nepohol, aby naozaj spa</text:span></text:span><text:span text:style-name="CharStyle15"><text:span text:style-name="T11">l.</text:span></text:span><text:span text:style-name="CharStyle15"><text:span text:style-name="T42"> Ináč zlé veci si myslel iba o ľuďoch, čo sa tmolili ulicou, a nevedno prečo, obviňoval ich za podivný a neznámy nepokoj, ktorý ho začal opanúvať, ktorý mu nedovoľoval vstať, hoc vedel, že hlúpa vec je z koliby sem prísť a tu sa váľať, a nedovoľoval mu ani naozaj spať, hoc bol presvedčený, že to by bolo jediné múdre, čo by mohol vykonať.</text:span></text:span></text:p>
        <text:p text:style-name="P26"><text:span text:style-name="CharStyle15"><text:span text:style-name="T42">A jednak mäkkol Jozef Mak.</text:span></text:span></text:p>
        <text:p text:style-name="P26"><text:span text:style-name="CharStyle15"><text:span text:style-name="T42">Azda to J</text:span></text:span><text:span text:style-name="CharStyle15"><text:span text:style-name="T11">u</text:span></text:span><text:span text:style-name="CharStyle15"><text:span text:style-name="T42">la vycítila. Na súmraku, keď zavesila korýtko s deckom na povrazy, čo visely s hrady, hoc plachá, jednak sa zastavila celkom blízko pri Jozefovi.</text:span></text:span></text:p>
        <text:p text:style-name="P18"><text:span text:style-name="CharStyle15"><text:span text:style-name="T42">—</text:span></text:span><text:span text:style-name="CharStyle15"><text:span text:style-name="T1"> </text:span></text:span><text:span text:style-name="CharStyle15"><text:span text:style-name="T42">Ani neviem, či spíš a či nie, Jožko.</text:span></text:span></text:p>
        <text:p text:style-name="P26"><text:span text:style-name="CharStyle15"><text:span text:style-name="T42">Neodpovedal jej, pravda, ale sa ani nepohneval, že hovorí tak ticho, skoro šeptom.</text:span></text:span></text:p>
        <text:p text:style-name="P26"><text:span text:style-name="CharStyle15"><text:span text:style-name="T42">— Musíš byť hladný, večer je t</text:span></text:span><text:span text:style-name="CharStyle15"><text:span text:style-name="T1">u</text:span></text:span><text:span text:style-name="CharStyle15"><text:span text:style-name="T42">...</text:span></text:span></text:p>
        <text:p text:style-name="P26"><text:span text:style-name="CharStyle15"><text:span text:style-name="T42">Jozef pohol trochu v</text:span></text:span><text:span text:style-name="CharStyle15"><text:span text:style-name="T52">í</text:span></text:span><text:span text:style-name="CharStyle15"><text:span text:style-name="T42">čkami, lebo súmrak pobadal len teraz. Tak bolo i preto, lebo sa mu J</text:span></text:span><text:span text:style-name="CharStyle15"><text:span text:style-name="T11">u</text:span></text:span><text:span text:style-name="CharStyle15"><text:span text:style-name="T42">la zdala slncom ohriata, iba teraz čerstvé teplo sálalo od nej a nijaký súmrak.</text:span></text:span></text:p>
        <text:p text:style-name="P26"><text:span text:style-name="CharStyle15"><text:span text:style-name="T42">— Rozložila by som oheň, ak</text:span></text:span><text:span text:style-name="CharStyle15"><text:span text:style-name="T1"> </text:span></text:span><text:span text:style-name="CharStyle15"><text:span text:style-name="T42">by si niečo chcel.</text:span></text:span></text:p>
        <text:p text:style-name="P26"><text:span text:style-name="CharStyle15"><text:span text:style-name="T42">—</text:span></text:span><text:span text:style-name="CharStyle15"><text:span text:style-name="T1"> </text:span></text:span><text:span text:style-name="CharStyle15"><text:span text:style-name="T11">Č</text:span></text:span><text:span text:style-name="CharStyle15"><text:span text:style-name="T42">o?...</text:span></text:span><text:span text:style-name="CharStyle15"><text:span text:style-name="T1">—</text:span></text:span><text:span text:style-name="CharStyle15"><text:span text:style-name="T42"> prebúdzal sa Jozef Mak a nevdojak sk</text:span></text:span><text:span text:style-name="CharStyle15"><text:span text:style-name="T11">l</text:span></text:span><text:span text:style-name="CharStyle15"><text:span text:style-name="T42">zla sa mu ruka na Julin pás.</text:span></text:span></text:p>
        <text:p text:style-name="P26"><text:span text:style-name="CharStyle15"><text:span text:style-name="T42">Zachvel sa trochu, keď to pobadal, no ruku jednak nesňa</text:span></text:span><text:span text:style-name="CharStyle15"><text:span text:style-name="T1">l.</text:span></text:span></text:p>
        <text:p text:style-name="P26"><text:span text:style-name="CharStyle15"><text:span text:style-name="T42">J</text:span></text:span><text:span text:style-name="CharStyle15"><text:span text:style-name="T11">u</text:span></text:span><text:span text:style-name="CharStyle15"><text:span text:style-name="T42">la najprv vyvalila naň oči.</text:span></text:span></text:p>
        <text:p text:style-name="P26"><text:span text:style-name="CharStyle15"><text:span text:style-name="T42">Dlaň Jozefa Maka padla jej na pás ako veľká ťarcha, až ju posotila trochu, privalila až k samej lavici, obrala o dych, aj o všetok život a smelosť pohnúť sa čo </text:span></text:span><text:soft-page-break/><text:span text:style-name="CharStyle15"><text:span text:style-name="T42">len o vlas.</text:span></text:span></text:p>
        <text:p text:style-name="P26"><text:span text:style-name="CharStyle15"><text:span text:style-name="T42">Potom sa zachvela, ale hneď zasa zdrevenela, lebo dlaň Jozefa Maka na páse zdala sa jej neuveriteľne mocnou a rozhodnou.</text:span></text:span></text:p>
        <text:p text:style-name="P26"><text:span text:style-name="CharStyle15"><text:span text:style-name="T42">— </text:span></text:span><text:span text:style-name="CharStyle15"><text:span text:style-name="T52">Č</text:span></text:span><text:span text:style-name="CharStyle15"><text:span text:style-name="T42">o mi hovoríš, J</text:span></text:span><text:span text:style-name="CharStyle15"><text:span text:style-name="T11">u</text:span></text:span><text:span text:style-name="CharStyle15"><text:span text:style-name="T42">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zval sa za</text:span></text:span><text:span text:style-name="CharStyle15"><text:span text:style-name="T1">s a n</text:span></text:span><text:span text:style-name="CharStyle15"><text:span text:style-name="T42">epobadal, že stíšil hlas tak, keby sa J</text:span></text:span><text:span text:style-name="CharStyle15"><text:span text:style-name="T11">u</text:span></text:span><text:span text:style-name="CharStyle15"><text:span text:style-name="T42">la neopierala o lavicu a o neho, keby nebola blízko, ani by ho nepočula.</text:span></text:span></text:p>
        <text:p text:style-name="P26"><text:span text:style-name="CharStyle15"><text:span text:style-name="T42">Azda ho ani takto nepočula.</text:span></text:span></text:p>
        <text:p text:style-name="P26"><text:span text:style-name="CharStyle15"><text:span text:style-name="T42">Makova ťažká a mocná dlaň kĺzala sa jej hore chrbtom, vychodila z nej horúčava, čo ju dusila a oslepila. Nevidela viac nič, hranatý oblôčik zamihotal sa jej pred očami iba ako neurčitý jasný fľak.</text:span></text:span></text:p>
        <text:p text:style-name="P26"><text:span text:style-name="CharStyle15"><text:span text:style-name="T42">A svalila sa k nohám lavice bezvládna.</text:span></text:span></text:p>
        <text:p text:style-name="P26"><text:span text:style-name="CharStyle15"><text:span text:style-name="T42">Prižmúrila oči, vyšklbla z pŕs čo-to z utajeného dychu a iba tak tušila, že sa Jozef Mak priklzol k nej na zem.</text:span></text:span></text:p>
        <text:p text:style-name="P5"><text:span text:style-name="CharStyle15"><text:span text:style-name="T42"/></text:span></text:p>
        <text:h text:style-name="Heading_20_1" text:outline-level="1"><text:span text:style-name="CharStyle15"><text:span text:style-name="T85">40.</text:span></text:span></text:h>
        <text:p text:style-name="P26"><text:span text:style-name="CharStyle15"><text:span text:style-name="T42"/></text:span></text:p>
        <text:p text:style-name="P27"><text:span text:style-name="CharStyle15"><text:span text:style-name="T42">Zošklivil sa Makovi svet, keď vstával so zeme, Julu bol by odsotil, ono bezradné mal ruky, i neposlušné, lebo nevykonávaly to, čo si myslel. Dr</text:span></text:span><text:span text:style-name="CharStyle15"><text:span text:style-name="T1">ž</text:span></text:span><text:span text:style-name="CharStyle15"><text:span text:style-name="T42">aly Julu, ale nevedely prečo, hoc prostá vec to bola, zato ich zavládla bezradnosť, lebo vytratila sa z nich i horúčava, i sila a ostala v nich iba ťarcha.</text:span></text:span></text:p>
        <text:p text:style-name="P26"><text:span text:style-name="CharStyle15"><text:span text:style-name="T42">Darmo ho však držala nev</text:span></text:span><text:span text:style-name="CharStyle15"><text:span text:style-name="T11">o</text:span></text:span><text:span text:style-name="CharStyle15"><text:span text:style-name="T42">ľa, dlho trvalo, pokým sa oslobodil a zvrtol k dverám, aby vyšiel von, preč.</text:span></text:span></text:p>
        <text:p text:style-name="P26"><text:span text:style-name="CharStyle15"><text:span text:style-name="T42">Na pods</text:span></text:span><text:span text:style-name="CharStyle15"><text:span text:style-name="T11">t</text:span></text:span><text:span text:style-name="CharStyle15"><text:span text:style-name="T42">ení postretol najprv svetlo, ktorého bolo tu vonku ešte dosť a potom </text:span></text:span><text:soft-page-break/><text:span text:style-name="CharStyle15"><text:span text:style-name="T42">postretol nevysokú ženu, ktorá mierila do chalupy</text:span></text:span><text:span text:style-name="CharStyle15"><text:span text:style-name="T1">.</text:span></text:span></text:p>
        <text:p text:style-name="P26"><text:span text:style-name="CharStyle15"><text:span text:style-name="T42">Jozef Mak sa striasol, keď ju zazrel, i krv šibla mu do čela, lebo žena, čo prichodila, bola Julina sestra.</text:span></text:span></text:p>
        <text:p text:style-name="P26"><text:span text:style-name="CharStyle15"><text:span text:style-name="T42">—</text:span></text:span><text:span text:style-name="CharStyle15"><text:span text:style-name="T1"> </text:span></text:span><text:span text:style-name="CharStyle15"><text:span text:style-name="T42">Doma si, Jožko?...</text:span></text:span></text:p>
        <text:p text:style-name="P26"><text:span text:style-name="CharStyle15"><text:span text:style-name="T42">Mak prikývol.</text:span></text:span></text:p>
        <text:p text:style-name="P26"><text:span text:style-name="CharStyle15"><text:span text:style-name="T42">— Kedyže si, na poludnie ťa nebolo?</text:span></text:span></text:p>
        <text:p text:style-name="P26"><text:span text:style-name="CharStyle15"><text:span text:style-name="T42">— Ani sám neviem.</text:span></text:span></text:p>
        <text:p text:style-name="P26"><text:span text:style-name="CharStyle15"><text:span text:style-name="T42">— A naša J</text:span></text:span><text:span text:style-name="CharStyle15"><text:span text:style-name="T11">u</text:span></text:span><text:span text:style-name="CharStyle15"><text:span text:style-name="T42">la </text:span></text:span><text:span text:style-name="CharStyle15"><text:span text:style-name="T1">je</text:span></text:span><text:span text:style-name="CharStyle15"><text:span text:style-name="T42"> tu?</text:span></text:span></text:p>
        <text:p text:style-name="P26"><text:span text:style-name="CharStyle15"><text:span text:style-name="T42">—</text:span></text:span><text:span text:style-name="CharStyle15"><text:span text:style-name="T1"> </text:span></text:span><text:span text:style-name="CharStyle15"><text:span text:style-name="T42">Ni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vedal Jozef Mak bez uvažovania. Zasa sa mu trochu zafarbilo čelo. Zafarbilo sa mu, lebo hneď po odpovedi vychytil</text:span></text:span><text:span text:style-name="CharStyle17"><text:span text:style-name="T42"> </text:span></text:span><text:span text:style-name="CharStyle15"><text:span text:style-name="T42">ho </text:span></text:span><text:span text:style-name="CharStyle15"><text:span text:style-name="T1">j</text:span></text:span><text:span text:style-name="CharStyle15"><text:span text:style-name="T42">ed, že odpovedal tak, ako odpovedal a nijako si to nemohol ospravedlniť</text:span></text:span><text:span text:style-name="CharStyle15"><text:span text:style-name="T1">.</text:span></text:span></text:p>
        <text:p text:style-name="P26"><text:span text:style-name="CharStyle15"><text:span text:style-name="T1">— </text:span></text:span><text:span text:style-name="CharStyle15"><text:span text:style-name="T42">Veď bola tu!</text:span></text:span></text:p>
        <text:p text:style-name="P26"><text:span text:style-name="CharStyle15"><text:span text:style-name="T1">—</text:span></text:span><text:span text:style-name="CharStyle15"><text:span text:style-name="T42"> Bol</text:span></text:span><text:span text:style-name="CharStyle15"><text:span text:style-name="T1">a</text:span></text:span><text:span text:style-name="CharStyle15"><text:span text:style-name="T42">...</text:span></text:span></text:p>
        <text:p text:style-name="P26"><text:span text:style-name="CharStyle15"><text:span text:style-name="T1">—</text:span></text:span><text:span text:style-name="CharStyle15"><text:span text:style-name="T42"> A ja idem po ňu</text:span></text:span><text:span text:style-name="CharStyle15"><text:span text:style-name="T1">.</text:span></text:span></text:p>
        <text:p text:style-name="P26"><text:span text:style-name="CharStyle15"><text:span text:style-name="T42">Mak chvíľu váhal, rozhodol sa, že už nepovie nič o J</text:span></text:span><text:span text:style-name="CharStyle15"><text:span text:style-name="T11">u</text:span></text:span><text:span text:style-name="CharStyle15"><text:span text:style-name="T42">le, ale jazyk sa mu pohol sám a hovoril, čo chce</text:span></text:span><text:span text:style-name="CharStyle15"><text:span text:style-name="T1">l.</text:span></text:span></text:p>
        <text:p text:style-name="P26"><text:span text:style-name="CharStyle15"><text:span text:style-name="T42">—</text:span></text:span><text:span text:style-name="CharStyle15"><text:span text:style-name="T1"> </text:span></text:span><text:span text:style-name="CharStyle15"><text:span text:style-name="T42">Bola, ale pred chvíľou sa pobrala hore do Eliášov, už bude tam</text:span></text:span><text:span text:style-name="CharStyle15"><text:span text:style-name="T1">.</text:span></text:span></text:p>
        <text:p text:style-name="P26"><text:span text:style-name="CharStyle15"><text:span text:style-name="T42">Odpľul ostro, pozrel na Julinu sestru, ako by jej chcel zrazu grobianiť, lenže nedozvedala sa ďalej na Julu, začala spomínať veci obyčajné a onedlho sa pobrala preč.</text:span></text:span></text:p>
        <text:p text:style-name="P26"><text:span text:style-name="CharStyle15"><text:span text:style-name="T42">Pokojná, ľahostajná odchodila z dvora, nechala tam Jozefa s rozochveným podráždením a keď tak ostal stáť sám, nevedno prečo, padl</text:span></text:span><text:span text:style-name="CharStyle15"><text:span text:style-name="T11">y</text:span></text:span><text:span text:style-name="CharStyle15"><text:span text:style-name="T42"> mu obrvy nižšie nad </text:span></text:span><text:soft-page-break/><text:span text:style-name="CharStyle15"><text:span text:style-name="T42">oči a začervenal sa ako pivonia.</text:span></text:span></text:p>
        <text:p text:style-name="P26"><text:span text:style-name="CharStyle15"><text:span text:style-name="T42">Pozrel hore i dolu dvorom, na vrátka i na šopku a potom sa zvrtol, aby vošiel zasa do chalupy.</text:span></text:span></text:p>
        <text:p text:style-name="P26"><text:span text:style-name="CharStyle15"><text:span text:style-name="T42">Ale na prahu stála J</text:span></text:span><text:span text:style-name="CharStyle15"><text:span text:style-name="T11">u</text:span></text:span><text:span text:style-name="CharStyle15"><text:span text:style-name="T42">la.</text:span></text:span></text:p>
        <text:p text:style-name="P26"><text:span text:style-name="CharStyle15"><text:span text:style-name="T42">Kedy prišla sem, nezbadal, iba ju tu zazrel ako farebný tieň v ustatom svetle.</text:span></text:span></text:p>
        <text:p text:style-name="P26"><text:span text:style-name="CharStyle15"><text:span text:style-name="T42">Nebola krajšia ako inokedy, i pokora a slúžobníctvo bolo na </text:span></text:span><text:span text:style-name="CharStyle15"><text:span text:style-name="T1">n</text:span></text:span><text:span text:style-name="CharStyle15"><text:span text:style-name="T42">ej, a jednak bola inakšia: podivne svietilo jej čelo, prehĺbil sa jej zrak, dostal farbu, na lícach triasol sa jej neutajený rumenec a na perách vlhký dych. Dívala sa na Jozefa. Celým zrakom a v pokornom pohľade mala čosi zázračne príťažlivého a mocného.</text:span></text:span></text:p>
        <text:p text:style-name="P26"><text:span text:style-name="CharStyle15"><text:span text:style-name="T42">Jozef Mak nestačil lúštiť záhadu.</text:span></text:span></text:p>
        <text:p text:style-name="P26"><text:span text:style-name="CharStyle15"><text:span text:style-name="T52">Č</text:span></text:span><text:span text:style-name="CharStyle15"><text:span text:style-name="T42">osi mu rozkazovalo, nuž stvrdly mu ramená, priskočil k nej, vychytil ju ako páper, a vniesol do chalupy. J</text:span></text:span><text:span text:style-name="CharStyle15"><text:span text:style-name="T11">u</text:span></text:span><text:span text:style-name="CharStyle15"><text:span text:style-name="T42">la tíško zastonala od boľasti, lebo tak ju objímal, hltala vzduch, keď si na chvíľu vyslobodila ústa a sbierala všetky sily, aby mu mohla ramenami ovinúť krk.</text:span></text:span></text:p>
        <text:p text:style-name="P26"><text:span text:style-name="CharStyle15"><text:span text:style-name="T42">Ale ťažko </text:span></text:span><text:span text:style-name="CharStyle15"><text:span text:style-name="T1">t</text:span></text:span><text:span text:style-name="CharStyle15"><text:span text:style-name="T42">o šlo.</text:span></text:span></text:p>
        <text:p text:style-name="P26"><text:span text:style-name="CharStyle15"><text:span text:style-name="T42">— J</text:span></text:span><text:span text:style-name="CharStyle15"><text:span text:style-name="T11">u</text:span></text:span><text:span text:style-name="CharStyle15"><text:span text:style-name="T42">la</text:span></text:span><text:span text:style-name="CharStyle15"><text:span text:style-name="T1">!</text:span></text:span><text:span text:style-name="CharStyle15"><text:span text:style-name="T42"> — volal Jozef.</text:span></text:span></text:p>
        <text:p text:style-name="P26"><text:span text:style-name="CharStyle15"><text:span text:style-name="T42">A ona nemohla odpovedať.</text:span></text:span></text:p>
        <text:p text:style-name="P26"><text:span text:style-name="CharStyle15"><text:span text:style-name="T42">—</text:span></text:span><text:span text:style-name="CharStyle15"><text:span text:style-name="T1"> </text:span></text:span><text:span text:style-name="CharStyle15"><text:span text:style-name="T42">Ty si ma i predošlú nedeľu čakala, čo?</text:span></text:span></text:p>
        <text:p text:style-name="P26"><text:span text:style-name="CharStyle15"><text:span text:style-name="T42">Snažila sa, svet by bola darovala, aby mohla odpovedať, ale v hrdle jej čosi prekážalo a v srdci zabolelo, že je taká nemohúca.</text:span></text:span></text:p>
        <text:p text:style-name="P26"><text:span text:style-name="CharStyle15"><text:span text:style-name="T42">— Ty ma vždy čakáš!...</text:span></text:span></text:p>
        <text:p text:style-name="P26"><text:span text:style-name="CharStyle15"><text:span text:style-name="T42">Načo sa to spýtal?</text:span></text:span></text:p>
        <text:p text:style-name="P26"><text:soft-page-break/><text:span text:style-name="CharStyle15"><text:span text:style-name="T42">A prečo nebol jasný deň?</text:span></text:span></text:p>
        <text:p text:style-name="P26"><text:span text:style-name="CharStyle15"><text:span text:style-name="T42">Bol by jej mohol nazrieť do tvári a mal by odpoveď.</text:span></text:span></text:p>
        <text:p text:style-name="P26"><text:span text:style-name="CharStyle15"><text:span text:style-name="T42">Azda ju mal i tak predsa.</text:span></text:span></text:p>
        <text:p text:style-name="P26"><text:span text:style-name="CharStyle15"><text:span text:style-name="T42">Azda sa nejak spytovali a odpovedali si nejako a videli sa azda, hoc vytratilo sa z chyže i posledné svetielko.</text:span></text:span></text:p>
        <text:p text:style-name="P26"><text:span text:style-name="CharStyle15"><text:span text:style-name="T42">Nebadali, ako uteká čas.</text:span></text:span></text:p>
        <text:p text:style-name="P26"><text:span text:style-name="CharStyle15"><text:span text:style-name="T42">Ale v korýtku na povrazoch rozplakalo sa trochu decko a keď sa obzreli na korýtko, zabelel sa pri ňom veľký biely tieň a korýtko sa rozkývalo pravidelne a tíško, iba obrúčky na hrade zavše trochu zaškrípaly.</text:span></text:span></text:p>
        <text:p text:style-name="P26"><text:span text:style-name="CharStyle15"><text:span text:style-name="T42">Jozef Mak pocítil, ako veľmi sa zatriasla J</text:span></text:span><text:span text:style-name="CharStyle15"><text:span text:style-name="T11">u</text:span></text:span><text:span text:style-name="CharStyle15"><text:span text:style-name="T42">la v jeho objatí, </text:span></text:span><text:span text:style-name="CharStyle15"><text:span text:style-name="T1">a</text:span></text:span><text:span text:style-name="CharStyle15"><text:span text:style-name="T42"> z toho poplašeného záchvevu ulepilo sa i n</text:span></text:span><text:span text:style-name="CharStyle15"><text:span text:style-name="T1">a</text:span></text:span><text:span text:style-name="CharStyle15"><text:span text:style-name="T42">ň, sťa by ho bolo niečo uderilo do pŕs.</text:span></text:span></text:p>
        <text:p text:style-name="P26"><text:span text:style-name="CharStyle15"><text:span text:style-name="T42">Otváral oči, chcel nimi prebodnúť tmu a ohmatať zrakom biely tieň pri korýtku.</text:span></text:span></text:p>
        <text:p text:style-name="P26"><text:span text:style-name="CharStyle15"><text:span text:style-name="T42">No nič určitého nevidel, ba ani nepo</text:span></text:span><text:span text:style-name="CharStyle15"><text:span text:style-name="T52">b</text:span></text:span><text:span text:style-name="CharStyle15"><text:span text:style-name="T11">a</text:span></text:span><text:span text:style-name="CharStyle15"><text:span text:style-name="T42">dal, kedy sa mu J</text:span></text:span><text:span text:style-name="CharStyle15"><text:span text:style-name="T11">u</text:span></text:span><text:span text:style-name="CharStyle15"><text:span text:style-name="T42">la vykĺzla z náručia, iba začul, že stojí už na prostriedku izby a placho sa ospravedlňu</text:span></text:span><text:span text:style-name="CharStyle15"><text:span text:style-name="T1">je:</text:span></text:span></text:p>
        <text:p text:style-name="P26"><text:span text:style-name="CharStyle15"><text:span text:style-name="T42">—</text:span></text:span><text:span text:style-name="CharStyle15"><text:span text:style-name="T1"> </text:span></text:span><text:span text:style-name="CharStyle15"><text:span text:style-name="T42">Maruša, veď sa netráp. Zavarujem... Dosiaľ Hana ani nemrnkla, dobre spal</text:span></text:span><text:span text:style-name="CharStyle15"><text:span text:style-name="T1">a</text:span></text:span><text:span text:style-name="CharStyle15"><text:span text:style-name="T42">...</text:span></text:span></text:p>
        <text:p text:style-name="P26"><text:span text:style-name="CharStyle15"><text:span text:style-name="T42">Ale Maruša neodpovedala.</text:span></text:span></text:p>
        <text:p text:style-name="P26"><text:span text:style-name="CharStyle15"><text:span text:style-name="T42">Ako by ani nedýchala, ani nežila, ani sa nehýbala, iba mátožila pri korýtku a rozkazovala mu kývať sa.</text:span></text:span></text:p>
        <text:p text:style-name="P5"><text:span text:style-name="CharStyle15"><text:span text:style-name="T42"/></text:span></text:p>
        <text:h text:style-name="Heading_20_1" text:outline-level="1"><text:span text:style-name="CharStyle15"><text:span text:style-name="T85">41.</text:span></text:span></text:h>
        <text:p text:style-name="P26"><text:span text:style-name="CharStyle15"><text:span text:style-name="T42"/></text:span></text:p>
        <text:p text:style-name="P27"><text:span text:style-name="CharStyle15"><text:span text:style-name="T42">Kedy odišla J</text:span></text:span><text:span text:style-name="CharStyle15"><text:span text:style-name="T11">u</text:span></text:span><text:span text:style-name="CharStyle15"><text:span text:style-name="T42">la, Jozef Mak nepo</text:span></text:span><text:span text:style-name="CharStyle15"><text:span text:style-name="T11">ba</text:span></text:span><text:span text:style-name="CharStyle15"><text:span text:style-name="T42">dal veľmi.</text:span></text:span></text:p>
        <text:p text:style-name="P26"><text:soft-page-break/><text:span text:style-name="CharStyle15"><text:span text:style-name="T42">Odvrátil hlavu a zadíval sa na protiľahlý oblôčik a počúval, ako sa korýtko kýva. Malá Hana už neplakala, už dávno neplakala, ale korýtko sa neprestalo kolísať a obrúčky na klincoch zavše temno zapišťaly, rozvravely sa popod povalu, ako by izba bola úplne prázdna, iba pod povalou bolo by kus učupeného života.</text:span></text:span></text:p>
        <text:p text:style-name="P26"><text:span text:style-name="CharStyle15"><text:span text:style-name="T42">Jozef Mak rátal dlhé chvíle a čakal, kedy sa Maruša ozve.</text:span></text:span></text:p>
        <text:p text:style-name="P26"><text:span text:style-name="CharStyle15"><text:span text:style-name="T42">Nebolo to hneď, pokým sa ozvala.</text:span></text:span></text:p>
        <text:p text:style-name="P26"><text:span text:style-name="CharStyle15"><text:span text:style-name="T42">Najprv si nahlas vzdychla, potom sa prevliekla k stolu na lavicu, sťa by bola v tme spuchla a oťažkavela a oprela sa o stôl, že až zaprašťa</text:span></text:span><text:span text:style-name="CharStyle15"><text:span text:style-name="T11">l.</text:span></text:span></text:p>
        <text:p text:style-name="P26"><text:span text:style-name="CharStyle15"><text:span text:style-name="T42">— Popoludní si prišiel. Dobre. J</text:span></text:span><text:span text:style-name="CharStyle15"><text:span text:style-name="T11">u</text:span></text:span><text:span text:style-name="CharStyle15"><text:span text:style-name="T42">la je vďačná stvora. Lepšiu by si ani nenašiel.</text:span></text:span></text:p>
        <text:p text:style-name="P26"><text:span text:style-name="CharStyle15"><text:span text:style-name="T42">Jozefovi žiadala sa reč, ale mlčal.</text:span></text:span></text:p>
        <text:p text:style-name="P26"><text:span text:style-name="CharStyle15"><text:span text:style-name="T42">A chcelo sa mu, aby takto ani Maruša nepokračovala. Poznal jej hlas, ba v skutočnosti hlas poznal</text:span></text:span><text:span text:style-name="CharStyle15"><text:span text:style-name="T1"> </text:span></text:span><text:span text:style-name="CharStyle15"><text:span text:style-name="T42">jej najlepšie, lebo kedysi stretávali sa najviac o takom čase, keď iba</text:span></text:span><text:span text:style-name="CharStyle15"><text:span text:style-name="T1"> </text:span></text:span><text:span text:style-name="CharStyle15"><text:span text:style-name="T42">z hlasu musel hádať, aký má zrak, aké srdce a akú lásku. A teraz mala taký hlas, v ktorom rozhostil sa nesmierny pokoj, pokoj ako železo: tvrdý a chladný, ale pod ním iba slabé podklady, iba z pavučinových vláken.</text:span></text:span></text:p>
        <text:p text:style-name="P26"><text:span text:style-name="CharStyle15"><text:span text:style-name="T42">—</text:span></text:span><text:span text:style-name="CharStyle15"><text:span text:style-name="T1"> </text:span></text:span><text:span text:style-name="CharStyle15"><text:span text:style-name="T42">Vďačne</text:span></text:span><text:span text:style-name="CharStyle15"><text:span text:style-name="T1">jšej</text:span></text:span><text:span text:style-name="CharStyle15"><text:span text:style-name="T42"> ženy nen</text:span></text:span><text:span text:style-name="CharStyle15"><text:span text:style-name="T11">a</text:span></text:span><text:span text:style-name="CharStyle15"><text:span text:style-name="T42">jdeš, Jožko.</text:span></text:span></text:p>
        <text:p text:style-name="P26"><text:span text:style-name="CharStyle15"><text:span text:style-name="T42">Slová pekne vychodily jej z úst, ale v tme ot</text:span></text:span><text:span text:style-name="CharStyle15"><text:span text:style-name="T52">ĺ</text:span></text:span><text:span text:style-name="CharStyle15"><text:span text:style-name="T42">kly sa hneď na drsno a suché klepkaly na Jozefove spánky. Skoro ho socaly, </text:span></text:span><text:span text:style-name="CharStyle15"><text:span text:style-name="T1">po</text:span></text:span><text:span text:style-name="CharStyle15"><text:span text:style-name="T42">strkovaly k stene, skoro ho obviňovaly a nenachodil spôsob, aby sa bránil.</text:span></text:span></text:p>
        <text:p text:style-name="P26"><text:span text:style-name="CharStyle15"><text:span text:style-name="T42">— J</text:span></text:span><text:span text:style-name="CharStyle15"><text:span text:style-name="T11">u</text:span></text:span><text:span text:style-name="CharStyle15"><text:span text:style-name="T42">le ešte každý ukrivdil, kto sa mal s ňou na reči, či to bola mater, či brat. Ani prašivá keby bola. A každému sa dobrým odplatila. I mne sa neraz. Keď ide skaza na mňa, málokto ma zratuje tak, ako ona. Pánboh jej zaplať...</text:span></text:span></text:p>
        <text:p text:style-name="P26"><text:soft-page-break/><text:span text:style-name="CharStyle15"><text:span text:style-name="T42">Aj o svojej skaze hovorila tak, že sa jej hlas nezatriasol ani od hanby, ani od ľútosti, Jozef Mak si to všimol, alebo vypočítav</text:span></text:span><text:span text:style-name="CharStyle15"><text:span text:style-name="T52">e</text:span></text:span><text:span text:style-name="CharStyle15"><text:span text:style-name="T42"> povedala to tak, aby si všimol. A začal vyhrabúvať zo seba ľútosť, vyhrabúvať až zúfale, ale vec nedarila sa mu </text:span></text:span><text:span text:style-name="CharStyle15"><text:span text:style-name="T1">an</text:span></text:span><text:span text:style-name="CharStyle15"><text:span text:style-name="T42">i len trochu, ani len tak, aby sa ozval a odvrátil reči inde.</text:span></text:span></text:p>
        <text:p text:style-name="P26"><text:span text:style-name="CharStyle15"><text:span text:style-name="T1">—</text:span></text:span><text:span text:style-name="CharStyle15"><text:span text:style-name="T42"> Dobrú ženu budeš mať, Jožko. Len jej sám povedz, kedy budete mať svadbu, lebo sa ti sama neopýta.</text:span></text:span></text:p>
        <text:p text:style-name="P26"><text:span text:style-name="CharStyle15"><text:span text:style-name="T42">Vzdychol i Jozef Mak.</text:span></text:span></text:p>
        <text:p text:style-name="P26"><text:span text:style-name="CharStyle15"><text:span text:style-name="T42">— Noc je, musím už ísť.</text:span></text:span></text:p>
        <text:p text:style-name="P26"><text:span text:style-name="CharStyle15"><text:span text:style-name="T42">— Len choď, lepšie sa ti pôjde ako na svitaní. A či je ťažká robota, Jožko?</text:span></text:span></text:p>
        <text:p text:style-name="P26"><text:span text:style-name="CharStyle15"><text:span text:style-name="T42">— Všade na svete rovnaká.</text:span></text:span></text:p>
        <text:p text:style-name="P26"><text:span text:style-name="CharStyle15"><text:span text:style-name="T42">—</text:span></text:span><text:span text:style-name="CharStyle15"><text:span text:style-name="T1"> </text:span></text:span><text:span text:style-name="CharStyle15"><text:span text:style-name="T42">Veď je tak.</text:span></text:span></text:p>
        <text:p text:style-name="P26"><text:span text:style-name="CharStyle15"><text:span text:style-name="T42">Tu Jozef Mak až chamtave začal sťahovať nedeľnú košeľu.</text:span></text:span></text:p>
        <text:p text:style-name="P26"><text:span text:style-name="CharStyle15"><text:span text:style-name="T42">Akosi neobyčajne chytro nahmatal v tme svoje vrece a vykročil z dvora, ako by ho naháňali, alebo by sa mal ponáhľať, aby čosi nezmeškal.</text:span></text:span></text:p>
        <text:p text:style-name="P26"><text:span text:style-name="CharStyle15"><text:span text:style-name="T42">— </text:span></text:span><text:span text:style-name="CharStyle15"><text:span text:style-name="T52">Č</text:span></text:span><text:span text:style-name="CharStyle15"><text:span text:style-name="T42">ože sa ponáhľam? — pripomenul si aj sám, ale nezmenil krok. — Či ma vyhnala? A či ma zdržiavala?... Ani som sa nespýtal, kde je Jano, a ako je? Ani sama ho nespomenula. Voľačo som sa len mal spýtať. Hej, veď sme sa ani neshováral</text:span></text:span><text:span text:style-name="CharStyle15"><text:span text:style-name="T11">i.</text:span></text:span></text:p>
        <text:p text:style-name="P26"><text:span text:style-name="CharStyle15"><text:span text:style-name="T42">A ponáhľal sa ďalej.</text:span></text:span></text:p>
        <text:p text:style-name="P26"><text:span text:style-name="CharStyle15"><text:span text:style-name="T42">Za dedinou zbadal, aká je dedina hlučná, lebo tu sa to dalo lepšie badať, i postál na chvíľu, obzrel sa, ale potom vystrel krok zasa po starom a šie</text:span></text:span><text:span text:style-name="CharStyle15"><text:span text:style-name="T11">l.</text:span></text:span></text:p>
        <text:p text:style-name="P26"><text:span text:style-name="CharStyle15"><text:span text:style-name="T42">I povedal si:</text:span></text:span></text:p>
        <text:p text:style-name="P26"><text:soft-page-break/><text:span text:style-name="CharStyle15"><text:span text:style-name="T42">— Musím ísť.</text:span></text:span></text:p>
        <text:p text:style-name="P26"><text:span text:style-name="CharStyle15"><text:span text:style-name="T42">Triezvo a chladno si to povedal.</text:span></text:span></text:p>
        <text:p text:style-name="P26"><text:span text:style-name="CharStyle15"><text:span text:style-name="T42">Odvrátil sa od dediny, a razom zaostala za ním i Maruša, i J</text:span></text:span><text:span text:style-name="CharStyle15"><text:span text:style-name="T11">u</text:span></text:span><text:span text:style-name="CharStyle15"><text:span text:style-name="T42">la. Vlhký, zaparený vzduch roztiahol mu trochu nozdry, zacítil soťatú, sviežu slamu v snopoch, na chvíľočku prebudil sa v ňom praotec, nevydedený z brázdy, keď mal ešte každý právo na brázdu; na chvíľočku prebudila sa v ňom závisť, že nemá práva ohmatať nové snopy a kríže, ale hneď sa vystrel a v duchu si zopakoval:</text:span></text:span></text:p>
        <text:p text:style-name="P26"><text:span text:style-name="CharStyle15"><text:span text:style-name="T42">— Musím ísť. Taký je zákon sveta. Neviem, prečo je taký, ale kto by ma nachoval?</text:span></text:span></text:p>
        <text:p text:style-name="P26"><text:span text:style-name="CharStyle15"><text:span text:style-name="T52">A</text:span></text:span><text:span text:style-name="CharStyle15"><text:span text:style-name="T42"> Hron hučal </text:span></text:span><text:span text:style-name="CharStyle15"><text:span text:style-name="T1">v</text:span></text:span><text:span text:style-name="CharStyle15"><text:span text:style-name="T42">edľa cesty. Čierne hory sa opálaly pri každom kroku, na oblohe a na s</text:span></text:span><text:span text:style-name="CharStyle15"><text:span text:style-name="T11">t</text:span></text:span><text:span text:style-name="CharStyle15"><text:span text:style-name="T42">ráňach triasly sa ohníky, kdesi ďaleko za vrchami blýskalo sa na suchotu, a zo zeme tisla sa vlaha, sťa by nebola žatva, ale jar, keď všetkému treba pridať života.</text:span></text:span></text:p>
        <text:p text:style-name="P26"><text:span text:style-name="CharStyle15"><text:span text:style-name="T42">A Hron hučal.</text:span></text:span></text:p>
        <text:p text:style-name="P26"><text:span text:style-name="CharStyle15"><text:span text:style-name="T42">Musel sa tĺcť po zvariakoch, musel ísť.</text:span></text:span></text:p>
        <text:p text:style-name="P26"><text:span text:style-name="CharStyle15"><text:span text:style-name="T42">Mocný je Hron, mocnejší ako Jozef Mak, ale musí ísť, a Jozef Mak mohol by sa vrátiť, keby sa mu zachcelo.</text:span></text:span></text:p>
        <text:p text:style-name="P26"><text:span text:style-name="CharStyle15"><text:span text:style-name="T42">Mohol by si sadnúť na kameň a povedať:</text:span></text:span></text:p>
        <text:p text:style-name="P26"><text:span text:style-name="CharStyle15"><text:span text:style-name="T1">—</text:span></text:span><text:span text:style-name="CharStyle15"><text:span text:style-name="T42"> Mne </text:span></text:span><text:span text:style-name="CharStyle15"><text:span text:style-name="T11">s</text:span></text:span><text:span text:style-name="CharStyle15"><text:span text:style-name="T42">a nechce jesť, a kto mi rozkáže, aby sa mi chcelo?</text:span></text:span></text:p>
        <text:p text:style-name="P26"><text:span text:style-name="CharStyle15"><text:span text:style-name="T42">A Hron hučal.</text:span></text:span></text:p>
        <text:p text:style-name="P26"><text:span text:style-name="CharStyle15"><text:span text:style-name="T42">Ani Jozef Mak sa nespieral.</text:span></text:span></text:p>
        <text:p text:style-name="P26"><text:span text:style-name="CharStyle15"><text:span text:style-name="T42">Tiahol hore cestou skoro ľahostajne a keď sa takto poddával, práve vtedy káral v duchu Julu:</text:span></text:span></text:p>
        <text:p text:style-name="P26"><text:soft-page-break/><text:span text:style-name="CharStyle15"><text:span text:style-name="T42">—</text:span></text:span><text:span text:style-name="CharStyle15"><text:span text:style-name="T1"> </text:span></text:span><text:span text:style-name="CharStyle15"><text:span text:style-name="T42">Prečo je taká, ako by bola každému podnož</text:span></text:span><text:span text:style-name="CharStyle15"><text:span text:style-name="T1">.</text:span></text:span><text:span text:style-name="CharStyle15"><text:span text:style-name="T42">..?</text:span></text:span></text:p>
        <text:p text:style-name="P26"><text:span text:style-name="CharStyle15"><text:span text:style-name="T42">A začal sa ponáhľať zas.</text:span></text:span></text:p>
        <text:p text:style-name="P26"><text:span text:style-name="CharStyle15"><text:span text:style-name="T42">Našiel v tme kolibu a dvere na nej.</text:span></text:span></text:p>
        <text:p text:style-name="P26"><text:span text:style-name="CharStyle15"><text:span text:style-name="T42">Ovanul ho zápach polozhnitej slamy a cibule, čo bol obvyklý znak všetkých chalúp, a hneď pri dverách zaklial mu niekto, lebo do kohosi kopol.</text:span></text:span></text:p>
        <text:p text:style-name="P26"><text:span text:style-name="CharStyle15"><text:span text:style-name="T42">Nevšimol si kriku Jozef Mak.</text:span></text:span></text:p>
        <text:p text:style-name="P26"><text:span text:style-name="CharStyle15"><text:span text:style-name="T42">Ohmatával veci nohami a vliekol sa ďalej.</text:span></text:span></text:p>
        <text:p text:style-name="P26"><text:span text:style-name="CharStyle15"><text:span text:style-name="T42">Zasa zobudil iného druha, ktorý nebol opitý a ostrejšie zaklial ako predošlý. Vtedy sa zastavil na chvíľu a odpovedal. Odpovedal, ako ho oslovili, i vystrel sa pri odpovedi, i päste stisol, ale strhol sa krik, nadávali zo všetkých kútov, nuž darmo sa búril.</text:span></text:span></text:p>
        <text:p text:style-name="P26"><text:span text:style-name="CharStyle15"><text:span text:style-name="T42">Okríknutý zastal si pred svojou poličkou.</text:span></text:span></text:p>
        <text:p text:style-name="P26"><text:span text:style-name="CharStyle15"><text:span text:style-name="T42">Hej.</text:span></text:span></text:p>
        <text:p text:style-name="P26"><text:span text:style-name="CharStyle15"><text:span text:style-name="T42">Stál tam hodnú chvíľu.</text:span></text:span></text:p>
        <text:p text:style-name="P26"><text:span text:style-name="CharStyle15"><text:span text:style-name="T42">Napokon nahmatal svoj klinec a zavesil si naň klobúk i vrece.</text:span></text:span></text:p>
        <text:p text:style-name="P26"><text:span text:style-name="CharStyle15"><text:span text:style-name="T42">Sadol si podeň na slamu, zahútal sa a netrvalo dlho, vytratil sa mu z nozdier i z</text:span></text:span><text:span text:style-name="CharStyle15"><text:span text:style-name="T53">á</text:span></text:span><text:span text:style-name="CharStyle15"><text:span text:style-name="T42">pach slamy i zápach cibule. Nepočul chrápanie, ani šum neďalekého Hrona. Bol sám. Bol suchý, triezvy. Hútal si:</text:span></text:span></text:p>
        <text:p text:style-name="P26"><text:span text:style-name="CharStyle15"><text:span text:style-name="T42">— Všetko jedno, či tak, či ona</text:span></text:span><text:span text:style-name="CharStyle15"><text:span text:style-name="T1">k</text:span></text:span><text:span text:style-name="CharStyle15"><text:span text:style-name="T42">..</text:span></text:span><text:span text:style-name="CharStyle15"><text:span text:style-name="T1">.</text:span></text:span><text:span text:style-name="CharStyle15"><text:span text:style-name="T42"> Vezmem si Julu a bude. Na budúcu nedeľu jej aj poviem. Azda je i dobre, že je taká, aká je...</text:span></text:span></text:p>
        <text:p text:style-name="P5"><text:span text:style-name="CharStyle15"><text:span text:style-name="T42"/></text:span></text:p>
        <text:h text:style-name="Heading_20_1" text:outline-level="1"><text:soft-page-break/><text:span text:style-name="CharStyle15"><text:span text:style-name="T85">42.</text:span></text:span></text:h>
        <text:p text:style-name="P26"><text:span text:style-name="CharStyle15"><text:span text:style-name="T42"/></text:span></text:p>
        <text:p text:style-name="P27"><text:span text:style-name="CharStyle15"><text:span text:style-name="T42">Azda by si Jozef Mak nikdy nebol vzal za ženu Julu Petriskovú</text:span></text:span><text:span text:style-name="CharStyle15"><text:span text:style-name="T1">;</text:span></text:span><text:span text:style-name="CharStyle15"><text:span text:style-name="T42"> ale v nasledujúcu nedeľu J</text:span></text:span><text:span text:style-name="CharStyle15"><text:span text:style-name="T12">u</text:span></text:span><text:span text:style-name="CharStyle15"><text:span text:style-name="T42">la ani nenakukla do chalupy a po obede vlie</text:span></text:span><text:span text:style-name="CharStyle15"><text:span text:style-name="T12">t</text:span></text:span><text:span text:style-name="CharStyle15"><text:span text:style-name="T42">la jej sestra do dvora taká, že nebol by ju pobral na sedem vozov.</text:span></text:span></text:p>
        <text:p text:style-name="P26"><text:span text:style-name="CharStyle15"><text:span text:style-name="T42">— Jožo, a či ty máš za zbla svedomia!</text:span></text:span></text:p>
        <text:p text:style-name="P26"><text:span text:style-name="CharStyle15"><text:span text:style-name="T42">Jozefa trochu obliala červeň.</text:span></text:span></text:p>
        <text:p text:style-name="P26"><text:span text:style-name="CharStyle15"><text:span text:style-name="T42">— J</text:span></text:span><text:span text:style-name="CharStyle15"><text:span text:style-name="T12">u</text:span></text:span><text:span text:style-name="CharStyle15"><text:span text:style-name="T42">la nepovedala ani slova, neboj sa, tá sa nepochváli s takou vecou, ale od Maruši viem všetko. Vraj mládenec v rozume a nám by si išiel posmech vystrájať. Jožo, nech ťa Boh chráni! Vedz, zbila som ju na čierno, aby si zapamätala, kedy jej prichodí pochabstvá vystrájať.</text:span></text:span></text:p>
        <text:p text:style-name="P26"><text:span text:style-name="CharStyle15"><text:span text:style-name="T42">— </text:span></text:span><text:span text:style-name="CharStyle15"><text:span text:style-name="T12">Č</text:span></text:span><text:span text:style-name="CharStyle15"><text:span text:style-name="T42">ože vám vykonala? — heglo Jozefa Maka a navrely mu trochu ústa.</text:span></text:span></text:p>
        <text:p text:style-name="P26"><text:span text:style-name="CharStyle15"><text:span text:style-name="T42">—</text:span></text:span><text:span text:style-name="CharStyle15"><text:span text:style-name="T1"> </text:span></text:span><text:span text:style-name="CharStyle15"><text:span text:style-name="T42">Veď, aby ešte vykonala! Ale my máme trestu božieho dosť a ona ho má dvojnásobne. A ty </text:span></text:span><text:span text:style-name="CharStyle15"><text:span text:style-name="T1">je</text:span></text:span><text:span text:style-name="CharStyle15"><text:span text:style-name="T42">j daj pokoj, Jožo!</text:span></text:span></text:p>
        <text:p text:style-name="P26"><text:span text:style-name="CharStyle15"><text:span text:style-name="T42">—</text:span></text:span><text:span text:style-name="CharStyle15"><text:span text:style-name="T1"> </text:span></text:span><text:span text:style-name="CharStyle15"><text:span text:style-name="T42">Ja si to urobím, čo chcem.</text:span></text:span></text:p>
        <text:p text:style-name="P26"><text:span text:style-name="CharStyle15"><text:span text:style-name="T42">—</text:span></text:span><text:span text:style-name="CharStyle15"><text:span text:style-name="T1"> </text:span></text:span><text:span text:style-name="CharStyle15"><text:span text:style-name="T42">A myslíš, že dobre robíš? A...</text:span></text:span></text:p>
        <text:p text:style-name="P26"><text:span text:style-name="CharStyle15"><text:span text:style-name="T42">— Dievka je a nemá na chrbte napísané, že sa vydať nesmie. Vydá sa za mňa.</text:span></text:span></text:p>
        <text:p text:style-name="P26"><text:span text:style-name="CharStyle15"><text:span text:style-name="T1">— </text:span></text:span><text:span text:style-name="CharStyle15"><text:span text:style-name="T42">Jožo</text:span></text:span><text:span text:style-name="CharStyle15"><text:span text:style-name="T1">!</text:span></text:span><text:span text:style-name="CharStyle15"><text:span text:style-name="T42">... Veď mi to isté povedala Maruša a ja viem, že to len posmech </text:span></text:span><text:span text:style-name="CharStyle15"><text:span text:style-name="T1">a</text:span></text:span><text:span text:style-name="CharStyle15"><text:span text:style-name="T42">..</text:span></text:span><text:span text:style-name="CharStyle15"><text:span text:style-name="T1">.</text:span></text:span></text:p>
        <text:p text:style-name="P26"><text:span text:style-name="CharStyle15"><text:span text:style-name="T42">— Aký posmech?</text:span></text:span></text:p>
        <text:p text:style-name="P26"><text:span text:style-name="CharStyle15"><text:span text:style-name="T42">—</text:span></text:span><text:span text:style-name="CharStyle15"><text:span text:style-name="T1"> </text:span></text:span><text:span text:style-name="CharStyle15"><text:span text:style-name="T42">Jožo, veď</text:span></text:span><text:span text:style-name="CharStyle15"><text:span text:style-name="T1"> </text:span></text:span><text:span text:style-name="CharStyle15"><text:span text:style-name="T42">vari vieš, že je J</text:span></text:span><text:span text:style-name="CharStyle15"><text:span text:style-name="T12">u</text:span></text:span><text:span text:style-name="CharStyle15"><text:span text:style-name="T42">la žobrák, a...</text:span></text:span></text:p>
        <text:p text:style-name="P26"><text:span text:style-name="CharStyle15"><text:span text:style-name="T42">— Viem.</text:span></text:span></text:p>
        <text:p text:style-name="P26"><text:span text:style-name="CharStyle15"><text:span text:style-name="T42">Zastavila sa trochu v prúde rečí, ktorých mala ešte mnoho, lebo Jozef Mak </text:span></text:span><text:soft-page-break/><text:span text:style-name="CharStyle15"><text:span text:style-name="T42">rozprával prosto a nie tak, ako očakávala. Ale zastavila sa v rečiach i preto, aby bola drsne</text:span></text:span><text:span text:style-name="CharStyle15"><text:span text:style-name="T1">j</text:span></text:span><text:span text:style-name="CharStyle15"><text:span text:style-name="T42">šia, aby ďalej nespomínala hanbu a svedomie, ale to, čo mala na dne myšlienok.</text:span></text:span></text:p>
        <text:p text:style-name="P26"><text:span text:style-name="CharStyle15"><text:span text:style-name="T42">— Jožo, a myslíš si, že sme my dakedy mysleli, že príde hlúpy, čo kúpi, a chystali J</text:span></text:span><text:span text:style-name="CharStyle15"><text:span text:style-name="T12">u</text:span></text:span><text:span text:style-name="CharStyle15"><text:span text:style-name="T42">le truhlu?</text:span></text:span></text:p>
        <text:p text:style-name="P26"><text:span text:style-name="CharStyle15"><text:span text:style-name="T42">— Nik vám nekázal.</text:span></text:span></text:p>
        <text:p text:style-name="P26"><text:span text:style-name="CharStyle15"><text:span text:style-name="T42">— Akurát je tak! Ale o týždeň budeš vykrikovať: J</text:span></text:span><text:span text:style-name="CharStyle15"><text:span text:style-name="T12">u</text:span></text:span><text:span text:style-name="CharStyle15"><text:span text:style-name="T42">la, ty žobrák, ani plachtu si si nepriniesla! A</text:span></text:span><text:span text:style-name="CharStyle15"><text:span text:style-name="T1"> </text:span></text:span><text:span text:style-name="CharStyle15"><text:span text:style-name="T42">kde my máme plachty nabrať? Druhým je dnes hej, ale chováme ju od malička </text:span></text:span><text:span text:style-name="CharStyle15"><text:span text:style-name="T1">a</text:span></text:span><text:span text:style-name="CharStyle15"><text:span text:style-name="T42">...</text:span></text:span></text:p>
        <text:p text:style-name="P26"><text:span text:style-name="CharStyle15"><text:span text:style-name="T42">— Zadarmo sa nenajedla ani deň.</text:span></text:span></text:p>
        <text:p text:style-name="P26"><text:span text:style-name="CharStyle15"><text:span text:style-name="T42">— Ty </text:span></text:span><text:span text:style-name="CharStyle15"><text:span text:style-name="T1">t</text:span></text:span><text:span text:style-name="CharStyle15"><text:span text:style-name="T42">o akurát vieš!</text:span></text:span></text:p>
        <text:p text:style-name="P26"><text:span text:style-name="CharStyle15"><text:span text:style-name="T42">— Viem. A o truhlu sa nestara</text:span></text:span><text:span text:style-name="CharStyle15"><text:span text:style-name="T1">jt</text:span></text:span><text:span text:style-name="CharStyle15"><text:span text:style-name="T42">e.</text:span></text:span></text:p>
        <text:p text:style-name="P26"><text:span text:style-name="CharStyle15"><text:span text:style-name="T42">— </text:span></text:span><text:span text:style-name="CharStyle15"><text:span text:style-name="T53">Č</text:span></text:span><text:span text:style-name="CharStyle15"><text:span text:style-name="T42">ože?</text:span></text:span></text:p>
        <text:p text:style-name="P26"><text:span text:style-name="CharStyle15"><text:span text:style-name="T42">— Aby ste čušali.</text:span></text:span></text:p>
        <text:p text:style-name="P26"><text:span text:style-name="CharStyle15"><text:span text:style-name="T42">—</text:span></text:span><text:span text:style-name="CharStyle15"><text:span text:style-name="T1"> </text:span></text:span><text:span text:style-name="CharStyle15"><text:span text:style-name="T12">Č</text:span></text:span><text:span text:style-name="CharStyle15"><text:span text:style-name="T42">ože? Myslíš si, že tá škvarka kapus</text:span></text:span><text:span text:style-name="CharStyle15"><text:span text:style-name="T12">t</text:span></text:span><text:span text:style-name="CharStyle15"><text:span text:style-name="T42">niska, čo nám ostala po materi, naveky bude trvať?</text:span></text:span></text:p>
        <text:p text:style-name="P26"><text:span text:style-name="CharStyle15"><text:span text:style-name="T42">—</text:span></text:span><text:span text:style-name="CharStyle15"><text:span text:style-name="T1"> </text:span></text:span><text:span text:style-name="CharStyle15"><text:span text:style-name="T42">Nemyslím si.</text:span></text:span></text:p>
        <text:p text:style-name="P26"><text:span text:style-name="CharStyle15"><text:span text:style-name="T42">—</text:span></text:span><text:span text:style-name="CharStyle15"><text:span text:style-name="T1"> </text:span></text:span><text:span text:style-name="CharStyle15"><text:span text:style-name="T42">Aha, reči sa vravia... A</text:span></text:span><text:span text:style-name="CharStyle15"><text:span text:style-name="T1"> </text:span></text:span><text:span text:style-name="CharStyle15"><text:span text:style-name="T42">pred troma rokmi dvanásť zlatých sme platili v B</text:span></text:span><text:span text:style-name="CharStyle15"><text:span text:style-name="T1">re</text:span></text:span><text:span text:style-name="CharStyle15"><text:span text:style-name="T42">zne doktorovi za Julu, keď sa jej palec sbieral.</text:span></text:span></text:p>
        <text:p text:style-name="P26"><text:span text:style-name="CharStyle15"><text:span text:style-name="T42">—</text:span></text:span><text:span text:style-name="CharStyle15"><text:span text:style-name="T1"> </text:span></text:span><text:span text:style-name="CharStyle15"><text:span text:style-name="T42">Odrátali ste si už.</text:span></text:span></text:p>
        <text:p text:style-name="P26"><text:span text:style-name="CharStyle15"><text:span text:style-name="T42">—</text:span></text:span><text:span text:style-name="CharStyle15"><text:span text:style-name="T1"> </text:span></text:span><text:span text:style-name="CharStyle15"><text:span text:style-name="T42">Prečo by sme si nie, a škvarka...</text:span></text:span></text:p>
        <text:p text:style-name="P26"><text:span text:style-name="CharStyle15"><text:span text:style-name="T42">—</text:span></text:span><text:span text:style-name="CharStyle15"><text:span text:style-name="T1"> </text:span></text:span><text:span text:style-name="CharStyle15"><text:span text:style-name="T42">Nechajte si ju, nepôjdem s nej odhryznúť.</text:span></text:span></text:p>
        <text:p text:style-name="P26"><text:soft-page-break/><text:span text:style-name="CharStyle15"><text:span text:style-name="T42">—</text:span></text:span><text:span text:style-name="CharStyle15"><text:span text:style-name="T1"> </text:span></text:span><text:span text:style-name="CharStyle15"><text:span text:style-name="T42">Pred svedkami povedz, Jožo, keď chceš mať všetko po svojom.</text:span></text:span></text:p>
        <text:p text:style-name="P26"><text:span text:style-name="CharStyle15"><text:span text:style-name="T42">—</text:span></text:span><text:span text:style-name="CharStyle15"><text:span text:style-name="T1"> </text:span></text:span><text:span text:style-name="CharStyle15"><text:span text:style-name="T42">Zavolajte ich, poviem.</text:span></text:span></text:p>
        <text:p text:style-name="P26"><text:span text:style-name="CharStyle15"><text:span text:style-name="T42">—</text:span></text:span><text:span text:style-name="CharStyle15"><text:span text:style-name="T1"> </text:span></text:span><text:span text:style-name="CharStyle15"><text:span text:style-name="T12">Č</text:span></text:span><text:span text:style-name="CharStyle15"><text:span text:style-name="T42">ože? A bývať budeš kde? Myslíš si, že tu máš pol chalupy? Máš, pokým sa Jano </text:span></text:span><text:span text:style-name="CharStyle15"><text:span text:style-name="T1">n</text:span></text:span><text:span text:style-name="CharStyle15"><text:span text:style-name="T42">eopije. A potom čo? Nás je v dome toľko...</text:span></text:span></text:p>
        <text:p text:style-name="P26"><text:span text:style-name="CharStyle15"><text:span text:style-name="T42">— Nepôjdem vám predo dvere, nebojte sa.</text:span></text:span></text:p>
        <text:p text:style-name="P26"><text:span text:style-name="CharStyle15"><text:span text:style-name="T42">— Nepôjde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jedovala sa Petriska až jej tak sliny fŕkaly od úst.</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ni neprídi, Jožo, lebo by si darmo prišiel a nezabudni to ani J</text:span></text:span><text:span text:style-name="CharStyle15"><text:span text:style-name="T12">u</text:span></text:span><text:span text:style-name="CharStyle15"><text:span text:style-name="T42">le povedať, však jej ja nezabudnem!...</text:span></text:span></text:p>
        <text:p text:style-name="P26"><text:span text:style-name="CharStyle15"><text:span text:style-name="T42">Nuž keď boly takéto prekážky, musel sa rozhodnúť.</text:span></text:span></text:p>
        <text:p text:style-name="P26"><text:span text:style-name="CharStyle15"><text:span text:style-name="T42">Maruša, ktorá mlčky stála pri stene, dívala sa dolu dvorom do vŕb pri potoku a nepočúvala, čo hovorí Petriska, iba keď jej nebolo vo dvore a keď Jozef Mak zamračený dlho hútal, vtedy sa mu prihovorila:</text:span></text:span></text:p>
        <text:p text:style-name="P26"><text:span text:style-name="CharStyle15"><text:span text:style-name="T42">— Dobre si si vyvolil, Jožko, nech vás Boh zachová.</text:span></text:span></text:p>
        <text:p text:style-name="P26"><text:span text:style-name="CharStyle15"><text:span text:style-name="T42">To bolo jediné požehnanie a Jozef Mak akosi hanbil sa i za to jediné. Utrel si čelo</text:span></text:span><text:span text:style-name="CharStyle17"><text:span text:style-name="T42"> </text:span></text:span><text:span text:style-name="CharStyle15"><text:span text:style-name="T42">a chcel sa stratiť, ale Maru</text:span></text:span><text:span text:style-name="CharStyle15"><text:span text:style-name="T1">š</text:span></text:span><text:span text:style-name="CharStyle15"><text:span text:style-name="T42">in hlas ho zastavil.</text:span></text:span></text:p>
        <text:p text:style-name="P26"><text:span text:style-name="CharStyle15"><text:span text:style-name="T42">— Len aby sa mnoho nepilo na svadbe, Jožko.</text:span></text:span></text:p>
        <text:p text:style-name="P26"><text:span text:style-name="CharStyle15"><text:span text:style-name="T42">Podvihol trochu obrvy, lebo mu bolo divné, čo hovorila,</text:span></text:span></text:p>
        <text:p text:style-name="P26"><text:span text:style-name="CharStyle15"><text:span text:style-name="T42">— </text:span></text:span><text:span text:style-name="CharStyle15"><text:span text:style-name="T1">A</text:span></text:span><text:span text:style-name="CharStyle15"><text:span text:style-name="T42">k sa bude mnoho piť, i na mňa príde skaza, nezdržím sa.</text:span></text:span></text:p>
        <text:p text:style-name="P26"><text:span text:style-name="CharStyle15"><text:span text:style-name="T42">Už mal na jazyku, že povie, nik jej nebude rozkazovať, aby sa zdržala, ale prizrel sa jej na omdleté líca, nuž nepreriekol slova, zahanbil sa ešte raz a vošiel do domu. Omdleté líca išly za ním, a ke</text:span></text:span><text:span text:style-name="CharStyle15"><text:span text:style-name="T54">ď</text:span></text:span><text:span text:style-name="CharStyle15"><text:span text:style-name="T42"> v izbe zastal, postavily sa mu znova pred oči a prizrel sa im dôkladnejšie.</text:span></text:span></text:p>
        <text:p text:style-name="P26"><text:soft-page-break/><text:span text:style-name="CharStyle15"><text:span text:style-name="T42">Ani tak neuhádol, čo je podivného na nich, no podvedome zacítil hrozné utrpenie, ktoré nechcelo byť na lícach napísané a jednako bolo tam. Nechcelo sa zradiť, ale jednak nevedelo sa načisto skryť, iba tak, aby ho Jozef Mak vedome nepo</text:span></text:span><text:span text:style-name="CharStyle15"><text:span text:style-name="T54">ba</text:span></text:span><text:span text:style-name="CharStyle15"><text:span text:style-name="T42">dal.</text:span></text:span></text:p>
        <text:p text:style-name="P5"><text:span text:style-name="CharStyle15"><text:span text:style-name="T42"/></text:span></text:p>
        <text:h text:style-name="Heading_20_1" text:outline-level="1"><text:span text:style-name="CharStyle15"><text:span text:style-name="T85">43.</text:span></text:span></text:h>
        <text:p text:style-name="P26"><text:span text:style-name="CharStyle15"><text:span text:style-name="T42"/></text:span></text:p>
        <text:p text:style-name="P27"><text:span text:style-name="CharStyle15"><text:span text:style-name="T42">Zastal si pred Petriskovie plotom, pozrel do dvora a zvolal:</text:span></text:span></text:p>
        <text:p text:style-name="P26"><text:span text:style-name="CharStyle15"><text:span text:style-name="T42">— J</text:span></text:span><text:span text:style-name="CharStyle15"><text:span text:style-name="T13">u</text:span></text:span><text:span text:style-name="CharStyle15"><text:span text:style-name="T42">la</text:span></text:span><text:span text:style-name="CharStyle15"><text:span text:style-name="T1">!</text:span></text:span></text:p>
        <text:p text:style-name="P26"><text:span text:style-name="CharStyle15"><text:span text:style-name="T42">Chvíľu dočkal a zvolal znova:</text:span></text:span></text:p>
        <text:p text:style-name="P26"><text:span text:style-name="CharStyle15"><text:span text:style-name="T42">—</text:span></text:span><text:span text:style-name="CharStyle15"><text:span text:style-name="T1"> </text:span></text:span><text:span text:style-name="CharStyle15"><text:span text:style-name="T42">J</text:span></text:span><text:span text:style-name="CharStyle15"><text:span text:style-name="T13">u</text:span></text:span><text:span text:style-name="CharStyle15"><text:span text:style-name="T42">la, poď von</text:span></text:span><text:span text:style-name="CharStyle15"><text:span text:style-name="T1">!</text:span></text:span></text:p>
        <text:p text:style-name="P26"><text:span text:style-name="CharStyle15"><text:span text:style-name="T42">Z chalupy išla vrava, mohol si myslieť, že ho tam dnu nepoču</text:span></text:span><text:span text:style-name="CharStyle15"><text:span text:style-name="T1">je</text:span></text:span><text:span text:style-name="CharStyle15"><text:span text:style-name="T42"> nik, ale počul, kto nemal a vyšla Julina sestra.</text:span></text:span></text:p>
        <text:p text:style-name="P26"><text:span text:style-name="CharStyle15"><text:span text:style-name="T42">— Jožo, ja som ti už povedal</text:span></text:span><text:span text:style-name="CharStyle15"><text:span text:style-name="T1">a.</text:span></text:span><text:span text:style-name="CharStyle15"><text:span text:style-name="T42">.</text:span></text:span><text:span text:style-name="CharStyle15"><text:span text:style-name="T1">.</text:span></text:span></text:p>
        <text:p text:style-name="P26"><text:span text:style-name="CharStyle15"><text:span text:style-name="T42">— J</text:span></text:span><text:span text:style-name="CharStyle15"><text:span text:style-name="T13">u</text:span></text:span><text:span text:style-name="CharStyle15"><text:span text:style-name="T42">la, poď von, —</text:span></text:span><text:span text:style-name="CharStyle15"><text:span text:style-name="T1"> </text:span></text:span><text:span text:style-name="CharStyle15"><text:span text:style-name="T42">opakoval Jozef Mak, na Petriskovku ani nepozrel, sťa by tu bol iba on a plot.</text:span></text:span></text:p>
        <text:p text:style-name="P26"><text:span text:style-name="CharStyle15"><text:span text:style-name="T42">—</text:span></text:span><text:span text:style-name="CharStyle15"><text:span text:style-name="T1"> </text:span></text:span><text:span text:style-name="CharStyle15"><text:span text:style-name="T42">Nik ti z nás neverí a zavádzať žobráka...</text:span></text:span></text:p>
        <text:p text:style-name="P26"><text:span text:style-name="CharStyle15"><text:span text:style-name="T42">—</text:span></text:span><text:span text:style-name="CharStyle15"><text:span text:style-name="T1"> </text:span></text:span><text:span text:style-name="CharStyle15"><text:span text:style-name="T42">J</text:span></text:span><text:span text:style-name="CharStyle15"><text:span text:style-name="T13">u</text:span></text:span><text:span text:style-name="CharStyle15"><text:span text:style-name="T42">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buchol zľahka na plot a začal mu tvrdnúť krk.</text:span></text:span></text:p>
        <text:p text:style-name="P26"><text:span text:style-name="CharStyle15"><text:span text:style-name="T42">Petriskovka zvrieskala.</text:span></text:span></text:p>
        <text:p text:style-name="P26"><text:span text:style-name="CharStyle15"><text:span text:style-name="T42">Ale v chalupe počul i ten, kto mal počuť. Pohýbala sa J</text:span></text:span><text:span text:style-name="CharStyle15"><text:span text:style-name="T13">u</text:span></text:span><text:span text:style-name="CharStyle15"><text:span text:style-name="T42">la, poobzerala sa na všetkých a zmizla na chvíľu. Dnes jej už mnoho húdli o tom, čo stál teraz pri plote. Najstaršia sestra sľúbila jej dnes, že ju ovalí, ak sa pohne z domu a ostatné dve neboly inakšie. I pochytila ju ľútosť, keď sa po všetkých zobzerala, pochytil ju i </text:span></text:span><text:soft-page-break/><text:span text:style-name="CharStyle15"><text:span text:style-name="T42">strach, keď počula sestru na dvore vykrikovať, ale hlas od plota bol čo raz vyšší a zreteľnejší.</text:span></text:span></text:p>
        <text:p text:style-name="P26"><text:span text:style-name="CharStyle15"><text:span text:style-name="T42">— Jula</text:span></text:span><text:span text:style-name="CharStyle15"><text:span text:style-name="T1">!!</text:span></text:span></text:p>
        <text:p text:style-name="P26"><text:span text:style-name="CharStyle15"><text:span text:style-name="T42">Jula sa strhla, shrbila a pokým sa stačili spamätať, ako premohla seba, vykročila a zastala iba pri plote.</text:span></text:span></text:p>
        <text:p text:style-name="P26"><text:span text:style-name="CharStyle15"><text:span text:style-name="T42">— Poď, Jula</text:span></text:span><text:span text:style-name="CharStyle15"><text:span text:style-name="T1">!</text:span></text:span><text:span text:style-name="CharStyle15"><text:span text:style-name="T42"> — pochytil ju za rukávec Jozef Mak. Odpadol s nej kameň, hoc jej nepovedal, kde má ísť.</text:span></text:span></text:p>
        <text:p text:style-name="P26"><text:span text:style-name="CharStyle15"><text:span text:style-name="T42">Ale vliekol ju mocne, cítila tiaž jeho ruky, nuž šla s ním v akejsi zahanbenej, no v uľavujú</text:span></text:span><text:span text:style-name="CharStyle15"><text:span text:style-name="T13">c</text:span></text:span><text:span text:style-name="CharStyle15"><text:span text:style-name="T42">ej radosti, kráčala vedľa neho a nepozrela naň. Nepozrela ani na chalupy, ani na na ľudí, ani na tých, ktorých zanechala.</text:span></text:span></text:p>
        <text:p text:style-name="P26"><text:span text:style-name="CharStyle15"><text:span text:style-name="T42">Prešli naproti cez dvor, na šedivé lúky, popri kŕdľoch husí a oviec, a nežiadalo sa im hovoriť.</text:span></text:span></text:p>
        <text:p text:style-name="P26"><text:span text:style-name="CharStyle15"><text:span text:style-name="T42">J</text:span></text:span><text:span text:style-name="CharStyle15"><text:span text:style-name="T13">u</text:span></text:span><text:span text:style-name="CharStyle15"><text:span text:style-name="T42">le nežiadalo sa ani hútať.</text:span></text:span></text:p>
        <text:p text:style-name="P26"><text:span text:style-name="CharStyle15"><text:span text:style-name="T42">Keď sa súžil chodník, šla za Makom ako psík, kedy-tedy pohladila zrakom prázdne strniská, sťa by len preto, aby mohla pozrieť aj na široké výšivky kož</text:span></text:span><text:span text:style-name="CharStyle15"><text:span text:style-name="T13">u</text:span></text:span><text:span text:style-name="CharStyle15"><text:span text:style-name="T42">ška na Jozefovom chrbte.</text:span></text:span></text:p>
        <text:p text:style-name="P26"><text:span text:style-name="CharStyle15"><text:span text:style-name="T42">A zamie</text:span></text:span><text:span text:style-name="CharStyle15"><text:span text:style-name="T1">ň</text:span></text:span><text:span text:style-name="CharStyle15"><text:span text:style-name="T42">aly sa úzke, oholené brázdy, ba tu i tu stál už i osamelý smriečok.</text:span></text:span></text:p>
        <text:p text:style-name="P26"><text:span text:style-name="CharStyle15"><text:span text:style-name="T42">— Kde ideme, Jožko? — niesla na jazyku už dávno, no vedela, že sa neopýta naozaj, i keby prešli sedem chotárov.</text:span></text:span></text:p>
        <text:p text:style-name="P26"><text:span text:style-name="CharStyle15"><text:span text:style-name="T42">— Sem ideme, — povedal raz Jozef Mak, sťa by o jej otázke dávno bol vedel a posadil sa na úzku podhorskú lúčku, spasenú, nahú ako dlaň, vyzdobenú iba fialovými hlávkami jesienok.</text:span></text:span></text:p>
        <text:p text:style-name="P26"><text:soft-page-break/><text:span text:style-name="CharStyle15"><text:span text:style-name="T42">— Sem ideme, tu sme. Sadni si. A to ti poviem, ak by si si od Petriskov doniesla truhlu, rozsekal by som ju hneď na márne kúsky. Rozumieš?</text:span></text:span></text:p>
        <text:p text:style-name="P26"><text:span text:style-name="CharStyle15"><text:span text:style-name="T42">— Veď mi ju nebudú dávať, — kyvkala hlavou tíško.</text:span></text:span></text:p>
        <text:p text:style-name="P26"><text:span text:style-name="CharStyle15"><text:span text:style-name="T42">— Tak!</text:span></text:span></text:p>
        <text:p text:style-name="P26"><text:span text:style-name="CharStyle15"><text:span text:style-name="T42">A nepozreli na seba ani raz, keď prvý raz hovorili o svadbe a truhle, keď sa takto zasľuboval</text:span></text:span><text:span text:style-name="CharStyle15"><text:span text:style-name="T54">i.</text:span></text:span></text:p>
        <text:p text:style-name="P26"><text:span text:style-name="CharStyle15"><text:span text:style-name="T42">Okolo nich na strniskách sedela únava a nekonečná triezvota. Fialové jesienky majú iba krátke stonky, aby sa nevtieraly do očí pestré hlavy, aby nenarušovaly veľkú pravdu, a veľkú reč štrkovitej zeme, ktorá ticho odvráva: rodila som, rodila, ako som vedela, ako som mohla, ako som vládala, ale </text:span></text:span><text:span text:style-name="CharStyle15"><text:span text:style-name="T54">un</text:span></text:span><text:span text:style-name="CharStyle15"><text:span text:style-name="T42">avilo ma leto.</text:span></text:span></text:p>
        <text:p text:style-name="P26"><text:span text:style-name="CharStyle15"><text:span text:style-name="T42">A sošedively i jedle na úbočiach, i keď sa nechcely k tomu priznávať, roztratené duby sa červenaly, sťa by sa hanbily, že sa zamiešaly medzi ihličie, priživovaly v lete na cudzom a teraz by sa pýrily pred blízkym príchodom nahoty.</text:span></text:span></text:p>
        <text:p text:style-name="P26"><text:span text:style-name="CharStyle15"><text:span text:style-name="T42">Vietor, ktorý sa vláčil kdesi nad vrcholcami vrchov, nebol samopašný. Letné, penavé oblaky poroznášal na ľahkej dlani, ale porozmazúval ich na šedivo do dlhých vodorovných čmár.</text:span></text:span></text:p>
        <text:p text:style-name="P26"><text:span text:style-name="CharStyle15"><text:span text:style-name="T42">Ka</text:span></text:span><text:span text:style-name="CharStyle15"><text:span text:style-name="T1">me</text:span></text:span><text:span text:style-name="CharStyle15"><text:span text:style-name="T42">nčie, poukrývané v lete všeličím, belelo sa na všetky strany, pevne a triezvo ležalo na roliach a brázdach, neutajovalo, že žatva nebola tu bohatá. Iba nenačaté krumpliská odrážaly sa trochu od ostatných vecí, no ponáhľaly sa žltnúť i tie a uprášené boly ako všetko ostatné.</text:span></text:span></text:p>
        <text:p text:style-name="P26"><text:span text:style-name="CharStyle15"><text:span text:style-name="T42">I slnečné svetlo padalo iba tak, ako násilný smiech.</text:span></text:span></text:p>
        <text:p text:style-name="P26"><text:span text:style-name="CharStyle15"><text:span text:style-name="T1">A</text:span></text:span><text:span text:style-name="CharStyle15"><text:span text:style-name="T42"> vtedy sa mlčky zas</text:span></text:span><text:span text:style-name="CharStyle15"><text:span text:style-name="T54">ľ</text:span></text:span><text:span text:style-name="CharStyle15"><text:span text:style-name="T42">u</text:span></text:span><text:span text:style-name="CharStyle15"><text:span text:style-name="T54">b</text:span></text:span><text:span text:style-name="CharStyle15"><text:span text:style-name="T42">oval druhý raz Jozef </text:span></text:span><text:span text:style-name="CharStyle15"><text:span text:style-name="T1">M</text:span></text:span><text:span text:style-name="CharStyle15"><text:span text:style-name="T42">a</text:span></text:span><text:span text:style-name="CharStyle15"><text:span text:style-name="T1">k.</text:span></text:span></text:p>
        <text:p text:style-name="P26"><text:soft-page-break/><text:span text:style-name="CharStyle15"><text:span text:style-name="T42">Jozef Mak tak, že lani živú červeň šípok nepo</text:span></text:span><text:span text:style-name="CharStyle15"><text:span text:style-name="T54">ba</text:span></text:span><text:span text:style-name="CharStyle15"><text:span text:style-name="T42">dal a rozrýpaná zem okolo násypov budúcej železnice ho nevyrušila, lebo teraz všetko malo hlinastú farbu, nuž i násypy zdaly sa prirodzenými.</text:span></text:span></text:p>
        <text:p text:style-name="P26"><text:span text:style-name="CharStyle15"><text:span text:style-name="T42">A Jula Petrisková tak, keby nebola plachá, i vtedy by ju zmiatlo všetko to, čo sa v nej teraz prebúdzalo, lebo protivilo sa farbe strniskám, ale jednako rástlo, rástlo, mocnelo a ustarostená Jula darmo potláčala, zmohu</text:span></text:span><text:span text:style-name="CharStyle15"><text:span text:style-name="T1">t</text:span></text:span><text:span text:style-name="CharStyle15"><text:span text:style-name="T42">nelo, a začalo jej rozkazovať.</text:span></text:span></text:p>
        <text:p text:style-name="P26"><text:span text:style-name="CharStyle15"><text:span text:style-name="T42">Obrátila a prihla sa k nemu, dlane položila si mu na kolená a zašeptala:</text:span></text:span></text:p>
        <text:p text:style-name="P26"><text:span text:style-name="CharStyle15"><text:span text:style-name="T42">— Jožko!</text:span></text:span></text:p>
        <text:p text:style-name="P26"><text:span text:style-name="CharStyle15"><text:span text:style-name="T42">Tuho sa hneď začervenala, ale dívala sa</text:span></text:span><text:span text:style-name="CharStyle15"><text:span text:style-name="T1"> </text:span></text:span><text:span text:style-name="CharStyle15"><text:span text:style-name="T42">naň a nemohla sa zastaviť.</text:span></text:span></text:p>
        <text:p text:style-name="P26"><text:span text:style-name="CharStyle15"><text:span text:style-name="T42">— Vieš, čo mi doma naši Petr</text:span></text:span><text:span text:style-name="CharStyle15"><text:span text:style-name="T13">i</text:span></text:span><text:span text:style-name="CharStyle15"><text:span text:style-name="T42">skovci povedali? Povedali, že ma ty návidieť nikdy nebudeš. Že ty aj teraz iba na Marušu myslíš.</text:span></text:span></text:p>
        <text:p text:style-name="P26"><text:span text:style-name="CharStyle15"><text:span text:style-name="T42">Strhol sa Jozef Mak, ostro sa jej zadíval na ústa, ale ani len nechcel odpovedať.</text:span></text:span></text:p>
        <text:p text:style-name="P26"><text:span text:style-name="CharStyle15"><text:span text:style-name="T42">—</text:span></text:span><text:span text:style-name="CharStyle15"><text:span text:style-name="T1"> </text:span></text:span><text:span text:style-name="CharStyle15"><text:span text:style-name="T42">A ja som im povedala, že o tom dobre viem. O všetkom viem. Aj Maruša vie, sama mi spomínala nie raz a to ti chcem povedať, že ja Marušu radšej znesiem ako sestru alebo, hádam, i mater keby som mala. Však každý vie, že sa na Marušu dobrota nevalí a, povedz, či sa treba od takého odhadzovať, na koho prišlo zlo? Jano, i keď ubije, nie je zlý, ale Jano pri ničom nevydrží mnoho a len ho svet ťahá, a ty by s</text:span></text:span><text:span text:style-name="CharStyle15"><text:span text:style-name="T1">i</text:span></text:span><text:span text:style-name="CharStyle15"><text:span text:style-name="T42">... a keby Maruš</text:span></text:span><text:span text:style-name="CharStyle15"><text:span text:style-name="T1">a</text:span></text:span><text:span text:style-name="CharStyle15"><text:span text:style-name="T42">.</text:span></text:span><text:span text:style-name="CharStyle15"><text:span text:style-name="T1">.</text:span></text:span><text:span text:style-name="CharStyle15"><text:span text:style-name="T42">. a, vieš, mne je ani trošku nie </text:span></text:span><text:span text:style-name="CharStyle15"><text:span text:style-name="T54">ľú</text:span></text:span><text:span text:style-name="CharStyle15"><text:span text:style-name="T42">to, že ty Marušu návidí</text:span></text:span><text:span text:style-name="CharStyle15"><text:span text:style-name="T1">š</text:span></text:span><text:span text:style-name="CharStyle15"><text:span text:style-name="T42">...</text:span></text:span></text:p>
        <text:p text:style-name="P26"><text:span text:style-name="CharStyle15"><text:span text:style-name="T42">Ani nezbadala, že si zhlboka vzdychla.</text:span></text:span></text:p>
        <text:p text:style-name="P26"><text:span text:style-name="CharStyle15"><text:span text:style-name="T42">Nevšimol si to ani Jozef Mak</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Len mi ver, Jožk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ravela mu a hľadela do očí,</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šak mňa darmo plašia, ja viem, aký si ty, i keď ma návidieť nebudeš. Maruša mi dávno spomínala...</text:span></text:span></text:p>
        <text:p text:style-name="P26"><text:soft-page-break/><text:span text:style-name="CharStyle15"><text:span text:style-name="T42">Zasekla sa a nedokončila, čo jej spomínala Maruša. A Jozef Mak tuhšie si zaprel opätky do zeme, aby sa prevládal, aby sa nespýtal, čo spomínala Maruša dávno, no mocný bol dnes, ani sa neozval, iba klobúk si pritiahol hlbšie na oči a meravo sa zahľadel na žltý pás machu pod Hájnicou.</text:span></text:span></text:p>
        <text:p text:style-name="P26"><text:span text:style-name="CharStyle15"><text:span text:style-name="T42">—</text:span></text:span><text:span text:style-name="CharStyle15"><text:span text:style-name="T1"> </text:span></text:span><text:span text:style-name="CharStyle15"><text:span text:style-name="T42">Ja ti nič nebudem zazlievať, Jožko, ale pôjdem k vám</text:span></text:span><text:span text:style-name="CharStyle15"><text:span text:style-name="T1">;</text:span></text:span><text:span text:style-name="CharStyle15"><text:span text:style-name="T42"> i keď je chalupa Petrisk</text:span></text:span><text:span text:style-name="CharStyle15"><text:span text:style-name="T1">ov</text:span></text:span><text:span text:style-name="CharStyle15"><text:span text:style-name="T42">ie moja.</text:span></text:span></text:p>
        <text:p text:style-name="P26"><text:span text:style-name="CharStyle15"><text:span text:style-name="T42">—</text:span></text:span><text:span text:style-name="CharStyle15"><text:span text:style-name="T1"> </text:span></text:span><text:span text:style-name="CharStyle15"><text:span text:style-name="T42">Tvoja? </text:span></text:span><text:span text:style-name="CharStyle15"><text:span text:style-name="T1">— p</text:span></text:span><text:span text:style-name="CharStyle15"><text:span text:style-name="T42">ýtal sa v duchu Jozef Mak, ale zasa zaprel podkovice, aby sa nahlas neozva</text:span></text:span><text:span text:style-name="CharStyle15"><text:span text:style-name="T13">l.</text:span></text:span></text:p>
        <text:p text:style-name="P26"><text:span text:style-name="CharStyle15"><text:span text:style-name="T42">A Jula pokračovala.</text:span></text:span></text:p>
        <text:p text:style-name="P26"><text:span text:style-name="CharStyle15"><text:span text:style-name="T42">— Naši sú teraz nahnevaní a zato povravia i také veci, ktoré mi dosiaľ ne</text:span></text:span><text:span text:style-name="CharStyle15"><text:span text:style-name="T1">povra</text:span></text:span><text:span text:style-name="CharStyle15"><text:span text:style-name="T42">veli. Nadávali na farára, že si vraj od farára navdaný</text:span></text:span><text:span text:style-name="CharStyle15"><text:span text:style-name="T1">.</text:span></text:span></text:p>
        <text:p text:style-name="P31"><text:span text:style-name="CharStyle15"><text:span text:style-name="T42">— Ja? — začudoval sa Jozef teraz aj nahlas a nevedomky hodil okom i na Julu.</text:span></text:span></text:p>
        <text:p text:style-name="P26"><text:span text:style-name="CharStyle15"><text:span text:style-name="T42">— Vraj ti farár vyzradil, že otec môj spravil u neho písmo, že je chalupa moja, lebo ostatných povyplácal. Vraveli mu, vraj sa nikdy nevydám, tak mi nechal dom a majú ma opatrovať azda až do smrti. Zato sú takí. </text:span></text:span><text:span text:style-name="CharStyle15"><text:span text:style-name="T1">A </text:span></text:span><text:span text:style-name="CharStyle15"><text:span text:style-name="T42">ja o ničom neviem, iba ty vraj vieš.</text:span></text:span></text:p>
        <text:p text:style-name="P26"><text:span text:style-name="CharStyle15"><text:span text:style-name="T42">— Ani nebudem vedieť.</text:span></text:span></text:p>
        <text:p text:style-name="P26"><text:span text:style-name="CharStyle15"><text:span text:style-name="T42">—</text:span></text:span><text:span text:style-name="CharStyle15"><text:span text:style-name="T1"> </text:span></text:span><text:span text:style-name="CharStyle15"><text:span text:style-name="T42">A ja budem </text:span></text:span><text:span text:style-name="CharStyle15"><text:span text:style-name="T1">r</text:span></text:span><text:span text:style-name="CharStyle15"><text:span text:style-name="T42">ada, keď vyjdem cez vráta... Mala som vraj už dávno umrieť a neumrela som. A keď sa s Marušou rozprávame</text:span></text:span><text:span text:style-name="CharStyle15"><text:span text:style-name="T1">.</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Daj už pokoj, Jula</text:span></text:span><text:span text:style-name="CharStyle15"><text:span text:style-name="T1">!</text:span></text:span></text:p>
        <text:p text:style-name="P26"><text:span text:style-name="CharStyle15"><text:span text:style-name="T42">— Ako chceš, — prikývla a odmlčala sa.</text:span></text:span></text:p>
        <text:p text:style-name="P26"><text:span text:style-name="CharStyle15"><text:span text:style-name="T42">Práve vtedy ich zašiel prvý tieň, lebo slnce padalo za strapaté vrcholce Hájni</text:span></text:span><text:span text:style-name="CharStyle15"><text:span text:style-name="T13">c</text:span></text:span><text:span text:style-name="CharStyle15"><text:span text:style-name="T42">e a </text:span></text:span><text:soft-page-break/><text:span text:style-name="CharStyle15"><text:span text:style-name="T42">tieň sa chytro naťahoval, utekal po strniskách a lúkach ako čierny, živý jazyk.</text:span></text:span></text:p>
        <text:p text:style-name="P26"><text:span text:style-name="CharStyle15"><text:span text:style-name="T42">Jula sa zachvela, keď jej vybehol hore chrbtom a Jozef celkom otvoril oči.</text:span></text:span></text:p>
        <text:p text:style-name="P26"><text:span text:style-name="CharStyle15"><text:span text:style-name="T42">Azda zato, že nemohla povedať všetko, čo chcela, zatrhol sa v nej neukojený cit, alebo že nemusela viac hovoriť, ani rozmýšľať, iba sa dívať na neho, rodila sa v nej túžba: aspoň jednou rukou sa načiahnuť a chytiť mu líce do dlane.</text:span></text:span></text:p>
        <text:p text:style-name="P26"><text:span text:style-name="CharStyle15"><text:span text:style-name="T42">Lenže Jozef Mak sedel tu ako neprítomný.</text:span></text:span></text:p>
        <text:p text:style-name="P26"><text:span text:style-name="CharStyle15"><text:span text:style-name="T42">Zavše si pohýbal klobúk, zatisol ho hore alebo dolu na čelo a zavše napolo priclonil oči ako by slnko ešte svietilo, hoc z toho o chvíľu ostala iba žltá žiara nad Há</text:span></text:span><text:span text:style-name="CharStyle15"><text:span text:style-name="T1">jn</text:span></text:span><text:span text:style-name="CharStyle15"><text:span text:style-name="T42">icou, ba i sa pohasínala chytro a na strniská začal sa ukladať fialový chla</text:span></text:span><text:span text:style-name="CharStyle15"><text:span text:style-name="T54">d.</text:span></text:span></text:p>
        <text:p text:style-name="P26"><text:span text:style-name="CharStyle15"><text:span text:style-name="T42">— Jula, aj to si zapamätaj, že u mňa psom nebude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rozkríkol sa zrazu Jozef Mak a keď sa pobadal, že kričať nebolo treba, stvrdol zas.</text:span></text:span></text:p>
        <text:p text:style-name="P26"><text:span text:style-name="CharStyle15"><text:span text:style-name="T42">Jula hneď nepovedala nič, až o chvíľu zašepla:</text:span></text:span></text:p>
        <text:p text:style-name="P26"><text:span text:style-name="CharStyle15"><text:span text:style-name="T42">—</text:span></text:span><text:span text:style-name="CharStyle15"><text:span text:style-name="T1"> </text:span></text:span><text:span text:style-name="CharStyle15"><text:span text:style-name="T42">Viem, Jožko.</text:span></text:span></text:p>
        <text:p text:style-name="P26"><text:span text:style-name="CharStyle15"><text:span text:style-name="T42">Ale Mak nepočul, či mu niečo hovorí, či nie, skamenel zas, ako by chcel počúvať iba to, ako začne padať súmrak, ako sa začne rodiť rosa a ako si budú počínať strniská, keď bude prichodiť noc. Ako by ho bolo upútalo, že dosia</text:span></text:span><text:span text:style-name="CharStyle15"><text:span text:style-name="T54">ľ</text:span></text:span><text:span text:style-name="CharStyle15"><text:span text:style-name="T42"> nebolo sem počuť hučanie Hronu a zrazu </text:span></text:span><text:span text:style-name="CharStyle15"><text:span text:style-name="T1">ro</text:span></text:span><text:span text:style-name="CharStyle15"><text:span text:style-name="T42">zšumel sa hlasnejšie a hlasnejšie. I husi a ovce dávno zmizly, nebelelo sa už nič, ba z tenkých komínov začaly sa vytáčať úzke obláčky dymov, a pod kostolom zatriaslo sa žeravé očko jedného oblôčka, lebo v chalupe zažali svetlo.</text:span></text:span></text:p>
        <text:p text:style-name="P26"><text:span text:style-name="CharStyle15"><text:span text:style-name="T42">— Zima mi </text:span></text:span><text:span text:style-name="CharStyle15"><text:span text:style-name="T1">je</text:span></text:span><text:span text:style-name="CharStyle15"><text:span text:style-name="T42">, Jožko, — povedala Jula.</text:span></text:span></text:p>
        <text:p text:style-name="P26"><text:span text:style-name="CharStyle15"><text:span text:style-name="T42">I Jozef Mak sa zatriasol.</text:span></text:span></text:p>
        <text:p text:style-name="P26"><text:soft-page-break/><text:span text:style-name="CharStyle15"><text:span text:style-name="T42">Potom chvíľu ako by váhal, rozložil trochu ramená, ale keď sa Jula najmenej nazdala, strhol ju k sebe a pritisol, že skoro vykríkla. Potom ju pustil na chvíľu, </text:span></text:span><text:span text:style-name="CharStyle15"><text:span text:style-name="T13">s</text:span></text:span><text:span text:style-name="CharStyle15"><text:span text:style-name="T42">mykol so seba kožuštek, navliekol ho na Julu a zas ju mocne objal. Ako by ho bol vyčaral, tak sa nečakane zmenil Jozef Mak, prihol sa k J</text:span></text:span><text:span text:style-name="CharStyle15"><text:span text:style-name="T13">u</text:span></text:span><text:span text:style-name="CharStyle15"><text:span text:style-name="T42">l</text:span></text:span><text:span text:style-name="CharStyle15"><text:span text:style-name="T54">e, </text:span></text:span><text:span text:style-name="CharStyle15"><text:span text:style-name="T42">túlil, zm</text:span></text:span><text:span text:style-name="CharStyle15"><text:span text:style-name="T1">ä</text:span></text:span><text:span text:style-name="CharStyle15"><text:span text:style-name="T42">kkol </text:span></text:span><text:span text:style-name="CharStyle15"><text:span text:style-name="T1">a</text:span></text:span><text:span text:style-name="CharStyle15"><text:span text:style-name="T42"> rozhovoril sa polohlasn</text:span></text:span><text:span text:style-name="CharStyle15"><text:span text:style-name="T1">e</text:span></text:span><text:span text:style-name="CharStyle15"><text:span text:style-name="T42">, ako by ch</text:span></text:span><text:span text:style-name="CharStyle15"><text:span text:style-name="T1">c</text:span></text:span><text:span text:style-name="CharStyle15"><text:span text:style-name="T42">el zahnať dlhé mlčanie a zároveň rešpektovať tichosť, ktorej prichodilo právo.</text:span></text:span></text:p>
        <text:p text:style-name="P26"><text:span text:style-name="CharStyle15"><text:span text:style-name="T42">— Jula, ty málo rozumieš, ako sa veci majú. Mne bolo vo svete dobre, ani mi už tak nikdy nebude, ale mi prišiel na rozum dom, reku nebude ho mať kto opatriť, a na starosť žobrať nepôjdem, aby som nikde nepatril. A to je to</text:span></text:span><text:span text:style-name="CharStyle15"><text:span text:style-name="T1">!</text:span></text:span><text:span text:style-name="CharStyle15"><text:span text:style-name="T42"> Musím sa starať, však vieš... A čože ma do Maruši! Bolo, čo bolo, ale v kostole sa stalo ináč, nuž musíme mať pokoj. Len povedz Maruši, aby nič nespomínala, musíme sa tak mať,</text:span></text:span><text:span text:style-name="CharStyle15"><text:span text:style-name="T1"> </text:span></text:span><text:span text:style-name="CharStyle15"><text:span text:style-name="T42">ako</text:span></text:span><text:span text:style-name="CharStyle15"><text:span text:style-name="T1"> </text:span></text:span><text:span text:style-name="CharStyle15"><text:span text:style-name="T42">Boh prikázal, a vašim doma povedz, že nech sa nestarajú, či ťa budem návidieť alebo nie. Keď prídem pod oblok, načúvaj, a keď ťa zavolám, tak vyjdi.</text:span></text:span></text:p>
        <text:p text:style-name="P26"><text:span text:style-name="CharStyle15"><text:span text:style-name="T42">— Dobre.</text:span></text:span></text:p>
        <text:p text:style-name="P26"><text:span text:style-name="CharStyle15"><text:span text:style-name="T42">— Ak ti budú ubližovať, tak mi povedz. Potom vojdem aj do domu. Alebo sa odnes k nám. Maruša sa zavše iba tmolí, i tak sa jej pomoc zíde, a ak príde Jano, môžeš mu povedať, že i ja kupujem múku a so</text:span></text:span><text:span text:style-name="CharStyle15"><text:span text:style-name="T1">ľ</text:span></text:span><text:span text:style-name="CharStyle15"><text:span text:style-name="T42">. </text:span></text:span><text:span text:style-name="CharStyle15"><text:span text:style-name="T55">Č</text:span></text:span><text:span text:style-name="CharStyle15"><text:span text:style-name="T42">i vieš?</text:span></text:span></text:p>
        <text:p text:style-name="P26"><text:span text:style-name="CharStyle15"><text:span text:style-name="T42">— Dobre, Jožko.</text:span></text:span></text:p>
        <text:p text:style-name="P26"><text:span text:style-name="CharStyle15"><text:span text:style-name="T42">—</text:span></text:span><text:span text:style-name="CharStyle15"><text:span text:style-name="T1"> </text:span></text:span><text:span text:style-name="CharStyle15"><text:span text:style-name="T42">Tak!</text:span></text:span></text:p>
        <text:p text:style-name="P26"><text:span text:style-name="CharStyle15"><text:span text:style-name="T42">A dolu dolinou začal podúvať vietor, prehrabujúc sa až samým dnom, ako by sa mu nad v</text:span></text:span><text:span text:style-name="CharStyle15"><text:span text:style-name="T1">rc</text:span></text:span><text:span text:style-name="CharStyle15"><text:span text:style-name="T42">hami chodiť v noci nechcelo.</text:span></text:span></text:p>
        <text:p text:style-name="P26"><text:span text:style-name="CharStyle15"><text:span text:style-name="T42">A Jula sa okriala a osmelila, vymohla si ľavicu a chytila do dlane Makov</text:span></text:span><text:span text:style-name="CharStyle15"><text:span text:style-name="T14">u</text:span></text:span><text:span text:style-name="CharStyle15"><text:span text:style-name="T42"> bradu.</text:span></text:span></text:p>
        <text:p text:style-name="P5"><text:soft-page-break/><text:span text:style-name="CharStyle15"><text:span text:style-name="T42"/></text:span></text:p>
        <text:h text:style-name="Heading_20_1" text:outline-level="1"><text:span text:style-name="CharStyle15"><text:span text:style-name="T85">44.</text:span></text:span></text:h>
        <text:p text:style-name="P26"><text:span text:style-name="CharStyle15"><text:span text:style-name="T42"/></text:span></text:p>
        <text:p text:style-name="P27"><text:span text:style-name="CharStyle15"><text:span text:style-name="T42">Po nedeliach pred adventom ženy pohor</text:span></text:span><text:span text:style-name="CharStyle15"><text:span text:style-name="T1">šo</text:span></text:span><text:span text:style-name="CharStyle15"><text:span text:style-name="T42">valy sa trochu, lebo sa dozvedely, že Jula Petrisk</text:span></text:span><text:span text:style-name="CharStyle15"><text:span text:style-name="T1">ov</text:span></text:span><text:span text:style-name="CharStyle15"><text:span text:style-name="T42">ie naozaj sa ide spierať proti verejnému rozsudku, ktorý dedina vyriekla na jej hlavu už dávno. Na dedine býva to tak, že napolo každému uple</text:span></text:span><text:span text:style-name="CharStyle15"><text:span text:style-name="T14">t</text:span></text:span><text:span text:style-name="CharStyle15"><text:span text:style-name="T42">ú osud vopred, </text:span></text:span><text:span text:style-name="CharStyle15"><text:span text:style-name="T55">n</text:span></text:span><text:span text:style-name="CharStyle15"><text:span text:style-name="T1">era</text:span></text:span><text:span text:style-name="CharStyle15"><text:span text:style-name="T42">z v detstve prisúdia, kto bude múdry a potom musí byť múdry, alebo prisúdia opak. Obyčajne prisúdia dedičstvo po otcoch a keď otec kradol sliepky, musí sa syn veľmi obracať, aby nepodľahol všeobecnej žiadosti a aby nekradol aj on. Nuž prečo netajila Jula, že sa ide vydávať? Ženy držaly s </text:span></text:span><text:span text:style-name="CharStyle15"><text:span text:style-name="T1">Pe</text:span></text:span><text:span text:style-name="CharStyle15"><text:span text:style-name="T42">tris</text:span></text:span><text:span text:style-name="CharStyle15"><text:span text:style-name="T1">ko</text:span></text:span><text:span text:style-name="CharStyle15"><text:span text:style-name="T42">vci a po nedeliach pred adventom káraly Julu. Ale Jula nezapierala ani potom, nuž verejná mienka pred kostolom ostala by v hanbe, keby nemala rozum a keby sa plachtami prikryté hlavy neshlúkly múdro dovedna.</text:span></text:span></text:p>
        <text:p text:style-name="P26"><text:span text:style-name="CharStyle15"><text:span text:style-name="T42">V posledné nedele pred adventom takto sa rozprávaly pred kostolom:</text:span></text:span></text:p>
        <text:p text:style-name="P26"><text:span text:style-name="CharStyle15"><text:span text:style-name="T42">—</text:span></text:span><text:span text:style-name="CharStyle15"><text:span text:style-name="T1"> </text:span></text:span><text:span text:style-name="CharStyle15"><text:span text:style-name="T42">Ani si človek nevšimne, ako utekajú roky. Hen nedávno Julu nebolo badať od zeme a teraz bude mať sobáš.</text:span></text:span></text:p>
        <text:p text:style-name="P26"><text:span text:style-name="CharStyle15"><text:span text:style-name="T42">— Vraj že ju nikdy nevydajú a skôr sa vydá ako druhá.</text:span></text:span></text:p>
        <text:p text:style-name="P26"><text:span text:style-name="CharStyle15"><text:span text:style-name="T42">— No, naraz sa vysušila, ako kura po daždi, ani ju nepoznáš skoro! Ak sa </text:span></text:span><text:span text:style-name="CharStyle15"><text:span text:style-name="T1">je</text:span></text:span><text:span text:style-name="CharStyle15"><text:span text:style-name="T42">j prizrieš, nuž uvidíš, že je súca; ani jedna taká nebola z Petriskovie dievok.</text:span></text:span></text:p>
        <text:p text:style-name="P26"><text:span text:style-name="CharStyle15"><text:span text:style-name="T1">— </text:span></text:span><text:span text:style-name="CharStyle15"><text:span text:style-name="T42">Nie ver</text:span></text:span><text:span text:style-name="CharStyle15"><text:span text:style-name="T1">’!</text:span></text:span><text:span text:style-name="CharStyle15"><text:span text:style-name="T42"> Na všetky sa pamätám</text:span></text:span><text:span text:style-name="CharStyle15"><text:span text:style-name="T1">.</text:span></text:span></text:p>
        <text:p text:style-name="P26"><text:span text:style-name="CharStyle15"><text:span text:style-name="T1">—</text:span></text:span><text:span text:style-name="CharStyle15"><text:span text:style-name="T42"> Ale čo budú robiť, ak ich z domu pošle? Dom </text:span></text:span><text:span text:style-name="CharStyle15"><text:span text:style-name="T1">j</text:span></text:span><text:span text:style-name="CharStyle15"><text:span text:style-name="T42">e je</text:span></text:span><text:span text:style-name="CharStyle15"><text:span text:style-name="T1">j</text:span></text:span><text:span text:style-name="CharStyle15"><text:span text:style-name="T42">.</text:span></text:span></text:p>
        <text:p text:style-name="P26"><text:span text:style-name="CharStyle15"><text:span text:style-name="T42">— Ozaj</text:span></text:span><text:span text:style-name="CharStyle15"><text:span text:style-name="T1">!</text:span></text:span><text:span text:style-name="CharStyle15"><text:span text:style-name="T42"> Veď je chalupa Julin</text:span></text:span><text:span text:style-name="CharStyle15"><text:span text:style-name="T1">a.</text:span></text:span><text:span text:style-name="CharStyle15"><text:span text:style-name="T42">..</text:span></text:span></text:p>
        <text:p text:style-name="P26"><text:soft-page-break/><text:span text:style-name="CharStyle15"><text:span text:style-name="T1">— </text:span></text:span><text:span text:style-name="CharStyle15"><text:span text:style-name="T42">Akože, však o tom vieme.</text:span></text:span></text:p>
        <text:p text:style-name="P26"><text:span text:style-name="CharStyle15"><text:span text:style-name="T1">— </text:span></text:span><text:span text:style-name="CharStyle15"><text:span text:style-name="T42">Ktože vedel dosia</text:span></text:span><text:span text:style-name="CharStyle15"><text:span text:style-name="T1">ľ</text:span></text:span><text:span text:style-name="CharStyle15"><text:span text:style-name="T42">?</text:span></text:span><text:span text:style-name="CharStyle15"><text:span text:style-name="T1">.</text:span></text:span><text:span text:style-name="CharStyle15"><text:span text:style-name="T42">..</text:span></text:span></text:p>
        <text:p text:style-name="P32"><text:span text:style-name="CharStyle15"><text:span text:style-name="T1">—</text:span></text:span><text:span text:style-name="CharStyle15"><text:span text:style-name="T42"> Kto nechcel, ten nevedel, ale načo by sme boli dosiaľ vedeli?</text:span></text:span></text:p>
        <text:p text:style-name="P26"><text:span text:style-name="CharStyle15"><text:span text:style-name="T42">— Veď je tak.</text:span></text:span></text:p>
        <text:p text:style-name="P26"><text:span text:style-name="CharStyle15"><text:span text:style-name="T42">A Petriskovci mali sa zle.</text:span></text:span></text:p>
        <text:p text:style-name="P26"><text:span text:style-name="CharStyle15"><text:span text:style-name="T42">Obrátená mienka rozpamätala sa na všetko, i na to, čo zlého Petriskovci nevykonali a po dve nedele pred svadbou Jula Petriskovie mohla stáť na prostriedku medzi dievkami, nik ju ne</text:span></text:span><text:span text:style-name="CharStyle15"><text:span text:style-name="T1">pot</text:span></text:span><text:span text:style-name="CharStyle15"><text:span text:style-name="T42">isol, aby si zastala na kraj.</text:span></text:span></text:p>
        <text:p text:style-name="P26"><text:span text:style-name="CharStyle15"><text:span text:style-name="T42">I stála.</text:span></text:span></text:p>
        <text:p text:style-name="P26"><text:span text:style-name="CharStyle15"><text:span text:style-name="T42">A všetky lúče, čo sa pretisly cez obloky, padaly na Julu, rozohrialo sa vnútro Julino, rozochvelo, ale Jula sa ani len nehla, lebo kdesi nad hlavou visel jej ukrutný príkaz, že sa hýbať nesluší, nesluší sa takej, ktorá sa iba z milosti dostala sem.</text:span></text:span></text:p>
        <text:p text:style-name="P26"><text:span text:style-name="CharStyle15"><text:span text:style-name="T42">Iba raz sa obzrela trochu, pohľadala zrakom Jozefa Maka, ale chytro odvrátila tvár, lebo od Jozefa vial chla</text:span></text:span><text:span text:style-name="CharStyle15"><text:span text:style-name="T55">d.</text:span></text:span><text:span text:style-name="CharStyle15"><text:span text:style-name="T42"> Ako by vôbec nemal oči, tak sa díval na voskovú, doráňanú Pannu M</text:span></text:span><text:span text:style-name="CharStyle15"><text:span text:style-name="T14">a</text:span></text:span><text:span text:style-name="CharStyle15"><text:span text:style-name="T42">riu a nepobadal, kedy sa im má stretnúť zrak. Kamenné líca mal, kame</text:span></text:span><text:span text:style-name="CharStyle15"><text:span text:style-name="T1">nn</text:span></text:span><text:span text:style-name="CharStyle15"><text:span text:style-name="T42">é ústa mal, ktoré ani neprosily na svätom mieste, ani neďakovaly, ani nehrešily, ani sa nemodlily.</text:span></text:span></text:p>
        <text:p text:style-name="P26"><text:span text:style-name="CharStyle15"><text:span text:style-name="T42">Chytro odvrátila tvár, ale si zapamätala, aký bol, lebo zavše nemožno na takéto chvíle zabudnúť.</text:span></text:span></text:p>
        <text:p text:style-name="P26"><text:span text:style-name="CharStyle15"><text:span text:style-name="T42">I zato si zapamätala, lebo videla ho takého ešte raz.</text:span></text:span></text:p>
        <text:p text:style-name="P26"><text:span text:style-name="CharStyle15"><text:span text:style-name="T42">Na svadbe bol zavše taký.</text:span></text:span></text:p>
        <text:p text:style-name="P26"><text:span text:style-name="CharStyle15"><text:span text:style-name="T42">Lenže tu nebolo voskovej Panny, nuž díval sa na Marušu a keď sa na ňu prizrel, </text:span></text:span><text:soft-page-break/><text:span text:style-name="CharStyle15"><text:span text:style-name="T42">vtedy vždy popolavá Maruša obledla o vlas a prestala sa knísať.</text:span></text:span></text:p>
        <text:p text:style-name="P26"><text:span text:style-name="CharStyle15"><text:span text:style-name="T42">Jozef Mak videl i to, že si Maruša v takýto čas tuha zahryzla do perí, ale nevystrekla jej krv, lebo dnes nijakej krvi nemala. Iba sily musela mať nekonečne mnoho, keďže neopadúvaly jej ramená, neopálala hlavou a nerozťahovala slová, keď hovorila.</text:span></text:span></text:p>
        <text:p text:style-name="P26"><text:span text:style-name="CharStyle15"><text:span text:style-name="T42">—</text:span></text:span><text:span text:style-name="CharStyle15"><text:span text:style-name="T1"> </text:span></text:span><text:span text:style-name="CharStyle15"><text:span text:style-name="T42">O čom húta Maruša, o čom húta?!</text:span></text:span><text:span text:style-name="CharStyle15"><text:span text:style-name="T1"> </text:span></text:span><text:span text:style-name="CharStyle15"><text:span text:style-name="T42">— myslel si Jozef Mak a pozabudol, že je dnes mladým zaťo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 niečom húta, lebo je inakšia ako inokedy, lebo je dnes taká, ako zviera keď človek ovalí a nechce si to povšimnúť. O čom hútaš, Maruša?</text:span></text:span></text:p>
        <text:p text:style-name="P26"><text:span text:style-name="CharStyle15"><text:span text:style-name="T42">A kamenný bol Jozef Mak.</text:span></text:span></text:p>
        <text:p text:style-name="P26"><text:span text:style-name="CharStyle15"><text:span text:style-name="T42">Ale raz zazrel v Marušiných ústach bublinky slín a vtedy ho zamrazilo, zatriaslo. Na chvíľočku sa mu pozdalo, že Maruša teraz spí, iba oči má otvorené ako vtedy, keď je s ňou zle.</text:span></text:span></text:p>
        <text:p text:style-name="P26"><text:span text:style-name="CharStyle15"><text:span text:style-name="T42">No to bola len chvíľa, hneď sa presvedčil i </text:span></text:span><text:span text:style-name="CharStyle15"><text:span text:style-name="T1">o</text:span></text:span><text:span text:style-name="CharStyle15"><text:span text:style-name="T42"> tom, že Maruši navierajú žily na hrdle, a</text:span></text:span><text:span text:style-name="CharStyle17"><text:span text:style-name="T42"> </text:span></text:span><text:span text:style-name="CharStyle15"><text:span text:style-name="T42">keby sa nebor</text:span></text:span><text:span text:style-name="CharStyle15"><text:span text:style-name="T14">c</text:span></text:span><text:span text:style-name="CharStyle15"><text:span text:style-name="T42">ovala s nimi, odpadla by ako klát.</text:span></text:span></text:p>
        <text:p text:style-name="P26"><text:span text:style-name="CharStyle15"><text:span text:style-name="T42">Zachvel sa Jozef Mak v neznámej hrôze, všimol si ešte raz bubliniek v kútikoch úst, a vychytila ho taká ľútosť, že sa naširoko poopálal a vstal.</text:span></text:span></text:p>
        <text:p text:style-name="P26"><text:span text:style-name="CharStyle15"><text:span text:style-name="T42">V slinách poznal, čo je.</text:span></text:span></text:p>
        <text:p text:style-name="P26"><text:span text:style-name="CharStyle15"><text:span text:style-name="T42">Polapil plnú skleničku a skoro surovo tisol ju do Ma</text:span></text:span><text:span text:style-name="CharStyle15"><text:span text:style-name="T1">ru</text:span></text:span><text:span text:style-name="CharStyle15"><text:span text:style-name="T42">šin</text:span></text:span><text:span text:style-name="CharStyle15"><text:span text:style-name="T1">ej</text:span></text:span><text:span text:style-name="CharStyle15"><text:span text:style-name="T42"> hrsti.</text:span></text:span></text:p>
        <text:p text:style-name="P26"><text:span text:style-name="CharStyle15"><text:span text:style-name="T42">—</text:span></text:span><text:span text:style-name="CharStyle15"><text:span text:style-name="T1"> </text:span></text:span><text:span text:style-name="CharStyle15"><text:span text:style-name="T42">Pi, Maruša! Veď nepiješ!...</text:span></text:span></text:p>
        <text:p text:style-name="P26"><text:span text:style-name="CharStyle15"><text:span text:style-name="T42">Maruša sa zľakla, ale bola dnes mocná, lebo chcela byť mocná.</text:span></text:span></text:p>
        <text:p text:style-name="P26"><text:span text:style-name="CharStyle15"><text:span text:style-name="T42">— Pi!</text:span></text:span></text:p>
        <text:p text:style-name="P26"><text:span text:style-name="CharStyle15"><text:span text:style-name="T42">—</text:span></text:span><text:span text:style-name="CharStyle15"><text:span text:style-name="T1"> </text:span></text:span><text:span text:style-name="CharStyle15"><text:span text:style-name="T42">Nechaj ty mňa...</text:span></text:span></text:p>
        <text:p text:style-name="P32"><text:soft-page-break/><text:span text:style-name="CharStyle15"><text:span text:style-name="T1">— </text:span></text:span><text:span text:style-name="CharStyle15"><text:span text:style-name="T42">Pi!</text:span></text:span></text:p>
        <text:p text:style-name="P26"><text:span text:style-name="CharStyle15"><text:span text:style-name="T42">—</text:span></text:span><text:span text:style-name="CharStyle15"><text:span text:style-name="T1"> </text:span></text:span><text:span text:style-name="CharStyle15"><text:span text:style-name="T42">Nie ti ja, Jožko...</text:span></text:span></text:p>
        <text:p text:style-name="P26"><text:span text:style-name="CharStyle15"><text:span text:style-name="T55">A</text:span></text:span><text:span text:style-name="CharStyle15"><text:span text:style-name="T42"> stretli sa im oči.</text:span></text:span></text:p>
        <text:p text:style-name="P26"><text:span text:style-name="CharStyle15"><text:span text:style-name="T42">Ma</text:span></text:span><text:span text:style-name="CharStyle15"><text:span text:style-name="T1">ru</text:span></text:span><text:span text:style-name="CharStyle15"><text:span text:style-name="T42">šine h</text:span></text:span><text:span text:style-name="CharStyle15"><text:span text:style-name="T1">ov</text:span></text:span><text:span text:style-name="CharStyle15"><text:span text:style-name="T42">orily:</text:span></text:span></text:p>
        <text:p text:style-name="P26"><text:span text:style-name="CharStyle15"><text:span text:style-name="T42">— </text:span></text:span><text:span text:style-name="CharStyle15"><text:span text:style-name="T1">Se</text:span></text:span><text:span text:style-name="CharStyle15"><text:span text:style-name="T42">be by som si hej, ale tebe hanbu robiť nebude</text:span></text:span><text:span text:style-name="CharStyle15"><text:span text:style-name="T1">m</text:span></text:span><text:span text:style-name="CharStyle15"><text:span text:style-name="T42">...</text:span></text:span></text:p>
        <text:p text:style-name="P26"><text:span text:style-name="CharStyle15"><text:span text:style-name="T42">Porozumel im Mak a zdivel, aby ľudia mohli povedať, že sa strhal na svojej svadbe na handru, trieskal, pokým bolo iba trochu vlády, a Jula v svadobnú noc musela ho opatrovať chorého, aby sa plnil osud, že stvorená je strážiť nad biedou iných.</text:span></text:span></text:p>
        <text:p text:style-name="P5"><text:span text:style-name="CharStyle15"><text:span text:style-name="T42"/></text:span></text:p>
        <text:h text:style-name="Heading_20_1" text:outline-level="1"><text:span text:style-name="CharStyle15"><text:span text:style-name="T85">45.</text:span></text:span></text:h>
        <text:p text:style-name="P5"><text:span text:style-name="CharStyle15"><text:span text:style-name="T42"/></text:span></text:p>
        <text:p text:style-name="P8"><text:span text:style-name="CharStyle15"><text:span text:style-name="T42">Potom nasledovalo sedem ťažkých zím.</text:span></text:span></text:p>
        <text:p text:style-name="P26"><text:span text:style-name="CharStyle15"><text:span text:style-name="T42">V de</text:span></text:span><text:span text:style-name="CharStyle15"><text:span text:style-name="T55">di</text:span></text:span><text:span text:style-name="CharStyle15"><text:span text:style-name="T42">ne</text:span></text:span><text:span text:style-name="CharStyle15"><text:span text:style-name="T1"> </text:span></text:span><text:span text:style-name="CharStyle15"><text:span text:style-name="T42">Joze</text:span></text:span><text:span text:style-name="CharStyle15"><text:span text:style-name="T55">f</text:span></text:span><text:span text:style-name="CharStyle15"><text:span text:style-name="T42">a Ma</text:span></text:span><text:span text:style-name="CharStyle15"><text:span text:style-name="T1">k</text:span></text:span><text:span text:style-name="CharStyle15"><text:span text:style-name="T14">a</text:span></text:span><text:span text:style-name="CharStyle15"><text:span text:style-name="T42"> po pravde každá zima </text:span></text:span><text:span text:style-name="CharStyle15"><text:span text:style-name="T1">je</text:span></text:span><text:span text:style-name="CharStyle15"><text:span text:style-name="T42"> ťažká, i tie, čo boly, i tie, čo budú, lebo tu inakšia zima ani nemôže byť. Na strechy napadne ťažký a hrubý sneh. Taký hrubý a taký ťažký, že sa na strechy ani nepoprace, rozkysne sa a ovisne na odkvapoch ako napuchnuté cesto.</text:span></text:span></text:p>
        <text:p text:style-name="P26"><text:span text:style-name="CharStyle15"><text:span text:style-name="T42">Ľudia vychodia z chalúp zavše iba preto, aby si poobzerali sneh a všímal si ho aj Jozef Mak.</text:span></text:span></text:p>
        <text:p text:style-name="P26"><text:span text:style-name="CharStyle15"><text:span text:style-name="T42">— Dreva som málo nachystal, — myslel si zavše. — Ale či som vedel, že budem ženatý?</text:span></text:span></text:p>
        <text:p text:style-name="P26"><text:span text:style-name="CharStyle15"><text:span text:style-name="T42">A nebolo ďaleko od Troch kráľov, brat Jano prihovoril sa mu i takto:</text:span></text:span></text:p>
        <text:p text:style-name="P26"><text:soft-page-break/><text:span text:style-name="CharStyle15"><text:span text:style-name="T42">— Jožo, hádam by si zlatovku aj našiel, keby si mi chcel požičať... Jar sa bude zavčasu otvárať, sneh chytro sadne a zarobím zas.</text:span></text:span></text:p>
        <text:p text:style-name="P26"><text:span text:style-name="CharStyle15"><text:span text:style-name="T42">— Nemám.</text:span></text:span></text:p>
        <text:p text:style-name="P26"><text:span text:style-name="CharStyle15"><text:span text:style-name="T42">— Nu</text:span></text:span><text:span text:style-name="CharStyle15"><text:span text:style-name="T1">ž.</text:span></text:span><text:span text:style-name="CharStyle15"><text:span text:style-name="T42">..</text:span></text:span></text:p>
        <text:p text:style-name="P26"><text:span text:style-name="CharStyle15"><text:span text:style-name="T42">— Na svadbe som sa vytrovil.</text:span></text:span></text:p>
        <text:p text:style-name="P26"><text:span text:style-name="CharStyle15"><text:span text:style-name="T42">—</text:span></text:span><text:span text:style-name="CharStyle15"><text:span text:style-name="T1"> </text:span></text:span><text:span text:style-name="CharStyle15"><text:span text:style-name="T42">Veď... ale tebe hocikde dajú... no!</text:span></text:span></text:p>
        <text:p text:style-name="P26"><text:span text:style-name="CharStyle15"><text:span text:style-name="T42">Odvrátil sa Jozef Mak a nepočúval. Nechcel počúvať, ale Janove malé oči chodily za ním všade. Videl, ako sa Jano osieva po celom dome, nevie si n</text:span></text:span><text:span text:style-name="CharStyle15"><text:span text:style-name="T14">a</text:span></text:span><text:span text:style-name="CharStyle15"><text:span text:style-name="T42">jsť miesta, ani roboty. Vyvaľuje sa, fučí, zavše chytá sa do všeličoho, ale hneď ustane a sadá si za stôl, aby sa zadrapil do Maruši, už či mu niečo odpovie alebo nie. Keby nebol triezvy, zbil by Marušu, a úzkostliv</text:span></text:span><text:span text:style-name="CharStyle15"><text:span text:style-name="T14">e</text:span></text:span><text:span text:style-name="CharStyle15"><text:span text:style-name="T42"> striehne, kedy príde na Marušu zlo, lebo by zavše nedbal, aby prišlo. Maruša niekde v handrách bude mať kraj</text:span></text:span><text:span text:style-name="CharStyle15"><text:span text:style-name="T55">c</text:span></text:span><text:span text:style-name="CharStyle15"><text:span text:style-name="T42">iare a ak ich naozaj má, príde na ňu zlo a vtedy ich vytiahne.</text:span></text:span></text:p>
        <text:p text:style-name="P26"><text:span text:style-name="CharStyle15"><text:span text:style-name="T42">Ale Maruša mlčala a zachovala sa neobyčajne dlho. Zavše spopolavela a ťar</text:span></text:span><text:span text:style-name="CharStyle15"><text:span text:style-name="T1">bavej</text:span></text:span><text:span text:style-name="CharStyle15"><text:span text:style-name="T42">šia knísala sa po dome, ale mlčala ako hrob.</text:span></text:span></text:p>
        <text:p text:style-name="P26"><text:span text:style-name="CharStyle15"><text:span text:style-name="T42">—</text:span></text:span><text:span text:style-name="CharStyle15"><text:span text:style-name="T1"> </text:span></text:span><text:span text:style-name="CharStyle15"><text:span text:style-name="T42">Maruša, ty si t</text:span></text:span><text:span text:style-name="CharStyle15"><text:span text:style-name="T55">ĺ</text:span></text:span><text:span text:style-name="CharStyle15"><text:span text:style-name="T42">k</text:span></text:span><text:span text:style-name="CharStyle15"><text:span text:style-name="T1">!</text:span></text:span><text:span text:style-name="CharStyle15"><text:span text:style-name="T42"> </text:span></text:span><text:span text:style-name="CharStyle15"><text:span text:style-name="T1">— p</text:span></text:span><text:span text:style-name="CharStyle15"><text:span text:style-name="T42">očul Jozef pridusený, piskľavý hlas Janov, keď boli v izbe iba Maruša a Jano, a keď on stál pod oblokom.—</text:span></text:span><text:span text:style-name="CharStyle15"><text:span text:style-name="T1"> </text:span></text:span><text:span text:style-name="CharStyle15"><text:span text:style-name="T42">Zahlušiť ťa treba</text:span></text:span><text:span text:style-name="CharStyle15"><text:span text:style-name="T1">!</text:span></text:span><text:span text:style-name="CharStyle15"><text:span text:style-name="T42"> Či nemáš hubu, há?... Neradím ti dobre, há? Jula je inakšia, ako Jožo. Keď jej povieš, požiči</text:span></text:span><text:span text:style-name="CharStyle15"><text:span text:style-name="T1">a</text:span></text:span><text:span text:style-name="CharStyle15"><text:span text:style-name="T42">... Ale ty si ako hrčavý peň, do teba len rúbať, a ani ostrie ťa nechyt</text:span></text:span><text:span text:style-name="CharStyle15"><text:span text:style-name="T1">í.</text:span></text:span><text:span text:style-name="CharStyle15"><text:span text:style-name="T42">..</text:span></text:span></text:p>
        <text:p text:style-name="P26"><text:span text:style-name="CharStyle15"><text:span text:style-name="T42">Neraz počul Jozef Mak i tup</text:span></text:span><text:span text:style-name="CharStyle15"><text:span text:style-name="T1">é</text:span></text:span><text:span text:style-name="CharStyle15"><text:span text:style-name="T42"> údery a vtedy posotil baranicu hlbšie na oči, vychytil sa drevo kálať alebo zutekal z dvora. Ba videl i Juline poplašené oči a tenunké jarčeky od kútikov úst dolu cez bradu, i vedel, čo znamenajú, ale sa ani len raz </text:span></text:span><text:soft-page-break/><text:span text:style-name="CharStyle15"><text:span text:style-name="T42">nespýtal, čo by mu chcela povedať. Zutekal pred</text:span></text:span><text:span text:style-name="CharStyle15"><text:span text:style-name="T1"> </text:span></text:span><text:span text:style-name="CharStyle15"><text:span text:style-name="T42">ňou, aby sa trápila sama, keď sa hovoriť neopováži.</text:span></text:span></text:p>
        <text:p text:style-name="P26"><text:span text:style-name="CharStyle15"><text:span text:style-name="T42">Ale raz bledá a uzimená čakala ho na pods</text:span></text:span><text:span text:style-name="CharStyle15"><text:span text:style-name="T14">t</text:span></text:span><text:span text:style-name="CharStyle15"><text:span text:style-name="T42">en</text:span></text:span><text:span text:style-name="CharStyle15"><text:span text:style-name="T14">í.</text:span></text:span><text:span text:style-name="CharStyle15"><text:span text:style-name="T42"> Videl Jozef Mak, že muselo sa stať čosi neobyčajného, i to, že občakúvala ho dlho. Ale ukrutný bol i teraz, neprihovoril sa tak, ako sa mal, neprihovoril sa nijako, až pokým sa Juline jarčeky nerozochvely.</text:span></text:span></text:p>
        <text:p text:style-name="P26"><text:span text:style-name="CharStyle15"><text:span text:style-name="T42">— Jožk</text:span></text:span><text:span text:style-name="CharStyle15"><text:span text:style-name="T1">o</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Stalo sa ti niečo?</text:span></text:span></text:p>
        <text:p text:style-name="P26"><text:span text:style-name="CharStyle15"><text:span text:style-name="T42">Jula kývla a ťahala ho z dvora na preddomie.</text:span></text:span></text:p>
        <text:p text:style-name="P26"><text:span text:style-name="CharStyle15"><text:span text:style-name="T42">—</text:span></text:span><text:span text:style-name="CharStyle15"><text:span text:style-name="T1"> </text:span></text:span><text:span text:style-name="CharStyle15"><text:span text:style-name="T14">Č</text:span></text:span><text:span text:style-name="CharStyle15"><text:span text:style-name="T42">o ma ťaháš? Povedz nahlas, čo chceš, však sme doma. Spravodlivá vec sa môže nahlas povedať.</text:span></text:span></text:p>
        <text:p text:style-name="P26"><text:span text:style-name="CharStyle15"><text:span text:style-name="T42">A Jula sa poplašila ešte väčšm</text:span></text:span><text:span text:style-name="CharStyle15"><text:span text:style-name="T1">i.</text:span></text:span></text:p>
        <text:p text:style-name="P26"><text:span text:style-name="CharStyle15"><text:span text:style-name="T42">— Tak čo?</text:span></text:span></text:p>
        <text:p text:style-name="P26"><text:span text:style-name="CharStyle15"><text:span text:style-name="T42">— Peniaz</text:span></text:span><text:span text:style-name="CharStyle15"><text:span text:style-name="T1">e.</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No?</text:span></text:span></text:p>
        <text:p text:style-name="P26"><text:span text:style-name="CharStyle15"><text:span text:style-name="T42">—</text:span></text:span><text:span text:style-name="CharStyle15"><text:span text:style-name="T1"> </text:span></text:span><text:span text:style-name="CharStyle15"><text:span text:style-name="T42">Naše peniaze nám skapaly.</text:span></text:span></text:p>
        <text:p text:style-name="P26"><text:span text:style-name="CharStyle15"><text:span text:style-name="T42">—</text:span></text:span><text:span text:style-name="CharStyle15"><text:span text:style-name="T1"> </text:span></text:span><text:span text:style-name="CharStyle15"><text:span text:style-name="T14">Č</text:span></text:span><text:span text:style-name="CharStyle15"><text:span text:style-name="T42">ož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sekol hlavou Mak a šľahol ju zrakom.</text:span></text:span></text:p>
        <text:p text:style-name="P26"><text:span text:style-name="CharStyle15"><text:span text:style-name="T42">—</text:span></text:span><text:span text:style-name="CharStyle15"><text:span text:style-name="T1"> </text:span></text:span><text:span text:style-name="CharStyle15"><text:span text:style-name="T42">Skapaly... Ráno som ich pozerala, boly...</text:span></text:span></text:p>
        <text:p text:style-name="P26"><text:span text:style-name="CharStyle15"><text:span text:style-name="T42">— A teraz sú nie?</text:span></text:span></text:p>
        <text:p text:style-name="P26"><text:span text:style-name="CharStyle15"><text:span text:style-name="T42">— Prekutala som všetku slamu v posteli.</text:span></text:span></text:p>
        <text:p text:style-name="P26"><text:span text:style-name="CharStyle15"><text:span text:style-name="T42">Jozef Mak zahľadel sa na chvíľu pred nohy na zmrznutú zem. Na lícach začaly sa mu robiť jamy a zrak mu černe</text:span></text:span><text:span text:style-name="CharStyle15"><text:span text:style-name="T14">l.</text:span></text:span></text:p>
        <text:p text:style-name="P26"><text:soft-page-break/><text:span text:style-name="CharStyle15"><text:span text:style-name="T42">—</text:span></text:span><text:span text:style-name="CharStyle15"><text:span text:style-name="T1"> </text:span></text:span><text:span text:style-name="CharStyle15"><text:span text:style-name="T42">Prehrabala som celú posteľ a ty si mi kázal šatôčku do postele dať.</text:span></text:span></text:p>
        <text:p text:style-name="P26"><text:span text:style-name="CharStyle15"><text:span text:style-name="T42">— Pravdaže som kázal, — odsekol Jozef zrejme preto, aby nerozprávala viac.</text:span></text:span></text:p>
        <text:p text:style-name="P26"><text:span text:style-name="CharStyle15"><text:span text:style-name="T42">Jula sa ani neopovážila viac, lebo hlas mu zhvižďal ako vietor, zaťal do vzduchu ako ostrie noža a celý človek ako by bol zmerave</text:span></text:span><text:span text:style-name="CharStyle15"><text:span text:style-name="T55">l</text:span></text:span><text:span text:style-name="CharStyle15"><text:span text:style-name="T1">.</text:span></text:span><text:span text:style-name="CharStyle15"><text:span text:style-name="T42"> Nevidela ho ešte takého tvrdého. Z nevysvetliteľných príčin nikdy sa neľakala u ľudí sily, iba hnevu a mužovu tvrdosť si neuvedomovala tak, ako chmáry, čo mu liezly na tvár.</text:span></text:span></text:p>
        <text:p text:style-name="P26"><text:span text:style-name="CharStyle15"><text:span text:style-name="T42">—</text:span></text:span><text:span text:style-name="CharStyle15"><text:span text:style-name="T1"> </text:span></text:span><text:span text:style-name="CharStyle15"><text:span text:style-name="T42">Kde je Jano?</text:span></text:span></text:p>
        <text:p text:style-name="P26"><text:span text:style-name="CharStyle15"><text:span text:style-name="T1">— </text:span></text:span><text:span text:style-name="CharStyle15"><text:span text:style-name="T42">Jano?</text:span></text:span></text:p>
        <text:p text:style-name="P26"><text:span text:style-name="CharStyle15"><text:span text:style-name="T42">—</text:span></text:span><text:span text:style-name="CharStyle15"><text:span text:style-name="T1"> </text:span></text:span><text:span text:style-name="CharStyle15"><text:span text:style-name="T42">Veď sa ťa spytujem!</text:span></text:span></text:p>
        <text:p text:style-name="P26"><text:span text:style-name="CharStyle15"><text:span text:style-name="T42">— V chalup</text:span></text:span><text:span text:style-name="CharStyle15"><text:span text:style-name="T1">e</text:span></text:span><text:span text:style-name="CharStyle15"><text:span text:style-name="T42">... sedí pri obloku.</text:span></text:span></text:p>
        <text:p text:style-name="P26"><text:span text:style-name="CharStyle15"><text:span text:style-name="T42">Jozef Mak kývol hlavou, sťa by si sám niečo prisvedčoval, zvrtol sa </text:span></text:span><text:span text:style-name="CharStyle15"><text:span text:style-name="T1">a</text:span></text:span><text:span text:style-name="CharStyle15"><text:span text:style-name="T42"> vošiel do dvora. Neponáhľal sa, ale strmo ukladal kroky a Jula</text:span></text:span><text:span text:style-name="CharStyle15"><text:span text:style-name="T1"> — </text:span></text:span><text:span text:style-name="CharStyle15"><text:span text:style-name="T42">v nečakanom tušení</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rozbehla sa za ním.</text:span></text:span></text:p>
        <text:p text:style-name="P26"><text:span text:style-name="CharStyle15"><text:span text:style-name="T42">— Radšej Janovi nehovor!... Pozrem v slame ešte raz,</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šepkala mu, ale Mak ako by bol hluchý, kráčal ďalej, ani neodpovedal, ani sa neobzrel.</text:span></text:span></text:p>
        <text:p text:style-name="P26"><text:span text:style-name="CharStyle15"><text:span text:style-name="T42">Ani do chalupy nevošie</text:span></text:span><text:span text:style-name="CharStyle15"><text:span text:style-name="T55">l.</text:span></text:span></text:p>
        <text:p text:style-name="P26"><text:span text:style-name="CharStyle15"><text:span text:style-name="T42">Kráčal celým </text:span></text:span><text:span text:style-name="CharStyle15"><text:span text:style-name="T1">pod</text:span></text:span><text:span text:style-name="CharStyle15"><text:span text:style-name="T42">stením, pod šopkou zohol sa pri pníku a zdvihol úzku sekeru s dlhým poriskom, ktorou rúbavali haluzinu.</text:span></text:span></text:p>
        <text:p text:style-name="P26"><text:span text:style-name="CharStyle15"><text:span text:style-name="T42">Jula zvýskla, hodila sa na muža, ale sňal ju so seba ako pavučinu, odtisol ako pierko, hoc mal iba jednu ruku voľnú. A potom len toľko videla, že je biely v tvári ako papier a že sa mu trasú pery. Privrela oči, tuho stískala v</text:span></text:span><text:span text:style-name="CharStyle15"><text:span text:style-name="T55">í</text:span></text:span><text:span text:style-name="CharStyle15"><text:span text:style-name="T42">čka, aby nič nevidela, aby bola slepá a taká slepá utekala za ním, taká polomrtvá sa potkýnala za ním, kráčala </text:span></text:span><text:soft-page-break/><text:span text:style-name="CharStyle15"><text:span text:style-name="T42">po pamäti, ako cítila pred sebou </text:span></text:span><text:span text:style-name="CharStyle15"><text:span text:style-name="T1">je</text:span></text:span><text:span text:style-name="CharStyle15"><text:span text:style-name="T42">ho tuhý krok.</text:span></text:span></text:p>
        <text:p text:style-name="P26"><text:span text:style-name="CharStyle15"><text:span text:style-name="T42">Keď otvorila oči, našla sa v izbe.</text:span></text:span></text:p>
        <text:p text:style-name="P26"><text:span text:style-name="CharStyle15"><text:span text:style-name="T42">V kúte za stolom sedel Jano Mak, ako by nič, opálal trochu hlavou a díval sa i na ňu, ako by nič. Na prostriedku izby stála Maruša, v ruke mala uzlík s peňazmi a podávala ho Jozefovi Makovi. Jozef Mak sa díval na Marušu tak, ako by sa práve teraz bol zobudil z tuhého sna, akosi žmurkal, čosi prehltával a nebol si istý v postoji, opálal sa sem i ta, a sekera ukazovala najlepšie, ako sa mu trasie ruka.</text:span></text:span></text:p>
        <text:p text:style-name="P26"><text:span text:style-name="CharStyle15"><text:span text:style-name="T42">Nuž ohlúp</text:span></text:span><text:span text:style-name="CharStyle15"><text:span text:style-name="T55">l</text:span></text:span><text:span text:style-name="CharStyle15"><text:span text:style-name="T42">a Jula a ticho začala spínať ruky pred ústami, aby si ich umlčala a nevykríkla pri zázraku, ktorý sa jej zdal pred očami.</text:span></text:span></text:p>
        <text:p text:style-name="P26"><text:span text:style-name="CharStyle15"><text:span text:style-name="T42">I dlhú chvíľu tu stáli všetci ako zdrevenelí.</text:span></text:span></text:p>
        <text:p text:style-name="P26"><text:span text:style-name="CharStyle15"><text:span text:style-name="T42">Ale potom zdunel Jozefov hlas:</text:span></text:span></text:p>
        <text:p text:style-name="P26"><text:span text:style-name="CharStyle15"><text:span text:style-name="T42">— Zatvor dvere, Jula!... Ideš posledná a dvere nepritvoriš za sebou! Vari máme zbytočného dreva?</text:span></text:span></text:p>
        <text:p text:style-name="P26"><text:span text:style-name="CharStyle15"><text:span text:style-name="T42">A šatôčku s peňazmi hodil na posteľ, ako by mu šat</text:span></text:span><text:span text:style-name="CharStyle15"><text:span text:style-name="T1">ô</text:span></text:span><text:span text:style-name="CharStyle15"><text:span text:style-name="T42">čka bola popálila prsty.</text:span></text:span></text:p>
        <text:p text:style-name="P26"><text:span text:style-name="CharStyle15"><text:span text:style-name="T42">Maruša ticho, bezfarebn</text:span></text:span><text:span text:style-name="CharStyle15"><text:span text:style-name="T14">e</text:span></text:span><text:span text:style-name="CharStyle15"><text:span text:style-name="T42"> ešte raz zopakovala, že šatôčku zazrela pri posteľnej nohe a zdvihla ju, ale Jozef Mak nepočul, čo hovorí.</text:span></text:span></text:p>
        <text:p text:style-name="P26"><text:span text:style-name="CharStyle15"><text:span text:style-name="T42">Jozef Mak mal teraz v srdci jedovatý jed a chcel úžasne vykríknuť:</text:span></text:span></text:p>
        <text:p text:style-name="P26"><text:span text:style-name="CharStyle15"><text:span text:style-name="T42">—</text:span></text:span><text:span text:style-name="CharStyle15"><text:span text:style-name="T1"> </text:span></text:span><text:span text:style-name="CharStyle15"><text:span text:style-name="T42">Maruša, a čo sa ty staráš do veci? Čo sa miešaš, čo sa pletieš?!... Myslíš, že som sprostý? Myslíš, neviem: striehla si na Jana. Vedel</text:span></text:span><text:span text:style-name="CharStyle15"><text:span text:style-name="T1">a </text:span></text:span><text:span text:style-name="CharStyle15"><text:span text:style-name="T42">s</text:span></text:span><text:span text:style-name="CharStyle15"><text:span text:style-name="T1">i v</text:span></text:span><text:span text:style-name="CharStyle15"><text:span text:style-name="T42">opred, čo Jano vyvedie a dávala si naň pozor. Vzala si mu š</text:span></text:span><text:span text:style-name="CharStyle15"><text:span text:style-name="T1">a</text:span></text:span><text:span text:style-name="CharStyle15"><text:span text:style-name="T42">tôčku a chcela si ju vopchať na miesto, aby nik nezvedel,</text:span></text:span><text:span text:style-name="CharStyle17"><text:span text:style-name="T42"> </text:span></text:span><text:span text:style-name="CharStyle15"><text:span text:style-name="T42">čo sa malo stať</text:span></text:span><text:span text:style-name="CharStyle15"><text:span text:style-name="T1">.</text:span></text:span><text:span text:style-name="CharStyle15"><text:span text:style-name="T42"> Vidím </text:span></text:span><text:span text:style-name="CharStyle15"><text:span text:style-name="T1">t</text:span></text:span><text:span text:style-name="CharStyle15"><text:span text:style-name="T42">o na tebe, Maruša. Ale nemala si čas</text:span></text:span><text:span text:style-name="CharStyle15"><text:span text:style-name="T1">u.</text:span></text:span><text:span text:style-name="CharStyle15"><text:span text:style-name="T42">.. Načo sa miešaš do Janových vecí? Raz sa musíme porátať.</text:span></text:span><text:span text:style-name="CharStyle15"><text:span text:style-name="T1">.</text:span></text:span><text:span text:style-name="CharStyle15"><text:span text:style-name="T42">. Dlho nevydržíme takto a teraz </text:span></text:span><text:soft-page-break/><text:span text:style-name="CharStyle15"><text:span text:style-name="T42">by si bol svet myslel, že sme sa pre peniaze bili. Ešte si neskapala, Maruša, ale už nežiješ, nuž nemiešaj sa medzi nás.</text:span></text:span></text:p>
        <text:p text:style-name="P26"><text:span text:style-name="CharStyle15"><text:span text:style-name="T42">A Maruša ani o vlas nevzrušená chodila po chyži, vliekla sa od kúta do kúta ako vždy, ani sa viac neobzrela na Jozefa Maka. Sťa by nikoho nebolo v chalu</text:span></text:span><text:span text:style-name="CharStyle15"><text:span text:style-name="T1">pe</text:span></text:span><text:span text:style-name="CharStyle15"><text:span text:style-name="T42">, tak sa opálala, hoci dobre vedela, že Jozef Mak sa teraz i na ňu hnevá, že na vlas všetko uhádol a väčšmi sa hnevá, ako keby bol videl ju, Marušu, vyťahovať peniaze zo slamy.</text:span></text:span></text:p>
        <text:p text:style-name="P26"><text:span text:style-name="CharStyle15"><text:span text:style-name="T42">Lenivo sadla si pod praslicu a keď pob</text:span></text:span><text:span text:style-name="CharStyle15"><text:span text:style-name="T14">a</text:span></text:span><text:span text:style-name="CharStyle15"><text:span text:style-name="T42">dala, že jej pomykáva prsty, vreteno neisto sto</text:span></text:span><text:span text:style-name="CharStyle15"><text:span text:style-name="T1">jí</text:span></text:span><text:span text:style-name="CharStyle15"><text:span text:style-name="T42"> jej medzi nimi, tak neisto, že by to mohli zbadať aj iní, nechytila sa priasť.</text:span></text:span></text:p>
        <text:p text:style-name="P26"><text:span text:style-name="CharStyle15"><text:span text:style-name="T42">Pustila ruky teraz do lona a povedala:</text:span></text:span></text:p>
        <text:p text:style-name="P26"><text:span text:style-name="CharStyle15"><text:span text:style-name="T42">— Na takúto tuhú zimu sa vraj ľudia ani nepamätajú. I Teplica o chvíľu zmrzne a to bude zázrak.</text:span></text:span></text:p>
        <text:p text:style-name="P26"><text:span text:style-name="CharStyle15"><text:span text:style-name="T42">Nuž týmito rečmi jednako oklamala i Jozefa Maka, nezniesol toľkú ľahostajnosť, vych</text:span></text:span><text:span text:style-name="CharStyle15"><text:span text:style-name="T1">yt</text:span></text:span><text:span text:style-name="CharStyle15"><text:span text:style-name="T42">il sa, zutekal z chyže a stratil sa vo dvorci. Dlávil sneh, bez príčin ohmatával žŕ</text:span></text:span><text:span text:style-name="CharStyle15"><text:span text:style-name="T55">ď</text:span></text:span><text:span text:style-name="CharStyle15"><text:span text:style-name="T42">ky plotu, oblámal niekoľko zmrznutých prútov na starých vŕbach pri potoku, ale i tak prem</text:span></text:span><text:span text:style-name="CharStyle15"><text:span text:style-name="T1">rv</text:span></text:span><text:span text:style-name="CharStyle15"><text:span text:style-name="T42">ila ho zima, nuž vykutal pod šopkou sekeru a začal párať štiepy na latky, aké bývajú na parádnejš</text:span></text:span><text:span text:style-name="CharStyle15"><text:span text:style-name="T1">íc</text:span></text:span><text:span text:style-name="CharStyle15"><text:span text:style-name="T42">h plotoch.</text:span></text:span></text:p>
        <text:p text:style-name="P26"><text:span text:style-name="CharStyle15"><text:span text:style-name="T42">Tu ho našla Jula.</text:span></text:span></text:p>
        <text:p text:style-name="P26"><text:span text:style-name="CharStyle15"><text:span text:style-name="T42">Zbadal ju, že ide, ale netrúfal si prizrieť sa jej, lebo vedel, že teraz si zasa našla príčinu na poburujúcu </text:span></text:span><text:span text:style-name="CharStyle15"><text:span text:style-name="T1">po</text:span></text:span><text:span text:style-name="CharStyle15"><text:span text:style-name="T42">koru a takú ju nenávidel.</text:span></text:span></text:p>
        <text:p text:style-name="P26"><text:span text:style-name="CharStyle15"><text:span text:style-name="T42">Všetkému, čo nasledovalo, chcel vyhnúť a preto o</text:span></text:span><text:span text:style-name="CharStyle15"><text:span text:style-name="T1">zv</text:span></text:span><text:span text:style-name="CharStyle15"><text:span text:style-name="T42">al sa prvý:</text:span></text:span></text:p>
        <text:p text:style-name="P26"><text:span text:style-name="CharStyle15"><text:span text:style-name="T42">— Do Rusnákov ťa boli ohlásiť, aby si išla traky pliesť.</text:span></text:span></text:p>
        <text:p text:style-name="P26"><text:soft-page-break/><text:span text:style-name="CharStyle15"><text:span text:style-name="T42">—</text:span></text:span><text:span text:style-name="CharStyle15"><text:span text:style-name="T1"> </text:span></text:span><text:span text:style-name="CharStyle15"><text:span text:style-name="T42">Veď idem.</text:span></text:span></text:p>
        <text:p text:style-name="P26"><text:span text:style-name="CharStyle15"><text:span text:style-name="T42">— Tak len choď, za tmy nepô</text:span></text:span><text:span text:style-name="CharStyle15"><text:span text:style-name="T1">jd</text:span></text:span><text:span text:style-name="CharStyle15"><text:span text:style-name="T42">eš.</text:span></text:span></text:p>
        <text:p text:style-name="P26"><text:span text:style-name="CharStyle15"><text:span text:style-name="T42">— Hneď som ja tam</text:span></text:span><text:span text:style-name="CharStyle15"><text:span text:style-name="T1">!</text:span></text:span></text:p>
        <text:p text:style-name="P26"><text:span text:style-name="CharStyle15"><text:span text:style-name="T42">Ale stála a nepohla sa.</text:span></text:span></text:p>
        <text:p text:style-name="P26"><text:span text:style-name="CharStyle15"><text:span text:style-name="T42">— Či nepoču</text:span></text:span><text:span text:style-name="CharStyle15"><text:span text:style-name="T1">je</text:span></text:span><text:span text:style-name="CharStyle15"><text:span text:style-name="T42">š? — srdil sa Jozef Mak</text:span></text:span><text:span text:style-name="CharStyle15"><text:span text:style-name="T1"> </text:span></text:span><text:span text:style-name="CharStyle15"><text:span text:style-name="T42">a páral drevo, ako by sa musel ponáhľať.</text:span></text:span></text:p>
        <text:p text:style-name="P32"><text:span text:style-name="CharStyle15"><text:span text:style-name="T1">— </text:span></text:span><text:span text:style-name="CharStyle15"><text:span text:style-name="T42">Veď...</text:span></text:span></text:p>
        <text:p text:style-name="P26"><text:span text:style-name="CharStyle15"><text:span text:style-name="T42">Obzrela sa trochu, no čakala i ďalej.</text:span></text:span></text:p>
        <text:p text:style-name="P26"><text:span text:style-name="CharStyle15"><text:span text:style-name="T42">Zaumienila si, že sa ničím nedá odohnať.</text:span></text:span></text:p>
        <text:p text:style-name="P26"><text:span text:style-name="CharStyle15"><text:span text:style-name="T42">A dobre vystriehla, kedy zastanú na chvíľu mužove ramená, a vtedy ho zajala. Hej, Jozef Mak ju chcel striasť, odsotiť, ale chytila sa pevne, nenašiel si napochytre rady.</text:span></text:span></text:p>
        <text:p text:style-name="P26"><text:span text:style-name="CharStyle15"><text:span text:style-name="T42">— Jožko, veď ma len zbi</text:span></text:span><text:span text:style-name="CharStyle15"><text:span text:style-name="T1">!</text:span></text:span><text:span text:style-name="CharStyle15"><text:span text:style-name="T42"> Ty ma nikdy nezbi</text:span></text:span><text:span text:style-name="CharStyle15"><text:span text:style-name="T1">je</text:span></text:span><text:span text:style-name="CharStyle15"><text:span text:style-name="T42">š...</text:span></text:span></text:p>
        <text:p text:style-name="P26"><text:span text:style-name="CharStyle15"><text:span text:style-name="T42">— </text:span></text:span><text:span text:style-name="CharStyle15"><text:span text:style-name="T55">Č</text:span></text:span><text:span text:style-name="CharStyle15"><text:span text:style-name="T42">ože?</text:span></text:span></text:p>
        <text:p text:style-name="P26"><text:span text:style-name="CharStyle15"><text:span text:style-name="T42">— Nikd</text:span></text:span><text:span text:style-name="CharStyle15"><text:span text:style-name="T1">y</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Táraš dačo!...</text:span></text:span></text:p>
        <text:p text:style-name="P26"><text:span text:style-name="CharStyle15"><text:span text:style-name="T42">— Aká som hlúpa a ty nič.</text:span></text:span></text:p>
        <text:p text:style-name="P26"><text:span text:style-name="CharStyle15"><text:span text:style-name="T42">— Však si hlúpa.</text:span></text:span></text:p>
        <text:p text:style-name="P26"><text:span text:style-name="CharStyle15"><text:span text:style-name="T42">— Neviem, </text:span></text:span><text:span text:style-name="CharStyle15"><text:span text:style-name="T1">č</text:span></text:span><text:span text:style-name="CharStyle15"><text:span text:style-name="T42">o by som</text:span></text:span><text:span text:style-name="CharStyle15"><text:span text:style-name="T1"> </text:span></text:span><text:span text:style-name="CharStyle15"><text:span text:style-name="T42">si vykonala, keby som si mohla.</text:span></text:span></text:p>
        <text:p text:style-name="P26"><text:span text:style-name="CharStyle15"><text:span text:style-name="T1">—</text:span></text:span><text:span text:style-name="CharStyle15"><text:span text:style-name="T42"> Ako?</text:span></text:span></text:p>
        <text:p text:style-name="P26"><text:span text:style-name="CharStyle15"><text:span text:style-name="T42">—</text:span></text:span><text:span text:style-name="CharStyle15"><text:span text:style-name="T1"> </text:span></text:span><text:span text:style-name="CharStyle15"><text:span text:style-name="T42">Aké nešťastie som mohla porobiť zato, že som sprostá. Bol by </text:span></text:span><text:span text:style-name="CharStyle15"><text:span text:style-name="T1">s</text:span></text:span><text:span text:style-name="CharStyle15"><text:span text:style-name="T42">i Janovi nevinne ublížil a j</text:span></text:span><text:span text:style-name="CharStyle15"><text:span text:style-name="T1">a</text:span></text:span><text:span text:style-name="CharStyle15"><text:span text:style-name="T42">.</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No, vidíš.</text:span></text:span></text:p>
        <text:p text:style-name="P26"><text:soft-page-break/><text:span text:style-name="CharStyle15"><text:span text:style-name="T42">—</text:span></text:span><text:span text:style-name="CharStyle15"><text:span text:style-name="T1"> </text:span></text:span><text:span text:style-name="CharStyle15"><text:span text:style-name="T42">Ve</text:span></text:span><text:span text:style-name="CharStyle15"><text:span text:style-name="T1">ď</text:span></text:span><text:span text:style-name="CharStyle15"><text:span text:style-name="T42"> ma zbi!</text:span></text:span></text:p>
        <text:p text:style-name="P26"><text:span text:style-name="CharStyle15"><text:span text:style-name="T42">— Do Rusnák</text:span></text:span><text:span text:style-name="CharStyle15"><text:span text:style-name="T1">ov</text:span></text:span><text:span text:style-name="CharStyle15"><text:span text:style-name="T42"> utekaj!</text:span></text:span></text:p>
        <text:p text:style-name="P26"><text:span text:style-name="CharStyle15"><text:span text:style-name="T42">— Ale keď mi ty ani zlého slova nepovieš...</text:span></text:span></text:p>
        <text:p text:style-name="P26"><text:span text:style-name="CharStyle15"><text:span text:style-name="T42">Tu sa jej i nechtiac prizrel, odpor ho popustil a nezopieral ramená, aby sa jej zbavil násilne.</text:span></text:span></text:p>
        <text:p text:style-name="P26"><text:span text:style-name="CharStyle15"><text:span text:style-name="T42">— Ľudia ani neveria, že sme muž a žena.</text:span></text:span></text:p>
        <text:p text:style-name="P26"><text:span text:style-name="CharStyle15"><text:span text:style-name="T42">Pozrel jej ponad hlavu, zadíval sa na starú podnož z kolovratu, čo visela na hrade a zaumienil si obdariť Julu. Rozhútal si, ako sa jej zbaví najchytrejšie, ba Jula bude mu aj vďačná, i obzeral starú podnož, ako by takú vec nikdy nebol videl a tak rozkazoval J</text:span></text:span><text:span text:style-name="CharStyle15"><text:span text:style-name="T14">u</text:span></text:span><text:span text:style-name="CharStyle15"><text:span text:style-name="T42">le:</text:span></text:span></text:p>
        <text:p text:style-name="P26"><text:span text:style-name="CharStyle15"><text:span text:style-name="T42">— Vypýtaj sa Maruše, či im treba soľ</text:span></text:span><text:span text:style-name="CharStyle15"><text:span text:style-name="T1"> </text:span></text:span><text:span text:style-name="CharStyle15"><text:span text:style-name="T42">alebo múka a poto</text:span></text:span><text:span text:style-name="CharStyle15"><text:span text:style-name="T1">m</text:span></text:span><text:span text:style-name="CharStyle15"><text:span text:style-name="T42">...</text:span></text:span></text:p>
        <text:p text:style-name="P26"><text:span text:style-name="CharStyle15"><text:span text:style-name="T42">— A potom?</text:span></text:span></text:p>
        <text:p text:style-name="P26"><text:span text:style-name="CharStyle15"><text:span text:style-name="T42">—</text:span></text:span><text:span text:style-name="CharStyle15"><text:span text:style-name="T1"> </text:span></text:span><text:span text:style-name="CharStyle15"><text:span text:style-name="T42">Za zlatovku im kúp, čo treba, však jesť musia.</text:span></text:span></text:p>
        <text:p text:style-name="P26"><text:span text:style-name="CharStyle15"><text:span text:style-name="T42">A očakával, že Jula poskočí, bude sa ponáhľať, o chvíľu jej tu nebude, on bude mať pokoj a nebude musieť odvracať hlavu.</text:span></text:span></text:p>
        <text:p text:style-name="P26"><text:span text:style-name="CharStyle15"><text:span text:style-name="T42">Aj zasvietily Juline oči, pravda je, ale neponáhľala sa nikde. Tam ostala visieť a mlčať, a na Jozefovej duši dvíhal sa strach, že sa už neubráni pred sebou, ak sa Jula nepoponáhľa zmiznúť. Pochytí ho odpor, ba zmení sa tak, že sa mu bude Jula oškliviť a v duchu vyberal si pomaly surové slová, aby daktoré z nich povedal skôr, ako ho vychytí opravdivý hnev</text:span></text:span><text:span text:style-name="CharStyle15"><text:span text:style-name="T1">,</text:span></text:span><text:span text:style-name="CharStyle15"><text:span text:style-name="T42"> často, i teraz myslel si tak, že nevydrží s Julou p</text:span></text:span><text:span text:style-name="CharStyle15"><text:span text:style-name="T1">o</text:span></text:span><text:span text:style-name="CharStyle15"><text:span text:style-name="T15">d</text:span></text:span><text:span text:style-name="CharStyle15"><text:span text:style-name="T42"> jednou strechou a že to jednak nemôže povedať ani jej, ani nikomu. Vymýšľal spôsoby, ako ju nevidieť, keď sa mu nechce na ňu hľadieť a strašne sa bál, že ju raz </text:span></text:span><text:soft-page-break/><text:span text:style-name="CharStyle15"><text:span text:style-name="T42">udrie v taký čas, keď to bude Jula najmenej očakávať.</text:span></text:span></text:p>
        <text:p text:style-name="P26"><text:span text:style-name="CharStyle15"><text:span text:style-name="T42">A nešťastná Jula nehla sa teraz.</text:span></text:span></text:p>
        <text:p text:style-name="P26"><text:span text:style-name="CharStyle15"><text:span text:style-name="T42">Prekvapila tým Jozefa Maka, lebo neposlúchala, keď jej dával úlohu, ba ani nepovedala:</text:span></text:span></text:p>
        <text:p text:style-name="P26"><text:span text:style-name="CharStyle15"><text:span text:style-name="T42">—</text:span></text:span><text:span text:style-name="CharStyle15"><text:span text:style-name="T1"> </text:span></text:span><text:span text:style-name="CharStyle15"><text:span text:style-name="T42">Dobre, Jožko!</text:span></text:span></text:p>
        <text:p text:style-name="P26"><text:span text:style-name="CharStyle15"><text:span text:style-name="T42">I nechtiac prizrel sa jej a videl, čo nikdy dosia</text:span></text:span><text:span text:style-name="CharStyle15"><text:span text:style-name="T56">ľ</text:span></text:span><text:span text:style-name="CharStyle15"><text:span text:style-name="T42">.</text:span></text:span></text:p>
        <text:p text:style-name="P26"><text:span text:style-name="CharStyle15"><text:span text:style-name="T42">Jula plakala.</text:span></text:span></text:p>
        <text:p text:style-name="P26"><text:span text:style-name="CharStyle15"><text:span text:style-name="T42">Pokorná Jula nikdy neplakala cez slzy, iba zpopolavela, ak bolo veľmi zle, ale sĺz nemala vari od detstva a Jozef Mak prvý raz videl Julu s vlhkými mihalnicami.</text:span></text:span></text:p>
        <text:p text:style-name="P26"><text:span text:style-name="CharStyle15"><text:span text:style-name="T42">— </text:span></text:span><text:span text:style-name="CharStyle15"><text:span text:style-name="T57">Č</text:span></text:span><text:span text:style-name="CharStyle15"><text:span text:style-name="T42">ože ti, Jula?</text:span></text:span></text:p>
        <text:p text:style-name="P26"><text:span text:style-name="CharStyle15"><text:span text:style-name="T42">Chcela si tvár schovať, ale nenašla miesta.</text:span></text:span></text:p>
        <text:p text:style-name="P26"><text:span text:style-name="CharStyle15"><text:span text:style-name="T42">—</text:span></text:span><text:span text:style-name="CharStyle15"><text:span text:style-name="T1"> </text:span></text:span><text:span text:style-name="CharStyle15"><text:span text:style-name="T42">To... Začni sa sopliť! To... Akurát to potrebujem.</text:span></text:span></text:p>
        <text:p text:style-name="P26"><text:span text:style-name="CharStyle15"><text:span text:style-name="T42">Jula všelikde kládla si tvár, ale všade bolo rovnako ťažko, nuž napokon sa nečakane zvrtla a odbehla, aby Jozef Mak nikdy nevedel, prečo sa vie Jula rozplakať, Jula, ktorá nikdy neplače nadúšok, lebo narieka po kúsku, ustavične.</text:span></text:span></text:p>
        <text:p text:style-name="P26"><text:span text:style-name="CharStyle15"><text:span text:style-name="T42">—</text:span></text:span><text:span text:style-name="CharStyle15"><text:span text:style-name="T1"> </text:span></text:span><text:span text:style-name="CharStyle15"><text:span text:style-name="T42">Hrom sa ti...</text:span></text:span><text:span text:style-name="CharStyle15"><text:span text:style-name="T1">!</text:span></text:span><text:span text:style-name="CharStyle15"><text:span text:style-name="T42"> Teraz ešte aby sa naučila sopliť. Na mňa vždy musí prísť nejaký kríž.</text:span></text:span></text:p>
        <text:p text:style-name="P26"><text:span text:style-name="CharStyle15"><text:span text:style-name="T42">A začal párať štiepu nie na laty, čo treba vykonávať veľmi pozorne a premyslene, ale na má</text:span></text:span><text:span text:style-name="CharStyle15"><text:span text:style-name="T16">rn</text:span></text:span><text:span text:style-name="CharStyle15"><text:span text:style-name="T42">e triesočky, ako by ich nebolo naokolo dosť rozfŕkaných.</text:span></text:span></text:p>
        <text:p text:style-name="P26"><text:span text:style-name="CharStyle15"><text:span text:style-name="T42">Keď si takúto robotu pobadal, zahodil sekeru a bezhlasne zaklial.</text:span></text:span></text:p>
        <text:p text:style-name="P26"><text:span text:style-name="CharStyle15"><text:span text:style-name="T42">A neprehovoril k žene jediného slova toho dňa.</text:span></text:span></text:p>
        <text:p text:style-name="P26"><text:span text:style-name="CharStyle15"><text:span text:style-name="T42">Iba večer, keď sa Jula vtiahla k nemu do postele na svo</text:span></text:span><text:span text:style-name="CharStyle15"><text:span text:style-name="T1">je</text:span></text:span><text:span text:style-name="CharStyle15"><text:span text:style-name="T42"> miesto a keď si myslel, </text:span></text:span><text:soft-page-break/><text:span text:style-name="CharStyle15"><text:span text:style-name="T42">že už tuho spí, prikryl ju opatr</text:span></text:span><text:span text:style-name="CharStyle15"><text:span text:style-name="T1">n</text:span></text:span><text:span text:style-name="CharStyle15"><text:span text:style-name="T42">e, aby sa nezobudila, keď chyža vychladne.</text:span></text:span></text:p>
        <text:p text:style-name="P26"><text:span text:style-name="CharStyle15"><text:span text:style-name="T42">Nuž Jula sa ani vtedy nehla, vedela, tak je lepšie, keď bude naoko spať. Iba toho sa ľakala, že Jozef Mak začuje, čo sa v nej roztrep</text:span></text:span><text:span text:style-name="CharStyle15"><text:span text:style-name="T1">ot</text:span></text:span><text:span text:style-name="CharStyle15"><text:span text:style-name="T42">a</text:span></text:span><text:span text:style-name="CharStyle15"><text:span text:style-name="T1">lo</text:span></text:span><text:span text:style-name="CharStyle15"><text:span text:style-name="T42"> a bude sa mrzieť. Ale Jozef Mak </text:span></text:span><text:span text:style-name="CharStyle15"><text:span text:style-name="T1">ne</text:span></text:span><text:span text:style-name="CharStyle15"><text:span text:style-name="T42">vycítil nič a Jula mohla si v duchu opakovať:</text:span></text:span></text:p>
        <text:p text:style-name="P26"><text:span text:style-name="CharStyle15"><text:span text:style-name="T42">—</text:span></text:span><text:span text:style-name="CharStyle15"><text:span text:style-name="T1"> </text:span></text:span><text:span text:style-name="CharStyle15"><text:span text:style-name="T42">Načo mi ľudia vraveli, že ma návidieť nikdy nebude? Či ma nie? A načo by mi to ukazoval? Len ja jediná viem, aký je on...</text:span></text:span></text:p>
        <text:p text:style-name="P5"><text:span text:style-name="CharStyle15"><text:span text:style-name="T42"/></text:span></text:p>
        <text:h text:style-name="Heading_20_1" text:outline-level="1"><text:span text:style-name="CharStyle15"><text:span text:style-name="T85">46.</text:span></text:span></text:h>
        <text:p text:style-name="P26"><text:span text:style-name="CharStyle15"><text:span text:style-name="T42"/></text:span></text:p>
        <text:p text:style-name="P27"><text:span text:style-name="CharStyle15"><text:span text:style-name="T42">Druhá zima bola ťažšia.</text:span></text:span></text:p>
        <text:p text:style-name="P26"><text:span text:style-name="CharStyle15"><text:span text:style-name="T42">Preto bola ťažšia, lebo Ján Mak nechystal sa na ňu vôbec a Jozef Mak sa nestačil. Vtedy, keď sa najtuhšie rúbalo, zavolali Jozefa Maka </text:span></text:span><text:span text:style-name="CharStyle15"><text:span text:style-name="T1">d</text:span></text:span><text:span text:style-name="CharStyle15"><text:span text:style-name="T16">o</text:span></text:span><text:span text:style-name="CharStyle15"><text:span text:style-name="T42"> Komár</text:span></text:span><text:span text:style-name="CharStyle15"><text:span text:style-name="T1">n</text:span></text:span><text:span text:style-name="CharStyle15"><text:span text:style-name="T42">a a dlho ho</text:span></text:span><text:span text:style-name="CharStyle15"><text:span text:style-name="T1"> </text:span></text:span><text:span text:style-name="CharStyle15"><text:span text:style-name="T42">tam zdržali. V kasárni vedľa neho spával výrečný človek, Ivan Pietor, ktorý mnoho vedel hovoriť či ráno, či večer, ba i vtedy, keď sa ostatným od únavy ani dýchať nechcelo. Ivan Pietor nemal šarž</text:span></text:span><text:span text:style-name="CharStyle15"><text:span text:style-name="T1">u</text:span></text:span><text:span text:style-name="CharStyle15"><text:span text:style-name="T42">, ale re</text:span></text:span><text:span text:style-name="CharStyle15"><text:span text:style-name="T1">ze</text:span></text:span><text:span text:style-name="CharStyle15"><text:span text:style-name="T42">rvi</text:span></text:span><text:span text:style-name="CharStyle15"><text:span text:style-name="T1">st</text:span></text:span><text:span text:style-name="CharStyle15"><text:span text:style-name="T42">i volali ho fr</text:span></text:span><text:span text:style-name="CharStyle15"><text:span text:style-name="T1">aj</text:span></text:span><text:span text:style-name="CharStyle15"><text:span text:style-name="T42">trom a nehneval sa zato. Neskoršie sa od samého Pietra dozvedel Jozef Mak, že nevolajú ho tak len zo samého posmechu. A vtedy sa naň Pietor aj osopil:</text:span></text:span></text:p>
        <text:p text:style-name="P26"><text:span text:style-name="CharStyle15"><text:span text:style-name="T42">—</text:span></text:span><text:span text:style-name="CharStyle15"><text:span text:style-name="T1"> </text:span></text:span><text:span text:style-name="CharStyle15"><text:span text:style-name="T42">Či si myslíš, že som taká trúba, ako si ty? Mal som hviezdičku a keď ju nemám, neplačem. Nie som ti ja zato sprostejší ani o vlas. Ani inakší nebudem, iba taký, ako mám byť. Odtiaľto pôjdem zasa rovno do súdu a čert ma nevezme, neboj sa.</text:span></text:span></text:p>
        <text:p text:style-name="P26"><text:span text:style-name="CharStyle15"><text:span text:style-name="T42">Jozef Mak skonfundovaný pozrel na súseda. Nie že by sa mu bol nejako spríkril </text:span></text:span><text:soft-page-break/><text:span text:style-name="CharStyle15"><text:span text:style-name="T42">človek, čo má robotu so súdom, ale nevedel si predstaviť, ako by mohol Ivan Pietor položiť ruku na cudziu vec. Lebo súd Jozef Mak predstavoval si iba tak.</text:span></text:span></text:p>
        <text:p text:style-name="P26"><text:span text:style-name="CharStyle15"><text:span text:style-name="T42">Ale vypomohol mu sám Pietor.</text:span></text:span></text:p>
        <text:p text:style-name="P26"><text:span text:style-name="CharStyle15"><text:span text:style-name="T42">— Nemysli si, že som kradol, hoci ani to je nie zlé remeslo, ale zato ma súdievajú, že z</text:span></text:span><text:span text:style-name="CharStyle15"><text:span text:style-name="T57">a </text:span></text:span><text:span text:style-name="CharStyle15"><text:span text:style-name="T42">vše vykričím, ako kradnú iní</text:span></text:span><text:span text:style-name="CharStyle15"><text:span text:style-name="T1">.</text:span></text:span><text:span text:style-name="CharStyle15"><text:span text:style-name="T42"> Onedlho i tebe ukradnú ot</text:span></text:span><text:span text:style-name="CharStyle15"><text:span text:style-name="T1">c</text:span></text:span><text:span text:style-name="CharStyle15"><text:span text:style-name="T42">a-mať, ba ani sám sa im priznávať nebudeš. Či </text:span></text:span><text:span text:style-name="CharStyle15"><text:span text:style-name="T1">j</text:span></text:span><text:span text:style-name="CharStyle15"><text:span text:style-name="T42">e tak?</text:span></text:span></text:p>
        <text:p text:style-name="P26"><text:span text:style-name="CharStyle15"><text:span text:style-name="T42">Mak neprikývol, lebo nerozumel, čo Pietor hovorí a vyzvedať sa nestačil</text:span></text:span><text:span text:style-name="CharStyle15"><text:span text:style-name="T1">.</text:span></text:span><text:span text:style-name="CharStyle15"><text:span text:style-name="T42"> Prišiel opravdivý frajter a hnal ich poučiť sa o novej puške, ktorú za ono</text:span></text:span><text:span text:style-name="CharStyle15"><text:span text:style-name="T1">ho</text:span></text:span><text:span text:style-name="CharStyle15"><text:span text:style-name="T42"> času v Hercegovine nemali. Rezervisti asi nechceli ju mať ani teraz, lebo pri poučných rečiach driemali alebo dívali sa ponad hlavu desiatnikovu a ukrutne zívali. I mlčky načúvali, ako im šarže nadávajú do volov a iných všelijakých hlúpych zvierat. Azda to z rezervistov nik ani nepočul</text:span></text:span><text:span text:style-name="CharStyle15"><text:span text:style-name="T1">.</text:span></text:span><text:span text:style-name="CharStyle15"><text:span text:style-name="T42"> Iste. Pozastavil sa na tejto obyčajnej veci iba Ivan Pietor.</text:span></text:span></text:p>
        <text:p text:style-name="P26"><text:span text:style-name="CharStyle15"><text:span text:style-name="T42">— Mne nenadávajte, ani odo mňa nič nechcite, lebo ja som vám nerozumel ani zbla. Maďarsky neviem a ak mi slovensky poviete —</text:span></text:span><text:span text:style-name="CharStyle15"><text:span text:style-name="T1"> po</text:span></text:span><text:span text:style-name="CharStyle15"><text:span text:style-name="T42">ručeno Pánu Bohu!.</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Veď je tak!</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zahučalo niekoľko ospalých hlasov.</text:span></text:span></text:p>
        <text:p text:style-name="P26"><text:span text:style-name="CharStyle15"><text:span text:style-name="T42">Jozef Mak nič nezahučal, iba ospalosť sa mu trochu prebrala, lebo nechápal, ako si tu môže niekto trúfať protiveň robiť. </text:span></text:span><text:span text:style-name="CharStyle15"><text:span text:style-name="T57">A</text:span></text:span><text:span text:style-name="CharStyle15"><text:span text:style-name="T42"> nebol mu Pietor ani len trochu sympatickým.</text:span></text:span></text:p>
        <text:p text:style-name="P26"><text:span text:style-name="CharStyle15"><text:span text:style-name="T42">Zahútal sa trochu bývalý infanterist Jozef Mak, že on ani vo Viedni, ani na werkoch v Hercegovine nerozumel, čo všetko mu rozprávajú a dosiaľ za prirodzené pokladal, že ani tu nie je múdrejší honvéd Jozef Mak,</text:span></text:span><text:span text:style-name="CharStyle15"><text:span text:style-name="T1"> </text:span></text:span><text:span text:style-name="CharStyle15"><text:span text:style-name="T42">ale protesty neprišly mu nikdy na um. Však niekto vždy musí byť taký na svete, čo rozkazuje, ináč ľudia nikdy </text:span></text:span><text:soft-page-break/><text:span text:style-name="CharStyle15"><text:span text:style-name="T42">poslúchať nebudú. A či je nie jedno, kto rozkazuj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Frajter Pietor je priečny a zato mu chodí papuľa. Doma iní odrúbajú horu, Alzo povypláca iným a</text:span></text:span><text:span text:style-name="CharStyle15"><text:span text:style-name="T1"> </text:span></text:span><text:span text:style-name="CharStyle15"><text:span text:style-name="T42">čože mne kto zoberie? —</text:span></text:span></text:p>
        <text:p text:style-name="P26"><text:span text:style-name="CharStyle15"><text:span text:style-name="T42">A na chlieb myslel Jozef Mak, lebo to je najprvš</text:span></text:span><text:span text:style-name="CharStyle15"><text:span text:style-name="T16">i</text:span></text:span><text:span text:style-name="CharStyle15"><text:span text:style-name="T42">a vec na svete. Ak nezarobí teraz, keď je robota na</text:span></text:span><text:span text:style-name="CharStyle15"><text:span text:style-name="T1">jc</text:span></text:span><text:span text:style-name="CharStyle15"><text:span text:style-name="T42">ennejšia, v advente bude úzko. A čo od adventa po jar?</text:span></text:span></text:p>
        <text:p text:style-name="P26"><text:span text:style-name="CharStyle15"><text:span text:style-name="T42">I nepúšťal sa viac so súsedom do reči, lebo sprostosť je driapať sa o kadejakú pušku, keď sami vojenskí páni uľahčia človeku: tak rozprávajú, aby ani zbla nerozumel.</text:span></text:span></text:p>
        <text:p text:style-name="P26"><text:span text:style-name="CharStyle15"><text:span text:style-name="T42">A keď sa takto vyhneval, myslel si, že je všetko v poriadku</text:span></text:span><text:span text:style-name="CharStyle15"><text:span text:style-name="T1">.</text:span></text:span><text:span text:style-name="CharStyle15"><text:span text:style-name="T42"> Poslúchal dobre, zvŕtal sa, vyskacoval a hádzal sa na zem, vždy tak, ako rozkazovali a večer rátal dni, ktoré sa majú takto nemilobohu minúť i dlhú cestu hore Hronom až po Hájnicu. A pravda je, míňaly sa dni, večer ich bolo vždy menej a ráno ho nezarmútilo ani jedno, keď pozrel na sever, či sa doma drží čas. Ak sa zadažd</text:span></text:span><text:span text:style-name="CharStyle15"><text:span text:style-name="T1">í</text:span></text:span><text:span text:style-name="CharStyle15"><text:span text:style-name="T42">...</text:span></text:span></text:p>
        <text:p text:style-name="P26"><text:span text:style-name="CharStyle15"><text:span text:style-name="T42">— Jozef, nepozeraj, ak darmo pozeráš, bude ti len ľúto. Nevieš, že je na svete i taká kasáreň, kde je miesto pušiek mnoho papierov a kde sú také výložky a šarže, v akých sa ty nevyznáš. Ty nevieš, ako sa reparuje česť armády kráľa Františka Jozefa, lebo si dosia</text:span></text:span><text:span text:style-name="CharStyle15"><text:span text:style-name="T57">ľ</text:span></text:span><text:span text:style-name="CharStyle15"><text:span text:style-name="T42"> slúžil cisárovi Františkovi Jozefovi a to je veľký rozdiel. Cisár mal starú armádu s vylešteným menom a kráľ má iba nových honvédov. Či nevieš, že nový remeň tvrdšie drží?... Hej, a pisár Klein veru už píše i tvoje meno do hustého písma: Mák József, </text:span></text:span><text:span text:style-name="CharStyle15"><text:span text:style-name="T16">t</text:span></text:span><text:span text:style-name="CharStyle15"><text:span text:style-name="T42">artaléko</text:span></text:span><text:span text:style-name="CharStyle15"><text:span text:style-name="T1">s.</text:span></text:span><text:span text:style-name="CharStyle15"><text:span text:style-name="T42">..</text:span></text:span></text:p>
        <text:p text:style-name="P26"><text:span text:style-name="CharStyle15"><text:span text:style-name="T42">Či vieš, čo to znamená?</text:span></text:span></text:p>
        <text:p text:style-name="P26"><text:span text:style-name="CharStyle15"><text:span text:style-name="T42">— Ešte mám tri dni,— rátal záložník Mak a veselý šiel, kde ho viedli. Všetko </text:span></text:span><text:soft-page-break/><text:span text:style-name="CharStyle15"><text:span text:style-name="T42">vykonal na vlas, ako rozkázali: útoky robil, ko</text:span></text:span><text:span text:style-name="CharStyle15"><text:span text:style-name="T1">pa</text:span></text:span><text:span text:style-name="CharStyle15"><text:span text:style-name="T42">l, pu</text:span></text:span><text:span text:style-name="CharStyle15"><text:span text:style-name="T16">c</text:span></text:span><text:span text:style-name="CharStyle15"><text:span text:style-name="T42">oval, s ožechom sa bil, gombíky leštil, plátal, salutoval, na stráži stál, olovených panákov odstreľoval, päť ráz presne podľa predpisu prestrelil papierovú plachtu na strelnici, nuž prečo by nebol veselý</text:span></text:span><text:span text:style-name="CharStyle15"><text:span text:style-name="T1">!</text:span></text:span></text:p>
        <text:p text:style-name="P26"><text:span text:style-name="CharStyle15"><text:span text:style-name="T42">A prečo by sa spieral ísť hoci aj na kraj sveta, keď sa o tri dni všetko skončí?</text:span></text:span></text:p>
        <text:p text:style-name="P26"><text:span text:style-name="CharStyle15"><text:span text:style-name="T42">Že sa nevyznal v čudných šaržách, to ho mýlilo iba na chvíľu.</text:span></text:span></text:p>
        <text:p text:style-name="P26"><text:span text:style-name="CharStyle15"><text:span text:style-name="T42">— Vy ste honvéd Mák József?</text:span></text:span></text:p>
        <text:p text:style-name="P26"><text:span text:style-name="CharStyle15"><text:span text:style-name="T42">— Áno, na rozkaz, infanterist Jozef Mak.</text:span></text:span></text:p>
        <text:p text:style-name="P26"><text:span text:style-name="CharStyle15"><text:span text:style-name="T42">Šarže sa významne poobzeraly a Jozef Mak im to uznal, i mrzelo ho, že sa pomýlil, že sa nazval infanteristom, keď je už štyri týždne honvédom.</text:span></text:span></text:p>
        <text:p text:style-name="P26"><text:span text:style-name="CharStyle15"><text:span text:style-name="T42">I zaumienil si, že si dá pozor.</text:span></text:span></text:p>
        <text:p text:style-name="P26"><text:span text:style-name="CharStyle15"><text:span text:style-name="T42">— Poznáte Ivana Pie</text:span></text:span><text:span text:style-name="CharStyle15"><text:span text:style-name="T16">t</text:span></text:span><text:span text:style-name="CharStyle15"><text:span text:style-name="T42">ra?</text:span></text:span></text:p>
        <text:p text:style-name="P26"><text:span text:style-name="CharStyle15"><text:span text:style-name="T42">— Poznám.</text:span></text:span></text:p>
        <text:p text:style-name="P26"><text:span text:style-name="CharStyle15"><text:span text:style-name="T42">—</text:span></text:span><text:span text:style-name="CharStyle15"><text:span text:style-name="T1"> </text:span></text:span><text:span text:style-name="CharStyle15"><text:span text:style-name="T42">Rozprával vám mnoho o Slovákoch?</text:span></text:span></text:p>
        <text:p text:style-name="P26"><text:span text:style-name="CharStyle15"><text:span text:style-name="T42">—</text:span></text:span><text:span text:style-name="CharStyle15"><text:span text:style-name="T1"> </text:span></text:span><text:span text:style-name="CharStyle15"><text:span text:style-name="T42">Dosť</text:span></text:span><text:span text:style-name="CharStyle15"><text:span text:style-name="T1">!</text:span></text:span></text:p>
        <text:p text:style-name="P26"><text:span text:style-name="CharStyle15"><text:span text:style-name="T42">— Radi ste ho počúvali?</text:span></text:span></text:p>
        <text:p text:style-name="P26"><text:span text:style-name="CharStyle15"><text:span text:style-name="T42">— Veď vždy pravdu rozpráva.</text:span></text:span></text:p>
        <text:p text:style-name="P26"><text:span text:style-name="CharStyle15"><text:span text:style-name="T42">—</text:span></text:span><text:span text:style-name="CharStyle15"><text:span text:style-name="T1"> </text:span></text:span><text:span text:style-name="CharStyle15"><text:span text:style-name="T42">H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vedali páni zo zlatými goliermi a pisári sa až nosom dotkýnali papierov, tak horlivo písali.</text:span></text:span></text:p>
        <text:p text:style-name="P26"><text:span text:style-name="CharStyle15"><text:span text:style-name="T42">—</text:span></text:span><text:span text:style-name="CharStyle15"><text:span text:style-name="T1"> </text:span></text:span><text:span text:style-name="CharStyle15"><text:span text:style-name="T42">Jána Bánócziho poznáte?</text:span></text:span></text:p>
        <text:p text:style-name="P26"><text:span text:style-name="CharStyle15"><text:span text:style-name="T42">— Akože by</text:span></text:span><text:span text:style-name="CharStyle15"><text:span text:style-name="T1"> </text:span></text:span><text:span text:style-name="CharStyle15"><text:span text:style-name="T42">som nepoznal pána Bánócziho!</text:span></text:span></text:p>
        <text:p text:style-name="P26"><text:span text:style-name="CharStyle15"><text:span text:style-name="T42">Tak povedal: pán Bánóczi, lebo všetko na svete sa vžije, i úcta zavše rastie tak, </text:span></text:span><text:soft-page-break/><text:span text:style-name="CharStyle15"><text:span text:style-name="T42">ako vŕba. Nenazdajky ulepí sa dakde kúsok a potom vyrastie až po nebo, ak ju neoblam</text:span></text:span><text:span text:style-name="CharStyle15"><text:span text:style-name="T1">ujú</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Nepopierate, že ste mu povedali, že si zašpinil otcovské meno a hubu, lebo si oboje zmenil?</text:span></text:span></text:p>
        <text:p text:style-name="P26"><text:span text:style-name="CharStyle15"><text:span text:style-name="T42">Najprv sa akosi zahanbil, že tu všetko tak zopakovali, ako to raz doma podnapitý povedal. Potom sa čudoval, odkiaľ to všetko vedia, ale tu vedeli viac, ako on sám. Vedeli, že tej jari </text:span></text:span><text:span text:style-name="CharStyle15"><text:span text:style-name="T1">je</text:span></text:span><text:span text:style-name="CharStyle15"><text:span text:style-name="T42">dnak nabil vlastného brata, a to bez príčiny, lebo vtedy mu nevytiahol peniaze zo slamy. Vedeli, že toho leta menej robotníkov robilo na násypoch novej železnice, lebo násypy boly skoro hotové a začali snižovať platy. Aj akási bitka bola, o ktorej on ani nevedel. I to vyčítali kdesi, čo farár zavše rozpráva, ale ako to môže Jozef Mak potvrdiť, keď sa s farárom na reč neschodí? A keby aj, ako by si zapamätal pletky o voľákom slovenskom sneme, či č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ej, knihy</text:span></text:span><text:span text:style-name="CharStyle17"><text:span text:style-name="T42"> </text:span></text:span><text:span text:style-name="CharStyle15"><text:span text:style-name="T42">by čítal, keb</text:span></text:span><text:span text:style-name="CharStyle15"><text:span text:style-name="T1">y</text:span></text:span><text:span text:style-name="CharStyle15"><text:span text:style-name="T42">... No, keby mal času na daromni</text:span></text:span><text:span text:style-name="CharStyle15"><text:span text:style-name="T16">c</text:span></text:span><text:span text:style-name="CharStyle15"><text:span text:style-name="T42">e. O žalúdok sa treba starať. Každý rok prídu Vianoce a zemiaky sa z jamy chytro vynosia. Pravda, Jula mnoho nezje, ale už i Marušino dievča behá a má ústa, treba mu niečo do nich dať aj o Vianociach.</text:span></text:span></text:p>
        <text:p text:style-name="P26"><text:span text:style-name="CharStyle15"><text:span text:style-name="T42">Všetko povedal Jozef Mak tak, ako si najlepšie myslel a myslel si, že sa ho to netýka, keď vpisujú do písma:</text:span></text:span></text:p>
        <text:p text:style-name="P26"><text:span text:style-name="CharStyle15"><text:span text:style-name="T42">— Záložník Jozef Mak politizoval počas služby u III. pr</text:span></text:span><text:span text:style-name="CharStyle15"><text:span text:style-name="T16">a</text:span></text:span><text:span text:style-name="CharStyle15"><text:span text:style-name="T42">poru, čo podľa služobného poriadku číslo </text:span></text:span><text:span text:style-name="CharStyle15"><text:span text:style-name="T57">I.</text:span></text:span><text:span text:style-name="CharStyle15"><text:span text:style-name="T42"> §...</text:span></text:span></text:p>
        <text:p text:style-name="P26"><text:span text:style-name="CharStyle15"><text:span text:style-name="T42">Jozef, veď je s tebou zle</text:span></text:span><text:span text:style-name="CharStyle15"><text:span text:style-name="T1">!</text:span></text:span></text:p>
        <text:p text:style-name="P26"><text:span text:style-name="CharStyle15"><text:span text:style-name="T42">Ale Mak neveril, na nikoho sa nerozhneval, iba toho nízkeho vojaka, čo ho viedol do cely č. 31, iba toho búšil do pŕs.</text:span></text:span></text:p>
        <text:p text:style-name="P5"><text:soft-page-break/><text:span text:style-name="CharStyle15"><text:span text:style-name="T42"/></text:span></text:p>
        <text:h text:style-name="Heading_20_1" text:outline-level="1"><text:span text:style-name="CharStyle15"><text:span text:style-name="T85">47.</text:span></text:span></text:h>
        <text:p text:style-name="P26"><text:span text:style-name="CharStyle15"><text:span text:style-name="T42"/></text:span></text:p>
        <text:p text:style-name="P27"><text:span text:style-name="CharStyle15"><text:span text:style-name="T42">Mnoho ľudí si myslí i teraz, že </text:span></text:span><text:span text:style-name="CharStyle15"><text:span text:style-name="T1">je</text:span></text:span><text:span text:style-name="CharStyle15"><text:span text:style-name="T42"> len jedna pravda na svete a len </text:span></text:span><text:span text:style-name="CharStyle15"><text:span text:style-name="T1">je</text:span></text:span><text:span text:style-name="CharStyle15"><text:span text:style-name="T42">don súd. Tak si myslel aj Mak. Ale skúsil, že je všelijakých súdov strašne mnoho, nuž prestal i v jednej pravde. </text:span></text:span><text:span text:style-name="CharStyle15"><text:span text:style-name="T1">V</text:span></text:span><text:span text:style-name="CharStyle15"><text:span text:style-name="T42">eru skúsil, že i kapitán Kalocsai je súd, i strážmajster Nosák. Že </text:span></text:span><text:span text:style-name="CharStyle15"><text:span text:style-name="T1">je</text:span></text:span><text:span text:style-name="CharStyle15"><text:span text:style-name="T42">sto divízny súd, civilný politický súd a najstrašnejší súd v Prešporku. Tam sedí akýsi jedovatý, fúzatý, šedivý major, okolo okrúhlych očí má svraskanú kožu celkom na obrúčku, celkom také oko má ako pohnevaný pes i šteká na každého človeka.</text:span></text:span></text:p>
        <text:p text:style-name="P26"><text:span text:style-name="CharStyle15"><text:span text:style-name="T42">Aj na Maka hľadí s vypúlenýma očima, ako by ho chcel zožrať. Šťastie, že sa mnoho nevypytuje.</text:span></text:span></text:p>
        <text:p text:style-name="P26"><text:span text:style-name="CharStyle15"><text:span text:style-name="T42">Alebo je to už teraz všetko jedno?</text:span></text:span></text:p>
        <text:p text:style-name="P26"><text:span text:style-name="CharStyle15"><text:span text:style-name="T42">Asi.</text:span></text:span></text:p>
        <text:p text:style-name="P26"><text:span text:style-name="CharStyle15"><text:span text:style-name="T42">Veď sa od tých čias pominula doma chudobná žatva, rubári sa sosypali do dediny, na železnicu napadal sneh, ani nevidieť, že tu ľudia čosi poprplal</text:span></text:span><text:span text:style-name="CharStyle15"><text:span text:style-name="T1">i</text:span></text:span><text:span text:style-name="CharStyle15"><text:span text:style-name="T42">, raz i jemu, Makov</text:span></text:span><text:span text:style-name="CharStyle15"><text:span text:style-name="T16">i</text:span></text:span><text:span text:style-name="CharStyle15"><text:span text:style-name="T42"> dali chlieb a polievku na večeru miesto čiernej kávy, lebo je vraj Štedrý večer.</text:span></text:span></text:p>
        <text:p text:style-name="P26"><text:span text:style-name="CharStyle15"><text:span text:style-name="T42">Nuž otlčie sa človek a zam</text:span></text:span><text:span text:style-name="CharStyle15"><text:span text:style-name="T57">ĺ</text:span></text:span><text:span text:style-name="CharStyle15"><text:span text:style-name="T42">kne.</text:span></text:span></text:p>
        <text:p text:style-name="P26"><text:span text:style-name="CharStyle15"><text:span text:style-name="T42">I privykne na všetko.</text:span></text:span></text:p>
        <text:p text:style-name="P26"><text:span text:style-name="CharStyle15"><text:span text:style-name="T42">Najmä na to, že i prešporský strašný súd začína sa tak, ako všetky súdy dosiaľ.</text:span></text:span></text:p>
        <text:p text:style-name="P26"><text:span text:style-name="CharStyle15"><text:span text:style-name="T42">—</text:span></text:span><text:span text:style-name="CharStyle15"><text:span text:style-name="T1"> </text:span></text:span><text:span text:style-name="CharStyle15"><text:span text:style-name="T42">Vy ste záložník Jozef Mak?</text:span></text:span></text:p>
        <text:p text:style-name="P26"><text:span text:style-name="CharStyle15"><text:span text:style-name="T42">Bože, koľko ráz sa ho to budú ešte opytovať.</text:span></text:span></text:p>
        <text:p text:style-name="P26"><text:soft-page-break/><text:span text:style-name="CharStyle15"><text:span text:style-name="T42">Nuž celkom ľahostajne kývne hlavou a prisvedčí</text:span></text:span></text:p>
        <text:p text:style-name="P26"><text:span text:style-name="CharStyle15"><text:span text:style-name="T42">—</text:span></text:span><text:span text:style-name="CharStyle15"><text:span text:style-name="T1"> </text:span></text:span><text:span text:style-name="CharStyle15"><text:span text:style-name="T16">Č</text:span></text:span><text:span text:style-name="CharStyle15"><text:span text:style-name="T42">o?!</text:span></text:span><text:span text:style-name="CharStyle15"><text:span text:style-name="T1"> </text:span></text:span><text:span text:style-name="CharStyle15"><text:span text:style-name="T42">—</text:span></text:span><text:span text:style-name="CharStyle15"><text:span text:style-name="T1"> r</text:span></text:span><text:span text:style-name="CharStyle15"><text:span text:style-name="T42">eve pán súd.</text:span></text:span></text:p>
        <text:p text:style-name="P26"><text:span text:style-name="CharStyle15"><text:span text:style-name="T42">—</text:span></text:span><text:span text:style-name="CharStyle15"><text:span text:style-name="T1"> </text:span></text:span><text:span text:style-name="CharStyle15"><text:span text:style-name="T42">Na rozkaz, Jozef Mak.</text:span></text:span></text:p>
        <text:p text:style-name="P26"><text:span text:style-name="CharStyle15"><text:span text:style-name="T42">— Vy ste nie Jozef Mak, ale hovädo, numero 1., lebo ste sa dali odsúdiť.</text:span></text:span></text:p>
        <text:p text:style-name="P26"><text:span text:style-name="CharStyle15"><text:span text:style-name="T42">Mak narovná trochu krk, skoro tak, ako by mu dobre padlo, že je tento človek trochu inakší, ako ostatní, hoci je iba v surovosti vyberanejší.</text:span></text:span></text:p>
        <text:p text:style-name="P26"><text:span text:style-name="CharStyle15"><text:span text:style-name="T42">— Hovädo numero 2. je ten, kto vás odsúdil a hovädo číslo 3. bol by som ja, keby som sa tu s vami ešte babral. Mar</text:span></text:span><text:span text:style-name="CharStyle15"><text:span text:style-name="T1">š!!</text:span></text:span><text:span text:style-name="CharStyle15"><text:span text:style-name="T42">...</text:span></text:span></text:p>
        <text:p text:style-name="P26"><text:span text:style-name="CharStyle15"><text:span text:style-name="T42">A hovädo numero 1. ani plecom nehne, ľahostajne sa obráti a veru si nevšíma, prečo sa mu červenovlasý pisár tohoto súdu usmieva do tvári a prečo mu poklepal po pleci. Ani nikdy nebude o tom vedieť. Napokon — kto býva päť mesiacov po celách, odnaučí sa i myslieť, i všímať si ľudí a vecí, lebo rozmýšľajú iní miesto neho: ukážu mu, kde si sadnúť, kde stáť, čo vypiť a čo žrať.</text:span></text:span></text:p>
        <text:p text:style-name="P26"><text:span text:style-name="CharStyle15"><text:span text:style-name="T42">Ani sa len nespýtal, kde ho vedú, keď zanechávali Prešporok. Zháčil sa iba na breznianskom námestí, lebo mu bolo známe.</text:span></text:span></text:p>
        <text:p text:style-name="P26"><text:span text:style-name="CharStyle15"><text:span text:style-name="T57">Č</text:span></text:span><text:span text:style-name="CharStyle15"><text:span text:style-name="T42">ože si sci</text:span></text:span><text:span text:style-name="CharStyle15"><text:span text:style-name="T16">t</text:span></text:span><text:span text:style-name="CharStyle15"><text:span text:style-name="T42">livel, Jozef Mak, že sa ti nechce na strážnici nocovať?</text:span></text:span></text:p>
        <text:p text:style-name="P26"><text:span text:style-name="CharStyle15"><text:span text:style-name="T42">A či tu doma mám tak nocovať ako zlodej?</text:span></text:span></text:p>
        <text:p text:style-name="P26"><text:span text:style-name="CharStyle15"><text:span text:style-name="T42">Nemudr</text:span></text:span><text:span text:style-name="CharStyle15"><text:span text:style-name="T1">uj!</text:span></text:span><text:span text:style-name="CharStyle15"><text:span text:style-name="T42"> Navykol si inde, dobre ti bude i tu. I hoc je, zimy všade dosť, a strážnici si všade dobre prikladajú do pece. Túto poslednú noc vydržíš!</text:span></text:span></text:p>
        <text:p text:style-name="P26"><text:span text:style-name="CharStyle15"><text:span text:style-name="T42">Nevydržím, oka nezažmúri</text:span></text:span><text:span text:style-name="CharStyle15"><text:span text:style-name="T1">m</text:span></text:span><text:span text:style-name="CharStyle15"><text:span text:style-name="T42">...</text:span></text:span></text:p>
        <text:p text:style-name="P26"><text:span text:style-name="CharStyle15"><text:span text:style-name="T42">Hej, takým hlavatým sa stal zrazu Mak a rád bol, že na strážnicu doviedli opitého človeka, čo bol na polceste rozumu, lebo nebol spitý natoľko, aby zaspal a nebol </text:span></text:span><text:soft-page-break/><text:span text:style-name="CharStyle15"><text:span text:style-name="T42">triezvy, aby mlčal. Nuž mohol sa baviť tvrdohlavý Mak skoro celú noc. Aj sa bavil a zato dlho spal, až pokým mu nepovedali, že už páni dávno poprichodili do kancelárií a odkazujú mu, aby šiel, kade sa mu zachce, lebo je všetkým súdom koniec.</text:span></text:span></text:p>
        <text:p text:style-name="P26"><text:span text:style-name="CharStyle15"><text:span text:style-name="T42">Nuž hej, takto sa všetko naraz zmenilo.</text:span></text:span></text:p>
        <text:p text:style-name="P26"><text:span text:style-name="CharStyle15"><text:span text:style-name="T42">Aj u pánov, aj na nebi a zemi.</text:span></text:span></text:p>
        <text:p text:style-name="P26"><text:span text:style-name="CharStyle15"><text:span text:style-name="T42">Hľa, večer bol všade vysoký sneh a v noci sa pustil doň dážď. Pravda, často býva takto po Hromniciach, no Maka jednak prekvapila čliapkanica, keď vyšiel von a keď sa dobre poobzeral, či naozaj nik nejde za ním. Ale nešiel nik, nuž pobadal, že snehu už ani niet, iba na povrchu sedí ešte akási špinavobiela kôra, ale pod povrchom je voda až vyše členkov. Keď položí nohu do snehu, ostane tam čierna, mokrá šľapaj a špinavý sneh rozfrkne sa na všetky strany. Ošpliechané a špinavé sú domy, na oblohe visia žlté zdrapy a plašia chladom a vodou. Zvonica na námestí je mokrá, dnes ani neuschne.</text:span></text:span></text:p>
        <text:p text:style-name="P26"><text:span text:style-name="CharStyle15"><text:span text:style-name="T42">A Jozef Mak nevie cestu.</text:span></text:span></text:p>
        <text:p text:style-name="P26"><text:span text:style-name="CharStyle15"><text:span text:style-name="T42">Spraví niekoľko krokov a zasa sa zastaví. Už ho aj oziaba na nohy, celkom tak, ako by oziabalo hocikoho, hoci si zaumienil cez dlhé mesiace, že potom, keď ho vypustia, nebude mu horúčava, ani oziabať ho nebude. Čo, nebudem viac človekom, keď sa mi zachce, koho stretnem, toho zahrdúsim. Len tak —</text:span></text:span><text:span text:style-name="CharStyle15"><text:span text:style-name="T1"> </text:span></text:span><text:span text:style-name="CharStyle15"><text:span text:style-name="T42">položím mu prsty na krk a bude! Niečo si len tak obzrem, či je dosť mocné a potom to dolámem. Kde zazrem viac ľudí, pôjdem medzi nich, rozložím si lakte a ak mi dakto slova povie... Niečo musím vykonať. Niečo sa musí stať, lebo by ináč ani Boha nebolo na</text:span></text:span><text:span text:style-name="CharStyle17"><text:span text:style-name="T42"> </text:span></text:span><text:span text:style-name="CharStyle15"><text:span text:style-name="T42">neb</text:span></text:span><text:span text:style-name="CharStyle15"><text:span text:style-name="T1">i.</text:span></text:span><text:span text:style-name="CharStyle15"><text:span text:style-name="T42"> Vosková Maria sa mi zjavila v cele číslo 18 a ubiedenejšia bola ako keď </text:span></text:span><text:span text:style-name="CharStyle15"><text:span text:style-name="T16">j</text:span></text:span><text:span text:style-name="CharStyle15"><text:span text:style-name="T42">e v </text:span></text:span><text:soft-page-break/><text:span text:style-name="CharStyle15"><text:span text:style-name="T42">kostole, a </text:span></text:span><text:span text:style-name="CharStyle15"><text:span text:style-name="T57">j</text:span></text:span><text:span text:style-name="CharStyle15"><text:span text:style-name="T42">a som si ráno rozhútal, že doma dobre nebude. Bože, ako sa volal papľúch frajter, čo ma do nešťastia doniesol... Ale keď ma vypustia, niečo sa stane</text:span></text:span><text:span text:style-name="CharStyle15"><text:span text:style-name="T1">!</text:span></text:span></text:p>
        <text:p text:style-name="P26"><text:span text:style-name="CharStyle15"><text:span text:style-name="T42">A nič sa nestalo.</text:span></text:span></text:p>
        <text:p text:style-name="P26"><text:span text:style-name="CharStyle15"><text:span text:style-name="T1">R</text:span></text:span><text:span text:style-name="CharStyle15"><text:span text:style-name="T42">ozmľačkal sa sneh a studená voda chladila ho na nohy. Ľudia chodili schúlení do kabátov, domy škľabily sa naň každú chvíľu, iba keď sa im lepšie prizrel, vtedy sa pretvarovaly, ako by nič. Iba dušu rozmykávali mu besní psi, vrhali sa na každý zdrap, až sa im tak </text:span></text:span><text:span text:style-name="CharStyle15"><text:span text:style-name="T1">pe</text:span></text:span><text:span text:style-name="CharStyle15"><text:span text:style-name="T42">nily papule v žltej, špinavej sline.</text:span></text:span></text:p>
        <text:p text:style-name="P26"><text:span text:style-name="CharStyle15"><text:span text:style-name="T42">Vtedy, keď mu bolo najťažšie, keď si sám priznal, že nevie cestu, po</text:span></text:span><text:span text:style-name="CharStyle15"><text:span text:style-name="T1">j</text:span></text:span><text:span text:style-name="CharStyle15"><text:span text:style-name="T42">ala ho za rukáv slabá ľudská ruka.</text:span></text:span></text:p>
        <text:p text:style-name="P26"><text:span text:style-name="CharStyle15"><text:span text:style-name="T42">— Jožko</text:span></text:span><text:span text:style-name="CharStyle15"><text:span text:style-name="T1">!</text:span></text:span><text:span text:style-name="CharStyle15"><text:span text:style-name="T42">...</text:span></text:span></text:p>
        <text:p text:style-name="P26"><text:span text:style-name="CharStyle15"><text:span text:style-name="T42">He</text:span></text:span><text:span text:style-name="CharStyle15"><text:span text:style-name="T1">j</text:span></text:span><text:span text:style-name="CharStyle15"><text:span text:style-name="T42">, naozaj ho niekto oslovil.</text:span></text:span></text:p>
        <text:p text:style-name="P26"><text:span text:style-name="CharStyle15"><text:span text:style-name="T42">Naozaj to bola nízka ženská s deckom na ramene v plachtičke, pokorná Jula s ústami polootvorenými, ohlušená veľkou radosťou a veľkým plačom, ktorý sa v slzách nikdy nevysype.</text:span></text:span></text:p>
        <text:p text:style-name="P26"><text:span text:style-name="CharStyle15"><text:span text:style-name="T1">—</text:span></text:span><text:span text:style-name="CharStyle15"><text:span text:style-name="T42"> Jožko, Jožk</text:span></text:span><text:span text:style-name="CharStyle15"><text:span text:style-name="T1">o!</text:span></text:span><text:span text:style-name="CharStyle15"><text:span text:style-name="T42">...</text:span></text:span></text:p>
        <text:p text:style-name="P26"><text:span text:style-name="CharStyle15"><text:span text:style-name="T42">Tak vbehol doň ten hlas, ako ostrý nôž.</text:span></text:span></text:p>
        <text:p text:style-name="P5"><text:span text:style-name="CharStyle15"><text:span text:style-name="T42"/></text:span></text:p>
        <text:h text:style-name="Heading_20_1" text:outline-level="1"><text:span text:style-name="CharStyle15"><text:span text:style-name="T85">48.</text:span></text:span></text:h>
        <text:p text:style-name="P26"><text:span text:style-name="CharStyle15"><text:span text:style-name="T42"/></text:span></text:p>
        <text:p text:style-name="P27"><text:span text:style-name="CharStyle15"><text:span text:style-name="T42">Pozrel Jozef Mak na ženu, na plachtičku, na blato pod nohami, na domy a ticho vyriekol:</text:span></text:span></text:p>
        <text:p text:style-name="P26"><text:span text:style-name="CharStyle15"><text:span text:style-name="T42">— Poďme.</text:span></text:span></text:p>
        <text:p text:style-name="P26"><text:soft-page-break/><text:span text:style-name="CharStyle15"><text:span text:style-name="T42">A šli.</text:span></text:span></text:p>
        <text:p text:style-name="P26"><text:span text:style-name="CharStyle15"><text:span text:style-name="T42">Za mestom vodavá bola hradská, ale čistejšia, lebo ľudia nepošpinili natoľko sneh. </text:span></text:span><text:span text:style-name="CharStyle15"><text:span text:style-name="T1">I</text:span></text:span><text:span text:style-name="CharStyle15"><text:span text:style-name="T42"> klzke</text:span></text:span><text:span text:style-name="CharStyle15"><text:span text:style-name="T1">jš</text:span></text:span><text:span text:style-name="CharStyle15"><text:span text:style-name="T42">ia bola, zavše sa buchli, lebo kráčali blízko seba a zavše sa navzá</text:span></text:span><text:span text:style-name="CharStyle15"><text:span text:style-name="T1">jo</text:span></text:span><text:span text:style-name="CharStyle15"><text:span text:style-name="T42">m o</text:span></text:span><text:span text:style-name="CharStyle15"><text:span text:style-name="T1">st</text:span></text:span><text:span text:style-name="CharStyle15"><text:span text:style-name="T42">rekli, kde bolo viac vody pod snehom. A v mokrom snehu zle sa chodí i človeku bez ťarchy. Človek s ťarchou spotí sa chytro. Unaví sa, vzdychne, vystrie trochu chrbát a rád by zastal, keb</text:span></text:span><text:span text:style-name="CharStyle15"><text:span text:style-name="T57">y</text:span></text:span><text:span text:style-name="CharStyle15"><text:span text:style-name="T42"> chcely zastať i nohy.</text:span></text:span></text:p>
        <text:p text:style-name="P26"><text:span text:style-name="CharStyle15"><text:span text:style-name="T42">Ťažkú ťarchu nesie Jozef Mak,</text:span></text:span><text:span text:style-name="CharStyle15"><text:span text:style-name="T1"> </text:span></text:span><text:span text:style-name="CharStyle15"><text:span text:style-name="T42">i čaká, kedy sa znaví slabá Jula, kedy vzdychne, aby mohli zastať.</text:span></text:span></text:p>
        <text:p text:style-name="P26"><text:span text:style-name="CharStyle15"><text:span text:style-name="T42">Veď to musí prísť.</text:span></text:span></text:p>
        <text:p text:style-name="P26"><text:span text:style-name="CharStyle15"><text:span text:style-name="T1">I</text:span></text:span><text:span text:style-name="CharStyle15"><text:span text:style-name="T42"> prišlo.</text:span></text:span></text:p>
        <text:p text:style-name="P26"><text:span text:style-name="CharStyle15"><text:span text:style-name="T42">— Toto som bola po </text:span></text:span><text:span text:style-name="CharStyle15"><text:span text:style-name="T57">j</text:span></text:span><text:span text:style-name="CharStyle15"><text:span text:style-name="T42">edenásty raz... Maruša ma aj kliala, že idem, — zavzdychla Jula.</text:span></text:span></text:p>
        <text:p text:style-name="P26"><text:span text:style-name="CharStyle15"><text:span text:style-name="T42">Hej, tak prosto to povedala Jula Maková.</text:span></text:span></text:p>
        <text:p text:style-name="P26"><text:span text:style-name="CharStyle15"><text:span text:style-name="T42">Jozefa to myklo a nechcel zastať, nie, takéto reči nechcel počúvať, ale zastaly mu nohy a besní psi začali mu žuvať srdce.</text:span></text:span></text:p>
        <text:p text:style-name="P26"><text:span text:style-name="CharStyle15"><text:span text:style-name="T42">— Jedenásty ra</text:span></text:span><text:span text:style-name="CharStyle15"><text:span text:style-name="T1">z.</text:span></text:span><text:span text:style-name="CharStyle15"><text:span text:style-name="T42">..</text:span></text:span></text:p>
        <text:p text:style-name="P26"><text:span text:style-name="CharStyle15"><text:span text:style-name="T42">— Bože, zahrdúsim niekoh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yli psi a Mak chytil nenazdajky Julu za ramená.</text:span></text:span></text:p>
        <text:p text:style-name="P26"><text:span text:style-name="CharStyle15"><text:span text:style-name="T42">Prvý raz pozrel jej do očí a videl najsamprv, aká je Jula nesmie</text:span></text:span><text:span text:style-name="CharStyle15"><text:span text:style-name="T57">rn</text:span></text:span><text:span text:style-name="CharStyle15"><text:span text:style-name="T42">e čistá. Potom to, že pri</text:span></text:span><text:span text:style-name="CharStyle15"><text:span text:style-name="T57">clo</text:span></text:span><text:span text:style-name="CharStyle15"><text:span text:style-name="T42">ňuje trochu oči a v</text:span></text:span><text:span text:style-name="CharStyle15"><text:span text:style-name="T57">í</text:span></text:span><text:span text:style-name="CharStyle15"><text:span text:style-name="T42">čka má biele, priezračné, i celú pleť takú jasnú, čistú, hladkú a bielu, a nevedel, iba tak cítil, že táto</text:span></text:span><text:span text:style-name="CharStyle17"><text:span text:style-name="T42"> </text:span></text:span><text:span text:style-name="CharStyle15"><text:span text:style-name="T1">ja</text:span></text:span><text:span text:style-name="CharStyle15"><text:span text:style-name="T42">snota pochodí od troch vecí: od materstva, od únavy a od radosti.</text:span></text:span></text:p>
        <text:p text:style-name="P26"><text:span text:style-name="CharStyle15"><text:span text:style-name="T42">Hej, nepekná Jula bola takáto zázračne krásna.</text:span></text:span></text:p>
        <text:p text:style-name="P26"><text:soft-page-break/><text:span text:style-name="CharStyle15"><text:span text:style-name="T42">A umná, dobrotivá.</text:span></text:span></text:p>
        <text:p text:style-name="P26"><text:span text:style-name="CharStyle15"><text:span text:style-name="T42">Skoro celkom pri</text:span></text:span><text:span text:style-name="CharStyle15"><text:span text:style-name="T16">c</text:span></text:span><text:span text:style-name="CharStyle15"><text:span text:style-name="T42">l</text:span></text:span><text:span text:style-name="CharStyle15"><text:span text:style-name="T16">o</text:span></text:span><text:span text:style-name="CharStyle15"><text:span text:style-name="T42">nila oči mihalnicami, aby nepomýlila Jozefa Maka, ke</text:span></text:span><text:span text:style-name="CharStyle15"><text:span text:style-name="T57">ď</text:span></text:span><text:span text:style-name="CharStyle15"><text:span text:style-name="T42"> sa cez srdce díva na ňu. Nech sa len díva...</text:span></text:span></text:p>
        <text:p text:style-name="P26"><text:span text:style-name="CharStyle15"><text:span text:style-name="T42">A čím sa viac díva Jozef Mak, tým väčšmi mračí sa mu duša, lebo nevie, nevie, ako povedať J</text:span></text:span><text:span text:style-name="CharStyle15"><text:span text:style-name="T16">u</text:span></text:span><text:span text:style-name="CharStyle15"><text:span text:style-name="T42">le aspoň jedno jediné láskavé slovo, ako sa k nej prihnúť aspoň trochu, ako sa jej aspoň nejakým úškľabkom poďakovať za obsah plachtičky, čo vlečie pred sebou a za jedenásť ciest. Nič nevie Jozef Mak, iba hlavu by si vedel rozťať.</text:span></text:span></text:p>
        <text:p text:style-name="P26"><text:span text:style-name="CharStyle15"><text:span text:style-name="T42">Pomôž mi, Jula</text:span></text:span><text:span text:style-name="CharStyle15"><text:span text:style-name="T1">!</text:span></text:span></text:p>
        <text:p text:style-name="P26"><text:span text:style-name="CharStyle15"><text:span text:style-name="T42">Ó, Jula vďačne, však </text:span></text:span><text:span text:style-name="CharStyle15"><text:span text:style-name="T1">je</text:span></text:span><text:span text:style-name="CharStyle15"><text:span text:style-name="T42"> na to stvorená na svet.</text:span></text:span></text:p>
        <text:p text:style-name="P26"><text:span text:style-name="CharStyle15"><text:span text:style-name="T42">Odvráti tvár a sucho pokračuje:</text:span></text:span></text:p>
        <text:p text:style-name="P26"><text:span text:style-name="CharStyle15"><text:span text:style-name="T42">— Sedem ráz som bola, pokým sa Jožko narodil a od tých čias toto štvrtý raz. Či sa hneváš, že sme ho na </text:span></text:span><text:span text:style-name="CharStyle15"><text:span text:style-name="T1">Jo</text:span></text:span><text:span text:style-name="CharStyle15"><text:span text:style-name="T42">zefa krstili? Nehnevaj sa, nemohol </text:span></text:span><text:span text:style-name="CharStyle15"><text:span text:style-name="T1">s</text:span></text:span><text:span text:style-name="CharStyle15"><text:span text:style-name="T42">i mi poradiť. Pá</text:span></text:span><text:span text:style-name="CharStyle15"><text:span text:style-name="T1">n</text:span></text:span><text:span text:style-name="CharStyle15"><text:span text:style-name="T42"> farár mi ho nechceli na Jozefa pokrstiť, ale som ich pekne prosila a... Už nevládzem, Jožko, — dokončila Jula.</text:span></text:span></text:p>
        <text:p text:style-name="P26"><text:span text:style-name="CharStyle15"><text:span text:style-name="T42">Mak, zato že nerozmýšľal, priskočil a sňal jej plachtičku, ba i Julu pojal za ruku, nevedomky, tak, ako to robievajú ľudia, čo sa radi majú.</text:span></text:span></text:p>
        <text:p text:style-name="P26"><text:span text:style-name="CharStyle15"><text:span text:style-name="T42">A kráčali.</text:span></text:span></text:p>
        <text:p text:style-name="P26"><text:span text:style-name="CharStyle15"><text:span text:style-name="T42">Áno, Jozef Mak už neuvažoval a zato vedel sa vďačiť, dary rozdávať, takto rozprávať:</text:span></text:span></text:p>
        <text:p text:style-name="P26"><text:span text:style-name="CharStyle15"><text:span text:style-name="T42">—</text:span></text:span><text:span text:style-name="CharStyle15"><text:span text:style-name="T1"> </text:span></text:span><text:span text:style-name="CharStyle15"><text:span text:style-name="T42">V Zemušn</text:span></text:span><text:span text:style-name="CharStyle15"><text:span text:style-name="T1">ej</text:span></text:span><text:span text:style-name="CharStyle15"><text:span text:style-name="T42"> sa niekde zastavíme a ukážeš mi chlapca.</text:span></text:span></text:p>
        <text:p text:style-name="P26"><text:span text:style-name="CharStyle15"><text:span text:style-name="T42">— </text:span></text:span><text:span text:style-name="CharStyle15"><text:span text:style-name="T1">J</text:span></text:span><text:span text:style-name="CharStyle15"><text:span text:style-name="T42">ožka?</text:span></text:span></text:p>
        <text:p text:style-name="P26"><text:soft-page-break/><text:span text:style-name="CharStyle15"><text:span text:style-name="T42">— Jožka.</text:span></text:span></text:p>
        <text:p text:style-name="P5"><text:span text:style-name="CharStyle15"><text:span text:style-name="T42"/></text:span></text:p>
        <text:h text:style-name="Heading_20_1" text:outline-level="1"><text:span text:style-name="CharStyle15"><text:span text:style-name="T85">49.</text:span></text:span></text:h>
        <text:p text:style-name="P26"><text:span text:style-name="CharStyle15"><text:span text:style-name="T42"/></text:span></text:p>
        <text:p text:style-name="P27"><text:span text:style-name="CharStyle15"><text:span text:style-name="T42">Nesvedčilo by sa, aby Mak povedal svojej žene, že sa mu syn páči, nuž nepovedal jej nič, keď syna v zemušskej úzkej krčme vykrútila, iba sa tešil, že je krčma prázdna a teplá aspoň trochu. Ale pozabudol sa trochu zas, lebo díval sa na Julu i </text:span></text:span><text:span text:style-name="CharStyle15"><text:span text:style-name="T57">v</text:span></text:span><text:span text:style-name="CharStyle15"><text:span text:style-name="T42">tedy, keď sa raz začervenala, keď prstami vyňala ľavý prsník, aby sa najedol syn.</text:span></text:span></text:p>
        <text:p text:style-name="P26"><text:span text:style-name="CharStyle15"><text:span text:style-name="T42">—</text:span></text:span><text:span text:style-name="CharStyle15"><text:span text:style-name="T1"> </text:span></text:span><text:span text:style-name="CharStyle15"><text:span text:style-name="T42">Jula a mali ste vy tejto zimy čo jesť?</text:span></text:span><text:span text:style-name="CharStyle15"><text:span text:style-name="T1"> </text:span></text:span><text:span text:style-name="CharStyle15"><text:span text:style-name="T42">— oslovil ju zrazu a neobyčajne hlasit</text:span></text:span><text:span text:style-name="CharStyle15"><text:span text:style-name="T16">e</text:span></text:span><text:span text:style-name="CharStyle15"><text:span text:style-name="T42">.</text:span></text:span></text:p>
        <text:p text:style-name="P26"><text:span text:style-name="CharStyle15"><text:span text:style-name="T42">— Či sme mali? Nuž..</text:span></text:span><text:span text:style-name="CharStyle15"><text:span text:style-name="T1">.</text:span></text:span><text:span text:style-name="CharStyle15"><text:span text:style-name="T42"> pravdaže sme mali. Zemiakov som vykopala hojne a keď som len sama jedla, čože mi bolo treba?</text:span></text:span></text:p>
        <text:p text:style-name="P26"><text:span text:style-name="CharStyle15"><text:span text:style-name="T42">—</text:span></text:span><text:span text:style-name="CharStyle15"><text:span text:style-name="T1"> </text:span></text:span><text:span text:style-name="CharStyle15"><text:span text:style-name="T42">Peňazí som málo nechal.</text:span></text:span></text:p>
        <text:p text:style-name="P26"><text:span text:style-name="CharStyle15"><text:span text:style-name="T42">— Dosť, Jožko. Na krst mi dali z fary, že vraj odrobím a nevolali ma riadiť ešte ani raz. Pán fará</text:span></text:span><text:span text:style-name="CharStyle15"><text:span text:style-name="T1">r</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No?</text:span></text:span></text:p>
        <text:p text:style-name="P26"><text:span text:style-name="CharStyle15"><text:span text:style-name="T42">—</text:span></text:span><text:span text:style-name="CharStyle15"><text:span text:style-name="T1"> </text:span></text:span><text:span text:style-name="CharStyle15"><text:span text:style-name="T42">Pán farár vždy mi hovorili, že si ty nie nijaký burič.</text:span></text:span></text:p>
        <text:p text:style-name="P26"><text:span text:style-name="CharStyle15"><text:span text:style-name="T42">— </text:span></text:span><text:span text:style-name="CharStyle15"><text:span text:style-name="T57">Č</text:span></text:span><text:span text:style-name="CharStyle15"><text:span text:style-name="T42">ože?</text:span></text:span></text:p>
        <text:p text:style-name="P26"><text:span text:style-name="CharStyle15"><text:span text:style-name="T1">—</text:span></text:span><text:span text:style-name="CharStyle15"><text:span text:style-name="T42"> Veď by som sa i ja bola aj v kostole zaprisahala, že si nie</text:span></text:span><text:span text:style-name="CharStyle15"><text:span text:style-name="T1">.</text:span></text:span></text:p>
        <text:p text:style-name="P26"><text:span text:style-name="CharStyle15"><text:span text:style-name="T42">— </text:span></text:span><text:span text:style-name="CharStyle15"><text:span text:style-name="T57">A</text:span></text:span><text:span text:style-name="CharStyle15"><text:span text:style-name="T42"> kto hovoril, že som?</text:span></text:span></text:p>
        <text:p text:style-name="P26"><text:span text:style-name="CharStyle15"><text:span text:style-name="T42">— Ja neviem, Jožko. Ale na rok, či kedy</text:span></text:span><text:span text:style-name="CharStyle15"><text:span text:style-name="T1"> </text:span></text:span><text:span text:style-name="CharStyle15"><text:span text:style-name="T42">to, bude vraj v Pešti parád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án farár hovorili </text:span></text:span><text:span text:style-name="CharStyle15"><text:span text:style-name="T1">— </text:span></text:span><text:span text:style-name="CharStyle15"><text:span text:style-name="T42">vo</text:span></text:span><text:span text:style-name="CharStyle15"><text:span text:style-name="T1">ľá</text:span></text:span><text:span text:style-name="CharStyle15"><text:span text:style-name="T42">ka tisícročná, a že sa zato teraz do každého človeka chytajú, či ako </text:span></text:span><text:soft-page-break/><text:span text:style-name="CharStyle15"><text:span text:style-name="T42">to, ja neviem.</text:span></text:span></text:p>
        <text:p text:style-name="P26"><text:span text:style-name="CharStyle15"><text:span text:style-name="T42">— Ani ja som nepočul.</text:span></text:span></text:p>
        <text:p text:style-name="P26"><text:span text:style-name="CharStyle15"><text:span text:style-name="T42">— Ale aj rychtár vie. Keď sme boli, hovoril nám tak isto.</text:span></text:span></text:p>
        <text:p text:style-name="P26"><text:span text:style-name="CharStyle15"><text:span text:style-name="T42">— Boli ste u </text:span></text:span><text:span text:style-name="CharStyle15"><text:span text:style-name="T1">ryc</text:span></text:span><text:span text:style-name="CharStyle15"><text:span text:style-name="T42">htá</text:span></text:span><text:span text:style-name="CharStyle15"><text:span text:style-name="T1">ra</text:span></text:span><text:span text:style-name="CharStyle15"><text:span text:style-name="T42">?</text:span></text:span></text:p>
        <text:p text:style-name="P26"><text:span text:style-name="CharStyle15"><text:span text:style-name="T1">—</text:span></text:span><text:span text:style-name="CharStyle15"><text:span text:style-name="T42"> Boli. Žandári tam boli, ako čo by si bol niekoho zabil. A Jano bol opitý.</text:span></text:span></text:p>
        <text:p text:style-name="P26"><text:span text:style-name="CharStyle15"><text:span text:style-name="T42">Zamyslel sa Jozef Mak, i hlavou si k niečomu prikývol a nedozvedal sa ďalej.</text:span></text:span></text:p>
        <text:p text:style-name="P26"><text:span text:style-name="CharStyle15"><text:span text:style-name="T42">— Ani si sa ma nespýtala, Jula, čo som pokonal?</text:span></text:span></text:p>
        <text:p text:style-name="P26"><text:span text:style-name="CharStyle15"><text:span text:style-name="T42">— Veď ja i tak viem.</text:span></text:span></text:p>
        <text:p text:style-name="P26"><text:span text:style-name="CharStyle15"><text:span text:style-name="T42">— Vieš?</text:span></text:span></text:p>
        <text:p text:style-name="P26"><text:span text:style-name="CharStyle15"><text:span text:style-name="T42">— Viem, že si nič nepokonal.</text:span></text:span></text:p>
        <text:p text:style-name="P26"><text:span text:style-name="CharStyle15"><text:span text:style-name="T42">Tak prosto to povedala a isto, že Jozef Mak vyvalil oči.</text:span></text:span></text:p>
        <text:p text:style-name="P26"><text:span text:style-name="CharStyle15"><text:span text:style-name="T42">— Ako môžeš vedieť, Jula? Zadarmo ľudí nezavieraj</text:span></text:span><text:span text:style-name="CharStyle15"><text:span text:style-name="T1">ú</text:span></text:span><text:span text:style-name="CharStyle15"><text:span text:style-name="T42">...</text:span></text:span></text:p>
        <text:p text:style-name="P26"><text:span text:style-name="CharStyle15"><text:span text:style-name="T42">— Ale teba zadarm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dsekla Jula rozhodne a neostalo Makovi</text:span></text:span><text:span text:style-name="CharStyle15"><text:span text:style-name="T1"> </text:span></text:span><text:span text:style-name="CharStyle15"><text:span text:style-name="T42">najmenších pochybnosti, že by v tom, čo hovorí, neverila.</text:span></text:span></text:p>
        <text:p text:style-name="P26"><text:span text:style-name="CharStyle15"><text:span text:style-name="T42">I nadával jej nadarmo, i presviedčal ju nadarmo, i zúril by nadarmo, verila by iba to svoje, a verila by svoje i keby niekoho zabil.</text:span></text:span></text:p>
        <text:p text:style-name="P26"><text:span text:style-name="CharStyle15"><text:span text:style-name="T42">Nuž stíšil hlas a vypľul zo seba i to, čo nechcel povedať, s čím sa moril najväčšmi. Veď čože mu bola Jula? A čo mu je i teraz, hoc je biela? Ale...</text:span></text:span></text:p>
        <text:p text:style-name="P26"><text:span text:style-name="CharStyle15"><text:span text:style-name="T42">—</text:span></text:span><text:span text:style-name="CharStyle15"><text:span text:style-name="T1"> </text:span></text:span><text:span text:style-name="CharStyle15"><text:span text:style-name="T16">Č</text:span></text:span><text:span text:style-name="CharStyle15"><text:span text:style-name="T42">o povedia ľudia, Jula...? Ty si hlúpa, ale ľudia...</text:span></text:span></text:p>
        <text:p text:style-name="P26"><text:span text:style-name="CharStyle15"><text:span text:style-name="T42">Nuž tu nevedela odpovedať a v neveľkej krčme nastala veľká hluchota. Tá</text:span></text:span><text:span text:style-name="CharStyle15"><text:span text:style-name="T1"> </text:span></text:span><text:span text:style-name="CharStyle15"><text:span text:style-name="T42">ho omrzela, lebo pripomínala i miesta, na ktorých hútal, čo si s ľuďmi počať, keď im rozprávať nemôže. Za chvíľu vykapalo z neho všetko prívetivejš</text:span></text:span><text:span text:style-name="CharStyle15"><text:span text:style-name="T1">i</text:span></text:span><text:span text:style-name="CharStyle15"><text:span text:style-name="T42">e, čo od Brezna </text:span></text:span><text:soft-page-break/><text:span text:style-name="CharStyle15"><text:span text:style-name="T42">natislo sa mu do mysli a </text:span></text:span><text:span text:style-name="CharStyle15"><text:span text:style-name="T16">o</text:span></text:span><text:span text:style-name="CharStyle15"><text:span text:style-name="T42">ťarbavela mu hlava.</text:span></text:span></text:p>
        <text:p text:style-name="P26"><text:span text:style-name="CharStyle15"><text:span text:style-name="T42">— </text:span></text:span><text:span text:style-name="CharStyle15"><text:span text:style-name="T16">Č</text:span></text:span><text:span text:style-name="CharStyle15"><text:span text:style-name="T42">o len Maruša povie, keď ťa vovediem? — usmiala sa na pol ústa Jula. — </text:span></text:span><text:span text:style-name="CharStyle15"><text:span text:style-name="T1">Da</text:span></text:span><text:span text:style-name="CharStyle15"><text:span text:style-name="T42">rmo som sa nemodlila na holých kolenách, a... </text:span></text:span><text:span text:style-name="CharStyle15"><text:span text:style-name="T57">č</text:span></text:span><text:span text:style-name="CharStyle15"><text:span text:style-name="T42">o povie Maruša?</text:span></text:span></text:p>
        <text:p text:style-name="P26"><text:span text:style-name="CharStyle15"><text:span text:style-name="T42">Ale Mak nevidel úsmev, nepočul hlas.</text:span></text:span></text:p>
        <text:p text:style-name="P26"><text:span text:style-name="CharStyle15"><text:span text:style-name="T42">— Kliala ma i dnes, a hádam by si ani nebol prišiel, keby som ťa nedoviedla.</text:span></text:span></text:p>
        <text:p text:style-name="P26"><text:span text:style-name="CharStyle15"><text:span text:style-name="T42">To len tak povedala, lebo sa jej ľahko hovorilo a ani najmene</text:span></text:span><text:span text:style-name="CharStyle15"><text:span text:style-name="T1">j,</text:span></text:span><text:span text:style-name="CharStyle15"><text:span text:style-name="T42"> netušila, akú ukrutnú pravdu hovorí. No, neprisvedčil j</text:span></text:span><text:span text:style-name="CharStyle15"><text:span text:style-name="T1">ej</text:span></text:span><text:span text:style-name="CharStyle15"><text:span text:style-name="T42"> ani Jozef.</text:span></text:span></text:p>
        <text:p text:style-name="P26"><text:span text:style-name="CharStyle15"><text:span text:style-name="T42">— Maruša už nepije tak často. Pokým som bola s Jožkom, riadila nás ako oko v hlave, až som ju musela sama núkať, lebo s</text:span></text:span><text:span text:style-name="CharStyle15"><text:span text:style-name="T1">po</text:span></text:span><text:span text:style-name="CharStyle15"><text:span text:style-name="T42">polavela, ako vždy, keď sa premáha, i prsty sa </text:span></text:span><text:span text:style-name="CharStyle15"><text:span text:style-name="T1">je</text:span></text:span><text:span text:style-name="CharStyle15"><text:span text:style-name="T42">j triasly a vždy mi bola hrôza, čo som sa bála, či </text:span></text:span><text:span text:style-name="CharStyle15"><text:span text:style-name="T1">je</text:span></text:span><text:span text:style-name="CharStyle15"><text:span text:style-name="T42">j Jožko nevypadne. Až vo</text:span></text:span><text:span text:style-name="CharStyle15"><text:span text:style-name="T1">jd</text:span></text:span><text:span text:style-name="CharStyle15"><text:span text:style-name="T42">eme do dvora...</text:span></text:span></text:p>
        <text:p text:style-name="P26"><text:span text:style-name="CharStyle15"><text:span text:style-name="T42">— Poďme u</text:span></text:span><text:span text:style-name="CharStyle15"><text:span text:style-name="T1">ž!</text:span></text:span></text:p>
        <text:p text:style-name="P26"><text:span text:style-name="CharStyle15"><text:span text:style-name="T42">J</text:span></text:span><text:span text:style-name="CharStyle15"><text:span text:style-name="T16">u</text:span></text:span><text:span text:style-name="CharStyle15"><text:span text:style-name="T42">le zatriasly sa mihalnice, tak drsno to povedal.</text:span></text:span></text:p>
        <text:p text:style-name="P26"><text:span text:style-name="CharStyle15"><text:span text:style-name="T42">Pozrela naň a videla, že neznáme sily vymenily jej muža, nie je taký, ako bol pred chvíľou, i s</text:span></text:span><text:span text:style-name="CharStyle15"><text:span text:style-name="T16">t</text:span></text:span><text:span text:style-name="CharStyle15"><text:span text:style-name="T42">iahly sa jej </text:span></text:span><text:span text:style-name="CharStyle15"><text:span text:style-name="T1">ústa </text:span></text:span><text:span text:style-name="CharStyle15"><text:span text:style-name="T16">n</text:span></text:span><text:span text:style-name="CharStyle15"><text:span text:style-name="T42">a</text:span></text:span><text:span text:style-name="CharStyle15"><text:span text:style-name="T1"> </text:span></text:span><text:span text:style-name="CharStyle15"><text:span text:style-name="T42">menšie.</text:span></text:span></text:p>
        <text:p text:style-name="P26"><text:span text:style-name="CharStyle15"><text:span text:style-name="T1">—</text:span></text:span><text:span text:style-name="CharStyle15"><text:span text:style-name="T42"> Hneď ideme, </text:span></text:span><text:span text:style-name="CharStyle15"><text:span text:style-name="T1">—</text:span></text:span><text:span text:style-name="CharStyle15"><text:span text:style-name="T42"> dala sa zakrúcať plachtičku</text:span></text:span><text:span text:style-name="CharStyle15"><text:span text:style-name="T1">.</text:span></text:span></text:p>
        <text:p text:style-name="P26"><text:span text:style-name="CharStyle15"><text:span text:style-name="T1">— </text:span></text:span><text:span text:style-name="CharStyle15"><text:span text:style-name="T42">Len vstávaj!</text:span></text:span></text:p>
        <text:p text:style-name="P26"><text:span text:style-name="CharStyle15"><text:span text:style-name="T42">Ale jednak nešli</text:span></text:span><text:span text:style-name="CharStyle15"><text:span text:style-name="T1">.</text:span></text:span></text:p>
        <text:p text:style-name="P26"><text:span text:style-name="CharStyle15"><text:span text:style-name="T42">Otvorily sa dvere, vošiel nízky, veľmi červený starík v dlhej širici, čo sa skôr podobala kaftanu i strihom i farbou.</text:span></text:span></text:p>
        <text:p text:style-name="P26"><text:span text:style-name="CharStyle15"><text:span text:style-name="T42">Starík najprv odfúkol, lebo sa mu zašiel dych, potom si ohmatal drevenú debničku, tu i tu plechom obitú, čo mal na chrbte, prežehnal sa a zasa vyfúkol </text:span></text:span><text:soft-page-break/><text:span text:style-name="CharStyle15"><text:span text:style-name="T42">Potom sa rozkýval na všetky strany, hádzal rukami, ako by žehnal Jozefa Maka a Julu.</text:span></text:span></text:p>
        <text:p text:style-name="P26"><text:span text:style-name="CharStyle15"><text:span text:style-name="T42">I začal zachrípnutým, ledva slyšiteľným hlasom:</text:span></text:span></text:p>
        <text:p text:style-name="P26"><text:span text:style-name="CharStyle15"><text:span text:style-name="T42">— Pokoj tebe, Jozef, verný manžel, </text:span></text:span><text:span text:style-name="CharStyle15"><text:span text:style-name="T1">i</text:span></text:span><text:span text:style-name="CharStyle15"><text:span text:style-name="T42"> </text:span></text:span><text:span text:style-name="CharStyle15"><text:span text:style-name="T57">t</text:span></text:span><text:span text:style-name="CharStyle15"><text:span text:style-name="T1">e</text:span></text:span><text:span text:style-name="CharStyle15"><text:span text:style-name="T42">be J</text:span></text:span><text:span text:style-name="CharStyle15"><text:span text:style-name="T16">u</text:span></text:span><text:span text:style-name="CharStyle15"><text:span text:style-name="T42">lia, verná manželka, i vášmu dieťatku, neviniatku, aké ..žiš v svojej nebeskej záhrade vychováva, Blahoslavená opatruje, pokojným ľuďom do daru dáva. Pokoj i tomuto domu, aby nevyšlo z neho pohoršenie, hoci je tu krčma a pokoj mne, znamenitému hodinárovi a lekárovi. Ame</text:span></text:span><text:span text:style-name="CharStyle15"><text:span text:style-name="T1">n</text:span></text:span><text:span text:style-name="CharStyle15"><text:span text:style-name="T42">.</text:span></text:span></text:p>
        <text:p text:style-name="P26"><text:span text:style-name="CharStyle15"><text:span text:style-name="T42">Tu znamenitý hodinár zasa ťažko vydýchol a odvrátiac sa od verných manželov, začal skladať debničku, ktorá zhrkotala pri každom pohybe, i kapsu, ktorú nosieval na bruchu. Hlboko sa sklonil, aby pozorne sňal baranicu, kde na dne na hrubo mal ovčej vlny, lebo bol plešivý ako koleno.</text:span></text:span></text:p>
        <text:p text:style-name="P26"><text:span text:style-name="CharStyle15"><text:span text:style-name="T42">— My už ideme, Adu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zval sa úsečne Mak a hodil okom na plešinu hodinárovu.</text:span></text:span></text:p>
        <text:p text:style-name="P26"><text:span text:style-name="CharStyle15"><text:span text:style-name="T42">—</text:span></text:span><text:span text:style-name="CharStyle15"><text:span text:style-name="T1"> </text:span></text:span><text:span text:style-name="CharStyle15"><text:span text:style-name="T42">..žiš a Pán i nehodnému Adušovi tú istú cestu vymeral, ako tebe, posiela ho do domu navštíveného Jána. Neodriek</text:span></text:span><text:span text:style-name="CharStyle15"><text:span text:style-name="T1">aj</text:span></text:span><text:span text:style-name="CharStyle15"><text:span text:style-name="T42"> sa spoločníka, lebo dobre je, keď má kto posilniť pocestného na duchu i na tele.</text:span></text:span></text:p>
        <text:p text:style-name="P26"><text:span text:style-name="CharStyle15"><text:span text:style-name="T42">Jozef táz</text:span></text:span><text:span text:style-name="CharStyle15"><text:span text:style-name="T1">av</text:span></text:span><text:span text:style-name="CharStyle15"><text:span text:style-name="T42">o pozrel na Julu, ktorá sa trochu zmiatla.</text:span></text:span></text:p>
        <text:p text:style-name="P26"><text:span text:style-name="CharStyle15"><text:span text:style-name="T42">—</text:span></text:span><text:span text:style-name="CharStyle15"><text:span text:style-name="T1"> </text:span></text:span><text:span text:style-name="CharStyle15"><text:span text:style-name="T42">Veď som ti všetko ešte nestačila povedať, že Jano polihuje už toto tretí mesiac. U Kláčov na zab</text:span></text:span><text:span text:style-name="CharStyle15"><text:span text:style-name="T16">i</text:span></text:span><text:span text:style-name="CharStyle15"><text:span text:style-name="T42">jačke sa mu niečo stalo.</text:span></text:span></text:p>
        <text:p text:style-name="P26"><text:span text:style-name="CharStyle15"><text:span text:style-name="T42">— A čože?</text:span></text:span></text:p>
        <text:p text:style-name="P26"><text:span text:style-name="CharStyle15"><text:span text:style-name="T42">Jula pokrčila plecom.</text:span></text:span></text:p>
        <text:p text:style-name="P26"><text:soft-page-break/><text:span text:style-name="CharStyle15"><text:span text:style-name="T42">— Pil a zmrzol.</text:span></text:span></text:p>
        <text:p text:style-name="P26"><text:span text:style-name="CharStyle15"><text:span text:style-name="T42">—</text:span></text:span><text:span text:style-name="CharStyle15"><text:span text:style-name="T1"> </text:span></text:span><text:span text:style-name="CharStyle15"><text:span text:style-name="T42">Neviem, Jožko.</text:span></text:span></text:p>
        <text:p text:style-name="P26"><text:span text:style-name="CharStyle15"><text:span text:style-name="T42">—</text:span></text:span><text:span text:style-name="CharStyle15"><text:span text:style-name="T1"> </text:span></text:span><text:span text:style-name="CharStyle15"><text:span text:style-name="T42">Ožral sa...</text:span></text:span></text:p>
        <text:p text:style-name="P26"><text:span text:style-name="CharStyle15"><text:span text:style-name="T42">— Pok</text:span></text:span><text:span text:style-name="CharStyle15"><text:span text:style-name="T1">oj</text:span></text:span><text:span text:style-name="CharStyle15"><text:span text:style-name="T42"> tebe, Jozef, o nemocnom takú maj reč, ako o mŕtvom: spomeň to lepšie a duša sa t</text:span></text:span><text:span text:style-name="CharStyle15"><text:span text:style-name="T16">i</text:span></text:span><text:span text:style-name="CharStyle15"><text:span text:style-name="T42"> očistí! — prevracal oči Aduš.</text:span></text:span></text:p>
        <text:p text:style-name="P26"><text:span text:style-name="CharStyle15"><text:span text:style-name="T42">Mak zazrel naň s opovržením.</text:span></text:span></text:p>
        <text:p text:style-name="P26"><text:span text:style-name="CharStyle15"><text:span text:style-name="T42">Potom chvíľu hútal a riekol:</text:span></text:span></text:p>
        <text:p text:style-name="P26"><text:span text:style-name="CharStyle15"><text:span text:style-name="T42">— Aspoň Marušu ne</text:span></text:span><text:span text:style-name="CharStyle15"><text:span text:style-name="T57">tĺ</text:span></text:span><text:span text:style-name="CharStyle15"><text:span text:style-name="T42">kol za ten čas. Poďme!...</text:span></text:span></text:p>
        <text:p text:style-name="P26"><text:span text:style-name="CharStyle15"><text:span text:style-name="T42">Červený Aduš neprotestoval, sadol si a zabúchal na latky šenku, aby ho počul krčmár.</text:span></text:span></text:p>
        <text:p text:style-name="P26"><text:span text:style-name="CharStyle15"><text:span text:style-name="T42">Treba povedať, že J</text:span></text:span><text:span text:style-name="CharStyle15"><text:span text:style-name="T16">u</text:span></text:span><text:span text:style-name="CharStyle15"><text:span text:style-name="T42">le nechcelo sa ísť. Bola by sa tu rozprávala s mužom hoci a</text:span></text:span><text:span text:style-name="CharStyle15"><text:span text:style-name="T1">j</text:span></text:span><text:span text:style-name="CharStyle15"><text:span text:style-name="T42"> do večera, a Aduš</text:span></text:span><text:span text:style-name="CharStyle15"><text:span text:style-name="T1">ov</text:span></text:span><text:span text:style-name="CharStyle15"><text:span text:style-name="T42">i sa najsamprv tešila a teraz sa ho bála. Nebála sa ho veľmi, ale bola by radšej, keby bol Jozef rozkázal ostať a čakať. Aduša starého pozná, pravda, ale nie si je istá, či je Aduš naozaj blázon a či jeho reči nemajú i moc. Dnes treba radšej obísť i zlé slovo, nie to človeka, ktorý si vie prevrátiť aj oči a hľadieť do seba. A zariekať vi</text:span></text:span><text:span text:style-name="CharStyle15"><text:span text:style-name="T1">e</text:span></text:span><text:span text:style-name="CharStyle15"><text:span text:style-name="T42">... Jožko neverí, ani ona neverí, ale i Janovu chorobu nechávala na koniec a... čo by sa stalo, keby ešte chvíľu ostali, pokým si Aduš vypýta soli na chlieb?</text:span></text:span></text:p>
        <text:p text:style-name="P26"><text:span text:style-name="CharStyle15"><text:span text:style-name="T42">No, muž rozkazuj</text:span></text:span><text:span text:style-name="CharStyle15"><text:span text:style-name="T1">e..</text:span></text:span><text:span text:style-name="CharStyle15"><text:span text:style-name="T42">.</text:span></text:span></text:p>
        <text:p text:style-name="P26"><text:span text:style-name="CharStyle15"><text:span text:style-name="T42">— Poďme!</text:span></text:span></text:p>
        <text:p text:style-name="P26"><text:span text:style-name="CharStyle15"><text:span text:style-name="T42">—</text:span></text:span><text:span text:style-name="CharStyle15"><text:span text:style-name="T1"> </text:span></text:span><text:span text:style-name="CharStyle15"><text:span text:style-name="T42">Pokoj ti na ceste, čo máš pred sebou, Jozef, — znelo za nimi podivne tesklivo.</text:span></text:span></text:p>
        <text:p text:style-name="P26"><text:span text:style-name="CharStyle15"><text:span text:style-name="T42">Azda sa to iba J</text:span></text:span><text:span text:style-name="CharStyle15"><text:span text:style-name="T16">u</text:span></text:span><text:span text:style-name="CharStyle15"><text:span text:style-name="T42">le zdalo tak.</text:span></text:span></text:p>
        <text:p text:style-name="P5"><text:soft-page-break/><text:span text:style-name="CharStyle15"><text:span text:style-name="T42"/></text:span></text:p>
        <text:h text:style-name="Heading_20_1" text:outline-level="1"><text:span text:style-name="CharStyle15"><text:span text:style-name="T85">50.</text:span></text:span></text:h>
        <text:p text:style-name="P26"><text:span text:style-name="CharStyle15"><text:span text:style-name="T42"/></text:span></text:p>
        <text:p text:style-name="P27"><text:span text:style-name="CharStyle15"><text:span text:style-name="T42">Cestou hovorili málo.</text:span></text:span></text:p>
        <text:p text:style-name="P26"><text:span text:style-name="CharStyle15"><text:span text:style-name="T42">Brodili v snehovej kaši, Jozefovi roztúlaly sa myšlienky sem i ta a Jula striehla, kedy príde nejaké zlo.</text:span></text:span></text:p>
        <text:p text:style-name="P26"><text:span text:style-name="CharStyle15"><text:span text:style-name="T42">Predbežne neprišlo, hoci už zachodia za prvý dom v dedine. J</text:span></text:span><text:span text:style-name="CharStyle15"><text:span text:style-name="T16">u</text:span></text:span><text:span text:style-name="CharStyle15"><text:span text:style-name="T42">le svalí sa kameň so srdca a skoro pozabudne, že muž nesie syna Jožka, ono zaumienila si, že mu ho pred dedinou vezme.</text:span></text:span></text:p>
        <text:p text:style-name="P26"><text:span text:style-name="CharStyle15"><text:span text:style-name="T42">—</text:span></text:span><text:span text:style-name="CharStyle15"><text:span text:style-name="T1"> </text:span></text:span><text:span text:style-name="CharStyle15"><text:span text:style-name="T42">Chlapovi sa nesvedčí, Jožko!...</text:span></text:span></text:p>
        <text:p text:style-name="P26"><text:span text:style-name="CharStyle15"><text:span text:style-name="T42">Načo takú vec povedať Makovi?</text:span></text:span></text:p>
        <text:p text:style-name="P26"><text:span text:style-name="CharStyle15"><text:span text:style-name="T42">— Vezmú ťa v reč.</text:span></text:span></text:p>
        <text:p text:style-name="P26"><text:span text:style-name="CharStyle15"><text:span text:style-name="T42">— Čo?</text:span></text:span></text:p>
        <text:p text:style-name="P26"><text:span text:style-name="CharStyle15"><text:span text:style-name="T42">—</text:span></text:span><text:span text:style-name="CharStyle15"><text:span text:style-name="T1"> </text:span></text:span><text:span text:style-name="CharStyle15"><text:span text:style-name="T42">Podaj mi ho.</text:span></text:span></text:p>
        <text:p text:style-name="P26"><text:span text:style-name="CharStyle15"><text:span text:style-name="T42">—</text:span></text:span><text:span text:style-name="CharStyle15"><text:span text:style-name="T1"> </text:span></text:span><text:span text:style-name="CharStyle15"><text:span text:style-name="T42">Načo ti chodia ústa, há?</text:span></text:span><text:span text:style-name="CharStyle15"><text:span text:style-name="T1">!</text:span></text:span><text:span text:style-name="CharStyle15"><text:span text:style-name="T42"> — okríkol ju, ale hneď odvrátil tvár, lebo mu udrelo do nej trochu krvi. Lebo práve mali postretnúť nejakého chlapa a jednak sa za plachtičku hanbil.</text:span></text:span></text:p>
        <text:p text:style-name="P26"><text:span text:style-name="CharStyle15"><text:span text:style-name="T42">A či sa hanbil za inšie?</text:span></text:span></text:p>
        <text:p text:style-name="P26"><text:span text:style-name="CharStyle15"><text:span text:style-name="T42">J</text:span></text:span><text:span text:style-name="CharStyle15"><text:span text:style-name="T16">u</text:span></text:span><text:span text:style-name="CharStyle15"><text:span text:style-name="T42">le zasa pobehol okolo úst onen bojazlivý úsmev, lebo aj okríknutej prebehlo jej umom:</text:span></text:span></text:p>
        <text:p text:style-name="P26"><text:span text:style-name="CharStyle15"><text:span text:style-name="T42">—</text:span></text:span><text:span text:style-name="CharStyle15"><text:span text:style-name="T1"> </text:span></text:span><text:span text:style-name="CharStyle15"><text:span text:style-name="T16">Č</text:span></text:span><text:span text:style-name="CharStyle15"><text:span text:style-name="T42">o povie Maruša, keď ho vovediem?...</text:span></text:span></text:p>
        <text:p text:style-name="P26"><text:span text:style-name="CharStyle15"><text:span text:style-name="T42">Veď keby Jozef Mak nebol taký ukrutný, zavolala by do každého dvora: Ľudia, </text:span></text:span><text:soft-page-break/><text:span text:style-name="CharStyle15"><text:span text:style-name="T42">prečo ste mi hovorili, že sa nevráti, že darmo mi je tehotnej umoriť sa cestami proti nemu, že je sneh ťažší od olova, keď sa na ustaté nohy nalepí, že sa vietor po Troch kráľoch do kosti vovŕta, že od pľúšti na smrť ochladne človek, načo? Veď si ho vediem!...</text:span></text:span></text:p>
        <text:p text:style-name="P26"><text:span text:style-name="CharStyle15"><text:span text:style-name="T42">Ale Jozef Mak je ukrutný, vzdorovit</text:span></text:span><text:span text:style-name="CharStyle15"><text:span text:style-name="T16">e</text:span></text:span><text:span text:style-name="CharStyle15"><text:span text:style-name="T42"> vlečie i drobný život v plach</text:span></text:span><text:span text:style-name="CharStyle15"><text:span text:style-name="T16">t</text:span></text:span><text:span text:style-name="CharStyle15"><text:span text:style-name="T42">ičke, a mrzutý by vošiel do chalupy, neprizrel by sa vopred ani na obl</text:span></text:span><text:span text:style-name="CharStyle15"><text:span text:style-name="T1">ô</text:span></text:span><text:span text:style-name="CharStyle15"><text:span text:style-name="T42">čik, ani na štít, lenž</text:span></text:span><text:span text:style-name="CharStyle15"><text:span text:style-name="T1">e</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Pokoj tebe, Jozef, verný manžel, i tebe, J</text:span></text:span><text:span text:style-name="CharStyle15"><text:span text:style-name="T16">u</text:span></text:span><text:span text:style-name="CharStyle15"><text:span text:style-name="T42">lia, verná manželka, i dieťatku ..žiš a P</text:span></text:span><text:span text:style-name="CharStyle15"><text:span text:style-name="T57">án </text:span></text:span><text:span text:style-name="CharStyle15"><text:span text:style-name="T42">nech milosť udeliť ráči</text:span></text:span><text:span text:style-name="CharStyle15"><text:span text:style-name="T1">.</text:span></text:span><text:span text:style-name="CharStyle15"><text:span text:style-name="T42"> A pokoj každému, kto do tohoto domu, ťažko navštíveného ..žišom a Páno</text:span></text:span><text:span text:style-name="CharStyle15"><text:span text:style-name="T1">m</text:span></text:span><text:span text:style-name="CharStyle15"><text:span text:style-name="T42">...</text:span></text:span></text:p>
        <text:p text:style-name="P26"><text:span text:style-name="CharStyle15"><text:span text:style-name="T1">Á</text:span></text:span><text:span text:style-name="CharStyle15"><text:span text:style-name="T42">no, Jozef pozrel na Julu a Jula na Jozef a a obaja zastali pred prahom. No lekár Aduš všetko si dohovoril, čo chcel, dôstojne povedal i </text:span></text:span><text:span text:style-name="CharStyle15"><text:span text:style-name="T1">s</text:span></text:span><text:span text:style-name="CharStyle15"><text:span text:style-name="T42">voj „amen</text:span></text:span><text:span text:style-name="CharStyle15"><text:span text:style-name="T1">“</text:span></text:span><text:span text:style-name="CharStyle15"><text:span text:style-name="T42"> a šiel do dvorca, ako kto je tu už dávno. Nestaral sa, či sa Makovci niečomu čudujú, ani na um mu neprišlo, aby im vysvetľoval, že sa sem dostal na voze.</text:span></text:span></text:p>
        <text:p text:style-name="P26"><text:span text:style-name="CharStyle15"><text:span text:style-name="T42">A vládol aj v chalupe.</text:span></text:span></text:p>
        <text:p text:style-name="P26"><text:span text:style-name="CharStyle15"><text:span text:style-name="T42">Prvé, čo Jozef videl, bola známa Adušova debnička, postavená teraz na stole a roztvorená. Celý bok boly dvierka, dnu štyri poličky a na poličkách tisíc vecí: handričky, doštičky, drôt, kliešte, rašple, obväzy, pozlátka, škatuľky a fľaštičky, tisíc vecí, čo Aduš k svojim remeslám potreboval.</text:span></text:span></text:p>
        <text:p text:style-name="P26"><text:span text:style-name="CharStyle15"><text:span text:style-name="T42">A len za debničkou prišiel vychudnutý brat Ján Mak, sediac za stolom v kúte, vedľa neho dievča s veľkými očami, vyrastená Hana, ktorú Mak skoro nepoznával a len potom zdanliv</text:span></text:span><text:span text:style-name="CharStyle15"><text:span text:style-name="T17">e</text:span></text:span><text:span text:style-name="CharStyle15"><text:span text:style-name="T42"> bezfarebný úsmev Marušin.</text:span></text:span></text:p>
        <text:p text:style-name="P26"><text:span text:style-name="CharStyle15"><text:span text:style-name="T42">—</text:span></text:span><text:span text:style-name="CharStyle15"><text:span text:style-name="T1"> </text:span></text:span><text:span text:style-name="CharStyle15"><text:span text:style-name="T42">Aduš nám hovoril, že ideš... A, vidíš, my sa liečime. Nám len taký doktor. Ale </text:span></text:span><text:soft-page-break/><text:span text:style-name="CharStyle15"><text:span text:style-name="T42">nech pomáha, ak vie. Jula ťa vymodlila. Aká osoba! Vari mala znamenie, že treba ísť a ja som ju zavše kliala... Nuž, vitaj! Aduš, dočka</text:span></text:span><text:span text:style-name="CharStyle15"><text:span text:style-name="T1">jt</text:span></text:span><text:span text:style-name="CharStyle15"><text:span text:style-name="T42">e!</text:span></text:span></text:p>
        <text:p text:style-name="P26"><text:span text:style-name="CharStyle15"><text:span text:style-name="T42">— Pokoj tebe, Maruša, verná manželka, Aduša zavše obdar</text:span></text:span><text:span text:style-name="CharStyle15"><text:span text:style-name="T1">í .</text:span></text:span><text:span text:style-name="CharStyle15"><text:span text:style-name="T42">.žiš a Pán, vie poslúchať. Keď kážeš, ja poslúchnem a pravím ti, trpezlivosť je brána k dobrým skutkom. Aduš, čakaj, Aduš dočká!</text:span></text:span></text:p>
        <text:p text:style-name="P26"><text:span text:style-name="CharStyle15"><text:span text:style-name="T42">Nevšímal si ho nik, iba Jozef Mak hodil naň okom, ako by ho chcel z chalupy vystrčiť. Ale ani Jozef nedbal oň dlho, obzeral sa po domácich znova, a všetko zdalo sa mu v prekúrenej izbe, od ktorej odvykol, všetko uťažkané, zdĺhavé, polomŕtve a sivé. Celá izba bola akási unavená, utrmácaná, i tmavá, ako by tu žilo a svietilo iba jedno jediné miesto.</text:span></text:span></text:p>
        <text:p text:style-name="P26"><text:span text:style-name="CharStyle15"><text:span text:style-name="T42">Miesto, kde stála Jula.</text:span></text:span></text:p>
        <text:p text:style-name="P26"><text:span text:style-name="CharStyle15"><text:span text:style-name="T42">Jozef Mak rád by bol pozrel, ale Jula tak nesmierne a nemilosrdne sa odrážala od všetkého a od všetkých, že nemohol mať o tom nijakých pochybností. A musel sa premáhať, aby ho nepodráždila. Zachmúrilo sa mu čelo, keď si pomyslel, že dnes trochu zmäkkol v Juliných očiach. A načo?</text:span></text:span><text:span text:style-name="CharStyle15"><text:span text:style-name="T1">.</text:span></text:span><text:span text:style-name="CharStyle15"><text:span text:style-name="T42">.. Julu neslobodno veľmi pripúšťať, potom by bola neznesiteľná, rozplývala by sa, škerila a načo sa tu komu smiať?</text:span></text:span></text:p>
        <text:p text:style-name="P26"><text:span text:style-name="CharStyle15"><text:span text:style-name="T42">Vonku kaša, v dome neresť a vyobliekala sa...</text:span></text:span></text:p>
        <text:p text:style-name="P26"><text:span text:style-name="CharStyle15"><text:span text:style-name="T42">— Pocestný je ako ..žiš a Pán. Každý dom pr</text:span></text:span><text:span text:style-name="CharStyle15"><text:span text:style-name="T17">í</text:span></text:span><text:span text:style-name="CharStyle15"><text:span text:style-name="T42">jmi ho s láskou bezhraničnou. Otvor komoru svoju...</text:span></text:span></text:p>
        <text:p text:style-name="P26"><text:span text:style-name="CharStyle15"><text:span text:style-name="T42">Ó, túto reč nepovedal Aduš za seba, krivdiť alebo upodozrievať ho, to sa nesmie, veď svätý podomový hodinár, posledný potomok tohoto cechu nevyžieral ľudí, pracoval lacno </text:span></text:span><text:span text:style-name="CharStyle15"><text:span text:style-name="T17">i</text:span></text:span><text:span text:style-name="CharStyle15"><text:span text:style-name="T42"> z lásky a jedával iba chlieb a soľ, ale tým, čo sa rozhovorili, chcel </text:span></text:span><text:soft-page-break/><text:span text:style-name="CharStyle15"><text:span text:style-name="T42">pripomenúť, že hladní ľudia vošli pod strechu.</text:span></text:span></text:p>
        <text:p text:style-name="P26"><text:span text:style-name="CharStyle15"><text:span text:style-name="T42">Jula si myslela, že pripomína iba jej, chytro položila dlane na boľavé stehná, aby únavu utíšila a brala sa von. Zastala si pred ohniskom, zalomila rukami, sťa by išla na ňu nejaká úzkosť, ono ten polosmiech obohral jej ústa a hneď jej prišlo na um, že klobásku, čo poslali od Kláč</text:span></text:span><text:span text:style-name="CharStyle15"><text:span text:style-name="T1">ov</text:span></text:span><text:span text:style-name="CharStyle15"><text:span text:style-name="T42">, má ešte schovanú, a že Jozef Mak rád má upraženú slaninu, zaliatu vajcom a krájanou klobáskou.</text:span></text:span></text:p>
        <text:p text:style-name="P26"><text:span text:style-name="CharStyle15"><text:span text:style-name="T42">—</text:span></text:span><text:span text:style-name="CharStyle15"><text:span text:style-name="T1"> </text:span></text:span><text:span text:style-name="CharStyle15"><text:span text:style-name="T42">Maruša nedbá, ale Jano sa</text:span></text:span><text:span text:style-name="CharStyle15"><text:span text:style-name="T1"> </text:span></text:span><text:span text:style-name="CharStyle15"><text:span text:style-name="T42">bude dívať... Jano sa díva na každú skyvu. </text:span></text:span><text:span text:style-name="CharStyle15"><text:span text:style-name="T58">A</text:span></text:span><text:span text:style-name="CharStyle15"><text:span text:style-name="T42"> on mi nepovie nič. Či je nie vtedy najlepšie, keď mi nič nepovie?...</text:span></text:span></text:p>
        <text:p text:style-name="P26"><text:span text:style-name="CharStyle15"><text:span text:style-name="T58">A</text:span></text:span><text:span text:style-name="CharStyle15"><text:span text:style-name="T42"> ten poloúsmev behal jej po všetkých žilách.</text:span></text:span></text:p>
        <text:p text:style-name="P26"><text:span text:style-name="CharStyle15"><text:span text:style-name="T42">Aduš v izbe práve vtedy začal odriekať otčenáš bez akejkoľvek príčiny a úvodu. Často robieval veci, ktoré nik nečakal, a </text:span></text:span><text:span text:style-name="CharStyle15"><text:span text:style-name="T1">i</text:span></text:span><text:span text:style-name="CharStyle15"><text:span text:style-name="T42"> to bol jedon zo spôsobov, ako si nakláňal ľudí.</text:span></text:span></text:p>
        <text:p text:style-name="P26"><text:span text:style-name="CharStyle15"><text:span text:style-name="T42">Lenže dojem pokazil mu Ján Mak.</text:span></text:span></text:p>
        <text:p text:style-name="P26"><text:span text:style-name="CharStyle15"><text:span text:style-name="T42">—</text:span></text:span><text:span text:style-name="CharStyle15"><text:span text:style-name="T1"> </text:span></text:span><text:span text:style-name="CharStyle15"><text:span text:style-name="T42">Choď dolu, chytr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rozkričal sa na malú Hanu, bol by ju vari strčil s lavice, keby ju Maruša nebola zachytila.</text:span></text:span></text:p>
        <text:p text:style-name="P26"><text:span text:style-name="CharStyle15"><text:span text:style-name="T42">Začal sa na lavicu ukladať a chrčať:</text:span></text:span></text:p>
        <text:p text:style-name="P26"><text:span text:style-name="CharStyle15"><text:span text:style-name="T42">— Už je to zasa tu! Už ide na mňa</text:span></text:span><text:span text:style-name="CharStyle15"><text:span text:style-name="T1">!</text:span></text:span><text:span text:style-name="CharStyle15"><text:span text:style-name="T42">...</text:span></text:span></text:p>
        <text:p text:style-name="P26"><text:span text:style-name="CharStyle15"><text:span text:style-name="T42">Jozef Mak stŕpo</text:span></text:span><text:span text:style-name="CharStyle15"><text:span text:style-name="T17">l.</text:span></text:span><text:span text:style-name="CharStyle15"><text:span text:style-name="T42"> Nečakaný, chrchľavý A</text:span></text:span><text:span text:style-name="CharStyle15"><text:span text:style-name="T1">d</text:span></text:span><text:span text:style-name="CharStyle15"><text:span text:style-name="T42">ušov otčenáš po Janovom kriku zavŕtal sa doň, ako by tieto dve veci patrily dovedna, a prvý raz uznával Janovu chorobu. Trochu sa až divil, že Maruša ani nepozre na muža, sadá si ľahostajne s Hanou v lone.</text:span></text:span></text:p>
        <text:p text:style-name="P26"><text:span text:style-name="CharStyle15"><text:span text:style-name="T42">I ľahostajne hovorí:</text:span></text:span></text:p>
        <text:p text:style-name="P26"><text:soft-page-break/><text:span text:style-name="CharStyle15"><text:span text:style-name="T42">—</text:span></text:span><text:span text:style-name="CharStyle15"><text:span text:style-name="T1"> </text:span></text:span><text:span text:style-name="CharStyle15"><text:span text:style-name="T42">Teraz je už lepšie. Kŕč príde zriedka a to ľahší...</text:span></text:span></text:p>
        <text:p text:style-name="P26"><text:span text:style-name="CharStyle15"><text:span text:style-name="T42">— Mlč, Maruša, verná manželka, a keď chceš slovo užiť, pravím ti, začínaj menom ...žiša a Pána a ak sa navštívenie zmenšilo, povedz, že je to jeho milosť.</text:span></text:span></text:p>
        <text:p text:style-name="P26"><text:span text:style-name="CharStyle15"><text:span text:style-name="T42">Ale Maruša sucho pokračovala, ani nevyčkala, aby Aduš svoje dokončil.</text:span></text:span></text:p>
        <text:p text:style-name="P26"><text:span text:style-name="CharStyle15"><text:span text:style-name="T42">—</text:span></text:span><text:span text:style-name="CharStyle15"><text:span text:style-name="T1"> </text:span></text:span><text:span text:style-name="CharStyle15"><text:span text:style-name="T42">Aduš chcel hneď liečiť, ale sme čakali na teba, Jožko. Keď vraj ideš...</text:span></text:span></text:p>
        <text:p text:style-name="P26"><text:span text:style-name="CharStyle15"><text:span text:style-name="T42">— </text:span></text:span><text:span text:style-name="CharStyle15"><text:span text:style-name="T58">Č</text:span></text:span><text:span text:style-name="CharStyle15"><text:span text:style-name="T42">ože ja?</text:span></text:span></text:p>
        <text:p text:style-name="P26"><text:span text:style-name="CharStyle15"><text:span text:style-name="T42">—</text:span></text:span><text:span text:style-name="CharStyle15"><text:span text:style-name="T1"> </text:span></text:span><text:span text:style-name="CharStyle15"><text:span text:style-name="T42">V lete si chcel kúpiť kozu a na povale máš trochu výžinkov. Jula mohla aj predať, ale nepredala a Aduš hovorí, že tam sa n</text:span></text:span><text:span text:style-name="CharStyle15"><text:span text:style-name="T1">á</text:span></text:span><text:span text:style-name="CharStyle15"><text:span text:style-name="T42">jde byľa so siedmimi očkami.</text:span></text:span></text:p>
        <text:p text:style-name="P26"><text:span text:style-name="CharStyle15"><text:span text:style-name="T42">—</text:span></text:span><text:span text:style-name="CharStyle15"><text:span text:style-name="T1"> </text:span></text:span><text:span text:style-name="CharStyle15"><text:span text:style-name="T42">Ani nepoznám, nikdy som nepočul, </text:span></text:span><text:span text:style-name="CharStyle15"><text:span text:style-name="T1">— </text:span></text:span><text:span text:style-name="CharStyle15"><text:span text:style-name="T42">dvihol plece Jozef Mak a zazlieval v duchu J</text:span></text:span><text:span text:style-name="CharStyle15"><text:span text:style-name="T17">u</text:span></text:span><text:span text:style-name="CharStyle15"><text:span text:style-name="T42">le, že výžinky nepredala, hoci ju mal chváliť.</text:span></text:span></text:p>
        <text:p text:style-name="P26"><text:span text:style-name="CharStyle15"><text:span text:style-name="T42">— Nik nepozn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ktože by poznal?</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le Aduš hovorí, že treba mi iba vziať chĺpok z výžinkov zo suchého miesta a také bý</text:span></text:span><text:span text:style-name="CharStyle15"><text:span text:style-name="T58">ľ</text:span></text:span><text:span text:style-name="CharStyle15"><text:span text:style-name="T42">a sa v chĺpku iste n</text:span></text:span><text:span text:style-name="CharStyle15"><text:span text:style-name="T17">a</text:span></text:span><text:span text:style-name="CharStyle15"><text:span text:style-name="T42">jde.</text:span></text:span></text:p>
        <text:p text:style-name="P26"><text:span text:style-name="CharStyle15"><text:span text:style-name="T42">—</text:span></text:span><text:span text:style-name="CharStyle15"><text:span text:style-name="T1"> </text:span></text:span><text:span text:style-name="CharStyle15"><text:span text:style-name="T42">Aduš si nepoškvrní jazyk nepravdou, </text:span></text:span><text:span text:style-name="CharStyle15"><text:span text:style-name="T1">.</text:span></text:span><text:span text:style-name="CharStyle15"><text:span text:style-name="T42">.žiš a Pá</text:span></text:span><text:span text:style-name="CharStyle15"><text:span text:style-name="T1">n</text:span></text:span><text:span text:style-name="CharStyle15"><text:span text:style-name="T42">... </text:span></text:span><text:span text:style-name="CharStyle15"><text:span text:style-name="T1">—</text:span></text:span><text:span text:style-name="CharStyle15"><text:span text:style-name="T42"> zamrmlal Aduš.</text:span></text:span></text:p>
        <text:p text:style-name="P26"><text:span text:style-name="CharStyle15"><text:span text:style-name="T42">—</text:span></text:span><text:span text:style-name="CharStyle15"><text:span text:style-name="T1"> </text:span></text:span><text:span text:style-name="CharStyle15"><text:span text:style-name="T42">Vybehni, Jožko, pokým sa nez</text:span></text:span><text:span text:style-name="CharStyle15"><text:span text:style-name="T1">ot</text:span></text:span><text:span text:style-name="CharStyle15"><text:span text:style-name="T42">mie, nech mu </text:span></text:span><text:span text:style-name="CharStyle15"><text:span text:style-name="T58">j</text:span></text:span><text:span text:style-name="CharStyle15"><text:span text:style-name="T42">e po vôli, sito t</text:span></text:span><text:span text:style-name="CharStyle15"><text:span text:style-name="T1">i</text:span></text:span><text:span text:style-name="CharStyle15"><text:span text:style-name="T42"> vynesiem. Či </text:span></text:span><text:span text:style-name="CharStyle15"><text:span text:style-name="T1">t</text:span></text:span><text:span text:style-name="CharStyle15"><text:span text:style-name="T42">o musí byť sito, Aduš?</text:span></text:span></text:p>
        <text:p text:style-name="P26"><text:span text:style-name="CharStyle15"><text:span text:style-name="T1">—</text:span></text:span><text:span text:style-name="CharStyle15"><text:span text:style-name="T42"> Aduš si nepoškvrní jazy</text:span></text:span><text:span text:style-name="CharStyle15"><text:span text:style-name="T1">k</text:span></text:span><text:span text:style-name="CharStyle15"><text:span text:style-name="T42">...</text:span></text:span></text:p>
        <text:p text:style-name="P26"><text:span text:style-name="CharStyle15"><text:span text:style-name="T42">Nuž Jozef Mak vstal, pomaly a pochybovačn</text:span></text:span><text:span text:style-name="CharStyle15"><text:span text:style-name="T58">e</text:span></text:span><text:span text:style-name="CharStyle15"><text:span text:style-name="T42">, ale na povale úž vážne hútal, kde potlačil výžinky z miesta najsuchšieho.</text:span></text:span></text:p>
        <text:p text:style-name="P26"><text:span text:style-name="CharStyle15"><text:span text:style-name="T42">Prišla i Maruša so sitom, i kľakli si na </text:span></text:span><text:span text:style-name="CharStyle15"><text:span text:style-name="T58">j</text:span></text:span><text:span text:style-name="CharStyle15"><text:span text:style-name="T42">ednom mieste a začali zaprášené seno prehrab</text:span></text:span><text:span text:style-name="CharStyle15"><text:span text:style-name="T1">á</text:span></text:span><text:span text:style-name="CharStyle15"><text:span text:style-name="T42">vať.</text:span></text:span></text:p>
        <text:p text:style-name="P26"><text:span text:style-name="CharStyle15"><text:span text:style-name="T42">— Tu musíme n</text:span></text:span><text:span text:style-name="CharStyle15"><text:span text:style-name="T58">a</text:span></text:span><text:span text:style-name="CharStyle15"><text:span text:style-name="T1">js</text:span></text:span><text:span text:style-name="CharStyle15"><text:span text:style-name="T42">ť, — hovoril Jozef, — ktoré bude krátke, to </text:span></text:span><text:span text:style-name="CharStyle15"><text:span text:style-name="T58">j</text:span></text:span><text:span text:style-name="CharStyle15"><text:span text:style-name="T42">e iste znad Studničky. Tam dlhé nenarastie.</text:span></text:span></text:p>
        <text:p text:style-name="P26"><text:soft-page-break/><text:span text:style-name="CharStyle15"><text:span text:style-name="T42">A Maruša prehrabávala.</text:span></text:span></text:p>
        <text:p text:style-name="P26"><text:span text:style-name="CharStyle15"><text:span text:style-name="T42">Ani na u</text:span></text:span><text:span text:style-name="CharStyle15"><text:span text:style-name="T17">m</text:span></text:span><text:span text:style-name="CharStyle15"><text:span text:style-name="T42">e nemala, aby sa Jozefa dotkla, lenže stalo sa tak nenazdajky a vtedy Jozefa ako by pr</text:span></text:span><text:span text:style-name="CharStyle15"><text:span text:style-name="T58">ú</text:span></text:span><text:span text:style-name="CharStyle15"><text:span text:style-name="T42">tom uderil naraz po celom tele.</text:span></text:span></text:p>
        <text:p text:style-name="P26"><text:span text:style-name="CharStyle15"><text:span text:style-name="T42">Ani na ume nemal, aby Marušu objal, a nemohol za to, že stalo sa tak, no a keď </text:span></text:span><text:span text:style-name="CharStyle15"><text:span text:style-name="T58">j</text:span></text:span><text:span text:style-name="CharStyle15"><text:span text:style-name="T42">u pocítil v ramenách, zdivela v ňom krv.</text:span></text:span></text:p>
        <text:p text:style-name="P5"><text:span text:style-name="CharStyle15"><text:span text:style-name="T42"/></text:span></text:p>
        <text:h text:style-name="Heading_20_1" text:outline-level="1"><text:span text:style-name="CharStyle15"><text:span text:style-name="T85">51.</text:span></text:span></text:h>
        <text:p text:style-name="P26"><text:span text:style-name="CharStyle15"><text:span text:style-name="T42"/></text:span></text:p>
        <text:p text:style-name="P27"><text:span text:style-name="CharStyle15"><text:span text:style-name="T42">— Jožko, teraz nám bude ešte horšie, — povedala Maruša chladno, triezvo, m</text:span></text:span><text:span text:style-name="CharStyle15"><text:span text:style-name="T58">ú</text:span></text:span><text:span text:style-name="CharStyle15"><text:span text:style-name="T42">dr</text:span></text:span><text:span text:style-name="CharStyle15"><text:span text:style-name="T1">o a k</text:span></text:span><text:span text:style-name="CharStyle15"><text:span text:style-name="T42">eď sa Je</text:span></text:span><text:span text:style-name="CharStyle15"><text:span text:style-name="T1">j</text:span></text:span><text:span text:style-name="CharStyle15"><text:span text:style-name="T42"> Jozef Mak prizrel, zdalo sa mu, že má krvavé oči. Krvavé oči, že sa </text:span></text:span><text:span text:style-name="CharStyle15"><text:span text:style-name="T1">j</text:span></text:span><text:span text:style-name="CharStyle15"><text:span text:style-name="T42">e</text:span></text:span><text:span text:style-name="CharStyle15"><text:span text:style-name="T1">j</text:span></text:span><text:span text:style-name="CharStyle15"><text:span text:style-name="T42"> tras</text:span></text:span><text:span text:style-name="CharStyle15"><text:span text:style-name="T58">ú</text:span></text:span><text:span text:style-name="CharStyle15"><text:span text:style-name="T42">, bezkrvné pery že sa </text:span></text:span><text:span text:style-name="CharStyle15"><text:span text:style-name="T58">j</text:span></text:span><text:span text:style-name="CharStyle15"><text:span text:style-name="T42">e</text:span></text:span><text:span text:style-name="CharStyle15"><text:span text:style-name="T1">j</text:span></text:span><text:span text:style-name="CharStyle15"><text:span text:style-name="T42"> tras</text:span></text:span><text:span text:style-name="CharStyle15"><text:span text:style-name="T58">ú</text:span></text:span><text:span text:style-name="CharStyle15"><text:span text:style-name="T42"> a že </text:span></text:span><text:span text:style-name="CharStyle15"><text:span text:style-name="T1">j</text:span></text:span><text:span text:style-name="CharStyle15"><text:span text:style-name="T42">e</text:span></text:span><text:span text:style-name="CharStyle15"><text:span text:style-name="T1">j</text:span></text:span><text:span text:style-name="CharStyle15"><text:span text:style-name="T42"> uschol dych.</text:span></text:span></text:p>
        <text:p text:style-name="P26"><text:span text:style-name="CharStyle15"><text:span text:style-name="T42">Na Jozefa Maka začala sa valiť hrôza.</text:span></text:span></text:p>
        <text:p text:style-name="P26"><text:span text:style-name="CharStyle15"><text:span text:style-name="T42">Zošedively mu líca, prsty nevedomky mrvily suché seno a chladly.</text:span></text:span></text:p>
        <text:p text:style-name="P26"><text:span text:style-name="CharStyle15"><text:span text:style-name="T58">A</text:span></text:span><text:span text:style-name="CharStyle15"><text:span text:style-name="T42"> prišla mu na um Jula.</text:span></text:span></text:p>
        <text:p text:style-name="P26"><text:span text:style-name="CharStyle15"><text:span text:style-name="T17">Ó</text:span></text:span><text:span text:style-name="CharStyle15"><text:span text:style-name="T42">, a keby bola prišla tak, ako chodievala, tak, aby podráždila v ňom nev</text:span></text:span><text:span text:style-name="CharStyle15"><text:span text:style-name="T17">o</text:span></text:span><text:span text:style-name="CharStyle15"><text:span text:style-name="T42">ľu, keby bola prišla pokorná alebo s výčitkou, ale prišla len tak, že do ničoho sa nedalo zadrapiť, nič nedalo sa na nej vidieť, ani cítiť, ani počuť. Taká prišla Jula, aká ju nikdy nevidel, taká čudná, zázračná, ako hmla. Nedalo sa v skutočnosti povedať, že bola by tu, aby mu priťažila myseľ a </text:span></text:span><text:span text:style-name="CharStyle15"><text:span text:style-name="T58">j</text:span></text:span><text:span text:style-name="CharStyle15"><text:span text:style-name="T42">ednako ju priťažila a bola tu strašne skutočná a neodbytná.</text:span></text:span></text:p>
        <text:p text:style-name="P26"><text:span text:style-name="CharStyle15"><text:span text:style-name="T42">Keby sa bol mohol rozz</text:span></text:span><text:span text:style-name="CharStyle15"><text:span text:style-name="T58">ú</text:span></text:span><text:span text:style-name="CharStyle15"><text:span text:style-name="T42">riť. Keby sa bol mohol</text:span></text:span><text:span text:style-name="CharStyle15"><text:span text:style-name="T1">!</text:span></text:span><text:span text:style-name="CharStyle15"><text:span text:style-name="T42">...</text:span></text:span></text:p>
        <text:p text:style-name="P26"><text:span text:style-name="CharStyle15"><text:span text:style-name="T42">— Ťažšie nám bud</text:span></text:span><text:span text:style-name="CharStyle15"><text:span text:style-name="T1">e</text:span></text:span><text:span text:style-name="CharStyle15"><text:span text:style-name="T42">... — kývla Maruša, ten chlp sena, ktorý jej prišiel práve pod </text:span></text:span><text:soft-page-break/><text:span text:style-name="CharStyle15"><text:span text:style-name="T42">ruku, hodila do sita a brala sa k obloku a rebríku.</text:span></text:span></text:p>
        <text:p text:style-name="P26"><text:span text:style-name="CharStyle15"><text:span text:style-name="T42">A ty, Jozef Mak, si biedny, vyvaľuješ oči na Marušu a mlčky hučíš do seba:</text:span></text:span></text:p>
        <text:p text:style-name="P26"><text:span text:style-name="CharStyle15"><text:span text:style-name="T42">— Ako vie držať sito, ako vie kráčať?! Vie, kde je rebrík!... Veď ja sa neviem an</text:span></text:span><text:span text:style-name="CharStyle15"><text:span text:style-name="T1">i h</text:span></text:span><text:span text:style-name="CharStyle15"><text:span text:style-name="T42">n</text:span></text:span><text:span text:style-name="CharStyle15"><text:span text:style-name="T58">ú</text:span></text:span><text:span text:style-name="CharStyle15"><text:span text:style-name="T1">ť!</text:span></text:span></text:p>
        <text:p text:style-name="P26"><text:span text:style-name="CharStyle15"><text:span text:style-name="T42">Neskoro je, Jozef Mak, i keby si Aduša zabil, že poslal ťa sem. I keby si Julu zabil, že sa postavila vedľa teba v ťažkom živote. I keby si seba zabil</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i to by bolo neskoro. Len sa rozpamätaj, ako vstala Maruša, tak vstaň i ty a choď, lebo tu ti sedieť nemožno. Komín hreje, to je pravda, (počuť, že vo</text:span></text:span><text:span text:style-name="CharStyle15"><text:span text:style-name="T1">ľ</text:span></text:span><text:span text:style-name="CharStyle15"><text:span text:style-name="T42">akto podkladá triesky pod trojnožku, lebo triesky praskajú, pekne praskocú), ale nemožno tu sedieť do nekonečna, ba ani nepotrebne dlho nie. Cez senný oblok vanie chlad. Č</text:span></text:span><text:span text:style-name="CharStyle15"><text:span text:style-name="T1">i</text:span></text:span><text:span text:style-name="CharStyle15"><text:span text:style-name="T42"> hovoríš, že je chlad dobrý?... Ha-ha, Jožko, len ty vstaň!</text:span></text:span></text:p>
        <text:p text:style-name="P26"><text:span text:style-name="CharStyle15"><text:span text:style-name="T42">Ve</text:span></text:span><text:span text:style-name="CharStyle15"><text:span text:style-name="T1">ď</text:span></text:span><text:span text:style-name="CharStyle15"><text:span text:style-name="T42"> vstávam, </text:span></text:span><text:span text:style-name="CharStyle15"><text:span text:style-name="T1">—</text:span></text:span><text:span text:style-name="CharStyle15"><text:span text:style-name="T42"> hútal Jozef Mak a to mala byť odpoveď.</text:span></text:span></text:p>
        <text:p text:style-name="P26"><text:span text:style-name="CharStyle15"><text:span text:style-name="T42">Vstal, doknísal sa k obloku a pozrel na podstenie.</text:span></text:span></text:p>
        <text:p text:style-name="P26"><text:span text:style-name="CharStyle15"><text:span text:style-name="T42">Tam stála pri rebríku Jula.</text:span></text:span></text:p>
        <text:p text:style-name="P26"><text:span text:style-name="CharStyle15"><text:span text:style-name="T42">Práve taká tam stála, ako pred chvíľou, keď sa mu zjavila iba v duchu.</text:span></text:span></text:p>
        <text:p text:style-name="P26"><text:span text:style-name="CharStyle15"><text:span text:style-name="T42">—</text:span></text:span><text:span text:style-name="CharStyle15"><text:span text:style-name="T1"> </text:span></text:span><text:span text:style-name="CharStyle15"><text:span text:style-name="T42">Našli ste, Jožko?</text:span></text:span></text:p>
        <text:p text:style-name="P26"><text:span text:style-name="CharStyle15"><text:span text:style-name="T42">Zaknísal sa zas, vystrel ruku a chytil sa zárubu obloka. Vie, že má odpovedať, vie, že mohlo by to byť hocičo, lebo J</text:span></text:span><text:span text:style-name="CharStyle15"><text:span text:style-name="T17">u</text:span></text:span><text:span text:style-name="CharStyle15"><text:span text:style-name="T42">le na ve</text:span></text:span><text:span text:style-name="CharStyle15"><text:span text:style-name="T58">ci</text:span></text:span><text:span text:style-name="CharStyle15"><text:span text:style-name="T1"> </text:span></text:span><text:span text:style-name="CharStyle15"><text:span text:style-name="T42">nezáleží, ale pľúca, hrdlo a jazyk v</text:span></text:span><text:span text:style-name="CharStyle15"><text:span text:style-name="T1">ypov</text:span></text:span><text:span text:style-name="CharStyle15"><text:span text:style-name="T42">ed</text:span></text:span><text:span text:style-name="CharStyle15"><text:span text:style-name="T1">uj</text:span></text:span><text:span text:style-name="CharStyle15"><text:span text:style-name="T42">ú službu.</text:span></text:span></text:p>
        <text:p text:style-name="P26"><text:span text:style-name="CharStyle15"><text:span text:style-name="T42">— Či ste našli, há?</text:span></text:span></text:p>
        <text:p text:style-name="P26"><text:span text:style-name="CharStyle15"><text:span text:style-name="T42">— Čože? — rúti sa zchrchvaný</text:span></text:span><text:span text:style-name="CharStyle15"><text:span text:style-name="T1"> </text:span></text:span><text:span text:style-name="CharStyle15"><text:span text:style-name="T42">vzduch z Makových pľúc.</text:span></text:span></text:p>
        <text:p text:style-name="P26"><text:span text:style-name="CharStyle15"><text:span text:style-name="T42">—</text:span></text:span><text:span text:style-name="CharStyle15"><text:span text:style-name="T1"> </text:span></text:span><text:span text:style-name="CharStyle15"><text:span text:style-name="T42">Voda už hneď zvrie na zeliny.</text:span></text:span></text:p>
        <text:p text:style-name="P26"><text:soft-page-break/><text:span text:style-name="CharStyle15"><text:span text:style-name="T42">— </text:span></text:span><text:span text:style-name="CharStyle15"><text:span text:style-name="T1">Ž</text:span></text:span><text:span text:style-name="CharStyle15"><text:span text:style-name="T42">e si vraj mohla seno predať a si nepredala!</text:span></text:span></text:p>
        <text:p text:style-name="P26"><text:span text:style-name="CharStyle15"><text:span text:style-name="T42">— </text:span></text:span><text:span text:style-name="CharStyle15"><text:span text:style-name="T58">Č</text:span></text:span><text:span text:style-name="CharStyle15"><text:span text:style-name="T42">ože to! Teraz bude väčšia tvŕdza</text:span></text:span><text:span text:style-name="CharStyle15"><text:span text:style-name="T1"> </text:span></text:span><text:span text:style-name="CharStyle15"><text:span text:style-name="T42">o</text:span></text:span><text:span text:style-name="CharStyle15"><text:span text:style-name="T1"> </text:span></text:span><text:span text:style-name="CharStyle15"><text:span text:style-name="T42">krm, lepšie predáš.</text:span></text:span></text:p>
        <text:p text:style-name="P26"><text:span text:style-name="CharStyle15"><text:span text:style-name="T42">To je pravda, Jozef Mak, tak prečo chceš byť surový? Rád by si bol, keby ti Jula povedala: Nehnevaj sa, Jožko! Ale, vidíš, Jula je zavše i takáto, že ti pravdu povie, a nič takého nevyriekne, aby si sa mohol rozzúriť a kliať. Keby bola teraz pokorná, hlúp</text:span></text:span><text:span text:style-name="CharStyle15"><text:span text:style-name="T1">a</text:span></text:span><text:span text:style-name="CharStyle15"><text:span text:style-name="T42">... Napokon...? </text:span></text:span><text:span text:style-name="CharStyle15"><text:span text:style-name="T58">Č</text:span></text:span><text:span text:style-name="CharStyle15"><text:span text:style-name="T42">o ťa po všetkom, Jozef Mak. Odtiaľto od hora deväť stupiek je na rebríku po Julu. Jeden, dva, tri, štyr</text:span></text:span><text:span text:style-name="CharStyle15"><text:span text:style-name="T1">i</text:span></text:span><text:span text:style-name="CharStyle15"><text:span text:style-name="T42">..</text:span></text:span><text:span text:style-name="CharStyle15"><text:span text:style-name="T1">.</text:span></text:span><text:span text:style-name="CharStyle15"><text:span text:style-name="T42"> deväť. Jedna je prelomená, treba dávať pozor. Choď!</text:span></text:span></text:p>
        <text:p text:style-name="P26"><text:span text:style-name="CharStyle15"><text:span text:style-name="T42">A šiel.</text:span></text:span></text:p>
        <text:p text:style-name="P26"><text:span text:style-name="CharStyle15"><text:span text:style-name="T42">Sišiel, aby pri tanieri narobil J</text:span></text:span><text:span text:style-name="CharStyle15"><text:span text:style-name="T17">u</text:span></text:span><text:span text:style-name="CharStyle15"><text:span text:style-name="T42">le žiaľ.</text:span></text:span></text:p>
        <text:p text:style-name="P26"><text:span text:style-name="CharStyle15"><text:span text:style-name="T42">Raz položil do úst a keď pocítil v ústach vypečenú slaninu, vajce a klobásku, stislo mu hrdlo a nemohol prežierať. Azda len preto, aby J</text:span></text:span><text:span text:style-name="CharStyle15"><text:span text:style-name="T17">u</text:span></text:span><text:span text:style-name="CharStyle15"><text:span text:style-name="T42">le za niečo bol žiaľ. A bol jej žiaľ naozaj, pichlo ju rovno do srdca, sbehly sa jej ústa od potajného ľaku, ale v srdci mala preohromnú silu a vynútila takúto myšlienku:</text:span></text:span></text:p>
        <text:p text:style-name="P26"><text:span text:style-name="CharStyle15"><text:span text:style-name="T42">— Ja hlúpa, ako som hneď neuhádla, že ho odvykli od takéhoto jedla cez toľký čas.</text:span></text:span></text:p>
        <text:p text:style-name="P26"><text:span text:style-name="CharStyle15"><text:span text:style-name="T42">No a že jej samej nechutilo, hoci ju neodvykali cez dlhé mesiace, bližšie si pritiahla k sebe Marušinu Hanu a núkala ju často:</text:span></text:span></text:p>
        <text:p text:style-name="P26"><text:span text:style-name="CharStyle15"><text:span text:style-name="T42">—</text:span></text:span><text:span text:style-name="CharStyle15"><text:span text:style-name="T1"> </text:span></text:span><text:span text:style-name="CharStyle15"><text:span text:style-name="T42">Na, Hanka, nože ešte jedz!</text:span></text:span></text:p>
        <text:p text:style-name="P26"><text:span text:style-name="CharStyle15"><text:span text:style-name="T42">— ..žiš a Pán zval k sebe maličkých </text:span></text:span><text:span text:style-name="CharStyle15"><text:span text:style-name="T1">a</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Čuš už, Adu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kríkol ho Jozef, ale Aduš ako by nič, pokračoval v svojom odriekávaní a keď dokončil o deťoch a Ježišovi, o milosti nebeskej, iba si vyfúkol na </text:span></text:span><text:soft-page-break/><text:span text:style-name="CharStyle15"><text:span text:style-name="T42">chvíľu, aby ho nezadusilo a hneď pokračoval:</text:span></text:span></text:p>
        <text:p text:style-name="P33"><text:span text:style-name="CharStyle15"><text:span text:style-name="T1">— </text:span></text:span><text:span text:style-name="CharStyle15"><text:span text:style-name="T42">Pokoj tebe, Jozef, verný manžel, lebo máš v sebe pohoršenie. Hnev ti znečisťuje</text:span></text:span><text:span text:style-name="CharStyle17"><text:span text:style-name="T42"> </text:span></text:span><text:span text:style-name="CharStyle15"><text:span text:style-name="T42">dušu a hnev má príčiny a príčiny pochodia z pokušenia a pokušenie je v človeku. Ak môžeš, buď silný, vyhoď zo seba pokušenie, a nebude príčin, a</text:span></text:span><text:span text:style-name="CharStyle15"><text:span text:style-name="T1">...</text:span></text:span></text:p>
        <text:p text:style-name="P26"><text:span text:style-name="CharStyle15"><text:span text:style-name="T42">Ha-ha, Jozef Mak!</text:span></text:span></text:p>
        <text:p text:style-name="P26"><text:span text:style-name="CharStyle15"><text:span text:style-name="T42">Ak môžeš, buď silný.</text:span></text:span></text:p>
        <text:p text:style-name="P5"><text:span text:style-name="CharStyle15"><text:span text:style-name="T42"/></text:span></text:p>
        <text:h text:style-name="Heading_20_1" text:outline-level="1"><text:span text:style-name="CharStyle15"><text:span text:style-name="T85">52.</text:span></text:span></text:h>
        <text:p text:style-name="P26"><text:span text:style-name="CharStyle15"><text:span text:style-name="T42"/></text:span></text:p>
        <text:p text:style-name="P27"><text:span text:style-name="CharStyle15"><text:span text:style-name="T42">Keď matka chytí prsník medzi prsty a podá ho synovi, ani sama by nevedela povedať, na čo myslí. Jedna myšlienka je iste synova, ale čie sú tie ostatné, nevedela by povedať.</text:span></text:span></text:p>
        <text:p text:style-name="P26"><text:span text:style-name="CharStyle15"><text:span text:style-name="T42">Jula Maková háda to i sama a nevie sa vyn</text:span></text:span><text:span text:style-name="CharStyle15"><text:span text:style-name="T18">a</text:span></text:span><text:span text:style-name="CharStyle15"><text:span text:style-name="T42">jsť.</text:span></text:span></text:p>
        <text:p text:style-name="P26"><text:span text:style-name="CharStyle15"><text:span text:style-name="T42">Hľadí na Jana Maka, ako drieme medzi oblokmi, hľadí na Aduša, ktorý je v dome už druhý týždeň, lebo Jana ešte nevyliečil celkom, a mnoho všelijakých pletiek mu nosia zreparovať, ale ani Aduša nevidí, ani hlineného sv. Jozefa, ktorého má Aduš slepiť pre Bošeľov, lebo Bošeľovie deti odrazily mu ruku. Veď sa už ani malá Hana nebojí Adušových vzdychov a inštrumentov, nuž možno, nemá si Aduša všímať ani ona.</text:span></text:span></text:p>
        <text:p text:style-name="P26"><text:span text:style-name="CharStyle15"><text:span text:style-name="T42">Hľadí na </text:span></text:span><text:span text:style-name="CharStyle15"><text:span text:style-name="T1">M</text:span></text:span><text:span text:style-name="CharStyle15"><text:span text:style-name="T42">arušu, mala by ju aspoň v duchu pohrešovať, že je po tieto dni taká trpká, ako zriedka býva, ale ani tejto myšlienke neoddáva sa celkom. Mohla by sa i pohoršiť, lebo Maruša ani mihalnicou nepohne, keď Ján hovorí:</text:span></text:span></text:p>
        <text:p text:style-name="P26"><text:soft-page-break/><text:span text:style-name="CharStyle15"><text:span text:style-name="T42">— Dnes mi je zasa lepšie. Od svitania som čakal kŕč a ešte neprišiel, azda dnes ani nepríde.</text:span></text:span></text:p>
        <text:p text:style-name="P26"><text:span text:style-name="CharStyle15"><text:span text:style-name="T42">I zato, že včera bez hanby popila, čo Adušovi poprinášali ľudia.</text:span></text:span></text:p>
        <text:p text:style-name="P26"><text:span text:style-name="CharStyle15"><text:span text:style-name="T42">Ale ani táto myšlienka je nie trvalá.</text:span></text:span></text:p>
        <text:p text:style-name="P26"><text:span text:style-name="CharStyle15"><text:span text:style-name="T42">Mala by Marušu i pochváliť, hľa, pred niekoľkými dňami poradila jej dobre: Jula, nože prejdi po dedine, či by sa niekde nenašla robota pre Jozefa. Robota mu chýba a zato je taký...</text:span></text:span></text:p>
        <text:p text:style-name="P26"><text:span text:style-name="CharStyle15"><text:span text:style-name="T42">Nuž tri dni chodila ukradomky, ale vytrvale. Keď odchodila z domu, Jozef ležal na lavici a díval sa do povaly. Keď prišla domov, Jozef ležal na tom istom mieste a ak nehľadel do povaly, tak mal prižmúrené oči. Ani hlavu neobrátil nikdy, ale ako by jej bol hovoril:</text:span></text:span></text:p>
        <text:p text:style-name="P26"><text:span text:style-name="CharStyle15"><text:span text:style-name="T42">— Už vieš, Jula, čo si ľudia o mne myslia? Ani robota sa hockomu neulezne.</text:span></text:span></text:p>
        <text:p text:style-name="P26"><text:span text:style-name="CharStyle15"><text:span text:style-name="T42">A dnes by mu od rána mohla povedať: Keby si chcel, v urbárskom hotujú siahovinu, mohol by si ísť. Dávajú len drevo za výplatu, ale i drevo je niečo. No akosi obáva sa mu to povedať hneď, keď jej príde na um a o chvíľu myšlienka je inde.</text:span></text:span></text:p>
        <text:p text:style-name="P26"><text:span text:style-name="CharStyle15"><text:span text:style-name="T42">Všetky myšlienky sa rozplývajú, roztečú a miznú, miznú ako rozšklbané a rozfúkané pavučiny. Ak dajednej sa chceš dotknúť, pretrhne sa, pomaly odpláva, ani nevieš kde sa podela.</text:span></text:span></text:p>
        <text:p text:style-name="P26"><text:span text:style-name="CharStyle15"><text:span text:style-name="T42">—</text:span></text:span><text:span text:style-name="CharStyle15"><text:span text:style-name="T1"> </text:span></text:span><text:span text:style-name="CharStyle15"><text:span text:style-name="T42">Tichosť </text:span></text:span><text:span text:style-name="CharStyle15"><text:span text:style-name="T1">j</text:span></text:span><text:span text:style-name="CharStyle15"><text:span text:style-name="T42">e pokoj, pokoj je blahoslavenstvo a štedrá príležitosť uvážiť o svojom hriechu a o velebe </text:span></text:span><text:span text:style-name="CharStyle15"><text:span text:style-name="T1">..</text:span></text:span><text:span text:style-name="CharStyle15"><text:span text:style-name="T42">žiša a Pána, </text:span></text:span><text:span text:style-name="CharStyle15"><text:span text:style-name="T1">—</text:span></text:span><text:span text:style-name="CharStyle15"><text:span text:style-name="T42"> vlečie sa Adušov šepot po iz</text:span></text:span><text:span text:style-name="CharStyle15"><text:span text:style-name="T1">b</text:span></text:span><text:span text:style-name="CharStyle15"><text:span text:style-name="T42">e.</text:span></text:span></text:p>
        <text:p text:style-name="P26"><text:span text:style-name="CharStyle15"><text:span text:style-name="T42">Pokornej J</text:span></text:span><text:span text:style-name="CharStyle15"><text:span text:style-name="T18">u</text:span></text:span><text:span text:style-name="CharStyle15"><text:span text:style-name="T42">le, čo nikoho neposudzuje, je hlas Adušov neprí</text:span></text:span><text:span text:style-name="CharStyle15"><text:span text:style-name="T1">j</text:span></text:span><text:span text:style-name="CharStyle15"><text:span text:style-name="T42">emný. Chvíľu uvažuje, či sú Aduš a jeho reči nie na príčine, že sa jej všetko zmotáva v hlave. </text:span></text:span><text:soft-page-break/><text:span text:style-name="CharStyle15"><text:span text:style-name="T42">Rozhodne priťažil i teraz a voľačo jej z duše vyplašil čo to bolo?</text:span></text:span></text:p>
        <text:p text:style-name="P26"><text:span text:style-name="CharStyle15"><text:span text:style-name="T59">Č</text:span></text:span><text:span text:style-name="CharStyle15"><text:span text:style-name="T42">o to len bolo?</text:span></text:span><text:span text:style-name="CharStyle15"><text:span text:style-name="T1">!</text:span></text:span></text:p>
        <text:p text:style-name="P26"><text:span text:style-name="CharStyle15"><text:span text:style-name="T42">Uhm, voľačo má v sebe, niečo takého ako Janov kŕč, lenže kŕč nesedí v žalúdku, ale moce sa okolo srdca, straší, a kto ho vie, kedy ju vychytí Iste je to kŕč. Už ho cíti v sebe niekoľko dní, tmol</text:span></text:span><text:span text:style-name="CharStyle15"><text:span text:style-name="T1">í</text:span></text:span><text:span text:style-name="CharStyle15"><text:span text:style-name="T42"> sa jej po celom tele, zastiera jej všetky myšlienky a raz šklb</text:span></text:span><text:span text:style-name="CharStyle15"><text:span text:style-name="T1">n</text:span></text:span><text:span text:style-name="CharStyle15"><text:span text:style-name="T42">e tu, raz tam. Raz sa vyrúti celý, začne ju dusiť a nebude vedieť o svete.</text:span></text:span></text:p>
        <text:p text:style-name="P26"><text:span text:style-name="CharStyle15"><text:span text:style-name="T42">Iste je to kŕč.</text:span></text:span></text:p>
        <text:p text:style-name="P26"><text:span text:style-name="CharStyle15"><text:span text:style-name="T42">Ve</text:span></text:span><text:span text:style-name="CharStyle15"><text:span text:style-name="T1">ď</text:span></text:span><text:span text:style-name="CharStyle15"><text:span text:style-name="T42"> nemyslí naň, nie, ale ostatné myšlienky sú ako zpretrhané pavučiny...</text:span></text:span></text:p>
        <text:p text:style-name="P26"><text:span text:style-name="CharStyle15"><text:span text:style-name="T42">Ako dobre, že sa otvárajú dvere!</text:span></text:span></text:p>
        <text:p text:style-name="P26"><text:span text:style-name="CharStyle15"><text:span text:style-name="T42">A dvere sa otvárajú doširoka. Vysoké sú dosť i pre Jana Maka, ale kto vchodí, prihne sa cez ne, lebo nevošiel by ináč. Myslel by si, že obor a uveríš to i vtedy, keď vidíš vystretého chlapa až po povalu so širočiznými plecami sťa truhla a len keď sa ozve, zbadáš, že </text:span></text:span><text:span text:style-name="CharStyle15"><text:span text:style-name="T1">je</text:span></text:span><text:span text:style-name="CharStyle15"><text:span text:style-name="T42"> to </text:span></text:span><text:span text:style-name="CharStyle15"><text:span text:style-name="T1">Jo</text:span></text:span><text:span text:style-name="CharStyle15"><text:span text:style-name="T42">ťko Hiriačok. Keď sa pohne, vidíš, že je on, lebo komu môže, tomu udrie na plece a povie: Hha...!</text:span></text:span></text:p>
        <text:p text:style-name="P26"><text:span text:style-name="CharStyle15"><text:span text:style-name="T42">— Joťko je v dobrej vôli,</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myslí si Jula.</text:span></text:span></text:p>
        <text:p text:style-name="P26"><text:span text:style-name="CharStyle15"><text:span text:style-name="T42">—</text:span></text:span><text:span text:style-name="CharStyle15"><text:span text:style-name="T1"> </text:span></text:span><text:span text:style-name="CharStyle15"><text:span text:style-name="T42">Blahoslavení chudobní duchom, pravil </text:span></text:span><text:span text:style-name="CharStyle15"><text:span text:style-name="T1">.</text:span></text:span><text:span text:style-name="CharStyle15"><text:span text:style-name="T42">.žiš a Pán, — chripí Aduš.</text:span></text:span></text:p>
        <text:p text:style-name="P26"><text:span text:style-name="CharStyle15"><text:span text:style-name="T42">— Hha, hha, zzasa mr-mr-mrazí, aj na </text:span></text:span><text:span text:style-name="CharStyle15"><text:span text:style-name="T18">vv</text:span></text:span><text:span text:style-name="CharStyle15"><text:span text:style-name="T42">-veľkú noc bb-bude mm-mraziť.</text:span></text:span></text:p>
        <text:p text:style-name="P26"><text:span text:style-name="CharStyle15"><text:span text:style-name="T1">—</text:span></text:span><text:span text:style-name="CharStyle15"><text:span text:style-name="T42"> Teba vari nemrazí, Joťko, veď si si nedávno oblok vyvalil, aby ti horúco nebolo, — naráža naň Ján Mak a trochu sa usmeje i Jula, lebo vie, kde mieri Jano. Joťko mal pred niekoľkými dňami zúrivú chvíľu, mater ho chcela privrieť do chalupy, do izby, kde nič nemohol polámať, lebo už dávno nič nepolámaného nemajú, nuž vtedy vyvalil Joťko oblok aj so zárubom. Zárub bol spráchnivelý, nedal mu veľkej </text:span></text:span><text:soft-page-break/><text:span text:style-name="CharStyle15"><text:span text:style-name="T42">námahy a šiesti chlapi, čo ho </text:span></text:span><text:span text:style-name="CharStyle15"><text:span text:style-name="T18">po</text:span></text:span><text:span text:style-name="CharStyle15"><text:span text:style-name="T42"> takomto čase zmôžu, neboli po ruke, bola omša a boli v kostole. Ženy sa ho boja, najmä mladé, nuž mohol vyvaliť oblok, dokrvaviť sa, odviedli ho do obecnej kutice iba na poludnie, keď sa mať Hiriačka už na smrť ustrachovala.</text:span></text:span></text:p>
        <text:p text:style-name="P26"><text:span text:style-name="CharStyle15"><text:span text:style-name="T42">—</text:span></text:span><text:span text:style-name="CharStyle15"><text:span text:style-name="T1"> </text:span></text:span><text:span text:style-name="CharStyle15"><text:span text:style-name="T42">A či ťa už pustili, Joťko?</text:span></text:span></text:p>
        <text:p text:style-name="P26"><text:span text:style-name="CharStyle15"><text:span text:style-name="T42">—</text:span></text:span><text:span text:style-name="CharStyle15"><text:span text:style-name="T1"> </text:span></text:span><text:span text:style-name="CharStyle15"><text:span text:style-name="T42">Mm-mať ma nn-nahnevali, aa </text:span></text:span><text:span text:style-name="CharStyle15"><text:span text:style-name="T1">jj</text:span></text:span><text:span text:style-name="CharStyle15"><text:span text:style-name="T42">-ja som chcel šesták...</text:span></text:span></text:p>
        <text:p text:style-name="P26"><text:span text:style-name="CharStyle15"><text:span text:style-name="T42">—</text:span></text:span><text:span text:style-name="CharStyle15"><text:span text:style-name="T1"> </text:span></text:span><text:span text:style-name="CharStyle15"><text:span text:style-name="T42">Pravím vám, chudobný duchom je ako dieťa, kto ho pohorší, od toho odvráti sa slnce, lebo znevážil miláčka ..žiša a Pána.</text:span></text:span></text:p>
        <text:p text:style-name="P26"><text:span text:style-name="CharStyle15"><text:span text:style-name="T42">— Hha, Aduš, či vv-vieš spraviť kk-knihu?</text:span></text:span><text:span text:style-name="CharStyle17"><text:span text:style-name="T42"> </text:span></text:span><text:span text:style-name="CharStyle15"><text:span text:style-name="T42">— otŕčal Joťko starú knihu modlitebnú s mosadzným obitím, ktoré mal Aduš naprávať, a ostrihanou, ranavou hlavou ome</text:span></text:span><text:span text:style-name="CharStyle15"><text:span text:style-name="T1">t</text:span></text:span><text:span text:style-name="CharStyle15"><text:span text:style-name="T42">á hradu.</text:span></text:span></text:p>
        <text:p text:style-name="P26"><text:span text:style-name="CharStyle15"><text:span text:style-name="T42">Dobre, že </text:span></text:span><text:span text:style-name="CharStyle15"><text:span text:style-name="T1">j</text:span></text:span><text:span text:style-name="CharStyle15"><text:span text:style-name="T42">e tu. Dobre, že za Adušom chodia ľudia, aspoň Julu nemátoží tak onen kŕč.</text:span></text:span></text:p>
        <text:p text:style-name="P26"><text:span text:style-name="CharStyle15"><text:span text:style-name="T1">Š</text:span></text:span><text:span text:style-name="CharStyle15"><text:span text:style-name="T42">koda, že Hiria</text:span></text:span><text:span text:style-name="CharStyle15"><text:span text:style-name="T1">č</text:span></text:span><text:span text:style-name="CharStyle15"><text:span text:style-name="T42">ok nepobaví sa dlho, chvíľu bude hľadieť roztečeným pohľadom po kútoch a potom sa naraz vychytí a bez slova vybehne z chyže.</text:span></text:span></text:p>
        <text:p text:style-name="P26"><text:span text:style-name="CharStyle15"><text:span text:style-name="T42">Ba už aj skláňa hlavu.</text:span></text:span></text:p>
        <text:p text:style-name="P26"><text:span text:style-name="CharStyle15"><text:span text:style-name="T42">—</text:span></text:span><text:span text:style-name="CharStyle15"><text:span text:style-name="T1"> </text:span></text:span><text:span text:style-name="CharStyle15"><text:span text:style-name="T42">Neutekaj, Joťko</text:span></text:span><text:span text:style-name="CharStyle15"><text:span text:style-name="T1">!</text:span></text:span><text:span text:style-name="CharStyle15"><text:span text:style-name="T42">..</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olajú za ním.</text:span></text:span></text:p>
        <text:p text:style-name="P26"><text:span text:style-name="CharStyle15"><text:span text:style-name="T42">— Hha, mm-musím, tt-treba strýcovi Meľoš</text:span></text:span><text:span text:style-name="CharStyle15"><text:span text:style-name="T1">ov</text:span></text:span><text:span text:style-name="CharStyle15"><text:span text:style-name="T42">i vody podať.</text:span></text:span></text:p>
        <text:p text:style-name="P26"><text:span text:style-name="CharStyle15"><text:span text:style-name="T42">A nik by azda ani nevedel, čo povedal Hiriačok, keby sa nebola ozvala Maruša. Najmä že ozvala sa prosto, že</text:span></text:span><text:span text:style-name="CharStyle15"><text:span text:style-name="T1"> </text:span></text:span><text:span text:style-name="CharStyle15"><text:span text:style-name="T42">ani nezamihala, že sa jej nepohol jediný sval na tvári</text:span></text:span><text:span text:style-name="CharStyle15"><text:span text:style-name="T1"> </text:span></text:span><text:span text:style-name="CharStyle15"><text:span text:style-name="T42">a všetky zraky, čo sa</text:span></text:span><text:span text:style-name="CharStyle15"><text:span text:style-name="T1"> </text:span></text:span><text:span text:style-name="CharStyle15"><text:span text:style-name="T42">na ňu oprely, vydržala ako mŕtvy kameň.</text:span></text:span></text:p>
        <text:p text:style-name="P26"><text:span text:style-name="CharStyle15"><text:span text:style-name="T42">Maruša zavolala za Hiriačkom toto:</text:span></text:span></text:p>
        <text:p text:style-name="P26"><text:soft-page-break/><text:span text:style-name="CharStyle15"><text:span text:style-name="T42">— Len si pose</text:span></text:span><text:span text:style-name="CharStyle15"><text:span text:style-name="T59">ď</text:span></text:span><text:span text:style-name="CharStyle15"><text:span text:style-name="T42">, Joťko, ja som už vody podala.</text:span></text:span></text:p>
        <text:p text:style-name="P26"><text:span text:style-name="CharStyle15"><text:span text:style-name="T42">Nič by na tom nebolo, veď vody podať niekomu je nie ni</text:span></text:span><text:span text:style-name="CharStyle15"><text:span text:style-name="T1">ja</text:span></text:span><text:span text:style-name="CharStyle15"><text:span text:style-name="T42">ká neobyčajná vec a najmä nie, keď dcéra podá vody otcovi, keď Maruša podá vody Meľošovi, ktorému treba vody podávať.</text:span></text:span></text:p>
        <text:p text:style-name="P26"><text:span text:style-name="CharStyle15"><text:span text:style-name="T42">Ale treba vedieť, že Maruša od tých čias, ako ju Ján Mak vyviedol z domu, nevkročila do rodnej chalupy. Ťažko sa zakliala, že nevkročí, lenže bolo to dávno, ľudia by boli zabudli na slovo, ale Maruša sa ho držala a nezradila ho. Otec Meľoš, keď sa opil na hornom konci, šiel popri Makovie chalupe a nezabudol sa zastaviť ani raz pod oblokom, už či bola Maruša doma alebo n</text:span></text:span><text:span text:style-name="CharStyle15"><text:span text:style-name="T1">i</text:span></text:span><text:span text:style-name="CharStyle15"><text:span text:style-name="T42">e. A tu vykrikoval špatné reči, aby vraj doň nedobiedzala, sama sa vr</text:span></text:span><text:span text:style-name="CharStyle15"><text:span text:style-name="T1">aj</text:span></text:span><text:span text:style-name="CharStyle15"><text:span text:style-name="T42"> sháňala za chlapmi a</text:span></text:span><text:span text:style-name="CharStyle15"><text:span text:style-name="T1"> </text:span></text:span><text:span text:style-name="CharStyle15"><text:span text:style-name="T42">nie </text:span></text:span><text:span text:style-name="CharStyle15"><text:span text:style-name="T1">je</text:span></text:span><text:span text:style-name="CharStyle15"><text:span text:style-name="T42"> pravda, že ju on, otec Meľoš, prepil u Jana Maka. Hej, tak táral, klial seba i Marušu, i </text:span></text:span><text:span text:style-name="CharStyle15"><text:span text:style-name="T1">J</text:span></text:span><text:span text:style-name="CharStyle15"><text:span text:style-name="T42">ána Maka, ktorému je už teraz ani na slovo nie hoden, iba vtedy bol, keď mu dievku chcel. — Ale Maruša ani raz nevyšla pred dom, aby zaviedla otca o tri chalupy ďalej. Nepustila poriadok robiť ani muža, Jána Maka. Držala sa kliatby, hoc jej ženy-súsedy prišly povedať, že otec ide predať kravu, že bolo by oriadiť trochu rodný dom, lebo sestra Mara Meľošovie na všetko nestačí a Juro, brat, čím väčšmi dorastá, tým tuhšie sa škriepi s otcom. Nepovedala nič, keď sa dozvedela, že Juro ušiel do Ameriky s akýmisi Tisovčanmi, ba už i písal, že mu je dobre za morom. Neobzrela si meľošovskú chalupu, keď išla vedľa nej, sťa by predsavzatie iba tvrdlo. Sestra Mara sama ju zastavila pri potoku, nariekala, že otec nad všetko zlo tratí i zrak, haluz už nerozštiepi, lebo nedovidí pred sebou penku. Ešte ďaleko pred mrkaním vydria</text:span></text:span><text:span text:style-name="CharStyle15"><text:span text:style-name="T1">pe</text:span></text:span><text:span text:style-name="CharStyle15"><text:span text:style-name="T42"> sa na pec a volá: Mara, ty prekliata,</text:span></text:span><text:span text:style-name="CharStyle17"><text:span text:style-name="T42"> </text:span></text:span><text:span text:style-name="CharStyle15"><text:span text:style-name="T42">ty si ma zariekla, zato mi je </text:span></text:span><text:soft-page-break/><text:span text:style-name="CharStyle15"><text:span text:style-name="T42">takto</text:span></text:span><text:span text:style-name="CharStyle15"><text:span text:style-name="T1">.</text:span></text:span><text:span text:style-name="CharStyle15"><text:span text:style-name="T42"> Kydala si na mňa všetko zlo, keď som ťa trochu zmóresi</text:span></text:span><text:span text:style-name="CharStyle15"><text:span text:style-name="T18">l.</text:span></text:span><text:span text:style-name="CharStyle15"><text:span text:style-name="T42"> </text:span></text:span><text:span text:style-name="CharStyle15"><text:span text:style-name="T1">A</text:span></text:span><text:span text:style-name="CharStyle15"><text:span text:style-name="T42"> či mi aj Maruša vždy nehovorila, aby som oslepol, aby som do skleničky nevidel? Také mám dievky! Mara, a či mi nevieš vody prih</text:span></text:span><text:span text:style-name="CharStyle15"><text:span text:style-name="T1">otov</text:span></text:span><text:span text:style-name="CharStyle15"><text:span text:style-name="T42">iť, aby som mal čo pi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Taký začínal byť Meľoš. A raz sa dopočula Maruša, že ani za dňa s pece neschodí, ale</text:span></text:span><text:span text:style-name="CharStyle15"><text:span text:style-name="T1"> </text:span></text:span><text:span text:style-name="CharStyle15"><text:span text:style-name="T42">— nešuchla sa k obloku, či je naozaj tak. — Maruša, ty si ako bralo, — hovorily súsedy, </text:span></text:span><text:span text:style-name="CharStyle15"><text:span text:style-name="T1">— </text:span></text:span><text:span text:style-name="CharStyle15"><text:span text:style-name="T42">ani hlas neostane v tebe, i ten sa odrazí. No, Maruša pokrčila plece, a ak začala, začala</text:span></text:span><text:span text:style-name="CharStyle15"><text:span text:style-name="T1"> </text:span></text:span><text:span text:style-name="CharStyle15"><text:span text:style-name="T42">o</text:span></text:span><text:span text:style-name="CharStyle15"><text:span text:style-name="T1"> </text:span></text:span><text:span text:style-name="CharStyle15"><text:span text:style-name="T42">inom hovoriť.</text:span></text:span></text:p>
        <text:p text:style-name="P26"><text:span text:style-name="CharStyle15"><text:span text:style-name="T42">V Makovie chalupe mali právo, aby sa teraz divili.</text:span></text:span></text:p>
        <text:p text:style-name="P26"><text:span text:style-name="CharStyle15"><text:span text:style-name="T42">—</text:span></text:span><text:span text:style-name="CharStyle15"><text:span text:style-name="T1"> </text:span></text:span><text:span text:style-name="CharStyle15"><text:span text:style-name="T42">Ozaj si bo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ušla nevdojak otázka z Juliných úst</text:span></text:span></text:p>
        <text:p text:style-name="P26"><text:span text:style-name="CharStyle15"><text:span text:style-name="T42">A Maruša naozaj prikývla.</text:span></text:span></text:p>
        <text:p text:style-name="P26"><text:span text:style-name="CharStyle15"><text:span text:style-name="T42">— Teraz, keď Mara slúži, tak ti prichodí, —</text:span></text:span><text:span text:style-name="CharStyle15"><text:span text:style-name="T1"> </text:span></text:span><text:span text:style-name="CharStyle15"><text:span text:style-name="T42">odobrovala Jula, hoci sa </text:span></text:span><text:span text:style-name="CharStyle15"><text:span text:style-name="T1">j</text:span></text:span><text:span text:style-name="CharStyle15"><text:span text:style-name="T42">ej vec zdala neuveriteľná, lebo i sama by bola šla Meľoša opatriť, keby jej bolo prišlo na um, že teraz na deň ostáva v chalupe sám, lebo Mara dostala službu u ferštrov a chodieva domov iba na noc.</text:span></text:span></text:p>
        <text:p text:style-name="P26"><text:span text:style-name="CharStyle15"><text:span text:style-name="T42">Lenže myšlienky má dnes Jula ako zpretrhané pavučiny, prišiel by čo najmenší závan a pavučina by odplávala</text:span></text:span><text:span text:style-name="CharStyle15"><text:span text:style-name="T1">.</text:span></text:span><text:span text:style-name="CharStyle15"><text:span text:style-name="T42"> Odplávala by i taká veľká novina, ako je Marušino obrátenie sa. Krútila by hlavou nad novinou, krútila by dlho, dlho, i keby už nemyslela na slepého Meľoša, ale neudržala by sa pri ničom dlho</text:span></text:span><text:span text:style-name="CharStyle15"><text:span text:style-name="T1">.</text:span></text:span></text:p>
        <text:p text:style-name="P26"><text:span text:style-name="CharStyle15"><text:span text:style-name="T42">Iba ak si pozrie do lona a vidí, ako zaspal Jožko s otvorenými ústami a ako sa mu v kútikoch úst belie mlieko, ktoré neoblizol. Iba ak vtedy utíši sa okolo nej všetko, lebo takéto mliečne ústa bývajú ohromne mocné a prevládzu zavše i to, čo sto dospelých ľudí neprevládalo.</text:span></text:span></text:p>
        <text:p text:style-name="P26"><text:soft-page-break/><text:span text:style-name="CharStyle15"><text:span text:style-name="T42">No, kŕč, potvora, spr</text:span></text:span><text:span text:style-name="CharStyle15"><text:span text:style-name="T1">o</text:span></text:span><text:span text:style-name="CharStyle15"><text:span text:style-name="T42">b</text:span></text:span><text:span text:style-name="CharStyle15"><text:span text:style-name="T1">uj,</text:span></text:span><text:span text:style-name="CharStyle15"><text:span text:style-name="T42"> čo zmôžeš vtedy, keď si Jula pozre do lona na uspatého syna!...</text:span></text:span></text:p>
        <text:p text:style-name="P26"><text:span text:style-name="CharStyle15"><text:span text:style-name="T42">A vtedy oslovila Maruša Jozefa Maka:</text:span></text:span></text:p>
        <text:p text:style-name="P26"><text:span text:style-name="CharStyle15"><text:span text:style-name="T42">— Jožko, u našich, u Meľošov padá válov a podmostni</text:span></text:span><text:span text:style-name="CharStyle15"><text:span text:style-name="T1">c</text:span></text:span><text:span text:style-name="CharStyle15"><text:span text:style-name="T42">e sa prevaľujú. Voľakedy si ich naprával, nuž mohol by si ich i teraz.</text:span></text:span></text:p>
        <text:p text:style-name="P26"><text:span text:style-name="CharStyle15"><text:span text:style-name="T42">A Jula vtedy skoro nahlas vykríkla.</text:span></text:span></text:p>
        <text:p text:style-name="P26"><text:span text:style-name="CharStyle15"><text:span text:style-name="T42">Aj ústa sa jej rozhýbaly, iba zázrakom sa stalo, že nevydala hlas, pritisla si dlaňou hruď a bezhlasne si hovorila:</text:span></text:span></text:p>
        <text:p text:style-name="P26"><text:span text:style-name="CharStyle15"><text:span text:style-name="T42">— Už je tu! T</text:span></text:span><text:span text:style-name="CharStyle15"><text:span text:style-name="T1">u!!</text:span></text:span><text:span text:style-name="CharStyle15"><text:span text:style-name="T42"> Už prišlo na mňa!.</text:span></text:span><text:span text:style-name="CharStyle15"><text:span text:style-name="T1">.</text:span></text:span><text:span text:style-name="CharStyle15"><text:span text:style-name="T42">. Ja</text:span></text:span><text:span text:style-name="CharStyle15"><text:span text:style-name="T1">j</text:span></text:span><text:span text:style-name="CharStyle15"><text:span text:style-name="T42">.</text:span></text:span><text:span text:style-name="CharStyle15"><text:span text:style-name="T1">..</text:span></text:span></text:p>
        <text:p text:style-name="P26"><text:span text:style-name="CharStyle15"><text:span text:style-name="T42">Pritisla i syna, že sa hneď rozplakal, pobledla a srdce sa jej chvelo, lebo Julin kŕč bol zákerný: keď sa najmenej nazdala, vtedy ju vychytil a priam srdce jej začal skrúcať sem i ta.</text:span></text:span></text:p>
        <text:p text:style-name="P26"><text:span text:style-name="CharStyle15"><text:span text:style-name="T42">Jula! Ale, či ty blaznieš?...</text:span></text:span></text:p>
        <text:p text:style-name="P26"><text:span text:style-name="CharStyle15"><text:span text:style-name="T42">Či sa ti rozum obracia? Nuž čože je na tom, že sa u Meľošov prevaľujú podmostiny? — Len si priznaj, že si hlúpa. U Meľošov prehnije kúsok dreva </text:span></text:span><text:span text:style-name="CharStyle15"><text:span text:style-name="T1">a</text:span></text:span><text:span text:style-name="CharStyle15"><text:span text:style-name="T42"> ty tak bledneš, sťa by ti išli hlavu odrezať. Čože je to za nerozum? Tvoj Jozef sa tam dobre vyzná, ba Meľošovie chalupa ho kedysi, keď bolo najhoršie, pritúlila, nuž mal by vyskočiť s lavice a povedať:</text:span></text:span></text:p>
        <text:p text:style-name="P26"><text:span text:style-name="CharStyle15"><text:span text:style-name="T42">— Hneď idem, lebo sa mi patrí!</text:span></text:span></text:p>
        <text:p text:style-name="P26"><text:span text:style-name="CharStyle15"><text:span text:style-name="T42">Jula, čo sa tak dívaš na Jozefa! Či si smiešna, že sa na dne srdca tešíš, keď Jozef iba pomaly, neprítomn</text:span></text:span><text:span text:style-name="CharStyle15"><text:span text:style-name="T18">e</text:span></text:span><text:span text:style-name="CharStyle15"><text:span text:style-name="T42"> obracia hlavu</text:span></text:span><text:span text:style-name="CharStyle15"><text:span text:style-name="T1">,</text:span></text:span><text:span text:style-name="CharStyle15"><text:span text:style-name="T42"> čo ťa do toho, čo Jozef Mak na túto prirodzenú vec odpovie?</text:span></text:span></text:p>
        <text:p text:style-name="P26"><text:soft-page-break/><text:span text:style-name="CharStyle15"><text:span text:style-name="T42">— Válov bude treba podoprie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ovorí Maruša.</text:span></text:span></text:p>
        <text:p text:style-name="P26"><text:span text:style-name="CharStyle15"><text:span text:style-name="T42">— </text:span></text:span><text:span text:style-name="CharStyle15"><text:span text:style-name="T1">U</text:span></text:span><text:span text:style-name="CharStyle15"><text:span text:style-name="T42"> vás?</text:span></text:span></text:p>
        <text:p text:style-name="P26"><text:span text:style-name="CharStyle15"><text:span text:style-name="T42">Maruša prisviedča hlavou.</text:span></text:span></text:p>
        <text:p text:style-name="P26"><text:span text:style-name="CharStyle15"><text:span text:style-name="T42">—</text:span></text:span><text:span text:style-name="CharStyle15"><text:span text:style-name="T1"> </text:span></text:span><text:span text:style-name="CharStyle15"><text:span text:style-name="T42">A to dnes?</text:span></text:span></text:p>
        <text:p text:style-name="P26"><text:span text:style-name="CharStyle15"><text:span text:style-name="T42">— Dne</text:span></text:span><text:span text:style-name="CharStyle15"><text:span text:style-name="T1">s</text:span></text:span><text:span text:style-name="CharStyle15"><text:span text:style-name="T42">... hockedy.</text:span></text:span></text:p>
        <text:p text:style-name="P26"><text:span text:style-name="CharStyle15"><text:span text:style-name="T42">Pokým Jozef Mak váha, to je dlhá</text:span></text:span><text:span text:style-name="CharStyle15"><text:span text:style-name="T1"> </text:span></text:span><text:span text:style-name="CharStyle15"><text:span text:style-name="T42">a ukrutná chvíľa.</text:span></text:span></text:p>
        <text:p text:style-name="P26"><text:span text:style-name="CharStyle15"><text:span text:style-name="T42">— Však môžem ísť, stačím. Na druhý týždeň pôjdem...</text:span></text:span></text:p>
        <text:p text:style-name="P26"><text:span text:style-name="CharStyle15"><text:span text:style-name="T42">Jula by vykríkla zas, keby smela.</text:span></text:span></text:p>
        <text:p text:style-name="P26"><text:span text:style-name="CharStyle15"><text:span text:style-name="T42">Keby smela Jozefovi Makoví aspoň pošepnúť:</text:span></text:span></text:p>
        <text:p text:style-name="P26"><text:span text:style-name="CharStyle15"><text:span text:style-name="T42">—</text:span></text:span><text:span text:style-name="CharStyle15"><text:span text:style-name="T1"> </text:span></text:span><text:span text:style-name="CharStyle15"><text:span text:style-name="T42">Jožko, veď si ty dobrotivý! Aký kameň si mi sňal so srdca! Ja som hlúpa, neviem, aký to bol kameň, ale razom sa mi privalil, a stenem ešte i teraz, hoci znášam iba stopu. Ale i stopa je ťažk</text:span></text:span><text:span text:style-name="CharStyle15"><text:span text:style-name="T1">á</text:span></text:span><text:span text:style-name="CharStyle15"><text:span text:style-name="T42">... Veď válov u Me</text:span></text:span><text:span text:style-name="CharStyle15"><text:span text:style-name="T59">ľ</text:span></text:span><text:span text:style-name="CharStyle15"><text:span text:style-name="T42">ošov teraz nepotrebujú, choď len o týždeň, —</text:span></text:span><text:span text:style-name="CharStyle15"><text:span text:style-name="T1"> </text:span></text:span><text:span text:style-name="CharStyle15"><text:span text:style-name="T42">tak ťa pekne prosí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lebo choď len o dv</text:span></text:span><text:span text:style-name="CharStyle15"><text:span text:style-name="T1">a</text:span></text:span><text:span text:style-name="CharStyle15"><text:span text:style-name="T42">... Jožko, múdre ženy hovoria, že materino mlieko nesmie strpknúť a mňa teraz voľačo mátoží. Keby som sa mala koho poradiť. Ako je to, Jožko, ako, že si teraz neviem od Maruši rady pýtať? — </text:span></text:span><text:span text:style-name="CharStyle15"><text:span text:style-name="T1">B</text:span></text:span><text:span text:style-name="CharStyle15"><text:span text:style-name="T42">ože dobrotivý, veď je to strašné, že sa teraz neviem s Marušou rozprávať!...</text:span></text:span></text:p>
        <text:p text:style-name="P5"><text:span text:style-name="CharStyle15"><text:span text:style-name="T42"/></text:span></text:p>
        <text:h text:style-name="Heading_20_1" text:outline-level="1"><text:span text:style-name="CharStyle15"><text:span text:style-name="T85">53.</text:span></text:span></text:h>
        <text:p text:style-name="P26"><text:span text:style-name="CharStyle15"><text:span text:style-name="T42"/></text:span></text:p>
        <text:p text:style-name="P27"><text:span text:style-name="CharStyle15"><text:span text:style-name="T42">Jozef Mak už minulú nedeľu by bol šiel do kostola, ale J</text:span></text:span><text:span text:style-name="CharStyle15"><text:span text:style-name="T18">u</text:span></text:span><text:span text:style-name="CharStyle15"><text:span text:style-name="T42">le prišla na um nerozumná reč, ktorej sa skoro nahlas tešila. Pokladala myšlienku za vnuknutie </text:span></text:span><text:soft-page-break/><text:span text:style-name="CharStyle15"><text:span text:style-name="T42">božie, a len čo začali v dome vstávať, začala pripomínať mužovi, že je pôst a že je pôst na to, aby sa človek trochu rozpamätal na Boha. Priamo, pravda, netrúfala si to Joze</text:span></text:span><text:span text:style-name="CharStyle15"><text:span text:style-name="T1">fo</text:span></text:span><text:span text:style-name="CharStyle15"><text:span text:style-name="T42">vi </text:span></text:span><text:span text:style-name="CharStyle15"><text:span text:style-name="T1">po</text:span></text:span><text:span text:style-name="CharStyle15"><text:span text:style-name="T42">vedať, ale opakovala, ako to hovorievala kedysi nebohá matka sestrám a zaťom, hoc Mak hocktorú chvíľu mohol jej povedať: Jula,</text:span></text:span><text:span text:style-name="CharStyle15"><text:span text:style-name="T1"> </text:span></text:span><text:span text:style-name="CharStyle15"><text:span text:style-name="T42">ako sa to môžeš pamätať?! Bola by sa prestrašila a um</text:span></text:span><text:span text:style-name="CharStyle15"><text:span text:style-name="T59">ĺ</text:span></text:span><text:span text:style-name="CharStyle15"><text:span text:style-name="T1">k</text:span></text:span><text:span text:style-name="CharStyle15"><text:span text:style-name="T42">la. Ale Jozef Mak nepovedal nič, nuž osmelila sa spomínať i spoveď a uľahčilo sa jej, keď túto otázku dokončila, sťa by od nej nič ďalšieho nemala očakávať. No Mak zasa nič nepovedal, ale do kostola nešiel.</text:span></text:span></text:p>
        <text:p text:style-name="P26"><text:span text:style-name="CharStyle15"><text:span text:style-name="T42">A Jula vedela, prečo nešiel.</text:span></text:span></text:p>
        <text:p text:style-name="P26"><text:span text:style-name="CharStyle15"><text:span text:style-name="T42">I dnes si myslela, že ostal doma, i modlila</text:span></text:span><text:span text:style-name="CharStyle30"><text:span text:style-name="T42"> </text:span></text:span><text:span text:style-name="CharStyle15"><text:span text:style-name="T42">sa zaň, skláňala hlavu až po kamennú dlážku a keď dvíhala oči na sviece, sochy a pozlátky, div </text:span></text:span><text:span text:style-name="CharStyle15"><text:span text:style-name="T1">j</text:span></text:span><text:span text:style-name="CharStyle15"><text:span text:style-name="T42">e</text:span></text:span><text:span text:style-name="CharStyle15"><text:span text:style-name="T1">j</text:span></text:span><text:span text:style-name="CharStyle15"><text:span text:style-name="T42"> duša sama nevyletela dohora v úpenlivej prosbe, veľkej prosbe, ktorá skutočného obsahu nemala, lebo Jula Maková sama nevedela, o čo pros</text:span></text:span><text:span text:style-name="CharStyle15"><text:span text:style-name="T1">í</text:span></text:span></text:p>
        <text:p text:style-name="P26"><text:span text:style-name="CharStyle15"><text:span text:style-name="T42">A nesmiloval sa nik, čo len náhodou, aby jej to vyzradi</text:span></text:span><text:span text:style-name="CharStyle15"><text:span text:style-name="T1">l.</text:span></text:span><text:span text:style-name="CharStyle15"><text:span text:style-name="T42"> Sviece, pozlátky a sochy až zúfale sa namáhaly, aby jej pomohly, ale pozlátky a sochy nesmú prehovoriť, ani sa hnúť, lebo čas zázrakov pominul sa dávno, nuž Jula Maková nezvedela, že k pravým laviciam dotisol sa Jozef Mak</text:span></text:span><text:span text:style-name="CharStyle15"><text:span text:style-name="T1">.</text:span></text:span></text:p>
        <text:p text:style-name="P26"><text:span text:style-name="CharStyle15"><text:span text:style-name="T42">Dotisol sa trochu vzdorovitý, zastal si pri plne</text:span></text:span><text:span text:style-name="CharStyle15"><text:span text:style-name="T1">j</text:span></text:span><text:span text:style-name="CharStyle15"><text:span text:style-name="T42"> lavici, nevediac napochytre, čo má robiť, či s</text:span></text:span><text:span text:style-name="CharStyle15"><text:span text:style-name="T18">i</text:span></text:span><text:span text:style-name="CharStyle15"><text:span text:style-name="T42"> hneď kľaknúť alebo ostať stáť. No na kraji sedel Augustín Bo</text:span></text:span><text:span text:style-name="CharStyle15"><text:span text:style-name="T1">š</text:span></text:span><text:span text:style-name="CharStyle15"><text:span text:style-name="T42">eľa, ten, čo bude onedlho rychtárom a ten sa šuchol trochu v lavici, aby Jozefovi spravil miesta. Hej. I kývol trochu hlavou a pod lavicou podal mu ruku. Na vlas stalo sa tak a potom obaja rovnako sklonili hlavy, keď kňaz kropil.</text:span></text:span></text:p>
        <text:p text:style-name="P26"><text:soft-page-break/><text:span text:style-name="CharStyle15"><text:span text:style-name="T42">— Prišiel s</text:span></text:span><text:span text:style-name="CharStyle15"><text:span text:style-name="T1">i</text:span></text:span><text:span text:style-name="CharStyle15"><text:span text:style-name="T42">...</text:span></text:span></text:p>
        <text:p text:style-name="P26"><text:span text:style-name="CharStyle15"><text:span text:style-name="T42">Jozef Mak prikývol skor</text:span></text:span><text:span text:style-name="CharStyle15"><text:span text:style-name="T1">o </text:span></text:span><text:span text:style-name="CharStyle15"><text:span text:style-name="T42">nebadatelne, ako sa v kostole patrí a zrazu sa mu i samému tak zdalo, ako by len teraz prišiel domov.</text:span></text:span></text:p>
        <text:p text:style-name="P26"><text:span text:style-name="CharStyle15"><text:span text:style-name="T42">Celkom tak.</text:span></text:span></text:p>
        <text:p text:style-name="P26"><text:span text:style-name="CharStyle15"><text:span text:style-name="T42">Aha, veď sú tu rady dievok a mládencov, rovné ako brázda, pevné ako požehnaná pšenica. Tu sú kvetované st</text:span></text:span><text:span text:style-name="CharStyle15"><text:span text:style-name="T59">ĺ</text:span></text:span><text:span text:style-name="CharStyle15"><text:span text:style-name="T42">py-výbežky múrov, akých inde niet. I vyšedivená červená zástava s popukaným obrazom sv. Michala, čo nosieva Eliáš, je jedine tu. Smutní anjelici na oltári sú tu. Veď bol aj v iných kostoloch, pravda, ale nikde inde nevidel taký tmavý obraz nad oltárom, takého umučeného Krista, no ani M</text:span></text:span><text:span text:style-name="CharStyle15"><text:span text:style-name="T18">a</text:span></text:span><text:span text:style-name="CharStyle15"><text:span text:style-name="T42">riu nie, M</text:span></text:span><text:span text:style-name="CharStyle15"><text:span text:style-name="T18">a</text:span></text:span><text:span text:style-name="CharStyle15"><text:span text:style-name="T42">riu z vosku s podivným úsmevom a bielymi očami bez zreníc, s korunou na hlave.</text:span></text:span></text:p>
        <text:p text:style-name="P26"><text:span text:style-name="CharStyle15"><text:span text:style-name="T42">Či toto všetko našiel by inde na svete?</text:span></text:span></text:p>
        <text:p text:style-name="P26"><text:span text:style-name="CharStyle15"><text:span text:style-name="T42">Múdre je, že v kostole po roky a roky nič nepohýbu, lebo veď ako by sa potom ľudia v tom vynašli? Ako by mohol prísť domov Jozef Mak? Ba dobre je, že všetky kostoly sú staré. Nový? — Nový kostol ani nie je kostol. Najprv musí osta</text:span></text:span><text:span text:style-name="CharStyle15"><text:span text:style-name="T59">rn</text:span></text:span><text:span text:style-name="CharStyle15"><text:span text:style-name="T42">úť, aby sa mohli ľudia v ňom modliť. Otčenáš je starý, veľmi starý, azda modlil sa ho už prvý človek a ťažko by ho bolo dôstojne odriekať v novom chráme. Vymeniť poplátané lavice — ľudia by sa cítili ako v cudzom, museli by privykať, hľadali by sa, obzerali po súsedoch, či sú známi. A Jozef Mak by si neopakoval:</text:span></text:span></text:p>
        <text:p text:style-name="P26"><text:span text:style-name="CharStyle15"><text:span text:style-name="T42">—</text:span></text:span><text:span text:style-name="CharStyle15"><text:span text:style-name="T1"> </text:span></text:span><text:span text:style-name="CharStyle15"><text:span text:style-name="T42">Prišiel som... A tu sme všetci. Latinák vyčnieva o hlavu v tretej lavici, na svojom mieste, farár kladie hlavu trochu nabok, keď sa obracia, Oravkinke trasie sa hlas, keď spieva, </text:span></text:span><text:span text:style-name="CharStyle15"><text:span text:style-name="T1">R</text:span></text:span><text:span text:style-name="CharStyle15"><text:span text:style-name="T42">usnák, ako vždy, pretiahne pieseň o slabiku ďalej. Organ m</text:span></text:span><text:span text:style-name="CharStyle15"><text:span text:style-name="T18">u</text:span></text:span><text:span text:style-name="CharStyle15"><text:span text:style-name="T42">m</text:span></text:span><text:span text:style-name="CharStyle15"><text:span text:style-name="T18">l</text:span></text:span><text:span text:style-name="CharStyle15"><text:span text:style-name="T42">e </text:span></text:span><text:soft-page-break/><text:span text:style-name="CharStyle15"><text:span text:style-name="T42">a keď rechtor prestane hrať, bude fučať a každý môže p</text:span></text:span><text:span text:style-name="CharStyle15"><text:span text:style-name="T60">o</text:span></text:span><text:span text:style-name="CharStyle15"><text:span text:style-name="T42">čuť, ako klepne kľuka mechov, keď ju starý Bronda pridlávi nohou až po kameň. </text:span></text:span><text:span text:style-name="CharStyle15"><text:span text:style-name="T1">—</text:span></text:span><text:span text:style-name="CharStyle15"><text:span text:style-name="T42"> Veď som teraz doma!</text:span></text:span><text:span text:style-name="CharStyle15"><text:span text:style-name="T1"> — </text:span></text:span><text:span text:style-name="CharStyle15"><text:span text:style-name="T42">Bánócziho žena sa omeškal</text:span></text:span><text:span text:style-name="CharStyle15"><text:span text:style-name="T1">a — </text:span></text:span><text:span text:style-name="CharStyle15"><text:span text:style-name="T42">aké by bolo divné, keby prišla včas! — sadá si ku kostolníkovi za nízkou kazateľnicou. A miništranti podkasávajú si sukne, lebo sa im pletú nohy do nich.</text:span></text:span></text:p>
        <text:p text:style-name="P26"><text:span text:style-name="CharStyle15"><text:span text:style-name="T1">—</text:span></text:span><text:span text:style-name="CharStyle15"><text:span text:style-name="T42"> Drahí veriaci! — začína prichodiť hlas s kancľa.</text:span></text:span></text:p>
        <text:p text:style-name="P26"><text:span text:style-name="CharStyle15"><text:span text:style-name="T42">— To sa i mne prihovára, — šepne čosi Jozefovi Makov</text:span></text:span><text:span text:style-name="CharStyle15"><text:span text:style-name="T19">i</text:span></text:span><text:span text:style-name="CharStyle15"><text:span text:style-name="T42"> a príjemný mráz prechodí mu chrbtom. — Ktože sa mi dosiaľ prihovoril? Nik. Nik nerozpráva o tom, čo rozpráva kňaz. Nik, nik. Nik nespomína také veci ako kňaz. Povie ti, čo je v tebe dobrého a čo zlého. Ťažkého, boľavého, nejasného. Ľudia mnoho roz</text:span></text:span><text:span text:style-name="CharStyle15"><text:span text:style-name="T1">pr</text:span></text:span><text:span text:style-name="CharStyle15"><text:span text:style-name="T42">áva</text:span></text:span><text:span text:style-name="CharStyle15"><text:span text:style-name="T1">jú</text:span></text:span><text:span text:style-name="CharStyle15"><text:span text:style-name="T42">, alebo veľmi chvália, alebo hania, ale kňaz povie ti to ešte tvrdšie a hnevu za slovom nevycítiš. Sťa by ti hovoril: Všetci sme hriešni, i ja, i Litera, Bronda, i ty, Jozef Mak. Káram seba i teba, rovnako, spravodliv</text:span></text:span><text:span text:style-name="CharStyle15"><text:span text:style-name="T19">e</text:span></text:span><text:span text:style-name="CharStyle15"><text:span text:style-name="T42">, lebo rovnako znášame biedy sveta. Teraz máš biedu ty, Jozef Mak, o chvíľu budú j</text:span></text:span><text:span text:style-name="CharStyle15"><text:span text:style-name="T60">u</text:span></text:span><text:span text:style-name="CharStyle15"><text:span text:style-name="T42"> mať iní. Pozri na rad klasov-hláv pred tebou, každý už mal nejakú biedu, alebo nevieš, o akej rozmýšľa teraz. Ťažko je o všetkom vedieť. Chcel si mať zdravie? Máš ho. I sekeru podvihneš, ako vysoko chceš. Kus strechy sa ti ušlo — chválil si sa ňou tým, </text:span></text:span><text:span text:style-name="CharStyle15"><text:span text:style-name="T19">č</text:span></text:span><text:span text:style-name="CharStyle15"><text:span text:style-name="T42">o nemajú ani kus. Chcel si sa oženiť, oženil si sa, nik ti v tom nerozkazoval a žena ti jedenásť ráz išla naproti. Ženy, čo navštevujú Aduša, hovoria ti: Jožo, Jula ti takého syna doniesla, sťa by ho bola nosila rok. Kto by sa bol nazdal, že Jula môže doniesť takého silného chlapca. Onedlho si ho postavíš na kolená a spravíš mu bi</text:span></text:span><text:span text:style-name="CharStyle15"><text:span text:style-name="T1">č.</text:span></text:span><text:span text:style-name="CharStyle15"><text:span text:style-name="T42">.. (Štefan Hančin, keď natrafil na rovné bôrovčie v hore, vždy vytiahol nôž a odrezal prút. — Malý Jano doma bude sa </text:span></text:span><text:soft-page-break/><text:span text:style-name="CharStyle15"><text:span text:style-name="T42">tešiť, — hovorieval, keď bielil prút.) Ak drevo pôjde... </text:span></text:span><text:span text:style-name="CharStyle15"><text:span text:style-name="T1">Č</text:span></text:span><text:span text:style-name="CharStyle15"><text:span text:style-name="T42">i kňaz nehovorí o dreve? B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 dreve hovorí. Možno spomína inšie, ale vyznieva to tak, ako by o dreve rozprával. O hore, o smrekoch a jedliach. Rozpráva, že brázdy v chotári, ľanoviská, kapustniská a zemiaky sú iba na oko. Iba na to, aby ženy mal</text:span></text:span><text:span text:style-name="CharStyle15"><text:span text:style-name="T19">y</text:span></text:span><text:span text:style-name="CharStyle15"><text:span text:style-name="T42"> čo robiť. Opravdivý klas rastie v horách, drevo je chlieb, drevo je mlieko, drevo je život. Sfúkni, búrka, hory a dívaj sa na strach prázdnych rúk. Pováľaj, víchor, smreky a žasni, koľko úst ostane prázdnych. Zemiakov sa nenaje nik. Drevo jeme ráno a večer, i kňaz sa teraz iste, iste za drevo modlí, aby nikdy neprišiel víchor, čo by do brala vbil drevený klas. Až na veky vekov</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meň... A plamienky sviec na oltári rovnako horia, rovnako sa zakníšu napravo alebo naľavo. Rovnako žijú, hoci jedna dohára väčšmi a druhá má tenší knôt. Chlapci pred oltárom</text:span></text:span><text:span text:style-name="CharStyle17"><text:span text:style-name="T42"> </text:span></text:span><text:span text:style-name="CharStyle15"><text:span text:style-name="T42">zacengajú a rovnako sa skláňajú a dvíhajú hlavy, hoci je jedna vyššia, druhá strieborná a tretia vzdorovit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Jozef, ani teba tu nik nezbadá, že si Mak</text:span></text:span><text:span text:style-name="CharStyle15"><text:span text:style-name="T1">.</text:span></text:span><text:span text:style-name="CharStyle15"><text:span text:style-name="T42"> Všetko sa tu urovná, keď sa rozleje ťahavá pieseň ponad hlavy, takí sú všetci, ako ty, taký si ty, ako sú všetci. Tu sme ako hora: strom pri strome, a len to má význam, čo všetky korene ovlaží rovnako a rovnako rozkolíše všetky vrcholce. Ty si nie Jozef Mak, ale celá dedina je v tebe. Všetci sa tu rovnako boria, rovnako rodia a mrú</text:span></text:span><text:span text:style-name="CharStyle15"><text:span text:style-name="T1">. </text:span></text:span><text:span text:style-name="CharStyle15"><text:span text:style-name="T42">Tak majú radi strechu nad sebou, ako ty. Jedávajú drevo, ako ty a čo na tom, že Bánóczi klame svet? Klamal by iný, cudzí. Baniar patrí do dediny, do hory. Ukrivdil mi? Sebe s</text:span></text:span><text:span text:style-name="CharStyle15"><text:span text:style-name="T1">i</text:span></text:span><text:span text:style-name="CharStyle15"><text:span text:style-name="T42"> pomáha. Tak si pomáha, ako vie. Aj Baniar je dedina i keď je Bánóczi. Trestaný bol za mladi, nedostal by ináč licenc. Drevo rúbať sa nenaučil, nuž čo s takým biednym človekom, čo sa nenaučí stínať horu?... A Jula?... Kto by našiel krivé slovo, aby ho s čistým svedomím mohol vypustiť z úst? </text:span></text:span><text:span text:style-name="CharStyle15"><text:span text:style-name="T60">Č</text:span></text:span><text:span text:style-name="CharStyle15"><text:span text:style-name="T42">o </text:span></text:span><text:soft-page-break/><text:span text:style-name="CharStyle15"><text:span text:style-name="T42">vykonala zlého mne? </text:span></text:span><text:span text:style-name="CharStyle15"><text:span text:style-name="T1">Č</text:span></text:span><text:span text:style-name="CharStyle15"><text:span text:style-name="T42">i nie Jula mi chráni strechu nad hlavou? Jula ma čakala a čakáva jediná. Ja mám len Julu a nikoho iného. Maruša... Maruša má Me</text:span></text:span><text:span text:style-name="CharStyle15"><text:span text:style-name="T1">ľ</text:span></text:span><text:span text:style-name="CharStyle15"><text:span text:style-name="T42">ošovskú krv. Božia ruka jej dala znamenie, azda sa ho i drží a ja so</text:span></text:span><text:span text:style-name="CharStyle15"><text:span text:style-name="T1">m</text:span></text:span><text:span text:style-name="CharStyle15"><text:span text:style-name="T42">... Baránok boží, ktorý snímaš hriechy sveta...</text:span></text:span></text:p>
        <text:p text:style-name="P26"><text:span text:style-name="CharStyle15"><text:span text:style-name="T42">Vari </text:span></text:span><text:span text:style-name="CharStyle15"><text:span text:style-name="T1">je</text:span></text:span><text:span text:style-name="CharStyle15"><text:span text:style-name="T42"> už koniec?</text:span></text:span></text:p>
        <text:p text:style-name="P26"><text:span text:style-name="CharStyle15"><text:span text:style-name="T42">—</text:span></text:span><text:span text:style-name="CharStyle15"><text:span text:style-name="T1"> </text:span></text:span><text:span text:style-name="CharStyle15"><text:span text:style-name="T42">Ani som sa neprežehnal,</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myslí si Jozef Mak a ťažko sa pohýna z lavice.</text:span></text:span></text:p>
        <text:p text:style-name="P26"><text:span text:style-name="CharStyle15"><text:span text:style-name="T42">Azda by nedbal, keby kňaz znova začal kázať, keby organ neprestal hučať, ale brázdy a ľudské múry sa pohly, otvorily sa vráta a hora začína odtekať</text:span></text:span><text:span text:style-name="CharStyle15"><text:span text:style-name="T1">,</text:span></text:span><text:span text:style-name="CharStyle15"><text:span text:style-name="T42"> červený Aduš láme sa pred každým obrazom ako trieska, do každej misky nasype trochu mincí z tých, čo mu ľudia cez týždeň nanosili, lebo vždy tak robieva, rozkladá ruky, ako kňaz a jednak je nie teraz smiešny, ako je zavše smiešny v chalupe, kde kníše sa tak isto.</text:span></text:span></text:p>
        <text:p text:style-name="P26"><text:span text:style-name="CharStyle15"><text:span text:style-name="T42">Aduš dokončieva, tak je koniec.</text:span></text:span></text:p>
        <text:p text:style-name="P26"><text:span text:style-name="CharStyle15"><text:span text:style-name="T42">—</text:span></text:span><text:span text:style-name="CharStyle15"><text:span text:style-name="T1"> </text:span></text:span><text:span text:style-name="CharStyle15"><text:span text:style-name="T42">Doma si, Jožo? — drží ho ktosi predo dvermi.</text:span></text:span></text:p>
        <text:p text:style-name="P26"><text:span text:style-name="CharStyle15"><text:span text:style-name="T42">— Ba že som prišiel! — odpovedá Jozef Mak a celkom sa tak cíti, sťa by v živote iba teraz prišiel naozaj do dediny. Obzre sa do vrát, — či naozaj ostaly tam ťarchy, či i cela č. 31. A len potom si všimne, že ho drgal Adam Bronda-Lipták, ten, čo furmančí, lebo mávajú krmu na dva páry koní.</text:span></text:span></text:p>
        <text:p text:style-name="P26"><text:span text:style-name="CharStyle15"><text:span text:style-name="T42">— Dlho si vojakoval, hockto sa im tak nepáči.</text:span></text:span></text:p>
        <text:p text:style-name="P26"><text:span text:style-name="CharStyle15"><text:span text:style-name="T42">—</text:span></text:span><text:span text:style-name="CharStyle15"><text:span text:style-name="T1"> </text:span></text:span><text:span text:style-name="CharStyle15"><text:span text:style-name="T42">Hockto nie.</text:span></text:span></text:p>
        <text:p text:style-name="P26"><text:span text:style-name="CharStyle15"><text:span text:style-name="T42">— My si hovoríme, keď sme počuli, kde sa to v Jožovi nabralo?</text:span></text:span></text:p>
        <text:p text:style-name="P26"><text:span text:style-name="CharStyle15"><text:span text:style-name="T42">—</text:span></text:span><text:span text:style-name="CharStyle15"><text:span text:style-name="T1"> </text:span></text:span><text:span text:style-name="CharStyle15"><text:span text:style-name="T42">A čo?</text:span></text:span></text:p>
        <text:p text:style-name="P26"><text:soft-page-break/><text:span text:style-name="CharStyle15"><text:span text:style-name="T42">—</text:span></text:span><text:span text:style-name="CharStyle15"><text:span text:style-name="T1"> </text:span></text:span><text:span text:style-name="CharStyle15"><text:span text:style-name="T42">Ľaľa, tichá voda... I kňaz sa čudoval a ten o každom vie.</text:span></text:span></text:p>
        <text:p text:style-name="P26"><text:span text:style-name="CharStyle15"><text:span text:style-name="T42">—</text:span></text:span><text:span text:style-name="CharStyle15"><text:span text:style-name="T1"> </text:span></text:span><text:span text:style-name="CharStyle15"><text:span text:style-name="T19">Č</text:span></text:span><text:span text:style-name="CharStyle15"><text:span text:style-name="T42">ože sa mal? — ide </text:span></text:span><text:span text:style-name="CharStyle15"><text:span text:style-name="T1">n</text:span></text:span><text:span text:style-name="CharStyle15"><text:span text:style-name="T42">a Jozefa Maka nevôľa.</text:span></text:span></text:p>
        <text:p text:style-name="P26"><text:span text:style-name="CharStyle15"><text:span text:style-name="T42">Rád by sa obzrel ešte raz na kostolné vráta </text:span></text:span><text:span text:style-name="CharStyle15"><text:span text:style-name="T1">a</text:span></text:span><text:span text:style-name="CharStyle15"><text:span text:style-name="T42"> ponáhľal sa domov. Ale obklopí ho ešte niekoľko chlapov. </text:span></text:span><text:span text:style-name="CharStyle15"><text:span text:style-name="T1">I</text:span></text:span><text:span text:style-name="CharStyle15"><text:span text:style-name="T42"> takých, s ktorými nebol na reči vari nikdy.</text:span></text:span></text:p>
        <text:p text:style-name="P26"><text:span text:style-name="CharStyle15"><text:span text:style-name="T42">—</text:span></text:span><text:span text:style-name="CharStyle15"><text:span text:style-name="T1"> </text:span></text:span><text:span text:style-name="CharStyle15"><text:span text:style-name="T42">Pľuhy sú čo deň horšie, vraj už ani bibliu nebudú sa učiť deti po našom, — počuje Mak a zmáha sa v ňom nechuť, lebo zjavuje sa mu pred oči </text:span></text:span><text:span text:style-name="CharStyle15"><text:span text:style-name="T1">fraj</text:span></text:span><text:span text:style-name="CharStyle15"><text:span text:style-name="T19">t</text:span></text:span><text:span text:style-name="CharStyle15"><text:span text:style-name="T1">e</text:span></text:span><text:span text:style-name="CharStyle15"><text:span text:style-name="T42">r Pietor.</text:span></text:span></text:p>
        <text:p text:style-name="P26"><text:span text:style-name="CharStyle15"><text:span text:style-name="T42">— </text:span></text:span><text:span text:style-name="CharStyle15"><text:span text:style-name="T60">Č</text:span></text:span><text:span text:style-name="CharStyle15"><text:span text:style-name="T42">ože ma do biblie teraz?... — húta.</text:span></text:span></text:p>
        <text:p text:style-name="P26"><text:span text:style-name="CharStyle15"><text:span text:style-name="T42">—</text:span></text:span><text:span text:style-name="CharStyle15"><text:span text:style-name="T1"> </text:span></text:span><text:span text:style-name="CharStyle15"><text:span text:style-name="T42">V Bystrici budú súdiť teraz naraz tricaťp</text:span></text:span><text:span text:style-name="CharStyle15"><text:span text:style-name="T1">ä</text:span></text:span><text:span text:style-name="CharStyle15"><text:span text:style-name="T42">ť Slovákov.</text:span></text:span></text:p>
        <text:p text:style-name="P26"><text:span text:style-name="CharStyle15"><text:span text:style-name="T42">—</text:span></text:span><text:span text:style-name="CharStyle15"><text:span text:style-name="T1"> </text:span></text:span><text:span text:style-name="CharStyle15"><text:span text:style-name="T19">Č</text:span></text:span><text:span text:style-name="CharStyle15"><text:span text:style-name="T42">o mňa do bystrického súdu?</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tvára oči Jozef a rád je, že zastavujú sa bližší známi a prestáva reč o biblii a škole. Ale i tak nedôverčivo hľadí na chlapov, čo začali veci spomínať, má dojem, že mu niečo chcú vziať, že ho chcú do niečoho vovliecť, do čoho sa mu nechce, čomu sa nerozumie, čo nemohol pochopiť, ani keď o tom hútal veľmi mnoho. Čo nenávidí, hej, čo sa naučil nenávidieť vari, lebo visia na tom rozpomienky prázdnych stien, na ktoré darmo tĺkol päsťami, nič z nich nevyt</text:span></text:span><text:span text:style-name="CharStyle15"><text:span text:style-name="T60">ĺ</text:span></text:span><text:span text:style-name="CharStyle15"><text:span text:style-name="T42">kol. A dnes je dobrá nedeľa, taká, ako prorokovala Jula... Smutnú pieseň spievali speváci, ale, hľa, tu vonku rozlieva sa slnce. Leje sa na kostolnú bielu stenu, po stene na zem, na zby</text:span></text:span><text:span text:style-name="CharStyle15"><text:span text:style-name="T1">t</text:span></text:span><text:span text:style-name="CharStyle15"><text:span text:style-name="T42">ky snehu. Koľko sa ho roztopilo, pokým sa v chráme prežehnával! Dolu kostolným vŕškom tečie mnoho jarčekov takých, ako roztopené striebro. A deti sú úprimné, naschvál vkročia do striebra, keďže sa im tak chce a neodoprú si to ako starí</text:span></text:span></text:p>
        <text:p text:style-name="P34"><text:span text:style-name="CharStyle15"><text:span text:style-name="T42">—</text:span></text:span><text:span text:style-name="CharStyle15"><text:span text:style-name="T1"> </text:span></text:span><text:span text:style-name="CharStyle15"><text:span text:style-name="T42">Jula, dočkaj!</text:span></text:span></text:p>
        <text:p text:style-name="P26"><text:span text:style-name="CharStyle15"><text:span text:style-name="T42">Až sa začervenal, keď takto zavolal na ženu. Nevedel, či naozaj chcel zavolať. </text:span></text:span><text:soft-page-break/><text:span text:style-name="CharStyle15"><text:span text:style-name="T42">Ešte chvíľu postál, nevedel, či sa má naozaj hnúť, ale vtom pohli sa aj ostatní chlapi, i vybočil z kŕdľa.</text:span></text:span></text:p>
        <text:p text:style-name="P34"><text:span text:style-name="CharStyle15"><text:span text:style-name="T42">Jula čakala nerozhodná, nevedela, čo si myslieť, že ju Jozef Mak oslovil. Veď ako? Dnes sa jej ešte ani neprihovoril a netrúfala si osloviť ho ani sama. Ráno mlčky zjedol polievku, potom sa lakťami opieral o stôl, Janovi čosi rozprával a malú Hanu vyhrešil, lebo dlho plakala, keď ju mať česala.</text:span></text:span></text:p>
        <text:p text:style-name="P26"><text:span text:style-name="CharStyle15"><text:span text:style-name="T42">—</text:span></text:span><text:span text:style-name="CharStyle15"><text:span text:style-name="T1"> </text:span></text:span><text:span text:style-name="CharStyle15"><text:span text:style-name="T42">Vy</text:span></text:span><text:span text:style-name="CharStyle15"><text:span text:style-name="T1">ká</text:span></text:span><text:span text:style-name="CharStyle15"><text:span text:style-name="T42">ra ma pred ľuďmi, že som mu</text:span></text:span><text:span text:style-name="CharStyle15"><text:span text:style-name="T1"> </text:span></text:span><text:span text:style-name="CharStyle15"><text:span text:style-name="T42">n</text:span></text:span><text:span text:style-name="CharStyle15"><text:span text:style-name="T1">ev</text:span></text:span><text:span text:style-name="CharStyle15"><text:span text:style-name="T42">ychystala šaty, — prebehlo J</text:span></text:span><text:span text:style-name="CharStyle15"><text:span text:style-name="T19">u</text:span></text:span><text:span text:style-name="CharStyle15"><text:span text:style-name="T42">le umo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Keby som bola vedela?...</text:span></text:span></text:p>
        <text:p text:style-name="P26"><text:span text:style-name="CharStyle15"><text:span text:style-name="T42">—</text:span></text:span><text:span text:style-name="CharStyle15"><text:span text:style-name="T1"> </text:span></text:span><text:span text:style-name="CharStyle15"><text:span text:style-name="T42">Kdeže si bola toľko? Myslel som si, že si už dávno doma.</text:span></text:span></text:p>
        <text:p text:style-name="P26"><text:span text:style-name="CharStyle15"><text:span text:style-name="T42">J</text:span></text:span><text:span text:style-name="CharStyle15"><text:span text:style-name="T19">u</text:span></text:span><text:span text:style-name="CharStyle15"><text:span text:style-name="T42">le odľahne.</text:span></text:span></text:p>
        <text:p text:style-name="P26"><text:span text:style-name="CharStyle15"><text:span text:style-name="T42">Padá s nej veľký balvan.</text:span></text:span></text:p>
        <text:p text:style-name="P26"><text:span text:style-name="CharStyle15"><text:span text:style-name="T42">Jozefovi Makov</text:span></text:span><text:span text:style-name="CharStyle15"><text:span text:style-name="T19">i</text:span></text:span><text:span text:style-name="CharStyle15"><text:span text:style-name="T42"> zvoní hlas, sťa by spieval a pokoj má na tvár</text:span></text:span><text:span text:style-name="CharStyle15"><text:span text:style-name="T19">i</text:span></text:span><text:span text:style-name="CharStyle15"><text:span text:style-name="T42"> Jula nenápadne sa mu chce prizrieť, ale pozabudne sa jej zrak a nemôže ho hneď odtrhnúť. Bože, aký j</text:span></text:span><text:span text:style-name="CharStyle15"><text:span text:style-name="T1">e</text:span></text:span><text:span text:style-name="CharStyle15"><text:span text:style-name="T42">... Udaný, krásny.</text:span></text:span></text:p>
        <text:p text:style-name="P26"><text:span text:style-name="CharStyle15"><text:span text:style-name="T42">Taký </text:span></text:span><text:span text:style-name="CharStyle15"><text:span text:style-name="T1">j</text:span></text:span><text:span text:style-name="CharStyle15"><text:span text:style-name="T42">e súci, že </text:span></text:span><text:span text:style-name="CharStyle15"><text:span text:style-name="T1">t</text:span></text:span><text:span text:style-name="CharStyle15"><text:span text:style-name="T42">o Julu Makovú až zabolí. Pravdaže, nemal by byť taký, ale — teraz nemožno na tieto veci myslieť.</text:span></text:span></text:p>
        <text:p text:style-name="P26"><text:span text:style-name="CharStyle15"><text:span text:style-name="T42">— Vari s</text:span></text:span><text:span text:style-name="CharStyle15"><text:span text:style-name="T1">i</text:span></text:span><text:span text:style-name="CharStyle15"><text:span text:style-name="T42"> posledná šla?</text:span></text:span></text:p>
        <text:p text:style-name="P26"><text:span text:style-name="CharStyle15"><text:span text:style-name="T42">— Kdež</text:span></text:span><text:span text:style-name="CharStyle15"><text:span text:style-name="T1">e.</text:span></text:span><text:span text:style-name="CharStyle15"><text:span text:style-name="T42">..</text:span></text:span></text:p>
        <text:p text:style-name="P26"><text:span text:style-name="CharStyle15"><text:span text:style-name="T1">—</text:span></text:span><text:span text:style-name="CharStyle15"><text:span text:style-name="T42"> </text:span></text:span><text:span text:style-name="CharStyle15"><text:span text:style-name="T1">Aj</text:span></text:span><text:span text:style-name="CharStyle15"><text:span text:style-name="T42"> som vyhladol.</text:span></text:span></text:p>
        <text:p text:style-name="P26"><text:span text:style-name="CharStyle15"><text:span text:style-name="T42">—</text:span></text:span><text:span text:style-name="CharStyle15"><text:span text:style-name="T1"> </text:span></text:span><text:span text:style-name="CharStyle15"><text:span text:style-name="T42">A</text:span></text:span><text:span text:style-name="CharStyle15"><text:span text:style-name="T19">j</text:span></text:span><text:span text:style-name="CharStyle15"><text:span text:style-name="T42">?</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čuduje sa nechtiac Jula Maková, lebo Jozef Mak už dávno nebol hladný.</text:span></text:span></text:p>
        <text:p text:style-name="P34"><text:span text:style-name="CharStyle15"><text:span text:style-name="T1">— </text:span></text:span><text:span text:style-name="CharStyle15"><text:span text:style-name="T42">Veď</text:span></text:span><text:span text:style-name="CharStyle15"><text:span text:style-name="T1"> </text:span></text:span><text:span text:style-name="CharStyle15"><text:span text:style-name="T42">som navarila, Maruša iste prihrieva.</text:span></text:span></text:p>
        <text:p text:style-name="P35"><text:soft-page-break/><text:span text:style-name="CharStyle15"><text:span text:style-name="T42">—</text:span></text:span><text:span text:style-name="CharStyle15"><text:span text:style-name="T1"> </text:span></text:span><text:span text:style-name="CharStyle15"><text:span text:style-name="T42">Veď dobre</text:span></text:span><text:span text:style-name="CharStyle15"><text:span text:style-name="T1">.</text:span></text:span><text:span text:style-name="CharStyle15"><text:span text:style-name="T42"> A čo ti je? — zastavuje sa na chvíľu Mak a prizerá sa na Juline oči</text:span></text:span><text:span text:style-name="CharStyle15"><text:span text:style-name="T1">.</text:span></text:span></text:p>
        <text:p text:style-name="P26"><text:span text:style-name="CharStyle15"><text:span text:style-name="T42">Jula odvracia tvár, rada by si skryť oči, hoci je už neskoro, lebo Jozef pobadal, že plaka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Už videl</text:span></text:span><text:span text:style-name="CharStyle15"><text:span text:style-name="T1">!</text:span></text:span><text:span text:style-name="CharStyle15"><text:span text:style-name="T42"> A ja som vždy neum</text:span></text:span><text:span text:style-name="CharStyle15"><text:span text:style-name="T1">n</text:span></text:span><text:span text:style-name="CharStyle15"><text:span text:style-name="T42">á, vždy niečo vykonám, čo nemám, nuž akože ma má návidieť. Či som musela práve teraz? Či som sa nazdala, že bude tu? Veď má pravdu, ak sa namrzí. Nikde ja nebudem plakať, ani kde budem sama ako prst.</text:span></text:span></text:p>
        <text:p text:style-name="P26"><text:span text:style-name="CharStyle15"><text:span text:style-name="T42">— Plakaly ženy okolo mňa </text:span></text:span><text:span text:style-name="CharStyle15"><text:span text:style-name="T1">a.</text:span></text:span><text:span text:style-name="CharStyle15"><text:span text:style-name="T42">..</text:span></text:span></text:p>
        <text:p text:style-name="P26"><text:span text:style-name="CharStyle15"><text:span text:style-name="T42">— Nuž chcela si im pomôcť, — smeje sa nasilu Jozef Mak.</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 aký je dnes deň! Ako by už aj zem páchla. Len sa ta! Pod večer by som šiel k ferštrovi.</text:span></text:span></text:p>
        <text:p text:style-name="P34"><text:span text:style-name="CharStyle15"><text:span text:style-name="T42">—</text:span></text:span><text:span text:style-name="CharStyle15"><text:span text:style-name="T1"> </text:span></text:span><text:span text:style-name="CharStyle15"><text:span text:style-name="T42">V hore bude pľúšte aj po kolená, Jožko.</text:span></text:span></text:p>
        <text:p text:style-name="P26"><text:span text:style-name="CharStyle15"><text:span text:style-name="T42">—</text:span></text:span><text:span text:style-name="CharStyle15"><text:span text:style-name="T1"> </text:span></text:span><text:span text:style-name="CharStyle15"><text:span text:style-name="T42">A čože mne p</text:span></text:span><text:span text:style-name="CharStyle15"><text:span text:style-name="T60">ľ</text:span></text:span><text:span text:style-name="CharStyle15"><text:span text:style-name="T19">ú</text:span></text:span><text:span text:style-name="CharStyle15"><text:span text:style-name="T42">št</text:span></text:span><text:span text:style-name="CharStyle15"><text:span text:style-name="T1">e!</text:span></text:span></text:p>
        <text:p text:style-name="P26"><text:span text:style-name="CharStyle15"><text:span text:style-name="T42">A to je pravda, čože sú jemu pľúšte! Takému! — cíti Jula a na</text:span></text:span><text:span text:style-name="CharStyle15"><text:span text:style-name="T1">jr</text:span></text:span><text:span text:style-name="CharStyle15"><text:span text:style-name="T42">adšej by ho chytila za tvrdé rameno a tak zopakovala: čože je tebe pľúšť?</text:span></text:span></text:p>
        <text:p text:style-name="P26"><text:span text:style-name="CharStyle15"><text:span text:style-name="T42">— Ponevierať sa mám? Už som sa dosť. A aby som Meľošovie chalupu išiel reparovať. Vari som sa málo naťahal pri nej? Janovi nepríde ani na um a už mu je nie ani parom. Azda mu iba to chýba, aby dačo robil. Sedí pri Aduš</text:span></text:span><text:span text:style-name="CharStyle15"><text:span text:style-name="T1">ov</text:span></text:span><text:span text:style-name="CharStyle15"><text:span text:style-name="T42">i, prple sa ako Aduš, — nebodaj už sa naučil reparovať hodiny, — a pi</text:span></text:span><text:span text:style-name="CharStyle15"><text:span text:style-name="T1">je</text:span></text:span><text:span text:style-name="CharStyle15"><text:span text:style-name="T42"> Adušovu pálenku. O poludní má oči ako sliepka, no... Mňa v Meľošovie dvore nik neuvidí.</text:span></text:span></text:p>
        <text:p text:style-name="P26"><text:span text:style-name="CharStyle15"><text:span text:style-name="T42">J</text:span></text:span><text:span text:style-name="CharStyle15"><text:span text:style-name="T19">u</text:span></text:span><text:span text:style-name="CharStyle15"><text:span text:style-name="T42">le Makovej radosť zastavila dych. Práve prišli pred chalupu a Jula sa chytro chytila plota. Celá hruď sa jej rozbúchala, až teraz zacítila, koľko všeličoho a hrozného sa ta natislo.</text:span></text:span></text:p>
        <text:p text:style-name="P26"><text:span text:style-name="CharStyle15"><text:span text:style-name="T42">Zatackala sa, keď otvárala vrátka.</text:span></text:span></text:p>
        <text:p text:style-name="P26"><text:soft-page-break/><text:span text:style-name="CharStyle15"><text:span text:style-name="T42">A keď vládala vydýchnuť, keď vykročila na podstenie, jednak len pochytila za rameno Jozefa Maka.</text:span></text:span></text:p>
        <text:p text:style-name="P26"><text:span text:style-name="CharStyle15"><text:span text:style-name="T42">Mak hodil hlavou, ako by čakal, že mu ide niečo povedať, </text:span></text:span><text:span text:style-name="CharStyle15"><text:span text:style-name="T1">i</text:span></text:span><text:span text:style-name="CharStyle15"><text:span text:style-name="T42"> Jula cítila, že mala by niečo povedať, ale keď je hovoriť ťažká vec.</text:span></text:span></text:p>
        <text:p text:style-name="P26"><text:span text:style-name="CharStyle15"><text:span text:style-name="T42">— No?</text:span></text:span></text:p>
        <text:p text:style-name="P26"><text:span text:style-name="CharStyle15"><text:span text:style-name="T42">—</text:span></text:span><text:span text:style-name="CharStyle15"><text:span text:style-name="T1"> </text:span></text:span><text:span text:style-name="CharStyle15"><text:span text:style-name="T42">Ja... Hej. Či náš Jožko neplače, bude hladný.</text:span></text:span></text:p>
        <text:p text:style-name="P26"><text:span text:style-name="CharStyle15"><text:span text:style-name="T42">Ponáhľala sa Jula usmievať a dať mu prsník.</text:span></text:span></text:p>
        <text:p text:style-name="P26"><text:span text:style-name="CharStyle15"><text:span text:style-name="T42">—</text:span></text:span><text:span text:style-name="CharStyle15"><text:span text:style-name="T1"> </text:span></text:span><text:span text:style-name="CharStyle15"><text:span text:style-name="T42">Na, syn môj, jedz, jedz! Mater sa ti nadarmo nemodlila v kostole. Strašne ťažké mala prsníky, keďže trpké mlieko je ťažké i pre mater i pre syna, ale nebesá sa neuza</text:span></text:span><text:span text:style-name="CharStyle15"><text:span text:style-name="T1">t</text:span></text:span><text:span text:style-name="CharStyle15"><text:span text:style-name="T42">vor</text:span></text:span><text:span text:style-name="CharStyle15"><text:span text:style-name="T1">i</text:span></text:span><text:span text:style-name="CharStyle15"><text:span text:style-name="T42">ly. Stal sa zázrak, prišlo nečakané kúzlo, len sa toľko dotklo prsníkov ako vetrík ruže a materino mlieko osladlo. Musí byť dobré, sladulink</text:span></text:span><text:span text:style-name="CharStyle15"><text:span text:style-name="T1">é</text:span></text:span><text:span text:style-name="CharStyle15"><text:span text:style-name="T42">... na, syn môj, len jedz, jedz, </text:span></text:span><text:span text:style-name="CharStyle15"><text:span text:style-name="T1">j</text:span></text:span><text:span text:style-name="CharStyle15"><text:span text:style-name="T42">edz. A čo mi srdce vy</text:span></text:span><text:span text:style-name="CharStyle15"><text:span text:style-name="T1">ť</text:span></text:span><text:span text:style-name="CharStyle15"><text:span text:style-name="T42">aháš, aj tak bude veľmi dobre!.</text:span></text:span><text:span text:style-name="CharStyle15"><text:span text:style-name="T1">..</text:span></text:span></text:p>
        <text:p text:style-name="P5"><text:span text:style-name="CharStyle15"><text:span text:style-name="T42"/></text:span></text:p>
        <text:h text:style-name="Heading_20_1" text:outline-level="1"><text:span text:style-name="CharStyle15"><text:span text:style-name="T85">54.</text:span></text:span></text:h>
        <text:p text:style-name="P26"><text:span text:style-name="CharStyle15"><text:span text:style-name="T42"/></text:span></text:p>
        <text:p text:style-name="P27"><text:span text:style-name="CharStyle15"><text:span text:style-name="T42">V Makovie chalupe všetci sa nazdali, že Bošeľa a Ďumbier idú za Adušom, vopred sa nachystali povedať im, že Aduš sa z kostola nevrátil, že ho niet. Ktosi ho pochytil, odviedol a bude v niektorej chalupe statok okiadzať</text:span></text:span><text:span text:style-name="CharStyle15"><text:span text:style-name="T1">.</text:span></text:span><text:span text:style-name="CharStyle15"><text:span text:style-name="T42"> Hodiny nenapráva, ani l</text:span></text:span><text:span text:style-name="CharStyle15"><text:span text:style-name="T1">i</text:span></text:span><text:span text:style-name="CharStyle15"><text:span text:style-name="T42">eky nedáva, lebo truhličku má tu v obloku. Ani neškodí, že je na chvíľu z domu, lebo v posledné dni sa mnoho modlí a každú chvíľu chrapľavo zpiští:</text:span></text:span></text:p>
        <text:p text:style-name="P26"><text:span text:style-name="CharStyle15"><text:span text:style-name="T1">— </text:span></text:span><text:span text:style-name="CharStyle15"><text:span text:style-name="T80">..</text:span></text:span><text:span text:style-name="CharStyle15"><text:span text:style-name="T1">.</text:span></text:span><text:span text:style-name="CharStyle15"><text:span text:style-name="T42">žiš a Pán, smil</text:span></text:span><text:span text:style-name="CharStyle15"><text:span text:style-name="T1">uj</text:span></text:span><text:span text:style-name="CharStyle15"><text:span text:style-name="T42"> sal Viem, že sú mi dni spočítané, ale dopraj mi ľahkú smrť, lebo to je najväčší dar človeku smrteľnému,</text:span></text:span></text:p>
        <text:p text:style-name="P26"><text:soft-page-break/><text:span text:style-name="CharStyle15"><text:span text:style-name="T42">Nepočúva sa to príjemne, i</text:span></text:span><text:span text:style-name="CharStyle15"><text:span text:style-name="T1"> </text:span></text:span><text:span text:style-name="CharStyle15"><text:span text:style-name="T42">keď človek akokoľvek privykne.</text:span></text:span></text:p>
        <text:p text:style-name="P26"><text:span text:style-name="CharStyle15"><text:span text:style-name="T42">Nuž a Bošeľa a Ďumbier sa po Adušovi vôbec nepýtali. Len tak prišli, sadli si a začali sa shovárať</text:span></text:span><text:span text:style-name="CharStyle15"><text:span text:style-name="T1">.</text:span></text:span><text:span text:style-name="CharStyle15"><text:span text:style-name="T42"> Aj o tom, aj o inom</text:span></text:span><text:span text:style-name="CharStyle15"><text:span text:style-name="T1">.</text:span></text:span><text:span text:style-name="CharStyle15"><text:span text:style-name="T42"> O železnici, že toho leta azda už nebude nikomu chleba dávať, iba ak brať, lebo furmani nebudú mať čo voziť</text:span></text:span><text:span text:style-name="CharStyle15"><text:span text:style-name="T1">.</text:span></text:span><text:span text:style-name="CharStyle15"><text:span text:style-name="T42"> Drevo všetko stojí od roka, čaká na železnicu a furmani budú onedlho záprahy odpredávať</text:span></text:span><text:span text:style-name="CharStyle15"><text:span text:style-name="T1">.</text:span></text:span><text:span text:style-name="CharStyle15"><text:span text:style-name="T42"> Mašina za deň odvlečie hrozne mnoho</text:span></text:span><text:span text:style-name="CharStyle15"><text:span text:style-name="T1">!</text:span></text:span><text:span text:style-name="CharStyle15"><text:span text:style-name="T42"> Len či sa ľudia budú voziť? Budú</text:span></text:span><text:span text:style-name="CharStyle15"><text:span text:style-name="T1">.</text:span></text:span><text:span text:style-name="CharStyle15"><text:span text:style-name="T42"> Navyknú, ako inde. Urbár</text:span></text:span><text:span text:style-name="CharStyle15"><text:span text:style-name="T1">i</text:span></text:span><text:span text:style-name="CharStyle15"><text:span text:style-name="T42"> dávali drevo za štiepanie a teraz ľutujú</text:span></text:span><text:span text:style-name="CharStyle15"><text:span text:style-name="T1">.</text:span></text:span><text:span text:style-name="CharStyle15"><text:span text:style-name="T42"> Ale nech sa poživí</text:span></text:span><text:span text:style-name="CharStyle15"><text:span text:style-name="T1"> </text:span></text:span><text:span text:style-name="CharStyle15"><text:span text:style-name="T42">i chudobn</text:span></text:span><text:span text:style-name="CharStyle15"><text:span text:style-name="T1">ejš</text:span></text:span><text:span text:style-name="CharStyle15"><text:span text:style-name="T42">í... Že bude mať </text:span></text:span><text:span text:style-name="CharStyle15"><text:span text:style-name="T1">Í</text:span></text:span><text:span text:style-name="CharStyle15"><text:span text:style-name="T42"> statok väčšiu cenu? Môže to byť, však na mašine odvezú i statok. Ale kolári narobia menej kolies, to je pravda.</text:span></text:span></text:p>
        <text:p text:style-name="P26"><text:span text:style-name="CharStyle15"><text:span text:style-name="T42">Ale na Aduša sa nevypytujú</text:span></text:span><text:span text:style-name="CharStyle15"><text:span text:style-name="T1">.</text:span></text:span></text:p>
        <text:p text:style-name="P26"><text:span text:style-name="CharStyle15"><text:span text:style-name="T42">— Náš Aduš je nie doma, — chce Jula priniesť rozhovor ta, kde má byť, ale darmo sa diví, nezaujímajú sa o Aduša.</text:span></text:span></text:p>
        <text:p text:style-name="P26"><text:span text:style-name="CharStyle15"><text:span text:style-name="T42">Iba čo Ďumbier tak mimochodom poznamená:</text:span></text:span></text:p>
        <text:p text:style-name="P26"><text:span text:style-name="CharStyle15"><text:span text:style-name="T42">— Čože Adušovi, ten je všade doma, netreba sa oň trápiť. Ale, hovorím, že pri Ipli zasa majú vody dosť. Ešte sa ani topiť nezačalo a už povodeň</text:span></text:span><text:span text:style-name="CharStyle15"><text:span text:style-name="T1">.</text:span></text:span><text:span text:style-name="CharStyle15"><text:span text:style-name="T42"> Tu som to kdesi čítal, — vyťahuje Ďumbier noviny, prevracia ich a kladie na stô</text:span></text:span><text:span text:style-name="CharStyle15"><text:span text:style-name="T61">l.</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Tu to bude niekde. Aha, Jula vám to potom počíta.</text:span></text:span></text:p>
        <text:p text:style-name="P26"><text:span text:style-name="CharStyle15"><text:span text:style-name="T42">Jula sa začervená, že sa jej dostáva takáto úloha a na nič zlého nemyslí. Načiahne sa za papierom, začne čítať, kde sa jej práve oči zabodly, lenže Ďumbier začne spomínať aj akési voľby a že by mali Slováci pri voľbách spolu držať. Bánóczi si iste zasa zarobí, bude kortešovať: dávať, koľko sa mu bude chcieť a písať, koľko krieda chytí. Ľudí budú preháňať, jedných trestať, druhým</text:span></text:span><text:span text:style-name="CharStyle17"><text:span text:style-name="T42"> </text:span></text:span><text:span text:style-name="CharStyle15"><text:span text:style-name="T42">odpúšťať. Ľu</text:span></text:span><text:span text:style-name="CharStyle15"><text:span text:style-name="T1">ď</text:span></text:span><text:span text:style-name="CharStyle15"><text:span text:style-name="T42">om sa zdá, </text:span></text:span><text:soft-page-break/><text:span text:style-name="CharStyle15"><text:span text:style-name="T42">že chcú školu poštátniť, menej bude obecných výdavkov, a ono škola je škola, voľakto na ňu platiť musí a nebude to cudzí, iba zasa obec. Väčšmi chcú maďarizovať. Aha, práve aj v novinách o tom píšu!</text:span></text:span></text:p>
        <text:p text:style-name="P26"><text:span text:style-name="CharStyle15"><text:span text:style-name="T42">Jula položila noviny, sťa by ju boly popálily.</text:span></text:span></text:p>
        <text:p text:style-name="P26"><text:span text:style-name="CharStyle15"><text:span text:style-name="T42">I Jozefa Maka zamrazilo, podivil sa najmä tomu, že i tu sú Pietrovci a že ich v duchu môže narátať dosť. Vedel o nich? Niečo vedel každý v dedine, vedel aj Jozef Mak. Vedel o čítacom spolku, ktorý dávno zakapal, najmä keď zapreli Ondreja Piarga a keď bol z toho i smiech, lebo Piarg Čítať nevedel, počul o ružencovej knižnici, ktorú prezerali žandári, počul o všeličom, ale nikdy o tom nevedel mnoho, ba pokladal to za veci, o ktoré sa netreba starať, lebo ich pokladal za prirodzené a dedina Jozefa Maka bola ďaleko vo vrchoch, aby sa jej citeľnejšie dotýkaly otázky maďarizačné. Ale cely ho nauči</text:span></text:span><text:span text:style-name="CharStyle15"><text:span text:style-name="T1">l</text:span></text:span><text:span text:style-name="CharStyle15"><text:span text:style-name="T42">y, že jednak len budú mať taký význam, o akom sa nenazdal. </text:span></text:span><text:span text:style-name="CharStyle15"><text:span text:style-name="T1">I</text:span></text:span><text:span text:style-name="CharStyle15"><text:span text:style-name="T42"> počúval Ďumbiera a Boše</text:span></text:span><text:span text:style-name="CharStyle15"><text:span text:style-name="T1">ľ</text:span></text:span><text:span text:style-name="CharStyle15"><text:span text:style-name="T42">u.</text:span></text:span></text:p>
        <text:p text:style-name="P26"><text:span text:style-name="CharStyle15"><text:span text:style-name="T42">Nie inak, iba tak, ako keď je dobrá nedeľa a keď si ľudia všeličo porozprávajú, aby to v pondelok zabudli.</text:span></text:span></text:p>
        <text:p text:style-name="P26"><text:span text:style-name="CharStyle15"><text:span text:style-name="T42">— Jožko, radšej sa ty s Ďumbierom nesdávaj</text:span></text:span><text:span text:style-name="CharStyle15"><text:span text:style-name="T1">!</text:span></text:span><text:span text:style-name="CharStyle15"><text:span text:style-name="T42"> —</text:span></text:span><text:span text:style-name="CharStyle15"><text:span text:style-name="T1"> </text:span></text:span><text:span text:style-name="CharStyle15"><text:span text:style-name="T42">potichu starostila sa Jula, keď chlapi odišli. — Ďumbier je veľmi statočný človek, ale on ešte neskúsil...</text:span></text:span></text:p>
        <text:p text:style-name="P26"><text:span text:style-name="CharStyle15"><text:span text:style-name="T42">Jozef Mak sa smial, lebo nedeľa bola dobrá.</text:span></text:span></text:p>
        <text:p text:style-name="P26"><text:span text:style-name="CharStyle15"><text:span text:style-name="T1">—</text:span></text:span><text:span text:style-name="CharStyle15"><text:span text:style-name="T42"> Ja už viem, čo chcú. Ľudia sa budú podpisovať za starú školu na fare a u Bánócziho sa vraj už podpisujú za novú.</text:span></text:span></text:p>
        <text:p text:style-name="P26"><text:span text:style-name="CharStyle15"><text:span text:style-name="T42">Jozef Mak sa smial, lebo sa mu zdalo, že Jula má i teraz biele líca a veľké oči.</text:span></text:span></text:p>
        <text:p text:style-name="P26"><text:span text:style-name="CharStyle15"><text:span text:style-name="T42">— Všetko sú daromnice</text:span></text:span><text:span text:style-name="CharStyle15"><text:span text:style-name="T1">!</text:span></text:span><text:span text:style-name="CharStyle15"><text:span text:style-name="T42"> — </text:span></text:span><text:span text:style-name="CharStyle15"><text:span text:style-name="T1">p</text:span></text:span><text:span text:style-name="CharStyle15"><text:span text:style-name="T42">ovedal Ján Mak.</text:span></text:span></text:p>
        <text:p text:style-name="P26"><text:soft-page-break/><text:span text:style-name="CharStyle15"><text:span text:style-name="T42">—</text:span></text:span><text:span text:style-name="CharStyle15"><text:span text:style-name="T1"> </text:span></text:span><text:span text:style-name="CharStyle15"><text:span text:style-name="T42">Sama by som tak povedala.</text:span></text:span></text:p>
        <text:p text:style-name="P26"><text:span text:style-name="CharStyle15"><text:span text:style-name="T42">— Akurát, uhm. </text:span></text:span><text:span text:style-name="CharStyle15"><text:span text:style-name="T20">Č</text:span></text:span><text:span text:style-name="CharStyle15"><text:span text:style-name="T42">o páni chcú, to spravia a čo sa náš farár rozdrapí. Veď ho za pána ani nemajú. Musel by medzi nich chodiť, tak je to. Bánóczi sa už na väčšieho vyučil a hockedy preskočí nášho farára.</text:span></text:span></text:p>
        <text:p text:style-name="P26"><text:span text:style-name="CharStyle15"><text:span text:style-name="T42">— Ty, Jano, tak vidím, už si sa krčmárovi aj podpísal, — uškľabil sa Jozef Mak.</text:span></text:span></text:p>
        <text:p text:style-name="P26"><text:span text:style-name="CharStyle15"><text:span text:style-name="T42">Jano Mak trhol plecom, ako by ho niečo šklblo, ale neodpovedal hneď.</text:span></text:span></text:p>
        <text:p text:style-name="P26"><text:span text:style-name="CharStyle15"><text:span text:style-name="T42">— Nu</text:span></text:span><text:span text:style-name="CharStyle15"><text:span text:style-name="T1">ž</text:span></text:span><text:span text:style-name="CharStyle15"><text:span text:style-name="T42">... akurát. Akurát je tak, ako hovorím, čo sa ty aj za farárom budeš držať. A ja, ak chcem, i krčmárovi môžem podpísať. Komu chcem, tomu môžem.</text:span></text:span></text:p>
        <text:p text:style-name="P26"><text:span text:style-name="CharStyle15"><text:span text:style-name="T42">—</text:span></text:span><text:span text:style-name="CharStyle15"><text:span text:style-name="T1"> </text:span></text:span><text:span text:style-name="CharStyle15"><text:span text:style-name="T42">Veď je tak!</text:span></text:span></text:p>
        <text:p text:style-name="P26"><text:span text:style-name="CharStyle15"><text:span text:style-name="T42">— </text:span></text:span><text:span text:style-name="CharStyle15"><text:span text:style-name="T62">Č</text:span></text:span><text:span text:style-name="CharStyle15"><text:span text:style-name="T42">ože by nebolo? Len by si sa aj ty skôr nepožil z krčmára, ako z farára.</text:span></text:span></text:p>
        <text:p text:style-name="P26"><text:span text:style-name="CharStyle15"><text:span text:style-name="T42">—</text:span></text:span><text:span text:style-name="CharStyle15"><text:span text:style-name="T1"> </text:span></text:span><text:span text:style-name="CharStyle15"><text:span text:style-name="T42">Veď je tak, vo sväteničke je iba voda; i tá slaná.</text:span></text:span></text:p>
        <text:p text:style-name="P26"><text:span text:style-name="CharStyle15"><text:span text:style-name="T42">—</text:span></text:span><text:span text:style-name="CharStyle15"><text:span text:style-name="T1"> </text:span></text:span><text:span text:style-name="CharStyle15"><text:span text:style-name="T42">A či viete, že voľakde na dolniakoch hrom naraz zabil sedem kráv, — vmiešala sa</text:span></text:span><text:span text:style-name="CharStyle17"><text:span text:style-name="T42"> </text:span></text:span><text:span text:style-name="CharStyle15"><text:span text:style-name="T42">do rozhovoru Jula tak násilne, že sa Jozef Mak nahlas rozosmial</text:span></text:span><text:span text:style-name="CharStyle15"><text:span text:style-name="T1">.</text:span></text:span><text:span text:style-name="CharStyle15"><text:span text:style-name="T42"> </text:span></text:span><text:span text:style-name="CharStyle15"><text:span text:style-name="T1">Č</text:span></text:span><text:span text:style-name="CharStyle15"><text:span text:style-name="T42">ože však Jula dbala? Však by bola vstave hocičo povedať, aby pretrhla rozhovor, ešte šťastie, že jej prišly na um kravy a hrom.</text:span></text:span></text:p>
        <text:p text:style-name="P26"><text:span text:style-name="CharStyle15"><text:span text:style-name="T42">Pod oblokmi na ulicu práve vtedy zastavil sa kŕdeľ mládencov a každú chvíľu vybuchli v krátkom smiechu, ako to robievajú vždy. V chalupe všetci sa zahľadeli von oblokom a Jula poznamenala:</text:span></text:span></text:p>
        <text:p text:style-name="P26"><text:span text:style-name="CharStyle15"><text:span text:style-name="T42">— Joťka majú v robote. No. Budú ho dojedať, pokým sa daktorému neulezne.</text:span></text:span></text:p>
        <text:p text:style-name="P26"><text:span text:style-name="CharStyle15"><text:span text:style-name="T62">Č</text:span></text:span><text:span text:style-name="CharStyle15"><text:span text:style-name="T42">i sa ho ešte vždy bojíš, Jula? — </text:span></text:span><text:span text:style-name="CharStyle15"><text:span text:style-name="T1">o</text:span></text:span><text:span text:style-name="CharStyle15"><text:span text:style-name="T42">zval sa Jozef Mak.</text:span></text:span></text:p>
        <text:p text:style-name="P26"><text:span text:style-name="CharStyle15"><text:span text:style-name="T42">— B</text:span></text:span><text:span text:style-name="CharStyle15"><text:span text:style-name="T1">ojí</text:span></text:span><text:span text:style-name="CharStyle15"><text:span text:style-name="T42">m-neb</text:span></text:span><text:span text:style-name="CharStyle15"><text:span text:style-name="T1">ojí</text:span></text:span><text:span text:style-name="CharStyle15"><text:span text:style-name="T42">m, len sa ja poobzerám, keď idem popred dom.</text:span></text:span></text:p>
        <text:p text:style-name="P26"><text:span text:style-name="CharStyle15"><text:span text:style-name="T83">— </text:span></text:span><text:span text:style-name="CharStyle15"><text:span text:style-name="T42">Ha-h</text:span></text:span><text:span text:style-name="CharStyle15"><text:span text:style-name="T1">a..</text:span></text:span><text:span text:style-name="CharStyle15"><text:span text:style-name="T42">.</text:span></text:span></text:p>
        <text:p text:style-name="P26"><text:soft-page-break/><text:span text:style-name="CharStyle15"><text:span text:style-name="T42">Však vieme, čo vykonal Ag</text:span></text:span><text:span text:style-name="CharStyle15"><text:span text:style-name="T20">a</text:span></text:span><text:span text:style-name="CharStyle15"><text:span text:style-name="T42">te Matiašovej.</text:span></text:span></text:p>
        <text:p text:style-name="P26"><text:span text:style-name="CharStyle15"><text:span text:style-name="T42">— Ba vieme. Agata by vari nebola dbala, keby takto naozaj, nuž povedala, že ju naháňal.</text:span></text:span></text:p>
        <text:p text:style-name="P26"><text:span text:style-name="CharStyle15"><text:span text:style-name="T42">—</text:span></text:span><text:span text:style-name="CharStyle15"><text:span text:style-name="T1"> </text:span></text:span><text:span text:style-name="CharStyle15"><text:span text:style-name="T42">Ale ty!... Ja len veru utekám, keď ho vidím. Zavše mi až mráz chodí chrbtom. A kde je náš Aduš?</text:span></text:span></text:p>
        <text:p text:style-name="P26"><text:span text:style-name="CharStyle15"><text:span text:style-name="T42">—</text:span></text:span><text:span text:style-name="CharStyle15"><text:span text:style-name="T1"> </text:span></text:span><text:span text:style-name="CharStyle15"><text:span text:style-name="T42">Uhm, akurát. O chvíľu tma...</text:span></text:span></text:p>
        <text:p text:style-name="P26"><text:span text:style-name="CharStyle15"><text:span text:style-name="T42">—</text:span></text:span><text:span text:style-name="CharStyle15"><text:span text:style-name="T1"> </text:span></text:span><text:span text:style-name="CharStyle15"><text:span text:style-name="T42">Aby si ho išiel vari hľadať, Jan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znamenal Jozef Mak celkom zlomyselne, lebo myslel, že Aduša niekde častujú.</text:span></text:span></text:p>
        <text:p text:style-name="P26"><text:span text:style-name="CharStyle15"><text:span text:style-name="T42">— A ver</text:span></text:span><text:span text:style-name="CharStyle15"><text:span text:style-name="T1">’</text:span></text:span><text:span text:style-name="CharStyle15"><text:span text:style-name="T42"> ho obzriem, — odpovedal Ján Mak celkom nevinne, lebo si bol istý, že sa Adušovi dobre vodí a škoda by bolo príležitosť zameškať.</text:span></text:span></text:p>
        <text:p text:style-name="P26"><text:span text:style-name="CharStyle15"><text:span text:style-name="T42">Aj šiel.</text:span></text:span></text:p>
        <text:p text:style-name="P26"><text:span text:style-name="CharStyle15"><text:span text:style-name="T42">J</text:span></text:span><text:span text:style-name="CharStyle15"><text:span text:style-name="T20">u</text:span></text:span><text:span text:style-name="CharStyle15"><text:span text:style-name="T42">le odľahlo, ako jej vždy bolo ľahšie, keď bratia neboli vedno a keď vyšiel, </text:span></text:span><text:span text:style-name="CharStyle15"><text:span text:style-name="T1">po</text:span></text:span><text:span text:style-name="CharStyle15"><text:span text:style-name="T42">šuchla sa bližšie k mužovi, aby sa im dotýkaly plecia.</text:span></text:span></text:p>
        <text:p text:style-name="P26"><text:span text:style-name="CharStyle15"><text:span text:style-name="T42">Ďalej sa nedostala.</text:span></text:span></text:p>
        <text:p text:style-name="P26"><text:span text:style-name="CharStyle15"><text:span text:style-name="T42">Naproti bola Marušina posteľ a Maruša sedela na nej v prostriedku medzi </text:span></text:span><text:span text:style-name="CharStyle15"><text:span text:style-name="T1">po</text:span></text:span><text:span text:style-name="CharStyle15"><text:span text:style-name="T42">krkvanými hlavnicami. Nohy jej nesiahaly až po zem, lebo posteľ bola vysoká, ruky mala do lona pustené a v polotme </text:span></text:span><text:span text:style-name="CharStyle15"><text:span text:style-name="T1">to</text:span></text:span><text:span text:style-name="CharStyle15"><text:span text:style-name="T42">hoto kúta sa zdalo, ako by miesto tvári mala iba belavý fľak bez akýchkoľvek č</text:span></text:span><text:span text:style-name="CharStyle15"><text:span text:style-name="T20">ŕ</text:span></text:span><text:span text:style-name="CharStyle15"><text:span text:style-name="T42">t. Sedela nehybná, ako by chcela v perinách zmiznúť, ale z miesta, kde majú byť oči, bijú do July Makovej dva pichľavé plamienky, ostré, zelené, ako máva v zraku mačka pri temnom svetle.</text:span></text:span></text:p>
        <text:p text:style-name="P26"><text:span text:style-name="CharStyle15"><text:span text:style-name="T42">—</text:span></text:span><text:span text:style-name="CharStyle15"><text:span text:style-name="T1"> </text:span></text:span><text:span text:style-name="CharStyle15"><text:span text:style-name="T42">Zasa dačo popila, pomyslela si Jula a div, nebola by si trúfala prišuchnúť sa k mužovi ešte bližšie, keby sa nebol pritiahol sám a nechytil ju okolo pása sám.</text:span></text:span></text:p>
        <text:p text:style-name="P26"><text:soft-page-break/><text:span text:style-name="CharStyle15"><text:span text:style-name="T42">—</text:span></text:span><text:span text:style-name="CharStyle15"><text:span text:style-name="T1"> </text:span></text:span><text:span text:style-name="CharStyle15"><text:span text:style-name="T42">Na Jozefa sa díva... Čož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útala Jula a dodala nahlas:</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ečeru by sme mohly prih</text:span></text:span><text:span text:style-name="CharStyle15"><text:span text:style-name="T62">ri</text:span></text:span><text:span text:style-name="CharStyle15"><text:span text:style-name="T42">ať, Maruša!</text:span></text:span></text:p>
        <text:p text:style-name="P26"><text:span text:style-name="CharStyle15"><text:span text:style-name="T42">Maruša hodila plecom a neodpovedala.</text:span></text:span></text:p>
        <text:p text:style-name="P26"><text:span text:style-name="CharStyle15"><text:span text:style-name="T42">—</text:span></text:span><text:span text:style-name="CharStyle15"><text:span text:style-name="T1"> </text:span></text:span><text:span text:style-name="CharStyle15"><text:span text:style-name="T42">Vari donesiem triesky?...</text:span></text:span></text:p>
        <text:p text:style-name="P26"><text:span text:style-name="CharStyle15"><text:span text:style-name="T42">—</text:span></text:span><text:span text:style-name="CharStyle15"><text:span text:style-name="T1"> </text:span></text:span><text:span text:style-name="CharStyle15"><text:span text:style-name="T42">Nechoď!</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rozkázal jej ticho Jozef a tuhšie pridržal ruku na páse.</text:span></text:span></text:p>
        <text:p text:style-name="P26"><text:span text:style-name="CharStyle15"><text:span text:style-name="T42">Hej, tak</text:span></text:span><text:span text:style-name="CharStyle15"><text:span text:style-name="T1">.</text:span></text:span></text:p>
        <text:p text:style-name="P26"><text:span text:style-name="CharStyle15"><text:span text:style-name="T20">Ó</text:span></text:span><text:span text:style-name="CharStyle15"><text:span text:style-name="T42">, a vďačne sa takémuto rozkazu vyhovie, ó, vďačne</text:span></text:span><text:span text:style-name="CharStyle15"><text:span text:style-name="T1">!</text:span></text:span><text:span text:style-name="CharStyle15"><text:span text:style-name="T42"> Však sa ani nepamätá, či jej Jozef Mak rozkazoval takto niekedy, no, keby jej rozkázal nehýbať sa až neviem do kedy, poslúchala by ho ľahko, al</text:span></text:span><text:span text:style-name="CharStyle15"><text:span text:style-name="T1">e</text:span></text:span><text:span text:style-name="CharStyle15"><text:span text:style-name="T42">... Ale prečo sa Maruša neprevráti na hlavnice, prečo sa díva, ak sa naozaj niečoho napila</text:span></text:span><text:span text:style-name="CharStyle15"><text:span text:style-name="T1">!.</text:span></text:span><text:span text:style-name="CharStyle15"><text:span text:style-name="T42">.</text:span></text:span><text:span text:style-name="CharStyle15"><text:span text:style-name="T1">.</text:span></text:span><text:span text:style-name="CharStyle15"><text:span text:style-name="T42"> A iste sa, iste, iste</text:span></text:span><text:span text:style-name="CharStyle15"><text:span text:style-name="T1">!</text:span></text:span><text:span text:style-name="CharStyle15"><text:span text:style-name="T42"> Veď sa pamätá: malá Hana sa jej pred chvíľou vydriapala na kolená, ale hneď sa spustila zasa na zem — od tých čias búcha hen na lavicu — </text:span></text:span><text:span text:style-name="CharStyle15"><text:span text:style-name="T1">a</text:span></text:span><text:span text:style-name="CharStyle15"><text:span text:style-name="T42"> to je znak istý. Hana nemá rada zápach. Lenže oči má ako mačka!</text:span></text:span></text:p>
        <text:p text:style-name="P26"><text:span text:style-name="CharStyle15"><text:span text:style-name="T42">A či to kŕč okolo srdca večne bude mátožiť a nikdy viac sa naozaj nepominie, iba na chvíľu sa schová, ani to nie na dlhú?</text:span></text:span></text:p>
        <text:p text:style-name="P26"><text:span text:style-name="CharStyle15"><text:span text:style-name="T42">Nuž — hádať je ťažko.</text:span></text:span></text:p>
        <text:p text:style-name="P26"><text:span text:style-name="CharStyle15"><text:span text:style-name="T42">A načo hádať, Jula, v pokojnú nedeľu? — Zavše sa treba tešiť aspoň trochu.</text:span></text:span></text:p>
        <text:p text:style-name="P5"><text:span text:style-name="CharStyle15"><text:span text:style-name="T42"/></text:span></text:p>
        <text:h text:style-name="Heading_20_1" text:outline-level="1"><text:span text:style-name="CharStyle15"><text:span text:style-name="T85">55.</text:span></text:span></text:h>
        <text:p text:style-name="P26"><text:span text:style-name="CharStyle15"><text:span text:style-name="T42"/></text:span></text:p>
        <text:p text:style-name="P27"><text:span text:style-name="CharStyle15"><text:span text:style-name="T42">Keď sa už všetkým tak zdalo, že mládenci zmizli zpopod okien, vtedy ča</text:span></text:span><text:span text:style-name="CharStyle15"><text:span text:style-name="T20">s</text:span></text:span><text:span text:style-name="CharStyle15"><text:span text:style-name="T42">i treslo o obločný rám a dve tabličky zbrinkotaly. Popukalo sa ich aj viac.</text:span></text:span></text:p>
        <text:p text:style-name="P26"><text:soft-page-break/><text:span text:style-name="CharStyle15"><text:span text:style-name="T42">Všetci sa v izbe strhli, malá Hana </text:span></text:span><text:span text:style-name="CharStyle15"><text:span text:style-name="T1">zv</text:span></text:span><text:span text:style-name="CharStyle15"><text:span text:style-name="T42">ýskla, i Makov syn zamrnčal a J</text:span></text:span><text:span text:style-name="CharStyle15"><text:span text:style-name="T20">u</text:span></text:span><text:span text:style-name="CharStyle15"><text:span text:style-name="T42">le roztrepotalo sa srdce.</text:span></text:span></text:p>
        <text:p text:style-name="P26"><text:span text:style-name="CharStyle15"><text:span text:style-name="T42">Až o chvíľu vládala hovoriť.</text:span></text:span></text:p>
        <text:p text:style-name="P26"><text:span text:style-name="CharStyle15"><text:span text:style-name="T42">— Povedala som... Hir</text:span></text:span><text:span text:style-name="CharStyle15"><text:span text:style-name="T1">i</text:span></text:span><text:span text:style-name="CharStyle15"><text:span text:style-name="T42">ačkovi nedali pokoj a teraz reve. Kameň hodil.</text:span></text:span></text:p>
        <text:p text:style-name="P21"><text:span text:style-name="CharStyle15"><text:span text:style-name="T42">— Vari, — povedal Jozef Mak, a vsta</text:span></text:span><text:span text:style-name="CharStyle15"><text:span text:style-name="T1">l. </text:span></text:span><text:span text:style-name="CharStyle15"><text:span text:style-name="T80">—</text:span></text:span><text:span text:style-name="CharStyle15"><text:span text:style-name="T1"> </text:span></text:span><text:span text:style-name="CharStyle15"><text:span text:style-name="T42">Daktorému chlapčiskovi treba priložiť.</text:span></text:span></text:p>
        <text:p text:style-name="P26"><text:span text:style-name="CharStyle15"><text:span text:style-name="T42">— Radše</text:span></text:span><text:span text:style-name="CharStyle15"><text:span text:style-name="T1">j.</text:span></text:span><text:span text:style-name="CharStyle15"><text:span text:style-name="T42">..</text:span></text:span></text:p>
        <text:p text:style-name="P26"><text:span text:style-name="CharStyle15"><text:span text:style-name="T42">— Daktorému treba, — bral sa von dvermi, i Jula by bola utekala, ale syn sa jej rozplakal.</text:span></text:span></text:p>
        <text:p text:style-name="P26"><text:span text:style-name="CharStyle15"><text:span text:style-name="T42">Pravda, nebavila sa so synom dlho, iba čo mu odhodila šatôčku s tvári a čo trochu rozhojdala plachtičku a za tú chvíľu postávalo sa všeličo.</text:span></text:span></text:p>
        <text:p text:style-name="P26"><text:span text:style-name="CharStyle15"><text:span text:style-name="T42">Za tú chvíľu rozjedoval sa Mak.</text:span></text:span></text:p>
        <text:p text:style-name="P26"><text:span text:style-name="CharStyle15"><text:span text:style-name="T42">Obzeral sa za chalanmi samopašnými, ale po ruke nebolo ani jedného. I na okríknutie boli ďaleko, ani nedalo sa hneď vedieť, ktorí to mohli byť, lebo i z chalúp povychodili ľudia a pred každou bránkou stál niekto.</text:span></text:span></text:p>
        <text:p text:style-name="P26"><text:span text:style-name="CharStyle15"><text:span text:style-name="T42">A kričal iba úbohý Joťko Hiriačok, naširoko rozkročený každú chvíľu zohol sa po iný mokrý kameň, a bil sa ním po prsiach. Vypľúval zo seba nesúvislé slabiky, aby sa jedni zhrozili a druhí aby sa smiali. Nejedoval sa nik, nuž nemal sa ani Jozef Mak. Mal sa zhroziť alebo smiať, ale nie zvolať:</text:span></text:span></text:p>
        <text:p text:style-name="P26"><text:span text:style-name="CharStyle15"><text:span text:style-name="T42">— Jožo, nože sa prac domov, leb</text:span></text:span><text:span text:style-name="CharStyle15"><text:span text:style-name="T1">o</text:span></text:span><text:span text:style-name="CharStyle15"><text:span text:style-name="T42">...!</text:span></text:span></text:p>
        <text:p text:style-name="P26"><text:span text:style-name="CharStyle15"><text:span text:style-name="T42">Nuž nie.</text:span></text:span></text:p>
        <text:p text:style-name="P26"><text:span text:style-name="CharStyle15"><text:span text:style-name="T42">Hiriačkovi spenily sa zajachtavé ústa, vydrapil zpod nôh kameň veľký ako pol hlavy a Jula práve vtedy vybehla, keď Jozef Mak</text:span></text:span><text:span text:style-name="CharStyle17"><text:span text:style-name="T42"> </text:span></text:span><text:span text:style-name="CharStyle15"><text:span text:style-name="T42">ani trochu nebol múdry, lebo chcel </text:span></text:span><text:soft-page-break/><text:span text:style-name="CharStyle15"><text:span text:style-name="T42">dočkať obra s kameňom. V sprostom vzdore zaviazly mu nohy do zeme, necúvol ani o pol kroka, sťa by bol vedel, že bude nasledovať zázrak.</text:span></text:span></text:p>
        <text:p text:style-name="P26"><text:span text:style-name="CharStyle15"><text:span text:style-name="T42">A čo by to inšieho mohlo byť?</text:span></text:span></text:p>
        <text:p text:style-name="P26"><text:span text:style-name="CharStyle15"><text:span text:style-name="T42">Však nik nezbadal, kde sa tu vzala Maruša: či vyrástla zo zeme, alebo so strechy spadla, ale naraz tam bola pred Jozefom Makom a keď divý Hiriačok doletel, — vypadol mu kameň z hrsti.</text:span></text:span></text:p>
        <text:p text:style-name="P26"><text:span text:style-name="CharStyle15"><text:span text:style-name="T42">Len tak prosto mu vypadol z hrsti a kotúľal sa po zemi asi krok.</text:span></text:span></text:p>
        <text:p text:style-name="P26"><text:span text:style-name="CharStyle15"><text:span text:style-name="T42">—</text:span></text:span><text:span text:style-name="CharStyle15"><text:span text:style-name="T1"> </text:span></text:span><text:span text:style-name="CharStyle15"><text:span text:style-name="T42">Vari ma chceš udrieť, Joťko? —</text:span></text:span><text:span text:style-name="CharStyle15"><text:span text:style-name="T1"> </text:span></text:span><text:span text:style-name="CharStyle15"><text:span text:style-name="T42">hovorila Maruša, ak ozaj niečo povedala, lebo stŕpnuté uši nepočujú, a možno, že si to ľudia iba potom vymysleli.</text:span></text:span></text:p>
        <text:p text:style-name="P26"><text:span text:style-name="CharStyle15"><text:span text:style-name="T42">No zázrak sa stal a nemožno ho odtajiť.</text:span></text:span></text:p>
        <text:p text:style-name="P26"><text:span text:style-name="CharStyle15"><text:span text:style-name="T42">Maruša chytila Hiriačka za rameno, čosi mu ozaj povedala a divý Hiriačok ju poslúchal sťa baránok. Zaviedla ho až do Me</text:span></text:span><text:span text:style-name="CharStyle15"><text:span text:style-name="T1">ľ</text:span></text:span><text:span text:style-name="CharStyle15"><text:span text:style-name="T42">ošovie dvora, do otcovskej chalupy a ostalo ticho.</text:span></text:span></text:p>
        <text:p text:style-name="P26"><text:span text:style-name="CharStyle15"><text:span text:style-name="T42">Ani Jozef Mak neklial veľmi, keď dvíhal tie väčšie kusy skla z vybitých tabličiek.</text:span></text:span></text:p>
        <text:p text:style-name="P26"><text:span text:style-name="CharStyle15"><text:span text:style-name="T42">— Maruša je čudák, ani čo by porábať vedela! —</text:span></text:span><text:span text:style-name="CharStyle15"><text:span text:style-name="T1"> </text:span></text:span><text:span text:style-name="CharStyle15"><text:span text:style-name="T42">hovorili si ľudia na sklonku tejto nedele a iste na nejednom mieste mysleli to celkom naozaj, lebo ani v Mak</text:span></text:span><text:span text:style-name="CharStyle15"><text:span text:style-name="T1">ovie</text:span></text:span><text:span text:style-name="CharStyle15"><text:span text:style-name="T42"> chalupe sa nik neopýtal Maruši, akou mocou mohla skrotiť Hiriačka Joťka, keď ho zavše ani sed</text:span></text:span><text:span text:style-name="CharStyle15"><text:span text:style-name="T1">m</text:span></text:span><text:span text:style-name="CharStyle15"><text:span text:style-name="T42">oro chlapských rúk neskrotí?</text:span></text:span></text:p>
        <text:p text:style-name="P26"><text:span text:style-name="CharStyle15"><text:span text:style-name="T42">No — stalo sa.</text:span></text:span></text:p>
        <text:p text:style-name="P26"><text:span text:style-name="CharStyle15"><text:span text:style-name="T42">A bolo by sa o tom hovorilo i viac, ale na túto nedeľu vydelená bola i druhá neobyčajná vec, nuž i tá sa musela spomínať. Totiž to sa prihodilo ešte, že v túto nedeľu zmizol Aduš a nik nevedel, kde a ako. Opravdiv</text:span></text:span><text:span text:style-name="CharStyle15"><text:span text:style-name="T62">e</text:span></text:span><text:span text:style-name="CharStyle15"><text:span text:style-name="T1"> </text:span></text:span><text:span text:style-name="CharStyle15"><text:span text:style-name="T42">Aduš vždy iba zmizol, </text:span></text:span><text:soft-page-break/><text:span text:style-name="CharStyle15"><text:span text:style-name="T42">neodoberal sa od nikoho, ani nevyzradil nikomu, kde ide, ale teraz jednak stal sa div, lebo dosiaľ Aduš nikdy nezmizol bez truhličky a teraz ostala truh</text:span></text:span><text:span text:style-name="CharStyle15"><text:span text:style-name="T1">l</text:span></text:span><text:span text:style-name="CharStyle15"><text:span text:style-name="T20">i</text:span></text:span><text:span text:style-name="CharStyle15"><text:span text:style-name="T42">čka u Makov v obloku. Áno. Tam stála truhlička s celým zázračným a tajomným obsahom a Aduša k nej nebolo nikde. Možno, niekomu je to ani nie divné, ale kto vie, že niet v dedine takého starého človeka, ktorý by sa vedel rozpamätať, či videl Aduša bez tejto istej truhličky alebo či videl truhličku bez Aduša. Po roky, ktoré nedajú sa ani spočítať, nerozlúčili sa Aduš a truhlička na viac ako dve hodiny. I v noci zobudil sa Aduš aspoň dva razy, aby ohmatal svoju s</text:span></text:span><text:span text:style-name="CharStyle15"><text:span text:style-name="T1">po</text:span></text:span><text:span text:style-name="CharStyle15"><text:span text:style-name="T42">ločnicu a vyriekol:</text:span></text:span></text:p>
        <text:p text:style-name="P19"><text:span text:style-name="CharStyle15"><text:span text:style-name="T42">— Pokoj tebe, Aduš, veľký dobrodinca…</text:span></text:span></text:p>
        <text:p text:style-name="P20"><text:span text:style-name="CharStyle15"><text:span text:style-name="T42">Ako mohol opustiť truhličku na vždy?</text:span></text:span></text:p>
        <text:p text:style-name="P26"><text:span text:style-name="CharStyle15"><text:span text:style-name="T42">I to je záhada, o ktorej treba hovoriť, lebo nič sa na svete nestane bez príčiny a príčiny pochodia z pokušenia a pokušenie je v človeku. Človeče, vyhoď zo seba pokušenie a nebudeš mať príčin...</text:span></text:span></text:p>
        <text:p text:style-name="P5"><text:span text:style-name="CharStyle15"><text:span text:style-name="T42"/></text:span></text:p>
        <text:h text:style-name="Heading_20_1" text:outline-level="1"><text:span text:style-name="CharStyle15"><text:span text:style-name="T85">56.</text:span></text:span></text:h>
        <text:p text:style-name="P26"><text:span text:style-name="CharStyle15"><text:span text:style-name="T42"/></text:span></text:p>
        <text:p text:style-name="P27"><text:span text:style-name="CharStyle15"><text:span text:style-name="T42">Človek je najľahkovernejší tvor na svete.</text:span></text:span></text:p>
        <text:p text:style-name="P26"><text:span text:style-name="CharStyle15"><text:span text:style-name="T42">Kto neverí, dokáže mu túto pravdu hociktorý deň. Hľa, celá dolina sa tak nazdávala: keď raz začali železnicu stavať, nuž budú ju stavať naveky. Čakany a lopaty nikdy neprestanú klepať, hlinu bude treba urovnávať pod latky, čo inženieri nastavajú a inženieri neprestanú do trojnožky kukať. A v sobotu budú vyvolávať mená a vyplácať. No hej</text:span></text:span><text:span text:style-name="CharStyle15"><text:span text:style-name="T1">!</text:span></text:span><text:span text:style-name="CharStyle15"><text:span text:style-name="T42"> Ak by sa aj stalo, že by železnica bola po Lo</text:span></text:span><text:span text:style-name="CharStyle15"><text:span text:style-name="T21">m</text:span></text:span><text:span text:style-name="CharStyle15"><text:span text:style-name="T42">anovú </text:span></text:span><text:soft-page-break/><text:span text:style-name="CharStyle15"><text:span text:style-name="T42">hotová, nuž začnú ju predlžovať, vymeriavať ďalej a ešte ďalej a vždy ďalej, veď — nemusí mať ani konca. Páni síce môžu hovoriť, že sa všetko skončí v Lomanov</text:span></text:span><text:span text:style-name="CharStyle15"><text:span text:style-name="T1">ej,</text:span></text:span><text:span text:style-name="CharStyle15"><text:span text:style-name="T42"> ale — len tak z ničoho nevyšiel by chýr, že budú kopať i ďalej. A keď sa chýr raz uchyt</text:span></text:span><text:span text:style-name="CharStyle15"><text:span text:style-name="T1">í</text:span></text:span><text:span text:style-name="CharStyle15"><text:span text:style-name="T42">...</text:span></text:span></text:p>
        <text:p text:style-name="P26"><text:span text:style-name="CharStyle15"><text:span text:style-name="T42">— Vraj zato nevyzradia, aby ľudia pozemky nedržali vysoko. Veď vieš, že ľudu nemá kto dopriať.</text:span></text:span></text:p>
        <text:p text:style-name="P26"><text:span text:style-name="CharStyle15"><text:span text:style-name="T42">— </text:span></text:span><text:span text:style-name="CharStyle15"><text:span text:style-name="T63">Č</text:span></text:span><text:span text:style-name="CharStyle15"><text:span text:style-name="T42">erta ti tam pozemky! Vezmú, zaplatia, čo chcú a už je po paráde. Vari sa u nás dakoho veľa spytovali? S tebou si dajú ľahkej rady, ale Coburg!</text:span></text:span></text:p>
        <text:p text:style-name="P26"><text:span text:style-name="CharStyle15"><text:span text:style-name="T42">—</text:span></text:span><text:span text:style-name="CharStyle15"><text:span text:style-name="T1"> </text:span></text:span><text:span text:style-name="CharStyle15"><text:span text:style-name="T42">A čože Coburg?</text:span></text:span></text:p>
        <text:p text:style-name="P26"><text:span text:style-name="CharStyle15"><text:span text:style-name="T42">— Coburg nedovolí ďalej.</text:span></text:span></text:p>
        <text:p text:style-name="P26"><text:span text:style-name="CharStyle15"><text:span text:style-name="T1">—</text:span></text:span><text:span text:style-name="CharStyle15"><text:span text:style-name="T42"> Ba?</text:span></text:span></text:p>
        <text:p text:style-name="P26"><text:span text:style-name="CharStyle15"><text:span text:style-name="T42">— Pokade má hory, potade mašina a dosť. Hja, nadarmo je nie cár bulharský.</text:span></text:span></text:p>
        <text:p text:style-name="P26"><text:span text:style-name="CharStyle15"><text:span text:style-name="T42">—</text:span></text:span><text:span text:style-name="CharStyle15"><text:span text:style-name="T1"> </text:span></text:span><text:span text:style-name="CharStyle15"><text:span text:style-name="T42">A nie je to pravda jediná!</text:span></text:span></text:p>
        <text:p text:style-name="P26"><text:span text:style-name="CharStyle15"><text:span text:style-name="T42">— No?</text:span></text:span></text:p>
        <text:p text:style-name="P36"><text:span text:style-name="CharStyle15"><text:span text:style-name="T42">—</text:span></text:span><text:span text:style-name="CharStyle15"><text:span text:style-name="T1"> </text:span></text:span><text:span text:style-name="CharStyle15"><text:span text:style-name="T42">Zabudol si, že dnes má hory po Lomanovú a zajtra môže mať až hen...</text:span></text:span></text:p>
        <text:p text:style-name="P26"><text:span text:style-name="CharStyle15"><text:span text:style-name="T1">— </text:span></text:span><text:span text:style-name="CharStyle15"><text:span text:style-name="T42">Uhm. To môže.</text:span></text:span></text:p>
        <text:p text:style-name="P26"><text:span text:style-name="CharStyle15"><text:span text:style-name="T42">Nuž keď môže, tak prečo by nemal? Dá sa to ľahko uveriť, najmä keď viera je zásterkou pred rodiacim sa strachom. Nuž verili ľudia. Dívali sa na tých, na cudzích, čo cez zimy usalašili sa v dedinách, či sa nehýbu inde do sveta, ešte raz i druhý raz sa o tom rozprávali, či sa Mária Hrušková ozaj vydala za Poliaka, Agata z Klátov za Taliana-kamenára a horárova dievka za Nemca.</text:span></text:span></text:p>
        <text:p text:style-name="P26"><text:span text:style-name="CharStyle15"><text:span text:style-name="T42">A never</text:span></text:span><text:span text:style-name="CharStyle15"><text:span text:style-name="T21">c</text:span></text:span><text:span text:style-name="CharStyle15"><text:span text:style-name="T42">ov bolo málo.</text:span></text:span></text:p>
        <text:p text:style-name="P26"><text:soft-page-break/><text:span text:style-name="CharStyle15"><text:span text:style-name="T42">Ale po Veľkej noci bubnovali, že robotnícku búdu na Mlyne za lacný groš možno kúpiť, lebo už nebude treba robotníkom.</text:span></text:span></text:p>
        <text:p text:style-name="P26"><text:span text:style-name="CharStyle15"><text:span text:style-name="T42">—</text:span></text:span><text:span text:style-name="CharStyle15"><text:span text:style-name="T1"> </text:span></text:span><text:span text:style-name="CharStyle15"><text:span text:style-name="T42">Ale to tú, kde som šesť týždňov spával?</text:span></text:span></text:p>
        <text:p text:style-name="P26"><text:span text:style-name="CharStyle15"><text:span text:style-name="T42">—</text:span></text:span><text:span text:style-name="CharStyle15"><text:span text:style-name="T1"> </text:span></text:span><text:span text:style-name="CharStyle15"><text:span text:style-name="T42">Však je na Mlynoch len jedna.</text:span></text:span></text:p>
        <text:p text:style-name="P26"><text:span text:style-name="CharStyle15"><text:span text:style-name="T42">— Ale veď som šesť týždňov v nej spával!</text:span></text:span></text:p>
        <text:p text:style-name="P26"><text:span text:style-name="CharStyle15"><text:span text:style-name="T42">— No, a ja?</text:span></text:span></text:p>
        <text:p text:style-name="P26"><text:span text:style-name="CharStyle15"><text:span text:style-name="T42">Hej, takéto neuveriteľné veci sa stávaly.</text:span></text:span></text:p>
        <text:p text:style-name="P26"><text:span text:style-name="CharStyle15"><text:span text:style-name="T42">Imro Cigán, kde sa vzal, tam sa vzal, ale začal nazerať do chalúp, už je vraj po pôste, a ak by bola niekde svadba, prišiel by vďačne, hoc aj zo samej známosti a nie pre z</text:span></text:span><text:span text:style-name="CharStyle15"><text:span text:style-name="T63">áro</text:span></text:span><text:span text:style-name="CharStyle15"><text:span text:style-name="T42">bok. Peňazí by mal dosť, keby </text:span></text:span><text:span text:style-name="CharStyle15"><text:span text:style-name="T63">R</text:span></text:span><text:span text:style-name="CharStyle15"><text:span text:style-name="T42">oza nebola zmizla s nimi, a niekde </text:span></text:span><text:span text:style-name="CharStyle15"><text:span text:style-name="T1">j</text:span></text:span><text:span text:style-name="CharStyle15"><text:span text:style-name="T42">u i </text:span></text:span><text:span text:style-name="CharStyle15"><text:span text:style-name="T1">n</text:span></text:span><text:span text:style-name="CharStyle15"><text:span text:style-name="T21">a</text:span></text:span><text:span text:style-name="CharStyle15"><text:span text:style-name="T42">jde a zasa bude mať dosť, ale keby bola svadba alebo tanec..</text:span></text:span><text:span text:style-name="CharStyle15"><text:span text:style-name="T1">.</text:span></text:span><text:span text:style-name="CharStyle15"><text:span text:style-name="T42"> Bánóczi vymýšľa nepochopiteľné veci: na stodolu zasa dáva vešať vráta, aby stodola bola stodola, na dvore vytrhávajú stoly a v panskej krčme stolár sbíja pulty a police. Bánóczi ide si zveľadiť obchod, bude i tkanice predávať, i stužky a bavlny farbisté.</text:span></text:span></text:p>
        <text:p text:style-name="P26"><text:span text:style-name="CharStyle15"><text:span text:style-name="T42">Celkom tak ide vyvolávať, ako Žid:</text:span></text:span></text:p>
        <text:p text:style-name="P26"><text:span text:style-name="CharStyle15"><text:span text:style-name="T42">— Hana, u mňa kúpiš lacne</text:span></text:span><text:span text:style-name="CharStyle15"><text:span text:style-name="T1">jš</text:span></text:span><text:span text:style-name="CharStyle15"><text:span text:style-name="T42">ie!</text:span></text:span></text:p>
        <text:p text:style-name="P26"><text:span text:style-name="CharStyle15"><text:span text:style-name="T42">No, a keď vchodí Imro, tak sa ho spýta:</text:span></text:span></text:p>
        <text:p text:style-name="P26"><text:span text:style-name="CharStyle15"><text:span text:style-name="T42">— </text:span></text:span><text:span text:style-name="CharStyle15"><text:span text:style-name="T63">Č</text:span></text:span><text:span text:style-name="CharStyle15"><text:span text:style-name="T42">o chceš, Imro?</text:span></text:span></text:p>
        <text:p text:style-name="P26"><text:span text:style-name="CharStyle15"><text:span text:style-name="T42">Ale či sa ho nedávno spytoval?!</text:span></text:span></text:p>
        <text:p text:style-name="P26"><text:span text:style-name="CharStyle15"><text:span text:style-name="T42">A utrápená Jula ticho sa prihovorila mužovi:</text:span></text:span></text:p>
        <text:p text:style-name="P26"><text:span text:style-name="CharStyle15"><text:span text:style-name="T42">—</text:span></text:span><text:span text:style-name="CharStyle15"><text:span text:style-name="T1"> </text:span></text:span><text:span text:style-name="CharStyle15"><text:span text:style-name="T42">Už si bol druhý raz u ferštra?</text:span></text:span></text:p>
        <text:p text:style-name="P26"><text:span text:style-name="CharStyle15"><text:span text:style-name="T42">— Bol som. Chodia ta ľudia ani na jarmok. Už </text:span></text:span><text:span text:style-name="CharStyle15"><text:span text:style-name="T1">je</text:span></text:span><text:span text:style-name="CharStyle15"><text:span text:style-name="T42"> vraj viac nah</text:span></text:span><text:span text:style-name="CharStyle15"><text:span text:style-name="T1">otov</text:span></text:span><text:span text:style-name="CharStyle15"><text:span text:style-name="T42">eného dreva, </text:span></text:span><text:soft-page-break/><text:span text:style-name="CharStyle15"><text:span text:style-name="T42">ako malo byť. Železnica mala byť hotová už minulú jeseň, a keby bola odviezla hotové drevo, nuž rubači by nemuseli doma sedieť. Toho roku vraj sotva bude dačo.</text:span></text:span></text:p>
        <text:p text:style-name="P26"><text:span text:style-name="CharStyle15"><text:span text:style-name="T42">—</text:span></text:span><text:span text:style-name="CharStyle15"><text:span text:style-name="T1"> </text:span></text:span><text:span text:style-name="CharStyle15"><text:span text:style-name="T42">H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zamyslela sa Jula Maková.</text:span></text:span></text:p>
        <text:p text:style-name="P26"><text:span text:style-name="CharStyle15"><text:span text:style-name="T42">— Pri železnici ani myslieť, — pokračoval Jozef Mak.</text:span></text:span></text:p>
        <text:p text:style-name="P26"><text:span text:style-name="CharStyle15"><text:span text:style-name="T42">— A železo?</text:span></text:span></text:p>
        <text:p text:style-name="P26"><text:span text:style-name="CharStyle15"><text:span text:style-name="T42">— Kúty. A každý kút plný.</text:span></text:span></text:p>
        <text:p text:style-name="P26"><text:span text:style-name="CharStyle15"><text:span text:style-name="T42">— Poniektorí po nebo chválili časy.</text:span></text:span></text:p>
        <text:p text:style-name="P26"><text:span text:style-name="CharStyle15"><text:span text:style-name="T42">— A či sa stala niekomu krivda? Komu sa chcelo, zarobil. Keby som bol prišiel domov skô</text:span></text:span><text:span text:style-name="CharStyle15"><text:span text:style-name="T1">r</text:span></text:span><text:span text:style-name="CharStyle15"><text:span text:style-name="T42">... </text:span></text:span><text:span text:style-name="CharStyle15"><text:span text:style-name="T1">I</text:span></text:span><text:span text:style-name="CharStyle15"><text:span text:style-name="T42"> tak dobre, no. Na svadbách sa každý dom zad</text:span></text:span><text:span text:style-name="CharStyle15"><text:span text:style-name="T21">ĺ</text:span></text:span><text:span text:style-name="CharStyle15"><text:span text:style-name="T42">žil a ja som zarobil, že mi stačilo.</text:span></text:span></text:p>
        <text:p text:style-name="P36"><text:span text:style-name="CharStyle15"><text:span text:style-name="T42">—</text:span></text:span><text:span text:style-name="CharStyle15"><text:span text:style-name="T1"> </text:span></text:span><text:span text:style-name="CharStyle15"><text:span text:style-name="T42">Veď.</text:span></text:span></text:p>
        <text:p text:style-name="P26"><text:span text:style-name="CharStyle15"><text:span text:style-name="T42">— Koľkí si oriadili chalupu, ak neodniesli Baniarovi. Baniarovi ostalo.</text:span></text:span></text:p>
        <text:p text:style-name="P26"><text:span text:style-name="CharStyle15"><text:span text:style-name="T42">— Veď.</text:span></text:span></text:p>
        <text:p text:style-name="P26"><text:span text:style-name="CharStyle15"><text:span text:style-name="T42">— </text:span></text:span><text:span text:style-name="CharStyle15"><text:span text:style-name="T63">A</text:span></text:span><text:span text:style-name="CharStyle15"><text:span text:style-name="T42"> čože sa strachuješ?</text:span></text:span></text:p>
        <text:p text:style-name="P26"><text:span text:style-name="CharStyle15"><text:span text:style-name="T42">— Ja?</text:span></text:span></text:p>
        <text:p text:style-name="P36"><text:span text:style-name="CharStyle15"><text:span text:style-name="T42">—</text:span></text:span><text:span text:style-name="CharStyle15"><text:span text:style-name="T1"> </text:span></text:span><text:span text:style-name="CharStyle15"><text:span text:style-name="T42">Večne sa strachuješ. Či si už hladovala, keď som bol doma?</text:span></text:span></text:p>
        <text:p text:style-name="P26"><text:span text:style-name="CharStyle15"><text:span text:style-name="T42">— Ach, čože by som sa j</text:span></text:span><text:span text:style-name="CharStyle15"><text:span text:style-name="T1">a</text:span></text:span><text:span text:style-name="CharStyle15"><text:span text:style-name="T42">... Ako budeš ty, tak budem i ja. Pre Jožka toho leta hockde môžem ísť, však ženské roboty budú.</text:span></text:span></text:p>
        <text:p text:style-name="P26"><text:span text:style-name="CharStyle15"><text:span text:style-name="T42">Jozef Mak chvíľu rozmýšľal.</text:span></text:span></text:p>
        <text:p text:style-name="P26"><text:span text:style-name="CharStyle15"><text:span text:style-name="T42">—</text:span></text:span><text:span text:style-name="CharStyle15"><text:span text:style-name="T1"> </text:span></text:span><text:span text:style-name="CharStyle15"><text:span text:style-name="T42">Do liptovských hôr pôjde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vedal, ako by si staršiu myšlienku iba opakoval.</text:span></text:span></text:p>
        <text:p text:style-name="P26"><text:span text:style-name="CharStyle15"><text:span text:style-name="T42">Jula neodpovedala nič.</text:span></text:span></text:p>
        <text:p text:style-name="P26"><text:soft-page-break/><text:span text:style-name="CharStyle15"><text:span text:style-name="T42">Však vyberajú sa ľudia až za Košice, i za Ipeľ a ešte na sto strán, no a Liptov je iba tu v druhej doline za Vápeni</text:span></text:span><text:span text:style-name="CharStyle15"><text:span text:style-name="T21">c</text:span></text:span><text:span text:style-name="CharStyle15"><text:span text:style-name="T42">ou. Nech len ku Komárnu nejde. Tam musí byť strašný kraj. Nech si Jozef rozpráva, čo chce. Keď sú inakšie domy, inakšie vozy, i ľudia musia byť inakší. A to nie len tí, čo sú v kasárňach. Liptovské hory sú široké, dlhoké, no jednak len majú koniec a keby sa vybrala do hôr hľadať človeka, našla by ho skôr, ako </text:span></text:span><text:span text:style-name="CharStyle15"><text:span text:style-name="T63">kde</text:span></text:span><text:span text:style-name="CharStyle15"><text:span text:style-name="T42">ko</text:span></text:span><text:span text:style-name="CharStyle15"><text:span text:style-name="T1">ľ</text:span></text:span><text:span text:style-name="CharStyle15"><text:span text:style-name="T42">vek inde</text:span></text:span><text:span text:style-name="CharStyle15"><text:span text:style-name="T1">.</text:span></text:span><text:span text:style-name="CharStyle15"><text:span text:style-name="T42"> </text:span></text:span><text:span text:style-name="CharStyle15"><text:span text:style-name="T63">Č</text:span></text:span><text:span text:style-name="CharStyle15"><text:span text:style-name="T42">o lepšieho si mohol Jozef vybrať? Nuž nemohla mu odporovať, a chváliť načo? Jednak len nebude doma</text:span></text:span><text:span text:style-name="CharStyle15"><text:span text:style-name="T1">.</text:span></text:span><text:span text:style-name="CharStyle15"><text:span text:style-name="T42"> Či sú na svete i také kraje, kde nik nemus</text:span></text:span><text:span text:style-name="CharStyle15"><text:span text:style-name="T1">í</text:span></text:span><text:span text:style-name="CharStyle15"><text:span text:style-name="T42"> z dediny do </text:span></text:span><text:span text:style-name="CharStyle15"><text:span text:style-name="T1">s</text:span></text:span><text:span text:style-name="CharStyle15"><text:span text:style-name="T42">v</text:span></text:span><text:span text:style-name="CharStyle15"><text:span text:style-name="T1">e</text:span></text:span><text:span text:style-name="CharStyle15"><text:span text:style-name="T42">ta? Kde neostávajú matky so synmi </text:span></text:span><text:span text:style-name="CharStyle15"><text:span text:style-name="T1">bez otc</text:span></text:span><text:span text:style-name="CharStyle15"><text:span text:style-name="T42">a</text:span></text:span><text:span text:style-name="CharStyle15"><text:span text:style-name="T1">?</text:span></text:span><text:span text:style-name="CharStyle15"><text:span text:style-name="T42"> Azda takých krajov ani niet. — Keby železnicu nikdy neprestali stavať... Pred železnicou museli odchodiť poniektorí chlapi, už po železnici, nuž musia odchodiť zas.</text:span></text:span></text:p>
        <text:p text:style-name="P26"><text:span text:style-name="CharStyle15"><text:span text:style-name="T1">— </text:span></text:span><text:span text:style-name="CharStyle15"><text:span text:style-name="T42">Budem sama v celom dome.</text:span></text:span></text:p>
        <text:p text:style-name="P26"><text:span text:style-name="CharStyle15"><text:span text:style-name="T42">—</text:span></text:span><text:span text:style-name="CharStyle15"><text:span text:style-name="T1"> </text:span></text:span><text:span text:style-name="CharStyle15"><text:span text:style-name="T42">Akože budeš sama?</text:span></text:span></text:p>
        <text:p text:style-name="P26"><text:span text:style-name="CharStyle15"><text:span text:style-name="T42">— Maruša mi včera spomínala, že pôjde do otcovského. Aj zeme treba opatriť, aj otca.</text:span></text:span></text:p>
        <text:p text:style-name="P26"><text:span text:style-name="CharStyle15"><text:span text:style-name="T42">—</text:span></text:span><text:span text:style-name="CharStyle15"><text:span text:style-name="T1"> </text:span></text:span><text:span text:style-name="CharStyle15"><text:span text:style-name="T42">Uhm.</text:span></text:span></text:p>
        <text:p text:style-name="P26"><text:span text:style-name="CharStyle15"><text:span text:style-name="T42">—</text:span></text:span><text:span text:style-name="CharStyle15"><text:span text:style-name="T1"> </text:span></text:span><text:span text:style-name="CharStyle15"><text:span text:style-name="T42">Veď len to bude mať, o čo sa sama postará. Jano sa nebude sužovať. Za robotou nikdy neutekal a vraj je div, že toľký čas vydržal v dedine. Zprvoti sa ešte držal, ale teraz...</text:span></text:span></text:p>
        <text:p text:style-name="P26"><text:span text:style-name="CharStyle15"><text:span text:style-name="T42">—</text:span></text:span><text:span text:style-name="CharStyle15"><text:span text:style-name="T1"> </text:span></text:span><text:span text:style-name="CharStyle15"><text:span text:style-name="T42">Však keď Meľošovské zagazd</text:span></text:span><text:span text:style-name="CharStyle15"><text:span text:style-name="T1">uje</text:span></text:span><text:span text:style-name="CharStyle15"><text:span text:style-name="T42"> Maruša, zimu vydrží.</text:span></text:span></text:p>
        <text:p text:style-name="P26"><text:span text:style-name="CharStyle15"><text:span text:style-name="T42">— Sama by ešte lepšie zagazdovala.</text:span></text:span></text:p>
        <text:p text:style-name="P26"><text:span text:style-name="CharStyle15"><text:span text:style-name="T42">— Nech si robia, ako chcú.</text:span></text:span></text:p>
        <text:p text:style-name="P36"><text:span text:style-name="CharStyle15"><text:span text:style-name="T42">—</text:span></text:span><text:span text:style-name="CharStyle15"><text:span text:style-name="T1"> </text:span></text:span><text:span text:style-name="CharStyle15"><text:span text:style-name="T42">Veď.</text:span></text:span></text:p>
        <text:p text:style-name="P26"><text:soft-page-break/><text:span text:style-name="CharStyle15"><text:span text:style-name="T42">—</text:span></text:span><text:span text:style-name="CharStyle15"><text:span text:style-name="T1"> </text:span></text:span><text:span text:style-name="CharStyle15"><text:span text:style-name="T42">Ešte ti bude lepšie, keď budeš v chalupe sama.</text:span></text:span></text:p>
        <text:p text:style-name="P26"><text:span text:style-name="CharStyle15"><text:span text:style-name="T42">— Nu</text:span></text:span><text:span text:style-name="CharStyle15"><text:span text:style-name="T1">ž</text:span></text:span><text:span text:style-name="CharStyle15"><text:span text:style-name="T42">...</text:span></text:span></text:p>
        <text:p text:style-name="P26"><text:span text:style-name="CharStyle15"><text:span text:style-name="T42">— Ja veru nedbám.</text:span></text:span></text:p>
        <text:p text:style-name="P26"><text:span text:style-name="CharStyle15"><text:span text:style-name="T42">Jula pozrela na muža a nevedela si naisto </text:span></text:span><text:span text:style-name="CharStyle15"><text:span text:style-name="T1">ro</text:span></text:span><text:span text:style-name="CharStyle15"><text:span text:style-name="T42">zhútať, čo by bolo lepšie: či keby Maruša</text:span></text:span><text:span text:style-name="CharStyle17"><text:span text:style-name="T42"> </text:span></text:span><text:span text:style-name="CharStyle15"><text:span text:style-name="T42">vrátila sa naozaj do otcovho domu, alebo keby ostaly spolu. Ráno by bolo komu povedať: Vari sa rozodnieva na dobrú chvíľu. A večer: Neviem si ani chrbát vystrieť, taká je suchá zem na okopávačk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 nadovšetko: Jožkovi pribudol zasa zub. A ako sa už spiera na nohy</text:span></text:span><text:span text:style-name="CharStyle15"><text:span text:style-name="T1">.</text:span></text:span><text:span text:style-name="CharStyle15"><text:span text:style-name="T42">..</text:span></text:span></text:p>
        <text:p text:style-name="P26"><text:span text:style-name="CharStyle15"><text:span text:style-name="T42">Ale keď príde muž domov...</text:span></text:span></text:p>
        <text:p text:style-name="P26"><text:span text:style-name="CharStyle15"><text:span text:style-name="T42">—</text:span></text:span><text:span text:style-name="CharStyle15"><text:span text:style-name="T1"> </text:span></text:span><text:span text:style-name="CharStyle15"><text:span text:style-name="T42">Veď my len nejako budeme doma.</text:span></text:span></text:p>
        <text:p text:style-name="P26"><text:span text:style-name="CharStyle15"><text:span text:style-name="T42">— A ja nebudem?</text:span></text:span></text:p>
        <text:p text:style-name="P26"><text:span text:style-name="CharStyle15"><text:span text:style-name="T1">—</text:span></text:span><text:span text:style-name="CharStyle15"><text:span text:style-name="T42"> Ktože ho vie, ako budeš.</text:span></text:span></text:p>
        <text:p text:style-name="P26"><text:span text:style-name="CharStyle15"><text:span text:style-name="T42">— Však ti na Jakuba poviem. Prídem.</text:span></text:span></text:p>
        <text:p text:style-name="P26"><text:span text:style-name="CharStyle15"><text:span text:style-name="T42">Jula zasa pozrela na Jozefa Maka a pousmiala sa skoro neviditeľne, lebo Jakuba je strašne ďaleko a do tých čias dá sa zabudnúť sľub i </text:span></text:span><text:span text:style-name="CharStyle15"><text:span text:style-name="T63">n</text:span></text:span><text:span text:style-name="CharStyle15"><text:span text:style-name="T42">ajverne</text:span></text:span><text:span text:style-name="CharStyle15"><text:span text:style-name="T1">jš</text:span></text:span><text:span text:style-name="CharStyle15"><text:span text:style-name="T42">iemu, a ináč sa v Makovej dedine nesľubuje, ani sa nemôže, ba i po takomto sľube ostane ticho, nik sľub neopakuje, lebo nevie, či vôbec bude Jakuba, a nik sa sľubu naozaj neteší, lebo mnoho Jakubov sa nesplnilo v dedine a mnoho sa ich nesplní. Nuž ostane ticho po sľube a myšlienky oťažkavejú, sťa by zolovely. To zato, lebo všeličo treba prehútať vopred, i všeličo by sa malo vyrozprávať vopred na dlhé časy, a ťažko je hádať, čo by to všetko malo byť.</text:span></text:span></text:p>
        <text:p text:style-name="P26"><text:span text:style-name="CharStyle15"><text:span text:style-name="T42">Ťažko je vedieť, čo sa bude žiadať povedať zajtra, napozajtri.</text:span></text:span></text:p>
        <text:p text:style-name="P26"><text:soft-page-break/><text:span text:style-name="CharStyle15"><text:span text:style-name="T42">Ťažko je po kúsku shľadúvať veci a klásť ich na lavicu vedľa seba a vždy znova por</text:span></text:span><text:span text:style-name="CharStyle15"><text:span text:style-name="T63">á</text:span></text:span><text:span text:style-name="CharStyle15"><text:span text:style-name="T42">tať, či je už všetko tu, čo bude Jozef Mak potrebovať na cestu</text:span></text:span><text:span text:style-name="CharStyle15"><text:span text:style-name="T1">.</text:span></text:span></text:p>
        <text:p text:style-name="P26"><text:span text:style-name="CharStyle15"><text:span text:style-name="T42">Hej.</text:span></text:span></text:p>
        <text:p text:style-name="P26"><text:span text:style-name="CharStyle15"><text:span text:style-name="T42">Mnoho mu nemožno naprikladať, lebo môže byť cesta ďaleká, vrece by sa v</text:span></text:span><text:span text:style-name="CharStyle15"><text:span text:style-name="T1">re</text:span></text:span><text:span text:style-name="CharStyle15"><text:span text:style-name="T42">zalo do pliec.</text:span></text:span></text:p>
        <text:p text:style-name="P26"><text:span text:style-name="CharStyle15"><text:span text:style-name="T42">A málo nemožno nachystať, lebo cesta môže byť zasa ďaleká, bude treba na nej všeličo.</text:span></text:span></text:p>
        <text:p text:style-name="P26"><text:span text:style-name="CharStyle15"><text:span text:style-name="T42">No a najhoršie je to, že niektorú vec držíš v ruke a jednak ju hľadáš i na lavici i pod lavicou.</text:span></text:span></text:p>
        <text:p text:style-name="P26"><text:span text:style-name="CharStyle15"><text:span text:style-name="T42">Jozef Mak, mal by si byť aspoň ty veselší, i keby ti to nešlo od srdca. Mal by si trochu ukazovať, že nie je cesta ozaj taká slepá neistota. Mal by si viac rozprávať a keď sa ťa Jula spýta, či ti bude dosť soli vo vrecúšku, nuž mal by si povedať, že málo alebo veľa, nie tu iba plecom hodiť a nevedieť, či bude tak, či onak. Ej, Jozef, veď ty budeš vedieť ako a čo, ale Jula ostane doma a Boh vie, dokedy sa bude trápiť, či vrecúško vychystala dobre. A zavše zopakuj, i keď sa ti nechce:</text:span></text:span></text:p>
        <text:p text:style-name="P26"><text:span text:style-name="CharStyle15"><text:span text:style-name="T42">—</text:span></text:span><text:span text:style-name="CharStyle15"><text:span text:style-name="T1"> </text:span></text:span><text:span text:style-name="CharStyle15"><text:span text:style-name="T42">Po Jakube začnú sa u nás sená, potom žatva. Niektorí chlapi budú sa brať k svojej robote, azda dakde budem treba. Železnicu do tých čias pustia a kto ho vie, ako bude v našich horách?</text:span></text:span></text:p>
        <text:p text:style-name="P26"><text:span text:style-name="CharStyle15"><text:span text:style-name="T42">Ale Jozef Mak nevraví nič, nuž sa J</text:span></text:span><text:span text:style-name="CharStyle15"><text:span text:style-name="T22">u</text:span></text:span><text:span text:style-name="CharStyle15"><text:span text:style-name="T42">le ťažko kráča vedľa neho hore Vápenicou. A nie zato sa jej kráča ťažko, lebo na chrbte nesie Jozefovo vrece, hoci aj to je ťažké, že pred sebou nesie v plachtičke syna, ale len zato sa jej kráča ťažko, že Jozef Mak málo rozpráva.</text:span></text:span></text:p>
        <text:p text:style-name="P26"><text:soft-page-break/><text:span text:style-name="CharStyle15"><text:span text:style-name="T42">Málo rozpráva a o chvíľu na sedle jej povie:</text:span></text:span></text:p>
        <text:p text:style-name="P26"><text:span text:style-name="CharStyle15"><text:span text:style-name="T42">— Jula, vráť sa, už si ma dosť odprevadila</text:span></text:span><text:span text:style-name="CharStyle15"><text:span text:style-name="T1">.</text:span></text:span></text:p>
        <text:p text:style-name="P26"><text:span text:style-name="CharStyle15"><text:span text:style-name="T42">Či nepovie?</text:span></text:span></text:p>
        <text:p text:style-name="P26"><text:span text:style-name="CharStyle15"><text:span text:style-name="T42">— Jula, daj mi vrece, ťažké ti je.</text:span></text:span></text:p>
        <text:p text:style-name="P26"><text:span text:style-name="CharStyle15"><text:span text:style-name="T42">—</text:span></text:span><text:span text:style-name="CharStyle15"><text:span text:style-name="T1"> </text:span></text:span><text:span text:style-name="CharStyle15"><text:span text:style-name="T42">Nechaj, Jožko, veď sa ho ešte dosť nanesieš,—</text:span></text:span><text:span text:style-name="CharStyle15"><text:span text:style-name="T1"> </text:span></text:span><text:span text:style-name="CharStyle15"><text:span text:style-name="T42">spiera sa Jula a nedala by si vrece sňať s chrbta, čo by ho priam posledným dychom vyniesla na sedlo.</text:span></text:span></text:p>
        <text:p text:style-name="P26"><text:span text:style-name="CharStyle15"><text:span text:style-name="T42">—</text:span></text:span><text:span text:style-name="CharStyle15"><text:span text:style-name="T1"> </text:span></text:span><text:span text:style-name="CharStyle15"><text:span text:style-name="T42">Jula, — ozve sa neskoršie Jozef Mak trochu tichšie a nedopovie hneď.</text:span></text:span></text:p>
        <text:p text:style-name="P26"><text:span text:style-name="CharStyle15"><text:span text:style-name="T42">Žena sa mu najprv </text:span></text:span><text:span text:style-name="CharStyle15"><text:span text:style-name="T64">t</text:span></text:span><text:span text:style-name="CharStyle15"><text:span text:style-name="T1">á</text:span></text:span><text:span text:style-name="CharStyle15"><text:span text:style-name="T42">zavo musí prizrieť.</text:span></text:span></text:p>
        <text:p text:style-name="P26"><text:span text:style-name="CharStyle15"><text:span text:style-name="T42">— Chlapca mi daj aspoň.</text:span></text:span></text:p>
        <text:p text:style-name="P26"><text:span text:style-name="CharStyle15"><text:span text:style-name="T42">Toho mu dá, lebo toho sa Jozef Mak nenanosí dosť, ani málo. A stíska jej čosi hruď, keď mu ho dáva.</text:span></text:span></text:p>
        <text:p text:style-name="P26"><text:span text:style-name="CharStyle15"><text:span text:style-name="T42">Ono, hľa, tu je sedlo.</text:span></text:span></text:p>
        <text:p text:style-name="P26"><text:span text:style-name="CharStyle15"><text:span text:style-name="T42">Chodník tu ešte neuschol od zimy, tráva je ešte bledá, ako by sa v chlade ešte chvela, ako by si netrúfala byť úprimne zelená. Na smrečkoch nazach</text:span></text:span><text:span text:style-name="CharStyle15"><text:span text:style-name="T1">ytá</text:span></text:span><text:span text:style-name="CharStyle15"><text:span text:style-name="T42">vané suché bý</text:span></text:span><text:span text:style-name="CharStyle15"><text:span text:style-name="T1">ľa</text:span></text:span><text:span text:style-name="CharStyle15"><text:span text:style-name="T42"> vietor ešte nepootriasal, tam visí kadekde, ako kde čo voda zaniesla. Smreky šumia, hýbu sa, pomaly, lenivo opálajú sa na všetky strany, iba šedivý kríž s plechovou siluetou Krista stojí</text:span></text:span><text:span text:style-name="CharStyle22"><text:span text:style-name="T42"> </text:span></text:span><text:span text:style-name="CharStyle15"><text:span text:style-name="T42">neživý </text:span></text:span><text:span text:style-name="CharStyle15"><text:span text:style-name="T1">a</text:span></text:span><text:span text:style-name="CharStyle15"><text:span text:style-name="T42"> naklonený napred, ako bol vlan</text:span></text:span><text:span text:style-name="CharStyle15"><text:span text:style-name="T1">i. </text:span></text:span><text:span text:style-name="CharStyle15"><text:span text:style-name="T42">Ale na kameni pod krížom je čisto</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Niekto už šiel.</text:span></text:span><text:span text:style-name="CharStyle15"><text:span text:style-name="T1">..</text:span></text:span></text:p>
        <text:p text:style-name="P26"><text:span text:style-name="CharStyle15"><text:span text:style-name="T42">— Iste.</text:span></text:span></text:p>
        <text:p text:style-name="P26"><text:span text:style-name="CharStyle15"><text:span text:style-name="T42">A vetry a</text:span></text:span><text:span text:style-name="CharStyle15"><text:span text:style-name="T1">z</text:span></text:span><text:span text:style-name="CharStyle15"><text:span text:style-name="T42">da naschvál smyly s plechu Kristovu tvár, aby nevidel, ako ťažko sa tu vyciedzajú slová cez hrdlo u ľudí, ktorí sa majú lúčiť.</text:span></text:span></text:p>
        <text:p text:style-name="P26"><text:soft-page-break/><text:span text:style-name="CharStyle15"><text:span text:style-name="T42">— Keď bude prudký dážď, pozri na pov</text:span></text:span><text:span text:style-name="CharStyle15"><text:span text:style-name="T22">a</text:span></text:span><text:span text:style-name="CharStyle15"><text:span text:style-name="T42">l, či dakde nepreteká cez strechu.</text:span></text:span></text:p>
        <text:p text:style-name="P26"><text:span text:style-name="CharStyle15"><text:span text:style-name="T42">— Áno</text:span></text:span><text:span text:style-name="CharStyle15"><text:span text:style-name="T1">.</text:span></text:span></text:p>
        <text:p text:style-name="P26"><text:span text:style-name="CharStyle15"><text:span text:style-name="T42">— U Žida som bol, dá ti groš, ak budeš v súre.</text:span></text:span></text:p>
        <text:p text:style-name="P26"><text:span text:style-name="CharStyle15"><text:span text:style-name="T42">Jula nepovie nič</text:span></text:span><text:span text:style-name="CharStyle15"><text:span text:style-name="T1">.</text:span></text:span></text:p>
        <text:p text:style-name="P26"><text:span text:style-name="CharStyle15"><text:span text:style-name="T42">— K Baniarovi nechoď</text:span></text:span><text:span text:style-name="CharStyle15"><text:span text:style-name="T1">.</text:span></text:span></text:p>
        <text:p text:style-name="P26"><text:span text:style-name="CharStyle15"><text:span text:style-name="T42">— Dobre</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Vo vrátkach nemáme kľúč.</text:span></text:span></text:p>
        <text:p text:style-name="P26"><text:span text:style-name="CharStyle15"><text:span text:style-name="T42">—</text:span></text:span><text:span text:style-name="CharStyle15"><text:span text:style-name="T1"> </text:span></text:span><text:span text:style-name="CharStyle15"><text:span text:style-name="T42">Založím žrďkou</text:span></text:span><text:span text:style-name="CharStyle15"><text:span text:style-name="T1">.</text:span></text:span></text:p>
        <text:p text:style-name="P26"><text:span text:style-name="CharStyle15"><text:span text:style-name="T42">— A čakaj ma...</text:span></text:span></text:p>
        <text:p text:style-name="P26"><text:span text:style-name="CharStyle15"><text:span text:style-name="T22">Č</text:span></text:span><text:span text:style-name="CharStyle15"><text:span text:style-name="T42">o tu povedať?</text:span></text:span></text:p>
        <text:p text:style-name="P26"><text:span text:style-name="CharStyle15"><text:span text:style-name="T42">Nič.</text:span></text:span></text:p>
        <text:p text:style-name="P26"><text:span text:style-name="CharStyle15"><text:span text:style-name="T42">— Jožko, ve</text:span></text:span><text:span text:style-name="CharStyle15"><text:span text:style-name="T1">ď.</text:span></text:span><text:span text:style-name="CharStyle15"><text:span text:style-name="T42">.. veď ja ťa rad</text:span></text:span><text:span text:style-name="CharStyle15"><text:span text:style-name="T1">a</text:span></text:span><text:span text:style-name="CharStyle15"><text:span text:style-name="T42">..</text:span></text:span><text:span text:style-name="CharStyle15"><text:span text:style-name="T1">.</text:span></text:span></text:p>
        <text:p text:style-name="P26"><text:span text:style-name="CharStyle15"><text:span text:style-name="T42">A Jozef Mak musí byť chlap, po týchto slovách musí sa zvrtnúť, chytro vychytiť sekeru a dlhým krokom sa pustiť dolu druhou stranou. Hej</text:span></text:span><text:span text:style-name="CharStyle15"><text:span text:style-name="T1">.</text:span></text:span><text:span text:style-name="CharStyle15"><text:span text:style-name="T42"> Po chodníčku by hneď nezmizol, nuž odskočí radšej medzi smreky, aby J</text:span></text:span><text:span text:style-name="CharStyle15"><text:span text:style-name="T22">u</text:span></text:span><text:span text:style-name="CharStyle15"><text:span text:style-name="T42">le pri kríži bolo ľahšie.</text:span></text:span></text:p>
        <text:p text:style-name="P26"><text:span text:style-name="CharStyle15"><text:span text:style-name="T42">Jozef Mak musí byť chlap a nesmie preťahovať chvíľu, ktorá má určený koniec. Čím kratšie, tým lepšie. Jula nezbadá, že plechový Kristus nemá tvár, bude sa mu prihovárať, bude prosiť.</text:span></text:span></text:p>
        <text:p text:style-name="P26"><text:span text:style-name="CharStyle15"><text:span text:style-name="T42">Uľaví sa jej, keď sa vyshovára.</text:span></text:span></text:p>
        <text:p text:style-name="P26"><text:span text:style-name="CharStyle15"><text:span text:style-name="T64">A</text:span></text:span><text:span text:style-name="CharStyle15"><text:span text:style-name="T42"> — nenariekaj, Jula</text:span></text:span><text:span text:style-name="CharStyle15"><text:span text:style-name="T1">.</text:span></text:span><text:span text:style-name="CharStyle15"><text:span text:style-name="T42"> Chodníky sú na to, aby ľudia po nich chodil</text:span></text:span><text:span text:style-name="CharStyle15"><text:span text:style-name="T1">i.</text:span></text:span><text:span text:style-name="CharStyle15"><text:span text:style-name="T42"> Voľakde rastie na nich chlieb, celý peceň alebo iba kúsok, a sú ľudia, čo ho musia ísť zdvihnúť</text:span></text:span><text:span text:style-name="CharStyle15"><text:span text:style-name="T1">.</text:span></text:span><text:span text:style-name="CharStyle15"><text:span text:style-name="T42"> Mnoho chodníkov je a mnoho ľudí pôjde ešte po nich. Mnoho takých, čo nebudú </text:span></text:span><text:soft-page-break/><text:span text:style-name="CharStyle15"><text:span text:style-name="T42">vedieť, kde má chodník koniec. — Ako povieš ľuďom, kde je Jozef Mak?</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 to sa netráp, priučení sú, nebudú sa ťa veľmi spytovať. Ako budeš vedieť, kde ti majú myšlienky letieť? — </text:span></text:span><text:span text:style-name="CharStyle15"><text:span text:style-name="T1">N</text:span></text:span><text:span text:style-name="CharStyle15"><text:span text:style-name="T42">už pozri hen na belasú dolinu, na belasé vrchy, na belasé hory a ostanú ti v mysli, dokedy budeš chcieť. V belasej hmle zatopilo sa už mnoho ciest a mnoho myšlienok, nuž zatopia sa i tvoje.</text:span></text:span></text:p>
        <text:p text:style-name="P26"><text:span text:style-name="CharStyle15"><text:span text:style-name="T42">A poteš sa, Jula.</text:span></text:span></text:p>
        <text:p text:style-name="P26"><text:span text:style-name="CharStyle15"><text:span text:style-name="T1">I</text:span></text:span><text:span text:style-name="CharStyle15"><text:span text:style-name="T42"> Makovia si nesú svoje ťarchy do belasých diaľok. Na príklad Jozef Mak obzrel sa zo dna doliny hore na sedlo a kývol hlavou:</text:span></text:span></text:p>
        <text:p text:style-name="P26"><text:span text:style-name="CharStyle15"><text:span text:style-name="T42">— Či som si nemal syna lepšie požehnať?... Veď som sa pred ženou nemusel hanbiť. Azda mi ho Jula opatrí. Iste. Len som jej mal povedať, ak by bolo zle, nenahnevám sa, ani keď pôjde do </text:span></text:span><text:span text:style-name="CharStyle15"><text:span text:style-name="T1">Pe</text:span></text:span><text:span text:style-name="CharStyle15"><text:span text:style-name="T42">trisk</text:span></text:span><text:span text:style-name="CharStyle15"><text:span text:style-name="T1">ov</text:span></text:span><text:span text:style-name="CharStyle15"><text:span text:style-name="T42">. </text:span></text:span><text:span text:style-name="CharStyle15"><text:span text:style-name="T64">Č</text:span></text:span><text:span text:style-name="CharStyle15"><text:span text:style-name="T42">ože sa mám naveky hnevať?...</text:span></text:span></text:p>
        <text:p text:style-name="P25"><text:span text:style-name="CharStyle10"><text:span text:style-name="T42"/></text:span></text:p>
        <text:h text:style-name="Heading_20_1" text:outline-level="1"><text:span text:style-name="CharStyle15"><text:span text:style-name="T85">57.</text:span></text:span></text:h>
        <text:p text:style-name="P26"><text:span text:style-name="CharStyle15"><text:span text:style-name="T42"/></text:span></text:p>
        <text:p text:style-name="P27"><text:span text:style-name="CharStyle15"><text:span text:style-name="T42">Ťažko by bolo napochytre vypočítať, koľko ľudí žije z biedy. </text:span></text:span><text:span text:style-name="CharStyle15"><text:span text:style-name="T1">A</text:span></text:span><text:span text:style-name="CharStyle15"><text:span text:style-name="T42"> koľko sa ich živí veľmi dobre. Koľko je takých ľudí, čo na</text:span></text:span><text:span text:style-name="CharStyle15"><text:span text:style-name="T1">t</text:span></text:span><text:span text:style-name="CharStyle15"><text:span text:style-name="T42">ŕčajú uši, na ktorej s</text:span></text:span><text:span text:style-name="CharStyle15"><text:span text:style-name="T64">t</text:span></text:span><text:span text:style-name="CharStyle15"><text:span text:style-name="T42">rane stene svet a potom idú sa ta živiť.</text:span></text:span></text:p>
        <text:p text:style-name="P26"><text:span text:style-name="CharStyle15"><text:span text:style-name="T42">Sú na svete všeli</text:span></text:span><text:span text:style-name="CharStyle15"><text:span text:style-name="T1">ja</text:span></text:span><text:span text:style-name="CharStyle15"><text:span text:style-name="T42">ké zvieratá, čo dovysoka dvíhajú nozdry, oňuchávajú vzduch a ak vietor odniekade dove</text:span></text:span><text:span text:style-name="CharStyle15"><text:span text:style-name="T1">je</text:span></text:span><text:span text:style-name="CharStyle15"><text:span text:style-name="T42"> zápach zdochliny, tak oňuchajú závan ešte raz, hlboko vťahujú do seba vzduch, vytiahnu si všetky hnáty, ako by v rozkoši, zavyjú a poberú sa proti vetru.</text:span></text:span></text:p>
        <text:p text:style-name="P26"><text:span text:style-name="CharStyle15"><text:span text:style-name="T42">A sú i takí ľudia.</text:span></text:span></text:p>
        <text:p text:style-name="P26"><text:soft-page-break/><text:span text:style-name="CharStyle15"><text:span text:style-name="T42">Ľudia, čo sa živia z biedy.</text:span></text:span></text:p>
        <text:p text:style-name="P26"><text:span text:style-name="CharStyle15"><text:span text:style-name="T42">Jula Maková dlho nevedela, že sa Ján Mak živí z ľudskej biedy. Vlastn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etreba Janovi krivdiť, lebo sa iba priživoval, nemal nozdry také, aby oňuchával povetrie, ani nevedel, nerozpoznával naisto, či je bieda ozaj bieda, veď nepoznal si ani svoju, a dojedal iba to, čo iní roztrúsili. A Jula sa o tom neskoro dozvedela. Videla iba toľko, že Ján Mak nehúta ani o jednom chodníku, nemýli ho ani železnica, ani k ferštrovi nechodí na výzvedy, či by v horách nebol potrebný ešte jedon chlap s mocnými rukami, ani s Marušou sa hockedy nevadí a deň po deň vracia sa domov so žmurkavými očami.</text:span></text:span></text:p>
        <text:p text:style-name="P26"><text:span text:style-name="CharStyle15"><text:span text:style-name="T42">—</text:span></text:span><text:span text:style-name="CharStyle15"><text:span text:style-name="T1"> </text:span></text:span><text:span text:style-name="CharStyle15"><text:span text:style-name="T42">Kdeže ti Jano chodieva, Maruša?</text:span></text:span></text:p>
        <text:p text:style-name="P26"><text:span text:style-name="CharStyle15"><text:span text:style-name="T42">— Čože ma po ňom. Spýtaj sa ho, ak chceš.</text:span></text:span></text:p>
        <text:p text:style-name="P26"><text:span text:style-name="CharStyle15"><text:span text:style-name="T42">—</text:span></text:span><text:span text:style-name="CharStyle15"><text:span text:style-name="T1"> </text:span></text:span><text:span text:style-name="CharStyle15"><text:span text:style-name="T42">Musí byť pri groši.</text:span></text:span></text:p>
        <text:p text:style-name="P26"><text:span text:style-name="CharStyle15"><text:span text:style-name="T1">—</text:span></text:span><text:span text:style-name="CharStyle15"><text:span text:style-name="T42"> </text:span></text:span><text:span text:style-name="CharStyle15"><text:span text:style-name="T1">U</text:span></text:span><text:span text:style-name="CharStyle15"><text:span text:style-name="T42"> mňa neodkladá. Nech si láme krky, ako chce. Ak sa brat Jano nevráti, ani sa mu neprihovorím. Odídem do otcovského.</text:span></text:span></text:p>
        <text:p text:style-name="P26"><text:span text:style-name="CharStyle15"><text:span text:style-name="T42">Vezmi mu, keď zbadáš. Vlani si tak —</text:span></text:span></text:p>
        <text:p text:style-name="P26"><text:span text:style-name="CharStyle15"><text:span text:style-name="T42">— Nevezmem.</text:span></text:span></text:p>
        <text:p text:style-name="P26"><text:span text:style-name="CharStyle15"><text:span text:style-name="T42">— Nu</text:span></text:span><text:span text:style-name="CharStyle15"><text:span text:style-name="T1">ž</text:span></text:span><text:span text:style-name="CharStyle15"><text:span text:style-name="T42">...</text:span></text:span></text:p>
        <text:p text:style-name="P26"><text:span text:style-name="CharStyle15"><text:span text:style-name="T42">— Nebudem sa starať. Budem mať pokoj, nebude ma nik mlátiť. I dosiaľ som bola hlúpa, že som sa dala.</text:span></text:span></text:p>
        <text:p text:style-name="P26"><text:span text:style-name="CharStyle15"><text:span text:style-name="T42">Jula nepokračovala, však radiť i tak nikdy nevedela a teraz prichodí jej iba čušať. Tak </text:span></text:span><text:span text:style-name="CharStyle15"><text:span text:style-name="T1">je</text:span></text:span><text:span text:style-name="CharStyle15"><text:span text:style-name="T42"> v dome ako na cudzom, keď Jozefa niet doma; Jano si môže hocčo namyslieť a keby ju vyhnal, musela by ísť. A ak by ešte sama mala s ním ostať, nech radšej </text:span></text:span><text:soft-page-break/><text:span text:style-name="CharStyle15"><text:span text:style-name="T42">Boh zachráni.</text:span></text:span></text:p>
        <text:p text:style-name="P26"><text:span text:style-name="CharStyle15"><text:span text:style-name="T42">I tešila sa Jula, že Maruša iba sa chystala odísť, obyčajne večer, ale ráno opadly jej ruky do lona, vysedela si tak svoje, potom očesala Hanu, prežúvala chlieb a periny utrepala na miesto, akže sa ich vôbec dotkla.</text:span></text:span></text:p>
        <text:p text:style-name="P26"><text:span text:style-name="CharStyle15"><text:span text:style-name="T42">A raz, keď prišla Jula domov, našla za stolom sedieť dvoch pánov s Jánom Makom.</text:span></text:span></text:p>
        <text:p text:style-name="P26"><text:span text:style-name="CharStyle15"><text:span text:style-name="T42">Iste neboli bratia títo dvaja, jednak sa veľmi podobali hneď na prvý pohľad, hoci jedon mal plešivú hlavu a druhý kučeravú, čiernu a mladšiu aspoň o desať rokov. Jeden má zlatý zub, čo mu svieti ako oko v ústach, lebo mu gambu potrháva, ako by sa každú chvíľu išiel uškľabiť a druhý má fialový fľak </text:span></text:span><text:span text:style-name="CharStyle15"><text:span text:style-name="T1">n</text:span></text:span><text:span text:style-name="CharStyle15"><text:span text:style-name="T42">a nose.</text:span></text:span></text:p>
        <text:p text:style-name="P26"><text:span text:style-name="CharStyle15"><text:span text:style-name="T42">Ale jednako vyzerajú vo vysokých golieroch ako rodní bratia.</text:span></text:span></text:p>
        <text:p text:style-name="P26"><text:span text:style-name="CharStyle15"><text:span text:style-name="T42">Veď sú, Jula, bratia sú v tom, že sa dobre živia z ľudskej biedy. Nikdy nebudeš vedieť, ako sa to dá, ale prizri sa im dobre, aby si vedela, aké sú nozdry, </text:span></text:span><text:span text:style-name="CharStyle15"><text:span text:style-name="T22">č</text:span></text:span><text:span text:style-name="CharStyle15"><text:span text:style-name="T42">o sa vyznajú v závanoch.</text:span></text:span></text:p>
        <text:p text:style-name="P26"><text:span text:style-name="CharStyle15"><text:span text:style-name="T42">Ona Jula radšej počúva.</text:span></text:span></text:p>
        <text:p text:style-name="P26"><text:span text:style-name="CharStyle15"><text:span text:style-name="T42">— A</text:span></text:span><text:span text:style-name="CharStyle15"><text:span text:style-name="T1">j</text:span></text:span><text:span text:style-name="CharStyle15"><text:span text:style-name="T42"> Latinák z Matejovho dvora by mohol ísť, veď doma nezarobí ani na zemiak, — hovorí Ján Mak. — I naučený </text:span></text:span><text:span text:style-name="CharStyle15"><text:span text:style-name="T1">je</text:span></text:span><text:span text:style-name="CharStyle15"><text:span text:style-name="T42"> do sveta chodiť, len si ho napíšte.</text:span></text:span></text:p>
        <text:p text:style-name="P26"><text:span text:style-name="CharStyle15"><text:span text:style-name="T42">— Koľko má rokov?</text:span></text:span></text:p>
        <text:p text:style-name="P26"><text:span text:style-name="CharStyle15"><text:span text:style-name="T42">—</text:span></text:span><text:span text:style-name="CharStyle15"><text:span text:style-name="T1"> </text:span></text:span><text:span text:style-name="CharStyle15"><text:span text:style-name="T42">Koľko? Jula, koľko môže mať Latinák od Matejov rokov?</text:span></text:span></text:p>
        <text:p text:style-name="P26"><text:span text:style-name="CharStyle15"><text:span text:style-name="T42">—</text:span></text:span><text:span text:style-name="CharStyle15"><text:span text:style-name="T1"> </text:span></text:span><text:span text:style-name="CharStyle15"><text:span text:style-name="T42">A či ja vie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odí plecom Jula, preplnená nedôverou nielen k cudzincom, ale i k Janovi.</text:span></text:span></text:p>
        <text:p text:style-name="P26"><text:span text:style-name="CharStyle15"><text:span text:style-name="T1">—</text:span></text:span><text:span text:style-name="CharStyle15"><text:span text:style-name="T42"> Ty tiež nič nevieš, no, najviac ak má tricaťšesť.</text:span></text:span></text:p>
        <text:p text:style-name="P26"><text:soft-page-break/><text:span text:style-name="CharStyle15"><text:span text:style-name="T42">— Mocný?</text:span></text:span></text:p>
        <text:p text:style-name="P26"><text:span text:style-name="CharStyle15"><text:span text:style-name="T42">— Čože, uhm, akurát, chlap ako vô</text:span></text:span><text:span text:style-name="CharStyle15"><text:span text:style-name="T22">l.</text:span></text:span></text:p>
        <text:p text:style-name="P26"><text:span text:style-name="CharStyle15"><text:span text:style-name="T42">A ten so zlatým zubom už píše. Akýsi je ospalý, ale ruka mu uteká v písme, azda i sama, azda i keď sa do papiera ani nedíva. No, hej</text:span></text:span><text:span text:style-name="CharStyle15"><text:span text:style-name="T1">!</text:span></text:span><text:span text:style-name="CharStyle15"><text:span text:style-name="T42"> Píše a podáva Hane obrázok, kde je namaľovaná loď s červeným pásom, troma </text:span></text:span><text:span text:style-name="CharStyle15"><text:span text:style-name="T64">k</text:span></text:span><text:span text:style-name="CharStyle15"><text:span text:style-name="T42">o</text:span></text:span><text:span text:style-name="CharStyle15"><text:span text:style-name="T64">m</text:span></text:span><text:span text:style-name="CharStyle15"><text:span text:style-name="T22">í</text:span></text:span><text:span text:style-name="CharStyle15"><text:span text:style-name="T42">nami, z ktorých sa valí dym. Hana obracia</text:span></text:span><text:span text:style-name="CharStyle17"><text:span text:style-name="T42"> </text:span></text:span><text:span text:style-name="CharStyle15"><text:span text:style-name="T42">obrázok sem i ta, nikdy nebude vedieť, čo je na ňom, a ten so zlatým zubom sa tomu smeje.</text:span></text:span></text:p>
        <text:p text:style-name="P26"><text:span text:style-name="CharStyle15"><text:span text:style-name="T42">— Veď je to šíf, Han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ybočí trochu z hútania Ján Mak a hneď si zasa nevšíma, že malá Hana i ďalej tak nechápavo sa díva na obrázok, sťa by jej bol povedal, že na obrázku je kráľ Šalamún.</text:span></text:span></text:p>
        <text:p text:style-name="P26"><text:span text:style-name="CharStyle15"><text:span text:style-name="T42">— Aj Galbavý Matúš by mohol ísť. Majetku niečo má, ale to je taký žujo na groš, keď sa dozvie, koľko zarobí v Amerike, nedá sa dlho nahovárať.</text:span></text:span></text:p>
        <text:p text:style-name="P26"><text:span text:style-name="CharStyle15"><text:span text:style-name="T42">Julu Makovú celkom zaujalo slovo Amerika a celkom ju poplašilo. Ešte raz ostrejšie sa poprizerala na oboch hostí, nosila zrak s jedného na druhého, i hlavu podvihla vyššie. </text:span></text:span><text:span text:style-name="CharStyle15"><text:span text:style-name="T1">—</text:span></text:span><text:span text:style-name="CharStyle15"><text:span text:style-name="T42"> Teda toto sú tí ľudia, čo svádzajú do Ameriky? V posledné dni počula o nich a raz si celkom nahlas vydýchla: Dobre, že je Joze</text:span></text:span><text:span text:style-name="CharStyle15"><text:span text:style-name="T1">f</text:span></text:span><text:span text:style-name="CharStyle15"><text:span text:style-name="T42">...</text:span></text:span></text:p>
        <text:p text:style-name="P26"><text:span text:style-name="CharStyle15"><text:span text:style-name="T42">Nedokončila celkom, čo si myslela, lebo nie je dobre ani menšie zlo schvaľovať proti väčšiemu zlu. A teraz sa jej razom zazdalo, že ten so zlatým zubom má iba ten jediný zub, ostatné ústa má prázdne, no s jediným zubom šklbe do ľudí ako starý, prašivý pes na pazder</text:span></text:span><text:span text:style-name="CharStyle15"><text:span text:style-name="T1">í</text:span></text:span><text:span text:style-name="CharStyle15"><text:span text:style-name="T42">, čo už havkať pre starobu nevládze, iba tak chrapľavo, nečisto a zdychavične. A brat jeho spýtal sa tak neúčastn</text:span></text:span><text:span text:style-name="CharStyle15"><text:span text:style-name="T22">e</text:span></text:span><text:span text:style-name="CharStyle15"><text:span text:style-name="T42">, sťa by v obchode, celkom obyčajnom, išlo o váhu tovaru:</text:span></text:span></text:p>
        <text:p text:style-name="P26"><text:soft-page-break/><text:span text:style-name="CharStyle15"><text:span text:style-name="T42">—</text:span></text:span><text:span text:style-name="CharStyle15"><text:span text:style-name="T1"> </text:span></text:span><text:span text:style-name="CharStyle15"><text:span text:style-name="T42">Koľko má Galbavý rokov?</text:span></text:span></text:p>
        <text:p text:style-name="P26"><text:span text:style-name="CharStyle15"><text:span text:style-name="T42">-</text:span></text:span><text:span text:style-name="CharStyle15"><text:span text:style-name="T1">—</text:span></text:span><text:span text:style-name="CharStyle15"><text:span text:style-name="T42">Ten veru ani dvacaťosem nebude mať</text:span></text:span><text:span text:style-name="CharStyle15"><text:span text:style-name="T1">! </text:span></text:span><text:span text:style-name="CharStyle15"><text:span text:style-name="T42">— odpovedal ochotne a vážne Ján Mak</text:span></text:span><text:span text:style-name="CharStyle15"><text:span text:style-name="T1">.</text:span></text:span></text:p>
        <text:p text:style-name="P26"><text:span text:style-name="CharStyle15"><text:span text:style-name="T42">— Zdravý?</text:span></text:span></text:p>
        <text:p text:style-name="P26"><text:span text:style-name="CharStyle15"><text:span text:style-name="T42">—</text:span></text:span><text:span text:style-name="CharStyle15"><text:span text:style-name="T1"> </text:span></text:span><text:span text:style-name="CharStyle15"><text:span text:style-name="T42">Že či</text:span></text:span><text:span text:style-name="CharStyle15"><text:span text:style-name="T1">!</text:span></text:span><text:span text:style-name="CharStyle15"><text:span text:style-name="T42"> Húžva človek. Azda sám si ťahá aj pluh, lebo ani statku nedopraje. Chudý, ale samá žila. Inakší chlap, ako ja. Veď z</text:span></text:span><text:span text:style-name="CharStyle15"><text:span text:style-name="T22">a</text:span></text:span><text:span text:style-name="CharStyle15"><text:span text:style-name="T42">jdeme k nemu a uvidia. A na tom rade by bol ešte Paľo Minciar. Akurát! Ten má bratanca už v Amerike a Paľo vie najlepšie, ako sa mu tam dobre vodí.</text:span></text:span></text:p>
        <text:p text:style-name="P26"><text:span text:style-name="CharStyle15"><text:span text:style-name="T42">—</text:span></text:span><text:span text:style-name="CharStyle15"><text:span text:style-name="T1"> </text:span></text:span><text:span text:style-name="CharStyle15"><text:span text:style-name="T42">Mocný?... Zdravý?... Mladý?...</text:span></text:span></text:p>
        <text:p text:style-name="P26"><text:span text:style-name="CharStyle15"><text:span text:style-name="T42">Tak padajú neprestajne vždy tie isté krátke otázky.</text:span></text:span></text:p>
        <text:p text:style-name="P26"><text:span text:style-name="CharStyle15"><text:span text:style-name="T42">Ján Mak už privykol na ne, zavše odpovedá vopred, Marušu nezaujímajú var</text:span></text:span><text:span text:style-name="CharStyle15"><text:span text:style-name="T1">i</text:span></text:span><text:span text:style-name="CharStyle15"><text:span text:style-name="T42">, dávnejšie odbehla, ale Julu akosi udrie každá znova a znova a predsa ich počúva znova a znova a hľadí na Jána Maka ako na diabla v predpeklí. Ešte nevie naisto, čo Jano vykonáva, iba tak cíti, že Jano chytá za krk ľudí nič netušiacich a podáva ich dvom svojim spoločníkom, aby ich posotili do akejsi priepasti. Ešte nevie, čo Jano stvár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evie to ani sám, — ale sprík</text:span></text:span><text:span text:style-name="CharStyle15"><text:span text:style-name="T1">ri</text:span></text:span><text:span text:style-name="CharStyle15"><text:span text:style-name="T42"> sa jej každé slovo, čo Jano vypovie. Zoškliví sa jej človek tak, že musí odvrátiť hlavu.</text:span></text:span></text:p>
        <text:p text:style-name="P26"><text:span text:style-name="CharStyle15"><text:span text:style-name="T42">I dozvedať sa ho dozvedala iba na druhý deň:</text:span></text:span></text:p>
        <text:p text:style-name="P5"><text:span text:style-name="CharStyle15"><text:span text:style-name="T42">—</text:span></text:span><text:span text:style-name="CharStyle15"><text:span text:style-name="T1"> </text:span></text:span><text:span text:style-name="CharStyle15"><text:span text:style-name="T42">A kedy to budú odchod</text:span></text:span><text:span text:style-name="CharStyle15"><text:span text:style-name="T1">i</text:span></text:span><text:span text:style-name="CharStyle15"><text:span text:style-name="T42">ť do Ameriky?</text:span></text:span></text:p>
        <text:p text:style-name="P26"><text:span text:style-name="CharStyle15"><text:span text:style-name="T42">— Po Michale ten utorok budú sadať na šíf.</text:span></text:span></text:p>
        <text:p text:style-name="P37"><text:span text:style-name="CharStyle15"><text:span text:style-name="T42">—</text:span></text:span><text:span text:style-name="CharStyle15"><text:span text:style-name="T1"> </text:span></text:span><text:span text:style-name="CharStyle15"><text:span text:style-name="T42">Ba?</text:span></text:span></text:p>
        <text:p text:style-name="P26"><text:span text:style-name="CharStyle15"><text:span text:style-name="T42">—</text:span></text:span><text:span text:style-name="CharStyle15"><text:span text:style-name="T1"> </text:span></text:span><text:span text:style-name="CharStyle15"><text:span text:style-name="T42">Uhm, už nejeden podpísal. Však doma bude čo raz tvrdšie.</text:span></text:span></text:p>
        <text:p text:style-name="P26"><text:soft-page-break/><text:span text:style-name="CharStyle15"><text:span text:style-name="T42">—</text:span></text:span><text:span text:style-name="CharStyle15"><text:span text:style-name="T1"> </text:span></text:span><text:span text:style-name="CharStyle15"><text:span text:style-name="T42">Mladý? Zdravý? Mocný?</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učia otázky v Juli</text:span></text:span><text:span text:style-name="CharStyle15"><text:span text:style-name="T1">nej</text:span></text:span><text:span text:style-name="CharStyle15"><text:span text:style-name="T42"> hlave a bo</text:span></text:span><text:span text:style-name="CharStyle15"><text:span text:style-name="T1">rcuje</text:span></text:span><text:span text:style-name="CharStyle15"><text:span text:style-name="T42"> sa s nimi. Pokladá ich za strašne bezcitné a nespravodlivé. Nuž a či sa netreba spýtať, kto bude za chlapom nariekať: či mater, či žena, či milá, či dcéra jedna alebo tri? Či by to nebolo treba niekde zapísať, s kým sa bude chlap lúčiť a ktoré životy sú s nimi spriahnuté? Pre kohože má byť mladý, zdravý a mocný? A komu ostane starý, chorý a slabý?</text:span></text:span></text:p>
        <text:p text:style-name="P26"><text:span text:style-name="CharStyle15"><text:span text:style-name="T42">Aké strašné veci sú na svete!</text:span></text:span></text:p>
        <text:p text:style-name="P26"><text:span text:style-name="CharStyle15"><text:span text:style-name="T42">Prostá Jula ich nepozná, ani ich nikdy nebude znať, ale zato, že má rada Jozefa Maka, nuž vycíti odľahlé lodenice, kde sa robotníci hádžu do mora alebo len tak od slabosti padajú do bezodnej vody; uhoľné bane, ešte ani nepomenované v nepomenovaných krajoch, odkiaľ nemožno ujsť, ani do mora skočiť, lebo je more ďaleko; nové plantáže v divočinách, kde sa robí za trochu jedla. Veď tak. Do dobrej Ameriky netreba nahovárať, tam sa ľudí n</text:span></text:span><text:span text:style-name="CharStyle15"><text:span text:style-name="T23">a</text:span></text:span><text:span text:style-name="CharStyle15"><text:span text:style-name="T42">jde dosť. Ale ta ísť,</text:span></text:span><text:span text:style-name="CharStyle15"><text:span text:style-name="T1"> </text:span></text:span><text:span text:style-name="CharStyle15"><text:span text:style-name="T42">kde tuho nahováraj</text:span></text:span><text:span text:style-name="CharStyle15"><text:span text:style-name="T1">ú</text:span></text:span><text:span text:style-name="CharStyle15"><text:span text:style-name="T42">...?</text:span></text:span></text:p>
        <text:p text:style-name="P26"><text:span text:style-name="CharStyle15"><text:span text:style-name="T42">— Jano, a ty kedy pôjdeš?</text:span></text:span></text:p>
        <text:p text:style-name="P26"><text:span text:style-name="CharStyle15"><text:span text:style-name="T42">—</text:span></text:span><text:span text:style-name="CharStyle15"><text:span text:style-name="T1"> </text:span></text:span><text:span text:style-name="CharStyle15"><text:span text:style-name="T42">J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diví sa Ján Mak otázke, ako by nikdy nebol na ňu myslel.</text:span></text:span></text:p>
        <text:p text:style-name="P26"><text:span text:style-name="CharStyle15"><text:span text:style-name="T42">— Vari aj ty pôjdeš</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Ešte skôr pôjdem, ako ostatní.</text:span></text:span></text:p>
        <text:p text:style-name="P26"><text:span text:style-name="CharStyle15"><text:span text:style-name="T42">Jula ho zmerá a nepovie nič.</text:span></text:span></text:p>
        <text:p text:style-name="P26"><text:span text:style-name="CharStyle15"><text:span text:style-name="T42">— Len choď, keď je v Amerike tak dobre.</text:span></text:span></text:p>
        <text:p text:style-name="P26"><text:span text:style-name="CharStyle15"><text:span text:style-name="T1">—</text:span></text:span><text:span text:style-name="CharStyle15"><text:span text:style-name="T42"> Akurát</text:span></text:span><text:span text:style-name="CharStyle15"><text:span text:style-name="T1">!</text:span></text:span><text:span text:style-name="CharStyle15"><text:span text:style-name="T42"> Teraz tam na </text:span></text:span><text:span text:style-name="CharStyle15"><text:span text:style-name="T1">je</text:span></text:span><text:span text:style-name="CharStyle15"><text:span text:style-name="T42">dnom </text:span></text:span><text:span text:style-name="CharStyle15"><text:span text:style-name="T23">m</text:span></text:span><text:span text:style-name="CharStyle15"><text:span text:style-name="T42">ieste stavajú tri železnice jednu celkom vedľa druhej, nuž zárobkov je hrúza. To tam jedna železnica nestačí a u nás i tá jediná </text:span></text:span><text:soft-page-break/><text:span text:style-name="CharStyle15"><text:span text:style-name="T42">bude prázdna behať.</text:span></text:span></text:p>
        <text:p text:style-name="P26"><text:span text:style-name="CharStyle15"><text:span text:style-name="T42">—</text:span></text:span><text:span text:style-name="CharStyle15"><text:span text:style-name="T1"> </text:span></text:span><text:span text:style-name="CharStyle15"><text:span text:style-name="T42">Len choď.</text:span></text:span></text:p>
        <text:p text:style-name="P26"><text:span text:style-name="CharStyle15"><text:span text:style-name="T42">—</text:span></text:span><text:span text:style-name="CharStyle15"><text:span text:style-name="T1"> </text:span></text:span><text:span text:style-name="CharStyle15"><text:span text:style-name="T42">Ak si zaopatrím groš...</text:span></text:span></text:p>
        <text:p text:style-name="P26"><text:span text:style-name="CharStyle15"><text:span text:style-name="T42">— A či ťa zadarmo tí páni n</text:span></text:span><text:span text:style-name="CharStyle15"><text:span text:style-name="T1">eo</text:span></text:span><text:span text:style-name="CharStyle15"><text:span text:style-name="T42">dvezú?</text:span></text:span></text:p>
        <text:p text:style-name="P26"><text:span text:style-name="CharStyle15"><text:span text:style-name="T42">—</text:span></text:span><text:span text:style-name="CharStyle15"><text:span text:style-name="T1"> </text:span></text:span><text:span text:style-name="CharStyle15"><text:span text:style-name="T42">No... odvezú.</text:span></text:span></text:p>
        <text:p text:style-name="P26"><text:span text:style-name="CharStyle15"><text:span text:style-name="T42">—</text:span></text:span><text:span text:style-name="CharStyle15"><text:span text:style-name="T1"> </text:span></text:span><text:span text:style-name="CharStyle15"><text:span text:style-name="T42">A tí páni kedy pôjdu do Ameriky?</text:span></text:span></text:p>
        <text:p text:style-name="P26"><text:span text:style-name="CharStyle15"><text:span text:style-name="T42">Ján Mak sa tu celkom rozhneval.</text:span></text:span></text:p>
        <text:p text:style-name="P26"><text:span text:style-name="CharStyle15"><text:span text:style-name="T42">—</text:span></text:span><text:span text:style-name="CharStyle15"><text:span text:style-name="T1"> </text:span></text:span><text:span text:style-name="CharStyle15"><text:span text:style-name="T42">Veď sa len op</text:span></text:span><text:span text:style-name="CharStyle15"><text:span text:style-name="T1">ytuje</text:span></text:span><text:span text:style-name="CharStyle15"><text:span text:style-name="T42">š všelijaké sprostosti! Dobre, že ženy nevolajú, aké sprostosti by sa opytovaly! Chlap sa takú vec ani jed</text:span></text:span><text:span text:style-name="CharStyle15"><text:span text:style-name="T1">e</text:span></text:span><text:span text:style-name="CharStyle15"><text:span text:style-name="T42">n nespýtal.</text:span></text:span></text:p>
        <text:p text:style-name="P26"><text:span text:style-name="CharStyle15"><text:span text:style-name="T42">Nuž hlúpa Jula Maková nespýta sa viac ani slova, iba sa zobzerá, sťa by hľadala niekde okolo seba belasú hmlu, aby jej povedala celkom rozhodne:</text:span></text:span></text:p>
        <text:p text:style-name="P26"><text:span text:style-name="CharStyle15"><text:span text:style-name="T42">— Radšej ty, Jožko, ani na Jakuba nepr</text:span></text:span><text:span text:style-name="CharStyle15"><text:span text:style-name="T23">í</text:span></text:span><text:span text:style-name="CharStyle15"><text:span text:style-name="T42">ď domov, radšej len po Michale. Radše</text:span></text:span><text:span text:style-name="CharStyle15"><text:span text:style-name="T1">j</text:span></text:span><text:span text:style-name="CharStyle15"><text:span text:style-name="T42">... Ak chceš, ja ti aj v kostole pred oltárom sľúbim, že nepozrem ti do dlane, keď sa vrátiš, či máš dlaň plnú alebo si nedoniesol v nej nič. Však ja budem tak tuho robiť, aby ma hockde vďačne zavolali hrabať a okopávať. Azda som aj rada, že si nie teraz doma.</text:span></text:span></text:p>
        <text:p text:style-name="P5"><text:span text:style-name="CharStyle15"><text:span text:style-name="T42"/></text:span></text:p>
        <text:h text:style-name="Heading_20_1" text:outline-level="1"><text:span text:style-name="CharStyle15">58.</text:span></text:h>
        <text:p text:style-name="P26"><text:span text:style-name="CharStyle15"><text:span text:style-name="T42"/></text:span></text:p>
        <text:p text:style-name="P27"><text:span text:style-name="CharStyle15"><text:span text:style-name="T42">Vo veži v prostriedku je veľký zvon, nevinný, vážny, seriózny zvon s hrubým, dôstojným hlasom, ktorý nevyvádza nijaké žarty a keď sa ozve, to ako ded keby svolal na vnúčatá. Ťažko sa rozkolíše a ťažko sa upokojí po rozhovore. Keď si ľudia </text:span></text:span><text:soft-page-break/><text:span text:style-name="CharStyle15"><text:span text:style-name="T42">myslia, že už všetko dopovedal, veru si sám pre seba ešte dlho m</text:span></text:span><text:span text:style-name="CharStyle15"><text:span text:style-name="T23">u</text:span></text:span><text:span text:style-name="CharStyle15"><text:span text:style-name="T42">m</text:span></text:span><text:span text:style-name="CharStyle15"><text:span text:style-name="T23">l</text:span></text:span><text:span text:style-name="CharStyle15"><text:span text:style-name="T42">e, ako by mu nebolo po vôli, že ho vyrušili. Veď ho ani nevyrušujú hocikedy.</text:span></text:span></text:p>
        <text:p text:style-name="P26"><text:span text:style-name="CharStyle15"><text:span text:style-name="T42">S pravej strany visí zvon prostredný, ktorý by sa rád podobal veľkému, vždy sa rozkýva vážne, ako </text:span></text:span><text:span text:style-name="CharStyle15"><text:span text:style-name="T1">zv</text:span></text:span><text:span text:style-name="CharStyle15"><text:span text:style-name="T42">on-ded, ale v reči sa pozabudne, nevie sa na čas zastaviť a skoro vždy povie ešte slovo-dve, keď by už mal byť ticho. Obyčajne sa v takomto prípade zahanbí a zam</text:span></text:span><text:span text:style-name="CharStyle15"><text:span text:style-name="T65">ĺ</text:span></text:span><text:span text:style-name="CharStyle15"><text:span text:style-name="T42">kne potom bez priechodu.</text:span></text:span></text:p>
        <text:p text:style-name="P26"><text:span text:style-name="CharStyle15"><text:span text:style-name="T42">S ľavej strany visí zvon najmenší, dobrák, ako predošlé dva, lenže bez ambície na dôstojnosť, krasorečník, a neraz veľmi nepozorný a nespoločenský druh, ktorý nevyčkáva na svoj čas, ale mieša sa do reči i keď sa to ešte nepatrí a neraz popletie nôtu. Neraz robí dojem, ako by sa zajakával, ale to je len dojem povrchný, ak by sa čosi takého prihodilo, o chvíľu dohoní, čo zameškal.</text:span></text:span></text:p>
        <text:p text:style-name="P5"><text:span text:style-name="CharStyle15"><text:span text:style-name="T42">A celkom osobitne, ako by ani nepatril do</text:span></text:span><text:span text:style-name="CharStyle17"><text:span text:style-name="T42"> </text:span></text:span><text:span text:style-name="CharStyle15"><text:span text:style-name="T42">spoločnosti, ako by bol večne na úteku, visí až v samom obloku malý zvonček, ktorý sa nikdy nezamieša do rozhovoru ostatných troch. To je zvon sám pre seba. Živý, drsný, krikľú</text:span></text:span><text:span text:style-name="CharStyle15"><text:span text:style-name="T1">ň</text:span></text:span><text:span text:style-name="CharStyle15"><text:span text:style-name="T42">, azda i zlomyseľný trochu. Ak nie, nuž bezcitný, nemilosrdný je celkom iste. Kostolník-zvonár neraz dlho váha, pokým sa dotkne povrázka a on hneď hotový kričať.</text:span></text:span></text:p>
        <text:p text:style-name="P26"><text:span text:style-name="CharStyle15"><text:span text:style-name="T42">— Bim, bim, bim,— bim, bim. Bim, bim,</text:span></text:span><text:span text:style-name="CharStyle15"><text:span text:style-name="T1">— </text:span></text:span><text:span text:style-name="CharStyle15"><text:span text:style-name="T42">bim, bim, bim</text:span></text:span><text:span text:style-name="CharStyle15"><text:span text:style-name="T1">!</text:span></text:span></text:p>
        <text:p text:style-name="P26"><text:span text:style-name="CharStyle15"><text:span text:style-name="T42">Kto poču</text:span></text:span><text:span text:style-name="CharStyle15"><text:span text:style-name="T1">je</text:span></text:span><text:span text:style-name="CharStyle15"><text:span text:style-name="T42">, dvihne hlavu a sníme klobúk. Ak má koho, osloví:</text:span></text:span></text:p>
        <text:p text:style-name="P26"><text:span text:style-name="CharStyle15"><text:span text:style-name="T42">— Komuže umieráčik pomáha na druhý svet?</text:span></text:span></text:p>
        <text:p text:style-name="P26"><text:span text:style-name="CharStyle15"><text:span text:style-name="T42">— Bim, bim, bim, — bim, bim</text:span></text:span><text:span text:style-name="CharStyle15"><text:span text:style-name="T1">!</text:span></text:span><text:span text:style-name="CharStyle15"><text:span text:style-name="T42">...</text:span></text:span></text:p>
        <text:p text:style-name="P26"><text:span text:style-name="CharStyle15"><text:span text:style-name="T42">Aspoň by povedal, či starého, či mladého odprevádza, ale nemá citu ani pre svoje remeslo, nevyzradí nič, iba si svoje odbije a naraz</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dosť. Keby sa aspoň na konci </text:span></text:span><text:soft-page-break/><text:span text:style-name="CharStyle15"><text:span text:style-name="T42">nejako pomýlil, povedal by nejakú neprístojnú slabiku, ale zakončiť celú hist</text:span></text:span><text:span text:style-name="CharStyle15"><text:span text:style-name="T23">o</text:span></text:span><text:span text:style-name="CharStyle15"><text:span text:style-name="T42">riu len tak, ako hodiny, čo povedia: </text:span></text:span><text:span text:style-name="CharStyle15"><text:span text:style-name="T1">.</text:span></text:span><text:span text:style-name="CharStyle15"><text:span text:style-name="T42">..</text:span></text:span><text:span text:style-name="CharStyle15"><text:span text:style-name="T1">j</text:span></text:span><text:span text:style-name="CharStyle15"><text:span text:style-name="T42">edenásť, dvanásť a za ten svet ani o jednu viac.</text:span></text:span></text:p>
        <text:p text:style-name="P26"><text:span text:style-name="CharStyle15"><text:span text:style-name="T42">Jula Maková jamkovala a naraz oprela motyku.</text:span></text:span></text:p>
        <text:p text:style-name="P26"><text:span text:style-name="CharStyle15"><text:span text:style-name="T42">— Umieráčik! — zvolala.</text:span></text:span></text:p>
        <text:p text:style-name="P26"><text:span text:style-name="CharStyle15"><text:span text:style-name="T42">Ženy načúvaly a prežehnaly sa.</text:span></text:span></text:p>
        <text:p text:style-name="P26"><text:span text:style-name="CharStyle15"><text:span text:style-name="T42">— Umieráčik, — prisvedčily.</text:span></text:span></text:p>
        <text:p text:style-name="P26"><text:span text:style-name="CharStyle15"><text:span text:style-name="T42">— Ktože sa vybral?</text:span></text:span></text:p>
        <text:p text:style-name="P26"><text:span text:style-name="CharStyle15"><text:span text:style-name="T42">—</text:span></text:span><text:span text:style-name="CharStyle15"><text:span text:style-name="T1"> </text:span></text:span><text:span text:style-name="CharStyle15"><text:span text:style-name="T42">Starý Oravkin?</text:span></text:span></text:p>
        <text:p text:style-name="P26"><text:span text:style-name="CharStyle15"><text:span text:style-name="T42">— Možno.</text:span></text:span></text:p>
        <text:p text:style-name="P26"><text:span text:style-name="CharStyle15"><text:span text:style-name="T42">— A</text:span></text:span><text:span text:style-name="CharStyle15"><text:span text:style-name="T65">j</text:span></text:span><text:span text:style-name="CharStyle15"><text:span text:style-name="T42"> Kulichov mládenec že bol vraj zle.</text:span></text:span></text:p>
        <text:p text:style-name="P26"><text:span text:style-name="CharStyle15"><text:span text:style-name="T42">— Umiera už od Veľkej noci.</text:span></text:span></text:p>
        <text:p text:style-name="P26"><text:span text:style-name="CharStyle15"><text:span text:style-name="T42">—</text:span></text:span><text:span text:style-name="CharStyle15"><text:span text:style-name="T1"> </text:span></text:span><text:span text:style-name="CharStyle15"><text:span text:style-name="T42">Práve sme boli takto v poli, keď moja mať umreli; ani sme sa nenazdali.</text:span></text:span></text:p>
        <text:p text:style-name="P26"><text:span text:style-name="CharStyle15"><text:span text:style-name="T42">— No, pamätám sa.</text:span></text:span></text:p>
        <text:p text:style-name="P26"><text:span text:style-name="CharStyle15"><text:span text:style-name="T42">— Oravkin to bud</text:span></text:span><text:span text:style-name="CharStyle15"><text:span text:style-name="T1">e</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Pôjdem chlapca nachovať, dozviem sa.</text:span></text:span></text:p>
        <text:p text:style-name="P26"><text:span text:style-name="CharStyle15"><text:span text:style-name="T1">I</text:span></text:span><text:span text:style-name="CharStyle15"><text:span text:style-name="T42"> robily ďalej jamky pre novú úrodu.</text:span></text:span></text:p>
        <text:p text:style-name="P26"><text:span text:style-name="CharStyle15"><text:span text:style-name="T42">Potom dobehol Sedmákovkin chlapec celý zadychčaný, ba nedočkal ani, aby dobehol až k materi, zďaleka kričal:</text:span></text:span></text:p>
        <text:p text:style-name="P26"><text:span text:style-name="CharStyle15"><text:span text:style-name="T42">—</text:span></text:span><text:span text:style-name="CharStyle15"><text:span text:style-name="T1"> </text:span></text:span><text:span text:style-name="CharStyle15"><text:span text:style-name="T42">Farár umreli... Pán farár u</text:span></text:span><text:span text:style-name="CharStyle15"><text:span text:style-name="T1">m</text:span></text:span><text:span text:style-name="CharStyle15"><text:span text:style-name="T42">rel</text:span></text:span><text:span text:style-name="CharStyle15"><text:span text:style-name="T1">.</text:span></text:span></text:p>
        <text:p text:style-name="P26"><text:span text:style-name="CharStyle15"><text:span text:style-name="T42">Ženy chytro poopieraly motyky, nie by za</text:span></text:span><text:span text:style-name="CharStyle15"><text:span text:style-name="T1">to</text:span></text:span><text:span text:style-name="CharStyle15"><text:span text:style-name="T42">, ako by farár bol nesmrteľný človek, ani nie zato, že najmenej mysleli na farára, možno iba pre sám umieráčik. Vari by sa predsa len mal trošku ináč hompálať. Oravkin</text:span></text:span><text:span text:style-name="CharStyle15"><text:span text:style-name="T1"> </text:span></text:span><text:span text:style-name="CharStyle15"><text:span text:style-name="T42">a Kulich sú obyčajní ľudia a odspievať </text:span></text:span><text:soft-page-break/><text:span text:style-name="CharStyle15"><text:span text:style-name="T42">i farárovi tak, ako by to im — nemalo by to vari byť.</text:span></text:span></text:p>
        <text:p text:style-name="P26"><text:span text:style-name="CharStyle15"><text:span text:style-name="T42">Oprely motyky a prežehnaly sa znova.</text:span></text:span></text:p>
        <text:p text:style-name="P26"><text:span text:style-name="CharStyle15"><text:span text:style-name="T42">—</text:span></text:span><text:span text:style-name="CharStyle15"><text:span text:style-name="T1"> </text:span></text:span><text:span text:style-name="CharStyle15"><text:span text:style-name="T42">Iste vieš, h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kríkly chlapca potom, keď sa trochu zmohly z prekvapenia a pohoršenia.</text:span></text:span></text:p>
        <text:p text:style-name="P26"><text:span text:style-name="CharStyle15"><text:span text:style-name="T42">Lenže chlapec vedel smrť naisto.</text:span></text:span></text:p>
        <text:p text:style-name="P26"><text:span text:style-name="CharStyle15"><text:span text:style-name="T42">A možno, nebolo príčin pohoršovať sa nad umieráčikom, možno by bol umieráčik povedal, že nie je vôbec zvláštna a vážna vec, že farár umrel.</text:span></text:span></text:p>
        <text:p text:style-name="P26"><text:span text:style-name="CharStyle15"><text:span text:style-name="T42">Mohol by povedať.</text:span></text:span></text:p>
        <text:p text:style-name="P26"><text:span text:style-name="CharStyle15"><text:span text:style-name="T42">Nie je dôležité, že umrel napochytre, keď smrť ani sám neočakával. Nie je dôležité, že shŕklo sa do fary mnoho kňazov, že zvony mávaly dlhú reč, že ľudia nariekali, že na fare všetko pozamkýnali. Ani to, že isté noviny mal</text:span></text:span><text:span text:style-name="CharStyle15"><text:span text:style-name="T24">y</text:span></text:span><text:span text:style-name="CharStyle15"><text:span text:style-name="T42"> krásny a pravdivý nekrol</text:span></text:span><text:span text:style-name="CharStyle15"><text:span text:style-name="T24">o</text:span></text:span><text:span text:style-name="CharStyle15"><text:span text:style-name="T42">g, že staré hodiny s alabastrovými st</text:span></text:span><text:span text:style-name="CharStyle15"><text:span text:style-name="T66">ĺ</text:span></text:span><text:span text:style-name="CharStyle15"><text:span text:style-name="T42">pikami ostaly stáť, lebo ich nik nevedel natiahnuť iba farár sám</text:span></text:span><text:span text:style-name="CharStyle15"><text:span text:style-name="T1">.</text:span></text:span></text:p>
        <text:p text:style-name="P26"><text:span text:style-name="CharStyle15"><text:span text:style-name="T42">Dôležité je, že niekoľko hárkov popísaného papieru s tvrdými a ťažkými podpismi ostalo nedotknutých v zásuvke oš</text:span></text:span><text:span text:style-name="CharStyle15"><text:span text:style-name="T24">u</text:span></text:span><text:span text:style-name="CharStyle15"><text:span text:style-name="T42">chaného stupňa modlitebného. Ďumbier, ten najlepšie poznal tieto papiere, ten ich aj prvý shľadúval u nového administrátora, ale darmo prehľadali celú kanceláriu, podpisov nebolo.</text:span></text:span></text:p>
        <text:p text:style-name="P26"><text:span text:style-name="CharStyle15"><text:span text:style-name="T42">— Musia sa n</text:span></text:span><text:span text:style-name="CharStyle15"><text:span text:style-name="T66">a</text:span></text:span><text:span text:style-name="CharStyle15"><text:span text:style-name="T1">js</text:span></text:span><text:span text:style-name="CharStyle15"><text:span text:style-name="T42">ť, ináč </text:span></text:span><text:span text:style-name="CharStyle15"><text:span text:style-name="T1">je</text:span></text:span><text:span text:style-name="CharStyle15"><text:span text:style-name="T42"> zle.</text:span></text:span></text:p>
        <text:p text:style-name="P26"><text:span text:style-name="CharStyle15"><text:span text:style-name="T42">—</text:span></text:span><text:span text:style-name="CharStyle15"><text:span text:style-name="T1"> </text:span></text:span><text:span text:style-name="CharStyle15"><text:span text:style-name="T42">Celý večer som hľadal, v matrike som list za listom poprevracal, i ponachodil som všeličo, ale vaše hárky nikde.</text:span></text:span></text:p>
        <text:p text:style-name="P26"><text:span text:style-name="CharStyle15"><text:span text:style-name="T42">—</text:span></text:span><text:span text:style-name="CharStyle15"><text:span text:style-name="T1"> </text:span></text:span><text:span text:style-name="CharStyle15"><text:span text:style-name="T42">Moje hárky? Nie sú to len moje, celá dedina je na nich, ba aj vaše by mohly byť, pán administrátor.</text:span></text:span></text:p>
        <text:p text:style-name="P26"><text:soft-page-break/><text:span text:style-name="CharStyle15"><text:span text:style-name="T42">—</text:span></text:span><text:span text:style-name="CharStyle15"><text:span text:style-name="T1"> </text:span></text:span><text:span text:style-name="CharStyle15"><text:span text:style-name="T42">Veď som tu iba deň-dva.</text:span></text:span></text:p>
        <text:p text:style-name="P26"><text:span text:style-name="CharStyle15"><text:span text:style-name="T42">— Čože o to, ale z Liptova ste a v Liptove </text:span></text:span><text:span text:style-name="CharStyle15"><text:span text:style-name="T1">je</text:span></text:span><text:span text:style-name="CharStyle15"><text:span text:style-name="T42"> nie Debrecín. Viete, že nám chcú nasoliť štátnu školu?</text:span></text:span></text:p>
        <text:p text:style-name="P26"><text:span text:style-name="CharStyle15"><text:span text:style-name="T42">— Počul som už niečo.</text:span></text:span></text:p>
        <text:p text:style-name="P26"><text:span text:style-name="CharStyle15"><text:span text:style-name="T42">— Najprv len tak aby sme prepustili starú našu školu pre novú, štátnu. Potom bola stará škola malá, keď sme si ju nechceli dať. Potom bola nízka. Keď sme ju chceli zvýšiť, tak bola mokrá. Hej. Od tých čias nám i zeme dali do vyššej klasy, aby porcií bolo viac. Iba Ban</text:span></text:span><text:span text:style-name="CharStyle15"><text:span text:style-name="T1">i</text:span></text:span><text:span text:style-name="CharStyle15"><text:span text:style-name="T42">ar nás vraj oratova</text:span></text:span><text:span text:style-name="CharStyle15"><text:span text:style-name="T66">l.</text:span></text:span><text:span text:style-name="CharStyle15"><text:span text:style-name="T42"> Podpísali sme sa, aby nám nechali starú školu a nech nás tu nemaďarčia.</text:span></text:span></text:p>
        <text:p text:style-name="P26"><text:span text:style-name="CharStyle15"><text:span text:style-name="T42">— Hm, veď je pre novú i miesto.</text:span></text:span></text:p>
        <text:p text:style-name="P26"><text:span text:style-name="CharStyle15"><text:span text:style-name="T42">— Viem. I plány som videl. Ale keď obec nechce!...</text:span></text:span></text:p>
        <text:p text:style-name="P26"><text:span text:style-name="CharStyle15"><text:span text:style-name="T42">— Štát je štát.</text:span></text:span></text:p>
        <text:p text:style-name="P26"><text:span text:style-name="CharStyle15"><text:span text:style-name="T42">Ďumbier pozrel na administrátora, díval sa mu chvíľu do očí, chcel mu niečo povedať, ale naraz utrel si ústa opakom dlane, pomaly sa obrátil, odhundral pozdrav a odišiel.</text:span></text:span></text:p>
        <text:p text:style-name="P26"><text:span text:style-name="CharStyle15"><text:span text:style-name="T42">Nuž to je tá dôležitá vec.</text:span></text:span></text:p>
        <text:p text:style-name="P26"><text:span text:style-name="CharStyle15"><text:span text:style-name="T42">— Chlapi, nový farár je nie starý farár, — povedal Ďumbier a chlapi mlčali.</text:span></text:span></text:p>
        <text:p text:style-name="P26"><text:span text:style-name="CharStyle15"><text:span text:style-name="T42">Dlho mlčali, až napokon ktorýsi povedal:</text:span></text:span></text:p>
        <text:p text:style-name="P26"><text:span text:style-name="CharStyle15"><text:span text:style-name="T42">—</text:span></text:span><text:span text:style-name="CharStyle15"><text:span text:style-name="T1"> </text:span></text:span><text:span text:style-name="CharStyle15"><text:span text:style-name="T42">Nech len začnú stavať!</text:span></text:span></text:p>
        <text:p text:style-name="P26"><text:span text:style-name="CharStyle15"><text:span text:style-name="T42">— Ukážeme aj bez farára!</text:span></text:span></text:p>
        <text:p text:style-name="P26"><text:span text:style-name="CharStyle15"><text:span text:style-name="T42">—</text:span></text:span><text:span text:style-name="CharStyle15"><text:span text:style-name="T1"> </text:span></text:span><text:span text:style-name="CharStyle15"><text:span text:style-name="T42">Myslíš, že ukážeme?</text:span></text:span></text:p>
        <text:p text:style-name="P26"><text:span text:style-name="CharStyle15"><text:span text:style-name="T42">—</text:span></text:span><text:span text:style-name="CharStyle15"><text:span text:style-name="T1"> </text:span></text:span><text:span text:style-name="CharStyle15"><text:span text:style-name="T42">Ak nič nedokážeme, tak nech nás čert pobe</text:span></text:span><text:span text:style-name="CharStyle15"><text:span text:style-name="T1">re!</text:span></text:span></text:p>
        <text:p text:style-name="P26"><text:soft-page-break/><text:span text:style-name="CharStyle15"><text:span text:style-name="T42">— Tak je</text:span></text:span><text:span text:style-name="CharStyle15"><text:span text:style-name="T1">!</text:span></text:span><text:span text:style-name="CharStyle15"><text:span text:style-name="T42"> </text:span></text:span><text:span text:style-name="CharStyle15"><text:span text:style-name="T1">—p</text:span></text:span><text:span text:style-name="CharStyle15"><text:span text:style-name="T42">rikývli chlapi. Niektorí nahlas, niektorí len tak mlčky, no, nebolo v tom nijakého rozdielu. A kto zvedel o tomto rozhovore chlapov alebo pridal slovo-dve, alebo čušal a v duchu obdivoval Ďumbiera, že nebolo mu dosiaľ dosť, čo zaplatil za hnojovku, keďže mu tiekla von dvorom, ako aj</text:span></text:span><text:span text:style-name="CharStyle17"><text:span text:style-name="T42"> </text:span></text:span><text:span text:style-name="CharStyle15"><text:span text:style-name="T42">iným, ale práve v jeho hnojovke si znečistil topánku pán stoličný </text:span></text:span><text:span text:style-name="CharStyle15"><text:span text:style-name="T1">fyz</text:span></text:span><text:span text:style-name="CharStyle15"><text:span text:style-name="T42">ikus. A nenaučily ho podobné prípady, (každý rok aspoň dva, ak nie viac), aby škrípal zubami do vôle a platil pokuty až radosť.</text:span></text:span></text:p>
        <text:p text:style-name="P26"><text:span text:style-name="CharStyle15"><text:span text:style-name="T42">Nezasvätení ďalej ani nemysleli.</text:span></text:span></text:p>
        <text:p text:style-name="P26"><text:span text:style-name="CharStyle15"><text:span text:style-name="T42">Iba Jula Maková pobrala sa chytro domov zpoza Teplice, lebo vedela, že doma nebude nikoho, chytro popresýpala semiačka, liadok, rascu, klince na misky, a do hrnčekov z novinových papierov, ba všetky papiere začala páliť, lebo Jula Maková bola sprostá a rada mala Jozefa Maka.</text:span></text:span></text:p>
        <text:p text:style-name="P26"><text:span text:style-name="CharStyle15"><text:span text:style-name="T42">Jula Maková vycítila, čo sa ide robiť.</text:span></text:span></text:p>
        <text:p text:style-name="P26"><text:span text:style-name="CharStyle15"><text:span text:style-name="T42">Keď nový farár vyhlásil raz s kancľa, aby si rodičia učili samopašných šarvancov na móres, lebo nezbedníci akísi vytrhali kolíky, ktorými bola nová škola vymeraná, Jula sa tak obzrela na súsedov, ako sa súsedia obzreli na Julu. Ba sa i tešila, že sa vec sviezla na chlapcov.</text:span></text:span></text:p>
        <text:p text:style-name="P26"><text:span text:style-name="CharStyle15"><text:span text:style-name="T42">Keď Bošeľa a Ďumbier v najtuhších časoch hospodára mali voziť drevo, kameň a vápno na štátnu školu, búrila sa aj Jula v duc</text:span></text:span><text:span text:style-name="CharStyle15"><text:span text:style-name="T1">h</text:span></text:span><text:span text:style-name="CharStyle15"><text:span text:style-name="T42">u, ale nikomu o tom nepovedala. A keď videla Brondu, Kurnasa, že sa vrátili z robôt, lebo budú mať prácu pri novej budove, myslela Jula aj na Jozefa Maka, lenže by mu o veci nebola odkázala, ani keby vedela, kde je.</text:span></text:span></text:p>
        <text:p text:style-name="P26"><text:soft-page-break/><text:span text:style-name="CharStyle15"><text:span text:style-name="T42">No a keď prišiel rozkaz od rychtára, že za Makovie chalupu treba odrobiť pri stavbe tri dni, Jula sa s Jánom Makom dlho neškriepila. Večer si navarila a ráno prvá bola na stavenisku, najvytrvalejšie mlčala, keď iní nadávali.</text:span></text:span></text:p>
        <text:p text:style-name="P26"><text:span text:style-name="CharStyle15"><text:span text:style-name="T42">— Čo tu chceš, Jula?</text:span></text:span></text:p>
        <text:p text:style-name="P26"><text:span text:style-name="CharStyle15"><text:span text:style-name="T42">— Za Makovie chalupu som prišla.</text:span></text:span></text:p>
        <text:p text:style-name="P26"><text:span text:style-name="CharStyle15"><text:span text:style-name="T42">—</text:span></text:span><text:span text:style-name="CharStyle15"><text:span text:style-name="T1"> </text:span></text:span><text:span text:style-name="CharStyle15"><text:span text:style-name="T42">A Jano?</text:span></text:span></text:p>
        <text:p text:style-name="P26"><text:span text:style-name="CharStyle15"><text:span text:style-name="T42">—</text:span></text:span><text:span text:style-name="CharStyle15"><text:span text:style-name="T1"> </text:span></text:span><text:span text:style-name="CharStyle15"><text:span text:style-name="T42">Kdeže Jano môže prísť?</text:span></text:span></text:p>
        <text:p text:style-name="P26"><text:span text:style-name="CharStyle15"><text:span text:style-name="T42">—</text:span></text:span><text:span text:style-name="CharStyle15"><text:span text:style-name="T1"> </text:span></text:span><text:span text:style-name="CharStyle15"><text:span text:style-name="T42">Musí chodiť po pytačkách, čo?</text:span></text:span></text:p>
        <text:p text:style-name="P26"><text:span text:style-name="CharStyle15"><text:span text:style-name="T42">Jula iba plecom hodila a obzrela sa, v čom bude nosiť maltu.</text:span></text:span></text:p>
        <text:p text:style-name="P26"><text:span text:style-name="CharStyle15"><text:span text:style-name="T42">Tak statočne odrobila tri dni,</text:span></text:span><text:span text:style-name="CharStyle15"><text:span text:style-name="T1"> </text:span></text:span><text:span text:style-name="CharStyle15"><text:span text:style-name="T42">hoci vedela, že na tretiu noc budú školu búrať.</text:span></text:span></text:p>
        <text:p text:style-name="P26"><text:span text:style-name="CharStyle15"><text:span text:style-name="T42">Totiž</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mali ju búrať.</text:span></text:span></text:p>
        <text:p text:style-name="P26"><text:span text:style-name="CharStyle15"><text:span text:style-name="T42">Keď Ďumbier vzrušený dobehol na stavenisko, už horelo niekoľko vatier okolo vo dvore i medzi múrami a rozkladali i nové. Aj sám Ďumbier chytil najbližšiu dosku, položil na plamene a rozkríkol sa neobyčajne nahlas:</text:span></text:span></text:p>
        <text:p text:style-name="P26"><text:span text:style-name="CharStyle15"><text:span text:style-name="T42">— Už budeme vidieť a hneď budeme v robote</text:span></text:span><text:span text:style-name="CharStyle15"><text:span text:style-name="T1">!</text:span></text:span></text:p>
        <text:p text:style-name="P26"><text:span text:style-name="CharStyle15"><text:span text:style-name="T42">Vatry sa chytro rozhorely, dvíhaly červené hlavy dovysoka, hrdo sa vypínaly a čím ďalej, tým väčšmi robily z noci žltý a červený polodeň. Osvietily súsedné chalupy, najmä komíny na strechách, osvietily neďaleké jasene až po vrcholce, cintorínové kríže na úbočí, Gabuľov plot a celkom dokonale nové múry a poloho</text:span></text:span><text:span text:style-name="CharStyle15"><text:span text:style-name="T25">t</text:span></text:span><text:span text:style-name="CharStyle15"><text:span text:style-name="T42">ovú kostru strechy.</text:span></text:span></text:p>
        <text:p text:style-name="P23"><text:span text:style-name="CharStyle15"><text:span text:style-name="T42">Ďumbier mohol všetko znamenite vidieť.</text:span></text:span></text:p>
        <text:p text:style-name="P24"><text:span text:style-name="CharStyle15"><text:span text:style-name="T1">A</text:span></text:span><text:span text:style-name="CharStyle15"><text:span text:style-name="T42"> keď videl najlepšie, stŕply mu nohy</text:span></text:span><text:span text:style-name="CharStyle15"><text:span text:style-name="T1">.</text:span></text:span></text:p>
        <text:p text:style-name="P26"><text:soft-page-break/><text:span text:style-name="CharStyle15"><text:span text:style-name="T42">Nezaviazly mu do ničoho, lebo mal práve kameň pod podošvami, ale, sťa by ho ľadovou vodou oblial, ostal stáť a rozhodené ruky mu pomaly klesaly.</text:span></text:span></text:p>
        <text:p text:style-name="P26"><text:span text:style-name="CharStyle15"><text:span text:style-name="T42">Ďumbier sa díval.</text:span></text:span></text:p>
        <text:p text:style-name="P26"><text:span text:style-name="CharStyle15"><text:span text:style-name="T42">Videl, poniektor</text:span></text:span><text:span text:style-name="CharStyle15"><text:span text:style-name="T1">í</text:span></text:span><text:span text:style-name="CharStyle15"><text:span text:style-name="T42"> chlapi vydriapali sa už hore na múry a začínajú mykať rohy, len tak dočasne latkou alebo dvoma pripevnené.</text:span></text:span></text:p>
        <text:p text:style-name="P26"><text:span text:style-name="CharStyle15"><text:span text:style-name="T42">A začal chlapov čítať:</text:span></text:span></text:p>
        <text:p text:style-name="P26"><text:span text:style-name="CharStyle15"><text:span text:style-name="T42">— Jedon, dva... desať... trinásť, štrnásť. Všetkých spolu štrnásť a ešte piati tu dolu... A kde sú ostatní?! Všetci. Jedon, </text:span></text:span><text:span text:style-name="CharStyle15"><text:span text:style-name="T1">d</text:span></text:span><text:span text:style-name="CharStyle15"><text:span text:style-name="T25">v</text:span></text:span><text:span text:style-name="CharStyle15"><text:span text:style-name="T1">a</text:span></text:span><text:span text:style-name="CharStyle15"><text:span text:style-name="T80">...</text:span></text:span><text:span text:style-name="CharStyle15"><text:span text:style-name="T1"> </text:span></text:span><text:span text:style-name="CharStyle15"><text:span text:style-name="T42">pätnásť... devätnásť... Kdeže sú? Hej!</text:span></text:span><text:span text:style-name="CharStyle15"><text:span text:style-name="T1">!</text:span></text:span><text:span text:style-name="CharStyle15"><text:span text:style-name="T42">...</text:span></text:span></text:p>
        <text:p text:style-name="P26"><text:span text:style-name="CharStyle15"><text:span text:style-name="T42">Poobzeral sa do tmy, zdalo sa mu, tu i tu vidí ešte tvár. Jednu, tri... Ale kde hodí očami, ako by zdanlivé tváre mizly, ani </text:span></text:span><text:span text:style-name="CharStyle15"><text:span text:style-name="T67">j</text:span></text:span><text:span text:style-name="CharStyle15"><text:span text:style-name="T42">ednu nevidí druhý raz.</text:span></text:span></text:p>
        <text:p text:style-name="P26"><text:span text:style-name="CharStyle15"><text:span text:style-name="T42">Hej</text:span></text:span><text:span text:style-name="CharStyle15"><text:span text:style-name="T1">!</text:span></text:span><text:span text:style-name="CharStyle15"><text:span text:style-name="T42">!</text:span></text:span></text:p>
        <text:p text:style-name="P26"><text:span text:style-name="CharStyle15"><text:span text:style-name="T42">Rozbehne sa sem alebo ta, natrafí na nejaké plece, hlavu, ale to alebo nejaký chlapec alebo žena. Obzre sa ešte raz na múry, pod múry, lebo kriku je tam viac, ale postáv ani o jednu.</text:span></text:span></text:p>
        <text:p text:style-name="P26"><text:span text:style-name="CharStyle15"><text:span text:style-name="T42">Ani o jednu </text:span></text:span><text:span text:style-name="CharStyle15"><text:span text:style-name="T67">j</text:span></text:span><text:span text:style-name="CharStyle15"><text:span text:style-name="T42">edinú!</text:span></text:span></text:p>
        <text:p text:style-name="P26"><text:span text:style-name="CharStyle15"><text:span text:style-name="T42">—</text:span></text:span><text:span text:style-name="CharStyle15"><text:span text:style-name="T1"> </text:span></text:span><text:span text:style-name="CharStyle15"><text:span text:style-name="T42">A ostatní?...</text:span></text:span></text:p>
        <text:p text:style-name="P26"><text:span text:style-name="CharStyle15"><text:span text:style-name="T42">Zdrevenie Ďumbier, ako oslepnutý hľadí </text:span></text:span><text:span text:style-name="CharStyle15"><text:span text:style-name="T1">n</text:span></text:span><text:span text:style-name="CharStyle15"><text:span text:style-name="T42">a ohne, zaklial by, ale napochytre nevie, zaťal by rukami, ale svaly na lícach sa mu nadarmo sťahujú. </text:span></text:span><text:span text:style-name="CharStyle15"><text:span text:style-name="T1">Č</text:span></text:span><text:span text:style-name="CharStyle15"><text:span text:style-name="T42">osi mu stíska čeľusti, okolo žalúdka ako by mu trasľavé kamene nakládo</text:span></text:span><text:span text:style-name="CharStyle15"><text:span text:style-name="T67">l.</text:span></text:span><text:span text:style-name="CharStyle15"><text:span text:style-name="T42"> Po žilách mu rajtu</text:span></text:span><text:span text:style-name="CharStyle15"><text:span text:style-name="T1">je</text:span></text:span><text:span text:style-name="CharStyle15"><text:span text:style-name="T42"> neznámy tlak, prsty sa mu krčia, sbehúvajú na päsť, ale cíti, že nikoho by nevládal nimi udrieť.</text:span></text:span></text:p>
        <text:p text:style-name="P26"><text:soft-page-break/><text:span text:style-name="CharStyle15"><text:span text:style-name="T42">Stojí Ďumbier, ako prázdny peň, sú chvíle, keď nič necíti okolo seba.</text:span></text:span></text:p>
        <text:p text:style-name="P26"><text:span text:style-name="CharStyle15"><text:span text:style-name="T42">—</text:span></text:span><text:span text:style-name="CharStyle15"><text:span text:style-name="T1"> </text:span></text:span><text:span text:style-name="CharStyle15"><text:span text:style-name="T42">Hha, hha-h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alí sa vedľa neho re- hliaca sa ohromná postava, Hiria</text:span></text:span><text:span text:style-name="CharStyle15"><text:span text:style-name="T25">č</text:span></text:span><text:span text:style-name="CharStyle15"><text:span text:style-name="T42">ok, ale Ďumbier ho nezbadá.</text:span></text:span></text:p>
        <text:p text:style-name="P26"><text:span text:style-name="CharStyle15"><text:span text:style-name="T42">— Hha-ha, pp-pekná robota! — uteká Hiria</text:span></text:span><text:span text:style-name="CharStyle15"><text:span text:style-name="T67">č</text:span></text:span><text:span text:style-name="CharStyle15"><text:span text:style-name="T42">ok, ako by mal sváľať všetko sám.</text:span></text:span></text:p>
        <text:p text:style-name="P26"><text:span text:style-name="CharStyle15"><text:span text:style-name="T42">A Ďumbierov modzog dlho praští, borcuje sa, </text:span></text:span><text:span text:style-name="CharStyle15"><text:span text:style-name="T25">s</text:span></text:span><text:span text:style-name="CharStyle15"><text:span text:style-name="T42">víja, puká sa, puká, na sluchách tlčie, ako by sa lebka hneď a hneď mala rozvaliť na dvoje a </text:span></text:span><text:span text:style-name="CharStyle15"><text:span text:style-name="T67">j</text:span></text:span><text:span text:style-name="CharStyle15"><text:span text:style-name="T42">ednak nie a nie si pomôcť. Ono tu treba si pomáhať hneď, tu nemožno váhať. Tu alebo príde rada nejaká, alebo sa musí lebka rozkydnúť.</text:span></text:span></text:p>
        <text:p text:style-name="P26"><text:span text:style-name="CharStyle15"><text:span text:style-name="T42">—</text:span></text:span><text:span text:style-name="CharStyle15"><text:span text:style-name="T1"> </text:span></text:span><text:span text:style-name="CharStyle15"><text:span text:style-name="T42">Hej!!...</text:span></text:span></text:p>
        <text:p text:style-name="P26"><text:span text:style-name="CharStyle15"><text:span text:style-name="T42">To nebol ešte celý Ďumbier, čo skríkol.</text:span></text:span></text:p>
        <text:p text:style-name="P26"><text:span text:style-name="CharStyle15"><text:span text:style-name="T42">To si iba pľúca odpomohly trochu.</text:span></text:span></text:p>
        <text:p text:style-name="P26"><text:span text:style-name="CharStyle15"><text:span text:style-name="T42">I nohy sa mu nevdojak pohly, sám ešte nechcel, a len tak ako spitý, nevedomý sa rozcválal k stavenisku, pochytil tam prvého buriča, — nevedno koho, — pochytil ho za hrdlo, odsotil a zreval:</text:span></text:span></text:p>
        <text:p text:style-name="P26"><text:span text:style-name="CharStyle15"><text:span text:style-name="T42">—</text:span></text:span><text:span text:style-name="CharStyle15"><text:span text:style-name="T1"> </text:span></text:span><text:span text:style-name="CharStyle15"><text:span text:style-name="T42">Nechaj! Domov choď</text:span></text:span><text:span text:style-name="CharStyle15"><text:span text:style-name="T1">!</text:span></text:span><text:span text:style-name="CharStyle15"><text:span text:style-name="T42">... Ničoho sa nedotkni! Nechaj, strať sa! Kto sa niečoho dotkne, sám ho zabijem. Dolu, chlapi, chytro!</text:span></text:span></text:p>
        <text:p text:style-name="P26"><text:span text:style-name="CharStyle15"><text:span text:style-name="T42">Reval z plného hrdla, až tak chrčal, ako by sa mu malo hrdlo vytrhnúť. Vyzeral v červenom svetle ako satan, hádzal rukami, nohami sťa zlým duchom posadlý a koho dočiahol, odsácal ho. Ak nešiel, ťažkou rukou udieral do chrbta, do pŕs.</text:span></text:span></text:p>
        <text:p text:style-name="P26"><text:span text:style-name="CharStyle15"><text:span text:style-name="T42">Ledva sa mu priznávali tí najbližší.</text:span></text:span></text:p>
        <text:p text:style-name="P26"><text:span text:style-name="CharStyle15"><text:span text:style-name="T42">Nevedeli pochopiť, čo sa s Ďumbierom stalo, ba tí na múroch vôbec ho nepokladali za Ďumbiera, i spo</text:span></text:span><text:span text:style-name="CharStyle15"><text:span text:style-name="T1">ná</text:span></text:span><text:span text:style-name="CharStyle15"><text:span text:style-name="T42">hľali sa niekoľkí dolu, aby sa prizreli, kto im chce </text:span></text:span><text:soft-page-break/><text:span text:style-name="CharStyle15"><text:span text:style-name="T42">prekážať.</text:span></text:span></text:p>
        <text:p text:style-name="P26"><text:span text:style-name="CharStyle15"><text:span text:style-name="T42">A dobre, že dobehli.</text:span></text:span></text:p>
        <text:p text:style-name="P26"><text:span text:style-name="CharStyle15"><text:span text:style-name="T42">Aspoň ho vymohli z Hiriačkových rúk.</text:span></text:span></text:p>
        <text:p text:style-name="P26"><text:span text:style-name="CharStyle15"><text:span text:style-name="T42">Totiž Ďumbier natrafil na Hiriačka, mykol za plece i toho a o chvíľu ho Hiriačok tak treštil medzi drevá ako hrušku. Ba už mu i prik</text:span></text:span><text:span text:style-name="CharStyle15"><text:span text:style-name="T1">ľa</text:span></text:span><text:span text:style-name="CharStyle15"><text:span text:style-name="T42">kol na prsia.</text:span></text:span></text:p>
        <text:p text:style-name="P26"><text:span text:style-name="CharStyle15"><text:span text:style-name="T42">Dobre, že pribehli chlapi.</text:span></text:span></text:p>
        <text:p text:style-name="P26"><text:span text:style-name="CharStyle15"><text:span text:style-name="T42">—</text:span></text:span><text:span text:style-name="CharStyle15"><text:span text:style-name="T1"> </text:span></text:span><text:span text:style-name="CharStyle15"><text:span text:style-name="T42">Haste vatry a domov! Chytro! Poslúchajte...—</text:span></text:span><text:span text:style-name="CharStyle15"><text:span text:style-name="T1"> </text:span></text:span><text:span text:style-name="CharStyle15"><text:span text:style-name="T42">chrčal </text:span></text:span><text:span text:style-name="CharStyle15"><text:span text:style-name="T1">po</text:span></text:span><text:span text:style-name="CharStyle15"><text:span text:style-name="T42">lohlasno Ďumbier, nevstávajúc, pokým ho nezdvihli.</text:span></text:span><text:span text:style-name="CharStyle15"><text:span text:style-name="T1"> —</text:span></text:span><text:span text:style-name="CharStyle15"><text:span text:style-name="T42"> Nie sú tu všetci. Celá dedina. A keď nie všetci, t</text:span></text:span><text:span text:style-name="CharStyle15"><text:span text:style-name="T1">a</text:span></text:span><text:span text:style-name="CharStyle15"><text:span text:style-name="T42">k</text:span></text:span><text:span text:style-name="CharStyle15"><text:span text:style-name="T1"> </text:span></text:span><text:span text:style-name="CharStyle15"><text:span text:style-name="T42">ani </text:span></text:span><text:span text:style-name="CharStyle15"><text:span text:style-name="T25">je</text:span></text:span><text:span text:style-name="CharStyle15"><text:span text:style-name="T42">don</text:span></text:span><text:span text:style-name="CharStyle15"><text:span text:style-name="T1">.</text:span></text:span><text:span text:style-name="CharStyle15"><text:span text:style-name="T42"> Rozožeňte, kto je ešte tu, chlapi... Ja aj sám rozv</text:span></text:span><text:span text:style-name="CharStyle15"><text:span text:style-name="T67">l</text:span></text:span><text:span text:style-name="CharStyle15"><text:span text:style-name="T1">á</text:span></text:span><text:span text:style-name="CharStyle15"><text:span text:style-name="T42">čim ohne.</text:span></text:span></text:p>
        <text:p text:style-name="P26"><text:span text:style-name="CharStyle15"><text:span text:style-name="T42">Nemohli mu rozumieť hneď, lebo s Hiriačkom mali dlhú robotu a keď sa horko-ťažko všetkým rozľahlo, ani tak ho neposlúchli celkom.</text:span></text:span></text:p>
        <text:p text:style-name="P26"><text:span text:style-name="CharStyle15"><text:span text:style-name="T42">Ani </text:span></text:span><text:span text:style-name="CharStyle15"><text:span text:style-name="T1">je</text:span></text:span><text:span text:style-name="CharStyle15"><text:span text:style-name="T42">diný</text:span></text:span><text:span text:style-name="CharStyle15"><text:span text:style-name="T1"> </text:span></text:span><text:span text:style-name="CharStyle15"><text:span text:style-name="T42">nedotkol sa</text:span></text:span><text:span text:style-name="CharStyle15"><text:span text:style-name="T1"> </text:span></text:span><text:span text:style-name="CharStyle15"><text:span text:style-name="T42">hl</text:span></text:span><text:span text:style-name="CharStyle15"><text:span text:style-name="T1">av</text:span></text:span><text:span text:style-name="CharStyle15"><text:span text:style-name="T42">ň</text:span></text:span><text:span text:style-name="CharStyle15"><text:span text:style-name="T1">ov</text:span></text:span><text:span text:style-name="CharStyle15"><text:span text:style-name="T42"> na vatrách, iba že zastali alebo si posadali a mlčky hľadeli, ako dohárajú laty a dosky.</text:span></text:span></text:p>
        <text:p text:style-name="P26"><text:span text:style-name="CharStyle15"><text:span text:style-name="T42">— Mal si nás necha</text:span></text:span><text:span text:style-name="CharStyle15"><text:span text:style-name="T1">ť.</text:span></text:span><text:span text:style-name="CharStyle15"><text:span text:style-name="T42">..</text:span></text:span></text:p>
        <text:p text:style-name="P26"><text:span text:style-name="CharStyle15"><text:span text:style-name="T42">— Mal. Koniec bude či </text:span></text:span><text:span text:style-name="CharStyle15"><text:span text:style-name="T1">t</text:span></text:span><text:span text:style-name="CharStyle15"><text:span text:style-name="T42">ak, či onak rovnaký.</text:span></text:span></text:p>
        <text:p text:style-name="P26"><text:span text:style-name="CharStyle15"><text:span text:style-name="T42">— Nech Boh sám pobije celú dedinu aj s fundamentom.</text:span></text:span></text:p>
        <text:p text:style-name="P26"><text:span text:style-name="CharStyle15"><text:span text:style-name="T42">—</text:span></text:span><text:span text:style-name="CharStyle15"><text:span text:style-name="T1"> </text:span></text:span><text:span text:style-name="CharStyle15"><text:span text:style-name="T42">Nemaj o to starosť.</text:span></text:span></text:p>
        <text:p text:style-name="P26"><text:span text:style-name="CharStyle15"><text:span text:style-name="T42">— Nemal si sa už starať, Ďumbier.</text:span></text:span></text:p>
        <text:p text:style-name="P26"><text:span text:style-name="CharStyle15"><text:span text:style-name="T42">Ďumbier sa bez slova roztackal, bez slova zamieril k prvému ohňu, že bude dusiť, ale nohy ho samé odniesly iným smerom.</text:span></text:span></text:p>
        <text:p text:style-name="P26"><text:span text:style-name="CharStyle15"><text:span text:style-name="T42">Zahol do tmy, zmizol a viac sa neukázal.</text:span></text:span></text:p>
        <text:p text:style-name="P26"><text:span text:style-name="CharStyle15"><text:span text:style-name="T42">Tak redli pomaly všetci, až napokon úplne osirel</text:span></text:span><text:span text:style-name="CharStyle15"><text:span text:style-name="T25">y</text:span></text:span><text:span text:style-name="CharStyle15"><text:span text:style-name="T42"> plamene, pospínaly sa ešte </text:span></text:span><text:soft-page-break/><text:span text:style-name="CharStyle15"><text:span text:style-name="T42">kedy-tedy, až pokým nezačaly usínať.</text:span></text:span></text:p>
        <text:p text:style-name="P26"><text:span text:style-name="CharStyle15"><text:span text:style-name="T42">Po pravde vtedy sa mal ozvať umieráčik.</text:span></text:span></text:p>
        <text:p text:style-name="P26"><text:span text:style-name="CharStyle15"><text:span text:style-name="T42">—</text:span></text:span><text:span text:style-name="CharStyle15"><text:span text:style-name="T1"> </text:span></text:span><text:span text:style-name="CharStyle15"><text:span text:style-name="T42">Bim, bim, bim,— bim, bim!...</text:span></text:span></text:p>
        <text:p text:style-name="P26"><text:span text:style-name="CharStyle15"><text:span text:style-name="T42">Nie preto, ako by bol niekto umrel, ale zato, lebo tu naraz mnohí umreli.</text:span></text:span></text:p>
        <text:p text:style-name="P26"><text:span text:style-name="CharStyle15"><text:span text:style-name="T42">Veru by sa mal drsný umieráčik ozvať.</text:span></text:span></text:p>
        <text:p text:style-name="P26"><text:span text:style-name="CharStyle15"><text:span text:style-name="T42">Tu odumieralo až v smiešnej situácii posledné zrno, čo nebohý farár za živa sial v dedine Jozefa Maka. Tu sa mal</text:span></text:span><text:span text:style-name="CharStyle15"><text:span text:style-name="T25">y</text:span></text:span><text:span text:style-name="CharStyle15"><text:span text:style-name="T42"> rozmumlať zvony a mal sa postaviť drevený, biely kríž. Nie preto, ako by tu ležal niekto mrtvý, ale preto, lebo umierať začal jedon kút prostou smrťou nie od prírody nadelenou, nie ako si nachystal sám, ale ako mu nachystali najmä tí, čo sa odcudzili.</text:span></text:span></text:p>
        <text:p text:style-name="P26"><text:span text:style-name="CharStyle15"><text:span text:style-name="T67">Č</text:span></text:span><text:span text:style-name="CharStyle15"><text:span text:style-name="T42">i mala dedina svedomie?</text:span></text:span></text:p>
        <text:p text:style-name="P26"><text:span text:style-name="CharStyle15"><text:span text:style-name="T42">Mala</text:span></text:span><text:span text:style-name="CharStyle15"><text:span text:style-name="T1">.</text:span></text:span></text:p>
        <text:p text:style-name="P26"><text:span text:style-name="CharStyle15"><text:span text:style-name="T42">Celý deň dívala sa na kŕdle žandárov, ako na potopu</text:span></text:span><text:span text:style-name="CharStyle15"><text:span text:style-name="T1">.</text:span></text:span><text:span text:style-name="CharStyle15"><text:span text:style-name="T42"> Celý deň tŕpla za tých, ktorých vodili k r</text:span></text:span><text:span text:style-name="CharStyle15"><text:span text:style-name="T1">yc</text:span></text:span><text:span text:style-name="CharStyle15"><text:span text:style-name="T42">htár</text:span></text:span><text:span text:style-name="CharStyle15"><text:span text:style-name="T1">ov</text:span></text:span><text:span text:style-name="CharStyle15"><text:span text:style-name="T42">i a strkali sem</text:span></text:span><text:span text:style-name="CharStyle15"><text:span text:style-name="T1"> </text:span></text:span><text:span text:style-name="CharStyle15"><text:span text:style-name="T42">i</text:span></text:span><text:span text:style-name="CharStyle15"><text:span text:style-name="T1"> </text:span></text:span><text:span text:style-name="CharStyle15"><text:span text:style-name="T42">ta na obecnom dvore. Matej Zúbravec kosil neďaleko cesty, keď pod večer odvážali na vozoch asi tricať chlapov a množstvo žandárov, nuž ako mohol, tak chytro sa schoval za liesku a díval sa do zeme.</text:span></text:span></text:p>
        <text:p text:style-name="P26"><text:span text:style-name="CharStyle15"><text:span text:style-name="T1">—</text:span></text:span><text:span text:style-name="CharStyle15"><text:span text:style-name="T42"> Otec, budú ich biť? </text:span></text:span><text:span text:style-name="CharStyle15"><text:span text:style-name="T1">—</text:span></text:span><text:span text:style-name="CharStyle15"><text:span text:style-name="T42"> spýtal sa ho ticho za lieskou syn-chlapec.</text:span></text:span></text:p>
        <text:p text:style-name="P26"><text:span text:style-name="CharStyle15"><text:span text:style-name="T42">Zúbravec nepozrel na syna, neodpovedal.</text:span></text:span></text:p>
        <text:p text:style-name="P26"><text:span text:style-name="CharStyle15"><text:span text:style-name="T1">Č</text:span></text:span><text:span text:style-name="CharStyle15"><text:span text:style-name="T42">i mu mal rozprávať o tom, ako budú zajatých chlapov biť a biť?</text:span></text:span></text:p>
        <text:p text:style-name="P26"><text:span text:style-name="CharStyle15"><text:span text:style-name="T42">Dedina mala svedomie.</text:span></text:span></text:p>
        <text:p text:style-name="P26"><text:span text:style-name="CharStyle15"><text:span text:style-name="T42">Ale nemala dosť chleba.</text:span></text:span></text:p>
        <text:p text:style-name="P26"><text:span text:style-name="CharStyle15"><text:span text:style-name="T67">A</text:span></text:span><text:span text:style-name="CharStyle15"><text:span text:style-name="T42"> nemala dosť kňazov.</text:span></text:span></text:p>
        <text:p text:style-name="P26"><text:soft-page-break/><text:span text:style-name="CharStyle15"><text:span text:style-name="T42">Jedon kňaz nevykoná mnoho, ani keď je oblečený v rúchu posvätenom a keď je farárom. A tí, čo mali byť kňazmi — dávno ukazovali iba chrbát, akže nie päsť. Tak bolo tu, ako všade</text:span></text:span><text:span text:style-name="CharStyle15"><text:span text:style-name="T1">: </text:span></text:span><text:span text:style-name="CharStyle15"><text:span text:style-name="T42">národ sa nikdy nezrádzal sám, opúšťali ho tí, čo mali byť kňazmi. Ani jedon n</text:span></text:span><text:span text:style-name="CharStyle15"><text:span text:style-name="T1">á</text:span></text:span><text:span text:style-name="CharStyle15"><text:span text:style-name="T42">rod nepochov</text:span></text:span><text:span text:style-name="CharStyle15"><text:span text:style-name="T1">á</text:span></text:span><text:span text:style-name="CharStyle15"><text:span text:style-name="T42">val sa s</text:span></text:span><text:span text:style-name="CharStyle15"><text:span text:style-name="T67">á</text:span></text:span><text:span text:style-name="CharStyle15"><text:span text:style-name="T42">m, pochovávaly ho vyvolené ruky. Ďumbierovci smiešne, prostúčko si chceli pomôcť, ale pomáhali si, ako vedeli. Nik tu nestál pri nich s kňazským slovom:</text:span></text:span></text:p>
        <text:p text:style-name="P26"><text:span text:style-name="CharStyle15"><text:span text:style-name="T42">Hlúposť by bola svaliť dve hrady a spáliť niekoľko dosák! S múrami sa netreba boriť, ale s duchom... Hej!</text:span></text:span><text:span text:style-name="CharStyle15"><text:span text:style-name="T1">!</text:span></text:span><text:span text:style-name="CharStyle15"><text:span text:style-name="T42"> Ďumbier, </text:span></text:span><text:span text:style-name="CharStyle15"><text:span text:style-name="T1">—</text:span></text:span><text:span text:style-name="CharStyle15"><text:span text:style-name="T42"> jeden, dva... štrnásť </text:span></text:span><text:span text:style-name="CharStyle15"><text:span text:style-name="T1">— d</text:span></text:span><text:span text:style-name="CharStyle15"><text:span text:style-name="T42">osť by bolo i štrnásť párov rúk, ale nie sú tu tí, čo nosia na rukách rukavičky. Zaklínaš chalupy?</text:span></text:span><text:span text:style-name="CharStyle15"><text:span text:style-name="T1"> </text:span></text:span><text:span text:style-name="CharStyle15"><text:span text:style-name="T42">Nezaklínaj. Zúbravec sa aspoň hanbil pred tebou a pred synom, ale sú i takí, čo sa nehanbia</text:span></text:span><text:span text:style-name="CharStyle15"><text:span text:style-name="T1">.</text:span></text:span><text:span text:style-name="CharStyle15"><text:span text:style-name="T42"> Sú takí, čo ťa budú viazať, ako zločinca, </text:span></text:span><text:span text:style-name="CharStyle15"><text:span text:style-name="T1">č</text:span></text:span><text:span text:style-name="CharStyle15"><text:span text:style-name="T42">o ťa zapíšu do protokolov, čo ťa budú súdiť, hoci by ti mohli byť bratm</text:span></text:span><text:span text:style-name="CharStyle15"><text:span text:style-name="T1">i.</text:span></text:span><text:span text:style-name="CharStyle15"><text:span text:style-name="T42"> Sú ľudia, Ďumbier, čo chcú iba žrať. Žrať a zasa žrať. Mali by byť kňazmi, mali by mať jasné, rovné čelo, ale nemajú nijaké čelo, iba vypúlené oči, vod</text:span></text:span><text:span text:style-name="CharStyle15"><text:span text:style-name="T1">a</text:span></text:span><text:span text:style-name="CharStyle15"><text:span text:style-name="T42">vé oči, ohromné ústa, zaslinené ústa a mastné prsty. Pred sebou misu alebo len mištičku a hladia, hľadia do nej, či niečo na dno kvapne. Koštialik, oškva</text:span></text:span><text:span text:style-name="CharStyle15"><text:span text:style-name="T1">rôč</text:span></text:span><text:span text:style-name="CharStyle15"><text:span text:style-name="T42">k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Kdeže sa na teba obzerať?! Kdeže, keď treba hľadieť do misy. Nezatracuj pisára </text:span></text:span><text:span text:style-name="CharStyle15"><text:span text:style-name="T1">Š</text:span></text:span><text:span text:style-name="CharStyle15"><text:span text:style-name="T42">ur</text:span></text:span><text:span text:style-name="CharStyle15"><text:span text:style-name="T1">i</text:span></text:span><text:span text:style-name="CharStyle15"><text:span text:style-name="T42">nu, hoci sa ti zdá veľmi známym i keď má okuliare, i ke</text:span></text:span><text:span text:style-name="CharStyle15"><text:span text:style-name="T67">ď</text:span></text:span><text:span text:style-name="CharStyle15"><text:span text:style-name="T42"> ti nechce rozumieť, čo mu hovoríš, lebo pozabudol, ako ho naučila ústa otvárať mať. Prizri sa </text:span></text:span><text:span text:style-name="CharStyle23"><text:span text:style-name="T1">na</text:span></text:span><text:span text:style-name="CharStyle23"><text:span text:style-name="T42">ň lepšie a uvidí</text:span></text:span><text:span text:style-name="CharStyle15"><text:span text:style-name="T1">š</text:span></text:span><text:span text:style-name="CharStyle15"><text:span text:style-name="T42">, ak</text:span></text:span><text:span text:style-name="CharStyle15"><text:span text:style-name="T67">é</text:span></text:span><text:span text:style-name="CharStyle15"><text:span text:style-name="T42"> ma o</text:span></text:span><text:span text:style-name="CharStyle15"><text:span text:style-name="T1">š</text:span></text:span><text:span text:style-name="CharStyle15"><text:span text:style-name="T25">u</text:span></text:span><text:span text:style-name="CharStyle15"><text:span text:style-name="T42">chan</text:span></text:span><text:span text:style-name="CharStyle15"><text:span text:style-name="T1">é</text:span></text:span><text:span text:style-name="CharStyle15"><text:span text:style-name="T42"> lakte. Vieš, malú má mištičku a veľmi sa mu ošuchajú lakte, pokým do nej niečo ulov</text:span></text:span><text:span text:style-name="CharStyle15"><text:span text:style-name="T1">í. </text:span></text:span><text:span text:style-name="CharStyle15"><text:span text:style-name="T25">I</text:span></text:span><text:span text:style-name="CharStyle15"><text:span text:style-name="T42"> musel by si zatracovať ve</text:span></text:span><text:span text:style-name="CharStyle15"><text:span text:style-name="T1">ľ</text:span></text:span><text:span text:style-name="CharStyle15"><text:span text:style-name="T42">mi mnoh</text:span></text:span><text:span text:style-name="CharStyle15"><text:span text:style-name="T1">ý</text:span></text:span><text:span text:style-name="CharStyle15"><text:span text:style-name="T42">ch, aby si bol spravodlivý. Obchodíky, licencie, poľovačky, obchody, tituly, ratovanie pokrivenej cti, pohodlie, chlieb, koláč, karty, cylindre, pergameny, zlato, </text:span></text:span><text:soft-page-break/><text:span text:style-name="CharStyle15"><text:span text:style-name="T42">víno, hlúposť, nadutosť, ženské klobúky </text:span></text:span><text:span text:style-name="CharStyle15"><text:span text:style-name="T1">a</text:span></text:span><text:span text:style-name="CharStyle15"><text:span text:style-name="T42"> punčochy, cisárske a kráľovské gombičky.</text:span></text:span><text:span text:style-name="CharStyle15"><text:span text:style-name="T1">.</text:span></text:span><text:span text:style-name="CharStyle15"><text:span text:style-name="T42">. Nedá sa všetko pospomínať na dúšok a zmotala by sa ti hlava</text:span></text:span><text:span text:style-name="CharStyle15"><text:span text:style-name="T1">.</text:span></text:span></text:p>
        <text:p text:style-name="P26"><text:span text:style-name="CharStyle15"><text:span text:style-name="T42">Najmä nezakl</text:span></text:span><text:span text:style-name="CharStyle15"><text:span text:style-name="T1">ínaj</text:span></text:span><text:span text:style-name="CharStyle15"><text:span text:style-name="T42"> dedinu svoju, lebo nemá vinu tú najväčšiu.</text:span></text:span></text:p>
        <text:p text:style-name="P26"><text:span text:style-name="CharStyle15"><text:span text:style-name="T42">Myslia na teba.</text:span></text:span></text:p>
        <text:p text:style-name="P26"><text:span text:style-name="CharStyle15"><text:span text:style-name="T42">Na príklad Jula Maková ani slovíčkom nespomenie vec, lebo zdá sa jej takou ukrutnou, strašnou a mráz jej chodí po chrbte, keď len počuje človeka, čo strmšie kráča, ale —</text:span></text:span><text:span text:style-name="CharStyle15"><text:span text:style-name="T1"> </text:span></text:span><text:span text:style-name="CharStyle15"><text:span text:style-name="T42">nič zlého si nevie vymyslieť na teba.</text:span></text:span></text:p>
        <text:p text:style-name="P26"><text:span text:style-name="CharStyle15"><text:span text:style-name="T42">I Ján Mak myslí.</text:span></text:span></text:p>
        <text:p text:style-name="P26"><text:span text:style-name="CharStyle15"><text:span text:style-name="T42">— Teraz budú naťahovačky dva roky trvať, — hovorí agentom. — Azda budú i viac. Súd bude chodiť do dediny a na každého príde rad. Akurát, ako čo by som to už vopred vide</text:span></text:span><text:span text:style-name="CharStyle15"><text:span text:style-name="T25">l.</text:span></text:span><text:span text:style-name="CharStyle15"><text:span text:style-name="T42"> Ondrej Kubandov iste bude mať prsty v týchto veciach a najlepšie by mu bolo stratiť sa z dediny, ísť do Ameriky.</text:span></text:span></text:p>
        <text:p text:style-name="P26"><text:span text:style-name="CharStyle15"><text:span text:style-name="T42">—</text:span></text:span><text:span text:style-name="CharStyle15"><text:span text:style-name="T1"> </text:span></text:span><text:span text:style-name="CharStyle15"><text:span text:style-name="T42">Zdravý? Mladý?</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táže sa monotónne fialový nos.</text:span></text:span></text:p>
        <text:p text:style-name="P5"><text:span text:style-name="CharStyle15"><text:span text:style-name="T42"/></text:span></text:p>
        <text:h text:style-name="Heading_20_1" text:outline-level="1"><text:span text:style-name="CharStyle15">59.</text:span></text:h>
        <text:p text:style-name="P26"><text:span text:style-name="CharStyle15"><text:span text:style-name="T42"/></text:span></text:p>
        <text:p text:style-name="P27"><text:span text:style-name="CharStyle15"><text:span text:style-name="T42">Po Jakube často sa rozprávala Jula Makov</text:span></text:span><text:span text:style-name="CharStyle15"><text:span text:style-name="T25">a</text:span></text:span><text:span text:style-name="CharStyle15"><text:span text:style-name="T42"> so svojím synom.</text:span></text:span></text:p>
        <text:p text:style-name="P26"><text:span text:style-name="CharStyle15"><text:span text:style-name="T25">Č</text:span></text:span><text:span text:style-name="CharStyle15"><text:span text:style-name="T42">o si hovorili, to nik nevie.</text:span></text:span></text:p>
        <text:p text:style-name="P26"><text:span text:style-name="CharStyle15"><text:span text:style-name="T42">Azda mu o tom rozprávala, že je dar boží takto ďaleko bývať od dediny, keďže ju horár za skalou najal za hrabáčku, lebo sena má veľa, týždne trvá, ba n</text:span></text:span><text:span text:style-name="CharStyle15"><text:span text:style-name="T25">a</text:span></text:span><text:span text:style-name="CharStyle15"><text:span text:style-name="T42">jde sa aj inej roboty dosť, azda až pokým vňať neuschne na zemiakoch.</text:span></text:span></text:p>
        <text:p text:style-name="P26"><text:span text:style-name="CharStyle15"><text:span text:style-name="T42">Azda mu takto rozpráva:</text:span></text:span></text:p>
        <text:p text:style-name="P26"><text:soft-page-break/><text:span text:style-name="CharStyle15"><text:span text:style-name="T42">— Už je po Jakube a naraz otec s vrecom vchodí do dvora.</text:span></text:span></text:p>
        <text:p text:style-name="P26"><text:span text:style-name="CharStyle15"><text:span text:style-name="T42">A nikde nikoho.</text:span></text:span></text:p>
        <text:p text:style-name="P26"><text:span text:style-name="CharStyle15"><text:span text:style-name="T42">— Kdeže je Jožko?</text:span></text:span></text:p>
        <text:p text:style-name="P26"><text:span text:style-name="CharStyle15"><text:span text:style-name="T42">Nikde.</text:span></text:span></text:p>
        <text:p text:style-name="P26"><text:span text:style-name="CharStyle15"><text:span text:style-name="T42">— Vari musím naň čakať?</text:span></text:span></text:p>
        <text:p text:style-name="P26"><text:span text:style-name="CharStyle15"><text:span text:style-name="T42">Čaká.</text:span></text:span></text:p>
        <text:p text:style-name="P26"><text:span text:style-name="CharStyle15"><text:span text:style-name="T42">— Či len narástol?</text:span></text:span></text:p>
        <text:p text:style-name="P26"><text:span text:style-name="CharStyle15"><text:span text:style-name="T42">Taký je zvedavý.</text:span></text:span></text:p>
        <text:p text:style-name="P26"><text:span text:style-name="CharStyle15"><text:span text:style-name="T42">—</text:span></text:span><text:span text:style-name="CharStyle15"><text:span text:style-name="T1"> </text:span></text:span><text:span text:style-name="CharStyle15"><text:span text:style-name="T42">Či sa mi zasmeje?</text:span></text:span></text:p>
        <text:p text:style-name="P26"><text:span text:style-name="CharStyle15"><text:span text:style-name="T42">Aby si sa mu zasmial, Jožko!</text:span></text:span></text:p>
        <text:p text:style-name="P26"><text:span text:style-name="CharStyle15"><text:span text:style-name="T42">Azda mu spomína:</text:span></text:span></text:p>
        <text:p text:style-name="P26"><text:span text:style-name="CharStyle15"><text:span text:style-name="T42">—</text:span></text:span><text:span text:style-name="CharStyle15"><text:span text:style-name="T1"> </text:span></text:span><text:span text:style-name="CharStyle15"><text:span text:style-name="T42">V sobotu pôjdeme pozrieť dom. Bude aj noc, pokým prídeme domov, ale sa budeme ponáhľať. A v obloku zazre</text:span></text:span><text:span text:style-name="CharStyle15"><text:span text:style-name="T1">me</text:span></text:span><text:span text:style-name="CharStyle15"><text:span text:style-name="T42"> otcov klobúk. Vždy si ho do obloka kladie... čo?</text:span></text:span></text:p>
        <text:p text:style-name="P26"><text:span text:style-name="CharStyle15"><text:span text:style-name="T42">—</text:span></text:span><text:span text:style-name="CharStyle15"><text:span text:style-name="T1"> </text:span></text:span><text:span text:style-name="CharStyle15"><text:span text:style-name="T42">Jula, všade sú zlé zárobky,</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bude otec zachmúrený, ako býva často, taká tma mu bude sedieť pod očami.</text:span></text:span></text:p>
        <text:p text:style-name="P26"><text:span text:style-name="CharStyle15"><text:span text:style-name="T42">— Čože?</text:span></text:span></text:p>
        <text:p text:style-name="P26"><text:span text:style-name="CharStyle15"><text:span text:style-name="T42">— Ťažko sa n</text:span></text:span><text:span text:style-name="CharStyle15"><text:span text:style-name="T25">a</text:span></text:span><text:span text:style-name="CharStyle15"><text:span text:style-name="T42">jde groš.</text:span></text:span></text:p>
        <text:p text:style-name="P26"><text:span text:style-name="CharStyle15"><text:span text:style-name="T42">—</text:span></text:span><text:span text:style-name="CharStyle15"><text:span text:style-name="T1"> </text:span></text:span><text:span text:style-name="CharStyle15"><text:span text:style-name="T42">Ba veru</text:span></text:span><text:span text:style-name="CharStyle15"><text:span text:style-name="T1">!</text:span></text:span><text:span text:style-name="CharStyle15"><text:span text:style-name="T42">... Už nezahynieme. U horára za Skalou mám už dvanásť zlatých hotových a jedno jahňa čierne a prasa</text:span></text:span><text:span text:style-name="CharStyle15"><text:span text:style-name="T1"> — </text:span></text:span><text:span text:style-name="CharStyle15"><text:span text:style-name="T42">hodné!</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už je ako naše.</text:span></text:span></text:p>
        <text:p text:style-name="P26"><text:span text:style-name="CharStyle15"><text:span text:style-name="T42">Ono kto vie, ako sa naozaj rozprávajú.</text:span></text:span></text:p>
        <text:p text:style-name="P26"><text:span text:style-name="CharStyle15"><text:span text:style-name="T42">S Jozefom Makom sv</text:span></text:span><text:span text:style-name="CharStyle15"><text:span text:style-name="T25">í</text:span></text:span><text:span text:style-name="CharStyle15"><text:span text:style-name="T42">tali sa však ináč. Ani</text:span></text:span><text:span text:style-name="CharStyle17"><text:span text:style-name="T42"> </text:span></text:span><text:span text:style-name="CharStyle15"><text:span text:style-name="T42">nebolo to hneď, ani nie tak, ako si </text:span></text:span><text:soft-page-break/><text:span text:style-name="CharStyle15"><text:span text:style-name="T42">Jula Maková myslela. Už bolo slnko hodne redšie, už vňať na zemiakoch začínala žltnúť, keď Jula putovala do dediny, aby vedela, aká je nedeľa v dedine. Azda mnoho ani nemyslela na Jozefa Maka. Redšia je pod jeseň i robota, nuž vybrala sa domov za soboty rána a ťažký jej bol syn. Veru sa nehnevala, že tak oťažkavel cez leto, vďačne ho niesla ťažkého, ale nemohla veľmi myslieť na iné veci. Iba čo okom hodila na belasé diaľavy. Ustatá bola a ani červenú strechu novej školy veľmi nepobadala s posledného kopca nad dedinou. Tým menej mohla zbadať, že pri Mak</text:span></text:span><text:span text:style-name="CharStyle15"><text:span text:style-name="T1">ov</text:span></text:span><text:span text:style-name="CharStyle15"><text:span text:style-name="T42">ie chalupe niečo chýba.</text:span></text:span></text:p>
        <text:p text:style-name="P26"><text:span text:style-name="CharStyle15"><text:span text:style-name="T42">Nuž a tam chýbalo.</text:span></text:span></text:p>
        <text:p text:style-name="P26"><text:span text:style-name="CharStyle15"><text:span text:style-name="T42">Vo vrátach sa zastavila s roztvorenými očami, i zato, že boly roztvorené, i zato, že </text:span></text:span><text:span text:style-name="CharStyle15"><text:span text:style-name="T67">dv</text:span></text:span><text:span text:style-name="CharStyle15"><text:span text:style-name="T1">o</text:span></text:span><text:span text:style-name="CharStyle15"><text:span text:style-name="T42">r bol plný cigánov, sekier, triesok, hluku a trepotu. A to nie cigánov známych, akých dosť na vŕšku vyše dediny, ale cigánov tulákov. Aspoň tak si myslela Jula Maková, lebo od detstva pokladala korytárov za cigánov a nemala príčiny zmeniť si mienku.</text:span></text:span></text:p>
        <text:p text:style-name="P26"><text:span text:style-name="CharStyle15"><text:span text:style-name="T42">—</text:span></text:span><text:span text:style-name="CharStyle15"><text:span text:style-name="T1"> </text:span></text:span><text:span text:style-name="CharStyle15"><text:span text:style-name="T42">Jano predal naše topole! — bodlo Julu Makovú.</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rchy mal</text:span></text:span><text:span text:style-name="CharStyle15"><text:span text:style-name="T25">y</text:span></text:span><text:span text:style-name="CharStyle15"><text:span text:style-name="T42"> o</text:span></text:span><text:span text:style-name="CharStyle15"><text:span text:style-name="T25">h</text:span></text:span><text:span text:style-name="CharStyle15"><text:span text:style-name="T42">orené, ale...</text:span></text:span></text:p>
        <text:p text:style-name="P26"><text:span text:style-name="CharStyle15"><text:span text:style-name="T42">—</text:span></text:span><text:span text:style-name="CharStyle15"><text:span text:style-name="T1"> I</text:span></text:span><text:span text:style-name="CharStyle15"><text:span text:style-name="T42"> lipa je soťatá!</text:span></text:span></text:p>
        <text:p text:style-name="P26"><text:span text:style-name="CharStyle15"><text:span text:style-name="T42">—</text:span></text:span><text:span text:style-name="CharStyle15"><text:span text:style-name="T1"> </text:span></text:span><text:span text:style-name="CharStyle15"><text:span text:style-name="T42">I vŕby</text:span></text:span><text:span text:style-name="CharStyle15"><text:span text:style-name="T1">!.</text:span></text:span><text:span text:style-name="CharStyle15"><text:span text:style-name="T42">..</text:span></text:span></text:p>
        <text:p text:style-name="P26"><text:span text:style-name="CharStyle15"><text:span text:style-name="T42">A ozaj sváľané bolo všetko pri potoku, iba niekoľko prútov trčalo do neba. Ošarpaný bol temer celý plot, i na chalupe trčalo niekoľko šindolov vymyknutých, nakoľko dočiahly váľajúce sa haluzy.</text:span></text:span></text:p>
        <text:p text:style-name="P26"><text:span text:style-name="CharStyle15"><text:span text:style-name="T42">—</text:span></text:span><text:span text:style-name="CharStyle15"><text:span text:style-name="T1"> </text:span></text:span><text:span text:style-name="CharStyle15"><text:span text:style-name="T42">Bude triesok a haluzín, č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zval sa vedľa July Ján Mak.</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ni som nemyslel, že toho toľko bude. A skoro všetko drevo nechajú tu, čo? Kresať vedia </text:span></text:span><text:soft-page-break/><text:span text:style-name="CharStyle15"><text:span text:style-name="T42">akurátne. Ja sa im celý deň prizerám.</text:span></text:span></text:p>
        <text:p text:style-name="P26"><text:span text:style-name="CharStyle15"><text:span text:style-name="T42">Jula neodpovedala nič, iba tak cítila, ako by jej kus z tela odšklbol a hľadela na prázdne miesto pri potoku.</text:span></text:span></text:p>
        <text:p text:style-name="P26"><text:span text:style-name="CharStyle15"><text:span text:style-name="T42">— Jožo najprv klial, však ten vždy tak robí, a potom sa presvedčil, že som dobre predal. Vŕba narasti</text:span></text:span><text:span text:style-name="CharStyle15"><text:span text:style-name="T1">e</text:span></text:span><text:span text:style-name="CharStyle15"><text:span text:style-name="T42">.</text:span></text:span><text:span text:style-name="CharStyle15"><text:span text:style-name="T1">.</text:span></text:span><text:span text:style-name="CharStyle15"><text:span text:style-name="T42">.</text:span></text:span></text:p>
        <text:p text:style-name="P26"><text:span text:style-name="CharStyle15"><text:span text:style-name="T42">— A či je Jožko doma? — vzpružila sa Jula Maková, ba nečakala na odpoveď.</text:span></text:span></text:p>
        <text:p text:style-name="P26"><text:span text:style-name="CharStyle15"><text:span text:style-name="T42">Nuž Jozef Mak bol doma.</text:span></text:span></text:p>
        <text:p text:style-name="P26"><text:span text:style-name="CharStyle15"><text:span text:style-name="T42">Hej.</text:span></text:span></text:p>
        <text:p text:style-name="P26"><text:span text:style-name="CharStyle15"><text:span text:style-name="T42">Ani kyslý, ani sladký sedel za stolom s jednej strany a s druhej usmiata Maruša. Jozef vstal, zmäkla mu tvár, vystrel i ruku, i povedal:</text:span></text:span></text:p>
        <text:p text:style-name="P26"><text:span text:style-name="CharStyle15"><text:span text:style-name="T42">— Práve som sa sberal, že ti idem naproti.</text:span></text:span></text:p>
        <text:p text:style-name="P26"><text:span text:style-name="CharStyle15"><text:span text:style-name="T42">Ale Julu Makovú jednak bodlo čosi okolo srdca.</text:span></text:span></text:p>
        <text:p text:style-name="P26"><text:span text:style-name="CharStyle15"><text:span text:style-name="T42">Jula, buď múdra, zanechaj strašiakov, díva</text:span></text:span><text:span text:style-name="CharStyle15"><text:span text:style-name="T25">j</text:span></text:span><text:span text:style-name="CharStyle15"><text:span text:style-name="T42"> sa iba na muža a teš sa, že je tu, že je zdravý, iba slnce ho opálilo do vôle.</text:span></text:span></text:p>
        <text:p text:style-name="P26"><text:span text:style-name="CharStyle15"><text:span text:style-name="T42">—</text:span></text:span><text:span text:style-name="CharStyle15"><text:span text:style-name="T1"> </text:span></text:span><text:span text:style-name="CharStyle15"><text:span text:style-name="T42">A či sa neteším?... Veď ani nechcem myslieť na nič na svete, zabila by som sa, že</text:span></text:span><text:span text:style-name="CharStyle17"><text:span text:style-name="T42"> </text:span></text:span><text:span text:style-name="CharStyle15"><text:span text:style-name="T42">ma pichlo, lenže čože ja zato môžem? Nemôžem si vnútro vyvrátiť, ba nijakej rady si neviem, keď ma pichne. Či som sa nezmáhala dosť, aby mi dalo pokoj, ale... Maruša sa shovárala s Jozefom prvšia...</text:span></text:span></text:p>
        <text:p text:style-name="P26"><text:span text:style-name="CharStyle15"><text:span text:style-name="T67">Č</text:span></text:span><text:span text:style-name="CharStyle15"><text:span text:style-name="T42">o myslíš na takú da</text:span></text:span><text:span text:style-name="CharStyle15"><text:span text:style-name="T1">ro</text:span></text:span><text:span text:style-name="CharStyle15"><text:span text:style-name="T42">mnic</text:span></text:span><text:span text:style-name="CharStyle15"><text:span text:style-name="T1">uí</text:span></text:span></text:p>
        <text:p text:style-name="P26"><text:span text:style-name="CharStyle15"><text:span text:style-name="T42">—</text:span></text:span><text:span text:style-name="CharStyle15"><text:span text:style-name="T1"> </text:span></text:span><text:span text:style-name="CharStyle15"><text:span text:style-name="T42">Veď ja nechcem myslieť, ale... Maruša si nedávno aj truhlu odniesla domov, do Me</text:span></text:span><text:span text:style-name="CharStyle15"><text:span text:style-name="T1">ľ</text:span></text:span><text:span text:style-name="CharStyle15"><text:span text:style-name="T42">ošov, i poháre s papierovými kvetmi, a zasa je tu!</text:span></text:span></text:p>
        <text:p text:style-name="P26"><text:span text:style-name="CharStyle15"><text:span text:style-name="T42">— Sosypalo sa do dvora týchto čiernych sťa mrákavy, nuž musím reku </text:span></text:span><text:soft-page-break/><text:span text:style-name="CharStyle15"><text:span text:style-name="T42">zava</text:span></text:span><text:span text:style-name="CharStyle15"><text:span text:style-name="T25">r</text:span></text:span><text:span text:style-name="CharStyle15"><text:span text:style-name="T42">ovať, keď si nie doma, — ospravedlňovala sa aj sama Maruša pred </text:span></text:span><text:span text:style-name="CharStyle15"><text:span text:style-name="T1">Ju</text:span></text:span><text:span text:style-name="CharStyle15"><text:span text:style-name="T42">lou, ale Jula nemala poznámky, nemala slova, hoc by povedať: Dobre, že si zava</text:span></text:span><text:span text:style-name="CharStyle15"><text:span text:style-name="T25">r</text:span></text:span><text:span text:style-name="CharStyle15"><text:span text:style-name="T42">ovala, lenže som už doma, už choď. Prosím ťa pekne, len ty choď. Otec na peci, vodu pýta i keď je hladný, choď mu podať. Alebo ho aj poumývaj, aj sama si založ doma nový čepiec, červený, ale...</text:span></text:span></text:p>
        <text:p text:style-name="P26"><text:span text:style-name="CharStyle15"><text:span text:style-name="T42">— Aj tu spávam teraz,</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kračuje Maruša, — Jano zasa vodí agentov, večer besedy nemajú konca-k</text:span></text:span><text:span text:style-name="CharStyle15"><text:span text:style-name="T1">raja</text:span></text:span><text:span text:style-name="CharStyle15"><text:span text:style-name="T42">, nevyspala by som sa ani na jedon bok.</text:span></text:span></text:p>
        <text:p text:style-name="P26"><text:span text:style-name="CharStyle15"><text:span text:style-name="T42">—</text:span></text:span><text:span text:style-name="CharStyle15"><text:span text:style-name="T1"> </text:span></text:span><text:span text:style-name="CharStyle15"><text:span text:style-name="T42">Kedy si prišiel, Jožko?</text:span></text:span></text:p>
        <text:p text:style-name="P26"><text:span text:style-name="CharStyle15"><text:span text:style-name="T42">—</text:span></text:span><text:span text:style-name="CharStyle15"><text:span text:style-name="T1"> </text:span></text:span><text:span text:style-name="CharStyle15"><text:span text:style-name="T42">Práve zvonili do kostola, ráno.</text:span></text:span></text:p>
        <text:p text:style-name="P26"><text:span text:style-name="CharStyle15"><text:span text:style-name="T42">—</text:span></text:span><text:span text:style-name="CharStyle15"><text:span text:style-name="T1"> </text:span></text:span><text:span text:style-name="CharStyle15"><text:span text:style-name="T42">Nocou si šiel?</text:span></text:span></text:p>
        <text:p text:style-name="P26"><text:span text:style-name="CharStyle15"><text:span text:style-name="T42">—</text:span></text:span><text:span text:style-name="CharStyle15"><text:span text:style-name="T1"> </text:span></text:span><text:span text:style-name="CharStyle15"><text:span text:style-name="T42">Aj po chodníku sa človek vyspí, keď je naučený.</text:span></text:span></text:p>
        <text:p text:style-name="P26"><text:span text:style-name="CharStyle15"><text:span text:style-name="T42">— Ani som netušila.</text:span></text:span></text:p>
        <text:p text:style-name="P26"><text:span text:style-name="CharStyle15"><text:span text:style-name="T1">—</text:span></text:span><text:span text:style-name="CharStyle15"><text:span text:style-name="T42"> A že si za Skalou už dávno. Však dobre. Ja som prišiel, že kúpim prasce a kozu, ak sa dobrá trafí. A potom pô</text:span></text:span><text:span text:style-name="CharStyle15"><text:span text:style-name="T1">jd</text:span></text:span><text:span text:style-name="CharStyle15"><text:span text:style-name="T42">em nazad, ak sa mi tu netrafí. Bol som v Osadskej doline.</text:span></text:span></text:p>
        <text:p text:style-name="P26"><text:span text:style-name="CharStyle15"><text:span text:style-name="T42">— Pánboh zaplať, — myslela si Jula, lebo sa dohádala, že prišiel s Jozefom i groš</text:span></text:span><text:span text:style-name="CharStyle15"><text:span text:style-name="T1">.</text:span></text:span></text:p>
        <text:p text:style-name="P26"><text:span text:style-name="CharStyle15"><text:span text:style-name="T42">No jednak sa zdesila, keď ju Jozef Mak nečakane pritisol k sebe a nevdojak vypleštila oči na Marušu, sťa by to bol hrozný hriech, keď ju muž objíme.</text:span></text:span></text:p>
        <text:p text:style-name="P26"><text:span text:style-name="CharStyle15"><text:span text:style-name="T42">— Či som len neumná! — zhíkla v duchu, — veď si mám iba na muža myslieť. Keby ma vyhreši</text:span></text:span><text:span text:style-name="CharStyle15"><text:span text:style-name="T1">l</text:span></text:span><text:span text:style-name="CharStyle15"><text:span text:style-name="T42">...</text:span></text:span></text:p>
        <text:p text:style-name="P26"><text:span text:style-name="CharStyle15"><text:span text:style-name="T42">I zajala mu ramenom krk, ale Maruša držala jej zrak i vtedy a Jula Maková </text:span></text:span><text:soft-page-break/><text:span text:style-name="CharStyle15"><text:span text:style-name="T42">nezvládala si myse</text:span></text:span><text:span text:style-name="CharStyle15"><text:span text:style-name="T1">ľ</text:span></text:span><text:span text:style-name="CharStyle15"><text:span text:style-name="T42">, videla jasne, že na ústach má Maruša zelený úsmev.</text:span></text:span></text:p>
        <text:p text:style-name="P5"><text:span text:style-name="CharStyle15"><text:span text:style-name="T42"/></text:span></text:p>
        <text:h text:style-name="Heading_20_1" text:outline-level="1"><text:span text:style-name="CharStyle15">60.</text:span></text:h>
        <text:p text:style-name="P26"><text:span text:style-name="CharStyle15"><text:span text:style-name="T42"/></text:span></text:p>
        <text:p text:style-name="P27"><text:span text:style-name="CharStyle15"><text:span text:style-name="T42">Jozef Mak spravil chlievec, kúpil prasa</text:span></text:span><text:span text:style-name="CharStyle15"><text:span text:style-name="T1">tá</text:span></text:span><text:span text:style-name="CharStyle15"><text:span text:style-name="T42"> a azda pre tie prasatá ostal doma, našiel si robotu v dedine. Nie je to smiešna vec, že sa stalo tak, hoci by sa chcel niekto aj usmiať. Ale kto sa tomu nerozumie, nuž nech sa aspoň nešk</text:span></text:span><text:span text:style-name="CharStyle15"><text:span text:style-name="T1">ľ</text:span></text:span><text:span text:style-name="CharStyle15"><text:span text:style-name="T42">abí. Šk</text:span></text:span><text:span text:style-name="CharStyle15"><text:span text:style-name="T1">ľ</text:span></text:span><text:span text:style-name="CharStyle15"><text:span text:style-name="T42">abiť sa je nedôstojná vec, i hlúpa u toho, kto nevie, ako ťažko sa kúpi prasa a čo všeličo sa pri prasati začína.</text:span></text:span></text:p>
        <text:p text:style-name="P26"><text:span text:style-name="CharStyle15"><text:span text:style-name="T42">Ale nás sa to teraz netýka, postačí vedieť, že Jozef Mak ostal doma a že šiel raz do Me</text:span></text:span><text:span text:style-name="CharStyle15"><text:span text:style-name="T25">ľ</text:span></text:span><text:span text:style-name="CharStyle15"><text:span text:style-name="T42">ošovie dvora.</text:span></text:span></text:p>
        <text:p text:style-name="P26"><text:span text:style-name="CharStyle15"><text:span text:style-name="T42">—</text:span></text:span><text:span text:style-name="CharStyle15"><text:span text:style-name="T1"> </text:span></text:span><text:span text:style-name="CharStyle15"><text:span text:style-name="T42">Načo sa mám s ľuďmi hneva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myslel si </text:span></text:span><text:span text:style-name="CharStyle15"><text:span text:style-name="T1">a</text:span></text:span><text:span text:style-name="CharStyle15"><text:span text:style-name="T42"> keď sa u Maruši vyzvedel, kedy nebude doma, v</text:span></text:span><text:span text:style-name="CharStyle15"><text:span text:style-name="T1">yk</text:span></text:span><text:span text:style-name="CharStyle15"><text:span text:style-name="T42">n</text:span></text:span><text:span text:style-name="CharStyle15"><text:span text:style-name="T1">ís</text:span></text:span><text:span text:style-name="CharStyle15"><text:span text:style-name="T42">al sa z chalupy, pozrel hore a dolu ulicou</text:span></text:span><text:span text:style-name="CharStyle15"><text:span text:style-name="T1"> </text:span></text:span><text:span text:style-name="CharStyle15"><text:span text:style-name="T42">a</text:span></text:span><text:span text:style-name="CharStyle15"><text:span text:style-name="T1"> </text:span></text:span><text:span text:style-name="CharStyle15"><text:span text:style-name="T42">vošiel do Meľošovie dvora.</text:span></text:span></text:p>
        <text:p text:style-name="P26"><text:span text:style-name="CharStyle15"><text:span text:style-name="T42">Nešlo sa mu ľahko</text:span></text:span><text:span text:style-name="CharStyle15"><text:span text:style-name="T1">.</text:span></text:span></text:p>
        <text:p text:style-name="P26"><text:span text:style-name="CharStyle15"><text:span text:style-name="T42">Nie</text:span></text:span><text:span text:style-name="CharStyle15"><text:span text:style-name="T1">.</text:span></text:span></text:p>
        <text:p text:style-name="P26"><text:span text:style-name="CharStyle15"><text:span text:style-name="T42">Skoro tak, ako by sa vo dvore ani nevyznal.</text:span></text:span></text:p>
        <text:p text:style-name="P26"><text:span text:style-name="CharStyle15"><text:span text:style-name="T42">—</text:span></text:span><text:span text:style-name="CharStyle15"><text:span text:style-name="T1"> </text:span></text:span><text:span text:style-name="CharStyle15"><text:span text:style-name="T42">Však Maruša musí byť na litániách, lebo tak vrave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smeľoval sa Jozef Mak i keď vykračoval na schodík, na ktorom voľakedy nasedel sa dos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Či som tu dávno nebol? </text:span></text:span><text:span text:style-name="CharStyle15"><text:span text:style-name="T67">A</text:span></text:span><text:span text:style-name="CharStyle15"><text:span text:style-name="T42"> či ma tu teraz treba?</text:span></text:span><text:span text:style-name="CharStyle15"><text:span text:style-name="T1">...</text:span></text:span><text:span text:style-name="CharStyle15"><text:span text:style-name="T42"> Veď mi aj Meľoš dosť dobrého vykonal. Mohol ma poslať z domu, keď bolo najhoršie</text:span></text:span><text:span text:style-name="CharStyle15"><text:span text:style-name="T1">.</text:span></text:span><text:span text:style-name="CharStyle15"><text:span text:style-name="T42"> A kto ho vie, či je pravda všetko, čo hovoria, ako utrápil mater. Nuž — um</text:span></text:span><text:span text:style-name="CharStyle15"><text:span text:style-name="T1">re</text:span></text:span><text:span text:style-name="CharStyle15"><text:span text:style-name="T42">, a nemusím </text:span></text:span><text:span text:style-name="CharStyle15"><text:span text:style-name="T67">j</text:span></text:span><text:span text:style-name="CharStyle15"><text:span text:style-name="T42">a mať nepriateľa v hrobe.</text:span></text:span></text:p>
        <text:p text:style-name="P26"><text:soft-page-break/><text:span text:style-name="CharStyle15"><text:span text:style-name="T42">—</text:span></text:span><text:span text:style-name="CharStyle15"><text:span text:style-name="T1"> </text:span></text:span><text:span text:style-name="CharStyle15"><text:span text:style-name="T42">Pánboh daj, strýko! — chcel povedať hneď odo dverí, keďže tak mal nachystanú reč, lenže keď pozrel hore na pec, nuž prešiel mu trochu hlas. Zazrel tam hŕbu, ba iba kôpku, ktorá sa hýbala, ale nedalo sa hneď povedať, že to tu sedí starý Meľoš</text:span></text:span><text:span text:style-name="CharStyle15"><text:span text:style-name="T1">.</text:span></text:span><text:span text:style-name="CharStyle15"><text:span text:style-name="T42"> Musel sa Jozef Mak najprv prizerať. Obelel, ako zemiakové klíčky v pivnici, vychudol na triesku, triasla sa mu hlava, sťa by niečomu večne prisviedčal a ústa nepritváral, lebo tak navykol už dávno. Vraj počuť mu treba aspoň trochu a lepšie sa počuje s otvorenými ústami</text:span></text:span><text:span text:style-name="CharStyle15"><text:span text:style-name="T1">.</text:span></text:span></text:p>
        <text:p text:style-name="P26"><text:span text:style-name="CharStyle15"><text:span text:style-name="T42">— Pochválen, strýko! — prihovoril sa ticho</text:span></text:span><text:span text:style-name="CharStyle15"><text:span text:style-name="T1">. —</text:span></text:span><text:span text:style-name="CharStyle15"><text:span text:style-name="T42"> Akože sa držíte?...</text:span></text:span></text:p>
        <text:p text:style-name="P26"><text:span text:style-name="CharStyle15"><text:span text:style-name="T42">Meľoš dvihol hlavu, pohol trochu červenými v</text:span></text:span><text:span text:style-name="CharStyle15"><text:span text:style-name="T67">í</text:span></text:span><text:span text:style-name="CharStyle15"><text:span text:style-name="T42">čkami, ale neodpovedal</text:span></text:span><text:span text:style-name="CharStyle15"><text:span text:style-name="T1">.</text:span></text:span></text:p>
        <text:p text:style-name="P26"><text:span text:style-name="CharStyle15"><text:span text:style-name="T42">Hútal a priučený bol neponáhľať sa v ničom.</text:span></text:span></text:p>
        <text:p text:style-name="P26"><text:span text:style-name="CharStyle15"><text:span text:style-name="T42">— Prišiel som vás pozrieť.</text:span></text:span></text:p>
        <text:p text:style-name="P26"><text:span text:style-name="CharStyle15"><text:span text:style-name="T42">Meľoš väčšmi rozkýval hlavou.</text:span></text:span></text:p>
        <text:p text:style-name="P26"><text:span text:style-name="CharStyle15"><text:span text:style-name="T42">—</text:span></text:span><text:span text:style-name="CharStyle15"><text:span text:style-name="T1"> </text:span></text:span><text:span text:style-name="CharStyle15"><text:span text:style-name="T42">Známy hlas, známy, mladý hlas, ale sa rozpamätať nemôžem. Ešte si tu vari ani nebol.</text:span></text:span></text:p>
        <text:p text:style-name="P26"><text:span text:style-name="CharStyle15"><text:span text:style-name="T42">— Dávno som nebol.</text:span></text:span></text:p>
        <text:p text:style-name="P22"><text:span text:style-name="CharStyle15"><text:span text:style-name="T42">— Veď.</text:span></text:span></text:p>
        <text:p text:style-name="P26"><text:span text:style-name="CharStyle15"><text:span text:style-name="T42">— Ja som Jožo Mak*</text:span></text:span></text:p>
        <text:p text:style-name="P26"><text:span text:style-name="CharStyle15"><text:span text:style-name="T42">—</text:span></text:span><text:span text:style-name="CharStyle15"><text:span text:style-name="T1"> </text:span></text:span><text:span text:style-name="CharStyle15"><text:span text:style-name="T42">Jožo? Ale Jož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iditeľne sa vzrušil slepý Meľoš a obracal tvár za hlasom. — No, že si to ty</text:span></text:span><text:span text:style-name="CharStyle15"><text:span text:style-name="T1">.</text:span></text:span><text:span text:style-name="CharStyle15"><text:span text:style-name="T42"> Vitaj. Sadni si, keď si prišiel.</text:span></text:span></text:p>
        <text:p text:style-name="P26"><text:span text:style-name="CharStyle15"><text:span text:style-name="T42">— Zriedka som doma</text:span></text:span><text:span text:style-name="CharStyle15"><text:span text:style-name="T1"> .</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Veď viem. Hana mi zavše povie niečo, ale mnoho nie</text:span></text:span><text:span text:style-name="CharStyle15"><text:span text:style-name="T1">.</text:span></text:span><text:span text:style-name="CharStyle15"><text:span text:style-name="T42"> Príde neskoro, hodí sa na posteľ a spí ako zarezan</text:span></text:span><text:span text:style-name="CharStyle15"><text:span text:style-name="T67">a</text:span></text:span><text:span text:style-name="CharStyle15"><text:span text:style-name="T1">.</text:span></text:span><text:span text:style-name="CharStyle15"><text:span text:style-name="T42"> Ja len tak počúvam a závidím. Alebo sa vo dvore </text:span></text:span><text:soft-page-break/><text:span text:style-name="CharStyle15"><text:span text:style-name="T42">rozprávajú s Ondrejom Bar</text:span></text:span><text:span text:style-name="CharStyle15"><text:span text:style-name="T1">ic</text:span></text:span><text:span text:style-name="CharStyle15"><text:span text:style-name="T42">om. Uhm, s tým</text:span></text:span><text:span text:style-name="CharStyle15"><text:span text:style-name="T1">.</text:span></text:span></text:p>
        <text:p text:style-name="P26"><text:span text:style-name="CharStyle15"><text:span text:style-name="T42">— Bol som v Liptove, — uvoľňoval sa Makov hlas.</text:span></text:span></text:p>
        <text:p text:style-name="P26"><text:span text:style-name="CharStyle15"><text:span text:style-name="T42">— A čože tam?</text:span></text:span></text:p>
        <text:p text:style-name="P26"><text:span text:style-name="CharStyle15"><text:span text:style-name="T42">— Nuž — </text:span></text:span><text:span text:style-name="CharStyle15"><text:span text:style-name="T1">a</text:span></text:span><text:span text:style-name="CharStyle15"><text:span text:style-name="T42">ko aj u nás, len roboty sa po troche n</text:span></text:span><text:span text:style-name="CharStyle15"><text:span text:style-name="T1">ájd</text:span></text:span><text:span text:style-name="CharStyle15"><text:span text:style-name="T42">e</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O vzbúre u nás si počul?</text:span></text:span></text:p>
        <text:p text:style-name="P23"><text:span text:style-name="CharStyle15"><text:span text:style-name="T42">— Hovorili mi. Veď ešte i teraz nivočia ľudí</text:span></text:span><text:span text:style-name="CharStyle15"><text:span text:style-name="T1">.</text:span></text:span></text:p>
        <text:p text:style-name="P24"><text:span text:style-name="CharStyle15"><text:span text:style-name="T42">— Bá? A Maruša mi nehovorila nič</text:span></text:span><text:span text:style-name="CharStyle15"><text:span text:style-name="T1">.</text:span></text:span><text:span text:style-name="CharStyle15"><text:span text:style-name="T42"> Maruša mi niekedy ani slova nepovie, darmo sa jej spytujem. Tak je to so mnou. Ani neviem, či je Ďumbier doma.</text:span></text:span></text:p>
        <text:p text:style-name="P26"><text:span text:style-name="CharStyle15"><text:span text:style-name="T42">—</text:span></text:span><text:span text:style-name="CharStyle15"><text:span text:style-name="T1"> </text:span></text:span><text:span text:style-name="CharStyle15"><text:span text:style-name="T42">Ešte nie.</text:span></text:span></text:p>
        <text:p text:style-name="P26"><text:span text:style-name="CharStyle15"><text:span text:style-name="T42">—</text:span></text:span><text:span text:style-name="CharStyle15"><text:span text:style-name="T1"> </text:span></text:span><text:span text:style-name="CharStyle15"><text:span text:style-name="T42">No, no</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Ani ho vraj nik nespomenul nedávno, keď posviacali novú školu.</text:span></text:span></text:p>
        <text:p text:style-name="P26"><text:span text:style-name="CharStyle15"><text:span text:style-name="T42">— Vidíš, vidíš. Veď ani neviem dobre, ako ju posviacali. Maruša nepovie, iba ak mi cudzí. Ale kde ti cudzí príde, keď je robota. Hiriačok zavše.</text:span></text:span></text:p>
        <text:p text:style-name="P26"><text:span text:style-name="CharStyle15"><text:span text:style-name="T42">— Joťko?</text:span></text:span></text:p>
        <text:p text:style-name="P26"><text:span text:style-name="CharStyle15"><text:span text:style-name="T42">—</text:span></text:span><text:span text:style-name="CharStyle15"><text:span text:style-name="T1"> </text:span></text:span><text:span text:style-name="CharStyle15"><text:span text:style-name="T42">No! Lenže ho ťažko rozumiem. Nuž ale som mu rád, aspoň je človek. Keď sa žandárov bojí, tu sa aj vyspí. Zavše ho mater aj za tri dni musí vyvolávať.</text:span></text:span></text:p>
        <text:p text:style-name="P26"><text:span text:style-name="CharStyle15"><text:span text:style-name="T1">Jo</text:span></text:span><text:span text:style-name="CharStyle15"><text:span text:style-name="T42">zef Mak sa zahútal, hľadal v pamäti, čo by mohol Me</text:span></text:span><text:span text:style-name="CharStyle15"><text:span text:style-name="T1">ľ</text:span></text:span><text:span text:style-name="CharStyle15"><text:span text:style-name="T42">ošovi povedať, ale zjavovaly sa mu samé také veci, o ktorých prichodilo čušať. A na pol ucha počúval Meľoša, ktorý hockde zastal a h</text:span></text:span><text:span text:style-name="CharStyle15"><text:span text:style-name="T1">oc</text:span></text:span><text:span text:style-name="CharStyle15"><text:span text:style-name="T42">kde pokračoval, ako by sa bál, že sa všetko nevypýta.</text:span></text:span></text:p>
        <text:p text:style-name="P26"><text:span text:style-name="CharStyle15"><text:span text:style-name="T42">—</text:span></text:span><text:span text:style-name="CharStyle15"><text:span text:style-name="T1"> </text:span></text:span><text:span text:style-name="CharStyle15"><text:span text:style-name="T42">Vari pôjde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vedal raz Jozef Mak a domyslel si, že naozaj musí ísť, lebo v kostole bude koniec a Maruša ho tu n</text:span></text:span><text:span text:style-name="CharStyle15"><text:span text:style-name="T1">á</text:span></text:span><text:span text:style-name="CharStyle15"><text:span text:style-name="T42">jde.</text:span></text:span></text:p>
        <text:p text:style-name="P26"><text:soft-page-break/><text:span text:style-name="CharStyle15"><text:span text:style-name="T42">I vstal.</text:span></text:span></text:p>
        <text:p text:style-name="P26"><text:span text:style-name="CharStyle15"><text:span text:style-name="T42">—</text:span></text:span><text:span text:style-name="CharStyle15"><text:span text:style-name="T1"> </text:span></text:span><text:span text:style-name="CharStyle15"><text:span text:style-name="T42">Len si poseď, Jožko, veď dnes nič nezmeškáš. A ja som povďačný každému. An</text:span></text:span><text:span text:style-name="CharStyle15"><text:span text:style-name="T1">i </text:span></text:span><text:span text:style-name="CharStyle15"><text:span text:style-name="T42">si mi nepovedal, či si sa už viezol na našej železnici.</text:span></text:span></text:p>
        <text:p text:style-name="P26"><text:span text:style-name="CharStyle15"><text:span text:style-name="T42">— Mal by som ísť, — hútal Mak, pokýval sa trochu, ale mu prišlo na um, že i starému Meľošovi treba odpoveda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Či mám hneď na prvom raze len tak bez poriadku odísť?</text:span></text:span></text:p>
        <text:p text:style-name="P26"><text:span text:style-name="CharStyle15"><text:span text:style-name="T42">— Veru som sa neviezol, strýko, i málo sa ja navozím. Keby zadarmo vozili, ani tak by som sa veľa nie.</text:span></text:span></text:p>
        <text:p text:style-name="P26"><text:span text:style-name="CharStyle15"><text:span text:style-name="T42">—</text:span></text:span><text:span text:style-name="CharStyle15"><text:span text:style-name="T1"> </text:span></text:span><text:span text:style-name="CharStyle15"><text:span text:style-name="T42">Veď vari aj zadarmo vozili.</text:span></text:span></text:p>
        <text:p text:style-name="P26"><text:span text:style-name="CharStyle15"><text:span text:style-name="T42">Jozef Mak sa trochu usmial. Prišlo mu na um, čo z celej parády ostalo v ľude a čo spomínali i jemu.</text:span></text:span></text:p>
        <text:p text:style-name="P26"><text:span text:style-name="CharStyle15"><text:span text:style-name="T42">— Veď vozili zadarmo, veď, ešte i teraz sa smejú ľudia.</text:span></text:span></text:p>
        <text:p text:style-name="P23"><text:span text:style-name="CharStyle15"><text:span text:style-name="T42">— No?</text:span></text:span></text:p>
        <text:p text:style-name="P26"><text:span text:style-name="CharStyle15"><text:span text:style-name="T42">— Jedných odviezli hore, ale v Lomanovej si nasadali druhí, nuž že ich vraj veľa muselo sa pešo vracať. Vraj preklínali celú mašinu.</text:span></text:span></text:p>
        <text:p text:style-name="P26"><text:span text:style-name="CharStyle15"><text:span text:style-name="T42">— No! To tí, čo sa upriamil</text:span></text:span><text:span text:style-name="CharStyle15"><text:span text:style-name="T1">i.</text:span></text:span></text:p>
        <text:p text:style-name="P26"><text:span text:style-name="CharStyle15"><text:span text:style-name="T42">— Tí.</text:span></text:span></text:p>
        <text:p text:style-name="P26"><text:span text:style-name="CharStyle15"><text:span text:style-name="T42">— Aj od nás boli takí?</text:span></text:span></text:p>
        <text:p text:style-name="P26"><text:span text:style-name="CharStyle15"><text:span text:style-name="T42">—</text:span></text:span><text:span text:style-name="CharStyle15"><text:span text:style-name="T1"> </text:span></text:span><text:span text:style-name="CharStyle15"><text:span text:style-name="T42">Vari boli. Ale s Bohom vám.</text:span></text:span></text:p>
        <text:p text:style-name="P26"><text:span text:style-name="CharStyle15"><text:span text:style-name="T42">—</text:span></text:span><text:span text:style-name="CharStyle15"><text:span text:style-name="T1"> </text:span></text:span><text:span text:style-name="CharStyle15"><text:span text:style-name="T42">Počkaj že za málo. Dávno si nebol...</text:span></text:span></text:p>
        <text:p text:style-name="P26"><text:span text:style-name="CharStyle15"><text:span text:style-name="T42">—</text:span></text:span><text:span text:style-name="CharStyle15"><text:span text:style-name="T1"> </text:span></text:span><text:span text:style-name="CharStyle15"><text:span text:style-name="T42">To je pravd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myslel si Jozef Mak, </text:span></text:span><text:span text:style-name="CharStyle15"><text:span text:style-name="T25">i </text:span></text:span><text:span text:style-name="CharStyle15"><text:span text:style-name="T42">odôvodňoval si myšlienku, ako predošle.</text:span></text:span></text:p>
        <text:p text:style-name="P26"><text:soft-page-break/><text:span text:style-name="CharStyle15"><text:span text:style-name="T42">— Hana mi málo povie, Maruša ani toľko, nuž ti ja ani teraz neviem, čo to má Jano za remeslo.</text:span></text:span></text:p>
        <text:p text:style-name="P23"><text:span text:style-name="CharStyle15"><text:span text:style-name="T42">— Náš?</text:span></text:span></text:p>
        <text:p text:style-name="P26"><text:span text:style-name="CharStyle15"><text:span text:style-name="T42">—</text:span></text:span><text:span text:style-name="CharStyle15"><text:span text:style-name="T1"> </text:span></text:span><text:span text:style-name="CharStyle15"><text:span text:style-name="T42">Náš.</text:span></text:span></text:p>
        <text:p text:style-name="P26"><text:span text:style-name="CharStyle15"><text:span text:style-name="T42">— Ani ja sa v ňom n</text:span></text:span><text:span text:style-name="CharStyle15"><text:span text:style-name="T1">e</text:span></text:span><text:span text:style-name="CharStyle15"><text:span text:style-name="T42">vyznám. Do Ameriky svádza.</text:span></text:span></text:p>
        <text:p text:style-name="P26"><text:span text:style-name="CharStyle15"><text:span text:style-name="T1">—</text:span></text:span><text:span text:style-name="CharStyle15"><text:span text:style-name="T42"> A zato by mu platili?</text:span></text:span></text:p>
        <text:p text:style-name="P26"><text:span text:style-name="CharStyle15"><text:span text:style-name="T1">—</text:span></text:span><text:span text:style-name="CharStyle15"><text:span text:style-name="T42"> Nespýtal som sa ho.</text:span></text:span></text:p>
        <text:p text:style-name="P26"><text:span text:style-name="CharStyle15"><text:span text:style-name="T42">— A či pôjdu daktorí?</text:span></text:span></text:p>
        <text:p text:style-name="P26"><text:span text:style-name="CharStyle15"><text:span text:style-name="T42">—</text:span></text:span><text:span text:style-name="CharStyle15"><text:span text:style-name="T1"> </text:span></text:span><text:span text:style-name="CharStyle15"><text:span text:style-name="T42">Pôjdu.</text:span></text:span></text:p>
        <text:p text:style-name="P26"><text:span text:style-name="CharStyle15"><text:span text:style-name="T42">— A ty?</text:span></text:span></text:p>
        <text:p text:style-name="P26"><text:span text:style-name="CharStyle15"><text:span text:style-name="T42">— Keby mal na cest</text:span></text:span><text:span text:style-name="CharStyle15"><text:span text:style-name="T1">u</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Daj pokoj, i keby si mal.</text:span></text:span></text:p>
        <text:p text:style-name="P26"><text:span text:style-name="CharStyle15"><text:span text:style-name="T1">—</text:span></text:span><text:span text:style-name="CharStyle15"><text:span text:style-name="T42"> Za cudzie nepô</text:span></text:span><text:span text:style-name="CharStyle15"><text:span text:style-name="T1">jd</text:span></text:span><text:span text:style-name="CharStyle15"><text:span text:style-name="T42">em, ani zadarmo.</text:span></text:span></text:p>
        <text:p text:style-name="P26"><text:span text:style-name="CharStyle15"><text:span text:style-name="T42">—</text:span></text:span><text:span text:style-name="CharStyle15"><text:span text:style-name="T1"> </text:span></text:span><text:span text:style-name="CharStyle15"><text:span text:style-name="T42">Veď tak. Nemôže to byť zadarmo. Kdeže zadarmo. Ale Jan</text:span></text:span><text:span text:style-name="CharStyle15"><text:span text:style-name="T1">o</text:span></text:span><text:span text:style-name="CharStyle15"><text:span text:style-name="T42">...</text:span></text:span></text:p>
        <text:p text:style-name="P26"><text:span text:style-name="CharStyle15"><text:span text:style-name="T42">Nedokončil Meľoš, lenže si Jozef Mak domyslel, </text:span></text:span><text:span text:style-name="CharStyle15"><text:span text:style-name="T67">č</text:span></text:span><text:span text:style-name="CharStyle15"><text:span text:style-name="T42">o chcel povedať.</text:span></text:span></text:p>
        <text:p text:style-name="P26"><text:span text:style-name="CharStyle15"><text:span text:style-name="T42">—</text:span></text:span><text:span text:style-name="CharStyle15"><text:span text:style-name="T1"> </text:span></text:span><text:span text:style-name="CharStyle15"><text:span text:style-name="T42">A syna že máš hodného, hovorila Švábovka nedávno.</text:span></text:span></text:p>
        <text:p text:style-name="P26"><text:span text:style-name="CharStyle15"><text:span text:style-name="T42">— Mám.</text:span></text:span></text:p>
        <text:p text:style-name="P23"><text:span text:style-name="CharStyle15"><text:span text:style-name="T42">— No...</text:span></text:span></text:p>
        <text:p text:style-name="P26"><text:span text:style-name="CharStyle15"><text:span text:style-name="T42">Meľoš hútal, čo sa ešte spýtať, i tŕpol, aby mu chytro zišlo niečo na um, a Mak tŕpol zakaždým, keď prešla nejaká ženská popod obloky.</text:span></text:span></text:p>
        <text:p text:style-name="P26"><text:span text:style-name="CharStyle15"><text:span text:style-name="T42">—</text:span></text:span><text:span text:style-name="CharStyle15"><text:span text:style-name="T1"> </text:span></text:span><text:span text:style-name="CharStyle15"><text:span text:style-name="T42">Veď to už idú z kosto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striehol Jozef Mak, vystrel sa trochu. — Ak ma tu Maruša n</text:span></text:span><text:span text:style-name="CharStyle15"><text:span text:style-name="T25">a</text:span></text:span><text:span text:style-name="CharStyle15"><text:span text:style-name="T42">jde... Nuž... a... A čo, keď ma n</text:span></text:span><text:span text:style-name="CharStyle15"><text:span text:style-name="T25">a</text:span></text:span><text:span text:style-name="CharStyle15"><text:span text:style-name="T42">jde? </text:span></text:span><text:span text:style-name="CharStyle15"><text:span text:style-name="T67">Č</text:span></text:span><text:span text:style-name="CharStyle15"><text:span text:style-name="T42">o koho do toho! Aby som sa ja pre </text:span></text:span><text:soft-page-break/><text:span text:style-name="CharStyle15"><text:span text:style-name="T42">Julu musel s niek</text:span></text:span><text:span text:style-name="CharStyle15"><text:span text:style-name="T25">y</text:span></text:span><text:span text:style-name="CharStyle15"><text:span text:style-name="T42">m hnevať, nikde nechodiť. Kde sa mi chce, ta idem. Aby som striehol pre sprostosti Juline, kedy je Maruša nie doma? Že mi Jula ani slova nepovedala? Pravda. Ale Jula nikdy nerozpráva, iba na tvári jej všetko vidno. Budem pre Julu Meľoša obchádzať, keď mi i dobrého pokonal. Jula je...</text:span></text:span></text:p>
        <text:p text:style-name="P23"><text:span text:style-name="CharStyle15"><text:span text:style-name="T42">— O novom farárovi nehovoria ľudia dobre, </text:span></text:span><text:span text:style-name="CharStyle15"><text:span text:style-name="T1">č</text:span></text:span><text:span text:style-name="CharStyle15"><text:span text:style-name="T42">i si počul?</text:span></text:span></text:p>
        <text:p text:style-name="P23"><text:span text:style-name="CharStyle15"><text:span text:style-name="T42">— Nuž</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ehovoria teraz, budú neskoršie.</text:span></text:span></text:p>
        <text:p text:style-name="P26"><text:span text:style-name="CharStyle15"><text:span text:style-name="T42">Toto Jozef Mak povedal trochu drsno, azda </text:span></text:span><text:span text:style-name="CharStyle15"><text:span text:style-name="T25">i</text:span></text:span><text:span text:style-name="CharStyle15"><text:span text:style-name="T42"> Meľo</text:span></text:span><text:span text:style-name="CharStyle15"><text:span text:style-name="T1">š</text:span></text:span><text:span text:style-name="CharStyle15"><text:span text:style-name="T42"> pobadal zmenu hlasu, azda nie, Mak zbadal ju sám. A zatvrdol, nestaral sa viac o ženské pod oblokami. Nesadol si síce, ale hlavatosť už v ňom bola, rozkročil sa na prostriedku chyže, i rozprával, čo mu prišlo na jazyk.</text:span></text:span></text:p>
        <text:p text:style-name="P26"><text:span text:style-name="CharStyle15"><text:span text:style-name="T42">Marušu ako by nebol ani pobadal.</text:span></text:span></text:p>
        <text:p text:style-name="P26"><text:span text:style-name="CharStyle15"><text:span text:style-name="T42">Hrklo v ňom až vtedy, keď stála vedľa neho nie ďalej ako o piaď. Keď jej pobadal zelený úsmev na očiach a prsty ako sa jej všetky rozhýbaly.</text:span></text:span></text:p>
        <text:p text:style-name="P26"><text:span text:style-name="CharStyle15"><text:span text:style-name="T42">Vtedy sa i naľakal Jozef Mak a zbledol.</text:span></text:span></text:p>
        <text:p text:style-name="P26"><text:span text:style-name="CharStyle15"><text:span text:style-name="T42">Iba myslieť nestačil, lebo sa mu Maruša v nasledujúcu chvíľu hodila na krk, bez slovíčka, azda bez najmenšieho vzdychu objala mu hlavu a pritiskla sa k nemu ako v nekonečnom zúfalstve.</text:span></text:span></text:p>
        <text:p text:style-name="P26"><text:span text:style-name="CharStyle15"><text:span text:style-name="T42">Jozef Mak bol vtedy v najlepšej sile, ale s Marušou nevedel si rady. Nikdy nik by nebol tušil, aké ukrutne mocné má ramená Maruša-tieň.</text:span></text:span></text:p>
        <text:p text:style-name="P26"><text:span text:style-name="CharStyle15"><text:span text:style-name="T42">Alebo preto oslabol Jozef Mak, že ho vychytila hrôza, lebo v tejto chvíľočke neveril v Meľoš</text:span></text:span><text:span text:style-name="CharStyle15"><text:span text:style-name="T1">ovej</text:span></text:span><text:span text:style-name="CharStyle15"><text:span text:style-name="T42"> slepote? Preto, že si myslel, Meľoš sa díva ako vidom</text:span></text:span><text:span text:style-name="CharStyle15"><text:span text:style-name="T1">ý!</text:span></text:span><text:span text:style-name="CharStyle15"><text:span text:style-name="T42">...</text:span></text:span></text:p>
        <text:p text:style-name="P26"><text:span text:style-name="CharStyle15"><text:span text:style-name="T42">Alebo preto, že hovoriť nemohol, lebo mu Maruša dlaňou prikryla ústa, keďže </text:span></text:span><text:soft-page-break/><text:span text:style-name="CharStyle15"><text:span text:style-name="T42">slepý </text:span></text:span><text:span text:style-name="CharStyle15"><text:span text:style-name="T1">je</text:span></text:span><text:span text:style-name="CharStyle15"><text:span text:style-name="T42">dnak vidí aspoň hlas?</text:span></text:span></text:p>
        <text:p text:style-name="P26"><text:span text:style-name="CharStyle15"><text:span text:style-name="T42">Udychčal sa, zarosilo sa mu čelo, vysilil sa, pokým posadil Marušu na lavicu a zdalo sa mu, rozdrapil Marušine ruky, keď si ich strh</text:span></text:span><text:span text:style-name="CharStyle15"><text:span text:style-name="T25">ú</text:span></text:span><text:span text:style-name="CharStyle15"><text:span text:style-name="T42">val s krku</text:span></text:span><text:span text:style-name="CharStyle15"><text:span text:style-name="T1">.</text:span></text:span></text:p>
        <text:p text:style-name="P26"><text:span text:style-name="CharStyle15"><text:span text:style-name="T42">Nechýbalo mnoho, že Jozef Mak neuderil do tvári Marušu Jána Maka</text:span></text:span><text:span text:style-name="CharStyle15"><text:span text:style-name="T1">.</text:span></text:span><text:span text:style-name="CharStyle15"><text:span text:style-name="T42"> Veru iba na vlase visel tento úder. Nevedel si Jozef nikdy vysvetliť, prečo chcel vtedy Marušu uderiť, ani to, prečo ju neuderil. Nevedel uhádnuť ani vtedy, keď preklínal túto chvíľu. Ani vtedy nie, keď sa v duchu červenal pred Meľošom, ako lapil dvere, ako ich skoro vytrhol s pántov a utekal sťa bez rozumu.</text:span></text:span></text:p>
        <text:p text:style-name="P26"><text:span text:style-name="CharStyle15"><text:span text:style-name="T42">Iba na ulici čo sa stačil trochu upokojiť, hoci len na chvíľočku, pokým nezazrel Julu.</text:span></text:span></text:p>
        <text:p text:style-name="P26"><text:span text:style-name="CharStyle15"><text:span text:style-name="T42">Hej.</text:span></text:span></text:p>
        <text:p text:style-name="P26"><text:span text:style-name="CharStyle15"><text:span text:style-name="T42">Vtedy vbehlo doň naraz sedem nožov.</text:span></text:span></text:p>
        <text:p text:style-name="P26"><text:span text:style-name="CharStyle15"><text:span text:style-name="T68">Ó</text:span></text:span><text:span text:style-name="CharStyle15"><text:span text:style-name="T42">, Jula Maková nepovedala nič. Nie jemu, nie nikomu, stála pred domom s Evou Klan</text:span></text:span><text:span text:style-name="CharStyle15"><text:span text:style-name="T1">i</text:span></text:span><text:span text:style-name="CharStyle15"><text:span text:style-name="T42">covie, shovárala sa, i keď ju bodlo, chcela sa premôcť, ale Eva chytro rozprávala a tá hneď vymlela:</text:span></text:span></text:p>
        <text:p text:style-name="P26"><text:span text:style-name="CharStyle15"><text:span text:style-name="T42">— </text:span></text:span><text:span text:style-name="CharStyle15"><text:span text:style-name="T1">Č</text:span></text:span><text:span text:style-name="CharStyle15"><text:span text:style-name="T42">ože si sa tak zmenila razom, Jula?</text:span></text:span></text:p>
        <text:p text:style-name="P38"><text:span text:style-name="CharStyle15"><text:span text:style-name="T42">— Čo? Ba nič... Závrat mi príde zavše...</text:span></text:span><text:span text:style-name="CharStyle17"><text:span text:style-name="T42"> </text:span></text:span><text:span text:style-name="CharStyle15"><text:span text:style-name="T42">nič. S Bohom, Eva, chlapca som nechala samotného.</text:span></text:span></text:p>
        <text:p text:style-name="P26"><text:span text:style-name="CharStyle15"><text:span text:style-name="T42">Tak bolo.</text:span></text:span></text:p>
        <text:p text:style-name="P26"><text:span text:style-name="CharStyle15"><text:span text:style-name="T42">A</text:span></text:span><text:span text:style-name="CharStyle15"><text:span text:style-name="T26">j</text:span></text:span><text:span text:style-name="CharStyle15"><text:span text:style-name="T42"> utekala pred Jozefom Makom ako bez ducha a strhla sa k peci, kde nebolo mnoho svetla.</text:span></text:span></text:p>
        <text:p text:style-name="P26"><text:span text:style-name="CharStyle15"><text:span text:style-name="T42">Nespytovala sa, nevyčítala, ani nijakého slova nevyriekla. Sedela a hútala, tuho </text:span></text:span><text:soft-page-break/><text:span text:style-name="CharStyle15"><text:span text:style-name="T42">hútala, </text:span></text:span><text:span text:style-name="CharStyle15"><text:span text:style-name="T26">č</text:span></text:span><text:span text:style-name="CharStyle15"><text:span text:style-name="T42">o by mala kde spraviť a keď jej prišla akákoľvek maličkosť na um, chytro vstala a išla ju vykonať. Vody doniesť, triesok nachystať, popol </text:span></text:span><text:span text:style-name="CharStyle15"><text:span text:style-name="T1">od</text:span></text:span><text:span text:style-name="CharStyle15"><text:span text:style-name="T42">hrabať, pozrieť, či prasce nepodrýpaly zasa dosku, Jožka či neomína uzol na ch</text:span></text:span><text:span text:style-name="CharStyle15"><text:span text:style-name="T1">rbá</text:span></text:span><text:span text:style-name="CharStyle15"><text:span text:style-name="T42">te, ako sedí priviazaný vo vysokej stoličke.</text:span></text:span></text:p>
        <text:p text:style-name="P26"><text:span text:style-name="CharStyle15"><text:span text:style-name="T42">Tak bolo.</text:span></text:span></text:p>
        <text:p text:style-name="P26"><text:span text:style-name="CharStyle15"><text:span text:style-name="T42">Na líca si vynútila úsmev, keď si myslela, že ta patrí, oťažkala každé slovo, čo mala vypovedať, aby bolo celkom obyčajné, Jožkovi vystrá</text:span></text:span><text:span text:style-name="CharStyle15"><text:span text:style-name="T1">ja</text:span></text:span><text:span text:style-name="CharStyle15"><text:span text:style-name="T42">la komedie, aby sa smial a </text:span></text:span><text:span text:style-name="CharStyle15"><text:span text:style-name="T1">je</text:span></text:span><text:span text:style-name="CharStyle15"><text:span text:style-name="T42">dna</text:span></text:span><text:span text:style-name="CharStyle15"><text:span text:style-name="T1">k</text:span></text:span><text:span text:style-name="CharStyle15"><text:span text:style-name="T42">...</text:span></text:span></text:p>
        <text:p text:style-name="P26"><text:span text:style-name="CharStyle15"><text:span text:style-name="T42">Jozef Mak jednak ju večer okríkol, keď zažala lampu.</text:span></text:span></text:p>
        <text:p text:style-name="P26"><text:span text:style-name="CharStyle15"><text:span text:style-name="T42">— Jula, pri tebe by človek skapal.</text:span></text:span></text:p>
        <text:p text:style-name="P26"><text:span text:style-name="CharStyle15"><text:span text:style-name="T1">—</text:span></text:span><text:span text:style-name="CharStyle15"><text:span text:style-name="T42"> ?</text:span></text:span></text:p>
        <text:p text:style-name="P26"><text:span text:style-name="CharStyle15"><text:span text:style-name="T42">—</text:span></text:span><text:span text:style-name="CharStyle15"><text:span text:style-name="T1"> </text:span></text:span><text:span text:style-name="CharStyle15"><text:span text:style-name="T42">Ako sa to dívaš?</text:span></text:span></text:p>
        <text:p text:style-name="P26"><text:span text:style-name="CharStyle15"><text:span text:style-name="T42">— Jožk</text:span></text:span><text:span text:style-name="CharStyle15"><text:span text:style-name="T1">o</text:span></text:span><text:span text:style-name="CharStyle15"><text:span text:style-name="T42">...</text:span></text:span></text:p>
        <text:p text:style-name="P26"><text:span text:style-name="CharStyle15"><text:span text:style-name="T42">— Dívaš sa, ako by bol celý svet ok</text:span></text:span><text:span text:style-name="CharStyle15"><text:span text:style-name="T1">yd</text:span></text:span><text:span text:style-name="CharStyle15"><text:span text:style-name="T42">aný</text:span></text:span><text:span text:style-name="CharStyle15"><text:span text:style-name="T1">! </text:span></text:span><text:span text:style-name="CharStyle15"><text:span text:style-name="T42">Keď hrom do teba udrie, tak si tupá ako peň. Či si našla slovo ku mne celý deň?</text:span></text:span></text:p>
        <text:p text:style-name="P26"><text:span text:style-name="CharStyle15"><text:span text:style-name="T42">—</text:span></text:span><text:span text:style-name="CharStyle15"><text:span text:style-name="T1"> </text:span></text:span><text:span text:style-name="CharStyle15"><text:span text:style-name="T42">Jožko, nehnevaj s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triasla sa prosba</text:span></text:span><text:span text:style-name="CharStyle17"><text:span text:style-name="T42"> </text:span></text:span><text:span text:style-name="CharStyle15"><text:span text:style-name="T42">v Julinom hrdle, na šťastie nedostala sa von</text:span></text:span><text:span text:style-name="CharStyle15"><text:span text:style-name="T1">. </text:span></text:span><text:span text:style-name="CharStyle15"><text:span text:style-name="T42">Nuž ako opitá pritackala sa k nemu, položila mu dlaň, dlaň veľmi ustatú, na líce a pritisla mu hlavu o svoju hruď</text:span></text:span><text:span text:style-name="CharStyle15"><text:span text:style-name="T1">.</text:span></text:span></text:p>
        <text:p text:style-name="P26"><text:span text:style-name="CharStyle15"><text:span text:style-name="T42">Jula</text:span></text:span><text:span text:style-name="CharStyle15"><text:span text:style-name="T1">!</text:span></text:span></text:p>
        <text:p text:style-name="P26"><text:span text:style-name="CharStyle15"><text:span text:style-name="T42">Počúvaj! Vykonala si to, ako si najlepšie vedela, ale daj si povedať, že chlapi nemajú radi takúto lásku! Nie iní, nie Jozef Mak,</text:span></text:span></text:p>
        <text:p text:style-name="P26"><text:span text:style-name="CharStyle15"><text:span text:style-name="T42">Najmä dnes zaslúžil si lásku inú. </text:span></text:span><text:span text:style-name="CharStyle15"><text:span text:style-name="T68">C</text:span></text:span><text:span text:style-name="CharStyle15"><text:span text:style-name="T42">elkom inakšiu, Jula</text:span></text:span><text:span text:style-name="CharStyle15"><text:span text:style-name="T1">!</text:span></text:span></text:p>
        <text:p text:style-name="P26"><text:soft-page-break/><text:span text:style-name="CharStyle15"><text:span text:style-name="T1">Č</text:span></text:span><text:span text:style-name="CharStyle15"><text:span text:style-name="T42">i počuješ?</text:span></text:span><text:span text:style-name="CharStyle15"><text:span text:style-name="T1">...</text:span></text:span></text:p>
        <text:p text:style-name="P5"><text:span text:style-name="CharStyle15"><text:span text:style-name="T42"/></text:span></text:p>
        <text:h text:style-name="Heading_20_1" text:outline-level="1"><text:span text:style-name="CharStyle15">61.</text:span></text:h>
        <text:p text:style-name="P26"><text:span text:style-name="CharStyle15"><text:span text:style-name="T42"/></text:span></text:p>
        <text:p text:style-name="P27"><text:span text:style-name="CharStyle15"><text:span text:style-name="T42">Nebola zima, ale zadaždilo sa zavčasu.— Keby na jar bol padol taký teplý dážď, — hovorili si ľudi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Čože teraz, zemiak už nežiada, iba že sa zem rozpľacká a ťažšia bude motyka</text:span></text:span><text:span text:style-name="CharStyle15"><text:span text:style-name="T1">.</text:span></text:span><text:span text:style-name="CharStyle15"><text:span text:style-name="T42"> Ale neskoršie bolo strachu i viac, lebo pršať neprestávalo a obec začala trápne pozerať na krumpliská. — </text:span></text:span><text:span text:style-name="CharStyle15"><text:span text:style-name="T69">Č</text:span></text:span><text:span text:style-name="CharStyle15"><text:span text:style-name="T42">o narástlo, zhnije,—</text:span></text:span><text:span text:style-name="CharStyle15"><text:span text:style-name="T1"> </text:span></text:span><text:span text:style-name="CharStyle15"><text:span text:style-name="T42">starostili sa ľudia, no vyšuchlo sa raz slnko v plnej paráde a nedalo sa viac sohnať s oblohy. Lenže mu ľudia neverili a vysypali sa na krumpliská o preteky. Zem nestačila ani obschnúť, prplali sa v nej, i chválili si ešte, že nestalo sa horšie. Aj do Makov vozili na kolieskach vrecká menšie, väčšie, aj u Makov sa vždy ponáhľali a ako sa stalo, ako nie, zmizla z domu Adušova truhlička a nik nevedel naisto — kedy.</text:span></text:span></text:p>
        <text:p text:style-name="P26"><text:span text:style-name="CharStyle15"><text:span text:style-name="T42">Ani Jula, ani Jozef sa nepamätali, či by bola ostala chalupa otvorená, alebo či by ju boli našli otvorenú, predsa truhličky nikde nebolo, a čo divnejšie, nič iného z domu neskapalo, iba dedičstvo po Adušovi. Lenže dedičstvo tak dôkladné, že i klieštiky, čo boly položené vedľa truhličky, i tie zmizly</text:span></text:span><text:span text:style-name="CharStyle15"><text:span text:style-name="T1">.</text:span></text:span></text:p>
        <text:p text:style-name="P26"><text:span text:style-name="CharStyle15"><text:span text:style-name="T42">Poprevracali celý dom, neverili si, že truhlička bola v izbe, ako ju stále vídavali, no, neostalo po nej nikde ani stopy a museli sa diviť.</text:span></text:span></text:p>
        <text:p text:style-name="P26"><text:span text:style-name="CharStyle15"><text:span text:style-name="T42">—</text:span></text:span><text:span text:style-name="CharStyle15"><text:span text:style-name="T1"> </text:span></text:span><text:span text:style-name="CharStyle15"><text:span text:style-name="T42">Azda si sám Aduš bol po ňu,—súdila Jula.</text:span></text:span></text:p>
        <text:p text:style-name="P26"><text:span text:style-name="CharStyle15"><text:span text:style-name="T42">— Ako Aduš?</text:span></text:span></text:p>
        <text:p text:style-name="P26"><text:span text:style-name="CharStyle15"><text:span text:style-name="T42">— Čudák bol, tam si ho videl, kde si ho nečakal. Vedel, kde mávame kľúč.</text:span></text:span></text:p>
        <text:p text:style-name="P26"><text:soft-page-break/><text:span text:style-name="CharStyle15"><text:span text:style-name="T42">— Ľudia by ho boli videli.</text:span></text:span></text:p>
        <text:p text:style-name="P26"><text:span text:style-name="CharStyle15"><text:span text:style-name="T42">Ale Aduša nevidel nik, ani cudzieho vôbec nebadali pri dome a truhlička zmizla.</text:span></text:span></text:p>
        <text:p text:style-name="P26"><text:span text:style-name="CharStyle15"><text:span text:style-name="T42">— Ja ani nedbám, — povedala Jula, — veď sa mi neraz v noci zdalo, že Aduš si na našej povale hľadá </text:span></text:span><text:span text:style-name="CharStyle15"><text:span text:style-name="T27">t</text:span></text:span><text:span text:style-name="CharStyle15"><text:span text:style-name="T42">ruhličku a že mu ju máme dať.</text:span></text:span></text:p>
        <text:p text:style-name="P26"><text:span text:style-name="CharStyle15"><text:span text:style-name="T42">Povedala, ale nemyslela tak naozaj, lebo záhada iba teraz prišla na Julu a keby jej začal niekto navrávať, že sa truhlička prepadla, skôr by mu bola uverila, ako nie.</text:span></text:span></text:p>
        <text:p text:style-name="P26"><text:span text:style-name="CharStyle15"><text:span text:style-name="T42">Nuž to sa stalo neobyčajného pri zemiakoch, o ktorej veci dozvedel sa každý, koho zaujímala.</text:span></text:span></text:p>
        <text:p text:style-name="P26"><text:span text:style-name="CharStyle15"><text:span text:style-name="T42">Ale sa prihodila i taká vec, o ktorej každý nezvedel.</text:span></text:span></text:p>
        <text:p text:style-name="P26"><text:span text:style-name="CharStyle15"><text:span text:style-name="T42">Stalo sa, že si Maruša vypožičiavala peniaze a chystala sa kravu kúpiť, lebo že krmu nagazdovala toho leta dosť, otca treba kŕmiť, brat neprichodí a Hana zo služby nechce</text:span></text:span><text:span text:style-name="CharStyle15"><text:span text:style-name="T1">.</text:span></text:span><text:span text:style-name="CharStyle15"><text:span text:style-name="T42"> A Jozef Mak išiel naprávať podmostnice do Meľošov. Maruša šla s ním do maštale a keď sa jej rozpálila tvár, iba čo si pozreli do očú. Neobjala ho tak náruživ</text:span></text:span><text:span text:style-name="CharStyle15"><text:span text:style-name="T27">e</text:span></text:span><text:span text:style-name="CharStyle15"><text:span text:style-name="T42">, ako nedávno, vari nemala toľko sily, ale Jozef Mak nemal moci nijakej, nespieral sa, nestrhol so seba Marušu. Hoc najprv neurčite, neisto, jednak len zdvihol rameno, položil ho cez Marušin chrbát, aby ju pritúlil i sám</text:span></text:span><text:span text:style-name="CharStyle15"><text:span text:style-name="T1">.</text:span></text:span></text:p>
        <text:p text:style-name="P5"><text:span text:style-name="CharStyle15"><text:span text:style-name="T42"/></text:span></text:p>
        <text:h text:style-name="Heading_20_1" text:outline-level="1"><text:span text:style-name="CharStyle15"><text:span text:style-name="T85">62</text:span></text:span><text:span text:style-name="CharStyle15">.</text:span></text:h>
        <text:p text:style-name="P26"><text:span text:style-name="CharStyle15"><text:span text:style-name="T42"/></text:span></text:p>
        <text:p text:style-name="P27"><text:span text:style-name="CharStyle15"><text:span text:style-name="T42">— Hha, hha-ha, — počula Maruša i Mak známy úškľabok, obaja sa strhli, ale sa im zdalo, že hlas prichodí zpoza srubu.</text:span></text:span></text:p>
        <text:p text:style-name="P26"><text:span text:style-name="CharStyle15"><text:span text:style-name="T42">—</text:span></text:span><text:span text:style-name="CharStyle15"><text:span text:style-name="T1"> </text:span></text:span><text:span text:style-name="CharStyle15"><text:span text:style-name="T42">Hha, ha</text:span></text:span><text:span text:style-name="CharStyle15"><text:span text:style-name="T1">-</text:span></text:span><text:span text:style-name="CharStyle15"><text:span text:style-name="T42">ha-ha, — opakoval sa silný smiech, ale neboli by dbali oň, keby sa </text:span></text:span><text:soft-page-break/><text:span text:style-name="CharStyle15"><text:span text:style-name="T42">Hiriačkova hlava nebola lepšie poopálala nad válovom, keby si nebol Hiriačok sadol a ukázal sa jas</text:span></text:span><text:span text:style-name="CharStyle15"><text:span text:style-name="T69">n</text:span></text:span><text:span text:style-name="CharStyle15"><text:span text:style-name="T42">e i v polotme.</text:span></text:span></text:p>
        <text:p text:style-name="P26"><text:span text:style-name="CharStyle15"><text:span text:style-name="T42">— Ha-h</text:span></text:span><text:span text:style-name="CharStyle15"><text:span text:style-name="T1">a</text:span></text:span><text:span text:style-name="CharStyle15"><text:span text:style-name="T42">...</text:span></text:span></text:p>
        <text:p text:style-name="P26"><text:span text:style-name="CharStyle15"><text:span text:style-name="T42">Maruša skamenela na chvíľu, Makov</text:span></text:span><text:span text:style-name="CharStyle15"><text:span text:style-name="T27">i</text:span></text:span><text:span text:style-name="CharStyle15"><text:span text:style-name="T42"> všetka krv udrela na sluchy, napuchly mu všetky žily, vyskočil, až mu tak zdunely podmostnice pod nohami, rozohnal sa za Hiriačkom, ako divý, ale v pol ceste hodila sa za ním Maruša a zavesila sa od chrbta na Jozefa Maka.</text:span></text:span></text:p>
        <text:p text:style-name="P26"><text:span text:style-name="CharStyle15"><text:span text:style-name="T42">— Čo tu</text:span></text:span><text:span text:style-name="CharStyle15"><text:span text:style-name="T1"> </text:span></text:span><text:span text:style-name="CharStyle15"><text:span text:style-name="T42">robíš? — chrchlal Mak.</text:span></text:span></text:p>
        <text:p text:style-name="P26"><text:span text:style-name="CharStyle15"><text:span text:style-name="T1">—</text:span></text:span><text:span text:style-name="CharStyle15"><text:span text:style-name="T42"> Hha-ha, ha, — smial sa Hiriačok, naširoko opálal a krútil hlavou, a tak, ako by sa nič na svete nedialo, vyložil si nohy z válova.</text:span></text:span></text:p>
        <text:p text:style-name="P26"><text:span text:style-name="CharStyle15"><text:span text:style-name="T42">— Čo tu chceš?</text:span></text:span><text:span text:style-name="CharStyle15"><text:span text:style-name="T1">!</text:span></text:span><text:span text:style-name="CharStyle15"><text:span text:style-name="T42">...</text:span></text:span></text:p>
        <text:p text:style-name="P26"><text:span text:style-name="CharStyle15"><text:span text:style-name="T42">Joťko sa teraz rozosmial tak, ako by sa išiel z</text:span></text:span><text:span text:style-name="CharStyle15"><text:span text:style-name="T69">a</text:span></text:span><text:span text:style-name="CharStyle15"><text:span text:style-name="T1">js</text:span></text:span><text:span text:style-name="CharStyle15"><text:span text:style-name="T42">ť od smiechu. Vôbec nepočul, že ho oslovujú, celý bol zaujatý iba svojím smiechom, ktorý po výbuchu zasa stíšil, no neumlčal ani na chvíľu. Akosi zakaždým potrhával ho nepre</text:span></text:span><text:span text:style-name="CharStyle15"><text:span text:style-name="T1">tr</text:span></text:span><text:span text:style-name="CharStyle15"><text:span text:style-name="T42">žitý smiešok a lial sa mu nielen cez ústa, ale i cez oč</text:span></text:span><text:span text:style-name="CharStyle15"><text:span text:style-name="T27">i.</text:span></text:span></text:p>
        <text:p text:style-name="P26"><text:span text:style-name="CharStyle15"><text:span text:style-name="T42">Ukrutný, nemilosrdný smiešok to bo</text:span></text:span><text:span text:style-name="CharStyle15"><text:span text:style-name="T27">l.</text:span></text:span></text:p>
        <text:p text:style-name="P26"><text:span text:style-name="CharStyle15"><text:span text:style-name="T42">Mak sa začal triasť, sťa rozcválaný kôň, ktorého v najtuhšom cvale zastavia, alebo to chvenie sa Marušino prešlo na neho. A rovno obaja bezradní stáli pred Joťkom, i keď sa Maruša pustila Jozefa Maka. Ako by sa až teraz bol zavalil na nich stav celou váhou. Dívali sa na seba, na Hiriačka, na svedka, ktorý má krivý rozum: ak sa zasekne, nevynúti z neho nik ani slova, ale ak sa rozbehne, — nik mu nezastaví reč.</text:span></text:span></text:p>
        <text:p text:style-name="P26"><text:soft-page-break/><text:span text:style-name="CharStyle15"><text:span text:style-name="T42">—</text:span></text:span><text:span text:style-name="CharStyle15"><text:span text:style-name="T1"> </text:span></text:span><text:span text:style-name="CharStyle15"><text:span text:style-name="T42">Ha-ha... hi</text:span></text:span><text:span text:style-name="CharStyle15"><text:span text:style-name="T1">!</text:span></text:span></text:p>
        <text:p text:style-name="P26"><text:span text:style-name="CharStyle15"><text:span text:style-name="T42">Maruša chytila Maka za rukáv, potiahla ho, aby šli, nechali Hiriačka, ale nevolá Maka tak, aby tomu mohol rozumieť, lebo sama bola nerozhodná. Obrátil sa raz aj sám Mak, ale vtedy mu Maruša stála v ceste, drgol sa</text:span></text:span><text:span text:style-name="CharStyle17"><text:span text:style-name="T42"> </text:span></text:span><text:span text:style-name="CharStyle15"><text:span text:style-name="T42">do ne</text:span></text:span><text:span text:style-name="CharStyle15"><text:span text:style-name="T1">j</text:span></text:span><text:span text:style-name="CharStyle15"><text:span text:style-name="T42"> </text:span></text:span><text:span text:style-name="CharStyle15"><text:span text:style-name="T1">a</text:span></text:span><text:span text:style-name="CharStyle15"><text:span text:style-name="T42"> zasa zastal, lebo vôľa bola slabá, neurčovala pevne, či už odísť.</text:span></text:span></text:p>
        <text:p text:style-name="P26"><text:span text:style-name="CharStyle15"><text:span text:style-name="T69">A</text:span></text:span><text:span text:style-name="CharStyle15"><text:span text:style-name="T42"> Joťko sa len chichotal.</text:span></text:span></text:p>
        <text:p text:style-name="P26"><text:span text:style-name="CharStyle15"><text:span text:style-name="T42">Zavše tak, ako by ho dusilo.</text:span></text:span></text:p>
        <text:p text:style-name="P26"><text:span text:style-name="CharStyle15"><text:span text:style-name="T42">— Cho</text:span></text:span><text:span text:style-name="CharStyle15"><text:span text:style-name="T1">ď</text:span></text:span><text:span text:style-name="CharStyle15"><text:span text:style-name="T42"> domov, Joťko, mater ťa hľadá, </text:span></text:span><text:span text:style-name="CharStyle15"><text:span text:style-name="T1">— </text:span></text:span><text:span text:style-name="CharStyle15"><text:span text:style-name="T42">začala raz Maruša.</text:span></text:span></text:p>
        <text:p text:style-name="P26"><text:span text:style-name="CharStyle15"><text:span text:style-name="T42">Joťk</text:span></text:span><text:span text:style-name="CharStyle15"><text:span text:style-name="T1">ov</text:span></text:span><text:span text:style-name="CharStyle15"><text:span text:style-name="T42">i sa začkalo, zmraštil tvár, preľakol sa a nepohol hlavou za chvíľu.</text:span></text:span></text:p>
        <text:p text:style-name="P26"><text:span text:style-name="CharStyle15"><text:span text:style-name="T42">Potom </text:span></text:span><text:span text:style-name="CharStyle15"><text:span text:style-name="T1">po</text:span></text:span><text:span text:style-name="CharStyle15"><text:span text:style-name="T42">opálal ňou ešte väčšmi.</text:span></text:span></text:p>
        <text:p text:style-name="P26"><text:span text:style-name="CharStyle15"><text:span text:style-name="T42">—</text:span></text:span><text:span text:style-name="CharStyle15"><text:span text:style-name="T1"> Ň</text:span></text:span><text:span text:style-name="CharStyle15"><text:span text:style-name="T42">ň</text:span></text:span><text:span text:style-name="CharStyle15"><text:span text:style-name="T1">-</text:span></text:span><text:span text:style-name="CharStyle15"><text:span text:style-name="T42">emôžem. </text:span></text:span><text:span text:style-name="CharStyle15"><text:span text:style-name="T27">Ž</text:span></text:span><text:span text:style-name="CharStyle15"><text:span text:style-name="T42">ž-žandári ma zasa hh-hľadajú.</text:span></text:span></text:p>
        <text:p text:style-name="P26"><text:span text:style-name="CharStyle15"><text:span text:style-name="T42">—</text:span></text:span><text:span text:style-name="CharStyle15"><text:span text:style-name="T1"> </text:span></text:span><text:span text:style-name="CharStyle15"><text:span text:style-name="T42">Už odišli. Už aj Ďumbiera pustili; doma je.</text:span></text:span></text:p>
        <text:p text:style-name="P26"><text:span text:style-name="CharStyle15"><text:span text:style-name="T1">—</text:span></text:span><text:span text:style-name="CharStyle15"><text:span text:style-name="T42"> </text:span></text:span><text:span text:style-name="CharStyle15"><text:span text:style-name="T1">Ň</text:span></text:span><text:span text:style-name="CharStyle15"><text:span text:style-name="T42">ň-nemôžem, — povedal Joťko Hiriačok a zasa sa vychytil smiať.</text:span></text:span></text:p>
        <text:p text:style-name="P26"><text:span text:style-name="CharStyle15"><text:span text:style-name="T42">Vtedy Maruša zaváhala, no napokon sa rozhodla, prikročila k Joťkovi celkom blízko a začala mu niečo hovoriť. Jozef Mak sa díval najprv iba s očakávaním, ale pomaly ho ovládala akási nechuť.</text:span></text:span></text:p>
        <text:p text:style-name="P26"><text:span text:style-name="CharStyle15"><text:span text:style-name="T42">—</text:span></text:span><text:span text:style-name="CharStyle15"><text:span text:style-name="T1"> </text:span></text:span><text:span text:style-name="CharStyle15"><text:span text:style-name="T42">Nechaj ho, Maruša</text:span></text:span><text:span text:style-name="CharStyle15"><text:span text:style-name="T1">!</text:span></text:span><text:span text:style-name="CharStyle15"><text:span text:style-name="T42"> </text:span></text:span><text:span text:style-name="CharStyle15"><text:span text:style-name="T1">A</text:span></text:span><text:span text:style-name="CharStyle15"><text:span text:style-name="T42">k mu bude huba chodi</text:span></text:span><text:span text:style-name="CharStyle15"><text:span text:style-name="T1">ť</text:span></text:span><text:span text:style-name="CharStyle15"><text:span text:style-name="T42">...</text:span></text:span></text:p>
        <text:p text:style-name="P26"><text:span text:style-name="CharStyle15"><text:span text:style-name="T42">Hiriačok nepočul, čo hovorí Mak, nepočúvala však ani Maruša, šepkala čosi i ďalej Joťkovi, až sa napokon vytiahol z posadnutého válova celý a šiel proti dverom. Cestou ušklbol Marušu za sukňu, ako si to dovoľujú veľmi dôverní ľudia.</text:span></text:span></text:p>
        <text:p text:style-name="P26"><text:span text:style-name="CharStyle15"><text:span text:style-name="T42">— Maruša, a akože to, že ťa Hiriačok poslúcha? — </text:span></text:span><text:span text:style-name="CharStyle15"><text:span text:style-name="T1">m</text:span></text:span><text:span text:style-name="CharStyle15"><text:span text:style-name="T42">al na jazyku Jozef Mak, lenže sa mu zavčasu spríkrila otázka a nevypovedal ju.</text:span></text:span></text:p>
        <text:p text:style-name="P26"><text:soft-page-break/><text:span text:style-name="CharStyle15"><text:span text:style-name="T42">— Ha-ha-ha, hi! </text:span></text:span><text:span text:style-name="CharStyle15"><text:span text:style-name="T1">—</text:span></text:span><text:span text:style-name="CharStyle15"><text:span text:style-name="T42"> bolo počuť zo dvora i cez ťažký zvuk Joťkových krokov.</text:span></text:span></text:p>
        <text:p text:style-name="P26"><text:span text:style-name="CharStyle15"><text:span text:style-name="T42">Jozef, Maruša, už je Hiriačok na ulici a vy by ste sa mali objať. </text:span></text:span><text:span text:style-name="CharStyle15"><text:span text:style-name="T1">Č</text:span></text:span><text:span text:style-name="CharStyle15"><text:span text:style-name="T42">i sa milencom svedčí takto stáť s povraskaným čelom a ovisnutými rukami? Už je i tak jedno, keďže Hiriačok má krivý rozum a bude tak alebo onak, nič na veci nezmeníte. Teraz sa trápiť — škoda. Na starosti bude ešte dosť času. Jozef, Maruša, nestojte tu, ako by sa vám Hiriačok ešte i teraz rehlil do očí.</text:span></text:span></text:p>
        <text:p text:style-name="P26"><text:span text:style-name="CharStyle15"><text:span text:style-name="T1">—</text:span></text:span><text:span text:style-name="CharStyle15"><text:span text:style-name="T42"> Jožko, mne je už všetko jedno</text:span></text:span><text:span text:style-name="CharStyle15"><text:span text:style-name="T1">!</text:span></text:span><text:span text:style-name="CharStyle15"><text:span text:style-name="T42"> — </text:span></text:span><text:span text:style-name="CharStyle15"><text:span text:style-name="T1">s</text:span></text:span><text:span text:style-name="CharStyle15"><text:span text:style-name="T42">adá si Maruša na dosky a dlane jej padajú do lona, ako keď oslabne a kape z nej život. Mne je už tak, či onak, m</text:span></text:span><text:span text:style-name="CharStyle15"><text:span text:style-name="T1">n</text:span></text:span><text:span text:style-name="CharStyle15"><text:span text:style-name="T42">e </text:span></text:span><text:span text:style-name="CharStyle15"><text:span text:style-name="T1">je</text:span></text:span><text:span text:style-name="CharStyle15"><text:span text:style-name="T42"> už jedno, či sa celý svet bude škľabiť na mňa. Nanivočila som sa už v živote dosť. Sprostá som bola, keď som sa vydala, mohol ma otec radšej zabiť. Ale tak to chodilo na mňa... Radše</text:span></text:span><text:span text:style-name="CharStyle15"><text:span text:style-name="T1">j </text:span></text:span><text:span text:style-name="CharStyle15"><text:span text:style-name="T42">som sa mohla s Hiriačkom vzdať. A nech sa robí teraz, čo sa chce, ja sa na nikoho nebudem obzerať. Aj sa ti zakľajem, že sa nebudem obzerať. Jožko, ja už nevládzem. Ja pôjdem za tebou i keď sa celý svet bude dívať. Keď mi príde, nebudem sa premáhať, hockde ťa pohľadám, ak neprídeš sám. Jožko, p</text:span></text:span><text:span text:style-name="CharStyle15"><text:span text:style-name="T1">ríd</text:span></text:span><text:span text:style-name="CharStyle15"><text:span text:style-name="T42">i!... Však vidíš, aká som.</text:span></text:span></text:p>
        <text:p text:style-name="P26"><text:span text:style-name="CharStyle15"><text:span text:style-name="T42">Makovi ľahký mráz chodí po chrbte.</text:span></text:span></text:p>
        <text:p text:style-name="P26"><text:span text:style-name="CharStyle15"><text:span text:style-name="T42">Maruša mu pije oči, nevie ich odtrhnúť, inde obrátiť. Mráz mu chodí preto, lebo nepoznal Marušu do dnes. </text:span></text:span><text:span text:style-name="CharStyle15"><text:span text:style-name="T70">Č</text:span></text:span><text:span text:style-name="CharStyle15"><text:span text:style-name="T42">o Maruša hovorí a ako to hovorí, to hovorí iná Maruša a nie tá, ktorú poznal do včera. Hej, toto je iná Maruša, trochu strašná Maruša. Keď jej ruky padnú do lona, nie je to od slabosti, iba falošný opak, práve vtedy stvrdne v Maruši nejaké odhodlanie. Ani popolavá tvár nie je skutočná, iba falošná zástera, keď na</text:span></text:span><text:span text:style-name="CharStyle15"><text:span text:style-name="T1">jd</text:span></text:span><text:span text:style-name="CharStyle15"><text:span text:style-name="T42">ivšie behá krv po žilách a keď Maruša stíska zuby.</text:span></text:span></text:p>
        <text:p text:style-name="P26"><text:soft-page-break/><text:span text:style-name="CharStyle15"><text:span text:style-name="T42">— Ak neprídeš, prídem ja. Vyber si, ako ti bude </text:span></text:span><text:span text:style-name="CharStyle15"><text:span text:style-name="T1">l</text:span></text:span><text:span text:style-name="CharStyle15"><text:span text:style-name="T42">epšie. </text:span></text:span><text:span text:style-name="CharStyle15"><text:span text:style-name="T28">J</text:span></text:span><text:span text:style-name="CharStyle23"><text:span text:style-name="T42">a n</text:span></text:span><text:span text:style-name="CharStyle23"><text:span text:style-name="T28">e</text:span></text:span><text:span text:style-name="CharStyle23"><text:span text:style-name="T42">mám otca, brata, nemám muža, nepoznám ja nikoho a ak sa ty budeš odvracať, nuž </text:span></text:span><text:span text:style-name="CharStyle15"><text:span text:style-name="T1">j</text:span></text:span><text:span text:style-name="CharStyle15"><text:span text:style-name="T42">a nepoviem, čo sa stane. Teba som poznala prvého a ja si myslím, že som tebe sprisahaná a nikomu inému na svete. Nasožierala som sa dosť. Ak chceš, zadusím Jana, keď si ku mne priľahne do postele, ale ty musíš prísť.</text:span></text:span></text:p>
        <text:p text:style-name="P26"><text:span text:style-name="CharStyle15"><text:span text:style-name="T42">Počul si, Jozef Mak?</text:span></text:span></text:p>
        <text:p text:style-name="P26"><text:span text:style-name="CharStyle15"><text:span text:style-name="T42">Stojíš ako hluchý, ako hlúpy, ako nevedomý, hlava ti duní ako prázdny sud, otváraš hubu, sťa by tade mala vchodiť do teba reč.</text:span></text:span></text:p>
        <text:p text:style-name="P26"><text:span text:style-name="CharStyle15"><text:span text:style-name="T42">— Hha, —</text:span></text:span><text:span text:style-name="CharStyle15"><text:span text:style-name="T1"> </text:span></text:span><text:span text:style-name="CharStyle15"><text:span text:style-name="T42">ha-ha-ha, — hi!...</text:span></text:span></text:p>
        <text:p text:style-name="P26"><text:span text:style-name="CharStyle15"><text:span text:style-name="T42">Čo neovalíš Joťka Hiriačka, obludu, hovädo sprosté, čo ho neovalíš, že sa vracia?</text:span></text:span><text:span text:style-name="CharStyle15"><text:span text:style-name="T1">! </text:span></text:span><text:span text:style-name="CharStyle15"><text:span text:style-name="T42">Joťkovi tečie strašný smiech cez ústa i cez oči, nuž napľuj mu do smiechu! Zalep mu nejako ústa a oči, lebo ťa sprostý Hiriačok umučí.</text:span></text:span></text:p>
        <text:p text:style-name="P26"><text:span text:style-name="CharStyle15"><text:span text:style-name="T42">— Ha-ha, </text:span></text:span><text:span text:style-name="CharStyle15"><text:span text:style-name="T1">—</text:span></text:span><text:span text:style-name="CharStyle15"><text:span text:style-name="T42"> hi!</text:span></text:span></text:p>
        <text:p text:style-name="P26"><text:span text:style-name="CharStyle15"><text:span text:style-name="T42">Tebe sa uškŕňa, nad tebou opála hlavou nu</text:span></text:span><text:span text:style-name="CharStyle15"><text:span text:style-name="T1">ž</text:span></text:span><text:span text:style-name="CharStyle15"><text:span text:style-name="T42">...</text:span></text:span></text:p>
        <text:p text:style-name="P26"><text:span text:style-name="CharStyle15"><text:span text:style-name="T42">— Poď, Joťko, pomôžeš mi podmostnice vyhadzova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kývne hlavou Jozef Mak na Hiriačka a rozpačit</text:span></text:span><text:span text:style-name="CharStyle15"><text:span text:style-name="T28">e</text:span></text:span><text:span text:style-name="CharStyle15"><text:span text:style-name="T42"> obzerá sa za sekerou, kde si ju dal, aby sa naozaj pustil vyvaľovať staré podmostnice.</text:span></text:span></text:p>
        <text:p text:style-name="P26"><text:span text:style-name="CharStyle15"><text:span text:style-name="T42">No, Jožko Mak, slabý si ty majster, keď sa sám nevieš chytiť do roboty, keď ti pri dvoch-troch podvaloch musí radiť a pomáhať hlúpy Joťko Hiriačok! Akéže to tvoje majstrovstvo, keď ti blázon musí vypomáhať?</text:span></text:span></text:p>
        <text:p text:style-name="P5"><text:span text:style-name="CharStyle15"><text:span text:style-name="T42"/></text:span></text:p>
        <text:h text:style-name="Heading_20_1" text:outline-level="1"><text:soft-page-break/><text:span text:style-name="CharStyle15"><text:span text:style-name="T85">63</text:span></text:span><text:span text:style-name="CharStyle15">.</text:span></text:h>
        <text:p text:style-name="P26"><text:span text:style-name="CharStyle15"><text:span text:style-name="T42"/></text:span></text:p>
        <text:p text:style-name="P27"><text:span text:style-name="CharStyle15"><text:span text:style-name="T42">Inovať je najnádhernejší závoj.</text:span></text:span></text:p>
        <text:p text:style-name="P26"><text:span text:style-name="CharStyle15"><text:span text:style-name="T42">Nijakej panne na svete neutkajú takú nádheru, akú si utká sama príroda, keď sa jej zachce, hoc by to bola panna zo sedemdesiatich kráľovských palácov. Ani príroda-panna si ho nedopraje hocikedy, sťa by sa i jej závoj mal podrať, pominúť, a vyberá si ho, oblieka iba vo výnimočných prípadoch. Príroda-panna rada sa parádi po celý rok, truhla so šatmi ako by nemala dna. Azda ani nemá dna naozaj a čo sa namyslí, to je hneď na vrchu. A parádnica namýšľa si každú chvíľu inšie a ináč. Kto ju pozoruje, ten všeličo vystriehne od rána do večera a od večera do rána zasa mnoho. Do roka ešte viac a</text:span></text:span><text:span text:style-name="CharStyle17"><text:span text:style-name="T42"> </text:span></text:span><text:span text:style-name="CharStyle15"><text:span text:style-name="T42">keby človek mohol žiť veky, dávno, dávno by nemal slov pre všetky zázraky večne nespokojnej parádnice</text:span></text:span><text:span text:style-name="CharStyle15"><text:span text:style-name="T1">.</text:span></text:span></text:p>
        <text:p text:style-name="P26"><text:span text:style-name="CharStyle15"><text:span text:style-name="T42">Ale každá parádna panna najkrajšia je</text:span></text:span><text:span text:style-name="CharStyle15"><text:span text:style-name="T1"> </text:span></text:span><text:span text:style-name="CharStyle15"><text:span text:style-name="T42">pod svadobným závojom.</text:span></text:span></text:p>
        <text:p text:style-name="P26"><text:span text:style-name="CharStyle15"><text:span text:style-name="T42">A mnohí si myslia, že táto panna zasnubuje sa na jar. Nie. Svadba je v prvé dni zimné, na jar začne už rodiť. Svadba je vtedy, keď opadnú listy-šaty, keď vietor skrčí trávu, keď ostane panna nahá. Však to sama najlepšie vie, kedy je hora priezračná, kedy sa ukáže všetko, čo sa v lete vidieť nedalo. Vtedy sa musia shŕknuť všetci ma</text:span></text:span><text:span text:style-name="CharStyle15"><text:span text:style-name="T1">js</text:span></text:span><text:span text:style-name="CharStyle15"><text:span text:style-name="T42">tri-tkáči a utkať zázrak, pokým trvá polnoc.</text:span></text:span></text:p>
        <text:p text:style-name="P26"><text:span text:style-name="CharStyle15"><text:span text:style-name="T42">Na svitaní panna chce byť v závoji zo zlatého prachu, zo strieborných pavučín.</text:span></text:span></text:p>
        <text:p text:style-name="P26"><text:span text:style-name="CharStyle15"><text:span text:style-name="T42">I je.</text:span></text:span></text:p>
        <text:p text:style-name="P26"><text:span text:style-name="CharStyle15"><text:span text:style-name="T42">Hanblivá panna je zavitá.</text:span></text:span></text:p>
        <text:p text:style-name="P26"><text:span text:style-name="CharStyle15"><text:span text:style-name="T42">Ale ak chceš vidieť, kde je ružová, nedotkni sa, iba sa prizri na brezový prút a </text:span></text:span><text:soft-page-break/><text:span text:style-name="CharStyle15"><text:span text:style-name="T42">budeš vidieť, ako preteká ružovosť. Ak chceš vidieť oči, nazri do vôd a budeš vidieť, aký má panna zasnený zrak pred svadobnou nocou. Pozri na jedličie, </text:span></text:span><text:span text:style-name="CharStyle15"><text:span text:style-name="T1">i</text:span></text:span><text:span text:style-name="CharStyle15"><text:span text:style-name="T42"> zbadáš, že tkáči museli myslieť aj na zelené vence, hoc ich diskrétne prikryli závojom tiež, aby si nevidel, aby nevidel hocikto, že vence nekorunujú len hlavu, ale ovíjajú i plecia, i prsníky, driek a </text:span></text:span><text:span text:style-name="CharStyle15"><text:span text:style-name="T71">p</text:span></text:span><text:span text:style-name="CharStyle15"><text:span text:style-name="T1">ä</text:span></text:span><text:span text:style-name="CharStyle15"><text:span text:style-name="T42">ty.</text:span></text:span></text:p>
        <text:p text:style-name="P26"><text:span text:style-name="CharStyle15"><text:span text:style-name="T42">Vieš, lebo ľudské oči sú pažravé.</text:span></text:span></text:p>
        <text:p text:style-name="P26"><text:span text:style-name="CharStyle15"><text:span text:style-name="T42">Keby nebolo diskrétnosti, zožraly by všetko.</text:span></text:span></text:p>
        <text:p text:style-name="P26"><text:span text:style-name="CharStyle15"><text:span text:style-name="T42">Ba vôbec celý človek je pažravý. Striebro a zlato zato sú tvrdé, aby ich človek nezožral. Keby sa krása dala jesť, už by jej nebolo.</text:span></text:span></text:p>
        <text:p text:style-name="P26"><text:span text:style-name="CharStyle15"><text:span text:style-name="T42">Aj inovať je zato chladná, aby ju ľudia nepohltali.</text:span></text:span></text:p>
        <text:p text:style-name="P26"><text:span text:style-name="CharStyle15"><text:span text:style-name="T42">Hej.</text:span></text:span></text:p>
        <text:p text:style-name="P26"><text:span text:style-name="CharStyle15"><text:span text:style-name="T42">Ináč pohltali by ju ľudia skôr, ako by prišiel mladoženích, slnečný lúč. Lenže mladucha je pre ženícha, ubráni sa, aby ho dočkala, a poto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ech sa závoj roztrhá. Nech padá zlato, drahokam, nech sa roztopí striebro, nech sa stane čokoľvek.</text:span></text:span></text:p>
        <text:p text:style-name="P26"><text:span text:style-name="CharStyle15"><text:span text:style-name="T42">Hej, taký div je závoj-inovať, taký má osud.</text:span></text:span></text:p>
        <text:p text:style-name="P26"><text:span text:style-name="CharStyle15"><text:span text:style-name="T42">Ale vidieť ho neporušený</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stojí za slovo.</text:span></text:span></text:p>
        <text:p text:style-name="P26"><text:span text:style-name="CharStyle15"><text:span text:style-name="T42">Však sa zato ukladá najnádhernejší tam, kde ho málokto obzerá, alebo vtedy, keď ho málokto obzerá. Keď Makova dedina vstane — dlhé noci sú vtedy, keď sa panna-príroda zasnubuj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tedy sa krása tratí, ale aspoň udobrí trochu svet. Dobre padne pozrieť von oblokom, nevdojak sa usmeje človeku duša. </text:span></text:span><text:span text:style-name="CharStyle15"><text:span text:style-name="T1">R</text:span></text:span><text:span text:style-name="CharStyle15"><text:span text:style-name="T42">ubárom, čo za svitania idú do hôr, čistota a sviežosť sa tiská do pľúc, a keby boli rubári citlivejší, </text:span></text:span><text:soft-page-break/><text:span text:style-name="CharStyle15"><text:span text:style-name="T42">obzreli by si krpce, i videli by, že ich majú postriebrené.</text:span></text:span></text:p>
        <text:p text:style-name="P26"><text:span text:style-name="CharStyle15"><text:span text:style-name="T42">—</text:span></text:span><text:span text:style-name="CharStyle15"><text:span text:style-name="T1"> </text:span></text:span><text:span text:style-name="CharStyle15"><text:span text:style-name="T42">Azda železnica jednak znamená niečo, — povie rubár a malo by to znieť veľmi prozaicky, ale v tuhom, oceľovom vzduchu zazvonia i takéto slová.</text:span></text:span></text:p>
        <text:p text:style-name="P26"><text:span text:style-name="CharStyle15"><text:span text:style-name="T42">— Odvláčila chytro toľké drievsko, — odpovedá Jozef Mak. — Nebodaj len by stačily hory rásť a my rúbať, potvora bude stačiť vláčiť.</text:span></text:span></text:p>
        <text:p text:style-name="P26"><text:span text:style-name="CharStyle15"><text:span text:style-name="T42">— To hej!</text:span></text:span></text:p>
        <text:p text:style-name="P26"><text:span text:style-name="CharStyle15"><text:span text:style-name="T83">— </text:span></text:span><text:span text:style-name="CharStyle15"><text:span text:style-name="T42">Amerikánom bude azda i ľúto, hen Kata Babalová už aj hovorila, že jej muž mohol doma ostať. Roboty sa po troche ukazuje.</text:span></text:span></text:p>
        <text:p text:style-name="P26"><text:span text:style-name="CharStyle15"><text:span text:style-name="T42">—</text:span></text:span><text:span text:style-name="CharStyle15"><text:span text:style-name="T1"> </text:span></text:span><text:span text:style-name="CharStyle15"><text:span text:style-name="T42">A čo váš Jano, Jožo?</text:span></text:span></text:p>
        <text:p text:style-name="P26"><text:span text:style-name="CharStyle15"><text:span text:style-name="T42">— Mal ísť dávno, mal ísť s ostatnými, ale vybral sa</text:span></text:span><text:span text:style-name="CharStyle15"><text:span text:style-name="T1"> </text:span></text:span><text:span text:style-name="CharStyle15"><text:span text:style-name="T42">o týždeň neskoršie ani nevieme kde. Ak sa vraj prezvie, že dochytí lo</text:span></text:span><text:span text:style-name="CharStyle15"><text:span text:style-name="T1">ď</text:span></text:span><text:span text:style-name="CharStyle15"><text:span text:style-name="T42">...</text:span></text:span></text:p>
        <text:p text:style-name="P26"><text:span text:style-name="CharStyle15"><text:span text:style-name="T42">— Dobrá reč, — pretrhol ho rubár, —</text:span></text:span><text:span text:style-name="CharStyle15"><text:span text:style-name="T1"> </text:span></text:span><text:span text:style-name="CharStyle15"><text:span text:style-name="T42">na loď sa dá zahvízdať, ako na furmana.</text:span></text:span></text:p>
        <text:p text:style-name="P26"><text:span text:style-name="CharStyle15"><text:span text:style-name="T42">— ...tak pôjde. Ale že ho volali aj na bystrické píly.</text:span></text:span></text:p>
        <text:p text:style-name="P26"><text:span text:style-name="CharStyle15"><text:span text:style-name="T1">—</text:span></text:span><text:span text:style-name="CharStyle15"><text:span text:style-name="T42"> Píla ťažká robota pre Jana. Pánom mohol byť, keby sa bol lepšie naučil písať. Čert ho vie, chlap ako hora, zavše by aj robil, ale podošvy </text:span></text:span><text:span text:style-name="CharStyle15"><text:span text:style-name="T29">m</text:span></text:span><text:span text:style-name="CharStyle15"><text:span text:style-name="T42">á nestále, zasvrbia ho a hybaj! Ešte aj vždy dobre uhádne, kedy ísť. Onedlho by ho ženy amerikánov vari aj opraly.</text:span></text:span></text:p>
        <text:p text:style-name="P26"><text:span text:style-name="CharStyle15"><text:span text:style-name="T42">— Každý ho pozná, a keď poznám niekoho, nuž potom sa oklamať môžem iba sám.</text:span></text:span></text:p>
        <text:p text:style-name="P26"><text:span text:style-name="CharStyle15"><text:span text:style-name="T42">— No, i to je pravda. A Maruša vari an</text:span></text:span><text:span text:style-name="CharStyle15"><text:span text:style-name="T71">i</text:span></text:span><text:span text:style-name="CharStyle15"><text:span text:style-name="T1"> </text:span></text:span><text:span text:style-name="CharStyle15"><text:span text:style-name="T42">nedbá, že šiel.</text:span></text:span></text:p>
        <text:p text:style-name="P26"><text:span text:style-name="CharStyle15"><text:span text:style-name="T42">— Ani ja, — dohútal si Jozef Mak, lebo mu prišlo na um, že Maruša je bezohľadná a ak by si namyslela, že Jano Mak je v niečom v ceste Jozefovi Makovi, </text:span></text:span><text:soft-page-break/><text:span text:style-name="CharStyle15"><text:span text:style-name="T42">ozaj by ho raz zadusila. Taká strašná sila by jej vošla do rúk, do prstov, prekonala by nimi, čo by len chcela. A nebojí sa Janovej pästi, ale bál by sa pozrieť do Janových očí.</text:span></text:span></text:p>
        <text:p text:style-name="P26"><text:span text:style-name="CharStyle15"><text:span text:style-name="T42">Rubár rozprával a Jozef Mak sa začervenal. Zahanbil sa až po žalúdok, celkom tak, ako by chcel zvracať, keďže prišlo mu na um, že zasadol si s Janom piť i po dva razy. Samému sa nechcelo, ale Janovi dal doniesť. Hneď oľutoval, keď poslal, no predsa poslal a počúval potom dlho, naširoko, ako Jano všeličo rozpráva. Ba neraz sa mu zdalo, ako by Jano niečo tušil a o chvíľu presvedčoval sa o opaku.</text:span></text:span></text:p>
        <text:p text:style-name="P26"><text:span text:style-name="CharStyle15"><text:span text:style-name="T42">—</text:span></text:span><text:span text:style-name="CharStyle15"><text:span text:style-name="T1"> </text:span></text:span><text:span text:style-name="CharStyle15"><text:span text:style-name="T42">Keby som sa Ma</text:span></text:span><text:span text:style-name="CharStyle15"><text:span text:style-name="T1">ru</text:span></text:span><text:span text:style-name="CharStyle15"><text:span text:style-name="T42">ši nebál!... — pokračoval vo svojom Jozef Mak. — </text:span></text:span><text:span text:style-name="CharStyle15"><text:span text:style-name="T1">A</text:span></text:span><text:span text:style-name="CharStyle15"><text:span text:style-name="T42">le veď sa jej bojím! </text:span></text:span><text:span text:style-name="CharStyle15"><text:span text:style-name="T71">Č</text:span></text:span><text:span text:style-name="CharStyle15"><text:span text:style-name="T42">o by som si akokoľvek nechcel priznať, jednak sa jej bojím. Taká je ako diabol... Keby som raz nešiel, niečo by sa stalo. A idem ako vôl na bitúnok. Celkom tak. Me</text:span></text:span><text:span text:style-name="CharStyle15"><text:span text:style-name="T1">ľ</text:span></text:span><text:span text:style-name="CharStyle15"><text:span text:style-name="T42">ošovi sa prihovorím a ten mi už ani neodpovie. Č</text:span></text:span><text:span text:style-name="CharStyle15"><text:span text:style-name="T29">i</text:span></text:span><text:span text:style-name="CharStyle15"><text:span text:style-name="T42"> mi odpovie? Už som sa presvedčil,</text:span></text:span><text:span text:style-name="CharStyle15"><text:span text:style-name="T1"> </text:span></text:span><text:span text:style-name="CharStyle15"><text:span text:style-name="T42">že sa len vtedy prevráti na peci, keď otvorím dvere a potom sa robí, ako by spal. Ak príde druhý, zobudí sa, má reč, len ku mne nemá.</text:span></text:span></text:p>
        <text:p text:style-name="P26"><text:span text:style-name="CharStyle15"><text:span text:style-name="T42">—</text:span></text:span><text:span text:style-name="CharStyle15"><text:span text:style-name="T1"> </text:span></text:span><text:span text:style-name="CharStyle15"><text:span text:style-name="T42">Ďumbiera bude stáť škola šesť tisícok, — povráva rubár, hovorčivý človek, ktorý priveľmi nebadá, že ho spoločník iba na pol ucha počúva. — </text:span></text:span><text:span text:style-name="CharStyle15"><text:span text:style-name="T29">A</text:span></text:span><text:span text:style-name="CharStyle15"><text:span text:style-name="T42"> keď sa môže človeku vyhnúť, nuž sa mu vyhne. O tisíckach nikomu nepovedal, kto ho vie, či je to pravda, keď to vravia ľudia, že ešte dlho potrvá, pokým bude koniec. Zavše dakoho zavolajú. Ty si nebol?</text:span></text:span></text:p>
        <text:p text:style-name="P26"><text:span text:style-name="CharStyle15"><text:span text:style-name="T42">— Nie.</text:span></text:span></text:p>
        <text:p text:style-name="P26"><text:span text:style-name="CharStyle15"><text:span text:style-name="T42">— Poďakuj sa Bohu, že si nebol doma. Ono daktorým ani takým nedajú pokoj. </text:span></text:span><text:span text:style-name="CharStyle15"><text:span text:style-name="T71">A</text:span></text:span><text:span text:style-name="CharStyle15"><text:span text:style-name="T42"> že je v novej škole teplo. Deti vravia. A ktosi mi hovoril, že teraz musí všetko zaplatiť </text:span></text:span><text:soft-page-break/><text:span text:style-name="CharStyle15"><text:span text:style-name="T42">obec, keď sa to stalo. Vraj dvacaťštyri tisíc. Nepočul si o tom?</text:span></text:span></text:p>
        <text:p text:style-name="P26"><text:span text:style-name="CharStyle15"><text:span text:style-name="T42">— Nie.</text:span></text:span></text:p>
        <text:p text:style-name="P26"><text:span text:style-name="CharStyle15"><text:span text:style-name="T42">— Veru Baniar hovoril v krčme ľuďom, a rychtár, hádam, len preto tajil, aby ľudia hneď nenadávali na Ďumbiera. Baniarisko-brušisko zvie hneď o všetkom. I to </text:span></text:span><text:span text:style-name="CharStyle15"><text:span text:style-name="T1">je</text:span></text:span><text:span text:style-name="CharStyle15"><text:span text:style-name="T42"> pravda, s pánmi sa ťažko za palce ťahať.</text:span></text:span></text:p>
        <text:p text:style-name="P26"><text:span text:style-name="CharStyle15"><text:span text:style-name="T42">— Doráňať by sa mali všetci!</text:span></text:span></text:p>
        <text:p text:style-name="P26"><text:span text:style-name="CharStyle15"><text:span text:style-name="T42">— </text:span></text:span><text:span text:style-name="CharStyle15"><text:span text:style-name="T29">Č</text:span></text:span><text:span text:style-name="CharStyle15"><text:span text:style-name="T42">ože?</text:span></text:span></text:p>
        <text:p text:style-name="P26"><text:span text:style-name="CharStyle15"><text:span text:style-name="T42">—</text:span></text:span><text:span text:style-name="CharStyle15"><text:span text:style-name="T1"> </text:span></text:span><text:span text:style-name="CharStyle15"><text:span text:style-name="T42">Kde je jeden, každému by sa malo obuškom po hlave.</text:span></text:span></text:p>
        <text:p text:style-name="P26"><text:span text:style-name="CharStyle15"><text:span text:style-name="T42">—</text:span></text:span><text:span text:style-name="CharStyle15"><text:span text:style-name="T1"> </text:span></text:span><text:span text:style-name="CharStyle15"><text:span text:style-name="T42">Ach, čerta by si vykonal. Jedných by si obriadil, druhí by sa hneď nako</text:span></text:span><text:span text:style-name="CharStyle15"><text:span text:style-name="T29">t</text:span></text:span><text:span text:style-name="CharStyle15"><text:span text:style-name="T42">ili. Pánština ti nevymre, ani zlá tráva nevykape. A ľudia sú ti takí, už ti nejeden povie, nech sa mu naučí handrkovať decko, bude vraj múdrejšie. A že aj tebe ochorelo prasa?</text:span></text:span></text:p>
        <text:p text:style-name="P26"><text:span text:style-name="CharStyle15"><text:span text:style-name="T42">— Prechorelo, — kývol Jozef Mak, rovnomerne ráňal inovať so suchej, krátkej trávy.</text:span></text:span></text:p>
        <text:p text:style-name="P26"><text:span text:style-name="CharStyle15"><text:span text:style-name="T42">— Kto ho vie, ako to chodí na ošípané, — začal uvažovať rubár, keďže dostal zasa krátku odpoveď.</text:span></text:span></text:p>
        <text:p text:style-name="P26"><text:span text:style-name="CharStyle15"><text:span text:style-name="T42">Nuž mal nespomínať prasce, bol by Mak hovornejší.</text:span></text:span></text:p>
        <text:p text:style-name="P26"><text:span text:style-name="CharStyle15"><text:span text:style-name="T42">Ale s prascí prišla mu na um Jula a zaplietol sa do nových myšlienok. Jedno prasa ozaj prestalo žrať, len, len čo sa rozkývalo k válovu a Jozef videl, čo sa robí, i čakal, že mu to Jula musí povedať. Ale Jula nič nehovorila.—</text:span></text:span><text:span text:style-name="CharStyle15"><text:span text:style-name="T1"> </text:span></text:span><text:span text:style-name="CharStyle15"><text:span text:style-name="T42">Iba sa díva na mňa... Keby som jej mohol aspoň povedať, ako sa díva! A či ju mám naozaj zbiť? Vari by ani nedbala, keby som ju zbil. Akože už mám vedieť, čo chce?... Keby mi išla do očí, </text:span></text:span><text:soft-page-break/><text:span text:style-name="CharStyle15"><text:span text:style-name="T42">povedal by som jej viac, ako vie. Joža by som jej zavše vymyko</text:span></text:span><text:span text:style-name="CharStyle15"><text:span text:style-name="T1">l z r</text:span></text:span><text:span text:style-name="CharStyle15"><text:span text:style-name="T42">úk. Či m</text:span></text:span><text:span text:style-name="CharStyle15"><text:span text:style-name="T1">i</text:span></text:span><text:span text:style-name="CharStyle15"><text:span text:style-name="T42"> ho podá aspoň raz? S tým sa vie rozprávať hockoľko. Ako mu vie povedať: Jožíčko, poď, ideme pozrieť, prasiatko nám ochorelo. Prečo nepovie mne rovno, č</text:span></text:span><text:span text:style-name="CharStyle15"><text:span text:style-name="T1">i</text:span></text:span><text:span text:style-name="CharStyle15"><text:span text:style-name="T42"> ja</text:span></text:span><text:span text:style-name="CharStyle15"><text:span text:style-name="T1"> </text:span></text:span><text:span text:style-name="CharStyle15"><text:span text:style-name="T42">o</text:span></text:span><text:span text:style-name="CharStyle15"><text:span text:style-name="T1"> </text:span></text:span><text:span text:style-name="CharStyle15"><text:span text:style-name="T42">tom nemám vedie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Jožíčko, buď dobrý! Ak budeš, pôjdeš so mnou do Lepiešov priasť. — Tak. Či mne nemôže povedať, kde ide! A načo ide? Nech sa ma spýta, kde idem ja. Iba hľadí, ako by ju na šibenicu ťahali. Prihováram sa, prisadnem si a ona len hľad</text:span></text:span><text:span text:style-name="CharStyle15"><text:span text:style-name="T1">í</text:span></text:span><text:span text:style-name="CharStyle15"><text:span text:style-name="T42">...</text:span></text:span></text:p>
        <text:p text:style-name="P26"><text:span text:style-name="CharStyle15"><text:span text:style-name="T42">— Nedávno som sa stretol v Bystrici s Imrom, čertom cigánskym, a volám naňho a on, potvora, len sa trochu obzre a nič. Ako by ma prvý raz videl v živote. Nuž ty zá</text:span></text:span><text:span text:style-name="CharStyle15"><text:span text:style-name="T71">zrak, </text:span></text:span><text:span text:style-name="CharStyle15"><text:span text:style-name="T42">či ma nepoznáš, keď si v pánskych p</text:span></text:span><text:span text:style-name="CharStyle15"><text:span text:style-name="T1">ľ</text:span></text:span><text:span text:style-name="CharStyle15"><text:span text:style-name="T42">undroch? Veď </text:span></text:span><text:span text:style-name="CharStyle15"><text:span text:style-name="T1">j</text:span></text:span><text:span text:style-name="CharStyle15"><text:span text:style-name="T42">a len hádam viem, ktorá je vaša búda</text:span></text:span><text:span text:style-name="CharStyle15"><text:span text:style-name="T1">!</text:span></text:span><text:span text:style-name="CharStyle15"><text:span text:style-name="T42"> A, bodaj ho, ten ti ani slova, len si ďalej kráča. Už bude zasa na mastnejšom, myslím si, ale veď príde na psa mráz. A sme mali doma patáliu, sestrino dievča vopchalo si do nosa hrac</text:span></text:span><text:span text:style-name="CharStyle15"><text:span text:style-name="T1">h</text:span></text:span><text:span text:style-name="CharStyle15"><text:span text:style-name="T42">...</text:span></text:span></text:p>
        <text:p text:style-name="P26"><text:span text:style-name="CharStyle15"><text:span text:style-name="T42">— Či ja za niečo môžem? — pokračoval svoje Jozef Mak, pokým rubár rozprával o hrachu. — Marušu som chcel aj spiť, ani nie raz, ale nechcela byť ošklivá. Keby Jula naozaj chcela... Taká je, ľa, ako inovať. Aby si sa jej bál dotknúť, že opŕchne. Biela...</text:span></text:span></text:p>
        <text:p text:style-name="P26"><text:span text:style-name="CharStyle15"><text:span text:style-name="T42">Možno, bál sa ďalej hovoriť Jozef Mak o inovati. Cez riedke smrečky práve vtedy začaly sa prebíjať slnečné lúče, na bledo-červeno zafarbily pne a veľmi koso si líhaly na strieborný prach na zemi, ako jemné ružové stuhy </text:span></text:span><text:span text:style-name="CharStyle15"><text:span text:style-name="T29">č</text:span></text:span><text:span text:style-name="CharStyle15"><text:span text:style-name="T42">o by natiahol sto a sto vedľa seba. Biela inovať sa všade rozhorela, len </text:span></text:span><text:span text:style-name="CharStyle15"><text:span text:style-name="T29">č</text:span></text:span><text:span text:style-name="CharStyle15"><text:span text:style-name="T42">o sa jej trochu dotkly slnečné lúče, aby závoj bol ešte krajší pred samým roztrhnutím. Ťažko by bolo haniť nádherné rúcho, </text:span></text:span><text:soft-page-break/><text:span text:style-name="CharStyle15"><text:span text:style-name="T42">a prirovnávať k nemu?</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ká bláznivosť.</text:span></text:span></text:p>
        <text:p text:style-name="P5"><text:span text:style-name="CharStyle15"><text:span text:style-name="T42"/></text:span></text:p>
        <text:h text:style-name="Heading_20_1" text:outline-level="1"><text:span text:style-name="CharStyle15"><text:span text:style-name="T85">64</text:span></text:span><text:span text:style-name="CharStyle15">.</text:span></text:h>
        <text:p text:style-name="P26"><text:span text:style-name="CharStyle15"><text:span text:style-name="T42"/></text:span></text:p>
        <text:p text:style-name="P27"><text:span text:style-name="CharStyle15"><text:span text:style-name="T42">O J</text:span></text:span><text:span text:style-name="CharStyle15"><text:span text:style-name="T29">u</text:span></text:span><text:span text:style-name="CharStyle15"><text:span text:style-name="T42">le Makovej treba vyzradiť, že asi od tých čias, ako bolo vyberanie zemiakov, chodila na ňu hrôza, kedykoľvek vyšla pred dom alebo len mala vyjsť pred dom. Pobadal</text:span></text:span><text:span text:style-name="CharStyle15"><text:span text:style-name="T1">a,</text:span></text:span><text:span text:style-name="CharStyle15"><text:span text:style-name="T42"> </text:span></text:span><text:span text:style-name="CharStyle15"><text:span text:style-name="T29">ž</text:span></text:span><text:span text:style-name="CharStyle15"><text:span text:style-name="T42">e Joťko Hiria</text:span></text:span><text:span text:style-name="CharStyle15"><text:span text:style-name="T29">č</text:span></text:span><text:span text:style-name="CharStyle15"><text:span text:style-name="T42">ok mnoho postáva pred chalupou so založenými rukami na prsiach, prsty pod pazuchami, ako by ho vždy oziabalo na ne. A </text:span></text:span><text:span text:style-name="CharStyle15"><text:span text:style-name="T29">i</text:span></text:span><text:span text:style-name="CharStyle15"><text:span text:style-name="T42">nde sa nedíval, iba na ňu, či sa obzrela raz alebo dva razy. Už jej bolo tak, keď mala vyjsť na ulicu, najprv pozrela oblokom a len potom sa pobrala. Najradšej vtedy, ak boli aj iní ľudia na ulici.</text:span></text:span></text:p>
        <text:p text:style-name="P26"><text:span text:style-name="CharStyle15"><text:span text:style-name="T42">A raz skoro s nôh spadla, lebo Hiria</text:span></text:span><text:span text:style-name="CharStyle15"><text:span text:style-name="T29">č</text:span></text:span><text:span text:style-name="CharStyle15"><text:span text:style-name="T42">ok opretý bol o stenu pri vrátkach, kde ho nemohla vidieť ani z obloka, ani z dvora, iba keď vyšla na ulicu.</text:span></text:span></text:p>
        <text:p text:style-name="P26"><text:span text:style-name="CharStyle15"><text:span text:style-name="T42">— Hha-ha-h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text:span></text:span><text:span text:style-name="CharStyle15"><text:span text:style-name="T1">i!</text:span></text:span><text:span text:style-name="CharStyle15"><text:span text:style-name="T42"> — uškŕňal sa Hiriačok, začal krútiť hlavou a chichot mu rástol v ús</text:span></text:span><text:span text:style-name="CharStyle15"><text:span text:style-name="T1">t</text:span></text:span><text:span text:style-name="CharStyle15"><text:span text:style-name="T42">ach ako koža na prevarenom mlieku.</text:span></text:span></text:p>
        <text:p text:style-name="P26"><text:span text:style-name="CharStyle15"><text:span text:style-name="T42">Jula si polapala dych, utekala ďalej, ani sa neobzrela, no cítila, že Hiriačkov smiech ide za ňou až po tretí dom.</text:span></text:span></text:p>
        <text:p text:style-name="P26"><text:span text:style-name="CharStyle15"><text:span text:style-name="T42">A keď bolo tak druhý, tretí raz, zavše sa jej </text:span></text:span><text:span text:style-name="CharStyle15"><text:span text:style-name="T1">i</text:span></text:span><text:span text:style-name="CharStyle15"><text:span text:style-name="T42"> v izbe zazdalo, že sa Hiriaook voľakde v kúte rehoce. Strhúvala sa a prebehla zrakom každý kút. Ba neskoršie naučil sa Hiriačok vopchať si veľkú hlavu do obloka, hľadieť cez tabličky hodnú chvíľu, už či niekoho badal v chyži alebo nie.</text:span></text:span></text:p>
        <text:p text:style-name="P26"><text:span text:style-name="CharStyle15"><text:span text:style-name="T42">—</text:span></text:span><text:span text:style-name="CharStyle15"><text:span text:style-name="T1"> </text:span></text:span><text:span text:style-name="CharStyle15"><text:span text:style-name="T42">Hi-hi</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čula neraz, keď sa nenazdala, keď</text:span></text:span><text:span text:style-name="CharStyle15"><text:span text:style-name="T1"> </text:span></text:span><text:span text:style-name="CharStyle15"><text:span text:style-name="T42">nepobadala, že sa </text:span></text:span><text:span text:style-name="CharStyle15"><text:span text:style-name="T1">je</text:span></text:span><text:span text:style-name="CharStyle15"><text:span text:style-name="T42">dno okno </text:span></text:span><text:soft-page-break/><text:span text:style-name="CharStyle15"><text:span text:style-name="T42">zatmilo, ale keď Hiriaook najprv pobadal ju.</text:span></text:span></text:p>
        <text:p text:style-name="P26"><text:span text:style-name="CharStyle15"><text:span text:style-name="T42">Spomenula Hiriačka i Makov</text:span></text:span><text:span text:style-name="CharStyle15"><text:span text:style-name="T29">i</text:span></text:span><text:span text:style-name="CharStyle15"><text:span text:style-name="T42">, lenže ju muž strašne vyhrešil, prudšie ju okríkol ako</text:span></text:span><text:span text:style-name="CharStyle17"><text:span text:style-name="T42"> </text:span></text:span><text:span text:style-name="CharStyle15"><text:span text:style-name="T42">kedykoľvek, nuž chodila na ňu hrôza na samotnú. Jedon čas zamkýnala i dvere a striehla, kedy vojde do dvora Jozef Mak, aby na dvere neklial, no ke</text:span></text:span><text:span text:style-name="CharStyle15"><text:span text:style-name="T71">ď</text:span></text:span><text:span text:style-name="CharStyle15"><text:span text:style-name="T42"> raz nedostriehla, keď kopal do nich a keď mu nechcela povedať, prečo sa primk</text:span></text:span><text:span text:style-name="CharStyle15"><text:span text:style-name="T1">ý</text:span></text:span><text:span text:style-name="CharStyle15"><text:span text:style-name="T42">na, radšej trnula väčšmi, ale nechávala dvere odomknuté.</text:span></text:span></text:p>
        <text:p text:style-name="P26"><text:span text:style-name="CharStyle15"><text:span text:style-name="T42">A Hiriačok neprestával sa smiať</text:span></text:span><text:span text:style-name="CharStyle15"><text:span text:style-name="T1">.</text:span></text:span></text:p>
        <text:p text:style-name="P26"><text:span text:style-name="CharStyle15"><text:span text:style-name="T42">I J</text:span></text:span><text:span text:style-name="CharStyle15"><text:span text:style-name="T71">u</text:span></text:span><text:span text:style-name="CharStyle15"><text:span text:style-name="T42">le sa zdalo, že zavše sa mu smiech aj cez oči leje, i presviedčala sa, že netreba sa usmiateho človeka báť, no nevedela si rady.</text:span></text:span></text:p>
        <text:p text:style-name="P26"><text:span text:style-name="CharStyle15"><text:span text:style-name="T42">Sprobúvala všelijako.</text:span></text:span></text:p>
        <text:p text:style-name="P26"><text:span text:style-name="CharStyle15"><text:span text:style-name="T42">Keď bol Jozef Mak doma, dala sa so synom do takéhoto hovoru:</text:span></text:span></text:p>
        <text:p text:style-name="P26"><text:span text:style-name="CharStyle15"><text:span text:style-name="T42">—</text:span></text:span><text:span text:style-name="CharStyle15"><text:span text:style-name="T1"> </text:span></text:span><text:span text:style-name="CharStyle15"><text:span text:style-name="T42">Pekne ma počúvaj, Jožinko, lebo nás bude Hiriačok zasa plašiť ako včera. Videl si ho včera? Skoro oblok vytisol a tak sa škľabil a ty si sa naľakal, že som ťa nemohla ani utíšiť. Veď som sa i ja naľakala, skoro si mi z rúk vypado</text:span></text:span><text:span text:style-name="CharStyle15"><text:span text:style-name="T1">l.</text:span></text:span></text:p>
        <text:p text:style-name="P26"><text:span text:style-name="CharStyle15"><text:span text:style-name="T42">Ale Jozef Mak ako by nepočul.</text:span></text:span></text:p>
        <text:p text:style-name="P26"><text:span text:style-name="CharStyle15"><text:span text:style-name="T42">Akože mohla vedieť, že Mak</text:span></text:span><text:span text:style-name="CharStyle15"><text:span text:style-name="T1">ov</text:span></text:span><text:span text:style-name="CharStyle15"><text:span text:style-name="T42">i nejde do reči, keď sa rozpamätá na Hiriačkov chichot?</text:span></text:span></text:p>
        <text:p text:style-name="P26"><text:span text:style-name="CharStyle15"><text:span text:style-name="T42">A naveľ</text:span></text:span><text:span text:style-name="CharStyle15"><text:span text:style-name="T1">a </text:span></text:span><text:span text:style-name="CharStyle15"><text:span text:style-name="T42">—</text:span></text:span><text:span text:style-name="CharStyle15"><text:span text:style-name="T1"> </text:span></text:span><text:span text:style-name="CharStyle15"><text:span text:style-name="T42">privykne človek na všetko.</text:span></text:span></text:p>
        <text:p text:style-name="P26"><text:span text:style-name="CharStyle15"><text:span text:style-name="T42">I Jula privykla na svoj strach, lebo jej nepomáhal nik. Navykla na túto hrôzu ako na chlieb i preto, lebo na hruď privaľovala sa hrôza druhá, ťažšia, d</text:span></text:span><text:span text:style-name="CharStyle15"><text:span text:style-name="T1">ov</text:span></text:span><text:span text:style-name="CharStyle15"><text:span text:style-name="T42">alily sa kŕče a neodchádzaly. Už nemátožily, neobchádzaly, už sa načisto usalašily a lámaly Julu, lámaly ráno, večer, každý deň, neprestajne, večne.</text:span></text:span></text:p>
        <text:p text:style-name="P26"><text:soft-page-break/><text:span text:style-name="CharStyle15"><text:span text:style-name="T42">Samej sa zdalo, že sa len tak vláči po dome, iba tak ťahá nohy za sebou, ale nekráča.</text:span></text:span></text:p>
        <text:p text:style-name="P26"><text:span text:style-name="CharStyle15"><text:span text:style-name="T42">Tak.</text:span></text:span></text:p>
        <text:p text:style-name="P26"><text:span text:style-name="CharStyle15"><text:span text:style-name="T42">A obchodila ľudí, aby jej nič nepovedali.</text:span></text:span></text:p>
        <text:p text:style-name="P26"><text:span text:style-name="CharStyle15"><text:span text:style-name="T42">Ešte dačo sprob</text:span></text:span><text:span text:style-name="CharStyle15"><text:span text:style-name="T1">uje</text:span></text:span><text:span text:style-name="CharStyle15"><text:span text:style-name="T42">, nasbiera s</text:span></text:span><text:span text:style-name="CharStyle15"><text:span text:style-name="T1">i</text:span></text:span><text:span text:style-name="CharStyle15"><text:span text:style-name="T42"> dosť odvahy a potom kľakne pred Jozefa Maka, srdce si vyšklbne na dlaň a bude ho prosiť: Jožko, veď ťa ja rada a pre rany Kristove ťa prosím, nechoď viac do Meľošovie domu. Pekne ťa prosí</text:span></text:span><text:span text:style-name="CharStyle15"><text:span text:style-name="T1">m</text:span></text:span><text:span text:style-name="CharStyle15"><text:span text:style-name="T42">... Ja ti hocičo na svete vykonám k vôli, len mi toto jedno urob. Nikdy som nič neprosila od teba, ani nebudem, ale mne je Meľošov dom ako smrť. Ja ťa neobviňujem, zakľajem sa ti, že na nič zlého nepomyslím, ale ťa pre materinu pamiatku prosím...</text:span></text:span></text:p>
        <text:p text:style-name="P26"><text:span text:style-name="CharStyle15"><text:span text:style-name="T42">Tak to bude hovoriť na holých kolenách pred ním.</text:span></text:span></text:p>
        <text:p text:style-name="P26"><text:span text:style-name="CharStyle15"><text:span text:style-name="T42">Lenže si namyslela, že takáto prosba môže byť iba raz a nikdy viac, nuž odkladala ju so dňa na deň, aby kľakala, keď bude pravá príležitosť. Lebo ak by ju Mak raz odkopol...</text:span></text:span></text:p>
        <text:p text:style-name="P26"><text:span text:style-name="CharStyle15"><text:span text:style-name="T42">Tak.</text:span></text:span></text:p>
        <text:p text:style-name="P26"><text:span text:style-name="CharStyle15"><text:span text:style-name="T42">— Hi-hi, — rehlil sa do toho Joťko.</text:span></text:span></text:p>
        <text:p text:style-name="P5"><text:span text:style-name="CharStyle15"><text:span text:style-name="T42"/></text:span></text:p>
        <text:h text:style-name="Heading_20_1" text:outline-level="1"><text:span text:style-name="CharStyle15"><text:span text:style-name="T85">65</text:span></text:span><text:span text:style-name="CharStyle15">.</text:span></text:h>
        <text:p text:style-name="P26"><text:span text:style-name="CharStyle15"><text:span text:style-name="T42"/></text:span></text:p>
        <text:p text:style-name="P27"><text:span text:style-name="CharStyle15"><text:span text:style-name="T42">V zúfalstve chodia iba samé nemúdre myšlienky.</text:span></text:span></text:p>
        <text:p text:style-name="P26"><text:span text:style-name="CharStyle15"><text:span text:style-name="T42">Jula Maková odkladala prosbu, k</text:span></text:span><text:span text:style-name="CharStyle15"><text:span text:style-name="T1">t</text:span></text:span><text:span text:style-name="CharStyle15"><text:span text:style-name="T42">orú si vymyslela sama i odložila vzdor a jed, ktoré veci jej radili ľudia. Nešťastne si však vymyslela, že pôjde do Meľošov</text:span></text:span><text:span text:style-name="CharStyle15"><text:span text:style-name="T1">.</text:span></text:span><text:span text:style-name="CharStyle15"><text:span text:style-name="T42"> Maruša </text:span></text:span><text:soft-page-break/><text:span text:style-name="CharStyle15"><text:span text:style-name="T42">jej v posledné časy temer vôbec nedávala príležitosť, aby sa musely shovárať, samo sa všetko tak dialo, alebo obe o to dbaly, že sa ani stretnúť nemusely, a Jula si naraz vymyslela: vystriehne, kedy nebude Maruša doma, a potom pôjde do domu, kde roky nebola, lebo Maruša sama nešla a keď šla, nikdy ju nepozvala.</text:span></text:span></text:p>
        <text:p text:style-name="P26"><text:span text:style-name="CharStyle15"><text:span text:style-name="T42">Takto si to vymyslela Jula Maková.</text:span></text:span></text:p>
        <text:p text:style-name="P26"><text:span text:style-name="CharStyle15"><text:span text:style-name="T42">Prečo?</text:span></text:span></text:p>
        <text:p text:style-name="P26"><text:span text:style-name="CharStyle15"><text:span text:style-name="T42">Veď je dosť nevysvetliteľných vecí na svete, nuž či o jednu viac alebo menej, na tom nezáleží. Možno len preto, lebo bola sama-samotná ako prst, nepripúšťala k sebe nikoho ani len zo sestár. Azda zato, že bola hlúpa. Veď jej od malička húdli, že je taká, nuž musela byť a musela si vymyslieť takúto neumnú vec.</text:span></text:span></text:p>
        <text:p text:style-name="P26"><text:span text:style-name="CharStyle15"><text:span text:style-name="T42">Načo to bolo, Jula?</text:span></text:span></text:p>
        <text:p text:style-name="P26"><text:span text:style-name="CharStyle15"><text:span text:style-name="T42">Na závorke Me</text:span></text:span><text:span text:style-name="CharStyle15"><text:span text:style-name="T1">ľo</text:span></text:span><text:span text:style-name="CharStyle15"><text:span text:style-name="T42">š</text:span></text:span><text:span text:style-name="CharStyle15"><text:span text:style-name="T1">ov</text:span></text:span><text:span text:style-name="CharStyle15"><text:span text:style-name="T42">ie vrátok je iba taký motúzik, ako na každej závorke. Treba ho iba potiahnuť, závorka klepne a vrátka sa samy otvoria, lebo dolný pánt </text:span></text:span><text:span text:style-name="CharStyle15"><text:span text:style-name="T1">je</text:span></text:span><text:span text:style-name="CharStyle15"><text:span text:style-name="T42"> hlbšie vbitý. Nevyhováraj sa, že je motúzik krátky, že treba priviazať iný. Nebola si svoja a zato si sa pantala pri vrátkach a strachovala, že sa ľudia dívajú na teba.</text:span></text:span></text:p>
        <text:p text:style-name="P26"><text:span text:style-name="CharStyle15"><text:span text:style-name="T42">Čo na tom, že Me</text:span></text:span><text:span text:style-name="CharStyle15"><text:span text:style-name="T72">ľ</text:span></text:span><text:span text:style-name="CharStyle15"><text:span text:style-name="T42">oš neležal na peci, ale sedel na lavici pri stole? Nemusí všetko tak byť, ako si človek nepredstavuje. Me</text:span></text:span><text:span text:style-name="CharStyle15"><text:span text:style-name="T30">ľ</text:span></text:span><text:span text:style-name="CharStyle15"><text:span text:style-name="T42">oš sa zavše skníše, najradšej, keď je sám. Mala si nazrieť cez oblok a vrátiť sa.</text:span></text:span></text:p>
        <text:p text:style-name="P26"><text:span text:style-name="CharStyle15"><text:span text:style-name="T42">—</text:span></text:span><text:span text:style-name="CharStyle15"><text:span text:style-name="T1"> </text:span></text:span><text:span text:style-name="CharStyle15"><text:span text:style-name="T42">Ty si Jula od Petriskov?</text:span></text:span></text:p>
        <text:p text:style-name="P26"><text:span text:style-name="CharStyle15"><text:span text:style-name="T42">Veď si Jula, tak prečo sa ti rozbúchalo srdce!</text:span></text:span></text:p>
        <text:p text:style-name="P26"><text:span text:style-name="CharStyle15"><text:span text:style-name="T42">— Nestoj, keď si prišla.</text:span></text:span></text:p>
        <text:p text:style-name="P26"><text:span text:style-name="CharStyle15"><text:span text:style-name="T42">—</text:span></text:span><text:span text:style-name="CharStyle15"><text:span text:style-name="T1"> </text:span></text:span><text:span text:style-name="CharStyle15"><text:span text:style-name="T42">Sadnem si...</text:span></text:span></text:p>
        <text:p text:style-name="P26"><text:soft-page-break/><text:span text:style-name="CharStyle15"><text:span text:style-name="T42">A sadla si na samý kraj lavice.</text:span></text:span></text:p>
        <text:p text:style-name="P26"><text:span text:style-name="CharStyle15"><text:span text:style-name="T42">Me</text:span></text:span><text:span text:style-name="CharStyle15"><text:span text:style-name="T72">ľ</text:span></text:span><text:span text:style-name="CharStyle15"><text:span text:style-name="T42">oš zrazu zatíchol a tebe ide horúčava do líc.</text:span></text:span></text:p>
        <text:p text:style-name="P26"><text:span text:style-name="CharStyle15"><text:span text:style-name="T42">— Či si tu?</text:span></text:span></text:p>
        <text:p text:style-name="P26"><text:span text:style-name="CharStyle15"><text:span text:style-name="T42">— Ba tu.</text:span></text:span></text:p>
        <text:p text:style-name="P26"><text:span text:style-name="CharStyle15"><text:span text:style-name="T42">— Ako ticho sedíš!</text:span></text:span></text:p>
        <text:p text:style-name="P39"><text:span text:style-name="CharStyle15"><text:span text:style-name="T42">—</text:span></text:span><text:span text:style-name="CharStyle15"><text:span text:style-name="T1"> </text:span></text:span><text:span text:style-name="CharStyle15"><text:span text:style-name="T42">Veď...</text:span></text:span></text:p>
        <text:p text:style-name="P26"><text:span text:style-name="CharStyle15"><text:span text:style-name="T42">—</text:span></text:span><text:span text:style-name="CharStyle15"><text:span text:style-name="T1"> </text:span></text:span><text:span text:style-name="CharStyle15"><text:span text:style-name="T42">Akože vo svete?</text:span></text:span></text:p>
        <text:p text:style-name="P26"><text:span text:style-name="CharStyle15"><text:span text:style-name="T42">—</text:span></text:span><text:span text:style-name="CharStyle15"><text:span text:style-name="T1"> </text:span></text:span><text:span text:style-name="CharStyle15"><text:span text:style-name="T42">Len tak... Snehu koľko!</text:span></text:span></text:p>
        <text:p text:style-name="P26"><text:span text:style-name="CharStyle15"><text:span text:style-name="T42">— Uhm.</text:span></text:span></text:p>
        <text:p text:style-name="P26"><text:span text:style-name="CharStyle15"><text:span text:style-name="T42">— A či môj muž chodieva sem, to som prišla, — vyrvala Jula zo seba a zasa ju obliala horúčava.</text:span></text:span></text:p>
        <text:p text:style-name="P26"><text:span text:style-name="CharStyle15"><text:span text:style-name="T42">Meľošovi na chvíľu ešte väčšmi odvisla spodná čeľusť, ale hneď privrel zasa ústa, ako by sa mu nechcelo počúvať.</text:span></text:span></text:p>
        <text:p text:style-name="P26"><text:span text:style-name="CharStyle15"><text:span text:style-name="T42">— Môj muž, Jožo Mak.</text:span></text:span></text:p>
        <text:p text:style-name="P26"><text:span text:style-name="CharStyle15"><text:span text:style-name="T42">Me</text:span></text:span><text:span text:style-name="CharStyle15"><text:span text:style-name="T1">ľ</text:span></text:span><text:span text:style-name="CharStyle15"><text:span text:style-name="T42">oš pokýval trasľavou hlavou.</text:span></text:span></text:p>
        <text:p text:style-name="P26"><text:span text:style-name="CharStyle15"><text:span text:style-name="T42">— Veď viem, koho hovoríš, viem</text:span></text:span><text:span text:style-name="CharStyle15"><text:span text:style-name="T1">.</text:span></text:span></text:p>
        <text:p text:style-name="P26"><text:span text:style-name="CharStyle15"><text:span text:style-name="T42">— Či chodí?</text:span></text:span></text:p>
        <text:p text:style-name="P26"><text:span text:style-name="CharStyle15"><text:span text:style-name="T42">—</text:span></text:span><text:span text:style-name="CharStyle15"><text:span text:style-name="T1"> </text:span></text:span><text:span text:style-name="CharStyle15"><text:span text:style-name="T42">Viem, viem.</text:span></text:span></text:p>
        <text:p text:style-name="P39"><text:span text:style-name="CharStyle15"><text:span text:style-name="T42">—</text:span></text:span><text:span text:style-name="CharStyle15"><text:span text:style-name="T1"> </text:span></text:span><text:span text:style-name="CharStyle15"><text:span text:style-name="T42">A...</text:span></text:span></text:p>
        <text:p text:style-name="P26"><text:span text:style-name="CharStyle15"><text:span text:style-name="T42">— To teraz zvonia, čo?</text:span></text:span></text:p>
        <text:p text:style-name="P26"><text:span text:style-name="CharStyle15"><text:span text:style-name="T42">— Nepočujem, </text:span></text:span><text:span text:style-name="CharStyle15"><text:span text:style-name="T1">—</text:span></text:span><text:span text:style-name="CharStyle15"><text:span text:style-name="T42"> šepo</text:span></text:span><text:span text:style-name="CharStyle15"><text:span text:style-name="T30">t</text:span></text:span><text:span text:style-name="CharStyle15"><text:span text:style-name="T42">ala Jula.</text:span></text:span></text:p>
        <text:p text:style-name="P26"><text:span text:style-name="CharStyle15"><text:span text:style-name="T42">Nie by bola počúvala, či ozaj zvonia, ale napínalo sa v nej všetko, ako by od </text:span></text:span><text:soft-page-break/><text:span text:style-name="CharStyle15"><text:span text:style-name="T42">Meľoša už teraz viala hrôza.</text:span></text:span></text:p>
        <text:p text:style-name="P26"><text:span text:style-name="CharStyle15"><text:span text:style-name="T42">—</text:span></text:span><text:span text:style-name="CharStyle15"><text:span text:style-name="T1"> </text:span></text:span><text:span text:style-name="CharStyle15"><text:span text:style-name="T42">Ba zvonia, dievka moja, — stíšil hlas i Meľoš a nečakane rozkývaly sa mu ústa, prihol sa, skoro sa dotkýňal dosky stola, založil ruky. — Otče náš, ktorý si na nebesiach, posväť sa meno tvo</text:span></text:span><text:span text:style-name="CharStyle15"><text:span text:style-name="T1">je</text:span></text:span><text:span text:style-name="CharStyle15"><text:span text:style-name="T42">... neuveď nás v pokušenia, ale zbav ná</text:span></text:span><text:span text:style-name="CharStyle15"><text:span text:style-name="T1">s</text:span></text:span><text:span text:style-name="CharStyle15"><text:span text:style-name="T42">...</text:span></text:span></text:p>
        <text:p text:style-name="P26"><text:span text:style-name="CharStyle15"><text:span text:style-name="T42">Každé slovo osobitne vyložil. Ak ho nepovedal zretelne, zopakoval ho a keď sa mu hlava zdvihla, priklonil ju zas.</text:span></text:span></text:p>
        <text:p text:style-name="P26"><text:span text:style-name="CharStyle15"><text:span text:style-name="T42">Z July vytratila sa všetka krv pri tomto otčenáši.</text:span></text:span></text:p>
        <text:p text:style-name="P26"><text:span text:style-name="CharStyle15"><text:span text:style-name="T42">Čakala koniec, lenže Me</text:span></text:span><text:span text:style-name="CharStyle15"><text:span text:style-name="T1">ľ</text:span></text:span><text:span text:style-name="CharStyle15"><text:span text:style-name="T42">ošova modlitba nemala konca.</text:span></text:span></text:p>
        <text:p text:style-name="P26"><text:span text:style-name="CharStyle15"><text:span text:style-name="T42">— Či chodí? — chcela sa raz, dva razy vtisnúť do modlitby, ale Meľoš sa modlil ako hluchý stroj.</text:span></text:span></text:p>
        <text:p text:style-name="P26"><text:span text:style-name="CharStyle15"><text:span text:style-name="T72">Č</text:span></text:span><text:span text:style-name="CharStyle15"><text:span text:style-name="T42">o by bola Jula Maková dala za to, keby bol aspoň raz rozkýval hlavou záporne!</text:span></text:span></text:p>
        <text:p text:style-name="P26"><text:span text:style-name="CharStyle15"><text:span text:style-name="T42">Keby bol povedal:</text:span></text:span></text:p>
        <text:p text:style-name="P26"><text:span text:style-name="CharStyle15"><text:span text:style-name="T42">— Nie, nechodí</text:span></text:span><text:span text:style-name="CharStyle15"><text:span text:style-name="T1">!</text:span></text:span></text:p>
        <text:p text:style-name="P26"><text:span text:style-name="CharStyle15"><text:span text:style-name="T42">Bola by sa pomodlila tu, pri stole.</text:span></text:span></text:p>
        <text:p text:style-name="P26"><text:span text:style-name="CharStyle15"><text:span text:style-name="T42">Dobre vedela, že Meľoš nemôže záporne rozkývať hlavou, ale keby bo</text:span></text:span><text:span text:style-name="CharStyle15"><text:span text:style-name="T1">l</text:span></text:span><text:span text:style-name="CharStyle15"><text:span text:style-name="T42">...</text:span></text:span></text:p>
        <text:p text:style-name="P26"><text:span text:style-name="CharStyle15"><text:span text:style-name="T42">Sú nevysvetliteľné veci na svete.</text:span></text:span></text:p>
        <text:p text:style-name="P26"><text:span text:style-name="CharStyle15"><text:span text:style-name="T42">Sú veci, ktoré si ľudia vešajú na taký nemožný vlások, ako je Meľošovo kývnutie hlavou. A keď sa vlások pretrhne, padne ťažké olovo na Julu Makovú. Na hlavu, na plecia, na srdce i na nohy.</text:span></text:span></text:p>
        <text:p text:style-name="P26"><text:span text:style-name="CharStyle15"><text:span text:style-name="T42">Jula Maková zabije si takto poslednú iskru života v sebe a prestane žiť.</text:span></text:span></text:p>
        <text:p text:style-name="P26"><text:span text:style-name="CharStyle15"><text:span text:style-name="T42">S Bohom, Jožko, nehnevaj sa, ale keď ma vidíš, to som nie ja, to je len môj tieň. To sú nie moje ruky a nohy, ani slovo, čo Jožinkovi dávam, ani to nejde zo mňa, </text:span></text:span><text:soft-page-break/><text:span text:style-name="CharStyle15"><text:span text:style-name="T42">lebo vo mne je iba olovo.</text:span></text:span></text:p>
        <text:p text:style-name="P26"><text:span text:style-name="CharStyle15"><text:span text:style-name="T42">Také ťažké — ani som nikdy nemyslela, že môže byť také ťažké — </text:span></text:span><text:span text:style-name="CharStyle15"><text:span text:style-name="T1">t</text:span></text:span><text:span text:style-name="CharStyle15"><text:span text:style-name="T42">aké ťažké namodlil slepý Meľoš do mňa. Len sa nehnevaj, Jožko, však by som ja rada bola prevládala i Meľošovu modlitbu.</text:span></text:span></text:p>
        <text:p text:style-name="P5"><text:span text:style-name="CharStyle15"><text:span text:style-name="T42"/></text:span></text:p>
        <text:h text:style-name="Heading_20_1" text:outline-level="1"><text:span text:style-name="CharStyle15"><text:span text:style-name="T85">66</text:span></text:span><text:span text:style-name="CharStyle15">.</text:span></text:h>
        <text:p text:style-name="P26"><text:span text:style-name="CharStyle15"><text:span text:style-name="T42"/></text:span></text:p>
        <text:p text:style-name="P27"><text:span text:style-name="CharStyle15"><text:span text:style-name="T42">I do Makovej dediny nosievajú Vianoce stromček. Ten alebo onen chlap, ba i Jozef Mak vezme sekeru a ide do hory pozrieť, kde vyrástla jedlička do pása vysoká. Potom príde halúzka za každý obrázok a jedličku zavesia na klinček pod samou povalou, aby odtiaľ tešila ľudí. Deti neklamú, že jedličku doniesol Ježiško, veru pred nimi zavesia na jedličku tri červené medovníky, tri ružové, papierové stuhy, tri jablká a </text:span></text:span><text:span text:style-name="CharStyle15"><text:span text:style-name="T72">t</text:span></text:span><text:span text:style-name="CharStyle15"><text:span text:style-name="T1">e</text:span></text:span><text:span text:style-name="CharStyle15"><text:span text:style-name="T42">šiev</text:span></text:span><text:span text:style-name="CharStyle15"><text:span text:style-name="T1">ajú</text:span></text:span><text:span text:style-name="CharStyle15"><text:span text:style-name="T42"> sa už</text:span></text:span><text:span text:style-name="CharStyle17"><text:span text:style-name="T42"> </text:span></text:span><text:span text:style-name="CharStyle15"><text:span text:style-name="T42">vtedy, keď tieto veci vešajú</text:span></text:span><text:span text:style-name="CharStyle15"><text:span text:style-name="T1">.</text:span></text:span><text:span text:style-name="CharStyle15"><text:span text:style-name="T42"> Aký je krásny takýto stromček, to málokto vie a najmenej t</text:span></text:span><text:span text:style-name="CharStyle15"><text:span text:style-name="T1">í</text:span></text:span><text:span text:style-name="CharStyle15"><text:span text:style-name="T42">, čo zlatom a striebrom znetvoria jedlicu Ježiša Krista</text:span></text:span><text:span text:style-name="CharStyle15"><text:span text:style-name="T1">.</text:span></text:span><text:span text:style-name="CharStyle15"><text:span text:style-name="T42"> Deti zato neklamú, lebo sem Ježiško nechodieva, a nechodieva pre rozpaky, keďže nevie, ktorú vec by mal najsamprv darovať.</text:span></text:span></text:p>
        <text:p text:style-name="P26"><text:span text:style-name="CharStyle15"><text:span text:style-name="T42">Dary donáša iba výnimočne, iba ľuďom zázračne pokoreným alebo dobrým.</text:span></text:span></text:p>
        <text:p text:style-name="P26"><text:span text:style-name="CharStyle15"><text:span text:style-name="T42">J</text:span></text:span><text:span text:style-name="CharStyle15"><text:span text:style-name="T30">u</text:span></text:span><text:span text:style-name="CharStyle15"><text:span text:style-name="T42">le Makovej doniesly Vianoce dar.</text:span></text:span></text:p>
        <text:p text:style-name="P26"><text:span text:style-name="CharStyle15"><text:span text:style-name="T42">Veľmi dobrý dar: Jula sa v Štedrý deň mohla rozplakať.</text:span></text:span></text:p>
        <text:p text:style-name="P26"><text:span text:style-name="CharStyle15"><text:span text:style-name="T42">Myslíte, že je to málo?</text:span></text:span></text:p>
        <text:p text:style-name="P26"><text:span text:style-name="CharStyle15"><text:span text:style-name="T42">Či viete, ako strašne sa musí olovo rozochvieť, ako strašne bolestne, pokým sa rozplače? A či viete, ako sa ťarchy pomíňajú, ako sa uľahčia, keď sa roztopia na </text:span></text:span><text:soft-page-break/><text:span text:style-name="CharStyle15"><text:span text:style-name="T42">slzu?</text:span></text:span></text:p>
        <text:p text:style-name="P26"><text:span text:style-name="CharStyle15"><text:span text:style-name="T42">Kto nevie, tomu darmo rozprávať všetkými rečami sveta, nepochopil by ani zbla, ani len zďaleka, aký dar sú slzy a keď sa rodily na svet, vtedy stíchlo i nebo i zem i hviezdy. Totiž keď sa rodily tie slzy, čo uľavujú.</text:span></text:span></text:p>
        <text:p text:style-name="P26"><text:span text:style-name="CharStyle15"><text:span text:style-name="T42">Vianočný Ježiš daroval J</text:span></text:span><text:span text:style-name="CharStyle15"><text:span text:style-name="T30">u</text:span></text:span><text:span text:style-name="CharStyle15"><text:span text:style-name="T42">le slzy.</text:span></text:span></text:p>
        <text:p text:style-name="P26"><text:span text:style-name="CharStyle15"><text:span text:style-name="T42">Vyvrely pod priezračnými v</text:span></text:span><text:span text:style-name="CharStyle15"><text:span text:style-name="T72">í</text:span></text:span><text:span text:style-name="CharStyle15"><text:span text:style-name="T42">čkami a pustily sa po lícach, aby aspoň na chvíľu smyly mrákavy.</text:span></text:span></text:p>
        <text:p text:style-name="P26"><text:span text:style-name="CharStyle15"><text:span text:style-name="T42">A také boly dobré, že nedaly sa ani zastaviť. Aspoň Jula nemala toľko sily, aby ich zastavila, hoci videla, že Jozef ide popod oblok do chalupy.</text:span></text:span></text:p>
        <text:p text:style-name="P26"><text:span text:style-name="CharStyle15"><text:span text:style-name="T42">Aj sa odvracala dosť, lenže zbadal, čo sa robí.</text:span></text:span></text:p>
        <text:p text:style-name="P26"><text:span text:style-name="CharStyle15"><text:span text:style-name="T42">—</text:span></text:span><text:span text:style-name="CharStyle15"><text:span text:style-name="T1"> </text:span></text:span><text:span text:style-name="CharStyle15"><text:span text:style-name="T30">Č</text:span></text:span><text:span text:style-name="CharStyle15"><text:span text:style-name="T42">ože... Jula?</text:span></text:span></text:p>
        <text:p text:style-name="P26"><text:span text:style-name="CharStyle15"><text:span text:style-name="T42">Utierala si ich chytro spodkami dlaní.</text:span></text:span></text:p>
        <text:p text:style-name="P39"><text:span text:style-name="CharStyle15"><text:span text:style-name="T42">—</text:span></text:span><text:span text:style-name="CharStyle15"><text:span text:style-name="T1"> </text:span></text:span><text:span text:style-name="CharStyle15"><text:span text:style-name="T42">No?</text:span></text:span></text:p>
        <text:p text:style-name="P26"><text:span text:style-name="CharStyle15"><text:span text:style-name="T42">A len sa jej sypaly, sypaly, keby bola dvihla zásteru, plná by sa jej bola naperlila.</text:span></text:span></text:p>
        <text:p text:style-name="P26"><text:span text:style-name="CharStyle15"><text:span text:style-name="T42">— Čo sa stalo, há?</text:span></text:span></text:p>
        <text:p text:style-name="P26"><text:span text:style-name="CharStyle15"><text:span text:style-name="T42">Akože mu má povedať? Neshovárali sa dávno o </text:span></text:span><text:span text:style-name="CharStyle15"><text:span text:style-name="T72">v</text:span></text:span><text:span text:style-name="CharStyle15"><text:span text:style-name="T42">eciach</text:span></text:span><text:span text:style-name="CharStyle15"><text:span text:style-name="T1">,</text:span></text:span><text:span text:style-name="CharStyle15"><text:span text:style-name="T42"> čo bolia, ani čo tešia, lebo to sú veci iba medzi dôverných, nuž nenachodila spôsob, ako mu povedať, že sa Jožko práve teraz pustil behať a keď ho videla kráčať od lavice po stôl a počula, ako zvýskol, keď ťapol dlaňami o Marušinu posteľ, zatriaslo sa jej pod srdcom a už sa slzy sypaly.</text:span></text:span></text:p>
        <text:p text:style-name="P26"><text:span text:style-name="CharStyle15"><text:span text:style-name="T42">Vychytila Jožka, bozkávala ho, lenže sa nedal na tvár, nuž bozkávala ho na krk, pod bradou a Jožko si myslel, že ho šteklí, rozvýskal sa veselo zas, trepotal vo </text:span></text:span><text:soft-page-break/><text:span text:style-name="CharStyle15"><text:span text:style-name="T42">vzduchu nohami, rukami, až sa rozosmiala i Marušina Hana, keďže tá nechce ísť ani spávať za materou.</text:span></text:span></text:p>
        <text:p text:style-name="P26"><text:span text:style-name="CharStyle15"><text:span text:style-name="T42">Nech rozpráva Jozefovi, kto vie, Jula nevie.</text:span></text:span></text:p>
        <text:p text:style-name="P26"><text:span text:style-name="CharStyle15"><text:span text:style-name="T42">Však je Jula nemotorná, nanič aj na reči.</text:span></text:span></text:p>
        <text:p text:style-name="P26"><text:span text:style-name="CharStyle15"><text:span text:style-name="T42">Iba nad všetkým sa strachuje zbytočne a sprosto, nuž strachuje sa</text:span></text:span><text:span text:style-name="CharStyle15"><text:span text:style-name="T1"> </text:span></text:span><text:span text:style-name="CharStyle15"><text:span text:style-name="T42">i teraz. Hovoriť nevie, ale postavila by Jožka na zem, nech ho vidí otec, ak chce, lenže či Jožko nesklame</text:span></text:span><text:span text:style-name="CharStyle15"><text:span text:style-name="T1">, </text:span></text:span><text:span text:style-name="CharStyle15"><text:span text:style-name="T42">či ho nepomýlila, či nezabudol, či sa mu bude chcieť, či bude vedieť aj pred otcom chodiť?</text:span></text:span><text:span text:style-name="CharStyle15"><text:span text:style-name="T1">...</text:span></text:span></text:p>
        <text:p text:style-name="P26"><text:span text:style-name="CharStyle15"><text:span text:style-name="T42">Ono chlapec </text:span></text:span><text:span text:style-name="CharStyle15"><text:span text:style-name="T1">je</text:span></text:span><text:span text:style-name="CharStyle15"><text:span text:style-name="T42"> nie Jula. Syn je nie mať. Jožinko sa hneď rozknísal, na ktorú nôžku stupil, na ten bok letel, hádzal rukami, ale nepadol, hlava ho ťahala za Marušinou posteľou, nuž doletel ta a zasa ťapol dlaňami na dosku. Vykríkol od radosti nad úspechom a začal sa natriasať.</text:span></text:span></text:p>
        <text:p text:style-name="P26"><text:span text:style-name="CharStyle15"><text:span text:style-name="T42">Jozef Mak porozumel synovi, aj materi. Nebol kameň, nebol peň, človek bol, nuž nedozvedal sa ďalej na plač, ale si kvokol, aby bol menší, hoci taký malý, ako je syn.</text:span></text:span></text:p>
        <text:p text:style-name="P26"><text:span text:style-name="CharStyle15"><text:span text:style-name="T42">— </text:span></text:span><text:span text:style-name="CharStyle15"><text:span text:style-name="T30">Ľ</text:span></text:span><text:span text:style-name="CharStyle15"><text:span text:style-name="T42">a</text:span></text:span><text:span text:style-name="CharStyle15"><text:span text:style-name="T30">ľ</text:span></text:span><text:span text:style-name="CharStyle15"><text:span text:style-name="T42">a, ak</text:span></text:span><text:span text:style-name="CharStyle15"><text:span text:style-name="T1">o</text:span></text:span><text:span text:style-name="CharStyle15"><text:span text:style-name="T42">... ako zakladá!</text:span></text:span></text:p>
        <text:p text:style-name="P26"><text:span text:style-name="CharStyle15"><text:span text:style-name="T42">To zato povedal takto Jozef Mak, lebo bol chlap a chlap za prirodzenú vec musí pokladať, keď sa decko prvý raz rozbehne po chalupe. Veď len nemôže ukazovať, že sa čuduje alebo teší! To je materina vec. Hej. Materiam je všetko ľahšie, i keď sú iba také ako Jula. Rozbehne sa prvý raz malý Jožko a Jula sa môže rozplakať. Čože J</text:span></text:span><text:span text:style-name="CharStyle15"><text:span text:style-name="T30">u</text:span></text:span><text:span text:style-name="CharStyle15"><text:span text:style-name="T42">le? — </text:span></text:span><text:span text:style-name="CharStyle15"><text:span text:style-name="T1">P</text:span></text:span><text:span text:style-name="CharStyle15"><text:span text:style-name="T42">ravda, jemu nejde na plač, ale keby sa mohol vyrozprávať aspoň trochu. Aj so synom by sa vyrozprával vďačne, lenže — </text:span></text:span><text:span text:style-name="CharStyle15"><text:span text:style-name="T1">t</text:span></text:span><text:span text:style-name="CharStyle15"><text:span text:style-name="T42">reba to vedieť, treba sa to učiť a on nevie, nevie.</text:span></text:span></text:p>
        <text:p text:style-name="P26"><text:soft-page-break/><text:span text:style-name="CharStyle15"><text:span text:style-name="T42">—</text:span></text:span><text:span text:style-name="CharStyle15"><text:span text:style-name="T1"> </text:span></text:span><text:span text:style-name="CharStyle15"><text:span text:style-name="T42">Ako zakladá, ako zakladá!</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úta Jozef Mak a ďalej nie a nie sa dostať.</text:span></text:span></text:p>
        <text:p text:style-name="P26"><text:span text:style-name="CharStyle15"><text:span text:style-name="T42">—</text:span></text:span><text:span text:style-name="CharStyle15"><text:span text:style-name="T1"> </text:span></text:span><text:span text:style-name="CharStyle15"><text:span text:style-name="T42">Jula, veď sa len vynariekaj, len sa teš</text:span></text:span><text:span text:style-name="CharStyle15"><text:span text:style-name="T1">! </text:span></text:span><text:span text:style-name="CharStyle15"><text:span text:style-name="T42">— chcel by povedať, ale či by to bolo dobre? Jula si utiera dlaňou mokrú tvár, oči jej visia na decku, striehne ho, strhne sa zakaždým, keď sa chlapec zakláti a on je smiešny, že tu kvočí.</text:span></text:span></text:p>
        <text:p text:style-name="P26"><text:span text:style-name="CharStyle15"><text:span text:style-name="T42">Vystrel sa Jozef Mak.</text:span></text:span></text:p>
        <text:p text:style-name="P26"><text:span text:style-name="CharStyle15"><text:span text:style-name="T42">—</text:span></text:span><text:span text:style-name="CharStyle15"><text:span text:style-name="T1"> </text:span></text:span><text:span text:style-name="CharStyle15"><text:span text:style-name="T42">Nezabudneme, kedy sa pustil, čo?</text:span></text:span></text:p>
        <text:p text:style-name="P26"><text:span text:style-name="CharStyle15"><text:span text:style-name="T42">Nik mu neodpovedá.</text:span></text:span></text:p>
        <text:p text:style-name="P26"><text:span text:style-name="CharStyle15"><text:span text:style-name="T42">Ale nezazlieva nikomu nemotu Jozef Mak, iba na seba sa začne mrzieť a závidieť najmä malej Hane, ako vie vykrikovať, váľať sa po zemi, hovoriť a poskakovať. Vie, že mal by sa pohnúť, prikročiť k chlapcovi a osloviť ho nejako, lenže je presvedčený, nevykonal by to dobre a radšej si sadá na lavicu dívať sa, čo sa po chyži robí.</text:span></text:span></text:p>
        <text:p text:style-name="P26"><text:span text:style-name="CharStyle15"><text:span text:style-name="T42">Nie, nesedí sa mu dobre, azda by tu radšej ani nebol, no oprie sa lakťom o posteľ, podoprie si bradu a sedí vytrvale a m</text:span></text:span><text:span text:style-name="CharStyle15"><text:span text:style-name="T30">ĺ</text:span></text:span><text:span text:style-name="CharStyle15"><text:span text:style-name="T42">kvo. Niečo vidí, niečo nie. Nevidí všetko, čo je na ľuďoch, vôbec nevidí, čo je v ľuďoch, ani len netuší, že sa Jula pred chvíľou zhrozila. Naraz si sadla a pozrela na Jozefa Maka. Slzy prestal</text:span></text:span><text:span text:style-name="CharStyle15"><text:span text:style-name="T1">y j</text:span></text:span><text:span text:style-name="CharStyle15"><text:span text:style-name="T42">ej tiecť a</text:span></text:span><text:span text:style-name="CharStyle15"><text:span text:style-name="T1"> </text:span></text:span><text:span text:style-name="CharStyle15"><text:span text:style-name="T42">zrenice naplnil</text:span></text:span><text:span text:style-name="CharStyle15"><text:span text:style-name="T1">y s</text:span></text:span><text:span text:style-name="CharStyle15"><text:span text:style-name="T42">a strachom.</text:span></text:span></text:p>
        <text:p text:style-name="P26"><text:span text:style-name="CharStyle15"><text:span text:style-name="T42">— Či mi ozaj? —</text:span></text:span><text:span text:style-name="CharStyle15"><text:span text:style-name="T1"> </text:span></text:span><text:span text:style-name="CharStyle15"><text:span text:style-name="T30">t</text:span></text:span><text:span text:style-name="CharStyle15"><text:span text:style-name="T42">ázala sa v duchu Jula a dívala sa na Jozefa Maka. Tak. Zato jej prišla táto otázka, lebo pred chvíľou pochytilo ju vedomie, že jej tu a teraz Jozef Mak prekáža. Áno, taká čudná myšlienka jej prišla, ako by tu Mak vôbec nemusel byť, nemusel</text:span></text:span><text:span text:style-name="CharStyle17"><text:span text:style-name="T42"> </text:span></text:span><text:span text:style-name="CharStyle15"><text:span text:style-name="T42">tu sedieť, dívať sa, ani sa prihovárať. Nie je tu vôbec treba, keď sa chce tešiť so sy</text:span></text:span><text:span text:style-name="CharStyle15"><text:span text:style-name="T1">no</text:span></text:span><text:span text:style-name="CharStyle15"><text:span text:style-name="T42">m a keby bol prišiel do chyže o hodinu nesk</text:span></text:span><text:span text:style-name="CharStyle15"><text:span text:style-name="T30">o</text:span></text:span><text:span text:style-name="CharStyle15"><text:span text:style-name="T42">ršie... Skoro mu bola zrazu povďačná, že sa chlapca ani nedotkol</text:span></text:span><text:span text:style-name="CharStyle15"><text:span text:style-name="T1">.</text:span></text:span><text:span text:style-name="CharStyle15"><text:span text:style-name="T42"> Zhrozila sa nad myšlienkami, pravda, ale </text:span></text:span><text:soft-page-break/><text:span text:style-name="CharStyle15"><text:span text:style-name="T42">nezavrátila z nich ani jednu jedinú,</text:span></text:span></text:p>
        <text:p text:style-name="P26"><text:span text:style-name="CharStyle15"><text:span text:style-name="T42">—</text:span></text:span><text:span text:style-name="CharStyle15"><text:span text:style-name="T1"> </text:span></text:span><text:span text:style-name="CharStyle15"><text:span text:style-name="T42">Akože? Či ja viem klamať? Ak sa ma spýta?.</text:span></text:span><text:span text:style-name="CharStyle15"><text:span text:style-name="T1">..</text:span></text:span><text:span text:style-name="CharStyle15"><text:span text:style-name="T42"> Keby sa ma spýtal, nuž by som mu povedala pravdu</text:span></text:span><text:span text:style-name="CharStyle15"><text:span text:style-name="T1">.</text:span></text:span><text:span text:style-name="CharStyle15"><text:span text:style-name="T42"> Ježišu, veď by ma vyhnal hneď</text:span></text:span><text:span text:style-name="CharStyle15"><text:span text:style-name="T1">!.</text:span></text:span><text:span text:style-name="CharStyle15"><text:span text:style-name="T42">..</text:span></text:span></text:p>
        <text:p text:style-name="P26"><text:span text:style-name="CharStyle15"><text:span text:style-name="T42">I zhrozila sa a ostala sedieť s roztvorenýma očima.</text:span></text:span></text:p>
        <text:p text:style-name="P26"><text:span text:style-name="CharStyle15"><text:span text:style-name="T42">—</text:span></text:span><text:span text:style-name="CharStyle15"><text:span text:style-name="T1"> </text:span></text:span><text:span text:style-name="CharStyle15"><text:span text:style-name="T42">Ježišu!</text:span></text:span><text:span text:style-name="CharStyle15"><text:span text:style-name="T1">.</text:span></text:span><text:span text:style-name="CharStyle15"><text:span text:style-name="T42">..</text:span></text:span></text:p>
        <text:p text:style-name="P26"><text:span text:style-name="CharStyle15"><text:span text:style-name="T42">Nijako si nepomohla.</text:span></text:span></text:p>
        <text:p text:style-name="P26"><text:span text:style-name="CharStyle15"><text:span text:style-name="T42">Myšlienky nijako nechcely byť také hrozné, ako ich chcela mať, bo natisla sa jej do modzgu i taká neumná </text:span></text:span><text:span text:style-name="CharStyle15"><text:span text:style-name="T72">vec</text:span></text:span><text:span text:style-name="CharStyle19"><text:span text:style-name="T1">:</text:span></text:span><text:span text:style-name="CharStyle15"><text:span text:style-name="T42"> i keby ju Jozef Mak vyhnal hneď a hneď, ani vtedy by sa nič strašného nestalo. Celkom nič. Zakrútila by Jožka a šla.</text:span></text:span></text:p>
        <text:p text:style-name="P26"><text:span text:style-name="CharStyle15"><text:span text:style-name="T42">Kde?</text:span></text:span></text:p>
        <text:p text:style-name="P26"><text:span text:style-name="CharStyle15"><text:span text:style-name="T42">Nuž a či je to ťažká vec?</text:span></text:span></text:p>
        <text:p text:style-name="P26"><text:span text:style-name="CharStyle15"><text:span text:style-name="T42">Nič ťažkého na tom niet. Jožko už behá, aha, ako behá, ani si nikdy naozaj nemyslela</text:span></text:span><text:span text:style-name="CharStyle15"><text:span text:style-name="T1">, </text:span></text:span><text:span text:style-name="CharStyle15"><text:span text:style-name="T42">že bude behať. Voľakde by sa zastavila. Chalupu má. Keby prišla domov do Petriskov a povedala: Pusťte ma do domu,</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emohli by povedať, že ju nepustia. Koľko žien sa dobre vyž</text:span></text:span><text:span text:style-name="CharStyle15"><text:span text:style-name="T1">iv</text:span></text:span><text:span text:style-name="CharStyle15"><text:span text:style-name="T42">í o samote!</text:span></text:span></text:p>
        <text:p text:style-name="P26"><text:span text:style-name="CharStyle15"><text:span text:style-name="T42">Jula, ale Jozef Mak ostal by sám</text:span></text:span><text:span text:style-name="CharStyle15"><text:span text:style-name="T1">.</text:span></text:span></text:p>
        <text:p text:style-name="P26"><text:span text:style-name="CharStyle15"><text:span text:style-name="T42">Či neviem, že by ostal sám? Veď viem</text:span></text:span><text:span text:style-name="CharStyle15"><text:span text:style-name="T1">.</text:span></text:span><text:span text:style-name="CharStyle15"><text:span text:style-name="T42"> Ale vo mne už ničoho niet, už som všetko stratila, už som celkom prázdna. Do dnes mala som v sebe ťažoby, ešte pred chvíľou som ich mala, lenže ich už nemám, už mi neostalo nič a šla by som ľahká. Veď viem, že hen na lavici sedí Jozef Mak. Pravdaže je to Jozef Mak. Ale kto je Jozef Mak, kto?</text:span></text:span></text:p>
        <text:p text:style-name="P26"><text:span text:style-name="CharStyle15"><text:span text:style-name="T42">Jozef Mak ti </text:span></text:span><text:span text:style-name="CharStyle15"><text:span text:style-name="T1">je</text:span></text:span><text:span text:style-name="CharStyle15"><text:span text:style-name="T42"> muž.</text:span></text:span></text:p>
        <text:p text:style-name="P26"><text:soft-page-break/><text:span text:style-name="CharStyle15"><text:span text:style-name="T42">Aha, aha, veď je tak. Ale v peci mám ešte so dva pagáče, azda už aj pohorely. Iste už prihorely. A či je to nejaká strašná vec, keď pagáč zhorí?</text:span></text:span></text:p>
        <text:p text:style-name="P26"><text:span text:style-name="CharStyle15"><text:span text:style-name="T42">Ani to sa nezdalo hrozným J</text:span></text:span><text:span text:style-name="CharStyle15"><text:span text:style-name="T30">u</text:span></text:span><text:span text:style-name="CharStyle15"><text:span text:style-name="T42">le Makovej, žene Jozefa Maka.</text:span></text:span></text:p>
        <text:p text:style-name="P26"><text:span text:style-name="CharStyle15"><text:span text:style-name="T42">— Práve o tom hútam, — začal zrazu Mak, — či by sme nemali hneď po sviatkoch zaká</text:span></text:span><text:span text:style-name="CharStyle15"><text:span text:style-name="T1">ľ</text:span></text:span><text:span text:style-name="CharStyle15"><text:span text:style-name="T42">ať. Mohli sme aj pred. Droby by sa boly po</text:span></text:span><text:span text:style-name="CharStyle15"><text:span text:style-name="T1">je</text:span></text:span><text:span text:style-name="CharStyle15"><text:span text:style-name="T42">dly cez sviatky. Zajtra sa spýtam Filipa, či by prišiel pomôcť.</text:span></text:span></text:p>
        <text:p text:style-name="P26"><text:span text:style-name="CharStyle15"><text:span text:style-name="T42">Jula iba plece nadvihla trochu.</text:span></text:span></text:p>
        <text:p text:style-name="P26"><text:span text:style-name="CharStyle15"><text:span text:style-name="T42">—</text:span></text:span><text:span text:style-name="CharStyle15"><text:span text:style-name="T1"> </text:span></text:span><text:span text:style-name="CharStyle15"><text:span text:style-name="T42">Ak bude mať čas, nech príde. Čo myslíš?</text:span></text:span></text:p>
        <text:p text:style-name="P26"><text:span text:style-name="CharStyle15"><text:span text:style-name="T42">— Ako chceš, tak bude.</text:span></text:span></text:p>
        <text:p text:style-name="P26"><text:span text:style-name="CharStyle15"><text:span text:style-name="T42">Tak odpovedala.</text:span></text:span></text:p>
        <text:p text:style-name="P26"><text:span text:style-name="CharStyle15"><text:span text:style-name="T42">Ani nepobadala, že jej zmocnel hlas, ani si nevšimla, ako trhol Jozef Mak hlavou, sťa by ho jej slová boly uderily, i pozabudol, ako chcel pokračovať.</text:span></text:span></text:p>
        <text:p text:style-name="P26"><text:span text:style-name="CharStyle15"><text:span text:style-name="T42">—</text:span></text:span><text:span text:style-name="CharStyle15"><text:span text:style-name="T1"> </text:span></text:span><text:span text:style-name="CharStyle15"><text:span text:style-name="T42">Ty máš lepšie vedieť, ako má byť, chystať treba...</text:span></text:span></text:p>
        <text:p text:style-name="P26"><text:span text:style-name="CharStyle15"><text:span text:style-name="T42">— Uhm, treba. </text:span></text:span><text:span text:style-name="CharStyle15"><text:span text:style-name="T1">A</text:span></text:span><text:span text:style-name="CharStyle15"><text:span text:style-name="T42">ni sama neviem, čo treba. Pôjdem sa vypýtať k Maruši.</text:span></text:span></text:p>
        <text:p text:style-name="P26"><text:span text:style-name="CharStyle15"><text:span text:style-name="T42">Na nič zlého na tom svete nemyslela, ba vôbec nehútala, akosi ako by bola pozabudla, že je na svete Jozef Mak, i prasatá, i Filip i zakálačka, ba ani si neuvedomila Marušino meno. Jožko behá a keď ho pojme za ruk</text:span></text:span><text:span text:style-name="CharStyle15"><text:span text:style-name="T1">u</text:span></text:span><text:span text:style-name="CharStyle15"><text:span text:style-name="T42">..</text:span></text:span><text:span text:style-name="CharStyle15"><text:span text:style-name="T1">.</text:span></text:span></text:p>
        <text:p text:style-name="P26"><text:span text:style-name="CharStyle15"><text:span text:style-name="T42">— Prečo mi to hovoríš, Ju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bledne Jozef Mak a strhne si päsť na koleno.</text:span></text:span></text:p>
        <text:p text:style-name="P26"><text:span text:style-name="CharStyle15"><text:span text:style-name="T42">— </text:span></text:span><text:span text:style-name="CharStyle15"><text:span text:style-name="T72">Č</text:span></text:span><text:span text:style-name="CharStyle15"><text:span text:style-name="T42">ože ti hovorím? Aha, Maruša.. No, Maruša aj Beniačke dobre poradila, Beniačka mi to sama hovorila, poradí aj mne. Beniačka hovorila, že by sme mohli jedno prasa aj predať.</text:span></text:span></text:p>
        <text:p text:style-name="P26"><text:span text:style-name="CharStyle15"><text:span text:style-name="T42">Jozef Mak sedí a pritíska päsť o koleno. Vypleštil oči, až mu ustaly, že musel </text:span></text:span><text:soft-page-break/><text:span text:style-name="CharStyle15"><text:span text:style-name="T42">zažmurkať, hľadí na Julu, ale pravda je pravda, kto rozpráva, naozaj je to Jula a Jula celkom tá istá, čo bola včera. Iba ak by to bol rozdiel, že trochu svieže</text:span></text:span><text:span text:style-name="CharStyle15"><text:span text:style-name="T1">jš</text:span></text:span><text:span text:style-name="CharStyle15"><text:span text:style-name="T42">ie sa prilne k chlapcovi, vychytí ho so zeme, bozkáva a že sa väčšmi udychčí v námahe podržať syna rozšantovaného, aby sa aspoň za chvíľočku nemetal v materinskom náručí.</text:span></text:span></text:p>
        <text:p text:style-name="P26"><text:span text:style-name="CharStyle15"><text:span text:style-name="T42">A či ohluchla alebo oslepla?</text:span></text:span></text:p>
        <text:p text:style-name="P26"><text:span text:style-name="CharStyle15"><text:span text:style-name="T42">Nie, iba obledla trošku, lenže ani to nebadať teraz, keď ju na životne</text:span></text:span><text:span text:style-name="CharStyle15"><text:span text:style-name="T1">jš</text:span></text:span><text:span text:style-name="CharStyle15"><text:span text:style-name="T42">iu potešil syn.</text:span></text:span></text:p>
        <text:p text:style-name="P26"><text:span text:style-name="CharStyle15"><text:span text:style-name="T42">— </text:span></text:span><text:span text:style-name="CharStyle15"><text:span text:style-name="T72">Č</text:span></text:span><text:span text:style-name="CharStyle15"><text:span text:style-name="T42">o chceš s Marušou, Jula?</text:span></text:span></text:p>
        <text:p text:style-name="P26"><text:span text:style-name="CharStyle15"><text:span text:style-name="T42">Jula sa obzrie, húta, i poprichodí jej všetko na um, ale vytratilo sa z nej aj olovo dnes, nič ju netlačí, nemá nijakého citlivého miesta v sebe, iba rozum čo ju trochu napomína, že Jozef Mak hodil britkú a hlasitú otázku.</text:span></text:span></text:p>
        <text:p text:style-name="P26"><text:span text:style-name="CharStyle15"><text:span text:style-name="T42">—</text:span></text:span><text:span text:style-name="CharStyle15"><text:span text:style-name="T1"> </text:span></text:span><text:span text:style-name="CharStyle15"><text:span text:style-name="T30">Č</text:span></text:span><text:span text:style-name="CharStyle15"><text:span text:style-name="T42">ože by som mohla s Marušou chcieť? — húta Jula, ale tak sa jej všetko na svete zdá </text:span></text:span><text:span text:style-name="CharStyle15"><text:span text:style-name="T1">jed</text:span></text:span><text:span text:style-name="CharStyle15"><text:span text:style-name="T42">nakým, prostým, nevie si </text:span></text:span><text:span text:style-name="CharStyle15"><text:span text:style-name="T1">ro</text:span></text:span><text:span text:style-name="CharStyle15"><text:span text:style-name="T42">zhútať, čo zlého povedala, i sedí tu nevinná a ani sa jej nesníva, že udrela Jozefa Maka po líci jednom i druhom a pobúrila v ňom niečo, čo je veľmi blízke žlči.</text:span></text:span></text:p>
        <text:p text:style-name="P26"><text:span text:style-name="CharStyle15"><text:span text:style-name="T42">— Ak ešte raz spomenieš Marušu!...</text:span></text:span><text:span text:style-name="CharStyle15"><text:span text:style-name="T1">— </text:span></text:span><text:span text:style-name="CharStyle15"><text:span text:style-name="T42">dvíha sa Jozef Mak a päsť mu tuhne.</text:span></text:span></text:p>
        <text:p text:style-name="P26"><text:span text:style-name="CharStyle15"><text:span text:style-name="T42">Prečo sa Jula aspoň nestrhla?</text:span></text:span></text:p>
        <text:p text:style-name="P26"><text:span text:style-name="CharStyle15"><text:span text:style-name="T42">Iba stála tu tupá a hrozná, nič netušiaca, chladná a biela. Hja, Vianoce dar</text:span></text:span><text:span text:style-name="CharStyle15"><text:span text:style-name="T1">o</text:span></text:span><text:span text:style-name="CharStyle15"><text:span text:style-name="T42">valy jej dar. Ani sama neverí, že je taká ľahká, alebo sa pozabudne a myslí si to aj o všetkých veciach okolo seba, iba keď sa niečoho dotkne, vtedy pobadá, že veci majú i váhu a ona málo sily, aby narábala s nimi ľahko.</text:span></text:span></text:p>
        <text:p text:style-name="P26"><text:span text:style-name="CharStyle15"><text:span text:style-name="T42">Ale čože to všetko, keď Jožko neprestáva výskať a tackať sa z kúta do kúta?</text:span></text:span></text:p>
        <text:p text:style-name="P26"><text:soft-page-break/><text:span text:style-name="CharStyle15"><text:span text:style-name="T42">I Makova päsť nečakane vycítila, že udrela by do prázdna, keby udrela, Jula by sa iba obzrela, divila by sa, čo sa robí, alebo svalila by sa na zem a nebolo by jej viac na svete.</text:span></text:span></text:p>
        <text:p text:style-name="P26"><text:span text:style-name="CharStyle15"><text:span text:style-name="T42">Zhrozil sa Jozef Mak, zatriasol, i zahanbil akosi veľmi podivne a vybehol na dvor.</text:span></text:span></text:p>
        <text:p text:style-name="P26"><text:span text:style-name="CharStyle15"><text:span text:style-name="T42">Hej. Taká mocná bola v štedrý deň Jula Maková, ale sama ešte nič, nič nevedela o svojej sile.</text:span></text:span></text:p>
        <text:p text:style-name="P5"><text:span text:style-name="CharStyle15"><text:span text:style-name="T42"/></text:span></text:p>
        <text:h text:style-name="Heading_20_1" text:outline-level="1"><text:span text:style-name="CharStyle15"><text:span text:style-name="T85">67</text:span></text:span><text:span text:style-name="CharStyle15">.</text:span></text:h>
        <text:p text:style-name="P26"><text:span text:style-name="CharStyle15"><text:span text:style-name="T42"/></text:span></text:p>
        <text:p text:style-name="P27"><text:span text:style-name="CharStyle15"><text:span text:style-name="T42">O dva týždne naozaj nabil Jozef Mak Julu Makovú.</text:span></text:span></text:p>
        <text:p text:style-name="P26"><text:span text:style-name="CharStyle15"><text:span text:style-name="T42">Dlho v ňom vrelo, i zdalo sa mu napokon, že si takto uľaví. Vrelo v ňom pre všeličo, i preto, že sa Jula hne</text:span></text:span><text:span text:style-name="CharStyle15"><text:span text:style-name="T73">ď</text:span></text:span><text:span text:style-name="CharStyle15"><text:span text:style-name="T42"> po Štedrom dni naozaj vystrojila do Meľošov za Marušou. Tak prosto sa vybrala, ako by do Meľošov chodila denne aspoň desať ráz. Nemyslela ani len na to, či ju Jozef vidí alebo nie. Jožka vzala na ruky a šla.</text:span></text:span></text:p>
        <text:p text:style-name="P26"><text:span text:style-name="CharStyle15"><text:span text:style-name="T42">—</text:span></text:span><text:span text:style-name="CharStyle15"><text:span text:style-name="T1"> </text:span></text:span><text:span text:style-name="CharStyle15"><text:span text:style-name="T42">Akože sa máte?... Aha, ledva som sa </text:span></text:span><text:span text:style-name="CharStyle15"><text:span text:style-name="T1">do</text:span></text:span><text:span text:style-name="CharStyle15"><text:span text:style-name="T42">tackala. Chlapčisko ťažké ako klát, ale včera sa mi pustil na nohy, chvalabohu a potom sa išiel potrhať po chyži. Však mi budú pamätné Vianoce. Tak som sa tešila celý večer, ani som ho neuspávala, pokým nechcel sám. Veď vám Hana iste hovorila.</text:span></text:span></text:p>
        <text:p text:style-name="P26"><text:span text:style-name="CharStyle15"><text:span text:style-name="T42">— Hovorila, — odpovedala Maruša.</text:span></text:span></text:p>
        <text:p text:style-name="P26"><text:span text:style-name="CharStyle15"><text:span text:style-name="T42">— Akože, iba o tom rozprávala, </text:span></text:span><text:span text:style-name="CharStyle15"><text:span text:style-name="T1">—</text:span></text:span><text:span text:style-name="CharStyle15"><text:span text:style-name="T42"> dosvedčil Meľoš, ktorý sedel pod pecou,</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 každom kroku, a keď zakončila, začala znova. Aj v noci som ju počul smiať sa a iste sa tomu smiala.</text:span></text:span></text:p>
        <text:p text:style-name="P26"><text:soft-page-break/><text:span text:style-name="CharStyle15"><text:span text:style-name="T42">— No, veď sa aj u nás dosmiala do vôle a ja sama o nič menej. Ale</text:span></text:span><text:span text:style-name="CharStyle15"><text:span text:style-name="T1"> </text:span></text:span><text:span text:style-name="CharStyle15"><text:span text:style-name="T42">k tebe som prišla, Maruša.</text:span></text:span></text:p>
        <text:p text:style-name="P26"><text:span text:style-name="CharStyle15"><text:span text:style-name="T42">— Vari?</text:span></text:span></text:p>
        <text:p text:style-name="P26"><text:span text:style-name="CharStyle15"><text:span text:style-name="T42">— Ak bude mať Filip čas, budeme zakálať po tieto dni a prišla som po radu.</text:span></text:span></text:p>
        <text:p text:style-name="P26"><text:span text:style-name="CharStyle15"><text:span text:style-name="T42">Hej, takto hladko sa stalo všetko a čo sa Maruša trochu mračila, čo koho do toho?</text:span></text:span></text:p>
        <text:p text:style-name="P26"><text:span text:style-name="CharStyle15"><text:span text:style-name="T42">Čo teba do toho, Jozef Mak? Puchlo v tebe ako vred, žralo ťa, myslel si si, že hneď zbiješ Julu, len čo sa vráti, i čakal si ju, i dočkal, ale na </text:span></text:span><text:span text:style-name="CharStyle15"><text:span text:style-name="T31">č</text:span></text:span><text:span text:style-name="CharStyle15"><text:span text:style-name="T42">o si sa jedoval? Bol si ty u Meľošov viac ráz ako Jula. Ak sa ti chodiť teraz i nechce, Jula nemusí o tom vedieť, ani jej nemôžeš o tom rozprávať. Ozaj, ako by si J</text:span></text:span><text:span text:style-name="CharStyle15"><text:span text:style-name="T31">u</text:span></text:span><text:span text:style-name="CharStyle15"><text:span text:style-name="T42">le povedal, že sa ti Maruša zhnusila? Ak by si povedal, znamenalo by to, že sa ti kedysi nehnusila. Teraz išla po radu a nech ťa to nemrzí. Akéže poníženie? Ak si sa sám neponižoval, Jula sa neponižuje. Jula sa nikdy neponížila pred Marušou, aby sa shovárala o tebe, neponížila sa ani pred tebou, lebo nikdy nespomínala Marušu. Darmo sa zožieraš, Jozef Mak. Ak si mal dosť sily a smelosti, mal si jej zakázať túto cestu, veď ti povedala, kde ide</text:span></text:span><text:span text:style-name="CharStyle15"><text:span text:style-name="T1">!</text:span></text:span><text:span text:style-name="CharStyle15"><text:span text:style-name="T42"> Prečo si si netrúfal, há? Bál si sa, že ti Jula povie: Idem po tvojich cestách.—</text:span></text:span><text:span text:style-name="CharStyle15"><text:span text:style-name="T1"> </text:span></text:span><text:span text:style-name="CharStyle15"><text:span text:style-name="T42">Nesmelý človek si. Nerovnaký. Nedávno by ti nebolo záležalo na veci. Nebol by si dbal</text:span></text:span><text:span text:style-name="CharStyle15"><text:span text:style-name="T1">,</text:span></text:span><text:span text:style-name="CharStyle15"><text:span text:style-name="T42"> čože ti bola Jula? Veď ti je i dnes ničím. Len sa upokoj.</text:span></text:span></text:p>
        <text:p text:style-name="P26"><text:span text:style-name="CharStyle15"><text:span text:style-name="T42">No nevedel sa uspokojiť a o dva týždne nabil Julu.</text:span></text:span></text:p>
        <text:p text:style-name="P26"><text:span text:style-name="CharStyle15"><text:span text:style-name="T42">Päsť mu ozaj bila do prázdna, Jula naozaj vyvalila oči, divila sa, rozplakala sa hodne neskoro, ale údery ju nebolely, bolely iba jeho, sťa by sa bol zbil sám a to ani nie raz, ale i na druhý deň i na tretí.</text:span></text:span></text:p>
        <text:p text:style-name="P26"><text:soft-page-break/><text:span text:style-name="CharStyle15"><text:span text:style-name="T42">Myslel si, môže sváľať dom, lebo ho postavil sám.</text:span></text:span></text:p>
        <text:p text:style-name="P26"><text:span text:style-name="CharStyle15"><text:span text:style-name="T42">Ale to nebola dobrá rada. Jula bola tupá, nič ju nechytilo, iba strašne pravdiv</text:span></text:span><text:span text:style-name="CharStyle15"><text:span text:style-name="T31">e</text:span></text:span><text:span text:style-name="CharStyle15"><text:span text:style-name="T42"> čo mu raz povedala:</text:span></text:span></text:p>
        <text:p text:style-name="P26"><text:span text:style-name="CharStyle15"><text:span text:style-name="T42">— Jožko, dostala som sa ti na ťarchu. Nebi ma. Sama by som nebola prišla, keby si nebol chcel. Nikdy som ti nehovorila, čo máš robiť a čo nie. Nehovorím ti ani teraz. Ale ma nebi. Zakrútim si chlapca, pôjdem sa pomodliť do kostola k Panne M</text:span></text:span><text:span text:style-name="CharStyle15"><text:span text:style-name="T31">a</text:span></text:span><text:span text:style-name="CharStyle15"><text:span text:style-name="T42">rii a viac sa nevrátim. Neboj sa, ani zlého slova na teba nikdy nepomyslím, ani nezahyniem. I syna dobre vychovám. Nemysli si, že sa ti teraz vyhrážam. Lenže neviem, prečo ma biješ a či ma chceš vyhnať. Ani ti rečí nenarobím, Jožko, ticho odídem.</text:span></text:span></text:p>
        <text:p text:style-name="P26"><text:span text:style-name="CharStyle15"><text:span text:style-name="T42">Každé slovo ako skala.</text:span></text:span></text:p>
        <text:p text:style-name="P26"><text:span text:style-name="CharStyle15"><text:span text:style-name="T42">Jozef Mak cítil, že je každé pevnejšie, </text:span></text:span><text:span text:style-name="CharStyle15"><text:span text:style-name="T31">i</text:span></text:span><text:span text:style-name="CharStyle15"><text:span text:style-name="T42"> keď ho Jula vyslovuje iba prosto a ticho, ako tie, keď sa zaklínala Maruša. Každé slovo je pravda čistá a pevná, ktorá sa nezmení, ani neodkloní, ani nez</text:span></text:span><text:span text:style-name="CharStyle15"><text:span text:style-name="T1">ľ</text:span></text:span><text:span text:style-name="CharStyle15"><text:span text:style-name="T42">útostí, ani nerozzúri.</text:span></text:span></text:p>
        <text:p text:style-name="P26"><text:span text:style-name="CharStyle15"><text:span text:style-name="T42">A chodil Jozef Mak po celé týždne ako mračno.</text:span></text:span></text:p>
        <text:p text:style-name="P26"><text:span text:style-name="CharStyle15"><text:span text:style-name="T42">I pokoril sa hlboko.</text:span></text:span></text:p>
        <text:p text:style-name="P26"><text:span text:style-name="CharStyle15"><text:span text:style-name="T42">Naučil sa laskať, hoc nemotorne, jednak sa len zastavil pri J</text:span></text:span><text:span text:style-name="CharStyle15"><text:span text:style-name="T31">u</text:span></text:span><text:span text:style-name="CharStyle15"><text:span text:style-name="T42">le a nevšímal si, či je tupá, či nie, či mu odpovedá, či nie, či sa usmeje na neho, alebo to patrí synovi.</text:span></text:span></text:p>
        <text:p text:style-name="P26"><text:span text:style-name="CharStyle15"><text:span text:style-name="T42">I pokoril sa ešte hlbšie.</text:span></text:span></text:p>
        <text:p text:style-name="P26"><text:span text:style-name="CharStyle15"><text:span text:style-name="T42">—</text:span></text:span><text:span text:style-name="CharStyle15"><text:span text:style-name="T1"> </text:span></text:span><text:span text:style-name="CharStyle15"><text:span text:style-name="T42">Ju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začal raz ticho a ťažko, ako by každá myšlienka mala cent, — Jula, never ty, že bude mať Maruša odo mňa decko, never. Maruša je prekliata a nech je prekliata, lebo vymýšľa, aby ma nalákala a neviem, či ju raz nepochytím za krk. Ty </text:span></text:span><text:soft-page-break/><text:span text:style-name="CharStyle15"><text:span text:style-name="T42">a</text:span></text:span><text:span text:style-name="CharStyle15"><text:span text:style-name="T1">n</text:span></text:span><text:span text:style-name="CharStyle15"><text:span text:style-name="T42">i nevieš, aká je Maruša ošklivá. Viem, čo ťa trápi, keby si ma obarila, nemohol by som ti slova povedať, ale never, čo Maruša vyhut</text:span></text:span><text:span text:style-name="CharStyle15"><text:span text:style-name="T1">uje</text:span></text:span><text:span text:style-name="CharStyle15"><text:span text:style-name="T42">. Ak ty budeš takáto, tak... Never ty, Jula, že som teraz mnoho pil, to som sa tak len od starosti opil a vždy mi bolo na ume, ako ti poviem, aby si ničomu neverila. Však ja len vidím, ako kapeš a najradšej by som si krk vykrútil, keď ťa vidím a keď som ťa zbil, tak mi bolo, ako by som si bol mater zbil. Však vieš, že mi ani jesť nedalo za tri dni. Preklial som ja Meľošovie chalupu do gruntu, a nemysli si, že som opitý, a preklial som aj hodinu, keď ma mať prvý raz do Meľošov pritúlila. Zakazoval som ti, aby si na mňa tak vyčítavo nehľadela, ale ti už nezakazujem, Jula, len ty radšej hľa</text:span></text:span><text:span text:style-name="CharStyle15"><text:span text:style-name="T1">ď</text:span></text:span><text:span text:style-name="CharStyle15"><text:span text:style-name="T42">...</text:span></text:span></text:p>
        <text:p text:style-name="P5"><text:span text:style-name="CharStyle15"><text:span text:style-name="T42">—</text:span></text:span><text:span text:style-name="CharStyle15"><text:span text:style-name="T1"> </text:span></text:span><text:span text:style-name="CharStyle15"><text:span text:style-name="T42">Dobr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vedala Jula, no nerozohralo</text:span></text:span><text:span text:style-name="CharStyle33"><text:span text:style-name="T42"> </text:span></text:span><text:span text:style-name="CharStyle15"><text:span text:style-name="T42">sa v nej nič, ba ani sa nehrešila, že je taká bezcitná</text:span></text:span><text:span text:style-name="CharStyle15"><text:span text:style-name="T1">.</text:span></text:span><text:span text:style-name="CharStyle15"><text:span text:style-name="T42"> Ani sa v ničom nepremáhala. Ak sa cítila ustatá, sadla si na lavicu a sedela a dívala sa neúčastn</text:span></text:span><text:span text:style-name="CharStyle15"><text:span text:style-name="T31">e</text:span></text:span><text:span text:style-name="CharStyle15"><text:span text:style-name="T42">, neprítomn</text:span></text:span><text:span text:style-name="CharStyle15"><text:span text:style-name="T31">e</text:span></text:span><text:span text:style-name="CharStyle15"><text:span text:style-name="T42"> na pavučinu, čo v noci nasnoval pavúk do kúta za stolom.</text:span></text:span></text:p>
        <text:p text:style-name="P26"><text:span text:style-name="CharStyle15"><text:span text:style-name="T42">A počúvala, ako rozpráva Jozef Mak</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a príklad</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o hore, o Hercegovine, o mátohách, alebo o hocičom, až sa Makov</text:span></text:span><text:span text:style-name="CharStyle15"><text:span text:style-name="T73">i</text:span></text:span><text:span text:style-name="CharStyle15"><text:span text:style-name="T42"> neraz zdalo, že mu odpovedá celkom po starom.</text:span></text:span></text:p>
        <text:p text:style-name="P26"><text:span text:style-name="CharStyle15"><text:span text:style-name="T42">Potom si pomyslel Jozef Mak, že sa nebude starať o nič a nestaral sa o nič. Robil, chodil, rozprával sa s ľuďmi, s chlapcom sa pobavil, Julu zavše pohrešil, zavše sa rozosmial, ale akýsi vnútorný hlas ho vždy doráňal, keď ho Jula prijímala. Nemohol povedať, či by ho bola odsotila aspoň raz, jednak vycítil hrôzu, čo chodila na ňu v takomto čase, cítil chlad, tupotu, neúčasť, i ťažký vzdych, čo sa vydral J</text:span></text:span><text:span text:style-name="CharStyle15"><text:span text:style-name="T31">u</text:span></text:span><text:span text:style-name="CharStyle15"><text:span text:style-name="T42">le z pŕs, sťa utajený výkrik strachu, nev</text:span></text:span><text:span text:style-name="CharStyle15"><text:span text:style-name="T31">o</text:span></text:span><text:span text:style-name="CharStyle15"><text:span text:style-name="T42">le, azda aj ošklivosti. Hej, tak nejako vzdychla, </text:span></text:span><text:soft-page-break/><text:span text:style-name="CharStyle15"><text:span text:style-name="T42">ako by sama nechcela vzdychnúť, ale ako by jej srdce volalo o ratu v ťažkom položení. Cítil, ako sa Jula trasie, sťa v zimnici, počúval, ako zakaždým sa rozvzlyká, trhavo a zdĺhavo, no nemo roznarieka.</text:span></text:span></text:p>
        <text:p text:style-name="P26"><text:span text:style-name="CharStyle15"><text:span text:style-name="T42">—</text:span></text:span><text:span text:style-name="CharStyle15"><text:span text:style-name="T1"> </text:span></text:span><text:span text:style-name="CharStyle15"><text:span text:style-name="T42">A čože, Jula? — objímal ju neraz.</text:span></text:span></text:p>
        <text:p text:style-name="P26"><text:span text:style-name="CharStyle15"><text:span text:style-name="T42">Nuž, Jozef Mak, načo sa vypytuješ? Myslíš si, Jula niečo o tom vie, že sa jej chveje srdce a všetky údy? Myslíš si, Jula cíti v sebe alebo na sebe nejaký nárek? Zdá sa ti, že Jula utiera si slzy? Mýliš sa. Jula zdnuká chladne a ty o tom nevieš, ba keby si aj vedel, nevedel by si si rady, lebo niet takého spôsobu, aby sa do July mohlo nadýchať hoc len trochu tepla, lebo Jula sa uzavrela, striasla so seba všetko ako panna-zem, keď sa v jeseň vychystá na spánok, a Jula čaká už iba na inovať, aby </text:span></text:span><text:span text:style-name="CharStyle15"><text:span text:style-name="T1">ju</text:span></text:span><text:span text:style-name="CharStyle15"><text:span text:style-name="T42"> okrášlila, aby ju ovila závojom, ktorý sa síce chytro potrhá, no i za ten krátky čas, pokým ju bude ovíjať, stane sa s ňou neuveriteľná zmena: Jula bude sa vydávať za ženícha-slnce v bielom plášti.</text:span></text:span></text:p>
        <text:p text:style-name="P26"><text:span text:style-name="CharStyle15"><text:span text:style-name="T42">Jozef Mak, lepšie by si mal priložiť ucho n</text:span></text:span><text:span text:style-name="CharStyle15"><text:span text:style-name="T73">a J</text:span></text:span><text:span text:style-name="CharStyle15"><text:span text:style-name="T1">u</text:span></text:span><text:span text:style-name="CharStyle15"><text:span text:style-name="T31">l</text:span></text:span><text:span text:style-name="CharStyle15"><text:span text:style-name="T42">in</text:span></text:span><text:span text:style-name="CharStyle15"><text:span text:style-name="T1">o</text:span></text:span><text:span text:style-name="CharStyle15"><text:span text:style-name="T42"> srdce.</text:span></text:span></text:p>
        <text:p text:style-name="P27"><text:span text:style-name="CharStyle15"><text:span text:style-name="T42"/></text:span></text:p>
        <text:h text:style-name="Heading_20_1" text:outline-level="1"><text:span text:style-name="CharStyle15"><text:span text:style-name="T85">68</text:span></text:span><text:span text:style-name="CharStyle15">.</text:span></text:h>
        <text:p text:style-name="P8"><text:span text:style-name="CharStyle15"><text:span text:style-name="T42"/></text:span></text:p>
        <text:p text:style-name="P26"><text:span text:style-name="CharStyle15"><text:span text:style-name="T42">Jozef Mak dobre poznal Joťka Hiriačka. Vytušil ho, aký </text:span></text:span><text:span text:style-name="CharStyle15"><text:span text:style-name="T1">je</text:span></text:span><text:span text:style-name="CharStyle15"><text:span text:style-name="T42"> i tam, kde ho nikto nepoznal. V Meľošovie dome málokto poznal Joťka Hiriačka, zpo</text:span></text:span><text:span text:style-name="CharStyle15"><text:span text:style-name="T73">z</text:span></text:span><text:span text:style-name="CharStyle15"><text:span text:style-name="T1">n</text:span></text:span><text:span text:style-name="CharStyle15"><text:span text:style-name="T42">al ho však Jozef Mak a vtedy </text:span></text:span><text:span text:style-name="CharStyle15"><text:span text:style-name="T73">s</text:span></text:span><text:span text:style-name="CharStyle15"><text:span text:style-name="T1">a</text:span></text:span><text:span text:style-name="CharStyle15"><text:span text:style-name="T42"> mu začala Maruša oškliviť. Hiriačok nemal taký rozum, aby si sa všetko mohol dozvedieť od neho, čo chceš, ale pomaly začal všeličo tušiť a znepokojoval ho Hiriačok. I Maruši sa opýtal všeličo, </text:span></text:span><text:span text:style-name="CharStyle15"><text:span text:style-name="T1">a</text:span></text:span><text:span text:style-name="CharStyle15"><text:span text:style-name="T42">le nikdy mu rovno </text:span></text:span><text:soft-page-break/><text:span text:style-name="CharStyle15"><text:span text:style-name="T42">neodpovedala, ba kliala sa, sama vraj nevie, prečo ju Hiriačok slúcha.</text:span></text:span></text:p>
        <text:p text:style-name="P26"><text:span text:style-name="CharStyle15"><text:span text:style-name="T42">Nuž neprekvapilo Maka veľmi, keď mu raz Hiriačok sám začal rozprávať, keď raz Hiriačok prestal sa smiať, ba skôr ako by plakal.</text:span></text:span></text:p>
        <text:p text:style-name="P26"><text:span text:style-name="CharStyle15"><text:span text:style-name="T42">— Oklamala ma-ma.</text:span></text:span></text:p>
        <text:p text:style-name="P42"><text:span text:style-name="CharStyle15"><text:span text:style-name="T42">— Kto?</text:span></text:span></text:p>
        <text:p text:style-name="P26"><text:span text:style-name="CharStyle15"><text:span text:style-name="T1">—</text:span></text:span><text:span text:style-name="CharStyle15"><text:span text:style-name="T42"> Mm — Maruša.</text:span></text:span></text:p>
        <text:p text:style-name="P26"><text:span text:style-name="CharStyle15"><text:span text:style-name="T42">—</text:span></text:span><text:span text:style-name="CharStyle15"><text:span text:style-name="T1"> </text:span></text:span><text:span text:style-name="CharStyle15"><text:span text:style-name="T42">Ako?</text:span></text:span></text:p>
        <text:p text:style-name="P26"><text:span text:style-name="CharStyle15"><text:span text:style-name="T42">— Aby som ňň-nikomu nepovedal a ja poviem.</text:span></text:span></text:p>
        <text:p text:style-name="P26"><text:span text:style-name="CharStyle15"><text:span text:style-name="T42">— Len povedz.</text:span></text:span></text:p>
        <text:p text:style-name="P26"><text:span text:style-name="CharStyle15"><text:span text:style-name="T42">—</text:span></text:span><text:span text:style-name="CharStyle15"><text:span text:style-name="T1"> </text:span></text:span><text:span text:style-name="CharStyle15"><text:span text:style-name="T42">Klamala ma vždy. Povedala mi, keď ťa bude Maruša mať, tak bude Jula moja.</text:span></text:span></text:p>
        <text:p text:style-name="P26"><text:span text:style-name="CharStyle15"><text:span text:style-name="T42">—</text:span></text:span><text:span text:style-name="CharStyle15"><text:span text:style-name="T1"> </text:span></text:span><text:span text:style-name="CharStyle15"><text:span text:style-name="T31">Č</text:span></text:span><text:span text:style-name="CharStyle15"><text:span text:style-name="T42">ož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jednak rozpálil sa Mak.</text:span></text:span></text:p>
        <text:p text:style-name="P26"><text:span text:style-name="CharStyle15"><text:span text:style-name="T42">—</text:span></text:span><text:span text:style-name="CharStyle15"><text:span text:style-name="T1"> </text:span></text:span><text:span text:style-name="CharStyle15"><text:span text:style-name="T42">Ale teraz mi nehovorí nič. Tak mi povedz ty!</text:span></text:span></text:p>
        <text:p text:style-name="P26"><text:span text:style-name="CharStyle15"><text:span text:style-name="T42">Len, len že sa zdržal Jozef Mak a nezaprel do </text:span></text:span><text:span text:style-name="CharStyle15"><text:span text:style-name="T31">u</text:span></text:span><text:span text:style-name="CharStyle15"><text:span text:style-name="T42">bohého Hiriačka.</text:span></text:span></text:p>
        <text:p text:style-name="P26"><text:span text:style-name="CharStyle15"><text:span text:style-name="T42">Lebo taký bol teraz, hrozne sa vedel rozhnevať, keď vytiahol nohu z chalupy. Omrzel ho, komu sa o tom ani nesnívalo, až ľudia začali hovoriť, že je Jozef Mak nespratný, alebo bude sa o chvíľu podobať na brata Jana. Ztemnely mu oči, keď pozeral na Hiriačka a dlho trvalo, pokým sa mu začaly jasniť, pokým sa odvrátil od neboráka, nepohodiac mu ani slovo-</text:span></text:span><text:span text:style-name="CharStyle15"><text:span text:style-name="T1">d</text:span></text:span><text:span text:style-name="CharStyle15"><text:span text:style-name="T42">ve, aspoň tak ako almužnu. Rozliezalo sa mu po modz</text:span></text:span><text:span text:style-name="CharStyle15"><text:span text:style-name="T1">g</text:span></text:span><text:span text:style-name="CharStyle15"><text:span text:style-name="T42">u, že toto je najoškliv</text:span></text:span><text:span text:style-name="CharStyle15"><text:span text:style-name="T1">ejš</text:span></text:span><text:span text:style-name="CharStyle15"><text:span text:style-name="T42">ia vina Marušina</text:span></text:span><text:span text:style-name="CharStyle15"><text:span text:style-name="T1">,</text:span></text:span><text:span text:style-name="CharStyle15"><text:span text:style-name="T42"> až ofialovel a keby bol postretol Marušu, bol by ju klial pred celým svetom. Rozpálila sa mu tvár od hanby, zavše hodil okom na všetky strany, sťa by </text:span></text:span><text:span text:style-name="CharStyle15"><text:span text:style-name="T1">ľ</text:span></text:span><text:span text:style-name="CharStyle15"><text:span text:style-name="T42">udia vedeli, čo mu vyzradil Hiriačok. Hegalo ho na zmrznutých hrudách, kĺzaly sa mu nohy a ťažko ho niesly. Hrudy neboly tak tuho </text:span></text:span><text:soft-page-break/><text:span text:style-name="CharStyle15"><text:span text:style-name="T42">zmrznuté, aby sa obuv musela kĺzať, kde dozrelo slnce nebola už cesta ani tvrdá, no Jozef Mak vykračoval strmo a na to hrudy neboly ešte súce. I nadával na cestu a nezbadal každého človeka, ktorého mal zbadať.</text:span></text:span></text:p>
        <text:p text:style-name="P26"><text:span text:style-name="CharStyle15"><text:span text:style-name="T42">A tak zašiel až dolu cez hradskú, sťa by sa bol vybral do mlyna a keď to pobadal, vtedy zaklial. Mal zabočiť napravo už povyše troch domov, lebo chcel ísť pomáhať do Rusnákov okresávať, ba veď aj počul, kde klepú topory a jednak šiel, kade ho viedly oči. Nuž zaklial, keď sa pobadal, zvrtol sa a nešiel do Rusnákov.</text:span></text:span></text:p>
        <text:p text:style-name="P26"><text:span text:style-name="CharStyle15"><text:span text:style-name="T42">Nešiel, lebo teraz bol taký človek Jozef Mak.</text:span></text:span></text:p>
        <text:p text:style-name="P26"><text:span text:style-name="CharStyle15"><text:span text:style-name="T42">Niekto by mohol povedať, že sa obrátil na šťastie, hoci vracať sa s cesty n</text:span></text:span><text:span text:style-name="CharStyle15"><text:span text:style-name="T1">i</text:span></text:span><text:span text:style-name="CharStyle15"><text:span text:style-name="T42">e je šťastím, ale keď prišiel zasa na hradskú, prešla ho Cigánka, ba i dočkala, aby ju dohonil. Opravd</text:span></text:span><text:span text:style-name="CharStyle15"><text:span text:style-name="T31">i</text:span></text:span><text:span text:style-name="CharStyle15"><text:span text:style-name="T42">ve nechcel, len mu tak od samo seba prišlo hádať, ktorá je to táto známa Cigánka a nebol by si lámal hlavu, keby nebol uhádol.</text:span></text:span></text:p>
        <text:p text:style-name="P26"><text:span text:style-name="CharStyle15"><text:span text:style-name="T42">—</text:span></text:span><text:span text:style-name="CharStyle15"><text:span text:style-name="T1"> </text:span></text:span><text:span text:style-name="CharStyle15"><text:span text:style-name="T42">Ani ma nepoznáš, Mak, čo?</text:span></text:span></text:p>
        <text:p text:style-name="P26"><text:span text:style-name="CharStyle15"><text:span text:style-name="T42">— </text:span></text:span><text:span text:style-name="CharStyle15"><text:span text:style-name="T73">Č</text:span></text:span><text:span text:style-name="CharStyle15"><text:span text:style-name="T42">ert ťa pozná — </text:span></text:span><text:span text:style-name="CharStyle15"><text:span text:style-name="T73">R</text:span></text:span><text:span text:style-name="CharStyle15"><text:span text:style-name="T31">ó</text:span></text:span><text:span text:style-name="CharStyle15"><text:span text:style-name="T42">za, Tereza</text:span></text:span><text:span text:style-name="CharStyle15"><text:span text:style-name="T1">!</text:span></text:span><text:span text:style-name="CharStyle15"><text:span text:style-name="T42"> — </text:span></text:span><text:span text:style-name="CharStyle15"><text:span text:style-name="T1">v</text:span></text:span><text:span text:style-name="CharStyle15"><text:span text:style-name="T42">šak spolu nebývame.</text:span></text:span></text:p>
        <text:p text:style-name="P26"><text:span text:style-name="CharStyle15"><text:span text:style-name="T42">— Aká Róza? Ja som Tereza. Imr</text:span></text:span><text:span text:style-name="CharStyle15"><text:span text:style-name="T1">ov</text:span></text:span><text:span text:style-name="CharStyle15"><text:span text:style-name="T42">a. Kdeže je Róza! Imro by ju zaklal, keby ju dochytil. Ale tak mu treba.</text:span></text:span></text:p>
        <text:p text:style-name="P26"><text:span text:style-name="CharStyle15"><text:span text:style-name="T42">—</text:span></text:span><text:span text:style-name="CharStyle15"><text:span text:style-name="T1"> </text:span></text:span><text:span text:style-name="CharStyle15"><text:span text:style-name="T42">Groše mu preplákla...</text:span></text:span></text:p>
        <text:p text:style-name="P42"><text:span text:style-name="CharStyle15"><text:span text:style-name="T42">— Aj to. Ale v Bystrici našla si kontráša a už </text:span></text:span><text:span text:style-name="CharStyle15"><text:span text:style-name="T1">je</text:span></text:span><text:span text:style-name="CharStyle15"><text:span text:style-name="T42"> fuč! Taká osoba. Keby ma teraz Imro nema</text:span></text:span><text:span text:style-name="CharStyle15"><text:span text:style-name="T1">l</text:span></text:span><text:span text:style-name="CharStyle15"><text:span text:style-name="T42">...</text:span></text:span></text:p>
        <text:p text:style-name="P26"><text:span text:style-name="CharStyle15"><text:span text:style-name="T42">— Len mu aj ty ne</text:span></text:span><text:span text:style-name="CharStyle15"><text:span text:style-name="T1">ujd</text:span></text:span><text:span text:style-name="CharStyle15"><text:span text:style-name="T42">i.</text:span></text:span></text:p>
        <text:p text:style-name="P26"><text:span text:style-name="CharStyle15"><text:span text:style-name="T1">— </text:span></text:span><text:span text:style-name="CharStyle15"><text:span text:style-name="T42">Ja? </text:span></text:span><text:span text:style-name="CharStyle15"><text:span text:style-name="T1">— r</text:span></text:span><text:span text:style-name="CharStyle15"><text:span text:style-name="T42">ehotala sa Tereza, či Róza, keďže Jozef Mak zasa nevedel, ktorá je, hoci mu to pred chvíľou povedala, a že vycerila všetky biele zuby, nechtiac usmial </text:span></text:span><text:soft-page-break/><text:span text:style-name="CharStyle15"><text:span text:style-name="T42">sa aj Jozef Mak. Ba zvíťazila v ňom i poverčivosť a sám si nahútal, že vracia sa na šťastie.</text:span></text:span></text:p>
        <text:p text:style-name="P26"><text:span text:style-name="CharStyle15"><text:span text:style-name="T42">I taký bol teraz Jozef Mak.</text:span></text:span></text:p>
        <text:p text:style-name="P26"><text:span text:style-name="CharStyle15"><text:span text:style-name="T42">Hiriačok i teraz stál pred chalupou, ruky zastrčené </text:span></text:span><text:span text:style-name="CharStyle15"><text:span text:style-name="T1">po</text:span></text:span><text:span text:style-name="CharStyle15"><text:span text:style-name="T42">d pazuchami, i zbadal Joťka zďaleka, ale nevychytil ho hnev. Iba sa sponáh</text:span></text:span><text:span text:style-name="CharStyle15"><text:span text:style-name="T1">ľ</text:span></text:span><text:span text:style-name="CharStyle15"><text:span text:style-name="T42">al do dvora, aby sa s Hiriačkom nezaplietol zasa do reči.</text:span></text:span></text:p>
        <text:p text:style-name="P26"><text:span text:style-name="CharStyle15"><text:span text:style-name="T42">A vo dvore postretol Marušu.</text:span></text:span></text:p>
        <text:p text:style-name="P26"><text:span text:style-name="CharStyle15"><text:span text:style-name="T42">Nezbadal, že je popolavá a že má trochu zmútené oči.</text:span></text:span></text:p>
        <text:p text:style-name="P26"><text:span text:style-name="CharStyle15"><text:span text:style-name="T42">Videl iba toľko, že má pod pazuchami plno šiat, na chrbte kôš, i ten plný handrami</text:span></text:span><text:span text:style-name="CharStyle15"><text:span text:style-name="T1">. </text:span></text:span><text:span text:style-name="CharStyle15"><text:span text:style-name="T42">Maruša sa asi poberala k potoku, kde žmurkal neveľký ohník pod kotlom. Z kotla uletovaly krátke pary a ešte kratšie zo zvárky, ktorá stála neďaleko ohňa, roz</text:span></text:span><text:span text:style-name="CharStyle15"><text:span text:style-name="T1">č</text:span></text:span><text:span text:style-name="CharStyle15"><text:span text:style-name="T42">apená</text:span></text:span><text:span text:style-name="CharStyle15"><text:span text:style-name="T1"> </text:span></text:span><text:span text:style-name="CharStyle15"><text:span text:style-name="T42">na širokých troch nohách.</text:span></text:span></text:p>
        <text:p text:style-name="P26"><text:span text:style-name="CharStyle15"><text:span text:style-name="T42">Mohol si domyslieť i sám, že Maruša zvára a donáša sa bližšie k potoku, ale Jozef Mak si nič nedomyslel, hoc sa Maruša zastavila na</text:span></text:span><text:span text:style-name="CharStyle17"><text:span text:style-name="T42"> </text:span></text:span><text:span text:style-name="CharStyle15"><text:span text:style-name="T42">chvíľu a ukázala sa mu zasa, aká je, keď nemá tvár. Jozef Mak skríkol, pravda, len do vnútra a vbehol do izby. Keby bol dočkal, bol by videl, že sa Maruša obzrela ešte raz nadlhšie a čosi hútala, ako by sa jej chcelo za ním ísť a pozrela aj na šaty, ako by nevedela o nich a chcela by ich teraz odhodiť.</text:span></text:span></text:p>
        <text:p text:style-name="P26"><text:span text:style-name="CharStyle15"><text:span text:style-name="T42">Lenže Jozef Mak sa poponáhľal do izby a nevidel nič.</text:span></text:span></text:p>
        <text:p text:style-name="P26"><text:span text:style-name="CharStyle15"><text:span text:style-name="T42">Nechcel vidieť, nuž nevidel.</text:span></text:span></text:p>
        <text:p text:style-name="P26"><text:span text:style-name="CharStyle15"><text:span text:style-name="T42">— </text:span></text:span><text:span text:style-name="CharStyle15"><text:span text:style-name="T31">Č</text:span></text:span><text:span text:style-name="CharStyle15"><text:span text:style-name="T42">o chce Maruša vo dvore?</text:span></text:span><text:span text:style-name="CharStyle15"><text:span text:style-name="T1">!</text:span></text:span><text:span text:style-name="CharStyle15"><text:span text:style-name="T42"> — skríkol na prahu izby, lebo hútať nestačil, či má takto vkročiť alebo nie.</text:span></text:span></text:p>
        <text:p text:style-name="P26"><text:soft-page-break/><text:span text:style-name="CharStyle15"><text:span text:style-name="T42">—</text:span></text:span><text:span text:style-name="CharStyle15"><text:span text:style-name="T1"> </text:span></text:span><text:span text:style-name="CharStyle15"><text:span text:style-name="T31">Č</text:span></text:span><text:span text:style-name="CharStyle15"><text:span text:style-name="T42">o chce Maruša? Ako to, Jožko? Však Maruša môže chcieť hocičo vo svojom dvore. Dvor tvoj a dvor je</text:span></text:span><text:span text:style-name="CharStyle15"><text:span text:style-name="T1">j</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Nemôže! Nič nemôže! — reval Jozef Mak.</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ijaký dvor, iba môj dvor. Každá lata je moja, každý klinec, každý šindo</text:span></text:span><text:span text:style-name="CharStyle15"><text:span text:style-name="T73">l</text:span></text:span><text:span text:style-name="CharStyle15"><text:span text:style-name="T1">.</text:span></text:span><text:span text:style-name="CharStyle15"><text:span text:style-name="T42"> Nocou som ho robil, nežral som, svojimi pazúrami som všetko vláčil, nech sa mi tu nik ničoho nedotýka. Každé brvno som z hory vydriapal ja, ja sám a nik iný! Kameň som</text:span></text:span><text:span text:style-name="CharStyle15"><text:span text:style-name="T1"> </text:span></text:span><text:span text:style-name="CharStyle15"><text:span text:style-name="T42">z popola vyhrab</text:span></text:span><text:span text:style-name="CharStyle15"><text:span text:style-name="T31">ú</text:span></text:span><text:span text:style-name="CharStyle15"><text:span text:style-name="T42">val... To je všetko moje. Hov</text:span></text:span><text:span text:style-name="CharStyle15"><text:span text:style-name="T1">ä</text:span></text:span><text:span text:style-name="CharStyle15"><text:span text:style-name="T42">do som bol, keď som tu niekoho strpel. Ale už nestrpím. Choď jej </text:span></text:span><text:span text:style-name="CharStyle15"><text:span text:style-name="T1">po</text:span></text:span><text:span text:style-name="CharStyle15"><text:span text:style-name="T42">vedať zaraz, aby sa pratala, lebo ja kyjak n</text:span></text:span><text:span text:style-name="CharStyle15"><text:span text:style-name="T31">a</text:span></text:span><text:span text:style-name="CharStyle15"><text:span text:style-name="T42">jdem i teraz!</text:span></text:span><text:span text:style-name="CharStyle15"><text:span text:style-name="T1">.</text:span></text:span><text:span text:style-name="CharStyle15"><text:span text:style-name="T42">.. Choď</text:span></text:span><text:span text:style-name="CharStyle15"><text:span text:style-name="T1"> </text:span></text:span><text:span text:style-name="CharStyle15"><text:span text:style-name="T42">jej povedať, že</text:span></text:span><text:span text:style-name="CharStyle15"><text:span text:style-name="T1"> </text:span></text:span><text:span text:style-name="CharStyle15"><text:span text:style-name="T42">ju zmlátim. Nech sa viac nikto </text:span></text:span><text:span text:style-name="CharStyle15"><text:span text:style-name="T31">m</text:span></text:span><text:span text:style-name="CharStyle15"><text:span text:style-name="T42">ôjh</text:span></text:span><text:span text:style-name="CharStyle15"><text:span text:style-name="T31">o</text:span></text:span><text:span text:style-name="CharStyle15"><text:span text:style-name="T42"> nedotýka, čo je moje, nech mi nik neberie, nadával som sa dosť, zožrali</text:span></text:span><text:span text:style-name="CharStyle17"><text:span text:style-name="T42"> </text:span></text:span><text:span text:style-name="CharStyle15"><text:span text:style-name="T42">by ma celého a tú tam rozdriapem na kusy, ak pôjdem von. Vm</text:span></text:span><text:span text:style-name="CharStyle15"><text:span text:style-name="T1">l</text:span></text:span><text:span text:style-name="CharStyle15"><text:span text:style-name="T42">átim ju do zeme, pokým jej bude trčať čo len jediný prst. Nech sa m</text:span></text:span><text:span text:style-name="CharStyle15"><text:span text:style-name="T1">i </text:span></text:span><text:span text:style-name="CharStyle15"><text:span text:style-name="T42">tu nevláči</text:span></text:span><text:span text:style-name="CharStyle15"><text:span text:style-name="T1">.</text:span></text:span><text:span text:style-name="CharStyle15"><text:span text:style-name="T42"> Vykopni ju, Jula</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A začo, Jožko?</text:span></text:span></text:p>
        <text:p text:style-name="P26"><text:span text:style-name="CharStyle15"><text:span text:style-name="T42">Jožko Mak, nekrič, ale počúvaj na túto otázku a odpovedz, ak vieš. Jula nevypovedala ju tak, ako by si ju ty rozumel, ale hodno by ti ju bolo počúvať. Nebledol by si od jedu, zasekol by sa ti rev v hrdle, ďalej by sa nedostal. A keby si odpovedal, že chceš znivočiť Marušu pre ťažké a nezmeniteľné hriechy, otupelá Jula by ti mohla dať ťažšiu otázku.</text:span></text:span></text:p>
        <text:p text:style-name="P26"><text:span text:style-name="CharStyle15"><text:span text:style-name="T42">—</text:span></text:span><text:span text:style-name="CharStyle15"><text:span text:style-name="T1"> </text:span></text:span><text:span text:style-name="CharStyle15"><text:span text:style-name="T42">Pre ktoré to hriechy, Jožko? — </text:span></text:span><text:span text:style-name="CharStyle15"><text:span text:style-name="T1">m</text:span></text:span><text:span text:style-name="CharStyle15"><text:span text:style-name="T42">ohla by sa ťa spýtať, až by si sa musel rozpamätať, že niet takého hriechu na svete, ktorý by popáchal človek iba sám. Voľačo alebo voľakto vždy pomáha zhrešiť, i keď si to človek hneď neuvedomí.</text:span></text:span></text:p>
        <text:p text:style-name="P26"><text:span text:style-name="CharStyle15"><text:span text:style-name="T42">Ťažko by odpovedal Jozef Mak, azda lepšie je tak, že nepočuje Julinu otázku. Až </text:span></text:span><text:soft-page-break/><text:span text:style-name="CharStyle15"><text:span text:style-name="T42">si celkom otlčie dlaň o lavicu, potom stíchne.</text:span></text:span></text:p>
        <text:p text:style-name="P26"><text:span text:style-name="CharStyle15"><text:span text:style-name="T42">Asi tak si musela myslieť i Jula. Krik ju nevyrušil, Maruša ju neznepoko</text:span></text:span><text:span text:style-name="CharStyle15"><text:span text:style-name="T1">jo</text:span></text:span><text:span text:style-name="CharStyle15"><text:span text:style-name="T42">vala a pred Makovým príchodom mala na mysli, že si vezme chlapca a pôjde do Klá</text:span></text:span><text:span text:style-name="CharStyle15"><text:span text:style-name="T31">č</text:span></text:span><text:span text:style-name="CharStyle15"><text:span text:style-name="T42">ov pozrieť Maru, či sa jej bôb ozaj tak zmuškavel ako včera spomínala; nuž ani po príchode nerozmyslela si ináč. Podvihla si syna najprv na lavicu, požmu</text:span></text:span><text:span text:style-name="CharStyle15"><text:span text:style-name="T1">r</text:span></text:span><text:span text:style-name="CharStyle15"><text:span text:style-name="T42">kala naň, že sa už schystajú a vzala ho potom na ruky.</text:span></text:span></text:p>
        <text:p text:style-name="P26"><text:span text:style-name="CharStyle15"><text:span text:style-name="T42">Jozef Mak váľal za ňou také ťažké slová ako balvan, lenže Jula nepočúvala, bola by sa cestou iba so synom rozprávala a dávala si pozor na krok, aby sa s ním</text:span></text:span><text:span text:style-name="CharStyle15"><text:span text:style-name="T1"> </text:span></text:span><text:span text:style-name="CharStyle15"><text:span text:style-name="T42">nepoklzla, pritiahla naň ručník, aby ho chlad veľmi neovia</text:span></text:span><text:span text:style-name="CharStyle15"><text:span text:style-name="T31">l.</text:span></text:span></text:p>
        <text:p text:style-name="P26"><text:span text:style-name="CharStyle15"><text:span text:style-name="T42">Ale predo dvermi stála Maruša, sťa by iba na Julu čakala. Ani teraz nemala tvár, len oči také ako vlčica, keď je veľmi hladná a korisť má pred sebou iba na siahu, lenže na mieste veľmi nebezpečnom.</text:span></text:span></text:p>
        <text:p text:style-name="P26"><text:span text:style-name="CharStyle15"><text:span text:style-name="T42">— Už ma ideš vyháňať, Jula? — prskala Maruša polohlasn</text:span></text:span><text:span text:style-name="CharStyle15"><text:span text:style-name="T1">e</text:span></text:span><text:span text:style-name="CharStyle15"><text:span text:style-name="T42">, cez zuby.</text:span></text:span></text:p>
        <text:p text:style-name="P26"><text:span text:style-name="CharStyle15"><text:span text:style-name="T42">—</text:span></text:span><text:span text:style-name="CharStyle15"><text:span text:style-name="T1"> Č</text:span></text:span><text:span text:style-name="CharStyle15"><text:span text:style-name="T42">ože?... </text:span></text:span><text:span text:style-name="CharStyle15"><text:span text:style-name="T73">A</text:span></text:span><text:span text:style-name="CharStyle15"><text:span text:style-name="T42"> čo ma do vás? Ak sa chceš, shováraj sa s Jožom, ale hútam, že zváraš v dobrý čas a zajtra sa prichystám zvárať i ja. Budem mať pokoj. Nerada zváram.</text:span></text:span></text:p>
        <text:p text:style-name="P26"><text:span text:style-name="CharStyle15"><text:span text:style-name="T42">Maruša hľadí, zem sa jej trasie pod nohami, popol na tvári tratí i tú nemnohú farbu. Chcelo by sa </text:span></text:span><text:span text:style-name="CharStyle15"><text:span text:style-name="T1">je</text:span></text:span><text:span text:style-name="CharStyle15"><text:span text:style-name="T42">j vyceriť zuby, ale práve s</text:span></text:span><text:span text:style-name="CharStyle15"><text:span text:style-name="T1">i n</text:span></text:span><text:span text:style-name="CharStyle15"><text:span text:style-name="T42">amakáva v sebe žlč a zamáča do nej odpoveď, odpoveď na Makov neodkričaný krik, na </text:span></text:span><text:span text:style-name="CharStyle15"><text:span text:style-name="T73">t</text:span></text:span><text:span text:style-name="CharStyle15"><text:span text:style-name="T1">u</text:span></text:span><text:span text:style-name="CharStyle15"><text:span text:style-name="T42">potu Julinu, aby odpoveď bola taká, čo zabije oboch razom. Hneď. Za ten čas, pokým sa prichystá, zadrží tu Julu, zmerá ju vlčím zrakom, najprv čelo, potom líca, tenké plecia, driek, sukne, i nohy. Všetko. Ale žlč sa už celá vyzmáčala, i posledná krv už vysiakla</text:span></text:span><text:span text:style-name="CharStyle17"><text:span text:style-name="T42"> </text:span></text:span><text:span text:style-name="CharStyle15"><text:span text:style-name="T42">z Marušinho </text:span></text:span><text:soft-page-break/><text:span text:style-name="CharStyle15"><text:span text:style-name="T42">srdca, a odpoveď sa prediera hore dutinou prsnou</text:span></text:span><text:span text:style-name="CharStyle15"><text:span text:style-name="T1">.</text:span></text:span><text:span text:style-name="CharStyle15"><text:span text:style-name="T42"> Ťažká </text:span></text:span><text:span text:style-name="CharStyle15"><text:span text:style-name="T1">j</text:span></text:span><text:span text:style-name="CharStyle15"><text:span text:style-name="T42">e, jedovatá, namáhavo sa tisne do hrdla</text:span></text:span><text:span text:style-name="CharStyle15"><text:span text:style-name="T1">.</text:span></text:span></text:p>
        <text:p text:style-name="P26"><text:span text:style-name="CharStyle15"><text:span text:style-name="T42">— Idem pozrieť Maru do Kláčov, vraj zmu</text:span></text:span><text:span text:style-name="CharStyle15"><text:span text:style-name="T1">š</text:span></text:span><text:span text:style-name="CharStyle15"><text:span text:style-name="T42">kavel sa jej bôb a čo si má s ním poradiť. </text:span></text:span><text:span text:style-name="CharStyle15"><text:span text:style-name="T1">U</text:span></text:span><text:span text:style-name="CharStyle15"><text:span text:style-name="T42"> nás doma začal raz muškavieť a už sa nepamätám, čo sme s ním robili. Tak to máš: aj sa ti urodí a keď ho najviac treba, vtedy začne hynúť. Že vraj už poniektorí aj podsýpajú; či </text:span></text:span><text:span text:style-name="CharStyle15"><text:span text:style-name="T1">je</text:span></text:span><text:span text:style-name="CharStyle15"><text:span text:style-name="T42"> pravda?</text:span></text:span></text:p>
        <text:p text:style-name="P26"><text:span text:style-name="CharStyle15"><text:span text:style-name="T42">Maruša má už všetko v hrdle, už sa dusí, dusí, ale Kláčovkin bô</text:span></text:span><text:span text:style-name="CharStyle15"><text:span text:style-name="T1">b</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Načo podsýpať zavčasu, nevyplatí sa. Z včasného drobizgu nikdy niet užitku, polovica vyhynie </text:span></text:span><text:span text:style-name="CharStyle15"><text:span text:style-name="T1">i</text:span></text:span><text:span text:style-name="CharStyle15"><text:span text:style-name="T42"> keď sa v teplom opatruje. Vyvedieš z chyže na dvor a každý vietor hneď uškodí. Či je nie tak?</text:span></text:span></text:p>
        <text:p text:style-name="P26"><text:span text:style-name="CharStyle15"><text:span text:style-name="T42">Marušina odpoveď puchne v hrdle ešte väčšmi, už sama cíti i blen, ale ak sa ešte chvíľu nepohne, úplne zastaví jej dych a tma sa jej spraví pred očami. Či sa jej už začína robiť? — Zakýva sa Maruša, zažmurká, v pravom kútiku úst potrháva jej pery, ba kŕč ako by zohavil celé pravé líce a akési trosky chrchlavých zvukov vykĺznu sa cez Maruš</text:span></text:span><text:span text:style-name="CharStyle15"><text:span text:style-name="T1">i</text:span></text:span><text:span text:style-name="CharStyle15"><text:span text:style-name="T42">ne ústa.</text:span></text:span></text:p>
        <text:p text:style-name="P26"><text:span text:style-name="CharStyle15"><text:span text:style-name="T42">I tupou Julou prebehne mráz, hoc Jula</text:span></text:span><text:span text:style-name="CharStyle15"><text:span text:style-name="T1"> </text:span></text:span><text:span text:style-name="CharStyle15"><text:span text:style-name="T42">ani len netuší, že sa práve teraz pohla žlč v Marušinom hrdle, rozp</text:span></text:span><text:span text:style-name="CharStyle15"><text:span text:style-name="T1">ľ</text:span></text:span><text:span text:style-name="CharStyle15"><text:span text:style-name="T42">asla sa a udrela kdesi na modzog.</text:span></text:span></text:p>
        <text:p text:style-name="P26"><text:span text:style-name="CharStyle15"><text:span text:style-name="T42">I Jula badá niečo, zato prestane myslieť na kvočky a díva sa ustrnutým pohľadom, ako sa Maruša obracia, ako sa ťažko obracia, tacká, sťa by mala padnúť pri každom kroku.</text:span></text:span></text:p>
        <text:p text:style-name="P26"><text:span text:style-name="CharStyle15"><text:span text:style-name="T42">— Spila sa za</text:span></text:span><text:span text:style-name="CharStyle15"><text:span text:style-name="T1">s.</text:span></text:span><text:span text:style-name="CharStyle15"><text:span text:style-name="T42">.. Nešťastnica, zasa sa ťažko spila, — myslela si Jula a nedalo jej, aby sa nedívala za </text:span></text:span><text:span text:style-name="CharStyle15"><text:span text:style-name="T1">ň</text:span></text:span><text:span text:style-name="CharStyle15"><text:span text:style-name="T42">ou, až pokým nepríde k potoku, k ohňu.</text:span></text:span></text:p>
        <text:p text:style-name="P26"><text:soft-page-break/><text:span text:style-name="CharStyle15"><text:span text:style-name="T42">— Takáto ide zvárať. Akože dozvára?</text:span></text:span></text:p>
        <text:p text:style-name="P26"><text:span text:style-name="CharStyle15"><text:span text:style-name="T42">Tak jej to prebehlo umom, ako by sa mala zastaviť a starať trochu, aby Maruša dozvárala. Lenže videla, Maruša dotackala sa k ohňu, postála nad ním trochu, potom pokutala pahrabu, hodila naň dve polienka. Keď dvihla vrchnák na zvárke, za vrchnákom vytiahlo sa kus hustejšej pary, sťa by bola bývala o vrchnák prilepená. Videla Jula ešte i to, ako Maruša odhodila drevený vrchnák, ako sa prehla cez okraj zvárky a načiahla hlboko do dna pravou rukou. Zmizla do pása v zvárke, iba ľavý lakeť ostal jej vysoko trčať do vzduchu, lebo na ľavú ruku sa oprela.</text:span></text:span></text:p>
        <text:p text:style-name="P26"><text:span text:style-name="CharStyle15"><text:span text:style-name="T42">— Spitá </text:span></text:span><text:span text:style-name="CharStyle15"><text:span text:style-name="T1">je</text:span></text:span><text:span text:style-name="CharStyle15"><text:span text:style-name="T42">, — pomyslela si Jula ešte raz a pohla sa z dvora za Kláčovkiným bôbom.</text:span></text:span></text:p>
        <text:p text:style-name="P26"><text:span text:style-name="CharStyle15"><text:span text:style-name="T42">Na ulici vzdychla tak nejako ľútostiv</text:span></text:span><text:span text:style-name="CharStyle15"><text:span text:style-name="T31">e</text:span></text:span><text:span text:style-name="CharStyle15"><text:span text:style-name="T42">, ako by len jednak nebola Jula-tieň, ale nebolo by sa dalo určiť, či vzdychla nad Marušou, alebo nad sebou. Nad sebou preto, že tak strašne otupela a nič, nič ju nezabolí, keď pozre na Marušu.</text:span></text:span></text:p>
        <text:p text:style-name="P26"><text:span text:style-name="CharStyle15"><text:span text:style-name="T42">—</text:span></text:span><text:span text:style-name="CharStyle15"><text:span text:style-name="T1"> </text:span></text:span><text:span text:style-name="CharStyle15"><text:span text:style-name="T42">Jožinko, schovaj si ruky!</text:span></text:span></text:p>
        <text:p text:style-name="P26"><text:span text:style-name="CharStyle15"><text:span text:style-name="T42">Chlapec hodil hlavou i </text:span></text:span><text:span text:style-name="CharStyle15"><text:span text:style-name="T1">t</text:span></text:span><text:span text:style-name="CharStyle15"><text:span text:style-name="T42">ri razy, živo, vzdorovité, vytŕčal ruky až ponad hlavu, aby mu ich mater </text:span></text:span><text:span text:style-name="CharStyle15"><text:span text:style-name="T1">ne</text:span></text:span><text:span text:style-name="CharStyle15"><text:span text:style-name="T42">zajala a veselo vykrikoval na celé hrdlo:</text:span></text:span></text:p>
        <text:p text:style-name="P26"><text:span text:style-name="CharStyle15"><text:span text:style-name="T42">—</text:span></text:span><text:span text:style-name="CharStyle15"><text:span text:style-name="T1"> </text:span></text:span><text:span text:style-name="CharStyle15"><text:span text:style-name="T42">Nie! Nie! Nedám</text:span></text:span><text:span text:style-name="CharStyle15"><text:span text:style-name="T1">.</text:span></text:span></text:p>
        <text:p text:style-name="P26"><text:span text:style-name="CharStyle15"><text:span text:style-name="T42">Zapáčilo sa to J</text:span></text:span><text:span text:style-name="CharStyle15"><text:span text:style-name="T31">u</text:span></text:span><text:span text:style-name="CharStyle15"><text:span text:style-name="T42">le, potriasla mu jednu päsť.</text:span></text:span></text:p>
        <text:p text:style-name="P26"><text:span text:style-name="CharStyle15"><text:span text:style-name="T42">— Nehádž sa, lebo spadneme, veď vidíš, že je klzk</text:span></text:span><text:span text:style-name="CharStyle15"><text:span text:style-name="T1">é</text:span></text:span><text:span text:style-name="CharStyle15"><text:span text:style-name="T42">!</text:span></text:span></text:p>
        <text:p text:style-name="P26"><text:span text:style-name="CharStyle15"><text:span text:style-name="T42">Chlapcovi to bol ako rozkaz. Chytil mater okolo hrdla a začal sa natriasať celý.</text:span></text:span></text:p>
        <text:p text:style-name="P26"><text:span text:style-name="CharStyle15"><text:span text:style-name="T42">Áno, tak veselo išli do Kláčov obzerať bôb.</text:span></text:span></text:p>
        <text:p text:style-name="P26"><text:span text:style-name="CharStyle15"><text:span text:style-name="T42">Mara Kláčovka síce nebola doma, ani im nemal kto poukazovať mušky, ba ani sa </text:span></text:span><text:soft-page-break/><text:span text:style-name="CharStyle15"><text:span text:style-name="T42">na ne nedozvedali, al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apokon</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bôb je malichernosť, nemusí sa naozaj vidieť. Dobre padne povedať si niekoľko hocijakých slov, či takých, či onakých, ba potrebné je niekomu vyrozprávať, že malý Jožo už aj huncútstva stvára. Včera sa vtiahol do kutky pod pec, založil sa čižmami a zdesená mater nikde ho nemohla n</text:span></text:span><text:span text:style-name="CharStyle15"><text:span text:style-name="T31">a</text:span></text:span><text:span text:style-name="CharStyle15"><text:span text:style-name="T42">jsť. Len jej tak srdce trepotalo, lebo ani nem</text:span></text:span><text:span text:style-name="CharStyle15"><text:span text:style-name="T73">rn</text:span></text:span><text:span text:style-name="CharStyle15"><text:span text:style-name="T42">kol, pokým ho nenašla. Či to kto videl?</text:span></text:span></text:p>
        <text:p text:style-name="P26"><text:span text:style-name="CharStyle15"><text:span text:style-name="T42">Dobre, keď ľudia aspoň počujú.</text:span></text:span></text:p>
        <text:p text:style-name="P26"><text:span text:style-name="CharStyle15"><text:span text:style-name="T1">A</text:span></text:span><text:span text:style-name="CharStyle15"><text:span text:style-name="T42"> spokojná sa vracala Jula Maková i bez muškavého bôbu. Vďačne sa zastavila na slovo pred Makovie vrátkami ešte i s Evou Plevovie, veď i tej možno čo-to povedať.</text:span></text:span></text:p>
        <text:p text:style-name="P26"><text:span text:style-name="CharStyle15"><text:span text:style-name="T42">— A ja pozerám hen na oheň, či vari zváraš,—</text:span></text:span><text:span text:style-name="CharStyle15"><text:span text:style-name="T1"> </text:span></text:span><text:span text:style-name="CharStyle15"><text:span text:style-name="T42">hovorí Eva.</text:span></text:span></text:p>
        <text:p text:style-name="P26"><text:span text:style-name="CharStyle15"><text:span text:style-name="T42">— To Maruša, veď vidíš, — pozrely obe do dvora a J</text:span></text:span><text:span text:style-name="CharStyle15"><text:span text:style-name="T31">u</text:span></text:span><text:span text:style-name="CharStyle15"><text:span text:style-name="T42">le zatrhol sa vtedy zrak. Videla Marušu, prehnutú zasa do zvárky a razom sa jej zazdalo, že videla ju práve takto, i keď odchodila. Prehrabala si pamäť a celkom sa jej vyjasnilo, že i vtedy nebolo vidno Marušinu hlavu a ľavý lakeť takto trčal dovysoka ako i teraz.</text:span></text:span></text:p>
        <text:p text:style-name="P26"><text:span text:style-name="CharStyle15"><text:span text:style-name="T42">Celkom tak.</text:span></text:span></text:p>
        <text:p text:style-name="P26"><text:span text:style-name="CharStyle15"><text:span text:style-name="T42">— Čože? — vyk</text:span></text:span><text:span text:style-name="CharStyle15"><text:span text:style-name="T73">l</text:span></text:span><text:span text:style-name="CharStyle15"><text:span text:style-name="T42">zlo sa jej z úst </text:span></text:span><text:span text:style-name="CharStyle15"><text:span text:style-name="T1">po</text:span></text:span><text:span text:style-name="CharStyle15"><text:span text:style-name="T42">loše</text:span></text:span><text:span text:style-name="CharStyle15"><text:span text:style-name="T1">pt</text:span></text:span><text:span text:style-name="CharStyle15"><text:span text:style-name="T42">om, keďže to bola iba hlasnejšia myšlienka, </text:span></text:span><text:span text:style-name="CharStyle15"><text:span text:style-name="T1">— </text:span></text:span><text:span text:style-name="CharStyle15"><text:span text:style-name="T42">veď sa Marušino opleck</text:span></text:span><text:span text:style-name="CharStyle15"><text:span text:style-name="T31">o</text:span></text:span><text:span text:style-name="CharStyle15"><text:span text:style-name="T42"> netrasie. Netrasie sa a vtedy sa triasl</text:span></text:span><text:span text:style-name="CharStyle15"><text:span text:style-name="T1">o</text:span></text:span><text:span text:style-name="CharStyle15"><text:span text:style-name="T42">...</text:span></text:span></text:p>
        <text:p text:style-name="P26"><text:span text:style-name="CharStyle15"><text:span text:style-name="T42">— Eva, nože pozri, čo Maruša robí?!</text:span></text:span></text:p>
        <text:p text:style-name="P26"><text:span text:style-name="CharStyle15"><text:span text:style-name="T42">Eva veru najsamprv pozrela na Julu, keďže sa J</text:span></text:span><text:span text:style-name="CharStyle15"><text:span text:style-name="T31">u</text:span></text:span><text:span text:style-name="CharStyle15"><text:span text:style-name="T42">le zrazu zmenil hlas a len potom na zvárku a Marušu.</text:span></text:span></text:p>
        <text:p text:style-name="P26"><text:span text:style-name="CharStyle15"><text:span text:style-name="T42">— Vari sa nehýb</text:span></text:span><text:span text:style-name="CharStyle15"><text:span text:style-name="T1">e</text:span></text:span><text:span text:style-name="CharStyle15"><text:span text:style-name="T42">... Ale čože by pozerala toľko do zvárky,</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útala aj Eva Plevovie, ale nič čudného sa jej na tom nepozdávalo.</text:span></text:span></text:p>
        <text:p text:style-name="P26"><text:soft-page-break/><text:span text:style-name="CharStyle15"><text:span text:style-name="T42">— Bola spitá, — doložila Jula a pohla sa do dvora. Ev</text:span></text:span><text:span text:style-name="CharStyle15"><text:span text:style-name="T31">a</text:span></text:span><text:span text:style-name="CharStyle15"><text:span text:style-name="T42"> šla s ňou vďačne, aspoň vidí spitú Marušu a bude mať o čom rozprávať hoci celý tento týždeň. Obyčajná ženská zvedavosť ju ťahala, pozastieraná veľmi priezračnými rečami a posunkami, ktoré by si Jula mohla všimnúť, keby si vedela všímať vecí. A v napätej zvedavosti najsamprv hltaly jej iba</text:span></text:span><text:span text:style-name="CharStyle17"><text:span text:style-name="T42"> </text:span></text:span><text:span text:style-name="CharStyle15"><text:span text:style-name="T42">oč</text:span></text:span><text:span text:style-name="CharStyle15"><text:span text:style-name="T1">i</text:span></text:span><text:span text:style-name="CharStyle15"><text:span text:style-name="T42">, ani sa hneď nezhrozila, keď videla, </text:span></text:span><text:span text:style-name="CharStyle15"><text:span text:style-name="T1">ž</text:span></text:span><text:span text:style-name="CharStyle15"><text:span text:style-name="T42">e je zvárka plná vody až po samý okraj a Marušina hlava ponorená je do nej až po plecia. Najsamprv nasýtily sa jej iba oči všetkým, čo tu bolo a zbledla len potom.</text:span></text:span></text:p>
        <text:p text:style-name="P26"><text:span text:style-name="CharStyle15"><text:span text:style-name="T42">Maruša visela na okraji zvárky ako prehodená handra, spodná časť tela vonku na vzduchu a horná časť v teplej vode.</text:span></text:span></text:p>
        <text:p text:style-name="P26"><text:span text:style-name="CharStyle15"><text:span text:style-name="T42">—</text:span></text:span><text:span text:style-name="CharStyle15"><text:span text:style-name="T1"> </text:span></text:span><text:span text:style-name="CharStyle15"><text:span text:style-name="T42">Maruš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skríkla Jula, ale Maruša sa viac nehla, iba ľavá dlaň sk</text:span></text:span><text:span text:style-name="CharStyle15"><text:span text:style-name="T31">l</text:span></text:span><text:span text:style-name="CharStyle15"><text:span text:style-name="T42">zla sa s okraja zvárky, ruka vbehla do vody, aby ani ľavý lakeť netrčal do vzduchu.</text:span></text:span></text:p>
        <text:p text:style-name="P5"><text:span text:style-name="CharStyle15"><text:span text:style-name="T42"/></text:span></text:p>
        <text:h text:style-name="Heading_20_1" text:outline-level="1"><text:span text:style-name="CharStyle15"><text:span text:style-name="T85">69.</text:span></text:span></text:h>
        <text:p text:style-name="P26"><text:span text:style-name="CharStyle15"><text:span text:style-name="T42"/></text:span></text:p>
        <text:p text:style-name="P27"><text:span text:style-name="CharStyle15"><text:span text:style-name="T42">Takto sa stalo, že Jozef Mak bol prvý, čo videl tvár utopenej Maruši. Nechcel ju vidieť, ba ani netušil, o čom je reč, keď vbehla Eva s krikom do izby, že je Maruša ťažká a nevládze ju vytiahnuť, ale dobehla i Jula s rozvrieskaným chlapcom, zastala si pri peci celá rozochvená, neprítomná a taká</text:span></text:span><text:span text:style-name="CharStyle15"><text:span text:style-name="T1"> </text:span></text:span><text:span text:style-name="CharStyle15"><text:span text:style-name="T42">ako smrť. Nehýbala sa, nič nehovorila, ani chlapca neutišovala, nuž vyhnala ho takáto na dvor, aby tým menej rozumel Eviným nesúvislým rečiam.</text:span></text:span></text:p>
        <text:p text:style-name="P26"><text:span text:style-name="CharStyle15"><text:span text:style-name="T42">Takto bol prvý, ktorý videl nehybné, polootvorené Marušine oči, zelenú tvár s belasými žilkami. Žiliek bolo veľmi mnoho a ako by ich bol niekto iba teraz popísal </text:span></text:span><text:soft-page-break/><text:span text:style-name="CharStyle15"><text:span text:style-name="T42">Videl Jozef Mak prvý krvavé škvrnky v nosných dierkach utopenej, či zadusenej a trochu hustých pien na ústach.</text:span></text:span></text:p>
        <text:p text:style-name="P26"><text:span text:style-name="CharStyle15"><text:span text:style-name="T42">Tak sa to stalo.</text:span></text:span></text:p>
        <text:p text:style-name="P26"><text:span text:style-name="CharStyle15"><text:span text:style-name="T42">Jozefa Maka uderila posledného zmeravená ruka Marušina, keď sa naľakal strašnej tvári a chytro kládol Marušu na zem. Mrtvá ruka sa vtedy poopálala vo vzduchu a uderila Maka cez plece.</text:span></text:span></text:p>
        <text:p text:style-name="P26"><text:span text:style-name="CharStyle15"><text:span text:style-name="T42">Však to nezabudol, cítil dobre, lebo mrtvá ruka ináč udiera, ako živá.</text:span></text:span></text:p>
        <text:p text:style-name="P26"><text:span text:style-name="CharStyle15"><text:span text:style-name="T1">A</text:span></text:span><text:span text:style-name="CharStyle15"><text:span text:style-name="T42"> jednak vyvaľoval oči na ľudí, čo sa sbehúvali, či je naozaj pravda, že je Maruša mrtvá. Myslel si, že je ľahkoverný, že sú všetci ľudia ľahkoverní a niekto sa n</text:span></text:span><text:span text:style-name="CharStyle15"><text:span text:style-name="T73">a</text:span></text:span><text:span text:style-name="CharStyle15"><text:span text:style-name="T1">jd</text:span></text:span><text:span text:style-name="CharStyle15"><text:span text:style-name="T42">e, kto bude mať pevný rozum, povie pravdu, že sa Maruša iba pretvaruje na takú, aby postrašila svet. No, ľudia sa ponáhľali do dvora, </text:span></text:span><text:span text:style-name="CharStyle15"><text:span text:style-name="T31">i</text:span></text:span><text:span text:style-name="CharStyle15"><text:span text:style-name="T42">ba posledné kroky zmiernili a stíšili, nerozhodnutí naozaj, či chcú Marušu vidieť alebo nie.</text:span></text:span></text:p>
        <text:p text:style-name="P26"><text:span text:style-name="CharStyle15"><text:span text:style-name="T42">Nemohlo už byť nijakých pochybností.</text:span></text:span></text:p>
        <text:p text:style-name="P26"><text:span text:style-name="CharStyle15"><text:span text:style-name="T42">A či Jozef Mak naozaj dbal?</text:span></text:span></text:p>
        <text:p text:style-name="P26"><text:span text:style-name="CharStyle15"><text:span text:style-name="T42">Keď odniesli Marušu do Meľošov, ako by boli odniesli celú hrôzu zo dvora, tak to mohlo byť, ale ešte predtým ako by ju boli niesli, prišiel do dvora slepý Me</text:span></text:span><text:span text:style-name="CharStyle15"><text:span text:style-name="T73">ľ</text:span></text:span><text:span text:style-name="CharStyle15"><text:span text:style-name="T42">oš. Hej. Taký prichodil, ako by sa mu bol vrátil zrak, iba ak by nohy nekonaly svo</text:span></text:span><text:span text:style-name="CharStyle15"><text:span text:style-name="T1">je</text:span></text:span><text:span text:style-name="CharStyle15"><text:span text:style-name="T42"> dobre, </text:span></text:span><text:span text:style-name="CharStyle15"><text:span text:style-name="T1">od</text:span></text:span><text:span text:style-name="CharStyle15"><text:span text:style-name="T42">vyknuté dávno od chôdze. Neumní shŕknutí ľudia hlúpo s</text:span></text:span><text:span text:style-name="CharStyle15"><text:span text:style-name="T1">tí</text:span></text:span><text:span text:style-name="CharStyle15"><text:span text:style-name="T42">chli, keď prichodil, spravili mu cestu a v nemote sa nevyzrádzali, že sú tu.</text:span></text:span></text:p>
        <text:p text:style-name="P26"><text:span text:style-name="CharStyle15"><text:span text:style-name="T42">— Jožo</text:span></text:span><text:span text:style-name="CharStyle15"><text:span text:style-name="T1">!</text:span></text:span><text:span text:style-name="CharStyle15"><text:span text:style-name="T42"> — </text:span></text:span><text:span text:style-name="CharStyle15"><text:span text:style-name="T1">v</text:span></text:span><text:span text:style-name="CharStyle15"><text:span text:style-name="T42">ykríkol Meľoš.</text:span></text:span></text:p>
        <text:p text:style-name="P26"><text:span text:style-name="CharStyle15"><text:span text:style-name="T42">Akože to vykríkol?</text:span></text:span></text:p>
        <text:p text:style-name="P26"><text:span text:style-name="CharStyle15"><text:span text:style-name="T1">— </text:span></text:span><text:span text:style-name="CharStyle15"><text:span text:style-name="T42">Jožo, kdeže si dal Marušu?</text:span></text:span><text:span text:style-name="CharStyle15"><text:span text:style-name="T1"> — </text:span></text:span><text:span text:style-name="CharStyle15"><text:span text:style-name="T42">habkal slepec rukami vo vzduchu a vôbec </text:span></text:span><text:soft-page-break/><text:span text:style-name="CharStyle15"><text:span text:style-name="T42">nevyslovil otázku tak, ako ju Jozef Mak rozumel. Sám rozumel ju iba celkom prosto, lebo mu pred chvíľou povedali, že nebohú Jozef Mak kládol na zem.</text:span></text:span></text:p>
        <text:p text:style-name="P26"><text:span text:style-name="CharStyle15"><text:span text:style-name="T42">No, mnoho otázok je, čo sa celkom ináč rozumejú, nuž i táto bola taká.</text:span></text:span></text:p>
        <text:p text:style-name="P26"><text:span text:style-name="CharStyle15"><text:span text:style-name="T42">Priťažila Jozefa Maka, zaľahla mu na pľúca a nešiel pozrieť Marušu, keď horely okolo </text:span></text:span><text:span text:style-name="CharStyle15"><text:span text:style-name="T1">n</text:span></text:span><text:span text:style-name="CharStyle15"><text:span text:style-name="T42">ej sviece. Ba i na pohrebe prihováral sa ľuďom rád, rád bol, keď odpovedali a keď sa začali ľudia roztrácať od novej hŕbky čerstvej hliny, strhol sa, aby neostal posledný.</text:span></text:span></text:p>
        <text:p text:style-name="P5"><text:span text:style-name="CharStyle15"><text:span text:style-name="T42"/></text:span></text:p>
        <text:h text:style-name="Heading_20_1" text:outline-level="1"><text:span text:style-name="CharStyle15">70.</text:span></text:h>
        <text:p text:style-name="P26"><text:span text:style-name="CharStyle15"><text:span text:style-name="T42"/></text:span></text:p>
        <text:p text:style-name="P27"><text:span text:style-name="CharStyle15"><text:span text:style-name="T42">Na Mlynoch je coburgovská lúka, čo kosievajú pre ferštra Alzo. A tu je dlhá machnatá medza, ktorá sa ešte toho roku zazelenať nestačila. Iba nedávno stiekol s machu sneh</text:span></text:span><text:span text:style-name="CharStyle15"><text:span text:style-name="T1">, </text:span></text:span><text:span text:style-name="CharStyle15"><text:span text:style-name="T42">mach je ešte skľavený, vyšedivený, sťa by sa obával, že veselý čas je iba priechodný a potrvá iba krátko. Ale kaška sa</text:span></text:span><text:span text:style-name="CharStyle15"><text:span text:style-name="T1"> </text:span></text:span><text:span text:style-name="CharStyle15"><text:span text:style-name="T42">už ce</text:span></text:span><text:span text:style-name="CharStyle15"><text:span text:style-name="T1">l</text:span></text:span><text:span text:style-name="CharStyle15"><text:span text:style-name="T42">kom osmelila, povystierala na mach zamatové sukne a bystro zdvihla belavú hlavu. Azda sa kašky i divia, čo sa tu od vlaňajška stalo. Vlani tu chodili chlapi s kosami a toho roku so sekerami. Azda si lámu hlavy, ako sa </text:span></text:span><text:span text:style-name="CharStyle15"><text:span text:style-name="T1">t</text:span></text:span><text:span text:style-name="CharStyle15"><text:span text:style-name="T42">o mohlo stať, keďže tu od nepamäti sveta právo majú iba kosy, ani tie nie takto zavčasu a iste sa ničoho nedohútaly, lebo ako by mohly kašky zvedieť, že feršter na tejto lúke rozkázal okresávať hrady a rohy, lebo je najbližšia k stanici. Nech kašky nariekajú, ako sa zohaví celá lúka a nech ľutujú, že nebudú môcť známym zakývať. Kašky sú i tak obyčajné klebetnice, nevydržia dlho pri jednej reči, rady všetko zbadajú a vykrikujú naďaleko, i keď nechceš, zbadať ich musíš. </text:span></text:span><text:soft-page-break/><text:span text:style-name="CharStyle15"><text:span text:style-name="T42">Keď sa trochu rozhľadia, zbadajú, že opravdivý zázrak nie je poniže na lúke, ale tam medzi nimi. Kašky sú najopravdive</text:span></text:span><text:span text:style-name="CharStyle15"><text:span text:style-name="T1">jš</text:span></text:span><text:span text:style-name="CharStyle15"><text:span text:style-name="T42">ie klebetnice, čo by rady ďaleko strkaly nos, strkaly by ho hneď, ale neskoro pob</text:span></text:span><text:span text:style-name="CharStyle15"><text:span text:style-name="T31">a</text:span></text:span><text:span text:style-name="CharStyle15"><text:span text:style-name="T42">dajú udalosť medzi sebou. Skutočný zázrak je tam na medzi a nikde inde. Na jedno miesto omylom musel padnúť júnový lúč, prsť ohriala sa väčšmi ako inde, ohriala sa ako v júni a vyhúklo tu steblo vysoké, svieže a navypúšťalo belasých hláv, fialových zvonkov. Tam stoja, hľa, čudujú sa, že je nie celá medza fialová, i cítia sa ako siroty, ktoré opustila i brat a sestra. Veru fialové zvonce nevedia, že prišly zavčasu na tanec. A kašky udierajú sa po ústach, ticho sa chichocú, hovoria: Hľadíme do sveta a novina nám visí hneď tu nad hlavou! Fialové zvonce sa už vyparádily, pootváraly kalichy dokorán, i žltkavé srdcia ponúkajú vetru a</text:span></text:span><text:span text:style-name="CharStyle17"><text:span text:style-name="T42"> </text:span></text:span><text:span text:style-name="CharStyle15"><text:span text:style-name="T42">my </text:span></text:span><text:span text:style-name="CharStyle15"><text:span text:style-name="T1">o</text:span></text:span><text:span text:style-name="CharStyle15"><text:span text:style-name="T42"> tom nevieme, lebo </text:span></text:span><text:span text:style-name="CharStyle15"><text:span text:style-name="T1">j</text:span></text:span><text:span text:style-name="CharStyle15"><text:span text:style-name="T42">e to u nás</text:span></text:span><text:span text:style-name="CharStyle15"><text:span text:style-name="T1">.</text:span></text:span><text:span text:style-name="CharStyle15"><text:span text:style-name="T42"> Hej, takto sa shovárajú márnivé, drobné kašky, ale rubári sú hrubiani, sekery váľajú do smrekov, odštepujú hrubé triesky a nemajú čas shovárať sa o neobyčajnom steble na medz</text:span></text:span><text:span text:style-name="CharStyle15"><text:span text:style-name="T73">i.</text:span></text:span><text:span text:style-name="CharStyle15"><text:span text:style-name="T1"> </text:span></text:span><text:span text:style-name="CharStyle15"><text:span text:style-name="T42">Ba na sekeru dobre treba hľadieť a myslel by si, niet času obzerať sa, ako sa tisne zo zeme farbistá tráva</text:span></text:span><text:span text:style-name="CharStyle15"><text:span text:style-name="T1">.</text:span></text:span></text:p>
        <text:p text:style-name="P26"><text:span text:style-name="CharStyle15"><text:span text:style-name="T42">Myslel by si, že je naozaj tak, ba ani nebadať, či by sa niekde inde obzerali, a prichodí sa iba diviť, ako môžu poniektorí vykríknuť na každú dievku, čo prejde cestou, a ako zbadajú od sekery, že je to dievka alebo mladá žena. N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rubári sú takí. Takí sú: prehadzujú brvná cez medzu, každú chvíľu skočia na kašky, ale fialové steblo nepošliapal ešte nik</text:span></text:span><text:span text:style-name="CharStyle15"><text:span text:style-name="T1">.</text:span></text:span></text:p>
        <text:p text:style-name="P26"><text:span text:style-name="CharStyle15"><text:span text:style-name="T42">Či nárokom?</text:span></text:span></text:p>
        <text:p text:style-name="P26"><text:span text:style-name="CharStyle15"><text:span text:style-name="T42">Nevyzradili by nič ani rubári. Iste by sa hanbili priznať, akže vedome obchádzajú včasnú ozdobu na medzi, akže im je ľúto zavaliť steblo, ktoré ich tu víta.</text:span></text:span></text:p>
        <text:p text:style-name="P26"><text:soft-page-break/><text:span text:style-name="CharStyle15"><text:span text:style-name="T42">Zpomedzi chlapov Jozef Mak je najpošmú</text:span></text:span><text:span text:style-name="CharStyle15"><text:span text:style-name="T73">rn</text:span></text:span><text:span text:style-name="CharStyle15"><text:span text:style-name="T1">ejš</text:span></text:span><text:span text:style-name="CharStyle15"><text:span text:style-name="T42">í a keď sa o poludní rozvalí na zelenej medzi, najlepšie by mu bolo mať lakeť na tom mieste, no posunie sa radšej ďalej o piaď. Však v každom kvete dýcha zem a načo by bolo zbytočne zastavovať niečomu dych! Radšej sa zadíva, že v každom zvonci nie je rovnaké žltkavé srdce. V jednom také, v druhom onaké. Na steble listy ako roztvorené dlane, sťa by žobraly od slnca: Viac tepla a ešte viac.</text:span></text:span></text:p>
        <text:p text:style-name="P26"><text:span text:style-name="CharStyle15"><text:span text:style-name="T42">—</text:span></text:span><text:span text:style-name="CharStyle15"><text:span text:style-name="T1"> </text:span></text:span><text:span text:style-name="CharStyle15"><text:span text:style-name="T42">Jožo, máš hodinky?</text:span></text:span><text:span text:style-name="CharStyle15"><text:span text:style-name="T1"> </text:span></text:span><text:span text:style-name="CharStyle15"><text:span text:style-name="T42">—</text:span></text:span><text:span text:style-name="CharStyle15"><text:span text:style-name="T1"> po</text:span></text:span><text:span text:style-name="CharStyle15"><text:span text:style-name="T42">drgá Maka súse</text:span></text:span><text:span text:style-name="CharStyle15"><text:span text:style-name="T73">d.</text:span></text:span></text:p>
        <text:p text:style-name="P26"><text:span text:style-name="CharStyle15"><text:span text:style-name="T42">Chlapi sa rozosmejú, lebo vedia, nemá tu hodiniek nik, nemá ani Jozef Mak.</text:span></text:span></text:p>
        <text:p text:style-name="P26"><text:span text:style-name="CharStyle15"><text:span text:style-name="T42">— Ba má, aha, teraz si </text:span></text:span><text:span text:style-name="CharStyle15"><text:span text:style-name="T1">je</text:span></text:span><text:span text:style-name="CharStyle15"><text:span text:style-name="T42">dny naplnil, čo mu ukaz</text:span></text:span><text:span text:style-name="CharStyle15"><text:span text:style-name="T1">ov</text:span></text:span><text:span text:style-name="CharStyle15"><text:span text:style-name="T42">aly poludnie!</text:span></text:span></text:p>
        <text:p text:style-name="P26"><text:span text:style-name="CharStyle15"><text:span text:style-name="T1">A</text:span></text:span><text:span text:style-name="CharStyle15"><text:span text:style-name="T42"> zasa sa smejú.</text:span></text:span></text:p>
        <text:p text:style-name="P26"><text:span text:style-name="CharStyle15"><text:span text:style-name="T42">— Uhm, a druhé mu hvízdajú hen po koľajniciach.</text:span></text:span></text:p>
        <text:p text:style-name="P26"><text:span text:style-name="CharStyle15"><text:span text:style-name="T42">Na tie sa prizreli všetci, lebo rušeň so širokým, lievikovitým komínom neprestával byť novinou, ešte vždy akosi hrdo vliekol sa po koľajniciach, a darmo vykrikovali chlapi:</text:span></text:span></text:p>
        <text:p text:style-name="P26"><text:span text:style-name="CharStyle15"><text:span text:style-name="T42">— Švagor, postoj, kŕmiť treba!</text:span></text:span></text:p>
        <text:p text:style-name="P26"><text:span text:style-name="CharStyle15"><text:span text:style-name="T1">—</text:span></text:span><text:span text:style-name="CharStyle15"><text:span text:style-name="T42"> Č</text:span></text:span><text:span text:style-name="CharStyle15"><text:span text:style-name="T31">i</text:span></text:span><text:span text:style-name="CharStyle15"><text:span text:style-name="T42"> vám </text:span></text:span><text:span text:style-name="CharStyle15"><text:span text:style-name="T1">je</text:span></text:span><text:span text:style-name="CharStyle15"><text:span text:style-name="T42"> len dobre vyvaľovať sa a vykrikovať!—</text:span></text:span><text:span text:style-name="CharStyle15"><text:span text:style-name="T1"> </text:span></text:span><text:span text:style-name="CharStyle15"><text:span text:style-name="T42">počuli vtedy za chrbtom ženský hlas a všetci odvrátili hlavy od vlaku.</text:span></text:span></text:p>
        <text:p text:style-name="P26"><text:span text:style-name="CharStyle15"><text:span text:style-name="T42">Agata Kuzmová to bola v sviatočnom, v jasnom ručníku, podviazanom iba zľahka, ako by ho mala vrátiť kupcovi. Bola</text:span></text:span><text:span text:style-name="CharStyle15"><text:span text:style-name="T1"> </text:span></text:span><text:span text:style-name="CharStyle15"><text:span text:style-name="T42">kmotriť</text:span></text:span><text:span text:style-name="CharStyle15"><text:span text:style-name="T1"> </text:span></text:span><text:span text:style-name="CharStyle15"><text:span text:style-name="T42">v horárni pod Machnatou a teraz sa zastavila pri mužovi, aby mu poslala kus koláča.</text:span></text:span></text:p>
        <text:p text:style-name="P26"><text:span text:style-name="CharStyle15"><text:span text:style-name="T42">—</text:span></text:span><text:span text:style-name="CharStyle15"><text:span text:style-name="T1"> </text:span></text:span><text:span text:style-name="CharStyle15"><text:span text:style-name="T42">A nám?</text:span></text:span></text:p>
        <text:p text:style-name="P26"><text:span text:style-name="CharStyle15"><text:span text:style-name="T42">— Ba? To by som na sedem krstov musela ísť razom.</text:span></text:span></text:p>
        <text:p text:style-name="P26"><text:soft-page-break/><text:span text:style-name="CharStyle15"><text:span text:style-name="T42">—</text:span></text:span><text:span text:style-name="CharStyle15"><text:span text:style-name="T1"> </text:span></text:span><text:span text:style-name="CharStyle15"><text:span text:style-name="T42">Veď aj chodíš, Agata, nedávno si u našich horných súsedov sedela za stolom.</text:span></text:span></text:p>
        <text:p text:style-name="P26"><text:span text:style-name="CharStyle15"><text:span text:style-name="T42">— Uhm, chodí, prizerať sa chodí, pokým si sama dačo nevykmotrí.</text:span></text:span></text:p>
        <text:p text:style-name="P26"><text:span text:style-name="CharStyle15"><text:span text:style-name="T42">Rubári sa hrubo</text:span></text:span><text:span text:style-name="CharStyle15"><text:span text:style-name="T1"> </text:span></text:span><text:span text:style-name="CharStyle15"><text:span text:style-name="T42">smejú,</text:span></text:span><text:span text:style-name="CharStyle15"><text:span text:style-name="T1"> </text:span></text:span><text:span text:style-name="CharStyle15"><text:span text:style-name="T42">ale </text:span></text:span><text:span text:style-name="CharStyle15"><text:span text:style-name="T1">A</text:span></text:span><text:span text:style-name="CharStyle15"><text:span text:style-name="T42">g</text:span></text:span><text:span text:style-name="CharStyle15"><text:span text:style-name="T31">a</text:span></text:span><text:span text:style-name="CharStyle15"><text:span text:style-name="T42">ty sa smiech nedotýka.</text:span></text:span></text:p>
        <text:p text:style-name="P26"><text:span text:style-name="CharStyle15"><text:span text:style-name="T1">—</text:span></text:span><text:span text:style-name="CharStyle15"><text:span text:style-name="T42"> Chodím, pravdaže a onedlho pôjdem hen do Makov.</text:span></text:span></text:p>
        <text:p text:style-name="P26"><text:span text:style-name="CharStyle15"><text:span text:style-name="T42">Jozef Mak zdvihol hlavu.</text:span></text:span></text:p>
        <text:p text:style-name="P26"><text:span text:style-name="CharStyle15"><text:span text:style-name="T1">—</text:span></text:span><text:span text:style-name="CharStyle15"><text:span text:style-name="T42"> K nám?</text:span></text:span></text:p>
        <text:p text:style-name="P26"><text:span text:style-name="CharStyle15"><text:span text:style-name="T42">—</text:span></text:span><text:span text:style-name="CharStyle15"><text:span text:style-name="T1"> </text:span></text:span><text:span text:style-name="CharStyle15"><text:span text:style-name="T42">Mne nezatajíš, počula som minulú nedeľu naisto.</text:span></text:span></text:p>
        <text:p text:style-name="P26"><text:span text:style-name="CharStyle15"><text:span text:style-name="T42">— Jožo, netaj</text:span></text:span><text:span text:style-name="CharStyle15"><text:span text:style-name="T1">!</text:span></text:span></text:p>
        <text:p text:style-name="P26"><text:span text:style-name="CharStyle15"><text:span text:style-name="T42">— Čož</text:span></text:span><text:span text:style-name="CharStyle15"><text:span text:style-name="T1">e.</text:span></text:span><text:span text:style-name="CharStyle15"><text:span text:style-name="T42">..</text:span></text:span></text:p>
        <text:p text:style-name="P26"><text:span text:style-name="CharStyle15"><text:span text:style-name="T42">— Baby všetko vysnotria. Nato sú!</text:span></text:span></text:p>
        <text:p text:style-name="P26"><text:span text:style-name="CharStyle15"><text:span text:style-name="T42">—</text:span></text:span><text:span text:style-name="CharStyle15"><text:span text:style-name="T1"> </text:span></text:span><text:span text:style-name="CharStyle15"><text:span text:style-name="T42">Vari nás nechceš na krštenie zvať? Sto striel sa ti!</text:span></text:span></text:p>
        <text:p text:style-name="P26"><text:span text:style-name="CharStyle15"><text:span text:style-name="T42">—</text:span></text:span><text:span text:style-name="CharStyle15"><text:span text:style-name="T1"> </text:span></text:span><text:span text:style-name="CharStyle15"><text:span text:style-name="T42">Vidíš ho, ľutoval by od človeka skleničku! Ale v noci ti farár krstiť nebude a vo dne vidíme, zvieme.</text:span></text:span></text:p>
        <text:p text:style-name="P26"><text:span text:style-name="CharStyle15"><text:span text:style-name="T42">Jozef Mak neodpovedal.</text:span></text:span></text:p>
        <text:p text:style-name="P26"><text:span text:style-name="CharStyle15"><text:span text:style-name="T42">Zahniezdila sa doň nevôľa, pozabudol </text:span></text:span><text:span text:style-name="CharStyle15"><text:span text:style-name="T31">i</text:span></text:span><text:span text:style-name="CharStyle15"><text:span text:style-name="T42"> na fialovú bylinu za lakťom, prevalil ju, zlomil a posotil si klobúk na tvár. Ani už nepočúval opravdiv</text:span></text:span><text:span text:style-name="CharStyle15"><text:span text:style-name="T31">e</text:span></text:span><text:span text:style-name="CharStyle15"><text:span text:style-name="T42">, čo si chlapi hovoria, iba tak na jedno ucho, aby nezbadali, že je neprítomný. Agatina narážka vošla doň ako šidlo a Jozef Mak do dnes nevyhostil zo seba všetku prchkosť, šidlo i zaúčinkovalo, len neskoršie sa zmohol, len neskoršie zvíťazila tá podivná ľahostajnosť, v ktorej teraz žil. Maruša ho netrápila ani najmenej, namyslel si, </text:span></text:span><text:span text:style-name="CharStyle15"><text:span text:style-name="T73">v</text:span></text:span><text:span text:style-name="CharStyle15"><text:span text:style-name="T42">šetko sa tak malo stať, ako sa stalo, takto je najlepši</text:span></text:span><text:span text:style-name="CharStyle15"><text:span text:style-name="T1">e</text:span></text:span><text:span text:style-name="CharStyle15"><text:span text:style-name="T42">, že Maruši niet. Niekto musí byť veľmi mocný a múdry, kto určil, kedy má Maruša zvárať. Na tupú Julu navykol, ba </text:span></text:span><text:soft-page-break/><text:span text:style-name="CharStyle15"><text:span text:style-name="T42">pomaly začalo sa mu pozdávať, ani Jula nemá byť inakšia, takto je najrozumnejšia, keď sa na ničom nerozhnevá, ničomu sa nepoteší, do muža sa nezastane a o sebe nikomu nerozpráva.</text:span></text:span></text:p>
        <text:p text:style-name="P26"><text:span text:style-name="CharStyle15"><text:span text:style-name="T42">— Ale toto mi mala povedať! Prvému! — hútal Mak, lebo hotový bol veriť, že Agata nenaráža bez príčin. — Jula je </text:span></text:span><text:span text:style-name="CharStyle15"><text:span text:style-name="T1">te</text:span></text:span><text:span text:style-name="CharStyle15"><text:span text:style-name="T42">raz taká, umienená, vstave ani mužovi nepovedať, čo sa robí. Iste nikomu nehovorila o sebe, no môže to byť pravda. Hocičo môže byť pravda. Či nestŕ</text:span></text:span><text:span text:style-name="CharStyle15"><text:span text:style-name="T1">pa</text:span></text:span><text:span text:style-name="CharStyle15"><text:span text:style-name="T42"> zavše, keď ide domov? Jula je ustaraná, zavše sadá si každú chvíľu, ako by bola ustatá a v nedeľu hockedy povie:</text:span></text:span></text:p>
        <text:p text:style-name="P26"><text:span text:style-name="CharStyle15"><text:span text:style-name="T42">— Jožko, choď sám do kostola. I tak by som musela len pri dverách stáť s chlapcom; ani obliekať sa mi nechce.</text:span></text:span></text:p>
        <text:p text:style-name="P26"><text:span text:style-name="CharStyle15"><text:span text:style-name="T42">— Čo si už nekúpiš čižmy, Jula, aby si mala nové do kostola, — hovorí </text:span></text:span><text:span text:style-name="CharStyle15"><text:span text:style-name="T1">je</text:span></text:span><text:span text:style-name="CharStyle15"><text:span text:style-name="T42">j, lebo nedbal n</text:span></text:span><text:span text:style-name="CharStyle15"><text:span text:style-name="T31">a</text:span></text:span><text:span text:style-name="CharStyle15"><text:span text:style-name="T42">jsť príčinu v čižmách.</text:span></text:span></text:p>
        <text:p text:style-name="P26"><text:span text:style-name="CharStyle15"><text:span text:style-name="T42">Ale Jula hneď:</text:span></text:span></text:p>
        <text:p text:style-name="P26"><text:span text:style-name="CharStyle15"><text:span text:style-name="T42">— Čože čižmy! Dobré sú mne, škoda na iné troviť. Pánboh sa nedíva na čižm</text:span></text:span><text:span text:style-name="CharStyle15"><text:span text:style-name="T1">y</text:span></text:span><text:span text:style-name="CharStyle15"><text:span text:style-name="T42">...</text:span></text:span></text:p>
        <text:p text:style-name="P26"><text:span text:style-name="CharStyle15"><text:span text:style-name="T42">Alebo nepovie nič.</text:span></text:span></text:p>
        <text:p text:style-name="P26"><text:span text:style-name="CharStyle15"><text:span text:style-name="T42">Ani Hir</text:span></text:span><text:span text:style-name="CharStyle15"><text:span text:style-name="T1">i</text:span></text:span><text:span text:style-name="CharStyle15"><text:span text:style-name="T42">ačka sa už nebojí.</text:span></text:span></text:p>
        <text:p text:style-name="P26"><text:span text:style-name="CharStyle15"><text:span text:style-name="T42">Nedávno našiel ho v chalupe jesť a Julu sedieť pri ňom nevzrušenú ani o vlas. Zasýpal mláčky </text:span></text:span><text:span text:style-name="CharStyle15"><text:span text:style-name="T1">n</text:span></text:span><text:span text:style-name="CharStyle15"><text:span text:style-name="T42">a dvore, oriadil šopku a Jula ho nachovala.</text:span></text:span></text:p>
        <text:p text:style-name="P26"><text:span text:style-name="CharStyle15"><text:span text:style-name="T1">— </text:span></text:span><text:span text:style-name="CharStyle15"><text:span text:style-name="T42">J</text:span></text:span><text:span text:style-name="CharStyle15"><text:span text:style-name="T73">j-</text:span></text:span><text:span text:style-name="CharStyle15"><text:span text:style-name="T42">Jula nebude mo</text:span></text:span><text:span text:style-name="CharStyle15"><text:span text:style-name="T1">j</text:span></text:span><text:span text:style-name="CharStyle15"><text:span text:style-name="T42">a. Povedala mi,</text:span></text:span><text:span text:style-name="CharStyle15"><text:span text:style-name="T1">— </text:span></text:span><text:span text:style-name="CharStyle15"><text:span text:style-name="T42">oznamoval Hiriačok Makov</text:span></text:span><text:span text:style-name="CharStyle15"><text:span text:style-name="T31">i</text:span></text:span><text:span text:style-name="CharStyle15"><text:span text:style-name="T42">. Mak hodil okom na Julu, i zapálil sa trochu, ale Jula ani mihalnicou nepohla. </text:span></text:span><text:span text:style-name="CharStyle15"><text:span text:style-name="T73">A</text:span></text:span><text:span text:style-name="CharStyle15"><text:span text:style-name="T42"> jednak bol si istý, že Jula vie o všetkom. Ako by nárokom vsakovala do seba všetok jed, čo sa vsakovať dá.</text:span></text:span></text:p>
        <text:p text:style-name="P26"><text:soft-page-break/><text:span text:style-name="CharStyle15"><text:span text:style-name="T42">— Nn-na Julu sa nikdy nebudem hnevať. Jula je lepšia ako Maruša. Keď ma budú žandári hľadať, schová ma do šopky. Veď ja vie</text:span></text:span><text:span text:style-name="CharStyle15"><text:span text:style-name="T1">m</text:span></text:span><text:span text:style-name="CharStyle15"><text:span text:style-name="T42">...</text:span></text:span></text:p>
        <text:p text:style-name="P26"><text:span text:style-name="CharStyle15"><text:span text:style-name="T42">A hockedy nocuje Hiriačok v dome.</text:span></text:span></text:p>
        <text:p text:style-name="P26"><text:span text:style-name="CharStyle15"><text:span text:style-name="T42">— Jožko, zavaruj trochu chlapca, však musíš naň privykať. Chlapec patrí otcovi, </text:span></text:span><text:span text:style-name="CharStyle15"><text:span text:style-name="T1">—</text:span></text:span><text:span text:style-name="CharStyle15"><text:span text:style-name="T42"> hovorí zavše Jula.</text:span></text:span></text:p>
        <text:p text:style-name="P26"><text:span text:style-name="CharStyle15"><text:span text:style-name="T42">Načo to hovorí?</text:span></text:span></text:p>
        <text:p text:style-name="P26"><text:span text:style-name="CharStyle15"><text:span text:style-name="T42">Aj keď hovorí, nie je dobre.</text:span></text:span></text:p>
        <text:p text:style-name="P26"><text:span text:style-name="CharStyle15"><text:span text:style-name="T42">Nuž toho dňa neodrezal Jozef Mak z bôrovčia prút, prišiel domov s prázdnymi rukami, iba na Julu sa prizeral a pred spánkom zaklial Ag</text:span></text:span><text:span text:style-name="CharStyle15"><text:span text:style-name="T73">a</text:span></text:span><text:span text:style-name="CharStyle15"><text:span text:style-name="T42">tu, čo mu dala zlé myšlienky.</text:span></text:span></text:p>
        <text:p text:style-name="P26"><text:span text:style-name="CharStyle15"><text:span text:style-name="T42">Ale Agatino šidlo bolo ako vôs</text:span></text:span><text:span text:style-name="CharStyle15"><text:span text:style-name="T31">t</text:span></text:span><text:span text:style-name="CharStyle15"><text:span text:style-name="T42">ia, zadrelo sa a nedalo sa vytiahnuť. Nechcel naň myslieť, no, darmo, keď sa pozabudol, nechtiac poomínal si citliv</text:span></text:span><text:span text:style-name="CharStyle15"><text:span text:style-name="T31">é</text:span></text:span><text:span text:style-name="CharStyle15"><text:span text:style-name="T42"> miesto.</text:span></text:span></text:p>
        <text:p text:style-name="P26"><text:span text:style-name="CharStyle15"><text:span text:style-name="T42">O niekoľko dní nezdržal sa ďalej Jozef Mak, zastal si za chrbát m</text:span></text:span><text:span text:style-name="CharStyle15"><text:span text:style-name="T31">ĺ</text:span></text:span><text:span text:style-name="CharStyle15"><text:span text:style-name="T42">kvej July a dlane položil na Juline ramená. Nechcel, aby si hľadeli do tvári.</text:span></text:span></text:p>
        <text:p text:style-name="P26"><text:span text:style-name="CharStyle15"><text:span text:style-name="T1">—</text:span></text:span><text:span text:style-name="CharStyle15"><text:span text:style-name="T42"> Jula, ani si mi nepovedala, v akom si stav</text:span></text:span><text:span text:style-name="CharStyle15"><text:span text:style-name="T1">e</text:span></text:span><text:span text:style-name="CharStyle15"><text:span text:style-name="T42">...</text:span></text:span></text:p>
        <text:p text:style-name="P26"><text:span text:style-name="CharStyle15"><text:span text:style-name="T42">Keby sa bola aspoň zachvela.</text:span></text:span></text:p>
        <text:p text:style-name="P26"><text:span text:style-name="CharStyle15"><text:span text:style-name="T42">Ale Jula nič.</text:span></text:span></text:p>
        <text:p text:style-name="P26"><text:span text:style-name="CharStyle15"><text:span text:style-name="T42">— Nechcela som, aby si sa mrzel, Jožko, však ešte dosť času.</text:span></text:span></text:p>
        <text:p text:style-name="P26"><text:span text:style-name="CharStyle15"><text:span text:style-name="T42">— Ja?</text:span></text:span></text:p>
        <text:p text:style-name="P26"><text:span text:style-name="CharStyle15"><text:span text:style-name="T42">—</text:span></text:span><text:span text:style-name="CharStyle15"><text:span text:style-name="T1"> </text:span></text:span><text:span text:style-name="CharStyle15"><text:span text:style-name="T42">Mohlo by ťa mrzieť.</text:span></text:span></text:p>
        <text:p text:style-name="P26"><text:span text:style-name="CharStyle15"><text:span text:style-name="T42">—</text:span></text:span><text:span text:style-name="CharStyle15"><text:span text:style-name="T1"> </text:span></text:span><text:span text:style-name="CharStyle15"><text:span text:style-name="T42">Prečo by ma mrzelo, Jula?</text:span></text:span></text:p>
        <text:p text:style-name="P26"><text:span text:style-name="CharStyle15"><text:span text:style-name="T42">Chvíľu mlčala.</text:span></text:span></text:p>
        <text:p text:style-name="P26"><text:soft-page-break/><text:span text:style-name="CharStyle15"><text:span text:style-name="T42">—</text:span></text:span><text:span text:style-name="CharStyle15"><text:span text:style-name="T1"> </text:span></text:span><text:span text:style-name="CharStyle15"><text:span text:style-name="T42">Neviem, prečo by ťa malo mrzieť. Tak som si nejako myslela.</text:span></text:span></text:p>
        <text:p text:style-name="P26"><text:span text:style-name="CharStyle15"><text:span text:style-name="T42">— Ak len teba mrzí.</text:span></text:span></text:p>
        <text:p text:style-name="P26"><text:span text:style-name="CharStyle15"><text:span text:style-name="T42">—</text:span></text:span><text:span text:style-name="CharStyle15"><text:span text:style-name="T1"> </text:span></text:span><text:span text:style-name="CharStyle15"><text:span text:style-name="T42">Mňa nie.</text:span></text:span></text:p>
        <text:p text:style-name="P26"><text:span text:style-name="CharStyle15"><text:span text:style-name="T1">—</text:span></text:span><text:span text:style-name="CharStyle15"><text:span text:style-name="T42"> Keby si nebola tajil</text:span></text:span><text:span text:style-name="CharStyle15"><text:span text:style-name="T1">a</text:span></text:span><text:span text:style-name="CharStyle15"><text:span text:style-name="T42">..</text:span></text:span><text:span text:style-name="CharStyle15"><text:span text:style-name="T1">.</text:span></text:span></text:p>
        <text:p text:style-name="P26"><text:span text:style-name="CharStyle15"><text:span text:style-name="T42">—</text:span></text:span><text:span text:style-name="CharStyle15"><text:span text:style-name="T1"> </text:span></text:span><text:span text:style-name="CharStyle15"><text:span text:style-name="T42">Nehovorila som nikomu, pravda, a ty si sa nespýtal.</text:span></text:span></text:p>
        <text:p text:style-name="P26"><text:span text:style-name="CharStyle15"><text:span text:style-name="T42">— Akože som sa mal?</text:span></text:span></text:p>
        <text:p text:style-name="P26"><text:span text:style-name="CharStyle15"><text:span text:style-name="T42">— Veď je tak.</text:span></text:span></text:p>
        <text:p text:style-name="P26"><text:span text:style-name="CharStyle15"><text:span text:style-name="T42">— Ja nedbám ani troch</text:span></text:span><text:span text:style-name="CharStyle15"><text:span text:style-name="T1">u</text:span></text:span><text:span text:style-name="CharStyle15"><text:span text:style-name="T42">...</text:span></text:span></text:p>
        <text:p text:style-name="P26"><text:span text:style-name="CharStyle15"><text:span text:style-name="T42">— Aby len bolo zdravie.</text:span></text:span></text:p>
        <text:p text:style-name="P26"><text:span text:style-name="CharStyle15"><text:span text:style-name="T42">— Bude.</text:span></text:span></text:p>
        <text:p text:style-name="P26"><text:span text:style-name="CharStyle15"><text:span text:style-name="T42">— To nik nevie vopred.</text:span></text:span></text:p>
        <text:p text:style-name="P26"><text:span text:style-name="CharStyle15"><text:span text:style-name="T42">— Ja viem.</text:span></text:span></text:p>
        <text:p text:style-name="P26"><text:span text:style-name="CharStyle15"><text:span text:style-name="T42">Jula záporne kývala hlavou.</text:span></text:span></text:p>
        <text:p text:style-name="P26"><text:span text:style-name="CharStyle15"><text:span text:style-name="T42">— Nik nevie... A keď bude, keby bolo dievča. Či by si sa nemrzel, Jožko?</text:span></text:span></text:p>
        <text:p text:style-name="P26"><text:span text:style-name="CharStyle15"><text:span text:style-name="T42">— Však som ti už povedal!</text:span></text:span></text:p>
        <text:p text:style-name="P26"><text:span text:style-name="CharStyle15"><text:span text:style-name="T42">—</text:span></text:span><text:span text:style-name="CharStyle15"><text:span text:style-name="T1"> </text:span></text:span><text:span text:style-name="CharStyle15"><text:span text:style-name="T42">Ale som akási nevládna. Zavše nevládzem robiť.</text:span></text:span></text:p>
        <text:p text:style-name="P26"><text:span text:style-name="CharStyle15"><text:span text:style-name="T42">—</text:span></text:span><text:span text:style-name="CharStyle15"><text:span text:style-name="T1"> A</text:span></text:span><text:span text:style-name="CharStyle15"><text:span text:style-name="T42"> kto t</text:span></text:span><text:span text:style-name="CharStyle15"><text:span text:style-name="T73">i</text:span></text:span><text:span text:style-name="CharStyle15"><text:span text:style-name="T42"> káže, há?</text:span></text:span></text:p>
        <text:p text:style-name="P26"><text:span text:style-name="CharStyle15"><text:span text:style-name="T42">— Sama si kážem</text:span></text:span><text:span text:style-name="CharStyle15"><text:span text:style-name="T1">.</text:span></text:span></text:p>
        <text:p text:style-name="P26"><text:span text:style-name="CharStyle15"><text:span text:style-name="T42">— Tak si nekáž.</text:span></text:span></text:p>
        <text:p text:style-name="P26"><text:span text:style-name="CharStyle15"><text:span text:style-name="T42">Jozef Mak nebol nežný, ani mäkký, ani dobrotivý nechcel byť, priečily sa mu takéto veci, Jozef Mak bol rubár, ale nespustil dlane s Juliných ramien hodnú chvíľu i keď už zam</text:span></text:span><text:span text:style-name="CharStyle15"><text:span text:style-name="T73">ĺ</text:span></text:span><text:span text:style-name="CharStyle15"><text:span text:style-name="T42">kli, keď sa už nič nespytoval a keď Jula nič nehovorila.</text:span></text:span></text:p>
        <text:p text:style-name="P26"><text:soft-page-break/><text:span text:style-name="CharStyle15"><text:span text:style-name="T42">A potom ešte dlho hútal, pokým si takto v</text:span></text:span><text:span text:style-name="CharStyle15"><text:span text:style-name="T1">yš</text:span></text:span><text:span text:style-name="CharStyle15"><text:span text:style-name="T42">pa</text:span></text:span><text:span text:style-name="CharStyle15"><text:span text:style-name="T1">rc</text:span></text:span><text:span text:style-name="CharStyle15"><text:span text:style-name="T42">hal vôstie:</text:span></text:span></text:p>
        <text:p text:style-name="P26"><text:span text:style-name="CharStyle15"><text:span text:style-name="T42">— Zato ma Jula nijako nezahanbila. Nepovedala mne, ale i to je isté, ani inému nerozprávala. Iba Agata sliedi... A hladovať nebudeme. Vychovám, zarobím. Hory ešte dosť a teraz ju chc</text:span></text:span><text:span text:style-name="CharStyle15"><text:span text:style-name="T1">ú</text:span></text:span><text:span text:style-name="CharStyle15"><text:span text:style-name="T42">...</text:span></text:span></text:p>
        <text:p text:style-name="P26"><text:span text:style-name="CharStyle15"><text:span text:style-name="T42">I stuhly ru</text:span></text:span><text:span text:style-name="CharStyle15"><text:span text:style-name="T1">bárs</text:span></text:span><text:span text:style-name="CharStyle15"><text:span text:style-name="T42">ke ramená Jozefa Maka, ako by ich chystal sváľať celú horu, akési upokojenie vošlo do svalov, mocnejším sa cítil, istejším a ako by po dlhom čase iba teraz bol nadobudol práva žiť pod touto strechou, ktorú pobíjal sám, a v chyži, ktorú obielila Jula. </text:span></text:span><text:span text:style-name="CharStyle15"><text:span text:style-name="T1">I</text:span></text:span><text:span text:style-name="CharStyle15"><text:span text:style-name="T42"> poobzeral sa po stenách a laviciach, len na Julinu tvár sa neprizre</text:span></text:span><text:span text:style-name="CharStyle15"><text:span text:style-name="T74">l.</text:span></text:span></text:p>
        <text:p text:style-name="P26"><text:span text:style-name="CharStyle15"><text:span text:style-name="T42">Azda vycítil, že sa teraz na Julu prizerať nepatrí</text:span></text:span></text:p>
        <text:p text:style-name="P26"><text:span text:style-name="CharStyle15"><text:span text:style-name="T42">— Nebudeme hladovať, Jula, — povedal tvrdo a nelámal si hlavu, či mu Jula rozumela.</text:span></text:span></text:p>
        <text:p text:style-name="P26"><text:span text:style-name="CharStyle15"><text:span text:style-name="T42">Veď nerozprával preto, aby mu rozumela, ale nejakým spôsobom treba sa tešiť i Jozefov</text:span></text:span><text:span text:style-name="CharStyle15"><text:span text:style-name="T1">i</text:span></text:span><text:span text:style-name="CharStyle15"><text:span text:style-name="T42"> Makov</text:span></text:span><text:span text:style-name="CharStyle15"><text:span text:style-name="T74">i</text:span></text:span><text:span text:style-name="CharStyle15"><text:span text:style-name="T42">, keď mu osud povie, že nie je zbytočným na svete, ani v domci, v ktorom chcel niečo mať.</text:span></text:span></text:p>
        <text:p text:style-name="P26"><text:span text:style-name="CharStyle15"><text:span text:style-name="T42">I v nasledujúcu nedeľu mocný bol Jozef Mak a celé odpoludnie obzeral chalupu, ploty, šopku, tri schodíky do potoka, či je niečo nie zanedbané a keď bude najbližší dáždivý deň, či nebude treba niečo naprávať alebo prirobiť.</text:span></text:span></text:p>
        <text:p text:style-name="P26"><text:span text:style-name="CharStyle15"><text:span text:style-name="T42">—</text:span></text:span><text:span text:style-name="CharStyle15"><text:span text:style-name="T1"> </text:span></text:span><text:span text:style-name="CharStyle15"><text:span text:style-name="T42">Niečo sa n</text:span></text:span><text:span text:style-name="CharStyle15"><text:span text:style-name="T1">á</text:span></text:span><text:span text:style-name="CharStyle15"><text:span text:style-name="T42">jd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rozhodol Jozef Mak a spokojný vošiel do izby.</text:span></text:span></text:p>
        <text:p text:style-name="P5"><text:span text:style-name="CharStyle15"><text:span text:style-name="T42"/></text:span></text:p>
        <text:h text:style-name="Heading_20_1" text:outline-level="1"><text:span text:style-name="CharStyle15"><text:span text:style-name="T85">71</text:span></text:span><text:span text:style-name="CharStyle15">.</text:span></text:h>
        <text:p text:style-name="P26"><text:span text:style-name="CharStyle15"><text:span text:style-name="T42"/></text:span></text:p>
        <text:p text:style-name="P27"><text:span text:style-name="CharStyle15"><text:span text:style-name="T42">Už bolo ďalej ako na mrkaní. Súmrak zhustol, najmä v dedine medzi domami čo </text:span></text:span><text:soft-page-break/><text:span text:style-name="CharStyle15"><text:span text:style-name="T42">bolo vonku, zväčšiny povracalo sa dávno domov, spiežovce kráv prestaly zvoniť po ulici, aj brány nevŕzgaly tak často. Dedina je vždy najživšia ráno a večer, a večer ešte väčšmi ako ráno. Ale hluk nebýva dlhý, keď sa rozsvietia obloky, zatíchne všetko, iba vravu vo dvoroch počuť lepšie, zreteľnejšie. Chlapi, ak sú doma, sadajú si vtedy na prah a ženy hotujú večeru.</text:span></text:span></text:p>
        <text:p text:style-name="P26"><text:span text:style-name="CharStyle15"><text:span text:style-name="T42">Jula Maková hotuje večeru.</text:span></text:span></text:p>
        <text:p text:style-name="P26"><text:span text:style-name="CharStyle15"><text:span text:style-name="T42">Prikladá na ohnisko a každú chvíľu hrozí synovi, aby sa ďaleko nenačahoval, lebo sa popáli. Syn to dobre vie, jednak však obtancúva ohnisko a natŕ</text:span></text:span><text:span text:style-name="CharStyle15"><text:span text:style-name="T32">č</text:span></text:span><text:span text:style-name="CharStyle15"><text:span text:style-name="T42">a ruky proti plameňu, ako by chcel dráždiť i plamene i mater.</text:span></text:span></text:p>
        <text:p text:style-name="P26"><text:span text:style-name="CharStyle15"><text:span text:style-name="T42">Vykriku</text:span></text:span><text:span text:style-name="CharStyle15"><text:span text:style-name="T1">je</text:span></text:span><text:span text:style-name="CharStyle15"><text:span text:style-name="T42"> do nekonečna:</text:span></text:span></text:p>
        <text:p text:style-name="P26"><text:span text:style-name="CharStyle15"><text:span text:style-name="T42">—</text:span></text:span><text:span text:style-name="CharStyle15"><text:span text:style-name="T1"> </text:span></text:span><text:span text:style-name="CharStyle15"><text:span text:style-name="T42">Vyskoč, vyskoč</text:span></text:span><text:span text:style-name="CharStyle15"><text:span text:style-name="T1">!</text:span></text:span></text:p>
        <text:p text:style-name="P26"><text:span text:style-name="CharStyle15"><text:span text:style-name="T42">A vyskacuje sám</text:span></text:span><text:span text:style-name="CharStyle15"><text:span text:style-name="T1">.</text:span></text:span></text:p>
        <text:p text:style-name="P26"><text:span text:style-name="CharStyle15"><text:span text:style-name="T42">Jula je chrbtom obrátená do dverí, ale zbadá, kedy sa dvere za</text:span></text:span><text:span text:style-name="CharStyle15"><text:span text:style-name="T1">t</text:span></text:span><text:span text:style-name="CharStyle15"><text:span text:style-name="T42">mavia a myslí si, že vchodí Jozef Mak</text:span></text:span><text:span text:style-name="CharStyle15"><text:span text:style-name="T1">.</text:span></text:span><text:span text:style-name="CharStyle15"><text:span text:style-name="T42"> Ale nepozdával sa jej krok a preto sa obrát</text:span></text:span><text:span text:style-name="CharStyle15"><text:span text:style-name="T1">i</text:span></text:span><text:span text:style-name="CharStyle15"><text:span text:style-name="T42">.</text:span></text:span></text:p>
        <text:p text:style-name="P26"><text:span text:style-name="CharStyle15"><text:span text:style-name="T42">—</text:span></text:span><text:span text:style-name="CharStyle15"><text:span text:style-name="T1"> </text:span></text:span><text:span text:style-name="CharStyle15"><text:span text:style-name="T42">Dobrý večer!...</text:span></text:span></text:p>
        <text:p text:style-name="P26"><text:span text:style-name="CharStyle15"><text:span text:style-name="T42">J</text:span></text:span><text:span text:style-name="CharStyle15"><text:span text:style-name="T32">u</text:span></text:span><text:span text:style-name="CharStyle15"><text:span text:style-name="T42">le zozvedavie zrak, keďže i v polotme poznáva Ban</text:span></text:span><text:span text:style-name="CharStyle15"><text:span text:style-name="T1">i</text:span></text:span><text:span text:style-name="CharStyle15"><text:span text:style-name="T42">ara-Bánócziho, ani nespozoruje hneď, že sa jej Jožko pričupil k sukn</text:span></text:span><text:span text:style-name="CharStyle15"><text:span text:style-name="T32">i</text:span></text:span><text:span text:style-name="CharStyle15"><text:span text:style-name="T42">, vopchal si chytro palec do úst a posledné „vyskoč“ zaviazlo mu i v hrdle i v nohách.</text:span></text:span></text:p>
        <text:p text:style-name="P26"><text:span text:style-name="CharStyle15"><text:span text:style-name="T42">— Dobrý večer, — odpovedá Jula trochu oneskore</text:span></text:span><text:span text:style-name="CharStyle15"><text:span text:style-name="T1">ná</text:span></text:span><text:span text:style-name="CharStyle15"><text:span text:style-name="T42">.</text:span></text:span></text:p>
        <text:p text:style-name="P26"><text:span text:style-name="CharStyle15"><text:span text:style-name="T42">Baniar dvihne ruku, oprie sa rukou nad hlavou nízkeho zárubu a tak sa rozloží vo dverách, ako by mu boly malé aj na šírku.</text:span></text:span></text:p>
        <text:p text:style-name="P26"><text:span text:style-name="CharStyle15"><text:span text:style-name="T42">— </text:span></text:span><text:span text:style-name="CharStyle15"><text:span text:style-name="T1">Jo</text:span></text:span><text:span text:style-name="CharStyle15"><text:span text:style-name="T42">žko </text:span></text:span><text:span text:style-name="CharStyle15"><text:span text:style-name="T1">je</text:span></text:span><text:span text:style-name="CharStyle15"><text:span text:style-name="T42"> už doma?</text:span></text:span></text:p>
        <text:p text:style-name="P26"><text:soft-page-break/><text:span text:style-name="CharStyle15"><text:span text:style-name="T42">— Nie ešte.</text:span></text:span></text:p>
        <text:p text:style-name="P26"><text:span text:style-name="CharStyle15"><text:span text:style-name="T42">—</text:span></text:span><text:span text:style-name="CharStyle15"><text:span text:style-name="T1"> </text:span></text:span><text:span text:style-name="CharStyle15"><text:span text:style-name="T42">Neskoro chodieva; usilovný.</text:span></text:span></text:p>
        <text:p text:style-name="P26"><text:span text:style-name="CharStyle15"><text:span text:style-name="T42">Jula neodpovedala.</text:span></text:span></text:p>
        <text:p text:style-name="P26"><text:span text:style-name="CharStyle15"><text:span text:style-name="T42">—</text:span></text:span><text:span text:style-name="CharStyle15"><text:span text:style-name="T1"> </text:span></text:span><text:span text:style-name="CharStyle15"><text:span text:style-name="T42">Na Mlynoch kreše teraz, čo?</text:span></text:span></text:p>
        <text:p text:style-name="P26"><text:span text:style-name="CharStyle15"><text:span text:style-name="T42">— Hej.</text:span></text:span></text:p>
        <text:p text:style-name="P26"><text:span text:style-name="CharStyle15"><text:span text:style-name="T42">— Blízko aspoň.</text:span></text:span></text:p>
        <text:p text:style-name="P26"><text:span text:style-name="CharStyle15"><text:span text:style-name="T42">— Prejdite ďalej...</text:span></text:span></text:p>
        <text:p text:style-name="P26"><text:span text:style-name="CharStyle15"><text:span text:style-name="T42">— Všade mi je rovnako dočkať, ale sadnúť si sadnem. Človek sa do večera ubehá.</text:span></text:span></text:p>
        <text:p text:style-name="P26"><text:span text:style-name="CharStyle15"><text:span text:style-name="T42">Jula pojala chlapca, otvorila dvere na izbe, vošla a shľadúvala zápalky, aby zažala lampu. Baniar vošiel za ňou, sňal klobúk a položil ho vedľa seba na lavicu.</text:span></text:span></text:p>
        <text:p text:style-name="P26"><text:span text:style-name="CharStyle15"><text:span text:style-name="T42">— Ešte som nebol u vás.</text:span></text:span></text:p>
        <text:p text:style-name="P26"><text:span text:style-name="CharStyle15"><text:span text:style-name="T42">— Ver</text:span></text:span><text:span text:style-name="CharStyle15"><text:span text:style-name="T1">u</text:span></text:span><text:span text:style-name="CharStyle15"><text:span text:style-name="T42">...</text:span></text:span></text:p>
        <text:p text:style-name="P26"><text:span text:style-name="CharStyle15"><text:span text:style-name="T42">— Riadne sa tu máte. Však som aj od ľudí počul. Do krčmy donesú. A či je Jožo spokojný s kresaním?</text:span></text:span></text:p>
        <text:p text:style-name="P26"><text:span text:style-name="CharStyle15"><text:span text:style-name="T42">— Akýže má byť?</text:span></text:span></text:p>
        <text:p text:style-name="P26"><text:span text:style-name="CharStyle15"><text:span text:style-name="T42">—</text:span></text:span><text:span text:style-name="CharStyle15"><text:span text:style-name="T1"> </text:span></text:span><text:span text:style-name="CharStyle15"><text:span text:style-name="T42">Hm, tak je, i nezarobí sa najhoršie. Jožo chlap a keď do noci kreše, veľa metrov vykreše. A o Janovi ste nepočuli dačo?</text:span></text:span></text:p>
        <text:p text:style-name="P26"><text:span text:style-name="CharStyle15"><text:span text:style-name="T42">—</text:span></text:span><text:span text:style-name="CharStyle15"><text:span text:style-name="T1"> </text:span></text:span><text:span text:style-name="CharStyle15"><text:span text:style-name="T42">Nič. Kto ho vie, kde sa túla. Ženy vari aj Amerikánom písaly, že Maruša je už pod zemou. Ale keď je aj o Amerikánoch ťažko zvedieť niečo. Vraj tých v jeseň ani neodviezli do opravdivej Ameriky. A nik nevie, kde odviezli poniektorých.</text:span></text:span></text:p>
        <text:p text:style-name="P26"><text:span text:style-name="CharStyle15"><text:span text:style-name="T42">— </text:span></text:span><text:span text:style-name="CharStyle15"><text:span text:style-name="T1">T</text:span></text:span><text:span text:style-name="CharStyle15"><text:span text:style-name="T42">am sú tí v Amerike.</text:span></text:span></text:p>
        <text:p text:style-name="P26"><text:soft-page-break/><text:span text:style-name="CharStyle15"><text:span text:style-name="T42">— Ja neviem.</text:span></text:span></text:p>
        <text:p text:style-name="P26"><text:span text:style-name="CharStyle15"><text:span text:style-name="T42">Tam sú, ale na takých miestach, kde zvesť ani do roka nez</text:span></text:span><text:span text:style-name="CharStyle15"><text:span text:style-name="T32">a</text:span></text:span><text:span text:style-name="CharStyle15"><text:span text:style-name="T42">jde. A musia si cestu najprv odrobiť, a hádam potom budú písať.</text:span></text:span></text:p>
        <text:p text:style-name="P26"><text:span text:style-name="CharStyle15"><text:span text:style-name="T42">Jula pokrčila plece.</text:span></text:span></text:p>
        <text:p text:style-name="P26"><text:span text:style-name="CharStyle15"><text:span text:style-name="T42">—</text:span></text:span><text:span text:style-name="CharStyle15"><text:span text:style-name="T1"> </text:span></text:span><text:span text:style-name="CharStyle15"><text:span text:style-name="T42">Ale Jano v Amerike nebude.</text:span></text:span></text:p>
        <text:p text:style-name="P26"><text:span text:style-name="CharStyle15"><text:span text:style-name="T42">— Môž</text:span></text:span><text:span text:style-name="CharStyle15"><text:span text:style-name="T41">’</text:span></text:span><text:span text:style-name="CharStyle15"><text:span text:style-name="T42"> byť.</text:span></text:span></text:p>
        <text:p text:style-name="P26"><text:span text:style-name="CharStyle15"><text:span text:style-name="T42">— Ja to naisto tuším. A veď vám je v dome lepšie bez neho.</text:span></text:span></text:p>
        <text:p text:style-name="P26"><text:span text:style-name="CharStyle15"><text:span text:style-name="T42">Jula ani nepr</text:span></text:span><text:span text:style-name="CharStyle15"><text:span text:style-name="T1">i</text:span></text:span><text:span text:style-name="CharStyle15"><text:span text:style-name="T42">svedčila, ani neodporovala.</text:span></text:span></text:p>
        <text:p text:style-name="P26"><text:span text:style-name="CharStyle15"><text:span text:style-name="T42">— A Janovo dievča je kde?</text:span></text:span></text:p>
        <text:p text:style-name="P26"><text:span text:style-name="CharStyle15"><text:span text:style-name="T42">— Hocikde. Zavše tu, zavše ju Hana po</text:span></text:span><text:span text:style-name="CharStyle15"><text:span text:style-name="T1">jm</text:span></text:span><text:span text:style-name="CharStyle15"><text:span text:style-name="T42">e</text:span></text:span><text:span text:style-name="CharStyle32"><text:span text:style-name="T42"> </text:span></text:span><text:span text:style-name="CharStyle15"><text:span text:style-name="T42">do Meľošov alebo do ferštrov morky striehnuť.</text:span></text:span></text:p>
        <text:p text:style-name="P26"><text:span text:style-name="CharStyle15"><text:span text:style-name="T1">— </text:span></text:span><text:span text:style-name="CharStyle15"><text:span text:style-name="T42">Uhm.</text:span></text:span></text:p>
        <text:p text:style-name="P26"><text:span text:style-name="CharStyle15"><text:span text:style-name="T42">Zat</text:span></text:span><text:span text:style-name="CharStyle15"><text:span text:style-name="T1">í</text:span></text:span><text:span text:style-name="CharStyle15"><text:span text:style-name="T42">chli trochu a Jula nazrela cez otvorené dvere, čo sa robí na ohnisku.</text:span></text:span></text:p>
        <text:p text:style-name="P26"><text:span text:style-name="CharStyle15"><text:span text:style-name="T42">—</text:span></text:span><text:span text:style-name="CharStyle15"><text:span text:style-name="T1"> </text:span></text:span><text:span text:style-name="CharStyle15"><text:span text:style-name="T42">Kto gazduje u Meľošov?</text:span></text:span></text:p>
        <text:p text:style-name="P26"><text:span text:style-name="CharStyle15"><text:span text:style-name="T42">— Kto? Nik. Troška je všetkého. Me</text:span></text:span><text:span text:style-name="CharStyle15"><text:span text:style-name="T75">ľ</text:span></text:span><text:span text:style-name="CharStyle15"><text:span text:style-name="T42">oš vydal na polovicu a Hana mu zavše večer navarí.</text:span></text:span></text:p>
        <text:p text:style-name="P26"><text:span text:style-name="CharStyle15"><text:span text:style-name="T42">— Radšej by </text:span></text:span><text:span text:style-name="CharStyle15"><text:span text:style-name="T33">m</text:span></text:span><text:span text:style-name="CharStyle15"><text:span text:style-name="T42">ohla byť doma.</text:span></text:span></text:p>
        <text:p text:style-name="P26"><text:span text:style-name="CharStyle15"><text:span text:style-name="T1">—</text:span></text:span><text:span text:style-name="CharStyle15"><text:span text:style-name="T42"> Môž’ byť. Ale u ferštrov sa </text:span></text:span><text:span text:style-name="CharStyle15"><text:span text:style-name="T75">j</text:span></text:span><text:span text:style-name="CharStyle15"><text:span text:style-name="T42">ej zdá.</text:span></text:span></text:p>
        <text:p text:style-name="P26"><text:span text:style-name="CharStyle15"><text:span text:style-name="T42">— Chvalabohu, ide Jož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dokončil Baniar a potom obaja počúvali kroky, až pokým nevošiel Jozef Mak.</text:span></text:span></text:p>
        <text:p text:style-name="P26"><text:span text:style-name="CharStyle15"><text:span text:style-name="T42">Mak nazrel bol oblokom odo dvora a keď vošiel do izby, už ho Baniarova prítomnosť neprekvapila. Prevliekol kapsu cez hlavu, ako inokedy, i sekeru tak </text:span></text:span><text:soft-page-break/><text:span text:style-name="CharStyle15"><text:span text:style-name="T42">potisol do kúta za pec.</text:span></text:span></text:p>
        <text:p text:style-name="P26"><text:span text:style-name="CharStyle15"><text:span text:style-name="T42">— Už ťa dávno čakám, Jožo. Veľa musíš zarábať do hustej tmy.</text:span></text:span></text:p>
        <text:p text:style-name="P26"><text:span text:style-name="CharStyle15"><text:span text:style-name="T42">— Vari závidíte?</text:span></text:span></text:p>
        <text:p text:style-name="P26"><text:span text:style-name="CharStyle15"><text:span text:style-name="T42">— To nie! Zíde sa ti...</text:span></text:span></text:p>
        <text:p text:style-name="P26"><text:span text:style-name="CharStyle15"><text:span text:style-name="T42">Jula vstala, krútila sa okolo ohňa, ale dvere nechala otvorené, aby počula aj do izby, kde sa i jej zdal neobyčajným hosťom Baniar.</text:span></text:span></text:p>
        <text:p text:style-name="P26"><text:span text:style-name="CharStyle15"><text:span text:style-name="T42">— Len sa najedz, Jožko, potom sa trochu posh</text:span></text:span><text:span text:style-name="CharStyle15"><text:span text:style-name="T1">ová</text:span></text:span><text:span text:style-name="CharStyle15"><text:span text:style-name="T42">rame. Nadarmo som neprišiel.</text:span></text:span></text:p>
        <text:p text:style-name="P26"><text:span text:style-name="CharStyle15"><text:span text:style-name="T42">Jozef Mak kývol hlavou, prisvedčil mu takto, že toľko uhádol i sám.</text:span></text:span></text:p>
        <text:p text:style-name="P26"><text:span text:style-name="CharStyle15"><text:span text:style-name="T42">— Večera mi neu</text:span></text:span><text:span text:style-name="CharStyle15"><text:span text:style-name="T1">jd</text:span></text:span><text:span text:style-name="CharStyle15"><text:span text:style-name="T42">e, shovárať sa my môžeme aj hneď.</text:span></text:span></text:p>
        <text:p text:style-name="P26"><text:span text:style-name="CharStyle15"><text:span text:style-name="T42">— Ako chceš. Ja mám až dve veci: jednu krátku a tá druhá, viem, potrvá nám dlhšie.</text:span></text:span></text:p>
        <text:p text:style-name="P40"><text:span text:style-name="CharStyle15"><text:span text:style-name="T42">— </text:span></text:span><text:span text:style-name="CharStyle32"><text:span text:style-name="T42">No?</text:span></text:span></text:p>
        <text:p text:style-name="P26"><text:span text:style-name="CharStyle15"><text:span text:style-name="T42">— Už od jesene sa chystám k tebe, ale deň sa minie človeku, ako by sa hneď večerom začínal. Ty </text:span></text:span><text:span text:style-name="CharStyle15"><text:span text:style-name="T33">s</text:span></text:span><text:span text:style-name="CharStyle15"><text:span text:style-name="T42">ám neprídeš, lebo sa na mňa hneváš, a nadarmo sa hneváš, ale o tom sa musíš presvedčiť sám, ja by som ti darmo rozprával. </text:span></text:span><text:span text:style-name="CharStyle15"><text:span text:style-name="T75">Č</text:span></text:span><text:span text:style-name="CharStyle15"><text:span text:style-name="T42">o bolo, bolo, čo bude, bude. A však si ja neraz lepšie uctím takého, ktorý sa u mňa nezastaví. Ale to, že som nestačil a mal som ti už dávno povedať, že som Janovu polovicu domu v jeseni kúpil.</text:span></text:span></text:p>
        <text:p text:style-name="P26"><text:span text:style-name="CharStyle15"><text:span text:style-name="T42">Do Jozefa Maka ako by udrel hrom.</text:span></text:span></text:p>
        <text:p text:style-name="P26"><text:span text:style-name="CharStyle15"><text:span text:style-name="T42">Baniar chytro rozprával, teraz sa akosi i poponáhľal.</text:span></text:span></text:p>
        <text:p text:style-name="P26"><text:span text:style-name="CharStyle15"><text:span text:style-name="T42">Maka obliala červeň, vstal a potom ako by ho heglo.</text:span></text:span></text:p>
        <text:p text:style-name="P26"><text:span text:style-name="CharStyle15"><text:span text:style-name="T42">— </text:span></text:span><text:span text:style-name="CharStyle15"><text:span text:style-name="T1">Č</text:span></text:span><text:span text:style-name="CharStyle15"><text:span text:style-name="T42">ože?...</text:span></text:span></text:p>
        <text:p text:style-name="P26"><text:soft-page-break/><text:span text:style-name="CharStyle15"><text:span text:style-name="T42">— Toto je tá kratšia vec, Jožko.</text:span></text:span></text:p>
        <text:p text:style-name="P26"><text:span text:style-name="CharStyle15"><text:span text:style-name="T42">— </text:span></text:span><text:span text:style-name="CharStyle15"><text:span text:style-name="T1">Č</text:span></text:span><text:span text:style-name="CharStyle15"><text:span text:style-name="T42">ože?!</text:span></text:span></text:p>
        <text:p text:style-name="P41"><text:span text:style-name="CharStyle15"><text:span text:style-name="T42">— Len si ty sadni a vypočuj pokojne, potom rozprávaj, ak sa ti bude chcieť.</text:span></text:span></text:p>
        <text:p text:style-name="P26"><text:span text:style-name="CharStyle15"><text:span text:style-name="T42">Jozef Mak zasekol zuby, chvíľu stál, ale krv, čo mu utekala do hlavy, zavalila mu um, zaslepila oči i vôľu, a zreval Jozef Mak, div nepukly obločné tabličky.</text:span></text:span></text:p>
        <text:p text:style-name="P26"><text:span text:style-name="CharStyle15"><text:span text:style-name="T42">—</text:span></text:span><text:span text:style-name="CharStyle15"><text:span text:style-name="T1"> </text:span></text:span><text:span text:style-name="CharStyle15"><text:span text:style-name="T42">Zato si prišiel? Zato?! Ty...!</text:span></text:span></text:p>
        <text:p text:style-name="P26"><text:span text:style-name="CharStyle15"><text:span text:style-name="T42">Kde sa vtedy našla Jula, nik nevie, ale zrazu tam stála medzi nimi, opretá rukami o stô</text:span></text:span><text:span text:style-name="CharStyle15"><text:span text:style-name="T75">l.</text:span></text:span></text:p>
        <text:p text:style-name="P26"><text:span text:style-name="CharStyle15"><text:span text:style-name="T42">—</text:span></text:span><text:span text:style-name="CharStyle15"><text:span text:style-name="T1"> </text:span></text:span><text:span text:style-name="CharStyle15"><text:span text:style-name="T42">Tak som to ja dobre počula, pán Baniar, voľakto mi vravel, ale keď ste vy nechodili, nehovorili ani slova...</text:span></text:span></text:p>
        <text:p text:style-name="P26"><text:span text:style-name="CharStyle15"><text:span text:style-name="T42">— Ani teraz nehovorím.</text:span></text:span></text:p>
        <text:p text:style-name="P26"><text:span text:style-name="CharStyle15"><text:span text:style-name="T42">—</text:span></text:span><text:span text:style-name="CharStyle15"><text:span text:style-name="T1"> </text:span></text:span><text:span text:style-name="CharStyle15"><text:span text:style-name="T42">Dočkaj, Ju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chytil Julu za rameno Jozef Mak, ale Jula teraz nebola taká ľahká, ako si myslel a rameno sa mu vyk</text:span></text:span><text:span text:style-name="CharStyle15"><text:span text:style-name="T75">l</text:span></text:span><text:span text:style-name="CharStyle15"><text:span text:style-name="T42">zlo z ruky.</text:span></text:span></text:p>
        <text:p text:style-name="P26"><text:span text:style-name="CharStyle15"><text:span text:style-name="T42">— Ja už viem, že vám patrí polovica, — pokračovala Jula, ako by tu Jozefa ani nebolo. —</text:span></text:span><text:span text:style-name="CharStyle15"><text:span text:style-name="T1"> </text:span></text:span><text:span text:style-name="CharStyle15"><text:span text:style-name="T42">A nič nemôžeme mať proti tomu, keď si Jano predal.</text:span></text:span></text:p>
        <text:p text:style-name="P26"><text:span text:style-name="CharStyle15"><text:span text:style-name="T42">—</text:span></text:span><text:span text:style-name="CharStyle15"><text:span text:style-name="T1"> </text:span></text:span><text:span text:style-name="CharStyle15"><text:span text:style-name="T42">Jula!...</text:span></text:span></text:p>
        <text:p text:style-name="P26"><text:span text:style-name="CharStyle15"><text:span text:style-name="T42">Jula pozrela na muža taká pokojná, až Jozefa zamrazilo. Mnoho všeličoho mu v tomto pohľade porozprávala a keď mu porozprávala i nahlas, posadil sa zasa na predošlé svoje miesto a Jula vedľa neho.</text:span></text:span></text:p>
        <text:p text:style-name="P26"><text:span text:style-name="CharStyle15"><text:span text:style-name="T42">— Môj dom, — zastenal Jozef Mak a od July čakal odpoveď.</text:span></text:span></text:p>
        <text:p text:style-name="P26"><text:span text:style-name="CharStyle15"><text:span text:style-name="T42">— Pravdaže je tvoj, však si ho sám zo svojej sily ukladal, ale grunt bol Janov a keď ste sa na polovice dohovorili...</text:span></text:span></text:p>
        <text:p text:style-name="P26"><text:soft-page-break/><text:span text:style-name="CharStyle15"><text:span text:style-name="T42">— Ja som sa nedohovori</text:span></text:span><text:span text:style-name="CharStyle15"><text:span text:style-name="T75">l.</text:span></text:span></text:p>
        <text:p text:style-name="P26"><text:span text:style-name="CharStyle15"><text:span text:style-name="T42">—</text:span></text:span><text:span text:style-name="CharStyle15"><text:span text:style-name="T1"> </text:span></text:span><text:span text:style-name="CharStyle15"><text:span text:style-name="T42">Jožko, veď sa najhoršia vec nestala, ale my si polovicu nepredáme, pán Baniar.</text:span></text:span></text:p>
        <text:p text:style-name="P26"><text:span text:style-name="CharStyle15"><text:span text:style-name="T42">—</text:span></text:span><text:span text:style-name="CharStyle15"><text:span text:style-name="T1"> </text:span></text:span><text:span text:style-name="CharStyle15"><text:span text:style-name="T42">A či ja chcem? Ani sa mi nesníva. I tú prvú nanútil mi sám Jano. Dlhoval, musel som brať plácu, akú dával. A keby som bol chcel, mohol som mať i celý dom. Jano by mi ho bol pred</text:span></text:span><text:span text:style-name="CharStyle15"><text:span text:style-name="T75">al.</text:span></text:span></text:p>
        <text:p text:style-name="P26"><text:span text:style-name="CharStyle15"><text:span text:style-name="T42">—</text:span></text:span><text:span text:style-name="CharStyle15"><text:span text:style-name="T1"> </text:span></text:span><text:span text:style-name="CharStyle15"><text:span text:style-name="T42">Akože predal, keď je môj?!</text:span></text:span></text:p>
        <text:p text:style-name="P26"><text:span text:style-name="CharStyle15"><text:span text:style-name="T42">— Teraz </text:span></text:span><text:span text:style-name="CharStyle15"><text:span text:style-name="T1">je</text:span></text:span><text:span text:style-name="CharStyle15"><text:span text:style-name="T42"> už niečo tvoje, ale to sa</text:span></text:span><text:span text:style-name="CharStyle15"><text:span text:style-name="T1"> </text:span></text:span><text:span text:style-name="CharStyle15"><text:span text:style-name="T42">mne poďakuj.</text:span></text:span></text:p>
        <text:p text:style-name="P26"><text:span text:style-name="CharStyle15"><text:span text:style-name="T42">— Hrom aby...!</text:span></text:span></text:p>
        <text:p text:style-name="P26"><text:span text:style-name="CharStyle15"><text:span text:style-name="T42">— </text:span></text:span><text:span text:style-name="CharStyle15"><text:span text:style-name="T1">R</text:span></text:span><text:span text:style-name="CharStyle15"><text:span text:style-name="T42">az sa mi poďakuješ, teraz nemusíš. Ale si zapamätaj: dom je toho, na koho je zapísaný. Tento bol na Jana a mohol som ho kúpiť</text:span></text:span><text:span text:style-name="CharStyle15"><text:span text:style-name="T1">.</text:span></text:span><text:span text:style-name="CharStyle15"><text:span text:style-name="T42"> Nik by ti nebol odp</text:span></text:span><text:span text:style-name="CharStyle15"><text:span text:style-name="T76">o</text:span></text:span><text:span text:style-name="CharStyle15"><text:span text:style-name="T42">moho</text:span></text:span><text:span text:style-name="CharStyle15"><text:span text:style-name="T34">l</text:span></text:span><text:span text:style-name="CharStyle15"><text:span text:style-name="T42"> </text:span></text:span><text:span text:style-name="CharStyle15"><text:span text:style-name="T1">a</text:span></text:span><text:span text:style-name="CharStyle15"><text:span text:style-name="T42"> ja ti netajím, bol by som mal dom lacno. Ale zratoval som ti polov</text:span></text:span><text:span text:style-name="CharStyle15"><text:span text:style-name="T1">i</text:span></text:span><text:span text:style-name="CharStyle15"><text:span text:style-name="T42">cu, lebo som Jana prinútil podpísať, aby sa hádať nemoho</text:span></text:span><text:span text:style-name="CharStyle15"><text:span text:style-name="T76">l.</text:span></text:span><text:span text:style-name="CharStyle15"><text:span text:style-name="T42"> Ale ani predávať aby </text:span></text:span><text:span text:style-name="CharStyle15"><text:span text:style-name="T76">n</text:span></text:span><text:span text:style-name="CharStyle15"><text:span text:style-name="T42">emoho</text:span></text:span><text:span text:style-name="CharStyle15"><text:span text:style-name="T76">l.</text:span></text:span><text:span text:style-name="CharStyle15"><text:span text:style-name="T42"> Nespravil som to za teba, Jožo, ale za seba. Cudzie nechcem, chcem mať pokoj, ani spoločníka nechcem hocijakého. Vidíš, neublížil som ti.</text:span></text:span></text:p>
        <text:p text:style-name="P26"><text:span text:style-name="CharStyle15"><text:span text:style-name="T42">Jozef Mak chápal, čo sa stalo.</text:span></text:span></text:p>
        <text:p text:style-name="P26"><text:span text:style-name="CharStyle15"><text:span text:style-name="T42">Zasa ho zaťal mráz, keď si rozhútal, že Jano mu mohol predať i celú strechu nad hlavou, Jano mohol vykonať hocičo, a ako by bol Baniar Jano Mak, ako by bol Baniar najväčšia sviňa, chcelo sa mu Ban</text:span></text:span><text:span text:style-name="CharStyle15"><text:span text:style-name="T34">i</text:span></text:span><text:span text:style-name="CharStyle15"><text:span text:style-name="T42">ara zahrdúsiť.</text:span></text:span></text:p>
        <text:p text:style-name="P26"><text:span text:style-name="CharStyle15"><text:span text:style-name="T42">Hneval sa Jozef Mak na hosťa, lebo hosť mal pravdu a naozaj mu zratoval pol chalupy, naozaj nebol taký zlodej, za akého by ho teraz rád mal Jozef Mak. Menší bol o polovicu, a hnev sa mu iba na celého vychystal; celého zlodeja mohol by </text:span></text:span><text:soft-page-break/><text:span text:style-name="CharStyle15"><text:span text:style-name="T42">hrdúsiť.</text:span></text:span></text:p>
        <text:p text:style-name="P26"><text:span text:style-name="CharStyle15"><text:span text:style-name="T42">—</text:span></text:span><text:span text:style-name="CharStyle15"><text:span text:style-name="T1"> </text:span></text:span><text:span text:style-name="CharStyle15"><text:span text:style-name="T42">M</text:span></text:span><text:span text:style-name="CharStyle15"><text:span text:style-name="T1">ôj</text:span></text:span><text:span text:style-name="CharStyle15"><text:span text:style-name="T42"> dom, — hútal Mak a darmo bol chlap, zabolel ho dom. Každé brvno pritlačilo ho osobitne, každý š</text:span></text:span><text:span text:style-name="CharStyle15"><text:span text:style-name="T1">i</text:span></text:span><text:span text:style-name="CharStyle15"><text:span text:style-name="T42">ndol poomínal ho osobitne, prišiel mu na um topo</text:span></text:span><text:span text:style-name="CharStyle15"><text:span text:style-name="T1">ľ</text:span></text:span><text:span text:style-name="CharStyle15"><text:span text:style-name="T42">, čo korytári zosekali, i vŕba ho mrzela teraz, i lipa ho zabolela.</text:span></text:span></text:p>
        <text:p text:style-name="P26"><text:span text:style-name="CharStyle15"><text:span text:style-name="T42">Hej</text:span></text:span><text:span text:style-name="CharStyle15"><text:span text:style-name="T1">.</text:span></text:span></text:p>
        <text:p text:style-name="P26"><text:span text:style-name="CharStyle15"><text:span text:style-name="T42">Hnev zrazu premenil sa na podivnú ľútosť, ako by teraz pochovával mater a syna razom.</text:span></text:span></text:p>
        <text:p text:style-name="P26"><text:span text:style-name="CharStyle15"><text:span text:style-name="T42">Chcel vstať, nechať tu stôl a hosťa-zlodeja, lebo si myslel, že sa nezvládze.</text:span></text:span></text:p>
        <text:p text:style-name="P26"><text:span text:style-name="CharStyle15"><text:span text:style-name="T1">A</text:span></text:span><text:span text:style-name="CharStyle15"><text:span text:style-name="T42">le tu bola mierna a nevzrušená Jula.</text:span></text:span></text:p>
        <text:p text:style-name="P26"><text:span text:style-name="CharStyle15"><text:span text:style-name="T42">Či sa mal zahanbiť?</text:span></text:span></text:p>
        <text:p text:style-name="P26"><text:span text:style-name="CharStyle15"><text:span text:style-name="T42">A či rozjedovať na ňu, že je taká?</text:span></text:span></text:p>
        <text:p text:style-name="P26"><text:span text:style-name="CharStyle15"><text:span text:style-name="T42">Pravda je, Jozef Mak, ty vieš najlepšie, ako ťažko sa rodí chalupa z prázdnej ruky, ako dlho treba po horách chodiť, pokým sa n</text:span></text:span><text:span text:style-name="CharStyle15"><text:span text:style-name="T34">a</text:span></text:span><text:span text:style-name="CharStyle15"><text:span text:style-name="T42">jde roh, veniec, pazucha, zárub a prah. Koľko rokov zožerie chalupa i keď je drevená a malá, ale — Baniar má pravdu, </text:span></text:span><text:span text:style-name="CharStyle15"><text:span text:style-name="T76">i</text:span></text:span><text:span text:style-name="CharStyle15"><text:span text:style-name="T42"> Jula</text:span></text:span><text:span text:style-name="CharStyle15"><text:span text:style-name="T1"> </text:span></text:span><text:span text:style-name="CharStyle15"><text:span text:style-name="T42">má pravdu.</text:span></text:span></text:p>
        <text:p text:style-name="P26"><text:span text:style-name="CharStyle15"><text:span text:style-name="T42">— Rozumná si, Jula, — tvrdí aj Baniar. — A poviem vám aj druhú vec, ak chcete.</text:span></text:span></text:p>
        <text:p text:style-name="P26"><text:span text:style-name="CharStyle15"><text:span text:style-name="T42">Nik mu nepovedal, aby rozprával, nikomu sa nežiadalo i druhú vec počúvať v istej obave, </text:span></text:span><text:span text:style-name="CharStyle15"><text:span text:style-name="T1">ž</text:span></text:span><text:span text:style-name="CharStyle15"><text:span text:style-name="T42">e lepšia nebude, ako prvá.</text:span></text:span></text:p>
        <text:p text:style-name="P26"><text:span text:style-name="CharStyle15"><text:span text:style-name="T42">— Jula, a ty si mi ani slova nepovedala</text:span></text:span><text:span text:style-name="CharStyle15"><text:span text:style-name="T1">!</text:span></text:span><text:span text:style-name="CharStyle15"><text:span text:style-name="T42"> — vybuchlo z Jozefa Maka, vyzradilo, na čo Jozef Mak myslí.</text:span></text:span></text:p>
        <text:p text:style-name="P26"><text:span text:style-name="CharStyle15"><text:span text:style-name="T42">—</text:span></text:span><text:span text:style-name="CharStyle15"><text:span text:style-name="T1"> </text:span></text:span><text:span text:style-name="CharStyle15"><text:span text:style-name="T42">Ako som ti mala? Taký si bol... väčšmi by si sa bol mrzel, ako teraz. Všeličo ťa mrzelo.</text:span></text:span></text:p>
        <text:p text:style-name="P26"><text:soft-page-break/><text:span text:style-name="CharStyle15"><text:span text:style-name="T42">I to je pravda, Jozef Mak, nedozvedaj sa ďalej a počúvaj, Baniar bude rozprávať i ďalej, hoci ho nik o to nepýta.</text:span></text:span></text:p>
        <text:p text:style-name="P26"><text:span text:style-name="CharStyle15"><text:span text:style-name="T42">—</text:span></text:span><text:span text:style-name="CharStyle15"><text:span text:style-name="T1"> </text:span></text:span><text:span text:style-name="CharStyle15"><text:span text:style-name="T42">Jožko, ja som prišiel, či by si si moju polovicu neodkúpil, — začal Baniar-Bán</text:span></text:span><text:span text:style-name="CharStyle15"><text:span text:style-name="T1">ó</text:span></text:span><text:span text:style-name="CharStyle15"><text:span text:style-name="T42">czi, ako by sa Jozef bol už premenil na pokojného človeka.</text:span></text:span></text:p>
        <text:p text:style-name="P26"><text:span text:style-name="CharStyle15"><text:span text:style-name="T1">—</text:span></text:span><text:span text:style-name="CharStyle15"><text:span text:style-name="T42"> Nie</text:span></text:span><text:span text:style-name="CharStyle15"><text:span text:style-name="T1">!</text:span></text:span><text:span text:style-name="CharStyle15"><text:span text:style-name="T42"> </text:span></text:span><text:span text:style-name="CharStyle15"><text:span text:style-name="T1">— z</text:span></text:span><text:span text:style-name="CharStyle15"><text:span text:style-name="T42">atriasol Mak hlavou, ba i zopakoval svoju odpoveď a zakaždým prudko zakosil pravicou. — Svo</text:span></text:span><text:span text:style-name="CharStyle15"><text:span text:style-name="T1">je</text:span></text:span><text:span text:style-name="CharStyle15"><text:span text:style-name="T42"> si už kupovať nebudem i keď ho čert zmá</text:span></text:span><text:span text:style-name="CharStyle15"><text:span text:style-name="T76">rn</text:span></text:span><text:span text:style-name="CharStyle15"><text:span text:style-name="T42">il</text:span></text:span><text:span text:style-name="CharStyle15"><text:span text:style-name="T1">!</text:span></text:span></text:p>
        <text:p text:style-name="P26"><text:span text:style-name="CharStyle15"><text:span text:style-name="T42">— No, aspoň ti poviem, — krčil plecom Baniar, pošuchal dlaňou stolovú dosku a veľmi smiešnu, nízku sumu povedal.</text:span></text:span></text:p>
        <text:p text:style-name="P26"><text:span text:style-name="CharStyle15"><text:span text:style-name="T42">Takú smiešnu, prekvapila i rozpáleného Jozefa Maka.</text:span></text:span></text:p>
        <text:p text:style-name="P26"><text:span text:style-name="CharStyle15"><text:span text:style-name="T42">—</text:span></text:span><text:span text:style-name="CharStyle15"><text:span text:style-name="T1"> </text:span></text:span><text:span text:style-name="CharStyle15"><text:span text:style-name="T42">Zato predával Jano?!</text:span></text:span></text:p>
        <text:p text:style-name="P26"><text:span text:style-name="CharStyle15"><text:span text:style-name="T42">—</text:span></text:span><text:span text:style-name="CharStyle15"><text:span text:style-name="T1"> </text:span></text:span><text:span text:style-name="CharStyle15"><text:span text:style-name="T42">Zato, — prikývol Baniar. — A nechcem od teba ani o kraj</text:span></text:span><text:span text:style-name="CharStyle15"><text:span text:style-name="T34">c</text:span></text:span><text:span text:style-name="CharStyle15"><text:span text:style-name="T42">iar viac.</text:span></text:span></text:p>
        <text:p text:style-name="P26"><text:span text:style-name="CharStyle15"><text:span text:style-name="T42">— Boh aby ho </text:span></text:span><text:span text:style-name="CharStyle15"><text:span text:style-name="T1">po</text:span></text:span><text:span text:style-name="CharStyle15"><text:span text:style-name="T42">káral</text:span></text:span><text:span text:style-name="CharStyle15"><text:span text:style-name="T1">!</text:span></text:span><text:span text:style-name="CharStyle15"><text:span text:style-name="T42"> — zhrozil sa Jozef Mak a vychytil ho zasa hnev, ako komu pokoria najmilšie decko.</text:span></text:span></text:p>
        <text:p text:style-name="P26"><text:span text:style-name="CharStyle15"><text:span text:style-name="T42">—</text:span></text:span><text:span text:style-name="CharStyle15"><text:span text:style-name="T1"> </text:span></text:span><text:span text:style-name="CharStyle15"><text:span text:style-name="T42">Nechcem ani o kraj</text:span></text:span><text:span text:style-name="CharStyle15"><text:span text:style-name="T34">c</text:span></text:span><text:span text:style-name="CharStyle15"><text:span text:style-name="T42">iar viac, ba ani peniaze nechcem. Viem, ani by si toľko nemal, no musím ti nejako ukázať, Jožo, že nie som taký zlodej, ako si myslíš. Či dačo skrývam pred tebou? Ani pred nikým nezapriem. Ja</text:span></text:span><text:span text:style-name="CharStyle17"><text:span text:style-name="T42"> </text:span></text:span><text:span text:style-name="CharStyle15"><text:span text:style-name="T42">na Maka potiahnem aj zajtra, ak sa bude núkať, Joža Maka nechcem, lebo je nie taký človek.</text:span></text:span></text:p>
        <text:p text:style-name="P26"><text:span text:style-name="CharStyle15"><text:span text:style-name="T42">— Boh nech kára!</text:span></text:span><text:span text:style-name="CharStyle15"><text:span text:style-name="T1">.</text:span></text:span><text:span text:style-name="CharStyle15"><text:span text:style-name="T42">..</text:span></text:span></text:p>
        <text:p text:style-name="P26"><text:span text:style-name="CharStyle15"><text:span text:style-name="T42">Mak teraz nepovedal, koho má kárať</text:span></text:span><text:span text:style-name="CharStyle15"><text:span text:style-name="T1">.</text:span></text:span></text:p>
        <text:p text:style-name="P26"><text:span text:style-name="CharStyle15"><text:span text:style-name="T1">A</text:span></text:span><text:span text:style-name="CharStyle15"><text:span text:style-name="T42"> Bánóczi nelámal si na tom hlavu.</text:span></text:span></text:p>
        <text:p text:style-name="P26"><text:span text:style-name="CharStyle15"><text:span text:style-name="T42">— Potrebujem statočného kočiš</text:span></text:span><text:span text:style-name="CharStyle15"><text:span text:style-name="T1">a</text:span></text:span><text:span text:style-name="CharStyle15"><text:span text:style-name="T42">...</text:span></text:span></text:p>
        <text:p text:style-name="P26"><text:span text:style-name="CharStyle15"><text:span text:style-name="T1">—</text:span></text:span><text:span text:style-name="CharStyle15"><text:span text:style-name="T42"> M</text:span></text:span><text:span text:style-name="CharStyle15"><text:span text:style-name="T1">ň</text:span></text:span><text:span text:style-name="CharStyle15"><text:span text:style-name="T42">a?!</text:span></text:span></text:p>
        <text:p text:style-name="P26"><text:soft-page-break/><text:span text:style-name="CharStyle15"><text:span text:style-name="T42">— Ak budeš chcieť.</text:span></text:span></text:p>
        <text:p text:style-name="P26"><text:span text:style-name="CharStyle15"><text:span text:style-name="T42">—</text:span></text:span><text:span text:style-name="CharStyle15"><text:span text:style-name="T1"> </text:span></text:span><text:span text:style-name="CharStyle15"><text:span text:style-name="T42">Nohy si radšej polámem.</text:span></text:span></text:p>
        <text:p text:style-name="P26"><text:span text:style-name="CharStyle15"><text:span text:style-name="T42">—</text:span></text:span><text:span text:style-name="CharStyle15"><text:span text:style-name="T1"> </text:span></text:span><text:span text:style-name="CharStyle15"><text:span text:style-name="T42">Ako chceš. Ja potrebujem statočného človeka, na ktorého sa budem môcť spoľahnúť. </text:span></text:span><text:span text:style-name="CharStyle15"><text:span text:style-name="T1">To</text:span></text:span><text:span text:style-name="CharStyle15"><text:span text:style-name="T42">var vozím a nestačím sedieť na každej fúre, ani sa obzerať, či sú kone oriadené. </text:span></text:span><text:span text:style-name="CharStyle15"><text:span text:style-name="T1">Dá</text:span></text:span><text:span text:style-name="CharStyle15"><text:span text:style-name="T42">m paholkov</text:span></text:span><text:span text:style-name="CharStyle15"><text:span text:style-name="T1">i</text:span></text:span><text:span text:style-name="CharStyle15"><text:span text:style-name="T42">...</text:span></text:span></text:p>
        <text:p text:style-name="P26"><text:span text:style-name="CharStyle15"><text:span text:style-name="T42">Tu vyrátal Bánóczi podrobne, čo všetko dostane paholok a bol toho dlhý rad. I zopakoval pomaly a zakaždým vystrel na ruke jeden prst.</text:span></text:span></text:p>
        <text:p text:style-name="P26"><text:span text:style-name="CharStyle15"><text:span text:style-name="T42">— Teraz v lete zarobíš viac pri kresaní, akže </text:span></text:span><text:span text:style-name="CharStyle15"><text:span text:style-name="T34">z</text:span></text:span><text:span text:style-name="CharStyle15"><text:span text:style-name="T42">arobíš, ale keď si aj zimu porátaš, uvidíš, ako ti vyjde. Porátaj si. A okrem toho ti odpustím z dlžoby na chalupu desiatku za každý štvrťrok</text:span></text:span><text:span text:style-name="CharStyle15"><text:span text:style-name="T1">,</text:span></text:span><text:span text:style-name="CharStyle15"><text:span text:style-name="T42"> čo si pomimo splatíš, to sa ti zas uľahčí. A v zime sa obzerať nemusíš.</text:span></text:span></text:p>
        <text:p text:style-name="P26"><text:span text:style-name="CharStyle15"><text:span text:style-name="T42">Makovi nevytratila sa tma zpod obŕv.</text:span></text:span></text:p>
        <text:p text:style-name="P26"><text:span text:style-name="CharStyle15"><text:span text:style-name="T42">Teraz už hľadel iba na nohu stola, sťa by sa sama mala pohnúť a on by to mal vystriehnuť. Noha bola v tme i ďaleko od nej ležal ešte tvrdý tieň na dlážke, z ktorého zavše chytro ako blesk vybehúvaly drobné, živé tiene, zavše, keď muchy obletúvaly lampu.</text:span></text:span></text:p>
        <text:p text:style-name="P26"><text:span text:style-name="CharStyle15"><text:span text:style-name="T42">Jozef Mak nechcel si všimnúť, že Baniar vstal a pozrel naň, iba keď bol pri dverách.</text:span></text:span></text:p>
        <text:p text:style-name="P26"><text:span text:style-name="CharStyle15"><text:span text:style-name="T42">— V nedeľu zaskoč, Jožo, či už tak, či onak, však potrafíš, a mne sa nepriečilo sem prísť ani trochu.</text:span></text:span></text:p>
        <text:p text:style-name="P26"><text:span text:style-name="CharStyle15"><text:span text:style-name="T42">Jozej Mak nešiel vráta zavrieť za Baniarom.</text:span></text:span></text:p>
        <text:p text:style-name="P26"><text:span text:style-name="CharStyle15"><text:span text:style-name="T42">Ostal sedieť na lavici, pomaly pošuchal si pravicou na prsiach košeľu, prichytil </text:span></text:span><text:soft-page-break/><text:span text:style-name="CharStyle15"><text:span text:style-name="T42">trochu Jožka, keď mu vbehol medzi kolená a zrak podvihol iba vtedy, keď sa vrátila Jula.</text:span></text:span></text:p>
        <text:p text:style-name="P26"><text:span text:style-name="CharStyle15"><text:span text:style-name="T42">Tak sa zadíval na ňu, ako by jej hovoril:</text:span></text:span></text:p>
        <text:p text:style-name="P26"><text:span text:style-name="CharStyle15"><text:span text:style-name="T42">—</text:span></text:span><text:span text:style-name="CharStyle15"><text:span text:style-name="T1"> </text:span></text:span><text:span text:style-name="CharStyle15"><text:span text:style-name="T42">Dnes sme rovnakí, Jula. Mal som málo na sebe a Baniar mi prišiel priložiť. Toho týždňa len toľko budem rozprávať, ako ty.</text:span></text:span></text:p>
        <text:p text:style-name="P26"><text:span text:style-name="CharStyle15"><text:span text:style-name="T42">No a Jula strašne prirodzene chápala </text:span></text:span><text:span text:style-name="CharStyle15"><text:span text:style-name="T1">te</text:span></text:span><text:span text:style-name="CharStyle15"><text:span text:style-name="T42">raz svet, pojala syna k ohnisku, tam ho ticho nachovala, i sama položila kedy-tedy do úst, ale Jozefovi Makovi neponúkala večeru, vedela, dnes ju jesť nebude.</text:span></text:span></text:p>
        <text:p text:style-name="P5"><text:span text:style-name="CharStyle15"><text:span text:style-name="T42"/></text:span></text:p>
        <text:h text:style-name="Heading_20_1" text:outline-level="1"><text:span text:style-name="CharStyle15"><text:span text:style-name="T85">72</text:span></text:span><text:span text:style-name="CharStyle15">.</text:span></text:h>
        <text:p text:style-name="P26"><text:span text:style-name="CharStyle15"><text:span text:style-name="T42"/></text:span></text:p>
        <text:p text:style-name="P27"><text:span text:style-name="CharStyle15"><text:span text:style-name="T42">V Brezne na námestí plno bolo vozov okolo starej zvonice. Trhový deň bol a vozov tu býva aj ináč dosť. Ľudia sa tm</text:span></text:span><text:span text:style-name="CharStyle15"><text:span text:style-name="T34">o</text:span></text:span><text:span text:style-name="CharStyle15"><text:span text:style-name="T42">lili pomedzi vozy, rozprávali, pokrikovali ponad košiny. O zvonicu opieral sa Jozef Mak už dávno a teraz prišiel k nemu Ďumbier.</text:span></text:span></text:p>
        <text:p text:style-name="P26"><text:span text:style-name="CharStyle15"><text:span text:style-name="T42">— Tu si?</text:span></text:span></text:p>
        <text:p text:style-name="P43"><text:span text:style-name="CharStyle15"><text:span text:style-name="T42">— Tu.</text:span></text:span></text:p>
        <text:p text:style-name="P26"><text:span text:style-name="CharStyle15"><text:span text:style-name="T42">Potom sa Ďumbier oprel ved</text:span></text:span><text:span text:style-name="CharStyle15"><text:span text:style-name="T76">ľ</text:span></text:span><text:span text:style-name="CharStyle15"><text:span text:style-name="T42">a neho</text:span></text:span><text:span text:style-name="CharStyle15"><text:span text:style-name="T1">,</text:span></text:span><text:span text:style-name="CharStyle15"><text:span text:style-name="T42"> asi mal čakať na niekoho, a obaja mlčky hľadeli na ľud</text:span></text:span><text:span text:style-name="CharStyle15"><text:span text:style-name="T1">í.</text:span></text:span><text:span text:style-name="CharStyle15"><text:span text:style-name="T42"> Neďaleko stál zaprášený vápeník, sedel na mierke a zavše prenikavo zakríkol:</text:span></text:span></text:p>
        <text:p text:style-name="P26"><text:span text:style-name="CharStyle15"><text:span text:style-name="T42">— Ženy, vaápnoó</text:span></text:span><text:span text:style-name="CharStyle15"><text:span text:style-name="T1">!</text:span></text:span><text:span text:style-name="CharStyle15"><text:span text:style-name="T42">... </text:span></text:span><text:span text:style-name="CharStyle15"><text:span text:style-name="T1">Vá</text:span></text:span><text:span text:style-name="CharStyle15"><text:span text:style-name="T42">pnoó, ženy</text:span></text:span><text:span text:style-name="CharStyle15"><text:span text:style-name="T1">!</text:span></text:span></text:p>
        <text:p text:style-name="P43"><text:span text:style-name="CharStyle15"><text:span text:style-name="T80">— </text:span></text:span><text:span text:style-name="CharStyle15"><text:span text:style-name="T1">A</text:span></text:span><text:span text:style-name="CharStyle15"><text:span text:style-name="T42"> chlapom? — zamiešal sa mu ktosi do noty.</text:span></text:span></text:p>
        <text:p text:style-name="P26"><text:soft-page-break/><text:span text:style-name="CharStyle15"><text:span text:style-name="T1">—</text:span></text:span><text:span text:style-name="CharStyle15"><text:span text:style-name="T42"> Nepredávam. </text:span></text:span><text:span text:style-name="CharStyle15"><text:span text:style-name="T1">—</text:span></text:span><text:span text:style-name="CharStyle15"><text:span text:style-name="T42"> Vaáapnoó!.</text:span></text:span><text:span text:style-name="CharStyle15"><text:span text:style-name="T1">.</text:span></text:span><text:span text:style-name="CharStyle15"><text:span text:style-name="T42">. Ženyý</text:span></text:span><text:span text:style-name="CharStyle15"><text:span text:style-name="T1">!</text:span></text:span></text:p>
        <text:p text:style-name="P26"><text:span text:style-name="CharStyle15"><text:span text:style-name="T42">Dívali sa naň, azda by mu boli dopriali, aby ozaj prišiel niekto po vápno.</text:span></text:span></text:p>
        <text:p text:style-name="P26"><text:span text:style-name="CharStyle15"><text:span text:style-name="T1">— </text:span></text:span><text:span text:style-name="CharStyle15"><text:span text:style-name="T42">Zlý čas na vápno, kamarát, — povedal Ďumbier z dlhej chvíle, — teraz radšej hrable ponúkaj.</text:span></text:span></text:p>
        <text:p text:style-name="P26"><text:span text:style-name="CharStyle15"><text:span text:style-name="T1">—</text:span></text:span><text:span text:style-name="CharStyle15"><text:span text:style-name="T42"> Ale dobrý čas ho voziť, nie tak, ako Mišo </text:span></text:span><text:span text:style-name="CharStyle15"><text:span text:style-name="T1">Š</text:span></text:span><text:span text:style-name="CharStyle15"><text:span text:style-name="T42">uška, — poznamenal Mak.</text:span></text:span></text:p>
        <text:p text:style-name="P26"><text:span text:style-name="CharStyle15"><text:span text:style-name="T42">—</text:span></text:span><text:span text:style-name="CharStyle15"><text:span text:style-name="T1"> </text:span></text:span><text:span text:style-name="CharStyle15"><text:span text:style-name="T42">O tom ani neviem.</text:span></text:span></text:p>
        <text:p text:style-name="P43"><text:span text:style-name="CharStyle15"><text:span text:style-name="T80">— </text:span></text:span><text:span text:style-name="CharStyle15"><text:span text:style-name="T42">Na jar viezol z Brezna za košinu a v Zemušnej sa v krčme pribavil, až pokým sa nepustil dážď. Bolo neprikryté a len, len čo ľudia stačili kone vypriahnuť a rozhádzať voz. Hasené doviezol.</text:span></text:span></text:p>
        <text:p text:style-name="P26"><text:span text:style-name="CharStyle15"><text:span text:style-name="T42">— Veď je Mišo hába.</text:span></text:span></text:p>
        <text:p text:style-name="P26"><text:span text:style-name="CharStyle15"><text:span text:style-name="T42">Potom mlčali zas, dlhšie ako dosiaľ.</text:span></text:span></text:p>
        <text:p text:style-name="P26"><text:span text:style-name="CharStyle15"><text:span text:style-name="T42">Teraz sa dívali na druhú stranu, kde židia skupovali zrno.</text:span></text:span></text:p>
        <text:p text:style-name="P26"><text:span text:style-name="CharStyle15"><text:span text:style-name="T42">A keď už i toho mali dosť, zrazu sa ozval Jozef Mak tak, ako by sa boli dosia</text:span></text:span><text:span text:style-name="CharStyle15"><text:span text:style-name="T76">ľ</text:span></text:span><text:span text:style-name="CharStyle15"><text:span text:style-name="T42"> o veci rozprávali a teraz by iba pokračovali.</text:span></text:span></text:p>
        <text:p text:style-name="P26"><text:span text:style-name="CharStyle15"><text:span text:style-name="T1">—</text:span></text:span><text:span text:style-name="CharStyle15"><text:span text:style-name="T42"> Nuž ja slúžim.</text:span></text:span></text:p>
        <text:p text:style-name="P26"><text:span text:style-name="CharStyle15"><text:span text:style-name="T42">Ďumbier zľahka </text:span></text:span><text:span text:style-name="CharStyle15"><text:span text:style-name="T1">prikývol.</text:span></text:span></text:p>
        <text:p text:style-name="P26"><text:span text:style-name="CharStyle15"><text:span text:style-name="T42">— Nahovoril ma Baniar. I jesť treba. O chvíľu bude nás viac.</text:span></text:span></text:p>
        <text:p text:style-name="P26"><text:span text:style-name="CharStyle15"><text:span text:style-name="T42">— Dobre ťa platí.</text:span></text:span></text:p>
        <text:p text:style-name="P26"><text:span text:style-name="CharStyle15"><text:span text:style-name="T42">—</text:span></text:span><text:span text:style-name="CharStyle15"><text:span text:style-name="T1"> </text:span></text:span><text:span text:style-name="CharStyle15"><text:span text:style-name="T42">A spoľahne sa. Zavše sa neshovárame i dni.</text:span></text:span></text:p>
        <text:p text:style-name="P43"><text:span text:style-name="CharStyle15"><text:span text:style-name="T42">— Však čože? Keby si ty nebol, bol by druhý.</text:span></text:span></text:p>
        <text:p text:style-name="P43"><text:span text:style-name="CharStyle15"><text:span text:style-name="T42">— Veď.</text:span></text:span></text:p>
        <text:p text:style-name="P43"><text:span text:style-name="CharStyle15"><text:span text:style-name="T42">— S chalupou ťa </text:span></text:span><text:span text:style-name="CharStyle15"><text:span text:style-name="T1">neoklamal.</text:span></text:span></text:p>
        <text:p text:style-name="P26"><text:soft-page-break/><text:span text:style-name="CharStyle15"><text:span text:style-name="T42">— Veď tak.</text:span></text:span></text:p>
        <text:p text:style-name="P26"><text:span text:style-name="CharStyle15"><text:span text:style-name="T42">— Zavše tak vykoná, aby sa mal čím chváliť. Zle ti nevykonal a buď rád.</text:span></text:span></text:p>
        <text:p text:style-name="P26"><text:span text:style-name="CharStyle15"><text:span text:style-name="T1">—</text:span></text:span><text:span text:style-name="CharStyle15"><text:span text:style-name="T42"> Ťažko sa mi šlo.</text:span></text:span></text:p>
        <text:p text:style-name="P43"><text:span text:style-name="CharStyle15"><text:span text:style-name="T42">— No...</text:span></text:span></text:p>
        <text:p text:style-name="P26"><text:span text:style-name="CharStyle15"><text:span text:style-name="T42">—</text:span></text:span><text:span text:style-name="CharStyle15"><text:span text:style-name="T1"> </text:span></text:span><text:span text:style-name="CharStyle15"><text:span text:style-name="T42">Jula ma nahovorila.</text:span></text:span></text:p>
        <text:p text:style-name="P26"><text:span text:style-name="CharStyle15"><text:span text:style-name="T42">—</text:span></text:span><text:span text:style-name="CharStyle15"><text:span text:style-name="T1"> </text:span></text:span><text:span text:style-name="CharStyle15"><text:span text:style-name="T42">A múdro!</text:span></text:span></text:p>
        <text:p text:style-name="P43"><text:span text:style-name="CharStyle15"><text:span text:style-name="T42">— Keď sa človek pozre po dvore, koľko nahaba</text:span></text:span><text:span text:style-name="CharStyle15"><text:span text:style-name="T34">l.</text:span></text:span></text:p>
        <text:p text:style-name="P26"><text:span text:style-name="CharStyle15"><text:span text:style-name="T1">—</text:span></text:span><text:span text:style-name="CharStyle15"><text:span text:style-name="T42"> No</text:span></text:span><text:span text:style-name="CharStyle15"><text:span text:style-name="T1">!</text:span></text:span></text:p>
        <text:p text:style-name="P26"><text:span text:style-name="CharStyle15"><text:span text:style-name="T42">— A zasa mu ide žatva. Voľby — krčmárom žatva o Vianociach, ale úrodne</text:span></text:span><text:span text:style-name="CharStyle15"><text:span text:style-name="T1">jš</text:span></text:span><text:span text:style-name="CharStyle15"><text:span text:style-name="T42">ia ako v lete.</text:span></text:span></text:p>
        <text:p text:style-name="P26"><text:span text:style-name="CharStyle15"><text:span text:style-name="T42">— V tom sa Baniar iste vyzná.</text:span></text:span></text:p>
        <text:p text:style-name="P26"><text:span text:style-name="CharStyle15"><text:span text:style-name="T42">— Aj váš súd bude mať len potom koniec. Počul som. Ako budú chlapi hlasovať, tak bude.</text:span></text:span></text:p>
        <text:p text:style-name="P26"><text:span text:style-name="CharStyle15"><text:span text:style-name="T42">—</text:span></text:span><text:span text:style-name="CharStyle15"><text:span text:style-name="T1"> </text:span></text:span><text:span text:style-name="CharStyle15"><text:span text:style-name="T42">Myslím si už aj sá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kývol hlavou Ďumbier, zvraskal trochu čelo. — Sám aj poradím chlapom, aby len poslúchali, nech je</text:span></text:span><text:span text:style-name="CharStyle17"><text:span text:style-name="T42"> </text:span></text:span><text:span text:style-name="CharStyle15"><text:span text:style-name="T42">už koniec, nadrali s</text:span></text:span><text:span text:style-name="CharStyle15"><text:span text:style-name="T1">m</text:span></text:span><text:span text:style-name="CharStyle15"><text:span text:style-name="T42">e už čižiem dosť. Dobre, ke</text:span></text:span><text:span text:style-name="CharStyle15"><text:span text:style-name="T76">ď</text:span></text:span><text:span text:style-name="CharStyle15"><text:span text:style-name="T42"> mi hovoríš, budem chlapom radiť.</text:span></text:span></text:p>
        <text:p text:style-name="P26"><text:span text:style-name="CharStyle15"><text:span text:style-name="T42">—</text:span></text:span><text:span text:style-name="CharStyle15"><text:span text:style-name="T1"> </text:span></text:span><text:span text:style-name="CharStyle15"><text:span text:style-name="T42">A vy?</text:span></text:span></text:p>
        <text:p text:style-name="P26"><text:span text:style-name="CharStyle15"><text:span text:style-name="T42">Ďumbier neodpovedal.</text:span></text:span></text:p>
        <text:p text:style-name="P26"><text:span text:style-name="CharStyle15"><text:span text:style-name="T42">Zahľadel sa zasa na vápeníka a palicou ďugal do zeme. Hútal a zavše kyvkal hlavou, alebo sa mu len tak náhodou zatriasla ako narábal palicou.</text:span></text:span></text:p>
        <text:p text:style-name="P26"><text:span text:style-name="CharStyle15"><text:span text:style-name="T42">—</text:span></text:span><text:span text:style-name="CharStyle15"><text:span text:style-name="T1"> </text:span></text:span><text:span text:style-name="CharStyle15"><text:span text:style-name="T42">Dnes málo dávali za jačmeň, ľa, a mohol som aj kúpiť, — povedal naraz a strmým krokom začal odchádzať.</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ezmeš mi vrecko, Jožo?</text:span></text:span></text:p>
        <text:p text:style-name="P26"><text:soft-page-break/><text:span text:style-name="CharStyle15"><text:span text:style-name="T42">— Vezmem, — zakričal Mak ochotne, ale Ďumbier sa viac nevráti</text:span></text:span><text:span text:style-name="CharStyle15"><text:span text:style-name="T77">l.</text:span></text:span></text:p>
        <text:p text:style-name="P26"><text:span text:style-name="CharStyle15"><text:span text:style-name="T42">No, čosi uľahčilo sa mu i tak, i keď dlho čakal nadarmo a pokojnejšie slúžil Jozef Mak u pána Bánócziho</text:span></text:span><text:span text:style-name="CharStyle15"><text:span text:style-name="T1">.</text:span></text:span><text:span text:style-name="CharStyle15"><text:span text:style-name="T42"> Vozil múku, slaninu, cukor, olej, soľ, špiritus, víno, bavlnu, cylindre. Chodil s koňmi až do Hontu, Novohradu.</text:span></text:span></text:p>
        <text:p text:style-name="P26"><text:span text:style-name="CharStyle15"><text:span text:style-name="T42">A</text:span></text:span><text:span text:style-name="CharStyle15"><text:span text:style-name="T1"> </text:span></text:span><text:span text:style-name="CharStyle15"><text:span text:style-name="T82">v</text:span></text:span><text:span text:style-name="CharStyle15"><text:span text:style-name="T1"> </text:span></text:span><text:span text:style-name="CharStyle15"><text:span text:style-name="T42">Tekovskom Sv. Kríži soskočil raz s voza, ako by ho boli vystrelili. Ani opraty neokrútil dobre na lievč, bič odniesol v ruke, tak sa ponáhľal.</text:span></text:span></text:p>
        <text:p text:style-name="P26"><text:span text:style-name="CharStyle15"><text:span text:style-name="T42">Tu zazrel Adušovu </text:span></text:span><text:span text:style-name="CharStyle15"><text:span text:style-name="T35">t</text:span></text:span><text:span text:style-name="CharStyle15"><text:span text:style-name="T42">ruhličku.</text:span></text:span></text:p>
        <text:p text:style-name="P26"><text:span text:style-name="CharStyle15"><text:span text:style-name="T42">Poznal na nej každý pribitý plech, i nerovné pántiky na dvierkach mu boly známe, aj oš</text:span></text:span><text:span text:style-name="CharStyle15"><text:span text:style-name="T35">u</text:span></text:span><text:span text:style-name="CharStyle15"><text:span text:style-name="T42">chaná doštička, čo na spodku prečnievala. Veru sa nezmenila ani o vlas a Jozef Mak v túto chvíľu pozabudol, že truhličku niekto ukradol, ťahala ho iba známa vec v neznámom svete. Veru Mak ani trochu nehľadel na osobu, ktorá mala truhličku na chrbte, iba keď sa jej dotkol, vtedy si všimol, že truhličku nesie vysoký chlap a nie nízky Aduš.</text:span></text:span></text:p>
        <text:p text:style-name="P26"><text:span text:style-name="CharStyle15"><text:span text:style-name="T42">Keď sa chlap obzrel, Jozef Mak spoznal Jana Maka.</text:span></text:span></text:p>
        <text:p text:style-name="P26"><text:span text:style-name="CharStyle15"><text:span text:style-name="T42">Jozef ostal stáť ako stĺp, us</text:span></text:span><text:span text:style-name="CharStyle15"><text:span text:style-name="T77">t</text:span></text:span><text:span text:style-name="CharStyle15"><text:span text:style-name="T1">ra</text:span></text:span><text:span text:style-name="CharStyle15"><text:span text:style-name="T42">šila sa Janova tvár a ako by sa boli dohovorili, obaja dvihli ruky a chytili sa za košele na prsiach.</text:span></text:span></text:p>
        <text:p text:style-name="P26"><text:span text:style-name="CharStyle15"><text:span text:style-name="T42">Prvý sa spamätal Ján.</text:span></text:span></text:p>
        <text:p text:style-name="P26"><text:span text:style-name="CharStyle15"><text:span text:style-name="T42">Poobzeral sa na všetky strany, potom za</text:span></text:span><text:span text:style-name="CharStyle15"><text:span text:style-name="T1">ž</text:span></text:span><text:span text:style-name="CharStyle15"><text:span text:style-name="T42">murkal, ponaprával si tvár a spustil ruky.</text:span></text:span></text:p>
        <text:p text:style-name="P26"><text:span text:style-name="CharStyle15"><text:span text:style-name="T42">— Čože tu robíš, Jožo? Ľaľa, ako by si</text:span></text:span><text:span text:style-name="CharStyle15"><text:span text:style-name="T1"> </text:span></text:span><text:span text:style-name="CharStyle15"><text:span text:style-name="T42">s neba spadol.</text:span></text:span></text:p>
        <text:p text:style-name="P26"><text:span text:style-name="CharStyle15"><text:span text:style-name="T42">I Jozefovi klesly ruky, díval sa chvíľu na brata, aj sa odvrátil, spravil krok, ale jednak len zastal.</text:span></text:span></text:p>
        <text:p text:style-name="P26"><text:soft-page-break/><text:span text:style-name="CharStyle15"><text:span text:style-name="T1">—</text:span></text:span><text:span text:style-name="CharStyle15"><text:span text:style-name="T42"> Ako s neba čo by si bol spadol. Skôr by som sa bol nazdal, že si tu nebohú mater uvidím, ako teba. Ale, no</text:span></text:span><text:span text:style-name="CharStyle15"><text:span text:style-name="T1">!</text:span></text:span><text:span text:style-name="CharStyle15"><text:span text:style-name="T42"> Ako si sa sem dostal?</text:span></text:span></text:p>
        <text:p text:style-name="P26"><text:span text:style-name="CharStyle15"><text:span text:style-name="T42">— Ja už len vie</text:span></text:span><text:span text:style-name="CharStyle15"><text:span text:style-name="T1">m</text:span></text:span><text:span text:style-name="CharStyle15"><text:span text:style-name="T42">...</text:span></text:span></text:p>
        <text:p text:style-name="P44"><text:span text:style-name="CharStyle15"><text:span text:style-name="T42">— Ale že ťa tu vidím, no!</text:span></text:span></text:p>
        <text:p text:style-name="P26"><text:span text:style-name="CharStyle15"><text:span text:style-name="T42">— Veľmi sa ti nezdá vari.</text:span></text:span></text:p>
        <text:p text:style-name="P26"><text:span text:style-name="CharStyle15"><text:span text:style-name="T42">—</text:span></text:span><text:span text:style-name="CharStyle15"><text:span text:style-name="T1"> </text:span></text:span><text:span text:style-name="CharStyle15"><text:span text:style-name="T42">Vari mne? Čože rozprávaš! </text:span></text:span><text:span text:style-name="CharStyle15"><text:span text:style-name="T77">U</text:span></text:span><text:span text:style-name="CharStyle15"><text:span text:style-name="T42">ž keď človek známeho vidí...</text:span></text:span></text:p>
        <text:p text:style-name="P44"><text:span text:style-name="CharStyle15"><text:span text:style-name="T42">— Doma ich je plná dedina, Jano.</text:span></text:span></text:p>
        <text:p text:style-name="P44"><text:span text:style-name="CharStyle15"><text:span text:style-name="T42">— Aha, akurát... Ale ja som vedel, že je Adušovo remeslo nie na zahodenie, však som dával pozor, či Aduš všetky groše nosí do</text:span></text:span><text:span text:style-name="CharStyle17"><text:span text:style-name="T42"> </text:span></text:span><text:span text:style-name="CharStyle15"><text:span text:style-name="T42">kostola. </text:span></text:span><text:span text:style-name="CharStyle15"><text:span text:style-name="T1">A</text:span></text:span><text:span text:style-name="CharStyle15"><text:span text:style-name="T42"> </text:span></text:span><text:span text:style-name="CharStyle15"><text:span text:style-name="T1">po</text:span></text:span><text:span text:style-name="CharStyle15"><text:span text:style-name="T42">tvora-človek bol, ha</text:span></text:span><text:span text:style-name="CharStyle15"><text:span text:style-name="T1">-</text:span></text:span><text:span text:style-name="CharStyle15"><text:span text:style-name="T42">ha, ani by si si nemyslel. Nebolo to všetko ta</text:span></text:span><text:span text:style-name="CharStyle15"><text:span text:style-name="T1">k</text:span></text:span><text:span text:style-name="CharStyle15"><text:span text:style-name="T42">... A keď ho v Ľupči pochovali, nu</text:span></text:span><text:span text:style-name="CharStyle15"><text:span text:style-name="T1">ž</text:span></text:span><text:span text:style-name="CharStyle15"><text:span text:style-name="T42">... hej.</text:span></text:span></text:p>
        <text:p text:style-name="P26"><text:span text:style-name="CharStyle15"><text:span text:style-name="T42">— Ako vieš, že ho v Ľupči pochovali?</text:span></text:span></text:p>
        <text:p text:style-name="P26"><text:span text:style-name="CharStyle15"><text:span text:style-name="T1">— </text:span></text:span><text:span text:style-name="CharStyle15"><text:span text:style-name="T42">Ako? Kto chodí svetom, všetko vie. Ľudia povravia, a nemôžem sa žalovať dosiať, i keď sa dosť nachodím. A ty ozaj slúžiš u pána Bánócziho?</text:span></text:span></text:p>
        <text:p text:style-name="P26"><text:span text:style-name="CharStyle15"><text:span text:style-name="T42">Jozefa prekvapilo, že Ján o službe vie, ale odpovedať nebol by stačil, ani keby bol ch</text:span></text:span><text:span text:style-name="CharStyle15"><text:span text:style-name="T35">c</text:span></text:span><text:span text:style-name="CharStyle15"><text:span text:style-name="T42">e</text:span></text:span><text:span text:style-name="CharStyle15"><text:span text:style-name="T35">l.</text:span></text:span></text:p>
        <text:p text:style-name="P26"><text:span text:style-name="CharStyle15"><text:span text:style-name="T42">— No, vidíš, Jožo, či som ti vždy nehovoril, že sa u pána Bánócziho skôr poživíš ako kde inde? To som ti ja dávno hovoril a nechcel si mi veriť. Ja ti to poznám hneď! Keď sme sa o chalupu jednal</text:span></text:span><text:span text:style-name="CharStyle15"><text:span text:style-name="T1">i</text:span></text:span><text:span text:style-name="CharStyle15"><text:span text:style-name="T42">...</text:span></text:span></text:p>
        <text:p text:style-name="P26"><text:span text:style-name="CharStyle15"><text:span text:style-name="T42">Tu trochu zažmurkal a zasa pozrel hore i dolu.</text:span></text:span></text:p>
        <text:p text:style-name="P26"><text:span text:style-name="CharStyle15"><text:span text:style-name="T42">— ...nuž ťažko sme sa jednali, akurát, len mu hovorím: Keby Jožo mal peniaze, však by som sa s nikým nejednal. Vieš, predsa som len chcel ísť do Ameriky,</text:span></text:span><text:span text:style-name="CharStyle15"><text:span text:style-name="T1"> </text:span></text:span><text:span text:style-name="CharStyle15"><text:span text:style-name="T42">ale nech sa prepadne. Peniaze mám tu všetky, ta mu ich </text:span></text:span><text:span text:style-name="CharStyle15"><text:span text:style-name="T35">š</text:span></text:span><text:span text:style-name="CharStyle15"><text:span text:style-name="T42">marím medzi oči, aj interes </text:span></text:span><text:soft-page-break/><text:span text:style-name="CharStyle15"><text:span text:style-name="T42">mu pridám a chalupu si nepustím. V hodinách sa už vyznám, i zlátiť viem... Ale či ťa Bánóczi neomŕza v chalupe?</text:span></text:span></text:p>
        <text:p text:style-name="P26"><text:span text:style-name="CharStyle15"><text:span text:style-name="T42">Celkom vyvrátil oči pri tejto opatrnej otázke a veľmi dôkladne si všimol Jozefov krátky úškľabok a sbehnuté obrvy.</text:span></text:span></text:p>
        <text:p text:style-name="P26"><text:span text:style-name="CharStyle15"><text:span text:style-name="T42">—</text:span></text:span><text:span text:style-name="CharStyle15"><text:span text:style-name="T1"> </text:span></text:span><text:span text:style-name="CharStyle15"><text:span text:style-name="T42">Však mu peniaze vrátim, nech je moj</text:span></text:span><text:span text:style-name="CharStyle15"><text:span text:style-name="T1">e </text:span></text:span><text:span text:style-name="CharStyle15"><text:span text:style-name="T42">moje. Prídem ja domov onedlho.</text:span></text:span></text:p>
        <text:p text:style-name="P26"><text:span text:style-name="CharStyle15"><text:span text:style-name="T42">— Len ostaň, Jano.</text:span></text:span></text:p>
        <text:p text:style-name="P26"><text:span text:style-name="CharStyle15"><text:span text:style-name="T42">— A, vieš, keď ti je u nás potvorsky svet. Keby človeka videli...</text:span></text:span></text:p>
        <text:p text:style-name="P26"><text:span text:style-name="CharStyle15"><text:span text:style-name="T42">— Neb</text:span></text:span><text:span text:style-name="CharStyle15"><text:span text:style-name="T1">oj</text:span></text:span><text:span text:style-name="CharStyle15"><text:span text:style-name="T42"> sa, Jano, nikomu nepoviem, že s</text:span></text:span><text:span text:style-name="CharStyle15"><text:span text:style-name="T35">m</text:span></text:span><text:span text:style-name="CharStyle15"><text:span text:style-name="T42">e sa stretli.</text:span></text:span></text:p>
        <text:p text:style-name="P26"><text:span text:style-name="CharStyle15"><text:span text:style-name="T42">— Keď aj povieš, — hodil plecom Ján Mak, lebo nechcel rozumieť, kde mieri Jozef.</text:span></text:span></text:p>
        <text:p text:style-name="P44"><text:span text:style-name="CharStyle15"><text:span text:style-name="T42">— Myslíš si, že som sa celkom odtrhol a ja som sa neodtrhol, — stíšil zrazu hlas, i zmenil skoro na plačlivý, husto žmurkal a sprava do ľ</text:span></text:span><text:span text:style-name="CharStyle15"><text:span text:style-name="T1">av</text:span></text:span><text:span text:style-name="CharStyle15"><text:span text:style-name="T42">a rozkýval hlavou. — Však ty ani netušíš, ako je so mnou. Myslíš, neviem, kedy bol Marušin pohreb?</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iem. Hneď na druhý deň som sa dozvedel, ale som si hútal, čo budem rozprávať ľuďom, ako som sa s Marušou ma</text:span></text:span><text:span text:style-name="CharStyle15"><text:span text:style-name="T35">l.</text:span></text:span><text:span text:style-name="CharStyle15"><text:span text:style-name="T42"> Hádam aj vieš. Už som doma nevydržal, musel som ja ísť. Keby som bol mal dosť groša na Ameriku... Ale Maruša by umučila aj svätého. Už som sa nemohol dívať.</text:span></text:span></text:p>
        <text:p text:style-name="P26"><text:span text:style-name="CharStyle15"><text:span text:style-name="T42">Jozef Mak sa zasa zvrtol, pošľahal bičom ponad samú zem, až tak povyskakovaly drobné klbká prachu, utrel si dlaňou ústa, pozrel na svoj voz a bez slova pobral sa k nemu.</text:span></text:span></text:p>
        <text:p text:style-name="P26"><text:span text:style-name="CharStyle15"><text:span text:style-name="T42">— Hanu pozdrav, malú,</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počul za sebou tak v pol ceste, ale neobzrel sa ani vtedy.</text:span></text:span></text:p>
        <text:p text:style-name="P26"><text:soft-page-break/><text:span text:style-name="CharStyle15"><text:span text:style-name="T42">Iba keď sadol na voz, nechtiac musel sa v tú stranu obrátiť, kde zanechal brata, ale Ján Mak zmizol, nebolo ho viac nikde.</text:span></text:span></text:p>
        <text:p text:style-name="P26"><text:span text:style-name="CharStyle15"><text:span text:style-name="T42">A Jozef Mak šibol kone, hoci tak vykonal len zriedka.</text:span></text:span></text:p>
        <text:p text:style-name="P26"><text:span text:style-name="CharStyle15"><text:span text:style-name="T42">Nie, že by sa hneval, ale ponáhľal sa preč, preč, sťa by tu horelo pod vozom, a kone mohly si myslieť, čo chcely, ďaleko musely odtiahnuť fúru, pokým sa Jozef Mak uhútal, že postačí ísť aj krokom, lebo tak mu je súdené, aby Marušu vozil so sebou, kdekoľvek sa pohne a nestratí sa jej, neujde jej, či bude letieť cvalom, alebo uháňať iba krokom.</text:span></text:span></text:p>
        <text:p text:style-name="P5"><text:span text:style-name="CharStyle15"><text:span text:style-name="T42"/></text:span></text:p>
        <text:h text:style-name="Heading_20_1" text:outline-level="1"><text:span text:style-name="CharStyle15"><text:span text:style-name="T85">73</text:span></text:span><text:span text:style-name="CharStyle15">.</text:span></text:h>
        <text:p text:style-name="P26"><text:span text:style-name="CharStyle15"><text:span text:style-name="T42"/></text:span></text:p>
        <text:p text:style-name="P27"><text:span text:style-name="CharStyle15"><text:span text:style-name="T42">V lete, keď rubári stretli Jozefa Maka, hovorili mu:</text:span></text:span></text:p>
        <text:p text:style-name="P26"><text:span text:style-name="CharStyle15"><text:span text:style-name="T42">—</text:span></text:span><text:span text:style-name="CharStyle15"><text:span text:style-name="T1"> </text:span></text:span><text:span text:style-name="CharStyle15"><text:span text:style-name="T42">Blázon si, Jožo. Sekera ti nebola ťažká a dal si ju za menší zárobok.</text:span></text:span></text:p>
        <text:p text:style-name="P26"><text:span text:style-name="CharStyle15"><text:span text:style-name="T42">Ke</text:span></text:span><text:span text:style-name="CharStyle15"><text:span text:style-name="T1">ď v</text:span></text:span><text:span text:style-name="CharStyle15"><text:span text:style-name="T42">yp</text:span></text:span><text:span text:style-name="CharStyle15"><text:span text:style-name="T77">ĺ</text:span></text:span><text:span text:style-name="CharStyle15"><text:span text:style-name="T42">zl</text:span></text:span><text:span text:style-name="CharStyle15"><text:span text:style-name="T1">y l</text:span></text:span><text:span text:style-name="CharStyle15"><text:span text:style-name="T42">ip</text:span></text:span><text:span text:style-name="CharStyle15"><text:span text:style-name="T1">y n</text:span></text:span><text:span text:style-name="CharStyle15"><text:span text:style-name="T42">a priezračné a vietor iba sivé oblaky vláčil nad dolinu, rubári ešte častejšie stretávali Jozefa Maka, a ak sa zastavil, povedali mu:</text:span></text:span></text:p>
        <text:p text:style-name="P26"><text:span text:style-name="CharStyle15"><text:span text:style-name="T42">— Múdry si, Jožo. Nemáš starostí o chlieb.</text:span></text:span></text:p>
        <text:p text:style-name="P26"><text:span text:style-name="CharStyle15"><text:span text:style-name="T42">Jozef Mak nenačúval v lete, neukázal ani teraz, čo si o chlebe myslí. Po štvrťroku dal si odpísať desiatku z dlžoby, papier Jula doma prečítala a vyslovila:</text:span></text:span></text:p>
        <text:p text:style-name="P26"><text:span text:style-name="CharStyle15"><text:span text:style-name="T42">— Dobre je, Jožko.</text:span></text:span></text:p>
        <text:p text:style-name="P26"><text:span text:style-name="CharStyle15"><text:span text:style-name="T42">— Ak je dobre, tak je tvoje dobro.</text:span></text:span></text:p>
        <text:p text:style-name="P26"><text:span text:style-name="CharStyle15"><text:span text:style-name="T42">—</text:span></text:span><text:span text:style-name="CharStyle15"><text:span text:style-name="T1"> </text:span></text:span><text:span text:style-name="CharStyle15"><text:span text:style-name="T42">Prečo moje?</text:span></text:span></text:p>
        <text:p text:style-name="P44"><text:span text:style-name="CharStyle15"><text:span text:style-name="T42">— Sám by som nebol šiel k Baniarovi.</text:span></text:span></text:p>
        <text:p text:style-name="P26"><text:soft-page-break/><text:span text:style-name="CharStyle15"><text:span text:style-name="T42">—</text:span></text:span><text:span text:style-name="CharStyle15"><text:span text:style-name="T1"> </text:span></text:span><text:span text:style-name="CharStyle15"><text:span text:style-name="T42">Kto ho vie?... Aj hnev má koniec, ako každá vec na svete.</text:span></text:span></text:p>
        <text:p text:style-name="P26"><text:span text:style-name="CharStyle15"><text:span text:style-name="T1">—</text:span></text:span><text:span text:style-name="CharStyle15"><text:span text:style-name="T42"> Akože to hovoríš, Jula?</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mohol povedať Jozef Mak, lebo mnoho vecí je na svete, čo nemajú konca, ako i mnoho vecí </text:span></text:span><text:span text:style-name="CharStyle15"><text:span text:style-name="T1">je</text:span></text:span><text:span text:style-name="CharStyle15"><text:span text:style-name="T42"> takých, čo nemajú začiatku. Nejednu vec b</text:span></text:span><text:span text:style-name="CharStyle15"><text:span text:style-name="T77">o</text:span></text:span><text:span text:style-name="CharStyle15"><text:span text:style-name="T42">l by vedel Jozef Mak i vyrátať, ale nepokladal za potrebné hovoriť, radšej hútal o nedokončených veciach iba pre seba. A či aj Jula hútala o nich?</text:span></text:span></text:p>
        <text:p text:style-name="P26"><text:span text:style-name="CharStyle15"><text:span text:style-name="T42">Nevedno.</text:span></text:span></text:p>
        <text:p text:style-name="P26"><text:span text:style-name="CharStyle15"><text:span text:style-name="T42">Rozhovorila sa potom iba pec, pošomrávala ako hašterivá baba, keď nemá nikoho po ruke, alebo len takých ľudí, ktorých okríknuť nepr</text:span></text:span><text:span text:style-name="CharStyle15"><text:span text:style-name="T1">i</text:span></text:span><text:span text:style-name="CharStyle15"><text:span text:style-name="T42">chodí. Teplota tisla sa na všetky strany, ako by zápasila so svetlom lampy, zavesenej v druhom kúte nad stolom. V tichosti zavše zaprskal kn</text:span></text:span><text:span text:style-name="CharStyle15"><text:span text:style-name="T36">o</text:span></text:span><text:span text:style-name="CharStyle15"><text:span text:style-name="T42">t a raz sa chlapec Jožko veľmi nahlas rozosmial zo sna. I malú Hanu bolo počuť zavše dýchať. Iných ľudí nebolo badať; azda chodili ticho, alebo vôbec už nechodili. Azda už bolo aj neskoro, ale Makovci sa nehli.</text:span></text:span></text:p>
        <text:p text:style-name="P26"><text:span text:style-name="CharStyle15"><text:span text:style-name="T42">Jula raz vstala, aby pritiahla svetlo, a či naschvál, či náhodou, prekrútia zvrtlík, až plamienok pukol a zhasol. Jula nevysvetlila, čo sa stalo, iba kývla hlavou a sadala si na predošlé miesto. Možno oboch prekvapilo tuhé mesačné svetlo, čo vhuplo hneď do izby, možno, obom sa pozdávalo. Natŕčalo sa</text:span></text:span><text:span text:style-name="CharStyle17"><text:span text:style-name="T42"> </text:span></text:span><text:span text:style-name="CharStyle15"><text:span text:style-name="T42">dnu, ako by bolo celkom husté, a ostré obrazce kreslilo na predmety, a</text:span></text:span><text:span text:style-name="CharStyle15"><text:span text:style-name="T1">j</text:span></text:span><text:span text:style-name="CharStyle15"><text:span text:style-name="T42"> ich prefarbovalo na jednotnejší tón. Všetky tiene boly ako hlboké jamy, ale hľadelo sa do nich príjemne, neplašily, ani nechladily, ba odpočinulo si v nich oko. I teplota bola takto akási prívetivejš</text:span></text:span><text:span text:style-name="CharStyle15"><text:span text:style-name="T1">i</text:span></text:span><text:span text:style-name="CharStyle15"><text:span text:style-name="T42">a a celá chyža sa zmenšila a pozdávala sa útulnejšia. Mesačné svetlo odťalo si roh stola temer v pravidelnom trojuholníku a tento svetelný trojuholník nevedomky ohmatal </text:span></text:span><text:soft-page-break/><text:span text:style-name="CharStyle15"><text:span text:style-name="T42">Jozef Mak, lebo tak lahodil oku. Mumlanie pece líhalo si teraz na zem a pomaly tíchlo, sťa by usínalo. Makov</text:span></text:span><text:span text:style-name="CharStyle15"><text:span text:style-name="T36">e</text:span></text:span><text:span text:style-name="CharStyle15"><text:span text:style-name="T42"> údy príjemne zlenively. Dosiaľ sa mu zdalo, svaly prichystané sú ešte slúžiť, ale keď sa dlho díval po izbe, telo si pomaly uvedomilo, že sa skončil deň, i zariadilo sa tak a potom sa už Makovi nechcelo ani hnúť.</text:span></text:span></text:p>
        <text:p text:style-name="P26"><text:span text:style-name="CharStyle15"><text:span text:style-name="T42">—</text:span></text:span><text:span text:style-name="CharStyle15"><text:span text:style-name="T1"> </text:span></text:span><text:span text:style-name="CharStyle15"><text:span text:style-name="T42">Hana nám už vari celkom prischne,— poznamenal Jozef Mak, lebo tuhý spánok prinútil Hanu hlbšie dýchať, čo pobada</text:span></text:span><text:span text:style-name="CharStyle15"><text:span text:style-name="T36">l.</text:span></text:span></text:p>
        <text:p text:style-name="P26"><text:span text:style-name="CharStyle15"><text:span text:style-name="T42">— Zvedel si niečo o Janovi?</text:span></text:span></text:p>
        <text:p text:style-name="P26"><text:span text:style-name="CharStyle15"><text:span text:style-name="T42">Mak zasa pošuchal stôl, prihol sa na dosku celý, čím sa mu plece a rukáv dostaly do svetla, podoprel sa lakťami a po chvíľke poznamenal:</text:span></text:span></text:p>
        <text:p text:style-name="P26"><text:span text:style-name="CharStyle15"><text:span text:style-name="T42">—</text:span></text:span><text:span text:style-name="CharStyle15"><text:span text:style-name="T1"> </text:span></text:span><text:span text:style-name="CharStyle15"><text:span text:style-name="T42">Netreba o Janovi zvedieť. Čože o ňom zvieš? A ty?</text:span></text:span></text:p>
        <text:p text:style-name="P26"><text:span text:style-name="CharStyle15"><text:span text:style-name="T42">— Ja? U </text:span></text:span><text:span text:style-name="CharStyle15"><text:span text:style-name="T1">Meľ</text:span></text:span><text:span text:style-name="CharStyle15"><text:span text:style-name="T42">oš</text:span></text:span><text:span text:style-name="CharStyle15"><text:span text:style-name="T1">ov</text:span></text:span><text:span text:style-name="CharStyle15"><text:span text:style-name="T42"> nič nehovoria. Iba starý sa hnevá, že Hana nechce ostať v chalupe. Akože by to malo také decko vydržať? Ani sa mi ta nechce zavše ísť. A zahynúť dať človeku...</text:span></text:span></text:p>
        <text:p text:style-name="P26"><text:span text:style-name="CharStyle15"><text:span text:style-name="T42">Mak si iba teraz všimol, že J</text:span></text:span><text:span text:style-name="CharStyle15"><text:span text:style-name="T36">u</text:span></text:span><text:span text:style-name="CharStyle15"><text:span text:style-name="T42">le ako by sa zmenil hlas a hneď si aj uvedomil, dnes ho má taký od samého začiatku, len čo prišiel domov. Taký nejaký, mäkší, citlivejší a prítulnejší. Obrátil k nej celkom tvár, zaumienil si, bude iba počúvať, ale Jula sa nerozhovorila. Zamĺkla, ani nezašuchotala, len čo kedy-tedy vydýchla hlbšie, ale na to Jozef Mak dávnejšie privykol. A teraz, keď hútal, dohútal sa: Jula je dnes neobyčajne shovorčivá.</text:span></text:span></text:p>
        <text:p text:style-name="P26"><text:span text:style-name="CharStyle15"><text:span text:style-name="T42">Sh</text:span></text:span><text:span text:style-name="CharStyle15"><text:span text:style-name="T1">ov</text:span></text:span><text:span text:style-name="CharStyle15"><text:span text:style-name="T42">o</text:span></text:span><text:span text:style-name="CharStyle15"><text:span text:style-name="T1">rčiv</text:span></text:span><text:span text:style-name="CharStyle15"><text:span text:style-name="T42">á?</text:span></text:span></text:p>
        <text:p text:style-name="P26"><text:span text:style-name="CharStyle15"><text:span text:style-name="T42">N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sh</text:span></text:span><text:span text:style-name="CharStyle15"><text:span text:style-name="T1">ov</text:span></text:span><text:span text:style-name="CharStyle15"><text:span text:style-name="T42">o</text:span></text:span><text:span text:style-name="CharStyle15"><text:span text:style-name="T1">rč</text:span></text:span><text:span text:style-name="CharStyle15"><text:span text:style-name="T42">iv</text:span></text:span><text:span text:style-name="CharStyle15"><text:span text:style-name="T1">ejš</text:span></text:span><text:span text:style-name="CharStyle15"><text:span text:style-name="T42">ia, ako bola včera, rozpráva, čo by rozprávať nemusela, kedy-tedy povie o slovíčko viac, ba dnes, keď prišiel, rozprávala niečo, a už sa ani </text:span></text:span><text:soft-page-break/><text:span text:style-name="CharStyle15"><text:span text:style-name="T42">nepamätá, čo to bolo. Naozaj niečo rozprávala, ale mal na pamäti Baniarov papier, nuž pozabudol.</text:span></text:span></text:p>
        <text:p text:style-name="P26"><text:span text:style-name="CharStyle15"><text:span text:style-name="T42">A možno, nič nebolo na tom pravdy, čo si Jozef Mak myslel, ak len nie tá, že dnes inakší mal deň, ako včera, predvčerom. Taký mal deň, keď pobadal, jednak je len v chalupe i Jula, a mohla by byť inakšia, mala by byť inakšia, alebo že takúto Julu potrebuje, aká je. Celkom takú.</text:span></text:span></text:p>
        <text:p text:style-name="P26"><text:span text:style-name="CharStyle15"><text:span text:style-name="T42">Ono Jula jednak bola inakšia dnes, ako včera.</text:span></text:span></text:p>
        <text:p text:style-name="P26"><text:span text:style-name="CharStyle15"><text:span text:style-name="T42">Včera by bola povedala:</text:span></text:span></text:p>
        <text:p text:style-name="P26"><text:span text:style-name="CharStyle15"><text:span text:style-name="T42">— Mnoho oleja sme spálili — alebo — hneď je tu ráno</text:span></text:span><text:span text:style-name="CharStyle15"><text:span text:style-name="T1">.</text:span></text:span></text:p>
        <text:p text:style-name="P26"><text:span text:style-name="CharStyle15"><text:span text:style-name="T42">A bola by sa začala prežehnávať, i keď by spánku ani za mak nebola mala v očiach. No dnes pod večer raz zastala, začala načúvať, nepočula krik detí a namyslela si, že je chalupa veľmi tichá. Zrazu cítila sa opustená a ďaleko od ľudí, sťa by všetky súsedné chalupy boly prázdne. Zrazu sa jej zdalo, mali by byť okolo nej ľudia a nikde niet nikoho. </text:span></text:span><text:span text:style-name="CharStyle15"><text:span text:style-name="T37">Č</text:span></text:span><text:span text:style-name="CharStyle15"><text:span text:style-name="T42">o nikdy nerobila, teraz začala v duchu vyratúvať, koho má v dedine, i vyratúvala úzkostliv</text:span></text:span><text:span text:style-name="CharStyle15"><text:span text:style-name="T37">e</text:span></text:span><text:span text:style-name="CharStyle15"><text:span text:style-name="T42"> a vyhľadala i</text:span></text:span><text:span text:style-name="CharStyle15"><text:span text:style-name="T1"> </text:span></text:span><text:span text:style-name="CharStyle15"><text:span text:style-name="T42">najďalšieho príbuzného. Sestry pomenovala celkom nahlas, aj z ďalšej rodiny namenovala dosť</text:span></text:span><text:span text:style-name="CharStyle15"><text:span text:style-name="T1"> </text:span></text:span><text:span text:style-name="CharStyle15"><text:span text:style-name="T42">a jednak sa jej všetko málilo. Zrazu tak nejako si nahútala Jula Maková, že je na svete málo ľudí, a v tejto myšlienke sedel neznámy strach, skoro hrôza, ktorá ju plašila, až pokým nezabúchal na podstení Jozef Mak. Skoro tak sa jej zazdalo, ako by Jozef nebol iba jedon človek. Ako by Mak vypĺňal celú medzeru, čo do počtu ľudstva chýba. I dívala sa naň po celý čas, pokým jedol.</text:span></text:span></text:p>
        <text:p text:style-name="P26"><text:span text:style-name="CharStyle15"><text:span text:style-name="T42">A teraz, keď si Mak myslel, zato vstala, aby pripomenula noc, keď mu toho bolo </text:span></text:span><text:soft-page-break/><text:span text:style-name="CharStyle15"><text:span text:style-name="T42">trochu i ľúto, Jula prisadla si k nemu celkom blízko, podvihla dlaň a položila ju na mužovo líce a bradu.</text:span></text:span></text:p>
        <text:p text:style-name="P26"><text:span text:style-name="CharStyle15"><text:span text:style-name="T42">Tak ju položila, ako voľakedy, keď nosila </text:span></text:span><text:span text:style-name="CharStyle31"><text:span text:style-name="T1">v</text:span></text:span><text:span text:style-name="CharStyle31"><text:span text:style-name="T42"> dlani pokoru a teplotu.</text:span></text:span></text:p>
        <text:p text:style-name="P26"><text:span text:style-name="CharStyle15"><text:span text:style-name="T42">Jozef Mak sa zachvel, nevedel, čo mu Jula v dlani podala, ani si to nikdy neuvedomil, ba veď ani nie je človeku dožičené, aby vycítil úplne, že v Julin</text:span></text:span><text:span text:style-name="CharStyle15"><text:span text:style-name="T1">e</text:span></text:span><text:span text:style-name="CharStyle15"><text:span text:style-name="T42">j dlani bolo i veľké odpustenie, aké možno celkom iba dávať, ale prijímať ho celkom</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nie je prisúdené obyčajnému človeku.</text:span></text:span></text:p>
        <text:p text:style-name="P26"><text:span text:style-name="CharStyle15"><text:span text:style-name="T42">Jozef Mak je obyčajný človek. Prichytil Julinu ruku mocne, nepustil ju, lenže prijať celú plnú dlaň nevedel.</text:span></text:span></text:p>
        <text:p text:style-name="P26"><text:span text:style-name="CharStyle15"><text:span text:style-name="T42">Však je Jula pokorná a skromná, nebude žiadať všetko ani z toho, čo Jozef Mak môže dávať.</text:span></text:span></text:p>
        <text:p text:style-name="P26"><text:span text:style-name="CharStyle15"><text:span text:style-name="T42">— Jožko, uživíme sa dobre,</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ovorí ticho Jula.</text:span></text:span></text:p>
        <text:p text:style-name="P26"><text:span text:style-name="CharStyle15"><text:span text:style-name="T42">Aká to reč?</text:span></text:span></text:p>
        <text:p text:style-name="P26"><text:span text:style-name="CharStyle15"><text:span text:style-name="T42">Jozef Mak si myslí, tieto slová patria k Baniarovej </text:span></text:span><text:span text:style-name="CharStyle15"><text:span text:style-name="T1">po</text:span></text:span><text:span text:style-name="CharStyle15"><text:span text:style-name="T42">istenke, ozaj vzťahujú sa na chlieb, na službu, na furmanky, cesty a konvenciu, a ony patri</text:span></text:span><text:span text:style-name="CharStyle15"><text:span text:style-name="T1">a</text:span></text:span><text:span text:style-name="CharStyle15"><text:span text:style-name="T42">...</text:span></text:span></text:p>
        <text:p text:style-name="P26"><text:span text:style-name="CharStyle15"><text:span text:style-name="T42">Len mu povedz úprimne, doprosta, kde patria, akže sama o nich niečo vieš. Povedz mu: Nemám ja nikoho na svete okrem teba, Jožko, nemám ja ani seba. Na svete je náramne mnoho ľudí, na svete je naša celá dedina, súsedia, moje sestry tri, malá Hana, i syn môj, čo sa mi hockedy usme</text:span></text:span><text:span text:style-name="CharStyle15"><text:span text:style-name="T1">je</text:span></text:span><text:span text:style-name="CharStyle15"><text:span text:style-name="T42"> ako jasný deň, ono jednak by som bola sama, keby</text:span></text:span><text:span text:style-name="CharStyle17"><text:span text:style-name="T42"> </text:span></text:span><text:span text:style-name="CharStyle15"><text:span text:style-name="T42">teba nebolo. Neviem ti ja, Jožko, ako je to, ani ty si nelám hlavu, iba mi trochu ver, a hneď bude dobre všetko... Včera ráno Kláčovka zavarovala mi deti, zabehla som do kostola, shovárala som sa s voskovou svätou Pannou, celkom </text:span></text:span><text:soft-page-break/><text:span text:style-name="CharStyle15"><text:span text:style-name="T42">priateľsky sme sa vyshovárali, ale z kostola zasa som len išla sama a strašne mi prišlo otupne na ulici, vo dvore, doma. Starostila som sa, premýšľala až do večera, a keď si prišiel domov, nehovoril si nič, lebo ťa vrecia zodraly, ale hneď som vycítila, že nás je v chalupe dosť. Len mi ver a ničoho sa nebudem plašiť...</text:span></text:span></text:p>
        <text:p text:style-name="P26"><text:span text:style-name="CharStyle15"><text:span text:style-name="T42">Takto by mala hovoriť Jula.</text:span></text:span></text:p>
        <text:p text:style-name="P26"><text:span text:style-name="CharStyle15"><text:span text:style-name="T42">Jozef Mak by porozumel, i keď je len obyčajný a ako by si poradil, to je jeho vec.</text:span></text:span></text:p>
        <text:p text:style-name="P26"><text:span text:style-name="CharStyle15"><text:span text:style-name="T42">Aspoň by neoslepol, poplašil by sa Julinej prichytenej dlani, azda by nahlas vykríkol:</text:span></text:span></text:p>
        <text:p text:style-name="P26"><text:span text:style-name="CharStyle15"><text:span text:style-name="T42">—</text:span></text:span><text:span text:style-name="CharStyle15"><text:span text:style-name="T1"> </text:span></text:span><text:span text:style-name="CharStyle15"><text:span text:style-name="T42">Ježišu, ako oslabla Julina dlaň! Užšia je, sťa by sa bola soschla. Či bude v nej dosť sily aj na zajtrajšok, o týždeň, o rok.</text:span></text:span></text:p>
        <text:p text:style-name="P26"><text:span text:style-name="CharStyle15"><text:span text:style-name="T42">Takto sa len obyčajne teší, nechápavo drží ženinu ruku a po dlhom mlčaní vyriekne:</text:span></text:span></text:p>
        <text:p text:style-name="P45"><text:span text:style-name="CharStyle15"><text:span text:style-name="T42">— Dobre sa uživíme, Jula...</text:span></text:span></text:p>
        <text:p text:style-name="P26"><text:span text:style-name="CharStyle15"><text:span text:style-name="T42">A stalo sa tak toto všetko v utorok.</text:span></text:span></text:p>
        <text:p text:style-name="P5"><text:span text:style-name="CharStyle15"><text:span text:style-name="T42"/></text:span></text:p>
        <text:h text:style-name="Heading_20_1" text:outline-level="1"><text:span text:style-name="CharStyle15"><text:span text:style-name="T85">74</text:span></text:span><text:span text:style-name="CharStyle15">.</text:span></text:h>
        <text:p text:style-name="P26"><text:span text:style-name="CharStyle15"><text:span text:style-name="T42"/></text:span></text:p>
        <text:p text:style-name="P27"><text:span text:style-name="CharStyle15"><text:span text:style-name="T42">Vo štvrtok popoludní, keď sa Jozef Mak vrátil s koňmi s furmanky, keď kone i ponapájal, Baniar-Bánóczi vyšiel do dvora na pavlač a </text:span></text:span><text:span text:style-name="CharStyle15"><text:span text:style-name="T1">ro</text:span></text:span><text:span text:style-name="CharStyle15"><text:span text:style-name="T42">zkríkol sa:</text:span></text:span></text:p>
        <text:p text:style-name="P45"><text:span text:style-name="CharStyle15"><text:span text:style-name="T42">— Jožo! Jožoó!... Kdeže si?</text:span></text:span></text:p>
        <text:p text:style-name="P45"><text:span text:style-name="CharStyle15"><text:span text:style-name="T42">— Tu som, — vyšiel Mak zo stajne.</text:span></text:span></text:p>
        <text:p text:style-name="P26"><text:span text:style-name="CharStyle15"><text:span text:style-name="T42">—</text:span></text:span><text:span text:style-name="CharStyle15"><text:span text:style-name="T1"> </text:span></text:span><text:span text:style-name="CharStyle15"><text:span text:style-name="T42">Nože poď sem!</text:span></text:span></text:p>
        <text:p text:style-name="P26"><text:soft-page-break/><text:span text:style-name="CharStyle15"><text:span text:style-name="T42">Šiel za ním do pitvora pred kuchyňou.</text:span></text:span></text:p>
        <text:p text:style-name="P26"><text:span text:style-name="CharStyle15"><text:span text:style-name="T1">—</text:span></text:span><text:span text:style-name="CharStyle15"><text:span text:style-name="T42"> Toto si pober a choď domov.</text:span></text:span></text:p>
        <text:p text:style-name="P26"><text:span text:style-name="CharStyle15"><text:span text:style-name="T42">Hodnú fľašu pálenky mu podával, múku, cukor a ešte kadečo.</text:span></text:span></text:p>
        <text:p text:style-name="P26"><text:span text:style-name="CharStyle15"><text:span text:style-name="T42">Jozef Mak pozeral na Baniara, i na veci, ani sa ich hneď nedotýkal.</text:span></text:span></text:p>
        <text:p text:style-name="P26"><text:span text:style-name="CharStyle15"><text:span text:style-name="T42">— Len si ber a ponáhľaj sa. Večer pošli si niekoho po mlieko, ale ti radím, aby si si baranicu tu nechal a radšej išiel holou hlavou.</text:span></text:span></text:p>
        <text:p text:style-name="P26"><text:span text:style-name="CharStyle15"><text:span text:style-name="T42">Tu zasa za</text:span></text:span><text:span text:style-name="CharStyle15"><text:span text:style-name="T1">st</text:span></text:span><text:span text:style-name="CharStyle15"><text:span text:style-name="T42">aly Makov</text:span></text:span><text:span text:style-name="CharStyle15"><text:span text:style-name="T37">e</text:span></text:span><text:span text:style-name="CharStyle15"><text:span text:style-name="T42"> ruky, najsamprv </text:span></text:span><text:span text:style-name="CharStyle15"><text:span text:style-name="T1">po</text:span></text:span><text:span text:style-name="CharStyle15"><text:span text:style-name="T42">hly sa mu ústa, usmial sa, </text:span></text:span><text:span text:style-name="CharStyle15"><text:span text:style-name="T1">po</text:span></text:span><text:span text:style-name="CharStyle15"><text:span text:style-name="T42">tom </text:span></text:span><text:span text:style-name="CharStyle15"><text:span text:style-name="T1">po</text:span></text:span><text:span text:style-name="CharStyle15"><text:span text:style-name="T42">zrel na dlážku a zas na Baniara.</text:span></text:span></text:p>
        <text:p text:style-name="P26"><text:span text:style-name="CharStyle15"><text:span text:style-name="T42">—</text:span></text:span><text:span text:style-name="CharStyle15"><text:span text:style-name="T1"> </text:span></text:span><text:span text:style-name="CharStyle15"><text:span text:style-name="T42">Dievka?...</text:span></text:span></text:p>
        <text:p text:style-name="P45"><text:span text:style-name="CharStyle15"><text:span text:style-name="T80">— </text:span></text:span><text:span text:style-name="CharStyle15"><text:span text:style-name="T42">Nie, syn. A vraj taký, vravia, hneď by sa mohol aj ženiť.</text:span></text:span></text:p>
        <text:p text:style-name="P26"><text:span text:style-name="CharStyle15"><text:span text:style-name="T42">— N</text:span></text:span><text:span text:style-name="CharStyle15"><text:span text:style-name="T1">o</text:span></text:span><text:span text:style-name="CharStyle15"><text:span text:style-name="T42">... — stál Jozef Mak, nemyslel v skutočnosti na nič, ale nevedomky podvihol trochu baranicu a na dne duše ďakoval Bohu.</text:span></text:span></text:p>
        <text:p text:style-name="P26"><text:span text:style-name="CharStyle15"><text:span text:style-name="T42">— Jula chcela dievku, — povedal Jozef Mak.</text:span></text:span></text:p>
        <text:p text:style-name="P26"><text:span text:style-name="CharStyle15"><text:span text:style-name="T42">—</text:span></text:span><text:span text:style-name="CharStyle15"><text:span text:style-name="T1"> </text:span></text:span><text:span text:style-name="CharStyle15"><text:span text:style-name="T42">Však ju môže ešte mať!</text:span></text:span></text:p>
        <text:p text:style-name="P26"><text:span text:style-name="CharStyle15"><text:span text:style-name="T1">—</text:span></text:span><text:span text:style-name="CharStyle15"><text:span text:style-name="T42"> Môže... ale keby jej bolo</text:span></text:span><text:span text:style-name="CharStyle15"><text:span text:style-name="T1"> </text:span></text:span><text:span text:style-name="CharStyle15"><text:span text:style-name="T42">po vôli, nebol by som ja dbal.</text:span></text:span></text:p>
        <text:p text:style-name="P26"><text:span text:style-name="CharStyle15"><text:span text:style-name="T42">A šie</text:span></text:span><text:span text:style-name="CharStyle15"><text:span text:style-name="T37">l.</text:span></text:span></text:p>
        <text:p text:style-name="P26"><text:span text:style-name="CharStyle15"><text:span text:style-name="T42">Múka a cukor ho pre</text:span></text:span><text:span text:style-name="CharStyle15"><text:span text:style-name="T1">sv</text:span></text:span><text:span text:style-name="CharStyle15"><text:span text:style-name="T42">edčily, že je všetko</text:span></text:span><text:span text:style-name="CharStyle17"><text:span text:style-name="T42"> </text:span></text:span><text:span text:style-name="CharStyle15"><text:span text:style-name="T42">dobre, mohol veriť, nemusel sa nikoho spýtať a preto mu ďaleko bolo od Baniara domov; zavše sa pobadal, že sa ponáhľa, nuž začal sa iba vliecť. Keby ho boli ľudia zastavili, bol by zastal, bol by si myslel, že sa dlho s</text:span></text:span><text:span text:style-name="CharStyle15"><text:span text:style-name="T1">hovára</text:span></text:span><text:span text:style-name="CharStyle15"><text:span text:style-name="T42">, bol by celkom obyčajné reči porozprával, lebo bol by dbal, aby boly obyčajné. Takto by bol rozprával Jozef Mak: Baniar mi hovorí, že nás je už doma viac, nuž idem pozrieť. No, viac bude zasa starostí. </text:span></text:span><text:span text:style-name="CharStyle15"><text:span text:style-name="T1">A</text:span></text:span><text:span text:style-name="CharStyle15"><text:span text:style-name="T42"> aká suchá zima sa začína, </text:span></text:span><text:soft-page-break/><text:span text:style-name="CharStyle15"><text:span text:style-name="T42">sneh sa omeškal, nebodaj, ani ho nebudeme mať. Už sa človeku až žiada trochu snehu, takto ani neuveríš, že sme tak ďaleko a len sa divíš, prečo ti kľav</text:span></text:span><text:span text:style-name="CharStyle15"><text:span text:style-name="T1">ejú</text:span></text:span><text:span text:style-name="CharStyle15"><text:span text:style-name="T42"> prsty.</text:span></text:span></text:p>
        <text:p text:style-name="P26"><text:span text:style-name="CharStyle15"><text:span text:style-name="T42">Hej, zimu mal prichystanú na prípad, ak ho niekto zastaví.</text:span></text:span></text:p>
        <text:p text:style-name="P26"><text:span text:style-name="CharStyle15"><text:span text:style-name="T42">Lenže nezastavil ho nik, musel ísť domov bez zastávky, len čo Baniara mohol pochváliť, že dal mu do rúk toľko vecí. Nie by si bol v túto chvíľu cenil tieto veci, ale teraz len preto, že sa mohol zastaviť pri ohnisku a skladať ich p</text:span></text:span><text:span text:style-name="CharStyle15"><text:span text:style-name="T1">o</text:span></text:span><text:span text:style-name="CharStyle15"><text:span text:style-name="T42">maly, pozorne a načúvať, čo mu povie Mara Kláčovka</text:span></text:span><text:span text:style-name="CharStyle15"><text:span text:style-name="T1">,</text:span></text:span><text:span text:style-name="CharStyle15"><text:span text:style-name="T42"> i Hana, i Jožko.</text:span></text:span></text:p>
        <text:p text:style-name="P26"><text:span text:style-name="CharStyle15"><text:span text:style-name="T42">Dobre bolo posilniť sa takto.</text:span></text:span></text:p>
        <text:p text:style-name="P26"><text:span text:style-name="CharStyle15"><text:span text:style-name="T42">Ťažko je hľadieť na priezračnú Julu Jozefovi Makovi, nevie, čo takejto J</text:span></text:span><text:span text:style-name="CharStyle15"><text:span text:style-name="T38">u</text:span></text:span><text:span text:style-name="CharStyle15"><text:span text:style-name="T42">le povedať. Oči má privreté, ako by spala, ono nespí, vie, tu stojí pri nej Jozef, a preto sa jej mihalnice zachvievajú. Privreté má oči a keď ich otvorí, roztečú sa jej slzy po zreniciach, roztečú po tvári.</text:span></text:span></text:p>
        <text:p text:style-name="P26"><text:span text:style-name="CharStyle15"><text:span text:style-name="T42">—</text:span></text:span><text:span text:style-name="CharStyle15"><text:span text:style-name="T1"> </text:span></text:span><text:span text:style-name="CharStyle15"><text:span text:style-name="T42">Nehnevaj sa, Jožko, — pohýbaly sa jej ústa a Jozef Mak si myslí, povedala tak naozaj, ak aj nik nepočul, iba on.</text:span></text:span></text:p>
        <text:p text:style-name="P26"><text:span text:style-name="CharStyle15"><text:span text:style-name="T42">A Jozef Mak sa hanbí.</text:span></text:span></text:p>
        <text:p text:style-name="P26"><text:span text:style-name="CharStyle15"><text:span text:style-name="T42">Celkom</text:span></text:span><text:span text:style-name="CharStyle15"><text:span text:style-name="T1"> </text:span></text:span><text:span text:style-name="CharStyle15"><text:span text:style-name="T42">obyčajná hanba prišla naň, iba tuhšia, ako chodievala dosiaľ.</text:span></text:span></text:p>
        <text:p text:style-name="P26"><text:span text:style-name="CharStyle15"><text:span text:style-name="T42">A nemilosrdnejšia.</text:span></text:span></text:p>
        <text:p text:style-name="P26"><text:span text:style-name="CharStyle15"><text:span text:style-name="T42">Tvár nafarbila mu obyčajne, no, dostala sa mu potom aj do žíl a kade sa tisla, všade drevenely Makovi žily. Koleno tuho opieral o posteľ, lebo sa mu zdalo, že by ináč neobstál na nohách. Ruky schoval si za chrbát, aby si ich mohol potajme stískať, aby ho nezradily, a zasekol zuby, lebo pobadal, že sa mu začínajú triasť jamky pod očami i mihalnice a ak lícne svaly len trochu povolia, zvlhnú mu oči, ako </text:span></text:span><text:soft-page-break/><text:span text:style-name="CharStyle15"><text:span text:style-name="T42">by to malému decku.</text:span></text:span></text:p>
        <text:p text:style-name="P26"><text:span text:style-name="CharStyle15"><text:span text:style-name="T42">A či je to nie hanba?... </text:span></text:span><text:span text:style-name="CharStyle15"><text:span text:style-name="T38">Č</text:span></text:span><text:span text:style-name="CharStyle15"><text:span text:style-name="T42">i je to inšie?</text:span></text:span></text:p>
        <text:p text:style-name="P26"><text:span text:style-name="CharStyle15"><text:span text:style-name="T42">No — inšie.</text:span></text:span></text:p>
        <text:p text:style-name="P26"><text:span text:style-name="CharStyle15"><text:span text:style-name="T42">Kláčovka nemala by teraz vchodiť do izby, lebo je to svätokrádež, nemala by mýliť Julu a Jozefa, keď sa takto rozprávajú.</text:span></text:span></text:p>
        <text:p text:style-name="P26"><text:span text:style-name="CharStyle15"><text:span text:style-name="T42">Nikto sa nepoteší, keď ho pristihnú v slabej chvíli, nikto nemá rád, keď ho pristihnú vo chvíli, keď je ničím iným na svete, iba človekom. Keď je nie ani biedny, ani boháč, ani Jozef, ani Mak. Keď spadne na chvíľu</text:span></text:span><text:span text:style-name="CharStyle17"><text:span text:style-name="T42"> </text:span></text:span><text:span text:style-name="CharStyle15"><text:span text:style-name="T42">s človeka robota, i šaty, i všetko, čo osud na človeka nalepil</text:span></text:span><text:span text:style-name="CharStyle15"><text:span text:style-name="T1">.</text:span></text:span></text:p>
        <text:p text:style-name="P26"><text:span text:style-name="CharStyle15"><text:span text:style-name="T42">Keď ostane v človeku iba veľká múdrosť.</text:span></text:span></text:p>
        <text:p text:style-name="P26"><text:span text:style-name="CharStyle15"><text:span text:style-name="T42">Hľa, Kláčovka to cíti, nevedomky badá chvíľu, nuž vytratí sa z izby a pojme sebou i deti, aby sa Jozef Mak nemusel skrývať.</text:span></text:span></text:p>
        <text:p text:style-name="P26"><text:span text:style-name="CharStyle15"><text:span text:style-name="T42">Aby mu ostala celá tá múdrosť, čo je rovnaká v každom človeku, ktorej nemá nikto viac ani menej. Aby si mohol dohútať, že iní ľudia, ktorí majú dosť času špekulovať, vopred si vyšpekulujú všeličo na všetky mimoriadne prípady života a vedia si zadeliť </text:span></text:span><text:span text:style-name="CharStyle15"><text:span text:style-name="T1">— </text:span></text:span><text:span text:style-name="CharStyle15"><text:span text:style-name="T42">kedy a ako plakať, a kedy a ako sa smiať.</text:span></text:span></text:p>
        <text:p text:style-name="P26"><text:span text:style-name="CharStyle15"><text:span text:style-name="T42">Nuž dohútal si múdry Jozef Mak, že sa ničomu v živote nepriučil a patrí sa mu tu iba stáť, ticho, mlčky, lebo bolo by smiešne, keby hrubé ruky začaly niečo vyčíňať, čomu sa nepriučily, a keby začal reč, ktorú si n</text:span></text:span><text:span text:style-name="CharStyle15"><text:span text:style-name="T1">e</text:span></text:span><text:span text:style-name="CharStyle15"><text:span text:style-name="T42">prichy</text:span></text:span><text:span text:style-name="CharStyle15"><text:span text:style-name="T1">st</text:span></text:span><text:span text:style-name="CharStyle15"><text:span text:style-name="T42">a</text:span></text:span><text:span text:style-name="CharStyle15"><text:span text:style-name="T38">li.</text:span></text:span><text:span text:style-name="CharStyle15"><text:span text:style-name="T42"> Nuž nech nevyčíňajú ruky ni</text:span></text:span><text:span text:style-name="CharStyle15"><text:span text:style-name="T1">ja</text:span></text:span><text:span text:style-name="CharStyle15"><text:span text:style-name="T42">ké nežnosti, keďže zhrubly iba na robotu a nech sa túla po tvári vlhkosť, aká chce, vydrží, nezahynie, i keby bola vlhkosť veľmi neobyčajná, ale veď mu pot na tvári neraz sušilo i slnko i mráz, a pot je jediná vlaha, ktorá vie najhlbšie vpísať </text:span></text:span><text:soft-page-break/><text:span text:style-name="CharStyle15"><text:span text:style-name="T42">všelijaké vrásky na ľudskú tvár. Ba nech sa robí, čo chce, nech sa robí, ako chce, — nech len Jula nejako zvie, že i robotník má srdce, hoc ho ukazovať nemôže, ako by mohol ukazovať človek krehke</text:span></text:span><text:span text:style-name="CharStyle15"><text:span text:style-name="T1">jš</text:span></text:span><text:span text:style-name="CharStyle15"><text:span text:style-name="T42">í alebo chlapec nevážny. Má v srdci i tepla dosť, i mäkkosti, má v srdci dosť</text:span></text:span><text:span text:style-name="CharStyle15"><text:span text:style-name="T1"> </text:span></text:span><text:span text:style-name="CharStyle15"><text:span text:style-name="T42">i lásky</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a to nielen pre túto chvíľu — hoc sa láska ťažko rodila, ale tým je čistejšia a bezpečnejšia, usadlejši</text:span></text:span><text:span text:style-name="CharStyle15"><text:span text:style-name="T38">a</text:span></text:span><text:span text:style-name="CharStyle15"><text:span text:style-name="T42">, </text:span></text:span><text:span text:style-name="CharStyle15"><text:span text:style-name="T1">na</text:span></text:span><text:span text:style-name="CharStyle15"><text:span text:style-name="T42"> ktorú možno</text:span></text:span><text:span text:style-name="CharStyle15"><text:span text:style-name="T1"> </text:span></text:span><text:span text:style-name="CharStyle15"><text:span text:style-name="T42">prisahať.</text:span></text:span></text:p>
        <text:p text:style-name="P26"><text:span text:style-name="CharStyle15"><text:span text:style-name="T42">Však to Jula vie.</text:span></text:span></text:p>
        <text:p text:style-name="P26"><text:span text:style-name="CharStyle15"><text:span text:style-name="T42">— Boh nám pomôž, Jula, — hovorí Mak ako vetrom ošľahaný kňaz, ktorý dosiaľ oral bralo a teraz prvý raz chystal by sa kázať.</text:span></text:span></text:p>
        <text:p text:style-name="P26"><text:span text:style-name="CharStyle15"><text:span text:style-name="T42">A Jula mu rozumie.</text:span></text:span></text:p>
        <text:p text:style-name="P26"><text:span text:style-name="CharStyle15"><text:span text:style-name="T42">Ustatý, biely, temer neviditeľný úsmev pohladí jej pery, dotkne sa trochu líc a oboch studničiek na slzy. Biely, čistý úsmev vysadne jej na čelo, a</text:span></text:span><text:span text:style-name="CharStyle15"><text:span text:style-name="T1"> </text:span></text:span><text:span text:style-name="CharStyle15"><text:span text:style-name="T42">keby len trochu vládala, podvihla by obe dlane, aby sa Jozef Mak mohol do nich skloniť. Keby len trochu vládala, usmiala by sa zreteľnejšie, nahlas a rozprávala by </text:span></text:span><text:span text:style-name="CharStyle15"><text:span text:style-name="T1">Jo</text:span></text:span><text:span text:style-name="CharStyle15"><text:span text:style-name="T42">zefovi:</text:span></text:span></text:p>
        <text:p text:style-name="P26"><text:span text:style-name="CharStyle15"><text:span text:style-name="T42">— Jožko, myslela som si, nedožije</text:span></text:span><text:span text:style-name="CharStyle15"><text:span text:style-name="T1">m</text:span></text:span><text:span text:style-name="CharStyle15"><text:span text:style-name="T42">... Myslela som si, m</text:span></text:span><text:span text:style-name="CharStyle15"><text:span text:style-name="T1">y</text:span></text:span><text:span text:style-name="CharStyle15"><text:span text:style-name="T42"> s</text:span></text:span><text:span text:style-name="CharStyle15"><text:span text:style-name="T38">i</text:span></text:span><text:span text:style-name="CharStyle15"><text:span text:style-name="T42"> nikdy, nikdy rozumieť nebudeme, a všetko bolo falošné, čo som </text:span></text:span><text:span text:style-name="CharStyle15"><text:span text:style-name="T78">s</text:span></text:span><text:span text:style-name="CharStyle15"><text:span text:style-name="T42">i myslela. Veď ja teraz vidím, ako ma máš rá</text:span></text:span><text:span text:style-name="CharStyle15"><text:span text:style-name="T1">d..</text:span></text:span><text:span text:style-name="CharStyle15"><text:span text:style-name="T42">. Všetko vidím, a už je isté, Boh nám pomôže. Prečo by nám nepomáhal?... Len sa nehnevaj na mňa, Jožko.</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Veď</text:span></text:span><text:span text:style-name="CharStyle15"><text:span text:style-name="T1"> </text:span></text:span><text:span text:style-name="CharStyle15"><text:span text:style-name="T42">sa nehneváš, pravda, aká so</text:span></text:span><text:span text:style-name="CharStyle15"><text:span text:style-name="T1">m</text:span></text:span><text:span text:style-name="CharStyle15"><text:span text:style-name="T42">... Ako mi to mohlo prísť na</text:span></text:span><text:span text:style-name="CharStyle15"><text:span text:style-name="T1"> </text:span></text:span><text:span text:style-name="CharStyle15"><text:span text:style-name="T42">um, aby si sa hneval? Vedela som ja už vopred, aký dobrý prídeš domov, ba čakala som iba teba, aby si prišiel domov. Sen sa mi nasilu tisol do očí, ženy okolo mňa si myslely, že naozaj spím, a ja som iba teba čakala, lebo</text:span></text:span><text:span text:style-name="CharStyle17"><text:span text:style-name="T42"> </text:span></text:span><text:span text:style-name="CharStyle15"><text:span text:style-name="T42">mi všetci boli cudzí. Ja ti len teraz budem spať pokojne a ľahko. Keby si priložil ruku, </text:span></text:span><text:span text:style-name="CharStyle15"><text:span text:style-name="T38">z</text:span></text:span><text:span text:style-name="CharStyle15"><text:span text:style-name="T42">badal by si, že mi srdce ešte nebije, ešte je vždy stiahnuté ako kameň, ale </text:span></text:span><text:soft-page-break/><text:span text:style-name="CharStyle15"><text:span text:style-name="T42">keď si prišiel, keď ťa vidím, nuž pokojne si odpočiniem, a srdce mi začne biť. Č</text:span></text:span><text:span text:style-name="CharStyle15"><text:span text:style-name="T38">i</text:span></text:span><text:span text:style-name="CharStyle15"><text:span text:style-name="T42"> vieš, Jožko: keď mi srdce začne biť, čo sa vtedy stane?</text:span></text:span></text:p>
        <text:p text:style-name="P26"><text:span text:style-name="CharStyle15"><text:span text:style-name="T42">Vtedy začne žiť svet.</text:span></text:span></text:p>
        <text:p text:style-name="P26"><text:span text:style-name="CharStyle15"><text:span text:style-name="T42">—</text:span></text:span><text:span text:style-name="CharStyle15"><text:span text:style-name="T1"> </text:span></text:span><text:span text:style-name="CharStyle15"><text:span text:style-name="T42">Bánóczi mi ani nepovedal, čo je a ako je, ale ja som uhádol,</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42">hovorí celkom obyčajne Mak-milion, po tvrdej tvári steká mu pot, ale čo má robiť?... Čo má robiť, keď nevie inakší spôsob, ako sa vyspovedať J</text:span></text:span><text:span text:style-name="CharStyle15"><text:span text:style-name="T38">u</text:span></text:span><text:span text:style-name="CharStyle15"><text:span text:style-name="T42">le, že dnes inakší deň, ako bol včera?</text:span></text:span></text:p>
        <text:p text:style-name="P26"><text:span text:style-name="CharStyle15"><text:span text:style-name="T42">Vidí Jozef Mak biely úsmev, ale vie, biely úsmev je vec veľmi krehká, neradno sa jej ani dotknúť. Znesvätiť bolo by hriechom a Mak nechce byť dnes hriešnym, neprekáža, aby Julino srdce začalo biť.</text:span></text:span></text:p>
        <text:p text:style-name="P26"><text:span text:style-name="CharStyle15"><text:span text:style-name="T42">Najprv sa roztlkoce len tak pomaly.</text:span></text:span></text:p>
        <text:p text:style-name="P26"><text:span text:style-name="CharStyle15"><text:span text:style-name="T42">Tik, tik...</text:span></text:span></text:p>
        <text:p text:style-name="P26"><text:span text:style-name="CharStyle15"><text:span text:style-name="T42">Ale nemnohá krv, čo sa doň dostane, jednak sa hneď ohreje a okolo úst ešte teplejšia je radosť. Obletúva, rastie, pomaly začne sa rozlievať po celej izbe, a darmo príde potom krikľavá Kláčovka, už nič nepokazí, nič nerozplaší z Julin</text:span></text:span><text:span text:style-name="CharStyle15"><text:span text:style-name="T1">ej</text:span></text:span><text:span text:style-name="CharStyle15"><text:span text:style-name="T42"> blaženosti, i Jozef Mak vychytí si staršieho syna, Jožka, vysoko ho vydvihne a pošteklí pod bradou, aby sa Jožko rozosmial tak, aby sa aj oblôčky zatriasly.</text:span></text:span></text:p>
        <text:p text:style-name="P26"><text:span text:style-name="CharStyle15"><text:span text:style-name="T42">Však sa Jožko smiať môže, lebo je Jožko decko malé.</text:span></text:span></text:p>
        <text:p text:style-name="P5"><text:span text:style-name="CharStyle15"><text:span text:style-name="T42"/></text:span></text:p>
        <text:h text:style-name="Heading_20_1" text:outline-level="1"><text:span text:style-name="CharStyle15"><text:span text:style-name="T85">75</text:span></text:span><text:span text:style-name="CharStyle15">.</text:span></text:h>
        <text:p text:style-name="P26"><text:span text:style-name="CharStyle15"><text:span text:style-name="T42"/></text:span></text:p>
        <text:p text:style-name="P27"><text:span text:style-name="CharStyle15"><text:span text:style-name="T42">A stalo sa toto vo štvrtok.</text:span></text:span></text:p>
        <text:p text:style-name="P26"><text:soft-page-break/><text:span text:style-name="CharStyle15"><text:span text:style-name="T42">Potom v pondelok prišla inovať.</text:span></text:span></text:p>
        <text:p text:style-name="P26"><text:span text:style-name="CharStyle15"><text:span text:style-name="T42">Veď vieme, inovať je najparádnejší závoj. Hocikde a hocikedy ho niet. Pekný je závoj na vyšedivených lúkach, ale teraz nerozložil sa po rovinkách, ani po úbočiach nie.</text:span></text:span></text:p>
        <text:p text:style-name="P26"><text:span text:style-name="CharStyle15"><text:span text:style-name="T42">Krásny je na brezovom prúte, matne svieti, aby bol diskrétny v nádhere a nevtieral sa do očí hocikomu.</text:span></text:span></text:p>
        <text:p text:style-name="P26"><text:span text:style-name="CharStyle15"><text:span text:style-name="T42">Ale teraz neovil brezový prút.</text:span></text:span></text:p>
        <text:p text:style-name="P26"><text:span text:style-name="CharStyle15"><text:span text:style-name="T42">Inovať nesadla ani na smreky, ani na vŕby, neprišla o polnoci, ako chodieva, prišla za bieleho dňa a sadla iba na Makov</text:span></text:span><text:span text:style-name="CharStyle15"><text:span text:style-name="T38">u</text:span></text:span><text:span text:style-name="CharStyle15"><text:span text:style-name="T42"> chalupu.</text:span></text:span></text:p>
        <text:p text:style-name="P26"><text:span text:style-name="CharStyle15"><text:span text:style-name="T42">Ba ani tam sa nerozprestrela po celej chalupe, nie po streche, nie na prahu, nie po celej chyži, iba na Julinu tvár sadla.</text:span></text:span></text:p>
        <text:p text:style-name="P26"><text:span text:style-name="CharStyle15"><text:span text:style-name="T42">Na čelo, na privreté oči, na biele pery.</text:span></text:span></text:p>
        <text:p text:style-name="P26"><text:span text:style-name="CharStyle15"><text:span text:style-name="T42">Na Julin biely úsmev.</text:span></text:span></text:p>
        <text:p text:style-name="P26"><text:span text:style-name="CharStyle15"><text:span text:style-name="T42">Hej, Jula sa usmievala i potom, keď bola mrt</text:span></text:span><text:span text:style-name="CharStyle15"><text:span text:style-name="T1">vá</text:span></text:span><text:span text:style-name="CharStyle15"><text:span text:style-name="T42">.</text:span></text:span></text:p>
        <text:p text:style-name="P26"><text:span text:style-name="CharStyle15"><text:span text:style-name="T42">Radosť, čo sa do nej tisla v posledné dni, nemohla tak naraz a ticho umrieť, ako umrela pokorná Jula. To nejde</text:span></text:span><text:span text:style-name="CharStyle15"><text:span text:style-name="T1">!</text:span></text:span><text:span text:style-name="CharStyle15"><text:span text:style-name="T42">... Radosť umiera veľmi pomaly, alebo neumrie nikdy, najmä nie tam, kde jej bolo veľmi málo.</text:span></text:span></text:p>
        <text:p text:style-name="P26"><text:span text:style-name="CharStyle15"><text:span text:style-name="T42">Alebo umiera veľmi pekne.</text:span></text:span></text:p>
        <text:p text:style-name="P26"><text:span text:style-name="CharStyle15"><text:span text:style-name="T42">Hľa, sviece, čo strážia nad Julinou radosťou a Julinou inovaťou, prikláňajú si plamienky, ako by sa chcely poshovárať o veci, zažmurk</text:span></text:span><text:span text:style-name="CharStyle15"><text:span text:style-name="T1">ajú</text:span></text:span><text:span text:style-name="CharStyle15"><text:span text:style-name="T42"> zavše celkom veselo a poplašia sa iba vtedy, keď vo veži rozkýva sa najväčší zvon. Ten vážny, seriózny keď zamumle. Tomu sa musí veriť, ten žarty nikdy nevystrája.</text:span></text:span></text:p>
        <text:p text:style-name="P26"><text:soft-page-break/><text:span text:style-name="CharStyle15"><text:span text:style-name="T42">A ešte vtedy, keď cez hustý rad speváčok a umodlených žien hodia okom do kúta, kde sedí Jozef Mak</text:span></text:span><text:span text:style-name="CharStyle15"><text:span text:style-name="T1">.</text:span></text:span></text:p>
        <text:p text:style-name="P26"><text:span text:style-name="CharStyle15"><text:span text:style-name="T42">I Makovi sa musí veriť.</text:span></text:span></text:p>
        <text:p text:style-name="P26"><text:span text:style-name="CharStyle15"><text:span text:style-name="T42">Vstal raz, druhý raz, zastavil sa pri truhle, díval sa na inovať, ktorá sa neroztápala a na inovati videl takúto reč:</text:span></text:span></text:p>
        <text:p text:style-name="P26"><text:span text:style-name="CharStyle15"><text:span text:style-name="T42">—</text:span></text:span><text:span text:style-name="CharStyle15"><text:span text:style-name="T1"> </text:span></text:span><text:span text:style-name="CharStyle15"><text:span text:style-name="T42">Nehnevaj sa </text:span></text:span><text:span text:style-name="CharStyle15"><text:span text:style-name="T1">n</text:span></text:span><text:span text:style-name="CharStyle15"><text:span text:style-name="T42">a mňa, Jožko, veď ja za nič nemôžem. Keby som len trochu bola tušila</text:span></text:span><text:span text:style-name="CharStyle15"><text:span text:style-name="T1">,</text:span></text:span><text:span text:style-name="CharStyle15"><text:span text:style-name="T42"> keby som skôr bola tušila, že ma budeš raz i návidieť, veď by som ja nebola oslabla do truhly. Bola by som sa držala života tak húževnat</text:span></text:span><text:span text:style-name="CharStyle15"><text:span text:style-name="T38">e</text:span></text:span><text:span text:style-name="CharStyle15"><text:span text:style-name="T42">, tak tvrdo, ako pleseň na kameni. Nič by ma nebolo zožral</text:span></text:span><text:span text:style-name="CharStyle15"><text:span text:style-name="T1">o</text:span></text:span><text:span text:style-name="CharStyle15"><text:span text:style-name="T42">.</text:span></text:span><text:span text:style-name="CharStyle15"><text:span text:style-name="T1">.</text:span></text:span><text:span text:style-name="CharStyle15"><text:span text:style-name="T42">. Keby som trochu skôr... Veď mi už aj srdce začalo biť, a ja ani sama neviem, prečo a ako prestalo. Veď by som ja i plakala, keby som mohla, nuž odpusť mi, Jožko, a staraj sa o deti. Ver mi, hock</text:span></text:span><text:span text:style-name="CharStyle15"><text:span text:style-name="T1">ed</text:span></text:span><text:span text:style-name="CharStyle15"><text:span text:style-name="T42">y by som sa rozbehla z neba za vami, mne by nebolo ťažko za vás hocičo opúšťať, al</text:span></text:span><text:span text:style-name="CharStyle15"><text:span text:style-name="T1">e</text:span></text:span><text:span text:style-name="CharStyle15"><text:span text:style-name="T42">...</text:span></text:span></text:p>
        <text:p text:style-name="P26"><text:span text:style-name="CharStyle15"><text:span text:style-name="T42">Jozef Mak musel sa odvrátiť i prvý i druhý raz a musel ísť do kúta.</text:span></text:span></text:p>
        <text:p text:style-name="P26"><text:span text:style-name="CharStyle15"><text:span text:style-name="T42">Tu sedí a biedny je.</text:span></text:span></text:p>
        <text:p text:style-name="P26"><text:span text:style-name="CharStyle15"><text:span text:style-name="T42">Nuž a kto je biedny, tomu nemôžeš inšie priložiť, iba biedu, tak počúvaj, Jozef Mak, aby si ma</text:span></text:span><text:span text:style-name="CharStyle15"><text:span text:style-name="T1">l</text:span></text:span><text:span text:style-name="CharStyle15"><text:span text:style-name="T42"> biedy ešte viac.</text:span></text:span><text:span text:style-name="CharStyle15"><text:span text:style-name="T1"> </text:span></text:span><text:span text:style-name="CharStyle15"><text:span text:style-name="T42">—</text:span></text:span><text:span text:style-name="CharStyle15"><text:span text:style-name="T1"> </text:span></text:span><text:span text:style-name="CharStyle15"><text:span text:style-name="T38">Č</text:span></text:span><text:span text:style-name="CharStyle15"><text:span text:style-name="T42">i sa ti nechce?... Nemožno ti utiecť, darmo, počúvať musíš, lebo si tu. Nuž vedz, že sa ešte všetko neskončilo. V románoch bývajú takéto veci ukončené. V románoch sa s Jozefom Makom niečo takého musí stať, aby ho viac na svete nebolo. Lenže život je nie román, život je bralo, dolina, vrchy, kláty, sekera, vášne, chlieb a inovať, a všetky tieto veci nie sú iba kulisne, aby sa daly hocijako postrkovať, ako sa fantázii páči. Nuž nemôžeš ty len tak zmiznúť, </text:span></text:span><text:soft-page-break/><text:span text:style-name="CharStyle15"><text:span text:style-name="T42">Jozef Mak. Obyčajný človek si a obyčajný človek musí zachovať veľký zákon sveta: musí v druhej múdrej triciatke žať, čo v prvej nemúdrej triciatke sia</text:span></text:span><text:span text:style-name="CharStyle15"><text:span text:style-name="T38">l.</text:span></text:span><text:span text:style-name="CharStyle15"><text:span text:style-name="T42"> Hocikto ti uverí, že je to smiešny poriadok, ale nepomôže ti nik, lebo zákon je zákon. Ani nech sa ti nesníva, aby si si zúfal, ba ani sa nežal</text:span></text:span><text:span text:style-name="CharStyle15"><text:span text:style-name="T1">uj</text:span></text:span><text:span text:style-name="CharStyle15"><text:span text:style-name="T42">, ani nezloreč. Zajtra sa pohneš za ľuďmi, navštíviš i voskovú M</text:span></text:span><text:span text:style-name="CharStyle15"><text:span text:style-name="T78">á</text:span></text:span><text:span text:style-name="CharStyle15"><text:span text:style-name="T42">riu s deravými lícami a všade ti niečo vezmú a niečo pridaj</text:span></text:span><text:span text:style-name="CharStyle15"><text:span text:style-name="T1">ú</text:span></text:span><text:span text:style-name="CharStyle15"><text:span text:style-name="T42">...</text:span></text:span></text:p>
        <text:p text:style-name="P26"><text:span text:style-name="CharStyle15"><text:span text:style-name="T42">Trp, Jozef Mak.</text:span></text:span></text:p>
        <text:p text:style-name="P26"><text:span text:style-name="CharStyle15"><text:span text:style-name="T42">Človek-milion si, nuž vydržíš všetko, keďže nie je pravda, že najtvrdší je kameň, najmocnejšia je oceľ, ale pravda je, že najviac vydrží na svete obyčajný Jozef Mak.</text:span></text:span></text:p>
        <text:p text:style-name="P6"><text:span text:style-name="CharStyle17"><text:span text:style-name="T42"/></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Sans Serif" svg:font-family="'Microsoft San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in" fo:margin-right="0in" fo:margin-top="0in" fo:margin-bottom="0in" style: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4_29_" style:display-name="Základný text (4)" style:family="paragraph" style:master-page-name="">
      <loext:graphic-properties draw:fill="none" draw:fill-color="#729fcf"/>
      <style:paragraph-properties fo:text-align="center" style:justify-single-word="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7291in" fo:margin-right="0in" fo:text-indent="0in"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in" fo:margin-right="0in" fo:line-height="150%" fo:text-align="start" style:justify-single-word="false" fo:text-indent="0in"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in" fo:margin-right="0in" fo:text-indent="0.1528in"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FontStyle" style:family="text">
      <style:text-properties fo:color="#000000" loext:opacity="1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loext:opacity="100%"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2" style:family="text" style:parent-style-name="DefaultFontStyle"/>
    <style:style style:name="CharStyle13" style:family="text" style:parent-style-name="CharStyle12">
      <style:text-properties fo:color="#000000" loext:opacity="100%" fo:language="sk" fo:country="SK" style:language-asian="sk" style:country-asian="SK" style:language-complex="sk" style:country-complex="SK"/>
    </style:style>
    <style:style style:name="CharStyle15" style:family="text" style:parent-style-name="DefaultFontStyle"/>
    <style:style style:name="CharStyle17" style:family="text" style:parent-style-name="DefaultFontStyle"/>
    <style:style style:name="CharStyle18" style:family="text" style:parent-style-name="CharStyle15">
      <style:text-properties fo:color="#000000" loext:opacity="100%" fo:language="sk" fo:country="SK" style:language-asian="sk" style:country-asian="SK" style:language-complex="sk" style:country-complex="SK"/>
    </style:style>
    <style:style style:name="CharStyle19" style:family="text" style:parent-style-name="CharStyle15">
      <style:text-properties fo:font-variant="small-caps" fo:color="#000000" loext:opacity="100%" fo:language="sk" fo:country="SK" style:language-asian="sk" style:country-asian="SK" style:language-complex="sk" style:country-complex="SK"/>
    </style:style>
    <style:style style:name="CharStyle20" style:family="text" style:parent-style-name="CharStyle15">
      <style:text-properties fo:color="#000000" loext:opacity="100%" fo:language="sk" fo:country="SK" style:language-asian="sk" style:country-asian="SK" style:language-complex="sk" style:country-complex="SK"/>
    </style:style>
    <style:style style:name="CharStyle21" style:family="text" style:parent-style-name="CharStyle12">
      <style:text-properties fo:color="#000000" loext:opacity="100%" fo:language="sk" fo:country="SK" style:language-asian="sk" style:country-asian="SK" style:language-complex="sk" style:country-complex="SK"/>
    </style:style>
    <style:style style:name="CharStyle22" style:family="text" style:parent-style-name="CharStyle17">
      <style:text-properties fo:color="#000000" loext:opacity="100%" fo:language="sk" fo:country="SK" style:language-asian="sk" style:country-asian="SK" style:language-complex="sk" style:country-complex="SK"/>
    </style:style>
    <style:style style:name="CharStyle23" style:family="text" style:parent-style-name="CharStyle15">
      <style:text-properties fo:color="#000000" loext:opacity="100%" fo:language="sk" fo:country="SK" style:language-asian="sk" style:country-asian="SK" style:language-complex="sk" style:country-complex="SK"/>
    </style:style>
    <style:style style:name="CharStyle24" style:family="text" style:parent-style-name="CharStyle12">
      <style:text-properties fo:color="#000000" loext:opacity="100%" fo:language="sk" fo:country="SK" style:language-asian="sk" style:country-asian="SK" style:language-complex="sk" style:country-complex="SK"/>
    </style:style>
    <style:style style:name="CharStyle25" style:family="text" style:parent-style-name="CharStyle17">
      <style:text-properties fo:color="#000000" loext:opacity="100%" fo:language="sk" fo:country="SK" style:language-asian="sk" style:country-asian="SK" style:language-complex="sk" style:country-complex="SK"/>
    </style:style>
    <style:style style:name="CharStyle27" style:family="text" style:parent-style-name="DefaultFontStyle"/>
    <style:style style:name="CharStyle28" style:family="text" style:parent-style-name="CharStyle27">
      <style:text-properties fo:color="#000000" loext:opacity="100%" fo:language="sk" fo:country="SK" style:language-asian="sk" style:country-asian="SK" style:language-complex="sk" style:country-complex="SK"/>
    </style:style>
    <style:style style:name="CharStyle29" style:family="text" style:parent-style-name="CharStyle8">
      <style:text-properties fo:color="#000000" loext:opacity="100%" fo:language="sk" fo:country="SK" style:language-asian="sk" style:country-asian="SK" style:language-complex="sk" style:country-complex="SK"/>
    </style:style>
    <style:style style:name="CharStyle30" style:family="text" style:parent-style-name="CharStyle17">
      <style:text-properties fo:color="#000000" loext:opacity="100%" fo:language="sk" fo:country="SK" style:language-asian="sk" style:country-asian="SK" style:language-complex="sk" style:country-complex="SK"/>
    </style:style>
    <style:style style:name="CharStyle31" style:family="text" style:parent-style-name="CharStyle15">
      <style:text-properties fo:color="#000000" loext:opacity="100%" fo:language="sk" fo:country="SK" style:language-asian="sk" style:country-asian="SK" style:language-complex="sk" style:country-complex="SK"/>
    </style:style>
    <style:style style:name="CharStyle32" style:family="text" style:parent-style-name="CharStyle10">
      <style:text-properties fo:color="#000000" loext:opacity="100%" fo:language="sk" fo:country="SK" style:language-asian="sk" style:country-asian="SK" style:language-complex="sk" style:country-complex="SK"/>
    </style:style>
    <style:style style:name="CharStyle33" style:family="text" style:parent-style-name="CharStyle17">
      <style:text-properties fo:color="#000000" loext:opacity="100%" fo:language="sk" fo:country="SK" style:language-asian="sk" style:country-asian="SK" style:language-complex="sk" style:country-complex="SK"/>
    </style:style>
    <style:style style:name="CharStyle34" style:family="text" style:parent-style-name="CharStyle27">
      <style:text-properties fo:color="#000000" loext:opacity="100%" fo:language="sk" fo:country="SK" style:language-asian="sk" style:country-asian="SK" style:language-complex="sk" style:country-complex="SK"/>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officeooo:rsid="00300ba6" officeooo:paragraph-rsid="00300ba6"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45in" fo:page-height="8.2701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in"/>
      </style:header-style>
      <style:footer-style>
        <style:header-footer-properties fo:min-height="0.4752in" fo:margin-left="0in" fo:margin-right="0in" fo:margin-top="0.4752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0" style:page-layout-name="Mpm2" draw:style-name="Mdp1">
      <style:header>
        <text:p text:style-name="MP1"/>
      </style:header>
      <style:footer>
        <text:p text:style-name="MP2">i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minolta_c324031307590</dc:title>
    <dc:subject/>
    <meta:initial-creator/>
    <meta:keyword/>
    <dc:date>2024-12-12T15:06:24.809394594</dc:date>
    <meta:editing-duration>P1DT56M37S</meta:editing-duration>
    <meta:editing-cycles>38</meta:editing-cycles>
    <meta:generator>LibreOffice/7.3.7.2$Linux_X86_64 LibreOffice_project/30$Build-2</meta:generator>
    <meta:document-statistic meta:table-count="0" meta:image-count="0" meta:object-count="0" meta:page-count="311" meta:paragraph-count="3169" meta:word-count="70380" meta:character-count="393793" meta:non-whitespace-character-count="324621"/>
  </office:meta>
</office:document-meta>
</file>